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295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5" table:number-columns-repeated="4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number-columns-repeated="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column table:style-name="co3" table:default-cell-style-name="Default"/>
        <table:table-column table:style-name="co18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  <table:table-cell office:value-type="string" calcext:value-type="string">
            <text:p>NET_P_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4.164457" calcext:value-type="float">
            <text:p>4.164457</text:p>
          </table:table-cell>
          <table:table-cell office:value-type="float" office:value="136.411" calcext:value-type="float">
            <text:p>136.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263" calcext:value-type="float">
            <text:p>24.62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026" calcext:value-type="float">
            <text:p>1175.026</text:p>
          </table:table-cell>
          <table:table-cell office:value-type="float" office:value="1.951189" calcext:value-type="float">
            <text:p>1.951189</text:p>
          </table:table-cell>
          <table:table-cell office:value-type="float" office:value="0" calcext:value-type="float">
            <text:p>0</text:p>
          </table:table-cell>
          <table:table-cell office:value-type="float" office:value="0.3226115" calcext:value-type="float">
            <text:p>0.3226115</text:p>
          </table:table-cell>
          <table:table-cell office:value-type="float" office:value="0.1199148" calcext:value-type="float">
            <text:p>0.1199148</text:p>
          </table:table-cell>
          <table:table-cell office:value-type="float" office:value="0.1033858" calcext:value-type="float">
            <text:p>0.1033858</text:p>
          </table:table-cell>
          <table:table-cell office:value-type="float" office:value="0.03297609" calcext:value-type="float">
            <text:p>0.03297609</text:p>
          </table:table-cell>
          <table:table-cell office:value-type="float" office:value="0.03072042" calcext:value-type="float">
            <text:p>0.03072042</text:p>
          </table:table-cell>
          <table:table-cell office:value-type="float" office:value="0.01929837" calcext:value-type="float">
            <text:p>0.01929837</text:p>
          </table:table-cell>
          <table:table-cell office:value-type="float" office:value="0.0255052" calcext:value-type="float">
            <text:p>0.0255052</text:p>
          </table:table-cell>
          <table:table-cell office:value-type="float" office:value="0.0632064" calcext:value-type="float">
            <text:p>0.0632064</text:p>
          </table:table-cell>
          <table:table-cell office:value-type="float" office:value="0.1179188" calcext:value-type="float">
            <text:p>0.1179188</text:p>
          </table:table-cell>
          <table:table-cell office:value-type="float" office:value="0.1203407" calcext:value-type="float">
            <text:p>0.1203407</text:p>
          </table:table-cell>
          <table:table-cell office:value-type="float" office:value="0.1255231" calcext:value-type="float">
            <text:p>0.1255231</text:p>
          </table:table-cell>
          <table:table-cell office:value-type="float" office:value="0.1332577" calcext:value-type="float">
            <text:p>0.1332577</text:p>
          </table:table-cell>
          <table:table-cell office:value-type="float" office:value="0.1418525" calcext:value-type="float">
            <text:p>0.1418525</text:p>
          </table:table-cell>
          <table:table-cell office:value-type="float" office:value="0.1469667" calcext:value-type="float">
            <text:p>0.1469667</text:p>
          </table:table-cell>
          <table:table-cell office:value-type="float" office:value="0" calcext:value-type="float">
            <text:p>0</text:p>
          </table:table-cell>
          <table:table-cell office:value-type="float" office:value="15.63383" calcext:value-type="float">
            <text:p>15.63383</text:p>
          </table:table-cell>
          <table:table-cell office:value-type="float" office:value="10.49762" calcext:value-type="float">
            <text:p>10.49762</text:p>
          </table:table-cell>
          <table:table-cell office:value-type="float" office:value="11.47726" calcext:value-type="float">
            <text:p>11.47726</text:p>
          </table:table-cell>
          <table:table-cell office:value-type="float" office:value="3.896036" calcext:value-type="float">
            <text:p>3.896036</text:p>
          </table:table-cell>
          <table:table-cell office:value-type="float" office:value="3.394277" calcext:value-type="float">
            <text:p>3.394277</text:p>
          </table:table-cell>
          <table:table-cell office:value-type="float" office:value="1.757883" calcext:value-type="float">
            <text:p>1.757883</text:p>
          </table:table-cell>
          <table:table-cell office:value-type="float" office:value="1.624104" calcext:value-type="float">
            <text:p>1.624104</text:p>
          </table:table-cell>
          <table:table-cell office:value-type="float" office:value="3.476336" calcext:value-type="float">
            <text:p>3.476336</text:p>
          </table:table-cell>
          <table:table-cell office:value-type="float" office:value="5.413923" calcext:value-type="float">
            <text:p>5.413923</text:p>
          </table:table-cell>
          <table:table-cell office:value-type="float" office:value="5.703565" calcext:value-type="float">
            <text:p>5.703565</text:p>
          </table:table-cell>
          <table:table-cell office:value-type="float" office:value="6.219434" calcext:value-type="float">
            <text:p>6.219434</text:p>
          </table:table-cell>
          <table:table-cell office:value-type="float" office:value="6.939759" calcext:value-type="float">
            <text:p>6.939759</text:p>
          </table:table-cell>
          <table:table-cell office:value-type="float" office:value="7.753613" calcext:value-type="float">
            <text:p>7.753613</text:p>
          </table:table-cell>
          <table:table-cell office:value-type="float" office:value="8.23737" calcext:value-type="float">
            <text:p>8.23737</text:p>
          </table:table-cell>
          <table:table-cell office:value-type="float" office:value="0" calcext:value-type="float">
            <text:p>0</text:p>
          </table:table-cell>
          <table:table-cell office:value-type="float" office:value="9.103257" calcext:value-type="float">
            <text:p>9.10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00226" calcext:value-type="float">
            <text:p>0.003200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4.160918" calcext:value-type="float">
            <text:p>4.160918</text:p>
          </table:table-cell>
          <table:table-cell office:value-type="float" office:value="136.4114" calcext:value-type="float">
            <text:p>136.4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5244" calcext:value-type="float">
            <text:p>24.65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002" calcext:value-type="float">
            <text:p>1175.002</text:p>
          </table:table-cell>
          <table:table-cell office:value-type="float" office:value="1.94992" calcext:value-type="float">
            <text:p>1.94992</text:p>
          </table:table-cell>
          <table:table-cell office:value-type="float" office:value="0" calcext:value-type="float">
            <text:p>0</text:p>
          </table:table-cell>
          <table:table-cell office:value-type="float" office:value="0.3030972" calcext:value-type="float">
            <text:p>0.3030972</text:p>
          </table:table-cell>
          <table:table-cell office:value-type="float" office:value="0.1189653" calcext:value-type="float">
            <text:p>0.1189653</text:p>
          </table:table-cell>
          <table:table-cell office:value-type="float" office:value="0.1022712" calcext:value-type="float">
            <text:p>0.1022712</text:p>
          </table:table-cell>
          <table:table-cell office:value-type="float" office:value="0.03271889" calcext:value-type="float">
            <text:p>0.03271889</text:p>
          </table:table-cell>
          <table:table-cell office:value-type="float" office:value="0.03047697" calcext:value-type="float">
            <text:p>0.03047697</text:p>
          </table:table-cell>
          <table:table-cell office:value-type="float" office:value="0.01925426" calcext:value-type="float">
            <text:p>0.01925426</text:p>
          </table:table-cell>
          <table:table-cell office:value-type="float" office:value="0.0254778" calcext:value-type="float">
            <text:p>0.0254778</text:p>
          </table:table-cell>
          <table:table-cell office:value-type="float" office:value="0.06323294" calcext:value-type="float">
            <text:p>0.06323294</text:p>
          </table:table-cell>
          <table:table-cell office:value-type="float" office:value="0.1179928" calcext:value-type="float">
            <text:p>0.1179928</text:p>
          </table:table-cell>
          <table:table-cell office:value-type="float" office:value="0.1204178" calcext:value-type="float">
            <text:p>0.1204178</text:p>
          </table:table-cell>
          <table:table-cell office:value-type="float" office:value="0.1256062" calcext:value-type="float">
            <text:p>0.1256062</text:p>
          </table:table-cell>
          <table:table-cell office:value-type="float" office:value="0.1333329" calcext:value-type="float">
            <text:p>0.1333329</text:p>
          </table:table-cell>
          <table:table-cell office:value-type="float" office:value="0.1419252" calcext:value-type="float">
            <text:p>0.1419252</text:p>
          </table:table-cell>
          <table:table-cell office:value-type="float" office:value="0.1470394" calcext:value-type="float">
            <text:p>0.1470394</text:p>
          </table:table-cell>
          <table:table-cell office:value-type="float" office:value="0" calcext:value-type="float">
            <text:p>0</text:p>
          </table:table-cell>
          <table:table-cell office:value-type="float" office:value="15.66625" calcext:value-type="float">
            <text:p>15.66625</text:p>
          </table:table-cell>
          <table:table-cell office:value-type="float" office:value="10.49996" calcext:value-type="float">
            <text:p>10.49996</text:p>
          </table:table-cell>
          <table:table-cell office:value-type="float" office:value="11.47814" calcext:value-type="float">
            <text:p>11.47814</text:p>
          </table:table-cell>
          <table:table-cell office:value-type="float" office:value="3.895878" calcext:value-type="float">
            <text:p>3.895878</text:p>
          </table:table-cell>
          <table:table-cell office:value-type="float" office:value="3.394847" calcext:value-type="float">
            <text:p>3.394847</text:p>
          </table:table-cell>
          <table:table-cell office:value-type="float" office:value="1.758635" calcext:value-type="float">
            <text:p>1.758635</text:p>
          </table:table-cell>
          <table:table-cell office:value-type="float" office:value="1.626038" calcext:value-type="float">
            <text:p>1.626038</text:p>
          </table:table-cell>
          <table:table-cell office:value-type="float" office:value="3.48137" calcext:value-type="float">
            <text:p>3.48137</text:p>
          </table:table-cell>
          <table:table-cell office:value-type="float" office:value="5.421877" calcext:value-type="float">
            <text:p>5.421877</text:p>
          </table:table-cell>
          <table:table-cell office:value-type="float" office:value="5.711462" calcext:value-type="float">
            <text:p>5.711462</text:p>
          </table:table-cell>
          <table:table-cell office:value-type="float" office:value="6.227467" calcext:value-type="float">
            <text:p>6.227467</text:p>
          </table:table-cell>
          <table:table-cell office:value-type="float" office:value="6.94705" calcext:value-type="float">
            <text:p>6.94705</text:p>
          </table:table-cell>
          <table:table-cell office:value-type="float" office:value="7.760358" calcext:value-type="float">
            <text:p>7.760358</text:p>
          </table:table-cell>
          <table:table-cell office:value-type="float" office:value="8.243453" calcext:value-type="float">
            <text:p>8.243453</text:p>
          </table:table-cell>
          <table:table-cell office:value-type="float" office:value="0" calcext:value-type="float">
            <text:p>0</text:p>
          </table:table-cell>
          <table:table-cell office:value-type="float" office:value="8.300035" calcext:value-type="float">
            <text:p>8.30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381048" calcext:value-type="float">
            <text:p>0.0063810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4.156334" calcext:value-type="float">
            <text:p>4.156334</text:p>
          </table:table-cell>
          <table:table-cell office:value-type="float" office:value="136.4119" calcext:value-type="float">
            <text:p>136.4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7855" calcext:value-type="float">
            <text:p>24.678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4.978" calcext:value-type="float">
            <text:p>1174.978</text:p>
          </table:table-cell>
          <table:table-cell office:value-type="float" office:value="1.948442" calcext:value-type="float">
            <text:p>1.948442</text:p>
          </table:table-cell>
          <table:table-cell office:value-type="float" office:value="0" calcext:value-type="float">
            <text:p>0</text:p>
          </table:table-cell>
          <table:table-cell office:value-type="float" office:value="0.3195714" calcext:value-type="float">
            <text:p>0.3195714</text:p>
          </table:table-cell>
          <table:table-cell office:value-type="float" office:value="0.1220472" calcext:value-type="float">
            <text:p>0.1220472</text:p>
          </table:table-cell>
          <table:table-cell office:value-type="float" office:value="0.1059431" calcext:value-type="float">
            <text:p>0.1059431</text:p>
          </table:table-cell>
          <table:table-cell office:value-type="float" office:value="0.03330548" calcext:value-type="float">
            <text:p>0.03330548</text:p>
          </table:table-cell>
          <table:table-cell office:value-type="float" office:value="0.03084363" calcext:value-type="float">
            <text:p>0.03084363</text:p>
          </table:table-cell>
          <table:table-cell office:value-type="float" office:value="0.01928226" calcext:value-type="float">
            <text:p>0.01928226</text:p>
          </table:table-cell>
          <table:table-cell office:value-type="float" office:value="0.02546845" calcext:value-type="float">
            <text:p>0.02546845</text:p>
          </table:table-cell>
          <table:table-cell office:value-type="float" office:value="0.06325986" calcext:value-type="float">
            <text:p>0.06325986</text:p>
          </table:table-cell>
          <table:table-cell office:value-type="float" office:value="0.1180651" calcext:value-type="float">
            <text:p>0.1180651</text:p>
          </table:table-cell>
          <table:table-cell office:value-type="float" office:value="0.1204956" calcext:value-type="float">
            <text:p>0.1204956</text:p>
          </table:table-cell>
          <table:table-cell office:value-type="float" office:value="0.1256894" calcext:value-type="float">
            <text:p>0.1256894</text:p>
          </table:table-cell>
          <table:table-cell office:value-type="float" office:value="0.133411" calcext:value-type="float">
            <text:p>0.133411</text:p>
          </table:table-cell>
          <table:table-cell office:value-type="float" office:value="0.1419984" calcext:value-type="float">
            <text:p>0.1419984</text:p>
          </table:table-cell>
          <table:table-cell office:value-type="float" office:value="0.1471131" calcext:value-type="float">
            <text:p>0.1471131</text:p>
          </table:table-cell>
          <table:table-cell office:value-type="float" office:value="0" calcext:value-type="float">
            <text:p>0</text:p>
          </table:table-cell>
          <table:table-cell office:value-type="float" office:value="15.69796" calcext:value-type="float">
            <text:p>15.69796</text:p>
          </table:table-cell>
          <table:table-cell office:value-type="float" office:value="10.50253" calcext:value-type="float">
            <text:p>10.50253</text:p>
          </table:table-cell>
          <table:table-cell office:value-type="float" office:value="11.47922" calcext:value-type="float">
            <text:p>11.47922</text:p>
          </table:table-cell>
          <table:table-cell office:value-type="float" office:value="3.89571" calcext:value-type="float">
            <text:p>3.89571</text:p>
          </table:table-cell>
          <table:table-cell office:value-type="float" office:value="3.395375" calcext:value-type="float">
            <text:p>3.395375</text:p>
          </table:table-cell>
          <table:table-cell office:value-type="float" office:value="1.759378" calcext:value-type="float">
            <text:p>1.759378</text:p>
          </table:table-cell>
          <table:table-cell office:value-type="float" office:value="1.627965" calcext:value-type="float">
            <text:p>1.627965</text:p>
          </table:table-cell>
          <table:table-cell office:value-type="float" office:value="3.486391" calcext:value-type="float">
            <text:p>3.486391</text:p>
          </table:table-cell>
          <table:table-cell office:value-type="float" office:value="5.429788" calcext:value-type="float">
            <text:p>5.429788</text:p>
          </table:table-cell>
          <table:table-cell office:value-type="float" office:value="5.719359" calcext:value-type="float">
            <text:p>5.719359</text:p>
          </table:table-cell>
          <table:table-cell office:value-type="float" office:value="6.235485" calcext:value-type="float">
            <text:p>6.235485</text:p>
          </table:table-cell>
          <table:table-cell office:value-type="float" office:value="6.954334" calcext:value-type="float">
            <text:p>6.954334</text:p>
          </table:table-cell>
          <table:table-cell office:value-type="float" office:value="7.767103" calcext:value-type="float">
            <text:p>7.767103</text:p>
          </table:table-cell>
          <table:table-cell office:value-type="float" office:value="8.252104" calcext:value-type="float">
            <text:p>8.252104</text:p>
          </table:table-cell>
          <table:table-cell office:value-type="float" office:value="0" calcext:value-type="float">
            <text:p>0</text:p>
          </table:table-cell>
          <table:table-cell office:value-type="float" office:value="10.32817" calcext:value-type="float">
            <text:p>10.3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2426" calcext:value-type="float">
            <text:p>0.01042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4.149908" calcext:value-type="float">
            <text:p>4.149908</text:p>
          </table:table-cell>
          <table:table-cell office:value-type="float" office:value="136.4129" calcext:value-type="float">
            <text:p>136.4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0512" calcext:value-type="float">
            <text:p>24.705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955" calcext:value-type="float">
            <text:p>1174.955</text:p>
          </table:table-cell>
          <table:table-cell office:value-type="float" office:value="1.949678" calcext:value-type="float">
            <text:p>1.949678</text:p>
          </table:table-cell>
          <table:table-cell office:value-type="float" office:value="0" calcext:value-type="float">
            <text:p>0</text:p>
          </table:table-cell>
          <table:table-cell office:value-type="float" office:value="0.3798415" calcext:value-type="float">
            <text:p>0.3798415</text:p>
          </table:table-cell>
          <table:table-cell office:value-type="float" office:value="0.149561" calcext:value-type="float">
            <text:p>0.149561</text:p>
          </table:table-cell>
          <table:table-cell office:value-type="float" office:value="0.1221089" calcext:value-type="float">
            <text:p>0.1221089</text:p>
          </table:table-cell>
          <table:table-cell office:value-type="float" office:value="0.0354638" calcext:value-type="float">
            <text:p>0.0354638</text:p>
          </table:table-cell>
          <table:table-cell office:value-type="float" office:value="0.03256507" calcext:value-type="float">
            <text:p>0.03256507</text:p>
          </table:table-cell>
          <table:table-cell office:value-type="float" office:value="0.01957433" calcext:value-type="float">
            <text:p>0.01957433</text:p>
          </table:table-cell>
          <table:table-cell office:value-type="float" office:value="0.02561423" calcext:value-type="float">
            <text:p>0.02561423</text:p>
          </table:table-cell>
          <table:table-cell office:value-type="float" office:value="0.06331185" calcext:value-type="float">
            <text:p>0.06331185</text:p>
          </table:table-cell>
          <table:table-cell office:value-type="float" office:value="0.118139" calcext:value-type="float">
            <text:p>0.118139</text:p>
          </table:table-cell>
          <table:table-cell office:value-type="float" office:value="0.1205736" calcext:value-type="float">
            <text:p>0.1205736</text:p>
          </table:table-cell>
          <table:table-cell office:value-type="float" office:value="0.1257723" calcext:value-type="float">
            <text:p>0.1257723</text:p>
          </table:table-cell>
          <table:table-cell office:value-type="float" office:value="0.1334947" calcext:value-type="float">
            <text:p>0.1334947</text:p>
          </table:table-cell>
          <table:table-cell office:value-type="float" office:value="0.1420688" calcext:value-type="float">
            <text:p>0.1420688</text:p>
          </table:table-cell>
          <table:table-cell office:value-type="float" office:value="0.1471879" calcext:value-type="float">
            <text:p>0.1471879</text:p>
          </table:table-cell>
          <table:table-cell office:value-type="float" office:value="0" calcext:value-type="float">
            <text:p>0</text:p>
          </table:table-cell>
          <table:table-cell office:value-type="float" office:value="15.75109" calcext:value-type="float">
            <text:p>15.75109</text:p>
          </table:table-cell>
          <table:table-cell office:value-type="float" office:value="10.50818" calcext:value-type="float">
            <text:p>10.50818</text:p>
          </table:table-cell>
          <table:table-cell office:value-type="float" office:value="11.48273" calcext:value-type="float">
            <text:p>11.48273</text:p>
          </table:table-cell>
          <table:table-cell office:value-type="float" office:value="3.895894" calcext:value-type="float">
            <text:p>3.895894</text:p>
          </table:table-cell>
          <table:table-cell office:value-type="float" office:value="3.396175" calcext:value-type="float">
            <text:p>3.396175</text:p>
          </table:table-cell>
          <table:table-cell office:value-type="float" office:value="1.760148" calcext:value-type="float">
            <text:p>1.760148</text:p>
          </table:table-cell>
          <table:table-cell office:value-type="float" office:value="1.629897" calcext:value-type="float">
            <text:p>1.629897</text:p>
          </table:table-cell>
          <table:table-cell office:value-type="float" office:value="3.49141" calcext:value-type="float">
            <text:p>3.49141</text:p>
          </table:table-cell>
          <table:table-cell office:value-type="float" office:value="5.437695" calcext:value-type="float">
            <text:p>5.437695</text:p>
          </table:table-cell>
          <table:table-cell office:value-type="float" office:value="5.727229" calcext:value-type="float">
            <text:p>5.727229</text:p>
          </table:table-cell>
          <table:table-cell office:value-type="float" office:value="6.243461" calcext:value-type="float">
            <text:p>6.243461</text:p>
          </table:table-cell>
          <table:table-cell office:value-type="float" office:value="6.961621" calcext:value-type="float">
            <text:p>6.961621</text:p>
          </table:table-cell>
          <table:table-cell office:value-type="float" office:value="7.773833" calcext:value-type="float">
            <text:p>7.773833</text:p>
          </table:table-cell>
          <table:table-cell office:value-type="float" office:value="8.259191" calcext:value-type="float">
            <text:p>8.259191</text:p>
          </table:table-cell>
          <table:table-cell office:value-type="float" office:value="0" calcext:value-type="float">
            <text:p>0</text:p>
          </table:table-cell>
          <table:table-cell office:value-type="float" office:value="11.81709" calcext:value-type="float">
            <text:p>11.81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0727" calcext:value-type="float">
            <text:p>0.01580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4.146497" calcext:value-type="float">
            <text:p>4.146497</text:p>
          </table:table-cell>
          <table:table-cell office:value-type="float" office:value="136.4131" calcext:value-type="float">
            <text:p>136.4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3173" calcext:value-type="float">
            <text:p>24.731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931" calcext:value-type="float">
            <text:p>1174.931</text:p>
          </table:table-cell>
          <table:table-cell office:value-type="float" office:value="1.948587" calcext:value-type="float">
            <text:p>1.948587</text:p>
          </table:table-cell>
          <table:table-cell office:value-type="float" office:value="0" calcext:value-type="float">
            <text:p>0</text:p>
          </table:table-cell>
          <table:table-cell office:value-type="float" office:value="0.3741505" calcext:value-type="float">
            <text:p>0.3741505</text:p>
          </table:table-cell>
          <table:table-cell office:value-type="float" office:value="0.1268407" calcext:value-type="float">
            <text:p>0.1268407</text:p>
          </table:table-cell>
          <table:table-cell office:value-type="float" office:value="0.1079343" calcext:value-type="float">
            <text:p>0.1079343</text:p>
          </table:table-cell>
          <table:table-cell office:value-type="float" office:value="0.03380411" calcext:value-type="float">
            <text:p>0.03380411</text:p>
          </table:table-cell>
          <table:table-cell office:value-type="float" office:value="0.03155329" calcext:value-type="float">
            <text:p>0.03155329</text:p>
          </table:table-cell>
          <table:table-cell office:value-type="float" office:value="0.01955048" calcext:value-type="float">
            <text:p>0.01955048</text:p>
          </table:table-cell>
          <table:table-cell office:value-type="float" office:value="0.0256946" calcext:value-type="float">
            <text:p>0.0256946</text:p>
          </table:table-cell>
          <table:table-cell office:value-type="float" office:value="0.06339633" calcext:value-type="float">
            <text:p>0.06339633</text:p>
          </table:table-cell>
          <table:table-cell office:value-type="float" office:value="0.1182214" calcext:value-type="float">
            <text:p>0.1182214</text:p>
          </table:table-cell>
          <table:table-cell office:value-type="float" office:value="0.1206515" calcext:value-type="float">
            <text:p>0.1206515</text:p>
          </table:table-cell>
          <table:table-cell office:value-type="float" office:value="0.1258552" calcext:value-type="float">
            <text:p>0.1258552</text:p>
          </table:table-cell>
          <table:table-cell office:value-type="float" office:value="0.133567" calcext:value-type="float">
            <text:p>0.133567</text:p>
          </table:table-cell>
          <table:table-cell office:value-type="float" office:value="0.1421407" calcext:value-type="float">
            <text:p>0.1421407</text:p>
          </table:table-cell>
          <table:table-cell office:value-type="float" office:value="0.1472603" calcext:value-type="float">
            <text:p>0.1472603</text:p>
          </table:table-cell>
          <table:table-cell office:value-type="float" office:value="0" calcext:value-type="float">
            <text:p>0</text:p>
          </table:table-cell>
          <table:table-cell office:value-type="float" office:value="15.80434" calcext:value-type="float">
            <text:p>15.80434</text:p>
          </table:table-cell>
          <table:table-cell office:value-type="float" office:value="10.51393" calcext:value-type="float">
            <text:p>10.51393</text:p>
          </table:table-cell>
          <table:table-cell office:value-type="float" office:value="11.48723" calcext:value-type="float">
            <text:p>11.48723</text:p>
          </table:table-cell>
          <table:table-cell office:value-type="float" office:value="3.896357" calcext:value-type="float">
            <text:p>3.896357</text:p>
          </table:table-cell>
          <table:table-cell office:value-type="float" office:value="3.397295" calcext:value-type="float">
            <text:p>3.397295</text:p>
          </table:table-cell>
          <table:table-cell office:value-type="float" office:value="1.760976" calcext:value-type="float">
            <text:p>1.760976</text:p>
          </table:table-cell>
          <table:table-cell office:value-type="float" office:value="1.631864" calcext:value-type="float">
            <text:p>1.631864</text:p>
          </table:table-cell>
          <table:table-cell office:value-type="float" office:value="3.496432" calcext:value-type="float">
            <text:p>3.496432</text:p>
          </table:table-cell>
          <table:table-cell office:value-type="float" office:value="5.445603" calcext:value-type="float">
            <text:p>5.445603</text:p>
          </table:table-cell>
          <table:table-cell office:value-type="float" office:value="5.73509" calcext:value-type="float">
            <text:p>5.73509</text:p>
          </table:table-cell>
          <table:table-cell office:value-type="float" office:value="6.251436" calcext:value-type="float">
            <text:p>6.251436</text:p>
          </table:table-cell>
          <table:table-cell office:value-type="float" office:value="6.96891" calcext:value-type="float">
            <text:p>6.96891</text:p>
          </table:table-cell>
          <table:table-cell office:value-type="float" office:value="7.780501" calcext:value-type="float">
            <text:p>7.780501</text:p>
          </table:table-cell>
          <table:table-cell office:value-type="float" office:value="8.264374" calcext:value-type="float">
            <text:p>8.264374</text:p>
          </table:table-cell>
          <table:table-cell office:value-type="float" office:value="0" calcext:value-type="float">
            <text:p>0</text:p>
          </table:table-cell>
          <table:table-cell office:value-type="float" office:value="7.743729" calcext:value-type="float">
            <text:p>7.743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887" calcext:value-type="float">
            <text:p>0.01888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4.144021" calcext:value-type="float">
            <text:p>4.144021</text:p>
          </table:table-cell>
          <table:table-cell office:value-type="float" office:value="136.4132" calcext:value-type="float">
            <text:p>136.4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5787" calcext:value-type="float">
            <text:p>24.7578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907" calcext:value-type="float">
            <text:p>1174.907</text:p>
          </table:table-cell>
          <table:table-cell office:value-type="float" office:value="1.947348" calcext:value-type="float">
            <text:p>1.947348</text:p>
          </table:table-cell>
          <table:table-cell office:value-type="float" office:value="0" calcext:value-type="float">
            <text:p>0</text:p>
          </table:table-cell>
          <table:table-cell office:value-type="float" office:value="0.2577703" calcext:value-type="float">
            <text:p>0.2577703</text:p>
          </table:table-cell>
          <table:table-cell office:value-type="float" office:value="0.1226201" calcext:value-type="float">
            <text:p>0.1226201</text:p>
          </table:table-cell>
          <table:table-cell office:value-type="float" office:value="0.1050554" calcext:value-type="float">
            <text:p>0.1050554</text:p>
          </table:table-cell>
          <table:table-cell office:value-type="float" office:value="0.03282393" calcext:value-type="float">
            <text:p>0.03282393</text:p>
          </table:table-cell>
          <table:table-cell office:value-type="float" office:value="0.03057437" calcext:value-type="float">
            <text:p>0.03057437</text:p>
          </table:table-cell>
          <table:table-cell office:value-type="float" office:value="0.01933504" calcext:value-type="float">
            <text:p>0.01933504</text:p>
          </table:table-cell>
          <table:table-cell office:value-type="float" office:value="0.02556391" calcext:value-type="float">
            <text:p>0.02556391</text:p>
          </table:table-cell>
          <table:table-cell office:value-type="float" office:value="0.06342258" calcext:value-type="float">
            <text:p>0.06342258</text:p>
          </table:table-cell>
          <table:table-cell office:value-type="float" office:value="0.1183036" calcext:value-type="float">
            <text:p>0.1183036</text:p>
          </table:table-cell>
          <table:table-cell office:value-type="float" office:value="0.1207308" calcext:value-type="float">
            <text:p>0.1207308</text:p>
          </table:table-cell>
          <table:table-cell office:value-type="float" office:value="0.1259382" calcext:value-type="float">
            <text:p>0.1259382</text:p>
          </table:table-cell>
          <table:table-cell office:value-type="float" office:value="0.1336371" calcext:value-type="float">
            <text:p>0.1336371</text:p>
          </table:table-cell>
          <table:table-cell office:value-type="float" office:value="0.1422115" calcext:value-type="float">
            <text:p>0.1422115</text:p>
          </table:table-cell>
          <table:table-cell office:value-type="float" office:value="0.1473332" calcext:value-type="float">
            <text:p>0.1473332</text:p>
          </table:table-cell>
          <table:table-cell office:value-type="float" office:value="0" calcext:value-type="float">
            <text:p>0</text:p>
          </table:table-cell>
          <table:table-cell office:value-type="float" office:value="15.83764" calcext:value-type="float">
            <text:p>15.83764</text:p>
          </table:table-cell>
          <table:table-cell office:value-type="float" office:value="10.51756" calcext:value-type="float">
            <text:p>10.51756</text:p>
          </table:table-cell>
          <table:table-cell office:value-type="float" office:value="11.48894" calcext:value-type="float">
            <text:p>11.48894</text:p>
          </table:table-cell>
          <table:table-cell office:value-type="float" office:value="3.896344" calcext:value-type="float">
            <text:p>3.896344</text:p>
          </table:table-cell>
          <table:table-cell office:value-type="float" office:value="3.398003" calcext:value-type="float">
            <text:p>3.398003</text:p>
          </table:table-cell>
          <table:table-cell office:value-type="float" office:value="1.761757" calcext:value-type="float">
            <text:p>1.761757</text:p>
          </table:table-cell>
          <table:table-cell office:value-type="float" office:value="1.633811" calcext:value-type="float">
            <text:p>1.633811</text:p>
          </table:table-cell>
          <table:table-cell office:value-type="float" office:value="3.501452" calcext:value-type="float">
            <text:p>3.501452</text:p>
          </table:table-cell>
          <table:table-cell office:value-type="float" office:value="5.45351" calcext:value-type="float">
            <text:p>5.45351</text:p>
          </table:table-cell>
          <table:table-cell office:value-type="float" office:value="5.742949" calcext:value-type="float">
            <text:p>5.742949</text:p>
          </table:table-cell>
          <table:table-cell office:value-type="float" office:value="6.259412" calcext:value-type="float">
            <text:p>6.259412</text:p>
          </table:table-cell>
          <table:table-cell office:value-type="float" office:value="6.976199" calcext:value-type="float">
            <text:p>6.976199</text:p>
          </table:table-cell>
          <table:table-cell office:value-type="float" office:value="7.787168" calcext:value-type="float">
            <text:p>7.787168</text:p>
          </table:table-cell>
          <table:table-cell office:value-type="float" office:value="8.267159" calcext:value-type="float">
            <text:p>8.267159</text:p>
          </table:table-cell>
          <table:table-cell office:value-type="float" office:value="0" calcext:value-type="float">
            <text:p>0</text:p>
          </table:table-cell>
          <table:table-cell office:value-type="float" office:value="5.109944" calcext:value-type="float">
            <text:p>5.109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25549" calcext:value-type="float">
            <text:p>0.021255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4.137456" calcext:value-type="float">
            <text:p>4.137456</text:p>
          </table:table-cell>
          <table:table-cell office:value-type="float" office:value="136.4144" calcext:value-type="float">
            <text:p>136.4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8385" calcext:value-type="float">
            <text:p>24.783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883" calcext:value-type="float">
            <text:p>1174.883</text:p>
          </table:table-cell>
          <table:table-cell office:value-type="float" office:value="1.94917" calcext:value-type="float">
            <text:p>1.94917</text:p>
          </table:table-cell>
          <table:table-cell office:value-type="float" office:value="0" calcext:value-type="float">
            <text:p>0</text:p>
          </table:table-cell>
          <table:table-cell office:value-type="float" office:value="0.3568196" calcext:value-type="float">
            <text:p>0.3568196</text:p>
          </table:table-cell>
          <table:table-cell office:value-type="float" office:value="0.1299229" calcext:value-type="float">
            <text:p>0.1299229</text:p>
          </table:table-cell>
          <table:table-cell office:value-type="float" office:value="0.1048148" calcext:value-type="float">
            <text:p>0.1048148</text:p>
          </table:table-cell>
          <table:table-cell office:value-type="float" office:value="0.03332975" calcext:value-type="float">
            <text:p>0.03332975</text:p>
          </table:table-cell>
          <table:table-cell office:value-type="float" office:value="0.03077595" calcext:value-type="float">
            <text:p>0.03077595</text:p>
          </table:table-cell>
          <table:table-cell office:value-type="float" office:value="0.01929161" calcext:value-type="float">
            <text:p>0.01929161</text:p>
          </table:table-cell>
          <table:table-cell office:value-type="float" office:value="0.02549426" calcext:value-type="float">
            <text:p>0.02549426</text:p>
          </table:table-cell>
          <table:table-cell office:value-type="float" office:value="0.06342848" calcext:value-type="float">
            <text:p>0.06342848</text:p>
          </table:table-cell>
          <table:table-cell office:value-type="float" office:value="0.1183779" calcext:value-type="float">
            <text:p>0.1183779</text:p>
          </table:table-cell>
          <table:table-cell office:value-type="float" office:value="0.1208107" calcext:value-type="float">
            <text:p>0.1208107</text:p>
          </table:table-cell>
          <table:table-cell office:value-type="float" office:value="0.1260214" calcext:value-type="float">
            <text:p>0.1260214</text:p>
          </table:table-cell>
          <table:table-cell office:value-type="float" office:value="0.1337219" calcext:value-type="float">
            <text:p>0.1337219</text:p>
          </table:table-cell>
          <table:table-cell office:value-type="float" office:value="0.1422873" calcext:value-type="float">
            <text:p>0.1422873</text:p>
          </table:table-cell>
          <table:table-cell office:value-type="float" office:value="0.1474061" calcext:value-type="float">
            <text:p>0.1474061</text:p>
          </table:table-cell>
          <table:table-cell office:value-type="float" office:value="0" calcext:value-type="float">
            <text:p>0</text:p>
          </table:table-cell>
          <table:table-cell office:value-type="float" office:value="15.8686" calcext:value-type="float">
            <text:p>15.8686</text:p>
          </table:table-cell>
          <table:table-cell office:value-type="float" office:value="10.51987" calcext:value-type="float">
            <text:p>10.51987</text:p>
          </table:table-cell>
          <table:table-cell office:value-type="float" office:value="11.49022" calcext:value-type="float">
            <text:p>11.49022</text:p>
          </table:table-cell>
          <table:table-cell office:value-type="float" office:value="3.896179" calcext:value-type="float">
            <text:p>3.896179</text:p>
          </table:table-cell>
          <table:table-cell office:value-type="float" office:value="3.398505" calcext:value-type="float">
            <text:p>3.398505</text:p>
          </table:table-cell>
          <table:table-cell office:value-type="float" office:value="1.762503" calcext:value-type="float">
            <text:p>1.762503</text:p>
          </table:table-cell>
          <table:table-cell office:value-type="float" office:value="1.635726" calcext:value-type="float">
            <text:p>1.635726</text:p>
          </table:table-cell>
          <table:table-cell office:value-type="float" office:value="3.506464" calcext:value-type="float">
            <text:p>3.506464</text:p>
          </table:table-cell>
          <table:table-cell office:value-type="float" office:value="5.461385" calcext:value-type="float">
            <text:p>5.461385</text:p>
          </table:table-cell>
          <table:table-cell office:value-type="float" office:value="5.750804" calcext:value-type="float">
            <text:p>5.750804</text:p>
          </table:table-cell>
          <table:table-cell office:value-type="float" office:value="6.267387" calcext:value-type="float">
            <text:p>6.267387</text:p>
          </table:table-cell>
          <table:table-cell office:value-type="float" office:value="6.983444" calcext:value-type="float">
            <text:p>6.983444</text:p>
          </table:table-cell>
          <table:table-cell office:value-type="float" office:value="7.793836" calcext:value-type="float">
            <text:p>7.793836</text:p>
          </table:table-cell>
          <table:table-cell office:value-type="float" office:value="8.279674" calcext:value-type="float">
            <text:p>8.279674</text:p>
          </table:table-cell>
          <table:table-cell office:value-type="float" office:value="0" calcext:value-type="float">
            <text:p>0</text:p>
          </table:table-cell>
          <table:table-cell office:value-type="float" office:value="13.38045" calcext:value-type="float">
            <text:p>13.38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64447" calcext:value-type="float">
            <text:p>0.026644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4.129029" calcext:value-type="float">
            <text:p>4.129029</text:p>
          </table:table-cell>
          <table:table-cell office:value-type="float" office:value="136.4153" calcext:value-type="float">
            <text:p>136.4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1077" calcext:value-type="float">
            <text:p>24.810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86" calcext:value-type="float">
            <text:p>1174.86</text:p>
          </table:table-cell>
          <table:table-cell office:value-type="float" office:value="1.949157" calcext:value-type="float">
            <text:p>1.949157</text:p>
          </table:table-cell>
          <table:table-cell office:value-type="float" office:value="0" calcext:value-type="float">
            <text:p>0</text:p>
          </table:table-cell>
          <table:table-cell office:value-type="float" office:value="0.5492444" calcext:value-type="float">
            <text:p>0.5492444</text:p>
          </table:table-cell>
          <table:table-cell office:value-type="float" office:value="0.1952475" calcext:value-type="float">
            <text:p>0.1952475</text:p>
          </table:table-cell>
          <table:table-cell office:value-type="float" office:value="0.150256" calcext:value-type="float">
            <text:p>0.150256</text:p>
          </table:table-cell>
          <table:table-cell office:value-type="float" office:value="0.03903253" calcext:value-type="float">
            <text:p>0.03903253</text:p>
          </table:table-cell>
          <table:table-cell office:value-type="float" office:value="0.03500167" calcext:value-type="float">
            <text:p>0.03500167</text:p>
          </table:table-cell>
          <table:table-cell office:value-type="float" office:value="0.01991083" calcext:value-type="float">
            <text:p>0.01991083</text:p>
          </table:table-cell>
          <table:table-cell office:value-type="float" office:value="0.02577966" calcext:value-type="float">
            <text:p>0.02577966</text:p>
          </table:table-cell>
          <table:table-cell office:value-type="float" office:value="0.06347662" calcext:value-type="float">
            <text:p>0.06347662</text:p>
          </table:table-cell>
          <table:table-cell office:value-type="float" office:value="0.1184503" calcext:value-type="float">
            <text:p>0.1184503</text:p>
          </table:table-cell>
          <table:table-cell office:value-type="float" office:value="0.1208899" calcext:value-type="float">
            <text:p>0.1208899</text:p>
          </table:table-cell>
          <table:table-cell office:value-type="float" office:value="0.1261045" calcext:value-type="float">
            <text:p>0.1261045</text:p>
          </table:table-cell>
          <table:table-cell office:value-type="float" office:value="0.1338024" calcext:value-type="float">
            <text:p>0.1338024</text:p>
          </table:table-cell>
          <table:table-cell office:value-type="float" office:value="0.1423564" calcext:value-type="float">
            <text:p>0.1423564</text:p>
          </table:table-cell>
          <table:table-cell office:value-type="float" office:value="0.1474808" calcext:value-type="float">
            <text:p>0.1474808</text:p>
          </table:table-cell>
          <table:table-cell office:value-type="float" office:value="0" calcext:value-type="float">
            <text:p>0</text:p>
          </table:table-cell>
          <table:table-cell office:value-type="float" office:value="15.93495" calcext:value-type="float">
            <text:p>15.93495</text:p>
          </table:table-cell>
          <table:table-cell office:value-type="float" office:value="10.53085" calcext:value-type="float">
            <text:p>10.53085</text:p>
          </table:table-cell>
          <table:table-cell office:value-type="float" office:value="11.49651" calcext:value-type="float">
            <text:p>11.49651</text:p>
          </table:table-cell>
          <table:table-cell office:value-type="float" office:value="3.896683" calcext:value-type="float">
            <text:p>3.896683</text:p>
          </table:table-cell>
          <table:table-cell office:value-type="float" office:value="3.399484" calcext:value-type="float">
            <text:p>3.399484</text:p>
          </table:table-cell>
          <table:table-cell office:value-type="float" office:value="1.763282" calcext:value-type="float">
            <text:p>1.763282</text:p>
          </table:table-cell>
          <table:table-cell office:value-type="float" office:value="1.637651" calcext:value-type="float">
            <text:p>1.637651</text:p>
          </table:table-cell>
          <table:table-cell office:value-type="float" office:value="3.511453" calcext:value-type="float">
            <text:p>3.511453</text:p>
          </table:table-cell>
          <table:table-cell office:value-type="float" office:value="5.469246" calcext:value-type="float">
            <text:p>5.469246</text:p>
          </table:table-cell>
          <table:table-cell office:value-type="float" office:value="5.758627" calcext:value-type="float">
            <text:p>5.758627</text:p>
          </table:table-cell>
          <table:table-cell office:value-type="float" office:value="6.275362" calcext:value-type="float">
            <text:p>6.275362</text:p>
          </table:table-cell>
          <table:table-cell office:value-type="float" office:value="6.990654" calcext:value-type="float">
            <text:p>6.990654</text:p>
          </table:table-cell>
          <table:table-cell office:value-type="float" office:value="7.800503" calcext:value-type="float">
            <text:p>7.800503</text:p>
          </table:table-cell>
          <table:table-cell office:value-type="float" office:value="8.286658" calcext:value-type="float">
            <text:p>8.286658</text:p>
          </table:table-cell>
          <table:table-cell office:value-type="float" office:value="0" calcext:value-type="float">
            <text:p>0</text:p>
          </table:table-cell>
          <table:table-cell office:value-type="float" office:value="15.98338" calcext:value-type="float">
            <text:p>15.98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99042" calcext:value-type="float">
            <text:p>0.033990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4.122282" calcext:value-type="float">
            <text:p>4.122282</text:p>
          </table:table-cell>
          <table:table-cell office:value-type="float" office:value="136.4158" calcext:value-type="float">
            <text:p>136.4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3864" calcext:value-type="float">
            <text:p>24.838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838" calcext:value-type="float">
            <text:p>1174.838</text:p>
          </table:table-cell>
          <table:table-cell office:value-type="float" office:value="1.947424" calcext:value-type="float">
            <text:p>1.947424</text:p>
          </table:table-cell>
          <table:table-cell office:value-type="float" office:value="0" calcext:value-type="float">
            <text:p>0</text:p>
          </table:table-cell>
          <table:table-cell office:value-type="float" office:value="0.6001805" calcext:value-type="float">
            <text:p>0.6001805</text:p>
          </table:table-cell>
          <table:table-cell office:value-type="float" office:value="0.1843065" calcext:value-type="float">
            <text:p>0.1843065</text:p>
          </table:table-cell>
          <table:table-cell office:value-type="float" office:value="0.1492197" calcext:value-type="float">
            <text:p>0.1492197</text:p>
          </table:table-cell>
          <table:table-cell office:value-type="float" office:value="0.04020282" calcext:value-type="float">
            <text:p>0.04020282</text:p>
          </table:table-cell>
          <table:table-cell office:value-type="float" office:value="0.03683547" calcext:value-type="float">
            <text:p>0.03683547</text:p>
          </table:table-cell>
          <table:table-cell office:value-type="float" office:value="0.02055139" calcext:value-type="float">
            <text:p>0.02055139</text:p>
          </table:table-cell>
          <table:table-cell office:value-type="float" office:value="0.02628754" calcext:value-type="float">
            <text:p>0.02628754</text:p>
          </table:table-cell>
          <table:table-cell office:value-type="float" office:value="0.06363797" calcext:value-type="float">
            <text:p>0.06363797</text:p>
          </table:table-cell>
          <table:table-cell office:value-type="float" office:value="0.11854" calcext:value-type="float">
            <text:p>0.11854</text:p>
          </table:table-cell>
          <table:table-cell office:value-type="float" office:value="0.1209693" calcext:value-type="float">
            <text:p>0.1209693</text:p>
          </table:table-cell>
          <table:table-cell office:value-type="float" office:value="0.1261877" calcext:value-type="float">
            <text:p>0.1261877</text:p>
          </table:table-cell>
          <table:table-cell office:value-type="float" office:value="0.1338782" calcext:value-type="float">
            <text:p>0.1338782</text:p>
          </table:table-cell>
          <table:table-cell office:value-type="float" office:value="0.142426" calcext:value-type="float">
            <text:p>0.142426</text:p>
          </table:table-cell>
          <table:table-cell office:value-type="float" office:value="0.1475548" calcext:value-type="float">
            <text:p>0.1475548</text:p>
          </table:table-cell>
          <table:table-cell office:value-type="float" office:value="0" calcext:value-type="float">
            <text:p>0</text:p>
          </table:table-cell>
          <table:table-cell office:value-type="float" office:value="16.01339" calcext:value-type="float">
            <text:p>16.01339</text:p>
          </table:table-cell>
          <table:table-cell office:value-type="float" office:value="10.54894" calcext:value-type="float">
            <text:p>10.54894</text:p>
          </table:table-cell>
          <table:table-cell office:value-type="float" office:value="11.51127" calcext:value-type="float">
            <text:p>11.51127</text:p>
          </table:table-cell>
          <table:table-cell office:value-type="float" office:value="3.898626" calcext:value-type="float">
            <text:p>3.898626</text:p>
          </table:table-cell>
          <table:table-cell office:value-type="float" office:value="3.401772" calcext:value-type="float">
            <text:p>3.401772</text:p>
          </table:table-cell>
          <table:table-cell office:value-type="float" office:value="1.764238" calcext:value-type="float">
            <text:p>1.764238</text:p>
          </table:table-cell>
          <table:table-cell office:value-type="float" office:value="1.639673" calcext:value-type="float">
            <text:p>1.639673</text:p>
          </table:table-cell>
          <table:table-cell office:value-type="float" office:value="3.516464" calcext:value-type="float">
            <text:p>3.516464</text:p>
          </table:table-cell>
          <table:table-cell office:value-type="float" office:value="5.477108" calcext:value-type="float">
            <text:p>5.477108</text:p>
          </table:table-cell>
          <table:table-cell office:value-type="float" office:value="5.766447" calcext:value-type="float">
            <text:p>5.766447</text:p>
          </table:table-cell>
          <table:table-cell office:value-type="float" office:value="6.283297" calcext:value-type="float">
            <text:p>6.283297</text:p>
          </table:table-cell>
          <table:table-cell office:value-type="float" office:value="6.997864" calcext:value-type="float">
            <text:p>6.997864</text:p>
          </table:table-cell>
          <table:table-cell office:value-type="float" office:value="7.80717" calcext:value-type="float">
            <text:p>7.80717</text:p>
          </table:table-cell>
          <table:table-cell office:value-type="float" office:value="8.293421" calcext:value-type="float">
            <text:p>8.293421</text:p>
          </table:table-cell>
          <table:table-cell office:value-type="float" office:value="0" calcext:value-type="float">
            <text:p>0</text:p>
          </table:table-cell>
          <table:table-cell office:value-type="float" office:value="12.45754" calcext:value-type="float">
            <text:p>12.45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0202" calcext:value-type="float">
            <text:p>0.040102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4.118586" calcext:value-type="float">
            <text:p>4.118586</text:p>
          </table:table-cell>
          <table:table-cell office:value-type="float" office:value="136.416" calcext:value-type="float">
            <text:p>136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6575" calcext:value-type="float">
            <text:p>24.865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814" calcext:value-type="float">
            <text:p>1174.814</text:p>
          </table:table-cell>
          <table:table-cell office:value-type="float" office:value="1.945134" calcext:value-type="float">
            <text:p>1.945134</text:p>
          </table:table-cell>
          <table:table-cell office:value-type="float" office:value="0" calcext:value-type="float">
            <text:p>0</text:p>
          </table:table-cell>
          <table:table-cell office:value-type="float" office:value="0.4753444" calcext:value-type="float">
            <text:p>0.4753444</text:p>
          </table:table-cell>
          <table:table-cell office:value-type="float" office:value="0.1536111" calcext:value-type="float">
            <text:p>0.1536111</text:p>
          </table:table-cell>
          <table:table-cell office:value-type="float" office:value="0.1190772" calcext:value-type="float">
            <text:p>0.1190772</text:p>
          </table:table-cell>
          <table:table-cell office:value-type="float" office:value="0.0358455" calcext:value-type="float">
            <text:p>0.0358455</text:p>
          </table:table-cell>
          <table:table-cell office:value-type="float" office:value="0.0335857" calcext:value-type="float">
            <text:p>0.0335857</text:p>
          </table:table-cell>
          <table:table-cell office:value-type="float" office:value="0.02013621" calcext:value-type="float">
            <text:p>0.02013621</text:p>
          </table:table-cell>
          <table:table-cell office:value-type="float" office:value="0.02621294" calcext:value-type="float">
            <text:p>0.02621294</text:p>
          </table:table-cell>
          <table:table-cell office:value-type="float" office:value="0.06375196" calcext:value-type="float">
            <text:p>0.06375196</text:p>
          </table:table-cell>
          <table:table-cell office:value-type="float" office:value="0.1186446" calcext:value-type="float">
            <text:p>0.1186446</text:p>
          </table:table-cell>
          <table:table-cell office:value-type="float" office:value="0.1210512" calcext:value-type="float">
            <text:p>0.1210512</text:p>
          </table:table-cell>
          <table:table-cell office:value-type="float" office:value="0.1262706" calcext:value-type="float">
            <text:p>0.1262706</text:p>
          </table:table-cell>
          <table:table-cell office:value-type="float" office:value="0.133948" calcext:value-type="float">
            <text:p>0.133948</text:p>
          </table:table-cell>
          <table:table-cell office:value-type="float" office:value="0.1424977" calcext:value-type="float">
            <text:p>0.1424977</text:p>
          </table:table-cell>
          <table:table-cell office:value-type="float" office:value="0.147626" calcext:value-type="float">
            <text:p>0.147626</text:p>
          </table:table-cell>
          <table:table-cell office:value-type="float" office:value="0" calcext:value-type="float">
            <text:p>0</text:p>
          </table:table-cell>
          <table:table-cell office:value-type="float" office:value="16.07465" calcext:value-type="float">
            <text:p>16.07465</text:p>
          </table:table-cell>
          <table:table-cell office:value-type="float" office:value="10.56001" calcext:value-type="float">
            <text:p>10.56001</text:p>
          </table:table-cell>
          <table:table-cell office:value-type="float" office:value="11.52071" calcext:value-type="float">
            <text:p>11.52071</text:p>
          </table:table-cell>
          <table:table-cell office:value-type="float" office:value="3.900042" calcext:value-type="float">
            <text:p>3.900042</text:p>
          </table:table-cell>
          <table:table-cell office:value-type="float" office:value="3.403819" calcext:value-type="float">
            <text:p>3.403819</text:p>
          </table:table-cell>
          <table:table-cell office:value-type="float" office:value="1.765218" calcext:value-type="float">
            <text:p>1.765218</text:p>
          </table:table-cell>
          <table:table-cell office:value-type="float" office:value="1.641738" calcext:value-type="float">
            <text:p>1.641738</text:p>
          </table:table-cell>
          <table:table-cell office:value-type="float" office:value="3.521485" calcext:value-type="float">
            <text:p>3.521485</text:p>
          </table:table-cell>
          <table:table-cell office:value-type="float" office:value="5.48497" calcext:value-type="float">
            <text:p>5.48497</text:p>
          </table:table-cell>
          <table:table-cell office:value-type="float" office:value="5.774268" calcext:value-type="float">
            <text:p>5.774268</text:p>
          </table:table-cell>
          <table:table-cell office:value-type="float" office:value="6.291216" calcext:value-type="float">
            <text:p>6.291216</text:p>
          </table:table-cell>
          <table:table-cell office:value-type="float" office:value="7.005075" calcext:value-type="float">
            <text:p>7.005075</text:p>
          </table:table-cell>
          <table:table-cell office:value-type="float" office:value="7.813838" calcext:value-type="float">
            <text:p>7.813838</text:p>
          </table:table-cell>
          <table:table-cell office:value-type="float" office:value="8.297936" calcext:value-type="float">
            <text:p>8.297936</text:p>
          </table:table-cell>
          <table:table-cell office:value-type="float" office:value="0" calcext:value-type="float">
            <text:p>0</text:p>
          </table:table-cell>
          <table:table-cell office:value-type="float" office:value="8.701247" calcext:value-type="float">
            <text:p>8.701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0124" calcext:value-type="float">
            <text:p>0.04360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4.115306" calcext:value-type="float">
            <text:p>4.115306</text:p>
          </table:table-cell>
          <table:table-cell office:value-type="float" office:value="136.416" calcext:value-type="float">
            <text:p>136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9206" calcext:value-type="float">
            <text:p>24.892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79" calcext:value-type="float">
            <text:p>1174.79</text:p>
          </table:table-cell>
          <table:table-cell office:value-type="float" office:value="1.941786" calcext:value-type="float">
            <text:p>1.941786</text:p>
          </table:table-cell>
          <table:table-cell office:value-type="float" office:value="0" calcext:value-type="float">
            <text:p>0</text:p>
          </table:table-cell>
          <table:table-cell office:value-type="float" office:value="0.4262471" calcext:value-type="float">
            <text:p>0.4262471</text:p>
          </table:table-cell>
          <table:table-cell office:value-type="float" office:value="0.1268328" calcext:value-type="float">
            <text:p>0.1268328</text:p>
          </table:table-cell>
          <table:table-cell office:value-type="float" office:value="0.1099609" calcext:value-type="float">
            <text:p>0.1099609</text:p>
          </table:table-cell>
          <table:table-cell office:value-type="float" office:value="0.03330396" calcext:value-type="float">
            <text:p>0.03330396</text:p>
          </table:table-cell>
          <table:table-cell office:value-type="float" office:value="0.03112798" calcext:value-type="float">
            <text:p>0.03112798</text:p>
          </table:table-cell>
          <table:table-cell office:value-type="float" office:value="0.01958715" calcext:value-type="float">
            <text:p>0.01958715</text:p>
          </table:table-cell>
          <table:table-cell office:value-type="float" office:value="0.02587658" calcext:value-type="float">
            <text:p>0.02587658</text:p>
          </table:table-cell>
          <table:table-cell office:value-type="float" office:value="0.06374673" calcext:value-type="float">
            <text:p>0.06374673</text:p>
          </table:table-cell>
          <table:table-cell office:value-type="float" office:value="0.1187377" calcext:value-type="float">
            <text:p>0.1187377</text:p>
          </table:table-cell>
          <table:table-cell office:value-type="float" office:value="0.1211342" calcext:value-type="float">
            <text:p>0.1211342</text:p>
          </table:table-cell>
          <table:table-cell office:value-type="float" office:value="0.126354" calcext:value-type="float">
            <text:p>0.126354</text:p>
          </table:table-cell>
          <table:table-cell office:value-type="float" office:value="0.134021" calcext:value-type="float">
            <text:p>0.134021</text:p>
          </table:table-cell>
          <table:table-cell office:value-type="float" office:value="0.1425705" calcext:value-type="float">
            <text:p>0.1425705</text:p>
          </table:table-cell>
          <table:table-cell office:value-type="float" office:value="0.1476965" calcext:value-type="float">
            <text:p>0.1476965</text:p>
          </table:table-cell>
          <table:table-cell office:value-type="float" office:value="0" calcext:value-type="float">
            <text:p>0</text:p>
          </table:table-cell>
          <table:table-cell office:value-type="float" office:value="16.12025" calcext:value-type="float">
            <text:p>16.12025</text:p>
          </table:table-cell>
          <table:table-cell office:value-type="float" office:value="10.56436" calcext:value-type="float">
            <text:p>10.56436</text:p>
          </table:table-cell>
          <table:table-cell office:value-type="float" office:value="11.52512" calcext:value-type="float">
            <text:p>11.52512</text:p>
          </table:table-cell>
          <table:table-cell office:value-type="float" office:value="3.900365" calcext:value-type="float">
            <text:p>3.900365</text:p>
          </table:table-cell>
          <table:table-cell office:value-type="float" office:value="3.404887" calcext:value-type="float">
            <text:p>3.404887</text:p>
          </table:table-cell>
          <table:table-cell office:value-type="float" office:value="1.766077" calcext:value-type="float">
            <text:p>1.766077</text:p>
          </table:table-cell>
          <table:table-cell office:value-type="float" office:value="1.643745" calcext:value-type="float">
            <text:p>1.643745</text:p>
          </table:table-cell>
          <table:table-cell office:value-type="float" office:value="3.526506" calcext:value-type="float">
            <text:p>3.526506</text:p>
          </table:table-cell>
          <table:table-cell office:value-type="float" office:value="5.492832" calcext:value-type="float">
            <text:p>5.492832</text:p>
          </table:table-cell>
          <table:table-cell office:value-type="float" office:value="5.782083" calcext:value-type="float">
            <text:p>5.782083</text:p>
          </table:table-cell>
          <table:table-cell office:value-type="float" office:value="6.299135" calcext:value-type="float">
            <text:p>6.299135</text:p>
          </table:table-cell>
          <table:table-cell office:value-type="float" office:value="7.012286" calcext:value-type="float">
            <text:p>7.012286</text:p>
          </table:table-cell>
          <table:table-cell office:value-type="float" office:value="7.820505" calcext:value-type="float">
            <text:p>7.820505</text:p>
          </table:table-cell>
          <table:table-cell office:value-type="float" office:value="8.301151" calcext:value-type="float">
            <text:p>8.301151</text:p>
          </table:table-cell>
          <table:table-cell office:value-type="float" office:value="0" calcext:value-type="float">
            <text:p>0</text:p>
          </table:table-cell>
          <table:table-cell office:value-type="float" office:value="8.018127" calcext:value-type="float">
            <text:p>8.018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71112" calcext:value-type="float">
            <text:p>0.046711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4.110326" calcext:value-type="float">
            <text:p>4.110326</text:p>
          </table:table-cell>
          <table:table-cell office:value-type="float" office:value="136.4165" calcext:value-type="float">
            <text:p>136.4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1808" calcext:value-type="float">
            <text:p>24.918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766" calcext:value-type="float">
            <text:p>1174.766</text:p>
          </table:table-cell>
          <table:table-cell office:value-type="float" office:value="1.935439" calcext:value-type="float">
            <text:p>1.935439</text:p>
          </table:table-cell>
          <table:table-cell office:value-type="float" office:value="0" calcext:value-type="float">
            <text:p>0</text:p>
          </table:table-cell>
          <table:table-cell office:value-type="float" office:value="0.5562807" calcext:value-type="float">
            <text:p>0.5562807</text:p>
          </table:table-cell>
          <table:table-cell office:value-type="float" office:value="0.1200593" calcext:value-type="float">
            <text:p>0.1200593</text:p>
          </table:table-cell>
          <table:table-cell office:value-type="float" office:value="0.1040028" calcext:value-type="float">
            <text:p>0.1040028</text:p>
          </table:table-cell>
          <table:table-cell office:value-type="float" office:value="0.03256316" calcext:value-type="float">
            <text:p>0.03256316</text:p>
          </table:table-cell>
          <table:table-cell office:value-type="float" office:value="0.03027273" calcext:value-type="float">
            <text:p>0.03027273</text:p>
          </table:table-cell>
          <table:table-cell office:value-type="float" office:value="0.01931689" calcext:value-type="float">
            <text:p>0.01931689</text:p>
          </table:table-cell>
          <table:table-cell office:value-type="float" office:value="0.02564031" calcext:value-type="float">
            <text:p>0.02564031</text:p>
          </table:table-cell>
          <table:table-cell office:value-type="float" office:value="0.06370431" calcext:value-type="float">
            <text:p>0.06370431</text:p>
          </table:table-cell>
          <table:table-cell office:value-type="float" office:value="0.1188106" calcext:value-type="float">
            <text:p>0.1188106</text:p>
          </table:table-cell>
          <table:table-cell office:value-type="float" office:value="0.1212162" calcext:value-type="float">
            <text:p>0.1212162</text:p>
          </table:table-cell>
          <table:table-cell office:value-type="float" office:value="0.1264375" calcext:value-type="float">
            <text:p>0.1264375</text:p>
          </table:table-cell>
          <table:table-cell office:value-type="float" office:value="0.1341016" calcext:value-type="float">
            <text:p>0.1341016</text:p>
          </table:table-cell>
          <table:table-cell office:value-type="float" office:value="0.1426439" calcext:value-type="float">
            <text:p>0.1426439</text:p>
          </table:table-cell>
          <table:table-cell office:value-type="float" office:value="0.1477691" calcext:value-type="float">
            <text:p>0.1477691</text:p>
          </table:table-cell>
          <table:table-cell office:value-type="float" office:value="0" calcext:value-type="float">
            <text:p>0</text:p>
          </table:table-cell>
          <table:table-cell office:value-type="float" office:value="16.16821" calcext:value-type="float">
            <text:p>16.16821</text:p>
          </table:table-cell>
          <table:table-cell office:value-type="float" office:value="10.56535" calcext:value-type="float">
            <text:p>10.56535</text:p>
          </table:table-cell>
          <table:table-cell office:value-type="float" office:value="11.52773" calcext:value-type="float">
            <text:p>11.52773</text:p>
          </table:table-cell>
          <table:table-cell office:value-type="float" office:value="3.900186" calcext:value-type="float">
            <text:p>3.900186</text:p>
          </table:table-cell>
          <table:table-cell office:value-type="float" office:value="3.405415" calcext:value-type="float">
            <text:p>3.405415</text:p>
          </table:table-cell>
          <table:table-cell office:value-type="float" office:value="1.766842" calcext:value-type="float">
            <text:p>1.766842</text:p>
          </table:table-cell>
          <table:table-cell office:value-type="float" office:value="1.645684" calcext:value-type="float">
            <text:p>1.645684</text:p>
          </table:table-cell>
          <table:table-cell office:value-type="float" office:value="3.531507" calcext:value-type="float">
            <text:p>3.531507</text:p>
          </table:table-cell>
          <table:table-cell office:value-type="float" office:value="5.500673" calcext:value-type="float">
            <text:p>5.500673</text:p>
          </table:table-cell>
          <table:table-cell office:value-type="float" office:value="5.789865" calcext:value-type="float">
            <text:p>5.789865</text:p>
          </table:table-cell>
          <table:table-cell office:value-type="float" office:value="6.307054" calcext:value-type="float">
            <text:p>6.307054</text:p>
          </table:table-cell>
          <table:table-cell office:value-type="float" office:value="7.019495" calcext:value-type="float">
            <text:p>7.019495</text:p>
          </table:table-cell>
          <table:table-cell office:value-type="float" office:value="7.827172" calcext:value-type="float">
            <text:p>7.827172</text:p>
          </table:table-cell>
          <table:table-cell office:value-type="float" office:value="8.30893" calcext:value-type="float">
            <text:p>8.30893</text:p>
          </table:table-cell>
          <table:table-cell office:value-type="float" office:value="0" calcext:value-type="float">
            <text:p>0</text:p>
          </table:table-cell>
          <table:table-cell office:value-type="float" office:value="12.25008" calcext:value-type="float">
            <text:p>12.25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19019" calcext:value-type="float">
            <text:p>0.051190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4.108024" calcext:value-type="float">
            <text:p>4.108024</text:p>
          </table:table-cell>
          <table:table-cell office:value-type="float" office:value="136.4164" calcext:value-type="float">
            <text:p>136.4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4409" calcext:value-type="float">
            <text:p>24.944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742" calcext:value-type="float">
            <text:p>1174.742</text:p>
          </table:table-cell>
          <table:table-cell office:value-type="float" office:value="1.933565" calcext:value-type="float">
            <text:p>1.933565</text:p>
          </table:table-cell>
          <table:table-cell office:value-type="float" office:value="0" calcext:value-type="float">
            <text:p>0</text:p>
          </table:table-cell>
          <table:table-cell office:value-type="float" office:value="0.4145605" calcext:value-type="float">
            <text:p>0.4145605</text:p>
          </table:table-cell>
          <table:table-cell office:value-type="float" office:value="0.1219731" calcext:value-type="float">
            <text:p>0.1219731</text:p>
          </table:table-cell>
          <table:table-cell office:value-type="float" office:value="0.1059425" calcext:value-type="float">
            <text:p>0.1059425</text:p>
          </table:table-cell>
          <table:table-cell office:value-type="float" office:value="0.03230104" calcext:value-type="float">
            <text:p>0.03230104</text:p>
          </table:table-cell>
          <table:table-cell office:value-type="float" office:value="0.02996009" calcext:value-type="float">
            <text:p>0.02996009</text:p>
          </table:table-cell>
          <table:table-cell office:value-type="float" office:value="0.01921666" calcext:value-type="float">
            <text:p>0.01921666</text:p>
          </table:table-cell>
          <table:table-cell office:value-type="float" office:value="0.02552752" calcext:value-type="float">
            <text:p>0.02552752</text:p>
          </table:table-cell>
          <table:table-cell office:value-type="float" office:value="0.06368056" calcext:value-type="float">
            <text:p>0.06368056</text:p>
          </table:table-cell>
          <table:table-cell office:value-type="float" office:value="0.1188729" calcext:value-type="float">
            <text:p>0.1188729</text:p>
          </table:table-cell>
          <table:table-cell office:value-type="float" office:value="0.1212966" calcext:value-type="float">
            <text:p>0.1212966</text:p>
          </table:table-cell>
          <table:table-cell office:value-type="float" office:value="0.1265208" calcext:value-type="float">
            <text:p>0.1265208</text:p>
          </table:table-cell>
          <table:table-cell office:value-type="float" office:value="0.1341739" calcext:value-type="float">
            <text:p>0.1341739</text:p>
          </table:table-cell>
          <table:table-cell office:value-type="float" office:value="0.1427134" calcext:value-type="float">
            <text:p>0.1427134</text:p>
          </table:table-cell>
          <table:table-cell office:value-type="float" office:value="0.147842" calcext:value-type="float">
            <text:p>0.147842</text:p>
          </table:table-cell>
          <table:table-cell office:value-type="float" office:value="0" calcext:value-type="float">
            <text:p>0</text:p>
          </table:table-cell>
          <table:table-cell office:value-type="float" office:value="16.22287" calcext:value-type="float">
            <text:p>16.22287</text:p>
          </table:table-cell>
          <table:table-cell office:value-type="float" office:value="10.56744" calcext:value-type="float">
            <text:p>10.56744</text:p>
          </table:table-cell>
          <table:table-cell office:value-type="float" office:value="11.5291" calcext:value-type="float">
            <text:p>11.5291</text:p>
          </table:table-cell>
          <table:table-cell office:value-type="float" office:value="3.899893" calcext:value-type="float">
            <text:p>3.899893</text:p>
          </table:table-cell>
          <table:table-cell office:value-type="float" office:value="3.405786" calcext:value-type="float">
            <text:p>3.405786</text:p>
          </table:table-cell>
          <table:table-cell office:value-type="float" office:value="1.76757" calcext:value-type="float">
            <text:p>1.76757</text:p>
          </table:table-cell>
          <table:table-cell office:value-type="float" office:value="1.647585" calcext:value-type="float">
            <text:p>1.647585</text:p>
          </table:table-cell>
          <table:table-cell office:value-type="float" office:value="3.53649" calcext:value-type="float">
            <text:p>3.53649</text:p>
          </table:table-cell>
          <table:table-cell office:value-type="float" office:value="5.508489" calcext:value-type="float">
            <text:p>5.508489</text:p>
          </table:table-cell>
          <table:table-cell office:value-type="float" office:value="5.79765" calcext:value-type="float">
            <text:p>5.79765</text:p>
          </table:table-cell>
          <table:table-cell office:value-type="float" office:value="6.314973" calcext:value-type="float">
            <text:p>6.314973</text:p>
          </table:table-cell>
          <table:table-cell office:value-type="float" office:value="7.026708" calcext:value-type="float">
            <text:p>7.026708</text:p>
          </table:table-cell>
          <table:table-cell office:value-type="float" office:value="7.833822" calcext:value-type="float">
            <text:p>7.833822</text:p>
          </table:table-cell>
          <table:table-cell office:value-type="float" office:value="8.312557" calcext:value-type="float">
            <text:p>8.312557</text:p>
          </table:table-cell>
          <table:table-cell office:value-type="float" office:value="0" calcext:value-type="float">
            <text:p>0</text:p>
          </table:table-cell>
          <table:table-cell office:value-type="float" office:value="6.321954" calcext:value-type="float">
            <text:p>6.321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45803" calcext:value-type="float">
            <text:p>0.053458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4.105477" calcext:value-type="float">
            <text:p>4.105477</text:p>
          </table:table-cell>
          <table:table-cell office:value-type="float" office:value="136.4164" calcext:value-type="float">
            <text:p>136.4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6984" calcext:value-type="float">
            <text:p>24.969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718" calcext:value-type="float">
            <text:p>1174.718</text:p>
          </table:table-cell>
          <table:table-cell office:value-type="float" office:value="1.930928" calcext:value-type="float">
            <text:p>1.930928</text:p>
          </table:table-cell>
          <table:table-cell office:value-type="float" office:value="0" calcext:value-type="float">
            <text:p>0</text:p>
          </table:table-cell>
          <table:table-cell office:value-type="float" office:value="0.3456691" calcext:value-type="float">
            <text:p>0.3456691</text:p>
          </table:table-cell>
          <table:table-cell office:value-type="float" office:value="0.1163512" calcext:value-type="float">
            <text:p>0.1163512</text:p>
          </table:table-cell>
          <table:table-cell office:value-type="float" office:value="0.1072527" calcext:value-type="float">
            <text:p>0.1072527</text:p>
          </table:table-cell>
          <table:table-cell office:value-type="float" office:value="0.03193519" calcext:value-type="float">
            <text:p>0.03193519</text:p>
          </table:table-cell>
          <table:table-cell office:value-type="float" office:value="0.02959457" calcext:value-type="float">
            <text:p>0.02959457</text:p>
          </table:table-cell>
          <table:table-cell office:value-type="float" office:value="0.01911949" calcext:value-type="float">
            <text:p>0.01911949</text:p>
          </table:table-cell>
          <table:table-cell office:value-type="float" office:value="0.02544028" calcext:value-type="float">
            <text:p>0.02544028</text:p>
          </table:table-cell>
          <table:table-cell office:value-type="float" office:value="0.06367216" calcext:value-type="float">
            <text:p>0.06367216</text:p>
          </table:table-cell>
          <table:table-cell office:value-type="float" office:value="0.1189326" calcext:value-type="float">
            <text:p>0.1189326</text:p>
          </table:table-cell>
          <table:table-cell office:value-type="float" office:value="0.1213749" calcext:value-type="float">
            <text:p>0.1213749</text:p>
          </table:table-cell>
          <table:table-cell office:value-type="float" office:value="0.126604" calcext:value-type="float">
            <text:p>0.126604</text:p>
          </table:table-cell>
          <table:table-cell office:value-type="float" office:value="0.1342472" calcext:value-type="float">
            <text:p>0.1342472</text:p>
          </table:table-cell>
          <table:table-cell office:value-type="float" office:value="0.1427848" calcext:value-type="float">
            <text:p>0.1427848</text:p>
          </table:table-cell>
          <table:table-cell office:value-type="float" office:value="0.1479141" calcext:value-type="float">
            <text:p>0.1479141</text:p>
          </table:table-cell>
          <table:table-cell office:value-type="float" office:value="0" calcext:value-type="float">
            <text:p>0</text:p>
          </table:table-cell>
          <table:table-cell office:value-type="float" office:value="16.25851" calcext:value-type="float">
            <text:p>16.25851</text:p>
          </table:table-cell>
          <table:table-cell office:value-type="float" office:value="10.56836" calcext:value-type="float">
            <text:p>10.56836</text:p>
          </table:table-cell>
          <table:table-cell office:value-type="float" office:value="11.531" calcext:value-type="float">
            <text:p>11.531</text:p>
          </table:table-cell>
          <table:table-cell office:value-type="float" office:value="3.899498" calcext:value-type="float">
            <text:p>3.899498</text:p>
          </table:table-cell>
          <table:table-cell office:value-type="float" office:value="3.406041" calcext:value-type="float">
            <text:p>3.406041</text:p>
          </table:table-cell>
          <table:table-cell office:value-type="float" office:value="1.768273" calcext:value-type="float">
            <text:p>1.768273</text:p>
          </table:table-cell>
          <table:table-cell office:value-type="float" office:value="1.64946" calcext:value-type="float">
            <text:p>1.64946</text:p>
          </table:table-cell>
          <table:table-cell office:value-type="float" office:value="3.541448" calcext:value-type="float">
            <text:p>3.541448</text:p>
          </table:table-cell>
          <table:table-cell office:value-type="float" office:value="5.516305" calcext:value-type="float">
            <text:p>5.516305</text:p>
          </table:table-cell>
          <table:table-cell office:value-type="float" office:value="5.805432" calcext:value-type="float">
            <text:p>5.805432</text:p>
          </table:table-cell>
          <table:table-cell office:value-type="float" office:value="6.322892" calcext:value-type="float">
            <text:p>6.322892</text:p>
          </table:table-cell>
          <table:table-cell office:value-type="float" office:value="7.033918" calcext:value-type="float">
            <text:p>7.033918</text:p>
          </table:table-cell>
          <table:table-cell office:value-type="float" office:value="7.840412" calcext:value-type="float">
            <text:p>7.840412</text:p>
          </table:table-cell>
          <table:table-cell office:value-type="float" office:value="8.317061" calcext:value-type="float">
            <text:p>8.317061</text:p>
          </table:table-cell>
          <table:table-cell office:value-type="float" office:value="0" calcext:value-type="float">
            <text:p>0</text:p>
          </table:table-cell>
          <table:table-cell office:value-type="float" office:value="5.388603" calcext:value-type="float">
            <text:p>5.388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92426" calcext:value-type="float">
            <text:p>0.05592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4.104153" calcext:value-type="float">
            <text:p>4.104153</text:p>
          </table:table-cell>
          <table:table-cell office:value-type="float" office:value="136.4162" calcext:value-type="float">
            <text:p>136.4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9542" calcext:value-type="float">
            <text:p>24.995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693" calcext:value-type="float">
            <text:p>1174.693</text:p>
          </table:table-cell>
          <table:table-cell office:value-type="float" office:value="1.929857" calcext:value-type="float">
            <text:p>1.929857</text:p>
          </table:table-cell>
          <table:table-cell office:value-type="float" office:value="0" calcext:value-type="float">
            <text:p>0</text:p>
          </table:table-cell>
          <table:table-cell office:value-type="float" office:value="0.2279728" calcext:value-type="float">
            <text:p>0.2279728</text:p>
          </table:table-cell>
          <table:table-cell office:value-type="float" office:value="0.1052927" calcext:value-type="float">
            <text:p>0.1052927</text:p>
          </table:table-cell>
          <table:table-cell office:value-type="float" office:value="0.1086686" calcext:value-type="float">
            <text:p>0.1086686</text:p>
          </table:table-cell>
          <table:table-cell office:value-type="float" office:value="0.03304595" calcext:value-type="float">
            <text:p>0.03304595</text:p>
          </table:table-cell>
          <table:table-cell office:value-type="float" office:value="0.02929758" calcext:value-type="float">
            <text:p>0.02929758</text:p>
          </table:table-cell>
          <table:table-cell office:value-type="float" office:value="0.01904096" calcext:value-type="float">
            <text:p>0.01904096</text:p>
          </table:table-cell>
          <table:table-cell office:value-type="float" office:value="0.02537412" calcext:value-type="float">
            <text:p>0.02537412</text:p>
          </table:table-cell>
          <table:table-cell office:value-type="float" office:value="0.06367221" calcext:value-type="float">
            <text:p>0.06367221</text:p>
          </table:table-cell>
          <table:table-cell office:value-type="float" office:value="0.118992" calcext:value-type="float">
            <text:p>0.118992</text:p>
          </table:table-cell>
          <table:table-cell office:value-type="float" office:value="0.1214531" calcext:value-type="float">
            <text:p>0.1214531</text:p>
          </table:table-cell>
          <table:table-cell office:value-type="float" office:value="0.1266867" calcext:value-type="float">
            <text:p>0.1266867</text:p>
          </table:table-cell>
          <table:table-cell office:value-type="float" office:value="0.1343206" calcext:value-type="float">
            <text:p>0.1343206</text:p>
          </table:table-cell>
          <table:table-cell office:value-type="float" office:value="0.1428534" calcext:value-type="float">
            <text:p>0.1428534</text:p>
          </table:table-cell>
          <table:table-cell office:value-type="float" office:value="0.1479872" calcext:value-type="float">
            <text:p>0.1479872</text:p>
          </table:table-cell>
          <table:table-cell office:value-type="float" office:value="0" calcext:value-type="float">
            <text:p>0</text:p>
          </table:table-cell>
          <table:table-cell office:value-type="float" office:value="16.28157" calcext:value-type="float">
            <text:p>16.28157</text:p>
          </table:table-cell>
          <table:table-cell office:value-type="float" office:value="10.56919" calcext:value-type="float">
            <text:p>10.56919</text:p>
          </table:table-cell>
          <table:table-cell office:value-type="float" office:value="11.533" calcext:value-type="float">
            <text:p>11.533</text:p>
          </table:table-cell>
          <table:table-cell office:value-type="float" office:value="3.899195" calcext:value-type="float">
            <text:p>3.899195</text:p>
          </table:table-cell>
          <table:table-cell office:value-type="float" office:value="3.406188" calcext:value-type="float">
            <text:p>3.406188</text:p>
          </table:table-cell>
          <table:table-cell office:value-type="float" office:value="1.768956" calcext:value-type="float">
            <text:p>1.768956</text:p>
          </table:table-cell>
          <table:table-cell office:value-type="float" office:value="1.651313" calcext:value-type="float">
            <text:p>1.651313</text:p>
          </table:table-cell>
          <table:table-cell office:value-type="float" office:value="3.546395" calcext:value-type="float">
            <text:p>3.546395</text:p>
          </table:table-cell>
          <table:table-cell office:value-type="float" office:value="5.524115" calcext:value-type="float">
            <text:p>5.524115</text:p>
          </table:table-cell>
          <table:table-cell office:value-type="float" office:value="5.813202" calcext:value-type="float">
            <text:p>5.813202</text:p>
          </table:table-cell>
          <table:table-cell office:value-type="float" office:value="6.330763" calcext:value-type="float">
            <text:p>6.330763</text:p>
          </table:table-cell>
          <table:table-cell office:value-type="float" office:value="7.041126" calcext:value-type="float">
            <text:p>7.041126</text:p>
          </table:table-cell>
          <table:table-cell office:value-type="float" office:value="7.847" calcext:value-type="float">
            <text:p>7.847</text:p>
          </table:table-cell>
          <table:table-cell office:value-type="float" office:value="8.317819" calcext:value-type="float">
            <text:p>8.317819</text:p>
          </table:table-cell>
          <table:table-cell office:value-type="float" office:value="0" calcext:value-type="float">
            <text:p>0</text:p>
          </table:table-cell>
          <table:table-cell office:value-type="float" office:value="2.158287" calcext:value-type="float">
            <text:p>2.158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36871" calcext:value-type="float">
            <text:p>0.057368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4.102282" calcext:value-type="float">
            <text:p>4.102282</text:p>
          </table:table-cell>
          <table:table-cell office:value-type="float" office:value="136.4161" calcext:value-type="float">
            <text:p>136.4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2068" calcext:value-type="float">
            <text:p>25.020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668" calcext:value-type="float">
            <text:p>1174.668</text:p>
          </table:table-cell>
          <table:table-cell office:value-type="float" office:value="1.927688" calcext:value-type="float">
            <text:p>1.927688</text:p>
          </table:table-cell>
          <table:table-cell office:value-type="float" office:value="0" calcext:value-type="float">
            <text:p>0</text:p>
          </table:table-cell>
          <table:table-cell office:value-type="float" office:value="0.2276739" calcext:value-type="float">
            <text:p>0.2276739</text:p>
          </table:table-cell>
          <table:table-cell office:value-type="float" office:value="0.103479" calcext:value-type="float">
            <text:p>0.103479</text:p>
          </table:table-cell>
          <table:table-cell office:value-type="float" office:value="0.09908856" calcext:value-type="float">
            <text:p>0.09908856</text:p>
          </table:table-cell>
          <table:table-cell office:value-type="float" office:value="0.03420699" calcext:value-type="float">
            <text:p>0.03420699</text:p>
          </table:table-cell>
          <table:table-cell office:value-type="float" office:value="0.0290296" calcext:value-type="float">
            <text:p>0.0290296</text:p>
          </table:table-cell>
          <table:table-cell office:value-type="float" office:value="0.01896515" calcext:value-type="float">
            <text:p>0.01896515</text:p>
          </table:table-cell>
          <table:table-cell office:value-type="float" office:value="0.02531137" calcext:value-type="float">
            <text:p>0.02531137</text:p>
          </table:table-cell>
          <table:table-cell office:value-type="float" office:value="0.06367566" calcext:value-type="float">
            <text:p>0.06367566</text:p>
          </table:table-cell>
          <table:table-cell office:value-type="float" office:value="0.1190517" calcext:value-type="float">
            <text:p>0.1190517</text:p>
          </table:table-cell>
          <table:table-cell office:value-type="float" office:value="0.1215302" calcext:value-type="float">
            <text:p>0.1215302</text:p>
          </table:table-cell>
          <table:table-cell office:value-type="float" office:value="0.1267691" calcext:value-type="float">
            <text:p>0.1267691</text:p>
          </table:table-cell>
          <table:table-cell office:value-type="float" office:value="0.1343958" calcext:value-type="float">
            <text:p>0.1343958</text:p>
          </table:table-cell>
          <table:table-cell office:value-type="float" office:value="0.1429255" calcext:value-type="float">
            <text:p>0.1429255</text:p>
          </table:table-cell>
          <table:table-cell office:value-type="float" office:value="0.148059" calcext:value-type="float">
            <text:p>0.148059</text:p>
          </table:table-cell>
          <table:table-cell office:value-type="float" office:value="0" calcext:value-type="float">
            <text:p>0</text:p>
          </table:table-cell>
          <table:table-cell office:value-type="float" office:value="16.2951" calcext:value-type="float">
            <text:p>16.2951</text:p>
          </table:table-cell>
          <table:table-cell office:value-type="float" office:value="10.56763" calcext:value-type="float">
            <text:p>10.56763</text:p>
          </table:table-cell>
          <table:table-cell office:value-type="float" office:value="11.53325" calcext:value-type="float">
            <text:p>11.53325</text:p>
          </table:table-cell>
          <table:table-cell office:value-type="float" office:value="3.899424" calcext:value-type="float">
            <text:p>3.899424</text:p>
          </table:table-cell>
          <table:table-cell office:value-type="float" office:value="3.40623" calcext:value-type="float">
            <text:p>3.40623</text:p>
          </table:table-cell>
          <table:table-cell office:value-type="float" office:value="1.769618" calcext:value-type="float">
            <text:p>1.769618</text:p>
          </table:table-cell>
          <table:table-cell office:value-type="float" office:value="1.653146" calcext:value-type="float">
            <text:p>1.653146</text:p>
          </table:table-cell>
          <table:table-cell office:value-type="float" office:value="3.551321" calcext:value-type="float">
            <text:p>3.551321</text:p>
          </table:table-cell>
          <table:table-cell office:value-type="float" office:value="5.531885" calcext:value-type="float">
            <text:p>5.531885</text:p>
          </table:table-cell>
          <table:table-cell office:value-type="float" office:value="5.820948" calcext:value-type="float">
            <text:p>5.820948</text:p>
          </table:table-cell>
          <table:table-cell office:value-type="float" office:value="6.338626" calcext:value-type="float">
            <text:p>6.338626</text:p>
          </table:table-cell>
          <table:table-cell office:value-type="float" office:value="7.048294" calcext:value-type="float">
            <text:p>7.048294</text:p>
          </table:table-cell>
          <table:table-cell office:value-type="float" office:value="7.853593" calcext:value-type="float">
            <text:p>7.853593</text:p>
          </table:table-cell>
          <table:table-cell office:value-type="float" office:value="8.321693" calcext:value-type="float">
            <text:p>8.321693</text:p>
          </table:table-cell>
          <table:table-cell office:value-type="float" office:value="0" calcext:value-type="float">
            <text:p>0</text:p>
          </table:table-cell>
          <table:table-cell office:value-type="float" office:value="3.087692" calcext:value-type="float">
            <text:p>3.087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25687" calcext:value-type="float">
            <text:p>0.059256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4.10113" calcext:value-type="float">
            <text:p>4.10113</text:p>
          </table:table-cell>
          <table:table-cell office:value-type="float" office:value="136.4159" calcext:value-type="float">
            <text:p>136.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4587" calcext:value-type="float">
            <text:p>25.0458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643" calcext:value-type="float">
            <text:p>1174.643</text:p>
          </table:table-cell>
          <table:table-cell office:value-type="float" office:value="1.926395" calcext:value-type="float">
            <text:p>1.926395</text:p>
          </table:table-cell>
          <table:table-cell office:value-type="float" office:value="0" calcext:value-type="float">
            <text:p>0</text:p>
          </table:table-cell>
          <table:table-cell office:value-type="float" office:value="0.1937588" calcext:value-type="float">
            <text:p>0.1937588</text:p>
          </table:table-cell>
          <table:table-cell office:value-type="float" office:value="0.09431177" calcext:value-type="float">
            <text:p>0.09431177</text:p>
          </table:table-cell>
          <table:table-cell office:value-type="float" office:value="0.09662423" calcext:value-type="float">
            <text:p>0.09662423</text:p>
          </table:table-cell>
          <table:table-cell office:value-type="float" office:value="0.03506447" calcext:value-type="float">
            <text:p>0.03506447</text:p>
          </table:table-cell>
          <table:table-cell office:value-type="float" office:value="0.02962683" calcext:value-type="float">
            <text:p>0.02962683</text:p>
          </table:table-cell>
          <table:table-cell office:value-type="float" office:value="0.01888946" calcext:value-type="float">
            <text:p>0.01888946</text:p>
          </table:table-cell>
          <table:table-cell office:value-type="float" office:value="0.02525242" calcext:value-type="float">
            <text:p>0.02525242</text:p>
          </table:table-cell>
          <table:table-cell office:value-type="float" office:value="0.0636822" calcext:value-type="float">
            <text:p>0.0636822</text:p>
          </table:table-cell>
          <table:table-cell office:value-type="float" office:value="0.1191118" calcext:value-type="float">
            <text:p>0.1191118</text:p>
          </table:table-cell>
          <table:table-cell office:value-type="float" office:value="0.1216067" calcext:value-type="float">
            <text:p>0.1216067</text:p>
          </table:table-cell>
          <table:table-cell office:value-type="float" office:value="0.126851" calcext:value-type="float">
            <text:p>0.126851</text:p>
          </table:table-cell>
          <table:table-cell office:value-type="float" office:value="0.1344699" calcext:value-type="float">
            <text:p>0.1344699</text:p>
          </table:table-cell>
          <table:table-cell office:value-type="float" office:value="0.1429959" calcext:value-type="float">
            <text:p>0.1429959</text:p>
          </table:table-cell>
          <table:table-cell office:value-type="float" office:value="0.1481311" calcext:value-type="float">
            <text:p>0.1481311</text:p>
          </table:table-cell>
          <table:table-cell office:value-type="float" office:value="0" calcext:value-type="float">
            <text:p>0</text:p>
          </table:table-cell>
          <table:table-cell office:value-type="float" office:value="16.30599" calcext:value-type="float">
            <text:p>16.30599</text:p>
          </table:table-cell>
          <table:table-cell office:value-type="float" office:value="10.56631" calcext:value-type="float">
            <text:p>10.56631</text:p>
          </table:table-cell>
          <table:table-cell office:value-type="float" office:value="11.53287" calcext:value-type="float">
            <text:p>11.53287</text:p>
          </table:table-cell>
          <table:table-cell office:value-type="float" office:value="3.899907" calcext:value-type="float">
            <text:p>3.899907</text:p>
          </table:table-cell>
          <table:table-cell office:value-type="float" office:value="3.406298" calcext:value-type="float">
            <text:p>3.406298</text:p>
          </table:table-cell>
          <table:table-cell office:value-type="float" office:value="1.77026" calcext:value-type="float">
            <text:p>1.77026</text:p>
          </table:table-cell>
          <table:table-cell office:value-type="float" office:value="1.654962" calcext:value-type="float">
            <text:p>1.654962</text:p>
          </table:table-cell>
          <table:table-cell office:value-type="float" office:value="3.55624" calcext:value-type="float">
            <text:p>3.55624</text:p>
          </table:table-cell>
          <table:table-cell office:value-type="float" office:value="5.539656" calcext:value-type="float">
            <text:p>5.539656</text:p>
          </table:table-cell>
          <table:table-cell office:value-type="float" office:value="5.828695" calcext:value-type="float">
            <text:p>5.828695</text:p>
          </table:table-cell>
          <table:table-cell office:value-type="float" office:value="6.346488" calcext:value-type="float">
            <text:p>6.346488</text:p>
          </table:table-cell>
          <table:table-cell office:value-type="float" office:value="7.055427" calcext:value-type="float">
            <text:p>7.055427</text:p>
          </table:table-cell>
          <table:table-cell office:value-type="float" office:value="7.860183" calcext:value-type="float">
            <text:p>7.860183</text:p>
          </table:table-cell>
          <table:table-cell office:value-type="float" office:value="8.322454" calcext:value-type="float">
            <text:p>8.322454</text:p>
          </table:table-cell>
          <table:table-cell office:value-type="float" office:value="0" calcext:value-type="float">
            <text:p>0</text:p>
          </table:table-cell>
          <table:table-cell office:value-type="float" office:value="1.997346" calcext:value-type="float">
            <text:p>1.997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5527" calcext:value-type="float">
            <text:p>0.06055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4.099136" calcext:value-type="float">
            <text:p>4.099136</text:p>
          </table:table-cell>
          <table:table-cell office:value-type="float" office:value="136.4159" calcext:value-type="float">
            <text:p>136.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7094" calcext:value-type="float">
            <text:p>25.070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618" calcext:value-type="float">
            <text:p>1174.618</text:p>
          </table:table-cell>
          <table:table-cell office:value-type="float" office:value="1.923808" calcext:value-type="float">
            <text:p>1.923808</text:p>
          </table:table-cell>
          <table:table-cell office:value-type="float" office:value="0" calcext:value-type="float">
            <text:p>0</text:p>
          </table:table-cell>
          <table:table-cell office:value-type="float" office:value="0.2403363" calcext:value-type="float">
            <text:p>0.2403363</text:p>
          </table:table-cell>
          <table:table-cell office:value-type="float" office:value="0.1031671" calcext:value-type="float">
            <text:p>0.1031671</text:p>
          </table:table-cell>
          <table:table-cell office:value-type="float" office:value="0.0951098" calcext:value-type="float">
            <text:p>0.0951098</text:p>
          </table:table-cell>
          <table:table-cell office:value-type="float" office:value="0.0322881" calcext:value-type="float">
            <text:p>0.0322881</text:p>
          </table:table-cell>
          <table:table-cell office:value-type="float" office:value="0.03049318" calcext:value-type="float">
            <text:p>0.03049318</text:p>
          </table:table-cell>
          <table:table-cell office:value-type="float" office:value="0.0188436" calcext:value-type="float">
            <text:p>0.0188436</text:p>
          </table:table-cell>
          <table:table-cell office:value-type="float" office:value="0.02519493" calcext:value-type="float">
            <text:p>0.02519493</text:p>
          </table:table-cell>
          <table:table-cell office:value-type="float" office:value="0.06368944" calcext:value-type="float">
            <text:p>0.06368944</text:p>
          </table:table-cell>
          <table:table-cell office:value-type="float" office:value="0.1191719" calcext:value-type="float">
            <text:p>0.1191719</text:p>
          </table:table-cell>
          <table:table-cell office:value-type="float" office:value="0.121683" calcext:value-type="float">
            <text:p>0.121683</text:p>
          </table:table-cell>
          <table:table-cell office:value-type="float" office:value="0.1269329" calcext:value-type="float">
            <text:p>0.1269329</text:p>
          </table:table-cell>
          <table:table-cell office:value-type="float" office:value="0.1345469" calcext:value-type="float">
            <text:p>0.1345469</text:p>
          </table:table-cell>
          <table:table-cell office:value-type="float" office:value="0.1430676" calcext:value-type="float">
            <text:p>0.1430676</text:p>
          </table:table-cell>
          <table:table-cell office:value-type="float" office:value="0.1482041" calcext:value-type="float">
            <text:p>0.1482041</text:p>
          </table:table-cell>
          <table:table-cell office:value-type="float" office:value="0" calcext:value-type="float">
            <text:p>0</text:p>
          </table:table-cell>
          <table:table-cell office:value-type="float" office:value="16.31745" calcext:value-type="float">
            <text:p>16.31745</text:p>
          </table:table-cell>
          <table:table-cell office:value-type="float" office:value="10.5639" calcext:value-type="float">
            <text:p>10.5639</text:p>
          </table:table-cell>
          <table:table-cell office:value-type="float" office:value="11.53135" calcext:value-type="float">
            <text:p>11.53135</text:p>
          </table:table-cell>
          <table:table-cell office:value-type="float" office:value="3.900006" calcext:value-type="float">
            <text:p>3.900006</text:p>
          </table:table-cell>
          <table:table-cell office:value-type="float" office:value="3.406678" calcext:value-type="float">
            <text:p>3.406678</text:p>
          </table:table-cell>
          <table:table-cell office:value-type="float" office:value="1.770881" calcext:value-type="float">
            <text:p>1.770881</text:p>
          </table:table-cell>
          <table:table-cell office:value-type="float" office:value="1.656758" calcext:value-type="float">
            <text:p>1.656758</text:p>
          </table:table-cell>
          <table:table-cell office:value-type="float" office:value="3.561135" calcext:value-type="float">
            <text:p>3.561135</text:p>
          </table:table-cell>
          <table:table-cell office:value-type="float" office:value="5.547426" calcext:value-type="float">
            <text:p>5.547426</text:p>
          </table:table-cell>
          <table:table-cell office:value-type="float" office:value="5.836441" calcext:value-type="float">
            <text:p>5.836441</text:p>
          </table:table-cell>
          <table:table-cell office:value-type="float" office:value="6.354351" calcext:value-type="float">
            <text:p>6.354351</text:p>
          </table:table-cell>
          <table:table-cell office:value-type="float" office:value="7.062559" calcext:value-type="float">
            <text:p>7.062559</text:p>
          </table:table-cell>
          <table:table-cell office:value-type="float" office:value="7.866773" calcext:value-type="float">
            <text:p>7.866773</text:p>
          </table:table-cell>
          <table:table-cell office:value-type="float" office:value="8.328474" calcext:value-type="float">
            <text:p>8.328474</text:p>
          </table:table-cell>
          <table:table-cell office:value-type="float" office:value="0" calcext:value-type="float">
            <text:p>0</text:p>
          </table:table-cell>
          <table:table-cell office:value-type="float" office:value="3.465214" calcext:value-type="float">
            <text:p>3.465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5158" calcext:value-type="float">
            <text:p>0.06251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4.095631" calcext:value-type="float">
            <text:p>4.095631</text:p>
          </table:table-cell>
          <table:table-cell office:value-type="float" office:value="136.4161" calcext:value-type="float">
            <text:p>136.4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961" calcext:value-type="float">
            <text:p>25.09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593" calcext:value-type="float">
            <text:p>1174.593</text:p>
          </table:table-cell>
          <table:table-cell office:value-type="float" office:value="1.918732" calcext:value-type="float">
            <text:p>1.918732</text:p>
          </table:table-cell>
          <table:table-cell office:value-type="float" office:value="0" calcext:value-type="float">
            <text:p>0</text:p>
          </table:table-cell>
          <table:table-cell office:value-type="float" office:value="0.4016742" calcext:value-type="float">
            <text:p>0.4016742</text:p>
          </table:table-cell>
          <table:table-cell office:value-type="float" office:value="0.1047429" calcext:value-type="float">
            <text:p>0.1047429</text:p>
          </table:table-cell>
          <table:table-cell office:value-type="float" office:value="0.09150556" calcext:value-type="float">
            <text:p>0.09150556</text:p>
          </table:table-cell>
          <table:table-cell office:value-type="float" office:value="0.03121647" calcext:value-type="float">
            <text:p>0.03121647</text:p>
          </table:table-cell>
          <table:table-cell office:value-type="float" office:value="0.03102842" calcext:value-type="float">
            <text:p>0.03102842</text:p>
          </table:table-cell>
          <table:table-cell office:value-type="float" office:value="0.0188082" calcext:value-type="float">
            <text:p>0.0188082</text:p>
          </table:table-cell>
          <table:table-cell office:value-type="float" office:value="0.02516692" calcext:value-type="float">
            <text:p>0.02516692</text:p>
          </table:table-cell>
          <table:table-cell office:value-type="float" office:value="0.06370168" calcext:value-type="float">
            <text:p>0.06370168</text:p>
          </table:table-cell>
          <table:table-cell office:value-type="float" office:value="0.1192326" calcext:value-type="float">
            <text:p>0.1192326</text:p>
          </table:table-cell>
          <table:table-cell office:value-type="float" office:value="0.1217589" calcext:value-type="float">
            <text:p>0.1217589</text:p>
          </table:table-cell>
          <table:table-cell office:value-type="float" office:value="0.1270144" calcext:value-type="float">
            <text:p>0.1270144</text:p>
          </table:table-cell>
          <table:table-cell office:value-type="float" office:value="0.1346284" calcext:value-type="float">
            <text:p>0.1346284</text:p>
          </table:table-cell>
          <table:table-cell office:value-type="float" office:value="0.1431404" calcext:value-type="float">
            <text:p>0.1431404</text:p>
          </table:table-cell>
          <table:table-cell office:value-type="float" office:value="0.1482766" calcext:value-type="float">
            <text:p>0.1482766</text:p>
          </table:table-cell>
          <table:table-cell office:value-type="float" office:value="0" calcext:value-type="float">
            <text:p>0</text:p>
          </table:table-cell>
          <table:table-cell office:value-type="float" office:value="16.3416" calcext:value-type="float">
            <text:p>16.3416</text:p>
          </table:table-cell>
          <table:table-cell office:value-type="float" office:value="10.56159" calcext:value-type="float">
            <text:p>10.56159</text:p>
          </table:table-cell>
          <table:table-cell office:value-type="float" office:value="11.52998" calcext:value-type="float">
            <text:p>11.52998</text:p>
          </table:table-cell>
          <table:table-cell office:value-type="float" office:value="3.899789" calcext:value-type="float">
            <text:p>3.899789</text:p>
          </table:table-cell>
          <table:table-cell office:value-type="float" office:value="3.407238" calcext:value-type="float">
            <text:p>3.407238</text:p>
          </table:table-cell>
          <table:table-cell office:value-type="float" office:value="1.771489" calcext:value-type="float">
            <text:p>1.771489</text:p>
          </table:table-cell>
          <table:table-cell office:value-type="float" office:value="1.658539" calcext:value-type="float">
            <text:p>1.658539</text:p>
          </table:table-cell>
          <table:table-cell office:value-type="float" office:value="3.566029" calcext:value-type="float">
            <text:p>3.566029</text:p>
          </table:table-cell>
          <table:table-cell office:value-type="float" office:value="5.555155" calcext:value-type="float">
            <text:p>5.555155</text:p>
          </table:table-cell>
          <table:table-cell office:value-type="float" office:value="5.844159" calcext:value-type="float">
            <text:p>5.844159</text:p>
          </table:table-cell>
          <table:table-cell office:value-type="float" office:value="6.362213" calcext:value-type="float">
            <text:p>6.362213</text:p>
          </table:table-cell>
          <table:table-cell office:value-type="float" office:value="7.069692" calcext:value-type="float">
            <text:p>7.069692</text:p>
          </table:table-cell>
          <table:table-cell office:value-type="float" office:value="7.873359" calcext:value-type="float">
            <text:p>7.873359</text:p>
          </table:table-cell>
          <table:table-cell office:value-type="float" office:value="8.337003" calcext:value-type="float">
            <text:p>8.337003</text:p>
          </table:table-cell>
          <table:table-cell office:value-type="float" office:value="0" calcext:value-type="float">
            <text:p>0</text:p>
          </table:table-cell>
          <table:table-cell office:value-type="float" office:value="8.143078" calcext:value-type="float">
            <text:p>8.143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70403" calcext:value-type="float">
            <text:p>0.065704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4.093237" calcext:value-type="float">
            <text:p>4.093237</text:p>
          </table:table-cell>
          <table:table-cell office:value-type="float" office:value="136.4161" calcext:value-type="float">
            <text:p>136.4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2145" calcext:value-type="float">
            <text:p>25.121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568" calcext:value-type="float">
            <text:p>1174.568</text:p>
          </table:table-cell>
          <table:table-cell office:value-type="float" office:value="1.915907" calcext:value-type="float">
            <text:p>1.915907</text:p>
          </table:table-cell>
          <table:table-cell office:value-type="float" office:value="0" calcext:value-type="float">
            <text:p>0</text:p>
          </table:table-cell>
          <table:table-cell office:value-type="float" office:value="0.3715978" calcext:value-type="float">
            <text:p>0.3715978</text:p>
          </table:table-cell>
          <table:table-cell office:value-type="float" office:value="0.1179798" calcext:value-type="float">
            <text:p>0.1179798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314137" calcext:value-type="float">
            <text:p>0.0314137</text:p>
          </table:table-cell>
          <table:table-cell office:value-type="float" office:value="0.03001085" calcext:value-type="float">
            <text:p>0.03001085</text:p>
          </table:table-cell>
          <table:table-cell office:value-type="float" office:value="0.01880556" calcext:value-type="float">
            <text:p>0.01880556</text:p>
          </table:table-cell>
          <table:table-cell office:value-type="float" office:value="0.02516107" calcext:value-type="float">
            <text:p>0.02516107</text:p>
          </table:table-cell>
          <table:table-cell office:value-type="float" office:value="0.06372108" calcext:value-type="float">
            <text:p>0.06372108</text:p>
          </table:table-cell>
          <table:table-cell office:value-type="float" office:value="0.1192943" calcext:value-type="float">
            <text:p>0.1192943</text:p>
          </table:table-cell>
          <table:table-cell office:value-type="float" office:value="0.1218344" calcext:value-type="float">
            <text:p>0.1218344</text:p>
          </table:table-cell>
          <table:table-cell office:value-type="float" office:value="0.1270964" calcext:value-type="float">
            <text:p>0.1270964</text:p>
          </table:table-cell>
          <table:table-cell office:value-type="float" office:value="0.1347029" calcext:value-type="float">
            <text:p>0.1347029</text:p>
          </table:table-cell>
          <table:table-cell office:value-type="float" office:value="0.1432102" calcext:value-type="float">
            <text:p>0.1432102</text:p>
          </table:table-cell>
          <table:table-cell office:value-type="float" office:value="0.1483491" calcext:value-type="float">
            <text:p>0.1483491</text:p>
          </table:table-cell>
          <table:table-cell office:value-type="float" office:value="0" calcext:value-type="float">
            <text:p>0</text:p>
          </table:table-cell>
          <table:table-cell office:value-type="float" office:value="16.38134" calcext:value-type="float">
            <text:p>16.38134</text:p>
          </table:table-cell>
          <table:table-cell office:value-type="float" office:value="10.56137" calcext:value-type="float">
            <text:p>10.56137</text:p>
          </table:table-cell>
          <table:table-cell office:value-type="float" office:value="11.5289" calcext:value-type="float">
            <text:p>11.5289</text:p>
          </table:table-cell>
          <table:table-cell office:value-type="float" office:value="3.899314" calcext:value-type="float">
            <text:p>3.899314</text:p>
          </table:table-cell>
          <table:table-cell office:value-type="float" office:value="3.407629" calcext:value-type="float">
            <text:p>3.407629</text:p>
          </table:table-cell>
          <table:table-cell office:value-type="float" office:value="1.772088" calcext:value-type="float">
            <text:p>1.772088</text:p>
          </table:table-cell>
          <table:table-cell office:value-type="float" office:value="1.660311" calcext:value-type="float">
            <text:p>1.660311</text:p>
          </table:table-cell>
          <table:table-cell office:value-type="float" office:value="3.570894" calcext:value-type="float">
            <text:p>3.570894</text:p>
          </table:table-cell>
          <table:table-cell office:value-type="float" office:value="5.56288" calcext:value-type="float">
            <text:p>5.56288</text:p>
          </table:table-cell>
          <table:table-cell office:value-type="float" office:value="5.851867" calcext:value-type="float">
            <text:p>5.851867</text:p>
          </table:table-cell>
          <table:table-cell office:value-type="float" office:value="6.370068" calcext:value-type="float">
            <text:p>6.370068</text:p>
          </table:table-cell>
          <table:table-cell office:value-type="float" office:value="7.076824" calcext:value-type="float">
            <text:p>7.076824</text:p>
          </table:table-cell>
          <table:table-cell office:value-type="float" office:value="7.879949" calcext:value-type="float">
            <text:p>7.879949</text:p>
          </table:table-cell>
          <table:table-cell office:value-type="float" office:value="8.342976" calcext:value-type="float">
            <text:p>8.342976</text:p>
          </table:table-cell>
          <table:table-cell office:value-type="float" office:value="0" calcext:value-type="float">
            <text:p>0</text:p>
          </table:table-cell>
          <table:table-cell office:value-type="float" office:value="5.933377" calcext:value-type="float">
            <text:p>5.933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97452" calcext:value-type="float">
            <text:p>0.067974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4.092086" calcext:value-type="float">
            <text:p>4.092086</text:p>
          </table:table-cell>
          <table:table-cell office:value-type="float" office:value="136.4159" calcext:value-type="float">
            <text:p>136.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467" calcext:value-type="float">
            <text:p>25.14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544" calcext:value-type="float">
            <text:p>1174.544</text:p>
          </table:table-cell>
          <table:table-cell office:value-type="float" office:value="1.91475" calcext:value-type="float">
            <text:p>1.91475</text:p>
          </table:table-cell>
          <table:table-cell office:value-type="float" office:value="0" calcext:value-type="float">
            <text:p>0</text:p>
          </table:table-cell>
          <table:table-cell office:value-type="float" office:value="0.2420622" calcext:value-type="float">
            <text:p>0.2420622</text:p>
          </table:table-cell>
          <table:table-cell office:value-type="float" office:value="0.1051701" calcext:value-type="float">
            <text:p>0.1051701</text:p>
          </table:table-cell>
          <table:table-cell office:value-type="float" office:value="0.1014352" calcext:value-type="float">
            <text:p>0.1014352</text:p>
          </table:table-cell>
          <table:table-cell office:value-type="float" office:value="0.03271081" calcext:value-type="float">
            <text:p>0.03271081</text:p>
          </table:table-cell>
          <table:table-cell office:value-type="float" office:value="0.03035808" calcext:value-type="float">
            <text:p>0.03035808</text:p>
          </table:table-cell>
          <table:table-cell office:value-type="float" office:value="0.01879521" calcext:value-type="float">
            <text:p>0.01879521</text:p>
          </table:table-cell>
          <table:table-cell office:value-type="float" office:value="0.02514005" calcext:value-type="float">
            <text:p>0.02514005</text:p>
          </table:table-cell>
          <table:table-cell office:value-type="float" office:value="0.06374735" calcext:value-type="float">
            <text:p>0.06374735</text:p>
          </table:table-cell>
          <table:table-cell office:value-type="float" office:value="0.1193585" calcext:value-type="float">
            <text:p>0.1193585</text:p>
          </table:table-cell>
          <table:table-cell office:value-type="float" office:value="0.1219101" calcext:value-type="float">
            <text:p>0.1219101</text:p>
          </table:table-cell>
          <table:table-cell office:value-type="float" office:value="0.1271778" calcext:value-type="float">
            <text:p>0.1271778</text:p>
          </table:table-cell>
          <table:table-cell office:value-type="float" office:value="0.1347741" calcext:value-type="float">
            <text:p>0.1347741</text:p>
          </table:table-cell>
          <table:table-cell office:value-type="float" office:value="0.1432789" calcext:value-type="float">
            <text:p>0.1432789</text:p>
          </table:table-cell>
          <table:table-cell office:value-type="float" office:value="0.1484212" calcext:value-type="float">
            <text:p>0.1484212</text:p>
          </table:table-cell>
          <table:table-cell office:value-type="float" office:value="0" calcext:value-type="float">
            <text:p>0</text:p>
          </table:table-cell>
          <table:table-cell office:value-type="float" office:value="16.40721" calcext:value-type="float">
            <text:p>16.40721</text:p>
          </table:table-cell>
          <table:table-cell office:value-type="float" office:value="10.56184" calcext:value-type="float">
            <text:p>10.56184</text:p>
          </table:table-cell>
          <table:table-cell office:value-type="float" office:value="11.52915" calcext:value-type="float">
            <text:p>11.52915</text:p>
          </table:table-cell>
          <table:table-cell office:value-type="float" office:value="3.899059" calcext:value-type="float">
            <text:p>3.899059</text:p>
          </table:table-cell>
          <table:table-cell office:value-type="float" office:value="3.40791" calcext:value-type="float">
            <text:p>3.40791</text:p>
          </table:table-cell>
          <table:table-cell office:value-type="float" office:value="1.772684" calcext:value-type="float">
            <text:p>1.772684</text:p>
          </table:table-cell>
          <table:table-cell office:value-type="float" office:value="1.66207" calcext:value-type="float">
            <text:p>1.66207</text:p>
          </table:table-cell>
          <table:table-cell office:value-type="float" office:value="3.575758" calcext:value-type="float">
            <text:p>3.575758</text:p>
          </table:table-cell>
          <table:table-cell office:value-type="float" office:value="5.570604" calcext:value-type="float">
            <text:p>5.570604</text:p>
          </table:table-cell>
          <table:table-cell office:value-type="float" office:value="5.859574" calcext:value-type="float">
            <text:p>5.859574</text:p>
          </table:table-cell>
          <table:table-cell office:value-type="float" office:value="6.377873" calcext:value-type="float">
            <text:p>6.377873</text:p>
          </table:table-cell>
          <table:table-cell office:value-type="float" office:value="7.083957" calcext:value-type="float">
            <text:p>7.083957</text:p>
          </table:table-cell>
          <table:table-cell office:value-type="float" office:value="7.886494" calcext:value-type="float">
            <text:p>7.886494</text:p>
          </table:table-cell>
          <table:table-cell office:value-type="float" office:value="8.344765" calcext:value-type="float">
            <text:p>8.344765</text:p>
          </table:table-cell>
          <table:table-cell office:value-type="float" office:value="0" calcext:value-type="float">
            <text:p>0</text:p>
          </table:table-cell>
          <table:table-cell office:value-type="float" office:value="2.662406" calcext:value-type="float">
            <text:p>2.662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22633" calcext:value-type="float">
            <text:p>0.069226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4.090956" calcext:value-type="float">
            <text:p>4.090956</text:p>
          </table:table-cell>
          <table:table-cell office:value-type="float" office:value="136.4157" calcext:value-type="float">
            <text:p>136.4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7166" calcext:value-type="float">
            <text:p>25.171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519" calcext:value-type="float">
            <text:p>1174.519</text:p>
          </table:table-cell>
          <table:table-cell office:value-type="float" office:value="1.913349" calcext:value-type="float">
            <text:p>1.913349</text:p>
          </table:table-cell>
          <table:table-cell office:value-type="float" office:value="0" calcext:value-type="float">
            <text:p>0</text:p>
          </table:table-cell>
          <table:table-cell office:value-type="float" office:value="0.2009494" calcext:value-type="float">
            <text:p>0.2009494</text:p>
          </table:table-cell>
          <table:table-cell office:value-type="float" office:value="0.09828422" calcext:value-type="float">
            <text:p>0.09828422</text:p>
          </table:table-cell>
          <table:table-cell office:value-type="float" office:value="0.09653786" calcext:value-type="float">
            <text:p>0.09653786</text:p>
          </table:table-cell>
          <table:table-cell office:value-type="float" office:value="0.03241035" calcext:value-type="float">
            <text:p>0.03241035</text:p>
          </table:table-cell>
          <table:table-cell office:value-type="float" office:value="0.03134215" calcext:value-type="float">
            <text:p>0.03134215</text:p>
          </table:table-cell>
          <table:table-cell office:value-type="float" office:value="0.01887806" calcext:value-type="float">
            <text:p>0.01887806</text:p>
          </table:table-cell>
          <table:table-cell office:value-type="float" office:value="0.02511508" calcext:value-type="float">
            <text:p>0.02511508</text:p>
          </table:table-cell>
          <table:table-cell office:value-type="float" office:value="0.06377006" calcext:value-type="float">
            <text:p>0.06377006</text:p>
          </table:table-cell>
          <table:table-cell office:value-type="float" office:value="0.1194244" calcext:value-type="float">
            <text:p>0.1194244</text:p>
          </table:table-cell>
          <table:table-cell office:value-type="float" office:value="0.1219861" calcext:value-type="float">
            <text:p>0.1219861</text:p>
          </table:table-cell>
          <table:table-cell office:value-type="float" office:value="0.1272593" calcext:value-type="float">
            <text:p>0.1272593</text:p>
          </table:table-cell>
          <table:table-cell office:value-type="float" office:value="0.1348473" calcext:value-type="float">
            <text:p>0.1348473</text:p>
          </table:table-cell>
          <table:table-cell office:value-type="float" office:value="0.1433489" calcext:value-type="float">
            <text:p>0.1433489</text:p>
          </table:table-cell>
          <table:table-cell office:value-type="float" office:value="0.1484922" calcext:value-type="float">
            <text:p>0.1484922</text:p>
          </table:table-cell>
          <table:table-cell office:value-type="float" office:value="0" calcext:value-type="float">
            <text:p>0</text:p>
          </table:table-cell>
          <table:table-cell office:value-type="float" office:value="16.41956" calcext:value-type="float">
            <text:p>16.41956</text:p>
          </table:table-cell>
          <table:table-cell office:value-type="float" office:value="10.56038" calcext:value-type="float">
            <text:p>10.56038</text:p>
          </table:table-cell>
          <table:table-cell office:value-type="float" office:value="11.52847" calcext:value-type="float">
            <text:p>11.52847</text:p>
          </table:table-cell>
          <table:table-cell office:value-type="float" office:value="3.898967" calcext:value-type="float">
            <text:p>3.898967</text:p>
          </table:table-cell>
          <table:table-cell office:value-type="float" office:value="3.408425" calcext:value-type="float">
            <text:p>3.408425</text:p>
          </table:table-cell>
          <table:table-cell office:value-type="float" office:value="1.773273" calcext:value-type="float">
            <text:p>1.773273</text:p>
          </table:table-cell>
          <table:table-cell office:value-type="float" office:value="1.663818" calcext:value-type="float">
            <text:p>1.663818</text:p>
          </table:table-cell>
          <table:table-cell office:value-type="float" office:value="3.58062" calcext:value-type="float">
            <text:p>3.58062</text:p>
          </table:table-cell>
          <table:table-cell office:value-type="float" office:value="5.578303" calcext:value-type="float">
            <text:p>5.578303</text:p>
          </table:table-cell>
          <table:table-cell office:value-type="float" office:value="5.867277" calcext:value-type="float">
            <text:p>5.867277</text:p>
          </table:table-cell>
          <table:table-cell office:value-type="float" office:value="6.385679" calcext:value-type="float">
            <text:p>6.385679</text:p>
          </table:table-cell>
          <table:table-cell office:value-type="float" office:value="7.091089" calcext:value-type="float">
            <text:p>7.091089</text:p>
          </table:table-cell>
          <table:table-cell office:value-type="float" office:value="7.893006" calcext:value-type="float">
            <text:p>7.893006</text:p>
          </table:table-cell>
          <table:table-cell office:value-type="float" office:value="8.346504" calcext:value-type="float">
            <text:p>8.346504</text:p>
          </table:table-cell>
          <table:table-cell office:value-type="float" office:value="0" calcext:value-type="float">
            <text:p>0</text:p>
          </table:table-cell>
          <table:table-cell office:value-type="float" office:value="2.126426" calcext:value-type="float">
            <text:p>2.126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45247" calcext:value-type="float">
            <text:p>0.070452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4.090318" calcext:value-type="float">
            <text:p>4.090318</text:p>
          </table:table-cell>
          <table:table-cell office:value-type="float" office:value="136.4156" calcext:value-type="float">
            <text:p>136.4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9644" calcext:value-type="float">
            <text:p>25.196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495" calcext:value-type="float">
            <text:p>1174.495</text:p>
          </table:table-cell>
          <table:table-cell office:value-type="float" office:value="1.912526" calcext:value-type="float">
            <text:p>1.912526</text:p>
          </table:table-cell>
          <table:table-cell office:value-type="float" office:value="0" calcext:value-type="float">
            <text:p>0</text:p>
          </table:table-cell>
          <table:table-cell office:value-type="float" office:value="0.1597142" calcext:value-type="float">
            <text:p>0.1597142</text:p>
          </table:table-cell>
          <table:table-cell office:value-type="float" office:value="0.08616588" calcext:value-type="float">
            <text:p>0.08616588</text:p>
          </table:table-cell>
          <table:table-cell office:value-type="float" office:value="0.08735601" calcext:value-type="float">
            <text:p>0.08735601</text:p>
          </table:table-cell>
          <table:table-cell office:value-type="float" office:value="0.03081927" calcext:value-type="float">
            <text:p>0.03081927</text:p>
          </table:table-cell>
          <table:table-cell office:value-type="float" office:value="0.03003628" calcext:value-type="float">
            <text:p>0.03003628</text:p>
          </table:table-cell>
          <table:table-cell office:value-type="float" office:value="0.01955736" calcext:value-type="float">
            <text:p>0.01955736</text:p>
          </table:table-cell>
          <table:table-cell office:value-type="float" office:value="0.02509615" calcext:value-type="float">
            <text:p>0.02509615</text:p>
          </table:table-cell>
          <table:table-cell office:value-type="float" office:value="0.06379127" calcext:value-type="float">
            <text:p>0.06379127</text:p>
          </table:table-cell>
          <table:table-cell office:value-type="float" office:value="0.11949" calcext:value-type="float">
            <text:p>0.11949</text:p>
          </table:table-cell>
          <table:table-cell office:value-type="float" office:value="0.1220619" calcext:value-type="float">
            <text:p>0.1220619</text:p>
          </table:table-cell>
          <table:table-cell office:value-type="float" office:value="0.1273406" calcext:value-type="float">
            <text:p>0.1273406</text:p>
          </table:table-cell>
          <table:table-cell office:value-type="float" office:value="0.134921" calcext:value-type="float">
            <text:p>0.134921</text:p>
          </table:table-cell>
          <table:table-cell office:value-type="float" office:value="0.1434186" calcext:value-type="float">
            <text:p>0.1434186</text:p>
          </table:table-cell>
          <table:table-cell office:value-type="float" office:value="0.1485636" calcext:value-type="float">
            <text:p>0.1485636</text:p>
          </table:table-cell>
          <table:table-cell office:value-type="float" office:value="0" calcext:value-type="float">
            <text:p>0</text:p>
          </table:table-cell>
          <table:table-cell office:value-type="float" office:value="16.4258" calcext:value-type="float">
            <text:p>16.4258</text:p>
          </table:table-cell>
          <table:table-cell office:value-type="float" office:value="10.55812" calcext:value-type="float">
            <text:p>10.55812</text:p>
          </table:table-cell>
          <table:table-cell office:value-type="float" office:value="11.52672" calcext:value-type="float">
            <text:p>11.52672</text:p>
          </table:table-cell>
          <table:table-cell office:value-type="float" office:value="3.898742" calcext:value-type="float">
            <text:p>3.898742</text:p>
          </table:table-cell>
          <table:table-cell office:value-type="float" office:value="3.408934" calcext:value-type="float">
            <text:p>3.408934</text:p>
          </table:table-cell>
          <table:table-cell office:value-type="float" office:value="1.773919" calcext:value-type="float">
            <text:p>1.773919</text:p>
          </table:table-cell>
          <table:table-cell office:value-type="float" office:value="1.665555" calcext:value-type="float">
            <text:p>1.665555</text:p>
          </table:table-cell>
          <table:table-cell office:value-type="float" office:value="3.585457" calcext:value-type="float">
            <text:p>3.585457</text:p>
          </table:table-cell>
          <table:table-cell office:value-type="float" office:value="5.585982" calcext:value-type="float">
            <text:p>5.585982</text:p>
          </table:table-cell>
          <table:table-cell office:value-type="float" office:value="5.874947" calcext:value-type="float">
            <text:p>5.874947</text:p>
          </table:table-cell>
          <table:table-cell office:value-type="float" office:value="6.393485" calcext:value-type="float">
            <text:p>6.393485</text:p>
          </table:table-cell>
          <table:table-cell office:value-type="float" office:value="7.098222" calcext:value-type="float">
            <text:p>7.098222</text:p>
          </table:table-cell>
          <table:table-cell office:value-type="float" office:value="7.899518" calcext:value-type="float">
            <text:p>7.899518</text:p>
          </table:table-cell>
          <table:table-cell office:value-type="float" office:value="8.346623" calcext:value-type="float">
            <text:p>8.346623</text:p>
          </table:table-cell>
          <table:table-cell office:value-type="float" office:value="0" calcext:value-type="float">
            <text:p>0</text:p>
          </table:table-cell>
          <table:table-cell office:value-type="float" office:value="1.258193" calcext:value-type="float">
            <text:p>1.258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25359" calcext:value-type="float">
            <text:p>0.071253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4.088699" calcext:value-type="float">
            <text:p>4.088699</text:p>
          </table:table-cell>
          <table:table-cell office:value-type="float" office:value="136.4156" calcext:value-type="float">
            <text:p>136.4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2107" calcext:value-type="float">
            <text:p>25.221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471" calcext:value-type="float">
            <text:p>1174.471</text:p>
          </table:table-cell>
          <table:table-cell office:value-type="float" office:value="1.910132" calcext:value-type="float">
            <text:p>1.910132</text:p>
          </table:table-cell>
          <table:table-cell office:value-type="float" office:value="0" calcext:value-type="float">
            <text:p>0</text:p>
          </table:table-cell>
          <table:table-cell office:value-type="float" office:value="0.2228968" calcext:value-type="float">
            <text:p>0.2228968</text:p>
          </table:table-cell>
          <table:table-cell office:value-type="float" office:value="0.09340949" calcext:value-type="float">
            <text:p>0.09340949</text:p>
          </table:table-cell>
          <table:table-cell office:value-type="float" office:value="0.0851365" calcext:value-type="float">
            <text:p>0.0851365</text:p>
          </table:table-cell>
          <table:table-cell office:value-type="float" office:value="0.02893783" calcext:value-type="float">
            <text:p>0.02893783</text:p>
          </table:table-cell>
          <table:table-cell office:value-type="float" office:value="0.02782623" calcext:value-type="float">
            <text:p>0.02782623</text:p>
          </table:table-cell>
          <table:table-cell office:value-type="float" office:value="0.01988828" calcext:value-type="float">
            <text:p>0.01988828</text:p>
          </table:table-cell>
          <table:table-cell office:value-type="float" office:value="0.02506472" calcext:value-type="float">
            <text:p>0.02506472</text:p>
          </table:table-cell>
          <table:table-cell office:value-type="float" office:value="0.06381334" calcext:value-type="float">
            <text:p>0.06381334</text:p>
          </table:table-cell>
          <table:table-cell office:value-type="float" office:value="0.1195557" calcext:value-type="float">
            <text:p>0.1195557</text:p>
          </table:table-cell>
          <table:table-cell office:value-type="float" office:value="0.122138" calcext:value-type="float">
            <text:p>0.122138</text:p>
          </table:table-cell>
          <table:table-cell office:value-type="float" office:value="0.1274221" calcext:value-type="float">
            <text:p>0.1274221</text:p>
          </table:table-cell>
          <table:table-cell office:value-type="float" office:value="0.1349982" calcext:value-type="float">
            <text:p>0.1349982</text:p>
          </table:table-cell>
          <table:table-cell office:value-type="float" office:value="0.1434898" calcext:value-type="float">
            <text:p>0.1434898</text:p>
          </table:table-cell>
          <table:table-cell office:value-type="float" office:value="0.1486356" calcext:value-type="float">
            <text:p>0.1486356</text:p>
          </table:table-cell>
          <table:table-cell office:value-type="float" office:value="0" calcext:value-type="float">
            <text:p>0</text:p>
          </table:table-cell>
          <table:table-cell office:value-type="float" office:value="16.43285" calcext:value-type="float">
            <text:p>16.43285</text:p>
          </table:table-cell>
          <table:table-cell office:value-type="float" office:value="10.55468" calcext:value-type="float">
            <text:p>10.55468</text:p>
          </table:table-cell>
          <table:table-cell office:value-type="float" office:value="11.5235" calcext:value-type="float">
            <text:p>11.5235</text:p>
          </table:table-cell>
          <table:table-cell office:value-type="float" office:value="3.898067" calcext:value-type="float">
            <text:p>3.898067</text:p>
          </table:table-cell>
          <table:table-cell office:value-type="float" office:value="3.408932" calcext:value-type="float">
            <text:p>3.408932</text:p>
          </table:table-cell>
          <table:table-cell office:value-type="float" office:value="1.77462" calcext:value-type="float">
            <text:p>1.77462</text:p>
          </table:table-cell>
          <table:table-cell office:value-type="float" office:value="1.667282" calcext:value-type="float">
            <text:p>1.667282</text:p>
          </table:table-cell>
          <table:table-cell office:value-type="float" office:value="3.590288" calcext:value-type="float">
            <text:p>3.590288</text:p>
          </table:table-cell>
          <table:table-cell office:value-type="float" office:value="5.593661" calcext:value-type="float">
            <text:p>5.593661</text:p>
          </table:table-cell>
          <table:table-cell office:value-type="float" office:value="5.882617" calcext:value-type="float">
            <text:p>5.882617</text:p>
          </table:table-cell>
          <table:table-cell office:value-type="float" office:value="6.401291" calcext:value-type="float">
            <text:p>6.401291</text:p>
          </table:table-cell>
          <table:table-cell office:value-type="float" office:value="7.105354" calcext:value-type="float">
            <text:p>7.105354</text:p>
          </table:table-cell>
          <table:table-cell office:value-type="float" office:value="7.906031" calcext:value-type="float">
            <text:p>7.906031</text:p>
          </table:table-cell>
          <table:table-cell office:value-type="float" office:value="8.351928" calcext:value-type="float">
            <text:p>8.351928</text:p>
          </table:table-cell>
          <table:table-cell office:value-type="float" office:value="0" calcext:value-type="float">
            <text:p>0</text:p>
          </table:table-cell>
          <table:table-cell office:value-type="float" office:value="3.348681" calcext:value-type="float">
            <text:p>3.348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8524" calcext:value-type="float">
            <text:p>0.07285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4.087742" calcext:value-type="float">
            <text:p>4.087742</text:p>
          </table:table-cell>
          <table:table-cell office:value-type="float" office:value="136.4154" calcext:value-type="float">
            <text:p>136.4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4574" calcext:value-type="float">
            <text:p>25.245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447" calcext:value-type="float">
            <text:p>1174.447</text:p>
          </table:table-cell>
          <table:table-cell office:value-type="float" office:value="1.908868" calcext:value-type="float">
            <text:p>1.908868</text:p>
          </table:table-cell>
          <table:table-cell office:value-type="float" office:value="0" calcext:value-type="float">
            <text:p>0</text:p>
          </table:table-cell>
          <table:table-cell office:value-type="float" office:value="0.1940681" calcext:value-type="float">
            <text:p>0.1940681</text:p>
          </table:table-cell>
          <table:table-cell office:value-type="float" office:value="0.092969" calcext:value-type="float">
            <text:p>0.092969</text:p>
          </table:table-cell>
          <table:table-cell office:value-type="float" office:value="0.08834671" calcext:value-type="float">
            <text:p>0.08834671</text:p>
          </table:table-cell>
          <table:table-cell office:value-type="float" office:value="0.02979179" calcext:value-type="float">
            <text:p>0.02979179</text:p>
          </table:table-cell>
          <table:table-cell office:value-type="float" office:value="0.02833136" calcext:value-type="float">
            <text:p>0.02833136</text:p>
          </table:table-cell>
          <table:table-cell office:value-type="float" office:value="0.01974799" calcext:value-type="float">
            <text:p>0.01974799</text:p>
          </table:table-cell>
          <table:table-cell office:value-type="float" office:value="0.02500812" calcext:value-type="float">
            <text:p>0.02500812</text:p>
          </table:table-cell>
          <table:table-cell office:value-type="float" office:value="0.06383555" calcext:value-type="float">
            <text:p>0.06383555</text:p>
          </table:table-cell>
          <table:table-cell office:value-type="float" office:value="0.1196219" calcext:value-type="float">
            <text:p>0.1196219</text:p>
          </table:table-cell>
          <table:table-cell office:value-type="float" office:value="0.1222141" calcext:value-type="float">
            <text:p>0.1222141</text:p>
          </table:table-cell>
          <table:table-cell office:value-type="float" office:value="0.1275033" calcext:value-type="float">
            <text:p>0.1275033</text:p>
          </table:table-cell>
          <table:table-cell office:value-type="float" office:value="0.1350726" calcext:value-type="float">
            <text:p>0.1350726</text:p>
          </table:table-cell>
          <table:table-cell office:value-type="float" office:value="0.1435592" calcext:value-type="float">
            <text:p>0.1435592</text:p>
          </table:table-cell>
          <table:table-cell office:value-type="float" office:value="0.1487076" calcext:value-type="float">
            <text:p>0.1487076</text:p>
          </table:table-cell>
          <table:table-cell office:value-type="float" office:value="0" calcext:value-type="float">
            <text:p>0</text:p>
          </table:table-cell>
          <table:table-cell office:value-type="float" office:value="16.44311" calcext:value-type="float">
            <text:p>16.44311</text:p>
          </table:table-cell>
          <table:table-cell office:value-type="float" office:value="10.55225" calcext:value-type="float">
            <text:p>10.55225</text:p>
          </table:table-cell>
          <table:table-cell office:value-type="float" office:value="11.52085" calcext:value-type="float">
            <text:p>11.52085</text:p>
          </table:table-cell>
          <table:table-cell office:value-type="float" office:value="3.897342" calcext:value-type="float">
            <text:p>3.897342</text:p>
          </table:table-cell>
          <table:table-cell office:value-type="float" office:value="3.408777" calcext:value-type="float">
            <text:p>3.408777</text:p>
          </table:table-cell>
          <table:table-cell office:value-type="float" office:value="1.77526" calcext:value-type="float">
            <text:p>1.77526</text:p>
          </table:table-cell>
          <table:table-cell office:value-type="float" office:value="1.669004" calcext:value-type="float">
            <text:p>1.669004</text:p>
          </table:table-cell>
          <table:table-cell office:value-type="float" office:value="3.595118" calcext:value-type="float">
            <text:p>3.595118</text:p>
          </table:table-cell>
          <table:table-cell office:value-type="float" office:value="5.601336" calcext:value-type="float">
            <text:p>5.601336</text:p>
          </table:table-cell>
          <table:table-cell office:value-type="float" office:value="5.890286" calcext:value-type="float">
            <text:p>5.890286</text:p>
          </table:table-cell>
          <table:table-cell office:value-type="float" office:value="6.409097" calcext:value-type="float">
            <text:p>6.409097</text:p>
          </table:table-cell>
          <table:table-cell office:value-type="float" office:value="7.112413" calcext:value-type="float">
            <text:p>7.112413</text:p>
          </table:table-cell>
          <table:table-cell office:value-type="float" office:value="7.912547" calcext:value-type="float">
            <text:p>7.912547</text:p>
          </table:table-cell>
          <table:table-cell office:value-type="float" office:value="8.355255" calcext:value-type="float">
            <text:p>8.355255</text:p>
          </table:table-cell>
          <table:table-cell office:value-type="float" office:value="0" calcext:value-type="float">
            <text:p>0</text:p>
          </table:table-cell>
          <table:table-cell office:value-type="float" office:value="2.17816" calcext:value-type="float">
            <text:p>2.17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9033" calcext:value-type="float">
            <text:p>0.07390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4.086852" calcext:value-type="float">
            <text:p>4.086852</text:p>
          </table:table-cell>
          <table:table-cell office:value-type="float" office:value="136.4153" calcext:value-type="float">
            <text:p>136.4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7033" calcext:value-type="float">
            <text:p>25.270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422" calcext:value-type="float">
            <text:p>1174.422</text:p>
          </table:table-cell>
          <table:table-cell office:value-type="float" office:value="1.90765" calcext:value-type="float">
            <text:p>1.90765</text:p>
          </table:table-cell>
          <table:table-cell office:value-type="float" office:value="0" calcext:value-type="float">
            <text:p>0</text:p>
          </table:table-cell>
          <table:table-cell office:value-type="float" office:value="0.1812213" calcext:value-type="float">
            <text:p>0.1812213</text:p>
          </table:table-cell>
          <table:table-cell office:value-type="float" office:value="0.09021361" calcext:value-type="float">
            <text:p>0.09021361</text:p>
          </table:table-cell>
          <table:table-cell office:value-type="float" office:value="0.08764073" calcext:value-type="float">
            <text:p>0.08764073</text:p>
          </table:table-cell>
          <table:table-cell office:value-type="float" office:value="0.02985458" calcext:value-type="float">
            <text:p>0.02985458</text:p>
          </table:table-cell>
          <table:table-cell office:value-type="float" office:value="0.02828919" calcext:value-type="float">
            <text:p>0.02828919</text:p>
          </table:table-cell>
          <table:table-cell office:value-type="float" office:value="0.01977461" calcext:value-type="float">
            <text:p>0.01977461</text:p>
          </table:table-cell>
          <table:table-cell office:value-type="float" office:value="0.02494222" calcext:value-type="float">
            <text:p>0.02494222</text:p>
          </table:table-cell>
          <table:table-cell office:value-type="float" office:value="0.06385192" calcext:value-type="float">
            <text:p>0.06385192</text:p>
          </table:table-cell>
          <table:table-cell office:value-type="float" office:value="0.1196885" calcext:value-type="float">
            <text:p>0.1196885</text:p>
          </table:table-cell>
          <table:table-cell office:value-type="float" office:value="0.1222901" calcext:value-type="float">
            <text:p>0.1222901</text:p>
          </table:table-cell>
          <table:table-cell office:value-type="float" office:value="0.1275846" calcext:value-type="float">
            <text:p>0.1275846</text:p>
          </table:table-cell>
          <table:table-cell office:value-type="float" office:value="0.1351464" calcext:value-type="float">
            <text:p>0.1351464</text:p>
          </table:table-cell>
          <table:table-cell office:value-type="float" office:value="0.1436291" calcext:value-type="float">
            <text:p>0.1436291</text:p>
          </table:table-cell>
          <table:table-cell office:value-type="float" office:value="0.1487791" calcext:value-type="float">
            <text:p>0.1487791</text:p>
          </table:table-cell>
          <table:table-cell office:value-type="float" office:value="0" calcext:value-type="float">
            <text:p>0</text:p>
          </table:table-cell>
          <table:table-cell office:value-type="float" office:value="16.45086" calcext:value-type="float">
            <text:p>16.45086</text:p>
          </table:table-cell>
          <table:table-cell office:value-type="float" office:value="10.54964" calcext:value-type="float">
            <text:p>10.54964</text:p>
          </table:table-cell>
          <table:table-cell office:value-type="float" office:value="11.5183" calcext:value-type="float">
            <text:p>11.5183</text:p>
          </table:table-cell>
          <table:table-cell office:value-type="float" office:value="3.896711" calcext:value-type="float">
            <text:p>3.896711</text:p>
          </table:table-cell>
          <table:table-cell office:value-type="float" office:value="3.408689" calcext:value-type="float">
            <text:p>3.408689</text:p>
          </table:table-cell>
          <table:table-cell office:value-type="float" office:value="1.77585" calcext:value-type="float">
            <text:p>1.77585</text:p>
          </table:table-cell>
          <table:table-cell office:value-type="float" office:value="1.670713" calcext:value-type="float">
            <text:p>1.670713</text:p>
          </table:table-cell>
          <table:table-cell office:value-type="float" office:value="3.599929" calcext:value-type="float">
            <text:p>3.599929</text:p>
          </table:table-cell>
          <table:table-cell office:value-type="float" office:value="5.608969" calcext:value-type="float">
            <text:p>5.608969</text:p>
          </table:table-cell>
          <table:table-cell office:value-type="float" office:value="5.897935" calcext:value-type="float">
            <text:p>5.897935</text:p>
          </table:table-cell>
          <table:table-cell office:value-type="float" office:value="6.416866" calcext:value-type="float">
            <text:p>6.416866</text:p>
          </table:table-cell>
          <table:table-cell office:value-type="float" office:value="7.119469" calcext:value-type="float">
            <text:p>7.119469</text:p>
          </table:table-cell>
          <table:table-cell office:value-type="float" office:value="7.919055" calcext:value-type="float">
            <text:p>7.919055</text:p>
          </table:table-cell>
          <table:table-cell office:value-type="float" office:value="8.358471" calcext:value-type="float">
            <text:p>8.358471</text:p>
          </table:table-cell>
          <table:table-cell office:value-type="float" office:value="0" calcext:value-type="float">
            <text:p>0</text:p>
          </table:table-cell>
          <table:table-cell office:value-type="float" office:value="1.75027" calcext:value-type="float">
            <text:p>1.7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89492" calcext:value-type="float">
            <text:p>0.074894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4.08445" calcext:value-type="float">
            <text:p>4.08445</text:p>
          </table:table-cell>
          <table:table-cell office:value-type="float" office:value="136.4154" calcext:value-type="float">
            <text:p>136.4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9488" calcext:value-type="float">
            <text:p>25.294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28456" calcext:value-type="float">
            <text:p>3.32845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1176" calcext:value-type="float">
            <text:p>1.891176E-10</text:p>
          </table:table-cell>
          <table:table-cell office:value-type="float" office:value="1174.398" calcext:value-type="float">
            <text:p>1174.398</text:p>
          </table:table-cell>
          <table:table-cell office:value-type="float" office:value="1.904039" calcext:value-type="float">
            <text:p>1.904039</text:p>
          </table:table-cell>
          <table:table-cell office:value-type="float" office:value="0" calcext:value-type="float">
            <text:p>0</text:p>
          </table:table-cell>
          <table:table-cell office:value-type="float" office:value="0.2962743" calcext:value-type="float">
            <text:p>0.2962743</text:p>
          </table:table-cell>
          <table:table-cell office:value-type="float" office:value="0.09947322" calcext:value-type="float">
            <text:p>0.09947322</text:p>
          </table:table-cell>
          <table:table-cell office:value-type="float" office:value="0.08613726" calcext:value-type="float">
            <text:p>0.08613726</text:p>
          </table:table-cell>
          <table:table-cell office:value-type="float" office:value="0.02897589" calcext:value-type="float">
            <text:p>0.02897589</text:p>
          </table:table-cell>
          <table:table-cell office:value-type="float" office:value="0.02752233" calcext:value-type="float">
            <text:p>0.02752233</text:p>
          </table:table-cell>
          <table:table-cell office:value-type="float" office:value="0.0193832" calcext:value-type="float">
            <text:p>0.0193832</text:p>
          </table:table-cell>
          <table:table-cell office:value-type="float" office:value="0.02520851" calcext:value-type="float">
            <text:p>0.02520851</text:p>
          </table:table-cell>
          <table:table-cell office:value-type="float" office:value="0.06386544" calcext:value-type="float">
            <text:p>0.06386544</text:p>
          </table:table-cell>
          <table:table-cell office:value-type="float" office:value="0.1197542" calcext:value-type="float">
            <text:p>0.1197542</text:p>
          </table:table-cell>
          <table:table-cell office:value-type="float" office:value="0.1223659" calcext:value-type="float">
            <text:p>0.1223659</text:p>
          </table:table-cell>
          <table:table-cell office:value-type="float" office:value="0.1276655" calcext:value-type="float">
            <text:p>0.1276655</text:p>
          </table:table-cell>
          <table:table-cell office:value-type="float" office:value="0.1352249" calcext:value-type="float">
            <text:p>0.1352249</text:p>
          </table:table-cell>
          <table:table-cell office:value-type="float" office:value="0.143701" calcext:value-type="float">
            <text:p>0.143701</text:p>
          </table:table-cell>
          <table:table-cell office:value-type="float" office:value="0.1488511" calcext:value-type="float">
            <text:p>0.1488511</text:p>
          </table:table-cell>
          <table:table-cell office:value-type="float" office:value="0" calcext:value-type="float">
            <text:p>0</text:p>
          </table:table-cell>
          <table:table-cell office:value-type="float" office:value="16.46439" calcext:value-type="float">
            <text:p>16.46439</text:p>
          </table:table-cell>
          <table:table-cell office:value-type="float" office:value="10.54627" calcext:value-type="float">
            <text:p>10.54627</text:p>
          </table:table-cell>
          <table:table-cell office:value-type="float" office:value="11.51526" calcext:value-type="float">
            <text:p>11.51526</text:p>
          </table:table-cell>
          <table:table-cell office:value-type="float" office:value="3.895987" calcext:value-type="float">
            <text:p>3.895987</text:p>
          </table:table-cell>
          <table:table-cell office:value-type="float" office:value="3.408509" calcext:value-type="float">
            <text:p>3.408509</text:p>
          </table:table-cell>
          <table:table-cell office:value-type="float" office:value="1.776385" calcext:value-type="float">
            <text:p>1.776385</text:p>
          </table:table-cell>
          <table:table-cell office:value-type="float" office:value="1.672426" calcext:value-type="float">
            <text:p>1.672426</text:p>
          </table:table-cell>
          <table:table-cell office:value-type="float" office:value="3.604728" calcext:value-type="float">
            <text:p>3.604728</text:p>
          </table:table-cell>
          <table:table-cell office:value-type="float" office:value="5.616602" calcext:value-type="float">
            <text:p>5.616602</text:p>
          </table:table-cell>
          <table:table-cell office:value-type="float" office:value="5.905567" calcext:value-type="float">
            <text:p>5.905567</text:p>
          </table:table-cell>
          <table:table-cell office:value-type="float" office:value="6.424616" calcext:value-type="float">
            <text:p>6.424616</text:p>
          </table:table-cell>
          <table:table-cell office:value-type="float" office:value="7.126523" calcext:value-type="float">
            <text:p>7.126523</text:p>
          </table:table-cell>
          <table:table-cell office:value-type="float" office:value="7.925572" calcext:value-type="float">
            <text:p>7.925572</text:p>
          </table:table-cell>
          <table:table-cell office:value-type="float" office:value="8.367163" calcext:value-type="float">
            <text:p>8.367163</text:p>
          </table:table-cell>
          <table:table-cell office:value-type="float" office:value="0" calcext:value-type="float">
            <text:p>0</text:p>
          </table:table-cell>
          <table:table-cell office:value-type="float" office:value="5.245863" calcext:value-type="float">
            <text:p>5.245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11619" calcext:value-type="float">
            <text:p>0.077116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4.082649" calcext:value-type="float">
            <text:p>4.082649</text:p>
          </table:table-cell>
          <table:table-cell office:value-type="float" office:value="136.4155" calcext:value-type="float">
            <text:p>136.4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1966" calcext:value-type="float">
            <text:p>25.319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918035" calcext:value-type="float">
            <text:p>4.918035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18228" calcext:value-type="float">
            <text:p>2.818228E-10</text:p>
          </table:table-cell>
          <table:table-cell office:value-type="float" office:value="1174.375" calcext:value-type="float">
            <text:p>1174.375</text:p>
          </table:table-cell>
          <table:table-cell office:value-type="float" office:value="1.902428" calcext:value-type="float">
            <text:p>1.902428</text:p>
          </table:table-cell>
          <table:table-cell office:value-type="float" office:value="0" calcext:value-type="float">
            <text:p>0</text:p>
          </table:table-cell>
          <table:table-cell office:value-type="float" office:value="0.2617271" calcext:value-type="float">
            <text:p>0.2617271</text:p>
          </table:table-cell>
          <table:table-cell office:value-type="float" office:value="0.1048341" calcext:value-type="float">
            <text:p>0.1048341</text:p>
          </table:table-cell>
          <table:table-cell office:value-type="float" office:value="0.09254306" calcext:value-type="float">
            <text:p>0.09254306</text:p>
          </table:table-cell>
          <table:table-cell office:value-type="float" office:value="0.03007082" calcext:value-type="float">
            <text:p>0.03007082</text:p>
          </table:table-cell>
          <table:table-cell office:value-type="float" office:value="0.02807319" calcext:value-type="float">
            <text:p>0.02807319</text:p>
          </table:table-cell>
          <table:table-cell office:value-type="float" office:value="0.01886574" calcext:value-type="float">
            <text:p>0.01886574</text:p>
          </table:table-cell>
          <table:table-cell office:value-type="float" office:value="0.02540874" calcext:value-type="float">
            <text:p>0.02540874</text:p>
          </table:table-cell>
          <table:table-cell office:value-type="float" office:value="0.06389233" calcext:value-type="float">
            <text:p>0.06389233</text:p>
          </table:table-cell>
          <table:table-cell office:value-type="float" office:value="0.11982" calcext:value-type="float">
            <text:p>0.11982</text:p>
          </table:table-cell>
          <table:table-cell office:value-type="float" office:value="0.1224418" calcext:value-type="float">
            <text:p>0.1224418</text:p>
          </table:table-cell>
          <table:table-cell office:value-type="float" office:value="0.1277465" calcext:value-type="float">
            <text:p>0.1277465</text:p>
          </table:table-cell>
          <table:table-cell office:value-type="float" office:value="0.1353011" calcext:value-type="float">
            <text:p>0.1353011</text:p>
          </table:table-cell>
          <table:table-cell office:value-type="float" office:value="0.1437698" calcext:value-type="float">
            <text:p>0.1437698</text:p>
          </table:table-cell>
          <table:table-cell office:value-type="float" office:value="0.1489239" calcext:value-type="float">
            <text:p>0.1489239</text:p>
          </table:table-cell>
          <table:table-cell office:value-type="float" office:value="0" calcext:value-type="float">
            <text:p>0</text:p>
          </table:table-cell>
          <table:table-cell office:value-type="float" office:value="16.48882" calcext:value-type="float">
            <text:p>16.48882</text:p>
          </table:table-cell>
          <table:table-cell office:value-type="float" office:value="10.5449" calcext:value-type="float">
            <text:p>10.5449</text:p>
          </table:table-cell>
          <table:table-cell office:value-type="float" office:value="11.51321" calcext:value-type="float">
            <text:p>11.51321</text:p>
          </table:table-cell>
          <table:table-cell office:value-type="float" office:value="3.895237" calcext:value-type="float">
            <text:p>3.895237</text:p>
          </table:table-cell>
          <table:table-cell office:value-type="float" office:value="3.408251" calcext:value-type="float">
            <text:p>3.408251</text:p>
          </table:table-cell>
          <table:table-cell office:value-type="float" office:value="1.776825" calcext:value-type="float">
            <text:p>1.776825</text:p>
          </table:table-cell>
          <table:table-cell office:value-type="float" office:value="1.674166" calcext:value-type="float">
            <text:p>1.674166</text:p>
          </table:table-cell>
          <table:table-cell office:value-type="float" office:value="3.609527" calcext:value-type="float">
            <text:p>3.609527</text:p>
          </table:table-cell>
          <table:table-cell office:value-type="float" office:value="5.624235" calcext:value-type="float">
            <text:p>5.624235</text:p>
          </table:table-cell>
          <table:table-cell office:value-type="float" office:value="5.913198" calcext:value-type="float">
            <text:p>5.913198</text:p>
          </table:table-cell>
          <table:table-cell office:value-type="float" office:value="6.432365" calcext:value-type="float">
            <text:p>6.432365</text:p>
          </table:table-cell>
          <table:table-cell office:value-type="float" office:value="7.133578" calcext:value-type="float">
            <text:p>7.133578</text:p>
          </table:table-cell>
          <table:table-cell office:value-type="float" office:value="7.932084" calcext:value-type="float">
            <text:p>7.932084</text:p>
          </table:table-cell>
          <table:table-cell office:value-type="float" office:value="8.374031" calcext:value-type="float">
            <text:p>8.374031</text:p>
          </table:table-cell>
          <table:table-cell office:value-type="float" office:value="0" calcext:value-type="float">
            <text:p>0</text:p>
          </table:table-cell>
          <table:table-cell office:value-type="float" office:value="3.765079" calcext:value-type="float">
            <text:p>3.765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76033" calcext:value-type="float">
            <text:p>0.078760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4.080805" calcext:value-type="float">
            <text:p>4.080805</text:p>
          </table:table-cell>
          <table:table-cell office:value-type="float" office:value="136.4155" calcext:value-type="float">
            <text:p>136.4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4438" calcext:value-type="float">
            <text:p>25.344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918035" calcext:value-type="float">
            <text:p>4.918035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18228" calcext:value-type="float">
            <text:p>2.818228E-10</text:p>
          </table:table-cell>
          <table:table-cell office:value-type="float" office:value="1174.351" calcext:value-type="float">
            <text:p>1174.351</text:p>
          </table:table-cell>
          <table:table-cell office:value-type="float" office:value="1.900808" calcext:value-type="float">
            <text:p>1.900808</text:p>
          </table:table-cell>
          <table:table-cell office:value-type="float" office:value="0" calcext:value-type="float">
            <text:p>0</text:p>
          </table:table-cell>
          <table:table-cell office:value-type="float" office:value="0.2043209" calcext:value-type="float">
            <text:p>0.2043209</text:p>
          </table:table-cell>
          <table:table-cell office:value-type="float" office:value="0.1032182" calcext:value-type="float">
            <text:p>0.1032182</text:p>
          </table:table-cell>
          <table:table-cell office:value-type="float" office:value="0.09475224" calcext:value-type="float">
            <text:p>0.09475224</text:p>
          </table:table-cell>
          <table:table-cell office:value-type="float" office:value="0.0305656" calcext:value-type="float">
            <text:p>0.0305656</text:p>
          </table:table-cell>
          <table:table-cell office:value-type="float" office:value="0.02843232" calcext:value-type="float">
            <text:p>0.02843232</text:p>
          </table:table-cell>
          <table:table-cell office:value-type="float" office:value="0.01876201" calcext:value-type="float">
            <text:p>0.01876201</text:p>
          </table:table-cell>
          <table:table-cell office:value-type="float" office:value="0.02547524" calcext:value-type="float">
            <text:p>0.02547524</text:p>
          </table:table-cell>
          <table:table-cell office:value-type="float" office:value="0.06393085" calcext:value-type="float">
            <text:p>0.06393085</text:p>
          </table:table-cell>
          <table:table-cell office:value-type="float" office:value="0.119887" calcext:value-type="float">
            <text:p>0.119887</text:p>
          </table:table-cell>
          <table:table-cell office:value-type="float" office:value="0.1225179" calcext:value-type="float">
            <text:p>0.1225179</text:p>
          </table:table-cell>
          <table:table-cell office:value-type="float" office:value="0.1278275" calcext:value-type="float">
            <text:p>0.1278275</text:p>
          </table:table-cell>
          <table:table-cell office:value-type="float" office:value="0.1353734" calcext:value-type="float">
            <text:p>0.1353734</text:p>
          </table:table-cell>
          <table:table-cell office:value-type="float" office:value="0.1438395" calcext:value-type="float">
            <text:p>0.1438395</text:p>
          </table:table-cell>
          <table:table-cell office:value-type="float" office:value="0.1489956" calcext:value-type="float">
            <text:p>0.1489956</text:p>
          </table:table-cell>
          <table:table-cell office:value-type="float" office:value="0" calcext:value-type="float">
            <text:p>0</text:p>
          </table:table-cell>
          <table:table-cell office:value-type="float" office:value="16.5054" calcext:value-type="float">
            <text:p>16.5054</text:p>
          </table:table-cell>
          <table:table-cell office:value-type="float" office:value="10.54376" calcext:value-type="float">
            <text:p>10.54376</text:p>
          </table:table-cell>
          <table:table-cell office:value-type="float" office:value="11.51185" calcext:value-type="float">
            <text:p>11.51185</text:p>
          </table:table-cell>
          <table:table-cell office:value-type="float" office:value="3.89464" calcext:value-type="float">
            <text:p>3.89464</text:p>
          </table:table-cell>
          <table:table-cell office:value-type="float" office:value="3.408097" calcext:value-type="float">
            <text:p>3.408097</text:p>
          </table:table-cell>
          <table:table-cell office:value-type="float" office:value="1.777232" calcext:value-type="float">
            <text:p>1.777232</text:p>
          </table:table-cell>
          <table:table-cell office:value-type="float" office:value="1.67591" calcext:value-type="float">
            <text:p>1.67591</text:p>
          </table:table-cell>
          <table:table-cell office:value-type="float" office:value="3.614299" calcext:value-type="float">
            <text:p>3.614299</text:p>
          </table:table-cell>
          <table:table-cell office:value-type="float" office:value="5.631845" calcext:value-type="float">
            <text:p>5.631845</text:p>
          </table:table-cell>
          <table:table-cell office:value-type="float" office:value="5.920832" calcext:value-type="float">
            <text:p>5.920832</text:p>
          </table:table-cell>
          <table:table-cell office:value-type="float" office:value="6.440114" calcext:value-type="float">
            <text:p>6.440114</text:p>
          </table:table-cell>
          <table:table-cell office:value-type="float" office:value="7.140634" calcext:value-type="float">
            <text:p>7.140634</text:p>
          </table:table-cell>
          <table:table-cell office:value-type="float" office:value="7.938582" calcext:value-type="float">
            <text:p>7.938582</text:p>
          </table:table-cell>
          <table:table-cell office:value-type="float" office:value="8.381126" calcext:value-type="float">
            <text:p>8.381126</text:p>
          </table:table-cell>
          <table:table-cell office:value-type="float" office:value="0" calcext:value-type="float">
            <text:p>0</text:p>
          </table:table-cell>
          <table:table-cell office:value-type="float" office:value="3.957862" calcext:value-type="float">
            <text:p>3.957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44732" calcext:value-type="float">
            <text:p>0.080447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4.078101" calcext:value-type="float">
            <text:p>4.078101</text:p>
          </table:table-cell>
          <table:table-cell office:value-type="float" office:value="136.4157" calcext:value-type="float">
            <text:p>136.4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6906" calcext:value-type="float">
            <text:p>25.369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327" calcext:value-type="float">
            <text:p>1174.327</text:p>
          </table:table-cell>
          <table:table-cell office:value-type="float" office:value="1.898854" calcext:value-type="float">
            <text:p>1.898854</text:p>
          </table:table-cell>
          <table:table-cell office:value-type="float" office:value="0" calcext:value-type="float">
            <text:p>0</text:p>
          </table:table-cell>
          <table:table-cell office:value-type="float" office:value="0.2572784" calcext:value-type="float">
            <text:p>0.2572784</text:p>
          </table:table-cell>
          <table:table-cell office:value-type="float" office:value="0.1116396" calcext:value-type="float">
            <text:p>0.1116396</text:p>
          </table:table-cell>
          <table:table-cell office:value-type="float" office:value="0.09430071" calcext:value-type="float">
            <text:p>0.09430071</text:p>
          </table:table-cell>
          <table:table-cell office:value-type="float" office:value="0.03048766" calcext:value-type="float">
            <text:p>0.03048766</text:p>
          </table:table-cell>
          <table:table-cell office:value-type="float" office:value="0.02843646" calcext:value-type="float">
            <text:p>0.02843646</text:p>
          </table:table-cell>
          <table:table-cell office:value-type="float" office:value="0.01873461" calcext:value-type="float">
            <text:p>0.01873461</text:p>
          </table:table-cell>
          <table:table-cell office:value-type="float" office:value="0.02546345" calcext:value-type="float">
            <text:p>0.02546345</text:p>
          </table:table-cell>
          <table:table-cell office:value-type="float" office:value="0.06397501" calcext:value-type="float">
            <text:p>0.06397501</text:p>
          </table:table-cell>
          <table:table-cell office:value-type="float" office:value="0.1199558" calcext:value-type="float">
            <text:p>0.1199558</text:p>
          </table:table-cell>
          <table:table-cell office:value-type="float" office:value="0.1225943" calcext:value-type="float">
            <text:p>0.1225943</text:p>
          </table:table-cell>
          <table:table-cell office:value-type="float" office:value="0.1279082" calcext:value-type="float">
            <text:p>0.1279082</text:p>
          </table:table-cell>
          <table:table-cell office:value-type="float" office:value="0.1354543" calcext:value-type="float">
            <text:p>0.1354543</text:p>
          </table:table-cell>
          <table:table-cell office:value-type="float" office:value="0.1439106" calcext:value-type="float">
            <text:p>0.1439106</text:p>
          </table:table-cell>
          <table:table-cell office:value-type="float" office:value="0.1490672" calcext:value-type="float">
            <text:p>0.1490672</text:p>
          </table:table-cell>
          <table:table-cell office:value-type="float" office:value="0" calcext:value-type="float">
            <text:p>0</text:p>
          </table:table-cell>
          <table:table-cell office:value-type="float" office:value="16.52194" calcext:value-type="float">
            <text:p>16.52194</text:p>
          </table:table-cell>
          <table:table-cell office:value-type="float" office:value="10.54311" calcext:value-type="float">
            <text:p>10.54311</text:p>
          </table:table-cell>
          <table:table-cell office:value-type="float" office:value="11.5105" calcext:value-type="float">
            <text:p>11.5105</text:p>
          </table:table-cell>
          <table:table-cell office:value-type="float" office:value="3.894087" calcext:value-type="float">
            <text:p>3.894087</text:p>
          </table:table-cell>
          <table:table-cell office:value-type="float" office:value="3.40799" calcext:value-type="float">
            <text:p>3.40799</text:p>
          </table:table-cell>
          <table:table-cell office:value-type="float" office:value="1.77764" calcext:value-type="float">
            <text:p>1.77764</text:p>
          </table:table-cell>
          <table:table-cell office:value-type="float" office:value="1.677648" calcext:value-type="float">
            <text:p>1.677648</text:p>
          </table:table-cell>
          <table:table-cell office:value-type="float" office:value="3.619067" calcext:value-type="float">
            <text:p>3.619067</text:p>
          </table:table-cell>
          <table:table-cell office:value-type="float" office:value="5.639433" calcext:value-type="float">
            <text:p>5.639433</text:p>
          </table:table-cell>
          <table:table-cell office:value-type="float" office:value="5.92843" calcext:value-type="float">
            <text:p>5.92843</text:p>
          </table:table-cell>
          <table:table-cell office:value-type="float" office:value="6.447864" calcext:value-type="float">
            <text:p>6.447864</text:p>
          </table:table-cell>
          <table:table-cell office:value-type="float" office:value="7.147688" calcext:value-type="float">
            <text:p>7.147688</text:p>
          </table:table-cell>
          <table:table-cell office:value-type="float" office:value="7.945017" calcext:value-type="float">
            <text:p>7.945017</text:p>
          </table:table-cell>
          <table:table-cell office:value-type="float" office:value="8.391063" calcext:value-type="float">
            <text:p>8.391063</text:p>
          </table:table-cell>
          <table:table-cell office:value-type="float" office:value="0" calcext:value-type="float">
            <text:p>0</text:p>
          </table:table-cell>
          <table:table-cell office:value-type="float" office:value="5.457208" calcext:value-type="float">
            <text:p>5.457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83156" calcext:value-type="float">
            <text:p>0.082831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4.073889" calcext:value-type="float">
            <text:p>4.073889</text:p>
          </table:table-cell>
          <table:table-cell office:value-type="float" office:value="136.4164" calcext:value-type="float">
            <text:p>136.4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9405" calcext:value-type="float">
            <text:p>25.394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304" calcext:value-type="float">
            <text:p>1174.304</text:p>
          </table:table-cell>
          <table:table-cell office:value-type="float" office:value="1.899235" calcext:value-type="float">
            <text:p>1.899235</text:p>
          </table:table-cell>
          <table:table-cell office:value-type="float" office:value="0" calcext:value-type="float">
            <text:p>0</text:p>
          </table:table-cell>
          <table:table-cell office:value-type="float" office:value="0.3850047" calcext:value-type="float">
            <text:p>0.3850047</text:p>
          </table:table-cell>
          <table:table-cell office:value-type="float" office:value="0.1335397" calcext:value-type="float">
            <text:p>0.1335397</text:p>
          </table:table-cell>
          <table:table-cell office:value-type="float" office:value="0.09699889" calcext:value-type="float">
            <text:p>0.09699889</text:p>
          </table:table-cell>
          <table:table-cell office:value-type="float" office:value="0.03084926" calcext:value-type="float">
            <text:p>0.03084926</text:p>
          </table:table-cell>
          <table:table-cell office:value-type="float" office:value="0.02851317" calcext:value-type="float">
            <text:p>0.02851317</text:p>
          </table:table-cell>
          <table:table-cell office:value-type="float" office:value="0.0186584" calcext:value-type="float">
            <text:p>0.0186584</text:p>
          </table:table-cell>
          <table:table-cell office:value-type="float" office:value="0.0253553" calcext:value-type="float">
            <text:p>0.0253553</text:p>
          </table:table-cell>
          <table:table-cell office:value-type="float" office:value="0.06401674" calcext:value-type="float">
            <text:p>0.06401674</text:p>
          </table:table-cell>
          <table:table-cell office:value-type="float" office:value="0.1200268" calcext:value-type="float">
            <text:p>0.1200268</text:p>
          </table:table-cell>
          <table:table-cell office:value-type="float" office:value="0.1226708" calcext:value-type="float">
            <text:p>0.1226708</text:p>
          </table:table-cell>
          <table:table-cell office:value-type="float" office:value="0.1279891" calcext:value-type="float">
            <text:p>0.1279891</text:p>
          </table:table-cell>
          <table:table-cell office:value-type="float" office:value="0.1355305" calcext:value-type="float">
            <text:p>0.1355305</text:p>
          </table:table-cell>
          <table:table-cell office:value-type="float" office:value="0.14398" calcext:value-type="float">
            <text:p>0.14398</text:p>
          </table:table-cell>
          <table:table-cell office:value-type="float" office:value="0.1491389" calcext:value-type="float">
            <text:p>0.1491389</text:p>
          </table:table-cell>
          <table:table-cell office:value-type="float" office:value="0" calcext:value-type="float">
            <text:p>0</text:p>
          </table:table-cell>
          <table:table-cell office:value-type="float" office:value="16.56123" calcext:value-type="float">
            <text:p>16.56123</text:p>
          </table:table-cell>
          <table:table-cell office:value-type="float" office:value="10.5453" calcext:value-type="float">
            <text:p>10.5453</text:p>
          </table:table-cell>
          <table:table-cell office:value-type="float" office:value="11.50908" calcext:value-type="float">
            <text:p>11.50908</text:p>
          </table:table-cell>
          <table:table-cell office:value-type="float" office:value="3.893483" calcext:value-type="float">
            <text:p>3.893483</text:p>
          </table:table-cell>
          <table:table-cell office:value-type="float" office:value="3.407863" calcext:value-type="float">
            <text:p>3.407863</text:p>
          </table:table-cell>
          <table:table-cell office:value-type="float" office:value="1.778046" calcext:value-type="float">
            <text:p>1.778046</text:p>
          </table:table-cell>
          <table:table-cell office:value-type="float" office:value="1.679372" calcext:value-type="float">
            <text:p>1.679372</text:p>
          </table:table-cell>
          <table:table-cell office:value-type="float" office:value="3.623834" calcext:value-type="float">
            <text:p>3.623834</text:p>
          </table:table-cell>
          <table:table-cell office:value-type="float" office:value="5.647021" calcext:value-type="float">
            <text:p>5.647021</text:p>
          </table:table-cell>
          <table:table-cell office:value-type="float" office:value="5.936023" calcext:value-type="float">
            <text:p>5.936023</text:p>
          </table:table-cell>
          <table:table-cell office:value-type="float" office:value="6.455607" calcext:value-type="float">
            <text:p>6.455607</text:p>
          </table:table-cell>
          <table:table-cell office:value-type="float" office:value="7.154744" calcext:value-type="float">
            <text:p>7.154744</text:p>
          </table:table-cell>
          <table:table-cell office:value-type="float" office:value="7.951452" calcext:value-type="float">
            <text:p>7.951452</text:p>
          </table:table-cell>
          <table:table-cell office:value-type="float" office:value="8.400921" calcext:value-type="float">
            <text:p>8.400921</text:p>
          </table:table-cell>
          <table:table-cell office:value-type="float" office:value="0" calcext:value-type="float">
            <text:p>0</text:p>
          </table:table-cell>
          <table:table-cell office:value-type="float" office:value="8.078724" calcext:value-type="float">
            <text:p>8.078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2574" calcext:value-type="float">
            <text:p>0.08625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4.069402" calcext:value-type="float">
            <text:p>4.069402</text:p>
          </table:table-cell>
          <table:table-cell office:value-type="float" office:value="136.417" calcext:value-type="float">
            <text:p>136.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1913" calcext:value-type="float">
            <text:p>25.419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281" calcext:value-type="float">
            <text:p>1174.281</text:p>
          </table:table-cell>
          <table:table-cell office:value-type="float" office:value="1.898272" calcext:value-type="float">
            <text:p>1.898272</text:p>
          </table:table-cell>
          <table:table-cell office:value-type="float" office:value="0" calcext:value-type="float">
            <text:p>0</text:p>
          </table:table-cell>
          <table:table-cell office:value-type="float" office:value="0.3554876" calcext:value-type="float">
            <text:p>0.3554876</text:p>
          </table:table-cell>
          <table:table-cell office:value-type="float" office:value="0.1389562" calcext:value-type="float">
            <text:p>0.1389562</text:p>
          </table:table-cell>
          <table:table-cell office:value-type="float" office:value="0.09597134" calcext:value-type="float">
            <text:p>0.09597134</text:p>
          </table:table-cell>
          <table:table-cell office:value-type="float" office:value="0.03125798" calcext:value-type="float">
            <text:p>0.03125798</text:p>
          </table:table-cell>
          <table:table-cell office:value-type="float" office:value="0.02875659" calcext:value-type="float">
            <text:p>0.02875659</text:p>
          </table:table-cell>
          <table:table-cell office:value-type="float" office:value="0.01865443" calcext:value-type="float">
            <text:p>0.01865443</text:p>
          </table:table-cell>
          <table:table-cell office:value-type="float" office:value="0.02517733" calcext:value-type="float">
            <text:p>0.02517733</text:p>
          </table:table-cell>
          <table:table-cell office:value-type="float" office:value="0.06405684" calcext:value-type="float">
            <text:p>0.06405684</text:p>
          </table:table-cell>
          <table:table-cell office:value-type="float" office:value="0.1200998" calcext:value-type="float">
            <text:p>0.1200998</text:p>
          </table:table-cell>
          <table:table-cell office:value-type="float" office:value="0.1227476" calcext:value-type="float">
            <text:p>0.1227476</text:p>
          </table:table-cell>
          <table:table-cell office:value-type="float" office:value="0.1280702" calcext:value-type="float">
            <text:p>0.1280702</text:p>
          </table:table-cell>
          <table:table-cell office:value-type="float" office:value="0.1356059" calcext:value-type="float">
            <text:p>0.1356059</text:p>
          </table:table-cell>
          <table:table-cell office:value-type="float" office:value="0.1440509" calcext:value-type="float">
            <text:p>0.1440509</text:p>
          </table:table-cell>
          <table:table-cell office:value-type="float" office:value="0.1492098" calcext:value-type="float">
            <text:p>0.1492098</text:p>
          </table:table-cell>
          <table:table-cell office:value-type="float" office:value="0" calcext:value-type="float">
            <text:p>0</text:p>
          </table:table-cell>
          <table:table-cell office:value-type="float" office:value="16.60254" calcext:value-type="float">
            <text:p>16.60254</text:p>
          </table:table-cell>
          <table:table-cell office:value-type="float" office:value="10.54959" calcext:value-type="float">
            <text:p>10.54959</text:p>
          </table:table-cell>
          <table:table-cell office:value-type="float" office:value="11.50836" calcext:value-type="float">
            <text:p>11.50836</text:p>
          </table:table-cell>
          <table:table-cell office:value-type="float" office:value="3.892977" calcext:value-type="float">
            <text:p>3.892977</text:p>
          </table:table-cell>
          <table:table-cell office:value-type="float" office:value="3.407784" calcext:value-type="float">
            <text:p>3.407784</text:p>
          </table:table-cell>
          <table:table-cell office:value-type="float" office:value="1.778453" calcext:value-type="float">
            <text:p>1.778453</text:p>
          </table:table-cell>
          <table:table-cell office:value-type="float" office:value="1.681071" calcext:value-type="float">
            <text:p>1.681071</text:p>
          </table:table-cell>
          <table:table-cell office:value-type="float" office:value="3.628591" calcext:value-type="float">
            <text:p>3.628591</text:p>
          </table:table-cell>
          <table:table-cell office:value-type="float" office:value="5.654603" calcext:value-type="float">
            <text:p>5.654603</text:p>
          </table:table-cell>
          <table:table-cell office:value-type="float" office:value="5.943615" calcext:value-type="float">
            <text:p>5.943615</text:p>
          </table:table-cell>
          <table:table-cell office:value-type="float" office:value="6.4633" calcext:value-type="float">
            <text:p>6.4633</text:p>
          </table:table-cell>
          <table:table-cell office:value-type="float" office:value="7.161798" calcext:value-type="float">
            <text:p>7.161798</text:p>
          </table:table-cell>
          <table:table-cell office:value-type="float" office:value="7.957887" calcext:value-type="float">
            <text:p>7.957887</text:p>
          </table:table-cell>
          <table:table-cell office:value-type="float" office:value="8.412995" calcext:value-type="float">
            <text:p>8.412995</text:p>
          </table:table-cell>
          <table:table-cell office:value-type="float" office:value="0" calcext:value-type="float">
            <text:p>0</text:p>
          </table:table-cell>
          <table:table-cell office:value-type="float" office:value="10.90464" calcext:value-type="float">
            <text:p>10.90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98888" calcext:value-type="float">
            <text:p>0.089988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4.065151" calcext:value-type="float">
            <text:p>4.065151</text:p>
          </table:table-cell>
          <table:table-cell office:value-type="float" office:value="136.4175" calcext:value-type="float">
            <text:p>136.4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4431" calcext:value-type="float">
            <text:p>25.444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258" calcext:value-type="float">
            <text:p>1174.258</text:p>
          </table:table-cell>
          <table:table-cell office:value-type="float" office:value="1.896858" calcext:value-type="float">
            <text:p>1.896858</text:p>
          </table:table-cell>
          <table:table-cell office:value-type="float" office:value="0" calcext:value-type="float">
            <text:p>0</text:p>
          </table:table-cell>
          <table:table-cell office:value-type="float" office:value="0.3771561" calcext:value-type="float">
            <text:p>0.3771561</text:p>
          </table:table-cell>
          <table:table-cell office:value-type="float" office:value="0.1405015" calcext:value-type="float">
            <text:p>0.1405015</text:p>
          </table:table-cell>
          <table:table-cell office:value-type="float" office:value="0.09727957" calcext:value-type="float">
            <text:p>0.09727957</text:p>
          </table:table-cell>
          <table:table-cell office:value-type="float" office:value="0.03175021" calcext:value-type="float">
            <text:p>0.03175021</text:p>
          </table:table-cell>
          <table:table-cell office:value-type="float" office:value="0.02892599" calcext:value-type="float">
            <text:p>0.02892599</text:p>
          </table:table-cell>
          <table:table-cell office:value-type="float" office:value="0.0186742" calcext:value-type="float">
            <text:p>0.0186742</text:p>
          </table:table-cell>
          <table:table-cell office:value-type="float" office:value="0.0250014" calcext:value-type="float">
            <text:p>0.0250014</text:p>
          </table:table-cell>
          <table:table-cell office:value-type="float" office:value="0.06409451" calcext:value-type="float">
            <text:p>0.06409451</text:p>
          </table:table-cell>
          <table:table-cell office:value-type="float" office:value="0.1201738" calcext:value-type="float">
            <text:p>0.1201738</text:p>
          </table:table-cell>
          <table:table-cell office:value-type="float" office:value="0.1228247" calcext:value-type="float">
            <text:p>0.1228247</text:p>
          </table:table-cell>
          <table:table-cell office:value-type="float" office:value="0.1281505" calcext:value-type="float">
            <text:p>0.1281505</text:p>
          </table:table-cell>
          <table:table-cell office:value-type="float" office:value="0.1356814" calcext:value-type="float">
            <text:p>0.1356814</text:p>
          </table:table-cell>
          <table:table-cell office:value-type="float" office:value="0.1441191" calcext:value-type="float">
            <text:p>0.1441191</text:p>
          </table:table-cell>
          <table:table-cell office:value-type="float" office:value="0.1492815" calcext:value-type="float">
            <text:p>0.1492815</text:p>
          </table:table-cell>
          <table:table-cell office:value-type="float" office:value="0" calcext:value-type="float">
            <text:p>0</text:p>
          </table:table-cell>
          <table:table-cell office:value-type="float" office:value="16.6536" calcext:value-type="float">
            <text:p>16.6536</text:p>
          </table:table-cell>
          <table:table-cell office:value-type="float" office:value="10.55502" calcext:value-type="float">
            <text:p>10.55502</text:p>
          </table:table-cell>
          <table:table-cell office:value-type="float" office:value="11.50744" calcext:value-type="float">
            <text:p>11.50744</text:p>
          </table:table-cell>
          <table:table-cell office:value-type="float" office:value="3.892544" calcext:value-type="float">
            <text:p>3.892544</text:p>
          </table:table-cell>
          <table:table-cell office:value-type="float" office:value="3.407744" calcext:value-type="float">
            <text:p>3.407744</text:p>
          </table:table-cell>
          <table:table-cell office:value-type="float" office:value="1.77887" calcext:value-type="float">
            <text:p>1.77887</text:p>
          </table:table-cell>
          <table:table-cell office:value-type="float" office:value="1.682745" calcext:value-type="float">
            <text:p>1.682745</text:p>
          </table:table-cell>
          <table:table-cell office:value-type="float" office:value="3.633326" calcext:value-type="float">
            <text:p>3.633326</text:p>
          </table:table-cell>
          <table:table-cell office:value-type="float" office:value="5.662145" calcext:value-type="float">
            <text:p>5.662145</text:p>
          </table:table-cell>
          <table:table-cell office:value-type="float" office:value="5.951201" calcext:value-type="float">
            <text:p>5.951201</text:p>
          </table:table-cell>
          <table:table-cell office:value-type="float" office:value="6.470993" calcext:value-type="float">
            <text:p>6.470993</text:p>
          </table:table-cell>
          <table:table-cell office:value-type="float" office:value="7.168852" calcext:value-type="float">
            <text:p>7.168852</text:p>
          </table:table-cell>
          <table:table-cell office:value-type="float" office:value="7.964325" calcext:value-type="float">
            <text:p>7.964325</text:p>
          </table:table-cell>
          <table:table-cell office:value-type="float" office:value="8.423792" calcext:value-type="float">
            <text:p>8.423792</text:p>
          </table:table-cell>
          <table:table-cell office:value-type="float" office:value="0" calcext:value-type="float">
            <text:p>0</text:p>
          </table:table-cell>
          <table:table-cell office:value-type="float" office:value="10.59574" calcext:value-type="float">
            <text:p>10.59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55284" calcext:value-type="float">
            <text:p>0.093552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4.062589" calcext:value-type="float">
            <text:p>4.062589</text:p>
          </table:table-cell>
          <table:table-cell office:value-type="float" office:value="136.4177" calcext:value-type="float">
            <text:p>136.4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6939" calcext:value-type="float">
            <text:p>25.469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235" calcext:value-type="float">
            <text:p>1174.235</text:p>
          </table:table-cell>
          <table:table-cell office:value-type="float" office:value="1.895377" calcext:value-type="float">
            <text:p>1.895377</text:p>
          </table:table-cell>
          <table:table-cell office:value-type="float" office:value="0" calcext:value-type="float">
            <text:p>0</text:p>
          </table:table-cell>
          <table:table-cell office:value-type="float" office:value="0.330643" calcext:value-type="float">
            <text:p>0.330643</text:p>
          </table:table-cell>
          <table:table-cell office:value-type="float" office:value="0.1311986" calcext:value-type="float">
            <text:p>0.1311986</text:p>
          </table:table-cell>
          <table:table-cell office:value-type="float" office:value="0.1050519" calcext:value-type="float">
            <text:p>0.1050519</text:p>
          </table:table-cell>
          <table:table-cell office:value-type="float" office:value="0.03229306" calcext:value-type="float">
            <text:p>0.03229306</text:p>
          </table:table-cell>
          <table:table-cell office:value-type="float" office:value="0.02914214" calcext:value-type="float">
            <text:p>0.02914214</text:p>
          </table:table-cell>
          <table:table-cell office:value-type="float" office:value="0.01871315" calcext:value-type="float">
            <text:p>0.01871315</text:p>
          </table:table-cell>
          <table:table-cell office:value-type="float" office:value="0.02483553" calcext:value-type="float">
            <text:p>0.02483553</text:p>
          </table:table-cell>
          <table:table-cell office:value-type="float" office:value="0.06413019" calcext:value-type="float">
            <text:p>0.06413019</text:p>
          </table:table-cell>
          <table:table-cell office:value-type="float" office:value="0.1202487" calcext:value-type="float">
            <text:p>0.1202487</text:p>
          </table:table-cell>
          <table:table-cell office:value-type="float" office:value="0.1229019" calcext:value-type="float">
            <text:p>0.1229019</text:p>
          </table:table-cell>
          <table:table-cell office:value-type="float" office:value="0.1282317" calcext:value-type="float">
            <text:p>0.1282317</text:p>
          </table:table-cell>
          <table:table-cell office:value-type="float" office:value="0.1357512" calcext:value-type="float">
            <text:p>0.1357512</text:p>
          </table:table-cell>
          <table:table-cell office:value-type="float" office:value="0.1441857" calcext:value-type="float">
            <text:p>0.1441857</text:p>
          </table:table-cell>
          <table:table-cell office:value-type="float" office:value="0.1493521" calcext:value-type="float">
            <text:p>0.1493521</text:p>
          </table:table-cell>
          <table:table-cell office:value-type="float" office:value="0" calcext:value-type="float">
            <text:p>0</text:p>
          </table:table-cell>
          <table:table-cell office:value-type="float" office:value="16.69836" calcext:value-type="float">
            <text:p>16.69836</text:p>
          </table:table-cell>
          <table:table-cell office:value-type="float" office:value="10.55908" calcext:value-type="float">
            <text:p>10.55908</text:p>
          </table:table-cell>
          <table:table-cell office:value-type="float" office:value="11.50774" calcext:value-type="float">
            <text:p>11.50774</text:p>
          </table:table-cell>
          <table:table-cell office:value-type="float" office:value="3.892235" calcext:value-type="float">
            <text:p>3.892235</text:p>
          </table:table-cell>
          <table:table-cell office:value-type="float" office:value="3.407749" calcext:value-type="float">
            <text:p>3.407749</text:p>
          </table:table-cell>
          <table:table-cell office:value-type="float" office:value="1.779301" calcext:value-type="float">
            <text:p>1.779301</text:p>
          </table:table-cell>
          <table:table-cell office:value-type="float" office:value="1.684404" calcext:value-type="float">
            <text:p>1.684404</text:p>
          </table:table-cell>
          <table:table-cell office:value-type="float" office:value="3.638062" calcext:value-type="float">
            <text:p>3.638062</text:p>
          </table:table-cell>
          <table:table-cell office:value-type="float" office:value="5.669686" calcext:value-type="float">
            <text:p>5.669686</text:p>
          </table:table-cell>
          <table:table-cell office:value-type="float" office:value="5.958757" calcext:value-type="float">
            <text:p>5.958757</text:p>
          </table:table-cell>
          <table:table-cell office:value-type="float" office:value="6.478685" calcext:value-type="float">
            <text:p>6.478685</text:p>
          </table:table-cell>
          <table:table-cell office:value-type="float" office:value="7.175829" calcext:value-type="float">
            <text:p>7.175829</text:p>
          </table:table-cell>
          <table:table-cell office:value-type="float" office:value="7.970756" calcext:value-type="float">
            <text:p>7.970756</text:p>
          </table:table-cell>
          <table:table-cell office:value-type="float" office:value="8.428482" calcext:value-type="float">
            <text:p>8.428482</text:p>
          </table:table-cell>
          <table:table-cell office:value-type="float" office:value="0" calcext:value-type="float">
            <text:p>0</text:p>
          </table:table-cell>
          <table:table-cell office:value-type="float" office:value="6.786664" calcext:value-type="float">
            <text:p>6.786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81126" calcext:value-type="float">
            <text:p>0.095811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4.06068" calcext:value-type="float">
            <text:p>4.06068</text:p>
          </table:table-cell>
          <table:table-cell office:value-type="float" office:value="136.4176" calcext:value-type="float">
            <text:p>136.4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9428" calcext:value-type="float">
            <text:p>25.494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212" calcext:value-type="float">
            <text:p>1174.212</text:p>
          </table:table-cell>
          <table:table-cell office:value-type="float" office:value="1.89386" calcext:value-type="float">
            <text:p>1.89386</text:p>
          </table:table-cell>
          <table:table-cell office:value-type="float" office:value="0" calcext:value-type="float">
            <text:p>0</text:p>
          </table:table-cell>
          <table:table-cell office:value-type="float" office:value="0.2576043" calcext:value-type="float">
            <text:p>0.2576043</text:p>
          </table:table-cell>
          <table:table-cell office:value-type="float" office:value="0.1165621" calcext:value-type="float">
            <text:p>0.1165621</text:p>
          </table:table-cell>
          <table:table-cell office:value-type="float" office:value="0.1092728" calcext:value-type="float">
            <text:p>0.1092728</text:p>
          </table:table-cell>
          <table:table-cell office:value-type="float" office:value="0.03254713" calcext:value-type="float">
            <text:p>0.03254713</text:p>
          </table:table-cell>
          <table:table-cell office:value-type="float" office:value="0.02941321" calcext:value-type="float">
            <text:p>0.02941321</text:p>
          </table:table-cell>
          <table:table-cell office:value-type="float" office:value="0.01877465" calcext:value-type="float">
            <text:p>0.01877465</text:p>
          </table:table-cell>
          <table:table-cell office:value-type="float" office:value="0.02470614" calcext:value-type="float">
            <text:p>0.02470614</text:p>
          </table:table-cell>
          <table:table-cell office:value-type="float" office:value="0.06416244" calcext:value-type="float">
            <text:p>0.06416244</text:p>
          </table:table-cell>
          <table:table-cell office:value-type="float" office:value="0.1203245" calcext:value-type="float">
            <text:p>0.1203245</text:p>
          </table:table-cell>
          <table:table-cell office:value-type="float" office:value="0.1229793" calcext:value-type="float">
            <text:p>0.1229793</text:p>
          </table:table-cell>
          <table:table-cell office:value-type="float" office:value="0.1283125" calcext:value-type="float">
            <text:p>0.1283125</text:p>
          </table:table-cell>
          <table:table-cell office:value-type="float" office:value="0.1358216" calcext:value-type="float">
            <text:p>0.1358216</text:p>
          </table:table-cell>
          <table:table-cell office:value-type="float" office:value="0.144255" calcext:value-type="float">
            <text:p>0.144255</text:p>
          </table:table-cell>
          <table:table-cell office:value-type="float" office:value="0.1494219" calcext:value-type="float">
            <text:p>0.1494219</text:p>
          </table:table-cell>
          <table:table-cell office:value-type="float" office:value="0" calcext:value-type="float">
            <text:p>0</text:p>
          </table:table-cell>
          <table:table-cell office:value-type="float" office:value="16.7227" calcext:value-type="float">
            <text:p>16.7227</text:p>
          </table:table-cell>
          <table:table-cell office:value-type="float" office:value="10.56076" calcext:value-type="float">
            <text:p>10.56076</text:p>
          </table:table-cell>
          <table:table-cell office:value-type="float" office:value="11.51004" calcext:value-type="float">
            <text:p>11.51004</text:p>
          </table:table-cell>
          <table:table-cell office:value-type="float" office:value="3.892046" calcext:value-type="float">
            <text:p>3.892046</text:p>
          </table:table-cell>
          <table:table-cell office:value-type="float" office:value="3.407824" calcext:value-type="float">
            <text:p>3.407824</text:p>
          </table:table-cell>
          <table:table-cell office:value-type="float" office:value="1.779748" calcext:value-type="float">
            <text:p>1.779748</text:p>
          </table:table-cell>
          <table:table-cell office:value-type="float" office:value="1.686042" calcext:value-type="float">
            <text:p>1.686042</text:p>
          </table:table-cell>
          <table:table-cell office:value-type="float" office:value="3.642798" calcext:value-type="float">
            <text:p>3.642798</text:p>
          </table:table-cell>
          <table:table-cell office:value-type="float" office:value="5.677228" calcext:value-type="float">
            <text:p>5.677228</text:p>
          </table:table-cell>
          <table:table-cell office:value-type="float" office:value="5.966312" calcext:value-type="float">
            <text:p>5.966312</text:p>
          </table:table-cell>
          <table:table-cell office:value-type="float" office:value="6.486378" calcext:value-type="float">
            <text:p>6.486378</text:p>
          </table:table-cell>
          <table:table-cell office:value-type="float" office:value="7.182807" calcext:value-type="float">
            <text:p>7.182807</text:p>
          </table:table-cell>
          <table:table-cell office:value-type="float" office:value="7.977194" calcext:value-type="float">
            <text:p>7.977194</text:p>
          </table:table-cell>
          <table:table-cell office:value-type="float" office:value="8.432047" calcext:value-type="float">
            <text:p>8.432047</text:p>
          </table:table-cell>
          <table:table-cell office:value-type="float" office:value="0" calcext:value-type="float">
            <text:p>0</text:p>
          </table:table-cell>
          <table:table-cell office:value-type="float" office:value="4.65171" calcext:value-type="float">
            <text:p>4.65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61699" calcext:value-type="float">
            <text:p>0.097616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4.058582" calcext:value-type="float">
            <text:p>4.058582</text:p>
          </table:table-cell>
          <table:table-cell office:value-type="float" office:value="136.4176" calcext:value-type="float">
            <text:p>136.4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1901" calcext:value-type="float">
            <text:p>25.519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188" calcext:value-type="float">
            <text:p>1174.188</text:p>
          </table:table-cell>
          <table:table-cell office:value-type="float" office:value="1.891433" calcext:value-type="float">
            <text:p>1.891433</text:p>
          </table:table-cell>
          <table:table-cell office:value-type="float" office:value="0" calcext:value-type="float">
            <text:p>0</text:p>
          </table:table-cell>
          <table:table-cell office:value-type="float" office:value="0.2760888" calcext:value-type="float">
            <text:p>0.2760888</text:p>
          </table:table-cell>
          <table:table-cell office:value-type="float" office:value="0.110359" calcext:value-type="float">
            <text:p>0.110359</text:p>
          </table:table-cell>
          <table:table-cell office:value-type="float" office:value="0.1021367" calcext:value-type="float">
            <text:p>0.1021367</text:p>
          </table:table-cell>
          <table:table-cell office:value-type="float" office:value="0.03265988" calcext:value-type="float">
            <text:p>0.03265988</text:p>
          </table:table-cell>
          <table:table-cell office:value-type="float" office:value="0.02972965" calcext:value-type="float">
            <text:p>0.02972965</text:p>
          </table:table-cell>
          <table:table-cell office:value-type="float" office:value="0.01886341" calcext:value-type="float">
            <text:p>0.01886341</text:p>
          </table:table-cell>
          <table:table-cell office:value-type="float" office:value="0.02464476" calcext:value-type="float">
            <text:p>0.02464476</text:p>
          </table:table-cell>
          <table:table-cell office:value-type="float" office:value="0.06418587" calcext:value-type="float">
            <text:p>0.06418587</text:p>
          </table:table-cell>
          <table:table-cell office:value-type="float" office:value="0.1204015" calcext:value-type="float">
            <text:p>0.1204015</text:p>
          </table:table-cell>
          <table:table-cell office:value-type="float" office:value="0.123057" calcext:value-type="float">
            <text:p>0.123057</text:p>
          </table:table-cell>
          <table:table-cell office:value-type="float" office:value="0.1283931" calcext:value-type="float">
            <text:p>0.1283931</text:p>
          </table:table-cell>
          <table:table-cell office:value-type="float" office:value="0.1358955" calcext:value-type="float">
            <text:p>0.1358955</text:p>
          </table:table-cell>
          <table:table-cell office:value-type="float" office:value="0.1443244" calcext:value-type="float">
            <text:p>0.1443244</text:p>
          </table:table-cell>
          <table:table-cell office:value-type="float" office:value="0.1494929" calcext:value-type="float">
            <text:p>0.1494929</text:p>
          </table:table-cell>
          <table:table-cell office:value-type="float" office:value="0" calcext:value-type="float">
            <text:p>0</text:p>
          </table:table-cell>
          <table:table-cell office:value-type="float" office:value="16.74139" calcext:value-type="float">
            <text:p>16.74139</text:p>
          </table:table-cell>
          <table:table-cell office:value-type="float" office:value="10.56081" calcext:value-type="float">
            <text:p>10.56081</text:p>
          </table:table-cell>
          <table:table-cell office:value-type="float" office:value="11.51151" calcext:value-type="float">
            <text:p>11.51151</text:p>
          </table:table-cell>
          <table:table-cell office:value-type="float" office:value="3.891968" calcext:value-type="float">
            <text:p>3.891968</text:p>
          </table:table-cell>
          <table:table-cell office:value-type="float" office:value="3.407985" calcext:value-type="float">
            <text:p>3.407985</text:p>
          </table:table-cell>
          <table:table-cell office:value-type="float" office:value="1.780214" calcext:value-type="float">
            <text:p>1.780214</text:p>
          </table:table-cell>
          <table:table-cell office:value-type="float" office:value="1.687672" calcext:value-type="float">
            <text:p>1.687672</text:p>
          </table:table-cell>
          <table:table-cell office:value-type="float" office:value="3.647535" calcext:value-type="float">
            <text:p>3.647535</text:p>
          </table:table-cell>
          <table:table-cell office:value-type="float" office:value="5.68477" calcext:value-type="float">
            <text:p>5.68477</text:p>
          </table:table-cell>
          <table:table-cell office:value-type="float" office:value="5.973868" calcext:value-type="float">
            <text:p>5.973868</text:p>
          </table:table-cell>
          <table:table-cell office:value-type="float" office:value="6.494071" calcext:value-type="float">
            <text:p>6.494071</text:p>
          </table:table-cell>
          <table:table-cell office:value-type="float" office:value="7.189785" calcext:value-type="float">
            <text:p>7.189785</text:p>
          </table:table-cell>
          <table:table-cell office:value-type="float" office:value="7.983627" calcext:value-type="float">
            <text:p>7.983627</text:p>
          </table:table-cell>
          <table:table-cell office:value-type="float" office:value="8.437544" calcext:value-type="float">
            <text:p>8.437544</text:p>
          </table:table-cell>
          <table:table-cell office:value-type="float" office:value="0" calcext:value-type="float">
            <text:p>0</text:p>
          </table:table-cell>
          <table:table-cell office:value-type="float" office:value="4.538229" calcext:value-type="float">
            <text:p>4.538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58568" calcext:value-type="float">
            <text:p>0.099585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4.056574" calcext:value-type="float">
            <text:p>4.056574</text:p>
          </table:table-cell>
          <table:table-cell office:value-type="float" office:value="136.4175" calcext:value-type="float">
            <text:p>136.4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4368" calcext:value-type="float">
            <text:p>25.543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166" calcext:value-type="float">
            <text:p>1174.166</text:p>
          </table:table-cell>
          <table:table-cell office:value-type="float" office:value="1.888955" calcext:value-type="float">
            <text:p>1.888955</text:p>
          </table:table-cell>
          <table:table-cell office:value-type="float" office:value="0" calcext:value-type="float">
            <text:p>0</text:p>
          </table:table-cell>
          <table:table-cell office:value-type="float" office:value="0.2959198" calcext:value-type="float">
            <text:p>0.2959198</text:p>
          </table:table-cell>
          <table:table-cell office:value-type="float" office:value="0.1160448" calcext:value-type="float">
            <text:p>0.1160448</text:p>
          </table:table-cell>
          <table:table-cell office:value-type="float" office:value="0.1026185" calcext:value-type="float">
            <text:p>0.1026185</text:p>
          </table:table-cell>
          <table:table-cell office:value-type="float" office:value="0.0324029" calcext:value-type="float">
            <text:p>0.0324029</text:p>
          </table:table-cell>
          <table:table-cell office:value-type="float" office:value="0.02979389" calcext:value-type="float">
            <text:p>0.02979389</text:p>
          </table:table-cell>
          <table:table-cell office:value-type="float" office:value="0.01895177" calcext:value-type="float">
            <text:p>0.01895177</text:p>
          </table:table-cell>
          <table:table-cell office:value-type="float" office:value="0.02464519" calcext:value-type="float">
            <text:p>0.02464519</text:p>
          </table:table-cell>
          <table:table-cell office:value-type="float" office:value="0.06420219" calcext:value-type="float">
            <text:p>0.06420219</text:p>
          </table:table-cell>
          <table:table-cell office:value-type="float" office:value="0.1204787" calcext:value-type="float">
            <text:p>0.1204787</text:p>
          </table:table-cell>
          <table:table-cell office:value-type="float" office:value="0.1231349" calcext:value-type="float">
            <text:p>0.1231349</text:p>
          </table:table-cell>
          <table:table-cell office:value-type="float" office:value="0.1284738" calcext:value-type="float">
            <text:p>0.1284738</text:p>
          </table:table-cell>
          <table:table-cell office:value-type="float" office:value="0.1359686" calcext:value-type="float">
            <text:p>0.1359686</text:p>
          </table:table-cell>
          <table:table-cell office:value-type="float" office:value="0.1443933" calcext:value-type="float">
            <text:p>0.1443933</text:p>
          </table:table-cell>
          <table:table-cell office:value-type="float" office:value="0.1495633" calcext:value-type="float">
            <text:p>0.1495633</text:p>
          </table:table-cell>
          <table:table-cell office:value-type="float" office:value="0" calcext:value-type="float">
            <text:p>0</text:p>
          </table:table-cell>
          <table:table-cell office:value-type="float" office:value="16.76385" calcext:value-type="float">
            <text:p>16.76385</text:p>
          </table:table-cell>
          <table:table-cell office:value-type="float" office:value="10.56101" calcext:value-type="float">
            <text:p>10.56101</text:p>
          </table:table-cell>
          <table:table-cell office:value-type="float" office:value="11.5118" calcext:value-type="float">
            <text:p>11.5118</text:p>
          </table:table-cell>
          <table:table-cell office:value-type="float" office:value="3.891826" calcext:value-type="float">
            <text:p>3.891826</text:p>
          </table:table-cell>
          <table:table-cell office:value-type="float" office:value="3.408178" calcext:value-type="float">
            <text:p>3.408178</text:p>
          </table:table-cell>
          <table:table-cell office:value-type="float" office:value="1.780695" calcext:value-type="float">
            <text:p>1.780695</text:p>
          </table:table-cell>
          <table:table-cell office:value-type="float" office:value="1.689301" calcext:value-type="float">
            <text:p>1.689301</text:p>
          </table:table-cell>
          <table:table-cell office:value-type="float" office:value="3.652272" calcext:value-type="float">
            <text:p>3.652272</text:p>
          </table:table-cell>
          <table:table-cell office:value-type="float" office:value="5.692286" calcext:value-type="float">
            <text:p>5.692286</text:p>
          </table:table-cell>
          <table:table-cell office:value-type="float" office:value="5.981402" calcext:value-type="float">
            <text:p>5.981402</text:p>
          </table:table-cell>
          <table:table-cell office:value-type="float" office:value="6.501738" calcext:value-type="float">
            <text:p>6.501738</text:p>
          </table:table-cell>
          <table:table-cell office:value-type="float" office:value="7.196762" calcext:value-type="float">
            <text:p>7.196762</text:p>
          </table:table-cell>
          <table:table-cell office:value-type="float" office:value="7.990064" calcext:value-type="float">
            <text:p>7.990064</text:p>
          </table:table-cell>
          <table:table-cell office:value-type="float" office:value="8.441536" calcext:value-type="float">
            <text:p>8.441536</text:p>
          </table:table-cell>
          <table:table-cell office:value-type="float" office:value="0" calcext:value-type="float">
            <text:p>0</text:p>
          </table:table-cell>
          <table:table-cell office:value-type="float" office:value="4.30162" calcext:value-type="float">
            <text:p>4.30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4908" calcext:value-type="float">
            <text:p>0.10149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4.054234" calcext:value-type="float">
            <text:p>4.054234</text:p>
          </table:table-cell>
          <table:table-cell office:value-type="float" office:value="136.4176" calcext:value-type="float">
            <text:p>136.4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683" calcext:value-type="float">
            <text:p>25.56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143" calcext:value-type="float">
            <text:p>1174.143</text:p>
          </table:table-cell>
          <table:table-cell office:value-type="float" office:value="1.88555" calcext:value-type="float">
            <text:p>1.88555</text:p>
          </table:table-cell>
          <table:table-cell office:value-type="float" office:value="0" calcext:value-type="float">
            <text:p>0</text:p>
          </table:table-cell>
          <table:table-cell office:value-type="float" office:value="0.349324" calcext:value-type="float">
            <text:p>0.349324</text:p>
          </table:table-cell>
          <table:table-cell office:value-type="float" office:value="0.1094979" calcext:value-type="float">
            <text:p>0.1094979</text:p>
          </table:table-cell>
          <table:table-cell office:value-type="float" office:value="0.09465446" calcext:value-type="float">
            <text:p>0.09465446</text:p>
          </table:table-cell>
          <table:table-cell office:value-type="float" office:value="0.03155654" calcext:value-type="float">
            <text:p>0.03155654</text:p>
          </table:table-cell>
          <table:table-cell office:value-type="float" office:value="0.02986649" calcext:value-type="float">
            <text:p>0.02986649</text:p>
          </table:table-cell>
          <table:table-cell office:value-type="float" office:value="0.01916408" calcext:value-type="float">
            <text:p>0.01916408</text:p>
          </table:table-cell>
          <table:table-cell office:value-type="float" office:value="0.02469599" calcext:value-type="float">
            <text:p>0.02469599</text:p>
          </table:table-cell>
          <table:table-cell office:value-type="float" office:value="0.06422429" calcext:value-type="float">
            <text:p>0.06422429</text:p>
          </table:table-cell>
          <table:table-cell office:value-type="float" office:value="0.1205556" calcext:value-type="float">
            <text:p>0.1205556</text:p>
          </table:table-cell>
          <table:table-cell office:value-type="float" office:value="0.1232127" calcext:value-type="float">
            <text:p>0.1232127</text:p>
          </table:table-cell>
          <table:table-cell office:value-type="float" office:value="0.1285545" calcext:value-type="float">
            <text:p>0.1285545</text:p>
          </table:table-cell>
          <table:table-cell office:value-type="float" office:value="0.1360437" calcext:value-type="float">
            <text:p>0.1360437</text:p>
          </table:table-cell>
          <table:table-cell office:value-type="float" office:value="0.1444634" calcext:value-type="float">
            <text:p>0.1444634</text:p>
          </table:table-cell>
          <table:table-cell office:value-type="float" office:value="0.1496339" calcext:value-type="float">
            <text:p>0.1496339</text:p>
          </table:table-cell>
          <table:table-cell office:value-type="float" office:value="0" calcext:value-type="float">
            <text:p>0</text:p>
          </table:table-cell>
          <table:table-cell office:value-type="float" office:value="16.78854" calcext:value-type="float">
            <text:p>16.78854</text:p>
          </table:table-cell>
          <table:table-cell office:value-type="float" office:value="10.56042" calcext:value-type="float">
            <text:p>10.56042</text:p>
          </table:table-cell>
          <table:table-cell office:value-type="float" office:value="11.51151" calcext:value-type="float">
            <text:p>11.51151</text:p>
          </table:table-cell>
          <table:table-cell office:value-type="float" office:value="3.891731" calcext:value-type="float">
            <text:p>3.891731</text:p>
          </table:table-cell>
          <table:table-cell office:value-type="float" office:value="3.408458" calcext:value-type="float">
            <text:p>3.408458</text:p>
          </table:table-cell>
          <table:table-cell office:value-type="float" office:value="1.781195" calcext:value-type="float">
            <text:p>1.781195</text:p>
          </table:table-cell>
          <table:table-cell office:value-type="float" office:value="1.69094" calcext:value-type="float">
            <text:p>1.69094</text:p>
          </table:table-cell>
          <table:table-cell office:value-type="float" office:value="3.657008" calcext:value-type="float">
            <text:p>3.657008</text:p>
          </table:table-cell>
          <table:table-cell office:value-type="float" office:value="5.699782" calcext:value-type="float">
            <text:p>5.699782</text:p>
          </table:table-cell>
          <table:table-cell office:value-type="float" office:value="5.988921" calcext:value-type="float">
            <text:p>5.988921</text:p>
          </table:table-cell>
          <table:table-cell office:value-type="float" office:value="6.509374" calcext:value-type="float">
            <text:p>6.509374</text:p>
          </table:table-cell>
          <table:table-cell office:value-type="float" office:value="7.20374" calcext:value-type="float">
            <text:p>7.20374</text:p>
          </table:table-cell>
          <table:table-cell office:value-type="float" office:value="7.9965" calcext:value-type="float">
            <text:p>7.9965</text:p>
          </table:table-cell>
          <table:table-cell office:value-type="float" office:value="8.446417" calcext:value-type="float">
            <text:p>8.446417</text:p>
          </table:table-cell>
          <table:table-cell office:value-type="float" office:value="0" calcext:value-type="float">
            <text:p>0</text:p>
          </table:table-cell>
          <table:table-cell office:value-type="float" office:value="5.746696" calcext:value-type="float">
            <text:p>5.74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6805" calcext:value-type="float">
            <text:p>0.10368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4.051841" calcext:value-type="float">
            <text:p>4.051841</text:p>
          </table:table-cell>
          <table:table-cell office:value-type="float" office:value="136.4176" calcext:value-type="float">
            <text:p>136.4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9292" calcext:value-type="float">
            <text:p>25.592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121" calcext:value-type="float">
            <text:p>1174.121</text:p>
          </table:table-cell>
          <table:table-cell office:value-type="float" office:value="1.882437" calcext:value-type="float">
            <text:p>1.882437</text:p>
          </table:table-cell>
          <table:table-cell office:value-type="float" office:value="0" calcext:value-type="float">
            <text:p>0</text:p>
          </table:table-cell>
          <table:table-cell office:value-type="float" office:value="0.3443064" calcext:value-type="float">
            <text:p>0.3443064</text:p>
          </table:table-cell>
          <table:table-cell office:value-type="float" office:value="0.1174995" calcext:value-type="float">
            <text:p>0.1174995</text:p>
          </table:table-cell>
          <table:table-cell office:value-type="float" office:value="0.09693061" calcext:value-type="float">
            <text:p>0.09693061</text:p>
          </table:table-cell>
          <table:table-cell office:value-type="float" office:value="0.03087391" calcext:value-type="float">
            <text:p>0.03087391</text:p>
          </table:table-cell>
          <table:table-cell office:value-type="float" office:value="0.02899188" calcext:value-type="float">
            <text:p>0.02899188</text:p>
          </table:table-cell>
          <table:table-cell office:value-type="float" office:value="0.01913136" calcext:value-type="float">
            <text:p>0.01913136</text:p>
          </table:table-cell>
          <table:table-cell office:value-type="float" office:value="0.02475802" calcext:value-type="float">
            <text:p>0.02475802</text:p>
          </table:table-cell>
          <table:table-cell office:value-type="float" office:value="0.0642582" calcext:value-type="float">
            <text:p>0.0642582</text:p>
          </table:table-cell>
          <table:table-cell office:value-type="float" office:value="0.1206319" calcext:value-type="float">
            <text:p>0.1206319</text:p>
          </table:table-cell>
          <table:table-cell office:value-type="float" office:value="0.1232905" calcext:value-type="float">
            <text:p>0.1232905</text:p>
          </table:table-cell>
          <table:table-cell office:value-type="float" office:value="0.1286351" calcext:value-type="float">
            <text:p>0.1286351</text:p>
          </table:table-cell>
          <table:table-cell office:value-type="float" office:value="0.1361182" calcext:value-type="float">
            <text:p>0.1361182</text:p>
          </table:table-cell>
          <table:table-cell office:value-type="float" office:value="0.1445325" calcext:value-type="float">
            <text:p>0.1445325</text:p>
          </table:table-cell>
          <table:table-cell office:value-type="float" office:value="0.1497054" calcext:value-type="float">
            <text:p>0.1497054</text:p>
          </table:table-cell>
          <table:table-cell office:value-type="float" office:value="0" calcext:value-type="float">
            <text:p>0</text:p>
          </table:table-cell>
          <table:table-cell office:value-type="float" office:value="16.81852" calcext:value-type="float">
            <text:p>16.81852</text:p>
          </table:table-cell>
          <table:table-cell office:value-type="float" office:value="10.56034" calcext:value-type="float">
            <text:p>10.56034</text:p>
          </table:table-cell>
          <table:table-cell office:value-type="float" office:value="11.51022" calcext:value-type="float">
            <text:p>11.51022</text:p>
          </table:table-cell>
          <table:table-cell office:value-type="float" office:value="3.891287" calcext:value-type="float">
            <text:p>3.891287</text:p>
          </table:table-cell>
          <table:table-cell office:value-type="float" office:value="3.408549" calcext:value-type="float">
            <text:p>3.408549</text:p>
          </table:table-cell>
          <table:table-cell office:value-type="float" office:value="1.7817" calcext:value-type="float">
            <text:p>1.7817</text:p>
          </table:table-cell>
          <table:table-cell office:value-type="float" office:value="1.692589" calcext:value-type="float">
            <text:p>1.692589</text:p>
          </table:table-cell>
          <table:table-cell office:value-type="float" office:value="3.661745" calcext:value-type="float">
            <text:p>3.661745</text:p>
          </table:table-cell>
          <table:table-cell office:value-type="float" office:value="5.707278" calcext:value-type="float">
            <text:p>5.707278</text:p>
          </table:table-cell>
          <table:table-cell office:value-type="float" office:value="5.996438" calcext:value-type="float">
            <text:p>5.996438</text:p>
          </table:table-cell>
          <table:table-cell office:value-type="float" office:value="6.51701" calcext:value-type="float">
            <text:p>6.51701</text:p>
          </table:table-cell>
          <table:table-cell office:value-type="float" office:value="7.210717" calcext:value-type="float">
            <text:p>7.210717</text:p>
          </table:table-cell>
          <table:table-cell office:value-type="float" office:value="8.002931" calcext:value-type="float">
            <text:p>8.002931</text:p>
          </table:table-cell>
          <table:table-cell office:value-type="float" office:value="8.453913" calcext:value-type="float">
            <text:p>8.453913</text:p>
          </table:table-cell>
          <table:table-cell office:value-type="float" office:value="0" calcext:value-type="float">
            <text:p>0</text:p>
          </table:table-cell>
          <table:table-cell office:value-type="float" office:value="5.524434" calcext:value-type="float">
            <text:p>5.524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8952" calcext:value-type="float">
            <text:p>0.10589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4.050357" calcext:value-type="float">
            <text:p>4.050357</text:p>
          </table:table-cell>
          <table:table-cell office:value-type="float" office:value="136.4175" calcext:value-type="float">
            <text:p>136.4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1748" calcext:value-type="float">
            <text:p>25.61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098" calcext:value-type="float">
            <text:p>1174.098</text:p>
          </table:table-cell>
          <table:table-cell office:value-type="float" office:value="1.88065" calcext:value-type="float">
            <text:p>1.88065</text:p>
          </table:table-cell>
          <table:table-cell office:value-type="float" office:value="0" calcext:value-type="float">
            <text:p>0</text:p>
          </table:table-cell>
          <table:table-cell office:value-type="float" office:value="0.2704793" calcext:value-type="float">
            <text:p>0.2704793</text:p>
          </table:table-cell>
          <table:table-cell office:value-type="float" office:value="0.1068243" calcext:value-type="float">
            <text:p>0.1068243</text:p>
          </table:table-cell>
          <table:table-cell office:value-type="float" office:value="0.09726796" calcext:value-type="float">
            <text:p>0.09726796</text:p>
          </table:table-cell>
          <table:table-cell office:value-type="float" office:value="0.03136757" calcext:value-type="float">
            <text:p>0.03136757</text:p>
          </table:table-cell>
          <table:table-cell office:value-type="float" office:value="0.02922034" calcext:value-type="float">
            <text:p>0.02922034</text:p>
          </table:table-cell>
          <table:table-cell office:value-type="float" office:value="0.01909775" calcext:value-type="float">
            <text:p>0.01909775</text:p>
          </table:table-cell>
          <table:table-cell office:value-type="float" office:value="0.02483604" calcext:value-type="float">
            <text:p>0.02483604</text:p>
          </table:table-cell>
          <table:table-cell office:value-type="float" office:value="0.06429309" calcext:value-type="float">
            <text:p>0.06429309</text:p>
          </table:table-cell>
          <table:table-cell office:value-type="float" office:value="0.1207075" calcext:value-type="float">
            <text:p>0.1207075</text:p>
          </table:table-cell>
          <table:table-cell office:value-type="float" office:value="0.1233685" calcext:value-type="float">
            <text:p>0.1233685</text:p>
          </table:table-cell>
          <table:table-cell office:value-type="float" office:value="0.1287156" calcext:value-type="float">
            <text:p>0.1287156</text:p>
          </table:table-cell>
          <table:table-cell office:value-type="float" office:value="0.1361903" calcext:value-type="float">
            <text:p>0.1361903</text:p>
          </table:table-cell>
          <table:table-cell office:value-type="float" office:value="0.1446003" calcext:value-type="float">
            <text:p>0.1446003</text:p>
          </table:table-cell>
          <table:table-cell office:value-type="float" office:value="0.1497767" calcext:value-type="float">
            <text:p>0.1497767</text:p>
          </table:table-cell>
          <table:table-cell office:value-type="float" office:value="0" calcext:value-type="float">
            <text:p>0</text:p>
          </table:table-cell>
          <table:table-cell office:value-type="float" office:value="16.84379" calcext:value-type="float">
            <text:p>16.84379</text:p>
          </table:table-cell>
          <table:table-cell office:value-type="float" office:value="10.56018" calcext:value-type="float">
            <text:p>10.56018</text:p>
          </table:table-cell>
          <table:table-cell office:value-type="float" office:value="11.50988" calcext:value-type="float">
            <text:p>11.50988</text:p>
          </table:table-cell>
          <table:table-cell office:value-type="float" office:value="3.890894" calcext:value-type="float">
            <text:p>3.890894</text:p>
          </table:table-cell>
          <table:table-cell office:value-type="float" office:value="3.408586" calcext:value-type="float">
            <text:p>3.408586</text:p>
          </table:table-cell>
          <table:table-cell office:value-type="float" office:value="1.782189" calcext:value-type="float">
            <text:p>1.782189</text:p>
          </table:table-cell>
          <table:table-cell office:value-type="float" office:value="1.694247" calcext:value-type="float">
            <text:p>1.694247</text:p>
          </table:table-cell>
          <table:table-cell office:value-type="float" office:value="3.666481" calcext:value-type="float">
            <text:p>3.666481</text:p>
          </table:table-cell>
          <table:table-cell office:value-type="float" office:value="5.714774" calcext:value-type="float">
            <text:p>5.714774</text:p>
          </table:table-cell>
          <table:table-cell office:value-type="float" office:value="6.003955" calcext:value-type="float">
            <text:p>6.003955</text:p>
          </table:table-cell>
          <table:table-cell office:value-type="float" office:value="6.524646" calcext:value-type="float">
            <text:p>6.524646</text:p>
          </table:table-cell>
          <table:table-cell office:value-type="float" office:value="7.217694" calcext:value-type="float">
            <text:p>7.217694</text:p>
          </table:table-cell>
          <table:table-cell office:value-type="float" office:value="8.009289" calcext:value-type="float">
            <text:p>8.009289</text:p>
          </table:table-cell>
          <table:table-cell office:value-type="float" office:value="8.458762" calcext:value-type="float">
            <text:p>8.458762</text:p>
          </table:table-cell>
          <table:table-cell office:value-type="float" office:value="0" calcext:value-type="float">
            <text:p>0</text:p>
          </table:table-cell>
          <table:table-cell office:value-type="float" office:value="3.421329" calcext:value-type="float">
            <text:p>3.421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3521" calcext:value-type="float">
            <text:p>0.10735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4.049229" calcext:value-type="float">
            <text:p>4.049229</text:p>
          </table:table-cell>
          <table:table-cell office:value-type="float" office:value="136.4174" calcext:value-type="float">
            <text:p>136.4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4186" calcext:value-type="float">
            <text:p>25.641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075" calcext:value-type="float">
            <text:p>1174.075</text:p>
          </table:table-cell>
          <table:table-cell office:value-type="float" office:value="1.879329" calcext:value-type="float">
            <text:p>1.879329</text:p>
          </table:table-cell>
          <table:table-cell office:value-type="float" office:value="0" calcext:value-type="float">
            <text:p>0</text:p>
          </table:table-cell>
          <table:table-cell office:value-type="float" office:value="0.2050021" calcext:value-type="float">
            <text:p>0.2050021</text:p>
          </table:table-cell>
          <table:table-cell office:value-type="float" office:value="0.1018587" calcext:value-type="float">
            <text:p>0.1018587</text:p>
          </table:table-cell>
          <table:table-cell office:value-type="float" office:value="0.09785285" calcext:value-type="float">
            <text:p>0.09785285</text:p>
          </table:table-cell>
          <table:table-cell office:value-type="float" office:value="0.03157178" calcext:value-type="float">
            <text:p>0.03157178</text:p>
          </table:table-cell>
          <table:table-cell office:value-type="float" office:value="0.02932887" calcext:value-type="float">
            <text:p>0.02932887</text:p>
          </table:table-cell>
          <table:table-cell office:value-type="float" office:value="0.01913895" calcext:value-type="float">
            <text:p>0.01913895</text:p>
          </table:table-cell>
          <table:table-cell office:value-type="float" office:value="0.02494163" calcext:value-type="float">
            <text:p>0.02494163</text:p>
          </table:table-cell>
          <table:table-cell office:value-type="float" office:value="0.06432892" calcext:value-type="float">
            <text:p>0.06432892</text:p>
          </table:table-cell>
          <table:table-cell office:value-type="float" office:value="0.1207829" calcext:value-type="float">
            <text:p>0.1207829</text:p>
          </table:table-cell>
          <table:table-cell office:value-type="float" office:value="0.1234464" calcext:value-type="float">
            <text:p>0.1234464</text:p>
          </table:table-cell>
          <table:table-cell office:value-type="float" office:value="0.1287962" calcext:value-type="float">
            <text:p>0.1287962</text:p>
          </table:table-cell>
          <table:table-cell office:value-type="float" office:value="0.1362618" calcext:value-type="float">
            <text:p>0.1362618</text:p>
          </table:table-cell>
          <table:table-cell office:value-type="float" office:value="0.1446679" calcext:value-type="float">
            <text:p>0.1446679</text:p>
          </table:table-cell>
          <table:table-cell office:value-type="float" office:value="0.149847" calcext:value-type="float">
            <text:p>0.149847</text:p>
          </table:table-cell>
          <table:table-cell office:value-type="float" office:value="0" calcext:value-type="float">
            <text:p>0</text:p>
          </table:table-cell>
          <table:table-cell office:value-type="float" office:value="16.85935" calcext:value-type="float">
            <text:p>16.85935</text:p>
          </table:table-cell>
          <table:table-cell office:value-type="float" office:value="10.55942" calcext:value-type="float">
            <text:p>10.55942</text:p>
          </table:table-cell>
          <table:table-cell office:value-type="float" office:value="11.50925" calcext:value-type="float">
            <text:p>11.50925</text:p>
          </table:table-cell>
          <table:table-cell office:value-type="float" office:value="3.890532" calcext:value-type="float">
            <text:p>3.890532</text:p>
          </table:table-cell>
          <table:table-cell office:value-type="float" office:value="3.408655" calcext:value-type="float">
            <text:p>3.408655</text:p>
          </table:table-cell>
          <table:table-cell office:value-type="float" office:value="1.782676" calcext:value-type="float">
            <text:p>1.782676</text:p>
          </table:table-cell>
          <table:table-cell office:value-type="float" office:value="1.695916" calcext:value-type="float">
            <text:p>1.695916</text:p>
          </table:table-cell>
          <table:table-cell office:value-type="float" office:value="3.671219" calcext:value-type="float">
            <text:p>3.671219</text:p>
          </table:table-cell>
          <table:table-cell office:value-type="float" office:value="5.72227" calcext:value-type="float">
            <text:p>5.72227</text:p>
          </table:table-cell>
          <table:table-cell office:value-type="float" office:value="6.011455" calcext:value-type="float">
            <text:p>6.011455</text:p>
          </table:table-cell>
          <table:table-cell office:value-type="float" office:value="6.532282" calcext:value-type="float">
            <text:p>6.532282</text:p>
          </table:table-cell>
          <table:table-cell office:value-type="float" office:value="7.224672" calcext:value-type="float">
            <text:p>7.224672</text:p>
          </table:table-cell>
          <table:table-cell office:value-type="float" office:value="8.015646" calcext:value-type="float">
            <text:p>8.015646</text:p>
          </table:table-cell>
          <table:table-cell office:value-type="float" office:value="8.462005" calcext:value-type="float">
            <text:p>8.462005</text:p>
          </table:table-cell>
          <table:table-cell office:value-type="float" office:value="0" calcext:value-type="float">
            <text:p>0</text:p>
          </table:table-cell>
          <table:table-cell office:value-type="float" office:value="1.996452" calcext:value-type="float">
            <text:p>1.996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513" calcext:value-type="float">
            <text:p>0.1085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4.046019" calcext:value-type="float">
            <text:p>4.046019</text:p>
          </table:table-cell>
          <table:table-cell office:value-type="float" office:value="136.4176" calcext:value-type="float">
            <text:p>136.4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6623" calcext:value-type="float">
            <text:p>25.666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053" calcext:value-type="float">
            <text:p>1174.053</text:p>
          </table:table-cell>
          <table:table-cell office:value-type="float" office:value="1.874692" calcext:value-type="float">
            <text:p>1.874692</text:p>
          </table:table-cell>
          <table:table-cell office:value-type="float" office:value="0" calcext:value-type="float">
            <text:p>0</text:p>
          </table:table-cell>
          <table:table-cell office:value-type="float" office:value="0.3717932" calcext:value-type="float">
            <text:p>0.3717932</text:p>
          </table:table-cell>
          <table:table-cell office:value-type="float" office:value="0.1184816" calcext:value-type="float">
            <text:p>0.1184816</text:p>
          </table:table-cell>
          <table:table-cell office:value-type="float" office:value="0.09336439" calcext:value-type="float">
            <text:p>0.09336439</text:p>
          </table:table-cell>
          <table:table-cell office:value-type="float" office:value="0.03019034" calcext:value-type="float">
            <text:p>0.03019034</text:p>
          </table:table-cell>
          <table:table-cell office:value-type="float" office:value="0.02851454" calcext:value-type="float">
            <text:p>0.02851454</text:p>
          </table:table-cell>
          <table:table-cell office:value-type="float" office:value="0.01916466" calcext:value-type="float">
            <text:p>0.01916466</text:p>
          </table:table-cell>
          <table:table-cell office:value-type="float" office:value="0.02512125" calcext:value-type="float">
            <text:p>0.02512125</text:p>
          </table:table-cell>
          <table:table-cell office:value-type="float" office:value="0.06436706" calcext:value-type="float">
            <text:p>0.06436706</text:p>
          </table:table-cell>
          <table:table-cell office:value-type="float" office:value="0.1208579" calcext:value-type="float">
            <text:p>0.1208579</text:p>
          </table:table-cell>
          <table:table-cell office:value-type="float" office:value="0.1235242" calcext:value-type="float">
            <text:p>0.1235242</text:p>
          </table:table-cell>
          <table:table-cell office:value-type="float" office:value="0.1288767" calcext:value-type="float">
            <text:p>0.1288767</text:p>
          </table:table-cell>
          <table:table-cell office:value-type="float" office:value="0.1363408" calcext:value-type="float">
            <text:p>0.1363408</text:p>
          </table:table-cell>
          <table:table-cell office:value-type="float" office:value="0.1447385" calcext:value-type="float">
            <text:p>0.1447385</text:p>
          </table:table-cell>
          <table:table-cell office:value-type="float" office:value="0.1499168" calcext:value-type="float">
            <text:p>0.1499168</text:p>
          </table:table-cell>
          <table:table-cell office:value-type="float" office:value="0" calcext:value-type="float">
            <text:p>0</text:p>
          </table:table-cell>
          <table:table-cell office:value-type="float" office:value="16.88015" calcext:value-type="float">
            <text:p>16.88015</text:p>
          </table:table-cell>
          <table:table-cell office:value-type="float" office:value="10.55871" calcext:value-type="float">
            <text:p>10.55871</text:p>
          </table:table-cell>
          <table:table-cell office:value-type="float" office:value="11.50745" calcext:value-type="float">
            <text:p>11.50745</text:p>
          </table:table-cell>
          <table:table-cell office:value-type="float" office:value="3.890092" calcext:value-type="float">
            <text:p>3.890092</text:p>
          </table:table-cell>
          <table:table-cell office:value-type="float" office:value="3.408702" calcext:value-type="float">
            <text:p>3.408702</text:p>
          </table:table-cell>
          <table:table-cell office:value-type="float" office:value="1.783161" calcext:value-type="float">
            <text:p>1.783161</text:p>
          </table:table-cell>
          <table:table-cell office:value-type="float" office:value="1.697601" calcext:value-type="float">
            <text:p>1.697601</text:p>
          </table:table-cell>
          <table:table-cell office:value-type="float" office:value="3.675956" calcext:value-type="float">
            <text:p>3.675956</text:p>
          </table:table-cell>
          <table:table-cell office:value-type="float" office:value="5.729766" calcext:value-type="float">
            <text:p>5.729766</text:p>
          </table:table-cell>
          <table:table-cell office:value-type="float" office:value="6.018935" calcext:value-type="float">
            <text:p>6.018935</text:p>
          </table:table-cell>
          <table:table-cell office:value-type="float" office:value="6.539918" calcext:value-type="float">
            <text:p>6.539918</text:p>
          </table:table-cell>
          <table:table-cell office:value-type="float" office:value="7.231649" calcext:value-type="float">
            <text:p>7.231649</text:p>
          </table:table-cell>
          <table:table-cell office:value-type="float" office:value="8.022004" calcext:value-type="float">
            <text:p>8.022004</text:p>
          </table:table-cell>
          <table:table-cell office:value-type="float" office:value="8.47019" calcext:value-type="float">
            <text:p>8.47019</text:p>
          </table:table-cell>
          <table:table-cell office:value-type="float" office:value="0" calcext:value-type="float">
            <text:p>0</text:p>
          </table:table-cell>
          <table:table-cell office:value-type="float" office:value="6.805417" calcext:value-type="float">
            <text:p>6.805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3972" calcext:value-type="float">
            <text:p>0.11139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4.042472" calcext:value-type="float">
            <text:p>4.042472</text:p>
          </table:table-cell>
          <table:table-cell office:value-type="float" office:value="136.4178" calcext:value-type="float">
            <text:p>136.4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9086" calcext:value-type="float">
            <text:p>25.690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03" calcext:value-type="float">
            <text:p>1174.03</text:p>
          </table:table-cell>
          <table:table-cell office:value-type="float" office:value="1.869793" calcext:value-type="float">
            <text:p>1.869793</text:p>
          </table:table-cell>
          <table:table-cell office:value-type="float" office:value="0" calcext:value-type="float">
            <text:p>0</text:p>
          </table:table-cell>
          <table:table-cell office:value-type="float" office:value="0.5225599" calcext:value-type="float">
            <text:p>0.5225599</text:p>
          </table:table-cell>
          <table:table-cell office:value-type="float" office:value="0.1330419" calcext:value-type="float">
            <text:p>0.1330419</text:p>
          </table:table-cell>
          <table:table-cell office:value-type="float" office:value="0.09381944" calcext:value-type="float">
            <text:p>0.09381944</text:p>
          </table:table-cell>
          <table:table-cell office:value-type="float" office:value="0.03029278" calcext:value-type="float">
            <text:p>0.03029278</text:p>
          </table:table-cell>
          <table:table-cell office:value-type="float" office:value="0.02834154" calcext:value-type="float">
            <text:p>0.02834154</text:p>
          </table:table-cell>
          <table:table-cell office:value-type="float" office:value="0.01895574" calcext:value-type="float">
            <text:p>0.01895574</text:p>
          </table:table-cell>
          <table:table-cell office:value-type="float" office:value="0.02524851" calcext:value-type="float">
            <text:p>0.02524851</text:p>
          </table:table-cell>
          <table:table-cell office:value-type="float" office:value="0.06440928" calcext:value-type="float">
            <text:p>0.06440928</text:p>
          </table:table-cell>
          <table:table-cell office:value-type="float" office:value="0.1209325" calcext:value-type="float">
            <text:p>0.1209325</text:p>
          </table:table-cell>
          <table:table-cell office:value-type="float" office:value="0.1236019" calcext:value-type="float">
            <text:p>0.1236019</text:p>
          </table:table-cell>
          <table:table-cell office:value-type="float" office:value="0.1289571" calcext:value-type="float">
            <text:p>0.1289571</text:p>
          </table:table-cell>
          <table:table-cell office:value-type="float" office:value="0.1364187" calcext:value-type="float">
            <text:p>0.1364187</text:p>
          </table:table-cell>
          <table:table-cell office:value-type="float" office:value="0.1448082" calcext:value-type="float">
            <text:p>0.1448082</text:p>
          </table:table-cell>
          <table:table-cell office:value-type="float" office:value="0.149987" calcext:value-type="float">
            <text:p>0.149987</text:p>
          </table:table-cell>
          <table:table-cell office:value-type="float" office:value="0" calcext:value-type="float">
            <text:p>0</text:p>
          </table:table-cell>
          <table:table-cell office:value-type="float" office:value="16.92459" calcext:value-type="float">
            <text:p>16.92459</text:p>
          </table:table-cell>
          <table:table-cell office:value-type="float" office:value="10.56038" calcext:value-type="float">
            <text:p>10.56038</text:p>
          </table:table-cell>
          <table:table-cell office:value-type="float" office:value="11.50578" calcext:value-type="float">
            <text:p>11.50578</text:p>
          </table:table-cell>
          <table:table-cell office:value-type="float" office:value="3.889503" calcext:value-type="float">
            <text:p>3.889503</text:p>
          </table:table-cell>
          <table:table-cell office:value-type="float" office:value="3.408598" calcext:value-type="float">
            <text:p>3.408598</text:p>
          </table:table-cell>
          <table:table-cell office:value-type="float" office:value="1.783618" calcext:value-type="float">
            <text:p>1.783618</text:p>
          </table:table-cell>
          <table:table-cell office:value-type="float" office:value="1.699304" calcext:value-type="float">
            <text:p>1.699304</text:p>
          </table:table-cell>
          <table:table-cell office:value-type="float" office:value="3.680673" calcext:value-type="float">
            <text:p>3.680673</text:p>
          </table:table-cell>
          <table:table-cell office:value-type="float" office:value="5.737263" calcext:value-type="float">
            <text:p>5.737263</text:p>
          </table:table-cell>
          <table:table-cell office:value-type="float" office:value="6.026413" calcext:value-type="float">
            <text:p>6.026413</text:p>
          </table:table-cell>
          <table:table-cell office:value-type="float" office:value="6.547518" calcext:value-type="float">
            <text:p>6.547518</text:p>
          </table:table-cell>
          <table:table-cell office:value-type="float" office:value="7.238553" calcext:value-type="float">
            <text:p>7.238553</text:p>
          </table:table-cell>
          <table:table-cell office:value-type="float" office:value="8.028361" calcext:value-type="float">
            <text:p>8.028361</text:p>
          </table:table-cell>
          <table:table-cell office:value-type="float" office:value="8.479657" calcext:value-type="float">
            <text:p>8.479657</text:p>
          </table:table-cell>
          <table:table-cell office:value-type="float" office:value="0" calcext:value-type="float">
            <text:p>0</text:p>
          </table:table-cell>
          <table:table-cell office:value-type="float" office:value="8.629879" calcext:value-type="float">
            <text:p>8.629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609" calcext:value-type="float">
            <text:p>0.1146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4.038329" calcext:value-type="float">
            <text:p>4.038329</text:p>
          </table:table-cell>
          <table:table-cell office:value-type="float" office:value="136.4181" calcext:value-type="float">
            <text:p>136.4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1573" calcext:value-type="float">
            <text:p>25.715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055508" calcext:value-type="float">
            <text:p>9.055508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3712" calcext:value-type="float">
            <text:p>5.223712E-10</text:p>
          </table:table-cell>
          <table:table-cell office:value-type="float" office:value="1174.008" calcext:value-type="float">
            <text:p>1174.008</text:p>
          </table:table-cell>
          <table:table-cell office:value-type="float" office:value="1.864403" calcext:value-type="float">
            <text:p>1.864403</text:p>
          </table:table-cell>
          <table:table-cell office:value-type="float" office:value="0" calcext:value-type="float">
            <text:p>0</text:p>
          </table:table-cell>
          <table:table-cell office:value-type="float" office:value="0.5956339" calcext:value-type="float">
            <text:p>0.5956339</text:p>
          </table:table-cell>
          <table:table-cell office:value-type="float" office:value="0.1473891" calcext:value-type="float">
            <text:p>0.1473891</text:p>
          </table:table-cell>
          <table:table-cell office:value-type="float" office:value="0.0938707" calcext:value-type="float">
            <text:p>0.0938707</text:p>
          </table:table-cell>
          <table:table-cell office:value-type="float" office:value="0.03069503" calcext:value-type="float">
            <text:p>0.03069503</text:p>
          </table:table-cell>
          <table:table-cell office:value-type="float" office:value="0.02844671" calcext:value-type="float">
            <text:p>0.02844671</text:p>
          </table:table-cell>
          <table:table-cell office:value-type="float" office:value="0.01879283" calcext:value-type="float">
            <text:p>0.01879283</text:p>
          </table:table-cell>
          <table:table-cell office:value-type="float" office:value="0.02524862" calcext:value-type="float">
            <text:p>0.02524862</text:p>
          </table:table-cell>
          <table:table-cell office:value-type="float" office:value="0.06445447" calcext:value-type="float">
            <text:p>0.06445447</text:p>
          </table:table-cell>
          <table:table-cell office:value-type="float" office:value="0.121007" calcext:value-type="float">
            <text:p>0.121007</text:p>
          </table:table-cell>
          <table:table-cell office:value-type="float" office:value="0.1236801" calcext:value-type="float">
            <text:p>0.1236801</text:p>
          </table:table-cell>
          <table:table-cell office:value-type="float" office:value="0.1290373" calcext:value-type="float">
            <text:p>0.1290373</text:p>
          </table:table-cell>
          <table:table-cell office:value-type="float" office:value="0.1364952" calcext:value-type="float">
            <text:p>0.1364952</text:p>
          </table:table-cell>
          <table:table-cell office:value-type="float" office:value="0.1448771" calcext:value-type="float">
            <text:p>0.1448771</text:p>
          </table:table-cell>
          <table:table-cell office:value-type="float" office:value="0.1500576" calcext:value-type="float">
            <text:p>0.1500576</text:p>
          </table:table-cell>
          <table:table-cell office:value-type="float" office:value="0" calcext:value-type="float">
            <text:p>0</text:p>
          </table:table-cell>
          <table:table-cell office:value-type="float" office:value="16.98451" calcext:value-type="float">
            <text:p>16.98451</text:p>
          </table:table-cell>
          <table:table-cell office:value-type="float" office:value="10.56443" calcext:value-type="float">
            <text:p>10.56443</text:p>
          </table:table-cell>
          <table:table-cell office:value-type="float" office:value="11.50445" calcext:value-type="float">
            <text:p>11.50445</text:p>
          </table:table-cell>
          <table:table-cell office:value-type="float" office:value="3.888906" calcext:value-type="float">
            <text:p>3.888906</text:p>
          </table:table-cell>
          <table:table-cell office:value-type="float" office:value="3.408465" calcext:value-type="float">
            <text:p>3.408465</text:p>
          </table:table-cell>
          <table:table-cell office:value-type="float" office:value="1.784046" calcext:value-type="float">
            <text:p>1.784046</text:p>
          </table:table-cell>
          <table:table-cell office:value-type="float" office:value="1.701005" calcext:value-type="float">
            <text:p>1.701005</text:p>
          </table:table-cell>
          <table:table-cell office:value-type="float" office:value="3.685378" calcext:value-type="float">
            <text:p>3.685378</text:p>
          </table:table-cell>
          <table:table-cell office:value-type="float" office:value="5.744759" calcext:value-type="float">
            <text:p>5.744759</text:p>
          </table:table-cell>
          <table:table-cell office:value-type="float" office:value="6.033895" calcext:value-type="float">
            <text:p>6.033895</text:p>
          </table:table-cell>
          <table:table-cell office:value-type="float" office:value="6.555098" calcext:value-type="float">
            <text:p>6.555098</text:p>
          </table:table-cell>
          <table:table-cell office:value-type="float" office:value="7.245453" calcext:value-type="float">
            <text:p>7.245453</text:p>
          </table:table-cell>
          <table:table-cell office:value-type="float" office:value="8.034717" calcext:value-type="float">
            <text:p>8.034717</text:p>
          </table:table-cell>
          <table:table-cell office:value-type="float" office:value="8.490383" calcext:value-type="float">
            <text:p>8.490383</text:p>
          </table:table-cell>
          <table:table-cell office:value-type="float" office:value="0" calcext:value-type="float">
            <text:p>0</text:p>
          </table:table-cell>
          <table:table-cell office:value-type="float" office:value="10.01188" calcext:value-type="float">
            <text:p>10.01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3182" calcext:value-type="float">
            <text:p>0.11831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4.035485" calcext:value-type="float">
            <text:p>4.035485</text:p>
          </table:table-cell>
          <table:table-cell office:value-type="float" office:value="136.4183" calcext:value-type="float">
            <text:p>136.4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4086" calcext:value-type="float">
            <text:p>25.74086</text:p>
          </table:table-cell>
          <table:table-cell office:value-type="float" office:value="0" calcext:value-type="float">
            <text:p>0</text:p>
          </table:table-cell>
          <table:table-cell office:value-type="float" office:value="0.00000002238134" calcext:value-type="float">
            <text:p>2.23813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505369" calcext:value-type="float">
            <text:p>1.505369E-07</text:p>
          </table:table-cell>
          <table:table-cell office:value-type="float" office:value="1173.987" calcext:value-type="float">
            <text:p>1173.987</text:p>
          </table:table-cell>
          <table:table-cell office:value-type="float" office:value="1.864602" calcext:value-type="float">
            <text:p>1.864602</text:p>
          </table:table-cell>
          <table:table-cell office:value-type="float" office:value="0" calcext:value-type="float">
            <text:p>0</text:p>
          </table:table-cell>
          <table:table-cell office:value-type="float" office:value="0.1714324" calcext:value-type="float">
            <text:p>0.1714324</text:p>
          </table:table-cell>
          <table:table-cell office:value-type="float" office:value="0.1591139" calcext:value-type="float">
            <text:p>0.1591139</text:p>
          </table:table-cell>
          <table:table-cell office:value-type="float" office:value="0.1007871" calcext:value-type="float">
            <text:p>0.1007871</text:p>
          </table:table-cell>
          <table:table-cell office:value-type="float" office:value="0.03097606" calcext:value-type="float">
            <text:p>0.03097606</text:p>
          </table:table-cell>
          <table:table-cell office:value-type="float" office:value="0.02869332" calcext:value-type="float">
            <text:p>0.02869332</text:p>
          </table:table-cell>
          <table:table-cell office:value-type="float" office:value="0.01873369" calcext:value-type="float">
            <text:p>0.01873369</text:p>
          </table:table-cell>
          <table:table-cell office:value-type="float" office:value="0.0233131" calcext:value-type="float">
            <text:p>0.0233131</text:p>
          </table:table-cell>
          <table:table-cell office:value-type="float" office:value="0.06443474" calcext:value-type="float">
            <text:p>0.06443474</text:p>
          </table:table-cell>
          <table:table-cell office:value-type="float" office:value="0.1210823" calcext:value-type="float">
            <text:p>0.1210823</text:p>
          </table:table-cell>
          <table:table-cell office:value-type="float" office:value="0.1237578" calcext:value-type="float">
            <text:p>0.1237578</text:p>
          </table:table-cell>
          <table:table-cell office:value-type="float" office:value="0.1291176" calcext:value-type="float">
            <text:p>0.1291176</text:p>
          </table:table-cell>
          <table:table-cell office:value-type="float" office:value="0.1365644" calcext:value-type="float">
            <text:p>0.1365644</text:p>
          </table:table-cell>
          <table:table-cell office:value-type="float" office:value="0.1449421" calcext:value-type="float">
            <text:p>0.1449421</text:p>
          </table:table-cell>
          <table:table-cell office:value-type="float" office:value="0.1501285" calcext:value-type="float">
            <text:p>0.1501285</text:p>
          </table:table-cell>
          <table:table-cell office:value-type="float" office:value="0" calcext:value-type="float">
            <text:p>0</text:p>
          </table:table-cell>
          <table:table-cell office:value-type="float" office:value="17.0447" calcext:value-type="float">
            <text:p>17.0447</text:p>
          </table:table-cell>
          <table:table-cell office:value-type="float" office:value="10.57401" calcext:value-type="float">
            <text:p>10.57401</text:p>
          </table:table-cell>
          <table:table-cell office:value-type="float" office:value="11.50408" calcext:value-type="float">
            <text:p>11.50408</text:p>
          </table:table-cell>
          <table:table-cell office:value-type="float" office:value="3.888365" calcext:value-type="float">
            <text:p>3.888365</text:p>
          </table:table-cell>
          <table:table-cell office:value-type="float" office:value="3.408359" calcext:value-type="float">
            <text:p>3.408359</text:p>
          </table:table-cell>
          <table:table-cell office:value-type="float" office:value="1.78447" calcext:value-type="float">
            <text:p>1.78447</text:p>
          </table:table-cell>
          <table:table-cell office:value-type="float" office:value="1.702641" calcext:value-type="float">
            <text:p>1.702641</text:p>
          </table:table-cell>
          <table:table-cell office:value-type="float" office:value="3.690082" calcext:value-type="float">
            <text:p>3.690082</text:p>
          </table:table-cell>
          <table:table-cell office:value-type="float" office:value="5.752218" calcext:value-type="float">
            <text:p>5.752218</text:p>
          </table:table-cell>
          <table:table-cell office:value-type="float" office:value="6.041373" calcext:value-type="float">
            <text:p>6.041373</text:p>
          </table:table-cell>
          <table:table-cell office:value-type="float" office:value="6.562677" calcext:value-type="float">
            <text:p>6.562677</text:p>
          </table:table-cell>
          <table:table-cell office:value-type="float" office:value="7.252353" calcext:value-type="float">
            <text:p>7.252353</text:p>
          </table:table-cell>
          <table:table-cell office:value-type="float" office:value="8.041071" calcext:value-type="float">
            <text:p>8.041071</text:p>
          </table:table-cell>
          <table:table-cell office:value-type="float" office:value="8.495948" calcext:value-type="float">
            <text:p>8.495948</text:p>
          </table:table-cell>
          <table:table-cell office:value-type="float" office:value="0" calcext:value-type="float">
            <text:p>0</text:p>
          </table:table-cell>
          <table:table-cell office:value-type="float" office:value="1.883442" calcext:value-type="float">
            <text:p>1.883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6718" calcext:value-type="float">
            <text:p>0.12067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4.032536" calcext:value-type="float">
            <text:p>4.032536</text:p>
          </table:table-cell>
          <table:table-cell office:value-type="float" office:value="136.4186" calcext:value-type="float">
            <text:p>136.4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656" calcext:value-type="float">
            <text:p>25.7656</text:p>
          </table:table-cell>
          <table:table-cell office:value-type="float" office:value="0" calcext:value-type="float">
            <text:p>0</text:p>
          </table:table-cell>
          <table:table-cell office:value-type="float" office:value="0.0000000361489" calcext:value-type="float">
            <text:p>3.6148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279326" calcext:value-type="float">
            <text:p>2.279326E-07</text:p>
          </table:table-cell>
          <table:table-cell office:value-type="float" office:value="1173.964" calcext:value-type="float">
            <text:p>1173.964</text:p>
          </table:table-cell>
          <table:table-cell office:value-type="float" office:value="1.8652" calcext:value-type="float">
            <text:p>1.8652</text:p>
          </table:table-cell>
          <table:table-cell office:value-type="float" office:value="0" calcext:value-type="float">
            <text:p>0</text:p>
          </table:table-cell>
          <table:table-cell office:value-type="float" office:value="0.295061" calcext:value-type="float">
            <text:p>0.295061</text:p>
          </table:table-cell>
          <table:table-cell office:value-type="float" office:value="0.1253713" calcext:value-type="float">
            <text:p>0.1253713</text:p>
          </table:table-cell>
          <table:table-cell office:value-type="float" office:value="0.1030244" calcext:value-type="float">
            <text:p>0.1030244</text:p>
          </table:table-cell>
          <table:table-cell office:value-type="float" office:value="0.03172186" calcext:value-type="float">
            <text:p>0.03172186</text:p>
          </table:table-cell>
          <table:table-cell office:value-type="float" office:value="0.02889856" calcext:value-type="float">
            <text:p>0.02889856</text:p>
          </table:table-cell>
          <table:table-cell office:value-type="float" office:value="0.01873075" calcext:value-type="float">
            <text:p>0.01873075</text:p>
          </table:table-cell>
          <table:table-cell office:value-type="float" office:value="0.02421416" calcext:value-type="float">
            <text:p>0.02421416</text:p>
          </table:table-cell>
          <table:table-cell office:value-type="float" office:value="0.06425982" calcext:value-type="float">
            <text:p>0.06425982</text:p>
          </table:table-cell>
          <table:table-cell office:value-type="float" office:value="0.1211503" calcext:value-type="float">
            <text:p>0.1211503</text:p>
          </table:table-cell>
          <table:table-cell office:value-type="float" office:value="0.1238358" calcext:value-type="float">
            <text:p>0.1238358</text:p>
          </table:table-cell>
          <table:table-cell office:value-type="float" office:value="0.1291979" calcext:value-type="float">
            <text:p>0.1291979</text:p>
          </table:table-cell>
          <table:table-cell office:value-type="float" office:value="0.1366353" calcext:value-type="float">
            <text:p>0.1366353</text:p>
          </table:table-cell>
          <table:table-cell office:value-type="float" office:value="0.1450122" calcext:value-type="float">
            <text:p>0.1450122</text:p>
          </table:table-cell>
          <table:table-cell office:value-type="float" office:value="0.1501951" calcext:value-type="float">
            <text:p>0.1501951</text:p>
          </table:table-cell>
          <table:table-cell office:value-type="float" office:value="0" calcext:value-type="float">
            <text:p>0</text:p>
          </table:table-cell>
          <table:table-cell office:value-type="float" office:value="17.05805" calcext:value-type="float">
            <text:p>17.05805</text:p>
          </table:table-cell>
          <table:table-cell office:value-type="float" office:value="10.58541" calcext:value-type="float">
            <text:p>10.58541</text:p>
          </table:table-cell>
          <table:table-cell office:value-type="float" office:value="11.50446" calcext:value-type="float">
            <text:p>11.50446</text:p>
          </table:table-cell>
          <table:table-cell office:value-type="float" office:value="3.887912" calcext:value-type="float">
            <text:p>3.887912</text:p>
          </table:table-cell>
          <table:table-cell office:value-type="float" office:value="3.4083" calcext:value-type="float">
            <text:p>3.4083</text:p>
          </table:table-cell>
          <table:table-cell office:value-type="float" office:value="1.784893" calcext:value-type="float">
            <text:p>1.784893</text:p>
          </table:table-cell>
          <table:table-cell office:value-type="float" office:value="1.704163" calcext:value-type="float">
            <text:p>1.704163</text:p>
          </table:table-cell>
          <table:table-cell office:value-type="float" office:value="3.69477" calcext:value-type="float">
            <text:p>3.69477</text:p>
          </table:table-cell>
          <table:table-cell office:value-type="float" office:value="5.759668" calcext:value-type="float">
            <text:p>5.759668</text:p>
          </table:table-cell>
          <table:table-cell office:value-type="float" office:value="6.04882" calcext:value-type="float">
            <text:p>6.04882</text:p>
          </table:table-cell>
          <table:table-cell office:value-type="float" office:value="6.570257" calcext:value-type="float">
            <text:p>6.570257</text:p>
          </table:table-cell>
          <table:table-cell office:value-type="float" office:value="7.259254" calcext:value-type="float">
            <text:p>7.259254</text:p>
          </table:table-cell>
          <table:table-cell office:value-type="float" office:value="8.047433" calcext:value-type="float">
            <text:p>8.047433</text:p>
          </table:table-cell>
          <table:table-cell office:value-type="float" office:value="8.498672" calcext:value-type="float">
            <text:p>8.498672</text:p>
          </table:table-cell>
          <table:table-cell office:value-type="float" office:value="0" calcext:value-type="float">
            <text:p>0</text:p>
          </table:table-cell>
          <table:table-cell office:value-type="float" office:value="5.083364" calcext:value-type="float">
            <text:p>5.083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1352" calcext:value-type="float">
            <text:p>0.12313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4.030277" calcext:value-type="float">
            <text:p>4.030277</text:p>
          </table:table-cell>
          <table:table-cell office:value-type="float" office:value="136.4187" calcext:value-type="float">
            <text:p>136.4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9022" calcext:value-type="float">
            <text:p>25.79022</text:p>
          </table:table-cell>
          <table:table-cell office:value-type="float" office:value="0" calcext:value-type="float">
            <text:p>0</text:p>
          </table:table-cell>
          <table:table-cell office:value-type="float" office:value="0.00000003717095" calcext:value-type="float">
            <text:p>3.71709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37394" calcext:value-type="float">
            <text:p>2.337394E-07</text:p>
          </table:table-cell>
          <table:table-cell office:value-type="float" office:value="1173.942" calcext:value-type="float">
            <text:p>1173.942</text:p>
          </table:table-cell>
          <table:table-cell office:value-type="float" office:value="1.864706" calcext:value-type="float">
            <text:p>1.864706</text:p>
          </table:table-cell>
          <table:table-cell office:value-type="float" office:value="0" calcext:value-type="float">
            <text:p>0</text:p>
          </table:table-cell>
          <table:table-cell office:value-type="float" office:value="0.2820381" calcext:value-type="float">
            <text:p>0.2820381</text:p>
          </table:table-cell>
          <table:table-cell office:value-type="float" office:value="0.1324607" calcext:value-type="float">
            <text:p>0.1324607</text:p>
          </table:table-cell>
          <table:table-cell office:value-type="float" office:value="0.1060481" calcext:value-type="float">
            <text:p>0.1060481</text:p>
          </table:table-cell>
          <table:table-cell office:value-type="float" office:value="0.03198292" calcext:value-type="float">
            <text:p>0.03198292</text:p>
          </table:table-cell>
          <table:table-cell office:value-type="float" office:value="0.02911571" calcext:value-type="float">
            <text:p>0.02911571</text:p>
          </table:table-cell>
          <table:table-cell office:value-type="float" office:value="0.01877574" calcext:value-type="float">
            <text:p>0.01877574</text:p>
          </table:table-cell>
          <table:table-cell office:value-type="float" office:value="0.02469322" calcext:value-type="float">
            <text:p>0.02469322</text:p>
          </table:table-cell>
          <table:table-cell office:value-type="float" office:value="0.06437536" calcext:value-type="float">
            <text:p>0.06437536</text:p>
          </table:table-cell>
          <table:table-cell office:value-type="float" office:value="0.1212025" calcext:value-type="float">
            <text:p>0.1212025</text:p>
          </table:table-cell>
          <table:table-cell office:value-type="float" office:value="0.1239137" calcext:value-type="float">
            <text:p>0.1239137</text:p>
          </table:table-cell>
          <table:table-cell office:value-type="float" office:value="0.1292778" calcext:value-type="float">
            <text:p>0.1292778</text:p>
          </table:table-cell>
          <table:table-cell office:value-type="float" office:value="0.1367066" calcext:value-type="float">
            <text:p>0.1367066</text:p>
          </table:table-cell>
          <table:table-cell office:value-type="float" office:value="0.1450808" calcext:value-type="float">
            <text:p>0.1450808</text:p>
          </table:table-cell>
          <table:table-cell office:value-type="float" office:value="0.1502637" calcext:value-type="float">
            <text:p>0.1502637</text:p>
          </table:table-cell>
          <table:table-cell office:value-type="float" office:value="0" calcext:value-type="float">
            <text:p>0</text:p>
          </table:table-cell>
          <table:table-cell office:value-type="float" office:value="17.07227" calcext:value-type="float">
            <text:p>17.07227</text:p>
          </table:table-cell>
          <table:table-cell office:value-type="float" office:value="10.59209" calcext:value-type="float">
            <text:p>10.59209</text:p>
          </table:table-cell>
          <table:table-cell office:value-type="float" office:value="11.50578" calcext:value-type="float">
            <text:p>11.50578</text:p>
          </table:table-cell>
          <table:table-cell office:value-type="float" office:value="3.88758" calcext:value-type="float">
            <text:p>3.88758</text:p>
          </table:table-cell>
          <table:table-cell office:value-type="float" office:value="3.408299" calcext:value-type="float">
            <text:p>3.408299</text:p>
          </table:table-cell>
          <table:table-cell office:value-type="float" office:value="1.78533" calcext:value-type="float">
            <text:p>1.78533</text:p>
          </table:table-cell>
          <table:table-cell office:value-type="float" office:value="1.705839" calcext:value-type="float">
            <text:p>1.705839</text:p>
          </table:table-cell>
          <table:table-cell office:value-type="float" office:value="3.699473" calcext:value-type="float">
            <text:p>3.699473</text:p>
          </table:table-cell>
          <table:table-cell office:value-type="float" office:value="5.767118" calcext:value-type="float">
            <text:p>5.767118</text:p>
          </table:table-cell>
          <table:table-cell office:value-type="float" office:value="6.056261" calcext:value-type="float">
            <text:p>6.056261</text:p>
          </table:table-cell>
          <table:table-cell office:value-type="float" office:value="6.577836" calcext:value-type="float">
            <text:p>6.577836</text:p>
          </table:table-cell>
          <table:table-cell office:value-type="float" office:value="7.266153" calcext:value-type="float">
            <text:p>7.266153</text:p>
          </table:table-cell>
          <table:table-cell office:value-type="float" office:value="8.05379" calcext:value-type="float">
            <text:p>8.05379</text:p>
          </table:table-cell>
          <table:table-cell office:value-type="float" office:value="8.49871" calcext:value-type="float">
            <text:p>8.49871</text:p>
          </table:table-cell>
          <table:table-cell office:value-type="float" office:value="0" calcext:value-type="float">
            <text:p>0</text:p>
          </table:table-cell>
          <table:table-cell office:value-type="float" office:value="4.422373" calcext:value-type="float">
            <text:p>4.422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117" calcext:value-type="float">
            <text:p>0.1251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4.027558" calcext:value-type="float">
            <text:p>4.027558</text:p>
          </table:table-cell>
          <table:table-cell office:value-type="float" office:value="136.419" calcext:value-type="float">
            <text:p>136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147" calcext:value-type="float">
            <text:p>25.8147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4229" calcext:value-type="float">
            <text:p>3.7242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491" calcext:value-type="float">
            <text:p>2.341491E-07</text:p>
          </table:table-cell>
          <table:table-cell office:value-type="float" office:value="1173.92" calcext:value-type="float">
            <text:p>1173.92</text:p>
          </table:table-cell>
          <table:table-cell office:value-type="float" office:value="1.865414" calcext:value-type="float">
            <text:p>1.865414</text:p>
          </table:table-cell>
          <table:table-cell office:value-type="float" office:value="0" calcext:value-type="float">
            <text:p>0</text:p>
          </table:table-cell>
          <table:table-cell office:value-type="float" office:value="0.2938638" calcext:value-type="float">
            <text:p>0.2938638</text:p>
          </table:table-cell>
          <table:table-cell office:value-type="float" office:value="0.114663" calcext:value-type="float">
            <text:p>0.114663</text:p>
          </table:table-cell>
          <table:table-cell office:value-type="float" office:value="0.1002484" calcext:value-type="float">
            <text:p>0.1002484</text:p>
          </table:table-cell>
          <table:table-cell office:value-type="float" office:value="0.03233208" calcext:value-type="float">
            <text:p>0.03233208</text:p>
          </table:table-cell>
          <table:table-cell office:value-type="float" office:value="0.02947303" calcext:value-type="float">
            <text:p>0.02947303</text:p>
          </table:table-cell>
          <table:table-cell office:value-type="float" office:value="0.0188628" calcext:value-type="float">
            <text:p>0.0188628</text:p>
          </table:table-cell>
          <table:table-cell office:value-type="float" office:value="0.02478187" calcext:value-type="float">
            <text:p>0.02478187</text:p>
          </table:table-cell>
          <table:table-cell office:value-type="float" office:value="0.06448542" calcext:value-type="float">
            <text:p>0.06448542</text:p>
          </table:table-cell>
          <table:table-cell office:value-type="float" office:value="0.1212693" calcext:value-type="float">
            <text:p>0.1212693</text:p>
          </table:table-cell>
          <table:table-cell office:value-type="float" office:value="0.1239916" calcext:value-type="float">
            <text:p>0.1239916</text:p>
          </table:table-cell>
          <table:table-cell office:value-type="float" office:value="0.1293581" calcext:value-type="float">
            <text:p>0.1293581</text:p>
          </table:table-cell>
          <table:table-cell office:value-type="float" office:value="0.136786" calcext:value-type="float">
            <text:p>0.136786</text:p>
          </table:table-cell>
          <table:table-cell office:value-type="float" office:value="0.1451498" calcext:value-type="float">
            <text:p>0.1451498</text:p>
          </table:table-cell>
          <table:table-cell office:value-type="float" office:value="0.1503354" calcext:value-type="float">
            <text:p>0.1503354</text:p>
          </table:table-cell>
          <table:table-cell office:value-type="float" office:value="0" calcext:value-type="float">
            <text:p>0</text:p>
          </table:table-cell>
          <table:table-cell office:value-type="float" office:value="17.09212" calcext:value-type="float">
            <text:p>17.09212</text:p>
          </table:table-cell>
          <table:table-cell office:value-type="float" office:value="10.59373" calcext:value-type="float">
            <text:p>10.59373</text:p>
          </table:table-cell>
          <table:table-cell office:value-type="float" office:value="11.50732" calcext:value-type="float">
            <text:p>11.50732</text:p>
          </table:table-cell>
          <table:table-cell office:value-type="float" office:value="3.887416" calcext:value-type="float">
            <text:p>3.887416</text:p>
          </table:table-cell>
          <table:table-cell office:value-type="float" office:value="3.408386" calcext:value-type="float">
            <text:p>3.408386</text:p>
          </table:table-cell>
          <table:table-cell office:value-type="float" office:value="1.785783" calcext:value-type="float">
            <text:p>1.785783</text:p>
          </table:table-cell>
          <table:table-cell office:value-type="float" office:value="1.707539" calcext:value-type="float">
            <text:p>1.707539</text:p>
          </table:table-cell>
          <table:table-cell office:value-type="float" office:value="3.704204" calcext:value-type="float">
            <text:p>3.704204</text:p>
          </table:table-cell>
          <table:table-cell office:value-type="float" office:value="5.774569" calcext:value-type="float">
            <text:p>5.774569</text:p>
          </table:table-cell>
          <table:table-cell office:value-type="float" office:value="6.063704" calcext:value-type="float">
            <text:p>6.063704</text:p>
          </table:table-cell>
          <table:table-cell office:value-type="float" office:value="6.585415" calcext:value-type="float">
            <text:p>6.585415</text:p>
          </table:table-cell>
          <table:table-cell office:value-type="float" office:value="7.273053" calcext:value-type="float">
            <text:p>7.273053</text:p>
          </table:table-cell>
          <table:table-cell office:value-type="float" office:value="8.060079" calcext:value-type="float">
            <text:p>8.060079</text:p>
          </table:table-cell>
          <table:table-cell office:value-type="float" office:value="8.5058" calcext:value-type="float">
            <text:p>8.5058</text:p>
          </table:table-cell>
          <table:table-cell office:value-type="float" office:value="0" calcext:value-type="float">
            <text:p>0</text:p>
          </table:table-cell>
          <table:table-cell office:value-type="float" office:value="4.158854" calcext:value-type="float">
            <text:p>4.158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3877" calcext:value-type="float">
            <text:p>0.12738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4.022968" calcext:value-type="float">
            <text:p>4.022968</text:p>
          </table:table-cell>
          <table:table-cell office:value-type="float" office:value="136.4197" calcext:value-type="float">
            <text:p>136.4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3912" calcext:value-type="float">
            <text:p>25.83912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74" calcext:value-type="float">
            <text:p>3.72507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66" calcext:value-type="float">
            <text:p>2.341966E-07</text:p>
          </table:table-cell>
          <table:table-cell office:value-type="float" office:value="1173.898" calcext:value-type="float">
            <text:p>1173.898</text:p>
          </table:table-cell>
          <table:table-cell office:value-type="float" office:value="1.868777" calcext:value-type="float">
            <text:p>1.868777</text:p>
          </table:table-cell>
          <table:table-cell office:value-type="float" office:value="0" calcext:value-type="float">
            <text:p>0</text:p>
          </table:table-cell>
          <table:table-cell office:value-type="float" office:value="0.3270391" calcext:value-type="float">
            <text:p>0.3270391</text:p>
          </table:table-cell>
          <table:table-cell office:value-type="float" office:value="0.1065539" calcext:value-type="float">
            <text:p>0.1065539</text:p>
          </table:table-cell>
          <table:table-cell office:value-type="float" office:value="0.09797519" calcext:value-type="float">
            <text:p>0.09797519</text:p>
          </table:table-cell>
          <table:table-cell office:value-type="float" office:value="0.0315134" calcext:value-type="float">
            <text:p>0.0315134</text:p>
          </table:table-cell>
          <table:table-cell office:value-type="float" office:value="0.0291725" calcext:value-type="float">
            <text:p>0.0291725</text:p>
          </table:table-cell>
          <table:table-cell office:value-type="float" office:value="0.01889111" calcext:value-type="float">
            <text:p>0.01889111</text:p>
          </table:table-cell>
          <table:table-cell office:value-type="float" office:value="0.02479899" calcext:value-type="float">
            <text:p>0.02479899</text:p>
          </table:table-cell>
          <table:table-cell office:value-type="float" office:value="0.06455898" calcext:value-type="float">
            <text:p>0.06455898</text:p>
          </table:table-cell>
          <table:table-cell office:value-type="float" office:value="0.1213468" calcext:value-type="float">
            <text:p>0.1213468</text:p>
          </table:table-cell>
          <table:table-cell office:value-type="float" office:value="0.1240695" calcext:value-type="float">
            <text:p>0.1240695</text:p>
          </table:table-cell>
          <table:table-cell office:value-type="float" office:value="0.1294382" calcext:value-type="float">
            <text:p>0.1294382</text:p>
          </table:table-cell>
          <table:table-cell office:value-type="float" office:value="0.1368603" calcext:value-type="float">
            <text:p>0.1368603</text:p>
          </table:table-cell>
          <table:table-cell office:value-type="float" office:value="0.1452204" calcext:value-type="float">
            <text:p>0.1452204</text:p>
          </table:table-cell>
          <table:table-cell office:value-type="float" office:value="0.1504057" calcext:value-type="float">
            <text:p>0.1504057</text:p>
          </table:table-cell>
          <table:table-cell office:value-type="float" office:value="0" calcext:value-type="float">
            <text:p>0</text:p>
          </table:table-cell>
          <table:table-cell office:value-type="float" office:value="17.12914" calcext:value-type="float">
            <text:p>17.12914</text:p>
          </table:table-cell>
          <table:table-cell office:value-type="float" office:value="10.59241" calcext:value-type="float">
            <text:p>10.59241</text:p>
          </table:table-cell>
          <table:table-cell office:value-type="float" office:value="11.50689" calcext:value-type="float">
            <text:p>11.50689</text:p>
          </table:table-cell>
          <table:table-cell office:value-type="float" office:value="3.887098" calcext:value-type="float">
            <text:p>3.887098</text:p>
          </table:table-cell>
          <table:table-cell office:value-type="float" office:value="3.408467" calcext:value-type="float">
            <text:p>3.408467</text:p>
          </table:table-cell>
          <table:table-cell office:value-type="float" office:value="1.786251" calcext:value-type="float">
            <text:p>1.786251</text:p>
          </table:table-cell>
          <table:table-cell office:value-type="float" office:value="1.709236" calcext:value-type="float">
            <text:p>1.709236</text:p>
          </table:table-cell>
          <table:table-cell office:value-type="float" office:value="3.708943" calcext:value-type="float">
            <text:p>3.708943</text:p>
          </table:table-cell>
          <table:table-cell office:value-type="float" office:value="5.78202" calcext:value-type="float">
            <text:p>5.78202</text:p>
          </table:table-cell>
          <table:table-cell office:value-type="float" office:value="6.071145" calcext:value-type="float">
            <text:p>6.071145</text:p>
          </table:table-cell>
          <table:table-cell office:value-type="float" office:value="6.592967" calcext:value-type="float">
            <text:p>6.592967</text:p>
          </table:table-cell>
          <table:table-cell office:value-type="float" office:value="7.279953" calcext:value-type="float">
            <text:p>7.279953</text:p>
          </table:table-cell>
          <table:table-cell office:value-type="float" office:value="8.066363" calcext:value-type="float">
            <text:p>8.066363</text:p>
          </table:table-cell>
          <table:table-cell office:value-type="float" office:value="8.519303" calcext:value-type="float">
            <text:p>8.519303</text:p>
          </table:table-cell>
          <table:table-cell office:value-type="float" office:value="0" calcext:value-type="float">
            <text:p>0</text:p>
          </table:table-cell>
          <table:table-cell office:value-type="float" office:value="9.654421" calcext:value-type="float">
            <text:p>9.654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0226" calcext:value-type="float">
            <text:p>0.13102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4.018114" calcext:value-type="float">
            <text:p>4.018114</text:p>
          </table:table-cell>
          <table:table-cell office:value-type="float" office:value="136.4205" calcext:value-type="float">
            <text:p>136.4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6361" calcext:value-type="float">
            <text:p>25.8636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77" calcext:value-type="float">
            <text:p>3.72507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69" calcext:value-type="float">
            <text:p>2.341969E-07</text:p>
          </table:table-cell>
          <table:table-cell office:value-type="float" office:value="1173.876" calcext:value-type="float">
            <text:p>1173.876</text:p>
          </table:table-cell>
          <table:table-cell office:value-type="float" office:value="1.871237" calcext:value-type="float">
            <text:p>1.871237</text:p>
          </table:table-cell>
          <table:table-cell office:value-type="float" office:value="0" calcext:value-type="float">
            <text:p>0</text:p>
          </table:table-cell>
          <table:table-cell office:value-type="float" office:value="0.3359306" calcext:value-type="float">
            <text:p>0.3359306</text:p>
          </table:table-cell>
          <table:table-cell office:value-type="float" office:value="0.1119857" calcext:value-type="float">
            <text:p>0.1119857</text:p>
          </table:table-cell>
          <table:table-cell office:value-type="float" office:value="0.09758203" calcext:value-type="float">
            <text:p>0.09758203</text:p>
          </table:table-cell>
          <table:table-cell office:value-type="float" office:value="0.03140444" calcext:value-type="float">
            <text:p>0.03140444</text:p>
          </table:table-cell>
          <table:table-cell office:value-type="float" office:value="0.0289492" calcext:value-type="float">
            <text:p>0.0289492</text:p>
          </table:table-cell>
          <table:table-cell office:value-type="float" office:value="0.01887417" calcext:value-type="float">
            <text:p>0.01887417</text:p>
          </table:table-cell>
          <table:table-cell office:value-type="float" office:value="0.02479807" calcext:value-type="float">
            <text:p>0.02479807</text:p>
          </table:table-cell>
          <table:table-cell office:value-type="float" office:value="0.06461222" calcext:value-type="float">
            <text:p>0.06461222</text:p>
          </table:table-cell>
          <table:table-cell office:value-type="float" office:value="0.1214281" calcext:value-type="float">
            <text:p>0.1214281</text:p>
          </table:table-cell>
          <table:table-cell office:value-type="float" office:value="0.1241473" calcext:value-type="float">
            <text:p>0.1241473</text:p>
          </table:table-cell>
          <table:table-cell office:value-type="float" office:value="0.129518" calcext:value-type="float">
            <text:p>0.129518</text:p>
          </table:table-cell>
          <table:table-cell office:value-type="float" office:value="0.1369372" calcext:value-type="float">
            <text:p>0.1369372</text:p>
          </table:table-cell>
          <table:table-cell office:value-type="float" office:value="0.1452891" calcext:value-type="float">
            <text:p>0.1452891</text:p>
          </table:table-cell>
          <table:table-cell office:value-type="float" office:value="0.1504758" calcext:value-type="float">
            <text:p>0.1504758</text:p>
          </table:table-cell>
          <table:table-cell office:value-type="float" office:value="0" calcext:value-type="float">
            <text:p>0</text:p>
          </table:table-cell>
          <table:table-cell office:value-type="float" office:value="17.17528" calcext:value-type="float">
            <text:p>17.17528</text:p>
          </table:table-cell>
          <table:table-cell office:value-type="float" office:value="10.59201" calcext:value-type="float">
            <text:p>10.59201</text:p>
          </table:table-cell>
          <table:table-cell office:value-type="float" office:value="11.50632" calcext:value-type="float">
            <text:p>11.50632</text:p>
          </table:table-cell>
          <table:table-cell office:value-type="float" office:value="3.886658" calcext:value-type="float">
            <text:p>3.886658</text:p>
          </table:table-cell>
          <table:table-cell office:value-type="float" office:value="3.408477" calcext:value-type="float">
            <text:p>3.408477</text:p>
          </table:table-cell>
          <table:table-cell office:value-type="float" office:value="1.786724" calcext:value-type="float">
            <text:p>1.786724</text:p>
          </table:table-cell>
          <table:table-cell office:value-type="float" office:value="1.710928" calcext:value-type="float">
            <text:p>1.710928</text:p>
          </table:table-cell>
          <table:table-cell office:value-type="float" office:value="3.713682" calcext:value-type="float">
            <text:p>3.713682</text:p>
          </table:table-cell>
          <table:table-cell office:value-type="float" office:value="5.78947" calcext:value-type="float">
            <text:p>5.78947</text:p>
          </table:table-cell>
          <table:table-cell office:value-type="float" office:value="6.078586" calcext:value-type="float">
            <text:p>6.078586</text:p>
          </table:table-cell>
          <table:table-cell office:value-type="float" office:value="6.60049" calcext:value-type="float">
            <text:p>6.60049</text:p>
          </table:table-cell>
          <table:table-cell office:value-type="float" office:value="7.286853" calcext:value-type="float">
            <text:p>7.286853</text:p>
          </table:table-cell>
          <table:table-cell office:value-type="float" office:value="8.072642" calcext:value-type="float">
            <text:p>8.072642</text:p>
          </table:table-cell>
          <table:table-cell office:value-type="float" office:value="8.532667" calcext:value-type="float">
            <text:p>8.532667</text:p>
          </table:table-cell>
          <table:table-cell office:value-type="float" office:value="0" calcext:value-type="float">
            <text:p>0</text:p>
          </table:table-cell>
          <table:table-cell office:value-type="float" office:value="12.21691" calcext:value-type="float">
            <text:p>12.21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8882" calcext:value-type="float">
            <text:p>0.13488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4.010353" calcext:value-type="float">
            <text:p>4.010353</text:p>
          </table:table-cell>
          <table:table-cell office:value-type="float" office:value="136.4221" calcext:value-type="float">
            <text:p>136.4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886" calcext:value-type="float">
            <text:p>25.8886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79" calcext:value-type="float">
            <text:p>3.72507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" calcext:value-type="float">
            <text:p>2.34197E-07</text:p>
          </table:table-cell>
          <table:table-cell office:value-type="float" office:value="1173.855" calcext:value-type="float">
            <text:p>1173.855</text:p>
          </table:table-cell>
          <table:table-cell office:value-type="float" office:value="1.877431" calcext:value-type="float">
            <text:p>1.877431</text:p>
          </table:table-cell>
          <table:table-cell office:value-type="float" office:value="0" calcext:value-type="float">
            <text:p>0</text:p>
          </table:table-cell>
          <table:table-cell office:value-type="float" office:value="0.5076976" calcext:value-type="float">
            <text:p>0.5076976</text:p>
          </table:table-cell>
          <table:table-cell office:value-type="float" office:value="0.1629203" calcext:value-type="float">
            <text:p>0.1629203</text:p>
          </table:table-cell>
          <table:table-cell office:value-type="float" office:value="0.1022275" calcext:value-type="float">
            <text:p>0.1022275</text:p>
          </table:table-cell>
          <table:table-cell office:value-type="float" office:value="0.03039222" calcext:value-type="float">
            <text:p>0.03039222</text:p>
          </table:table-cell>
          <table:table-cell office:value-type="float" office:value="0.02844516" calcext:value-type="float">
            <text:p>0.02844516</text:p>
          </table:table-cell>
          <table:table-cell office:value-type="float" office:value="0.01880512" calcext:value-type="float">
            <text:p>0.01880512</text:p>
          </table:table-cell>
          <table:table-cell office:value-type="float" office:value="0.02478536" calcext:value-type="float">
            <text:p>0.02478536</text:p>
          </table:table-cell>
          <table:table-cell office:value-type="float" office:value="0.06465638" calcext:value-type="float">
            <text:p>0.06465638</text:p>
          </table:table-cell>
          <table:table-cell office:value-type="float" office:value="0.1215104" calcext:value-type="float">
            <text:p>0.1215104</text:p>
          </table:table-cell>
          <table:table-cell office:value-type="float" office:value="0.1242254" calcext:value-type="float">
            <text:p>0.1242254</text:p>
          </table:table-cell>
          <table:table-cell office:value-type="float" office:value="0.1295978" calcext:value-type="float">
            <text:p>0.1295978</text:p>
          </table:table-cell>
          <table:table-cell office:value-type="float" office:value="0.1370176" calcext:value-type="float">
            <text:p>0.1370176</text:p>
          </table:table-cell>
          <table:table-cell office:value-type="float" office:value="0.1453564" calcext:value-type="float">
            <text:p>0.1453564</text:p>
          </table:table-cell>
          <table:table-cell office:value-type="float" office:value="0.1505467" calcext:value-type="float">
            <text:p>0.1505467</text:p>
          </table:table-cell>
          <table:table-cell office:value-type="float" office:value="0" calcext:value-type="float">
            <text:p>0</text:p>
          </table:table-cell>
          <table:table-cell office:value-type="float" office:value="17.24599" calcext:value-type="float">
            <text:p>17.24599</text:p>
          </table:table-cell>
          <table:table-cell office:value-type="float" office:value="10.59934" calcext:value-type="float">
            <text:p>10.59934</text:p>
          </table:table-cell>
          <table:table-cell office:value-type="float" office:value="11.50545" calcext:value-type="float">
            <text:p>11.50545</text:p>
          </table:table-cell>
          <table:table-cell office:value-type="float" office:value="3.886042" calcext:value-type="float">
            <text:p>3.886042</text:p>
          </table:table-cell>
          <table:table-cell office:value-type="float" office:value="3.408401" calcext:value-type="float">
            <text:p>3.408401</text:p>
          </table:table-cell>
          <table:table-cell office:value-type="float" office:value="1.787195" calcext:value-type="float">
            <text:p>1.787195</text:p>
          </table:table-cell>
          <table:table-cell office:value-type="float" office:value="1.71261" calcext:value-type="float">
            <text:p>1.71261</text:p>
          </table:table-cell>
          <table:table-cell office:value-type="float" office:value="3.71842" calcext:value-type="float">
            <text:p>3.71842</text:p>
          </table:table-cell>
          <table:table-cell office:value-type="float" office:value="5.79692" calcext:value-type="float">
            <text:p>5.79692</text:p>
          </table:table-cell>
          <table:table-cell office:value-type="float" office:value="6.086019" calcext:value-type="float">
            <text:p>6.086019</text:p>
          </table:table-cell>
          <table:table-cell office:value-type="float" office:value="6.608013" calcext:value-type="float">
            <text:p>6.608013</text:p>
          </table:table-cell>
          <table:table-cell office:value-type="float" office:value="7.293753" calcext:value-type="float">
            <text:p>7.293753</text:p>
          </table:table-cell>
          <table:table-cell office:value-type="float" office:value="8.078918" calcext:value-type="float">
            <text:p>8.078918</text:p>
          </table:table-cell>
          <table:table-cell office:value-type="float" office:value="8.548172" calcext:value-type="float">
            <text:p>8.548172</text:p>
          </table:table-cell>
          <table:table-cell office:value-type="float" office:value="0" calcext:value-type="float">
            <text:p>0</text:p>
          </table:table-cell>
          <table:table-cell office:value-type="float" office:value="16.83244" calcext:value-type="float">
            <text:p>16.83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9708" calcext:value-type="float">
            <text:p>0.14097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4.00623" calcext:value-type="float">
            <text:p>4.00623</text:p>
          </table:table-cell>
          <table:table-cell office:value-type="float" office:value="136.4227" calcext:value-type="float">
            <text:p>136.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1382" calcext:value-type="float">
            <text:p>25.91382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79" calcext:value-type="float">
            <text:p>3.72507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1" calcext:value-type="float">
            <text:p>2.341971E-07</text:p>
          </table:table-cell>
          <table:table-cell office:value-type="float" office:value="1173.834" calcext:value-type="float">
            <text:p>1173.834</text:p>
          </table:table-cell>
          <table:table-cell office:value-type="float" office:value="1.877778" calcext:value-type="float">
            <text:p>1.877778</text:p>
          </table:table-cell>
          <table:table-cell office:value-type="float" office:value="0" calcext:value-type="float">
            <text:p>0</text:p>
          </table:table-cell>
          <table:table-cell office:value-type="float" office:value="0.4775344" calcext:value-type="float">
            <text:p>0.4775344</text:p>
          </table:table-cell>
          <table:table-cell office:value-type="float" office:value="0.1424499" calcext:value-type="float">
            <text:p>0.1424499</text:p>
          </table:table-cell>
          <table:table-cell office:value-type="float" office:value="0.1056364" calcext:value-type="float">
            <text:p>0.1056364</text:p>
          </table:table-cell>
          <table:table-cell office:value-type="float" office:value="0.03120048" calcext:value-type="float">
            <text:p>0.03120048</text:p>
          </table:table-cell>
          <table:table-cell office:value-type="float" office:value="0.02865369" calcext:value-type="float">
            <text:p>0.02865369</text:p>
          </table:table-cell>
          <table:table-cell office:value-type="float" office:value="0.01877761" calcext:value-type="float">
            <text:p>0.01877761</text:p>
          </table:table-cell>
          <table:table-cell office:value-type="float" office:value="0.02476699" calcext:value-type="float">
            <text:p>0.02476699</text:p>
          </table:table-cell>
          <table:table-cell office:value-type="float" office:value="0.06469475" calcext:value-type="float">
            <text:p>0.06469475</text:p>
          </table:table-cell>
          <table:table-cell office:value-type="float" office:value="0.1215922" calcext:value-type="float">
            <text:p>0.1215922</text:p>
          </table:table-cell>
          <table:table-cell office:value-type="float" office:value="0.1243033" calcext:value-type="float">
            <text:p>0.1243033</text:p>
          </table:table-cell>
          <table:table-cell office:value-type="float" office:value="0.1296776" calcext:value-type="float">
            <text:p>0.1296776</text:p>
          </table:table-cell>
          <table:table-cell office:value-type="float" office:value="0.1370851" calcext:value-type="float">
            <text:p>0.1370851</text:p>
          </table:table-cell>
          <table:table-cell office:value-type="float" office:value="0.1454197" calcext:value-type="float">
            <text:p>0.1454197</text:p>
          </table:table-cell>
          <table:table-cell office:value-type="float" office:value="0.1506169" calcext:value-type="float">
            <text:p>0.1506169</text:p>
          </table:table-cell>
          <table:table-cell office:value-type="float" office:value="0" calcext:value-type="float">
            <text:p>0</text:p>
          </table:table-cell>
          <table:table-cell office:value-type="float" office:value="17.32226" calcext:value-type="float">
            <text:p>17.32226</text:p>
          </table:table-cell>
          <table:table-cell office:value-type="float" office:value="10.60918" calcext:value-type="float">
            <text:p>10.60918</text:p>
          </table:table-cell>
          <table:table-cell office:value-type="float" office:value="11.50661" calcext:value-type="float">
            <text:p>11.50661</text:p>
          </table:table-cell>
          <table:table-cell office:value-type="float" office:value="3.885395" calcext:value-type="float">
            <text:p>3.885395</text:p>
          </table:table-cell>
          <table:table-cell office:value-type="float" office:value="3.408272" calcext:value-type="float">
            <text:p>3.408272</text:p>
          </table:table-cell>
          <table:table-cell office:value-type="float" office:value="1.787663" calcext:value-type="float">
            <text:p>1.787663</text:p>
          </table:table-cell>
          <table:table-cell office:value-type="float" office:value="1.714286" calcext:value-type="float">
            <text:p>1.714286</text:p>
          </table:table-cell>
          <table:table-cell office:value-type="float" office:value="3.723157" calcext:value-type="float">
            <text:p>3.723157</text:p>
          </table:table-cell>
          <table:table-cell office:value-type="float" office:value="5.80437" calcext:value-type="float">
            <text:p>5.80437</text:p>
          </table:table-cell>
          <table:table-cell office:value-type="float" office:value="6.093422" calcext:value-type="float">
            <text:p>6.093422</text:p>
          </table:table-cell>
          <table:table-cell office:value-type="float" office:value="6.615535" calcext:value-type="float">
            <text:p>6.615535</text:p>
          </table:table-cell>
          <table:table-cell office:value-type="float" office:value="7.300613" calcext:value-type="float">
            <text:p>7.300613</text:p>
          </table:table-cell>
          <table:table-cell office:value-type="float" office:value="8.085197" calcext:value-type="float">
            <text:p>8.085197</text:p>
          </table:table-cell>
          <table:table-cell office:value-type="float" office:value="8.555269" calcext:value-type="float">
            <text:p>8.555269</text:p>
          </table:table-cell>
          <table:table-cell office:value-type="float" office:value="0" calcext:value-type="float">
            <text:p>0</text:p>
          </table:table-cell>
          <table:table-cell office:value-type="float" office:value="11.54329" calcext:value-type="float">
            <text:p>11.54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3694" calcext:value-type="float">
            <text:p>0.14436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4.003772" calcext:value-type="float">
            <text:p>4.003772</text:p>
          </table:table-cell>
          <table:table-cell office:value-type="float" office:value="136.4228" calcext:value-type="float">
            <text:p>136.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3857" calcext:value-type="float">
            <text:p>25.93857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79" calcext:value-type="float">
            <text:p>3.72507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1" calcext:value-type="float">
            <text:p>2.341971E-07</text:p>
          </table:table-cell>
          <table:table-cell office:value-type="float" office:value="1173.812" calcext:value-type="float">
            <text:p>1173.812</text:p>
          </table:table-cell>
          <table:table-cell office:value-type="float" office:value="1.876847" calcext:value-type="float">
            <text:p>1.876847</text:p>
          </table:table-cell>
          <table:table-cell office:value-type="float" office:value="0" calcext:value-type="float">
            <text:p>0</text:p>
          </table:table-cell>
          <table:table-cell office:value-type="float" office:value="0.3473988" calcext:value-type="float">
            <text:p>0.3473988</text:p>
          </table:table-cell>
          <table:table-cell office:value-type="float" office:value="0.1301855" calcext:value-type="float">
            <text:p>0.1301855</text:p>
          </table:table-cell>
          <table:table-cell office:value-type="float" office:value="0.1042308" calcext:value-type="float">
            <text:p>0.1042308</text:p>
          </table:table-cell>
          <table:table-cell office:value-type="float" office:value="0.03161082" calcext:value-type="float">
            <text:p>0.03161082</text:p>
          </table:table-cell>
          <table:table-cell office:value-type="float" office:value="0.02889942" calcext:value-type="float">
            <text:p>0.02889942</text:p>
          </table:table-cell>
          <table:table-cell office:value-type="float" office:value="0.0187929" calcext:value-type="float">
            <text:p>0.0187929</text:p>
          </table:table-cell>
          <table:table-cell office:value-type="float" office:value="0.02475261" calcext:value-type="float">
            <text:p>0.02475261</text:p>
          </table:table-cell>
          <table:table-cell office:value-type="float" office:value="0.06473136" calcext:value-type="float">
            <text:p>0.06473136</text:p>
          </table:table-cell>
          <table:table-cell office:value-type="float" office:value="0.1216724" calcext:value-type="float">
            <text:p>0.1216724</text:p>
          </table:table-cell>
          <table:table-cell office:value-type="float" office:value="0.124381" calcext:value-type="float">
            <text:p>0.124381</text:p>
          </table:table-cell>
          <table:table-cell office:value-type="float" office:value="0.1297573" calcext:value-type="float">
            <text:p>0.1297573</text:p>
          </table:table-cell>
          <table:table-cell office:value-type="float" office:value="0.1371505" calcext:value-type="float">
            <text:p>0.1371505</text:p>
          </table:table-cell>
          <table:table-cell office:value-type="float" office:value="0.1454853" calcext:value-type="float">
            <text:p>0.1454853</text:p>
          </table:table-cell>
          <table:table-cell office:value-type="float" office:value="0.1506856" calcext:value-type="float">
            <text:p>0.1506856</text:p>
          </table:table-cell>
          <table:table-cell office:value-type="float" office:value="0" calcext:value-type="float">
            <text:p>0</text:p>
          </table:table-cell>
          <table:table-cell office:value-type="float" office:value="17.3684" calcext:value-type="float">
            <text:p>17.3684</text:p>
          </table:table-cell>
          <table:table-cell office:value-type="float" office:value="10.61511" calcext:value-type="float">
            <text:p>10.61511</text:p>
          </table:table-cell>
          <table:table-cell office:value-type="float" office:value="11.50792" calcext:value-type="float">
            <text:p>11.50792</text:p>
          </table:table-cell>
          <table:table-cell office:value-type="float" office:value="3.884881" calcext:value-type="float">
            <text:p>3.884881</text:p>
          </table:table-cell>
          <table:table-cell office:value-type="float" office:value="3.408207" calcext:value-type="float">
            <text:p>3.408207</text:p>
          </table:table-cell>
          <table:table-cell office:value-type="float" office:value="1.788135" calcext:value-type="float">
            <text:p>1.788135</text:p>
          </table:table-cell>
          <table:table-cell office:value-type="float" office:value="1.715959" calcext:value-type="float">
            <text:p>1.715959</text:p>
          </table:table-cell>
          <table:table-cell office:value-type="float" office:value="3.727896" calcext:value-type="float">
            <text:p>3.727896</text:p>
          </table:table-cell>
          <table:table-cell office:value-type="float" office:value="5.811821" calcext:value-type="float">
            <text:p>5.811821</text:p>
          </table:table-cell>
          <table:table-cell office:value-type="float" office:value="6.100825" calcext:value-type="float">
            <text:p>6.100825</text:p>
          </table:table-cell>
          <table:table-cell office:value-type="float" office:value="6.623058" calcext:value-type="float">
            <text:p>6.623058</text:p>
          </table:table-cell>
          <table:table-cell office:value-type="float" office:value="7.307436" calcext:value-type="float">
            <text:p>7.307436</text:p>
          </table:table-cell>
          <table:table-cell office:value-type="float" office:value="8.091477" calcext:value-type="float">
            <text:p>8.091477</text:p>
          </table:table-cell>
          <table:table-cell office:value-type="float" office:value="8.558098" calcext:value-type="float">
            <text:p>8.558098</text:p>
          </table:table-cell>
          <table:table-cell office:value-type="float" office:value="0" calcext:value-type="float">
            <text:p>0</text:p>
          </table:table-cell>
          <table:table-cell office:value-type="float" office:value="7.132296" calcext:value-type="float">
            <text:p>7.132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5301" calcext:value-type="float">
            <text:p>0.14653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4.002251" calcext:value-type="float">
            <text:p>4.002251</text:p>
          </table:table-cell>
          <table:table-cell office:value-type="float" office:value="136.4227" calcext:value-type="float">
            <text:p>136.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6303" calcext:value-type="float">
            <text:p>25.96303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79" calcext:value-type="float">
            <text:p>3.72507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1" calcext:value-type="float">
            <text:p>2.341971E-07</text:p>
          </table:table-cell>
          <table:table-cell office:value-type="float" office:value="1173.79" calcext:value-type="float">
            <text:p>1173.79</text:p>
          </table:table-cell>
          <table:table-cell office:value-type="float" office:value="1.875808" calcext:value-type="float">
            <text:p>1.875808</text:p>
          </table:table-cell>
          <table:table-cell office:value-type="float" office:value="0" calcext:value-type="float">
            <text:p>0</text:p>
          </table:table-cell>
          <table:table-cell office:value-type="float" office:value="0.2302982" calcext:value-type="float">
            <text:p>0.2302982</text:p>
          </table:table-cell>
          <table:table-cell office:value-type="float" office:value="0.1213184" calcext:value-type="float">
            <text:p>0.1213184</text:p>
          </table:table-cell>
          <table:table-cell office:value-type="float" office:value="0.1139674" calcext:value-type="float">
            <text:p>0.1139674</text:p>
          </table:table-cell>
          <table:table-cell office:value-type="float" office:value="0.03225772" calcext:value-type="float">
            <text:p>0.03225772</text:p>
          </table:table-cell>
          <table:table-cell office:value-type="float" office:value="0.02905172" calcext:value-type="float">
            <text:p>0.02905172</text:p>
          </table:table-cell>
          <table:table-cell office:value-type="float" office:value="0.01881018" calcext:value-type="float">
            <text:p>0.01881018</text:p>
          </table:table-cell>
          <table:table-cell office:value-type="float" office:value="0.02478489" calcext:value-type="float">
            <text:p>0.02478489</text:p>
          </table:table-cell>
          <table:table-cell office:value-type="float" office:value="0.06476908" calcext:value-type="float">
            <text:p>0.06476908</text:p>
          </table:table-cell>
          <table:table-cell office:value-type="float" office:value="0.1217516" calcext:value-type="float">
            <text:p>0.1217516</text:p>
          </table:table-cell>
          <table:table-cell office:value-type="float" office:value="0.1244584" calcext:value-type="float">
            <text:p>0.1244584</text:p>
          </table:table-cell>
          <table:table-cell office:value-type="float" office:value="0.1298371" calcext:value-type="float">
            <text:p>0.1298371</text:p>
          </table:table-cell>
          <table:table-cell office:value-type="float" office:value="0.137217" calcext:value-type="float">
            <text:p>0.137217</text:p>
          </table:table-cell>
          <table:table-cell office:value-type="float" office:value="0.1455507" calcext:value-type="float">
            <text:p>0.1455507</text:p>
          </table:table-cell>
          <table:table-cell office:value-type="float" office:value="0.1507542" calcext:value-type="float">
            <text:p>0.1507542</text:p>
          </table:table-cell>
          <table:table-cell office:value-type="float" office:value="0" calcext:value-type="float">
            <text:p>0</text:p>
          </table:table-cell>
          <table:table-cell office:value-type="float" office:value="17.39059" calcext:value-type="float">
            <text:p>17.39059</text:p>
          </table:table-cell>
          <table:table-cell office:value-type="float" office:value="10.61896" calcext:value-type="float">
            <text:p>10.61896</text:p>
          </table:table-cell>
          <table:table-cell office:value-type="float" office:value="11.51007" calcext:value-type="float">
            <text:p>11.51007</text:p>
          </table:table-cell>
          <table:table-cell office:value-type="float" office:value="3.884496" calcext:value-type="float">
            <text:p>3.884496</text:p>
          </table:table-cell>
          <table:table-cell office:value-type="float" office:value="3.408187" calcext:value-type="float">
            <text:p>3.408187</text:p>
          </table:table-cell>
          <table:table-cell office:value-type="float" office:value="1.788621" calcext:value-type="float">
            <text:p>1.788621</text:p>
          </table:table-cell>
          <table:table-cell office:value-type="float" office:value="1.71763" calcext:value-type="float">
            <text:p>1.71763</text:p>
          </table:table-cell>
          <table:table-cell office:value-type="float" office:value="3.732615" calcext:value-type="float">
            <text:p>3.732615</text:p>
          </table:table-cell>
          <table:table-cell office:value-type="float" office:value="5.819272" calcext:value-type="float">
            <text:p>5.819272</text:p>
          </table:table-cell>
          <table:table-cell office:value-type="float" office:value="6.10823" calcext:value-type="float">
            <text:p>6.10823</text:p>
          </table:table-cell>
          <table:table-cell office:value-type="float" office:value="6.630581" calcext:value-type="float">
            <text:p>6.630581</text:p>
          </table:table-cell>
          <table:table-cell office:value-type="float" office:value="7.314258" calcext:value-type="float">
            <text:p>7.314258</text:p>
          </table:table-cell>
          <table:table-cell office:value-type="float" office:value="8.097761" calcext:value-type="float">
            <text:p>8.097761</text:p>
          </table:table-cell>
          <table:table-cell office:value-type="float" office:value="8.556437" calcext:value-type="float">
            <text:p>8.556437</text:p>
          </table:table-cell>
          <table:table-cell office:value-type="float" office:value="0" calcext:value-type="float">
            <text:p>0</text:p>
          </table:table-cell>
          <table:table-cell office:value-type="float" office:value="3.829127" calcext:value-type="float">
            <text:p>3.829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0044" calcext:value-type="float">
            <text:p>0.14800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4.000702" calcext:value-type="float">
            <text:p>4.000702</text:p>
          </table:table-cell>
          <table:table-cell office:value-type="float" office:value="136.4227" calcext:value-type="float">
            <text:p>136.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8725" calcext:value-type="float">
            <text:p>25.98725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79" calcext:value-type="float">
            <text:p>3.72507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1" calcext:value-type="float">
            <text:p>2.341971E-07</text:p>
          </table:table-cell>
          <table:table-cell office:value-type="float" office:value="1173.767" calcext:value-type="float">
            <text:p>1173.767</text:p>
          </table:table-cell>
          <table:table-cell office:value-type="float" office:value="1.874523" calcext:value-type="float">
            <text:p>1.874523</text:p>
          </table:table-cell>
          <table:table-cell office:value-type="float" office:value="0" calcext:value-type="float">
            <text:p>0</text:p>
          </table:table-cell>
          <table:table-cell office:value-type="float" office:value="0.2025807" calcext:value-type="float">
            <text:p>0.2025807</text:p>
          </table:table-cell>
          <table:table-cell office:value-type="float" office:value="0.1109733" calcext:value-type="float">
            <text:p>0.1109733</text:p>
          </table:table-cell>
          <table:table-cell office:value-type="float" office:value="0.1063188" calcext:value-type="float">
            <text:p>0.1063188</text:p>
          </table:table-cell>
          <table:table-cell office:value-type="float" office:value="0.03381774" calcext:value-type="float">
            <text:p>0.03381774</text:p>
          </table:table-cell>
          <table:table-cell office:value-type="float" office:value="0.02962195" calcext:value-type="float">
            <text:p>0.02962195</text:p>
          </table:table-cell>
          <table:table-cell office:value-type="float" office:value="0.01881363" calcext:value-type="float">
            <text:p>0.01881363</text:p>
          </table:table-cell>
          <table:table-cell office:value-type="float" office:value="0.024954" calcext:value-type="float">
            <text:p>0.024954</text:p>
          </table:table-cell>
          <table:table-cell office:value-type="float" office:value="0.06483107" calcext:value-type="float">
            <text:p>0.06483107</text:p>
          </table:table-cell>
          <table:table-cell office:value-type="float" office:value="0.1218323" calcext:value-type="float">
            <text:p>0.1218323</text:p>
          </table:table-cell>
          <table:table-cell office:value-type="float" office:value="0.1245361" calcext:value-type="float">
            <text:p>0.1245361</text:p>
          </table:table-cell>
          <table:table-cell office:value-type="float" office:value="0.1299168" calcext:value-type="float">
            <text:p>0.1299168</text:p>
          </table:table-cell>
          <table:table-cell office:value-type="float" office:value="0.1372876" calcext:value-type="float">
            <text:p>0.1372876</text:p>
          </table:table-cell>
          <table:table-cell office:value-type="float" office:value="0.1456192" calcext:value-type="float">
            <text:p>0.1456192</text:p>
          </table:table-cell>
          <table:table-cell office:value-type="float" office:value="0.1508223" calcext:value-type="float">
            <text:p>0.1508223</text:p>
          </table:table-cell>
          <table:table-cell office:value-type="float" office:value="0" calcext:value-type="float">
            <text:p>0</text:p>
          </table:table-cell>
          <table:table-cell office:value-type="float" office:value="17.4006" calcext:value-type="float">
            <text:p>17.4006</text:p>
          </table:table-cell>
          <table:table-cell office:value-type="float" office:value="10.61875" calcext:value-type="float">
            <text:p>10.61875</text:p>
          </table:table-cell>
          <table:table-cell office:value-type="float" office:value="11.51255" calcext:value-type="float">
            <text:p>11.51255</text:p>
          </table:table-cell>
          <table:table-cell office:value-type="float" office:value="3.884548" calcext:value-type="float">
            <text:p>3.884548</text:p>
          </table:table-cell>
          <table:table-cell office:value-type="float" office:value="3.408285" calcext:value-type="float">
            <text:p>3.408285</text:p>
          </table:table-cell>
          <table:table-cell office:value-type="float" office:value="1.789111" calcext:value-type="float">
            <text:p>1.789111</text:p>
          </table:table-cell>
          <table:table-cell office:value-type="float" office:value="1.719313" calcext:value-type="float">
            <text:p>1.719313</text:p>
          </table:table-cell>
          <table:table-cell office:value-type="float" office:value="3.737322" calcext:value-type="float">
            <text:p>3.737322</text:p>
          </table:table-cell>
          <table:table-cell office:value-type="float" office:value="5.826722" calcext:value-type="float">
            <text:p>5.826722</text:p>
          </table:table-cell>
          <table:table-cell office:value-type="float" office:value="6.115632" calcext:value-type="float">
            <text:p>6.115632</text:p>
          </table:table-cell>
          <table:table-cell office:value-type="float" office:value="6.638104" calcext:value-type="float">
            <text:p>6.638104</text:p>
          </table:table-cell>
          <table:table-cell office:value-type="float" office:value="7.321081" calcext:value-type="float">
            <text:p>7.321081</text:p>
          </table:table-cell>
          <table:table-cell office:value-type="float" office:value="8.104041" calcext:value-type="float">
            <text:p>8.104041</text:p>
          </table:table-cell>
          <table:table-cell office:value-type="float" office:value="8.557472" calcext:value-type="float">
            <text:p>8.557472</text:p>
          </table:table-cell>
          <table:table-cell office:value-type="float" office:value="0" calcext:value-type="float">
            <text:p>0</text:p>
          </table:table-cell>
          <table:table-cell office:value-type="float" office:value="3.363842" calcext:value-type="float">
            <text:p>3.363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4875" calcext:value-type="float">
            <text:p>0.14948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3.999175" calcext:value-type="float">
            <text:p>3.999175</text:p>
          </table:table-cell>
          <table:table-cell office:value-type="float" office:value="136.4226" calcext:value-type="float">
            <text:p>136.4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1131" calcext:value-type="float">
            <text:p>26.0113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79" calcext:value-type="float">
            <text:p>3.72507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1" calcext:value-type="float">
            <text:p>2.341971E-07</text:p>
          </table:table-cell>
          <table:table-cell office:value-type="float" office:value="1173.745" calcext:value-type="float">
            <text:p>1173.745</text:p>
          </table:table-cell>
          <table:table-cell office:value-type="float" office:value="1.872439" calcext:value-type="float">
            <text:p>1.872439</text:p>
          </table:table-cell>
          <table:table-cell office:value-type="float" office:value="0" calcext:value-type="float">
            <text:p>0</text:p>
          </table:table-cell>
          <table:table-cell office:value-type="float" office:value="0.2507432" calcext:value-type="float">
            <text:p>0.2507432</text:p>
          </table:table-cell>
          <table:table-cell office:value-type="float" office:value="0.1036789" calcext:value-type="float">
            <text:p>0.1036789</text:p>
          </table:table-cell>
          <table:table-cell office:value-type="float" office:value="0.09458591" calcext:value-type="float">
            <text:p>0.09458591</text:p>
          </table:table-cell>
          <table:table-cell office:value-type="float" office:value="0.03283873" calcext:value-type="float">
            <text:p>0.03283873</text:p>
          </table:table-cell>
          <table:table-cell office:value-type="float" office:value="0.03087083" calcext:value-type="float">
            <text:p>0.03087083</text:p>
          </table:table-cell>
          <table:table-cell office:value-type="float" office:value="0.01901679" calcext:value-type="float">
            <text:p>0.01901679</text:p>
          </table:table-cell>
          <table:table-cell office:value-type="float" office:value="0.02506609" calcext:value-type="float">
            <text:p>0.02506609</text:p>
          </table:table-cell>
          <table:table-cell office:value-type="float" office:value="0.06488047" calcext:value-type="float">
            <text:p>0.06488047</text:p>
          </table:table-cell>
          <table:table-cell office:value-type="float" office:value="0.1219173" calcext:value-type="float">
            <text:p>0.1219173</text:p>
          </table:table-cell>
          <table:table-cell office:value-type="float" office:value="0.1246142" calcext:value-type="float">
            <text:p>0.1246142</text:p>
          </table:table-cell>
          <table:table-cell office:value-type="float" office:value="0.1299964" calcext:value-type="float">
            <text:p>0.1299964</text:p>
          </table:table-cell>
          <table:table-cell office:value-type="float" office:value="0.1373602" calcext:value-type="float">
            <text:p>0.1373602</text:p>
          </table:table-cell>
          <table:table-cell office:value-type="float" office:value="0.1456869" calcext:value-type="float">
            <text:p>0.1456869</text:p>
          </table:table-cell>
          <table:table-cell office:value-type="float" office:value="0.1508917" calcext:value-type="float">
            <text:p>0.1508917</text:p>
          </table:table-cell>
          <table:table-cell office:value-type="float" office:value="0" calcext:value-type="float">
            <text:p>0</text:p>
          </table:table-cell>
          <table:table-cell office:value-type="float" office:value="17.41234" calcext:value-type="float">
            <text:p>17.41234</text:p>
          </table:table-cell>
          <table:table-cell office:value-type="float" office:value="10.61731" calcext:value-type="float">
            <text:p>10.61731</text:p>
          </table:table-cell>
          <table:table-cell office:value-type="float" office:value="11.51237" calcext:value-type="float">
            <text:p>11.51237</text:p>
          </table:table-cell>
          <table:table-cell office:value-type="float" office:value="3.884846" calcext:value-type="float">
            <text:p>3.884846</text:p>
          </table:table-cell>
          <table:table-cell office:value-type="float" office:value="3.408682" calcext:value-type="float">
            <text:p>3.408682</text:p>
          </table:table-cell>
          <table:table-cell office:value-type="float" office:value="1.789624" calcext:value-type="float">
            <text:p>1.789624</text:p>
          </table:table-cell>
          <table:table-cell office:value-type="float" office:value="1.721005" calcext:value-type="float">
            <text:p>1.721005</text:p>
          </table:table-cell>
          <table:table-cell office:value-type="float" office:value="3.742029" calcext:value-type="float">
            <text:p>3.742029</text:p>
          </table:table-cell>
          <table:table-cell office:value-type="float" office:value="5.834173" calcext:value-type="float">
            <text:p>5.834173</text:p>
          </table:table-cell>
          <table:table-cell office:value-type="float" office:value="6.123035" calcext:value-type="float">
            <text:p>6.123035</text:p>
          </table:table-cell>
          <table:table-cell office:value-type="float" office:value="6.645595" calcext:value-type="float">
            <text:p>6.645595</text:p>
          </table:table-cell>
          <table:table-cell office:value-type="float" office:value="7.327903" calcext:value-type="float">
            <text:p>7.327903</text:p>
          </table:table-cell>
          <table:table-cell office:value-type="float" office:value="8.110317" calcext:value-type="float">
            <text:p>8.110317</text:p>
          </table:table-cell>
          <table:table-cell office:value-type="float" office:value="8.559391" calcext:value-type="float">
            <text:p>8.559391</text:p>
          </table:table-cell>
          <table:table-cell office:value-type="float" office:value="0" calcext:value-type="float">
            <text:p>0</text:p>
          </table:table-cell>
          <table:table-cell office:value-type="float" office:value="3.654669" calcext:value-type="float">
            <text:p>3.654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09896" calcext:value-type="float">
            <text:p>0.15098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3.996578" calcext:value-type="float">
            <text:p>3.996578</text:p>
          </table:table-cell>
          <table:table-cell office:value-type="float" office:value="136.4227" calcext:value-type="float">
            <text:p>136.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3533" calcext:value-type="float">
            <text:p>26.03533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79" calcext:value-type="float">
            <text:p>3.72507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1" calcext:value-type="float">
            <text:p>2.341971E-07</text:p>
          </table:table-cell>
          <table:table-cell office:value-type="float" office:value="1173.723" calcext:value-type="float">
            <text:p>1173.723</text:p>
          </table:table-cell>
          <table:table-cell office:value-type="float" office:value="1.868568" calcext:value-type="float">
            <text:p>1.868568</text:p>
          </table:table-cell>
          <table:table-cell office:value-type="float" office:value="0" calcext:value-type="float">
            <text:p>0</text:p>
          </table:table-cell>
          <table:table-cell office:value-type="float" office:value="0.3623433" calcext:value-type="float">
            <text:p>0.3623433</text:p>
          </table:table-cell>
          <table:table-cell office:value-type="float" office:value="0.107536" calcext:value-type="float">
            <text:p>0.107536</text:p>
          </table:table-cell>
          <table:table-cell office:value-type="float" office:value="0.09101097" calcext:value-type="float">
            <text:p>0.09101097</text:p>
          </table:table-cell>
          <table:table-cell office:value-type="float" office:value="0.03071399" calcext:value-type="float">
            <text:p>0.03071399</text:p>
          </table:table-cell>
          <table:table-cell office:value-type="float" office:value="0.02966247" calcext:value-type="float">
            <text:p>0.02966247</text:p>
          </table:table-cell>
          <table:table-cell office:value-type="float" office:value="0.01926571" calcext:value-type="float">
            <text:p>0.01926571</text:p>
          </table:table-cell>
          <table:table-cell office:value-type="float" office:value="0.0251173" calcext:value-type="float">
            <text:p>0.0251173</text:p>
          </table:table-cell>
          <table:table-cell office:value-type="float" office:value="0.06492098" calcext:value-type="float">
            <text:p>0.06492098</text:p>
          </table:table-cell>
          <table:table-cell office:value-type="float" office:value="0.1220039" calcext:value-type="float">
            <text:p>0.1220039</text:p>
          </table:table-cell>
          <table:table-cell office:value-type="float" office:value="0.1246923" calcext:value-type="float">
            <text:p>0.1246923</text:p>
          </table:table-cell>
          <table:table-cell office:value-type="float" office:value="0.1300753" calcext:value-type="float">
            <text:p>0.1300753</text:p>
          </table:table-cell>
          <table:table-cell office:value-type="float" office:value="0.1374355" calcext:value-type="float">
            <text:p>0.1374355</text:p>
          </table:table-cell>
          <table:table-cell office:value-type="float" office:value="0.1457561" calcext:value-type="float">
            <text:p>0.1457561</text:p>
          </table:table-cell>
          <table:table-cell office:value-type="float" office:value="0.150961" calcext:value-type="float">
            <text:p>0.150961</text:p>
          </table:table-cell>
          <table:table-cell office:value-type="float" office:value="0" calcext:value-type="float">
            <text:p>0</text:p>
          </table:table-cell>
          <table:table-cell office:value-type="float" office:value="17.4348" calcext:value-type="float">
            <text:p>17.4348</text:p>
          </table:table-cell>
          <table:table-cell office:value-type="float" office:value="10.615" calcext:value-type="float">
            <text:p>10.615</text:p>
          </table:table-cell>
          <table:table-cell office:value-type="float" office:value="11.51076" calcext:value-type="float">
            <text:p>11.51076</text:p>
          </table:table-cell>
          <table:table-cell office:value-type="float" office:value="3.884629" calcext:value-type="float">
            <text:p>3.884629</text:p>
          </table:table-cell>
          <table:table-cell office:value-type="float" office:value="3.409057" calcext:value-type="float">
            <text:p>3.409057</text:p>
          </table:table-cell>
          <table:table-cell office:value-type="float" office:value="1.790169" calcext:value-type="float">
            <text:p>1.790169</text:p>
          </table:table-cell>
          <table:table-cell office:value-type="float" office:value="1.722705" calcext:value-type="float">
            <text:p>1.722705</text:p>
          </table:table-cell>
          <table:table-cell office:value-type="float" office:value="3.746735" calcext:value-type="float">
            <text:p>3.746735</text:p>
          </table:table-cell>
          <table:table-cell office:value-type="float" office:value="5.841623" calcext:value-type="float">
            <text:p>5.841623</text:p>
          </table:table-cell>
          <table:table-cell office:value-type="float" office:value="6.130439" calcext:value-type="float">
            <text:p>6.130439</text:p>
          </table:table-cell>
          <table:table-cell office:value-type="float" office:value="6.653062" calcext:value-type="float">
            <text:p>6.653062</text:p>
          </table:table-cell>
          <table:table-cell office:value-type="float" office:value="7.334725" calcext:value-type="float">
            <text:p>7.334725</text:p>
          </table:table-cell>
          <table:table-cell office:value-type="float" office:value="8.11657" calcext:value-type="float">
            <text:p>8.11657</text:p>
          </table:table-cell>
          <table:table-cell office:value-type="float" office:value="8.566075" calcext:value-type="float">
            <text:p>8.566075</text:p>
          </table:table-cell>
          <table:table-cell office:value-type="float" office:value="0" calcext:value-type="float">
            <text:p>0</text:p>
          </table:table-cell>
          <table:table-cell office:value-type="float" office:value="6.469908" calcext:value-type="float">
            <text:p>6.469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3819" calcext:value-type="float">
            <text:p>0.15338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3.994208" calcext:value-type="float">
            <text:p>3.994208</text:p>
          </table:table-cell>
          <table:table-cell office:value-type="float" office:value="136.4227" calcext:value-type="float">
            <text:p>136.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5942" calcext:value-type="float">
            <text:p>26.05942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79" calcext:value-type="float">
            <text:p>3.72507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1" calcext:value-type="float">
            <text:p>2.341971E-07</text:p>
          </table:table-cell>
          <table:table-cell office:value-type="float" office:value="1173.702" calcext:value-type="float">
            <text:p>1173.702</text:p>
          </table:table-cell>
          <table:table-cell office:value-type="float" office:value="1.865309" calcext:value-type="float">
            <text:p>1.865309</text:p>
          </table:table-cell>
          <table:table-cell office:value-type="float" office:value="0" calcext:value-type="float">
            <text:p>0</text:p>
          </table:table-cell>
          <table:table-cell office:value-type="float" office:value="0.3729899" calcext:value-type="float">
            <text:p>0.3729899</text:p>
          </table:table-cell>
          <table:table-cell office:value-type="float" office:value="0.1077681" calcext:value-type="float">
            <text:p>0.1077681</text:p>
          </table:table-cell>
          <table:table-cell office:value-type="float" office:value="0.09339829" calcext:value-type="float">
            <text:p>0.09339829</text:p>
          </table:table-cell>
          <table:table-cell office:value-type="float" office:value="0.03045575" calcext:value-type="float">
            <text:p>0.03045575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0.01924167" calcext:value-type="float">
            <text:p>0.01924167</text:p>
          </table:table-cell>
          <table:table-cell office:value-type="float" office:value="0.02513251" calcext:value-type="float">
            <text:p>0.02513251</text:p>
          </table:table-cell>
          <table:table-cell office:value-type="float" office:value="0.06496125" calcext:value-type="float">
            <text:p>0.06496125</text:p>
          </table:table-cell>
          <table:table-cell office:value-type="float" office:value="0.1220881" calcext:value-type="float">
            <text:p>0.1220881</text:p>
          </table:table-cell>
          <table:table-cell office:value-type="float" office:value="0.1247703" calcext:value-type="float">
            <text:p>0.1247703</text:p>
          </table:table-cell>
          <table:table-cell office:value-type="float" office:value="0.1301546" calcext:value-type="float">
            <text:p>0.1301546</text:p>
          </table:table-cell>
          <table:table-cell office:value-type="float" office:value="0.1375094" calcext:value-type="float">
            <text:p>0.1375094</text:p>
          </table:table-cell>
          <table:table-cell office:value-type="float" office:value="0.1458236" calcext:value-type="float">
            <text:p>0.1458236</text:p>
          </table:table-cell>
          <table:table-cell office:value-type="float" office:value="0.151031" calcext:value-type="float">
            <text:p>0.151031</text:p>
          </table:table-cell>
          <table:table-cell office:value-type="float" office:value="0" calcext:value-type="float">
            <text:p>0</text:p>
          </table:table-cell>
          <table:table-cell office:value-type="float" office:value="17.46549" calcext:value-type="float">
            <text:p>17.46549</text:p>
          </table:table-cell>
          <table:table-cell office:value-type="float" office:value="10.61386" calcext:value-type="float">
            <text:p>10.61386</text:p>
          </table:table-cell>
          <table:table-cell office:value-type="float" office:value="11.50929" calcext:value-type="float">
            <text:p>11.50929</text:p>
          </table:table-cell>
          <table:table-cell office:value-type="float" office:value="3.884101" calcext:value-type="float">
            <text:p>3.884101</text:p>
          </table:table-cell>
          <table:table-cell office:value-type="float" office:value="3.409098" calcext:value-type="float">
            <text:p>3.409098</text:p>
          </table:table-cell>
          <table:table-cell office:value-type="float" office:value="1.790717" calcext:value-type="float">
            <text:p>1.790717</text:p>
          </table:table-cell>
          <table:table-cell office:value-type="float" office:value="1.7244" calcext:value-type="float">
            <text:p>1.7244</text:p>
          </table:table-cell>
          <table:table-cell office:value-type="float" office:value="3.751439" calcext:value-type="float">
            <text:p>3.751439</text:p>
          </table:table-cell>
          <table:table-cell office:value-type="float" office:value="5.849073" calcext:value-type="float">
            <text:p>5.849073</text:p>
          </table:table-cell>
          <table:table-cell office:value-type="float" office:value="6.137822" calcext:value-type="float">
            <text:p>6.137822</text:p>
          </table:table-cell>
          <table:table-cell office:value-type="float" office:value="6.660528" calcext:value-type="float">
            <text:p>6.660528</text:p>
          </table:table-cell>
          <table:table-cell office:value-type="float" office:value="7.341548" calcext:value-type="float">
            <text:p>7.341548</text:p>
          </table:table-cell>
          <table:table-cell office:value-type="float" office:value="8.122771" calcext:value-type="float">
            <text:p>8.122771</text:p>
          </table:table-cell>
          <table:table-cell office:value-type="float" office:value="8.573757" calcext:value-type="float">
            <text:p>8.573757</text:p>
          </table:table-cell>
          <table:table-cell office:value-type="float" office:value="0" calcext:value-type="float">
            <text:p>0</text:p>
          </table:table-cell>
          <table:table-cell office:value-type="float" office:value="6.280896" calcext:value-type="float">
            <text:p>6.280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5896" calcext:value-type="float">
            <text:p>0.15558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3.991488" calcext:value-type="float">
            <text:p>3.991488</text:p>
          </table:table-cell>
          <table:table-cell office:value-type="float" office:value="136.4228" calcext:value-type="float">
            <text:p>136.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8358" calcext:value-type="float">
            <text:p>26.08358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79" calcext:value-type="float">
            <text:p>3.72507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1" calcext:value-type="float">
            <text:p>2.341971E-07</text:p>
          </table:table-cell>
          <table:table-cell office:value-type="float" office:value="1173.681" calcext:value-type="float">
            <text:p>1173.681</text:p>
          </table:table-cell>
          <table:table-cell office:value-type="float" office:value="1.861783" calcext:value-type="float">
            <text:p>1.861783</text:p>
          </table:table-cell>
          <table:table-cell office:value-type="float" office:value="0" calcext:value-type="float">
            <text:p>0</text:p>
          </table:table-cell>
          <table:table-cell office:value-type="float" office:value="0.3972102" calcext:value-type="float">
            <text:p>0.3972102</text:p>
          </table:table-cell>
          <table:table-cell office:value-type="float" office:value="0.1088749" calcext:value-type="float">
            <text:p>0.1088749</text:p>
          </table:table-cell>
          <table:table-cell office:value-type="float" office:value="0.09606438" calcext:value-type="float">
            <text:p>0.09606438</text:p>
          </table:table-cell>
          <table:table-cell office:value-type="float" office:value="0.03065545" calcext:value-type="float">
            <text:p>0.03065545</text:p>
          </table:table-cell>
          <table:table-cell office:value-type="float" office:value="0.02865591" calcext:value-type="float">
            <text:p>0.02865591</text:p>
          </table:table-cell>
          <table:table-cell office:value-type="float" office:value="0.01911867" calcext:value-type="float">
            <text:p>0.01911867</text:p>
          </table:table-cell>
          <table:table-cell office:value-type="float" office:value="0.02513323" calcext:value-type="float">
            <text:p>0.02513323</text:p>
          </table:table-cell>
          <table:table-cell office:value-type="float" office:value="0.06500478" calcext:value-type="float">
            <text:p>0.06500478</text:p>
          </table:table-cell>
          <table:table-cell office:value-type="float" office:value="0.1221668" calcext:value-type="float">
            <text:p>0.1221668</text:p>
          </table:table-cell>
          <table:table-cell office:value-type="float" office:value="0.1248481" calcext:value-type="float">
            <text:p>0.1248481</text:p>
          </table:table-cell>
          <table:table-cell office:value-type="float" office:value="0.1302337" calcext:value-type="float">
            <text:p>0.1302337</text:p>
          </table:table-cell>
          <table:table-cell office:value-type="float" office:value="0.1375831" calcext:value-type="float">
            <text:p>0.1375831</text:p>
          </table:table-cell>
          <table:table-cell office:value-type="float" office:value="0.1458906" calcext:value-type="float">
            <text:p>0.1458906</text:p>
          </table:table-cell>
          <table:table-cell office:value-type="float" office:value="0.1511008" calcext:value-type="float">
            <text:p>0.1511008</text:p>
          </table:table-cell>
          <table:table-cell office:value-type="float" office:value="0" calcext:value-type="float">
            <text:p>0</text:p>
          </table:table-cell>
          <table:table-cell office:value-type="float" office:value="17.50056" calcext:value-type="float">
            <text:p>17.50056</text:p>
          </table:table-cell>
          <table:table-cell office:value-type="float" office:value="10.61325" calcext:value-type="float">
            <text:p>10.61325</text:p>
          </table:table-cell>
          <table:table-cell office:value-type="float" office:value="11.50821" calcext:value-type="float">
            <text:p>11.50821</text:p>
          </table:table-cell>
          <table:table-cell office:value-type="float" office:value="3.883524" calcext:value-type="float">
            <text:p>3.883524</text:p>
          </table:table-cell>
          <table:table-cell office:value-type="float" office:value="3.409024" calcext:value-type="float">
            <text:p>3.409024</text:p>
          </table:table-cell>
          <table:table-cell office:value-type="float" office:value="1.791235" calcext:value-type="float">
            <text:p>1.791235</text:p>
          </table:table-cell>
          <table:table-cell office:value-type="float" office:value="1.726093" calcext:value-type="float">
            <text:p>1.726093</text:p>
          </table:table-cell>
          <table:table-cell office:value-type="float" office:value="3.756144" calcext:value-type="float">
            <text:p>3.756144</text:p>
          </table:table-cell>
          <table:table-cell office:value-type="float" office:value="5.856524" calcext:value-type="float">
            <text:p>5.856524</text:p>
          </table:table-cell>
          <table:table-cell office:value-type="float" office:value="6.145187" calcext:value-type="float">
            <text:p>6.145187</text:p>
          </table:table-cell>
          <table:table-cell office:value-type="float" office:value="6.667995" calcext:value-type="float">
            <text:p>6.667995</text:p>
          </table:table-cell>
          <table:table-cell office:value-type="float" office:value="7.34837" calcext:value-type="float">
            <text:p>7.34837</text:p>
          </table:table-cell>
          <table:table-cell office:value-type="float" office:value="8.128975" calcext:value-type="float">
            <text:p>8.128975</text:p>
          </table:table-cell>
          <table:table-cell office:value-type="float" office:value="8.582705" calcext:value-type="float">
            <text:p>8.582705</text:p>
          </table:table-cell>
          <table:table-cell office:value-type="float" office:value="0" calcext:value-type="float">
            <text:p>0</text:p>
          </table:table-cell>
          <table:table-cell office:value-type="float" office:value="6.482954" calcext:value-type="float">
            <text:p>6.482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0778" calcext:value-type="float">
            <text:p>0.15807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3.988958" calcext:value-type="float">
            <text:p>3.988958</text:p>
          </table:table-cell>
          <table:table-cell office:value-type="float" office:value="136.4228" calcext:value-type="float">
            <text:p>136.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0773" calcext:value-type="float">
            <text:p>26.10773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79" calcext:value-type="float">
            <text:p>3.72507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1" calcext:value-type="float">
            <text:p>2.341971E-07</text:p>
          </table:table-cell>
          <table:table-cell office:value-type="float" office:value="1173.659" calcext:value-type="float">
            <text:p>1173.659</text:p>
          </table:table-cell>
          <table:table-cell office:value-type="float" office:value="1.859042" calcext:value-type="float">
            <text:p>1.859042</text:p>
          </table:table-cell>
          <table:table-cell office:value-type="float" office:value="0" calcext:value-type="float">
            <text:p>0</text:p>
          </table:table-cell>
          <table:table-cell office:value-type="float" office:value="0.3453989" calcext:value-type="float">
            <text:p>0.3453989</text:p>
          </table:table-cell>
          <table:table-cell office:value-type="float" office:value="0.1088617" calcext:value-type="float">
            <text:p>0.1088617</text:p>
          </table:table-cell>
          <table:table-cell office:value-type="float" office:value="0.09817281" calcext:value-type="float">
            <text:p>0.09817281</text:p>
          </table:table-cell>
          <table:table-cell office:value-type="float" office:value="0.0309418" calcext:value-type="float">
            <text:p>0.0309418</text:p>
          </table:table-cell>
          <table:table-cell office:value-type="float" office:value="0.02870861" calcext:value-type="float">
            <text:p>0.02870861</text:p>
          </table:table-cell>
          <table:table-cell office:value-type="float" office:value="0.01901028" calcext:value-type="float">
            <text:p>0.01901028</text:p>
          </table:table-cell>
          <table:table-cell office:value-type="float" office:value="0.02514101" calcext:value-type="float">
            <text:p>0.02514101</text:p>
          </table:table-cell>
          <table:table-cell office:value-type="float" office:value="0.06504788" calcext:value-type="float">
            <text:p>0.06504788</text:p>
          </table:table-cell>
          <table:table-cell office:value-type="float" office:value="0.1222436" calcext:value-type="float">
            <text:p>0.1222436</text:p>
          </table:table-cell>
          <table:table-cell office:value-type="float" office:value="0.1249258" calcext:value-type="float">
            <text:p>0.1249258</text:p>
          </table:table-cell>
          <table:table-cell office:value-type="float" office:value="0.130313" calcext:value-type="float">
            <text:p>0.130313</text:p>
          </table:table-cell>
          <table:table-cell office:value-type="float" office:value="0.1376557" calcext:value-type="float">
            <text:p>0.1376557</text:p>
          </table:table-cell>
          <table:table-cell office:value-type="float" office:value="0.1459568" calcext:value-type="float">
            <text:p>0.1459568</text:p>
          </table:table-cell>
          <table:table-cell office:value-type="float" office:value="0.1511706" calcext:value-type="float">
            <text:p>0.1511706</text:p>
          </table:table-cell>
          <table:table-cell office:value-type="float" office:value="0" calcext:value-type="float">
            <text:p>0</text:p>
          </table:table-cell>
          <table:table-cell office:value-type="float" office:value="17.53424" calcext:value-type="float">
            <text:p>17.53424</text:p>
          </table:table-cell>
          <table:table-cell office:value-type="float" office:value="10.61361" calcext:value-type="float">
            <text:p>10.61361</text:p>
          </table:table-cell>
          <table:table-cell office:value-type="float" office:value="11.50762" calcext:value-type="float">
            <text:p>11.50762</text:p>
          </table:table-cell>
          <table:table-cell office:value-type="float" office:value="3.88298" calcext:value-type="float">
            <text:p>3.88298</text:p>
          </table:table-cell>
          <table:table-cell office:value-type="float" office:value="3.408939" calcext:value-type="float">
            <text:p>3.408939</text:p>
          </table:table-cell>
          <table:table-cell office:value-type="float" office:value="1.79173" calcext:value-type="float">
            <text:p>1.79173</text:p>
          </table:table-cell>
          <table:table-cell office:value-type="float" office:value="1.727782" calcext:value-type="float">
            <text:p>1.727782</text:p>
          </table:table-cell>
          <table:table-cell office:value-type="float" office:value="3.760822" calcext:value-type="float">
            <text:p>3.760822</text:p>
          </table:table-cell>
          <table:table-cell office:value-type="float" office:value="5.863974" calcext:value-type="float">
            <text:p>5.863974</text:p>
          </table:table-cell>
          <table:table-cell office:value-type="float" office:value="6.152554" calcext:value-type="float">
            <text:p>6.152554</text:p>
          </table:table-cell>
          <table:table-cell office:value-type="float" office:value="6.675461" calcext:value-type="float">
            <text:p>6.675461</text:p>
          </table:table-cell>
          <table:table-cell office:value-type="float" office:value="7.355193" calcext:value-type="float">
            <text:p>7.355193</text:p>
          </table:table-cell>
          <table:table-cell office:value-type="float" office:value="8.135173" calcext:value-type="float">
            <text:p>8.135173</text:p>
          </table:table-cell>
          <table:table-cell office:value-type="float" office:value="8.591136" calcext:value-type="float">
            <text:p>8.591136</text:p>
          </table:table-cell>
          <table:table-cell office:value-type="float" office:value="0" calcext:value-type="float">
            <text:p>0</text:p>
          </table:table-cell>
          <table:table-cell office:value-type="float" office:value="5.825529" calcext:value-type="float">
            <text:p>5.825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3751" calcext:value-type="float">
            <text:p>0.16037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3.986457" calcext:value-type="float">
            <text:p>3.986457</text:p>
          </table:table-cell>
          <table:table-cell office:value-type="float" office:value="136.4228" calcext:value-type="float">
            <text:p>136.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3189" calcext:value-type="float">
            <text:p>26.13189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8" calcext:value-type="float">
            <text:p>3.7250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1" calcext:value-type="float">
            <text:p>2.341971E-07</text:p>
          </table:table-cell>
          <table:table-cell office:value-type="float" office:value="1173.638" calcext:value-type="float">
            <text:p>1173.638</text:p>
          </table:table-cell>
          <table:table-cell office:value-type="float" office:value="1.856175" calcext:value-type="float">
            <text:p>1.856175</text:p>
          </table:table-cell>
          <table:table-cell office:value-type="float" office:value="0" calcext:value-type="float">
            <text:p>0</text:p>
          </table:table-cell>
          <table:table-cell office:value-type="float" office:value="0.3672597" calcext:value-type="float">
            <text:p>0.3672597</text:p>
          </table:table-cell>
          <table:table-cell office:value-type="float" office:value="0.1120515" calcext:value-type="float">
            <text:p>0.1120515</text:p>
          </table:table-cell>
          <table:table-cell office:value-type="float" office:value="0.1000244" calcext:value-type="float">
            <text:p>0.1000244</text:p>
          </table:table-cell>
          <table:table-cell office:value-type="float" office:value="0.03121862" calcext:value-type="float">
            <text:p>0.03121862</text:p>
          </table:table-cell>
          <table:table-cell office:value-type="float" office:value="0.02881682" calcext:value-type="float">
            <text:p>0.02881682</text:p>
          </table:table-cell>
          <table:table-cell office:value-type="float" office:value="0.01894598" calcext:value-type="float">
            <text:p>0.01894598</text:p>
          </table:table-cell>
          <table:table-cell office:value-type="float" office:value="0.02515458" calcext:value-type="float">
            <text:p>0.02515458</text:p>
          </table:table-cell>
          <table:table-cell office:value-type="float" office:value="0.06509063" calcext:value-type="float">
            <text:p>0.06509063</text:p>
          </table:table-cell>
          <table:table-cell office:value-type="float" office:value="0.12232" calcext:value-type="float">
            <text:p>0.12232</text:p>
          </table:table-cell>
          <table:table-cell office:value-type="float" office:value="0.1250036" calcext:value-type="float">
            <text:p>0.1250036</text:p>
          </table:table-cell>
          <table:table-cell office:value-type="float" office:value="0.1303924" calcext:value-type="float">
            <text:p>0.1303924</text:p>
          </table:table-cell>
          <table:table-cell office:value-type="float" office:value="0.1377271" calcext:value-type="float">
            <text:p>0.1377271</text:p>
          </table:table-cell>
          <table:table-cell office:value-type="float" office:value="0.1460237" calcext:value-type="float">
            <text:p>0.1460237</text:p>
          </table:table-cell>
          <table:table-cell office:value-type="float" office:value="0.1512384" calcext:value-type="float">
            <text:p>0.1512384</text:p>
          </table:table-cell>
          <table:table-cell office:value-type="float" office:value="0" calcext:value-type="float">
            <text:p>0</text:p>
          </table:table-cell>
          <table:table-cell office:value-type="float" office:value="17.5663" calcext:value-type="float">
            <text:p>17.5663</text:p>
          </table:table-cell>
          <table:table-cell office:value-type="float" office:value="10.61437" calcext:value-type="float">
            <text:p>10.61437</text:p>
          </table:table-cell>
          <table:table-cell office:value-type="float" office:value="11.50751" calcext:value-type="float">
            <text:p>11.50751</text:p>
          </table:table-cell>
          <table:table-cell office:value-type="float" office:value="3.882495" calcext:value-type="float">
            <text:p>3.882495</text:p>
          </table:table-cell>
          <table:table-cell office:value-type="float" office:value="3.408876" calcext:value-type="float">
            <text:p>3.408876</text:p>
          </table:table-cell>
          <table:table-cell office:value-type="float" office:value="1.792209" calcext:value-type="float">
            <text:p>1.792209</text:p>
          </table:table-cell>
          <table:table-cell office:value-type="float" office:value="1.729469" calcext:value-type="float">
            <text:p>1.729469</text:p>
          </table:table-cell>
          <table:table-cell office:value-type="float" office:value="3.765496" calcext:value-type="float">
            <text:p>3.765496</text:p>
          </table:table-cell>
          <table:table-cell office:value-type="float" office:value="5.871394" calcext:value-type="float">
            <text:p>5.871394</text:p>
          </table:table-cell>
          <table:table-cell office:value-type="float" office:value="6.159919" calcext:value-type="float">
            <text:p>6.159919</text:p>
          </table:table-cell>
          <table:table-cell office:value-type="float" office:value="6.682928" calcext:value-type="float">
            <text:p>6.682928</text:p>
          </table:table-cell>
          <table:table-cell office:value-type="float" office:value="7.362015" calcext:value-type="float">
            <text:p>7.362015</text:p>
          </table:table-cell>
          <table:table-cell office:value-type="float" office:value="8.141376" calcext:value-type="float">
            <text:p>8.141376</text:p>
          </table:table-cell>
          <table:table-cell office:value-type="float" office:value="8.597769" calcext:value-type="float">
            <text:p>8.597769</text:p>
          </table:table-cell>
          <table:table-cell office:value-type="float" office:value="0" calcext:value-type="float">
            <text:p>0</text:p>
          </table:table-cell>
          <table:table-cell office:value-type="float" office:value="5.558242" calcext:value-type="float">
            <text:p>5.558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6852" calcext:value-type="float">
            <text:p>0.16268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3.981996" calcext:value-type="float">
            <text:p>3.981996</text:p>
          </table:table-cell>
          <table:table-cell office:value-type="float" office:value="136.4231" calcext:value-type="float">
            <text:p>136.4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5611" calcext:value-type="float">
            <text:p>26.1561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8" calcext:value-type="float">
            <text:p>3.7250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1" calcext:value-type="float">
            <text:p>2.341971E-07</text:p>
          </table:table-cell>
          <table:table-cell office:value-type="float" office:value="1173.617" calcext:value-type="float">
            <text:p>1173.617</text:p>
          </table:table-cell>
          <table:table-cell office:value-type="float" office:value="1.850673" calcext:value-type="float">
            <text:p>1.850673</text:p>
          </table:table-cell>
          <table:table-cell office:value-type="float" office:value="0" calcext:value-type="float">
            <text:p>0</text:p>
          </table:table-cell>
          <table:table-cell office:value-type="float" office:value="0.5309706" calcext:value-type="float">
            <text:p>0.5309706</text:p>
          </table:table-cell>
          <table:table-cell office:value-type="float" office:value="0.1250459" calcext:value-type="float">
            <text:p>0.1250459</text:p>
          </table:table-cell>
          <table:table-cell office:value-type="float" office:value="0.095124" calcext:value-type="float">
            <text:p>0.095124</text:p>
          </table:table-cell>
          <table:table-cell office:value-type="float" office:value="0.03106863" calcext:value-type="float">
            <text:p>0.03106863</text:p>
          </table:table-cell>
          <table:table-cell office:value-type="float" office:value="0.02872501" calcext:value-type="float">
            <text:p>0.02872501</text:p>
          </table:table-cell>
          <table:table-cell office:value-type="float" office:value="0.0188958" calcext:value-type="float">
            <text:p>0.0188958</text:p>
          </table:table-cell>
          <table:table-cell office:value-type="float" office:value="0.02516849" calcext:value-type="float">
            <text:p>0.02516849</text:p>
          </table:table-cell>
          <table:table-cell office:value-type="float" office:value="0.06513324" calcext:value-type="float">
            <text:p>0.06513324</text:p>
          </table:table-cell>
          <table:table-cell office:value-type="float" office:value="0.1223962" calcext:value-type="float">
            <text:p>0.1223962</text:p>
          </table:table-cell>
          <table:table-cell office:value-type="float" office:value="0.1250813" calcext:value-type="float">
            <text:p>0.1250813</text:p>
          </table:table-cell>
          <table:table-cell office:value-type="float" office:value="0.1304717" calcext:value-type="float">
            <text:p>0.1304717</text:p>
          </table:table-cell>
          <table:table-cell office:value-type="float" office:value="0.1378052" calcext:value-type="float">
            <text:p>0.1378052</text:p>
          </table:table-cell>
          <table:table-cell office:value-type="float" office:value="0.1460921" calcext:value-type="float">
            <text:p>0.1460921</text:p>
          </table:table-cell>
          <table:table-cell office:value-type="float" office:value="0.1513073" calcext:value-type="float">
            <text:p>0.1513073</text:p>
          </table:table-cell>
          <table:table-cell office:value-type="float" office:value="0" calcext:value-type="float">
            <text:p>0</text:p>
          </table:table-cell>
          <table:table-cell office:value-type="float" office:value="17.60667" calcext:value-type="float">
            <text:p>17.60667</text:p>
          </table:table-cell>
          <table:table-cell office:value-type="float" office:value="10.61635" calcext:value-type="float">
            <text:p>10.61635</text:p>
          </table:table-cell>
          <table:table-cell office:value-type="float" office:value="11.50684" calcext:value-type="float">
            <text:p>11.50684</text:p>
          </table:table-cell>
          <table:table-cell office:value-type="float" office:value="3.88201" calcext:value-type="float">
            <text:p>3.88201</text:p>
          </table:table-cell>
          <table:table-cell office:value-type="float" office:value="3.408821" calcext:value-type="float">
            <text:p>3.408821</text:p>
          </table:table-cell>
          <table:table-cell office:value-type="float" office:value="1.792682" calcext:value-type="float">
            <text:p>1.792682</text:p>
          </table:table-cell>
          <table:table-cell office:value-type="float" office:value="1.731156" calcext:value-type="float">
            <text:p>1.731156</text:p>
          </table:table-cell>
          <table:table-cell office:value-type="float" office:value="3.77017" calcext:value-type="float">
            <text:p>3.77017</text:p>
          </table:table-cell>
          <table:table-cell office:value-type="float" office:value="5.878798" calcext:value-type="float">
            <text:p>5.878798</text:p>
          </table:table-cell>
          <table:table-cell office:value-type="float" office:value="6.167283" calcext:value-type="float">
            <text:p>6.167283</text:p>
          </table:table-cell>
          <table:table-cell office:value-type="float" office:value="6.690394" calcext:value-type="float">
            <text:p>6.690394</text:p>
          </table:table-cell>
          <table:table-cell office:value-type="float" office:value="7.368773" calcext:value-type="float">
            <text:p>7.368773</text:p>
          </table:table-cell>
          <table:table-cell office:value-type="float" office:value="8.147582" calcext:value-type="float">
            <text:p>8.147582</text:p>
          </table:table-cell>
          <table:table-cell office:value-type="float" office:value="8.609538" calcext:value-type="float">
            <text:p>8.609538</text:p>
          </table:table-cell>
          <table:table-cell office:value-type="float" office:value="0" calcext:value-type="float">
            <text:p>0</text:p>
          </table:table-cell>
          <table:table-cell office:value-type="float" office:value="10.28585" calcext:value-type="float">
            <text:p>10.28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6211" calcext:value-type="float">
            <text:p>0.16662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3.980626" calcext:value-type="float">
            <text:p>3.980626</text:p>
          </table:table-cell>
          <table:table-cell office:value-type="float" office:value="136.4229" calcext:value-type="float">
            <text:p>136.4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8051" calcext:value-type="float">
            <text:p>26.1805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8" calcext:value-type="float">
            <text:p>3.7250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1" calcext:value-type="float">
            <text:p>2.341971E-07</text:p>
          </table:table-cell>
          <table:table-cell office:value-type="float" office:value="1173.596" calcext:value-type="float">
            <text:p>1173.596</text:p>
          </table:table-cell>
          <table:table-cell office:value-type="float" office:value="1.8497" calcext:value-type="float">
            <text:p>1.8497</text:p>
          </table:table-cell>
          <table:table-cell office:value-type="float" office:value="0" calcext:value-type="float">
            <text:p>0</text:p>
          </table:table-cell>
          <table:table-cell office:value-type="float" office:value="0.3337389" calcext:value-type="float">
            <text:p>0.3337389</text:p>
          </table:table-cell>
          <table:table-cell office:value-type="float" office:value="0.1297732" calcext:value-type="float">
            <text:p>0.1297732</text:p>
          </table:table-cell>
          <table:table-cell office:value-type="float" office:value="0.1106594" calcext:value-type="float">
            <text:p>0.1106594</text:p>
          </table:table-cell>
          <table:table-cell office:value-type="float" office:value="0.03196586" calcext:value-type="float">
            <text:p>0.03196586</text:p>
          </table:table-cell>
          <table:table-cell office:value-type="float" office:value="0.02893809" calcext:value-type="float">
            <text:p>0.02893809</text:p>
          </table:table-cell>
          <table:table-cell office:value-type="float" office:value="0.01887258" calcext:value-type="float">
            <text:p>0.01887258</text:p>
          </table:table-cell>
          <table:table-cell office:value-type="float" office:value="0.02517673" calcext:value-type="float">
            <text:p>0.02517673</text:p>
          </table:table-cell>
          <table:table-cell office:value-type="float" office:value="0.06517224" calcext:value-type="float">
            <text:p>0.06517224</text:p>
          </table:table-cell>
          <table:table-cell office:value-type="float" office:value="0.1224732" calcext:value-type="float">
            <text:p>0.1224732</text:p>
          </table:table-cell>
          <table:table-cell office:value-type="float" office:value="0.1251591" calcext:value-type="float">
            <text:p>0.1251591</text:p>
          </table:table-cell>
          <table:table-cell office:value-type="float" office:value="0.1305511" calcext:value-type="float">
            <text:p>0.1305511</text:p>
          </table:table-cell>
          <table:table-cell office:value-type="float" office:value="0.1378716" calcext:value-type="float">
            <text:p>0.1378716</text:p>
          </table:table-cell>
          <table:table-cell office:value-type="float" office:value="0.1461537" calcext:value-type="float">
            <text:p>0.1461537</text:p>
          </table:table-cell>
          <table:table-cell office:value-type="float" office:value="0.1513754" calcext:value-type="float">
            <text:p>0.1513754</text:p>
          </table:table-cell>
          <table:table-cell office:value-type="float" office:value="0" calcext:value-type="float">
            <text:p>0</text:p>
          </table:table-cell>
          <table:table-cell office:value-type="float" office:value="17.65029" calcext:value-type="float">
            <text:p>17.65029</text:p>
          </table:table-cell>
          <table:table-cell office:value-type="float" office:value="10.62092" calcext:value-type="float">
            <text:p>10.62092</text:p>
          </table:table-cell>
          <table:table-cell office:value-type="float" office:value="11.50734" calcext:value-type="float">
            <text:p>11.50734</text:p>
          </table:table-cell>
          <table:table-cell office:value-type="float" office:value="3.881579" calcext:value-type="float">
            <text:p>3.881579</text:p>
          </table:table-cell>
          <table:table-cell office:value-type="float" office:value="3.408757" calcext:value-type="float">
            <text:p>3.408757</text:p>
          </table:table-cell>
          <table:table-cell office:value-type="float" office:value="1.79315" calcext:value-type="float">
            <text:p>1.79315</text:p>
          </table:table-cell>
          <table:table-cell office:value-type="float" office:value="1.732836" calcext:value-type="float">
            <text:p>1.732836</text:p>
          </table:table-cell>
          <table:table-cell office:value-type="float" office:value="3.774843" calcext:value-type="float">
            <text:p>3.774843</text:p>
          </table:table-cell>
          <table:table-cell office:value-type="float" office:value="5.886203" calcext:value-type="float">
            <text:p>5.886203</text:p>
          </table:table-cell>
          <table:table-cell office:value-type="float" office:value="6.17465" calcext:value-type="float">
            <text:p>6.17465</text:p>
          </table:table-cell>
          <table:table-cell office:value-type="float" office:value="6.697848" calcext:value-type="float">
            <text:p>6.697848</text:p>
          </table:table-cell>
          <table:table-cell office:value-type="float" office:value="7.375518" calcext:value-type="float">
            <text:p>7.375518</text:p>
          </table:table-cell>
          <table:table-cell office:value-type="float" office:value="8.15378" calcext:value-type="float">
            <text:p>8.15378</text:p>
          </table:table-cell>
          <table:table-cell office:value-type="float" office:value="8.60717" calcext:value-type="float">
            <text:p>8.60717</text:p>
          </table:table-cell>
          <table:table-cell office:value-type="float" office:value="0" calcext:value-type="float">
            <text:p>0</text:p>
          </table:table-cell>
          <table:table-cell office:value-type="float" office:value="3.872661" calcext:value-type="float">
            <text:p>3.872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9739" calcext:value-type="float">
            <text:p>0.16797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3.979405" calcext:value-type="float">
            <text:p>3.979405</text:p>
          </table:table-cell>
          <table:table-cell office:value-type="float" office:value="136.4228" calcext:value-type="float">
            <text:p>136.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0453" calcext:value-type="float">
            <text:p>26.20453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508" calcext:value-type="float">
            <text:p>3.7250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1971" calcext:value-type="float">
            <text:p>2.341971E-07</text:p>
          </table:table-cell>
          <table:table-cell office:value-type="float" office:value="1173.574" calcext:value-type="float">
            <text:p>1173.574</text:p>
          </table:table-cell>
          <table:table-cell office:value-type="float" office:value="1.848221" calcext:value-type="float">
            <text:p>1.848221</text:p>
          </table:table-cell>
          <table:table-cell office:value-type="float" office:value="0" calcext:value-type="float">
            <text:p>0</text:p>
          </table:table-cell>
          <table:table-cell office:value-type="float" office:value="0.2357981" calcext:value-type="float">
            <text:p>0.2357981</text:p>
          </table:table-cell>
          <table:table-cell office:value-type="float" office:value="0.1057829" calcext:value-type="float">
            <text:p>0.1057829</text:p>
          </table:table-cell>
          <table:table-cell office:value-type="float" office:value="0.1009435" calcext:value-type="float">
            <text:p>0.1009435</text:p>
          </table:table-cell>
          <table:table-cell office:value-type="float" office:value="0.03268799" calcext:value-type="float">
            <text:p>0.03268799</text:p>
          </table:table-cell>
          <table:table-cell office:value-type="float" office:value="0.02974723" calcext:value-type="float">
            <text:p>0.02974723</text:p>
          </table:table-cell>
          <table:table-cell office:value-type="float" office:value="0.01898518" calcext:value-type="float">
            <text:p>0.01898518</text:p>
          </table:table-cell>
          <table:table-cell office:value-type="float" office:value="0.02520115" calcext:value-type="float">
            <text:p>0.02520115</text:p>
          </table:table-cell>
          <table:table-cell office:value-type="float" office:value="0.06521351" calcext:value-type="float">
            <text:p>0.06521351</text:p>
          </table:table-cell>
          <table:table-cell office:value-type="float" office:value="0.12255" calcext:value-type="float">
            <text:p>0.12255</text:p>
          </table:table-cell>
          <table:table-cell office:value-type="float" office:value="0.1252369" calcext:value-type="float">
            <text:p>0.1252369</text:p>
          </table:table-cell>
          <table:table-cell office:value-type="float" office:value="0.1306299" calcext:value-type="float">
            <text:p>0.1306299</text:p>
          </table:table-cell>
          <table:table-cell office:value-type="float" office:value="0.1379393" calcext:value-type="float">
            <text:p>0.1379393</text:p>
          </table:table-cell>
          <table:table-cell office:value-type="float" office:value="0.1462206" calcext:value-type="float">
            <text:p>0.1462206</text:p>
          </table:table-cell>
          <table:table-cell office:value-type="float" office:value="0.1514439" calcext:value-type="float">
            <text:p>0.1514439</text:p>
          </table:table-cell>
          <table:table-cell office:value-type="float" office:value="0" calcext:value-type="float">
            <text:p>0</text:p>
          </table:table-cell>
          <table:table-cell office:value-type="float" office:value="17.66926" calcext:value-type="float">
            <text:p>17.66926</text:p>
          </table:table-cell>
          <table:table-cell office:value-type="float" office:value="10.62124" calcext:value-type="float">
            <text:p>10.62124</text:p>
          </table:table-cell>
          <table:table-cell office:value-type="float" office:value="11.50884" calcext:value-type="float">
            <text:p>11.50884</text:p>
          </table:table-cell>
          <table:table-cell office:value-type="float" office:value="3.881511" calcext:value-type="float">
            <text:p>3.881511</text:p>
          </table:table-cell>
          <table:table-cell office:value-type="float" office:value="3.40886" calcext:value-type="float">
            <text:p>3.40886</text:p>
          </table:table-cell>
          <table:table-cell office:value-type="float" office:value="1.79363" calcext:value-type="float">
            <text:p>1.79363</text:p>
          </table:table-cell>
          <table:table-cell office:value-type="float" office:value="1.734509" calcext:value-type="float">
            <text:p>1.734509</text:p>
          </table:table-cell>
          <table:table-cell office:value-type="float" office:value="3.779516" calcext:value-type="float">
            <text:p>3.779516</text:p>
          </table:table-cell>
          <table:table-cell office:value-type="float" office:value="5.893608" calcext:value-type="float">
            <text:p>5.893608</text:p>
          </table:table-cell>
          <table:table-cell office:value-type="float" office:value="6.181993" calcext:value-type="float">
            <text:p>6.181993</text:p>
          </table:table-cell>
          <table:table-cell office:value-type="float" office:value="6.705258" calcext:value-type="float">
            <text:p>6.705258</text:p>
          </table:table-cell>
          <table:table-cell office:value-type="float" office:value="7.382263" calcext:value-type="float">
            <text:p>7.382263</text:p>
          </table:table-cell>
          <table:table-cell office:value-type="float" office:value="8.159986" calcext:value-type="float">
            <text:p>8.159986</text:p>
          </table:table-cell>
          <table:table-cell office:value-type="float" office:value="8.60922" calcext:value-type="float">
            <text:p>8.60922</text:p>
          </table:table-cell>
          <table:table-cell office:value-type="float" office:value="0" calcext:value-type="float">
            <text:p>0</text:p>
          </table:table-cell>
          <table:table-cell office:value-type="float" office:value="2.481906" calcext:value-type="float">
            <text:p>2.481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2205" calcext:value-type="float">
            <text:p>0.16922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3.976938" calcext:value-type="float">
            <text:p>3.976938</text:p>
          </table:table-cell>
          <table:table-cell office:value-type="float" office:value="136.4229" calcext:value-type="float">
            <text:p>136.4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2828" calcext:value-type="float">
            <text:p>26.22828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8123" calcext:value-type="float">
            <text:p>3.72812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3726" calcext:value-type="float">
            <text:p>2.343726E-07</text:p>
          </table:table-cell>
          <table:table-cell office:value-type="float" office:value="1173.553" calcext:value-type="float">
            <text:p>1173.553</text:p>
          </table:table-cell>
          <table:table-cell office:value-type="float" office:value="1.845718" calcext:value-type="float">
            <text:p>1.845718</text:p>
          </table:table-cell>
          <table:table-cell office:value-type="float" office:value="0" calcext:value-type="float">
            <text:p>0</text:p>
          </table:table-cell>
          <table:table-cell office:value-type="float" office:value="0.239928" calcext:value-type="float">
            <text:p>0.239928</text:p>
          </table:table-cell>
          <table:table-cell office:value-type="float" office:value="0.09831752" calcext:value-type="float">
            <text:p>0.09831752</text:p>
          </table:table-cell>
          <table:table-cell office:value-type="float" office:value="0.09202054" calcext:value-type="float">
            <text:p>0.09202054</text:p>
          </table:table-cell>
          <table:table-cell office:value-type="float" office:value="0.03100591" calcext:value-type="float">
            <text:p>0.03100591</text:p>
          </table:table-cell>
          <table:table-cell office:value-type="float" office:value="0.02941265" calcext:value-type="float">
            <text:p>0.02941265</text:p>
          </table:table-cell>
          <table:table-cell office:value-type="float" office:value="0.01916123" calcext:value-type="float">
            <text:p>0.01916123</text:p>
          </table:table-cell>
          <table:table-cell office:value-type="float" office:value="0.0252126" calcext:value-type="float">
            <text:p>0.0252126</text:p>
          </table:table-cell>
          <table:table-cell office:value-type="float" office:value="0.06525416" calcext:value-type="float">
            <text:p>0.06525416</text:p>
          </table:table-cell>
          <table:table-cell office:value-type="float" office:value="0.1226267" calcext:value-type="float">
            <text:p>0.1226267</text:p>
          </table:table-cell>
          <table:table-cell office:value-type="float" office:value="0.1253144" calcext:value-type="float">
            <text:p>0.1253144</text:p>
          </table:table-cell>
          <table:table-cell office:value-type="float" office:value="0.1307087" calcext:value-type="float">
            <text:p>0.1307087</text:p>
          </table:table-cell>
          <table:table-cell office:value-type="float" office:value="0.138014" calcext:value-type="float">
            <text:p>0.138014</text:p>
          </table:table-cell>
          <table:table-cell office:value-type="float" office:value="0.1462905" calcext:value-type="float">
            <text:p>0.1462905</text:p>
          </table:table-cell>
          <table:table-cell office:value-type="float" office:value="0.1515125" calcext:value-type="float">
            <text:p>0.1515125</text:p>
          </table:table-cell>
          <table:table-cell office:value-type="float" office:value="0" calcext:value-type="float">
            <text:p>0</text:p>
          </table:table-cell>
          <table:table-cell office:value-type="float" office:value="17.68341" calcext:value-type="float">
            <text:p>17.68341</text:p>
          </table:table-cell>
          <table:table-cell office:value-type="float" office:value="10.61884" calcext:value-type="float">
            <text:p>10.61884</text:p>
          </table:table-cell>
          <table:table-cell office:value-type="float" office:value="11.50796" calcext:value-type="float">
            <text:p>11.50796</text:p>
          </table:table-cell>
          <table:table-cell office:value-type="float" office:value="3.881326" calcext:value-type="float">
            <text:p>3.881326</text:p>
          </table:table-cell>
          <table:table-cell office:value-type="float" office:value="3.409067" calcext:value-type="float">
            <text:p>3.409067</text:p>
          </table:table-cell>
          <table:table-cell office:value-type="float" office:value="1.79413" calcext:value-type="float">
            <text:p>1.79413</text:p>
          </table:table-cell>
          <table:table-cell office:value-type="float" office:value="1.736183" calcext:value-type="float">
            <text:p>1.736183</text:p>
          </table:table-cell>
          <table:table-cell office:value-type="float" office:value="3.784184" calcext:value-type="float">
            <text:p>3.784184</text:p>
          </table:table-cell>
          <table:table-cell office:value-type="float" office:value="5.901012" calcext:value-type="float">
            <text:p>5.901012</text:p>
          </table:table-cell>
          <table:table-cell office:value-type="float" office:value="6.189323" calcext:value-type="float">
            <text:p>6.189323</text:p>
          </table:table-cell>
          <table:table-cell office:value-type="float" office:value="6.712668" calcext:value-type="float">
            <text:p>6.712668</text:p>
          </table:table-cell>
          <table:table-cell office:value-type="float" office:value="7.389008" calcext:value-type="float">
            <text:p>7.389008</text:p>
          </table:table-cell>
          <table:table-cell office:value-type="float" office:value="8.166184" calcext:value-type="float">
            <text:p>8.166184</text:p>
          </table:table-cell>
          <table:table-cell office:value-type="float" office:value="8.618928" calcext:value-type="float">
            <text:p>8.618928</text:p>
          </table:table-cell>
          <table:table-cell office:value-type="float" office:value="0" calcext:value-type="float">
            <text:p>0</text:p>
          </table:table-cell>
          <table:table-cell office:value-type="float" office:value="5.384546" calcext:value-type="float">
            <text:p>5.384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4551" calcext:value-type="float">
            <text:p>0.17145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3.974654" calcext:value-type="float">
            <text:p>3.974654</text:p>
          </table:table-cell>
          <table:table-cell office:value-type="float" office:value="136.423" calcext:value-type="float">
            <text:p>136.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5209" calcext:value-type="float">
            <text:p>26.25209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8123" calcext:value-type="float">
            <text:p>3.72812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3726" calcext:value-type="float">
            <text:p>2.343726E-07</text:p>
          </table:table-cell>
          <table:table-cell office:value-type="float" office:value="1173.531" calcext:value-type="float">
            <text:p>1173.531</text:p>
          </table:table-cell>
          <table:table-cell office:value-type="float" office:value="1.843392" calcext:value-type="float">
            <text:p>1.843392</text:p>
          </table:table-cell>
          <table:table-cell office:value-type="float" office:value="0" calcext:value-type="float">
            <text:p>0</text:p>
          </table:table-cell>
          <table:table-cell office:value-type="float" office:value="0.3056065" calcext:value-type="float">
            <text:p>0.3056065</text:p>
          </table:table-cell>
          <table:table-cell office:value-type="float" office:value="0.1092006" calcext:value-type="float">
            <text:p>0.1092006</text:p>
          </table:table-cell>
          <table:table-cell office:value-type="float" office:value="0.09644692" calcext:value-type="float">
            <text:p>0.09644692</text:p>
          </table:table-cell>
          <table:table-cell office:value-type="float" office:value="0.03068508" calcext:value-type="float">
            <text:p>0.03068508</text:p>
          </table:table-cell>
          <table:table-cell office:value-type="float" office:value="0.02868049" calcext:value-type="float">
            <text:p>0.02868049</text:p>
          </table:table-cell>
          <table:table-cell office:value-type="float" office:value="0.01909482" calcext:value-type="float">
            <text:p>0.01909482</text:p>
          </table:table-cell>
          <table:table-cell office:value-type="float" office:value="0.02521412" calcext:value-type="float">
            <text:p>0.02521412</text:p>
          </table:table-cell>
          <table:table-cell office:value-type="float" office:value="0.06529316" calcext:value-type="float">
            <text:p>0.06529316</text:p>
          </table:table-cell>
          <table:table-cell office:value-type="float" office:value="0.1227031" calcext:value-type="float">
            <text:p>0.1227031</text:p>
          </table:table-cell>
          <table:table-cell office:value-type="float" office:value="0.1253919" calcext:value-type="float">
            <text:p>0.1253919</text:p>
          </table:table-cell>
          <table:table-cell office:value-type="float" office:value="0.1307874" calcext:value-type="float">
            <text:p>0.1307874</text:p>
          </table:table-cell>
          <table:table-cell office:value-type="float" office:value="0.1380865" calcext:value-type="float">
            <text:p>0.1380865</text:p>
          </table:table-cell>
          <table:table-cell office:value-type="float" office:value="0.1463571" calcext:value-type="float">
            <text:p>0.1463571</text:p>
          </table:table-cell>
          <table:table-cell office:value-type="float" office:value="0.1515811" calcext:value-type="float">
            <text:p>0.1515811</text:p>
          </table:table-cell>
          <table:table-cell office:value-type="float" office:value="0" calcext:value-type="float">
            <text:p>0</text:p>
          </table:table-cell>
          <table:table-cell office:value-type="float" office:value="17.70475" calcext:value-type="float">
            <text:p>17.70475</text:p>
          </table:table-cell>
          <table:table-cell office:value-type="float" office:value="10.6182" calcext:value-type="float">
            <text:p>10.6182</text:p>
          </table:table-cell>
          <table:table-cell office:value-type="float" office:value="11.50667" calcext:value-type="float">
            <text:p>11.50667</text:p>
          </table:table-cell>
          <table:table-cell office:value-type="float" office:value="3.88078" calcext:value-type="float">
            <text:p>3.88078</text:p>
          </table:table-cell>
          <table:table-cell office:value-type="float" office:value="3.409049" calcext:value-type="float">
            <text:p>3.409049</text:p>
          </table:table-cell>
          <table:table-cell office:value-type="float" office:value="1.794629" calcext:value-type="float">
            <text:p>1.794629</text:p>
          </table:table-cell>
          <table:table-cell office:value-type="float" office:value="1.737856" calcext:value-type="float">
            <text:p>1.737856</text:p>
          </table:table-cell>
          <table:table-cell office:value-type="float" office:value="3.788825" calcext:value-type="float">
            <text:p>3.788825</text:p>
          </table:table-cell>
          <table:table-cell office:value-type="float" office:value="5.908403" calcext:value-type="float">
            <text:p>5.908403</text:p>
          </table:table-cell>
          <table:table-cell office:value-type="float" office:value="6.196649" calcext:value-type="float">
            <text:p>6.196649</text:p>
          </table:table-cell>
          <table:table-cell office:value-type="float" office:value="6.720078" calcext:value-type="float">
            <text:p>6.720078</text:p>
          </table:table-cell>
          <table:table-cell office:value-type="float" office:value="7.395753" calcext:value-type="float">
            <text:p>7.395753</text:p>
          </table:table-cell>
          <table:table-cell office:value-type="float" office:value="8.172391" calcext:value-type="float">
            <text:p>8.172391</text:p>
          </table:table-cell>
          <table:table-cell office:value-type="float" office:value="8.62687" calcext:value-type="float">
            <text:p>8.62687</text:p>
          </table:table-cell>
          <table:table-cell office:value-type="float" office:value="0" calcext:value-type="float">
            <text:p>0</text:p>
          </table:table-cell>
          <table:table-cell office:value-type="float" office:value="4.970036" calcext:value-type="float">
            <text:p>4.97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5399" calcext:value-type="float">
            <text:p>0.17353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3.972771" calcext:value-type="float">
            <text:p>3.972771</text:p>
          </table:table-cell>
          <table:table-cell office:value-type="float" office:value="136.4229" calcext:value-type="float">
            <text:p>136.4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7601" calcext:value-type="float">
            <text:p>26.2760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8123" calcext:value-type="float">
            <text:p>3.72812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3726" calcext:value-type="float">
            <text:p>2.343726E-07</text:p>
          </table:table-cell>
          <table:table-cell office:value-type="float" office:value="1173.51" calcext:value-type="float">
            <text:p>1173.51</text:p>
          </table:table-cell>
          <table:table-cell office:value-type="float" office:value="1.841408" calcext:value-type="float">
            <text:p>1.841408</text:p>
          </table:table-cell>
          <table:table-cell office:value-type="float" office:value="0" calcext:value-type="float">
            <text:p>0</text:p>
          </table:table-cell>
          <table:table-cell office:value-type="float" office:value="0.2831065" calcext:value-type="float">
            <text:p>0.2831065</text:p>
          </table:table-cell>
          <table:table-cell office:value-type="float" office:value="0.1191693" calcext:value-type="float">
            <text:p>0.1191693</text:p>
          </table:table-cell>
          <table:table-cell office:value-type="float" office:value="0.1011534" calcext:value-type="float">
            <text:p>0.1011534</text:p>
          </table:table-cell>
          <table:table-cell office:value-type="float" office:value="0.03117749" calcext:value-type="float">
            <text:p>0.03117749</text:p>
          </table:table-cell>
          <table:table-cell office:value-type="float" office:value="0.02875714" calcext:value-type="float">
            <text:p>0.02875714</text:p>
          </table:table-cell>
          <table:table-cell office:value-type="float" office:value="0.01901393" calcext:value-type="float">
            <text:p>0.01901393</text:p>
          </table:table-cell>
          <table:table-cell office:value-type="float" office:value="0.02521305" calcext:value-type="float">
            <text:p>0.02521305</text:p>
          </table:table-cell>
          <table:table-cell office:value-type="float" office:value="0.06533167" calcext:value-type="float">
            <text:p>0.06533167</text:p>
          </table:table-cell>
          <table:table-cell office:value-type="float" office:value="0.1227791" calcext:value-type="float">
            <text:p>0.1227791</text:p>
          </table:table-cell>
          <table:table-cell office:value-type="float" office:value="0.1254694" calcext:value-type="float">
            <text:p>0.1254694</text:p>
          </table:table-cell>
          <table:table-cell office:value-type="float" office:value="0.1308662" calcext:value-type="float">
            <text:p>0.1308662</text:p>
          </table:table-cell>
          <table:table-cell office:value-type="float" office:value="0.1381569" calcext:value-type="float">
            <text:p>0.1381569</text:p>
          </table:table-cell>
          <table:table-cell office:value-type="float" office:value="0.1464223" calcext:value-type="float">
            <text:p>0.1464223</text:p>
          </table:table-cell>
          <table:table-cell office:value-type="float" office:value="0.1516492" calcext:value-type="float">
            <text:p>0.1516492</text:p>
          </table:table-cell>
          <table:table-cell office:value-type="float" office:value="0" calcext:value-type="float">
            <text:p>0</text:p>
          </table:table-cell>
          <table:table-cell office:value-type="float" office:value="17.72813" calcext:value-type="float">
            <text:p>17.72813</text:p>
          </table:table-cell>
          <table:table-cell office:value-type="float" office:value="10.61935" calcext:value-type="float">
            <text:p>10.61935</text:p>
          </table:table-cell>
          <table:table-cell office:value-type="float" office:value="11.50635" calcext:value-type="float">
            <text:p>11.50635</text:p>
          </table:table-cell>
          <table:table-cell office:value-type="float" office:value="3.88026" calcext:value-type="float">
            <text:p>3.88026</text:p>
          </table:table-cell>
          <table:table-cell office:value-type="float" office:value="3.408964" calcext:value-type="float">
            <text:p>3.408964</text:p>
          </table:table-cell>
          <table:table-cell office:value-type="float" office:value="1.79511" calcext:value-type="float">
            <text:p>1.79511</text:p>
          </table:table-cell>
          <table:table-cell office:value-type="float" office:value="1.739529" calcext:value-type="float">
            <text:p>1.739529</text:p>
          </table:table-cell>
          <table:table-cell office:value-type="float" office:value="3.793468" calcext:value-type="float">
            <text:p>3.793468</text:p>
          </table:table-cell>
          <table:table-cell office:value-type="float" office:value="5.915762" calcext:value-type="float">
            <text:p>5.915762</text:p>
          </table:table-cell>
          <table:table-cell office:value-type="float" office:value="6.203979" calcext:value-type="float">
            <text:p>6.203979</text:p>
          </table:table-cell>
          <table:table-cell office:value-type="float" office:value="6.727488" calcext:value-type="float">
            <text:p>6.727488</text:p>
          </table:table-cell>
          <table:table-cell office:value-type="float" office:value="7.402499" calcext:value-type="float">
            <text:p>7.402499</text:p>
          </table:table-cell>
          <table:table-cell office:value-type="float" office:value="8.178559" calcext:value-type="float">
            <text:p>8.178559</text:p>
          </table:table-cell>
          <table:table-cell office:value-type="float" office:value="8.630949" calcext:value-type="float">
            <text:p>8.630949</text:p>
          </table:table-cell>
          <table:table-cell office:value-type="float" office:value="0" calcext:value-type="float">
            <text:p>0</text:p>
          </table:table-cell>
          <table:table-cell office:value-type="float" office:value="3.743245" calcext:value-type="float">
            <text:p>3.743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3078" calcext:value-type="float">
            <text:p>0.17530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3.97029" calcext:value-type="float">
            <text:p>3.97029</text:p>
          </table:table-cell>
          <table:table-cell office:value-type="float" office:value="136.4229" calcext:value-type="float">
            <text:p>136.4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999" calcext:value-type="float">
            <text:p>26.2999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8123" calcext:value-type="float">
            <text:p>3.72812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3726" calcext:value-type="float">
            <text:p>2.343726E-07</text:p>
          </table:table-cell>
          <table:table-cell office:value-type="float" office:value="1173.489" calcext:value-type="float">
            <text:p>1173.489</text:p>
          </table:table-cell>
          <table:table-cell office:value-type="float" office:value="1.838054" calcext:value-type="float">
            <text:p>1.838054</text:p>
          </table:table-cell>
          <table:table-cell office:value-type="float" office:value="0" calcext:value-type="float">
            <text:p>0</text:p>
          </table:table-cell>
          <table:table-cell office:value-type="float" office:value="0.3564995" calcext:value-type="float">
            <text:p>0.3564995</text:p>
          </table:table-cell>
          <table:table-cell office:value-type="float" office:value="0.1135532" calcext:value-type="float">
            <text:p>0.1135532</text:p>
          </table:table-cell>
          <table:table-cell office:value-type="float" office:value="0.09724615" calcext:value-type="float">
            <text:p>0.09724615</text:p>
          </table:table-cell>
          <table:table-cell office:value-type="float" office:value="0.03128988" calcext:value-type="float">
            <text:p>0.03128988</text:p>
          </table:table-cell>
          <table:table-cell office:value-type="float" office:value="0.02902213" calcext:value-type="float">
            <text:p>0.02902213</text:p>
          </table:table-cell>
          <table:table-cell office:value-type="float" office:value="0.01903671" calcext:value-type="float">
            <text:p>0.01903671</text:p>
          </table:table-cell>
          <table:table-cell office:value-type="float" office:value="0.02521629" calcext:value-type="float">
            <text:p>0.02521629</text:p>
          </table:table-cell>
          <table:table-cell office:value-type="float" office:value="0.06536989" calcext:value-type="float">
            <text:p>0.06536989</text:p>
          </table:table-cell>
          <table:table-cell office:value-type="float" office:value="0.1228551" calcext:value-type="float">
            <text:p>0.1228551</text:p>
          </table:table-cell>
          <table:table-cell office:value-type="float" office:value="0.1255469" calcext:value-type="float">
            <text:p>0.1255469</text:p>
          </table:table-cell>
          <table:table-cell office:value-type="float" office:value="0.130945" calcext:value-type="float">
            <text:p>0.130945</text:p>
          </table:table-cell>
          <table:table-cell office:value-type="float" office:value="0.1382301" calcext:value-type="float">
            <text:p>0.1382301</text:p>
          </table:table-cell>
          <table:table-cell office:value-type="float" office:value="0.1464901" calcext:value-type="float">
            <text:p>0.1464901</text:p>
          </table:table-cell>
          <table:table-cell office:value-type="float" office:value="0.1517168" calcext:value-type="float">
            <text:p>0.1517168</text:p>
          </table:table-cell>
          <table:table-cell office:value-type="float" office:value="0" calcext:value-type="float">
            <text:p>0</text:p>
          </table:table-cell>
          <table:table-cell office:value-type="float" office:value="17.75248" calcext:value-type="float">
            <text:p>17.75248</text:p>
          </table:table-cell>
          <table:table-cell office:value-type="float" office:value="10.6194" calcext:value-type="float">
            <text:p>10.6194</text:p>
          </table:table-cell>
          <table:table-cell office:value-type="float" office:value="11.5064" calcext:value-type="float">
            <text:p>11.5064</text:p>
          </table:table-cell>
          <table:table-cell office:value-type="float" office:value="3.879913" calcext:value-type="float">
            <text:p>3.879913</text:p>
          </table:table-cell>
          <table:table-cell office:value-type="float" office:value="3.408963" calcext:value-type="float">
            <text:p>3.408963</text:p>
          </table:table-cell>
          <table:table-cell office:value-type="float" office:value="1.795584" calcext:value-type="float">
            <text:p>1.795584</text:p>
          </table:table-cell>
          <table:table-cell office:value-type="float" office:value="1.741195" calcext:value-type="float">
            <text:p>1.741195</text:p>
          </table:table-cell>
          <table:table-cell office:value-type="float" office:value="3.79811" calcext:value-type="float">
            <text:p>3.79811</text:p>
          </table:table-cell>
          <table:table-cell office:value-type="float" office:value="5.923121" calcext:value-type="float">
            <text:p>5.923121</text:p>
          </table:table-cell>
          <table:table-cell office:value-type="float" office:value="6.211306" calcext:value-type="float">
            <text:p>6.211306</text:p>
          </table:table-cell>
          <table:table-cell office:value-type="float" office:value="6.734897" calcext:value-type="float">
            <text:p>6.734897</text:p>
          </table:table-cell>
          <table:table-cell office:value-type="float" office:value="7.409244" calcext:value-type="float">
            <text:p>7.409244</text:p>
          </table:table-cell>
          <table:table-cell office:value-type="float" office:value="8.184685" calcext:value-type="float">
            <text:p>8.184685</text:p>
          </table:table-cell>
          <table:table-cell office:value-type="float" office:value="8.637384" calcext:value-type="float">
            <text:p>8.637384</text:p>
          </table:table-cell>
          <table:table-cell office:value-type="float" office:value="0" calcext:value-type="float">
            <text:p>0</text:p>
          </table:table-cell>
          <table:table-cell office:value-type="float" office:value="5.427424" calcext:value-type="float">
            <text:p>5.42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6092" calcext:value-type="float">
            <text:p>0.17760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3.967027" calcext:value-type="float">
            <text:p>3.967027</text:p>
          </table:table-cell>
          <table:table-cell office:value-type="float" office:value="136.423" calcext:value-type="float">
            <text:p>136.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2387" calcext:value-type="float">
            <text:p>26.32387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8123" calcext:value-type="float">
            <text:p>3.72812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3726" calcext:value-type="float">
            <text:p>2.343726E-07</text:p>
          </table:table-cell>
          <table:table-cell office:value-type="float" office:value="1173.468" calcext:value-type="float">
            <text:p>1173.468</text:p>
          </table:table-cell>
          <table:table-cell office:value-type="float" office:value="1.833798" calcext:value-type="float">
            <text:p>1.833798</text:p>
          </table:table-cell>
          <table:table-cell office:value-type="float" office:value="0" calcext:value-type="float">
            <text:p>0</text:p>
          </table:table-cell>
          <table:table-cell office:value-type="float" office:value="0.4558746" calcext:value-type="float">
            <text:p>0.4558746</text:p>
          </table:table-cell>
          <table:table-cell office:value-type="float" office:value="0.1205688" calcext:value-type="float">
            <text:p>0.1205688</text:p>
          </table:table-cell>
          <table:table-cell office:value-type="float" office:value="0.09451853" calcext:value-type="float">
            <text:p>0.09451853</text:p>
          </table:table-cell>
          <table:table-cell office:value-type="float" office:value="0.03082427" calcext:value-type="float">
            <text:p>0.03082427</text:p>
          </table:table-cell>
          <table:table-cell office:value-type="float" office:value="0.02874305" calcext:value-type="float">
            <text:p>0.02874305</text:p>
          </table:table-cell>
          <table:table-cell office:value-type="float" office:value="0.01902195" calcext:value-type="float">
            <text:p>0.01902195</text:p>
          </table:table-cell>
          <table:table-cell office:value-type="float" office:value="0.02522353" calcext:value-type="float">
            <text:p>0.02522353</text:p>
          </table:table-cell>
          <table:table-cell office:value-type="float" office:value="0.06540777" calcext:value-type="float">
            <text:p>0.06540777</text:p>
          </table:table-cell>
          <table:table-cell office:value-type="float" office:value="0.1229311" calcext:value-type="float">
            <text:p>0.1229311</text:p>
          </table:table-cell>
          <table:table-cell office:value-type="float" office:value="0.1256245" calcext:value-type="float">
            <text:p>0.1256245</text:p>
          </table:table-cell>
          <table:table-cell office:value-type="float" office:value="0.1310238" calcext:value-type="float">
            <text:p>0.1310238</text:p>
          </table:table-cell>
          <table:table-cell office:value-type="float" office:value="0.1383051" calcext:value-type="float">
            <text:p>0.1383051</text:p>
          </table:table-cell>
          <table:table-cell office:value-type="float" office:value="0.1465576" calcext:value-type="float">
            <text:p>0.1465576</text:p>
          </table:table-cell>
          <table:table-cell office:value-type="float" office:value="0.1517856" calcext:value-type="float">
            <text:p>0.1517856</text:p>
          </table:table-cell>
          <table:table-cell office:value-type="float" office:value="0" calcext:value-type="float">
            <text:p>0</text:p>
          </table:table-cell>
          <table:table-cell office:value-type="float" office:value="17.78727" calcext:value-type="float">
            <text:p>17.78727</text:p>
          </table:table-cell>
          <table:table-cell office:value-type="float" office:value="10.62029" calcext:value-type="float">
            <text:p>10.62029</text:p>
          </table:table-cell>
          <table:table-cell office:value-type="float" office:value="11.50549" calcext:value-type="float">
            <text:p>11.50549</text:p>
          </table:table-cell>
          <table:table-cell office:value-type="float" office:value="3.879471" calcext:value-type="float">
            <text:p>3.879471</text:p>
          </table:table-cell>
          <table:table-cell office:value-type="float" office:value="3.408947" calcext:value-type="float">
            <text:p>3.408947</text:p>
          </table:table-cell>
          <table:table-cell office:value-type="float" office:value="1.796057" calcext:value-type="float">
            <text:p>1.796057</text:p>
          </table:table-cell>
          <table:table-cell office:value-type="float" office:value="1.742857" calcext:value-type="float">
            <text:p>1.742857</text:p>
          </table:table-cell>
          <table:table-cell office:value-type="float" office:value="3.802752" calcext:value-type="float">
            <text:p>3.802752</text:p>
          </table:table-cell>
          <table:table-cell office:value-type="float" office:value="5.93048" calcext:value-type="float">
            <text:p>5.93048</text:p>
          </table:table-cell>
          <table:table-cell office:value-type="float" office:value="6.218628" calcext:value-type="float">
            <text:p>6.218628</text:p>
          </table:table-cell>
          <table:table-cell office:value-type="float" office:value="6.742307" calcext:value-type="float">
            <text:p>6.742307</text:p>
          </table:table-cell>
          <table:table-cell office:value-type="float" office:value="7.415988" calcext:value-type="float">
            <text:p>7.415988</text:p>
          </table:table-cell>
          <table:table-cell office:value-type="float" office:value="8.190809" calcext:value-type="float">
            <text:p>8.190809</text:p>
          </table:table-cell>
          <table:table-cell office:value-type="float" office:value="8.647036" calcext:value-type="float">
            <text:p>8.647036</text:p>
          </table:table-cell>
          <table:table-cell office:value-type="float" office:value="0" calcext:value-type="float">
            <text:p>0</text:p>
          </table:table-cell>
          <table:table-cell office:value-type="float" office:value="7.597578" calcext:value-type="float">
            <text:p>7.597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5737" calcext:value-type="float">
            <text:p>0.18057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3.958201" calcext:value-type="float">
            <text:p>3.958201</text:p>
          </table:table-cell>
          <table:table-cell office:value-type="float" office:value="136.424" calcext:value-type="float">
            <text:p>136.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484" calcext:value-type="float">
            <text:p>26.3484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8123" calcext:value-type="float">
            <text:p>3.72812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3726" calcext:value-type="float">
            <text:p>2.343726E-07</text:p>
          </table:table-cell>
          <table:table-cell office:value-type="float" office:value="1173.448" calcext:value-type="float">
            <text:p>1173.448</text:p>
          </table:table-cell>
          <table:table-cell office:value-type="float" office:value="1.822803" calcext:value-type="float">
            <text:p>1.822803</text:p>
          </table:table-cell>
          <table:table-cell office:value-type="float" office:value="0" calcext:value-type="float">
            <text:p>0</text:p>
          </table:table-cell>
          <table:table-cell office:value-type="float" office:value="0.9731576" calcext:value-type="float">
            <text:p>0.9731576</text:p>
          </table:table-cell>
          <table:table-cell office:value-type="float" office:value="0.1808672" calcext:value-type="float">
            <text:p>0.1808672</text:p>
          </table:table-cell>
          <table:table-cell office:value-type="float" office:value="0.0966614" calcext:value-type="float">
            <text:p>0.0966614</text:p>
          </table:table-cell>
          <table:table-cell office:value-type="float" office:value="0.02949991" calcext:value-type="float">
            <text:p>0.02949991</text:p>
          </table:table-cell>
          <table:table-cell office:value-type="float" office:value="0.02803289" calcext:value-type="float">
            <text:p>0.02803289</text:p>
          </table:table-cell>
          <table:table-cell office:value-type="float" office:value="0.01888631" calcext:value-type="float">
            <text:p>0.01888631</text:p>
          </table:table-cell>
          <table:table-cell office:value-type="float" office:value="0.0252359" calcext:value-type="float">
            <text:p>0.0252359</text:p>
          </table:table-cell>
          <table:table-cell office:value-type="float" office:value="0.06544607" calcext:value-type="float">
            <text:p>0.06544607</text:p>
          </table:table-cell>
          <table:table-cell office:value-type="float" office:value="0.123007" calcext:value-type="float">
            <text:p>0.123007</text:p>
          </table:table-cell>
          <table:table-cell office:value-type="float" office:value="0.1257018" calcext:value-type="float">
            <text:p>0.1257018</text:p>
          </table:table-cell>
          <table:table-cell office:value-type="float" office:value="0.1311025" calcext:value-type="float">
            <text:p>0.1311025</text:p>
          </table:table-cell>
          <table:table-cell office:value-type="float" office:value="0.1383929" calcext:value-type="float">
            <text:p>0.1383929</text:p>
          </table:table-cell>
          <table:table-cell office:value-type="float" office:value="0.1466272" calcext:value-type="float">
            <text:p>0.1466272</text:p>
          </table:table-cell>
          <table:table-cell office:value-type="float" office:value="0.1518538" calcext:value-type="float">
            <text:p>0.1518538</text:p>
          </table:table-cell>
          <table:table-cell office:value-type="float" office:value="0" calcext:value-type="float">
            <text:p>0</text:p>
          </table:table-cell>
          <table:table-cell office:value-type="float" office:value="17.86454" calcext:value-type="float">
            <text:p>17.86454</text:p>
          </table:table-cell>
          <table:table-cell office:value-type="float" office:value="10.62782" calcext:value-type="float">
            <text:p>10.62782</text:p>
          </table:table-cell>
          <table:table-cell office:value-type="float" office:value="11.50348" calcext:value-type="float">
            <text:p>11.50348</text:p>
          </table:table-cell>
          <table:table-cell office:value-type="float" office:value="3.878764" calcext:value-type="float">
            <text:p>3.878764</text:p>
          </table:table-cell>
          <table:table-cell office:value-type="float" office:value="3.408806" calcext:value-type="float">
            <text:p>3.408806</text:p>
          </table:table-cell>
          <table:table-cell office:value-type="float" office:value="1.796521" calcext:value-type="float">
            <text:p>1.796521</text:p>
          </table:table-cell>
          <table:table-cell office:value-type="float" office:value="1.744516" calcext:value-type="float">
            <text:p>1.744516</text:p>
          </table:table-cell>
          <table:table-cell office:value-type="float" office:value="3.807393" calcext:value-type="float">
            <text:p>3.807393</text:p>
          </table:table-cell>
          <table:table-cell office:value-type="float" office:value="5.93784" calcext:value-type="float">
            <text:p>5.93784</text:p>
          </table:table-cell>
          <table:table-cell office:value-type="float" office:value="6.225919" calcext:value-type="float">
            <text:p>6.225919</text:p>
          </table:table-cell>
          <table:table-cell office:value-type="float" office:value="6.749717" calcext:value-type="float">
            <text:p>6.749717</text:p>
          </table:table-cell>
          <table:table-cell office:value-type="float" office:value="7.422734" calcext:value-type="float">
            <text:p>7.422734</text:p>
          </table:table-cell>
          <table:table-cell office:value-type="float" office:value="8.196932" calcext:value-type="float">
            <text:p>8.196932</text:p>
          </table:table-cell>
          <table:table-cell office:value-type="float" office:value="8.664072" calcext:value-type="float">
            <text:p>8.664072</text:p>
          </table:table-cell>
          <table:table-cell office:value-type="float" office:value="0" calcext:value-type="float">
            <text:p>0</text:p>
          </table:table-cell>
          <table:table-cell office:value-type="float" office:value="20.66998" calcext:value-type="float">
            <text:p>20.6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204" calcext:value-type="float">
            <text:p>0.1882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3.956103" calcext:value-type="float">
            <text:p>3.956103</text:p>
          </table:table-cell>
          <table:table-cell office:value-type="float" office:value="136.424" calcext:value-type="float">
            <text:p>136.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7318" calcext:value-type="float">
            <text:p>26.37318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8123" calcext:value-type="float">
            <text:p>3.72812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3726" calcext:value-type="float">
            <text:p>2.343726E-07</text:p>
          </table:table-cell>
          <table:table-cell office:value-type="float" office:value="1173.429" calcext:value-type="float">
            <text:p>1173.429</text:p>
          </table:table-cell>
          <table:table-cell office:value-type="float" office:value="1.821841" calcext:value-type="float">
            <text:p>1.821841</text:p>
          </table:table-cell>
          <table:table-cell office:value-type="float" office:value="0" calcext:value-type="float">
            <text:p>0</text:p>
          </table:table-cell>
          <table:table-cell office:value-type="float" office:value="0.5043782" calcext:value-type="float">
            <text:p>0.5043782</text:p>
          </table:table-cell>
          <table:table-cell office:value-type="float" office:value="0.1380149" calcext:value-type="float">
            <text:p>0.1380149</text:p>
          </table:table-cell>
          <table:table-cell office:value-type="float" office:value="0.1007274" calcext:value-type="float">
            <text:p>0.1007274</text:p>
          </table:table-cell>
          <table:table-cell office:value-type="float" office:value="0.03150899" calcext:value-type="float">
            <text:p>0.03150899</text:p>
          </table:table-cell>
          <table:table-cell office:value-type="float" office:value="0.02846985" calcext:value-type="float">
            <text:p>0.02846985</text:p>
          </table:table-cell>
          <table:table-cell office:value-type="float" office:value="0.01881129" calcext:value-type="float">
            <text:p>0.01881129</text:p>
          </table:table-cell>
          <table:table-cell office:value-type="float" office:value="0.02525487" calcext:value-type="float">
            <text:p>0.02525487</text:p>
          </table:table-cell>
          <table:table-cell office:value-type="float" office:value="0.06548613" calcext:value-type="float">
            <text:p>0.06548613</text:p>
          </table:table-cell>
          <table:table-cell office:value-type="float" office:value="0.1230835" calcext:value-type="float">
            <text:p>0.1230835</text:p>
          </table:table-cell>
          <table:table-cell office:value-type="float" office:value="0.125779" calcext:value-type="float">
            <text:p>0.125779</text:p>
          </table:table-cell>
          <table:table-cell office:value-type="float" office:value="0.131181" calcext:value-type="float">
            <text:p>0.131181</text:p>
          </table:table-cell>
          <table:table-cell office:value-type="float" office:value="0.1384549" calcext:value-type="float">
            <text:p>0.1384549</text:p>
          </table:table-cell>
          <table:table-cell office:value-type="float" office:value="0.1466871" calcext:value-type="float">
            <text:p>0.1466871</text:p>
          </table:table-cell>
          <table:table-cell office:value-type="float" office:value="0.1519237" calcext:value-type="float">
            <text:p>0.1519237</text:p>
          </table:table-cell>
          <table:table-cell office:value-type="float" office:value="0" calcext:value-type="float">
            <text:p>0</text:p>
          </table:table-cell>
          <table:table-cell office:value-type="float" office:value="17.95659" calcext:value-type="float">
            <text:p>17.95659</text:p>
          </table:table-cell>
          <table:table-cell office:value-type="float" office:value="10.63629" calcext:value-type="float">
            <text:p>10.63629</text:p>
          </table:table-cell>
          <table:table-cell office:value-type="float" office:value="11.50311" calcext:value-type="float">
            <text:p>11.50311</text:p>
          </table:table-cell>
          <table:table-cell office:value-type="float" office:value="3.878129" calcext:value-type="float">
            <text:p>3.878129</text:p>
          </table:table-cell>
          <table:table-cell office:value-type="float" office:value="3.408607" calcext:value-type="float">
            <text:p>3.408607</text:p>
          </table:table-cell>
          <table:table-cell office:value-type="float" office:value="1.79697" calcext:value-type="float">
            <text:p>1.79697</text:p>
          </table:table-cell>
          <table:table-cell office:value-type="float" office:value="1.746176" calcext:value-type="float">
            <text:p>1.746176</text:p>
          </table:table-cell>
          <table:table-cell office:value-type="float" office:value="3.812032" calcext:value-type="float">
            <text:p>3.812032</text:p>
          </table:table-cell>
          <table:table-cell office:value-type="float" office:value="5.945196" calcext:value-type="float">
            <text:p>5.945196</text:p>
          </table:table-cell>
          <table:table-cell office:value-type="float" office:value="6.233207" calcext:value-type="float">
            <text:p>6.233207</text:p>
          </table:table-cell>
          <table:table-cell office:value-type="float" office:value="6.757072" calcext:value-type="float">
            <text:p>6.757072</text:p>
          </table:table-cell>
          <table:table-cell office:value-type="float" office:value="7.429479" calcext:value-type="float">
            <text:p>7.429479</text:p>
          </table:table-cell>
          <table:table-cell office:value-type="float" office:value="8.203058" calcext:value-type="float">
            <text:p>8.203058</text:p>
          </table:table-cell>
          <table:table-cell office:value-type="float" office:value="8.670473" calcext:value-type="float">
            <text:p>8.670473</text:p>
          </table:table-cell>
          <table:table-cell office:value-type="float" office:value="0" calcext:value-type="float">
            <text:p>0</text:p>
          </table:table-cell>
          <table:table-cell office:value-type="float" office:value="8.668024" calcext:value-type="float">
            <text:p>8.668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1434" calcext:value-type="float">
            <text:p>0.19014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3.951391" calcext:value-type="float">
            <text:p>3.951391</text:p>
          </table:table-cell>
          <table:table-cell office:value-type="float" office:value="136.4244" calcext:value-type="float">
            <text:p>136.4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9763" calcext:value-type="float">
            <text:p>26.39763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8123" calcext:value-type="float">
            <text:p>3.72812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3726" calcext:value-type="float">
            <text:p>2.343726E-07</text:p>
          </table:table-cell>
          <table:table-cell office:value-type="float" office:value="1173.408" calcext:value-type="float">
            <text:p>1173.408</text:p>
          </table:table-cell>
          <table:table-cell office:value-type="float" office:value="1.818905" calcext:value-type="float">
            <text:p>1.818905</text:p>
          </table:table-cell>
          <table:table-cell office:value-type="float" office:value="0" calcext:value-type="float">
            <text:p>0</text:p>
          </table:table-cell>
          <table:table-cell office:value-type="float" office:value="0.578696" calcext:value-type="float">
            <text:p>0.578696</text:p>
          </table:table-cell>
          <table:table-cell office:value-type="float" office:value="0.1621818" calcext:value-type="float">
            <text:p>0.1621818</text:p>
          </table:table-cell>
          <table:table-cell office:value-type="float" office:value="0.1146281" calcext:value-type="float">
            <text:p>0.1146281</text:p>
          </table:table-cell>
          <table:table-cell office:value-type="float" office:value="0.02918696" calcext:value-type="float">
            <text:p>0.02918696</text:p>
          </table:table-cell>
          <table:table-cell office:value-type="float" office:value="0.02805012" calcext:value-type="float">
            <text:p>0.02805012</text:p>
          </table:table-cell>
          <table:table-cell office:value-type="float" office:value="0.01874765" calcext:value-type="float">
            <text:p>0.01874765</text:p>
          </table:table-cell>
          <table:table-cell office:value-type="float" office:value="0.0252809" calcext:value-type="float">
            <text:p>0.0252809</text:p>
          </table:table-cell>
          <table:table-cell office:value-type="float" office:value="0.06552747" calcext:value-type="float">
            <text:p>0.06552747</text:p>
          </table:table-cell>
          <table:table-cell office:value-type="float" office:value="0.1231602" calcext:value-type="float">
            <text:p>0.1231602</text:p>
          </table:table-cell>
          <table:table-cell office:value-type="float" office:value="0.1258562" calcext:value-type="float">
            <text:p>0.1258562</text:p>
          </table:table-cell>
          <table:table-cell office:value-type="float" office:value="0.1312594" calcext:value-type="float">
            <text:p>0.1312594</text:p>
          </table:table-cell>
          <table:table-cell office:value-type="float" office:value="0.1385272" calcext:value-type="float">
            <text:p>0.1385272</text:p>
          </table:table-cell>
          <table:table-cell office:value-type="float" office:value="0.1467548" calcext:value-type="float">
            <text:p>0.1467548</text:p>
          </table:table-cell>
          <table:table-cell office:value-type="float" office:value="0.1519914" calcext:value-type="float">
            <text:p>0.1519914</text:p>
          </table:table-cell>
          <table:table-cell office:value-type="float" office:value="0" calcext:value-type="float">
            <text:p>0</text:p>
          </table:table-cell>
          <table:table-cell office:value-type="float" office:value="18.01582" calcext:value-type="float">
            <text:p>18.01582</text:p>
          </table:table-cell>
          <table:table-cell office:value-type="float" office:value="10.64382" calcext:value-type="float">
            <text:p>10.64382</text:p>
          </table:table-cell>
          <table:table-cell office:value-type="float" office:value="11.50472" calcext:value-type="float">
            <text:p>11.50472</text:p>
          </table:table-cell>
          <table:table-cell office:value-type="float" office:value="3.877423" calcext:value-type="float">
            <text:p>3.877423</text:p>
          </table:table-cell>
          <table:table-cell office:value-type="float" office:value="3.408422" calcext:value-type="float">
            <text:p>3.408422</text:p>
          </table:table-cell>
          <table:table-cell office:value-type="float" office:value="1.79742" calcext:value-type="float">
            <text:p>1.79742</text:p>
          </table:table-cell>
          <table:table-cell office:value-type="float" office:value="1.747836" calcext:value-type="float">
            <text:p>1.747836</text:p>
          </table:table-cell>
          <table:table-cell office:value-type="float" office:value="3.816643" calcext:value-type="float">
            <text:p>3.816643</text:p>
          </table:table-cell>
          <table:table-cell office:value-type="float" office:value="5.952509" calcext:value-type="float">
            <text:p>5.952509</text:p>
          </table:table-cell>
          <table:table-cell office:value-type="float" office:value="6.240499" calcext:value-type="float">
            <text:p>6.240499</text:p>
          </table:table-cell>
          <table:table-cell office:value-type="float" office:value="6.764426" calcext:value-type="float">
            <text:p>6.764426</text:p>
          </table:table-cell>
          <table:table-cell office:value-type="float" office:value="7.436186" calcext:value-type="float">
            <text:p>7.436186</text:p>
          </table:table-cell>
          <table:table-cell office:value-type="float" office:value="8.209179" calcext:value-type="float">
            <text:p>8.209179</text:p>
          </table:table-cell>
          <table:table-cell office:value-type="float" office:value="8.682482" calcext:value-type="float">
            <text:p>8.682482</text:p>
          </table:table-cell>
          <table:table-cell office:value-type="float" office:value="0" calcext:value-type="float">
            <text:p>0</text:p>
          </table:table-cell>
          <table:table-cell office:value-type="float" office:value="9.449137" calcext:value-type="float">
            <text:p>9.449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3099" calcext:value-type="float">
            <text:p>0.19430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3.938262" calcext:value-type="float">
            <text:p>3.938262</text:p>
          </table:table-cell>
          <table:table-cell office:value-type="float" office:value="136.4258" calcext:value-type="float">
            <text:p>136.4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2352" calcext:value-type="float">
            <text:p>26.42352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8123" calcext:value-type="float">
            <text:p>3.72812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3726" calcext:value-type="float">
            <text:p>2.343726E-07</text:p>
          </table:table-cell>
          <table:table-cell office:value-type="float" office:value="1173.39" calcext:value-type="float">
            <text:p>1173.39</text:p>
          </table:table-cell>
          <table:table-cell office:value-type="float" office:value="1.808534" calcext:value-type="float">
            <text:p>1.808534</text:p>
          </table:table-cell>
          <table:table-cell office:value-type="float" office:value="0" calcext:value-type="float">
            <text:p>0</text:p>
          </table:table-cell>
          <table:table-cell office:value-type="float" office:value="1.343255" calcext:value-type="float">
            <text:p>1.343255</text:p>
          </table:table-cell>
          <table:table-cell office:value-type="float" office:value="0.2908265" calcext:value-type="float">
            <text:p>0.2908265</text:p>
          </table:table-cell>
          <table:table-cell office:value-type="float" office:value="0.1643566" calcext:value-type="float">
            <text:p>0.1643566</text:p>
          </table:table-cell>
          <table:table-cell office:value-type="float" office:value="0.03203641" calcext:value-type="float">
            <text:p>0.03203641</text:p>
          </table:table-cell>
          <table:table-cell office:value-type="float" office:value="0.02426024" calcext:value-type="float">
            <text:p>0.02426024</text:p>
          </table:table-cell>
          <table:table-cell office:value-type="float" office:value="0.01845682" calcext:value-type="float">
            <text:p>0.01845682</text:p>
          </table:table-cell>
          <table:table-cell office:value-type="float" office:value="0.02531941" calcext:value-type="float">
            <text:p>0.02531941</text:p>
          </table:table-cell>
          <table:table-cell office:value-type="float" office:value="0.0655705" calcext:value-type="float">
            <text:p>0.0655705</text:p>
          </table:table-cell>
          <table:table-cell office:value-type="float" office:value="0.1232368" calcext:value-type="float">
            <text:p>0.1232368</text:p>
          </table:table-cell>
          <table:table-cell office:value-type="float" office:value="0.1259336" calcext:value-type="float">
            <text:p>0.1259336</text:p>
          </table:table-cell>
          <table:table-cell office:value-type="float" office:value="0.131338" calcext:value-type="float">
            <text:p>0.131338</text:p>
          </table:table-cell>
          <table:table-cell office:value-type="float" office:value="0.1386204" calcext:value-type="float">
            <text:p>0.1386204</text:p>
          </table:table-cell>
          <table:table-cell office:value-type="float" office:value="0.1468237" calcext:value-type="float">
            <text:p>0.1468237</text:p>
          </table:table-cell>
          <table:table-cell office:value-type="float" office:value="0.1520585" calcext:value-type="float">
            <text:p>0.1520585</text:p>
          </table:table-cell>
          <table:table-cell office:value-type="float" office:value="0" calcext:value-type="float">
            <text:p>0</text:p>
          </table:table-cell>
          <table:table-cell office:value-type="float" office:value="18.13054" calcext:value-type="float">
            <text:p>18.13054</text:p>
          </table:table-cell>
          <table:table-cell office:value-type="float" office:value="10.66586" calcext:value-type="float">
            <text:p>10.66586</text:p>
          </table:table-cell>
          <table:table-cell office:value-type="float" office:value="11.51337" calcext:value-type="float">
            <text:p>11.51337</text:p>
          </table:table-cell>
          <table:table-cell office:value-type="float" office:value="3.876265" calcext:value-type="float">
            <text:p>3.876265</text:p>
          </table:table-cell>
          <table:table-cell office:value-type="float" office:value="3.407797" calcext:value-type="float">
            <text:p>3.407797</text:p>
          </table:table-cell>
          <table:table-cell office:value-type="float" office:value="1.797863" calcext:value-type="float">
            <text:p>1.797863</text:p>
          </table:table-cell>
          <table:table-cell office:value-type="float" office:value="1.749495" calcext:value-type="float">
            <text:p>1.749495</text:p>
          </table:table-cell>
          <table:table-cell office:value-type="float" office:value="3.821254" calcext:value-type="float">
            <text:p>3.821254</text:p>
          </table:table-cell>
          <table:table-cell office:value-type="float" office:value="5.959822" calcext:value-type="float">
            <text:p>5.959822</text:p>
          </table:table-cell>
          <table:table-cell office:value-type="float" office:value="6.247789" calcext:value-type="float">
            <text:p>6.247789</text:p>
          </table:table-cell>
          <table:table-cell office:value-type="float" office:value="6.771779" calcext:value-type="float">
            <text:p>6.771779</text:p>
          </table:table-cell>
          <table:table-cell office:value-type="float" office:value="7.442853" calcext:value-type="float">
            <text:p>7.442853</text:p>
          </table:table-cell>
          <table:table-cell office:value-type="float" office:value="8.215303" calcext:value-type="float">
            <text:p>8.215303</text:p>
          </table:table-cell>
          <table:table-cell office:value-type="float" office:value="8.698403" calcext:value-type="float">
            <text:p>8.698403</text:p>
          </table:table-cell>
          <table:table-cell office:value-type="float" office:value="0" calcext:value-type="float">
            <text:p>0</text:p>
          </table:table-cell>
          <table:table-cell office:value-type="float" office:value="24.28818" calcext:value-type="float">
            <text:p>24.2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57748" calcext:value-type="float">
            <text:p>0.20577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3.922048" calcext:value-type="float">
            <text:p>3.922048</text:p>
          </table:table-cell>
          <table:table-cell office:value-type="float" office:value="136.4274" calcext:value-type="float">
            <text:p>136.4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5198" calcext:value-type="float">
            <text:p>26.45198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8125" calcext:value-type="float">
            <text:p>3.72812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3727" calcext:value-type="float">
            <text:p>2.343727E-07</text:p>
          </table:table-cell>
          <table:table-cell office:value-type="float" office:value="1173.373" calcext:value-type="float">
            <text:p>1173.373</text:p>
          </table:table-cell>
          <table:table-cell office:value-type="float" office:value="1.800431" calcext:value-type="float">
            <text:p>1.800431</text:p>
          </table:table-cell>
          <table:table-cell office:value-type="float" office:value="0" calcext:value-type="float">
            <text:p>0</text:p>
          </table:table-cell>
          <table:table-cell office:value-type="float" office:value="1.873201" calcext:value-type="float">
            <text:p>1.873201</text:p>
          </table:table-cell>
          <table:table-cell office:value-type="float" office:value="0.3954024" calcext:value-type="float">
            <text:p>0.3954024</text:p>
          </table:table-cell>
          <table:table-cell office:value-type="float" office:value="0.2182107" calcext:value-type="float">
            <text:p>0.2182107</text:p>
          </table:table-cell>
          <table:table-cell office:value-type="float" office:value="0.0403547" calcext:value-type="float">
            <text:p>0.0403547</text:p>
          </table:table-cell>
          <table:table-cell office:value-type="float" office:value="0.02809141" calcext:value-type="float">
            <text:p>0.02809141</text:p>
          </table:table-cell>
          <table:table-cell office:value-type="float" office:value="0.0173795" calcext:value-type="float">
            <text:p>0.0173795</text:p>
          </table:table-cell>
          <table:table-cell office:value-type="float" office:value="0.02539973" calcext:value-type="float">
            <text:p>0.02539973</text:p>
          </table:table-cell>
          <table:table-cell office:value-type="float" office:value="0.06561764" calcext:value-type="float">
            <text:p>0.06561764</text:p>
          </table:table-cell>
          <table:table-cell office:value-type="float" office:value="0.1233139" calcext:value-type="float">
            <text:p>0.1233139</text:p>
          </table:table-cell>
          <table:table-cell office:value-type="float" office:value="0.1260111" calcext:value-type="float">
            <text:p>0.1260111</text:p>
          </table:table-cell>
          <table:table-cell office:value-type="float" office:value="0.1314163" calcext:value-type="float">
            <text:p>0.1314163</text:p>
          </table:table-cell>
          <table:table-cell office:value-type="float" office:value="0.1387049" calcext:value-type="float">
            <text:p>0.1387049</text:p>
          </table:table-cell>
          <table:table-cell office:value-type="float" office:value="0.1468899" calcext:value-type="float">
            <text:p>0.1468899</text:p>
          </table:table-cell>
          <table:table-cell office:value-type="float" office:value="0.1521266" calcext:value-type="float">
            <text:p>0.1521266</text:p>
          </table:table-cell>
          <table:table-cell office:value-type="float" office:value="0" calcext:value-type="float">
            <text:p>0</text:p>
          </table:table-cell>
          <table:table-cell office:value-type="float" office:value="18.33694" calcext:value-type="float">
            <text:p>18.33694</text:p>
          </table:table-cell>
          <table:table-cell office:value-type="float" office:value="10.71022" calcext:value-type="float">
            <text:p>10.71022</text:p>
          </table:table-cell>
          <table:table-cell office:value-type="float" office:value="11.5356" calcext:value-type="float">
            <text:p>11.5356</text:p>
          </table:table-cell>
          <table:table-cell office:value-type="float" office:value="3.876749" calcext:value-type="float">
            <text:p>3.876749</text:p>
          </table:table-cell>
          <table:table-cell office:value-type="float" office:value="3.406164" calcext:value-type="float">
            <text:p>3.406164</text:p>
          </table:table-cell>
          <table:table-cell office:value-type="float" office:value="1.798254" calcext:value-type="float">
            <text:p>1.798254</text:p>
          </table:table-cell>
          <table:table-cell office:value-type="float" office:value="1.751159" calcext:value-type="float">
            <text:p>1.751159</text:p>
          </table:table-cell>
          <table:table-cell office:value-type="float" office:value="3.825864" calcext:value-type="float">
            <text:p>3.825864</text:p>
          </table:table-cell>
          <table:table-cell office:value-type="float" office:value="5.967135" calcext:value-type="float">
            <text:p>5.967135</text:p>
          </table:table-cell>
          <table:table-cell office:value-type="float" office:value="6.255079" calcext:value-type="float">
            <text:p>6.255079</text:p>
          </table:table-cell>
          <table:table-cell office:value-type="float" office:value="6.779132" calcext:value-type="float">
            <text:p>6.779132</text:p>
          </table:table-cell>
          <table:table-cell office:value-type="float" office:value="7.449523" calcext:value-type="float">
            <text:p>7.449523</text:p>
          </table:table-cell>
          <table:table-cell office:value-type="float" office:value="8.221431" calcext:value-type="float">
            <text:p>8.221431</text:p>
          </table:table-cell>
          <table:table-cell office:value-type="float" office:value="8.714608" calcext:value-type="float">
            <text:p>8.714608</text:p>
          </table:table-cell>
          <table:table-cell office:value-type="float" office:value="0" calcext:value-type="float">
            <text:p>0</text:p>
          </table:table-cell>
          <table:table-cell office:value-type="float" office:value="29.13672" calcext:value-type="float">
            <text:p>29.13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1475" calcext:value-type="float">
            <text:p>0.22014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3.906624" calcext:value-type="float">
            <text:p>3.906624</text:p>
          </table:table-cell>
          <table:table-cell office:value-type="float" office:value="136.4285" calcext:value-type="float">
            <text:p>136.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8248" calcext:value-type="float">
            <text:p>26.48248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8125" calcext:value-type="float">
            <text:p>3.72812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3727" calcext:value-type="float">
            <text:p>2.343727E-07</text:p>
          </table:table-cell>
          <table:table-cell office:value-type="float" office:value="1173.357" calcext:value-type="float">
            <text:p>1173.357</text:p>
          </table:table-cell>
          <table:table-cell office:value-type="float" office:value="1.801389" calcext:value-type="float">
            <text:p>1.801389</text:p>
          </table:table-cell>
          <table:table-cell office:value-type="float" office:value="0" calcext:value-type="float">
            <text:p>0</text:p>
          </table:table-cell>
          <table:table-cell office:value-type="float" office:value="1.645104" calcext:value-type="float">
            <text:p>1.645104</text:p>
          </table:table-cell>
          <table:table-cell office:value-type="float" office:value="0.4385597" calcext:value-type="float">
            <text:p>0.4385597</text:p>
          </table:table-cell>
          <table:table-cell office:value-type="float" office:value="0.2609996" calcext:value-type="float">
            <text:p>0.2609996</text:p>
          </table:table-cell>
          <table:table-cell office:value-type="float" office:value="0.05020203" calcext:value-type="float">
            <text:p>0.05020203</text:p>
          </table:table-cell>
          <table:table-cell office:value-type="float" office:value="0.03859436" calcext:value-type="float">
            <text:p>0.03859436</text:p>
          </table:table-cell>
          <table:table-cell office:value-type="float" office:value="0.01925678" calcext:value-type="float">
            <text:p>0.01925678</text:p>
          </table:table-cell>
          <table:table-cell office:value-type="float" office:value="0.02579549" calcext:value-type="float">
            <text:p>0.02579549</text:p>
          </table:table-cell>
          <table:table-cell office:value-type="float" office:value="0.06569832" calcext:value-type="float">
            <text:p>0.06569832</text:p>
          </table:table-cell>
          <table:table-cell office:value-type="float" office:value="0.1233934" calcext:value-type="float">
            <text:p>0.1233934</text:p>
          </table:table-cell>
          <table:table-cell office:value-type="float" office:value="0.1260886" calcext:value-type="float">
            <text:p>0.1260886</text:p>
          </table:table-cell>
          <table:table-cell office:value-type="float" office:value="0.1314948" calcext:value-type="float">
            <text:p>0.1314948</text:p>
          </table:table-cell>
          <table:table-cell office:value-type="float" office:value="0.138772" calcext:value-type="float">
            <text:p>0.138772</text:p>
          </table:table-cell>
          <table:table-cell office:value-type="float" office:value="0.146951" calcext:value-type="float">
            <text:p>0.146951</text:p>
          </table:table-cell>
          <table:table-cell office:value-type="float" office:value="0.1521962" calcext:value-type="float">
            <text:p>0.1521962</text:p>
          </table:table-cell>
          <table:table-cell office:value-type="float" office:value="0" calcext:value-type="float">
            <text:p>0</text:p>
          </table:table-cell>
          <table:table-cell office:value-type="float" office:value="18.56159" calcext:value-type="float">
            <text:p>18.56159</text:p>
          </table:table-cell>
          <table:table-cell office:value-type="float" office:value="10.77479" calcext:value-type="float">
            <text:p>10.77479</text:p>
          </table:table-cell>
          <table:table-cell office:value-type="float" office:value="11.57453" calcext:value-type="float">
            <text:p>11.57453</text:p>
          </table:table-cell>
          <table:table-cell office:value-type="float" office:value="3.880297" calcext:value-type="float">
            <text:p>3.880297</text:p>
          </table:table-cell>
          <table:table-cell office:value-type="float" office:value="3.40715" calcext:value-type="float">
            <text:p>3.40715</text:p>
          </table:table-cell>
          <table:table-cell office:value-type="float" office:value="1.798602" calcext:value-type="float">
            <text:p>1.798602</text:p>
          </table:table-cell>
          <table:table-cell office:value-type="float" office:value="1.752845" calcext:value-type="float">
            <text:p>1.752845</text:p>
          </table:table-cell>
          <table:table-cell office:value-type="float" office:value="3.830475" calcext:value-type="float">
            <text:p>3.830475</text:p>
          </table:table-cell>
          <table:table-cell office:value-type="float" office:value="5.974449" calcext:value-type="float">
            <text:p>5.974449</text:p>
          </table:table-cell>
          <table:table-cell office:value-type="float" office:value="6.262332" calcext:value-type="float">
            <text:p>6.262332</text:p>
          </table:table-cell>
          <table:table-cell office:value-type="float" office:value="6.786486" calcext:value-type="float">
            <text:p>6.786486</text:p>
          </table:table-cell>
          <table:table-cell office:value-type="float" office:value="7.456188" calcext:value-type="float">
            <text:p>7.456188</text:p>
          </table:table-cell>
          <table:table-cell office:value-type="float" office:value="8.227555" calcext:value-type="float">
            <text:p>8.227555</text:p>
          </table:table-cell>
          <table:table-cell office:value-type="float" office:value="8.725344" calcext:value-type="float">
            <text:p>8.725344</text:p>
          </table:table-cell>
          <table:table-cell office:value-type="float" office:value="0" calcext:value-type="float">
            <text:p>0</text:p>
          </table:table-cell>
          <table:table-cell office:value-type="float" office:value="20.27874" calcext:value-type="float">
            <text:p>20.27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1474" calcext:value-type="float">
            <text:p>0.23414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3.894045" calcext:value-type="float">
            <text:p>3.894045</text:p>
          </table:table-cell>
          <table:table-cell office:value-type="float" office:value="136.4292" calcext:value-type="float">
            <text:p>136.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1339" calcext:value-type="float">
            <text:p>26.51339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8126" calcext:value-type="float">
            <text:p>3.72812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3728" calcext:value-type="float">
            <text:p>2.343728E-07</text:p>
          </table:table-cell>
          <table:table-cell office:value-type="float" office:value="1173.34" calcext:value-type="float">
            <text:p>1173.34</text:p>
          </table:table-cell>
          <table:table-cell office:value-type="float" office:value="1.807028" calcext:value-type="float">
            <text:p>1.807028</text:p>
          </table:table-cell>
          <table:table-cell office:value-type="float" office:value="0" calcext:value-type="float">
            <text:p>0</text:p>
          </table:table-cell>
          <table:table-cell office:value-type="float" office:value="1.030616" calcext:value-type="float">
            <text:p>1.030616</text:p>
          </table:table-cell>
          <table:table-cell office:value-type="float" office:value="0.3694135" calcext:value-type="float">
            <text:p>0.3694135</text:p>
          </table:table-cell>
          <table:table-cell office:value-type="float" office:value="0.2567731" calcext:value-type="float">
            <text:p>0.2567731</text:p>
          </table:table-cell>
          <table:table-cell office:value-type="float" office:value="0.0553042" calcext:value-type="float">
            <text:p>0.0553042</text:p>
          </table:table-cell>
          <table:table-cell office:value-type="float" office:value="0.04638444" calcext:value-type="float">
            <text:p>0.04638444</text:p>
          </table:table-cell>
          <table:table-cell office:value-type="float" office:value="0.02210997" calcext:value-type="float">
            <text:p>0.02210997</text:p>
          </table:table-cell>
          <table:table-cell office:value-type="float" office:value="0.02720862" calcext:value-type="float">
            <text:p>0.02720862</text:p>
          </table:table-cell>
          <table:table-cell office:value-type="float" office:value="0.06602545" calcext:value-type="float">
            <text:p>0.06602545</text:p>
          </table:table-cell>
          <table:table-cell office:value-type="float" office:value="0.1235029" calcext:value-type="float">
            <text:p>0.1235029</text:p>
          </table:table-cell>
          <table:table-cell office:value-type="float" office:value="0.1261676" calcext:value-type="float">
            <text:p>0.1261676</text:p>
          </table:table-cell>
          <table:table-cell office:value-type="float" office:value="0.1315735" calcext:value-type="float">
            <text:p>0.1315735</text:p>
          </table:table-cell>
          <table:table-cell office:value-type="float" office:value="0.1388273" calcext:value-type="float">
            <text:p>0.1388273</text:p>
          </table:table-cell>
          <table:table-cell office:value-type="float" office:value="0.1470135" calcext:value-type="float">
            <text:p>0.1470135</text:p>
          </table:table-cell>
          <table:table-cell office:value-type="float" office:value="0.1522648" calcext:value-type="float">
            <text:p>0.1522648</text:p>
          </table:table-cell>
          <table:table-cell office:value-type="float" office:value="0" calcext:value-type="float">
            <text:p>0</text:p>
          </table:table-cell>
          <table:table-cell office:value-type="float" office:value="18.728" calcext:value-type="float">
            <text:p>18.728</text:p>
          </table:table-cell>
          <table:table-cell office:value-type="float" office:value="10.84139" calcext:value-type="float">
            <text:p>10.84139</text:p>
          </table:table-cell>
          <table:table-cell office:value-type="float" office:value="11.62384" calcext:value-type="float">
            <text:p>11.62384</text:p>
          </table:table-cell>
          <table:table-cell office:value-type="float" office:value="3.88707" calcext:value-type="float">
            <text:p>3.88707</text:p>
          </table:table-cell>
          <table:table-cell office:value-type="float" office:value="3.412058" calcext:value-type="float">
            <text:p>3.412058</text:p>
          </table:table-cell>
          <table:table-cell office:value-type="float" office:value="1.799683" calcext:value-type="float">
            <text:p>1.799683</text:p>
          </table:table-cell>
          <table:table-cell office:value-type="float" office:value="1.754772" calcext:value-type="float">
            <text:p>1.754772</text:p>
          </table:table-cell>
          <table:table-cell office:value-type="float" office:value="3.835124" calcext:value-type="float">
            <text:p>3.835124</text:p>
          </table:table-cell>
          <table:table-cell office:value-type="float" office:value="5.981762" calcext:value-type="float">
            <text:p>5.981762</text:p>
          </table:table-cell>
          <table:table-cell office:value-type="float" office:value="6.269585" calcext:value-type="float">
            <text:p>6.269585</text:p>
          </table:table-cell>
          <table:table-cell office:value-type="float" office:value="6.793839" calcext:value-type="float">
            <text:p>6.793839</text:p>
          </table:table-cell>
          <table:table-cell office:value-type="float" office:value="7.462858" calcext:value-type="float">
            <text:p>7.462858</text:p>
          </table:table-cell>
          <table:table-cell office:value-type="float" office:value="8.23368" calcext:value-type="float">
            <text:p>8.23368</text:p>
          </table:table-cell>
          <table:table-cell office:value-type="float" office:value="8.731607" calcext:value-type="float">
            <text:p>8.731607</text:p>
          </table:table-cell>
          <table:table-cell office:value-type="float" office:value="0" calcext:value-type="float">
            <text:p>0</text:p>
          </table:table-cell>
          <table:table-cell office:value-type="float" office:value="11.62323" calcext:value-type="float">
            <text:p>11.62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658" calcext:value-type="float">
            <text:p>0.2456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3.878681" calcext:value-type="float">
            <text:p>3.878681</text:p>
          </table:table-cell>
          <table:table-cell office:value-type="float" office:value="136.4302" calcext:value-type="float">
            <text:p>136.4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443" calcext:value-type="float">
            <text:p>26.5443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8126" calcext:value-type="float">
            <text:p>3.72812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343728" calcext:value-type="float">
            <text:p>2.343728E-07</text:p>
          </table:table-cell>
          <table:table-cell office:value-type="float" office:value="1173.324" calcext:value-type="float">
            <text:p>1173.324</text:p>
          </table:table-cell>
          <table:table-cell office:value-type="float" office:value="1.813701" calcext:value-type="float">
            <text:p>1.813701</text:p>
          </table:table-cell>
          <table:table-cell office:value-type="float" office:value="0" calcext:value-type="float">
            <text:p>0</text:p>
          </table:table-cell>
          <table:table-cell office:value-type="float" office:value="0.9638534" calcext:value-type="float">
            <text:p>0.9638534</text:p>
          </table:table-cell>
          <table:table-cell office:value-type="float" office:value="0.3989326" calcext:value-type="float">
            <text:p>0.3989326</text:p>
          </table:table-cell>
          <table:table-cell office:value-type="float" office:value="0.2881018" calcext:value-type="float">
            <text:p>0.2881018</text:p>
          </table:table-cell>
          <table:table-cell office:value-type="float" office:value="0.06132727" calcext:value-type="float">
            <text:p>0.06132727</text:p>
          </table:table-cell>
          <table:table-cell office:value-type="float" office:value="0.0524165" calcext:value-type="float">
            <text:p>0.0524165</text:p>
          </table:table-cell>
          <table:table-cell office:value-type="float" office:value="0.02380022" calcext:value-type="float">
            <text:p>0.02380022</text:p>
          </table:table-cell>
          <table:table-cell office:value-type="float" office:value="0.02832368" calcext:value-type="float">
            <text:p>0.02832368</text:p>
          </table:table-cell>
          <table:table-cell office:value-type="float" office:value="0.06642538" calcext:value-type="float">
            <text:p>0.06642538</text:p>
          </table:table-cell>
          <table:table-cell office:value-type="float" office:value="0.1236557" calcext:value-type="float">
            <text:p>0.1236557</text:p>
          </table:table-cell>
          <table:table-cell office:value-type="float" office:value="0.1262504" calcext:value-type="float">
            <text:p>0.1262504</text:p>
          </table:table-cell>
          <table:table-cell office:value-type="float" office:value="0.1316523" calcext:value-type="float">
            <text:p>0.1316523</text:p>
          </table:table-cell>
          <table:table-cell office:value-type="float" office:value="0.1388952" calcext:value-type="float">
            <text:p>0.1388952</text:p>
          </table:table-cell>
          <table:table-cell office:value-type="float" office:value="0.1470784" calcext:value-type="float">
            <text:p>0.1470784</text:p>
          </table:table-cell>
          <table:table-cell office:value-type="float" office:value="0.1523323" calcext:value-type="float">
            <text:p>0.1523323</text:p>
          </table:table-cell>
          <table:table-cell office:value-type="float" office:value="0" calcext:value-type="float">
            <text:p>0</text:p>
          </table:table-cell>
          <table:table-cell office:value-type="float" office:value="18.85375" calcext:value-type="float">
            <text:p>18.85375</text:p>
          </table:table-cell>
          <table:table-cell office:value-type="float" office:value="10.90748" calcext:value-type="float">
            <text:p>10.90748</text:p>
          </table:table-cell>
          <table:table-cell office:value-type="float" office:value="11.67693" calcext:value-type="float">
            <text:p>11.67693</text:p>
          </table:table-cell>
          <table:table-cell office:value-type="float" office:value="3.895301" calcext:value-type="float">
            <text:p>3.895301</text:p>
          </table:table-cell>
          <table:table-cell office:value-type="float" office:value="3.418932" calcext:value-type="float">
            <text:p>3.418932</text:p>
          </table:table-cell>
          <table:table-cell office:value-type="float" office:value="1.801219" calcext:value-type="float">
            <text:p>1.801219</text:p>
          </table:table-cell>
          <table:table-cell office:value-type="float" office:value="1.756954" calcext:value-type="float">
            <text:p>1.756954</text:p>
          </table:table-cell>
          <table:table-cell office:value-type="float" office:value="3.839858" calcext:value-type="float">
            <text:p>3.839858</text:p>
          </table:table-cell>
          <table:table-cell office:value-type="float" office:value="5.989076" calcext:value-type="float">
            <text:p>5.989076</text:p>
          </table:table-cell>
          <table:table-cell office:value-type="float" office:value="6.276836" calcext:value-type="float">
            <text:p>6.276836</text:p>
          </table:table-cell>
          <table:table-cell office:value-type="float" office:value="6.801192" calcext:value-type="float">
            <text:p>6.801192</text:p>
          </table:table-cell>
          <table:table-cell office:value-type="float" office:value="7.469521" calcext:value-type="float">
            <text:p>7.469521</text:p>
          </table:table-cell>
          <table:table-cell office:value-type="float" office:value="8.239805" calcext:value-type="float">
            <text:p>8.239805</text:p>
          </table:table-cell>
          <table:table-cell office:value-type="float" office:value="8.73789" calcext:value-type="float">
            <text:p>8.73789</text:p>
          </table:table-cell>
          <table:table-cell office:value-type="float" office:value="0" calcext:value-type="float">
            <text:p>0</text:p>
          </table:table-cell>
          <table:table-cell office:value-type="float" office:value="10.54611" calcext:value-type="float">
            <text:p>10.54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682" calcext:value-type="float">
            <text:p>0.2596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3.868355" calcext:value-type="float">
            <text:p>3.868355</text:p>
          </table:table-cell>
          <table:table-cell office:value-type="float" office:value="136.431" calcext:value-type="float">
            <text:p>136.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7496" calcext:value-type="float">
            <text:p>26.57496</text:p>
          </table:table-cell>
          <table:table-cell office:value-type="float" office:value="0" calcext:value-type="float">
            <text:p>0</text:p>
          </table:table-cell>
          <table:table-cell office:value-type="float" office:value="0.0000000395699" calcext:value-type="float">
            <text:p>3.9569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473147" calcext:value-type="float">
            <text:p>2.473147E-07</text:p>
          </table:table-cell>
          <table:table-cell office:value-type="float" office:value="1173.307" calcext:value-type="float">
            <text:p>1173.307</text:p>
          </table:table-cell>
          <table:table-cell office:value-type="float" office:value="1.822164" calcext:value-type="float">
            <text:p>1.822164</text:p>
          </table:table-cell>
          <table:table-cell office:value-type="float" office:value="0" calcext:value-type="float">
            <text:p>0</text:p>
          </table:table-cell>
          <table:table-cell office:value-type="float" office:value="0.2281979" calcext:value-type="float">
            <text:p>0.2281979</text:p>
          </table:table-cell>
          <table:table-cell office:value-type="float" office:value="0.2739505" calcext:value-type="float">
            <text:p>0.2739505</text:p>
          </table:table-cell>
          <table:table-cell office:value-type="float" office:value="0.215655" calcext:value-type="float">
            <text:p>0.215655</text:p>
          </table:table-cell>
          <table:table-cell office:value-type="float" office:value="0.05323685" calcext:value-type="float">
            <text:p>0.05323685</text:p>
          </table:table-cell>
          <table:table-cell office:value-type="float" office:value="0.04846856" calcext:value-type="float">
            <text:p>0.04846856</text:p>
          </table:table-cell>
          <table:table-cell office:value-type="float" office:value="0.02393585" calcext:value-type="float">
            <text:p>0.02393585</text:p>
          </table:table-cell>
          <table:table-cell office:value-type="float" office:value="0.02883637" calcext:value-type="float">
            <text:p>0.02883637</text:p>
          </table:table-cell>
          <table:table-cell office:value-type="float" office:value="0.06681456" calcext:value-type="float">
            <text:p>0.06681456</text:p>
          </table:table-cell>
          <table:table-cell office:value-type="float" office:value="0.1238352" calcext:value-type="float">
            <text:p>0.1238352</text:p>
          </table:table-cell>
          <table:table-cell office:value-type="float" office:value="0.1263386" calcext:value-type="float">
            <text:p>0.1263386</text:p>
          </table:table-cell>
          <table:table-cell office:value-type="float" office:value="0.131732" calcext:value-type="float">
            <text:p>0.131732</text:p>
          </table:table-cell>
          <table:table-cell office:value-type="float" office:value="0.1389904" calcext:value-type="float">
            <text:p>0.1389904</text:p>
          </table:table-cell>
          <table:table-cell office:value-type="float" office:value="0.1471439" calcext:value-type="float">
            <text:p>0.1471439</text:p>
          </table:table-cell>
          <table:table-cell office:value-type="float" office:value="0.1523993" calcext:value-type="float">
            <text:p>0.1523993</text:p>
          </table:table-cell>
          <table:table-cell office:value-type="float" office:value="0" calcext:value-type="float">
            <text:p>0</text:p>
          </table:table-cell>
          <table:table-cell office:value-type="float" office:value="18.97227" calcext:value-type="float">
            <text:p>18.97227</text:p>
          </table:table-cell>
          <table:table-cell office:value-type="float" office:value="10.96852" calcext:value-type="float">
            <text:p>10.96852</text:p>
          </table:table-cell>
          <table:table-cell office:value-type="float" office:value="11.72786" calcext:value-type="float">
            <text:p>11.72786</text:p>
          </table:table-cell>
          <table:table-cell office:value-type="float" office:value="3.904052" calcext:value-type="float">
            <text:p>3.904052</text:p>
          </table:table-cell>
          <table:table-cell office:value-type="float" office:value="3.426867" calcext:value-type="float">
            <text:p>3.426867</text:p>
          </table:table-cell>
          <table:table-cell office:value-type="float" office:value="1.803043" calcext:value-type="float">
            <text:p>1.803043</text:p>
          </table:table-cell>
          <table:table-cell office:value-type="float" office:value="1.759341" calcext:value-type="float">
            <text:p>1.759341</text:p>
          </table:table-cell>
          <table:table-cell office:value-type="float" office:value="3.844677" calcext:value-type="float">
            <text:p>3.844677</text:p>
          </table:table-cell>
          <table:table-cell office:value-type="float" office:value="5.996389" calcext:value-type="float">
            <text:p>5.996389</text:p>
          </table:table-cell>
          <table:table-cell office:value-type="float" office:value="6.284086" calcext:value-type="float">
            <text:p>6.284086</text:p>
          </table:table-cell>
          <table:table-cell office:value-type="float" office:value="6.808513" calcext:value-type="float">
            <text:p>6.808513</text:p>
          </table:table-cell>
          <table:table-cell office:value-type="float" office:value="7.476192" calcext:value-type="float">
            <text:p>7.476192</text:p>
          </table:table-cell>
          <table:table-cell office:value-type="float" office:value="8.24593" calcext:value-type="float">
            <text:p>8.24593</text:p>
          </table:table-cell>
          <table:table-cell office:value-type="float" office:value="8.744143" calcext:value-type="float">
            <text:p>8.744143</text:p>
          </table:table-cell>
          <table:table-cell office:value-type="float" office:value="0" calcext:value-type="float">
            <text:p>0</text:p>
          </table:table-cell>
          <table:table-cell office:value-type="float" office:value="0.8158062" calcext:value-type="float">
            <text:p>0.8158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8756" calcext:value-type="float">
            <text:p>0.2687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3.860333" calcext:value-type="float">
            <text:p>3.860333</text:p>
          </table:table-cell>
          <table:table-cell office:value-type="float" office:value="136.4321" calcext:value-type="float">
            <text:p>136.4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0255" calcext:value-type="float">
            <text:p>26.60255</text:p>
          </table:table-cell>
          <table:table-cell office:value-type="float" office:value="0" calcext:value-type="float">
            <text:p>0</text:p>
          </table:table-cell>
          <table:table-cell office:value-type="float" office:value="0.00000004063449" calcext:value-type="float">
            <text:p>4.06344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534013" calcext:value-type="float">
            <text:p>2.534013E-07</text:p>
          </table:table-cell>
          <table:table-cell office:value-type="float" office:value="1173.29" calcext:value-type="float">
            <text:p>1173.29</text:p>
          </table:table-cell>
          <table:table-cell office:value-type="float" office:value="1.829569" calcext:value-type="float">
            <text:p>1.829569</text:p>
          </table:table-cell>
          <table:table-cell office:value-type="float" office:value="0" calcext:value-type="float">
            <text:p>0</text:p>
          </table:table-cell>
          <table:table-cell office:value-type="float" office:value="0.200567" calcext:value-type="float">
            <text:p>0.200567</text:p>
          </table:table-cell>
          <table:table-cell office:value-type="float" office:value="0.1665048" calcext:value-type="float">
            <text:p>0.1665048</text:p>
          </table:table-cell>
          <table:table-cell office:value-type="float" office:value="0.1604573" calcext:value-type="float">
            <text:p>0.1604573</text:p>
          </table:table-cell>
          <table:table-cell office:value-type="float" office:value="0.05951685" calcext:value-type="float">
            <text:p>0.05951685</text:p>
          </table:table-cell>
          <table:table-cell office:value-type="float" office:value="0.04302641" calcext:value-type="float">
            <text:p>0.04302641</text:p>
          </table:table-cell>
          <table:table-cell office:value-type="float" office:value="0.02265694" calcext:value-type="float">
            <text:p>0.02265694</text:p>
          </table:table-cell>
          <table:table-cell office:value-type="float" office:value="0.02828288" calcext:value-type="float">
            <text:p>0.02828288</text:p>
          </table:table-cell>
          <table:table-cell office:value-type="float" office:value="0.066911" calcext:value-type="float">
            <text:p>0.066911</text:p>
          </table:table-cell>
          <table:table-cell office:value-type="float" office:value="0.1240046" calcext:value-type="float">
            <text:p>0.1240046</text:p>
          </table:table-cell>
          <table:table-cell office:value-type="float" office:value="0.1264307" calcext:value-type="float">
            <text:p>0.1264307</text:p>
          </table:table-cell>
          <table:table-cell office:value-type="float" office:value="0.131812" calcext:value-type="float">
            <text:p>0.131812</text:p>
          </table:table-cell>
          <table:table-cell office:value-type="float" office:value="0.1390267" calcext:value-type="float">
            <text:p>0.1390267</text:p>
          </table:table-cell>
          <table:table-cell office:value-type="float" office:value="0.1472097" calcext:value-type="float">
            <text:p>0.1472097</text:p>
          </table:table-cell>
          <table:table-cell office:value-type="float" office:value="0.1524661" calcext:value-type="float">
            <text:p>0.1524661</text:p>
          </table:table-cell>
          <table:table-cell office:value-type="float" office:value="0" calcext:value-type="float">
            <text:p>0</text:p>
          </table:table-cell>
          <table:table-cell office:value-type="float" office:value="18.97999" calcext:value-type="float">
            <text:p>18.97999</text:p>
          </table:table-cell>
          <table:table-cell office:value-type="float" office:value="11.0106" calcext:value-type="float">
            <text:p>11.0106</text:p>
          </table:table-cell>
          <table:table-cell office:value-type="float" office:value="11.75872" calcext:value-type="float">
            <text:p>11.75872</text:p>
          </table:table-cell>
          <table:table-cell office:value-type="float" office:value="3.911105" calcext:value-type="float">
            <text:p>3.911105</text:p>
          </table:table-cell>
          <table:table-cell office:value-type="float" office:value="3.432364" calcext:value-type="float">
            <text:p>3.432364</text:p>
          </table:table-cell>
          <table:table-cell office:value-type="float" office:value="1.804626" calcext:value-type="float">
            <text:p>1.804626</text:p>
          </table:table-cell>
          <table:table-cell office:value-type="float" office:value="1.761678" calcext:value-type="float">
            <text:p>1.761678</text:p>
          </table:table-cell>
          <table:table-cell office:value-type="float" office:value="3.849541" calcext:value-type="float">
            <text:p>3.849541</text:p>
          </table:table-cell>
          <table:table-cell office:value-type="float" office:value="6.003725" calcext:value-type="float">
            <text:p>6.003725</text:p>
          </table:table-cell>
          <table:table-cell office:value-type="float" office:value="6.29134" calcext:value-type="float">
            <text:p>6.29134</text:p>
          </table:table-cell>
          <table:table-cell office:value-type="float" office:value="6.81581" calcext:value-type="float">
            <text:p>6.81581</text:p>
          </table:table-cell>
          <table:table-cell office:value-type="float" office:value="7.482856" calcext:value-type="float">
            <text:p>7.482856</text:p>
          </table:table-cell>
          <table:table-cell office:value-type="float" office:value="8.252054" calcext:value-type="float">
            <text:p>8.252054</text:p>
          </table:table-cell>
          <table:table-cell office:value-type="float" office:value="8.750384" calcext:value-type="float">
            <text:p>8.750384</text:p>
          </table:table-cell>
          <table:table-cell office:value-type="float" office:value="0" calcext:value-type="float">
            <text:p>0</text:p>
          </table:table-cell>
          <table:table-cell office:value-type="float" office:value="4.835939" calcext:value-type="float">
            <text:p>4.835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4944" calcext:value-type="float">
            <text:p>0.27549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3.846233" calcext:value-type="float">
            <text:p>3.846233</text:p>
          </table:table-cell>
          <table:table-cell office:value-type="float" office:value="136.4344" calcext:value-type="float">
            <text:p>136.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2988" calcext:value-type="float">
            <text:p>26.62988</text:p>
          </table:table-cell>
          <table:table-cell office:value-type="float" office:value="0" calcext:value-type="float">
            <text:p>0</text:p>
          </table:table-cell>
          <table:table-cell office:value-type="float" office:value="0.00000005095498" calcext:value-type="float">
            <text:p>5.09549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126826" calcext:value-type="float">
            <text:p>3.126826E-07</text:p>
          </table:table-cell>
          <table:table-cell office:value-type="float" office:value="1173.273" calcext:value-type="float">
            <text:p>1173.273</text:p>
          </table:table-cell>
          <table:table-cell office:value-type="float" office:value="1.849939" calcext:value-type="float">
            <text:p>1.849939</text:p>
          </table:table-cell>
          <table:table-cell office:value-type="float" office:value="0" calcext:value-type="float">
            <text:p>0</text:p>
          </table:table-cell>
          <table:table-cell office:value-type="float" office:value="0.4361968" calcext:value-type="float">
            <text:p>0.4361968</text:p>
          </table:table-cell>
          <table:table-cell office:value-type="float" office:value="0.2512581" calcext:value-type="float">
            <text:p>0.2512581</text:p>
          </table:table-cell>
          <table:table-cell office:value-type="float" office:value="0.1952336" calcext:value-type="float">
            <text:p>0.1952336</text:p>
          </table:table-cell>
          <table:table-cell office:value-type="float" office:value="0.05203781" calcext:value-type="float">
            <text:p>0.05203781</text:p>
          </table:table-cell>
          <table:table-cell office:value-type="float" office:value="0.04335396" calcext:value-type="float">
            <text:p>0.04335396</text:p>
          </table:table-cell>
          <table:table-cell office:value-type="float" office:value="0.02282672" calcext:value-type="float">
            <text:p>0.02282672</text:p>
          </table:table-cell>
          <table:table-cell office:value-type="float" office:value="0.02770092" calcext:value-type="float">
            <text:p>0.02770092</text:p>
          </table:table-cell>
          <table:table-cell office:value-type="float" office:value="0.06681769" calcext:value-type="float">
            <text:p>0.06681769</text:p>
          </table:table-cell>
          <table:table-cell office:value-type="float" office:value="0.1241362" calcext:value-type="float">
            <text:p>0.1241362</text:p>
          </table:table-cell>
          <table:table-cell office:value-type="float" office:value="0.1265233" calcext:value-type="float">
            <text:p>0.1265233</text:p>
          </table:table-cell>
          <table:table-cell office:value-type="float" office:value="0.1318926" calcext:value-type="float">
            <text:p>0.1318926</text:p>
          </table:table-cell>
          <table:table-cell office:value-type="float" office:value="0.1391173" calcext:value-type="float">
            <text:p>0.1391173</text:p>
          </table:table-cell>
          <table:table-cell office:value-type="float" office:value="0.1472758" calcext:value-type="float">
            <text:p>0.1472758</text:p>
          </table:table-cell>
          <table:table-cell office:value-type="float" office:value="0.1525328" calcext:value-type="float">
            <text:p>0.1525328</text:p>
          </table:table-cell>
          <table:table-cell office:value-type="float" office:value="0" calcext:value-type="float">
            <text:p>0</text:p>
          </table:table-cell>
          <table:table-cell office:value-type="float" office:value="19.03781" calcext:value-type="float">
            <text:p>19.03781</text:p>
          </table:table-cell>
          <table:table-cell office:value-type="float" office:value="11.04167" calcext:value-type="float">
            <text:p>11.04167</text:p>
          </table:table-cell>
          <table:table-cell office:value-type="float" office:value="11.78333" calcext:value-type="float">
            <text:p>11.78333</text:p>
          </table:table-cell>
          <table:table-cell office:value-type="float" office:value="3.91945" calcext:value-type="float">
            <text:p>3.91945</text:p>
          </table:table-cell>
          <table:table-cell office:value-type="float" office:value="3.437265" calcext:value-type="float">
            <text:p>3.437265</text:p>
          </table:table-cell>
          <table:table-cell office:value-type="float" office:value="1.806066" calcext:value-type="float">
            <text:p>1.806066</text:p>
          </table:table-cell>
          <table:table-cell office:value-type="float" office:value="1.763844" calcext:value-type="float">
            <text:p>1.763844</text:p>
          </table:table-cell>
          <table:table-cell office:value-type="float" office:value="3.854391" calcext:value-type="float">
            <text:p>3.854391</text:p>
          </table:table-cell>
          <table:table-cell office:value-type="float" office:value="6.011084" calcext:value-type="float">
            <text:p>6.011084</text:p>
          </table:table-cell>
          <table:table-cell office:value-type="float" office:value="6.29859" calcext:value-type="float">
            <text:p>6.29859</text:p>
          </table:table-cell>
          <table:table-cell office:value-type="float" office:value="6.823107" calcext:value-type="float">
            <text:p>6.823107</text:p>
          </table:table-cell>
          <table:table-cell office:value-type="float" office:value="7.489523" calcext:value-type="float">
            <text:p>7.489523</text:p>
          </table:table-cell>
          <table:table-cell office:value-type="float" office:value="8.258155" calcext:value-type="float">
            <text:p>8.258155</text:p>
          </table:table-cell>
          <table:table-cell office:value-type="float" office:value="8.756648" calcext:value-type="float">
            <text:p>8.756648</text:p>
          </table:table-cell>
          <table:table-cell office:value-type="float" office:value="0" calcext:value-type="float">
            <text:p>0</text:p>
          </table:table-cell>
          <table:table-cell office:value-type="float" office:value="15.5334" calcext:value-type="float">
            <text:p>15.5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0689" calcext:value-type="float">
            <text:p>0.28706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3.832605" calcext:value-type="float">
            <text:p>3.832605</text:p>
          </table:table-cell>
          <table:table-cell office:value-type="float" office:value="136.4362" calcext:value-type="float">
            <text:p>136.4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5865" calcext:value-type="float">
            <text:p>26.65865</text:p>
          </table:table-cell>
          <table:table-cell office:value-type="float" office:value="0" calcext:value-type="float">
            <text:p>0</text:p>
          </table:table-cell>
          <table:table-cell office:value-type="float" office:value="0.00000005228736" calcext:value-type="float">
            <text:p>5.22873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201825" calcext:value-type="float">
            <text:p>3.201825E-07</text:p>
          </table:table-cell>
          <table:table-cell office:value-type="float" office:value="1173.257" calcext:value-type="float">
            <text:p>1173.257</text:p>
          </table:table-cell>
          <table:table-cell office:value-type="float" office:value="1.864692" calcext:value-type="float">
            <text:p>1.864692</text:p>
          </table:table-cell>
          <table:table-cell office:value-type="float" office:value="0" calcext:value-type="float">
            <text:p>0</text:p>
          </table:table-cell>
          <table:table-cell office:value-type="float" office:value="0.738406" calcext:value-type="float">
            <text:p>0.738406</text:p>
          </table:table-cell>
          <table:table-cell office:value-type="float" office:value="0.2739825" calcext:value-type="float">
            <text:p>0.2739825</text:p>
          </table:table-cell>
          <table:table-cell office:value-type="float" office:value="0.2148811" calcext:value-type="float">
            <text:p>0.2148811</text:p>
          </table:table-cell>
          <table:table-cell office:value-type="float" office:value="0.0512355" calcext:value-type="float">
            <text:p>0.0512355</text:p>
          </table:table-cell>
          <table:table-cell office:value-type="float" office:value="0.04521608" calcext:value-type="float">
            <text:p>0.04521608</text:p>
          </table:table-cell>
          <table:table-cell office:value-type="float" office:value="0.02323556" calcext:value-type="float">
            <text:p>0.02323556</text:p>
          </table:table-cell>
          <table:table-cell office:value-type="float" office:value="0.02830138" calcext:value-type="float">
            <text:p>0.02830138</text:p>
          </table:table-cell>
          <table:table-cell office:value-type="float" office:value="0.06692775" calcext:value-type="float">
            <text:p>0.06692775</text:p>
          </table:table-cell>
          <table:table-cell office:value-type="float" office:value="0.124247" calcext:value-type="float">
            <text:p>0.124247</text:p>
          </table:table-cell>
          <table:table-cell office:value-type="float" office:value="0.1266143" calcext:value-type="float">
            <text:p>0.1266143</text:p>
          </table:table-cell>
          <table:table-cell office:value-type="float" office:value="0.1319737" calcext:value-type="float">
            <text:p>0.1319737</text:p>
          </table:table-cell>
          <table:table-cell office:value-type="float" office:value="0.1391838" calcext:value-type="float">
            <text:p>0.1391838</text:p>
          </table:table-cell>
          <table:table-cell office:value-type="float" office:value="0.1473415" calcext:value-type="float">
            <text:p>0.1473415</text:p>
          </table:table-cell>
          <table:table-cell office:value-type="float" office:value="0.1525997" calcext:value-type="float">
            <text:p>0.1525997</text:p>
          </table:table-cell>
          <table:table-cell office:value-type="float" office:value="0" calcext:value-type="float">
            <text:p>0</text:p>
          </table:table-cell>
          <table:table-cell office:value-type="float" office:value="19.14986" calcext:value-type="float">
            <text:p>19.14986</text:p>
          </table:table-cell>
          <table:table-cell office:value-type="float" office:value="11.08627" calcext:value-type="float">
            <text:p>11.08627</text:p>
          </table:table-cell>
          <table:table-cell office:value-type="float" office:value="11.81671" calcext:value-type="float">
            <text:p>11.81671</text:p>
          </table:table-cell>
          <table:table-cell office:value-type="float" office:value="3.925566" calcext:value-type="float">
            <text:p>3.925566</text:p>
          </table:table-cell>
          <table:table-cell office:value-type="float" office:value="3.442592" calcext:value-type="float">
            <text:p>3.442592</text:p>
          </table:table-cell>
          <table:table-cell office:value-type="float" office:value="1.807655" calcext:value-type="float">
            <text:p>1.807655</text:p>
          </table:table-cell>
          <table:table-cell office:value-type="float" office:value="1.766111" calcext:value-type="float">
            <text:p>1.766111</text:p>
          </table:table-cell>
          <table:table-cell office:value-type="float" office:value="3.859245" calcext:value-type="float">
            <text:p>3.859245</text:p>
          </table:table-cell>
          <table:table-cell office:value-type="float" office:value="6.018443" calcext:value-type="float">
            <text:p>6.018443</text:p>
          </table:table-cell>
          <table:table-cell office:value-type="float" office:value="6.305841" calcext:value-type="float">
            <text:p>6.305841</text:p>
          </table:table-cell>
          <table:table-cell office:value-type="float" office:value="6.830403" calcext:value-type="float">
            <text:p>6.830403</text:p>
          </table:table-cell>
          <table:table-cell office:value-type="float" office:value="7.496191" calcext:value-type="float">
            <text:p>7.496191</text:p>
          </table:table-cell>
          <table:table-cell office:value-type="float" office:value="8.264203" calcext:value-type="float">
            <text:p>8.264203</text:p>
          </table:table-cell>
          <table:table-cell office:value-type="float" office:value="8.76291" calcext:value-type="float">
            <text:p>8.76291</text:p>
          </table:table-cell>
          <table:table-cell office:value-type="float" office:value="0" calcext:value-type="float">
            <text:p>0</text:p>
          </table:table-cell>
          <table:table-cell office:value-type="float" office:value="16.21179" calcext:value-type="float">
            <text:p>16.21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5856" calcext:value-type="float">
            <text:p>0.29858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3.811333" calcext:value-type="float">
            <text:p>3.811333</text:p>
          </table:table-cell>
          <table:table-cell office:value-type="float" office:value="136.4386" calcext:value-type="float">
            <text:p>136.4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8919" calcext:value-type="float">
            <text:p>26.68919</text:p>
          </table:table-cell>
          <table:table-cell office:value-type="float" office:value="0" calcext:value-type="float">
            <text:p>0</text:p>
          </table:table-cell>
          <table:table-cell office:value-type="float" office:value="0.00000005228736" calcext:value-type="float">
            <text:p>5.22873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201825" calcext:value-type="float">
            <text:p>3.201825E-07</text:p>
          </table:table-cell>
          <table:table-cell office:value-type="float" office:value="1173.242" calcext:value-type="float">
            <text:p>1173.242</text:p>
          </table:table-cell>
          <table:table-cell office:value-type="float" office:value="1.865598" calcext:value-type="float">
            <text:p>1.865598</text:p>
          </table:table-cell>
          <table:table-cell office:value-type="float" office:value="0" calcext:value-type="float">
            <text:p>0</text:p>
          </table:table-cell>
          <table:table-cell office:value-type="float" office:value="1.484156" calcext:value-type="float">
            <text:p>1.484156</text:p>
          </table:table-cell>
          <table:table-cell office:value-type="float" office:value="0.362164" calcext:value-type="float">
            <text:p>0.362164</text:p>
          </table:table-cell>
          <table:table-cell office:value-type="float" office:value="0.2709578" calcext:value-type="float">
            <text:p>0.2709578</text:p>
          </table:table-cell>
          <table:table-cell office:value-type="float" office:value="0.05847286" calcext:value-type="float">
            <text:p>0.05847286</text:p>
          </table:table-cell>
          <table:table-cell office:value-type="float" office:value="0.05129321" calcext:value-type="float">
            <text:p>0.05129321</text:p>
          </table:table-cell>
          <table:table-cell office:value-type="float" office:value="0.02430864" calcext:value-type="float">
            <text:p>0.02430864</text:p>
          </table:table-cell>
          <table:table-cell office:value-type="float" office:value="0.02903815" calcext:value-type="float">
            <text:p>0.02903815</text:p>
          </table:table-cell>
          <table:table-cell office:value-type="float" office:value="0.06713058" calcext:value-type="float">
            <text:p>0.06713058</text:p>
          </table:table-cell>
          <table:table-cell office:value-type="float" office:value="0.124364" calcext:value-type="float">
            <text:p>0.124364</text:p>
          </table:table-cell>
          <table:table-cell office:value-type="float" office:value="0.1267042" calcext:value-type="float">
            <text:p>0.1267042</text:p>
          </table:table-cell>
          <table:table-cell office:value-type="float" office:value="0.1320547" calcext:value-type="float">
            <text:p>0.1320547</text:p>
          </table:table-cell>
          <table:table-cell office:value-type="float" office:value="0.1392658" calcext:value-type="float">
            <text:p>0.1392658</text:p>
          </table:table-cell>
          <table:table-cell office:value-type="float" office:value="0.1474066" calcext:value-type="float">
            <text:p>0.1474066</text:p>
          </table:table-cell>
          <table:table-cell office:value-type="float" office:value="0.1526666" calcext:value-type="float">
            <text:p>0.1526666</text:p>
          </table:table-cell>
          <table:table-cell office:value-type="float" office:value="0" calcext:value-type="float">
            <text:p>0</text:p>
          </table:table-cell>
          <table:table-cell office:value-type="float" office:value="19.29299" calcext:value-type="float">
            <text:p>19.29299</text:p>
          </table:table-cell>
          <table:table-cell office:value-type="float" office:value="11.14888" calcext:value-type="float">
            <text:p>11.14888</text:p>
          </table:table-cell>
          <table:table-cell office:value-type="float" office:value="11.8622" calcext:value-type="float">
            <text:p>11.8622</text:p>
          </table:table-cell>
          <table:table-cell office:value-type="float" office:value="3.932711" calcext:value-type="float">
            <text:p>3.932711</text:p>
          </table:table-cell>
          <table:table-cell office:value-type="float" office:value="3.449183" calcext:value-type="float">
            <text:p>3.449183</text:p>
          </table:table-cell>
          <table:table-cell office:value-type="float" office:value="1.809392" calcext:value-type="float">
            <text:p>1.809392</text:p>
          </table:table-cell>
          <table:table-cell office:value-type="float" office:value="1.768504" calcext:value-type="float">
            <text:p>1.768504</text:p>
          </table:table-cell>
          <table:table-cell office:value-type="float" office:value="3.864127" calcext:value-type="float">
            <text:p>3.864127</text:p>
          </table:table-cell>
          <table:table-cell office:value-type="float" office:value="6.025802" calcext:value-type="float">
            <text:p>6.025802</text:p>
          </table:table-cell>
          <table:table-cell office:value-type="float" office:value="6.313065" calcext:value-type="float">
            <text:p>6.313065</text:p>
          </table:table-cell>
          <table:table-cell office:value-type="float" office:value="6.8377" calcext:value-type="float">
            <text:p>6.8377</text:p>
          </table:table-cell>
          <table:table-cell office:value-type="float" office:value="7.502858" calcext:value-type="float">
            <text:p>7.502858</text:p>
          </table:table-cell>
          <table:table-cell office:value-type="float" office:value="8.27025" calcext:value-type="float">
            <text:p>8.27025</text:p>
          </table:table-cell>
          <table:table-cell office:value-type="float" office:value="8.769194" calcext:value-type="float">
            <text:p>8.769194</text:p>
          </table:table-cell>
          <table:table-cell office:value-type="float" office:value="0" calcext:value-type="float">
            <text:p>0</text:p>
          </table:table-cell>
          <table:table-cell office:value-type="float" office:value="27.80212" calcext:value-type="float">
            <text:p>27.8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142" calcext:value-type="float">
            <text:p>0.3171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3.793585" calcext:value-type="float">
            <text:p>3.793585</text:p>
          </table:table-cell>
          <table:table-cell office:value-type="float" office:value="136.4399" calcext:value-type="float">
            <text:p>136.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2207" calcext:value-type="float">
            <text:p>26.72207</text:p>
          </table:table-cell>
          <table:table-cell office:value-type="float" office:value="0" calcext:value-type="float">
            <text:p>0</text:p>
          </table:table-cell>
          <table:table-cell office:value-type="float" office:value="0.00000005230745" calcext:value-type="float">
            <text:p>5.23074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203455" calcext:value-type="float">
            <text:p>3.203455E-07</text:p>
          </table:table-cell>
          <table:table-cell office:value-type="float" office:value="1173.228" calcext:value-type="float">
            <text:p>1173.228</text:p>
          </table:table-cell>
          <table:table-cell office:value-type="float" office:value="1.873561" calcext:value-type="float">
            <text:p>1.873561</text:p>
          </table:table-cell>
          <table:table-cell office:value-type="float" office:value="0" calcext:value-type="float">
            <text:p>0</text:p>
          </table:table-cell>
          <table:table-cell office:value-type="float" office:value="1.074727" calcext:value-type="float">
            <text:p>1.074727</text:p>
          </table:table-cell>
          <table:table-cell office:value-type="float" office:value="0.3367058" calcext:value-type="float">
            <text:p>0.3367058</text:p>
          </table:table-cell>
          <table:table-cell office:value-type="float" office:value="0.276162" calcext:value-type="float">
            <text:p>0.276162</text:p>
          </table:table-cell>
          <table:table-cell office:value-type="float" office:value="0.06193268" calcext:value-type="float">
            <text:p>0.06193268</text:p>
          </table:table-cell>
          <table:table-cell office:value-type="float" office:value="0.0559745" calcext:value-type="float">
            <text:p>0.0559745</text:p>
          </table:table-cell>
          <table:table-cell office:value-type="float" office:value="0.02587066" calcext:value-type="float">
            <text:p>0.02587066</text:p>
          </table:table-cell>
          <table:table-cell office:value-type="float" office:value="0.03016925" calcext:value-type="float">
            <text:p>0.03016925</text:p>
          </table:table-cell>
          <table:table-cell office:value-type="float" office:value="0.06749212" calcext:value-type="float">
            <text:p>0.06749212</text:p>
          </table:table-cell>
          <table:table-cell office:value-type="float" office:value="0.1245064" calcext:value-type="float">
            <text:p>0.1245064</text:p>
          </table:table-cell>
          <table:table-cell office:value-type="float" office:value="0.1267945" calcext:value-type="float">
            <text:p>0.1267945</text:p>
          </table:table-cell>
          <table:table-cell office:value-type="float" office:value="0.1321358" calcext:value-type="float">
            <text:p>0.1321358</text:p>
          </table:table-cell>
          <table:table-cell office:value-type="float" office:value="0.139333" calcext:value-type="float">
            <text:p>0.139333</text:p>
          </table:table-cell>
          <table:table-cell office:value-type="float" office:value="0.1474716" calcext:value-type="float">
            <text:p>0.1474716</text:p>
          </table:table-cell>
          <table:table-cell office:value-type="float" office:value="0.1527334" calcext:value-type="float">
            <text:p>0.1527334</text:p>
          </table:table-cell>
          <table:table-cell office:value-type="float" office:value="0" calcext:value-type="float">
            <text:p>0</text:p>
          </table:table-cell>
          <table:table-cell office:value-type="float" office:value="19.46388" calcext:value-type="float">
            <text:p>19.46388</text:p>
          </table:table-cell>
          <table:table-cell office:value-type="float" office:value="11.23157" calcext:value-type="float">
            <text:p>11.23157</text:p>
          </table:table-cell>
          <table:table-cell office:value-type="float" office:value="11.92598" calcext:value-type="float">
            <text:p>11.92598</text:p>
          </table:table-cell>
          <table:table-cell office:value-type="float" office:value="3.942866" calcext:value-type="float">
            <text:p>3.942866</text:p>
          </table:table-cell>
          <table:table-cell office:value-type="float" office:value="3.458508" calcext:value-type="float">
            <text:p>3.458508</text:p>
          </table:table-cell>
          <table:table-cell office:value-type="float" office:value="1.811511" calcext:value-type="float">
            <text:p>1.811511</text:p>
          </table:table-cell>
          <table:table-cell office:value-type="float" office:value="1.771117" calcext:value-type="float">
            <text:p>1.771117</text:p>
          </table:table-cell>
          <table:table-cell office:value-type="float" office:value="3.869067" calcext:value-type="float">
            <text:p>3.869067</text:p>
          </table:table-cell>
          <table:table-cell office:value-type="float" office:value="6.033161" calcext:value-type="float">
            <text:p>6.033161</text:p>
          </table:table-cell>
          <table:table-cell office:value-type="float" office:value="6.32028" calcext:value-type="float">
            <text:p>6.32028</text:p>
          </table:table-cell>
          <table:table-cell office:value-type="float" office:value="6.844997" calcext:value-type="float">
            <text:p>6.844997</text:p>
          </table:table-cell>
          <table:table-cell office:value-type="float" office:value="7.509526" calcext:value-type="float">
            <text:p>7.509526</text:p>
          </table:table-cell>
          <table:table-cell office:value-type="float" office:value="8.276297" calcext:value-type="float">
            <text:p>8.276297</text:p>
          </table:table-cell>
          <table:table-cell office:value-type="float" office:value="8.775488" calcext:value-type="float">
            <text:p>8.775488</text:p>
          </table:table-cell>
          <table:table-cell office:value-type="float" office:value="0" calcext:value-type="float">
            <text:p>0</text:p>
          </table:table-cell>
          <table:table-cell office:value-type="float" office:value="18.43502" calcext:value-type="float">
            <text:p>18.43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0542" calcext:value-type="float">
            <text:p>0.33305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3.775632" calcext:value-type="float">
            <text:p>3.775632</text:p>
          </table:table-cell>
          <table:table-cell office:value-type="float" office:value="136.4413" calcext:value-type="float">
            <text:p>136.4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542" calcext:value-type="float">
            <text:p>26.7542</text:p>
          </table:table-cell>
          <table:table-cell office:value-type="float" office:value="0" calcext:value-type="float">
            <text:p>0</text:p>
          </table:table-cell>
          <table:table-cell office:value-type="float" office:value="0.00000005230745" calcext:value-type="float">
            <text:p>5.23074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203455" calcext:value-type="float">
            <text:p>3.203455E-07</text:p>
          </table:table-cell>
          <table:table-cell office:value-type="float" office:value="1173.213" calcext:value-type="float">
            <text:p>1173.213</text:p>
          </table:table-cell>
          <table:table-cell office:value-type="float" office:value="1.879258" calcext:value-type="float">
            <text:p>1.879258</text:p>
          </table:table-cell>
          <table:table-cell office:value-type="float" office:value="0" calcext:value-type="float">
            <text:p>0</text:p>
          </table:table-cell>
          <table:table-cell office:value-type="float" office:value="1.25452" calcext:value-type="float">
            <text:p>1.25452</text:p>
          </table:table-cell>
          <table:table-cell office:value-type="float" office:value="0.3540453" calcext:value-type="float">
            <text:p>0.3540453</text:p>
          </table:table-cell>
          <table:table-cell office:value-type="float" office:value="0.2850526" calcext:value-type="float">
            <text:p>0.2850526</text:p>
          </table:table-cell>
          <table:table-cell office:value-type="float" office:value="0.0625394" calcext:value-type="float">
            <text:p>0.0625394</text:p>
          </table:table-cell>
          <table:table-cell office:value-type="float" office:value="0.05633304" calcext:value-type="float">
            <text:p>0.05633304</text:p>
          </table:table-cell>
          <table:table-cell office:value-type="float" office:value="0.02600635" calcext:value-type="float">
            <text:p>0.02600635</text:p>
          </table:table-cell>
          <table:table-cell office:value-type="float" office:value="0.0304433" calcext:value-type="float">
            <text:p>0.0304433</text:p>
          </table:table-cell>
          <table:table-cell office:value-type="float" office:value="0.06777629" calcext:value-type="float">
            <text:p>0.06777629</text:p>
          </table:table-cell>
          <table:table-cell office:value-type="float" office:value="0.124672" calcext:value-type="float">
            <text:p>0.124672</text:p>
          </table:table-cell>
          <table:table-cell office:value-type="float" office:value="0.1268872" calcext:value-type="float">
            <text:p>0.1268872</text:p>
          </table:table-cell>
          <table:table-cell office:value-type="float" office:value="0.1322169" calcext:value-type="float">
            <text:p>0.1322169</text:p>
          </table:table-cell>
          <table:table-cell office:value-type="float" office:value="0.1394027" calcext:value-type="float">
            <text:p>0.1394027</text:p>
          </table:table-cell>
          <table:table-cell office:value-type="float" office:value="0.1475366" calcext:value-type="float">
            <text:p>0.1475366</text:p>
          </table:table-cell>
          <table:table-cell office:value-type="float" office:value="0.1528002" calcext:value-type="float">
            <text:p>0.1528002</text:p>
          </table:table-cell>
          <table:table-cell office:value-type="float" office:value="0" calcext:value-type="float">
            <text:p>0</text:p>
          </table:table-cell>
          <table:table-cell office:value-type="float" office:value="19.6195" calcext:value-type="float">
            <text:p>19.6195</text:p>
          </table:table-cell>
          <table:table-cell office:value-type="float" office:value="11.3055" calcext:value-type="float">
            <text:p>11.3055</text:p>
          </table:table-cell>
          <table:table-cell office:value-type="float" office:value="11.98495" calcext:value-type="float">
            <text:p>11.98495</text:p>
          </table:table-cell>
          <table:table-cell office:value-type="float" office:value="3.952647" calcext:value-type="float">
            <text:p>3.952647</text:p>
          </table:table-cell>
          <table:table-cell office:value-type="float" office:value="3.467951" calcext:value-type="float">
            <text:p>3.467951</text:p>
          </table:table-cell>
          <table:table-cell office:value-type="float" office:value="1.813754" calcext:value-type="float">
            <text:p>1.813754</text:p>
          </table:table-cell>
          <table:table-cell office:value-type="float" office:value="1.773862" calcext:value-type="float">
            <text:p>1.773862</text:p>
          </table:table-cell>
          <table:table-cell office:value-type="float" office:value="3.874079" calcext:value-type="float">
            <text:p>3.874079</text:p>
          </table:table-cell>
          <table:table-cell office:value-type="float" office:value="6.040529" calcext:value-type="float">
            <text:p>6.040529</text:p>
          </table:table-cell>
          <table:table-cell office:value-type="float" office:value="6.327492" calcext:value-type="float">
            <text:p>6.327492</text:p>
          </table:table-cell>
          <table:table-cell office:value-type="float" office:value="6.852293" calcext:value-type="float">
            <text:p>6.852293</text:p>
          </table:table-cell>
          <table:table-cell office:value-type="float" office:value="7.516119" calcext:value-type="float">
            <text:p>7.516119</text:p>
          </table:table-cell>
          <table:table-cell office:value-type="float" office:value="8.282344" calcext:value-type="float">
            <text:p>8.282344</text:p>
          </table:table-cell>
          <table:table-cell office:value-type="float" office:value="8.781782" calcext:value-type="float">
            <text:p>8.781782</text:p>
          </table:table-cell>
          <table:table-cell office:value-type="float" office:value="0" calcext:value-type="float">
            <text:p>0</text:p>
          </table:table-cell>
          <table:table-cell office:value-type="float" office:value="16.77998" calcext:value-type="float">
            <text:p>16.7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088" calcext:value-type="float">
            <text:p>0.3490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3.761328" calcext:value-type="float">
            <text:p>3.761328</text:p>
          </table:table-cell>
          <table:table-cell office:value-type="float" office:value="136.4424" calcext:value-type="float">
            <text:p>136.4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8583" calcext:value-type="float">
            <text:p>26.78583</text:p>
          </table:table-cell>
          <table:table-cell office:value-type="float" office:value="0" calcext:value-type="float">
            <text:p>0</text:p>
          </table:table-cell>
          <table:table-cell office:value-type="float" office:value="0.00000005239809" calcext:value-type="float">
            <text:p>5.23980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208558" calcext:value-type="float">
            <text:p>3.208558E-07</text:p>
          </table:table-cell>
          <table:table-cell office:value-type="float" office:value="1173.198" calcext:value-type="float">
            <text:p>1173.198</text:p>
          </table:table-cell>
          <table:table-cell office:value-type="float" office:value="1.887012" calcext:value-type="float">
            <text:p>1.887012</text:p>
          </table:table-cell>
          <table:table-cell office:value-type="float" office:value="0" calcext:value-type="float">
            <text:p>0</text:p>
          </table:table-cell>
          <table:table-cell office:value-type="float" office:value="0.562828" calcext:value-type="float">
            <text:p>0.562828</text:p>
          </table:table-cell>
          <table:table-cell office:value-type="float" office:value="0.3128124" calcext:value-type="float">
            <text:p>0.3128124</text:p>
          </table:table-cell>
          <table:table-cell office:value-type="float" office:value="0.2533816" calcext:value-type="float">
            <text:p>0.2533816</text:p>
          </table:table-cell>
          <table:table-cell office:value-type="float" office:value="0.05871596" calcext:value-type="float">
            <text:p>0.05871596</text:p>
          </table:table-cell>
          <table:table-cell office:value-type="float" office:value="0.0542335" calcext:value-type="float">
            <text:p>0.0542335</text:p>
          </table:table-cell>
          <table:table-cell office:value-type="float" office:value="0.02595113" calcext:value-type="float">
            <text:p>0.02595113</text:p>
          </table:table-cell>
          <table:table-cell office:value-type="float" office:value="0.03064196" calcext:value-type="float">
            <text:p>0.03064196</text:p>
          </table:table-cell>
          <table:table-cell office:value-type="float" office:value="0.06799819" calcext:value-type="float">
            <text:p>0.06799819</text:p>
          </table:table-cell>
          <table:table-cell office:value-type="float" office:value="0.1248345" calcext:value-type="float">
            <text:p>0.1248345</text:p>
          </table:table-cell>
          <table:table-cell office:value-type="float" office:value="0.1269818" calcext:value-type="float">
            <text:p>0.1269818</text:p>
          </table:table-cell>
          <table:table-cell office:value-type="float" office:value="0.1322982" calcext:value-type="float">
            <text:p>0.1322982</text:p>
          </table:table-cell>
          <table:table-cell office:value-type="float" office:value="0.1394848" calcext:value-type="float">
            <text:p>0.1394848</text:p>
          </table:table-cell>
          <table:table-cell office:value-type="float" office:value="0.1476017" calcext:value-type="float">
            <text:p>0.1476017</text:p>
          </table:table-cell>
          <table:table-cell office:value-type="float" office:value="0.1528671" calcext:value-type="float">
            <text:p>0.1528671</text:p>
          </table:table-cell>
          <table:table-cell office:value-type="float" office:value="0" calcext:value-type="float">
            <text:p>0</text:p>
          </table:table-cell>
          <table:table-cell office:value-type="float" office:value="19.74624" calcext:value-type="float">
            <text:p>19.74624</text:p>
          </table:table-cell>
          <table:table-cell office:value-type="float" office:value="11.37442" calcext:value-type="float">
            <text:p>11.37442</text:p>
          </table:table-cell>
          <table:table-cell office:value-type="float" office:value="12.04264" calcext:value-type="float">
            <text:p>12.04264</text:p>
          </table:table-cell>
          <table:table-cell office:value-type="float" office:value="3.962417" calcext:value-type="float">
            <text:p>3.962417</text:p>
          </table:table-cell>
          <table:table-cell office:value-type="float" office:value="3.477544" calcext:value-type="float">
            <text:p>3.477544</text:p>
          </table:table-cell>
          <table:table-cell office:value-type="float" office:value="1.816063" calcext:value-type="float">
            <text:p>1.816063</text:p>
          </table:table-cell>
          <table:table-cell office:value-type="float" office:value="1.776671" calcext:value-type="float">
            <text:p>1.776671</text:p>
          </table:table-cell>
          <table:table-cell office:value-type="float" office:value="3.87914" calcext:value-type="float">
            <text:p>3.87914</text:p>
          </table:table-cell>
          <table:table-cell office:value-type="float" office:value="6.047934" calcext:value-type="float">
            <text:p>6.047934</text:p>
          </table:table-cell>
          <table:table-cell office:value-type="float" office:value="6.334706" calcext:value-type="float">
            <text:p>6.334706</text:p>
          </table:table-cell>
          <table:table-cell office:value-type="float" office:value="6.859591" calcext:value-type="float">
            <text:p>6.859591</text:p>
          </table:table-cell>
          <table:table-cell office:value-type="float" office:value="7.522713" calcext:value-type="float">
            <text:p>7.522713</text:p>
          </table:table-cell>
          <table:table-cell office:value-type="float" office:value="8.288391" calcext:value-type="float">
            <text:p>8.288391</text:p>
          </table:table-cell>
          <table:table-cell office:value-type="float" office:value="8.788056" calcext:value-type="float">
            <text:p>8.788056</text:p>
          </table:table-cell>
          <table:table-cell office:value-type="float" office:value="0" calcext:value-type="float">
            <text:p>0</text:p>
          </table:table-cell>
          <table:table-cell office:value-type="float" office:value="12.03354" calcext:value-type="float">
            <text:p>12.0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7833" calcext:value-type="float">
            <text:p>0.36178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3.74858" calcext:value-type="float">
            <text:p>3.74858</text:p>
          </table:table-cell>
          <table:table-cell office:value-type="float" office:value="136.4436" calcext:value-type="float">
            <text:p>136.4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162" calcext:value-type="float">
            <text:p>26.8162</text:p>
          </table:table-cell>
          <table:table-cell office:value-type="float" office:value="0" calcext:value-type="float">
            <text:p>0</text:p>
          </table:table-cell>
          <table:table-cell office:value-type="float" office:value="0.00000005241803" calcext:value-type="float">
            <text:p>5.24180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209671" calcext:value-type="float">
            <text:p>3.209671E-07</text:p>
          </table:table-cell>
          <table:table-cell office:value-type="float" office:value="1173.182" calcext:value-type="float">
            <text:p>1173.182</text:p>
          </table:table-cell>
          <table:table-cell office:value-type="float" office:value="1.898434" calcext:value-type="float">
            <text:p>1.898434</text:p>
          </table:table-cell>
          <table:table-cell office:value-type="float" office:value="0" calcext:value-type="float">
            <text:p>0</text:p>
          </table:table-cell>
          <table:table-cell office:value-type="float" office:value="0.4414866" calcext:value-type="float">
            <text:p>0.4414866</text:p>
          </table:table-cell>
          <table:table-cell office:value-type="float" office:value="0.2515168" calcext:value-type="float">
            <text:p>0.2515168</text:p>
          </table:table-cell>
          <table:table-cell office:value-type="float" office:value="0.215879" calcext:value-type="float">
            <text:p>0.215879</text:p>
          </table:table-cell>
          <table:table-cell office:value-type="float" office:value="0.05381743" calcext:value-type="float">
            <text:p>0.05381743</text:p>
          </table:table-cell>
          <table:table-cell office:value-type="float" office:value="0.05072669" calcext:value-type="float">
            <text:p>0.05072669</text:p>
          </table:table-cell>
          <table:table-cell office:value-type="float" office:value="0.0254057" calcext:value-type="float">
            <text:p>0.0254057</text:p>
          </table:table-cell>
          <table:table-cell office:value-type="float" office:value="0.0304911" calcext:value-type="float">
            <text:p>0.0304911</text:p>
          </table:table-cell>
          <table:table-cell office:value-type="float" office:value="0.06810531" calcext:value-type="float">
            <text:p>0.06810531</text:p>
          </table:table-cell>
          <table:table-cell office:value-type="float" office:value="0.1249847" calcext:value-type="float">
            <text:p>0.1249847</text:p>
          </table:table-cell>
          <table:table-cell office:value-type="float" office:value="0.127077" calcext:value-type="float">
            <text:p>0.127077</text:p>
          </table:table-cell>
          <table:table-cell office:value-type="float" office:value="0.1323801" calcext:value-type="float">
            <text:p>0.1323801</text:p>
          </table:table-cell>
          <table:table-cell office:value-type="float" office:value="0.1395482" calcext:value-type="float">
            <text:p>0.1395482</text:p>
          </table:table-cell>
          <table:table-cell office:value-type="float" office:value="0.147667" calcext:value-type="float">
            <text:p>0.147667</text:p>
          </table:table-cell>
          <table:table-cell office:value-type="float" office:value="0.1529337" calcext:value-type="float">
            <text:p>0.1529337</text:p>
          </table:table-cell>
          <table:table-cell office:value-type="float" office:value="0" calcext:value-type="float">
            <text:p>0</text:p>
          </table:table-cell>
          <table:table-cell office:value-type="float" office:value="19.8656" calcext:value-type="float">
            <text:p>19.8656</text:p>
          </table:table-cell>
          <table:table-cell office:value-type="float" office:value="11.42924" calcext:value-type="float">
            <text:p>11.42924</text:p>
          </table:table-cell>
          <table:table-cell office:value-type="float" office:value="12.09099" calcext:value-type="float">
            <text:p>12.09099</text:p>
          </table:table-cell>
          <table:table-cell office:value-type="float" office:value="3.970896" calcext:value-type="float">
            <text:p>3.970896</text:p>
          </table:table-cell>
          <table:table-cell office:value-type="float" office:value="3.486203" calcext:value-type="float">
            <text:p>3.486203</text:p>
          </table:table-cell>
          <table:table-cell office:value-type="float" office:value="1.818282" calcext:value-type="float">
            <text:p>1.818282</text:p>
          </table:table-cell>
          <table:table-cell office:value-type="float" office:value="1.779464" calcext:value-type="float">
            <text:p>1.779464</text:p>
          </table:table-cell>
          <table:table-cell office:value-type="float" office:value="3.884227" calcext:value-type="float">
            <text:p>3.884227</text:p>
          </table:table-cell>
          <table:table-cell office:value-type="float" office:value="6.055339" calcext:value-type="float">
            <text:p>6.055339</text:p>
          </table:table-cell>
          <table:table-cell office:value-type="float" office:value="6.34192" calcext:value-type="float">
            <text:p>6.34192</text:p>
          </table:table-cell>
          <table:table-cell office:value-type="float" office:value="6.866866" calcext:value-type="float">
            <text:p>6.866866</text:p>
          </table:table-cell>
          <table:table-cell office:value-type="float" office:value="7.529303" calcext:value-type="float">
            <text:p>7.529303</text:p>
          </table:table-cell>
          <table:table-cell office:value-type="float" office:value="8.294438" calcext:value-type="float">
            <text:p>8.294438</text:p>
          </table:table-cell>
          <table:table-cell office:value-type="float" office:value="8.794259" calcext:value-type="float">
            <text:p>8.794259</text:p>
          </table:table-cell>
          <table:table-cell office:value-type="float" office:value="0" calcext:value-type="float">
            <text:p>0</text:p>
          </table:table-cell>
          <table:table-cell office:value-type="float" office:value="9.814781" calcext:value-type="float">
            <text:p>9.814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7545" calcext:value-type="float">
            <text:p>0.37275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3.736986" calcext:value-type="float">
            <text:p>3.736986</text:p>
          </table:table-cell>
          <table:table-cell office:value-type="float" office:value="136.4447" calcext:value-type="float">
            <text:p>136.4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4467" calcext:value-type="float">
            <text:p>26.84467</text:p>
          </table:table-cell>
          <table:table-cell office:value-type="float" office:value="0" calcext:value-type="float">
            <text:p>0</text:p>
          </table:table-cell>
          <table:table-cell office:value-type="float" office:value="0.00000005242497" calcext:value-type="float">
            <text:p>5.24249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21005" calcext:value-type="float">
            <text:p>3.21005E-07</text:p>
          </table:table-cell>
          <table:table-cell office:value-type="float" office:value="1173.165" calcext:value-type="float">
            <text:p>1173.165</text:p>
          </table:table-cell>
          <table:table-cell office:value-type="float" office:value="1.908301" calcext:value-type="float">
            <text:p>1.908301</text:p>
          </table:table-cell>
          <table:table-cell office:value-type="float" office:value="0" calcext:value-type="float">
            <text:p>0</text:p>
          </table:table-cell>
          <table:table-cell office:value-type="float" office:value="0.5166642" calcext:value-type="float">
            <text:p>0.5166642</text:p>
          </table:table-cell>
          <table:table-cell office:value-type="float" office:value="0.2410526" calcext:value-type="float">
            <text:p>0.2410526</text:p>
          </table:table-cell>
          <table:table-cell office:value-type="float" office:value="0.2055374" calcext:value-type="float">
            <text:p>0.2055374</text:p>
          </table:table-cell>
          <table:table-cell office:value-type="float" office:value="0.05056699" calcext:value-type="float">
            <text:p>0.05056699</text:p>
          </table:table-cell>
          <table:table-cell office:value-type="float" office:value="0.04708136" calcext:value-type="float">
            <text:p>0.04708136</text:p>
          </table:table-cell>
          <table:table-cell office:value-type="float" office:value="0.02426355" calcext:value-type="float">
            <text:p>0.02426355</text:p>
          </table:table-cell>
          <table:table-cell office:value-type="float" office:value="0.02979279" calcext:value-type="float">
            <text:p>0.02979279</text:p>
          </table:table-cell>
          <table:table-cell office:value-type="float" office:value="0.06804399" calcext:value-type="float">
            <text:p>0.06804399</text:p>
          </table:table-cell>
          <table:table-cell office:value-type="float" office:value="0.1251086" calcext:value-type="float">
            <text:p>0.1251086</text:p>
          </table:table-cell>
          <table:table-cell office:value-type="float" office:value="0.1271714" calcext:value-type="float">
            <text:p>0.1271714</text:p>
          </table:table-cell>
          <table:table-cell office:value-type="float" office:value="0.1324619" calcext:value-type="float">
            <text:p>0.1324619</text:p>
          </table:table-cell>
          <table:table-cell office:value-type="float" office:value="0.1396127" calcext:value-type="float">
            <text:p>0.1396127</text:p>
          </table:table-cell>
          <table:table-cell office:value-type="float" office:value="0.147732" calcext:value-type="float">
            <text:p>0.147732</text:p>
          </table:table-cell>
          <table:table-cell office:value-type="float" office:value="0.1530001" calcext:value-type="float">
            <text:p>0.1530001</text:p>
          </table:table-cell>
          <table:table-cell office:value-type="float" office:value="0" calcext:value-type="float">
            <text:p>0</text:p>
          </table:table-cell>
          <table:table-cell office:value-type="float" office:value="19.95679" calcext:value-type="float">
            <text:p>19.95679</text:p>
          </table:table-cell>
          <table:table-cell office:value-type="float" office:value="11.4685" calcext:value-type="float">
            <text:p>11.4685</text:p>
          </table:table-cell>
          <table:table-cell office:value-type="float" office:value="12.12499" calcext:value-type="float">
            <text:p>12.12499</text:p>
          </table:table-cell>
          <table:table-cell office:value-type="float" office:value="3.976917" calcext:value-type="float">
            <text:p>3.976917</text:p>
          </table:table-cell>
          <table:table-cell office:value-type="float" office:value="3.49276" calcext:value-type="float">
            <text:p>3.49276</text:p>
          </table:table-cell>
          <table:table-cell office:value-type="float" office:value="1.820222" calcext:value-type="float">
            <text:p>1.820222</text:p>
          </table:table-cell>
          <table:table-cell office:value-type="float" office:value="1.782139" calcext:value-type="float">
            <text:p>1.782139</text:p>
          </table:table-cell>
          <table:table-cell office:value-type="float" office:value="3.889303" calcext:value-type="float">
            <text:p>3.889303</text:p>
          </table:table-cell>
          <table:table-cell office:value-type="float" office:value="6.062743" calcext:value-type="float">
            <text:p>6.062743</text:p>
          </table:table-cell>
          <table:table-cell office:value-type="float" office:value="6.349135" calcext:value-type="float">
            <text:p>6.349135</text:p>
          </table:table-cell>
          <table:table-cell office:value-type="float" office:value="6.874106" calcext:value-type="float">
            <text:p>6.874106</text:p>
          </table:table-cell>
          <table:table-cell office:value-type="float" office:value="7.535891" calcext:value-type="float">
            <text:p>7.535891</text:p>
          </table:table-cell>
          <table:table-cell office:value-type="float" office:value="8.300486" calcext:value-type="float">
            <text:p>8.300486</text:p>
          </table:table-cell>
          <table:table-cell office:value-type="float" office:value="8.800435" calcext:value-type="float">
            <text:p>8.800435</text:p>
          </table:table-cell>
          <table:table-cell office:value-type="float" office:value="0" calcext:value-type="float">
            <text:p>0</text:p>
          </table:table-cell>
          <table:table-cell office:value-type="float" office:value="11.42568" calcext:value-type="float">
            <text:p>11.42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6215" calcext:value-type="float">
            <text:p>0.38262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3.727521" calcext:value-type="float">
            <text:p>3.727521</text:p>
          </table:table-cell>
          <table:table-cell office:value-type="float" office:value="136.445" calcext:value-type="float">
            <text:p>136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7247" calcext:value-type="float">
            <text:p>26.87247</text:p>
          </table:table-cell>
          <table:table-cell office:value-type="float" office:value="0" calcext:value-type="float">
            <text:p>0</text:p>
          </table:table-cell>
          <table:table-cell office:value-type="float" office:value="0.00000005242497" calcext:value-type="float">
            <text:p>5.24249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21005" calcext:value-type="float">
            <text:p>3.21005E-07</text:p>
          </table:table-cell>
          <table:table-cell office:value-type="float" office:value="1173.149" calcext:value-type="float">
            <text:p>1173.149</text:p>
          </table:table-cell>
          <table:table-cell office:value-type="float" office:value="1.909842" calcext:value-type="float">
            <text:p>1.909842</text:p>
          </table:table-cell>
          <table:table-cell office:value-type="float" office:value="0" calcext:value-type="float">
            <text:p>0</text:p>
          </table:table-cell>
          <table:table-cell office:value-type="float" office:value="0.6361217" calcext:value-type="float">
            <text:p>0.6361217</text:p>
          </table:table-cell>
          <table:table-cell office:value-type="float" office:value="0.2221645" calcext:value-type="float">
            <text:p>0.2221645</text:p>
          </table:table-cell>
          <table:table-cell office:value-type="float" office:value="0.1952707" calcext:value-type="float">
            <text:p>0.1952707</text:p>
          </table:table-cell>
          <table:table-cell office:value-type="float" office:value="0.0483993" calcext:value-type="float">
            <text:p>0.0483993</text:p>
          </table:table-cell>
          <table:table-cell office:value-type="float" office:value="0.0449408" calcext:value-type="float">
            <text:p>0.0449408</text:p>
          </table:table-cell>
          <table:table-cell office:value-type="float" office:value="0.02367076" calcext:value-type="float">
            <text:p>0.02367076</text:p>
          </table:table-cell>
          <table:table-cell office:value-type="float" office:value="0.02938278" calcext:value-type="float">
            <text:p>0.02938278</text:p>
          </table:table-cell>
          <table:table-cell office:value-type="float" office:value="0.06795663" calcext:value-type="float">
            <text:p>0.06795663</text:p>
          </table:table-cell>
          <table:table-cell office:value-type="float" office:value="0.1252002" calcext:value-type="float">
            <text:p>0.1252002</text:p>
          </table:table-cell>
          <table:table-cell office:value-type="float" office:value="0.1272627" calcext:value-type="float">
            <text:p>0.1272627</text:p>
          </table:table-cell>
          <table:table-cell office:value-type="float" office:value="0.1325434" calcext:value-type="float">
            <text:p>0.1325434</text:p>
          </table:table-cell>
          <table:table-cell office:value-type="float" office:value="0.1396764" calcext:value-type="float">
            <text:p>0.1396764</text:p>
          </table:table-cell>
          <table:table-cell office:value-type="float" office:value="0.1477972" calcext:value-type="float">
            <text:p>0.1477972</text:p>
          </table:table-cell>
          <table:table-cell office:value-type="float" office:value="0.1530658" calcext:value-type="float">
            <text:p>0.1530658</text:p>
          </table:table-cell>
          <table:table-cell office:value-type="float" office:value="0" calcext:value-type="float">
            <text:p>0</text:p>
          </table:table-cell>
          <table:table-cell office:value-type="float" office:value="20.03113" calcext:value-type="float">
            <text:p>20.03113</text:p>
          </table:table-cell>
          <table:table-cell office:value-type="float" office:value="11.5038" calcext:value-type="float">
            <text:p>11.5038</text:p>
          </table:table-cell>
          <table:table-cell office:value-type="float" office:value="12.15489" calcext:value-type="float">
            <text:p>12.15489</text:p>
          </table:table-cell>
          <table:table-cell office:value-type="float" office:value="3.982012" calcext:value-type="float">
            <text:p>3.982012</text:p>
          </table:table-cell>
          <table:table-cell office:value-type="float" office:value="3.498326" calcext:value-type="float">
            <text:p>3.498326</text:p>
          </table:table-cell>
          <table:table-cell office:value-type="float" office:value="1.821978" calcext:value-type="float">
            <text:p>1.821978</text:p>
          </table:table-cell>
          <table:table-cell office:value-type="float" office:value="1.784698" calcext:value-type="float">
            <text:p>1.784698</text:p>
          </table:table-cell>
          <table:table-cell office:value-type="float" office:value="3.894345" calcext:value-type="float">
            <text:p>3.894345</text:p>
          </table:table-cell>
          <table:table-cell office:value-type="float" office:value="6.070148" calcext:value-type="float">
            <text:p>6.070148</text:p>
          </table:table-cell>
          <table:table-cell office:value-type="float" office:value="6.356349" calcext:value-type="float">
            <text:p>6.356349</text:p>
          </table:table-cell>
          <table:table-cell office:value-type="float" office:value="6.881347" calcext:value-type="float">
            <text:p>6.881347</text:p>
          </table:table-cell>
          <table:table-cell office:value-type="float" office:value="7.542484" calcext:value-type="float">
            <text:p>7.542484</text:p>
          </table:table-cell>
          <table:table-cell office:value-type="float" office:value="8.306533" calcext:value-type="float">
            <text:p>8.306533</text:p>
          </table:table-cell>
          <table:table-cell office:value-type="float" office:value="8.806609" calcext:value-type="float">
            <text:p>8.806609</text:p>
          </table:table-cell>
          <table:table-cell office:value-type="float" office:value="0" calcext:value-type="float">
            <text:p>0</text:p>
          </table:table-cell>
          <table:table-cell office:value-type="float" office:value="10.10083" calcext:value-type="float">
            <text:p>10.10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11186" calcext:value-type="float">
            <text:p>0.39111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3.714806" calcext:value-type="float">
            <text:p>3.714806</text:p>
          </table:table-cell>
          <table:table-cell office:value-type="float" office:value="136.4456" calcext:value-type="float">
            <text:p>136.4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0047" calcext:value-type="float">
            <text:p>26.90047</text:p>
          </table:table-cell>
          <table:table-cell office:value-type="float" office:value="0" calcext:value-type="float">
            <text:p>0</text:p>
          </table:table-cell>
          <table:table-cell office:value-type="float" office:value="0.00000005242497" calcext:value-type="float">
            <text:p>5.24249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21005" calcext:value-type="float">
            <text:p>3.21005E-07</text:p>
          </table:table-cell>
          <table:table-cell office:value-type="float" office:value="1173.132" calcext:value-type="float">
            <text:p>1173.132</text:p>
          </table:table-cell>
          <table:table-cell office:value-type="float" office:value="1.908694" calcext:value-type="float">
            <text:p>1.908694</text:p>
          </table:table-cell>
          <table:table-cell office:value-type="float" office:value="0" calcext:value-type="float">
            <text:p>0</text:p>
          </table:table-cell>
          <table:table-cell office:value-type="float" office:value="0.8787925" calcext:value-type="float">
            <text:p>0.8787925</text:p>
          </table:table-cell>
          <table:table-cell office:value-type="float" office:value="0.2688052" calcext:value-type="float">
            <text:p>0.2688052</text:p>
          </table:table-cell>
          <table:table-cell office:value-type="float" office:value="0.2204151" calcext:value-type="float">
            <text:p>0.2204151</text:p>
          </table:table-cell>
          <table:table-cell office:value-type="float" office:value="0.05102811" calcext:value-type="float">
            <text:p>0.05102811</text:p>
          </table:table-cell>
          <table:table-cell office:value-type="float" office:value="0.04627436" calcext:value-type="float">
            <text:p>0.04627436</text:p>
          </table:table-cell>
          <table:table-cell office:value-type="float" office:value="0.0236642" calcext:value-type="float">
            <text:p>0.0236642</text:p>
          </table:table-cell>
          <table:table-cell office:value-type="float" office:value="0.02922278" calcext:value-type="float">
            <text:p>0.02922278</text:p>
          </table:table-cell>
          <table:table-cell office:value-type="float" office:value="0.06789055" calcext:value-type="float">
            <text:p>0.06789055</text:p>
          </table:table-cell>
          <table:table-cell office:value-type="float" office:value="0.1252738" calcext:value-type="float">
            <text:p>0.1252738</text:p>
          </table:table-cell>
          <table:table-cell office:value-type="float" office:value="0.1273503" calcext:value-type="float">
            <text:p>0.1273503</text:p>
          </table:table-cell>
          <table:table-cell office:value-type="float" office:value="0.1326244" calcext:value-type="float">
            <text:p>0.1326244</text:p>
          </table:table-cell>
          <table:table-cell office:value-type="float" office:value="0.1397539" calcext:value-type="float">
            <text:p>0.1397539</text:p>
          </table:table-cell>
          <table:table-cell office:value-type="float" office:value="0.1478624" calcext:value-type="float">
            <text:p>0.1478624</text:p>
          </table:table-cell>
          <table:table-cell office:value-type="float" office:value="0.153132" calcext:value-type="float">
            <text:p>0.153132</text:p>
          </table:table-cell>
          <table:table-cell office:value-type="float" office:value="0" calcext:value-type="float">
            <text:p>0</text:p>
          </table:table-cell>
          <table:table-cell office:value-type="float" office:value="20.11501" calcext:value-type="float">
            <text:p>20.11501</text:p>
          </table:table-cell>
          <table:table-cell office:value-type="float" office:value="11.54257" calcext:value-type="float">
            <text:p>11.54257</text:p>
          </table:table-cell>
          <table:table-cell office:value-type="float" office:value="12.18507" calcext:value-type="float">
            <text:p>12.18507</text:p>
          </table:table-cell>
          <table:table-cell office:value-type="float" office:value="3.986798" calcext:value-type="float">
            <text:p>3.986798</text:p>
          </table:table-cell>
          <table:table-cell office:value-type="float" office:value="3.503446" calcext:value-type="float">
            <text:p>3.503446</text:p>
          </table:table-cell>
          <table:table-cell office:value-type="float" office:value="1.823624" calcext:value-type="float">
            <text:p>1.823624</text:p>
          </table:table-cell>
          <table:table-cell office:value-type="float" office:value="1.787175" calcext:value-type="float">
            <text:p>1.787175</text:p>
          </table:table-cell>
          <table:table-cell office:value-type="float" office:value="3.899354" calcext:value-type="float">
            <text:p>3.899354</text:p>
          </table:table-cell>
          <table:table-cell office:value-type="float" office:value="6.077553" calcext:value-type="float">
            <text:p>6.077553</text:p>
          </table:table-cell>
          <table:table-cell office:value-type="float" office:value="6.363561" calcext:value-type="float">
            <text:p>6.363561</text:p>
          </table:table-cell>
          <table:table-cell office:value-type="float" office:value="6.888587" calcext:value-type="float">
            <text:p>6.888587</text:p>
          </table:table-cell>
          <table:table-cell office:value-type="float" office:value="7.549074" calcext:value-type="float">
            <text:p>7.549074</text:p>
          </table:table-cell>
          <table:table-cell office:value-type="float" office:value="8.31258" calcext:value-type="float">
            <text:p>8.31258</text:p>
          </table:table-cell>
          <table:table-cell office:value-type="float" office:value="8.812795" calcext:value-type="float">
            <text:p>8.812795</text:p>
          </table:table-cell>
          <table:table-cell office:value-type="float" office:value="0" calcext:value-type="float">
            <text:p>0</text:p>
          </table:table-cell>
          <table:table-cell office:value-type="float" office:value="13.39082" calcext:value-type="float">
            <text:p>13.3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25353" calcext:value-type="float">
            <text:p>0.40253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3.693058" calcext:value-type="float">
            <text:p>3.693058</text:p>
          </table:table-cell>
          <table:table-cell office:value-type="float" office:value="136.4474" calcext:value-type="float">
            <text:p>136.4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3103" calcext:value-type="float">
            <text:p>26.93103</text:p>
          </table:table-cell>
          <table:table-cell office:value-type="float" office:value="0" calcext:value-type="float">
            <text:p>0</text:p>
          </table:table-cell>
          <table:table-cell office:value-type="float" office:value="0.00000005242497" calcext:value-type="float">
            <text:p>5.24249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21005" calcext:value-type="float">
            <text:p>3.21005E-07</text:p>
          </table:table-cell>
          <table:table-cell office:value-type="float" office:value="1173.117" calcext:value-type="float">
            <text:p>1173.117</text:p>
          </table:table-cell>
          <table:table-cell office:value-type="float" office:value="1.907842" calcext:value-type="float">
            <text:p>1.907842</text:p>
          </table:table-cell>
          <table:table-cell office:value-type="float" office:value="0" calcext:value-type="float">
            <text:p>0</text:p>
          </table:table-cell>
          <table:table-cell office:value-type="float" office:value="1.461555" calcext:value-type="float">
            <text:p>1.461555</text:p>
          </table:table-cell>
          <table:table-cell office:value-type="float" office:value="0.3965144" calcext:value-type="float">
            <text:p>0.3965144</text:p>
          </table:table-cell>
          <table:table-cell office:value-type="float" office:value="0.2987844" calcext:value-type="float">
            <text:p>0.2987844</text:p>
          </table:table-cell>
          <table:table-cell office:value-type="float" office:value="0.06247197" calcext:value-type="float">
            <text:p>0.06247197</text:p>
          </table:table-cell>
          <table:table-cell office:value-type="float" office:value="0.05459734" calcext:value-type="float">
            <text:p>0.05459734</text:p>
          </table:table-cell>
          <table:table-cell office:value-type="float" office:value="0.02528977" calcext:value-type="float">
            <text:p>0.02528977</text:p>
          </table:table-cell>
          <table:table-cell office:value-type="float" office:value="0.02995363" calcext:value-type="float">
            <text:p>0.02995363</text:p>
          </table:table-cell>
          <table:table-cell office:value-type="float" office:value="0.06799584" calcext:value-type="float">
            <text:p>0.06799584</text:p>
          </table:table-cell>
          <table:table-cell office:value-type="float" office:value="0.1253522" calcext:value-type="float">
            <text:p>0.1253522</text:p>
          </table:table-cell>
          <table:table-cell office:value-type="float" office:value="0.127435" calcext:value-type="float">
            <text:p>0.127435</text:p>
          </table:table-cell>
          <table:table-cell office:value-type="float" office:value="0.1327052" calcext:value-type="float">
            <text:p>0.1327052</text:p>
          </table:table-cell>
          <table:table-cell office:value-type="float" office:value="0.139841" calcext:value-type="float">
            <text:p>0.139841</text:p>
          </table:table-cell>
          <table:table-cell office:value-type="float" office:value="0.147927" calcext:value-type="float">
            <text:p>0.147927</text:p>
          </table:table-cell>
          <table:table-cell office:value-type="float" office:value="0.1531983" calcext:value-type="float">
            <text:p>0.1531983</text:p>
          </table:table-cell>
          <table:table-cell office:value-type="float" office:value="0" calcext:value-type="float">
            <text:p>0</text:p>
          </table:table-cell>
          <table:table-cell office:value-type="float" office:value="20.24768" calcext:value-type="float">
            <text:p>20.24768</text:p>
          </table:table-cell>
          <table:table-cell office:value-type="float" office:value="11.60734" calcext:value-type="float">
            <text:p>11.60734</text:p>
          </table:table-cell>
          <table:table-cell office:value-type="float" office:value="12.23234" calcext:value-type="float">
            <text:p>12.23234</text:p>
          </table:table-cell>
          <table:table-cell office:value-type="float" office:value="3.993935" calcext:value-type="float">
            <text:p>3.993935</text:p>
          </table:table-cell>
          <table:table-cell office:value-type="float" office:value="3.510228" calcext:value-type="float">
            <text:p>3.510228</text:p>
          </table:table-cell>
          <table:table-cell office:value-type="float" office:value="1.825444" calcext:value-type="float">
            <text:p>1.825444</text:p>
          </table:table-cell>
          <table:table-cell office:value-type="float" office:value="1.789703" calcext:value-type="float">
            <text:p>1.789703</text:p>
          </table:table-cell>
          <table:table-cell office:value-type="float" office:value="3.904344" calcext:value-type="float">
            <text:p>3.904344</text:p>
          </table:table-cell>
          <table:table-cell office:value-type="float" office:value="6.084958" calcext:value-type="float">
            <text:p>6.084958</text:p>
          </table:table-cell>
          <table:table-cell office:value-type="float" office:value="6.370777" calcext:value-type="float">
            <text:p>6.370777</text:p>
          </table:table-cell>
          <table:table-cell office:value-type="float" office:value="6.895827" calcext:value-type="float">
            <text:p>6.895827</text:p>
          </table:table-cell>
          <table:table-cell office:value-type="float" office:value="7.555659" calcext:value-type="float">
            <text:p>7.555659</text:p>
          </table:table-cell>
          <table:table-cell office:value-type="float" office:value="8.318597" calcext:value-type="float">
            <text:p>8.318597</text:p>
          </table:table-cell>
          <table:table-cell office:value-type="float" office:value="8.819013" calcext:value-type="float">
            <text:p>8.819013</text:p>
          </table:table-cell>
          <table:table-cell office:value-type="float" office:value="0" calcext:value-type="float">
            <text:p>0</text:p>
          </table:table-cell>
          <table:table-cell office:value-type="float" office:value="24.2859" calcext:value-type="float">
            <text:p>24.2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7223" calcext:value-type="float">
            <text:p>0.42172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3.662519" calcext:value-type="float">
            <text:p>3.662519</text:p>
          </table:table-cell>
          <table:table-cell office:value-type="float" office:value="136.4501" calcext:value-type="float">
            <text:p>136.4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6653" calcext:value-type="float">
            <text:p>26.96653</text:p>
          </table:table-cell>
          <table:table-cell office:value-type="float" office:value="0" calcext:value-type="float">
            <text:p>0</text:p>
          </table:table-cell>
          <table:table-cell office:value-type="float" office:value="0.00000005242497" calcext:value-type="float">
            <text:p>5.24249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21005" calcext:value-type="float">
            <text:p>3.21005E-07</text:p>
          </table:table-cell>
          <table:table-cell office:value-type="float" office:value="1173.105" calcext:value-type="float">
            <text:p>1173.105</text:p>
          </table:table-cell>
          <table:table-cell office:value-type="float" office:value="1.913436" calcext:value-type="float">
            <text:p>1.913436</text:p>
          </table:table-cell>
          <table:table-cell office:value-type="float" office:value="0" calcext:value-type="float">
            <text:p>0</text:p>
          </table:table-cell>
          <table:table-cell office:value-type="float" office:value="2.012514" calcext:value-type="float">
            <text:p>2.012514</text:p>
          </table:table-cell>
          <table:table-cell office:value-type="float" office:value="0.5577086" calcext:value-type="float">
            <text:p>0.5577086</text:p>
          </table:table-cell>
          <table:table-cell office:value-type="float" office:value="0.4094495" calcext:value-type="float">
            <text:p>0.4094495</text:p>
          </table:table-cell>
          <table:table-cell office:value-type="float" office:value="0.08052421" calcext:value-type="float">
            <text:p>0.08052421</text:p>
          </table:table-cell>
          <table:table-cell office:value-type="float" office:value="0.06871734" calcext:value-type="float">
            <text:p>0.06871734</text:p>
          </table:table-cell>
          <table:table-cell office:value-type="float" office:value="0.02848618" calcext:value-type="float">
            <text:p>0.02848618</text:p>
          </table:table-cell>
          <table:table-cell office:value-type="float" office:value="0.03165755" calcext:value-type="float">
            <text:p>0.03165755</text:p>
          </table:table-cell>
          <table:table-cell office:value-type="float" office:value="0.0683909" calcext:value-type="float">
            <text:p>0.0683909</text:p>
          </table:table-cell>
          <table:table-cell office:value-type="float" office:value="0.125473" calcext:value-type="float">
            <text:p>0.125473</text:p>
          </table:table-cell>
          <table:table-cell office:value-type="float" office:value="0.1275199" calcext:value-type="float">
            <text:p>0.1275199</text:p>
          </table:table-cell>
          <table:table-cell office:value-type="float" office:value="0.1327853" calcext:value-type="float">
            <text:p>0.1327853</text:p>
          </table:table-cell>
          <table:table-cell office:value-type="float" office:value="0.1399271" calcext:value-type="float">
            <text:p>0.1399271</text:p>
          </table:table-cell>
          <table:table-cell office:value-type="float" office:value="0.1479917" calcext:value-type="float">
            <text:p>0.1479917</text:p>
          </table:table-cell>
          <table:table-cell office:value-type="float" office:value="0.1532644" calcext:value-type="float">
            <text:p>0.1532644</text:p>
          </table:table-cell>
          <table:table-cell office:value-type="float" office:value="0" calcext:value-type="float">
            <text:p>0</text:p>
          </table:table-cell>
          <table:table-cell office:value-type="float" office:value="20.46248" calcext:value-type="float">
            <text:p>20.46248</text:p>
          </table:table-cell>
          <table:table-cell office:value-type="float" office:value="11.71986" calcext:value-type="float">
            <text:p>11.71986</text:p>
          </table:table-cell>
          <table:table-cell office:value-type="float" office:value="12.31302" calcext:value-type="float">
            <text:p>12.31302</text:p>
          </table:table-cell>
          <table:table-cell office:value-type="float" office:value="4.006271" calcext:value-type="float">
            <text:p>4.006271</text:p>
          </table:table-cell>
          <table:table-cell office:value-type="float" office:value="3.521105" calcext:value-type="float">
            <text:p>3.521105</text:p>
          </table:table-cell>
          <table:table-cell office:value-type="float" office:value="1.827832" calcext:value-type="float">
            <text:p>1.827832</text:p>
          </table:table-cell>
          <table:table-cell office:value-type="float" office:value="1.792488" calcext:value-type="float">
            <text:p>1.792488</text:p>
          </table:table-cell>
          <table:table-cell office:value-type="float" office:value="3.909384" calcext:value-type="float">
            <text:p>3.909384</text:p>
          </table:table-cell>
          <table:table-cell office:value-type="float" office:value="6.092362" calcext:value-type="float">
            <text:p>6.092362</text:p>
          </table:table-cell>
          <table:table-cell office:value-type="float" office:value="6.377989" calcext:value-type="float">
            <text:p>6.377989</text:p>
          </table:table-cell>
          <table:table-cell office:value-type="float" office:value="6.903067" calcext:value-type="float">
            <text:p>6.903067</text:p>
          </table:table-cell>
          <table:table-cell office:value-type="float" office:value="7.562249" calcext:value-type="float">
            <text:p>7.562249</text:p>
          </table:table-cell>
          <table:table-cell office:value-type="float" office:value="8.324566" calcext:value-type="float">
            <text:p>8.324566</text:p>
          </table:table-cell>
          <table:table-cell office:value-type="float" office:value="8.825283" calcext:value-type="float">
            <text:p>8.825283</text:p>
          </table:table-cell>
          <table:table-cell office:value-type="float" office:value="0" calcext:value-type="float">
            <text:p>0</text:p>
          </table:table-cell>
          <table:table-cell office:value-type="float" office:value="28.10526" calcext:value-type="float">
            <text:p>28.10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7925" calcext:value-type="float">
            <text:p>0.44879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3.632972" calcext:value-type="float">
            <text:p>3.632972</text:p>
          </table:table-cell>
          <table:table-cell office:value-type="float" office:value="136.4523" calcext:value-type="float">
            <text:p>136.4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0572" calcext:value-type="float">
            <text:p>27.00572</text:p>
          </table:table-cell>
          <table:table-cell office:value-type="float" office:value="0" calcext:value-type="float">
            <text:p>0</text:p>
          </table:table-cell>
          <table:table-cell office:value-type="float" office:value="0.00000005242497" calcext:value-type="float">
            <text:p>5.24249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21005" calcext:value-type="float">
            <text:p>3.21005E-07</text:p>
          </table:table-cell>
          <table:table-cell office:value-type="float" office:value="1173.093" calcext:value-type="float">
            <text:p>1173.093</text:p>
          </table:table-cell>
          <table:table-cell office:value-type="float" office:value="1.928027" calcext:value-type="float">
            <text:p>1.928027</text:p>
          </table:table-cell>
          <table:table-cell office:value-type="float" office:value="0" calcext:value-type="float">
            <text:p>0</text:p>
          </table:table-cell>
          <table:table-cell office:value-type="float" office:value="1.571101" calcext:value-type="float">
            <text:p>1.571101</text:p>
          </table:table-cell>
          <table:table-cell office:value-type="float" office:value="0.5958644" calcext:value-type="float">
            <text:p>0.5958644</text:p>
          </table:table-cell>
          <table:table-cell office:value-type="float" office:value="0.4635361" calcext:value-type="float">
            <text:p>0.4635361</text:p>
          </table:table-cell>
          <table:table-cell office:value-type="float" office:value="0.0923806" calcext:value-type="float">
            <text:p>0.0923806</text:p>
          </table:table-cell>
          <table:table-cell office:value-type="float" office:value="0.07977138" calcext:value-type="float">
            <text:p>0.07977138</text:p>
          </table:table-cell>
          <table:table-cell office:value-type="float" office:value="0.03163449" calcext:value-type="float">
            <text:p>0.03163449</text:p>
          </table:table-cell>
          <table:table-cell office:value-type="float" office:value="0.03364287" calcext:value-type="float">
            <text:p>0.03364287</text:p>
          </table:table-cell>
          <table:table-cell office:value-type="float" office:value="0.06902322" calcext:value-type="float">
            <text:p>0.06902322</text:p>
          </table:table-cell>
          <table:table-cell office:value-type="float" office:value="0.1256606" calcext:value-type="float">
            <text:p>0.1256606</text:p>
          </table:table-cell>
          <table:table-cell office:value-type="float" office:value="0.1276086" calcext:value-type="float">
            <text:p>0.1276086</text:p>
          </table:table-cell>
          <table:table-cell office:value-type="float" office:value="0.1328655" calcext:value-type="float">
            <text:p>0.1328655</text:p>
          </table:table-cell>
          <table:table-cell office:value-type="float" office:value="0.139989" calcext:value-type="float">
            <text:p>0.139989</text:p>
          </table:table-cell>
          <table:table-cell office:value-type="float" office:value="0.1480559" calcext:value-type="float">
            <text:p>0.1480559</text:p>
          </table:table-cell>
          <table:table-cell office:value-type="float" office:value="0.1533304" calcext:value-type="float">
            <text:p>0.1533304</text:p>
          </table:table-cell>
          <table:table-cell office:value-type="float" office:value="0" calcext:value-type="float">
            <text:p>0</text:p>
          </table:table-cell>
          <table:table-cell office:value-type="float" office:value="20.67968" calcext:value-type="float">
            <text:p>20.67968</text:p>
          </table:table-cell>
          <table:table-cell office:value-type="float" office:value="11.86881" calcext:value-type="float">
            <text:p>11.86881</text:p>
          </table:table-cell>
          <table:table-cell office:value-type="float" office:value="12.42458" calcext:value-type="float">
            <text:p>12.42458</text:p>
          </table:table-cell>
          <table:table-cell office:value-type="float" office:value="4.024395" calcext:value-type="float">
            <text:p>4.024395</text:p>
          </table:table-cell>
          <table:table-cell office:value-type="float" office:value="3.536853" calcext:value-type="float">
            <text:p>3.536853</text:p>
          </table:table-cell>
          <table:table-cell office:value-type="float" office:value="1.831001" calcext:value-type="float">
            <text:p>1.831001</text:p>
          </table:table-cell>
          <table:table-cell office:value-type="float" office:value="1.795679" calcext:value-type="float">
            <text:p>1.795679</text:p>
          </table:table-cell>
          <table:table-cell office:value-type="float" office:value="3.914539" calcext:value-type="float">
            <text:p>3.914539</text:p>
          </table:table-cell>
          <table:table-cell office:value-type="float" office:value="6.099777" calcext:value-type="float">
            <text:p>6.099777</text:p>
          </table:table-cell>
          <table:table-cell office:value-type="float" office:value="6.385203" calcext:value-type="float">
            <text:p>6.385203</text:p>
          </table:table-cell>
          <table:table-cell office:value-type="float" office:value="6.910307" calcext:value-type="float">
            <text:p>6.910307</text:p>
          </table:table-cell>
          <table:table-cell office:value-type="float" office:value="7.568843" calcext:value-type="float">
            <text:p>7.568843</text:p>
          </table:table-cell>
          <table:table-cell office:value-type="float" office:value="8.330536" calcext:value-type="float">
            <text:p>8.330536</text:p>
          </table:table-cell>
          <table:table-cell office:value-type="float" office:value="8.831564" calcext:value-type="float">
            <text:p>8.831564</text:p>
          </table:table-cell>
          <table:table-cell office:value-type="float" office:value="0" calcext:value-type="float">
            <text:p>0</text:p>
          </table:table-cell>
          <table:table-cell office:value-type="float" office:value="17.06182" calcext:value-type="float">
            <text:p>17.06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53535" calcext:value-type="float">
            <text:p>0.47535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3.608283" calcext:value-type="float">
            <text:p>3.608283</text:p>
          </table:table-cell>
          <table:table-cell office:value-type="float" office:value="136.4538" calcext:value-type="float">
            <text:p>136.4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4493" calcext:value-type="float">
            <text:p>27.04493</text:p>
          </table:table-cell>
          <table:table-cell office:value-type="float" office:value="0" calcext:value-type="float">
            <text:p>0</text:p>
          </table:table-cell>
          <table:table-cell office:value-type="float" office:value="0.00000005242497" calcext:value-type="float">
            <text:p>5.24249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21005" calcext:value-type="float">
            <text:p>3.21005E-07</text:p>
          </table:table-cell>
          <table:table-cell office:value-type="float" office:value="1173.081" calcext:value-type="float">
            <text:p>1173.081</text:p>
          </table:table-cell>
          <table:table-cell office:value-type="float" office:value="1.941882" calcext:value-type="float">
            <text:p>1.941882</text:p>
          </table:table-cell>
          <table:table-cell office:value-type="float" office:value="0" calcext:value-type="float">
            <text:p>0</text:p>
          </table:table-cell>
          <table:table-cell office:value-type="float" office:value="0.9258925" calcext:value-type="float">
            <text:p>0.9258925</text:p>
          </table:table-cell>
          <table:table-cell office:value-type="float" office:value="0.5001827" calcext:value-type="float">
            <text:p>0.5001827</text:p>
          </table:table-cell>
          <table:table-cell office:value-type="float" office:value="0.4294125" calcext:value-type="float">
            <text:p>0.4294125</text:p>
          </table:table-cell>
          <table:table-cell office:value-type="float" office:value="0.09113168" calcext:value-type="float">
            <text:p>0.09113168</text:p>
          </table:table-cell>
          <table:table-cell office:value-type="float" office:value="0.0816136" calcext:value-type="float">
            <text:p>0.0816136</text:p>
          </table:table-cell>
          <table:table-cell office:value-type="float" office:value="0.03318022" calcext:value-type="float">
            <text:p>0.03318022</text:p>
          </table:table-cell>
          <table:table-cell office:value-type="float" office:value="0.03500591" calcext:value-type="float">
            <text:p>0.03500591</text:p>
          </table:table-cell>
          <table:table-cell office:value-type="float" office:value="0.06966586" calcext:value-type="float">
            <text:p>0.06966586</text:p>
          </table:table-cell>
          <table:table-cell office:value-type="float" office:value="0.1259032" calcext:value-type="float">
            <text:p>0.1259032</text:p>
          </table:table-cell>
          <table:table-cell office:value-type="float" office:value="0.1277045" calcext:value-type="float">
            <text:p>0.1277045</text:p>
          </table:table-cell>
          <table:table-cell office:value-type="float" office:value="0.1329461" calcext:value-type="float">
            <text:p>0.1329461</text:p>
          </table:table-cell>
          <table:table-cell office:value-type="float" office:value="0.1400442" calcext:value-type="float">
            <text:p>0.1400442</text:p>
          </table:table-cell>
          <table:table-cell office:value-type="float" office:value="0.1481203" calcext:value-type="float">
            <text:p>0.1481203</text:p>
          </table:table-cell>
          <table:table-cell office:value-type="float" office:value="0.1533964" calcext:value-type="float">
            <text:p>0.1533964</text:p>
          </table:table-cell>
          <table:table-cell office:value-type="float" office:value="0" calcext:value-type="float">
            <text:p>0</text:p>
          </table:table-cell>
          <table:table-cell office:value-type="float" office:value="20.82484" calcext:value-type="float">
            <text:p>20.82484</text:p>
          </table:table-cell>
          <table:table-cell office:value-type="float" office:value="12.0169" calcext:value-type="float">
            <text:p>12.0169</text:p>
          </table:table-cell>
          <table:table-cell office:value-type="float" office:value="12.54397" calcext:value-type="float">
            <text:p>12.54397</text:p>
          </table:table-cell>
          <table:table-cell office:value-type="float" office:value="4.045044" calcext:value-type="float">
            <text:p>4.045044</text:p>
          </table:table-cell>
          <table:table-cell office:value-type="float" office:value="3.555342" calcext:value-type="float">
            <text:p>3.555342</text:p>
          </table:table-cell>
          <table:table-cell office:value-type="float" office:value="1.834746" calcext:value-type="float">
            <text:p>1.834746</text:p>
          </table:table-cell>
          <table:table-cell office:value-type="float" office:value="1.799231" calcext:value-type="float">
            <text:p>1.799231</text:p>
          </table:table-cell>
          <table:table-cell office:value-type="float" office:value="3.919833" calcext:value-type="float">
            <text:p>3.919833</text:p>
          </table:table-cell>
          <table:table-cell office:value-type="float" office:value="6.107227" calcext:value-type="float">
            <text:p>6.107227</text:p>
          </table:table-cell>
          <table:table-cell office:value-type="float" office:value="6.392416" calcext:value-type="float">
            <text:p>6.392416</text:p>
          </table:table-cell>
          <table:table-cell office:value-type="float" office:value="6.917547" calcext:value-type="float">
            <text:p>6.917547</text:p>
          </table:table-cell>
          <table:table-cell office:value-type="float" office:value="7.575433" calcext:value-type="float">
            <text:p>7.575433</text:p>
          </table:table-cell>
          <table:table-cell office:value-type="float" office:value="8.336505" calcext:value-type="float">
            <text:p>8.336505</text:p>
          </table:table-cell>
          <table:table-cell office:value-type="float" office:value="8.837845" calcext:value-type="float">
            <text:p>8.837845</text:p>
          </table:table-cell>
          <table:table-cell office:value-type="float" office:value="0" calcext:value-type="float">
            <text:p>0</text:p>
          </table:table-cell>
          <table:table-cell office:value-type="float" office:value="8.738976" calcext:value-type="float">
            <text:p>8.73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78036" calcext:value-type="float">
            <text:p>0.49780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3.598386" calcext:value-type="float">
            <text:p>3.598386</text:p>
          </table:table-cell>
          <table:table-cell office:value-type="float" office:value="136.4541" calcext:value-type="float">
            <text:p>136.4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7862" calcext:value-type="float">
            <text:p>27.07862</text:p>
          </table:table-cell>
          <table:table-cell office:value-type="float" office:value="0" calcext:value-type="float">
            <text:p>0</text:p>
          </table:table-cell>
          <table:table-cell office:value-type="float" office:value="0.00000005535685" calcext:value-type="float">
            <text:p>5.53568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370278" calcext:value-type="float">
            <text:p>3.370278E-07</text:p>
          </table:table-cell>
          <table:table-cell office:value-type="float" office:value="1173.066" calcext:value-type="float">
            <text:p>1173.066</text:p>
          </table:table-cell>
          <table:table-cell office:value-type="float" office:value="1.944531" calcext:value-type="float">
            <text:p>1.944531</text:p>
          </table:table-cell>
          <table:table-cell office:value-type="float" office:value="0" calcext:value-type="float">
            <text:p>0</text:p>
          </table:table-cell>
          <table:table-cell office:value-type="float" office:value="0.2347988" calcext:value-type="float">
            <text:p>0.2347988</text:p>
          </table:table-cell>
          <table:table-cell office:value-type="float" office:value="0.2288272" calcext:value-type="float">
            <text:p>0.2288272</text:p>
          </table:table-cell>
          <table:table-cell office:value-type="float" office:value="0.2348652" calcext:value-type="float">
            <text:p>0.2348652</text:p>
          </table:table-cell>
          <table:table-cell office:value-type="float" office:value="0.07154752" calcext:value-type="float">
            <text:p>0.07154752</text:p>
          </table:table-cell>
          <table:table-cell office:value-type="float" office:value="0.06029126" calcext:value-type="float">
            <text:p>0.06029126</text:p>
          </table:table-cell>
          <table:table-cell office:value-type="float" office:value="0.02957042" calcext:value-type="float">
            <text:p>0.02957042</text:p>
          </table:table-cell>
          <table:table-cell office:value-type="float" office:value="0.03378176" calcext:value-type="float">
            <text:p>0.03378176</text:p>
          </table:table-cell>
          <table:table-cell office:value-type="float" office:value="0.06993581" calcext:value-type="float">
            <text:p>0.06993581</text:p>
          </table:table-cell>
          <table:table-cell office:value-type="float" office:value="0.1261514" calcext:value-type="float">
            <text:p>0.1261514</text:p>
          </table:table-cell>
          <table:table-cell office:value-type="float" office:value="0.1278071" calcext:value-type="float">
            <text:p>0.1278071</text:p>
          </table:table-cell>
          <table:table-cell office:value-type="float" office:value="0.1330278" calcext:value-type="float">
            <text:p>0.1330278</text:p>
          </table:table-cell>
          <table:table-cell office:value-type="float" office:value="0.1401109" calcext:value-type="float">
            <text:p>0.1401109</text:p>
          </table:table-cell>
          <table:table-cell office:value-type="float" office:value="0.1481844" calcext:value-type="float">
            <text:p>0.1481844</text:p>
          </table:table-cell>
          <table:table-cell office:value-type="float" office:value="0.1534624" calcext:value-type="float">
            <text:p>0.1534624</text:p>
          </table:table-cell>
          <table:table-cell office:value-type="float" office:value="0" calcext:value-type="float">
            <text:p>0</text:p>
          </table:table-cell>
          <table:table-cell office:value-type="float" office:value="20.88116" calcext:value-type="float">
            <text:p>20.88116</text:p>
          </table:table-cell>
          <table:table-cell office:value-type="float" office:value="12.10394" calcext:value-type="float">
            <text:p>12.10394</text:p>
          </table:table-cell>
          <table:table-cell office:value-type="float" office:value="12.62545" calcext:value-type="float">
            <text:p>12.62545</text:p>
          </table:table-cell>
          <table:table-cell office:value-type="float" office:value="4.062137" calcext:value-type="float">
            <text:p>4.062137</text:p>
          </table:table-cell>
          <table:table-cell office:value-type="float" office:value="3.570613" calcext:value-type="float">
            <text:p>3.570613</text:p>
          </table:table-cell>
          <table:table-cell office:value-type="float" office:value="1.838321" calcext:value-type="float">
            <text:p>1.838321</text:p>
          </table:table-cell>
          <table:table-cell office:value-type="float" office:value="1.802837" calcext:value-type="float">
            <text:p>1.802837</text:p>
          </table:table-cell>
          <table:table-cell office:value-type="float" office:value="3.925228" calcext:value-type="float">
            <text:p>3.925228</text:p>
          </table:table-cell>
          <table:table-cell office:value-type="float" office:value="6.114708" calcext:value-type="float">
            <text:p>6.114708</text:p>
          </table:table-cell>
          <table:table-cell office:value-type="float" office:value="6.399632" calcext:value-type="float">
            <text:p>6.399632</text:p>
          </table:table-cell>
          <table:table-cell office:value-type="float" office:value="6.924788" calcext:value-type="float">
            <text:p>6.924788</text:p>
          </table:table-cell>
          <table:table-cell office:value-type="float" office:value="7.582023" calcext:value-type="float">
            <text:p>7.582023</text:p>
          </table:table-cell>
          <table:table-cell office:value-type="float" office:value="8.342475" calcext:value-type="float">
            <text:p>8.342475</text:p>
          </table:table-cell>
          <table:table-cell office:value-type="float" office:value="8.844009" calcext:value-type="float">
            <text:p>8.844009</text:p>
          </table:table-cell>
          <table:table-cell office:value-type="float" office:value="0" calcext:value-type="float">
            <text:p>0</text:p>
          </table:table-cell>
          <table:table-cell office:value-type="float" office:value="3.83352" calcext:value-type="float">
            <text:p>3.83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69301" calcext:value-type="float">
            <text:p>0.50693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3.589097" calcext:value-type="float">
            <text:p>3.589097</text:p>
          </table:table-cell>
          <table:table-cell office:value-type="float" office:value="136.4546" calcext:value-type="float">
            <text:p>136.4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0679" calcext:value-type="float">
            <text:p>27.10679</text:p>
          </table:table-cell>
          <table:table-cell office:value-type="float" office:value="0" calcext:value-type="float">
            <text:p>0</text:p>
          </table:table-cell>
          <table:table-cell office:value-type="float" office:value="0.00000007158293" calcext:value-type="float">
            <text:p>7.15829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431213" calcext:value-type="float">
            <text:p>4.31213E-07</text:p>
          </table:table-cell>
          <table:table-cell office:value-type="float" office:value="1173.049" calcext:value-type="float">
            <text:p>1173.049</text:p>
          </table:table-cell>
          <table:table-cell office:value-type="float" office:value="1.947178" calcext:value-type="float">
            <text:p>1.947178</text:p>
          </table:table-cell>
          <table:table-cell office:value-type="float" office:value="0" calcext:value-type="float">
            <text:p>0</text:p>
          </table:table-cell>
          <table:table-cell office:value-type="float" office:value="0.2728025" calcext:value-type="float">
            <text:p>0.2728025</text:p>
          </table:table-cell>
          <table:table-cell office:value-type="float" office:value="0.2154383" calcext:value-type="float">
            <text:p>0.2154383</text:p>
          </table:table-cell>
          <table:table-cell office:value-type="float" office:value="0.1978344" calcext:value-type="float">
            <text:p>0.1978344</text:p>
          </table:table-cell>
          <table:table-cell office:value-type="float" office:value="0.05347519" calcext:value-type="float">
            <text:p>0.05347519</text:p>
          </table:table-cell>
          <table:table-cell office:value-type="float" office:value="0.04915761" calcext:value-type="float">
            <text:p>0.04915761</text:p>
          </table:table-cell>
          <table:table-cell office:value-type="float" office:value="0.02617351" calcext:value-type="float">
            <text:p>0.02617351</text:p>
          </table:table-cell>
          <table:table-cell office:value-type="float" office:value="0.03117747" calcext:value-type="float">
            <text:p>0.03117747</text:p>
          </table:table-cell>
          <table:table-cell office:value-type="float" office:value="0.06946118" calcext:value-type="float">
            <text:p>0.06946118</text:p>
          </table:table-cell>
          <table:table-cell office:value-type="float" office:value="0.1262948" calcext:value-type="float">
            <text:p>0.1262948</text:p>
          </table:table-cell>
          <table:table-cell office:value-type="float" office:value="0.1279106" calcext:value-type="float">
            <text:p>0.1279106</text:p>
          </table:table-cell>
          <table:table-cell office:value-type="float" office:value="0.1331104" calcext:value-type="float">
            <text:p>0.1331104</text:p>
          </table:table-cell>
          <table:table-cell office:value-type="float" office:value="0.1401875" calcext:value-type="float">
            <text:p>0.1401875</text:p>
          </table:table-cell>
          <table:table-cell office:value-type="float" office:value="0.1482493" calcext:value-type="float">
            <text:p>0.1482493</text:p>
          </table:table-cell>
          <table:table-cell office:value-type="float" office:value="0.153528" calcext:value-type="float">
            <text:p>0.153528</text:p>
          </table:table-cell>
          <table:table-cell office:value-type="float" office:value="0" calcext:value-type="float">
            <text:p>0</text:p>
          </table:table-cell>
          <table:table-cell office:value-type="float" office:value="20.91253" calcext:value-type="float">
            <text:p>20.91253</text:p>
          </table:table-cell>
          <table:table-cell office:value-type="float" office:value="12.13762" calcext:value-type="float">
            <text:p>12.13762</text:p>
          </table:table-cell>
          <table:table-cell office:value-type="float" office:value="12.66146" calcext:value-type="float">
            <text:p>12.66146</text:p>
          </table:table-cell>
          <table:table-cell office:value-type="float" office:value="4.071898" calcext:value-type="float">
            <text:p>4.071898</text:p>
          </table:table-cell>
          <table:table-cell office:value-type="float" office:value="3.579088" calcext:value-type="float">
            <text:p>3.579088</text:p>
          </table:table-cell>
          <table:table-cell office:value-type="float" office:value="1.840888" calcext:value-type="float">
            <text:p>1.840888</text:p>
          </table:table-cell>
          <table:table-cell office:value-type="float" office:value="1.805897" calcext:value-type="float">
            <text:p>1.805897</text:p>
          </table:table-cell>
          <table:table-cell office:value-type="float" office:value="3.930578" calcext:value-type="float">
            <text:p>3.930578</text:p>
          </table:table-cell>
          <table:table-cell office:value-type="float" office:value="6.122204" calcext:value-type="float">
            <text:p>6.122204</text:p>
          </table:table-cell>
          <table:table-cell office:value-type="float" office:value="6.406844" calcext:value-type="float">
            <text:p>6.406844</text:p>
          </table:table-cell>
          <table:table-cell office:value-type="float" office:value="6.931987" calcext:value-type="float">
            <text:p>6.931987</text:p>
          </table:table-cell>
          <table:table-cell office:value-type="float" office:value="7.588562" calcext:value-type="float">
            <text:p>7.588562</text:p>
          </table:table-cell>
          <table:table-cell office:value-type="float" office:value="8.348445" calcext:value-type="float">
            <text:p>8.348445</text:p>
          </table:table-cell>
          <table:table-cell office:value-type="float" office:value="8.850207" calcext:value-type="float">
            <text:p>8.850207</text:p>
          </table:table-cell>
          <table:table-cell office:value-type="float" office:value="0" calcext:value-type="float">
            <text:p>0</text:p>
          </table:table-cell>
          <table:table-cell office:value-type="float" office:value="5.914921" calcext:value-type="float">
            <text:p>5.914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52221" calcext:value-type="float">
            <text:p>0.51522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3.583534" calcext:value-type="float">
            <text:p>3.583534</text:p>
          </table:table-cell>
          <table:table-cell office:value-type="float" office:value="136.4545" calcext:value-type="float">
            <text:p>136.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3318" calcext:value-type="float">
            <text:p>27.13318</text:p>
          </table:table-cell>
          <table:table-cell office:value-type="float" office:value="0" calcext:value-type="float">
            <text:p>0</text:p>
          </table:table-cell>
          <table:table-cell office:value-type="float" office:value="0.0000000912294" calcext:value-type="float">
            <text:p>9.1229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5435257" calcext:value-type="float">
            <text:p>5.435257E-07</text:p>
          </table:table-cell>
          <table:table-cell office:value-type="float" office:value="1173.031" calcext:value-type="float">
            <text:p>1173.031</text:p>
          </table:table-cell>
          <table:table-cell office:value-type="float" office:value="1.947094" calcext:value-type="float">
            <text:p>1.947094</text:p>
          </table:table-cell>
          <table:table-cell office:value-type="float" office:value="0" calcext:value-type="float">
            <text:p>0</text:p>
          </table:table-cell>
          <table:table-cell office:value-type="float" office:value="0.1413172" calcext:value-type="float">
            <text:p>0.1413172</text:p>
          </table:table-cell>
          <table:table-cell office:value-type="float" office:value="0.1460536" calcext:value-type="float">
            <text:p>0.1460536</text:p>
          </table:table-cell>
          <table:table-cell office:value-type="float" office:value="0.1472444" calcext:value-type="float">
            <text:p>0.1472444</text:p>
          </table:table-cell>
          <table:table-cell office:value-type="float" office:value="0.05482697" calcext:value-type="float">
            <text:p>0.05482697</text:p>
          </table:table-cell>
          <table:table-cell office:value-type="float" office:value="0.04232161" calcext:value-type="float">
            <text:p>0.04232161</text:p>
          </table:table-cell>
          <table:table-cell office:value-type="float" office:value="0.024108" calcext:value-type="float">
            <text:p>0.024108</text:p>
          </table:table-cell>
          <table:table-cell office:value-type="float" office:value="0.02881343" calcext:value-type="float">
            <text:p>0.02881343</text:p>
          </table:table-cell>
          <table:table-cell office:value-type="float" office:value="0.06898616" calcext:value-type="float">
            <text:p>0.06898616</text:p>
          </table:table-cell>
          <table:table-cell office:value-type="float" office:value="0.1263318" calcext:value-type="float">
            <text:p>0.1263318</text:p>
          </table:table-cell>
          <table:table-cell office:value-type="float" office:value="0.1280075" calcext:value-type="float">
            <text:p>0.1280075</text:p>
          </table:table-cell>
          <table:table-cell office:value-type="float" office:value="0.1331929" calcext:value-type="float">
            <text:p>0.1331929</text:p>
          </table:table-cell>
          <table:table-cell office:value-type="float" office:value="0.1402508" calcext:value-type="float">
            <text:p>0.1402508</text:p>
          </table:table-cell>
          <table:table-cell office:value-type="float" office:value="0.1483135" calcext:value-type="float">
            <text:p>0.1483135</text:p>
          </table:table-cell>
          <table:table-cell office:value-type="float" office:value="0.1535938" calcext:value-type="float">
            <text:p>0.1535938</text:p>
          </table:table-cell>
          <table:table-cell office:value-type="float" office:value="0" calcext:value-type="float">
            <text:p>0</text:p>
          </table:table-cell>
          <table:table-cell office:value-type="float" office:value="20.91876" calcext:value-type="float">
            <text:p>20.91876</text:p>
          </table:table-cell>
          <table:table-cell office:value-type="float" office:value="12.16145" calcext:value-type="float">
            <text:p>12.16145</text:p>
          </table:table-cell>
          <table:table-cell office:value-type="float" office:value="12.68495" calcext:value-type="float">
            <text:p>12.68495</text:p>
          </table:table-cell>
          <table:table-cell office:value-type="float" office:value="4.077615" calcext:value-type="float">
            <text:p>4.077615</text:p>
          </table:table-cell>
          <table:table-cell office:value-type="float" office:value="3.584714" calcext:value-type="float">
            <text:p>3.584714</text:p>
          </table:table-cell>
          <table:table-cell office:value-type="float" office:value="1.842924" calcext:value-type="float">
            <text:p>1.842924</text:p>
          </table:table-cell>
          <table:table-cell office:value-type="float" office:value="1.808617" calcext:value-type="float">
            <text:p>1.808617</text:p>
          </table:table-cell>
          <table:table-cell office:value-type="float" office:value="3.935812" calcext:value-type="float">
            <text:p>3.935812</text:p>
          </table:table-cell>
          <table:table-cell office:value-type="float" office:value="6.129701" calcext:value-type="float">
            <text:p>6.129701</text:p>
          </table:table-cell>
          <table:table-cell office:value-type="float" office:value="6.414051" calcext:value-type="float">
            <text:p>6.414051</text:p>
          </table:table-cell>
          <table:table-cell office:value-type="float" office:value="6.939171" calcext:value-type="float">
            <text:p>6.939171</text:p>
          </table:table-cell>
          <table:table-cell office:value-type="float" office:value="7.595078" calcext:value-type="float">
            <text:p>7.595078</text:p>
          </table:table-cell>
          <table:table-cell office:value-type="float" office:value="8.354414" calcext:value-type="float">
            <text:p>8.354414</text:p>
          </table:table-cell>
          <table:table-cell office:value-type="float" office:value="8.856031" calcext:value-type="float">
            <text:p>8.856031</text:p>
          </table:table-cell>
          <table:table-cell office:value-type="float" office:value="0" calcext:value-type="float">
            <text:p>0</text:p>
          </table:table-cell>
          <table:table-cell office:value-type="float" office:value="1.809302" calcext:value-type="float">
            <text:p>1.809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03331" calcext:value-type="float">
            <text:p>0.52033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3.577379" calcext:value-type="float">
            <text:p>3.577379</text:p>
          </table:table-cell>
          <table:table-cell office:value-type="float" office:value="136.4547" calcext:value-type="float">
            <text:p>136.4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5822" calcext:value-type="float">
            <text:p>27.15822</text:p>
          </table:table-cell>
          <table:table-cell office:value-type="float" office:value="0" calcext:value-type="float">
            <text:p>0</text:p>
          </table:table-cell>
          <table:table-cell office:value-type="float" office:value="0.0000001160288" calcext:value-type="float">
            <text:p>1.16028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6844077" calcext:value-type="float">
            <text:p>6.844077E-07</text:p>
          </table:table-cell>
          <table:table-cell office:value-type="float" office:value="1173.013" calcext:value-type="float">
            <text:p>1173.013</text:p>
          </table:table-cell>
          <table:table-cell office:value-type="float" office:value="1.948027" calcext:value-type="float">
            <text:p>1.948027</text:p>
          </table:table-cell>
          <table:table-cell office:value-type="float" office:value="0" calcext:value-type="float">
            <text:p>0</text:p>
          </table:table-cell>
          <table:table-cell office:value-type="float" office:value="0.1649253" calcext:value-type="float">
            <text:p>0.1649253</text:p>
          </table:table-cell>
          <table:table-cell office:value-type="float" office:value="0.1483193" calcext:value-type="float">
            <text:p>0.1483193</text:p>
          </table:table-cell>
          <table:table-cell office:value-type="float" office:value="0.142799" calcext:value-type="float">
            <text:p>0.142799</text:p>
          </table:table-cell>
          <table:table-cell office:value-type="float" office:value="0.04738492" calcext:value-type="float">
            <text:p>0.04738492</text:p>
          </table:table-cell>
          <table:table-cell office:value-type="float" office:value="0.03874442" calcext:value-type="float">
            <text:p>0.03874442</text:p>
          </table:table-cell>
          <table:table-cell office:value-type="float" office:value="0.0229099" calcext:value-type="float">
            <text:p>0.0229099</text:p>
          </table:table-cell>
          <table:table-cell office:value-type="float" office:value="0.02770195" calcext:value-type="float">
            <text:p>0.02770195</text:p>
          </table:table-cell>
          <table:table-cell office:value-type="float" office:value="0.06836563" calcext:value-type="float">
            <text:p>0.06836563</text:p>
          </table:table-cell>
          <table:table-cell office:value-type="float" office:value="0.1262812" calcext:value-type="float">
            <text:p>0.1262812</text:p>
          </table:table-cell>
          <table:table-cell office:value-type="float" office:value="0.1280948" calcext:value-type="float">
            <text:p>0.1280948</text:p>
          </table:table-cell>
          <table:table-cell office:value-type="float" office:value="0.1332748" calcext:value-type="float">
            <text:p>0.1332748</text:p>
          </table:table-cell>
          <table:table-cell office:value-type="float" office:value="0.1403243" calcext:value-type="float">
            <text:p>0.1403243</text:p>
          </table:table-cell>
          <table:table-cell office:value-type="float" office:value="0.148378" calcext:value-type="float">
            <text:p>0.148378</text:p>
          </table:table-cell>
          <table:table-cell office:value-type="float" office:value="0.153659" calcext:value-type="float">
            <text:p>0.153659</text:p>
          </table:table-cell>
          <table:table-cell office:value-type="float" office:value="0" calcext:value-type="float">
            <text:p>0</text:p>
          </table:table-cell>
          <table:table-cell office:value-type="float" office:value="20.91194" calcext:value-type="float">
            <text:p>20.91194</text:p>
          </table:table-cell>
          <table:table-cell office:value-type="float" office:value="12.17412" calcext:value-type="float">
            <text:p>12.17412</text:p>
          </table:table-cell>
          <table:table-cell office:value-type="float" office:value="12.69762" calcext:value-type="float">
            <text:p>12.69762</text:p>
          </table:table-cell>
          <table:table-cell office:value-type="float" office:value="4.083754" calcext:value-type="float">
            <text:p>4.083754</text:p>
          </table:table-cell>
          <table:table-cell office:value-type="float" office:value="3.588474" calcext:value-type="float">
            <text:p>3.588474</text:p>
          </table:table-cell>
          <table:table-cell office:value-type="float" office:value="1.844599" calcext:value-type="float">
            <text:p>1.844599</text:p>
          </table:table-cell>
          <table:table-cell office:value-type="float" office:value="1.810868" calcext:value-type="float">
            <text:p>1.810868</text:p>
          </table:table-cell>
          <table:table-cell office:value-type="float" office:value="3.940922" calcext:value-type="float">
            <text:p>3.940922</text:p>
          </table:table-cell>
          <table:table-cell office:value-type="float" office:value="6.137176" calcext:value-type="float">
            <text:p>6.137176</text:p>
          </table:table-cell>
          <table:table-cell office:value-type="float" office:value="6.421227" calcext:value-type="float">
            <text:p>6.421227</text:p>
          </table:table-cell>
          <table:table-cell office:value-type="float" office:value="6.946354" calcext:value-type="float">
            <text:p>6.946354</text:p>
          </table:table-cell>
          <table:table-cell office:value-type="float" office:value="7.601587" calcext:value-type="float">
            <text:p>7.601587</text:p>
          </table:table-cell>
          <table:table-cell office:value-type="float" office:value="8.360384" calcext:value-type="float">
            <text:p>8.360384</text:p>
          </table:table-cell>
          <table:table-cell office:value-type="float" office:value="8.862192" calcext:value-type="float">
            <text:p>8.862192</text:p>
          </table:table-cell>
          <table:table-cell office:value-type="float" office:value="0" calcext:value-type="float">
            <text:p>0</text:p>
          </table:table-cell>
          <table:table-cell office:value-type="float" office:value="2.552053" calcext:value-type="float">
            <text:p>2.552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7238" calcext:value-type="float">
            <text:p>0.52572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3.568004" calcext:value-type="float">
            <text:p>3.568004</text:p>
          </table:table-cell>
          <table:table-cell office:value-type="float" office:value="136.4556" calcext:value-type="float">
            <text:p>136.4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8364" calcext:value-type="float">
            <text:p>27.18364</text:p>
          </table:table-cell>
          <table:table-cell office:value-type="float" office:value="0" calcext:value-type="float">
            <text:p>0</text:p>
          </table:table-cell>
          <table:table-cell office:value-type="float" office:value="0.0000001339513" calcext:value-type="float">
            <text:p>1.339513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7852245" calcext:value-type="float">
            <text:p>7.852245E-07</text:p>
          </table:table-cell>
          <table:table-cell office:value-type="float" office:value="1172.995" calcext:value-type="float">
            <text:p>1172.995</text:p>
          </table:table-cell>
          <table:table-cell office:value-type="float" office:value="1.953669" calcext:value-type="float">
            <text:p>1.953669</text:p>
          </table:table-cell>
          <table:table-cell office:value-type="float" office:value="0" calcext:value-type="float">
            <text:p>0</text:p>
          </table:table-cell>
          <table:table-cell office:value-type="float" office:value="0.2626525" calcext:value-type="float">
            <text:p>0.2626525</text:p>
          </table:table-cell>
          <table:table-cell office:value-type="float" office:value="0.1917725" calcext:value-type="float">
            <text:p>0.1917725</text:p>
          </table:table-cell>
          <table:table-cell office:value-type="float" office:value="0.1676738" calcext:value-type="float">
            <text:p>0.1676738</text:p>
          </table:table-cell>
          <table:table-cell office:value-type="float" office:value="0.04429146" calcext:value-type="float">
            <text:p>0.04429146</text:p>
          </table:table-cell>
          <table:table-cell office:value-type="float" office:value="0.03954443" calcext:value-type="float">
            <text:p>0.03954443</text:p>
          </table:table-cell>
          <table:table-cell office:value-type="float" office:value="0.02253999" calcext:value-type="float">
            <text:p>0.02253999</text:p>
          </table:table-cell>
          <table:table-cell office:value-type="float" office:value="0.02784358" calcext:value-type="float">
            <text:p>0.02784358</text:p>
          </table:table-cell>
          <table:table-cell office:value-type="float" office:value="0.06809225" calcext:value-type="float">
            <text:p>0.06809225</text:p>
          </table:table-cell>
          <table:table-cell office:value-type="float" office:value="0.1262057" calcext:value-type="float">
            <text:p>0.1262057</text:p>
          </table:table-cell>
          <table:table-cell office:value-type="float" office:value="0.128173" calcext:value-type="float">
            <text:p>0.128173</text:p>
          </table:table-cell>
          <table:table-cell office:value-type="float" office:value="0.1333555" calcext:value-type="float">
            <text:p>0.1333555</text:p>
          </table:table-cell>
          <table:table-cell office:value-type="float" office:value="0.1404059" calcext:value-type="float">
            <text:p>0.1404059</text:p>
          </table:table-cell>
          <table:table-cell office:value-type="float" office:value="0.1484424" calcext:value-type="float">
            <text:p>0.1484424</text:p>
          </table:table-cell>
          <table:table-cell office:value-type="float" office:value="0.1537242" calcext:value-type="float">
            <text:p>0.1537242</text:p>
          </table:table-cell>
          <table:table-cell office:value-type="float" office:value="0" calcext:value-type="float">
            <text:p>0</text:p>
          </table:table-cell>
          <table:table-cell office:value-type="float" office:value="20.92611" calcext:value-type="float">
            <text:p>20.92611</text:p>
          </table:table-cell>
          <table:table-cell office:value-type="float" office:value="12.19294" calcext:value-type="float">
            <text:p>12.19294</text:p>
          </table:table-cell>
          <table:table-cell office:value-type="float" office:value="12.71291" calcext:value-type="float">
            <text:p>12.71291</text:p>
          </table:table-cell>
          <table:table-cell office:value-type="float" office:value="4.087467" calcext:value-type="float">
            <text:p>4.087467</text:p>
          </table:table-cell>
          <table:table-cell office:value-type="float" office:value="3.591506" calcext:value-type="float">
            <text:p>3.591506</text:p>
          </table:table-cell>
          <table:table-cell office:value-type="float" office:value="1.846123" calcext:value-type="float">
            <text:p>1.846123</text:p>
          </table:table-cell>
          <table:table-cell office:value-type="float" office:value="1.813088" calcext:value-type="float">
            <text:p>1.813088</text:p>
          </table:table-cell>
          <table:table-cell office:value-type="float" office:value="3.94595" calcext:value-type="float">
            <text:p>3.94595</text:p>
          </table:table-cell>
          <table:table-cell office:value-type="float" office:value="6.144627" calcext:value-type="float">
            <text:p>6.144627</text:p>
          </table:table-cell>
          <table:table-cell office:value-type="float" office:value="6.428403" calcext:value-type="float">
            <text:p>6.428403</text:p>
          </table:table-cell>
          <table:table-cell office:value-type="float" office:value="6.953538" calcext:value-type="float">
            <text:p>6.953538</text:p>
          </table:table-cell>
          <table:table-cell office:value-type="float" office:value="7.608103" calcext:value-type="float">
            <text:p>7.608103</text:p>
          </table:table-cell>
          <table:table-cell office:value-type="float" office:value="8.366353" calcext:value-type="float">
            <text:p>8.366353</text:p>
          </table:table-cell>
          <table:table-cell office:value-type="float" office:value="8.868333" calcext:value-type="float">
            <text:p>8.868333</text:p>
          </table:table-cell>
          <table:table-cell office:value-type="float" office:value="0" calcext:value-type="float">
            <text:p>0</text:p>
          </table:table-cell>
          <table:table-cell office:value-type="float" office:value="6.932132" calcext:value-type="float">
            <text:p>6.93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6053" calcext:value-type="float">
            <text:p>0.53360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3.556011" calcext:value-type="float">
            <text:p>3.556011</text:p>
          </table:table-cell>
          <table:table-cell office:value-type="float" office:value="136.4569" calcext:value-type="float">
            <text:p>136.4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1036" calcext:value-type="float">
            <text:p>27.21036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948" calcext:value-type="float">
            <text:p>1.45794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1524" calcext:value-type="float">
            <text:p>8.51524E-07</text:p>
          </table:table-cell>
          <table:table-cell office:value-type="float" office:value="1172.977" calcext:value-type="float">
            <text:p>1172.977</text:p>
          </table:table-cell>
          <table:table-cell office:value-type="float" office:value="1.961938" calcext:value-type="float">
            <text:p>1.961938</text:p>
          </table:table-cell>
          <table:table-cell office:value-type="float" office:value="0" calcext:value-type="float">
            <text:p>0</text:p>
          </table:table-cell>
          <table:table-cell office:value-type="float" office:value="0.501294" calcext:value-type="float">
            <text:p>0.501294</text:p>
          </table:table-cell>
          <table:table-cell office:value-type="float" office:value="0.2414374" calcext:value-type="float">
            <text:p>0.2414374</text:p>
          </table:table-cell>
          <table:table-cell office:value-type="float" office:value="0.1953319" calcext:value-type="float">
            <text:p>0.1953319</text:p>
          </table:table-cell>
          <table:table-cell office:value-type="float" office:value="0.04738726" calcext:value-type="float">
            <text:p>0.04738726</text:p>
          </table:table-cell>
          <table:table-cell office:value-type="float" office:value="0.04210921" calcext:value-type="float">
            <text:p>0.04210921</text:p>
          </table:table-cell>
          <table:table-cell office:value-type="float" office:value="0.02293698" calcext:value-type="float">
            <text:p>0.02293698</text:p>
          </table:table-cell>
          <table:table-cell office:value-type="float" office:value="0.02844636" calcext:value-type="float">
            <text:p>0.02844636</text:p>
          </table:table-cell>
          <table:table-cell office:value-type="float" office:value="0.06809096" calcext:value-type="float">
            <text:p>0.06809096</text:p>
          </table:table-cell>
          <table:table-cell office:value-type="float" office:value="0.126167" calcext:value-type="float">
            <text:p>0.126167</text:p>
          </table:table-cell>
          <table:table-cell office:value-type="float" office:value="0.1282453" calcext:value-type="float">
            <text:p>0.1282453</text:p>
          </table:table-cell>
          <table:table-cell office:value-type="float" office:value="0.1334348" calcext:value-type="float">
            <text:p>0.1334348</text:p>
          </table:table-cell>
          <table:table-cell office:value-type="float" office:value="0.1404808" calcext:value-type="float">
            <text:p>0.1404808</text:p>
          </table:table-cell>
          <table:table-cell office:value-type="float" office:value="0.1485081" calcext:value-type="float">
            <text:p>0.1485081</text:p>
          </table:table-cell>
          <table:table-cell office:value-type="float" office:value="0.153789" calcext:value-type="float">
            <text:p>0.153789</text:p>
          </table:table-cell>
          <table:table-cell office:value-type="float" office:value="0" calcext:value-type="float">
            <text:p>0</text:p>
          </table:table-cell>
          <table:table-cell office:value-type="float" office:value="20.98247" calcext:value-type="float">
            <text:p>20.98247</text:p>
          </table:table-cell>
          <table:table-cell office:value-type="float" office:value="12.22357" calcext:value-type="float">
            <text:p>12.22357</text:p>
          </table:table-cell>
          <table:table-cell office:value-type="float" office:value="12.73577" calcext:value-type="float">
            <text:p>12.73577</text:p>
          </table:table-cell>
          <table:table-cell office:value-type="float" office:value="4.091054" calcext:value-type="float">
            <text:p>4.091054</text:p>
          </table:table-cell>
          <table:table-cell office:value-type="float" office:value="3.595126" calcext:value-type="float">
            <text:p>3.595126</text:p>
          </table:table-cell>
          <table:table-cell office:value-type="float" office:value="1.847656" calcext:value-type="float">
            <text:p>1.847656</text:p>
          </table:table-cell>
          <table:table-cell office:value-type="float" office:value="1.815448" calcext:value-type="float">
            <text:p>1.815448</text:p>
          </table:table-cell>
          <table:table-cell office:value-type="float" office:value="3.950956" calcext:value-type="float">
            <text:p>3.950956</text:p>
          </table:table-cell>
          <table:table-cell office:value-type="float" office:value="6.152062" calcext:value-type="float">
            <text:p>6.152062</text:p>
          </table:table-cell>
          <table:table-cell office:value-type="float" office:value="6.43558" calcext:value-type="float">
            <text:p>6.43558</text:p>
          </table:table-cell>
          <table:table-cell office:value-type="float" office:value="6.960722" calcext:value-type="float">
            <text:p>6.960722</text:p>
          </table:table-cell>
          <table:table-cell office:value-type="float" office:value="7.614612" calcext:value-type="float">
            <text:p>7.614612</text:p>
          </table:table-cell>
          <table:table-cell office:value-type="float" office:value="8.372323" calcext:value-type="float">
            <text:p>8.372323</text:p>
          </table:table-cell>
          <table:table-cell office:value-type="float" office:value="8.87459" calcext:value-type="float">
            <text:p>8.87459</text:p>
          </table:table-cell>
          <table:table-cell office:value-type="float" office:value="0" calcext:value-type="float">
            <text:p>0</text:p>
          </table:table-cell>
          <table:table-cell office:value-type="float" office:value="11.42976" calcext:value-type="float">
            <text:p>11.42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36763" calcext:value-type="float">
            <text:p>0.54367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3.537503" calcext:value-type="float">
            <text:p>3.537503</text:p>
          </table:table-cell>
          <table:table-cell office:value-type="float" office:value="136.4585" calcext:value-type="float">
            <text:p>136.4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941" calcext:value-type="float">
            <text:p>27.23941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948" calcext:value-type="float">
            <text:p>1.45794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1524" calcext:value-type="float">
            <text:p>8.51524E-07</text:p>
          </table:table-cell>
          <table:table-cell office:value-type="float" office:value="1172.961" calcext:value-type="float">
            <text:p>1172.961</text:p>
          </table:table-cell>
          <table:table-cell office:value-type="float" office:value="1.957996" calcext:value-type="float">
            <text:p>1.957996</text:p>
          </table:table-cell>
          <table:table-cell office:value-type="float" office:value="0" calcext:value-type="float">
            <text:p>0</text:p>
          </table:table-cell>
          <table:table-cell office:value-type="float" office:value="1.174383" calcext:value-type="float">
            <text:p>1.174383</text:p>
          </table:table-cell>
          <table:table-cell office:value-type="float" office:value="0.3251548" calcext:value-type="float">
            <text:p>0.3251548</text:p>
          </table:table-cell>
          <table:table-cell office:value-type="float" office:value="0.252048" calcext:value-type="float">
            <text:p>0.252048</text:p>
          </table:table-cell>
          <table:table-cell office:value-type="float" office:value="0.0555983" calcext:value-type="float">
            <text:p>0.0555983</text:p>
          </table:table-cell>
          <table:table-cell office:value-type="float" office:value="0.04856864" calcext:value-type="float">
            <text:p>0.04856864</text:p>
          </table:table-cell>
          <table:table-cell office:value-type="float" office:value="0.02435861" calcext:value-type="float">
            <text:p>0.02435861</text:p>
          </table:table-cell>
          <table:table-cell office:value-type="float" office:value="0.02946264" calcext:value-type="float">
            <text:p>0.02946264</text:p>
          </table:table-cell>
          <table:table-cell office:value-type="float" office:value="0.06832311" calcext:value-type="float">
            <text:p>0.06832311</text:p>
          </table:table-cell>
          <table:table-cell office:value-type="float" office:value="0.1261825" calcext:value-type="float">
            <text:p>0.1261825</text:p>
          </table:table-cell>
          <table:table-cell office:value-type="float" office:value="0.1283157" calcext:value-type="float">
            <text:p>0.1283157</text:p>
          </table:table-cell>
          <table:table-cell office:value-type="float" office:value="0.1335129" calcext:value-type="float">
            <text:p>0.1335129</text:p>
          </table:table-cell>
          <table:table-cell office:value-type="float" office:value="0.1405588" calcext:value-type="float">
            <text:p>0.1405588</text:p>
          </table:table-cell>
          <table:table-cell office:value-type="float" office:value="0.1485716" calcext:value-type="float">
            <text:p>0.1485716</text:p>
          </table:table-cell>
          <table:table-cell office:value-type="float" office:value="0.1538549" calcext:value-type="float">
            <text:p>0.1538549</text:p>
          </table:table-cell>
          <table:table-cell office:value-type="float" office:value="0" calcext:value-type="float">
            <text:p>0</text:p>
          </table:table-cell>
          <table:table-cell office:value-type="float" office:value="21.08783" calcext:value-type="float">
            <text:p>21.08783</text:p>
          </table:table-cell>
          <table:table-cell office:value-type="float" office:value="12.2764" calcext:value-type="float">
            <text:p>12.2764</text:p>
          </table:table-cell>
          <table:table-cell office:value-type="float" office:value="12.77337" calcext:value-type="float">
            <text:p>12.77337</text:p>
          </table:table-cell>
          <table:table-cell office:value-type="float" office:value="4.096724" calcext:value-type="float">
            <text:p>4.096724</text:p>
          </table:table-cell>
          <table:table-cell office:value-type="float" office:value="3.600405" calcext:value-type="float">
            <text:p>3.600405</text:p>
          </table:table-cell>
          <table:table-cell office:value-type="float" office:value="1.849396" calcext:value-type="float">
            <text:p>1.849396</text:p>
          </table:table-cell>
          <table:table-cell office:value-type="float" office:value="1.817988" calcext:value-type="float">
            <text:p>1.817988</text:p>
          </table:table-cell>
          <table:table-cell office:value-type="float" office:value="3.955997" calcext:value-type="float">
            <text:p>3.955997</text:p>
          </table:table-cell>
          <table:table-cell office:value-type="float" office:value="6.159467" calcext:value-type="float">
            <text:p>6.159467</text:p>
          </table:table-cell>
          <table:table-cell office:value-type="float" office:value="6.442754" calcext:value-type="float">
            <text:p>6.442754</text:p>
          </table:table-cell>
          <table:table-cell office:value-type="float" office:value="6.967906" calcext:value-type="float">
            <text:p>6.967906</text:p>
          </table:table-cell>
          <table:table-cell office:value-type="float" office:value="7.621124" calcext:value-type="float">
            <text:p>7.621124</text:p>
          </table:table-cell>
          <table:table-cell office:value-type="float" office:value="8.378293" calcext:value-type="float">
            <text:p>8.378293</text:p>
          </table:table-cell>
          <table:table-cell office:value-type="float" office:value="8.88072" calcext:value-type="float">
            <text:p>8.88072</text:p>
          </table:table-cell>
          <table:table-cell office:value-type="float" office:value="0" calcext:value-type="float">
            <text:p>0</text:p>
          </table:table-cell>
          <table:table-cell office:value-type="float" office:value="21.18493" calcext:value-type="float">
            <text:p>21.18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8866" calcext:value-type="float">
            <text:p>0.55988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3.515837" calcext:value-type="float">
            <text:p>3.515837</text:p>
          </table:table-cell>
          <table:table-cell office:value-type="float" office:value="136.4601" calcext:value-type="float">
            <text:p>136.4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7181" calcext:value-type="float">
            <text:p>27.27181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948" calcext:value-type="float">
            <text:p>1.45794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1524" calcext:value-type="float">
            <text:p>8.51524E-07</text:p>
          </table:table-cell>
          <table:table-cell office:value-type="float" office:value="1172.947" calcext:value-type="float">
            <text:p>1172.947</text:p>
          </table:table-cell>
          <table:table-cell office:value-type="float" office:value="1.958506" calcext:value-type="float">
            <text:p>1.958506</text:p>
          </table:table-cell>
          <table:table-cell office:value-type="float" office:value="0" calcext:value-type="float">
            <text:p>0</text:p>
          </table:table-cell>
          <table:table-cell office:value-type="float" office:value="1.32008" calcext:value-type="float">
            <text:p>1.32008</text:p>
          </table:table-cell>
          <table:table-cell office:value-type="float" office:value="0.4008881" calcext:value-type="float">
            <text:p>0.4008881</text:p>
          </table:table-cell>
          <table:table-cell office:value-type="float" office:value="0.3122738" calcext:value-type="float">
            <text:p>0.3122738</text:p>
          </table:table-cell>
          <table:table-cell office:value-type="float" office:value="0.06618001" calcext:value-type="float">
            <text:p>0.06618001</text:p>
          </table:table-cell>
          <table:table-cell office:value-type="float" office:value="0.05757275" calcext:value-type="float">
            <text:p>0.05757275</text:p>
          </table:table-cell>
          <table:table-cell office:value-type="float" office:value="0.02671171" calcext:value-type="float">
            <text:p>0.02671171</text:p>
          </table:table-cell>
          <table:table-cell office:value-type="float" office:value="0.03085864" calcext:value-type="float">
            <text:p>0.03085864</text:p>
          </table:table-cell>
          <table:table-cell office:value-type="float" office:value="0.06873404" calcext:value-type="float">
            <text:p>0.06873404</text:p>
          </table:table-cell>
          <table:table-cell office:value-type="float" office:value="0.1262686" calcext:value-type="float">
            <text:p>0.1262686</text:p>
          </table:table-cell>
          <table:table-cell office:value-type="float" office:value="0.1283882" calcext:value-type="float">
            <text:p>0.1283882</text:p>
          </table:table-cell>
          <table:table-cell office:value-type="float" office:value="0.1335905" calcext:value-type="float">
            <text:p>0.1335905</text:p>
          </table:table-cell>
          <table:table-cell office:value-type="float" office:value="0.1406336" calcext:value-type="float">
            <text:p>0.1406336</text:p>
          </table:table-cell>
          <table:table-cell office:value-type="float" office:value="0.1486355" calcext:value-type="float">
            <text:p>0.1486355</text:p>
          </table:table-cell>
          <table:table-cell office:value-type="float" office:value="0.1539202" calcext:value-type="float">
            <text:p>0.1539202</text:p>
          </table:table-cell>
          <table:table-cell office:value-type="float" office:value="0" calcext:value-type="float">
            <text:p>0</text:p>
          </table:table-cell>
          <table:table-cell office:value-type="float" office:value="21.23848" calcext:value-type="float">
            <text:p>21.23848</text:p>
          </table:table-cell>
          <table:table-cell office:value-type="float" office:value="12.36117" calcext:value-type="float">
            <text:p>12.36117</text:p>
          </table:table-cell>
          <table:table-cell office:value-type="float" office:value="12.83514" calcext:value-type="float">
            <text:p>12.83514</text:p>
          </table:table-cell>
          <table:table-cell office:value-type="float" office:value="4.106244" calcext:value-type="float">
            <text:p>4.106244</text:p>
          </table:table-cell>
          <table:table-cell office:value-type="float" office:value="3.608941" calcext:value-type="float">
            <text:p>3.608941</text:p>
          </table:table-cell>
          <table:table-cell office:value-type="float" office:value="1.851616" calcext:value-type="float">
            <text:p>1.851616</text:p>
          </table:table-cell>
          <table:table-cell office:value-type="float" office:value="1.820778" calcext:value-type="float">
            <text:p>1.820778</text:p>
          </table:table-cell>
          <table:table-cell office:value-type="float" office:value="3.961097" calcext:value-type="float">
            <text:p>3.961097</text:p>
          </table:table-cell>
          <table:table-cell office:value-type="float" office:value="6.166895" calcext:value-type="float">
            <text:p>6.166895</text:p>
          </table:table-cell>
          <table:table-cell office:value-type="float" office:value="6.449931" calcext:value-type="float">
            <text:p>6.449931</text:p>
          </table:table-cell>
          <table:table-cell office:value-type="float" office:value="6.97509" calcext:value-type="float">
            <text:p>6.97509</text:p>
          </table:table-cell>
          <table:table-cell office:value-type="float" office:value="7.627638" calcext:value-type="float">
            <text:p>7.627638</text:p>
          </table:table-cell>
          <table:table-cell office:value-type="float" office:value="8.3842" calcext:value-type="float">
            <text:p>8.3842</text:p>
          </table:table-cell>
          <table:table-cell office:value-type="float" office:value="8.886877" calcext:value-type="float">
            <text:p>8.886877</text:p>
          </table:table-cell>
          <table:table-cell office:value-type="float" office:value="0" calcext:value-type="float">
            <text:p>0</text:p>
          </table:table-cell>
          <table:table-cell office:value-type="float" office:value="18.14252" calcext:value-type="float">
            <text:p>18.1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93034" calcext:value-type="float">
            <text:p>0.57930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3.492797" calcext:value-type="float">
            <text:p>3.492797</text:p>
          </table:table-cell>
          <table:table-cell office:value-type="float" office:value="136.4615" calcext:value-type="float">
            <text:p>136.4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0648" calcext:value-type="float">
            <text:p>27.3064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948" calcext:value-type="float">
            <text:p>1.45794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1524" calcext:value-type="float">
            <text:p>8.51524E-07</text:p>
          </table:table-cell>
          <table:table-cell office:value-type="float" office:value="1172.934" calcext:value-type="float">
            <text:p>1172.934</text:p>
          </table:table-cell>
          <table:table-cell office:value-type="float" office:value="1.962312" calcext:value-type="float">
            <text:p>1.962312</text:p>
          </table:table-cell>
          <table:table-cell office:value-type="float" office:value="0" calcext:value-type="float">
            <text:p>0</text:p>
          </table:table-cell>
          <table:table-cell office:value-type="float" office:value="1.189218" calcext:value-type="float">
            <text:p>1.189218</text:p>
          </table:table-cell>
          <table:table-cell office:value-type="float" office:value="0.4364946" calcext:value-type="float">
            <text:p>0.4364946</text:p>
          </table:table-cell>
          <table:table-cell office:value-type="float" office:value="0.3507675" calcext:value-type="float">
            <text:p>0.3507675</text:p>
          </table:table-cell>
          <table:table-cell office:value-type="float" office:value="0.07402597" calcext:value-type="float">
            <text:p>0.07402597</text:p>
          </table:table-cell>
          <table:table-cell office:value-type="float" office:value="0.06491125" calcext:value-type="float">
            <text:p>0.06491125</text:p>
          </table:table-cell>
          <table:table-cell office:value-type="float" office:value="0.028893" calcext:value-type="float">
            <text:p>0.028893</text:p>
          </table:table-cell>
          <table:table-cell office:value-type="float" office:value="0.03225934" calcext:value-type="float">
            <text:p>0.03225934</text:p>
          </table:table-cell>
          <table:table-cell office:value-type="float" office:value="0.06926163" calcext:value-type="float">
            <text:p>0.06926163</text:p>
          </table:table-cell>
          <table:table-cell office:value-type="float" office:value="0.1264487" calcext:value-type="float">
            <text:p>0.1264487</text:p>
          </table:table-cell>
          <table:table-cell office:value-type="float" office:value="0.1284665" calcext:value-type="float">
            <text:p>0.1284665</text:p>
          </table:table-cell>
          <table:table-cell office:value-type="float" office:value="0.1336684" calcext:value-type="float">
            <text:p>0.1336684</text:p>
          </table:table-cell>
          <table:table-cell office:value-type="float" office:value="0.1407008" calcext:value-type="float">
            <text:p>0.1407008</text:p>
          </table:table-cell>
          <table:table-cell office:value-type="float" office:value="0.148699" calcext:value-type="float">
            <text:p>0.148699</text:p>
          </table:table-cell>
          <table:table-cell office:value-type="float" office:value="0.1539856" calcext:value-type="float">
            <text:p>0.1539856</text:p>
          </table:table-cell>
          <table:table-cell office:value-type="float" office:value="0" calcext:value-type="float">
            <text:p>0</text:p>
          </table:table-cell>
          <table:table-cell office:value-type="float" office:value="21.38601" calcext:value-type="float">
            <text:p>21.38601</text:p>
          </table:table-cell>
          <table:table-cell office:value-type="float" office:value="12.46803" calcext:value-type="float">
            <text:p>12.46803</text:p>
          </table:table-cell>
          <table:table-cell office:value-type="float" office:value="12.91626" calcext:value-type="float">
            <text:p>12.91626</text:p>
          </table:table-cell>
          <table:table-cell office:value-type="float" office:value="4.119428" calcext:value-type="float">
            <text:p>4.119428</text:p>
          </table:table-cell>
          <table:table-cell office:value-type="float" office:value="3.620753" calcext:value-type="float">
            <text:p>3.620753</text:p>
          </table:table-cell>
          <table:table-cell office:value-type="float" office:value="1.854408" calcext:value-type="float">
            <text:p>1.854408</text:p>
          </table:table-cell>
          <table:table-cell office:value-type="float" office:value="1.823873" calcext:value-type="float">
            <text:p>1.823873</text:p>
          </table:table-cell>
          <table:table-cell office:value-type="float" office:value="3.966293" calcext:value-type="float">
            <text:p>3.966293</text:p>
          </table:table-cell>
          <table:table-cell office:value-type="float" office:value="6.174346" calcext:value-type="float">
            <text:p>6.174346</text:p>
          </table:table-cell>
          <table:table-cell office:value-type="float" office:value="6.457105" calcext:value-type="float">
            <text:p>6.457105</text:p>
          </table:table-cell>
          <table:table-cell office:value-type="float" office:value="6.982273" calcext:value-type="float">
            <text:p>6.982273</text:p>
          </table:table-cell>
          <table:table-cell office:value-type="float" office:value="7.634152" calcext:value-type="float">
            <text:p>7.634152</text:p>
          </table:table-cell>
          <table:table-cell office:value-type="float" office:value="8.390092" calcext:value-type="float">
            <text:p>8.390092</text:p>
          </table:table-cell>
          <table:table-cell office:value-type="float" office:value="8.893044" calcext:value-type="float">
            <text:p>8.893044</text:p>
          </table:table-cell>
          <table:table-cell office:value-type="float" office:value="0" calcext:value-type="float">
            <text:p>0</text:p>
          </table:table-cell>
          <table:table-cell office:value-type="float" office:value="13.94555" calcext:value-type="float">
            <text:p>13.94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019" calcext:value-type="float">
            <text:p>0.600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3.466146" calcext:value-type="float">
            <text:p>3.466146</text:p>
          </table:table-cell>
          <table:table-cell office:value-type="float" office:value="136.4632" calcext:value-type="float">
            <text:p>136.4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429" calcext:value-type="float">
            <text:p>27.3429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948" calcext:value-type="float">
            <text:p>1.45794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1524" calcext:value-type="float">
            <text:p>8.51524E-07</text:p>
          </table:table-cell>
          <table:table-cell office:value-type="float" office:value="1172.921" calcext:value-type="float">
            <text:p>1172.921</text:p>
          </table:table-cell>
          <table:table-cell office:value-type="float" office:value="1.966496" calcext:value-type="float">
            <text:p>1.966496</text:p>
          </table:table-cell>
          <table:table-cell office:value-type="float" office:value="0" calcext:value-type="float">
            <text:p>0</text:p>
          </table:table-cell>
          <table:table-cell office:value-type="float" office:value="1.165148" calcext:value-type="float">
            <text:p>1.165148</text:p>
          </table:table-cell>
          <table:table-cell office:value-type="float" office:value="0.5011486" calcext:value-type="float">
            <text:p>0.5011486</text:p>
          </table:table-cell>
          <table:table-cell office:value-type="float" office:value="0.4000127" calcext:value-type="float">
            <text:p>0.4000127</text:p>
          </table:table-cell>
          <table:table-cell office:value-type="float" office:value="0.08265869" calcext:value-type="float">
            <text:p>0.08265869</text:p>
          </table:table-cell>
          <table:table-cell office:value-type="float" office:value="0.07213729" calcext:value-type="float">
            <text:p>0.07213729</text:p>
          </table:table-cell>
          <table:table-cell office:value-type="float" office:value="0.03089127" calcext:value-type="float">
            <text:p>0.03089127</text:p>
          </table:table-cell>
          <table:table-cell office:value-type="float" office:value="0.03352179" calcext:value-type="float">
            <text:p>0.03352179</text:p>
          </table:table-cell>
          <table:table-cell office:value-type="float" office:value="0.06979411" calcext:value-type="float">
            <text:p>0.06979411</text:p>
          </table:table-cell>
          <table:table-cell office:value-type="float" office:value="0.1266757" calcext:value-type="float">
            <text:p>0.1266757</text:p>
          </table:table-cell>
          <table:table-cell office:value-type="float" office:value="0.1285527" calcext:value-type="float">
            <text:p>0.1285527</text:p>
          </table:table-cell>
          <table:table-cell office:value-type="float" office:value="0.1337465" calcext:value-type="float">
            <text:p>0.1337465</text:p>
          </table:table-cell>
          <table:table-cell office:value-type="float" office:value="0.1407717" calcext:value-type="float">
            <text:p>0.1407717</text:p>
          </table:table-cell>
          <table:table-cell office:value-type="float" office:value="0.1487624" calcext:value-type="float">
            <text:p>0.1487624</text:p>
          </table:table-cell>
          <table:table-cell office:value-type="float" office:value="0.1540508" calcext:value-type="float">
            <text:p>0.1540508</text:p>
          </table:table-cell>
          <table:table-cell office:value-type="float" office:value="0" calcext:value-type="float">
            <text:p>0</text:p>
          </table:table-cell>
          <table:table-cell office:value-type="float" office:value="21.52345" calcext:value-type="float">
            <text:p>21.52345</text:p>
          </table:table-cell>
          <table:table-cell office:value-type="float" office:value="12.59318" calcext:value-type="float">
            <text:p>12.59318</text:p>
          </table:table-cell>
          <table:table-cell office:value-type="float" office:value="13.01204" calcext:value-type="float">
            <text:p>13.01204</text:p>
          </table:table-cell>
          <table:table-cell office:value-type="float" office:value="4.135443" calcext:value-type="float">
            <text:p>4.135443</text:p>
          </table:table-cell>
          <table:table-cell office:value-type="float" office:value="3.635168" calcext:value-type="float">
            <text:p>3.635168</text:p>
          </table:table-cell>
          <table:table-cell office:value-type="float" office:value="1.857684" calcext:value-type="float">
            <text:p>1.857684</text:p>
          </table:table-cell>
          <table:table-cell office:value-type="float" office:value="1.827246" calcext:value-type="float">
            <text:p>1.827246</text:p>
          </table:table-cell>
          <table:table-cell office:value-type="float" office:value="3.971599" calcext:value-type="float">
            <text:p>3.971599</text:p>
          </table:table-cell>
          <table:table-cell office:value-type="float" office:value="6.181828" calcext:value-type="float">
            <text:p>6.181828</text:p>
          </table:table-cell>
          <table:table-cell office:value-type="float" office:value="6.464283" calcext:value-type="float">
            <text:p>6.464283</text:p>
          </table:table-cell>
          <table:table-cell office:value-type="float" office:value="6.989457" calcext:value-type="float">
            <text:p>6.989457</text:p>
          </table:table-cell>
          <table:table-cell office:value-type="float" office:value="7.640665" calcext:value-type="float">
            <text:p>7.640665</text:p>
          </table:table-cell>
          <table:table-cell office:value-type="float" office:value="8.395984" calcext:value-type="float">
            <text:p>8.395984</text:p>
          </table:table-cell>
          <table:table-cell office:value-type="float" office:value="8.89924" calcext:value-type="float">
            <text:p>8.89924</text:p>
          </table:table-cell>
          <table:table-cell office:value-type="float" office:value="0" calcext:value-type="float">
            <text:p>0</text:p>
          </table:table-cell>
          <table:table-cell office:value-type="float" office:value="12.64761" calcext:value-type="float">
            <text:p>12.64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43923" calcext:value-type="float">
            <text:p>0.62439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3.434654" calcext:value-type="float">
            <text:p>3.434654</text:p>
          </table:table-cell>
          <table:table-cell office:value-type="float" office:value="136.4652" calcext:value-type="float">
            <text:p>136.4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8229" calcext:value-type="float">
            <text:p>27.38229</text:p>
          </table:table-cell>
          <table:table-cell office:value-type="float" office:value="0" calcext:value-type="float">
            <text:p>0</text:p>
          </table:table-cell>
          <table:table-cell office:value-type="float" office:value="0.0000001457948" calcext:value-type="float">
            <text:p>1.45794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1524" calcext:value-type="float">
            <text:p>8.51524E-07</text:p>
          </table:table-cell>
          <table:table-cell office:value-type="float" office:value="1172.908" calcext:value-type="float">
            <text:p>1172.908</text:p>
          </table:table-cell>
          <table:table-cell office:value-type="float" office:value="1.971299" calcext:value-type="float">
            <text:p>1.971299</text:p>
          </table:table-cell>
          <table:table-cell office:value-type="float" office:value="0" calcext:value-type="float">
            <text:p>0</text:p>
          </table:table-cell>
          <table:table-cell office:value-type="float" office:value="1.069667" calcext:value-type="float">
            <text:p>1.069667</text:p>
          </table:table-cell>
          <table:table-cell office:value-type="float" office:value="0.6020903" calcext:value-type="float">
            <text:p>0.6020903</text:p>
          </table:table-cell>
          <table:table-cell office:value-type="float" office:value="0.4708995" calcext:value-type="float">
            <text:p>0.4708995</text:p>
          </table:table-cell>
          <table:table-cell office:value-type="float" office:value="0.09527715" calcext:value-type="float">
            <text:p>0.09527715</text:p>
          </table:table-cell>
          <table:table-cell office:value-type="float" office:value="0.0825267" calcext:value-type="float">
            <text:p>0.0825267</text:p>
          </table:table-cell>
          <table:table-cell office:value-type="float" office:value="0.03361931" calcext:value-type="float">
            <text:p>0.03361931</text:p>
          </table:table-cell>
          <table:table-cell office:value-type="float" office:value="0.03512098" calcext:value-type="float">
            <text:p>0.03512098</text:p>
          </table:table-cell>
          <table:table-cell office:value-type="float" office:value="0.07038067" calcext:value-type="float">
            <text:p>0.07038067</text:p>
          </table:table-cell>
          <table:table-cell office:value-type="float" office:value="0.1269274" calcext:value-type="float">
            <text:p>0.1269274</text:p>
          </table:table-cell>
          <table:table-cell office:value-type="float" office:value="0.1286467" calcext:value-type="float">
            <text:p>0.1286467</text:p>
          </table:table-cell>
          <table:table-cell office:value-type="float" office:value="0.1338257" calcext:value-type="float">
            <text:p>0.1338257</text:p>
          </table:table-cell>
          <table:table-cell office:value-type="float" office:value="0.1408411" calcext:value-type="float">
            <text:p>0.1408411</text:p>
          </table:table-cell>
          <table:table-cell office:value-type="float" office:value="0.1488259" calcext:value-type="float">
            <text:p>0.1488259</text:p>
          </table:table-cell>
          <table:table-cell office:value-type="float" office:value="0.1541159" calcext:value-type="float">
            <text:p>0.1541159</text:p>
          </table:table-cell>
          <table:table-cell office:value-type="float" office:value="0" calcext:value-type="float">
            <text:p>0</text:p>
          </table:table-cell>
          <table:table-cell office:value-type="float" office:value="21.65764" calcext:value-type="float">
            <text:p>21.65764</text:p>
          </table:table-cell>
          <table:table-cell office:value-type="float" office:value="12.75221" calcext:value-type="float">
            <text:p>12.75221</text:p>
          </table:table-cell>
          <table:table-cell office:value-type="float" office:value="13.13096" calcext:value-type="float">
            <text:p>13.13096</text:p>
          </table:table-cell>
          <table:table-cell office:value-type="float" office:value="4.155575" calcext:value-type="float">
            <text:p>4.155575</text:p>
          </table:table-cell>
          <table:table-cell office:value-type="float" office:value="3.653034" calcext:value-type="float">
            <text:p>3.653034</text:p>
          </table:table-cell>
          <table:table-cell office:value-type="float" office:value="1.86153" calcext:value-type="float">
            <text:p>1.86153</text:p>
          </table:table-cell>
          <table:table-cell office:value-type="float" office:value="1.830922" calcext:value-type="float">
            <text:p>1.830922</text:p>
          </table:table-cell>
          <table:table-cell office:value-type="float" office:value="3.977021" calcext:value-type="float">
            <text:p>3.977021</text:p>
          </table:table-cell>
          <table:table-cell office:value-type="float" office:value="6.189342" calcext:value-type="float">
            <text:p>6.189342</text:p>
          </table:table-cell>
          <table:table-cell office:value-type="float" office:value="6.471457" calcext:value-type="float">
            <text:p>6.471457</text:p>
          </table:table-cell>
          <table:table-cell office:value-type="float" office:value="6.996609" calcext:value-type="float">
            <text:p>6.996609</text:p>
          </table:table-cell>
          <table:table-cell office:value-type="float" office:value="7.647177" calcext:value-type="float">
            <text:p>7.647177</text:p>
          </table:table-cell>
          <table:table-cell office:value-type="float" office:value="8.401876" calcext:value-type="float">
            <text:p>8.401876</text:p>
          </table:table-cell>
          <table:table-cell office:value-type="float" office:value="8.905466" calcext:value-type="float">
            <text:p>8.905466</text:p>
          </table:table-cell>
          <table:table-cell office:value-type="float" office:value="0" calcext:value-type="float">
            <text:p>0</text:p>
          </table:table-cell>
          <table:table-cell office:value-type="float" office:value="8.84906" calcext:value-type="float">
            <text:p>8.84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1782" calcext:value-type="float">
            <text:p>0.65317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3.407424" calcext:value-type="float">
            <text:p>3.407424</text:p>
          </table:table-cell>
          <table:table-cell office:value-type="float" office:value="136.4664" calcext:value-type="float">
            <text:p>136.4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2275" calcext:value-type="float">
            <text:p>27.42275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465" calcext:value-type="float">
            <text:p>1.45846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19232" calcext:value-type="float">
            <text:p>8.519232E-07</text:p>
          </table:table-cell>
          <table:table-cell office:value-type="float" office:value="1172.896" calcext:value-type="float">
            <text:p>1172.896</text:p>
          </table:table-cell>
          <table:table-cell office:value-type="float" office:value="1.980872" calcext:value-type="float">
            <text:p>1.980872</text:p>
          </table:table-cell>
          <table:table-cell office:value-type="float" office:value="0" calcext:value-type="float">
            <text:p>0</text:p>
          </table:table-cell>
          <table:table-cell office:value-type="float" office:value="0.4812395" calcext:value-type="float">
            <text:p>0.4812395</text:p>
          </table:table-cell>
          <table:table-cell office:value-type="float" office:value="0.5199566" calcext:value-type="float">
            <text:p>0.5199566</text:p>
          </table:table-cell>
          <table:table-cell office:value-type="float" office:value="0.4520686" calcext:value-type="float">
            <text:p>0.4520686</text:p>
          </table:table-cell>
          <table:table-cell office:value-type="float" office:value="0.0964703" calcext:value-type="float">
            <text:p>0.0964703</text:p>
          </table:table-cell>
          <table:table-cell office:value-type="float" office:value="0.08600574" calcext:value-type="float">
            <text:p>0.08600574</text:p>
          </table:table-cell>
          <table:table-cell office:value-type="float" office:value="0.03555331" calcext:value-type="float">
            <text:p>0.03555331</text:p>
          </table:table-cell>
          <table:table-cell office:value-type="float" office:value="0.03659815" calcext:value-type="float">
            <text:p>0.03659815</text:p>
          </table:table-cell>
          <table:table-cell office:value-type="float" office:value="0.07104845" calcext:value-type="float">
            <text:p>0.07104845</text:p>
          </table:table-cell>
          <table:table-cell office:value-type="float" office:value="0.1272076" calcext:value-type="float">
            <text:p>0.1272076</text:p>
          </table:table-cell>
          <table:table-cell office:value-type="float" office:value="0.128748" calcext:value-type="float">
            <text:p>0.128748</text:p>
          </table:table-cell>
          <table:table-cell office:value-type="float" office:value="0.1339056" calcext:value-type="float">
            <text:p>0.1339056</text:p>
          </table:table-cell>
          <table:table-cell office:value-type="float" office:value="0.1409086" calcext:value-type="float">
            <text:p>0.1409086</text:p>
          </table:table-cell>
          <table:table-cell office:value-type="float" office:value="0.1488893" calcext:value-type="float">
            <text:p>0.1488893</text:p>
          </table:table-cell>
          <table:table-cell office:value-type="float" office:value="0.1541812" calcext:value-type="float">
            <text:p>0.1541812</text:p>
          </table:table-cell>
          <table:table-cell office:value-type="float" office:value="0" calcext:value-type="float">
            <text:p>0</text:p>
          </table:table-cell>
          <table:table-cell office:value-type="float" office:value="21.75339" calcext:value-type="float">
            <text:p>21.75339</text:p>
          </table:table-cell>
          <table:table-cell office:value-type="float" office:value="12.9173" calcext:value-type="float">
            <text:p>12.9173</text:p>
          </table:table-cell>
          <table:table-cell office:value-type="float" office:value="13.26434" calcext:value-type="float">
            <text:p>13.26434</text:p>
          </table:table-cell>
          <table:table-cell office:value-type="float" office:value="4.179393" calcext:value-type="float">
            <text:p>4.179393</text:p>
          </table:table-cell>
          <table:table-cell office:value-type="float" office:value="3.674365" calcext:value-type="float">
            <text:p>3.674365</text:p>
          </table:table-cell>
          <table:table-cell office:value-type="float" office:value="1.86604" calcext:value-type="float">
            <text:p>1.86604</text:p>
          </table:table-cell>
          <table:table-cell office:value-type="float" office:value="1.834962" calcext:value-type="float">
            <text:p>1.834962</text:p>
          </table:table-cell>
          <table:table-cell office:value-type="float" office:value="3.982581" calcext:value-type="float">
            <text:p>3.982581</text:p>
          </table:table-cell>
          <table:table-cell office:value-type="float" office:value="6.196894" calcext:value-type="float">
            <text:p>6.196894</text:p>
          </table:table-cell>
          <table:table-cell office:value-type="float" office:value="6.478635" calcext:value-type="float">
            <text:p>6.478635</text:p>
          </table:table-cell>
          <table:table-cell office:value-type="float" office:value="7.003736" calcext:value-type="float">
            <text:p>7.003736</text:p>
          </table:table-cell>
          <table:table-cell office:value-type="float" office:value="7.653689" calcext:value-type="float">
            <text:p>7.653689</text:p>
          </table:table-cell>
          <table:table-cell office:value-type="float" office:value="8.407769" calcext:value-type="float">
            <text:p>8.407769</text:p>
          </table:table-cell>
          <table:table-cell office:value-type="float" office:value="8.911682" calcext:value-type="float">
            <text:p>8.911682</text:p>
          </table:table-cell>
          <table:table-cell office:value-type="float" office:value="0" calcext:value-type="float">
            <text:p>0</text:p>
          </table:table-cell>
          <table:table-cell office:value-type="float" office:value="5.426399" calcext:value-type="float">
            <text:p>5.426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84926" calcext:value-type="float">
            <text:p>0.67849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3.384172" calcext:value-type="float">
            <text:p>3.384172</text:p>
          </table:table-cell>
          <table:table-cell office:value-type="float" office:value="136.4672" calcext:value-type="float">
            <text:p>136.4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6091" calcext:value-type="float">
            <text:p>27.46091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41" calcext:value-type="float">
            <text:p>1.458641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20123" calcext:value-type="float">
            <text:p>8.520123E-07</text:p>
          </table:table-cell>
          <table:table-cell office:value-type="float" office:value="1172.883" calcext:value-type="float">
            <text:p>1172.883</text:p>
          </table:table-cell>
          <table:table-cell office:value-type="float" office:value="1.986516" calcext:value-type="float">
            <text:p>1.986516</text:p>
          </table:table-cell>
          <table:table-cell office:value-type="float" office:value="0" calcext:value-type="float">
            <text:p>0</text:p>
          </table:table-cell>
          <table:table-cell office:value-type="float" office:value="0.6264085" calcext:value-type="float">
            <text:p>0.6264085</text:p>
          </table:table-cell>
          <table:table-cell office:value-type="float" office:value="0.4262473" calcext:value-type="float">
            <text:p>0.4262473</text:p>
          </table:table-cell>
          <table:table-cell office:value-type="float" office:value="0.3922111" calcext:value-type="float">
            <text:p>0.3922111</text:p>
          </table:table-cell>
          <table:table-cell office:value-type="float" office:value="0.08840873" calcext:value-type="float">
            <text:p>0.08840873</text:p>
          </table:table-cell>
          <table:table-cell office:value-type="float" office:value="0.08115685" calcext:value-type="float">
            <text:p>0.08115685</text:p>
          </table:table-cell>
          <table:table-cell office:value-type="float" office:value="0.03518678" calcext:value-type="float">
            <text:p>0.03518678</text:p>
          </table:table-cell>
          <table:table-cell office:value-type="float" office:value="0.03688158" calcext:value-type="float">
            <text:p>0.03688158</text:p>
          </table:table-cell>
          <table:table-cell office:value-type="float" office:value="0.07151819" calcext:value-type="float">
            <text:p>0.07151819</text:p>
          </table:table-cell>
          <table:table-cell office:value-type="float" office:value="0.1274949" calcext:value-type="float">
            <text:p>0.1274949</text:p>
          </table:table-cell>
          <table:table-cell office:value-type="float" office:value="0.128856" calcext:value-type="float">
            <text:p>0.128856</text:p>
          </table:table-cell>
          <table:table-cell office:value-type="float" office:value="0.1339867" calcext:value-type="float">
            <text:p>0.1339867</text:p>
          </table:table-cell>
          <table:table-cell office:value-type="float" office:value="0.1409743" calcext:value-type="float">
            <text:p>0.1409743</text:p>
          </table:table-cell>
          <table:table-cell office:value-type="float" office:value="0.1489528" calcext:value-type="float">
            <text:p>0.1489528</text:p>
          </table:table-cell>
          <table:table-cell office:value-type="float" office:value="0.1542464" calcext:value-type="float">
            <text:p>0.1542464</text:p>
          </table:table-cell>
          <table:table-cell office:value-type="float" office:value="0" calcext:value-type="float">
            <text:p>0</text:p>
          </table:table-cell>
          <table:table-cell office:value-type="float" office:value="21.82986" calcext:value-type="float">
            <text:p>21.82986</text:p>
          </table:table-cell>
          <table:table-cell office:value-type="float" office:value="13.05058" calcext:value-type="float">
            <text:p>13.05058</text:p>
          </table:table-cell>
          <table:table-cell office:value-type="float" office:value="13.38189" calcext:value-type="float">
            <text:p>13.38189</text:p>
          </table:table-cell>
          <table:table-cell office:value-type="float" office:value="4.201584" calcext:value-type="float">
            <text:p>4.201584</text:p>
          </table:table-cell>
          <table:table-cell office:value-type="float" office:value="3.695151" calcext:value-type="float">
            <text:p>3.695151</text:p>
          </table:table-cell>
          <table:table-cell office:value-type="float" office:value="1.870702" calcext:value-type="float">
            <text:p>1.870702</text:p>
          </table:table-cell>
          <table:table-cell office:value-type="float" office:value="1.839177" calcext:value-type="float">
            <text:p>1.839177</text:p>
          </table:table-cell>
          <table:table-cell office:value-type="float" office:value="3.988264" calcext:value-type="float">
            <text:p>3.988264</text:p>
          </table:table-cell>
          <table:table-cell office:value-type="float" office:value="6.204488" calcext:value-type="float">
            <text:p>6.204488</text:p>
          </table:table-cell>
          <table:table-cell office:value-type="float" office:value="6.485811" calcext:value-type="float">
            <text:p>6.485811</text:p>
          </table:table-cell>
          <table:table-cell office:value-type="float" office:value="7.010863" calcext:value-type="float">
            <text:p>7.010863</text:p>
          </table:table-cell>
          <table:table-cell office:value-type="float" office:value="7.660202" calcext:value-type="float">
            <text:p>7.660202</text:p>
          </table:table-cell>
          <table:table-cell office:value-type="float" office:value="8.413661" calcext:value-type="float">
            <text:p>8.413661</text:p>
          </table:table-cell>
          <table:table-cell office:value-type="float" office:value="8.91785" calcext:value-type="float">
            <text:p>8.91785</text:p>
          </table:table-cell>
          <table:table-cell office:value-type="float" office:value="0" calcext:value-type="float">
            <text:p>0</text:p>
          </table:table-cell>
          <table:table-cell office:value-type="float" office:value="6.802325" calcext:value-type="float">
            <text:p>6.802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01126" calcext:value-type="float">
            <text:p>0.70011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3.366442" calcext:value-type="float">
            <text:p>3.366442</text:p>
          </table:table-cell>
          <table:table-cell office:value-type="float" office:value="136.4672" calcext:value-type="float">
            <text:p>136.4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9569" calcext:value-type="float">
            <text:p>27.49569</text:p>
          </table:table-cell>
          <table:table-cell office:value-type="float" office:value="0" calcext:value-type="float">
            <text:p>0</text:p>
          </table:table-cell>
          <table:table-cell office:value-type="float" office:value="0.0000001458641" calcext:value-type="float">
            <text:p>1.458641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20123" calcext:value-type="float">
            <text:p>8.520123E-07</text:p>
          </table:table-cell>
          <table:table-cell office:value-type="float" office:value="1172.868" calcext:value-type="float">
            <text:p>1172.868</text:p>
          </table:table-cell>
          <table:table-cell office:value-type="float" office:value="1.98762" calcext:value-type="float">
            <text:p>1.98762</text:p>
          </table:table-cell>
          <table:table-cell office:value-type="float" office:value="0" calcext:value-type="float">
            <text:p>0</text:p>
          </table:table-cell>
          <table:table-cell office:value-type="float" office:value="0.4715319" calcext:value-type="float">
            <text:p>0.4715319</text:p>
          </table:table-cell>
          <table:table-cell office:value-type="float" office:value="0.3615913" calcext:value-type="float">
            <text:p>0.3615913</text:p>
          </table:table-cell>
          <table:table-cell office:value-type="float" office:value="0.3383528" calcext:value-type="float">
            <text:p>0.3383528</text:p>
          </table:table-cell>
          <table:table-cell office:value-type="float" office:value="0.07768796" calcext:value-type="float">
            <text:p>0.07768796</text:p>
          </table:table-cell>
          <table:table-cell office:value-type="float" office:value="0.07238814" calcext:value-type="float">
            <text:p>0.07238814</text:p>
          </table:table-cell>
          <table:table-cell office:value-type="float" office:value="0.03314805" calcext:value-type="float">
            <text:p>0.03314805</text:p>
          </table:table-cell>
          <table:table-cell office:value-type="float" office:value="0.03602531" calcext:value-type="float">
            <text:p>0.03602531</text:p>
          </table:table-cell>
          <table:table-cell office:value-type="float" office:value="0.07163323" calcext:value-type="float">
            <text:p>0.07163323</text:p>
          </table:table-cell>
          <table:table-cell office:value-type="float" office:value="0.1277428" calcext:value-type="float">
            <text:p>0.1277428</text:p>
          </table:table-cell>
          <table:table-cell office:value-type="float" office:value="0.1289677" calcext:value-type="float">
            <text:p>0.1289677</text:p>
          </table:table-cell>
          <table:table-cell office:value-type="float" office:value="0.1340691" calcext:value-type="float">
            <text:p>0.1340691</text:p>
          </table:table-cell>
          <table:table-cell office:value-type="float" office:value="0.1410423" calcext:value-type="float">
            <text:p>0.1410423</text:p>
          </table:table-cell>
          <table:table-cell office:value-type="float" office:value="0.1490164" calcext:value-type="float">
            <text:p>0.1490164</text:p>
          </table:table-cell>
          <table:table-cell office:value-type="float" office:value="0.1543113" calcext:value-type="float">
            <text:p>0.1543113</text:p>
          </table:table-cell>
          <table:table-cell office:value-type="float" office:value="0" calcext:value-type="float">
            <text:p>0</text:p>
          </table:table-cell>
          <table:table-cell office:value-type="float" office:value="21.88429" calcext:value-type="float">
            <text:p>21.88429</text:p>
          </table:table-cell>
          <table:table-cell office:value-type="float" office:value="13.1491" calcext:value-type="float">
            <text:p>13.1491</text:p>
          </table:table-cell>
          <table:table-cell office:value-type="float" office:value="13.47264" calcext:value-type="float">
            <text:p>13.47264</text:p>
          </table:table-cell>
          <table:table-cell office:value-type="float" office:value="4.219199" calcext:value-type="float">
            <text:p>4.219199</text:p>
          </table:table-cell>
          <table:table-cell office:value-type="float" office:value="3.712559" calcext:value-type="float">
            <text:p>3.712559</text:p>
          </table:table-cell>
          <table:table-cell office:value-type="float" office:value="1.874991" calcext:value-type="float">
            <text:p>1.874991</text:p>
          </table:table-cell>
          <table:table-cell office:value-type="float" office:value="1.843298" calcext:value-type="float">
            <text:p>1.843298</text:p>
          </table:table-cell>
          <table:table-cell office:value-type="float" office:value="3.994002" calcext:value-type="float">
            <text:p>3.994002</text:p>
          </table:table-cell>
          <table:table-cell office:value-type="float" office:value="6.212121" calcext:value-type="float">
            <text:p>6.212121</text:p>
          </table:table-cell>
          <table:table-cell office:value-type="float" office:value="6.492984" calcext:value-type="float">
            <text:p>6.492984</text:p>
          </table:table-cell>
          <table:table-cell office:value-type="float" office:value="7.01799" calcext:value-type="float">
            <text:p>7.01799</text:p>
          </table:table-cell>
          <table:table-cell office:value-type="float" office:value="7.66668" calcext:value-type="float">
            <text:p>7.66668</text:p>
          </table:table-cell>
          <table:table-cell office:value-type="float" office:value="8.419554" calcext:value-type="float">
            <text:p>8.419554</text:p>
          </table:table-cell>
          <table:table-cell office:value-type="float" office:value="8.923937" calcext:value-type="float">
            <text:p>8.923937</text:p>
          </table:table-cell>
          <table:table-cell office:value-type="float" office:value="0" calcext:value-type="float">
            <text:p>0</text:p>
          </table:table-cell>
          <table:table-cell office:value-type="float" office:value="4.892425" calcext:value-type="float">
            <text:p>4.89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0746" calcext:value-type="float">
            <text:p>0.71707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3.352885" calcext:value-type="float">
            <text:p>3.352885</text:p>
          </table:table-cell>
          <table:table-cell office:value-type="float" office:value="136.4672" calcext:value-type="float">
            <text:p>136.4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2768" calcext:value-type="float">
            <text:p>27.52768</text:p>
          </table:table-cell>
          <table:table-cell office:value-type="float" office:value="0" calcext:value-type="float">
            <text:p>0</text:p>
          </table:table-cell>
          <table:table-cell office:value-type="float" office:value="0.0000001459611" calcext:value-type="float">
            <text:p>1.459611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25572" calcext:value-type="float">
            <text:p>8.525572E-07</text:p>
          </table:table-cell>
          <table:table-cell office:value-type="float" office:value="1172.853" calcext:value-type="float">
            <text:p>1172.853</text:p>
          </table:table-cell>
          <table:table-cell office:value-type="float" office:value="1.988561" calcext:value-type="float">
            <text:p>1.988561</text:p>
          </table:table-cell>
          <table:table-cell office:value-type="float" office:value="0" calcext:value-type="float">
            <text:p>0</text:p>
          </table:table-cell>
          <table:table-cell office:value-type="float" office:value="0.2849361" calcext:value-type="float">
            <text:p>0.2849361</text:p>
          </table:table-cell>
          <table:table-cell office:value-type="float" office:value="0.2863142" calcext:value-type="float">
            <text:p>0.2863142</text:p>
          </table:table-cell>
          <table:table-cell office:value-type="float" office:value="0.2646389" calcext:value-type="float">
            <text:p>0.2646389</text:p>
          </table:table-cell>
          <table:table-cell office:value-type="float" office:value="0.06477403" calcext:value-type="float">
            <text:p>0.06477403</text:p>
          </table:table-cell>
          <table:table-cell office:value-type="float" office:value="0.06205815" calcext:value-type="float">
            <text:p>0.06205815</text:p>
          </table:table-cell>
          <table:table-cell office:value-type="float" office:value="0.03086073" calcext:value-type="float">
            <text:p>0.03086073</text:p>
          </table:table-cell>
          <table:table-cell office:value-type="float" office:value="0.03492544" calcext:value-type="float">
            <text:p>0.03492544</text:p>
          </table:table-cell>
          <table:table-cell office:value-type="float" office:value="0.07152043" calcext:value-type="float">
            <text:p>0.07152043</text:p>
          </table:table-cell>
          <table:table-cell office:value-type="float" office:value="0.127923" calcext:value-type="float">
            <text:p>0.127923</text:p>
          </table:table-cell>
          <table:table-cell office:value-type="float" office:value="0.1290778" calcext:value-type="float">
            <text:p>0.1290778</text:p>
          </table:table-cell>
          <table:table-cell office:value-type="float" office:value="0.1341522" calcext:value-type="float">
            <text:p>0.1341522</text:p>
          </table:table-cell>
          <table:table-cell office:value-type="float" office:value="0.141127" calcext:value-type="float">
            <text:p>0.141127</text:p>
          </table:table-cell>
          <table:table-cell office:value-type="float" office:value="0.1490798" calcext:value-type="float">
            <text:p>0.1490798</text:p>
          </table:table-cell>
          <table:table-cell office:value-type="float" office:value="0.1543757" calcext:value-type="float">
            <text:p>0.1543757</text:p>
          </table:table-cell>
          <table:table-cell office:value-type="float" office:value="0" calcext:value-type="float">
            <text:p>0</text:p>
          </table:table-cell>
          <table:table-cell office:value-type="float" office:value="21.92127" calcext:value-type="float">
            <text:p>21.92127</text:p>
          </table:table-cell>
          <table:table-cell office:value-type="float" office:value="13.21927" calcext:value-type="float">
            <text:p>13.21927</text:p>
          </table:table-cell>
          <table:table-cell office:value-type="float" office:value="13.54209" calcext:value-type="float">
            <text:p>13.54209</text:p>
          </table:table-cell>
          <table:table-cell office:value-type="float" office:value="4.232944" calcext:value-type="float">
            <text:p>4.232944</text:p>
          </table:table-cell>
          <table:table-cell office:value-type="float" office:value="3.726776" calcext:value-type="float">
            <text:p>3.726776</text:p>
          </table:table-cell>
          <table:table-cell office:value-type="float" office:value="1.8788" calcext:value-type="float">
            <text:p>1.8788</text:p>
          </table:table-cell>
          <table:table-cell office:value-type="float" office:value="1.8472" calcext:value-type="float">
            <text:p>1.8472</text:p>
          </table:table-cell>
          <table:table-cell office:value-type="float" office:value="3.999711" calcext:value-type="float">
            <text:p>3.999711</text:p>
          </table:table-cell>
          <table:table-cell office:value-type="float" office:value="6.219779" calcext:value-type="float">
            <text:p>6.219779</text:p>
          </table:table-cell>
          <table:table-cell office:value-type="float" office:value="6.500161" calcext:value-type="float">
            <text:p>6.500161</text:p>
          </table:table-cell>
          <table:table-cell office:value-type="float" office:value="7.025117" calcext:value-type="float">
            <text:p>7.025117</text:p>
          </table:table-cell>
          <table:table-cell office:value-type="float" office:value="7.67311" calcext:value-type="float">
            <text:p>7.67311</text:p>
          </table:table-cell>
          <table:table-cell office:value-type="float" office:value="8.425446" calcext:value-type="float">
            <text:p>8.425446</text:p>
          </table:table-cell>
          <table:table-cell office:value-type="float" office:value="8.929991" calcext:value-type="float">
            <text:p>8.929991</text:p>
          </table:table-cell>
          <table:table-cell office:value-type="float" office:value="0" calcext:value-type="float">
            <text:p>0</text:p>
          </table:table-cell>
          <table:table-cell office:value-type="float" office:value="5.539669" calcext:value-type="float">
            <text:p>5.539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98597" calcext:value-type="float">
            <text:p>0.72985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3.341716" calcext:value-type="float">
            <text:p>3.341716</text:p>
          </table:table-cell>
          <table:table-cell office:value-type="float" office:value="136.4676" calcext:value-type="float">
            <text:p>136.4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6497" calcext:value-type="float">
            <text:p>27.56497</text:p>
          </table:table-cell>
          <table:table-cell office:value-type="float" office:value="0" calcext:value-type="float">
            <text:p>0</text:p>
          </table:table-cell>
          <table:table-cell office:value-type="float" office:value="0.0000001460958" calcext:value-type="float">
            <text:p>1.46095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33349" calcext:value-type="float">
            <text:p>8.533349E-07</text:p>
          </table:table-cell>
          <table:table-cell office:value-type="float" office:value="1172.821" calcext:value-type="float">
            <text:p>1172.821</text:p>
          </table:table-cell>
          <table:table-cell office:value-type="float" office:value="1.990161" calcext:value-type="float">
            <text:p>1.990161</text:p>
          </table:table-cell>
          <table:table-cell office:value-type="float" office:value="0" calcext:value-type="float">
            <text:p>0</text:p>
          </table:table-cell>
          <table:table-cell office:value-type="float" office:value="0.3675312" calcext:value-type="float">
            <text:p>0.3675312</text:p>
          </table:table-cell>
          <table:table-cell office:value-type="float" office:value="0.4576475" calcext:value-type="float">
            <text:p>0.4576475</text:p>
          </table:table-cell>
          <table:table-cell office:value-type="float" office:value="0.4583415" calcext:value-type="float">
            <text:p>0.4583415</text:p>
          </table:table-cell>
          <table:table-cell office:value-type="float" office:value="0.06381844" calcext:value-type="float">
            <text:p>0.06381844</text:p>
          </table:table-cell>
          <table:table-cell office:value-type="float" office:value="0.05480852" calcext:value-type="float">
            <text:p>0.05480852</text:p>
          </table:table-cell>
          <table:table-cell office:value-type="float" office:value="0.02865882" calcext:value-type="float">
            <text:p>0.02865882</text:p>
          </table:table-cell>
          <table:table-cell office:value-type="float" office:value="0.03358202" calcext:value-type="float">
            <text:p>0.03358202</text:p>
          </table:table-cell>
          <table:table-cell office:value-type="float" office:value="0.0711906" calcext:value-type="float">
            <text:p>0.0711906</text:p>
          </table:table-cell>
          <table:table-cell office:value-type="float" office:value="0.1280296" calcext:value-type="float">
            <text:p>0.1280296</text:p>
          </table:table-cell>
          <table:table-cell office:value-type="float" office:value="0.1291823" calcext:value-type="float">
            <text:p>0.1291823</text:p>
          </table:table-cell>
          <table:table-cell office:value-type="float" office:value="0.1342358" calcext:value-type="float">
            <text:p>0.1342358</text:p>
          </table:table-cell>
          <table:table-cell office:value-type="float" office:value="0.1411945" calcext:value-type="float">
            <text:p>0.1411945</text:p>
          </table:table-cell>
          <table:table-cell office:value-type="float" office:value="0.1491434" calcext:value-type="float">
            <text:p>0.1491434</text:p>
          </table:table-cell>
          <table:table-cell office:value-type="float" office:value="0.1544402" calcext:value-type="float">
            <text:p>0.1544402</text:p>
          </table:table-cell>
          <table:table-cell office:value-type="float" office:value="0" calcext:value-type="float">
            <text:p>0</text:p>
          </table:table-cell>
          <table:table-cell office:value-type="float" office:value="19.71739" calcext:value-type="float">
            <text:p>19.71739</text:p>
          </table:table-cell>
          <table:table-cell office:value-type="float" office:value="13.65567" calcext:value-type="float">
            <text:p>13.65567</text:p>
          </table:table-cell>
          <table:table-cell office:value-type="float" office:value="13.88053" calcext:value-type="float">
            <text:p>13.88053</text:p>
          </table:table-cell>
          <table:table-cell office:value-type="float" office:value="4.243132" calcext:value-type="float">
            <text:p>4.243132</text:p>
          </table:table-cell>
          <table:table-cell office:value-type="float" office:value="3.737222" calcext:value-type="float">
            <text:p>3.737222</text:p>
          </table:table-cell>
          <table:table-cell office:value-type="float" office:value="1.88198" calcext:value-type="float">
            <text:p>1.88198</text:p>
          </table:table-cell>
          <table:table-cell office:value-type="float" office:value="1.850785" calcext:value-type="float">
            <text:p>1.850785</text:p>
          </table:table-cell>
          <table:table-cell office:value-type="float" office:value="4.005345" calcext:value-type="float">
            <text:p>4.005345</text:p>
          </table:table-cell>
          <table:table-cell office:value-type="float" office:value="6.227458" calcext:value-type="float">
            <text:p>6.227458</text:p>
          </table:table-cell>
          <table:table-cell office:value-type="float" office:value="6.507342" calcext:value-type="float">
            <text:p>6.507342</text:p>
          </table:table-cell>
          <table:table-cell office:value-type="float" office:value="7.032244" calcext:value-type="float">
            <text:p>7.032244</text:p>
          </table:table-cell>
          <table:table-cell office:value-type="float" office:value="7.679545" calcext:value-type="float">
            <text:p>7.679545</text:p>
          </table:table-cell>
          <table:table-cell office:value-type="float" office:value="8.431337" calcext:value-type="float">
            <text:p>8.431337</text:p>
          </table:table-cell>
          <table:table-cell office:value-type="float" office:value="8.936023" calcext:value-type="float">
            <text:p>8.936023</text:p>
          </table:table-cell>
          <table:table-cell office:value-type="float" office:value="0" calcext:value-type="float">
            <text:p>0</text:p>
          </table:table-cell>
          <table:table-cell office:value-type="float" office:value="3.002141" calcext:value-type="float">
            <text:p>3.002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00041" calcext:value-type="float">
            <text:p>0.74000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3.331588" calcext:value-type="float">
            <text:p>3.331588</text:p>
          </table:table-cell>
          <table:table-cell office:value-type="float" office:value="136.4682" calcext:value-type="float">
            <text:p>136.4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0275" calcext:value-type="float">
            <text:p>27.60275</text:p>
          </table:table-cell>
          <table:table-cell office:value-type="float" office:value="0" calcext:value-type="float">
            <text:p>0</text:p>
          </table:table-cell>
          <table:table-cell office:value-type="float" office:value="0.0000001460959" calcext:value-type="float">
            <text:p>1.46095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33355" calcext:value-type="float">
            <text:p>8.533355E-07</text:p>
          </table:table-cell>
          <table:table-cell office:value-type="float" office:value="1172.794" calcext:value-type="float">
            <text:p>1172.794</text:p>
          </table:table-cell>
          <table:table-cell office:value-type="float" office:value="1.992668" calcext:value-type="float">
            <text:p>1.992668</text:p>
          </table:table-cell>
          <table:table-cell office:value-type="float" office:value="0" calcext:value-type="float">
            <text:p>0</text:p>
          </table:table-cell>
          <table:table-cell office:value-type="float" office:value="0.4539167" calcext:value-type="float">
            <text:p>0.4539167</text:p>
          </table:table-cell>
          <table:table-cell office:value-type="float" office:value="0.4226734" calcext:value-type="float">
            <text:p>0.4226734</text:p>
          </table:table-cell>
          <table:table-cell office:value-type="float" office:value="0.4077908" calcext:value-type="float">
            <text:p>0.4077908</text:p>
          </table:table-cell>
          <table:table-cell office:value-type="float" office:value="0.05649992" calcext:value-type="float">
            <text:p>0.05649992</text:p>
          </table:table-cell>
          <table:table-cell office:value-type="float" office:value="0.05054938" calcext:value-type="float">
            <text:p>0.05054938</text:p>
          </table:table-cell>
          <table:table-cell office:value-type="float" office:value="0.02710795" calcext:value-type="float">
            <text:p>0.02710795</text:p>
          </table:table-cell>
          <table:table-cell office:value-type="float" office:value="0.03243352" calcext:value-type="float">
            <text:p>0.03243352</text:p>
          </table:table-cell>
          <table:table-cell office:value-type="float" office:value="0.07078999" calcext:value-type="float">
            <text:p>0.07078999</text:p>
          </table:table-cell>
          <table:table-cell office:value-type="float" office:value="0.1280706" calcext:value-type="float">
            <text:p>0.1280706</text:p>
          </table:table-cell>
          <table:table-cell office:value-type="float" office:value="0.1292784" calcext:value-type="float">
            <text:p>0.1292784</text:p>
          </table:table-cell>
          <table:table-cell office:value-type="float" office:value="0.1343187" calcext:value-type="float">
            <text:p>0.1343187</text:p>
          </table:table-cell>
          <table:table-cell office:value-type="float" office:value="0.1412702" calcext:value-type="float">
            <text:p>0.1412702</text:p>
          </table:table-cell>
          <table:table-cell office:value-type="float" office:value="0.1492067" calcext:value-type="float">
            <text:p>0.1492067</text:p>
          </table:table-cell>
          <table:table-cell office:value-type="float" office:value="0.1545045" calcext:value-type="float">
            <text:p>0.1545045</text:p>
          </table:table-cell>
          <table:table-cell office:value-type="float" office:value="0" calcext:value-type="float">
            <text:p>0</text:p>
          </table:table-cell>
          <table:table-cell office:value-type="float" office:value="18.23775" calcext:value-type="float">
            <text:p>18.23775</text:p>
          </table:table-cell>
          <table:table-cell office:value-type="float" office:value="14.00113" calcext:value-type="float">
            <text:p>14.00113</text:p>
          </table:table-cell>
          <table:table-cell office:value-type="float" office:value="14.16111" calcext:value-type="float">
            <text:p>14.16111</text:p>
          </table:table-cell>
          <table:table-cell office:value-type="float" office:value="4.252691" calcext:value-type="float">
            <text:p>4.252691</text:p>
          </table:table-cell>
          <table:table-cell office:value-type="float" office:value="3.745246" calcext:value-type="float">
            <text:p>3.745246</text:p>
          </table:table-cell>
          <table:table-cell office:value-type="float" office:value="1.884652" calcext:value-type="float">
            <text:p>1.884652</text:p>
          </table:table-cell>
          <table:table-cell office:value-type="float" office:value="1.854064" calcext:value-type="float">
            <text:p>1.854064</text:p>
          </table:table-cell>
          <table:table-cell office:value-type="float" office:value="4.010865" calcext:value-type="float">
            <text:p>4.010865</text:p>
          </table:table-cell>
          <table:table-cell office:value-type="float" office:value="6.235108" calcext:value-type="float">
            <text:p>6.235108</text:p>
          </table:table-cell>
          <table:table-cell office:value-type="float" office:value="6.514555" calcext:value-type="float">
            <text:p>6.514555</text:p>
          </table:table-cell>
          <table:table-cell office:value-type="float" office:value="7.039371" calcext:value-type="float">
            <text:p>7.039371</text:p>
          </table:table-cell>
          <table:table-cell office:value-type="float" office:value="7.68598" calcext:value-type="float">
            <text:p>7.68598</text:p>
          </table:table-cell>
          <table:table-cell office:value-type="float" office:value="8.437229" calcext:value-type="float">
            <text:p>8.437229</text:p>
          </table:table-cell>
          <table:table-cell office:value-type="float" office:value="8.942055" calcext:value-type="float">
            <text:p>8.942055</text:p>
          </table:table-cell>
          <table:table-cell office:value-type="float" office:value="0" calcext:value-type="float">
            <text:p>0</text:p>
          </table:table-cell>
          <table:table-cell office:value-type="float" office:value="4.747666" calcext:value-type="float">
            <text:p>4.74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88716" calcext:value-type="float">
            <text:p>0.74887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3.315229" calcext:value-type="float">
            <text:p>3.315229</text:p>
          </table:table-cell>
          <table:table-cell office:value-type="float" office:value="136.4694" calcext:value-type="float">
            <text:p>136.4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3573" calcext:value-type="float">
            <text:p>27.63573</text:p>
          </table:table-cell>
          <table:table-cell office:value-type="float" office:value="0" calcext:value-type="float">
            <text:p>0</text:p>
          </table:table-cell>
          <table:table-cell office:value-type="float" office:value="0.0000001460959" calcext:value-type="float">
            <text:p>1.46095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33355" calcext:value-type="float">
            <text:p>8.533355E-07</text:p>
          </table:table-cell>
          <table:table-cell office:value-type="float" office:value="1172.779" calcext:value-type="float">
            <text:p>1172.779</text:p>
          </table:table-cell>
          <table:table-cell office:value-type="float" office:value="1.995882" calcext:value-type="float">
            <text:p>1.995882</text:p>
          </table:table-cell>
          <table:table-cell office:value-type="float" office:value="0" calcext:value-type="float">
            <text:p>0</text:p>
          </table:table-cell>
          <table:table-cell office:value-type="float" office:value="1.272107" calcext:value-type="float">
            <text:p>1.272107</text:p>
          </table:table-cell>
          <table:table-cell office:value-type="float" office:value="0.3546951" calcext:value-type="float">
            <text:p>0.3546951</text:p>
          </table:table-cell>
          <table:table-cell office:value-type="float" office:value="0.2988847" calcext:value-type="float">
            <text:p>0.2988847</text:p>
          </table:table-cell>
          <table:table-cell office:value-type="float" office:value="0.06181934" calcext:value-type="float">
            <text:p>0.06181934</text:p>
          </table:table-cell>
          <table:table-cell office:value-type="float" office:value="0.05542438" calcext:value-type="float">
            <text:p>0.05542438</text:p>
          </table:table-cell>
          <table:table-cell office:value-type="float" office:value="0.02755478" calcext:value-type="float">
            <text:p>0.02755478</text:p>
          </table:table-cell>
          <table:table-cell office:value-type="float" office:value="0.03225738" calcext:value-type="float">
            <text:p>0.03225738</text:p>
          </table:table-cell>
          <table:table-cell office:value-type="float" office:value="0.07051557" calcext:value-type="float">
            <text:p>0.07051557</text:p>
          </table:table-cell>
          <table:table-cell office:value-type="float" office:value="0.1280752" calcext:value-type="float">
            <text:p>0.1280752</text:p>
          </table:table-cell>
          <table:table-cell office:value-type="float" office:value="0.1293655" calcext:value-type="float">
            <text:p>0.1293655</text:p>
          </table:table-cell>
          <table:table-cell office:value-type="float" office:value="0.1344005" calcext:value-type="float">
            <text:p>0.1344005</text:p>
          </table:table-cell>
          <table:table-cell office:value-type="float" office:value="0.1413541" calcext:value-type="float">
            <text:p>0.1413541</text:p>
          </table:table-cell>
          <table:table-cell office:value-type="float" office:value="0.1492702" calcext:value-type="float">
            <text:p>0.1492702</text:p>
          </table:table-cell>
          <table:table-cell office:value-type="float" office:value="0.1545688" calcext:value-type="float">
            <text:p>0.1545688</text:p>
          </table:table-cell>
          <table:table-cell office:value-type="float" office:value="0" calcext:value-type="float">
            <text:p>0</text:p>
          </table:table-cell>
          <table:table-cell office:value-type="float" office:value="18.37109" calcext:value-type="float">
            <text:p>18.37109</text:p>
          </table:table-cell>
          <table:table-cell office:value-type="float" office:value="14.08414" calcext:value-type="float">
            <text:p>14.08414</text:p>
          </table:table-cell>
          <table:table-cell office:value-type="float" office:value="14.23807" calcext:value-type="float">
            <text:p>14.23807</text:p>
          </table:table-cell>
          <table:table-cell office:value-type="float" office:value="4.260653" calcext:value-type="float">
            <text:p>4.260653</text:p>
          </table:table-cell>
          <table:table-cell office:value-type="float" office:value="3.752869" calcext:value-type="float">
            <text:p>3.752869</text:p>
          </table:table-cell>
          <table:table-cell office:value-type="float" office:value="1.887117" calcext:value-type="float">
            <text:p>1.887117</text:p>
          </table:table-cell>
          <table:table-cell office:value-type="float" office:value="1.857162" calcext:value-type="float">
            <text:p>1.857162</text:p>
          </table:table-cell>
          <table:table-cell office:value-type="float" office:value="4.016278" calcext:value-type="float">
            <text:p>4.016278</text:p>
          </table:table-cell>
          <table:table-cell office:value-type="float" office:value="6.242741" calcext:value-type="float">
            <text:p>6.242741</text:p>
          </table:table-cell>
          <table:table-cell office:value-type="float" office:value="6.521746" calcext:value-type="float">
            <text:p>6.521746</text:p>
          </table:table-cell>
          <table:table-cell office:value-type="float" office:value="7.046498" calcext:value-type="float">
            <text:p>7.046498</text:p>
          </table:table-cell>
          <table:table-cell office:value-type="float" office:value="7.692416" calcext:value-type="float">
            <text:p>7.692416</text:p>
          </table:table-cell>
          <table:table-cell office:value-type="float" office:value="8.443122" calcext:value-type="float">
            <text:p>8.443122</text:p>
          </table:table-cell>
          <table:table-cell office:value-type="float" office:value="8.94812" calcext:value-type="float">
            <text:p>8.94812</text:p>
          </table:table-cell>
          <table:table-cell office:value-type="float" office:value="0" calcext:value-type="float">
            <text:p>0</text:p>
          </table:table-cell>
          <table:table-cell office:value-type="float" office:value="9.577709" calcext:value-type="float">
            <text:p>9.577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32793" calcext:value-type="float">
            <text:p>0.76327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3.293902" calcext:value-type="float">
            <text:p>3.293902</text:p>
          </table:table-cell>
          <table:table-cell office:value-type="float" office:value="136.4703" calcext:value-type="float">
            <text:p>136.4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6898" calcext:value-type="float">
            <text:p>27.66898</text:p>
          </table:table-cell>
          <table:table-cell office:value-type="float" office:value="0" calcext:value-type="float">
            <text:p>0</text:p>
          </table:table-cell>
          <table:table-cell office:value-type="float" office:value="0.0000001460959" calcext:value-type="float">
            <text:p>1.46095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33355" calcext:value-type="float">
            <text:p>8.533355E-07</text:p>
          </table:table-cell>
          <table:table-cell office:value-type="float" office:value="1172.764" calcext:value-type="float">
            <text:p>1172.764</text:p>
          </table:table-cell>
          <table:table-cell office:value-type="float" office:value="1.991026" calcext:value-type="float">
            <text:p>1.991026</text:p>
          </table:table-cell>
          <table:table-cell office:value-type="float" office:value="0" calcext:value-type="float">
            <text:p>0</text:p>
          </table:table-cell>
          <table:table-cell office:value-type="float" office:value="1.919622" calcext:value-type="float">
            <text:p>1.919622</text:p>
          </table:table-cell>
          <table:table-cell office:value-type="float" office:value="0.4143204" calcext:value-type="float">
            <text:p>0.4143204</text:p>
          </table:table-cell>
          <table:table-cell office:value-type="float" office:value="0.3237613" calcext:value-type="float">
            <text:p>0.3237613</text:p>
          </table:table-cell>
          <table:table-cell office:value-type="float" office:value="0.07017954" calcext:value-type="float">
            <text:p>0.07017954</text:p>
          </table:table-cell>
          <table:table-cell office:value-type="float" office:value="0.06248832" calcext:value-type="float">
            <text:p>0.06248832</text:p>
          </table:table-cell>
          <table:table-cell office:value-type="float" office:value="0.02922903" calcext:value-type="float">
            <text:p>0.02922903</text:p>
          </table:table-cell>
          <table:table-cell office:value-type="float" office:value="0.0330206" calcext:value-type="float">
            <text:p>0.0330206</text:p>
          </table:table-cell>
          <table:table-cell office:value-type="float" office:value="0.07060079" calcext:value-type="float">
            <text:p>0.07060079</text:p>
          </table:table-cell>
          <table:table-cell office:value-type="float" office:value="0.128105" calcext:value-type="float">
            <text:p>0.128105</text:p>
          </table:table-cell>
          <table:table-cell office:value-type="float" office:value="0.1294463" calcext:value-type="float">
            <text:p>0.1294463</text:p>
          </table:table-cell>
          <table:table-cell office:value-type="float" office:value="0.134481" calcext:value-type="float">
            <text:p>0.134481</text:p>
          </table:table-cell>
          <table:table-cell office:value-type="float" office:value="0.1414462" calcext:value-type="float">
            <text:p>0.1414462</text:p>
          </table:table-cell>
          <table:table-cell office:value-type="float" office:value="0.1493336" calcext:value-type="float">
            <text:p>0.1493336</text:p>
          </table:table-cell>
          <table:table-cell office:value-type="float" office:value="0.1546332" calcext:value-type="float">
            <text:p>0.1546332</text:p>
          </table:table-cell>
          <table:table-cell office:value-type="float" office:value="0" calcext:value-type="float">
            <text:p>0</text:p>
          </table:table-cell>
          <table:table-cell office:value-type="float" office:value="18.58498" calcext:value-type="float">
            <text:p>18.58498</text:p>
          </table:table-cell>
          <table:table-cell office:value-type="float" office:value="14.16421" calcext:value-type="float">
            <text:p>14.16421</text:p>
          </table:table-cell>
          <table:table-cell office:value-type="float" office:value="14.30256" calcext:value-type="float">
            <text:p>14.30256</text:p>
          </table:table-cell>
          <table:table-cell office:value-type="float" office:value="4.271139" calcext:value-type="float">
            <text:p>4.271139</text:p>
          </table:table-cell>
          <table:table-cell office:value-type="float" office:value="3.762795" calcext:value-type="float">
            <text:p>3.762795</text:p>
          </table:table-cell>
          <table:table-cell office:value-type="float" office:value="1.889884" calcext:value-type="float">
            <text:p>1.889884</text:p>
          </table:table-cell>
          <table:table-cell office:value-type="float" office:value="1.860345" calcext:value-type="float">
            <text:p>1.860345</text:p>
          </table:table-cell>
          <table:table-cell office:value-type="float" office:value="4.02165" calcext:value-type="float">
            <text:p>4.02165</text:p>
          </table:table-cell>
          <table:table-cell office:value-type="float" office:value="6.250351" calcext:value-type="float">
            <text:p>6.250351</text:p>
          </table:table-cell>
          <table:table-cell office:value-type="float" office:value="6.528922" calcext:value-type="float">
            <text:p>6.528922</text:p>
          </table:table-cell>
          <table:table-cell office:value-type="float" office:value="7.053625" calcext:value-type="float">
            <text:p>7.053625</text:p>
          </table:table-cell>
          <table:table-cell office:value-type="float" office:value="7.69885" calcext:value-type="float">
            <text:p>7.69885</text:p>
          </table:table-cell>
          <table:table-cell office:value-type="float" office:value="8.448984" calcext:value-type="float">
            <text:p>8.448984</text:p>
          </table:table-cell>
          <table:table-cell office:value-type="float" office:value="8.954206" calcext:value-type="float">
            <text:p>8.954206</text:p>
          </table:table-cell>
          <table:table-cell office:value-type="float" office:value="0" calcext:value-type="float">
            <text:p>0</text:p>
          </table:table-cell>
          <table:table-cell office:value-type="float" office:value="10.87658" calcext:value-type="float">
            <text:p>10.87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29577" calcext:value-type="float">
            <text:p>0.782957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3.277662" calcext:value-type="float">
            <text:p>3.277662</text:p>
          </table:table-cell>
          <table:table-cell office:value-type="float" office:value="136.4707" calcext:value-type="float">
            <text:p>136.4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024" calcext:value-type="float">
            <text:p>27.7024</text:p>
          </table:table-cell>
          <table:table-cell office:value-type="float" office:value="0" calcext:value-type="float">
            <text:p>0</text:p>
          </table:table-cell>
          <table:table-cell office:value-type="float" office:value="0.0000001470466" calcext:value-type="float">
            <text:p>1.470466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8659" calcext:value-type="float">
            <text:p>8.58659E-07</text:p>
          </table:table-cell>
          <table:table-cell office:value-type="float" office:value="1172.75" calcext:value-type="float">
            <text:p>1172.75</text:p>
          </table:table-cell>
          <table:table-cell office:value-type="float" office:value="1.991879" calcext:value-type="float">
            <text:p>1.991879</text:p>
          </table:table-cell>
          <table:table-cell office:value-type="float" office:value="0" calcext:value-type="float">
            <text:p>0</text:p>
          </table:table-cell>
          <table:table-cell office:value-type="float" office:value="0.2436059" calcext:value-type="float">
            <text:p>0.2436059</text:p>
          </table:table-cell>
          <table:table-cell office:value-type="float" office:value="0.3102873" calcext:value-type="float">
            <text:p>0.3102873</text:p>
          </table:table-cell>
          <table:table-cell office:value-type="float" office:value="0.2919711" calcext:value-type="float">
            <text:p>0.2919711</text:p>
          </table:table-cell>
          <table:table-cell office:value-type="float" office:value="0.07114395" calcext:value-type="float">
            <text:p>0.07114395</text:p>
          </table:table-cell>
          <table:table-cell office:value-type="float" office:value="0.06314005" calcext:value-type="float">
            <text:p>0.06314005</text:p>
          </table:table-cell>
          <table:table-cell office:value-type="float" office:value="0.03024089" calcext:value-type="float">
            <text:p>0.03024089</text:p>
          </table:table-cell>
          <table:table-cell office:value-type="float" office:value="0.03381073" calcext:value-type="float">
            <text:p>0.03381073</text:p>
          </table:table-cell>
          <table:table-cell office:value-type="float" office:value="0.07090368" calcext:value-type="float">
            <text:p>0.07090368</text:p>
          </table:table-cell>
          <table:table-cell office:value-type="float" office:value="0.1281949" calcext:value-type="float">
            <text:p>0.1281949</text:p>
          </table:table-cell>
          <table:table-cell office:value-type="float" office:value="0.1295265" calcext:value-type="float">
            <text:p>0.1295265</text:p>
          </table:table-cell>
          <table:table-cell office:value-type="float" office:value="0.1345606" calcext:value-type="float">
            <text:p>0.1345606</text:p>
          </table:table-cell>
          <table:table-cell office:value-type="float" office:value="0.1414902" calcext:value-type="float">
            <text:p>0.1414902</text:p>
          </table:table-cell>
          <table:table-cell office:value-type="float" office:value="0.1493965" calcext:value-type="float">
            <text:p>0.1493965</text:p>
          </table:table-cell>
          <table:table-cell office:value-type="float" office:value="0.1546975" calcext:value-type="float">
            <text:p>0.1546975</text:p>
          </table:table-cell>
          <table:table-cell office:value-type="float" office:value="0" calcext:value-type="float">
            <text:p>0</text:p>
          </table:table-cell>
          <table:table-cell office:value-type="float" office:value="18.74714" calcext:value-type="float">
            <text:p>18.74714</text:p>
          </table:table-cell>
          <table:table-cell office:value-type="float" office:value="14.24833" calcext:value-type="float">
            <text:p>14.24833</text:p>
          </table:table-cell>
          <table:table-cell office:value-type="float" office:value="14.3728" calcext:value-type="float">
            <text:p>14.3728</text:p>
          </table:table-cell>
          <table:table-cell office:value-type="float" office:value="4.283991" calcext:value-type="float">
            <text:p>4.283991</text:p>
          </table:table-cell>
          <table:table-cell office:value-type="float" office:value="3.774981" calcext:value-type="float">
            <text:p>3.774981</text:p>
          </table:table-cell>
          <table:table-cell office:value-type="float" office:value="1.893067" calcext:value-type="float">
            <text:p>1.893067</text:p>
          </table:table-cell>
          <table:table-cell office:value-type="float" office:value="1.863723" calcext:value-type="float">
            <text:p>1.863723</text:p>
          </table:table-cell>
          <table:table-cell office:value-type="float" office:value="4.027064" calcext:value-type="float">
            <text:p>4.027064</text:p>
          </table:table-cell>
          <table:table-cell office:value-type="float" office:value="6.257939" calcext:value-type="float">
            <text:p>6.257939</text:p>
          </table:table-cell>
          <table:table-cell office:value-type="float" office:value="6.536097" calcext:value-type="float">
            <text:p>6.536097</text:p>
          </table:table-cell>
          <table:table-cell office:value-type="float" office:value="7.060752" calcext:value-type="float">
            <text:p>7.060752</text:p>
          </table:table-cell>
          <table:table-cell office:value-type="float" office:value="7.705287" calcext:value-type="float">
            <text:p>7.705287</text:p>
          </table:table-cell>
          <table:table-cell office:value-type="float" office:value="8.454799" calcext:value-type="float">
            <text:p>8.454799</text:p>
          </table:table-cell>
          <table:table-cell office:value-type="float" office:value="8.960266" calcext:value-type="float">
            <text:p>8.960266</text:p>
          </table:table-cell>
          <table:table-cell office:value-type="float" office:value="0" calcext:value-type="float">
            <text:p>0</text:p>
          </table:table-cell>
          <table:table-cell office:value-type="float" office:value="1.633419" calcext:value-type="float">
            <text:p>1.633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8036" calcext:value-type="float">
            <text:p>0.79803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3.265733" calcext:value-type="float">
            <text:p>3.265733</text:p>
          </table:table-cell>
          <table:table-cell office:value-type="float" office:value="136.471" calcext:value-type="float">
            <text:p>136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326" calcext:value-type="float">
            <text:p>27.7326</text:p>
          </table:table-cell>
          <table:table-cell office:value-type="float" office:value="0" calcext:value-type="float">
            <text:p>0</text:p>
          </table:table-cell>
          <table:table-cell office:value-type="float" office:value="0.0000001470739" calcext:value-type="float">
            <text:p>1.47073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88101" calcext:value-type="float">
            <text:p>8.588101E-07</text:p>
          </table:table-cell>
          <table:table-cell office:value-type="float" office:value="1172.733" calcext:value-type="float">
            <text:p>1172.733</text:p>
          </table:table-cell>
          <table:table-cell office:value-type="float" office:value="1.995116" calcext:value-type="float">
            <text:p>1.995116</text:p>
          </table:table-cell>
          <table:table-cell office:value-type="float" office:value="0" calcext:value-type="float">
            <text:p>0</text:p>
          </table:table-cell>
          <table:table-cell office:value-type="float" office:value="0.2310309" calcext:value-type="float">
            <text:p>0.2310309</text:p>
          </table:table-cell>
          <table:table-cell office:value-type="float" office:value="0.2431492" calcext:value-type="float">
            <text:p>0.2431492</text:p>
          </table:table-cell>
          <table:table-cell office:value-type="float" office:value="0.2329235" calcext:value-type="float">
            <text:p>0.2329235</text:p>
          </table:table-cell>
          <table:table-cell office:value-type="float" office:value="0.06616406" calcext:value-type="float">
            <text:p>0.06616406</text:p>
          </table:table-cell>
          <table:table-cell office:value-type="float" office:value="0.05597631" calcext:value-type="float">
            <text:p>0.05597631</text:p>
          </table:table-cell>
          <table:table-cell office:value-type="float" office:value="0.02911494" calcext:value-type="float">
            <text:p>0.02911494</text:p>
          </table:table-cell>
          <table:table-cell office:value-type="float" office:value="0.03329837" calcext:value-type="float">
            <text:p>0.03329837</text:p>
          </table:table-cell>
          <table:table-cell office:value-type="float" office:value="0.0710118" calcext:value-type="float">
            <text:p>0.0710118</text:p>
          </table:table-cell>
          <table:table-cell office:value-type="float" office:value="0.1283161" calcext:value-type="float">
            <text:p>0.1283161</text:p>
          </table:table-cell>
          <table:table-cell office:value-type="float" office:value="0.1296096" calcext:value-type="float">
            <text:p>0.1296096</text:p>
          </table:table-cell>
          <table:table-cell office:value-type="float" office:value="0.1346399" calcext:value-type="float">
            <text:p>0.1346399</text:p>
          </table:table-cell>
          <table:table-cell office:value-type="float" office:value="0.1415592" calcext:value-type="float">
            <text:p>0.1415592</text:p>
          </table:table-cell>
          <table:table-cell office:value-type="float" office:value="0.1494592" calcext:value-type="float">
            <text:p>0.1494592</text:p>
          </table:table-cell>
          <table:table-cell office:value-type="float" office:value="0.1547619" calcext:value-type="float">
            <text:p>0.1547619</text:p>
          </table:table-cell>
          <table:table-cell office:value-type="float" office:value="0" calcext:value-type="float">
            <text:p>0</text:p>
          </table:table-cell>
          <table:table-cell office:value-type="float" office:value="18.78252" calcext:value-type="float">
            <text:p>18.78252</text:p>
          </table:table-cell>
          <table:table-cell office:value-type="float" office:value="14.30289" calcext:value-type="float">
            <text:p>14.30289</text:p>
          </table:table-cell>
          <table:table-cell office:value-type="float" office:value="14.42708" calcext:value-type="float">
            <text:p>14.42708</text:p>
          </table:table-cell>
          <table:table-cell office:value-type="float" office:value="4.298597" calcext:value-type="float">
            <text:p>4.298597</text:p>
          </table:table-cell>
          <table:table-cell office:value-type="float" office:value="3.786067" calcext:value-type="float">
            <text:p>3.786067</text:p>
          </table:table-cell>
          <table:table-cell office:value-type="float" office:value="1.896214" calcext:value-type="float">
            <text:p>1.896214</text:p>
          </table:table-cell>
          <table:table-cell office:value-type="float" office:value="1.867118" calcext:value-type="float">
            <text:p>1.867118</text:p>
          </table:table-cell>
          <table:table-cell office:value-type="float" office:value="4.03252" calcext:value-type="float">
            <text:p>4.03252</text:p>
          </table:table-cell>
          <table:table-cell office:value-type="float" office:value="6.265527" calcext:value-type="float">
            <text:p>6.265527</text:p>
          </table:table-cell>
          <table:table-cell office:value-type="float" office:value="6.543273" calcext:value-type="float">
            <text:p>6.543273</text:p>
          </table:table-cell>
          <table:table-cell office:value-type="float" office:value="7.06788" calcext:value-type="float">
            <text:p>7.06788</text:p>
          </table:table-cell>
          <table:table-cell office:value-type="float" office:value="7.71172" calcext:value-type="float">
            <text:p>7.71172</text:p>
          </table:table-cell>
          <table:table-cell office:value-type="float" office:value="8.460613" calcext:value-type="float">
            <text:p>8.460613</text:p>
          </table:table-cell>
          <table:table-cell office:value-type="float" office:value="8.966314" calcext:value-type="float">
            <text:p>8.966314</text:p>
          </table:table-cell>
          <table:table-cell office:value-type="float" office:value="0" calcext:value-type="float">
            <text:p>0</text:p>
          </table:table-cell>
          <table:table-cell office:value-type="float" office:value="4.144418" calcext:value-type="float">
            <text:p>4.144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88787" calcext:value-type="float">
            <text:p>0.80887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3.249285" calcext:value-type="float">
            <text:p>3.249285</text:p>
          </table:table-cell>
          <table:table-cell office:value-type="float" office:value="136.472" calcext:value-type="float">
            <text:p>136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6243" calcext:value-type="float">
            <text:p>27.76243</text:p>
          </table:table-cell>
          <table:table-cell office:value-type="float" office:value="0" calcext:value-type="float">
            <text:p>0</text:p>
          </table:table-cell>
          <table:table-cell office:value-type="float" office:value="0.0000001470916" calcext:value-type="float">
            <text:p>1.470916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89193" calcext:value-type="float">
            <text:p>8.589193E-07</text:p>
          </table:table-cell>
          <table:table-cell office:value-type="float" office:value="1172.717" calcext:value-type="float">
            <text:p>1172.717</text:p>
          </table:table-cell>
          <table:table-cell office:value-type="float" office:value="1.999815" calcext:value-type="float">
            <text:p>1.999815</text:p>
          </table:table-cell>
          <table:table-cell office:value-type="float" office:value="0" calcext:value-type="float">
            <text:p>0</text:p>
          </table:table-cell>
          <table:table-cell office:value-type="float" office:value="0.9748708" calcext:value-type="float">
            <text:p>0.9748708</text:p>
          </table:table-cell>
          <table:table-cell office:value-type="float" office:value="0.3155405" calcext:value-type="float">
            <text:p>0.3155405</text:p>
          </table:table-cell>
          <table:table-cell office:value-type="float" office:value="0.2700834" calcext:value-type="float">
            <text:p>0.2700834</text:p>
          </table:table-cell>
          <table:table-cell office:value-type="float" office:value="0.06437692" calcext:value-type="float">
            <text:p>0.06437692</text:p>
          </table:table-cell>
          <table:table-cell office:value-type="float" office:value="0.05720837" calcext:value-type="float">
            <text:p>0.05720837</text:p>
          </table:table-cell>
          <table:table-cell office:value-type="float" office:value="0.02874389" calcext:value-type="float">
            <text:p>0.02874389</text:p>
          </table:table-cell>
          <table:table-cell office:value-type="float" office:value="0.03288601" calcext:value-type="float">
            <text:p>0.03288601</text:p>
          </table:table-cell>
          <table:table-cell office:value-type="float" office:value="0.07088079" calcext:value-type="float">
            <text:p>0.07088079</text:p>
          </table:table-cell>
          <table:table-cell office:value-type="float" office:value="0.1284064" calcext:value-type="float">
            <text:p>0.1284064</text:p>
          </table:table-cell>
          <table:table-cell office:value-type="float" office:value="0.1296941" calcext:value-type="float">
            <text:p>0.1296941</text:p>
          </table:table-cell>
          <table:table-cell office:value-type="float" office:value="0.1347194" calcext:value-type="float">
            <text:p>0.1347194</text:p>
          </table:table-cell>
          <table:table-cell office:value-type="float" office:value="0.1416399" calcext:value-type="float">
            <text:p>0.1416399</text:p>
          </table:table-cell>
          <table:table-cell office:value-type="float" office:value="0.1495218" calcext:value-type="float">
            <text:p>0.1495218</text:p>
          </table:table-cell>
          <table:table-cell office:value-type="float" office:value="0.1548263" calcext:value-type="float">
            <text:p>0.1548263</text:p>
          </table:table-cell>
          <table:table-cell office:value-type="float" office:value="0" calcext:value-type="float">
            <text:p>0</text:p>
          </table:table-cell>
          <table:table-cell office:value-type="float" office:value="18.86167" calcext:value-type="float">
            <text:p>18.86167</text:p>
          </table:table-cell>
          <table:table-cell office:value-type="float" office:value="14.35482" calcext:value-type="float">
            <text:p>14.35482</text:p>
          </table:table-cell>
          <table:table-cell office:value-type="float" office:value="14.47367" calcext:value-type="float">
            <text:p>14.47367</text:p>
          </table:table-cell>
          <table:table-cell office:value-type="float" office:value="4.309219" calcext:value-type="float">
            <text:p>4.309219</text:p>
          </table:table-cell>
          <table:table-cell office:value-type="float" office:value="3.795254" calcext:value-type="float">
            <text:p>3.795254</text:p>
          </table:table-cell>
          <table:table-cell office:value-type="float" office:value="1.899084" calcext:value-type="float">
            <text:p>1.899084</text:p>
          </table:table-cell>
          <table:table-cell office:value-type="float" office:value="1.870362" calcext:value-type="float">
            <text:p>1.870362</text:p>
          </table:table-cell>
          <table:table-cell office:value-type="float" office:value="4.037942" calcext:value-type="float">
            <text:p>4.037942</text:p>
          </table:table-cell>
          <table:table-cell office:value-type="float" office:value="6.273115" calcext:value-type="float">
            <text:p>6.273115</text:p>
          </table:table-cell>
          <table:table-cell office:value-type="float" office:value="6.550447" calcext:value-type="float">
            <text:p>6.550447</text:p>
          </table:table-cell>
          <table:table-cell office:value-type="float" office:value="7.075007" calcext:value-type="float">
            <text:p>7.075007</text:p>
          </table:table-cell>
          <table:table-cell office:value-type="float" office:value="7.718159" calcext:value-type="float">
            <text:p>7.718159</text:p>
          </table:table-cell>
          <table:table-cell office:value-type="float" office:value="8.466428" calcext:value-type="float">
            <text:p>8.466428</text:p>
          </table:table-cell>
          <table:table-cell office:value-type="float" office:value="8.97238" calcext:value-type="float">
            <text:p>8.97238</text:p>
          </table:table-cell>
          <table:table-cell office:value-type="float" office:value="0" calcext:value-type="float">
            <text:p>0</text:p>
          </table:table-cell>
          <table:table-cell office:value-type="float" office:value="9.532411" calcext:value-type="float">
            <text:p>9.532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36581" calcext:value-type="float">
            <text:p>0.823658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3.22503" calcext:value-type="float">
            <text:p>3.22503</text:p>
          </table:table-cell>
          <table:table-cell office:value-type="float" office:value="136.4728" calcext:value-type="float">
            <text:p>136.4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9572" calcext:value-type="float">
            <text:p>27.79572</text:p>
          </table:table-cell>
          <table:table-cell office:value-type="float" office:value="0" calcext:value-type="float">
            <text:p>0</text:p>
          </table:table-cell>
          <table:table-cell office:value-type="float" office:value="0.0000001470916" calcext:value-type="float">
            <text:p>1.470916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89193" calcext:value-type="float">
            <text:p>8.589193E-07</text:p>
          </table:table-cell>
          <table:table-cell office:value-type="float" office:value="1172.703" calcext:value-type="float">
            <text:p>1172.703</text:p>
          </table:table-cell>
          <table:table-cell office:value-type="float" office:value="1.991761" calcext:value-type="float">
            <text:p>1.991761</text:p>
          </table:table-cell>
          <table:table-cell office:value-type="float" office:value="0" calcext:value-type="float">
            <text:p>0</text:p>
          </table:table-cell>
          <table:table-cell office:value-type="float" office:value="1.995347" calcext:value-type="float">
            <text:p>1.995347</text:p>
          </table:table-cell>
          <table:table-cell office:value-type="float" office:value="0.437863" calcext:value-type="float">
            <text:p>0.437863</text:p>
          </table:table-cell>
          <table:table-cell office:value-type="float" office:value="0.3386408" calcext:value-type="float">
            <text:p>0.3386408</text:p>
          </table:table-cell>
          <table:table-cell office:value-type="float" office:value="0.07327206" calcext:value-type="float">
            <text:p>0.07327206</text:p>
          </table:table-cell>
          <table:table-cell office:value-type="float" office:value="0.06477113" calcext:value-type="float">
            <text:p>0.06477113</text:p>
          </table:table-cell>
          <table:table-cell office:value-type="float" office:value="0.03015875" calcext:value-type="float">
            <text:p>0.03015875</text:p>
          </table:table-cell>
          <table:table-cell office:value-type="float" office:value="0.03351143" calcext:value-type="float">
            <text:p>0.03351143</text:p>
          </table:table-cell>
          <table:table-cell office:value-type="float" office:value="0.07096389" calcext:value-type="float">
            <text:p>0.07096389</text:p>
          </table:table-cell>
          <table:table-cell office:value-type="float" office:value="0.1284844" calcext:value-type="float">
            <text:p>0.1284844</text:p>
          </table:table-cell>
          <table:table-cell office:value-type="float" office:value="0.1297777" calcext:value-type="float">
            <text:p>0.1297777</text:p>
          </table:table-cell>
          <table:table-cell office:value-type="float" office:value="0.1347987" calcext:value-type="float">
            <text:p>0.1347987</text:p>
          </table:table-cell>
          <table:table-cell office:value-type="float" office:value="0.1417391" calcext:value-type="float">
            <text:p>0.1417391</text:p>
          </table:table-cell>
          <table:table-cell office:value-type="float" office:value="0.1495843" calcext:value-type="float">
            <text:p>0.1495843</text:p>
          </table:table-cell>
          <table:table-cell office:value-type="float" office:value="0.1548907" calcext:value-type="float">
            <text:p>0.1548907</text:p>
          </table:table-cell>
          <table:table-cell office:value-type="float" office:value="0" calcext:value-type="float">
            <text:p>0</text:p>
          </table:table-cell>
          <table:table-cell office:value-type="float" office:value="19.06694" calcext:value-type="float">
            <text:p>19.06694</text:p>
          </table:table-cell>
          <table:table-cell office:value-type="float" office:value="14.43642" calcext:value-type="float">
            <text:p>14.43642</text:p>
          </table:table-cell>
          <table:table-cell office:value-type="float" office:value="14.5378" calcext:value-type="float">
            <text:p>14.5378</text:p>
          </table:table-cell>
          <table:table-cell office:value-type="float" office:value="4.320745" calcext:value-type="float">
            <text:p>4.320745</text:p>
          </table:table-cell>
          <table:table-cell office:value-type="float" office:value="3.805951" calcext:value-type="float">
            <text:p>3.805951</text:p>
          </table:table-cell>
          <table:table-cell office:value-type="float" office:value="1.9021" calcext:value-type="float">
            <text:p>1.9021</text:p>
          </table:table-cell>
          <table:table-cell office:value-type="float" office:value="1.873651" calcext:value-type="float">
            <text:p>1.873651</text:p>
          </table:table-cell>
          <table:table-cell office:value-type="float" office:value="4.043347" calcext:value-type="float">
            <text:p>4.043347</text:p>
          </table:table-cell>
          <table:table-cell office:value-type="float" office:value="6.280702" calcext:value-type="float">
            <text:p>6.280702</text:p>
          </table:table-cell>
          <table:table-cell office:value-type="float" office:value="6.557623" calcext:value-type="float">
            <text:p>6.557623</text:p>
          </table:table-cell>
          <table:table-cell office:value-type="float" office:value="7.082134" calcext:value-type="float">
            <text:p>7.082134</text:p>
          </table:table-cell>
          <table:table-cell office:value-type="float" office:value="7.724589" calcext:value-type="float">
            <text:p>7.724589</text:p>
          </table:table-cell>
          <table:table-cell office:value-type="float" office:value="8.472242" calcext:value-type="float">
            <text:p>8.472242</text:p>
          </table:table-cell>
          <table:table-cell office:value-type="float" office:value="8.978477" calcext:value-type="float">
            <text:p>8.978477</text:p>
          </table:table-cell>
          <table:table-cell office:value-type="float" office:value="0" calcext:value-type="float">
            <text:p>0</text:p>
          </table:table-cell>
          <table:table-cell office:value-type="float" office:value="18.30641" calcext:value-type="float">
            <text:p>18.30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2601" calcext:value-type="float">
            <text:p>0.84626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3.203631" calcext:value-type="float">
            <text:p>3.203631</text:p>
          </table:table-cell>
          <table:table-cell office:value-type="float" office:value="136.4731" calcext:value-type="float">
            <text:p>136.4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3117" calcext:value-type="float">
            <text:p>27.83117</text:p>
          </table:table-cell>
          <table:table-cell office:value-type="float" office:value="0" calcext:value-type="float">
            <text:p>0</text:p>
          </table:table-cell>
          <table:table-cell office:value-type="float" office:value="0.0000001471321" calcext:value-type="float">
            <text:p>1.471321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591441" calcext:value-type="float">
            <text:p>8.591441E-07</text:p>
          </table:table-cell>
          <table:table-cell office:value-type="float" office:value="1172.689" calcext:value-type="float">
            <text:p>1172.689</text:p>
          </table:table-cell>
          <table:table-cell office:value-type="float" office:value="1.990104" calcext:value-type="float">
            <text:p>1.990104</text:p>
          </table:table-cell>
          <table:table-cell office:value-type="float" office:value="0" calcext:value-type="float">
            <text:p>0</text:p>
          </table:table-cell>
          <table:table-cell office:value-type="float" office:value="0.9982126" calcext:value-type="float">
            <text:p>0.9982126</text:p>
          </table:table-cell>
          <table:table-cell office:value-type="float" office:value="0.4266806" calcext:value-type="float">
            <text:p>0.4266806</text:p>
          </table:table-cell>
          <table:table-cell office:value-type="float" office:value="0.3532271" calcext:value-type="float">
            <text:p>0.3532271</text:p>
          </table:table-cell>
          <table:table-cell office:value-type="float" office:value="0.07772479" calcext:value-type="float">
            <text:p>0.07772479</text:p>
          </table:table-cell>
          <table:table-cell office:value-type="float" office:value="0.06969082" calcext:value-type="float">
            <text:p>0.06969082</text:p>
          </table:table-cell>
          <table:table-cell office:value-type="float" office:value="0.03187206" calcext:value-type="float">
            <text:p>0.03187206</text:p>
          </table:table-cell>
          <table:table-cell office:value-type="float" office:value="0.03456753" calcext:value-type="float">
            <text:p>0.03456753</text:p>
          </table:table-cell>
          <table:table-cell office:value-type="float" office:value="0.0713139" calcext:value-type="float">
            <text:p>0.0713139</text:p>
          </table:table-cell>
          <table:table-cell office:value-type="float" office:value="0.1286009" calcext:value-type="float">
            <text:p>0.1286009</text:p>
          </table:table-cell>
          <table:table-cell office:value-type="float" office:value="0.1298618" calcext:value-type="float">
            <text:p>0.1298618</text:p>
          </table:table-cell>
          <table:table-cell office:value-type="float" office:value="0.134878" calcext:value-type="float">
            <text:p>0.134878</text:p>
          </table:table-cell>
          <table:table-cell office:value-type="float" office:value="0.1418091" calcext:value-type="float">
            <text:p>0.1418091</text:p>
          </table:table-cell>
          <table:table-cell office:value-type="float" office:value="0.1496469" calcext:value-type="float">
            <text:p>0.1496469</text:p>
          </table:table-cell>
          <table:table-cell office:value-type="float" office:value="0.1549547" calcext:value-type="float">
            <text:p>0.1549547</text:p>
          </table:table-cell>
          <table:table-cell office:value-type="float" office:value="0" calcext:value-type="float">
            <text:p>0</text:p>
          </table:table-cell>
          <table:table-cell office:value-type="float" office:value="19.27995" calcext:value-type="float">
            <text:p>19.27995</text:p>
          </table:table-cell>
          <table:table-cell office:value-type="float" office:value="14.53864" calcext:value-type="float">
            <text:p>14.53864</text:p>
          </table:table-cell>
          <table:table-cell office:value-type="float" office:value="14.62032" calcext:value-type="float">
            <text:p>14.62032</text:p>
          </table:table-cell>
          <table:table-cell office:value-type="float" office:value="4.335578" calcext:value-type="float">
            <text:p>4.335578</text:p>
          </table:table-cell>
          <table:table-cell office:value-type="float" office:value="3.819652" calcext:value-type="float">
            <text:p>3.819652</text:p>
          </table:table-cell>
          <table:table-cell office:value-type="float" office:value="1.905582" calcext:value-type="float">
            <text:p>1.905582</text:p>
          </table:table-cell>
          <table:table-cell office:value-type="float" office:value="1.877156" calcext:value-type="float">
            <text:p>1.877156</text:p>
          </table:table-cell>
          <table:table-cell office:value-type="float" office:value="4.048795" calcext:value-type="float">
            <text:p>4.048795</text:p>
          </table:table-cell>
          <table:table-cell office:value-type="float" office:value="6.28829" calcext:value-type="float">
            <text:p>6.28829</text:p>
          </table:table-cell>
          <table:table-cell office:value-type="float" office:value="6.564799" calcext:value-type="float">
            <text:p>6.564799</text:p>
          </table:table-cell>
          <table:table-cell office:value-type="float" office:value="7.089233" calcext:value-type="float">
            <text:p>7.089233</text:p>
          </table:table-cell>
          <table:table-cell office:value-type="float" office:value="7.731025" calcext:value-type="float">
            <text:p>7.731025</text:p>
          </table:table-cell>
          <table:table-cell office:value-type="float" office:value="8.478057" calcext:value-type="float">
            <text:p>8.478057</text:p>
          </table:table-cell>
          <table:table-cell office:value-type="float" office:value="8.984504" calcext:value-type="float">
            <text:p>8.984504</text:p>
          </table:table-cell>
          <table:table-cell office:value-type="float" office:value="0" calcext:value-type="float">
            <text:p>0</text:p>
          </table:table-cell>
          <table:table-cell office:value-type="float" office:value="10.24211" calcext:value-type="float">
            <text:p>10.24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65735" calcext:value-type="float">
            <text:p>0.86657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3.18367" calcext:value-type="float">
            <text:p>3.18367</text:p>
          </table:table-cell>
          <table:table-cell office:value-type="float" office:value="136.4743" calcext:value-type="float">
            <text:p>136.4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6569" calcext:value-type="float">
            <text:p>27.86569</text:p>
          </table:table-cell>
          <table:table-cell office:value-type="float" office:value="0" calcext:value-type="float">
            <text:p>0</text:p>
          </table:table-cell>
          <table:table-cell office:value-type="float" office:value="0.0000001480684" calcext:value-type="float">
            <text:p>1.480684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643273" calcext:value-type="float">
            <text:p>8.643273E-07</text:p>
          </table:table-cell>
          <table:table-cell office:value-type="float" office:value="1172.675" calcext:value-type="float">
            <text:p>1172.675</text:p>
          </table:table-cell>
          <table:table-cell office:value-type="float" office:value="1.998977" calcext:value-type="float">
            <text:p>1.998977</text:p>
          </table:table-cell>
          <table:table-cell office:value-type="float" office:value="0" calcext:value-type="float">
            <text:p>0</text:p>
          </table:table-cell>
          <table:table-cell office:value-type="float" office:value="0.6867003" calcext:value-type="float">
            <text:p>0.6867003</text:p>
          </table:table-cell>
          <table:table-cell office:value-type="float" office:value="0.3732024" calcext:value-type="float">
            <text:p>0.3732024</text:p>
          </table:table-cell>
          <table:table-cell office:value-type="float" office:value="0.3256083" calcext:value-type="float">
            <text:p>0.3256083</text:p>
          </table:table-cell>
          <table:table-cell office:value-type="float" office:value="0.08189189" calcext:value-type="float">
            <text:p>0.08189189</text:p>
          </table:table-cell>
          <table:table-cell office:value-type="float" office:value="0.06905997" calcext:value-type="float">
            <text:p>0.06905997</text:p>
          </table:table-cell>
          <table:table-cell office:value-type="float" office:value="0.03260153" calcext:value-type="float">
            <text:p>0.03260153</text:p>
          </table:table-cell>
          <table:table-cell office:value-type="float" office:value="0.03503364" calcext:value-type="float">
            <text:p>0.03503364</text:p>
          </table:table-cell>
          <table:table-cell office:value-type="float" office:value="0.07165427" calcext:value-type="float">
            <text:p>0.07165427</text:p>
          </table:table-cell>
          <table:table-cell office:value-type="float" office:value="0.1287592" calcext:value-type="float">
            <text:p>0.1287592</text:p>
          </table:table-cell>
          <table:table-cell office:value-type="float" office:value="0.1299495" calcext:value-type="float">
            <text:p>0.1299495</text:p>
          </table:table-cell>
          <table:table-cell office:value-type="float" office:value="0.134957" calcext:value-type="float">
            <text:p>0.134957</text:p>
          </table:table-cell>
          <table:table-cell office:value-type="float" office:value="0.1418652" calcext:value-type="float">
            <text:p>0.1418652</text:p>
          </table:table-cell>
          <table:table-cell office:value-type="float" office:value="0.1497096" calcext:value-type="float">
            <text:p>0.1497096</text:p>
          </table:table-cell>
          <table:table-cell office:value-type="float" office:value="0.1550186" calcext:value-type="float">
            <text:p>0.1550186</text:p>
          </table:table-cell>
          <table:table-cell office:value-type="float" office:value="0" calcext:value-type="float">
            <text:p>0</text:p>
          </table:table-cell>
          <table:table-cell office:value-type="float" office:value="19.39309" calcext:value-type="float">
            <text:p>19.39309</text:p>
          </table:table-cell>
          <table:table-cell office:value-type="float" office:value="14.63362" calcext:value-type="float">
            <text:p>14.63362</text:p>
          </table:table-cell>
          <table:table-cell office:value-type="float" office:value="14.70403" calcext:value-type="float">
            <text:p>14.70403</text:p>
          </table:table-cell>
          <table:table-cell office:value-type="float" office:value="4.35465" calcext:value-type="float">
            <text:p>4.35465</text:p>
          </table:table-cell>
          <table:table-cell office:value-type="float" office:value="3.834582" calcext:value-type="float">
            <text:p>3.834582</text:p>
          </table:table-cell>
          <table:table-cell office:value-type="float" office:value="1.909366" calcext:value-type="float">
            <text:p>1.909366</text:p>
          </table:table-cell>
          <table:table-cell office:value-type="float" office:value="1.880828" calcext:value-type="float">
            <text:p>1.880828</text:p>
          </table:table-cell>
          <table:table-cell office:value-type="float" office:value="4.05432" calcext:value-type="float">
            <text:p>4.05432</text:p>
          </table:table-cell>
          <table:table-cell office:value-type="float" office:value="6.295877" calcext:value-type="float">
            <text:p>6.295877</text:p>
          </table:table-cell>
          <table:table-cell office:value-type="float" office:value="6.571977" calcext:value-type="float">
            <text:p>6.571977</text:p>
          </table:table-cell>
          <table:table-cell office:value-type="float" office:value="7.096303" calcext:value-type="float">
            <text:p>7.096303</text:p>
          </table:table-cell>
          <table:table-cell office:value-type="float" office:value="7.737463" calcext:value-type="float">
            <text:p>7.737463</text:p>
          </table:table-cell>
          <table:table-cell office:value-type="float" office:value="8.483871" calcext:value-type="float">
            <text:p>8.483871</text:p>
          </table:table-cell>
          <table:table-cell office:value-type="float" office:value="8.990515" calcext:value-type="float">
            <text:p>8.990515</text:p>
          </table:table-cell>
          <table:table-cell office:value-type="float" office:value="0" calcext:value-type="float">
            <text:p>0</text:p>
          </table:table-cell>
          <table:table-cell office:value-type="float" office:value="8.817587" calcext:value-type="float">
            <text:p>8.817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46109" calcext:value-type="float">
            <text:p>0.88461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3.166014" calcext:value-type="float">
            <text:p>3.166014</text:p>
          </table:table-cell>
          <table:table-cell office:value-type="float" office:value="136.4755" calcext:value-type="float">
            <text:p>136.4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9832" calcext:value-type="float">
            <text:p>27.89832</text:p>
          </table:table-cell>
          <table:table-cell office:value-type="float" office:value="0" calcext:value-type="float">
            <text:p>0</text:p>
          </table:table-cell>
          <table:table-cell office:value-type="float" office:value="0.0000008404216" calcext:value-type="float">
            <text:p>8.404216E-07</text:p>
          </table:table-cell>
          <table:table-cell office:value-type="float" office:value="0" calcext:value-type="float">
            <text:p>0</text:p>
          </table:table-cell>
          <table:table-cell office:value-type="float" office:value="0.000004870502" calcext:value-type="float">
            <text:p>4.870502E-06</text:p>
          </table:table-cell>
          <table:table-cell office:value-type="float" office:value="1172.66" calcext:value-type="float">
            <text:p>1172.66</text:p>
          </table:table-cell>
          <table:table-cell office:value-type="float" office:value="2.000613" calcext:value-type="float">
            <text:p>2.000613</text:p>
          </table:table-cell>
          <table:table-cell office:value-type="float" office:value="0" calcext:value-type="float">
            <text:p>0</text:p>
          </table:table-cell>
          <table:table-cell office:value-type="float" office:value="0.2669331" calcext:value-type="float">
            <text:p>0.2669331</text:p>
          </table:table-cell>
          <table:table-cell office:value-type="float" office:value="0.2661797" calcext:value-type="float">
            <text:p>0.2661797</text:p>
          </table:table-cell>
          <table:table-cell office:value-type="float" office:value="0.2537571" calcext:value-type="float">
            <text:p>0.2537571</text:p>
          </table:table-cell>
          <table:table-cell office:value-type="float" office:value="0.09601147" calcext:value-type="float">
            <text:p>0.09601147</text:p>
          </table:table-cell>
          <table:table-cell office:value-type="float" office:value="0.06875258" calcext:value-type="float">
            <text:p>0.06875258</text:p>
          </table:table-cell>
          <table:table-cell office:value-type="float" office:value="0.03436065" calcext:value-type="float">
            <text:p>0.03436065</text:p>
          </table:table-cell>
          <table:table-cell office:value-type="float" office:value="0.03326665" calcext:value-type="float">
            <text:p>0.03326665</text:p>
          </table:table-cell>
          <table:table-cell office:value-type="float" office:value="0.07155758" calcext:value-type="float">
            <text:p>0.07155758</text:p>
          </table:table-cell>
          <table:table-cell office:value-type="float" office:value="0.1288976" calcext:value-type="float">
            <text:p>0.1288976</text:p>
          </table:table-cell>
          <table:table-cell office:value-type="float" office:value="0.1300413" calcext:value-type="float">
            <text:p>0.1300413</text:p>
          </table:table-cell>
          <table:table-cell office:value-type="float" office:value="0.1350363" calcext:value-type="float">
            <text:p>0.1350363</text:p>
          </table:table-cell>
          <table:table-cell office:value-type="float" office:value="0.1419317" calcext:value-type="float">
            <text:p>0.1419317</text:p>
          </table:table-cell>
          <table:table-cell office:value-type="float" office:value="0.1497722" calcext:value-type="float">
            <text:p>0.1497722</text:p>
          </table:table-cell>
          <table:table-cell office:value-type="float" office:value="0.1550823" calcext:value-type="float">
            <text:p>0.1550823</text:p>
          </table:table-cell>
          <table:table-cell office:value-type="float" office:value="0" calcext:value-type="float">
            <text:p>0</text:p>
          </table:table-cell>
          <table:table-cell office:value-type="float" office:value="19.44027" calcext:value-type="float">
            <text:p>19.44027</text:p>
          </table:table-cell>
          <table:table-cell office:value-type="float" office:value="14.69932" calcext:value-type="float">
            <text:p>14.69932</text:p>
          </table:table-cell>
          <table:table-cell office:value-type="float" office:value="14.77288" calcext:value-type="float">
            <text:p>14.77288</text:p>
          </table:table-cell>
          <table:table-cell office:value-type="float" office:value="4.384425" calcext:value-type="float">
            <text:p>4.384425</text:p>
          </table:table-cell>
          <table:table-cell office:value-type="float" office:value="3.852771" calcext:value-type="float">
            <text:p>3.852771</text:p>
          </table:table-cell>
          <table:table-cell office:value-type="float" office:value="1.913541" calcext:value-type="float">
            <text:p>1.913541</text:p>
          </table:table-cell>
          <table:table-cell office:value-type="float" office:value="1.884344" calcext:value-type="float">
            <text:p>1.884344</text:p>
          </table:table-cell>
          <table:table-cell office:value-type="float" office:value="4.059889" calcext:value-type="float">
            <text:p>4.059889</text:p>
          </table:table-cell>
          <table:table-cell office:value-type="float" office:value="6.30349" calcext:value-type="float">
            <text:p>6.30349</text:p>
          </table:table-cell>
          <table:table-cell office:value-type="float" office:value="6.579151" calcext:value-type="float">
            <text:p>6.579151</text:p>
          </table:table-cell>
          <table:table-cell office:value-type="float" office:value="7.103374" calcext:value-type="float">
            <text:p>7.103374</text:p>
          </table:table-cell>
          <table:table-cell office:value-type="float" office:value="7.743894" calcext:value-type="float">
            <text:p>7.743894</text:p>
          </table:table-cell>
          <table:table-cell office:value-type="float" office:value="8.489686" calcext:value-type="float">
            <text:p>8.489686</text:p>
          </table:table-cell>
          <table:table-cell office:value-type="float" office:value="8.996502" calcext:value-type="float">
            <text:p>8.996502</text:p>
          </table:table-cell>
          <table:table-cell office:value-type="float" office:value="0" calcext:value-type="float">
            <text:p>0</text:p>
          </table:table-cell>
          <table:table-cell office:value-type="float" office:value="4.894921" calcext:value-type="float">
            <text:p>4.894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01347" calcext:value-type="float">
            <text:p>0.9001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3.151965" calcext:value-type="float">
            <text:p>3.151965</text:p>
          </table:table-cell>
          <table:table-cell office:value-type="float" office:value="136.4763" calcext:value-type="float">
            <text:p>136.4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2913" calcext:value-type="float">
            <text:p>27.92913</text:p>
          </table:table-cell>
          <table:table-cell office:value-type="float" office:value="0" calcext:value-type="float">
            <text:p>0</text:p>
          </table:table-cell>
          <table:table-cell office:value-type="float" office:value="0.0000008409108" calcext:value-type="float">
            <text:p>8.40910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4873324" calcext:value-type="float">
            <text:p>4.873324E-06</text:p>
          </table:table-cell>
          <table:table-cell office:value-type="float" office:value="1172.645" calcext:value-type="float">
            <text:p>1172.645</text:p>
          </table:table-cell>
          <table:table-cell office:value-type="float" office:value="2.00631" calcext:value-type="float">
            <text:p>2.00631</text:p>
          </table:table-cell>
          <table:table-cell office:value-type="float" office:value="0" calcext:value-type="float">
            <text:p>0</text:p>
          </table:table-cell>
          <table:table-cell office:value-type="float" office:value="0.2613944" calcext:value-type="float">
            <text:p>0.2613944</text:p>
          </table:table-cell>
          <table:table-cell office:value-type="float" office:value="0.2391264" calcext:value-type="float">
            <text:p>0.2391264</text:p>
          </table:table-cell>
          <table:table-cell office:value-type="float" office:value="0.2240017" calcext:value-type="float">
            <text:p>0.2240017</text:p>
          </table:table-cell>
          <table:table-cell office:value-type="float" office:value="0.07243525" calcext:value-type="float">
            <text:p>0.07243525</text:p>
          </table:table-cell>
          <table:table-cell office:value-type="float" office:value="0.05765124" calcext:value-type="float">
            <text:p>0.05765124</text:p>
          </table:table-cell>
          <table:table-cell office:value-type="float" office:value="0.03112833" calcext:value-type="float">
            <text:p>0.03112833</text:p>
          </table:table-cell>
          <table:table-cell office:value-type="float" office:value="0.03305161" calcext:value-type="float">
            <text:p>0.03305161</text:p>
          </table:table-cell>
          <table:table-cell office:value-type="float" office:value="0.07118551" calcext:value-type="float">
            <text:p>0.07118551</text:p>
          </table:table-cell>
          <table:table-cell office:value-type="float" office:value="0.1289263" calcext:value-type="float">
            <text:p>0.1289263</text:p>
          </table:table-cell>
          <table:table-cell office:value-type="float" office:value="0.1301343" calcext:value-type="float">
            <text:p>0.1301343</text:p>
          </table:table-cell>
          <table:table-cell office:value-type="float" office:value="0.1351162" calcext:value-type="float">
            <text:p>0.1351162</text:p>
          </table:table-cell>
          <table:table-cell office:value-type="float" office:value="0.1419994" calcext:value-type="float">
            <text:p>0.1419994</text:p>
          </table:table-cell>
          <table:table-cell office:value-type="float" office:value="0.1498346" calcext:value-type="float">
            <text:p>0.1498346</text:p>
          </table:table-cell>
          <table:table-cell office:value-type="float" office:value="0.1551459" calcext:value-type="float">
            <text:p>0.1551459</text:p>
          </table:table-cell>
          <table:table-cell office:value-type="float" office:value="0" calcext:value-type="float">
            <text:p>0</text:p>
          </table:table-cell>
          <table:table-cell office:value-type="float" office:value="19.48524" calcext:value-type="float">
            <text:p>19.48524</text:p>
          </table:table-cell>
          <table:table-cell office:value-type="float" office:value="14.74957" calcext:value-type="float">
            <text:p>14.74957</text:p>
          </table:table-cell>
          <table:table-cell office:value-type="float" office:value="14.82447" calcext:value-type="float">
            <text:p>14.82447</text:p>
          </table:table-cell>
          <table:table-cell office:value-type="float" office:value="4.40821" calcext:value-type="float">
            <text:p>4.40821</text:p>
          </table:table-cell>
          <table:table-cell office:value-type="float" office:value="3.867909" calcext:value-type="float">
            <text:p>3.867909</text:p>
          </table:table-cell>
          <table:table-cell office:value-type="float" office:value="1.918187" calcext:value-type="float">
            <text:p>1.918187</text:p>
          </table:table-cell>
          <table:table-cell office:value-type="float" office:value="1.888102" calcext:value-type="float">
            <text:p>1.888102</text:p>
          </table:table-cell>
          <table:table-cell office:value-type="float" office:value="4.06544" calcext:value-type="float">
            <text:p>4.06544</text:p>
          </table:table-cell>
          <table:table-cell office:value-type="float" office:value="6.311123" calcext:value-type="float">
            <text:p>6.311123</text:p>
          </table:table-cell>
          <table:table-cell office:value-type="float" office:value="6.586327" calcext:value-type="float">
            <text:p>6.586327</text:p>
          </table:table-cell>
          <table:table-cell office:value-type="float" office:value="7.110445" calcext:value-type="float">
            <text:p>7.110445</text:p>
          </table:table-cell>
          <table:table-cell office:value-type="float" office:value="7.750328" calcext:value-type="float">
            <text:p>7.750328</text:p>
          </table:table-cell>
          <table:table-cell office:value-type="float" office:value="8.495501" calcext:value-type="float">
            <text:p>8.495501</text:p>
          </table:table-cell>
          <table:table-cell office:value-type="float" office:value="9.00248" calcext:value-type="float">
            <text:p>9.00248</text:p>
          </table:table-cell>
          <table:table-cell office:value-type="float" office:value="0" calcext:value-type="float">
            <text:p>0</text:p>
          </table:table-cell>
          <table:table-cell office:value-type="float" office:value="5.47096" calcext:value-type="float">
            <text:p>5.47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27068" calcext:value-type="float">
            <text:p>0.91270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3.136781" calcext:value-type="float">
            <text:p>3.136781</text:p>
          </table:table-cell>
          <table:table-cell office:value-type="float" office:value="136.4772" calcext:value-type="float">
            <text:p>136.4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5883" calcext:value-type="float">
            <text:p>27.95883</text:p>
          </table:table-cell>
          <table:table-cell office:value-type="float" office:value="0" calcext:value-type="float">
            <text:p>0</text:p>
          </table:table-cell>
          <table:table-cell office:value-type="float" office:value="0.0000008409108" calcext:value-type="float">
            <text:p>8.40910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4873324" calcext:value-type="float">
            <text:p>4.873324E-06</text:p>
          </table:table-cell>
          <table:table-cell office:value-type="float" office:value="1172.629" calcext:value-type="float">
            <text:p>1172.629</text:p>
          </table:table-cell>
          <table:table-cell office:value-type="float" office:value="2.012825" calcext:value-type="float">
            <text:p>2.012825</text:p>
          </table:table-cell>
          <table:table-cell office:value-type="float" office:value="0" calcext:value-type="float">
            <text:p>0</text:p>
          </table:table-cell>
          <table:table-cell office:value-type="float" office:value="0.3759845" calcext:value-type="float">
            <text:p>0.3759845</text:p>
          </table:table-cell>
          <table:table-cell office:value-type="float" office:value="0.2697003" calcext:value-type="float">
            <text:p>0.2697003</text:p>
          </table:table-cell>
          <table:table-cell office:value-type="float" office:value="0.2311476" calcext:value-type="float">
            <text:p>0.2311476</text:p>
          </table:table-cell>
          <table:table-cell office:value-type="float" office:value="0.0607817" calcext:value-type="float">
            <text:p>0.0607817</text:p>
          </table:table-cell>
          <table:table-cell office:value-type="float" office:value="0.05333555" calcext:value-type="float">
            <text:p>0.05333555</text:p>
          </table:table-cell>
          <table:table-cell office:value-type="float" office:value="0.02844014" calcext:value-type="float">
            <text:p>0.02844014</text:p>
          </table:table-cell>
          <table:table-cell office:value-type="float" office:value="0.03247996" calcext:value-type="float">
            <text:p>0.03247996</text:p>
          </table:table-cell>
          <table:table-cell office:value-type="float" office:value="0.07087732" calcext:value-type="float">
            <text:p>0.07087732</text:p>
          </table:table-cell>
          <table:table-cell office:value-type="float" office:value="0.1288706" calcext:value-type="float">
            <text:p>0.1288706</text:p>
          </table:table-cell>
          <table:table-cell office:value-type="float" office:value="0.1302251" calcext:value-type="float">
            <text:p>0.1302251</text:p>
          </table:table-cell>
          <table:table-cell office:value-type="float" office:value="0.135196" calcext:value-type="float">
            <text:p>0.135196</text:p>
          </table:table-cell>
          <table:table-cell office:value-type="float" office:value="0.1420849" calcext:value-type="float">
            <text:p>0.1420849</text:p>
          </table:table-cell>
          <table:table-cell office:value-type="float" office:value="0.1498973" calcext:value-type="float">
            <text:p>0.1498973</text:p>
          </table:table-cell>
          <table:table-cell office:value-type="float" office:value="0.1552096" calcext:value-type="float">
            <text:p>0.1552096</text:p>
          </table:table-cell>
          <table:table-cell office:value-type="float" office:value="0" calcext:value-type="float">
            <text:p>0</text:p>
          </table:table-cell>
          <table:table-cell office:value-type="float" office:value="19.56153" calcext:value-type="float">
            <text:p>19.56153</text:p>
          </table:table-cell>
          <table:table-cell office:value-type="float" office:value="14.79569" calcext:value-type="float">
            <text:p>14.79569</text:p>
          </table:table-cell>
          <table:table-cell office:value-type="float" office:value="14.86806" calcext:value-type="float">
            <text:p>14.86806</text:p>
          </table:table-cell>
          <table:table-cell office:value-type="float" office:value="4.421037" calcext:value-type="float">
            <text:p>4.421037</text:p>
          </table:table-cell>
          <table:table-cell office:value-type="float" office:value="3.878159" calcext:value-type="float">
            <text:p>3.878159</text:p>
          </table:table-cell>
          <table:table-cell office:value-type="float" office:value="1.921763" calcext:value-type="float">
            <text:p>1.921763</text:p>
          </table:table-cell>
          <table:table-cell office:value-type="float" office:value="1.89177" calcext:value-type="float">
            <text:p>1.89177</text:p>
          </table:table-cell>
          <table:table-cell office:value-type="float" office:value="4.070981" calcext:value-type="float">
            <text:p>4.070981</text:p>
          </table:table-cell>
          <table:table-cell office:value-type="float" office:value="6.318756" calcext:value-type="float">
            <text:p>6.318756</text:p>
          </table:table-cell>
          <table:table-cell office:value-type="float" office:value="6.593503" calcext:value-type="float">
            <text:p>6.593503</text:p>
          </table:table-cell>
          <table:table-cell office:value-type="float" office:value="7.117515" calcext:value-type="float">
            <text:p>7.117515</text:p>
          </table:table-cell>
          <table:table-cell office:value-type="float" office:value="7.756765" calcext:value-type="float">
            <text:p>7.756765</text:p>
          </table:table-cell>
          <table:table-cell office:value-type="float" office:value="8.501315" calcext:value-type="float">
            <text:p>8.501315</text:p>
          </table:table-cell>
          <table:table-cell office:value-type="float" office:value="9.008452" calcext:value-type="float">
            <text:p>9.008452</text:p>
          </table:table-cell>
          <table:table-cell office:value-type="float" office:value="0" calcext:value-type="float">
            <text:p>0</text:p>
          </table:table-cell>
          <table:table-cell office:value-type="float" office:value="8.699375" calcext:value-type="float">
            <text:p>8.69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62299" calcext:value-type="float">
            <text:p>0.92622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3.119747" calcext:value-type="float">
            <text:p>3.119747</text:p>
          </table:table-cell>
          <table:table-cell office:value-type="float" office:value="136.4783" calcext:value-type="float">
            <text:p>136.4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8924" calcext:value-type="float">
            <text:p>27.98924</text:p>
          </table:table-cell>
          <table:table-cell office:value-type="float" office:value="0" calcext:value-type="float">
            <text:p>0</text:p>
          </table:table-cell>
          <table:table-cell office:value-type="float" office:value="0.0000008409108" calcext:value-type="float">
            <text:p>8.40910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4873324" calcext:value-type="float">
            <text:p>4.873324E-06</text:p>
          </table:table-cell>
          <table:table-cell office:value-type="float" office:value="1172.614" calcext:value-type="float">
            <text:p>1172.614</text:p>
          </table:table-cell>
          <table:table-cell office:value-type="float" office:value="2.019647" calcext:value-type="float">
            <text:p>2.019647</text:p>
          </table:table-cell>
          <table:table-cell office:value-type="float" office:value="0" calcext:value-type="float">
            <text:p>0</text:p>
          </table:table-cell>
          <table:table-cell office:value-type="float" office:value="0.642861" calcext:value-type="float">
            <text:p>0.642861</text:p>
          </table:table-cell>
          <table:table-cell office:value-type="float" office:value="0.3053503" calcext:value-type="float">
            <text:p>0.3053503</text:p>
          </table:table-cell>
          <table:table-cell office:value-type="float" office:value="0.2489375" calcext:value-type="float">
            <text:p>0.2489375</text:p>
          </table:table-cell>
          <table:table-cell office:value-type="float" office:value="0.06156654" calcext:value-type="float">
            <text:p>0.06156654</text:p>
          </table:table-cell>
          <table:table-cell office:value-type="float" office:value="0.05457087" calcext:value-type="float">
            <text:p>0.05457087</text:p>
          </table:table-cell>
          <table:table-cell office:value-type="float" office:value="0.02825712" calcext:value-type="float">
            <text:p>0.02825712</text:p>
          </table:table-cell>
          <table:table-cell office:value-type="float" office:value="0.03254282" calcext:value-type="float">
            <text:p>0.03254282</text:p>
          </table:table-cell>
          <table:table-cell office:value-type="float" office:value="0.07097124" calcext:value-type="float">
            <text:p>0.07097124</text:p>
          </table:table-cell>
          <table:table-cell office:value-type="float" office:value="0.1288612" calcext:value-type="float">
            <text:p>0.1288612</text:p>
          </table:table-cell>
          <table:table-cell office:value-type="float" office:value="0.1303122" calcext:value-type="float">
            <text:p>0.1303122</text:p>
          </table:table-cell>
          <table:table-cell office:value-type="float" office:value="0.1352757" calcext:value-type="float">
            <text:p>0.1352757</text:p>
          </table:table-cell>
          <table:table-cell office:value-type="float" office:value="0.1421638" calcext:value-type="float">
            <text:p>0.1421638</text:p>
          </table:table-cell>
          <table:table-cell office:value-type="float" office:value="0.1499599" calcext:value-type="float">
            <text:p>0.1499599</text:p>
          </table:table-cell>
          <table:table-cell office:value-type="float" office:value="0.1552732" calcext:value-type="float">
            <text:p>0.1552732</text:p>
          </table:table-cell>
          <table:table-cell office:value-type="float" office:value="0" calcext:value-type="float">
            <text:p>0</text:p>
          </table:table-cell>
          <table:table-cell office:value-type="float" office:value="19.6871" calcext:value-type="float">
            <text:p>19.6871</text:p>
          </table:table-cell>
          <table:table-cell office:value-type="float" office:value="14.85037" calcext:value-type="float">
            <text:p>14.85037</text:p>
          </table:table-cell>
          <table:table-cell office:value-type="float" office:value="14.91489" calcext:value-type="float">
            <text:p>14.91489</text:p>
          </table:table-cell>
          <table:table-cell office:value-type="float" office:value="4.43095" calcext:value-type="float">
            <text:p>4.43095</text:p>
          </table:table-cell>
          <table:table-cell office:value-type="float" office:value="3.887432" calcext:value-type="float">
            <text:p>3.887432</text:p>
          </table:table-cell>
          <table:table-cell office:value-type="float" office:value="1.924855" calcext:value-type="float">
            <text:p>1.924855</text:p>
          </table:table-cell>
          <table:table-cell office:value-type="float" office:value="1.895287" calcext:value-type="float">
            <text:p>1.895287</text:p>
          </table:table-cell>
          <table:table-cell office:value-type="float" office:value="4.076535" calcext:value-type="float">
            <text:p>4.076535</text:p>
          </table:table-cell>
          <table:table-cell office:value-type="float" office:value="6.326389" calcext:value-type="float">
            <text:p>6.326389</text:p>
          </table:table-cell>
          <table:table-cell office:value-type="float" office:value="6.600679" calcext:value-type="float">
            <text:p>6.600679</text:p>
          </table:table-cell>
          <table:table-cell office:value-type="float" office:value="7.124585" calcext:value-type="float">
            <text:p>7.124585</text:p>
          </table:table-cell>
          <table:table-cell office:value-type="float" office:value="7.76315" calcext:value-type="float">
            <text:p>7.76315</text:p>
          </table:table-cell>
          <table:table-cell office:value-type="float" office:value="8.50713" calcext:value-type="float">
            <text:p>8.50713</text:p>
          </table:table-cell>
          <table:table-cell office:value-type="float" office:value="9.014436" calcext:value-type="float">
            <text:p>9.014436</text:p>
          </table:table-cell>
          <table:table-cell office:value-type="float" office:value="0" calcext:value-type="float">
            <text:p>0</text:p>
          </table:table-cell>
          <table:table-cell office:value-type="float" office:value="12.1404" calcext:value-type="float">
            <text:p>12.1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13242" calcext:value-type="float">
            <text:p>0.941324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3.09796" calcext:value-type="float">
            <text:p>3.09796</text:p>
          </table:table-cell>
          <table:table-cell office:value-type="float" office:value="136.4793" calcext:value-type="float">
            <text:p>136.4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2111" calcext:value-type="float">
            <text:p>28.02111</text:p>
          </table:table-cell>
          <table:table-cell office:value-type="float" office:value="0" calcext:value-type="float">
            <text:p>0</text:p>
          </table:table-cell>
          <table:table-cell office:value-type="float" office:value="0.0000008409108" calcext:value-type="float">
            <text:p>8.40910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4873324" calcext:value-type="float">
            <text:p>4.873324E-06</text:p>
          </table:table-cell>
          <table:table-cell office:value-type="float" office:value="1172.599" calcext:value-type="float">
            <text:p>1172.599</text:p>
          </table:table-cell>
          <table:table-cell office:value-type="float" office:value="2.012101" calcext:value-type="float">
            <text:p>2.012101</text:p>
          </table:table-cell>
          <table:table-cell office:value-type="float" office:value="0" calcext:value-type="float">
            <text:p>0</text:p>
          </table:table-cell>
          <table:table-cell office:value-type="float" office:value="1.974786" calcext:value-type="float">
            <text:p>1.974786</text:p>
          </table:table-cell>
          <table:table-cell office:value-type="float" office:value="0.3620575" calcext:value-type="float">
            <text:p>0.3620575</text:p>
          </table:table-cell>
          <table:table-cell office:value-type="float" office:value="0.2826731" calcext:value-type="float">
            <text:p>0.2826731</text:p>
          </table:table-cell>
          <table:table-cell office:value-type="float" office:value="0.06563611" calcext:value-type="float">
            <text:p>0.06563611</text:p>
          </table:table-cell>
          <table:table-cell office:value-type="float" office:value="0.05794365" calcext:value-type="float">
            <text:p>0.05794365</text:p>
          </table:table-cell>
          <table:table-cell office:value-type="float" office:value="0.02888898" calcext:value-type="float">
            <text:p>0.02888898</text:p>
          </table:table-cell>
          <table:table-cell office:value-type="float" office:value="0.03288527" calcext:value-type="float">
            <text:p>0.03288527</text:p>
          </table:table-cell>
          <table:table-cell office:value-type="float" office:value="0.07123353" calcext:value-type="float">
            <text:p>0.07123353</text:p>
          </table:table-cell>
          <table:table-cell office:value-type="float" office:value="0.1288563" calcext:value-type="float">
            <text:p>0.1288563</text:p>
          </table:table-cell>
          <table:table-cell office:value-type="float" office:value="0.1303962" calcext:value-type="float">
            <text:p>0.1303962</text:p>
          </table:table-cell>
          <table:table-cell office:value-type="float" office:value="0.1353548" calcext:value-type="float">
            <text:p>0.1353548</text:p>
          </table:table-cell>
          <table:table-cell office:value-type="float" office:value="0.1422459" calcext:value-type="float">
            <text:p>0.1422459</text:p>
          </table:table-cell>
          <table:table-cell office:value-type="float" office:value="0.1500225" calcext:value-type="float">
            <text:p>0.1500225</text:p>
          </table:table-cell>
          <table:table-cell office:value-type="float" office:value="0.1553368" calcext:value-type="float">
            <text:p>0.1553368</text:p>
          </table:table-cell>
          <table:table-cell office:value-type="float" office:value="0" calcext:value-type="float">
            <text:p>0</text:p>
          </table:table-cell>
          <table:table-cell office:value-type="float" office:value="19.87134" calcext:value-type="float">
            <text:p>19.87134</text:p>
          </table:table-cell>
          <table:table-cell office:value-type="float" office:value="14.91706" calcext:value-type="float">
            <text:p>14.91706</text:p>
          </table:table-cell>
          <table:table-cell office:value-type="float" office:value="14.96824" calcext:value-type="float">
            <text:p>14.96824</text:p>
          </table:table-cell>
          <table:table-cell office:value-type="float" office:value="4.441454" calcext:value-type="float">
            <text:p>4.441454</text:p>
          </table:table-cell>
          <table:table-cell office:value-type="float" office:value="3.897198" calcext:value-type="float">
            <text:p>3.897198</text:p>
          </table:table-cell>
          <table:table-cell office:value-type="float" office:value="1.927936" calcext:value-type="float">
            <text:p>1.927936</text:p>
          </table:table-cell>
          <table:table-cell office:value-type="float" office:value="1.898785" calcext:value-type="float">
            <text:p>1.898785</text:p>
          </table:table-cell>
          <table:table-cell office:value-type="float" office:value="4.082129" calcext:value-type="float">
            <text:p>4.082129</text:p>
          </table:table-cell>
          <table:table-cell office:value-type="float" office:value="6.334023" calcext:value-type="float">
            <text:p>6.334023</text:p>
          </table:table-cell>
          <table:table-cell office:value-type="float" office:value="6.607856" calcext:value-type="float">
            <text:p>6.607856</text:p>
          </table:table-cell>
          <table:table-cell office:value-type="float" office:value="7.131656" calcext:value-type="float">
            <text:p>7.131656</text:p>
          </table:table-cell>
          <table:table-cell office:value-type="float" office:value="7.769504" calcext:value-type="float">
            <text:p>7.769504</text:p>
          </table:table-cell>
          <table:table-cell office:value-type="float" office:value="8.512944" calcext:value-type="float">
            <text:p>8.512944</text:p>
          </table:table-cell>
          <table:table-cell office:value-type="float" office:value="9.020434" calcext:value-type="float">
            <text:p>9.020434</text:p>
          </table:table-cell>
          <table:table-cell office:value-type="float" office:value="0" calcext:value-type="float">
            <text:p>0</text:p>
          </table:table-cell>
          <table:table-cell office:value-type="float" office:value="35.29618" calcext:value-type="float">
            <text:p>35.29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13008" calcext:value-type="float">
            <text:p>0.96130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3.082417" calcext:value-type="float">
            <text:p>3.082417</text:p>
          </table:table-cell>
          <table:table-cell office:value-type="float" office:value="136.4804" calcext:value-type="float">
            <text:p>136.4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5411" calcext:value-type="float">
            <text:p>28.05411</text:p>
          </table:table-cell>
          <table:table-cell office:value-type="float" office:value="0" calcext:value-type="float">
            <text:p>0</text:p>
          </table:table-cell>
          <table:table-cell office:value-type="float" office:value="0.000001642696" calcext:value-type="float">
            <text:p>1.642696E-06</text:p>
          </table:table-cell>
          <table:table-cell office:value-type="float" office:value="0" calcext:value-type="float">
            <text:p>0</text:p>
          </table:table-cell>
          <table:table-cell office:value-type="float" office:value="0.00001066168" calcext:value-type="float">
            <text:p>1.066168E-05</text:p>
          </table:table-cell>
          <table:table-cell office:value-type="float" office:value="1172.585" calcext:value-type="float">
            <text:p>1172.585</text:p>
          </table:table-cell>
          <table:table-cell office:value-type="float" office:value="2.010938" calcext:value-type="float">
            <text:p>2.010938</text:p>
          </table:table-cell>
          <table:table-cell office:value-type="float" office:value="0" calcext:value-type="float">
            <text:p>0</text:p>
          </table:table-cell>
          <table:table-cell office:value-type="float" office:value="0.1767292" calcext:value-type="float">
            <text:p>0.1767292</text:p>
          </table:table-cell>
          <table:table-cell office:value-type="float" office:value="0.1961039" calcext:value-type="float">
            <text:p>0.1961039</text:p>
          </table:table-cell>
          <table:table-cell office:value-type="float" office:value="0.2071131" calcext:value-type="float">
            <text:p>0.2071131</text:p>
          </table:table-cell>
          <table:table-cell office:value-type="float" office:value="0.111099" calcext:value-type="float">
            <text:p>0.111099</text:p>
          </table:table-cell>
          <table:table-cell office:value-type="float" office:value="0.08900395" calcext:value-type="float">
            <text:p>0.08900395</text:p>
          </table:table-cell>
          <table:table-cell office:value-type="float" office:value="0.05057496" calcext:value-type="float">
            <text:p>0.05057496</text:p>
          </table:table-cell>
          <table:table-cell office:value-type="float" office:value="0.04188548" calcext:value-type="float">
            <text:p>0.04188548</text:p>
          </table:table-cell>
          <table:table-cell office:value-type="float" office:value="0.06737615" calcext:value-type="float">
            <text:p>0.06737615</text:p>
          </table:table-cell>
          <table:table-cell office:value-type="float" office:value="0.1224798" calcext:value-type="float">
            <text:p>0.1224798</text:p>
          </table:table-cell>
          <table:table-cell office:value-type="float" office:value="0.1303983" calcext:value-type="float">
            <text:p>0.1303983</text:p>
          </table:table-cell>
          <table:table-cell office:value-type="float" office:value="0.1354325" calcext:value-type="float">
            <text:p>0.1354325</text:p>
          </table:table-cell>
          <table:table-cell office:value-type="float" office:value="0.1422818" calcext:value-type="float">
            <text:p>0.1422818</text:p>
          </table:table-cell>
          <table:table-cell office:value-type="float" office:value="0.1500852" calcext:value-type="float">
            <text:p>0.1500852</text:p>
          </table:table-cell>
          <table:table-cell office:value-type="float" office:value="0.1554004" calcext:value-type="float">
            <text:p>0.1554004</text:p>
          </table:table-cell>
          <table:table-cell office:value-type="float" office:value="0" calcext:value-type="float">
            <text:p>0</text:p>
          </table:table-cell>
          <table:table-cell office:value-type="float" office:value="19.88284" calcext:value-type="float">
            <text:p>19.88284</text:p>
          </table:table-cell>
          <table:table-cell office:value-type="float" office:value="14.9648" calcext:value-type="float">
            <text:p>14.9648</text:p>
          </table:table-cell>
          <table:table-cell office:value-type="float" office:value="15.02417" calcext:value-type="float">
            <text:p>15.02417</text:p>
          </table:table-cell>
          <table:table-cell office:value-type="float" office:value="4.490165" calcext:value-type="float">
            <text:p>4.490165</text:p>
          </table:table-cell>
          <table:table-cell office:value-type="float" office:value="3.930366" calcext:value-type="float">
            <text:p>3.930366</text:p>
          </table:table-cell>
          <table:table-cell office:value-type="float" office:value="1.937205" calcext:value-type="float">
            <text:p>1.937205</text:p>
          </table:table-cell>
          <table:table-cell office:value-type="float" office:value="1.903961" calcext:value-type="float">
            <text:p>1.903961</text:p>
          </table:table-cell>
          <table:table-cell office:value-type="float" office:value="4.087498" calcext:value-type="float">
            <text:p>4.087498</text:p>
          </table:table-cell>
          <table:table-cell office:value-type="float" office:value="6.341521" calcext:value-type="float">
            <text:p>6.341521</text:p>
          </table:table-cell>
          <table:table-cell office:value-type="float" office:value="6.615032" calcext:value-type="float">
            <text:p>6.615032</text:p>
          </table:table-cell>
          <table:table-cell office:value-type="float" office:value="7.138726" calcext:value-type="float">
            <text:p>7.138726</text:p>
          </table:table-cell>
          <table:table-cell office:value-type="float" office:value="7.775862" calcext:value-type="float">
            <text:p>7.775862</text:p>
          </table:table-cell>
          <table:table-cell office:value-type="float" office:value="8.518759" calcext:value-type="float">
            <text:p>8.518759</text:p>
          </table:table-cell>
          <table:table-cell office:value-type="float" office:value="9.026395" calcext:value-type="float">
            <text:p>9.026395</text:p>
          </table:table-cell>
          <table:table-cell office:value-type="float" office:value="0" calcext:value-type="float">
            <text:p>0</text:p>
          </table:table-cell>
          <table:table-cell office:value-type="float" office:value="4.407794" calcext:value-type="float">
            <text:p>4.407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50825" calcext:value-type="float">
            <text:p>0.97508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3.066892" calcext:value-type="float">
            <text:p>3.066892</text:p>
          </table:table-cell>
          <table:table-cell office:value-type="float" office:value="136.4816" calcext:value-type="float">
            <text:p>136.4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8415" calcext:value-type="float">
            <text:p>28.08415</text:p>
          </table:table-cell>
          <table:table-cell office:value-type="float" office:value="0" calcext:value-type="float">
            <text:p>0</text:p>
          </table:table-cell>
          <table:table-cell office:value-type="float" office:value="0.000001643768" calcext:value-type="float">
            <text:p>1.643768E-06</text:p>
          </table:table-cell>
          <table:table-cell office:value-type="float" office:value="0" calcext:value-type="float">
            <text:p>0</text:p>
          </table:table-cell>
          <table:table-cell office:value-type="float" office:value="0.0000106692" calcext:value-type="float">
            <text:p>1.06692E-05</text:p>
          </table:table-cell>
          <table:table-cell office:value-type="float" office:value="1172.568" calcext:value-type="float">
            <text:p>1172.568</text:p>
          </table:table-cell>
          <table:table-cell office:value-type="float" office:value="2.016317" calcext:value-type="float">
            <text:p>2.016317</text:p>
          </table:table-cell>
          <table:table-cell office:value-type="float" office:value="0" calcext:value-type="float">
            <text:p>0</text:p>
          </table:table-cell>
          <table:table-cell office:value-type="float" office:value="0.2626637" calcext:value-type="float">
            <text:p>0.2626637</text:p>
          </table:table-cell>
          <table:table-cell office:value-type="float" office:value="0.2600537" calcext:value-type="float">
            <text:p>0.2600537</text:p>
          </table:table-cell>
          <table:table-cell office:value-type="float" office:value="0.2242849" calcext:value-type="float">
            <text:p>0.2242849</text:p>
          </table:table-cell>
          <table:table-cell office:value-type="float" office:value="0.07751831" calcext:value-type="float">
            <text:p>0.07751831</text:p>
          </table:table-cell>
          <table:table-cell office:value-type="float" office:value="0.05888467" calcext:value-type="float">
            <text:p>0.05888467</text:p>
          </table:table-cell>
          <table:table-cell office:value-type="float" office:value="0.0329717" calcext:value-type="float">
            <text:p>0.0329717</text:p>
          </table:table-cell>
          <table:table-cell office:value-type="float" office:value="0.03456542" calcext:value-type="float">
            <text:p>0.03456542</text:p>
          </table:table-cell>
          <table:table-cell office:value-type="float" office:value="0.06932721" calcext:value-type="float">
            <text:p>0.06932721</text:p>
          </table:table-cell>
          <table:table-cell office:value-type="float" office:value="0.1242425" calcext:value-type="float">
            <text:p>0.1242425</text:p>
          </table:table-cell>
          <table:table-cell office:value-type="float" office:value="0.1302075" calcext:value-type="float">
            <text:p>0.1302075</text:p>
          </table:table-cell>
          <table:table-cell office:value-type="float" office:value="0.135477" calcext:value-type="float">
            <text:p>0.135477</text:p>
          </table:table-cell>
          <table:table-cell office:value-type="float" office:value="0.1423678" calcext:value-type="float">
            <text:p>0.1423678</text:p>
          </table:table-cell>
          <table:table-cell office:value-type="float" office:value="0.1501477" calcext:value-type="float">
            <text:p>0.1501477</text:p>
          </table:table-cell>
          <table:table-cell office:value-type="float" office:value="0.155464" calcext:value-type="float">
            <text:p>0.155464</text:p>
          </table:table-cell>
          <table:table-cell office:value-type="float" office:value="0" calcext:value-type="float">
            <text:p>0</text:p>
          </table:table-cell>
          <table:table-cell office:value-type="float" office:value="19.93617" calcext:value-type="float">
            <text:p>19.93617</text:p>
          </table:table-cell>
          <table:table-cell office:value-type="float" office:value="15.00115" calcext:value-type="float">
            <text:p>15.00115</text:p>
          </table:table-cell>
          <table:table-cell office:value-type="float" office:value="15.06226" calcext:value-type="float">
            <text:p>15.06226</text:p>
          </table:table-cell>
          <table:table-cell office:value-type="float" office:value="4.514011" calcext:value-type="float">
            <text:p>4.514011</text:p>
          </table:table-cell>
          <table:table-cell office:value-type="float" office:value="3.949165" calcext:value-type="float">
            <text:p>3.949165</text:p>
          </table:table-cell>
          <table:table-cell office:value-type="float" office:value="1.94433" calcext:value-type="float">
            <text:p>1.94433</text:p>
          </table:table-cell>
          <table:table-cell office:value-type="float" office:value="1.909334" calcext:value-type="float">
            <text:p>1.909334</text:p>
          </table:table-cell>
          <table:table-cell office:value-type="float" office:value="4.092662" calcext:value-type="float">
            <text:p>4.092662</text:p>
          </table:table-cell>
          <table:table-cell office:value-type="float" office:value="6.348643" calcext:value-type="float">
            <text:p>6.348643</text:p>
          </table:table-cell>
          <table:table-cell office:value-type="float" office:value="6.622552" calcext:value-type="float">
            <text:p>6.622552</text:p>
          </table:table-cell>
          <table:table-cell office:value-type="float" office:value="7.145813" calcext:value-type="float">
            <text:p>7.145813</text:p>
          </table:table-cell>
          <table:table-cell office:value-type="float" office:value="7.782222" calcext:value-type="float">
            <text:p>7.782222</text:p>
          </table:table-cell>
          <table:table-cell office:value-type="float" office:value="8.524562" calcext:value-type="float">
            <text:p>8.524562</text:p>
          </table:table-cell>
          <table:table-cell office:value-type="float" office:value="9.032369" calcext:value-type="float">
            <text:p>9.032369</text:p>
          </table:table-cell>
          <table:table-cell office:value-type="float" office:value="0" calcext:value-type="float">
            <text:p>0</text:p>
          </table:table-cell>
          <table:table-cell office:value-type="float" office:value="2.997549" calcext:value-type="float">
            <text:p>2.997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86118" calcext:value-type="float">
            <text:p>0.98861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3.053582" calcext:value-type="float">
            <text:p>3.053582</text:p>
          </table:table-cell>
          <table:table-cell office:value-type="float" office:value="136.4821" calcext:value-type="float">
            <text:p>136.4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1437" calcext:value-type="float">
            <text:p>28.11437</text:p>
          </table:table-cell>
          <table:table-cell office:value-type="float" office:value="0" calcext:value-type="float">
            <text:p>0</text:p>
          </table:table-cell>
          <table:table-cell office:value-type="float" office:value="0.000001645089" calcext:value-type="float">
            <text:p>1.645089E-06</text:p>
          </table:table-cell>
          <table:table-cell office:value-type="float" office:value="0" calcext:value-type="float">
            <text:p>0</text:p>
          </table:table-cell>
          <table:table-cell office:value-type="float" office:value="0.00001067761" calcext:value-type="float">
            <text:p>1.067761E-05</text:p>
          </table:table-cell>
          <table:table-cell office:value-type="float" office:value="1172.55" calcext:value-type="float">
            <text:p>1172.55</text:p>
          </table:table-cell>
          <table:table-cell office:value-type="float" office:value="2.018961" calcext:value-type="float">
            <text:p>2.018961</text:p>
          </table:table-cell>
          <table:table-cell office:value-type="float" office:value="0" calcext:value-type="float">
            <text:p>0</text:p>
          </table:table-cell>
          <table:table-cell office:value-type="float" office:value="0.1974138" calcext:value-type="float">
            <text:p>0.1974138</text:p>
          </table:table-cell>
          <table:table-cell office:value-type="float" office:value="0.2199025" calcext:value-type="float">
            <text:p>0.2199025</text:p>
          </table:table-cell>
          <table:table-cell office:value-type="float" office:value="0.2070661" calcext:value-type="float">
            <text:p>0.2070661</text:p>
          </table:table-cell>
          <table:table-cell office:value-type="float" office:value="0.08119178" calcext:value-type="float">
            <text:p>0.08119178</text:p>
          </table:table-cell>
          <table:table-cell office:value-type="float" office:value="0.05711839" calcext:value-type="float">
            <text:p>0.05711839</text:p>
          </table:table-cell>
          <table:table-cell office:value-type="float" office:value="0.03075377" calcext:value-type="float">
            <text:p>0.03075377</text:p>
          </table:table-cell>
          <table:table-cell office:value-type="float" office:value="0.03246683" calcext:value-type="float">
            <text:p>0.03246683</text:p>
          </table:table-cell>
          <table:table-cell office:value-type="float" office:value="0.06994083" calcext:value-type="float">
            <text:p>0.06994083</text:p>
          </table:table-cell>
          <table:table-cell office:value-type="float" office:value="0.126738" calcext:value-type="float">
            <text:p>0.126738</text:p>
          </table:table-cell>
          <table:table-cell office:value-type="float" office:value="0.1304326" calcext:value-type="float">
            <text:p>0.1304326</text:p>
          </table:table-cell>
          <table:table-cell office:value-type="float" office:value="0.1355217" calcext:value-type="float">
            <text:p>0.1355217</text:p>
          </table:table-cell>
          <table:table-cell office:value-type="float" office:value="0.1424195" calcext:value-type="float">
            <text:p>0.1424195</text:p>
          </table:table-cell>
          <table:table-cell office:value-type="float" office:value="0.1502089" calcext:value-type="float">
            <text:p>0.1502089</text:p>
          </table:table-cell>
          <table:table-cell office:value-type="float" office:value="0.1555275" calcext:value-type="float">
            <text:p>0.1555275</text:p>
          </table:table-cell>
          <table:table-cell office:value-type="float" office:value="0" calcext:value-type="float">
            <text:p>0</text:p>
          </table:table-cell>
          <table:table-cell office:value-type="float" office:value="19.97372" calcext:value-type="float">
            <text:p>19.97372</text:p>
          </table:table-cell>
          <table:table-cell office:value-type="float" office:value="15.04876" calcext:value-type="float">
            <text:p>15.04876</text:p>
          </table:table-cell>
          <table:table-cell office:value-type="float" office:value="15.10529" calcext:value-type="float">
            <text:p>15.10529</text:p>
          </table:table-cell>
          <table:table-cell office:value-type="float" office:value="4.534509" calcext:value-type="float">
            <text:p>4.534509</text:p>
          </table:table-cell>
          <table:table-cell office:value-type="float" office:value="3.961343" calcext:value-type="float">
            <text:p>3.961343</text:p>
          </table:table-cell>
          <table:table-cell office:value-type="float" office:value="1.948642" calcext:value-type="float">
            <text:p>1.948642</text:p>
          </table:table-cell>
          <table:table-cell office:value-type="float" office:value="1.913341" calcext:value-type="float">
            <text:p>1.913341</text:p>
          </table:table-cell>
          <table:table-cell office:value-type="float" office:value="4.098073" calcext:value-type="float">
            <text:p>4.098073</text:p>
          </table:table-cell>
          <table:table-cell office:value-type="float" office:value="6.356275" calcext:value-type="float">
            <text:p>6.356275</text:p>
          </table:table-cell>
          <table:table-cell office:value-type="float" office:value="6.630413" calcext:value-type="float">
            <text:p>6.630413</text:p>
          </table:table-cell>
          <table:table-cell office:value-type="float" office:value="7.152984" calcext:value-type="float">
            <text:p>7.152984</text:p>
          </table:table-cell>
          <table:table-cell office:value-type="float" office:value="7.788579" calcext:value-type="float">
            <text:p>7.788579</text:p>
          </table:table-cell>
          <table:table-cell office:value-type="float" office:value="8.530298" calcext:value-type="float">
            <text:p>8.530298</text:p>
          </table:table-cell>
          <table:table-cell office:value-type="float" office:value="9.038335" calcext:value-type="float">
            <text:p>9.038335</text:p>
          </table:table-cell>
          <table:table-cell office:value-type="float" office:value="0" calcext:value-type="float">
            <text:p>0</text:p>
          </table:table-cell>
          <table:table-cell office:value-type="float" office:value="3.972832" calcext:value-type="float">
            <text:p>3.972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0695" calcext:value-type="float">
            <text:p>1.0006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3.035526" calcext:value-type="float">
            <text:p>3.035526</text:p>
          </table:table-cell>
          <table:table-cell office:value-type="float" office:value="136.4832" calcext:value-type="float">
            <text:p>136.4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4471" calcext:value-type="float">
            <text:p>28.14471</text:p>
          </table:table-cell>
          <table:table-cell office:value-type="float" office:value="0" calcext:value-type="float">
            <text:p>0</text:p>
          </table:table-cell>
          <table:table-cell office:value-type="float" office:value="0.000001645098" calcext:value-type="float">
            <text:p>1.645098E-06</text:p>
          </table:table-cell>
          <table:table-cell office:value-type="float" office:value="0" calcext:value-type="float">
            <text:p>0</text:p>
          </table:table-cell>
          <table:table-cell office:value-type="float" office:value="0.00001067766" calcext:value-type="float">
            <text:p>1.067766E-05</text:p>
          </table:table-cell>
          <table:table-cell office:value-type="float" office:value="1172.533" calcext:value-type="float">
            <text:p>1172.533</text:p>
          </table:table-cell>
          <table:table-cell office:value-type="float" office:value="2.014847" calcext:value-type="float">
            <text:p>2.014847</text:p>
          </table:table-cell>
          <table:table-cell office:value-type="float" office:value="0" calcext:value-type="float">
            <text:p>0</text:p>
          </table:table-cell>
          <table:table-cell office:value-type="float" office:value="1.363568" calcext:value-type="float">
            <text:p>1.363568</text:p>
          </table:table-cell>
          <table:table-cell office:value-type="float" office:value="0.2886536" calcext:value-type="float">
            <text:p>0.2886536</text:p>
          </table:table-cell>
          <table:table-cell office:value-type="float" office:value="0.2395999" calcext:value-type="float">
            <text:p>0.2395999</text:p>
          </table:table-cell>
          <table:table-cell office:value-type="float" office:value="0.06620589" calcext:value-type="float">
            <text:p>0.06620589</text:p>
          </table:table-cell>
          <table:table-cell office:value-type="float" office:value="0.05346114" calcext:value-type="float">
            <text:p>0.05346114</text:p>
          </table:table-cell>
          <table:table-cell office:value-type="float" office:value="0.02856436" calcext:value-type="float">
            <text:p>0.02856436</text:p>
          </table:table-cell>
          <table:table-cell office:value-type="float" office:value="0.03186137" calcext:value-type="float">
            <text:p>0.03186137</text:p>
          </table:table-cell>
          <table:table-cell office:value-type="float" office:value="0.07005254" calcext:value-type="float">
            <text:p>0.07005254</text:p>
          </table:table-cell>
          <table:table-cell office:value-type="float" office:value="0.1273036" calcext:value-type="float">
            <text:p>0.1273036</text:p>
          </table:table-cell>
          <table:table-cell office:value-type="float" office:value="0.1306245" calcext:value-type="float">
            <text:p>0.1306245</text:p>
          </table:table-cell>
          <table:table-cell office:value-type="float" office:value="0.1354923" calcext:value-type="float">
            <text:p>0.1354923</text:p>
          </table:table-cell>
          <table:table-cell office:value-type="float" office:value="0.1424832" calcext:value-type="float">
            <text:p>0.1424832</text:p>
          </table:table-cell>
          <table:table-cell office:value-type="float" office:value="0.1502669" calcext:value-type="float">
            <text:p>0.1502669</text:p>
          </table:table-cell>
          <table:table-cell office:value-type="float" office:value="0.1555909" calcext:value-type="float">
            <text:p>0.1555909</text:p>
          </table:table-cell>
          <table:table-cell office:value-type="float" office:value="0" calcext:value-type="float">
            <text:p>0</text:p>
          </table:table-cell>
          <table:table-cell office:value-type="float" office:value="20.06592" calcext:value-type="float">
            <text:p>20.06592</text:p>
          </table:table-cell>
          <table:table-cell office:value-type="float" office:value="15.09466" calcext:value-type="float">
            <text:p>15.09466</text:p>
          </table:table-cell>
          <table:table-cell office:value-type="float" office:value="15.14458" calcext:value-type="float">
            <text:p>15.14458</text:p>
          </table:table-cell>
          <table:table-cell office:value-type="float" office:value="4.550202" calcext:value-type="float">
            <text:p>4.550202</text:p>
          </table:table-cell>
          <table:table-cell office:value-type="float" office:value="3.971434" calcext:value-type="float">
            <text:p>3.971434</text:p>
          </table:table-cell>
          <table:table-cell office:value-type="float" office:value="1.952266" calcext:value-type="float">
            <text:p>1.952266</text:p>
          </table:table-cell>
          <table:table-cell office:value-type="float" office:value="1.91698" calcext:value-type="float">
            <text:p>1.91698</text:p>
          </table:table-cell>
          <table:table-cell office:value-type="float" office:value="4.103504" calcext:value-type="float">
            <text:p>4.103504</text:p>
          </table:table-cell>
          <table:table-cell office:value-type="float" office:value="6.364036" calcext:value-type="float">
            <text:p>6.364036</text:p>
          </table:table-cell>
          <table:table-cell office:value-type="float" office:value="6.638457" calcext:value-type="float">
            <text:p>6.638457</text:p>
          </table:table-cell>
          <table:table-cell office:value-type="float" office:value="7.160367" calcext:value-type="float">
            <text:p>7.160367</text:p>
          </table:table-cell>
          <table:table-cell office:value-type="float" office:value="7.794968" calcext:value-type="float">
            <text:p>7.794968</text:p>
          </table:table-cell>
          <table:table-cell office:value-type="float" office:value="8.536036" calcext:value-type="float">
            <text:p>8.536036</text:p>
          </table:table-cell>
          <table:table-cell office:value-type="float" office:value="9.044288" calcext:value-type="float">
            <text:p>9.044288</text:p>
          </table:table-cell>
          <table:table-cell office:value-type="float" office:value="0" calcext:value-type="float">
            <text:p>0</text:p>
          </table:table-cell>
          <table:table-cell office:value-type="float" office:value="25.53372" calcext:value-type="float">
            <text:p>25.53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7002" calcext:value-type="float">
            <text:p>1.0170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3.021173" calcext:value-type="float">
            <text:p>3.021173</text:p>
          </table:table-cell>
          <table:table-cell office:value-type="float" office:value="136.4838" calcext:value-type="float">
            <text:p>136.4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7648" calcext:value-type="float">
            <text:p>28.17648</text:p>
          </table:table-cell>
          <table:table-cell office:value-type="float" office:value="0" calcext:value-type="float">
            <text:p>0</text:p>
          </table:table-cell>
          <table:table-cell office:value-type="float" office:value="0.00000165486" calcext:value-type="float">
            <text:p>1.65486E-06</text:p>
          </table:table-cell>
          <table:table-cell office:value-type="float" office:value="0" calcext:value-type="float">
            <text:p>0</text:p>
          </table:table-cell>
          <table:table-cell office:value-type="float" office:value="0.00001073542" calcext:value-type="float">
            <text:p>1.073542E-05</text:p>
          </table:table-cell>
          <table:table-cell office:value-type="float" office:value="1172.516" calcext:value-type="float">
            <text:p>1172.516</text:p>
          </table:table-cell>
          <table:table-cell office:value-type="float" office:value="2.013758" calcext:value-type="float">
            <text:p>2.013758</text:p>
          </table:table-cell>
          <table:table-cell office:value-type="float" office:value="0" calcext:value-type="float">
            <text:p>0</text:p>
          </table:table-cell>
          <table:table-cell office:value-type="float" office:value="0.1953083" calcext:value-type="float">
            <text:p>0.1953083</text:p>
          </table:table-cell>
          <table:table-cell office:value-type="float" office:value="0.2157424" calcext:value-type="float">
            <text:p>0.2157424</text:p>
          </table:table-cell>
          <table:table-cell office:value-type="float" office:value="0.2136842" calcext:value-type="float">
            <text:p>0.2136842</text:p>
          </table:table-cell>
          <table:table-cell office:value-type="float" office:value="0.09813479" calcext:value-type="float">
            <text:p>0.09813479</text:p>
          </table:table-cell>
          <table:table-cell office:value-type="float" office:value="0.06957049" calcext:value-type="float">
            <text:p>0.06957049</text:p>
          </table:table-cell>
          <table:table-cell office:value-type="float" office:value="0.03505243" calcext:value-type="float">
            <text:p>0.03505243</text:p>
          </table:table-cell>
          <table:table-cell office:value-type="float" office:value="0.0330347" calcext:value-type="float">
            <text:p>0.0330347</text:p>
          </table:table-cell>
          <table:table-cell office:value-type="float" office:value="0.06855407" calcext:value-type="float">
            <text:p>0.06855407</text:p>
          </table:table-cell>
          <table:table-cell office:value-type="float" office:value="0.1267401" calcext:value-type="float">
            <text:p>0.1267401</text:p>
          </table:table-cell>
          <table:table-cell office:value-type="float" office:value="0.1307953" calcext:value-type="float">
            <text:p>0.1307953</text:p>
          </table:table-cell>
          <table:table-cell office:value-type="float" office:value="0.135529" calcext:value-type="float">
            <text:p>0.135529</text:p>
          </table:table-cell>
          <table:table-cell office:value-type="float" office:value="0.1424972" calcext:value-type="float">
            <text:p>0.1424972</text:p>
          </table:table-cell>
          <table:table-cell office:value-type="float" office:value="0.1503183" calcext:value-type="float">
            <text:p>0.1503183</text:p>
          </table:table-cell>
          <table:table-cell office:value-type="float" office:value="0.1556537" calcext:value-type="float">
            <text:p>0.1556537</text:p>
          </table:table-cell>
          <table:table-cell office:value-type="float" office:value="0" calcext:value-type="float">
            <text:p>0</text:p>
          </table:table-cell>
          <table:table-cell office:value-type="float" office:value="20.10991" calcext:value-type="float">
            <text:p>20.10991</text:p>
          </table:table-cell>
          <table:table-cell office:value-type="float" office:value="15.14478" calcext:value-type="float">
            <text:p>15.14478</text:p>
          </table:table-cell>
          <table:table-cell office:value-type="float" office:value="15.19437" calcext:value-type="float">
            <text:p>15.19437</text:p>
          </table:table-cell>
          <table:table-cell office:value-type="float" office:value="4.580608" calcext:value-type="float">
            <text:p>4.580608</text:p>
          </table:table-cell>
          <table:table-cell office:value-type="float" office:value="3.988436" calcext:value-type="float">
            <text:p>3.988436</text:p>
          </table:table-cell>
          <table:table-cell office:value-type="float" office:value="1.956972" calcext:value-type="float">
            <text:p>1.956972</text:p>
          </table:table-cell>
          <table:table-cell office:value-type="float" office:value="1.920731" calcext:value-type="float">
            <text:p>1.920731</text:p>
          </table:table-cell>
          <table:table-cell office:value-type="float" office:value="4.108919" calcext:value-type="float">
            <text:p>4.108919</text:p>
          </table:table-cell>
          <table:table-cell office:value-type="float" office:value="6.37183" calcext:value-type="float">
            <text:p>6.37183</text:p>
          </table:table-cell>
          <table:table-cell office:value-type="float" office:value="6.646427" calcext:value-type="float">
            <text:p>6.646427</text:p>
          </table:table-cell>
          <table:table-cell office:value-type="float" office:value="7.168084" calcext:value-type="float">
            <text:p>7.168084</text:p>
          </table:table-cell>
          <table:table-cell office:value-type="float" office:value="7.801399" calcext:value-type="float">
            <text:p>7.801399</text:p>
          </table:table-cell>
          <table:table-cell office:value-type="float" office:value="8.541776" calcext:value-type="float">
            <text:p>8.541776</text:p>
          </table:table-cell>
          <table:table-cell office:value-type="float" office:value="9.050177" calcext:value-type="float">
            <text:p>9.050177</text:p>
          </table:table-cell>
          <table:table-cell office:value-type="float" office:value="0" calcext:value-type="float">
            <text:p>0</text:p>
          </table:table-cell>
          <table:table-cell office:value-type="float" office:value="4.73964" calcext:value-type="float">
            <text:p>4.73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0024" calcext:value-type="float">
            <text:p>1.0300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3.002101" calcext:value-type="float">
            <text:p>3.002101</text:p>
          </table:table-cell>
          <table:table-cell office:value-type="float" office:value="136.485" calcext:value-type="float">
            <text:p>136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0793" calcext:value-type="float">
            <text:p>28.20793</text:p>
          </table:table-cell>
          <table:table-cell office:value-type="float" office:value="0" calcext:value-type="float">
            <text:p>0</text:p>
          </table:table-cell>
          <table:table-cell office:value-type="float" office:value="0.00000165486" calcext:value-type="float">
            <text:p>1.65486E-06</text:p>
          </table:table-cell>
          <table:table-cell office:value-type="float" office:value="0" calcext:value-type="float">
            <text:p>0</text:p>
          </table:table-cell>
          <table:table-cell office:value-type="float" office:value="0.00001073542" calcext:value-type="float">
            <text:p>1.073542E-05</text:p>
          </table:table-cell>
          <table:table-cell office:value-type="float" office:value="1172.497" calcext:value-type="float">
            <text:p>1172.497</text:p>
          </table:table-cell>
          <table:table-cell office:value-type="float" office:value="2.010076" calcext:value-type="float">
            <text:p>2.010076</text:p>
          </table:table-cell>
          <table:table-cell office:value-type="float" office:value="0" calcext:value-type="float">
            <text:p>0</text:p>
          </table:table-cell>
          <table:table-cell office:value-type="float" office:value="1.242928" calcext:value-type="float">
            <text:p>1.242928</text:p>
          </table:table-cell>
          <table:table-cell office:value-type="float" office:value="0.2923823" calcext:value-type="float">
            <text:p>0.2923823</text:p>
          </table:table-cell>
          <table:table-cell office:value-type="float" office:value="0.248631" calcext:value-type="float">
            <text:p>0.248631</text:p>
          </table:table-cell>
          <table:table-cell office:value-type="float" office:value="0.07244761" calcext:value-type="float">
            <text:p>0.07244761</text:p>
          </table:table-cell>
          <table:table-cell office:value-type="float" office:value="0.05761299" calcext:value-type="float">
            <text:p>0.05761299</text:p>
          </table:table-cell>
          <table:table-cell office:value-type="float" office:value="0.03037838" calcext:value-type="float">
            <text:p>0.03037838</text:p>
          </table:table-cell>
          <table:table-cell office:value-type="float" office:value="0.03246681" calcext:value-type="float">
            <text:p>0.03246681</text:p>
          </table:table-cell>
          <table:table-cell office:value-type="float" office:value="0.06957892" calcext:value-type="float">
            <text:p>0.06957892</text:p>
          </table:table-cell>
          <table:table-cell office:value-type="float" office:value="0.1262715" calcext:value-type="float">
            <text:p>0.1262715</text:p>
          </table:table-cell>
          <table:table-cell office:value-type="float" office:value="0.1308181" calcext:value-type="float">
            <text:p>0.1308181</text:p>
          </table:table-cell>
          <table:table-cell office:value-type="float" office:value="0.1355708" calcext:value-type="float">
            <text:p>0.1355708</text:p>
          </table:table-cell>
          <table:table-cell office:value-type="float" office:value="0.1424409" calcext:value-type="float">
            <text:p>0.1424409</text:p>
          </table:table-cell>
          <table:table-cell office:value-type="float" office:value="0.1503427" calcext:value-type="float">
            <text:p>0.1503427</text:p>
          </table:table-cell>
          <table:table-cell office:value-type="float" office:value="0.1557164" calcext:value-type="float">
            <text:p>0.1557164</text:p>
          </table:table-cell>
          <table:table-cell office:value-type="float" office:value="0" calcext:value-type="float">
            <text:p>0</text:p>
          </table:table-cell>
          <table:table-cell office:value-type="float" office:value="20.2065" calcext:value-type="float">
            <text:p>20.2065</text:p>
          </table:table-cell>
          <table:table-cell office:value-type="float" office:value="15.19404" calcext:value-type="float">
            <text:p>15.19404</text:p>
          </table:table-cell>
          <table:table-cell office:value-type="float" office:value="15.23884" calcext:value-type="float">
            <text:p>15.23884</text:p>
          </table:table-cell>
          <table:table-cell office:value-type="float" office:value="4.601945" calcext:value-type="float">
            <text:p>4.601945</text:p>
          </table:table-cell>
          <table:table-cell office:value-type="float" office:value="4.002654" calcext:value-type="float">
            <text:p>4.002654</text:p>
          </table:table-cell>
          <table:table-cell office:value-type="float" office:value="1.96157" calcext:value-type="float">
            <text:p>1.96157</text:p>
          </table:table-cell>
          <table:table-cell office:value-type="float" office:value="1.924615" calcext:value-type="float">
            <text:p>1.924615</text:p>
          </table:table-cell>
          <table:table-cell office:value-type="float" office:value="4.114161" calcext:value-type="float">
            <text:p>4.114161</text:p>
          </table:table-cell>
          <table:table-cell office:value-type="float" office:value="6.379421" calcext:value-type="float">
            <text:p>6.379421</text:p>
          </table:table-cell>
          <table:table-cell office:value-type="float" office:value="6.654326" calcext:value-type="float">
            <text:p>6.654326</text:p>
          </table:table-cell>
          <table:table-cell office:value-type="float" office:value="7.176078" calcext:value-type="float">
            <text:p>7.176078</text:p>
          </table:table-cell>
          <table:table-cell office:value-type="float" office:value="7.80795" calcext:value-type="float">
            <text:p>7.80795</text:p>
          </table:table-cell>
          <table:table-cell office:value-type="float" office:value="8.54759" calcext:value-type="float">
            <text:p>8.54759</text:p>
          </table:table-cell>
          <table:table-cell office:value-type="float" office:value="9.056067" calcext:value-type="float">
            <text:p>9.056067</text:p>
          </table:table-cell>
          <table:table-cell office:value-type="float" office:value="0" calcext:value-type="float">
            <text:p>0</text:p>
          </table:table-cell>
          <table:table-cell office:value-type="float" office:value="22.6193" calcext:value-type="float">
            <text:p>22.6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7136" calcext:value-type="float">
            <text:p>1.0471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2.990294" calcext:value-type="float">
            <text:p>2.990294</text:p>
          </table:table-cell>
          <table:table-cell office:value-type="float" office:value="136.4853" calcext:value-type="float">
            <text:p>136.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4867" calcext:value-type="float">
            <text:p>28.24867</text:p>
          </table:table-cell>
          <table:table-cell office:value-type="float" office:value="0" calcext:value-type="float">
            <text:p>0</text:p>
          </table:table-cell>
          <table:table-cell office:value-type="float" office:value="0.000001655639" calcext:value-type="float">
            <text:p>1.65563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916733" calcext:value-type="float">
            <text:p>9.16733E-06</text:p>
          </table:table-cell>
          <table:table-cell office:value-type="float" office:value="1172.459" calcext:value-type="float">
            <text:p>1172.459</text:p>
          </table:table-cell>
          <table:table-cell office:value-type="float" office:value="2.010521" calcext:value-type="float">
            <text:p>2.010521</text:p>
          </table:table-cell>
          <table:table-cell office:value-type="float" office:value="0" calcext:value-type="float">
            <text:p>0</text:p>
          </table:table-cell>
          <table:table-cell office:value-type="float" office:value="0.5239891" calcext:value-type="float">
            <text:p>0.5239891</text:p>
          </table:table-cell>
          <table:table-cell office:value-type="float" office:value="0.6894534" calcext:value-type="float">
            <text:p>0.6894534</text:p>
          </table:table-cell>
          <table:table-cell office:value-type="float" office:value="0.247736" calcext:value-type="float">
            <text:p>0.247736</text:p>
          </table:table-cell>
          <table:table-cell office:value-type="float" office:value="0.06711925" calcext:value-type="float">
            <text:p>0.06711925</text:p>
          </table:table-cell>
          <table:table-cell office:value-type="float" office:value="0.05193183" calcext:value-type="float">
            <text:p>0.05193183</text:p>
          </table:table-cell>
          <table:table-cell office:value-type="float" office:value="0.02874556" calcext:value-type="float">
            <text:p>0.02874556</text:p>
          </table:table-cell>
          <table:table-cell office:value-type="float" office:value="0.03220272" calcext:value-type="float">
            <text:p>0.03220272</text:p>
          </table:table-cell>
          <table:table-cell office:value-type="float" office:value="0.07052545" calcext:value-type="float">
            <text:p>0.07052545</text:p>
          </table:table-cell>
          <table:table-cell office:value-type="float" office:value="0.1278759" calcext:value-type="float">
            <text:p>0.1278759</text:p>
          </table:table-cell>
          <table:table-cell office:value-type="float" office:value="0.131016" calcext:value-type="float">
            <text:p>0.131016</text:p>
          </table:table-cell>
          <table:table-cell office:value-type="float" office:value="0.1356779" calcext:value-type="float">
            <text:p>0.1356779</text:p>
          </table:table-cell>
          <table:table-cell office:value-type="float" office:value="0.1424282" calcext:value-type="float">
            <text:p>0.1424282</text:p>
          </table:table-cell>
          <table:table-cell office:value-type="float" office:value="0.1502806" calcext:value-type="float">
            <text:p>0.1502806</text:p>
          </table:table-cell>
          <table:table-cell office:value-type="float" office:value="0.1557792" calcext:value-type="float">
            <text:p>0.1557792</text:p>
          </table:table-cell>
          <table:table-cell office:value-type="float" office:value="0" calcext:value-type="float">
            <text:p>0</text:p>
          </table:table-cell>
          <table:table-cell office:value-type="float" office:value="17.61948" calcext:value-type="float">
            <text:p>17.61948</text:p>
          </table:table-cell>
          <table:table-cell office:value-type="float" office:value="16.14175" calcext:value-type="float">
            <text:p>16.14175</text:p>
          </table:table-cell>
          <table:table-cell office:value-type="float" office:value="15.29292" calcext:value-type="float">
            <text:p>15.29292</text:p>
          </table:table-cell>
          <table:table-cell office:value-type="float" office:value="4.616196" calcext:value-type="float">
            <text:p>4.616196</text:p>
          </table:table-cell>
          <table:table-cell office:value-type="float" office:value="4.013087" calcext:value-type="float">
            <text:p>4.013087</text:p>
          </table:table-cell>
          <table:table-cell office:value-type="float" office:value="1.965193" calcext:value-type="float">
            <text:p>1.965193</text:p>
          </table:table-cell>
          <table:table-cell office:value-type="float" office:value="1.928258" calcext:value-type="float">
            <text:p>1.928258</text:p>
          </table:table-cell>
          <table:table-cell office:value-type="float" office:value="4.119577" calcext:value-type="float">
            <text:p>4.119577</text:p>
          </table:table-cell>
          <table:table-cell office:value-type="float" office:value="6.387114" calcext:value-type="float">
            <text:p>6.387114</text:p>
          </table:table-cell>
          <table:table-cell office:value-type="float" office:value="6.66221" calcext:value-type="float">
            <text:p>6.66221</text:p>
          </table:table-cell>
          <table:table-cell office:value-type="float" office:value="7.184054" calcext:value-type="float">
            <text:p>7.184054</text:p>
          </table:table-cell>
          <table:table-cell office:value-type="float" office:value="7.814671" calcext:value-type="float">
            <text:p>7.814671</text:p>
          </table:table-cell>
          <table:table-cell office:value-type="float" office:value="8.553458" calcext:value-type="float">
            <text:p>8.553458</text:p>
          </table:table-cell>
          <table:table-cell office:value-type="float" office:value="9.061968" calcext:value-type="float">
            <text:p>9.061968</text:p>
          </table:table-cell>
          <table:table-cell office:value-type="float" office:value="0" calcext:value-type="float">
            <text:p>0</text:p>
          </table:table-cell>
          <table:table-cell office:value-type="float" office:value="3.5927" calcext:value-type="float">
            <text:p>3.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8048" calcext:value-type="float">
            <text:p>1.0580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2.977314" calcext:value-type="float">
            <text:p>2.977314</text:p>
          </table:table-cell>
          <table:table-cell office:value-type="float" office:value="136.4854" calcext:value-type="float">
            <text:p>136.4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8379" calcext:value-type="float">
            <text:p>28.28379</text:p>
          </table:table-cell>
          <table:table-cell office:value-type="float" office:value="0" calcext:value-type="float">
            <text:p>0</text:p>
          </table:table-cell>
          <table:table-cell office:value-type="float" office:value="0.0002117521" calcext:value-type="float">
            <text:p>0.0002117521</text:p>
          </table:table-cell>
          <table:table-cell office:value-type="float" office:value="0" calcext:value-type="float">
            <text:p>0</text:p>
          </table:table-cell>
          <table:table-cell office:value-type="float" office:value="0.00274582" calcext:value-type="float">
            <text:p>0.00274582</text:p>
          </table:table-cell>
          <table:table-cell office:value-type="float" office:value="1172.442" calcext:value-type="float">
            <text:p>1172.442</text:p>
          </table:table-cell>
          <table:table-cell office:value-type="float" office:value="2.010424" calcext:value-type="float">
            <text:p>2.010424</text:p>
          </table:table-cell>
          <table:table-cell office:value-type="float" office:value="0" calcext:value-type="float">
            <text:p>0</text:p>
          </table:table-cell>
          <table:table-cell office:value-type="float" office:value="0.5613973" calcext:value-type="float">
            <text:p>0.5613973</text:p>
          </table:table-cell>
          <table:table-cell office:value-type="float" office:value="0.3856255" calcext:value-type="float">
            <text:p>0.3856255</text:p>
          </table:table-cell>
          <table:table-cell office:value-type="float" office:value="0.2482474" calcext:value-type="float">
            <text:p>0.2482474</text:p>
          </table:table-cell>
          <table:table-cell office:value-type="float" office:value="0.06468812" calcext:value-type="float">
            <text:p>0.06468812</text:p>
          </table:table-cell>
          <table:table-cell office:value-type="float" office:value="0.05387505" calcext:value-type="float">
            <text:p>0.05387505</text:p>
          </table:table-cell>
          <table:table-cell office:value-type="float" office:value="0.02848254" calcext:value-type="float">
            <text:p>0.02848254</text:p>
          </table:table-cell>
          <table:table-cell office:value-type="float" office:value="0.03276341" calcext:value-type="float">
            <text:p>0.03276341</text:p>
          </table:table-cell>
          <table:table-cell office:value-type="float" office:value="0.07119878" calcext:value-type="float">
            <text:p>0.07119878</text:p>
          </table:table-cell>
          <table:table-cell office:value-type="float" office:value="0.1293554" calcext:value-type="float">
            <text:p>0.1293554</text:p>
          </table:table-cell>
          <table:table-cell office:value-type="float" office:value="0.1312276" calcext:value-type="float">
            <text:p>0.1312276</text:p>
          </table:table-cell>
          <table:table-cell office:value-type="float" office:value="0.1358611" calcext:value-type="float">
            <text:p>0.1358611</text:p>
          </table:table-cell>
          <table:table-cell office:value-type="float" office:value="0.1425413" calcext:value-type="float">
            <text:p>0.1425413</text:p>
          </table:table-cell>
          <table:table-cell office:value-type="float" office:value="0.1502759" calcext:value-type="float">
            <text:p>0.1502759</text:p>
          </table:table-cell>
          <table:table-cell office:value-type="float" office:value="0.155842" calcext:value-type="float">
            <text:p>0.155842</text:p>
          </table:table-cell>
          <table:table-cell office:value-type="float" office:value="0" calcext:value-type="float">
            <text:p>0</text:p>
          </table:table-cell>
          <table:table-cell office:value-type="float" office:value="17.78493" calcext:value-type="float">
            <text:p>17.78493</text:p>
          </table:table-cell>
          <table:table-cell office:value-type="float" office:value="16.28089" calcext:value-type="float">
            <text:p>16.28089</text:p>
          </table:table-cell>
          <table:table-cell office:value-type="float" office:value="15.33779" calcext:value-type="float">
            <text:p>15.33779</text:p>
          </table:table-cell>
          <table:table-cell office:value-type="float" office:value="4.627034" calcext:value-type="float">
            <text:p>4.627034</text:p>
          </table:table-cell>
          <table:table-cell office:value-type="float" office:value="4.020928" calcext:value-type="float">
            <text:p>4.020928</text:p>
          </table:table-cell>
          <table:table-cell office:value-type="float" office:value="1.968176" calcext:value-type="float">
            <text:p>1.968176</text:p>
          </table:table-cell>
          <table:table-cell office:value-type="float" office:value="1.931662" calcext:value-type="float">
            <text:p>1.931662</text:p>
          </table:table-cell>
          <table:table-cell office:value-type="float" office:value="4.125049" calcext:value-type="float">
            <text:p>4.125049</text:p>
          </table:table-cell>
          <table:table-cell office:value-type="float" office:value="6.394891" calcext:value-type="float">
            <text:p>6.394891</text:p>
          </table:table-cell>
          <table:table-cell office:value-type="float" office:value="6.669978" calcext:value-type="float">
            <text:p>6.669978</text:p>
          </table:table-cell>
          <table:table-cell office:value-type="float" office:value="7.191871" calcext:value-type="float">
            <text:p>7.191871</text:p>
          </table:table-cell>
          <table:table-cell office:value-type="float" office:value="7.821465" calcext:value-type="float">
            <text:p>7.821465</text:p>
          </table:table-cell>
          <table:table-cell office:value-type="float" office:value="8.559534" calcext:value-type="float">
            <text:p>8.559534</text:p>
          </table:table-cell>
          <table:table-cell office:value-type="float" office:value="9.067858" calcext:value-type="float">
            <text:p>9.067858</text:p>
          </table:table-cell>
          <table:table-cell office:value-type="float" office:value="0" calcext:value-type="float">
            <text:p>0</text:p>
          </table:table-cell>
          <table:table-cell office:value-type="float" office:value="4.876235" calcext:value-type="float">
            <text:p>4.876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0081" calcext:value-type="float">
            <text:p>1.0700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2.960459" calcext:value-type="float">
            <text:p>2.960459</text:p>
          </table:table-cell>
          <table:table-cell office:value-type="float" office:value="136.4853" calcext:value-type="float">
            <text:p>136.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1603" calcext:value-type="float">
            <text:p>28.31603</text:p>
          </table:table-cell>
          <table:table-cell office:value-type="float" office:value="0" calcext:value-type="float">
            <text:p>0</text:p>
          </table:table-cell>
          <table:table-cell office:value-type="float" office:value="0.000257838" calcext:value-type="float">
            <text:p>0.000257838</text:p>
          </table:table-cell>
          <table:table-cell office:value-type="float" office:value="0" calcext:value-type="float">
            <text:p>0</text:p>
          </table:table-cell>
          <table:table-cell office:value-type="float" office:value="0.004415415" calcext:value-type="float">
            <text:p>0.004415415</text:p>
          </table:table-cell>
          <table:table-cell office:value-type="float" office:value="1172.425" calcext:value-type="float">
            <text:p>1172.425</text:p>
          </table:table-cell>
          <table:table-cell office:value-type="float" office:value="2.003975" calcext:value-type="float">
            <text:p>2.003975</text:p>
          </table:table-cell>
          <table:table-cell office:value-type="float" office:value="0" calcext:value-type="float">
            <text:p>0</text:p>
          </table:table-cell>
          <table:table-cell office:value-type="float" office:value="1.779046" calcext:value-type="float">
            <text:p>1.779046</text:p>
          </table:table-cell>
          <table:table-cell office:value-type="float" office:value="0.3974726" calcext:value-type="float">
            <text:p>0.3974726</text:p>
          </table:table-cell>
          <table:table-cell office:value-type="float" office:value="0.2834889" calcext:value-type="float">
            <text:p>0.2834889</text:p>
          </table:table-cell>
          <table:table-cell office:value-type="float" office:value="0.06850528" calcext:value-type="float">
            <text:p>0.06850528</text:p>
          </table:table-cell>
          <table:table-cell office:value-type="float" office:value="0.05931061" calcext:value-type="float">
            <text:p>0.05931061</text:p>
          </table:table-cell>
          <table:table-cell office:value-type="float" office:value="0.02945253" calcext:value-type="float">
            <text:p>0.02945253</text:p>
          </table:table-cell>
          <table:table-cell office:value-type="float" office:value="0.03369404" calcext:value-type="float">
            <text:p>0.03369404</text:p>
          </table:table-cell>
          <table:table-cell office:value-type="float" office:value="0.07160922" calcext:value-type="float">
            <text:p>0.07160922</text:p>
          </table:table-cell>
          <table:table-cell office:value-type="float" office:value="0.1304269" calcext:value-type="float">
            <text:p>0.1304269</text:p>
          </table:table-cell>
          <table:table-cell office:value-type="float" office:value="0.1314028" calcext:value-type="float">
            <text:p>0.1314028</text:p>
          </table:table-cell>
          <table:table-cell office:value-type="float" office:value="0.1360475" calcext:value-type="float">
            <text:p>0.1360475</text:p>
          </table:table-cell>
          <table:table-cell office:value-type="float" office:value="0.1427386" calcext:value-type="float">
            <text:p>0.1427386</text:p>
          </table:table-cell>
          <table:table-cell office:value-type="float" office:value="0.1503952" calcext:value-type="float">
            <text:p>0.1503952</text:p>
          </table:table-cell>
          <table:table-cell office:value-type="float" office:value="0.1559048" calcext:value-type="float">
            <text:p>0.1559048</text:p>
          </table:table-cell>
          <table:table-cell office:value-type="float" office:value="0" calcext:value-type="float">
            <text:p>0</text:p>
          </table:table-cell>
          <table:table-cell office:value-type="float" office:value="17.97162" calcext:value-type="float">
            <text:p>17.97162</text:p>
          </table:table-cell>
          <table:table-cell office:value-type="float" office:value="16.35049" calcext:value-type="float">
            <text:p>16.35049</text:p>
          </table:table-cell>
          <table:table-cell office:value-type="float" office:value="15.38228" calcext:value-type="float">
            <text:p>15.38228</text:p>
          </table:table-cell>
          <table:table-cell office:value-type="float" office:value="4.636396" calcext:value-type="float">
            <text:p>4.636396</text:p>
          </table:table-cell>
          <table:table-cell office:value-type="float" office:value="4.02899" calcext:value-type="float">
            <text:p>4.02899</text:p>
          </table:table-cell>
          <table:table-cell office:value-type="float" office:value="1.970937" calcext:value-type="float">
            <text:p>1.970937</text:p>
          </table:table-cell>
          <table:table-cell office:value-type="float" office:value="1.934939" calcext:value-type="float">
            <text:p>1.934939</text:p>
          </table:table-cell>
          <table:table-cell office:value-type="float" office:value="4.130461" calcext:value-type="float">
            <text:p>4.130461</text:p>
          </table:table-cell>
          <table:table-cell office:value-type="float" office:value="6.402657" calcext:value-type="float">
            <text:p>6.402657</text:p>
          </table:table-cell>
          <table:table-cell office:value-type="float" office:value="6.677565" calcext:value-type="float">
            <text:p>6.677565</text:p>
          </table:table-cell>
          <table:table-cell office:value-type="float" office:value="7.199444" calcext:value-type="float">
            <text:p>7.199444</text:p>
          </table:table-cell>
          <table:table-cell office:value-type="float" office:value="7.828179" calcext:value-type="float">
            <text:p>7.828179</text:p>
          </table:table-cell>
          <table:table-cell office:value-type="float" office:value="8.565788" calcext:value-type="float">
            <text:p>8.565788</text:p>
          </table:table-cell>
          <table:table-cell office:value-type="float" office:value="9.07377" calcext:value-type="float">
            <text:p>9.07377</text:p>
          </table:table-cell>
          <table:table-cell office:value-type="float" office:value="0" calcext:value-type="float">
            <text:p>0</text:p>
          </table:table-cell>
          <table:table-cell office:value-type="float" office:value="27.6202" calcext:value-type="float">
            <text:p>27.6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6213" calcext:value-type="float">
            <text:p>1.0862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2.936156" calcext:value-type="float">
            <text:p>2.936156</text:p>
          </table:table-cell>
          <table:table-cell office:value-type="float" office:value="136.4853" calcext:value-type="float">
            <text:p>136.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5156" calcext:value-type="float">
            <text:p>28.35156</text:p>
          </table:table-cell>
          <table:table-cell office:value-type="float" office:value="0" calcext:value-type="float">
            <text:p>0</text:p>
          </table:table-cell>
          <table:table-cell office:value-type="float" office:value="0.0002768579" calcext:value-type="float">
            <text:p>0.0002768579</text:p>
          </table:table-cell>
          <table:table-cell office:value-type="float" office:value="0" calcext:value-type="float">
            <text:p>0</text:p>
          </table:table-cell>
          <table:table-cell office:value-type="float" office:value="0.005629498" calcext:value-type="float">
            <text:p>0.005629498</text:p>
          </table:table-cell>
          <table:table-cell office:value-type="float" office:value="1172.409" calcext:value-type="float">
            <text:p>1172.409</text:p>
          </table:table-cell>
          <table:table-cell office:value-type="float" office:value="1.990893" calcext:value-type="float">
            <text:p>1.990893</text:p>
          </table:table-cell>
          <table:table-cell office:value-type="float" office:value="0" calcext:value-type="float">
            <text:p>0</text:p>
          </table:table-cell>
          <table:table-cell office:value-type="float" office:value="1.400899" calcext:value-type="float">
            <text:p>1.400899</text:p>
          </table:table-cell>
          <table:table-cell office:value-type="float" office:value="0.4879448" calcext:value-type="float">
            <text:p>0.4879448</text:p>
          </table:table-cell>
          <table:table-cell office:value-type="float" office:value="0.3436297" calcext:value-type="float">
            <text:p>0.3436297</text:p>
          </table:table-cell>
          <table:table-cell office:value-type="float" office:value="0.07991084" calcext:value-type="float">
            <text:p>0.07991084</text:p>
          </table:table-cell>
          <table:table-cell office:value-type="float" office:value="0.06918327" calcext:value-type="float">
            <text:p>0.06918327</text:p>
          </table:table-cell>
          <table:table-cell office:value-type="float" office:value="0.03174022" calcext:value-type="float">
            <text:p>0.03174022</text:p>
          </table:table-cell>
          <table:table-cell office:value-type="float" office:value="0.03464545" calcext:value-type="float">
            <text:p>0.03464545</text:p>
          </table:table-cell>
          <table:table-cell office:value-type="float" office:value="0.07201463" calcext:value-type="float">
            <text:p>0.07201463</text:p>
          </table:table-cell>
          <table:table-cell office:value-type="float" office:value="0.1309054" calcext:value-type="float">
            <text:p>0.1309054</text:p>
          </table:table-cell>
          <table:table-cell office:value-type="float" office:value="0.1315367" calcext:value-type="float">
            <text:p>0.1315367</text:p>
          </table:table-cell>
          <table:table-cell office:value-type="float" office:value="0.1361903" calcext:value-type="float">
            <text:p>0.1361903</text:p>
          </table:table-cell>
          <table:table-cell office:value-type="float" office:value="0.1429104" calcext:value-type="float">
            <text:p>0.1429104</text:p>
          </table:table-cell>
          <table:table-cell office:value-type="float" office:value="0.150534" calcext:value-type="float">
            <text:p>0.150534</text:p>
          </table:table-cell>
          <table:table-cell office:value-type="float" office:value="0.1559676" calcext:value-type="float">
            <text:p>0.1559676</text:p>
          </table:table-cell>
          <table:table-cell office:value-type="float" office:value="0" calcext:value-type="float">
            <text:p>0</text:p>
          </table:table-cell>
          <table:table-cell office:value-type="float" office:value="18.28713" calcext:value-type="float">
            <text:p>18.28713</text:p>
          </table:table-cell>
          <table:table-cell office:value-type="float" office:value="16.44247" calcext:value-type="float">
            <text:p>16.44247</text:p>
          </table:table-cell>
          <table:table-cell office:value-type="float" office:value="15.44643" calcext:value-type="float">
            <text:p>15.44643</text:p>
          </table:table-cell>
          <table:table-cell office:value-type="float" office:value="4.648725" calcext:value-type="float">
            <text:p>4.648725</text:p>
          </table:table-cell>
          <table:table-cell office:value-type="float" office:value="4.039814" calcext:value-type="float">
            <text:p>4.039814</text:p>
          </table:table-cell>
          <table:table-cell office:value-type="float" office:value="1.973974" calcext:value-type="float">
            <text:p>1.973974</text:p>
          </table:table-cell>
          <table:table-cell office:value-type="float" office:value="1.938258" calcext:value-type="float">
            <text:p>1.938258</text:p>
          </table:table-cell>
          <table:table-cell office:value-type="float" office:value="4.13584" calcext:value-type="float">
            <text:p>4.13584</text:p>
          </table:table-cell>
          <table:table-cell office:value-type="float" office:value="6.410347" calcext:value-type="float">
            <text:p>6.410347</text:p>
          </table:table-cell>
          <table:table-cell office:value-type="float" office:value="6.684992" calcext:value-type="float">
            <text:p>6.684992</text:p>
          </table:table-cell>
          <table:table-cell office:value-type="float" office:value="7.206868" calcext:value-type="float">
            <text:p>7.206868</text:p>
          </table:table-cell>
          <table:table-cell office:value-type="float" office:value="7.834843" calcext:value-type="float">
            <text:p>7.834843</text:p>
          </table:table-cell>
          <table:table-cell office:value-type="float" office:value="8.572133" calcext:value-type="float">
            <text:p>8.572133</text:p>
          </table:table-cell>
          <table:table-cell office:value-type="float" office:value="9.079702" calcext:value-type="float">
            <text:p>9.079702</text:p>
          </table:table-cell>
          <table:table-cell office:value-type="float" office:value="0" calcext:value-type="float">
            <text:p>0</text:p>
          </table:table-cell>
          <table:table-cell office:value-type="float" office:value="62.77703" calcext:value-type="float">
            <text:p>62.77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9716" calcext:value-type="float">
            <text:p>1.1097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2.913541" calcext:value-type="float">
            <text:p>2.913541</text:p>
          </table:table-cell>
          <table:table-cell office:value-type="float" office:value="136.4849" calcext:value-type="float">
            <text:p>136.4849</text:p>
          </table:table-cell>
          <table:table-cell office:value-type="float" office:value="5" calcext:value-type="float">
            <text:p>5</text:p>
          </table:table-cell>
          <table:table-cell office:value-type="float" office:value="-0.00001468687" calcext:value-type="float">
            <text:p>-1.468687E-05</text:p>
          </table:table-cell>
          <table:table-cell office:value-type="float" office:value="28.65631" calcext:value-type="float">
            <text:p>28.65631</text:p>
          </table:table-cell>
          <table:table-cell office:value-type="float" office:value="0" calcext:value-type="float">
            <text:p>0</text:p>
          </table:table-cell>
          <table:table-cell office:value-type="float" office:value="0.0002881783" calcext:value-type="float">
            <text:p>0.0002881783</text:p>
          </table:table-cell>
          <table:table-cell office:value-type="float" office:value="0" calcext:value-type="float">
            <text:p>0</text:p>
          </table:table-cell>
          <table:table-cell office:value-type="float" office:value="0.006530834" calcext:value-type="float">
            <text:p>0.006530834</text:p>
          </table:table-cell>
          <table:table-cell office:value-type="float" office:value="1175.492" calcext:value-type="float">
            <text:p>1175.492</text:p>
          </table:table-cell>
          <table:table-cell office:value-type="float" office:value="1.983039" calcext:value-type="float">
            <text:p>1.983039</text:p>
          </table:table-cell>
          <table:table-cell office:value-type="float" office:value="0" calcext:value-type="float">
            <text:p>0</text:p>
          </table:table-cell>
          <table:table-cell office:value-type="float" office:value="1.971511" calcext:value-type="float">
            <text:p>1.971511</text:p>
          </table:table-cell>
          <table:table-cell office:value-type="float" office:value="1.012345" calcext:value-type="float">
            <text:p>1.012345</text:p>
          </table:table-cell>
          <table:table-cell office:value-type="float" office:value="102.3502" calcext:value-type="float">
            <text:p>102.3502</text:p>
          </table:table-cell>
          <table:table-cell office:value-type="float" office:value="0.08519149" calcext:value-type="float">
            <text:p>0.08519149</text:p>
          </table:table-cell>
          <table:table-cell office:value-type="float" office:value="0.07383667" calcext:value-type="float">
            <text:p>0.07383667</text:p>
          </table:table-cell>
          <table:table-cell office:value-type="float" office:value="0.03315251" calcext:value-type="float">
            <text:p>0.03315251</text:p>
          </table:table-cell>
          <table:table-cell office:value-type="float" office:value="0.03528554" calcext:value-type="float">
            <text:p>0.03528554</text:p>
          </table:table-cell>
          <table:table-cell office:value-type="float" office:value="0.07242385" calcext:value-type="float">
            <text:p>0.07242385</text:p>
          </table:table-cell>
          <table:table-cell office:value-type="float" office:value="0.1305109" calcext:value-type="float">
            <text:p>0.1305109</text:p>
          </table:table-cell>
          <table:table-cell office:value-type="float" office:value="0.131468" calcext:value-type="float">
            <text:p>0.131468</text:p>
          </table:table-cell>
          <table:table-cell office:value-type="float" office:value="0.1362645" calcext:value-type="float">
            <text:p>0.1362645</text:p>
          </table:table-cell>
          <table:table-cell office:value-type="float" office:value="0.1429623" calcext:value-type="float">
            <text:p>0.1429623</text:p>
          </table:table-cell>
          <table:table-cell office:value-type="float" office:value="0.150651" calcext:value-type="float">
            <text:p>0.150651</text:p>
          </table:table-cell>
          <table:table-cell office:value-type="float" office:value="0.1560303" calcext:value-type="float">
            <text:p>0.1560303</text:p>
          </table:table-cell>
          <table:table-cell office:value-type="float" office:value="0" calcext:value-type="float">
            <text:p>0</text:p>
          </table:table-cell>
          <table:table-cell office:value-type="float" office:value="18.56006" calcext:value-type="float">
            <text:p>18.56006</text:p>
          </table:table-cell>
          <table:table-cell office:value-type="float" office:value="16.59196" calcext:value-type="float">
            <text:p>16.59196</text:p>
          </table:table-cell>
          <table:table-cell office:value-type="float" office:value="20.80138" calcext:value-type="float">
            <text:p>20.80138</text:p>
          </table:table-cell>
          <table:table-cell office:value-type="float" office:value="4.66367" calcext:value-type="float">
            <text:p>4.66367</text:p>
          </table:table-cell>
          <table:table-cell office:value-type="float" office:value="4.053157" calcext:value-type="float">
            <text:p>4.053157</text:p>
          </table:table-cell>
          <table:table-cell office:value-type="float" office:value="1.977444" calcext:value-type="float">
            <text:p>1.977444</text:p>
          </table:table-cell>
          <table:table-cell office:value-type="float" office:value="1.941712" calcext:value-type="float">
            <text:p>1.941712</text:p>
          </table:table-cell>
          <table:table-cell office:value-type="float" office:value="4.14126" calcext:value-type="float">
            <text:p>4.14126</text:p>
          </table:table-cell>
          <table:table-cell office:value-type="float" office:value="6.418077" calcext:value-type="float">
            <text:p>6.418077</text:p>
          </table:table-cell>
          <table:table-cell office:value-type="float" office:value="6.692342" calcext:value-type="float">
            <text:p>6.692342</text:p>
          </table:table-cell>
          <table:table-cell office:value-type="float" office:value="7.214196" calcext:value-type="float">
            <text:p>7.214196</text:p>
          </table:table-cell>
          <table:table-cell office:value-type="float" office:value="7.841434" calcext:value-type="float">
            <text:p>7.841434</text:p>
          </table:table-cell>
          <table:table-cell office:value-type="float" office:value="8.57849" calcext:value-type="float">
            <text:p>8.57849</text:p>
          </table:table-cell>
          <table:table-cell office:value-type="float" office:value="9.085647" calcext:value-type="float">
            <text:p>9.085647</text:p>
          </table:table-cell>
          <table:table-cell office:value-type="float" office:value="0" calcext:value-type="float">
            <text:p>0</text:p>
          </table:table-cell>
          <table:table-cell office:value-type="float" office:value="70.65696" calcext:value-type="float">
            <text:p>70.65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1735" calcext:value-type="float">
            <text:p>1.1317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2.896757" calcext:value-type="float">
            <text:p>2.896757</text:p>
          </table:table-cell>
          <table:table-cell office:value-type="float" office:value="136.484" calcext:value-type="float">
            <text:p>136.484</text:p>
          </table:table-cell>
          <table:table-cell office:value-type="float" office:value="5" calcext:value-type="float">
            <text:p>5</text:p>
          </table:table-cell>
          <table:table-cell office:value-type="float" office:value="-0.00006104282" calcext:value-type="float">
            <text:p>-6.104282E-05</text:p>
          </table:table-cell>
          <table:table-cell office:value-type="float" office:value="28.75792" calcext:value-type="float">
            <text:p>28.75792</text:p>
          </table:table-cell>
          <table:table-cell office:value-type="float" office:value="0" calcext:value-type="float">
            <text:p>0</text:p>
          </table:table-cell>
          <table:table-cell office:value-type="float" office:value="0.0002953396" calcext:value-type="float">
            <text:p>0.0002953396</text:p>
          </table:table-cell>
          <table:table-cell office:value-type="float" office:value="0" calcext:value-type="float">
            <text:p>0</text:p>
          </table:table-cell>
          <table:table-cell office:value-type="float" office:value="0.007194639" calcext:value-type="float">
            <text:p>0.007194639</text:p>
          </table:table-cell>
          <table:table-cell office:value-type="float" office:value="1174.841" calcext:value-type="float">
            <text:p>1174.841</text:p>
          </table:table-cell>
          <table:table-cell office:value-type="float" office:value="1.978401" calcext:value-type="float">
            <text:p>1.978401</text:p>
          </table:table-cell>
          <table:table-cell office:value-type="float" office:value="0" calcext:value-type="float">
            <text:p>0</text:p>
          </table:table-cell>
          <table:table-cell office:value-type="float" office:value="1.084734" calcext:value-type="float">
            <text:p>1.084734</text:p>
          </table:table-cell>
          <table:table-cell office:value-type="float" office:value="1.65152" calcext:value-type="float">
            <text:p>1.65152</text:p>
          </table:table-cell>
          <table:table-cell office:value-type="float" office:value="137.3359" calcext:value-type="float">
            <text:p>137.3359</text:p>
          </table:table-cell>
          <table:table-cell office:value-type="float" office:value="0.07923371" calcext:value-type="float">
            <text:p>0.07923371</text:p>
          </table:table-cell>
          <table:table-cell office:value-type="float" office:value="0.07104345" calcext:value-type="float">
            <text:p>0.07104345</text:p>
          </table:table-cell>
          <table:table-cell office:value-type="float" office:value="0.03318258" calcext:value-type="float">
            <text:p>0.03318258</text:p>
          </table:table-cell>
          <table:table-cell office:value-type="float" office:value="0.03551963" calcext:value-type="float">
            <text:p>0.03551963</text:p>
          </table:table-cell>
          <table:table-cell office:value-type="float" office:value="0.0727606" calcext:value-type="float">
            <text:p>0.0727606</text:p>
          </table:table-cell>
          <table:table-cell office:value-type="float" office:value="0.1302657" calcext:value-type="float">
            <text:p>0.1302657</text:p>
          </table:table-cell>
          <table:table-cell office:value-type="float" office:value="0.1314449" calcext:value-type="float">
            <text:p>0.1314449</text:p>
          </table:table-cell>
          <table:table-cell office:value-type="float" office:value="0.1363344" calcext:value-type="float">
            <text:p>0.1363344</text:p>
          </table:table-cell>
          <table:table-cell office:value-type="float" office:value="0.1430645" calcext:value-type="float">
            <text:p>0.1430645</text:p>
          </table:table-cell>
          <table:table-cell office:value-type="float" office:value="0.150749" calcext:value-type="float">
            <text:p>0.150749</text:p>
          </table:table-cell>
          <table:table-cell office:value-type="float" office:value="0.1560931" calcext:value-type="float">
            <text:p>0.1560931</text:p>
          </table:table-cell>
          <table:table-cell office:value-type="float" office:value="0" calcext:value-type="float">
            <text:p>0</text:p>
          </table:table-cell>
          <table:table-cell office:value-type="float" office:value="18.73716" calcext:value-type="float">
            <text:p>18.73716</text:p>
          </table:table-cell>
          <table:table-cell office:value-type="float" office:value="17.06866" calcext:value-type="float">
            <text:p>17.06866</text:p>
          </table:table-cell>
          <table:table-cell office:value-type="float" office:value="21.8909" calcext:value-type="float">
            <text:p>21.8909</text:p>
          </table:table-cell>
          <table:table-cell office:value-type="float" office:value="4.679117" calcext:value-type="float">
            <text:p>4.679117</text:p>
          </table:table-cell>
          <table:table-cell office:value-type="float" office:value="4.067333" calcext:value-type="float">
            <text:p>4.067333</text:p>
          </table:table-cell>
          <table:table-cell office:value-type="float" office:value="1.981152" calcext:value-type="float">
            <text:p>1.981152</text:p>
          </table:table-cell>
          <table:table-cell office:value-type="float" office:value="1.945261" calcext:value-type="float">
            <text:p>1.945261</text:p>
          </table:table-cell>
          <table:table-cell office:value-type="float" office:value="4.146733" calcext:value-type="float">
            <text:p>4.146733</text:p>
          </table:table-cell>
          <table:table-cell office:value-type="float" office:value="6.425721" calcext:value-type="float">
            <text:p>6.425721</text:p>
          </table:table-cell>
          <table:table-cell office:value-type="float" office:value="6.699597" calcext:value-type="float">
            <text:p>6.699597</text:p>
          </table:table-cell>
          <table:table-cell office:value-type="float" office:value="7.221443" calcext:value-type="float">
            <text:p>7.221443</text:p>
          </table:table-cell>
          <table:table-cell office:value-type="float" office:value="7.848007" calcext:value-type="float">
            <text:p>7.848007</text:p>
          </table:table-cell>
          <table:table-cell office:value-type="float" office:value="8.584847" calcext:value-type="float">
            <text:p>8.584847</text:p>
          </table:table-cell>
          <table:table-cell office:value-type="float" office:value="9.091559" calcext:value-type="float">
            <text:p>9.091559</text:p>
          </table:table-cell>
          <table:table-cell office:value-type="float" office:value="0" calcext:value-type="float">
            <text:p>0</text:p>
          </table:table-cell>
          <table:table-cell office:value-type="float" office:value="64.34187" calcext:value-type="float">
            <text:p>64.34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8484" calcext:value-type="float">
            <text:p>1.1484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2.87705" calcext:value-type="float">
            <text:p>2.87705</text:p>
          </table:table-cell>
          <table:table-cell office:value-type="float" office:value="136.4832" calcext:value-type="float">
            <text:p>136.4832</text:p>
          </table:table-cell>
          <table:table-cell office:value-type="float" office:value="5" calcext:value-type="float">
            <text:p>5</text:p>
          </table:table-cell>
          <table:table-cell office:value-type="float" office:value="-0.0001520102" calcext:value-type="float">
            <text:p>-0.0001520102</text:p>
          </table:table-cell>
          <table:table-cell office:value-type="float" office:value="28.8646" calcext:value-type="float">
            <text:p>28.8646</text:p>
          </table:table-cell>
          <table:table-cell office:value-type="float" office:value="0" calcext:value-type="float">
            <text:p>0</text:p>
          </table:table-cell>
          <table:table-cell office:value-type="float" office:value="0.0003000135" calcext:value-type="float">
            <text:p>0.0003000135</text:p>
          </table:table-cell>
          <table:table-cell office:value-type="float" office:value="0" calcext:value-type="float">
            <text:p>0</text:p>
          </table:table-cell>
          <table:table-cell office:value-type="float" office:value="0.007691795" calcext:value-type="float">
            <text:p>0.007691795</text:p>
          </table:table-cell>
          <table:table-cell office:value-type="float" office:value="1175.377" calcext:value-type="float">
            <text:p>1175.377</text:p>
          </table:table-cell>
          <table:table-cell office:value-type="float" office:value="1.972346" calcext:value-type="float">
            <text:p>1.972346</text:p>
          </table:table-cell>
          <table:table-cell office:value-type="float" office:value="0" calcext:value-type="float">
            <text:p>0</text:p>
          </table:table-cell>
          <table:table-cell office:value-type="float" office:value="1.248837" calcext:value-type="float">
            <text:p>1.248837</text:p>
          </table:table-cell>
          <table:table-cell office:value-type="float" office:value="1.536129" calcext:value-type="float">
            <text:p>1.536129</text:p>
          </table:table-cell>
          <table:table-cell office:value-type="float" office:value="98.3923" calcext:value-type="float">
            <text:p>98.3923</text:p>
          </table:table-cell>
          <table:table-cell office:value-type="float" office:value="0.08266257" calcext:value-type="float">
            <text:p>0.08266257</text:p>
          </table:table-cell>
          <table:table-cell office:value-type="float" office:value="0.07296785" calcext:value-type="float">
            <text:p>0.07296785</text:p>
          </table:table-cell>
          <table:table-cell office:value-type="float" office:value="0.03335713" calcext:value-type="float">
            <text:p>0.03335713</text:p>
          </table:table-cell>
          <table:table-cell office:value-type="float" office:value="0.03551103" calcext:value-type="float">
            <text:p>0.03551103</text:p>
          </table:table-cell>
          <table:table-cell office:value-type="float" office:value="0.07289071" calcext:value-type="float">
            <text:p>0.07289071</text:p>
          </table:table-cell>
          <table:table-cell office:value-type="float" office:value="0.1303098" calcext:value-type="float">
            <text:p>0.1303098</text:p>
          </table:table-cell>
          <table:table-cell office:value-type="float" office:value="0.1315067" calcext:value-type="float">
            <text:p>0.1315067</text:p>
          </table:table-cell>
          <table:table-cell office:value-type="float" office:value="0.1364153" calcext:value-type="float">
            <text:p>0.1364153</text:p>
          </table:table-cell>
          <table:table-cell office:value-type="float" office:value="0.1431532" calcext:value-type="float">
            <text:p>0.1431532</text:p>
          </table:table-cell>
          <table:table-cell office:value-type="float" office:value="0.1508339" calcext:value-type="float">
            <text:p>0.1508339</text:p>
          </table:table-cell>
          <table:table-cell office:value-type="float" office:value="0.1561559" calcext:value-type="float">
            <text:p>0.1561559</text:p>
          </table:table-cell>
          <table:table-cell office:value-type="float" office:value="0" calcext:value-type="float">
            <text:p>0</text:p>
          </table:table-cell>
          <table:table-cell office:value-type="float" office:value="18.8917" calcext:value-type="float">
            <text:p>18.8917</text:p>
          </table:table-cell>
          <table:table-cell office:value-type="float" office:value="17.62065" calcext:value-type="float">
            <text:p>17.62065</text:p>
          </table:table-cell>
          <table:table-cell office:value-type="float" office:value="23.03014" calcext:value-type="float">
            <text:p>23.03014</text:p>
          </table:table-cell>
          <table:table-cell office:value-type="float" office:value="4.693348" calcext:value-type="float">
            <text:p>4.693348</text:p>
          </table:table-cell>
          <table:table-cell office:value-type="float" office:value="4.080609" calcext:value-type="float">
            <text:p>4.080609</text:p>
          </table:table-cell>
          <table:table-cell office:value-type="float" office:value="1.984752" calcext:value-type="float">
            <text:p>1.984752</text:p>
          </table:table-cell>
          <table:table-cell office:value-type="float" office:value="1.948777" calcext:value-type="float">
            <text:p>1.948777</text:p>
          </table:table-cell>
          <table:table-cell office:value-type="float" office:value="4.152246" calcext:value-type="float">
            <text:p>4.152246</text:p>
          </table:table-cell>
          <table:table-cell office:value-type="float" office:value="6.433285" calcext:value-type="float">
            <text:p>6.433285</text:p>
          </table:table-cell>
          <table:table-cell office:value-type="float" office:value="6.706784" calcext:value-type="float">
            <text:p>6.706784</text:p>
          </table:table-cell>
          <table:table-cell office:value-type="float" office:value="7.228626" calcext:value-type="float">
            <text:p>7.228626</text:p>
          </table:table-cell>
          <table:table-cell office:value-type="float" office:value="7.854519" calcext:value-type="float">
            <text:p>7.854519</text:p>
          </table:table-cell>
          <table:table-cell office:value-type="float" office:value="8.591152" calcext:value-type="float">
            <text:p>8.591152</text:p>
          </table:table-cell>
          <table:table-cell office:value-type="float" office:value="9.097483" calcext:value-type="float">
            <text:p>9.097483</text:p>
          </table:table-cell>
          <table:table-cell office:value-type="float" office:value="0" calcext:value-type="float">
            <text:p>0</text:p>
          </table:table-cell>
          <table:table-cell office:value-type="float" office:value="68.15366" calcext:value-type="float">
            <text:p>68.15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8023" calcext:value-type="float">
            <text:p>1.1680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2.853168" calcext:value-type="float">
            <text:p>2.853168</text:p>
          </table:table-cell>
          <table:table-cell office:value-type="float" office:value="136.4823" calcext:value-type="float">
            <text:p>136.4823</text:p>
          </table:table-cell>
          <table:table-cell office:value-type="float" office:value="5" calcext:value-type="float">
            <text:p>5</text:p>
          </table:table-cell>
          <table:table-cell office:value-type="float" office:value="-0.0003093753" calcext:value-type="float">
            <text:p>-0.0003093753</text:p>
          </table:table-cell>
          <table:table-cell office:value-type="float" office:value="28.97185" calcext:value-type="float">
            <text:p>28.97185</text:p>
          </table:table-cell>
          <table:table-cell office:value-type="float" office:value="0" calcext:value-type="float">
            <text:p>0</text:p>
          </table:table-cell>
          <table:table-cell office:value-type="float" office:value="0.0003031605" calcext:value-type="float">
            <text:p>0.0003031605</text:p>
          </table:table-cell>
          <table:table-cell office:value-type="float" office:value="0" calcext:value-type="float">
            <text:p>0</text:p>
          </table:table-cell>
          <table:table-cell office:value-type="float" office:value="0.008076262" calcext:value-type="float">
            <text:p>0.008076262</text:p>
          </table:table-cell>
          <table:table-cell office:value-type="float" office:value="1175.882" calcext:value-type="float">
            <text:p>1175.882</text:p>
          </table:table-cell>
          <table:table-cell office:value-type="float" office:value="1.965048" calcext:value-type="float">
            <text:p>1.965048</text:p>
          </table:table-cell>
          <table:table-cell office:value-type="float" office:value="0" calcext:value-type="float">
            <text:p>0</text:p>
          </table:table-cell>
          <table:table-cell office:value-type="float" office:value="1.393268" calcext:value-type="float">
            <text:p>1.393268</text:p>
          </table:table-cell>
          <table:table-cell office:value-type="float" office:value="1.253061" calcext:value-type="float">
            <text:p>1.253061</text:p>
          </table:table-cell>
          <table:table-cell office:value-type="float" office:value="61.74796" calcext:value-type="float">
            <text:p>61.74796</text:p>
          </table:table-cell>
          <table:table-cell office:value-type="float" office:value="0.09268994" calcext:value-type="float">
            <text:p>0.09268994</text:p>
          </table:table-cell>
          <table:table-cell office:value-type="float" office:value="0.0800898" calcext:value-type="float">
            <text:p>0.0800898</text:p>
          </table:table-cell>
          <table:table-cell office:value-type="float" office:value="0.03499176" calcext:value-type="float">
            <text:p>0.03499176</text:p>
          </table:table-cell>
          <table:table-cell office:value-type="float" office:value="0.0361839" calcext:value-type="float">
            <text:p>0.0361839</text:p>
          </table:table-cell>
          <table:table-cell office:value-type="float" office:value="0.07310487" calcext:value-type="float">
            <text:p>0.07310487</text:p>
          </table:table-cell>
          <table:table-cell office:value-type="float" office:value="0.1304323" calcext:value-type="float">
            <text:p>0.1304323</text:p>
          </table:table-cell>
          <table:table-cell office:value-type="float" office:value="0.1315942" calcext:value-type="float">
            <text:p>0.1315942</text:p>
          </table:table-cell>
          <table:table-cell office:value-type="float" office:value="0.136498" calcext:value-type="float">
            <text:p>0.136498</text:p>
          </table:table-cell>
          <table:table-cell office:value-type="float" office:value="0.1432314" calcext:value-type="float">
            <text:p>0.1432314</text:p>
          </table:table-cell>
          <table:table-cell office:value-type="float" office:value="0.150911" calcext:value-type="float">
            <text:p>0.150911</text:p>
          </table:table-cell>
          <table:table-cell office:value-type="float" office:value="0.1562187" calcext:value-type="float">
            <text:p>0.1562187</text:p>
          </table:table-cell>
          <table:table-cell office:value-type="float" office:value="0" calcext:value-type="float">
            <text:p>0</text:p>
          </table:table-cell>
          <table:table-cell office:value-type="float" office:value="19.06907" calcext:value-type="float">
            <text:p>19.06907</text:p>
          </table:table-cell>
          <table:table-cell office:value-type="float" office:value="18.0733" calcext:value-type="float">
            <text:p>18.0733</text:p>
          </table:table-cell>
          <table:table-cell office:value-type="float" office:value="24.25333" calcext:value-type="float">
            <text:p>24.25333</text:p>
          </table:table-cell>
          <table:table-cell office:value-type="float" office:value="4.709765" calcext:value-type="float">
            <text:p>4.709765</text:p>
          </table:table-cell>
          <table:table-cell office:value-type="float" office:value="4.095403" calcext:value-type="float">
            <text:p>4.095403</text:p>
          </table:table-cell>
          <table:table-cell office:value-type="float" office:value="1.988548" calcext:value-type="float">
            <text:p>1.988548</text:p>
          </table:table-cell>
          <table:table-cell office:value-type="float" office:value="1.952355" calcext:value-type="float">
            <text:p>1.952355</text:p>
          </table:table-cell>
          <table:table-cell office:value-type="float" office:value="4.157766" calcext:value-type="float">
            <text:p>4.157766</text:p>
          </table:table-cell>
          <table:table-cell office:value-type="float" office:value="6.440827" calcext:value-type="float">
            <text:p>6.440827</text:p>
          </table:table-cell>
          <table:table-cell office:value-type="float" office:value="6.713922" calcext:value-type="float">
            <text:p>6.713922</text:p>
          </table:table-cell>
          <table:table-cell office:value-type="float" office:value="7.235754" calcext:value-type="float">
            <text:p>7.235754</text:p>
          </table:table-cell>
          <table:table-cell office:value-type="float" office:value="7.861031" calcext:value-type="float">
            <text:p>7.861031</text:p>
          </table:table-cell>
          <table:table-cell office:value-type="float" office:value="8.597432" calcext:value-type="float">
            <text:p>8.597432</text:p>
          </table:table-cell>
          <table:table-cell office:value-type="float" office:value="9.103438" calcext:value-type="float">
            <text:p>9.103438</text:p>
          </table:table-cell>
          <table:table-cell office:value-type="float" office:value="0" calcext:value-type="float">
            <text:p>0</text:p>
          </table:table-cell>
          <table:table-cell office:value-type="float" office:value="80.39522" calcext:value-type="float">
            <text:p>80.39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1844" calcext:value-type="float">
            <text:p>1.1918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2.827292" calcext:value-type="float">
            <text:p>2.827292</text:p>
          </table:table-cell>
          <table:table-cell office:value-type="float" office:value="136.4812" calcext:value-type="float">
            <text:p>136.4812</text:p>
          </table:table-cell>
          <table:table-cell office:value-type="float" office:value="5" calcext:value-type="float">
            <text:p>5</text:p>
          </table:table-cell>
          <table:table-cell office:value-type="float" office:value="-0.0005603781" calcext:value-type="float">
            <text:p>-0.0005603781</text:p>
          </table:table-cell>
          <table:table-cell office:value-type="float" office:value="29.08412" calcext:value-type="float">
            <text:p>29.08412</text:p>
          </table:table-cell>
          <table:table-cell office:value-type="float" office:value="0" calcext:value-type="float">
            <text:p>0</text:p>
          </table:table-cell>
          <table:table-cell office:value-type="float" office:value="0.000305296" calcext:value-type="float">
            <text:p>0.000305296</text:p>
          </table:table-cell>
          <table:table-cell office:value-type="float" office:value="0" calcext:value-type="float">
            <text:p>0</text:p>
          </table:table-cell>
          <table:table-cell office:value-type="float" office:value="0.008360035" calcext:value-type="float">
            <text:p>0.008360035</text:p>
          </table:table-cell>
          <table:table-cell office:value-type="float" office:value="1176.255" calcext:value-type="float">
            <text:p>1176.255</text:p>
          </table:table-cell>
          <table:table-cell office:value-type="float" office:value="1.958582" calcext:value-type="float">
            <text:p>1.958582</text:p>
          </table:table-cell>
          <table:table-cell office:value-type="float" office:value="0" calcext:value-type="float">
            <text:p>0</text:p>
          </table:table-cell>
          <table:table-cell office:value-type="float" office:value="1.115604" calcext:value-type="float">
            <text:p>1.115604</text:p>
          </table:table-cell>
          <table:table-cell office:value-type="float" office:value="0.9885667" calcext:value-type="float">
            <text:p>0.9885667</text:p>
          </table:table-cell>
          <table:table-cell office:value-type="float" office:value="33.20709" calcext:value-type="float">
            <text:p>33.20709</text:p>
          </table:table-cell>
          <table:table-cell office:value-type="float" office:value="0.1020567" calcext:value-type="float">
            <text:p>0.1020567</text:p>
          </table:table-cell>
          <table:table-cell office:value-type="float" office:value="0.08791236" calcext:value-type="float">
            <text:p>0.08791236</text:p>
          </table:table-cell>
          <table:table-cell office:value-type="float" office:value="0.03726621" calcext:value-type="float">
            <text:p>0.03726621</text:p>
          </table:table-cell>
          <table:table-cell office:value-type="float" office:value="0.03732897" calcext:value-type="float">
            <text:p>0.03732897</text:p>
          </table:table-cell>
          <table:table-cell office:value-type="float" office:value="0.07350989" calcext:value-type="float">
            <text:p>0.07350989</text:p>
          </table:table-cell>
          <table:table-cell office:value-type="float" office:value="0.1306019" calcext:value-type="float">
            <text:p>0.1306019</text:p>
          </table:table-cell>
          <table:table-cell office:value-type="float" office:value="0.13169" calcext:value-type="float">
            <text:p>0.13169</text:p>
          </table:table-cell>
          <table:table-cell office:value-type="float" office:value="0.1365806" calcext:value-type="float">
            <text:p>0.1365806</text:p>
          </table:table-cell>
          <table:table-cell office:value-type="float" office:value="0.143307" calcext:value-type="float">
            <text:p>0.143307</text:p>
          </table:table-cell>
          <table:table-cell office:value-type="float" office:value="0.1509853" calcext:value-type="float">
            <text:p>0.1509853</text:p>
          </table:table-cell>
          <table:table-cell office:value-type="float" office:value="0.1562814" calcext:value-type="float">
            <text:p>0.1562814</text:p>
          </table:table-cell>
          <table:table-cell office:value-type="float" office:value="0" calcext:value-type="float">
            <text:p>0</text:p>
          </table:table-cell>
          <table:table-cell office:value-type="float" office:value="19.23185" calcext:value-type="float">
            <text:p>19.23185</text:p>
          </table:table-cell>
          <table:table-cell office:value-type="float" office:value="18.42019" calcext:value-type="float">
            <text:p>18.42019</text:p>
          </table:table-cell>
          <table:table-cell office:value-type="float" office:value="25.65708" calcext:value-type="float">
            <text:p>25.65708</text:p>
          </table:table-cell>
          <table:table-cell office:value-type="float" office:value="4.729873" calcext:value-type="float">
            <text:p>4.729873</text:p>
          </table:table-cell>
          <table:table-cell office:value-type="float" office:value="4.113136" calcext:value-type="float">
            <text:p>4.113136</text:p>
          </table:table-cell>
          <table:table-cell office:value-type="float" office:value="1.99283" calcext:value-type="float">
            <text:p>1.99283</text:p>
          </table:table-cell>
          <table:table-cell office:value-type="float" office:value="1.956133" calcext:value-type="float">
            <text:p>1.956133</text:p>
          </table:table-cell>
          <table:table-cell office:value-type="float" office:value="4.163347" calcext:value-type="float">
            <text:p>4.163347</text:p>
          </table:table-cell>
          <table:table-cell office:value-type="float" office:value="6.44837" calcext:value-type="float">
            <text:p>6.44837</text:p>
          </table:table-cell>
          <table:table-cell office:value-type="float" office:value="6.72106" calcext:value-type="float">
            <text:p>6.72106</text:p>
          </table:table-cell>
          <table:table-cell office:value-type="float" office:value="7.242861" calcext:value-type="float">
            <text:p>7.242861</text:p>
          </table:table-cell>
          <table:table-cell office:value-type="float" office:value="7.867548" calcext:value-type="float">
            <text:p>7.867548</text:p>
          </table:table-cell>
          <table:table-cell office:value-type="float" office:value="8.603671" calcext:value-type="float">
            <text:p>8.603671</text:p>
          </table:table-cell>
          <table:table-cell office:value-type="float" office:value="9.109354" calcext:value-type="float">
            <text:p>9.109354</text:p>
          </table:table-cell>
          <table:table-cell office:value-type="float" office:value="0" calcext:value-type="float">
            <text:p>0</text:p>
          </table:table-cell>
          <table:table-cell office:value-type="float" office:value="89.63394" calcext:value-type="float">
            <text:p>89.63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7909" calcext:value-type="float">
            <text:p>1.2179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2.809092" calcext:value-type="float">
            <text:p>2.809092</text:p>
          </table:table-cell>
          <table:table-cell office:value-type="float" office:value="136.4816" calcext:value-type="float">
            <text:p>136.4816</text:p>
          </table:table-cell>
          <table:table-cell office:value-type="float" office:value="5" calcext:value-type="float">
            <text:p>5</text:p>
          </table:table-cell>
          <table:table-cell office:value-type="float" office:value="-0.0007810914" calcext:value-type="float">
            <text:p>-0.0007810914</text:p>
          </table:table-cell>
          <table:table-cell office:value-type="float" office:value="29.32527" calcext:value-type="float">
            <text:p>29.32527</text:p>
          </table:table-cell>
          <table:table-cell office:value-type="float" office:value="0" calcext:value-type="float">
            <text:p>0</text:p>
          </table:table-cell>
          <table:table-cell office:value-type="float" office:value="0.0003101668" calcext:value-type="float">
            <text:p>0.0003101668</text:p>
          </table:table-cell>
          <table:table-cell office:value-type="float" office:value="0" calcext:value-type="float">
            <text:p>0</text:p>
          </table:table-cell>
          <table:table-cell office:value-type="float" office:value="0.008871683" calcext:value-type="float">
            <text:p>0.008871683</text:p>
          </table:table-cell>
          <table:table-cell office:value-type="float" office:value="1176.414" calcext:value-type="float">
            <text:p>1176.414</text:p>
          </table:table-cell>
          <table:table-cell office:value-type="float" office:value="1.956722" calcext:value-type="float">
            <text:p>1.956722</text:p>
          </table:table-cell>
          <table:table-cell office:value-type="float" office:value="0" calcext:value-type="float">
            <text:p>0</text:p>
          </table:table-cell>
          <table:table-cell office:value-type="float" office:value="0.4482134" calcext:value-type="float">
            <text:p>0.4482134</text:p>
          </table:table-cell>
          <table:table-cell office:value-type="float" office:value="0.8707457" calcext:value-type="float">
            <text:p>0.8707457</text:p>
          </table:table-cell>
          <table:table-cell office:value-type="float" office:value="5.811214" calcext:value-type="float">
            <text:p>5.811214</text:p>
          </table:table-cell>
          <table:table-cell office:value-type="float" office:value="1.641513" calcext:value-type="float">
            <text:p>1.641513</text:p>
          </table:table-cell>
          <table:table-cell office:value-type="float" office:value="0.4110024" calcext:value-type="float">
            <text:p>0.4110024</text:p>
          </table:table-cell>
          <table:table-cell office:value-type="float" office:value="0.04781619" calcext:value-type="float">
            <text:p>0.04781619</text:p>
          </table:table-cell>
          <table:table-cell office:value-type="float" office:value="0.03617668" calcext:value-type="float">
            <text:p>0.03617668</text:p>
          </table:table-cell>
          <table:table-cell office:value-type="float" office:value="0.07374215" calcext:value-type="float">
            <text:p>0.07374215</text:p>
          </table:table-cell>
          <table:table-cell office:value-type="float" office:value="0.1307878" calcext:value-type="float">
            <text:p>0.1307878</text:p>
          </table:table-cell>
          <table:table-cell office:value-type="float" office:value="0.1317909" calcext:value-type="float">
            <text:p>0.1317909</text:p>
          </table:table-cell>
          <table:table-cell office:value-type="float" office:value="0.136669" calcext:value-type="float">
            <text:p>0.136669</text:p>
          </table:table-cell>
          <table:table-cell office:value-type="float" office:value="0.1435023" calcext:value-type="float">
            <text:p>0.1435023</text:p>
          </table:table-cell>
          <table:table-cell office:value-type="float" office:value="0.1510349" calcext:value-type="float">
            <text:p>0.1510349</text:p>
          </table:table-cell>
          <table:table-cell office:value-type="float" office:value="0.1563438" calcext:value-type="float">
            <text:p>0.1563438</text:p>
          </table:table-cell>
          <table:table-cell office:value-type="float" office:value="0" calcext:value-type="float">
            <text:p>0</text:p>
          </table:table-cell>
          <table:table-cell office:value-type="float" office:value="19.32995" calcext:value-type="float">
            <text:p>19.32995</text:p>
          </table:table-cell>
          <table:table-cell office:value-type="float" office:value="18.85184" calcext:value-type="float">
            <text:p>18.85184</text:p>
          </table:table-cell>
          <table:table-cell office:value-type="float" office:value="29.001" calcext:value-type="float">
            <text:p>29.001</text:p>
          </table:table-cell>
          <table:table-cell office:value-type="float" office:value="5.262307" calcext:value-type="float">
            <text:p>5.262307</text:p>
          </table:table-cell>
          <table:table-cell office:value-type="float" office:value="4.203743" calcext:value-type="float">
            <text:p>4.203743</text:p>
          </table:table-cell>
          <table:table-cell office:value-type="float" office:value="1.998148" calcext:value-type="float">
            <text:p>1.998148</text:p>
          </table:table-cell>
          <table:table-cell office:value-type="float" office:value="1.959949" calcext:value-type="float">
            <text:p>1.959949</text:p>
          </table:table-cell>
          <table:table-cell office:value-type="float" office:value="4.169014" calcext:value-type="float">
            <text:p>4.169014</text:p>
          </table:table-cell>
          <table:table-cell office:value-type="float" office:value="6.455911" calcext:value-type="float">
            <text:p>6.455911</text:p>
          </table:table-cell>
          <table:table-cell office:value-type="float" office:value="6.728145" calcext:value-type="float">
            <text:p>6.728145</text:p>
          </table:table-cell>
          <table:table-cell office:value-type="float" office:value="7.249931" calcext:value-type="float">
            <text:p>7.249931</text:p>
          </table:table-cell>
          <table:table-cell office:value-type="float" office:value="7.874082" calcext:value-type="float">
            <text:p>7.874082</text:p>
          </table:table-cell>
          <table:table-cell office:value-type="float" office:value="8.609818" calcext:value-type="float">
            <text:p>8.609818</text:p>
          </table:table-cell>
          <table:table-cell office:value-type="float" office:value="9.1152" calcext:value-type="float">
            <text:p>9.1152</text:p>
          </table:table-cell>
          <table:table-cell office:value-type="float" office:value="0" calcext:value-type="float">
            <text:p>0</text:p>
          </table:table-cell>
          <table:table-cell office:value-type="float" office:value="3.712059" calcext:value-type="float">
            <text:p>3.712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4784" calcext:value-type="float">
            <text:p>1.2347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2.794675" calcext:value-type="float">
            <text:p>2.794675</text:p>
          </table:table-cell>
          <table:table-cell office:value-type="float" office:value="136.4812" calcext:value-type="float">
            <text:p>136.4812</text:p>
          </table:table-cell>
          <table:table-cell office:value-type="float" office:value="5" calcext:value-type="float">
            <text:p>5</text:p>
          </table:table-cell>
          <table:table-cell office:value-type="float" office:value="-0.001151342" calcext:value-type="float">
            <text:p>-0.001151342</text:p>
          </table:table-cell>
          <table:table-cell office:value-type="float" office:value="29.43021" calcext:value-type="float">
            <text:p>29.43021</text:p>
          </table:table-cell>
          <table:table-cell office:value-type="float" office:value="0" calcext:value-type="float">
            <text:p>0</text:p>
          </table:table-cell>
          <table:table-cell office:value-type="float" office:value="0.0003111751" calcext:value-type="float">
            <text:p>0.0003111751</text:p>
          </table:table-cell>
          <table:table-cell office:value-type="float" office:value="0" calcext:value-type="float">
            <text:p>0</text:p>
          </table:table-cell>
          <table:table-cell office:value-type="float" office:value="0.009021778" calcext:value-type="float">
            <text:p>0.009021778</text:p>
          </table:table-cell>
          <table:table-cell office:value-type="float" office:value="1176.435" calcext:value-type="float">
            <text:p>1176.435</text:p>
          </table:table-cell>
          <table:table-cell office:value-type="float" office:value="1.95685" calcext:value-type="float">
            <text:p>1.95685</text:p>
          </table:table-cell>
          <table:table-cell office:value-type="float" office:value="0" calcext:value-type="float">
            <text:p>0</text:p>
          </table:table-cell>
          <table:table-cell office:value-type="float" office:value="0.8954287" calcext:value-type="float">
            <text:p>0.8954287</text:p>
          </table:table-cell>
          <table:table-cell office:value-type="float" office:value="0.5391061" calcext:value-type="float">
            <text:p>0.5391061</text:p>
          </table:table-cell>
          <table:table-cell office:value-type="float" office:value="2.010244" calcext:value-type="float">
            <text:p>2.010244</text:p>
          </table:table-cell>
          <table:table-cell office:value-type="float" office:value="0.3744452" calcext:value-type="float">
            <text:p>0.3744452</text:p>
          </table:table-cell>
          <table:table-cell office:value-type="float" office:value="0.1585573" calcext:value-type="float">
            <text:p>0.1585573</text:p>
          </table:table-cell>
          <table:table-cell office:value-type="float" office:value="0.04233727" calcext:value-type="float">
            <text:p>0.04233727</text:p>
          </table:table-cell>
          <table:table-cell office:value-type="float" office:value="0.0359196" calcext:value-type="float">
            <text:p>0.0359196</text:p>
          </table:table-cell>
          <table:table-cell office:value-type="float" office:value="0.07363193" calcext:value-type="float">
            <text:p>0.07363193</text:p>
          </table:table-cell>
          <table:table-cell office:value-type="float" office:value="0.1309286" calcext:value-type="float">
            <text:p>0.1309286</text:p>
          </table:table-cell>
          <table:table-cell office:value-type="float" office:value="0.1318947" calcext:value-type="float">
            <text:p>0.1318947</text:p>
          </table:table-cell>
          <table:table-cell office:value-type="float" office:value="0.136753" calcext:value-type="float">
            <text:p>0.136753</text:p>
          </table:table-cell>
          <table:table-cell office:value-type="float" office:value="0.1435125" calcext:value-type="float">
            <text:p>0.1435125</text:p>
          </table:table-cell>
          <table:table-cell office:value-type="float" office:value="0.1511127" calcext:value-type="float">
            <text:p>0.1511127</text:p>
          </table:table-cell>
          <table:table-cell office:value-type="float" office:value="0.1564057" calcext:value-type="float">
            <text:p>0.1564057</text:p>
          </table:table-cell>
          <table:table-cell office:value-type="float" office:value="0" calcext:value-type="float">
            <text:p>0</text:p>
          </table:table-cell>
          <table:table-cell office:value-type="float" office:value="19.47852" calcext:value-type="float">
            <text:p>19.47852</text:p>
          </table:table-cell>
          <table:table-cell office:value-type="float" office:value="19.05594" calcext:value-type="float">
            <text:p>19.05594</text:p>
          </table:table-cell>
          <table:table-cell office:value-type="float" office:value="29.97286" calcext:value-type="float">
            <text:p>29.97286</text:p>
          </table:table-cell>
          <table:table-cell office:value-type="float" office:value="5.627414" calcext:value-type="float">
            <text:p>5.627414</text:p>
          </table:table-cell>
          <table:table-cell office:value-type="float" office:value="4.308769" calcext:value-type="float">
            <text:p>4.308769</text:p>
          </table:table-cell>
          <table:table-cell office:value-type="float" office:value="2.005722" calcext:value-type="float">
            <text:p>2.005722</text:p>
          </table:table-cell>
          <table:table-cell office:value-type="float" office:value="1.963759" calcext:value-type="float">
            <text:p>1.963759</text:p>
          </table:table-cell>
          <table:table-cell office:value-type="float" office:value="4.174706" calcext:value-type="float">
            <text:p>4.174706</text:p>
          </table:table-cell>
          <table:table-cell office:value-type="float" office:value="6.463453" calcext:value-type="float">
            <text:p>6.463453</text:p>
          </table:table-cell>
          <table:table-cell office:value-type="float" office:value="6.735205" calcext:value-type="float">
            <text:p>6.735205</text:p>
          </table:table-cell>
          <table:table-cell office:value-type="float" office:value="7.257002" calcext:value-type="float">
            <text:p>7.257002</text:p>
          </table:table-cell>
          <table:table-cell office:value-type="float" office:value="7.880594" calcext:value-type="float">
            <text:p>7.880594</text:p>
          </table:table-cell>
          <table:table-cell office:value-type="float" office:value="8.615882" calcext:value-type="float">
            <text:p>8.615882</text:p>
          </table:table-cell>
          <table:table-cell office:value-type="float" office:value="9.121035" calcext:value-type="float">
            <text:p>9.121035</text:p>
          </table:table-cell>
          <table:table-cell office:value-type="float" office:value="0" calcext:value-type="float">
            <text:p>0</text:p>
          </table:table-cell>
          <table:table-cell office:value-type="float" office:value="15.3057" calcext:value-type="float">
            <text:p>15.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8674" calcext:value-type="float">
            <text:p>1.2486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2.777319" calcext:value-type="float">
            <text:p>2.777319</text:p>
          </table:table-cell>
          <table:table-cell office:value-type="float" office:value="136.4802" calcext:value-type="float">
            <text:p>136.4802</text:p>
          </table:table-cell>
          <table:table-cell office:value-type="float" office:value="5" calcext:value-type="float">
            <text:p>5</text:p>
          </table:table-cell>
          <table:table-cell office:value-type="float" office:value="-0.001745599" calcext:value-type="float">
            <text:p>-0.001745599</text:p>
          </table:table-cell>
          <table:table-cell office:value-type="float" office:value="29.47815" calcext:value-type="float">
            <text:p>29.47815</text:p>
          </table:table-cell>
          <table:table-cell office:value-type="float" office:value="0" calcext:value-type="float">
            <text:p>0</text:p>
          </table:table-cell>
          <table:table-cell office:value-type="float" office:value="0.0003119973" calcext:value-type="float">
            <text:p>0.0003119973</text:p>
          </table:table-cell>
          <table:table-cell office:value-type="float" office:value="0" calcext:value-type="float">
            <text:p>0</text:p>
          </table:table-cell>
          <table:table-cell office:value-type="float" office:value="0.009149409" calcext:value-type="float">
            <text:p>0.009149409</text:p>
          </table:table-cell>
          <table:table-cell office:value-type="float" office:value="1176.428" calcext:value-type="float">
            <text:p>1176.428</text:p>
          </table:table-cell>
          <table:table-cell office:value-type="float" office:value="1.951951" calcext:value-type="float">
            <text:p>1.951951</text:p>
          </table:table-cell>
          <table:table-cell office:value-type="float" office:value="0" calcext:value-type="float">
            <text:p>0</text:p>
          </table:table-cell>
          <table:table-cell office:value-type="float" office:value="0.8276698" calcext:value-type="float">
            <text:p>0.8276698</text:p>
          </table:table-cell>
          <table:table-cell office:value-type="float" office:value="0.4002421" calcext:value-type="float">
            <text:p>0.4002421</text:p>
          </table:table-cell>
          <table:table-cell office:value-type="float" office:value="1.14816" calcext:value-type="float">
            <text:p>1.14816</text:p>
          </table:table-cell>
          <table:table-cell office:value-type="float" office:value="0.1399957" calcext:value-type="float">
            <text:p>0.1399957</text:p>
          </table:table-cell>
          <table:table-cell office:value-type="float" office:value="0.08697702" calcext:value-type="float">
            <text:p>0.08697702</text:p>
          </table:table-cell>
          <table:table-cell office:value-type="float" office:value="0.03489086" calcext:value-type="float">
            <text:p>0.03489086</text:p>
          </table:table-cell>
          <table:table-cell office:value-type="float" office:value="0.03529777" calcext:value-type="float">
            <text:p>0.03529777</text:p>
          </table:table-cell>
          <table:table-cell office:value-type="float" office:value="0.07339459" calcext:value-type="float">
            <text:p>0.07339459</text:p>
          </table:table-cell>
          <table:table-cell office:value-type="float" office:value="0.1310015" calcext:value-type="float">
            <text:p>0.1310015</text:p>
          </table:table-cell>
          <table:table-cell office:value-type="float" office:value="0.1319939" calcext:value-type="float">
            <text:p>0.1319939</text:p>
          </table:table-cell>
          <table:table-cell office:value-type="float" office:value="0.1368335" calcext:value-type="float">
            <text:p>0.1368335</text:p>
          </table:table-cell>
          <table:table-cell office:value-type="float" office:value="0.1435436" calcext:value-type="float">
            <text:p>0.1435436</text:p>
          </table:table-cell>
          <table:table-cell office:value-type="float" office:value="0.1511844" calcext:value-type="float">
            <text:p>0.1511844</text:p>
          </table:table-cell>
          <table:table-cell office:value-type="float" office:value="0.1564677" calcext:value-type="float">
            <text:p>0.1564677</text:p>
          </table:table-cell>
          <table:table-cell office:value-type="float" office:value="0" calcext:value-type="float">
            <text:p>0</text:p>
          </table:table-cell>
          <table:table-cell office:value-type="float" office:value="19.59232" calcext:value-type="float">
            <text:p>19.59232</text:p>
          </table:table-cell>
          <table:table-cell office:value-type="float" office:value="19.16414" calcext:value-type="float">
            <text:p>19.16414</text:p>
          </table:table-cell>
          <table:table-cell office:value-type="float" office:value="30.24117" calcext:value-type="float">
            <text:p>30.24117</text:p>
          </table:table-cell>
          <table:table-cell office:value-type="float" office:value="5.702319" calcext:value-type="float">
            <text:p>5.702319</text:p>
          </table:table-cell>
          <table:table-cell office:value-type="float" office:value="4.341063" calcext:value-type="float">
            <text:p>4.341063</text:p>
          </table:table-cell>
          <table:table-cell office:value-type="float" office:value="2.010809" calcext:value-type="float">
            <text:p>2.010809</text:p>
          </table:table-cell>
          <table:table-cell office:value-type="float" office:value="1.967479" calcext:value-type="float">
            <text:p>1.967479</text:p>
          </table:table-cell>
          <table:table-cell office:value-type="float" office:value="4.180356" calcext:value-type="float">
            <text:p>4.180356</text:p>
          </table:table-cell>
          <table:table-cell office:value-type="float" office:value="6.471041" calcext:value-type="float">
            <text:p>6.471041</text:p>
          </table:table-cell>
          <table:table-cell office:value-type="float" office:value="6.742267" calcext:value-type="float">
            <text:p>6.742267</text:p>
          </table:table-cell>
          <table:table-cell office:value-type="float" office:value="7.264062" calcext:value-type="float">
            <text:p>7.264062</text:p>
          </table:table-cell>
          <table:table-cell office:value-type="float" office:value="7.887044" calcext:value-type="float">
            <text:p>7.887044</text:p>
          </table:table-cell>
          <table:table-cell office:value-type="float" office:value="8.621929" calcext:value-type="float">
            <text:p>8.621929</text:p>
          </table:table-cell>
          <table:table-cell office:value-type="float" office:value="9.126881" calcext:value-type="float">
            <text:p>9.126881</text:p>
          </table:table-cell>
          <table:table-cell office:value-type="float" office:value="0" calcext:value-type="float">
            <text:p>0</text:p>
          </table:table-cell>
          <table:table-cell office:value-type="float" office:value="44.15729" calcext:value-type="float">
            <text:p>44.15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6037" calcext:value-type="float">
            <text:p>1.2660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2.759793" calcext:value-type="float">
            <text:p>2.759793</text:p>
          </table:table-cell>
          <table:table-cell office:value-type="float" office:value="136.4789" calcext:value-type="float">
            <text:p>136.4789</text:p>
          </table:table-cell>
          <table:table-cell office:value-type="float" office:value="5" calcext:value-type="float">
            <text:p>5</text:p>
          </table:table-cell>
          <table:table-cell office:value-type="float" office:value="-0.002514419" calcext:value-type="float">
            <text:p>-0.002514419</text:p>
          </table:table-cell>
          <table:table-cell office:value-type="float" office:value="29.51596" calcext:value-type="float">
            <text:p>29.51596</text:p>
          </table:table-cell>
          <table:table-cell office:value-type="float" office:value="0" calcext:value-type="float">
            <text:p>0</text:p>
          </table:table-cell>
          <table:table-cell office:value-type="float" office:value="0.0003126754" calcext:value-type="float">
            <text:p>0.0003126754</text:p>
          </table:table-cell>
          <table:table-cell office:value-type="float" office:value="0" calcext:value-type="float">
            <text:p>0</text:p>
          </table:table-cell>
          <table:table-cell office:value-type="float" office:value="0.009258316" calcext:value-type="float">
            <text:p>0.009258316</text:p>
          </table:table-cell>
          <table:table-cell office:value-type="float" office:value="1176.414" calcext:value-type="float">
            <text:p>1176.414</text:p>
          </table:table-cell>
          <table:table-cell office:value-type="float" office:value="1.948197" calcext:value-type="float">
            <text:p>1.948197</text:p>
          </table:table-cell>
          <table:table-cell office:value-type="float" office:value="0" calcext:value-type="float">
            <text:p>0</text:p>
          </table:table-cell>
          <table:table-cell office:value-type="float" office:value="0.2877816" calcext:value-type="float">
            <text:p>0.2877816</text:p>
          </table:table-cell>
          <table:table-cell office:value-type="float" office:value="0.3640134" calcext:value-type="float">
            <text:p>0.3640134</text:p>
          </table:table-cell>
          <table:table-cell office:value-type="float" office:value="0.8571279" calcext:value-type="float">
            <text:p>0.8571279</text:p>
          </table:table-cell>
          <table:table-cell office:value-type="float" office:value="0.09696398" calcext:value-type="float">
            <text:p>0.09696398</text:p>
          </table:table-cell>
          <table:table-cell office:value-type="float" office:value="0.07413701" calcext:value-type="float">
            <text:p>0.07413701</text:p>
          </table:table-cell>
          <table:table-cell office:value-type="float" office:value="0.03382399" calcext:value-type="float">
            <text:p>0.03382399</text:p>
          </table:table-cell>
          <table:table-cell office:value-type="float" office:value="0.03551866" calcext:value-type="float">
            <text:p>0.03551866</text:p>
          </table:table-cell>
          <table:table-cell office:value-type="float" office:value="0.07342384" calcext:value-type="float">
            <text:p>0.07342384</text:p>
          </table:table-cell>
          <table:table-cell office:value-type="float" office:value="0.1310577" calcext:value-type="float">
            <text:p>0.1310577</text:p>
          </table:table-cell>
          <table:table-cell office:value-type="float" office:value="0.1320873" calcext:value-type="float">
            <text:p>0.1320873</text:p>
          </table:table-cell>
          <table:table-cell office:value-type="float" office:value="0.1369132" calcext:value-type="float">
            <text:p>0.1369132</text:p>
          </table:table-cell>
          <table:table-cell office:value-type="float" office:value="0.1436131" calcext:value-type="float">
            <text:p>0.1436131</text:p>
          </table:table-cell>
          <table:table-cell office:value-type="float" office:value="0.1512532" calcext:value-type="float">
            <text:p>0.1512532</text:p>
          </table:table-cell>
          <table:table-cell office:value-type="float" office:value="0.1565296" calcext:value-type="float">
            <text:p>0.1565296</text:p>
          </table:table-cell>
          <table:table-cell office:value-type="float" office:value="0" calcext:value-type="float">
            <text:p>0</text:p>
          </table:table-cell>
          <table:table-cell office:value-type="float" office:value="19.66968" calcext:value-type="float">
            <text:p>19.66968</text:p>
          </table:table-cell>
          <table:table-cell office:value-type="float" office:value="19.24671" calcext:value-type="float">
            <text:p>19.24671</text:p>
          </table:table-cell>
          <table:table-cell office:value-type="float" office:value="30.39696" calcext:value-type="float">
            <text:p>30.39696</text:p>
          </table:table-cell>
          <table:table-cell office:value-type="float" office:value="5.728857" calcext:value-type="float">
            <text:p>5.728857</text:p>
          </table:table-cell>
          <table:table-cell office:value-type="float" office:value="4.358424" calcext:value-type="float">
            <text:p>4.358424</text:p>
          </table:table-cell>
          <table:table-cell office:value-type="float" office:value="2.014988" calcext:value-type="float">
            <text:p>2.014988</text:p>
          </table:table-cell>
          <table:table-cell office:value-type="float" office:value="1.971184" calcext:value-type="float">
            <text:p>1.971184</text:p>
          </table:table-cell>
          <table:table-cell office:value-type="float" office:value="4.185988" calcext:value-type="float">
            <text:p>4.185988</text:p>
          </table:table-cell>
          <table:table-cell office:value-type="float" office:value="6.478628" calcext:value-type="float">
            <text:p>6.478628</text:p>
          </table:table-cell>
          <table:table-cell office:value-type="float" office:value="6.74933" calcext:value-type="float">
            <text:p>6.74933</text:p>
          </table:table-cell>
          <table:table-cell office:value-type="float" office:value="7.271077" calcext:value-type="float">
            <text:p>7.271077</text:p>
          </table:table-cell>
          <table:table-cell office:value-type="float" office:value="7.893478" calcext:value-type="float">
            <text:p>7.893478</text:p>
          </table:table-cell>
          <table:table-cell office:value-type="float" office:value="8.627976" calcext:value-type="float">
            <text:p>8.627976</text:p>
          </table:table-cell>
          <table:table-cell office:value-type="float" office:value="9.132727" calcext:value-type="float">
            <text:p>9.132727</text:p>
          </table:table-cell>
          <table:table-cell office:value-type="float" office:value="0" calcext:value-type="float">
            <text:p>0</text:p>
          </table:table-cell>
          <table:table-cell office:value-type="float" office:value="58.72476" calcext:value-type="float">
            <text:p>58.7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3733" calcext:value-type="float">
            <text:p>1.2837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2.742278" calcext:value-type="float">
            <text:p>2.742278</text:p>
          </table:table-cell>
          <table:table-cell office:value-type="float" office:value="136.4779" calcext:value-type="float">
            <text:p>136.4779</text:p>
          </table:table-cell>
          <table:table-cell office:value-type="float" office:value="5" calcext:value-type="float">
            <text:p>5</text:p>
          </table:table-cell>
          <table:table-cell office:value-type="float" office:value="-0.003439506" calcext:value-type="float">
            <text:p>-0.003439506</text:p>
          </table:table-cell>
          <table:table-cell office:value-type="float" office:value="29.55116" calcext:value-type="float">
            <text:p>29.55116</text:p>
          </table:table-cell>
          <table:table-cell office:value-type="float" office:value="0" calcext:value-type="float">
            <text:p>0</text:p>
          </table:table-cell>
          <table:table-cell office:value-type="float" office:value="0.0003132494" calcext:value-type="float">
            <text:p>0.0003132494</text:p>
          </table:table-cell>
          <table:table-cell office:value-type="float" office:value="0" calcext:value-type="float">
            <text:p>0</text:p>
          </table:table-cell>
          <table:table-cell office:value-type="float" office:value="0.00935229" calcext:value-type="float">
            <text:p>0.00935229</text:p>
          </table:table-cell>
          <table:table-cell office:value-type="float" office:value="1176.399" calcext:value-type="float">
            <text:p>1176.399</text:p>
          </table:table-cell>
          <table:table-cell office:value-type="float" office:value="1.945946" calcext:value-type="float">
            <text:p>1.945946</text:p>
          </table:table-cell>
          <table:table-cell office:value-type="float" office:value="0" calcext:value-type="float">
            <text:p>0</text:p>
          </table:table-cell>
          <table:table-cell office:value-type="float" office:value="0.6950002" calcext:value-type="float">
            <text:p>0.6950002</text:p>
          </table:table-cell>
          <table:table-cell office:value-type="float" office:value="0.3675879" calcext:value-type="float">
            <text:p>0.3675879</text:p>
          </table:table-cell>
          <table:table-cell office:value-type="float" office:value="0.7493964" calcext:value-type="float">
            <text:p>0.7493964</text:p>
          </table:table-cell>
          <table:table-cell office:value-type="float" office:value="0.08706541" calcext:value-type="float">
            <text:p>0.08706541</text:p>
          </table:table-cell>
          <table:table-cell office:value-type="float" office:value="0.07194695" calcext:value-type="float">
            <text:p>0.07194695</text:p>
          </table:table-cell>
          <table:table-cell office:value-type="float" office:value="0.03346181" calcext:value-type="float">
            <text:p>0.03346181</text:p>
          </table:table-cell>
          <table:table-cell office:value-type="float" office:value="0.03568711" calcext:value-type="float">
            <text:p>0.03568711</text:p>
          </table:table-cell>
          <table:table-cell office:value-type="float" office:value="0.0735592" calcext:value-type="float">
            <text:p>0.0735592</text:p>
          </table:table-cell>
          <table:table-cell office:value-type="float" office:value="0.1311347" calcext:value-type="float">
            <text:p>0.1311347</text:p>
          </table:table-cell>
          <table:table-cell office:value-type="float" office:value="0.1321778" calcext:value-type="float">
            <text:p>0.1321778</text:p>
          </table:table-cell>
          <table:table-cell office:value-type="float" office:value="0.1369928" calcext:value-type="float">
            <text:p>0.1369928</text:p>
          </table:table-cell>
          <table:table-cell office:value-type="float" office:value="0.1436873" calcext:value-type="float">
            <text:p>0.1436873</text:p>
          </table:table-cell>
          <table:table-cell office:value-type="float" office:value="0.1513207" calcext:value-type="float">
            <text:p>0.1513207</text:p>
          </table:table-cell>
          <table:table-cell office:value-type="float" office:value="0.1565915" calcext:value-type="float">
            <text:p>0.1565915</text:p>
          </table:table-cell>
          <table:table-cell office:value-type="float" office:value="0" calcext:value-type="float">
            <text:p>0</text:p>
          </table:table-cell>
          <table:table-cell office:value-type="float" office:value="19.7432" calcext:value-type="float">
            <text:p>19.7432</text:p>
          </table:table-cell>
          <table:table-cell office:value-type="float" office:value="19.323" calcext:value-type="float">
            <text:p>19.323</text:p>
          </table:table-cell>
          <table:table-cell office:value-type="float" office:value="30.51915" calcext:value-type="float">
            <text:p>30.51915</text:p>
          </table:table-cell>
          <table:table-cell office:value-type="float" office:value="5.745424" calcext:value-type="float">
            <text:p>5.745424</text:p>
          </table:table-cell>
          <table:table-cell office:value-type="float" office:value="4.372876" calcext:value-type="float">
            <text:p>4.372876</text:p>
          </table:table-cell>
          <table:table-cell office:value-type="float" office:value="2.018999" calcext:value-type="float">
            <text:p>2.018999</text:p>
          </table:table-cell>
          <table:table-cell office:value-type="float" office:value="1.974926" calcext:value-type="float">
            <text:p>1.974926</text:p>
          </table:table-cell>
          <table:table-cell office:value-type="float" office:value="4.191634" calcext:value-type="float">
            <text:p>4.191634</text:p>
          </table:table-cell>
          <table:table-cell office:value-type="float" office:value="6.486216" calcext:value-type="float">
            <text:p>6.486216</text:p>
          </table:table-cell>
          <table:table-cell office:value-type="float" office:value="6.756392" calcext:value-type="float">
            <text:p>6.756392</text:p>
          </table:table-cell>
          <table:table-cell office:value-type="float" office:value="7.27809" calcext:value-type="float">
            <text:p>7.27809</text:p>
          </table:table-cell>
          <table:table-cell office:value-type="float" office:value="7.899918" calcext:value-type="float">
            <text:p>7.899918</text:p>
          </table:table-cell>
          <table:table-cell office:value-type="float" office:value="8.634024" calcext:value-type="float">
            <text:p>8.634024</text:p>
          </table:table-cell>
          <table:table-cell office:value-type="float" office:value="9.138574" calcext:value-type="float">
            <text:p>9.138574</text:p>
          </table:table-cell>
          <table:table-cell office:value-type="float" office:value="0" calcext:value-type="float">
            <text:p>0</text:p>
          </table:table-cell>
          <table:table-cell office:value-type="float" office:value="66.45016" calcext:value-type="float">
            <text:p>66.45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13" calcext:value-type="float">
            <text:p>1.30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2.729106" calcext:value-type="float">
            <text:p>2.729106</text:p>
          </table:table-cell>
          <table:table-cell office:value-type="float" office:value="136.4765" calcext:value-type="float">
            <text:p>136.4765</text:p>
          </table:table-cell>
          <table:table-cell office:value-type="float" office:value="5" calcext:value-type="float">
            <text:p>5</text:p>
          </table:table-cell>
          <table:table-cell office:value-type="float" office:value="-0.004428668" calcext:value-type="float">
            <text:p>-0.004428668</text:p>
          </table:table-cell>
          <table:table-cell office:value-type="float" office:value="29.58461" calcext:value-type="float">
            <text:p>29.58461</text:p>
          </table:table-cell>
          <table:table-cell office:value-type="float" office:value="0" calcext:value-type="float">
            <text:p>0</text:p>
          </table:table-cell>
          <table:table-cell office:value-type="float" office:value="0.0003137533" calcext:value-type="float">
            <text:p>0.0003137533</text:p>
          </table:table-cell>
          <table:table-cell office:value-type="float" office:value="0" calcext:value-type="float">
            <text:p>0</text:p>
          </table:table-cell>
          <table:table-cell office:value-type="float" office:value="0.009434663" calcext:value-type="float">
            <text:p>0.009434663</text:p>
          </table:table-cell>
          <table:table-cell office:value-type="float" office:value="1176.382" calcext:value-type="float">
            <text:p>1176.382</text:p>
          </table:table-cell>
          <table:table-cell office:value-type="float" office:value="1.943929" calcext:value-type="float">
            <text:p>1.943929</text:p>
          </table:table-cell>
          <table:table-cell office:value-type="float" office:value="0" calcext:value-type="float">
            <text:p>0</text:p>
          </table:table-cell>
          <table:table-cell office:value-type="float" office:value="0.2273971" calcext:value-type="float">
            <text:p>0.2273971</text:p>
          </table:table-cell>
          <table:table-cell office:value-type="float" office:value="0.2841181" calcext:value-type="float">
            <text:p>0.2841181</text:p>
          </table:table-cell>
          <table:table-cell office:value-type="float" office:value="0.6757241" calcext:value-type="float">
            <text:p>0.6757241</text:p>
          </table:table-cell>
          <table:table-cell office:value-type="float" office:value="0.07760726" calcext:value-type="float">
            <text:p>0.07760726</text:p>
          </table:table-cell>
          <table:table-cell office:value-type="float" office:value="0.06640778" calcext:value-type="float">
            <text:p>0.06640778</text:p>
          </table:table-cell>
          <table:table-cell office:value-type="float" office:value="0.03200637" calcext:value-type="float">
            <text:p>0.03200637</text:p>
          </table:table-cell>
          <table:table-cell office:value-type="float" office:value="0.03551106" calcext:value-type="float">
            <text:p>0.03551106</text:p>
          </table:table-cell>
          <table:table-cell office:value-type="float" office:value="0.0736982" calcext:value-type="float">
            <text:p>0.0736982</text:p>
          </table:table-cell>
          <table:table-cell office:value-type="float" office:value="0.1312392" calcext:value-type="float">
            <text:p>0.1312392</text:p>
          </table:table-cell>
          <table:table-cell office:value-type="float" office:value="0.1322677" calcext:value-type="float">
            <text:p>0.1322677</text:p>
          </table:table-cell>
          <table:table-cell office:value-type="float" office:value="0.1370724" calcext:value-type="float">
            <text:p>0.1370724</text:p>
          </table:table-cell>
          <table:table-cell office:value-type="float" office:value="0.143764" calcext:value-type="float">
            <text:p>0.143764</text:p>
          </table:table-cell>
          <table:table-cell office:value-type="float" office:value="0.1513874" calcext:value-type="float">
            <text:p>0.1513874</text:p>
          </table:table-cell>
          <table:table-cell office:value-type="float" office:value="0.1566535" calcext:value-type="float">
            <text:p>0.1566535</text:p>
          </table:table-cell>
          <table:table-cell office:value-type="float" office:value="0" calcext:value-type="float">
            <text:p>0</text:p>
          </table:table-cell>
          <table:table-cell office:value-type="float" office:value="19.78002" calcext:value-type="float">
            <text:p>19.78002</text:p>
          </table:table-cell>
          <table:table-cell office:value-type="float" office:value="19.38314" calcext:value-type="float">
            <text:p>19.38314</text:p>
          </table:table-cell>
          <table:table-cell office:value-type="float" office:value="30.62992" calcext:value-type="float">
            <text:p>30.62992</text:p>
          </table:table-cell>
          <table:table-cell office:value-type="float" office:value="5.759524" calcext:value-type="float">
            <text:p>5.759524</text:p>
          </table:table-cell>
          <table:table-cell office:value-type="float" office:value="4.386389" calcext:value-type="float">
            <text:p>4.386389</text:p>
          </table:table-cell>
          <table:table-cell office:value-type="float" office:value="2.022836" calcext:value-type="float">
            <text:p>2.022836</text:p>
          </table:table-cell>
          <table:table-cell office:value-type="float" office:value="1.978676" calcext:value-type="float">
            <text:p>1.978676</text:p>
          </table:table-cell>
          <table:table-cell office:value-type="float" office:value="4.1973" calcext:value-type="float">
            <text:p>4.1973</text:p>
          </table:table-cell>
          <table:table-cell office:value-type="float" office:value="6.493803" calcext:value-type="float">
            <text:p>6.493803</text:p>
          </table:table-cell>
          <table:table-cell office:value-type="float" office:value="6.763452" calcext:value-type="float">
            <text:p>6.763452</text:p>
          </table:table-cell>
          <table:table-cell office:value-type="float" office:value="7.285104" calcext:value-type="float">
            <text:p>7.285104</text:p>
          </table:table-cell>
          <table:table-cell office:value-type="float" office:value="7.906348" calcext:value-type="float">
            <text:p>7.906348</text:p>
          </table:table-cell>
          <table:table-cell office:value-type="float" office:value="8.64007" calcext:value-type="float">
            <text:p>8.64007</text:p>
          </table:table-cell>
          <table:table-cell office:value-type="float" office:value="9.14441" calcext:value-type="float">
            <text:p>9.14441</text:p>
          </table:table-cell>
          <table:table-cell office:value-type="float" office:value="0" calcext:value-type="float">
            <text:p>0</text:p>
          </table:table-cell>
          <table:table-cell office:value-type="float" office:value="57.88452" calcext:value-type="float">
            <text:p>57.88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4923" calcext:value-type="float">
            <text:p>1.3149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2.713067" calcext:value-type="float">
            <text:p>2.713067</text:p>
          </table:table-cell>
          <table:table-cell office:value-type="float" office:value="136.4754" calcext:value-type="float">
            <text:p>136.4754</text:p>
          </table:table-cell>
          <table:table-cell office:value-type="float" office:value="5" calcext:value-type="float">
            <text:p>5</text:p>
          </table:table-cell>
          <table:table-cell office:value-type="float" office:value="-0.005617596" calcext:value-type="float">
            <text:p>-0.005617596</text:p>
          </table:table-cell>
          <table:table-cell office:value-type="float" office:value="29.61732" calcext:value-type="float">
            <text:p>29.61732</text:p>
          </table:table-cell>
          <table:table-cell office:value-type="float" office:value="0" calcext:value-type="float">
            <text:p>0</text:p>
          </table:table-cell>
          <table:table-cell office:value-type="float" office:value="0.0003141022" calcext:value-type="float">
            <text:p>0.0003141022</text:p>
          </table:table-cell>
          <table:table-cell office:value-type="float" office:value="0" calcext:value-type="float">
            <text:p>0</text:p>
          </table:table-cell>
          <table:table-cell office:value-type="float" office:value="0.009499633" calcext:value-type="float">
            <text:p>0.009499633</text:p>
          </table:table-cell>
          <table:table-cell office:value-type="float" office:value="1176.365" calcext:value-type="float">
            <text:p>1176.365</text:p>
          </table:table-cell>
          <table:table-cell office:value-type="float" office:value="1.940192" calcext:value-type="float">
            <text:p>1.940192</text:p>
          </table:table-cell>
          <table:table-cell office:value-type="float" office:value="0" calcext:value-type="float">
            <text:p>0</text:p>
          </table:table-cell>
          <table:table-cell office:value-type="float" office:value="0.7086225" calcext:value-type="float">
            <text:p>0.7086225</text:p>
          </table:table-cell>
          <table:table-cell office:value-type="float" office:value="0.3356505" calcext:value-type="float">
            <text:p>0.3356505</text:p>
          </table:table-cell>
          <table:table-cell office:value-type="float" office:value="0.7006401" calcext:value-type="float">
            <text:p>0.7006401</text:p>
          </table:table-cell>
          <table:table-cell office:value-type="float" office:value="0.07909379" calcext:value-type="float">
            <text:p>0.07909379</text:p>
          </table:table-cell>
          <table:table-cell office:value-type="float" office:value="0.06699944" calcext:value-type="float">
            <text:p>0.06699944</text:p>
          </table:table-cell>
          <table:table-cell office:value-type="float" office:value="0.03016372" calcext:value-type="float">
            <text:p>0.03016372</text:p>
          </table:table-cell>
          <table:table-cell office:value-type="float" office:value="0.03496723" calcext:value-type="float">
            <text:p>0.03496723</text:p>
          </table:table-cell>
          <table:table-cell office:value-type="float" office:value="0.07358244" calcext:value-type="float">
            <text:p>0.07358244</text:p>
          </table:table-cell>
          <table:table-cell office:value-type="float" office:value="0.1313178" calcext:value-type="float">
            <text:p>0.1313178</text:p>
          </table:table-cell>
          <table:table-cell office:value-type="float" office:value="0.1323574" calcext:value-type="float">
            <text:p>0.1323574</text:p>
          </table:table-cell>
          <table:table-cell office:value-type="float" office:value="0.137152" calcext:value-type="float">
            <text:p>0.137152</text:p>
          </table:table-cell>
          <table:table-cell office:value-type="float" office:value="0.1438407" calcext:value-type="float">
            <text:p>0.1438407</text:p>
          </table:table-cell>
          <table:table-cell office:value-type="float" office:value="0.151453" calcext:value-type="float">
            <text:p>0.151453</text:p>
          </table:table-cell>
          <table:table-cell office:value-type="float" office:value="0.1567155" calcext:value-type="float">
            <text:p>0.1567155</text:p>
          </table:table-cell>
          <table:table-cell office:value-type="float" office:value="0" calcext:value-type="float">
            <text:p>0</text:p>
          </table:table-cell>
          <table:table-cell office:value-type="float" office:value="19.8448" calcext:value-type="float">
            <text:p>19.8448</text:p>
          </table:table-cell>
          <table:table-cell office:value-type="float" office:value="19.43542" calcext:value-type="float">
            <text:p>19.43542</text:p>
          </table:table-cell>
          <table:table-cell office:value-type="float" office:value="30.73473" calcext:value-type="float">
            <text:p>30.73473</text:p>
          </table:table-cell>
          <table:table-cell office:value-type="float" office:value="5.770079" calcext:value-type="float">
            <text:p>5.770079</text:p>
          </table:table-cell>
          <table:table-cell office:value-type="float" office:value="4.397537" calcext:value-type="float">
            <text:p>4.397537</text:p>
          </table:table-cell>
          <table:table-cell office:value-type="float" office:value="2.026051" calcext:value-type="float">
            <text:p>2.026051</text:p>
          </table:table-cell>
          <table:table-cell office:value-type="float" office:value="1.982259" calcext:value-type="float">
            <text:p>1.982259</text:p>
          </table:table-cell>
          <table:table-cell office:value-type="float" office:value="4.202956" calcext:value-type="float">
            <text:p>4.202956</text:p>
          </table:table-cell>
          <table:table-cell office:value-type="float" office:value="6.501391" calcext:value-type="float">
            <text:p>6.501391</text:p>
          </table:table-cell>
          <table:table-cell office:value-type="float" office:value="6.770517" calcext:value-type="float">
            <text:p>6.770517</text:p>
          </table:table-cell>
          <table:table-cell office:value-type="float" office:value="7.292118" calcext:value-type="float">
            <text:p>7.292118</text:p>
          </table:table-cell>
          <table:table-cell office:value-type="float" office:value="7.912783" calcext:value-type="float">
            <text:p>7.912783</text:p>
          </table:table-cell>
          <table:table-cell office:value-type="float" office:value="8.646053" calcext:value-type="float">
            <text:p>8.646053</text:p>
          </table:table-cell>
          <table:table-cell office:value-type="float" office:value="9.150245" calcext:value-type="float">
            <text:p>9.150245</text:p>
          </table:table-cell>
          <table:table-cell office:value-type="float" office:value="0" calcext:value-type="float">
            <text:p>0</text:p>
          </table:table-cell>
          <table:table-cell office:value-type="float" office:value="66.06956" calcext:value-type="float">
            <text:p>66.0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1129" calcext:value-type="float">
            <text:p>1.3311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2.693025" calcext:value-type="float">
            <text:p>2.693025</text:p>
          </table:table-cell>
          <table:table-cell office:value-type="float" office:value="136.4739" calcext:value-type="float">
            <text:p>136.4739</text:p>
          </table:table-cell>
          <table:table-cell office:value-type="float" office:value="5" calcext:value-type="float">
            <text:p>5</text:p>
          </table:table-cell>
          <table:table-cell office:value-type="float" office:value="-0.00740075" calcext:value-type="float">
            <text:p>-0.00740075</text:p>
          </table:table-cell>
          <table:table-cell office:value-type="float" office:value="29.65227" calcext:value-type="float">
            <text:p>29.65227</text:p>
          </table:table-cell>
          <table:table-cell office:value-type="float" office:value="0" calcext:value-type="float">
            <text:p>0</text:p>
          </table:table-cell>
          <table:table-cell office:value-type="float" office:value="0.0003143836" calcext:value-type="float">
            <text:p>0.0003143836</text:p>
          </table:table-cell>
          <table:table-cell office:value-type="float" office:value="0" calcext:value-type="float">
            <text:p>0</text:p>
          </table:table-cell>
          <table:table-cell office:value-type="float" office:value="0.009554554" calcext:value-type="float">
            <text:p>0.009554554</text:p>
          </table:table-cell>
          <table:table-cell office:value-type="float" office:value="1176.347" calcext:value-type="float">
            <text:p>1176.347</text:p>
          </table:table-cell>
          <table:table-cell office:value-type="float" office:value="1.934009" calcext:value-type="float">
            <text:p>1.934009</text:p>
          </table:table-cell>
          <table:table-cell office:value-type="float" office:value="0" calcext:value-type="float">
            <text:p>0</text:p>
          </table:table-cell>
          <table:table-cell office:value-type="float" office:value="0.8194193" calcext:value-type="float">
            <text:p>0.8194193</text:p>
          </table:table-cell>
          <table:table-cell office:value-type="float" office:value="0.3858101" calcext:value-type="float">
            <text:p>0.3858101</text:p>
          </table:table-cell>
          <table:table-cell office:value-type="float" office:value="0.7562876" calcext:value-type="float">
            <text:p>0.7562876</text:p>
          </table:table-cell>
          <table:table-cell office:value-type="float" office:value="0.08775172" calcext:value-type="float">
            <text:p>0.08775172</text:p>
          </table:table-cell>
          <table:table-cell office:value-type="float" office:value="0.07396385" calcext:value-type="float">
            <text:p>0.07396385</text:p>
          </table:table-cell>
          <table:table-cell office:value-type="float" office:value="0.02888509" calcext:value-type="float">
            <text:p>0.02888509</text:p>
          </table:table-cell>
          <table:table-cell office:value-type="float" office:value="0.03552936" calcext:value-type="float">
            <text:p>0.03552936</text:p>
          </table:table-cell>
          <table:table-cell office:value-type="float" office:value="0.07366191" calcext:value-type="float">
            <text:p>0.07366191</text:p>
          </table:table-cell>
          <table:table-cell office:value-type="float" office:value="0.1313857" calcext:value-type="float">
            <text:p>0.1313857</text:p>
          </table:table-cell>
          <table:table-cell office:value-type="float" office:value="0.1324439" calcext:value-type="float">
            <text:p>0.1324439</text:p>
          </table:table-cell>
          <table:table-cell office:value-type="float" office:value="0.137231" calcext:value-type="float">
            <text:p>0.137231</text:p>
          </table:table-cell>
          <table:table-cell office:value-type="float" office:value="0.143917" calcext:value-type="float">
            <text:p>0.143917</text:p>
          </table:table-cell>
          <table:table-cell office:value-type="float" office:value="0.1515177" calcext:value-type="float">
            <text:p>0.1515177</text:p>
          </table:table-cell>
          <table:table-cell office:value-type="float" office:value="0.1567774" calcext:value-type="float">
            <text:p>0.1567774</text:p>
          </table:table-cell>
          <table:table-cell office:value-type="float" office:value="0" calcext:value-type="float">
            <text:p>0</text:p>
          </table:table-cell>
          <table:table-cell office:value-type="float" office:value="19.93939" calcext:value-type="float">
            <text:p>19.93939</text:p>
          </table:table-cell>
          <table:table-cell office:value-type="float" office:value="19.50779" calcext:value-type="float">
            <text:p>19.50779</text:p>
          </table:table-cell>
          <table:table-cell office:value-type="float" office:value="30.86089" calcext:value-type="float">
            <text:p>30.86089</text:p>
          </table:table-cell>
          <table:table-cell office:value-type="float" office:value="5.782753" calcext:value-type="float">
            <text:p>5.782753</text:p>
          </table:table-cell>
          <table:table-cell office:value-type="float" office:value="4.410305" calcext:value-type="float">
            <text:p>4.410305</text:p>
          </table:table-cell>
          <table:table-cell office:value-type="float" office:value="2.028937" calcext:value-type="float">
            <text:p>2.028937</text:p>
          </table:table-cell>
          <table:table-cell office:value-type="float" office:value="1.98584" calcext:value-type="float">
            <text:p>1.98584</text:p>
          </table:table-cell>
          <table:table-cell office:value-type="float" office:value="4.208592" calcext:value-type="float">
            <text:p>4.208592</text:p>
          </table:table-cell>
          <table:table-cell office:value-type="float" office:value="6.508978" calcext:value-type="float">
            <text:p>6.508978</text:p>
          </table:table-cell>
          <table:table-cell office:value-type="float" office:value="6.777577" calcext:value-type="float">
            <text:p>6.777577</text:p>
          </table:table-cell>
          <table:table-cell office:value-type="float" office:value="7.299132" calcext:value-type="float">
            <text:p>7.299132</text:p>
          </table:table-cell>
          <table:table-cell office:value-type="float" office:value="7.919146" calcext:value-type="float">
            <text:p>7.919146</text:p>
          </table:table-cell>
          <table:table-cell office:value-type="float" office:value="8.652023" calcext:value-type="float">
            <text:p>8.652023</text:p>
          </table:table-cell>
          <table:table-cell office:value-type="float" office:value="9.156103" calcext:value-type="float">
            <text:p>9.156103</text:p>
          </table:table-cell>
          <table:table-cell office:value-type="float" office:value="0" calcext:value-type="float">
            <text:p>0</text:p>
          </table:table-cell>
          <table:table-cell office:value-type="float" office:value="76.8983" calcext:value-type="float">
            <text:p>76.8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1678" calcext:value-type="float">
            <text:p>1.3516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2.66962" calcext:value-type="float">
            <text:p>2.66962</text:p>
          </table:table-cell>
          <table:table-cell office:value-type="float" office:value="136.472" calcext:value-type="float">
            <text:p>136.472</text:p>
          </table:table-cell>
          <table:table-cell office:value-type="float" office:value="5" calcext:value-type="float">
            <text:p>5</text:p>
          </table:table-cell>
          <table:table-cell office:value-type="float" office:value="-0.009947753" calcext:value-type="float">
            <text:p>-0.009947753</text:p>
          </table:table-cell>
          <table:table-cell office:value-type="float" office:value="29.68961" calcext:value-type="float">
            <text:p>29.68961</text:p>
          </table:table-cell>
          <table:table-cell office:value-type="float" office:value="0" calcext:value-type="float">
            <text:p>0</text:p>
          </table:table-cell>
          <table:table-cell office:value-type="float" office:value="0.0003146255" calcext:value-type="float">
            <text:p>0.0003146255</text:p>
          </table:table-cell>
          <table:table-cell office:value-type="float" office:value="0" calcext:value-type="float">
            <text:p>0</text:p>
          </table:table-cell>
          <table:table-cell office:value-type="float" office:value="0.009602161" calcext:value-type="float">
            <text:p>0.009602161</text:p>
          </table:table-cell>
          <table:table-cell office:value-type="float" office:value="1176.33" calcext:value-type="float">
            <text:p>1176.33</text:p>
          </table:table-cell>
          <table:table-cell office:value-type="float" office:value="1.925676" calcext:value-type="float">
            <text:p>1.925676</text:p>
          </table:table-cell>
          <table:table-cell office:value-type="float" office:value="0" calcext:value-type="float">
            <text:p>0</text:p>
          </table:table-cell>
          <table:table-cell office:value-type="float" office:value="0.8273522" calcext:value-type="float">
            <text:p>0.8273522</text:p>
          </table:table-cell>
          <table:table-cell office:value-type="float" office:value="0.4421783" calcext:value-type="float">
            <text:p>0.4421783</text:p>
          </table:table-cell>
          <table:table-cell office:value-type="float" office:value="0.8098025" calcext:value-type="float">
            <text:p>0.8098025</text:p>
          </table:table-cell>
          <table:table-cell office:value-type="float" office:value="0.09692587" calcext:value-type="float">
            <text:p>0.09692587</text:p>
          </table:table-cell>
          <table:table-cell office:value-type="float" office:value="0.0816569" calcext:value-type="float">
            <text:p>0.0816569</text:p>
          </table:table-cell>
          <table:table-cell office:value-type="float" office:value="0.02530626" calcext:value-type="float">
            <text:p>0.02530626</text:p>
          </table:table-cell>
          <table:table-cell office:value-type="float" office:value="0.03652392" calcext:value-type="float">
            <text:p>0.03652392</text:p>
          </table:table-cell>
          <table:table-cell office:value-type="float" office:value="0.07399455" calcext:value-type="float">
            <text:p>0.07399455</text:p>
          </table:table-cell>
          <table:table-cell office:value-type="float" office:value="0.1315061" calcext:value-type="float">
            <text:p>0.1315061</text:p>
          </table:table-cell>
          <table:table-cell office:value-type="float" office:value="0.1325297" calcext:value-type="float">
            <text:p>0.1325297</text:p>
          </table:table-cell>
          <table:table-cell office:value-type="float" office:value="0.1373098" calcext:value-type="float">
            <text:p>0.1373098</text:p>
          </table:table-cell>
          <table:table-cell office:value-type="float" office:value="0.1439931" calcext:value-type="float">
            <text:p>0.1439931</text:p>
          </table:table-cell>
          <table:table-cell office:value-type="float" office:value="0.1515823" calcext:value-type="float">
            <text:p>0.1515823</text:p>
          </table:table-cell>
          <table:table-cell office:value-type="float" office:value="0.1568393" calcext:value-type="float">
            <text:p>0.1568393</text:p>
          </table:table-cell>
          <table:table-cell office:value-type="float" office:value="0" calcext:value-type="float">
            <text:p>0</text:p>
          </table:table-cell>
          <table:table-cell office:value-type="float" office:value="20.04167" calcext:value-type="float">
            <text:p>20.04167</text:p>
          </table:table-cell>
          <table:table-cell office:value-type="float" office:value="19.60125" calcext:value-type="float">
            <text:p>19.60125</text:p>
          </table:table-cell>
          <table:table-cell office:value-type="float" office:value="31.01189" calcext:value-type="float">
            <text:p>31.01189</text:p>
          </table:table-cell>
          <table:table-cell office:value-type="float" office:value="5.798799" calcext:value-type="float">
            <text:p>5.798799</text:p>
          </table:table-cell>
          <table:table-cell office:value-type="float" office:value="4.42591" calcext:value-type="float">
            <text:p>4.42591</text:p>
          </table:table-cell>
          <table:table-cell office:value-type="float" office:value="2.031235" calcext:value-type="float">
            <text:p>2.031235</text:p>
          </table:table-cell>
          <table:table-cell office:value-type="float" office:value="1.989587" calcext:value-type="float">
            <text:p>1.989587</text:p>
          </table:table-cell>
          <table:table-cell office:value-type="float" office:value="4.214253" calcext:value-type="float">
            <text:p>4.214253</text:p>
          </table:table-cell>
          <table:table-cell office:value-type="float" office:value="6.516566" calcext:value-type="float">
            <text:p>6.516566</text:p>
          </table:table-cell>
          <table:table-cell office:value-type="float" office:value="6.784639" calcext:value-type="float">
            <text:p>6.784639</text:p>
          </table:table-cell>
          <table:table-cell office:value-type="float" office:value="7.306146" calcext:value-type="float">
            <text:p>7.306146</text:p>
          </table:table-cell>
          <table:table-cell office:value-type="float" office:value="7.925503" calcext:value-type="float">
            <text:p>7.925503</text:p>
          </table:table-cell>
          <table:table-cell office:value-type="float" office:value="8.657992" calcext:value-type="float">
            <text:p>8.657992</text:p>
          </table:table-cell>
          <table:table-cell office:value-type="float" office:value="9.161983" calcext:value-type="float">
            <text:p>9.161983</text:p>
          </table:table-cell>
          <table:table-cell office:value-type="float" office:value="0" calcext:value-type="float">
            <text:p>0</text:p>
          </table:table-cell>
          <table:table-cell office:value-type="float" office:value="98.35283" calcext:value-type="float">
            <text:p>98.35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935" calcext:value-type="float">
            <text:p>1.3759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2.64292" calcext:value-type="float">
            <text:p>2.64292</text:p>
          </table:table-cell>
          <table:table-cell office:value-type="float" office:value="136.4696" calcext:value-type="float">
            <text:p>136.4696</text:p>
          </table:table-cell>
          <table:table-cell office:value-type="float" office:value="5" calcext:value-type="float">
            <text:p>5</text:p>
          </table:table-cell>
          <table:table-cell office:value-type="float" office:value="-0.01354204" calcext:value-type="float">
            <text:p>-0.01354204</text:p>
          </table:table-cell>
          <table:table-cell office:value-type="float" office:value="29.72934" calcext:value-type="float">
            <text:p>29.72934</text:p>
          </table:table-cell>
          <table:table-cell office:value-type="float" office:value="0" calcext:value-type="float">
            <text:p>0</text:p>
          </table:table-cell>
          <table:table-cell office:value-type="float" office:value="0.0003147874" calcext:value-type="float">
            <text:p>0.0003147874</text:p>
          </table:table-cell>
          <table:table-cell office:value-type="float" office:value="0" calcext:value-type="float">
            <text:p>0</text:p>
          </table:table-cell>
          <table:table-cell office:value-type="float" office:value="0.009639055" calcext:value-type="float">
            <text:p>0.009639055</text:p>
          </table:table-cell>
          <table:table-cell office:value-type="float" office:value="1176.314" calcext:value-type="float">
            <text:p>1176.314</text:p>
          </table:table-cell>
          <table:table-cell office:value-type="float" office:value="1.915233" calcext:value-type="float">
            <text:p>1.915233</text:p>
          </table:table-cell>
          <table:table-cell office:value-type="float" office:value="0" calcext:value-type="float">
            <text:p>0</text:p>
          </table:table-cell>
          <table:table-cell office:value-type="float" office:value="0.7089483" calcext:value-type="float">
            <text:p>0.7089483</text:p>
          </table:table-cell>
          <table:table-cell office:value-type="float" office:value="0.498066" calcext:value-type="float">
            <text:p>0.498066</text:p>
          </table:table-cell>
          <table:table-cell office:value-type="float" office:value="0.865023" calcext:value-type="float">
            <text:p>0.865023</text:p>
          </table:table-cell>
          <table:table-cell office:value-type="float" office:value="0.1064822" calcext:value-type="float">
            <text:p>0.1064822</text:p>
          </table:table-cell>
          <table:table-cell office:value-type="float" office:value="0.09055372" calcext:value-type="float">
            <text:p>0.09055372</text:p>
          </table:table-cell>
          <table:table-cell office:value-type="float" office:value="0.01835648" calcext:value-type="float">
            <text:p>0.01835648</text:p>
          </table:table-cell>
          <table:table-cell office:value-type="float" office:value="0.03782906" calcext:value-type="float">
            <text:p>0.03782906</text:p>
          </table:table-cell>
          <table:table-cell office:value-type="float" office:value="0.07450332" calcext:value-type="float">
            <text:p>0.07450332</text:p>
          </table:table-cell>
          <table:table-cell office:value-type="float" office:value="0.131685" calcext:value-type="float">
            <text:p>0.131685</text:p>
          </table:table-cell>
          <table:table-cell office:value-type="float" office:value="0.1326189" calcext:value-type="float">
            <text:p>0.1326189</text:p>
          </table:table-cell>
          <table:table-cell office:value-type="float" office:value="0.1373884" calcext:value-type="float">
            <text:p>0.1373884</text:p>
          </table:table-cell>
          <table:table-cell office:value-type="float" office:value="0.1440686" calcext:value-type="float">
            <text:p>0.1440686</text:p>
          </table:table-cell>
          <table:table-cell office:value-type="float" office:value="0.1516471" calcext:value-type="float">
            <text:p>0.1516471</text:p>
          </table:table-cell>
          <table:table-cell office:value-type="float" office:value="0.1569013" calcext:value-type="float">
            <text:p>0.1569013</text:p>
          </table:table-cell>
          <table:table-cell office:value-type="float" office:value="0" calcext:value-type="float">
            <text:p>0</text:p>
          </table:table-cell>
          <table:table-cell office:value-type="float" office:value="20.13634" calcext:value-type="float">
            <text:p>20.13634</text:p>
          </table:table-cell>
          <table:table-cell office:value-type="float" office:value="19.7195" calcext:value-type="float">
            <text:p>19.7195</text:p>
          </table:table-cell>
          <table:table-cell office:value-type="float" office:value="31.18852" calcext:value-type="float">
            <text:p>31.18852</text:p>
          </table:table-cell>
          <table:table-cell office:value-type="float" office:value="5.818723" calcext:value-type="float">
            <text:p>5.818723</text:p>
          </table:table-cell>
          <table:table-cell office:value-type="float" office:value="4.444821" calcext:value-type="float">
            <text:p>4.444821</text:p>
          </table:table-cell>
          <table:table-cell office:value-type="float" office:value="2.032229" calcext:value-type="float">
            <text:p>2.032229</text:p>
          </table:table-cell>
          <table:table-cell office:value-type="float" office:value="1.993578" calcext:value-type="float">
            <text:p>1.993578</text:p>
          </table:table-cell>
          <table:table-cell office:value-type="float" office:value="4.22" calcext:value-type="float">
            <text:p>4.22</text:p>
          </table:table-cell>
          <table:table-cell office:value-type="float" office:value="6.524178" calcext:value-type="float">
            <text:p>6.524178</text:p>
          </table:table-cell>
          <table:table-cell office:value-type="float" office:value="6.791703" calcext:value-type="float">
            <text:p>6.791703</text:p>
          </table:table-cell>
          <table:table-cell office:value-type="float" office:value="7.31313" calcext:value-type="float">
            <text:p>7.31313</text:p>
          </table:table-cell>
          <table:table-cell office:value-type="float" office:value="7.93186" calcext:value-type="float">
            <text:p>7.93186</text:p>
          </table:table-cell>
          <table:table-cell office:value-type="float" office:value="8.663962" calcext:value-type="float">
            <text:p>8.663962</text:p>
          </table:table-cell>
          <table:table-cell office:value-type="float" office:value="9.167873" calcext:value-type="float">
            <text:p>9.167873</text:p>
          </table:table-cell>
          <table:table-cell office:value-type="float" office:value="0" calcext:value-type="float">
            <text:p>0</text:p>
          </table:table-cell>
          <table:table-cell office:value-type="float" office:value="110.4202" calcext:value-type="float">
            <text:p>110.4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3976" calcext:value-type="float">
            <text:p>1.4039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2.61666" calcext:value-type="float">
            <text:p>2.61666</text:p>
          </table:table-cell>
          <table:table-cell office:value-type="float" office:value="136.4668" calcext:value-type="float">
            <text:p>136.4668</text:p>
          </table:table-cell>
          <table:table-cell office:value-type="float" office:value="5" calcext:value-type="float">
            <text:p>5</text:p>
          </table:table-cell>
          <table:table-cell office:value-type="float" office:value="-0.01809897" calcext:value-type="float">
            <text:p>-0.01809897</text:p>
          </table:table-cell>
          <table:table-cell office:value-type="float" office:value="29.7697" calcext:value-type="float">
            <text:p>29.7697</text:p>
          </table:table-cell>
          <table:table-cell office:value-type="float" office:value="0" calcext:value-type="float">
            <text:p>0</text:p>
          </table:table-cell>
          <table:table-cell office:value-type="float" office:value="0.0003149313" calcext:value-type="float">
            <text:p>0.0003149313</text:p>
          </table:table-cell>
          <table:table-cell office:value-type="float" office:value="0" calcext:value-type="float">
            <text:p>0</text:p>
          </table:table-cell>
          <table:table-cell office:value-type="float" office:value="0.009671358" calcext:value-type="float">
            <text:p>0.009671358</text:p>
          </table:table-cell>
          <table:table-cell office:value-type="float" office:value="1176.297" calcext:value-type="float">
            <text:p>1176.297</text:p>
          </table:table-cell>
          <table:table-cell office:value-type="float" office:value="1.904675" calcext:value-type="float">
            <text:p>1.904675</text:p>
          </table:table-cell>
          <table:table-cell office:value-type="float" office:value="0" calcext:value-type="float">
            <text:p>0</text:p>
          </table:table-cell>
          <table:table-cell office:value-type="float" office:value="0.6022217" calcext:value-type="float">
            <text:p>0.6022217</text:p>
          </table:table-cell>
          <table:table-cell office:value-type="float" office:value="0.5018302" calcext:value-type="float">
            <text:p>0.5018302</text:p>
          </table:table-cell>
          <table:table-cell office:value-type="float" office:value="0.8894742" calcext:value-type="float">
            <text:p>0.8894742</text:p>
          </table:table-cell>
          <table:table-cell office:value-type="float" office:value="0.1059455" calcext:value-type="float">
            <text:p>0.1059455</text:p>
          </table:table-cell>
          <table:table-cell office:value-type="float" office:value="0.09419652" calcext:value-type="float">
            <text:p>0.09419652</text:p>
          </table:table-cell>
          <table:table-cell office:value-type="float" office:value="0.01220814" calcext:value-type="float">
            <text:p>0.01220814</text:p>
          </table:table-cell>
          <table:table-cell office:value-type="float" office:value="0.03876482" calcext:value-type="float">
            <text:p>0.03876482</text:p>
          </table:table-cell>
          <table:table-cell office:value-type="float" office:value="0.07506493" calcext:value-type="float">
            <text:p>0.07506493</text:p>
          </table:table-cell>
          <table:table-cell office:value-type="float" office:value="0.1319156" calcext:value-type="float">
            <text:p>0.1319156</text:p>
          </table:table-cell>
          <table:table-cell office:value-type="float" office:value="0.1327146" calcext:value-type="float">
            <text:p>0.1327146</text:p>
          </table:table-cell>
          <table:table-cell office:value-type="float" office:value="0.1374674" calcext:value-type="float">
            <text:p>0.1374674</text:p>
          </table:table-cell>
          <table:table-cell office:value-type="float" office:value="0.144144" calcext:value-type="float">
            <text:p>0.144144</text:p>
          </table:table-cell>
          <table:table-cell office:value-type="float" office:value="0.1517119" calcext:value-type="float">
            <text:p>0.1517119</text:p>
          </table:table-cell>
          <table:table-cell office:value-type="float" office:value="0.1569629" calcext:value-type="float">
            <text:p>0.1569629</text:p>
          </table:table-cell>
          <table:table-cell office:value-type="float" office:value="0" calcext:value-type="float">
            <text:p>0</text:p>
          </table:table-cell>
          <table:table-cell office:value-type="float" office:value="20.21186" calcext:value-type="float">
            <text:p>20.21186</text:p>
          </table:table-cell>
          <table:table-cell office:value-type="float" office:value="19.84227" calcext:value-type="float">
            <text:p>19.84227</text:p>
          </table:table-cell>
          <table:table-cell office:value-type="float" office:value="31.37963" calcext:value-type="float">
            <text:p>31.37963</text:p>
          </table:table-cell>
          <table:table-cell office:value-type="float" office:value="5.839863" calcext:value-type="float">
            <text:p>5.839863</text:p>
          </table:table-cell>
          <table:table-cell office:value-type="float" office:value="4.465961" calcext:value-type="float">
            <text:p>4.465961</text:p>
          </table:table-cell>
          <table:table-cell office:value-type="float" office:value="2.03143" calcext:value-type="float">
            <text:p>2.03143</text:p>
          </table:table-cell>
          <table:table-cell office:value-type="float" office:value="1.997821" calcext:value-type="float">
            <text:p>1.997821</text:p>
          </table:table-cell>
          <table:table-cell office:value-type="float" office:value="4.225866" calcext:value-type="float">
            <text:p>4.225866</text:p>
          </table:table-cell>
          <table:table-cell office:value-type="float" office:value="6.531811" calcext:value-type="float">
            <text:p>6.531811</text:p>
          </table:table-cell>
          <table:table-cell office:value-type="float" office:value="6.798764" calcext:value-type="float">
            <text:p>6.798764</text:p>
          </table:table-cell>
          <table:table-cell office:value-type="float" office:value="7.320087" calcext:value-type="float">
            <text:p>7.320087</text:p>
          </table:table-cell>
          <table:table-cell office:value-type="float" office:value="7.938214" calcext:value-type="float">
            <text:p>7.938214</text:p>
          </table:table-cell>
          <table:table-cell office:value-type="float" office:value="8.669932" calcext:value-type="float">
            <text:p>8.669932</text:p>
          </table:table-cell>
          <table:table-cell office:value-type="float" office:value="9.17371" calcext:value-type="float">
            <text:p>9.17371</text:p>
          </table:table-cell>
          <table:table-cell office:value-type="float" office:value="0" calcext:value-type="float">
            <text:p>0</text:p>
          </table:table-cell>
          <table:table-cell office:value-type="float" office:value="115.8499" calcext:value-type="float">
            <text:p>115.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1931" calcext:value-type="float">
            <text:p>1.4319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2.587302" calcext:value-type="float">
            <text:p>2.587302</text:p>
          </table:table-cell>
          <table:table-cell office:value-type="float" office:value="136.4633" calcext:value-type="float">
            <text:p>136.4633</text:p>
          </table:table-cell>
          <table:table-cell office:value-type="float" office:value="5" calcext:value-type="float">
            <text:p>5</text:p>
          </table:table-cell>
          <table:table-cell office:value-type="float" office:value="-0.02364418" calcext:value-type="float">
            <text:p>-0.02364418</text:p>
          </table:table-cell>
          <table:table-cell office:value-type="float" office:value="29.81149" calcext:value-type="float">
            <text:p>29.81149</text:p>
          </table:table-cell>
          <table:table-cell office:value-type="float" office:value="0" calcext:value-type="float">
            <text:p>0</text:p>
          </table:table-cell>
          <table:table-cell office:value-type="float" office:value="0.000315016" calcext:value-type="float">
            <text:p>0.000315016</text:p>
          </table:table-cell>
          <table:table-cell office:value-type="float" office:value="0" calcext:value-type="float">
            <text:p>0</text:p>
          </table:table-cell>
          <table:table-cell office:value-type="float" office:value="0.009695219" calcext:value-type="float">
            <text:p>0.009695219</text:p>
          </table:table-cell>
          <table:table-cell office:value-type="float" office:value="1176.281" calcext:value-type="float">
            <text:p>1176.281</text:p>
          </table:table-cell>
          <table:table-cell office:value-type="float" office:value="1.887906" calcext:value-type="float">
            <text:p>1.887906</text:p>
          </table:table-cell>
          <table:table-cell office:value-type="float" office:value="0" calcext:value-type="float">
            <text:p>0</text:p>
          </table:table-cell>
          <table:table-cell office:value-type="float" office:value="0.5093271" calcext:value-type="float">
            <text:p>0.5093271</text:p>
          </table:table-cell>
          <table:table-cell office:value-type="float" office:value="0.5508569" calcext:value-type="float">
            <text:p>0.5508569</text:p>
          </table:table-cell>
          <table:table-cell office:value-type="float" office:value="0.9330676" calcext:value-type="float">
            <text:p>0.9330676</text:p>
          </table:table-cell>
          <table:table-cell office:value-type="float" office:value="0.1055026" calcext:value-type="float">
            <text:p>0.1055026</text:p>
          </table:table-cell>
          <table:table-cell office:value-type="float" office:value="0.1002962" calcext:value-type="float">
            <text:p>0.1002962</text:p>
          </table:table-cell>
          <table:table-cell office:value-type="float" office:value="0.0097347" calcext:value-type="float">
            <text:p>0.0097347</text:p>
          </table:table-cell>
          <table:table-cell office:value-type="float" office:value="0.03985312" calcext:value-type="float">
            <text:p>0.03985312</text:p>
          </table:table-cell>
          <table:table-cell office:value-type="float" office:value="0.07561266" calcext:value-type="float">
            <text:p>0.07561266</text:p>
          </table:table-cell>
          <table:table-cell office:value-type="float" office:value="0.1321715" calcext:value-type="float">
            <text:p>0.1321715</text:p>
          </table:table-cell>
          <table:table-cell office:value-type="float" office:value="0.1328173" calcext:value-type="float">
            <text:p>0.1328173</text:p>
          </table:table-cell>
          <table:table-cell office:value-type="float" office:value="0.1375472" calcext:value-type="float">
            <text:p>0.1375472</text:p>
          </table:table-cell>
          <table:table-cell office:value-type="float" office:value="0.1442197" calcext:value-type="float">
            <text:p>0.1442197</text:p>
          </table:table-cell>
          <table:table-cell office:value-type="float" office:value="0.1517762" calcext:value-type="float">
            <text:p>0.1517762</text:p>
          </table:table-cell>
          <table:table-cell office:value-type="float" office:value="0.1570242" calcext:value-type="float">
            <text:p>0.1570242</text:p>
          </table:table-cell>
          <table:table-cell office:value-type="float" office:value="0" calcext:value-type="float">
            <text:p>0</text:p>
          </table:table-cell>
          <table:table-cell office:value-type="float" office:value="20.27783" calcext:value-type="float">
            <text:p>20.27783</text:p>
          </table:table-cell>
          <table:table-cell office:value-type="float" office:value="19.98175" calcext:value-type="float">
            <text:p>19.98175</text:p>
          </table:table-cell>
          <table:table-cell office:value-type="float" office:value="31.58822" calcext:value-type="float">
            <text:p>31.58822</text:p>
          </table:table-cell>
          <table:table-cell office:value-type="float" office:value="5.86095" calcext:value-type="float">
            <text:p>5.86095</text:p>
          </table:table-cell>
          <table:table-cell office:value-type="float" office:value="4.489057" calcext:value-type="float">
            <text:p>4.489057</text:p>
          </table:table-cell>
          <table:table-cell office:value-type="float" office:value="2.029612" calcext:value-type="float">
            <text:p>2.029612</text:p>
          </table:table-cell>
          <table:table-cell office:value-type="float" office:value="2.002264" calcext:value-type="float">
            <text:p>2.002264</text:p>
          </table:table-cell>
          <table:table-cell office:value-type="float" office:value="4.231846" calcext:value-type="float">
            <text:p>4.231846</text:p>
          </table:table-cell>
          <table:table-cell office:value-type="float" office:value="6.539487" calcext:value-type="float">
            <text:p>6.539487</text:p>
          </table:table-cell>
          <table:table-cell office:value-type="float" office:value="6.805825" calcext:value-type="float">
            <text:p>6.805825</text:p>
          </table:table-cell>
          <table:table-cell office:value-type="float" office:value="7.327044" calcext:value-type="float">
            <text:p>7.327044</text:p>
          </table:table-cell>
          <table:table-cell office:value-type="float" office:value="7.944571" calcext:value-type="float">
            <text:p>7.944571</text:p>
          </table:table-cell>
          <table:table-cell office:value-type="float" office:value="8.675863" calcext:value-type="float">
            <text:p>8.675863</text:p>
          </table:table-cell>
          <table:table-cell office:value-type="float" office:value="9.179544" calcext:value-type="float">
            <text:p>9.179544</text:p>
          </table:table-cell>
          <table:table-cell office:value-type="float" office:value="0" calcext:value-type="float">
            <text:p>0</text:p>
          </table:table-cell>
          <table:table-cell office:value-type="float" office:value="124.1261" calcext:value-type="float">
            <text:p>124.1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3612" calcext:value-type="float">
            <text:p>1.4636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2.565585" calcext:value-type="float">
            <text:p>2.565585</text:p>
          </table:table-cell>
          <table:table-cell office:value-type="float" office:value="136.4601" calcext:value-type="float">
            <text:p>136.4601</text:p>
          </table:table-cell>
          <table:table-cell office:value-type="float" office:value="5" calcext:value-type="float">
            <text:p>5</text:p>
          </table:table-cell>
          <table:table-cell office:value-type="float" office:value="-0.02954523" calcext:value-type="float">
            <text:p>-0.02954523</text:p>
          </table:table-cell>
          <table:table-cell office:value-type="float" office:value="29.85155" calcext:value-type="float">
            <text:p>29.85155</text:p>
          </table:table-cell>
          <table:table-cell office:value-type="float" office:value="0" calcext:value-type="float">
            <text:p>0</text:p>
          </table:table-cell>
          <table:table-cell office:value-type="float" office:value="0.0003150599" calcext:value-type="float">
            <text:p>0.0003150599</text:p>
          </table:table-cell>
          <table:table-cell office:value-type="float" office:value="0" calcext:value-type="float">
            <text:p>0</text:p>
          </table:table-cell>
          <table:table-cell office:value-type="float" office:value="0.009712879" calcext:value-type="float">
            <text:p>0.009712879</text:p>
          </table:table-cell>
          <table:table-cell office:value-type="float" office:value="1176.263" calcext:value-type="float">
            <text:p>1176.263</text:p>
          </table:table-cell>
          <table:table-cell office:value-type="float" office:value="1.884772" calcext:value-type="float">
            <text:p>1.884772</text:p>
          </table:table-cell>
          <table:table-cell office:value-type="float" office:value="0" calcext:value-type="float">
            <text:p>0</text:p>
          </table:table-cell>
          <table:table-cell office:value-type="float" office:value="0.3345059" calcext:value-type="float">
            <text:p>0.3345059</text:p>
          </table:table-cell>
          <table:table-cell office:value-type="float" office:value="0.3986056" calcext:value-type="float">
            <text:p>0.3986056</text:p>
          </table:table-cell>
          <table:table-cell office:value-type="float" office:value="0.8758931" calcext:value-type="float">
            <text:p>0.8758931</text:p>
          </table:table-cell>
          <table:table-cell office:value-type="float" office:value="0.08207311" calcext:value-type="float">
            <text:p>0.08207311</text:p>
          </table:table-cell>
          <table:table-cell office:value-type="float" office:value="0.09257757" calcext:value-type="float">
            <text:p>0.09257757</text:p>
          </table:table-cell>
          <table:table-cell office:value-type="float" office:value="0.008451619" calcext:value-type="float">
            <text:p>0.008451619</text:p>
          </table:table-cell>
          <table:table-cell office:value-type="float" office:value="0.04020698" calcext:value-type="float">
            <text:p>0.04020698</text:p>
          </table:table-cell>
          <table:table-cell office:value-type="float" office:value="0.07610534" calcext:value-type="float">
            <text:p>0.07610534</text:p>
          </table:table-cell>
          <table:table-cell office:value-type="float" office:value="0.132443" calcext:value-type="float">
            <text:p>0.132443</text:p>
          </table:table-cell>
          <table:table-cell office:value-type="float" office:value="0.1329263" calcext:value-type="float">
            <text:p>0.1329263</text:p>
          </table:table-cell>
          <table:table-cell office:value-type="float" office:value="0.137628" calcext:value-type="float">
            <text:p>0.137628</text:p>
          </table:table-cell>
          <table:table-cell office:value-type="float" office:value="0.1442952" calcext:value-type="float">
            <text:p>0.1442952</text:p>
          </table:table-cell>
          <table:table-cell office:value-type="float" office:value="0.1518402" calcext:value-type="float">
            <text:p>0.1518402</text:p>
          </table:table-cell>
          <table:table-cell office:value-type="float" office:value="0.1570855" calcext:value-type="float">
            <text:p>0.1570855</text:p>
          </table:table-cell>
          <table:table-cell office:value-type="float" office:value="0" calcext:value-type="float">
            <text:p>0</text:p>
          </table:table-cell>
          <table:table-cell office:value-type="float" office:value="20.32219" calcext:value-type="float">
            <text:p>20.32219</text:p>
          </table:table-cell>
          <table:table-cell office:value-type="float" office:value="20.09148" calcext:value-type="float">
            <text:p>20.09148</text:p>
          </table:table-cell>
          <table:table-cell office:value-type="float" office:value="31.79509" calcext:value-type="float">
            <text:p>31.79509</text:p>
          </table:table-cell>
          <table:table-cell office:value-type="float" office:value="5.877651" calcext:value-type="float">
            <text:p>5.877651</text:p>
          </table:table-cell>
          <table:table-cell office:value-type="float" office:value="4.512132" calcext:value-type="float">
            <text:p>4.512132</text:p>
          </table:table-cell>
          <table:table-cell office:value-type="float" office:value="2.027378" calcext:value-type="float">
            <text:p>2.027378</text:p>
          </table:table-cell>
          <table:table-cell office:value-type="float" office:value="2.006889" calcext:value-type="float">
            <text:p>2.006889</text:p>
          </table:table-cell>
          <table:table-cell office:value-type="float" office:value="4.23794" calcext:value-type="float">
            <text:p>4.23794</text:p>
          </table:table-cell>
          <table:table-cell office:value-type="float" office:value="6.547197" calcext:value-type="float">
            <text:p>6.547197</text:p>
          </table:table-cell>
          <table:table-cell office:value-type="float" office:value="6.812888" calcext:value-type="float">
            <text:p>6.812888</text:p>
          </table:table-cell>
          <table:table-cell office:value-type="float" office:value="7.334002" calcext:value-type="float">
            <text:p>7.334002</text:p>
          </table:table-cell>
          <table:table-cell office:value-type="float" office:value="7.950931" calcext:value-type="float">
            <text:p>7.950931</text:p>
          </table:table-cell>
          <table:table-cell office:value-type="float" office:value="8.681755" calcext:value-type="float">
            <text:p>8.681755</text:p>
          </table:table-cell>
          <table:table-cell office:value-type="float" office:value="9.185353" calcext:value-type="float">
            <text:p>9.185353</text:p>
          </table:table-cell>
          <table:table-cell office:value-type="float" office:value="0" calcext:value-type="float">
            <text:p>0</text:p>
          </table:table-cell>
          <table:table-cell office:value-type="float" office:value="100.2007" calcext:value-type="float">
            <text:p>100.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7384" calcext:value-type="float">
            <text:p>1.4873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2.544508" calcext:value-type="float">
            <text:p>2.544508</text:p>
          </table:table-cell>
          <table:table-cell office:value-type="float" office:value="136.457" calcext:value-type="float">
            <text:p>136.457</text:p>
          </table:table-cell>
          <table:table-cell office:value-type="float" office:value="5" calcext:value-type="float">
            <text:p>5</text:p>
          </table:table-cell>
          <table:table-cell office:value-type="float" office:value="-0.03594512" calcext:value-type="float">
            <text:p>-0.03594512</text:p>
          </table:table-cell>
          <table:table-cell office:value-type="float" office:value="29.88912" calcext:value-type="float">
            <text:p>29.88912</text:p>
          </table:table-cell>
          <table:table-cell office:value-type="float" office:value="0" calcext:value-type="float">
            <text:p>0</text:p>
          </table:table-cell>
          <table:table-cell office:value-type="float" office:value="0.0003150993" calcext:value-type="float">
            <text:p>0.0003150993</text:p>
          </table:table-cell>
          <table:table-cell office:value-type="float" office:value="0" calcext:value-type="float">
            <text:p>0</text:p>
          </table:table-cell>
          <table:table-cell office:value-type="float" office:value="0.009728548" calcext:value-type="float">
            <text:p>0.009728548</text:p>
          </table:table-cell>
          <table:table-cell office:value-type="float" office:value="1176.244" calcext:value-type="float">
            <text:p>1176.244</text:p>
          </table:table-cell>
          <table:table-cell office:value-type="float" office:value="1.880992" calcext:value-type="float">
            <text:p>1.880992</text:p>
          </table:table-cell>
          <table:table-cell office:value-type="float" office:value="0" calcext:value-type="float">
            <text:p>0</text:p>
          </table:table-cell>
          <table:table-cell office:value-type="float" office:value="0.1232915" calcext:value-type="float">
            <text:p>0.1232915</text:p>
          </table:table-cell>
          <table:table-cell office:value-type="float" office:value="0.3139163" calcext:value-type="float">
            <text:p>0.3139163</text:p>
          </table:table-cell>
          <table:table-cell office:value-type="float" office:value="0.8542606" calcext:value-type="float">
            <text:p>0.8542606</text:p>
          </table:table-cell>
          <table:table-cell office:value-type="float" office:value="0.06255886" calcext:value-type="float">
            <text:p>0.06255886</text:p>
          </table:table-cell>
          <table:table-cell office:value-type="float" office:value="0.08410318" calcext:value-type="float">
            <text:p>0.08410318</text:p>
          </table:table-cell>
          <table:table-cell office:value-type="float" office:value="0.007390143" calcext:value-type="float">
            <text:p>0.007390143</text:p>
          </table:table-cell>
          <table:table-cell office:value-type="float" office:value="0.03997783" calcext:value-type="float">
            <text:p>0.03997783</text:p>
          </table:table-cell>
          <table:table-cell office:value-type="float" office:value="0.07630391" calcext:value-type="float">
            <text:p>0.07630391</text:p>
          </table:table-cell>
          <table:table-cell office:value-type="float" office:value="0.1326939" calcext:value-type="float">
            <text:p>0.1326939</text:p>
          </table:table-cell>
          <table:table-cell office:value-type="float" office:value="0.1330393" calcext:value-type="float">
            <text:p>0.1330393</text:p>
          </table:table-cell>
          <table:table-cell office:value-type="float" office:value="0.1377099" calcext:value-type="float">
            <text:p>0.1377099</text:p>
          </table:table-cell>
          <table:table-cell office:value-type="float" office:value="0.1443764" calcext:value-type="float">
            <text:p>0.1443764</text:p>
          </table:table-cell>
          <table:table-cell office:value-type="float" office:value="0.1519038" calcext:value-type="float">
            <text:p>0.1519038</text:p>
          </table:table-cell>
          <table:table-cell office:value-type="float" office:value="0.1571468" calcext:value-type="float">
            <text:p>0.1571468</text:p>
          </table:table-cell>
          <table:table-cell office:value-type="float" office:value="0" calcext:value-type="float">
            <text:p>0</text:p>
          </table:table-cell>
          <table:table-cell office:value-type="float" office:value="20.3491" calcext:value-type="float">
            <text:p>20.3491</text:p>
          </table:table-cell>
          <table:table-cell office:value-type="float" office:value="20.17182" calcext:value-type="float">
            <text:p>20.17182</text:p>
          </table:table-cell>
          <table:table-cell office:value-type="float" office:value="31.99109" calcext:value-type="float">
            <text:p>31.99109</text:p>
          </table:table-cell>
          <table:table-cell office:value-type="float" office:value="5.885201" calcext:value-type="float">
            <text:p>5.885201</text:p>
          </table:table-cell>
          <table:table-cell office:value-type="float" office:value="4.531439" calcext:value-type="float">
            <text:p>4.531439</text:p>
          </table:table-cell>
          <table:table-cell office:value-type="float" office:value="2.024876" calcext:value-type="float">
            <text:p>2.024876</text:p>
          </table:table-cell>
          <table:table-cell office:value-type="float" office:value="2.011468" calcext:value-type="float">
            <text:p>2.011468</text:p>
          </table:table-cell>
          <table:table-cell office:value-type="float" office:value="4.244095" calcext:value-type="float">
            <text:p>4.244095</text:p>
          </table:table-cell>
          <table:table-cell office:value-type="float" office:value="6.554938" calcext:value-type="float">
            <text:p>6.554938</text:p>
          </table:table-cell>
          <table:table-cell office:value-type="float" office:value="6.819948" calcext:value-type="float">
            <text:p>6.819948</text:p>
          </table:table-cell>
          <table:table-cell office:value-type="float" office:value="7.340959" calcext:value-type="float">
            <text:p>7.340959</text:p>
          </table:table-cell>
          <table:table-cell office:value-type="float" office:value="7.957286" calcext:value-type="float">
            <text:p>7.957286</text:p>
          </table:table-cell>
          <table:table-cell office:value-type="float" office:value="8.687648" calcext:value-type="float">
            <text:p>8.687648</text:p>
          </table:table-cell>
          <table:table-cell office:value-type="float" office:value="9.191161" calcext:value-type="float">
            <text:p>9.191161</text:p>
          </table:table-cell>
          <table:table-cell office:value-type="float" office:value="0" calcext:value-type="float">
            <text:p>0</text:p>
          </table:table-cell>
          <table:table-cell office:value-type="float" office:value="90.04607" calcext:value-type="float">
            <text:p>90.04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0542" calcext:value-type="float">
            <text:p>1.51054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2.532624" calcext:value-type="float">
            <text:p>2.532624</text:p>
          </table:table-cell>
          <table:table-cell office:value-type="float" office:value="136.4546" calcext:value-type="float">
            <text:p>136.4546</text:p>
          </table:table-cell>
          <table:table-cell office:value-type="float" office:value="5" calcext:value-type="float">
            <text:p>5</text:p>
          </table:table-cell>
          <table:table-cell office:value-type="float" office:value="-0.04216278" calcext:value-type="float">
            <text:p>-0.04216278</text:p>
          </table:table-cell>
          <table:table-cell office:value-type="float" office:value="29.92286" calcext:value-type="float">
            <text:p>29.92286</text:p>
          </table:table-cell>
          <table:table-cell office:value-type="float" office:value="0" calcext:value-type="float">
            <text:p>0</text:p>
          </table:table-cell>
          <table:table-cell office:value-type="float" office:value="0.0003151337" calcext:value-type="float">
            <text:p>0.0003151337</text:p>
          </table:table-cell>
          <table:table-cell office:value-type="float" office:value="0" calcext:value-type="float">
            <text:p>0</text:p>
          </table:table-cell>
          <table:table-cell office:value-type="float" office:value="0.009742633" calcext:value-type="float">
            <text:p>0.009742633</text:p>
          </table:table-cell>
          <table:table-cell office:value-type="float" office:value="1176.222" calcext:value-type="float">
            <text:p>1176.222</text:p>
          </table:table-cell>
          <table:table-cell office:value-type="float" office:value="1.87961" calcext:value-type="float">
            <text:p>1.87961</text:p>
          </table:table-cell>
          <table:table-cell office:value-type="float" office:value="0" calcext:value-type="float">
            <text:p>0</text:p>
          </table:table-cell>
          <table:table-cell office:value-type="float" office:value="0.1464338" calcext:value-type="float">
            <text:p>0.1464338</text:p>
          </table:table-cell>
          <table:table-cell office:value-type="float" office:value="0.2058391" calcext:value-type="float">
            <text:p>0.2058391</text:p>
          </table:table-cell>
          <table:table-cell office:value-type="float" office:value="0.6839892" calcext:value-type="float">
            <text:p>0.6839892</text:p>
          </table:table-cell>
          <table:table-cell office:value-type="float" office:value="0.08553811" calcext:value-type="float">
            <text:p>0.08553811</text:p>
          </table:table-cell>
          <table:table-cell office:value-type="float" office:value="0.05829982" calcext:value-type="float">
            <text:p>0.05829982</text:p>
          </table:table-cell>
          <table:table-cell office:value-type="float" office:value="0.006788543" calcext:value-type="float">
            <text:p>0.006788543</text:p>
          </table:table-cell>
          <table:table-cell office:value-type="float" office:value="0.03819748" calcext:value-type="float">
            <text:p>0.03819748</text:p>
          </table:table-cell>
          <table:table-cell office:value-type="float" office:value="0.07624747" calcext:value-type="float">
            <text:p>0.07624747</text:p>
          </table:table-cell>
          <table:table-cell office:value-type="float" office:value="0.1328949" calcext:value-type="float">
            <text:p>0.1328949</text:p>
          </table:table-cell>
          <table:table-cell office:value-type="float" office:value="0.1331525" calcext:value-type="float">
            <text:p>0.1331525</text:p>
          </table:table-cell>
          <table:table-cell office:value-type="float" office:value="0.1377926" calcext:value-type="float">
            <text:p>0.1377926</text:p>
          </table:table-cell>
          <table:table-cell office:value-type="float" office:value="0.1444509" calcext:value-type="float">
            <text:p>0.1444509</text:p>
          </table:table-cell>
          <table:table-cell office:value-type="float" office:value="0.1519673" calcext:value-type="float">
            <text:p>0.1519673</text:p>
          </table:table-cell>
          <table:table-cell office:value-type="float" office:value="0.1572081" calcext:value-type="float">
            <text:p>0.1572081</text:p>
          </table:table-cell>
          <table:table-cell office:value-type="float" office:value="0" calcext:value-type="float">
            <text:p>0</text:p>
          </table:table-cell>
          <table:table-cell office:value-type="float" office:value="20.33584" calcext:value-type="float">
            <text:p>20.33584</text:p>
          </table:table-cell>
          <table:table-cell office:value-type="float" office:value="20.20236" calcext:value-type="float">
            <text:p>20.20236</text:p>
          </table:table-cell>
          <table:table-cell office:value-type="float" office:value="32.14667" calcext:value-type="float">
            <text:p>32.14667</text:p>
          </table:table-cell>
          <table:table-cell office:value-type="float" office:value="5.907984" calcext:value-type="float">
            <text:p>5.907984</text:p>
          </table:table-cell>
          <table:table-cell office:value-type="float" office:value="4.545936" calcext:value-type="float">
            <text:p>4.545936</text:p>
          </table:table-cell>
          <table:table-cell office:value-type="float" office:value="2.022141" calcext:value-type="float">
            <text:p>2.022141</text:p>
          </table:table-cell>
          <table:table-cell office:value-type="float" office:value="2.015912" calcext:value-type="float">
            <text:p>2.015912</text:p>
          </table:table-cell>
          <table:table-cell office:value-type="float" office:value="4.250251" calcext:value-type="float">
            <text:p>4.250251</text:p>
          </table:table-cell>
          <table:table-cell office:value-type="float" office:value="6.562709" calcext:value-type="float">
            <text:p>6.562709</text:p>
          </table:table-cell>
          <table:table-cell office:value-type="float" office:value="6.827081" calcext:value-type="float">
            <text:p>6.827081</text:p>
          </table:table-cell>
          <table:table-cell office:value-type="float" office:value="7.347917" calcext:value-type="float">
            <text:p>7.347917</text:p>
          </table:table-cell>
          <table:table-cell office:value-type="float" office:value="7.963644" calcext:value-type="float">
            <text:p>7.963644</text:p>
          </table:table-cell>
          <table:table-cell office:value-type="float" office:value="8.693541" calcext:value-type="float">
            <text:p>8.693541</text:p>
          </table:table-cell>
          <table:table-cell office:value-type="float" office:value="9.196909" calcext:value-type="float">
            <text:p>9.196909</text:p>
          </table:table-cell>
          <table:table-cell office:value-type="float" office:value="0" calcext:value-type="float">
            <text:p>0</text:p>
          </table:table-cell>
          <table:table-cell office:value-type="float" office:value="67.0606" calcext:value-type="float">
            <text:p>67.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388" calcext:value-type="float">
            <text:p>1.523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2.521417" calcext:value-type="float">
            <text:p>2.521417</text:p>
          </table:table-cell>
          <table:table-cell office:value-type="float" office:value="136.4527" calcext:value-type="float">
            <text:p>136.4527</text:p>
          </table:table-cell>
          <table:table-cell office:value-type="float" office:value="5" calcext:value-type="float">
            <text:p>5</text:p>
          </table:table-cell>
          <table:table-cell office:value-type="float" office:value="-0.04770789" calcext:value-type="float">
            <text:p>-0.04770789</text:p>
          </table:table-cell>
          <table:table-cell office:value-type="float" office:value="29.95442" calcext:value-type="float">
            <text:p>29.95442</text:p>
          </table:table-cell>
          <table:table-cell office:value-type="float" office:value="0" calcext:value-type="float">
            <text:p>0</text:p>
          </table:table-cell>
          <table:table-cell office:value-type="float" office:value="0.0003151664" calcext:value-type="float">
            <text:p>0.0003151664</text:p>
          </table:table-cell>
          <table:table-cell office:value-type="float" office:value="0" calcext:value-type="float">
            <text:p>0</text:p>
          </table:table-cell>
          <table:table-cell office:value-type="float" office:value="0.009755448" calcext:value-type="float">
            <text:p>0.009755448</text:p>
          </table:table-cell>
          <table:table-cell office:value-type="float" office:value="1176.199" calcext:value-type="float">
            <text:p>1176.199</text:p>
          </table:table-cell>
          <table:table-cell office:value-type="float" office:value="1.877779" calcext:value-type="float">
            <text:p>1.877779</text:p>
          </table:table-cell>
          <table:table-cell office:value-type="float" office:value="0" calcext:value-type="float">
            <text:p>0</text:p>
          </table:table-cell>
          <table:table-cell office:value-type="float" office:value="0.2189972" calcext:value-type="float">
            <text:p>0.2189972</text:p>
          </table:table-cell>
          <table:table-cell office:value-type="float" office:value="0.2378161" calcext:value-type="float">
            <text:p>0.2378161</text:p>
          </table:table-cell>
          <table:table-cell office:value-type="float" office:value="0.7127057" calcext:value-type="float">
            <text:p>0.7127057</text:p>
          </table:table-cell>
          <table:table-cell office:value-type="float" office:value="0.03798213" calcext:value-type="float">
            <text:p>0.03798213</text:p>
          </table:table-cell>
          <table:table-cell office:value-type="float" office:value="0.0397603" calcext:value-type="float">
            <text:p>0.0397603</text:p>
          </table:table-cell>
          <table:table-cell office:value-type="float" office:value="0.005899888" calcext:value-type="float">
            <text:p>0.005899888</text:p>
          </table:table-cell>
          <table:table-cell office:value-type="float" office:value="0.03563693" calcext:value-type="float">
            <text:p>0.03563693</text:p>
          </table:table-cell>
          <table:table-cell office:value-type="float" office:value="0.07549049" calcext:value-type="float">
            <text:p>0.07549049</text:p>
          </table:table-cell>
          <table:table-cell office:value-type="float" office:value="0.1329595" calcext:value-type="float">
            <text:p>0.1329595</text:p>
          </table:table-cell>
          <table:table-cell office:value-type="float" office:value="0.1332608" calcext:value-type="float">
            <text:p>0.1332608</text:p>
          </table:table-cell>
          <table:table-cell office:value-type="float" office:value="0.1378753" calcext:value-type="float">
            <text:p>0.1378753</text:p>
          </table:table-cell>
          <table:table-cell office:value-type="float" office:value="0.1445327" calcext:value-type="float">
            <text:p>0.1445327</text:p>
          </table:table-cell>
          <table:table-cell office:value-type="float" office:value="0.1520308" calcext:value-type="float">
            <text:p>0.1520308</text:p>
          </table:table-cell>
          <table:table-cell office:value-type="float" office:value="0.1572692" calcext:value-type="float">
            <text:p>0.1572692</text:p>
          </table:table-cell>
          <table:table-cell office:value-type="float" office:value="0" calcext:value-type="float">
            <text:p>0</text:p>
          </table:table-cell>
          <table:table-cell office:value-type="float" office:value="20.34739" calcext:value-type="float">
            <text:p>20.34739</text:p>
          </table:table-cell>
          <table:table-cell office:value-type="float" office:value="20.21849" calcext:value-type="float">
            <text:p>20.21849</text:p>
          </table:table-cell>
          <table:table-cell office:value-type="float" office:value="32.29409" calcext:value-type="float">
            <text:p>32.29409</text:p>
          </table:table-cell>
          <table:table-cell office:value-type="float" office:value="5.911588" calcext:value-type="float">
            <text:p>5.911588</text:p>
          </table:table-cell>
          <table:table-cell office:value-type="float" office:value="4.549517" calcext:value-type="float">
            <text:p>4.549517</text:p>
          </table:table-cell>
          <table:table-cell office:value-type="float" office:value="2.019095" calcext:value-type="float">
            <text:p>2.019095</text:p>
          </table:table-cell>
          <table:table-cell office:value-type="float" office:value="2.019801" calcext:value-type="float">
            <text:p>2.019801</text:p>
          </table:table-cell>
          <table:table-cell office:value-type="float" office:value="4.25629" calcext:value-type="float">
            <text:p>4.25629</text:p>
          </table:table-cell>
          <table:table-cell office:value-type="float" office:value="6.570479" calcext:value-type="float">
            <text:p>6.570479</text:p>
          </table:table-cell>
          <table:table-cell office:value-type="float" office:value="6.834219" calcext:value-type="float">
            <text:p>6.834219</text:p>
          </table:table-cell>
          <table:table-cell office:value-type="float" office:value="7.354874" calcext:value-type="float">
            <text:p>7.354874</text:p>
          </table:table-cell>
          <table:table-cell office:value-type="float" office:value="7.970005" calcext:value-type="float">
            <text:p>7.970005</text:p>
          </table:table-cell>
          <table:table-cell office:value-type="float" office:value="8.699432" calcext:value-type="float">
            <text:p>8.699432</text:p>
          </table:table-cell>
          <table:table-cell office:value-type="float" office:value="9.202647" calcext:value-type="float">
            <text:p>9.202647</text:p>
          </table:table-cell>
          <table:table-cell office:value-type="float" office:value="0" calcext:value-type="float">
            <text:p>0</text:p>
          </table:table-cell>
          <table:table-cell office:value-type="float" office:value="59.54247" calcext:value-type="float">
            <text:p>59.54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6195" calcext:value-type="float">
            <text:p>1.5361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2.509102" calcext:value-type="float">
            <text:p>2.509102</text:p>
          </table:table-cell>
          <table:table-cell office:value-type="float" office:value="136.4509" calcext:value-type="float">
            <text:p>136.4509</text:p>
          </table:table-cell>
          <table:table-cell office:value-type="float" office:value="5" calcext:value-type="float">
            <text:p>5</text:p>
          </table:table-cell>
          <table:table-cell office:value-type="float" office:value="-0.05354111" calcext:value-type="float">
            <text:p>-0.05354111</text:p>
          </table:table-cell>
          <table:table-cell office:value-type="float" office:value="29.98601" calcext:value-type="float">
            <text:p>29.98601</text:p>
          </table:table-cell>
          <table:table-cell office:value-type="float" office:value="0" calcext:value-type="float">
            <text:p>0</text:p>
          </table:table-cell>
          <table:table-cell office:value-type="float" office:value="0.0003151947" calcext:value-type="float">
            <text:p>0.0003151947</text:p>
          </table:table-cell>
          <table:table-cell office:value-type="float" office:value="0" calcext:value-type="float">
            <text:p>0</text:p>
          </table:table-cell>
          <table:table-cell office:value-type="float" office:value="0.009767256" calcext:value-type="float">
            <text:p>0.009767256</text:p>
          </table:table-cell>
          <table:table-cell office:value-type="float" office:value="1176.176" calcext:value-type="float">
            <text:p>1176.176</text:p>
          </table:table-cell>
          <table:table-cell office:value-type="float" office:value="1.875437" calcext:value-type="float">
            <text:p>1.875437</text:p>
          </table:table-cell>
          <table:table-cell office:value-type="float" office:value="0" calcext:value-type="float">
            <text:p>0</text:p>
          </table:table-cell>
          <table:table-cell office:value-type="float" office:value="0.4405808" calcext:value-type="float">
            <text:p>0.4405808</text:p>
          </table:table-cell>
          <table:table-cell office:value-type="float" office:value="0.2483267" calcext:value-type="float">
            <text:p>0.2483267</text:p>
          </table:table-cell>
          <table:table-cell office:value-type="float" office:value="0.7448644" calcext:value-type="float">
            <text:p>0.7448644</text:p>
          </table:table-cell>
          <table:table-cell office:value-type="float" office:value="0.02792691" calcext:value-type="float">
            <text:p>0.02792691</text:p>
          </table:table-cell>
          <table:table-cell office:value-type="float" office:value="0.03447638" calcext:value-type="float">
            <text:p>0.03447638</text:p>
          </table:table-cell>
          <table:table-cell office:value-type="float" office:value="0.005500075" calcext:value-type="float">
            <text:p>0.005500075</text:p>
          </table:table-cell>
          <table:table-cell office:value-type="float" office:value="0.03494468" calcext:value-type="float">
            <text:p>0.03494468</text:p>
          </table:table-cell>
          <table:table-cell office:value-type="float" office:value="0.07492375" calcext:value-type="float">
            <text:p>0.07492375</text:p>
          </table:table-cell>
          <table:table-cell office:value-type="float" office:value="0.1329119" calcext:value-type="float">
            <text:p>0.1329119</text:p>
          </table:table-cell>
          <table:table-cell office:value-type="float" office:value="0.1333572" calcext:value-type="float">
            <text:p>0.1333572</text:p>
          </table:table-cell>
          <table:table-cell office:value-type="float" office:value="0.1379574" calcext:value-type="float">
            <text:p>0.1379574</text:p>
          </table:table-cell>
          <table:table-cell office:value-type="float" office:value="0.1446101" calcext:value-type="float">
            <text:p>0.1446101</text:p>
          </table:table-cell>
          <table:table-cell office:value-type="float" office:value="0.1520942" calcext:value-type="float">
            <text:p>0.1520942</text:p>
          </table:table-cell>
          <table:table-cell office:value-type="float" office:value="0.1573303" calcext:value-type="float">
            <text:p>0.1573303</text:p>
          </table:table-cell>
          <table:table-cell office:value-type="float" office:value="0" calcext:value-type="float">
            <text:p>0</text:p>
          </table:table-cell>
          <table:table-cell office:value-type="float" office:value="20.38777" calcext:value-type="float">
            <text:p>20.38777</text:p>
          </table:table-cell>
          <table:table-cell office:value-type="float" office:value="20.24349" calcext:value-type="float">
            <text:p>20.24349</text:p>
          </table:table-cell>
          <table:table-cell office:value-type="float" office:value="32.44595" calcext:value-type="float">
            <text:p>32.44595</text:p>
          </table:table-cell>
          <table:table-cell office:value-type="float" office:value="5.903525" calcext:value-type="float">
            <text:p>5.903525</text:p>
          </table:table-cell>
          <table:table-cell office:value-type="float" office:value="4.5485" calcext:value-type="float">
            <text:p>4.5485</text:p>
          </table:table-cell>
          <table:table-cell office:value-type="float" office:value="2.015897" calcext:value-type="float">
            <text:p>2.015897</text:p>
          </table:table-cell>
          <table:table-cell office:value-type="float" office:value="2.023371" calcext:value-type="float">
            <text:p>2.023371</text:p>
          </table:table-cell>
          <table:table-cell office:value-type="float" office:value="4.262157" calcext:value-type="float">
            <text:p>4.262157</text:p>
          </table:table-cell>
          <table:table-cell office:value-type="float" office:value="6.578235" calcext:value-type="float">
            <text:p>6.578235</text:p>
          </table:table-cell>
          <table:table-cell office:value-type="float" office:value="6.841357" calcext:value-type="float">
            <text:p>6.841357</text:p>
          </table:table-cell>
          <table:table-cell office:value-type="float" office:value="7.361832" calcext:value-type="float">
            <text:p>7.361832</text:p>
          </table:table-cell>
          <table:table-cell office:value-type="float" office:value="7.976362" calcext:value-type="float">
            <text:p>7.976362</text:p>
          </table:table-cell>
          <table:table-cell office:value-type="float" office:value="8.705324" calcext:value-type="float">
            <text:p>8.705324</text:p>
          </table:table-cell>
          <table:table-cell office:value-type="float" office:value="9.208395" calcext:value-type="float">
            <text:p>9.208395</text:p>
          </table:table-cell>
          <table:table-cell office:value-type="float" office:value="0" calcext:value-type="float">
            <text:p>0</text:p>
          </table:table-cell>
          <table:table-cell office:value-type="float" office:value="60.9264" calcext:value-type="float">
            <text:p>60.9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9531" calcext:value-type="float">
            <text:p>1.54953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2.495268" calcext:value-type="float">
            <text:p>2.495268</text:p>
          </table:table-cell>
          <table:table-cell office:value-type="float" office:value="136.4489" calcext:value-type="float">
            <text:p>136.4489</text:p>
          </table:table-cell>
          <table:table-cell office:value-type="float" office:value="5" calcext:value-type="float">
            <text:p>5</text:p>
          </table:table-cell>
          <table:table-cell office:value-type="float" office:value="-0.06020097" calcext:value-type="float">
            <text:p>-0.06020097</text:p>
          </table:table-cell>
          <table:table-cell office:value-type="float" office:value="30.01817" calcext:value-type="float">
            <text:p>30.01817</text:p>
          </table:table-cell>
          <table:table-cell office:value-type="float" office:value="0" calcext:value-type="float">
            <text:p>0</text:p>
          </table:table-cell>
          <table:table-cell office:value-type="float" office:value="0.0003152227" calcext:value-type="float">
            <text:p>0.0003152227</text:p>
          </table:table-cell>
          <table:table-cell office:value-type="float" office:value="0" calcext:value-type="float">
            <text:p>0</text:p>
          </table:table-cell>
          <table:table-cell office:value-type="float" office:value="0.009778269" calcext:value-type="float">
            <text:p>0.009778269</text:p>
          </table:table-cell>
          <table:table-cell office:value-type="float" office:value="1176.152" calcext:value-type="float">
            <text:p>1176.152</text:p>
          </table:table-cell>
          <table:table-cell office:value-type="float" office:value="1.871838" calcext:value-type="float">
            <text:p>1.871838</text:p>
          </table:table-cell>
          <table:table-cell office:value-type="float" office:value="0" calcext:value-type="float">
            <text:p>0</text:p>
          </table:table-cell>
          <table:table-cell office:value-type="float" office:value="0.1797607" calcext:value-type="float">
            <text:p>0.1797607</text:p>
          </table:table-cell>
          <table:table-cell office:value-type="float" office:value="0.2391511" calcext:value-type="float">
            <text:p>0.2391511</text:p>
          </table:table-cell>
          <table:table-cell office:value-type="float" office:value="0.7821192" calcext:value-type="float">
            <text:p>0.7821192</text:p>
          </table:table-cell>
          <table:table-cell office:value-type="float" office:value="0.02455753" calcext:value-type="float">
            <text:p>0.02455753</text:p>
          </table:table-cell>
          <table:table-cell office:value-type="float" office:value="0.03008484" calcext:value-type="float">
            <text:p>0.03008484</text:p>
          </table:table-cell>
          <table:table-cell office:value-type="float" office:value="0.005171018" calcext:value-type="float">
            <text:p>0.005171018</text:p>
          </table:table-cell>
          <table:table-cell office:value-type="float" office:value="0.03344662" calcext:value-type="float">
            <text:p>0.03344662</text:p>
          </table:table-cell>
          <table:table-cell office:value-type="float" office:value="0.07474891" calcext:value-type="float">
            <text:p>0.07474891</text:p>
          </table:table-cell>
          <table:table-cell office:value-type="float" office:value="0.1328612" calcext:value-type="float">
            <text:p>0.1328612</text:p>
          </table:table-cell>
          <table:table-cell office:value-type="float" office:value="0.1334417" calcext:value-type="float">
            <text:p>0.1334417</text:p>
          </table:table-cell>
          <table:table-cell office:value-type="float" office:value="0.138038" calcext:value-type="float">
            <text:p>0.138038</text:p>
          </table:table-cell>
          <table:table-cell office:value-type="float" office:value="0.1446883" calcext:value-type="float">
            <text:p>0.1446883</text:p>
          </table:table-cell>
          <table:table-cell office:value-type="float" office:value="0.1521576" calcext:value-type="float">
            <text:p>0.1521576</text:p>
          </table:table-cell>
          <table:table-cell office:value-type="float" office:value="0.1573915" calcext:value-type="float">
            <text:p>0.1573915</text:p>
          </table:table-cell>
          <table:table-cell office:value-type="float" office:value="0" calcext:value-type="float">
            <text:p>0</text:p>
          </table:table-cell>
          <table:table-cell office:value-type="float" office:value="20.42394" calcext:value-type="float">
            <text:p>20.42394</text:p>
          </table:table-cell>
          <table:table-cell office:value-type="float" office:value="20.27048" calcext:value-type="float">
            <text:p>20.27048</text:p>
          </table:table-cell>
          <table:table-cell office:value-type="float" office:value="32.61301" calcext:value-type="float">
            <text:p>32.61301</text:p>
          </table:table-cell>
          <table:table-cell office:value-type="float" office:value="5.893356" calcext:value-type="float">
            <text:p>5.893356</text:p>
          </table:table-cell>
          <table:table-cell office:value-type="float" office:value="4.545754" calcext:value-type="float">
            <text:p>4.545754</text:p>
          </table:table-cell>
          <table:table-cell office:value-type="float" office:value="2.012661" calcext:value-type="float">
            <text:p>2.012661</text:p>
          </table:table-cell>
          <table:table-cell office:value-type="float" office:value="2.026744" calcext:value-type="float">
            <text:p>2.026744</text:p>
          </table:table-cell>
          <table:table-cell office:value-type="float" office:value="4.26793" calcext:value-type="float">
            <text:p>4.26793</text:p>
          </table:table-cell>
          <table:table-cell office:value-type="float" office:value="6.585959" calcext:value-type="float">
            <text:p>6.585959</text:p>
          </table:table-cell>
          <table:table-cell office:value-type="float" office:value="6.848495" calcext:value-type="float">
            <text:p>6.848495</text:p>
          </table:table-cell>
          <table:table-cell office:value-type="float" office:value="7.368789" calcext:value-type="float">
            <text:p>7.368789</text:p>
          </table:table-cell>
          <table:table-cell office:value-type="float" office:value="7.982716" calcext:value-type="float">
            <text:p>7.982716</text:p>
          </table:table-cell>
          <table:table-cell office:value-type="float" office:value="8.711217" calcext:value-type="float">
            <text:p>8.711217</text:p>
          </table:table-cell>
          <table:table-cell office:value-type="float" office:value="9.214154" calcext:value-type="float">
            <text:p>9.214154</text:p>
          </table:table-cell>
          <table:table-cell office:value-type="float" office:value="0" calcext:value-type="float">
            <text:p>0</text:p>
          </table:table-cell>
          <table:table-cell office:value-type="float" office:value="66.36227" calcext:value-type="float">
            <text:p>66.36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4608" calcext:value-type="float">
            <text:p>1.5646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2.480082" calcext:value-type="float">
            <text:p>2.480082</text:p>
          </table:table-cell>
          <table:table-cell office:value-type="float" office:value="136.4469" calcext:value-type="float">
            <text:p>136.4469</text:p>
          </table:table-cell>
          <table:table-cell office:value-type="float" office:value="5" calcext:value-type="float">
            <text:p>5</text:p>
          </table:table-cell>
          <table:table-cell office:value-type="float" office:value="-0.0677508" calcext:value-type="float">
            <text:p>-0.0677508</text:p>
          </table:table-cell>
          <table:table-cell office:value-type="float" office:value="30.05073" calcext:value-type="float">
            <text:p>30.05073</text:p>
          </table:table-cell>
          <table:table-cell office:value-type="float" office:value="0" calcext:value-type="float">
            <text:p>0</text:p>
          </table:table-cell>
          <table:table-cell office:value-type="float" office:value="0.0003152495" calcext:value-type="float">
            <text:p>0.0003152495</text:p>
          </table:table-cell>
          <table:table-cell office:value-type="float" office:value="0" calcext:value-type="float">
            <text:p>0</text:p>
          </table:table-cell>
          <table:table-cell office:value-type="float" office:value="0.009788667" calcext:value-type="float">
            <text:p>0.009788667</text:p>
          </table:table-cell>
          <table:table-cell office:value-type="float" office:value="1176.128" calcext:value-type="float">
            <text:p>1176.128</text:p>
          </table:table-cell>
          <table:table-cell office:value-type="float" office:value="1.868757" calcext:value-type="float">
            <text:p>1.868757</text:p>
          </table:table-cell>
          <table:table-cell office:value-type="float" office:value="0" calcext:value-type="float">
            <text:p>0</text:p>
          </table:table-cell>
          <table:table-cell office:value-type="float" office:value="0.5189145" calcext:value-type="float">
            <text:p>0.5189145</text:p>
          </table:table-cell>
          <table:table-cell office:value-type="float" office:value="0.2646971" calcext:value-type="float">
            <text:p>0.2646971</text:p>
          </table:table-cell>
          <table:table-cell office:value-type="float" office:value="0.8137196" calcext:value-type="float">
            <text:p>0.8137196</text:p>
          </table:table-cell>
          <table:table-cell office:value-type="float" office:value="0.02116792" calcext:value-type="float">
            <text:p>0.02116792</text:p>
          </table:table-cell>
          <table:table-cell office:value-type="float" office:value="0.02667554" calcext:value-type="float">
            <text:p>0.02667554</text:p>
          </table:table-cell>
          <table:table-cell office:value-type="float" office:value="0.004864934" calcext:value-type="float">
            <text:p>0.004864934</text:p>
          </table:table-cell>
          <table:table-cell office:value-type="float" office:value="0.02979184" calcext:value-type="float">
            <text:p>0.02979184</text:p>
          </table:table-cell>
          <table:table-cell office:value-type="float" office:value="0.0747679" calcext:value-type="float">
            <text:p>0.0747679</text:p>
          </table:table-cell>
          <table:table-cell office:value-type="float" office:value="0.1328609" calcext:value-type="float">
            <text:p>0.1328609</text:p>
          </table:table-cell>
          <table:table-cell office:value-type="float" office:value="0.1335199" calcext:value-type="float">
            <text:p>0.1335199</text:p>
          </table:table-cell>
          <table:table-cell office:value-type="float" office:value="0.138117" calcext:value-type="float">
            <text:p>0.138117</text:p>
          </table:table-cell>
          <table:table-cell office:value-type="float" office:value="0.1447674" calcext:value-type="float">
            <text:p>0.1447674</text:p>
          </table:table-cell>
          <table:table-cell office:value-type="float" office:value="0.1522208" calcext:value-type="float">
            <text:p>0.1522208</text:p>
          </table:table-cell>
          <table:table-cell office:value-type="float" office:value="0.1574526" calcext:value-type="float">
            <text:p>0.1574526</text:p>
          </table:table-cell>
          <table:table-cell office:value-type="float" office:value="0" calcext:value-type="float">
            <text:p>0</text:p>
          </table:table-cell>
          <table:table-cell office:value-type="float" office:value="20.46729" calcext:value-type="float">
            <text:p>20.46729</text:p>
          </table:table-cell>
          <table:table-cell office:value-type="float" office:value="20.29865" calcext:value-type="float">
            <text:p>20.29865</text:p>
          </table:table-cell>
          <table:table-cell office:value-type="float" office:value="32.78985" calcext:value-type="float">
            <text:p>32.78985</text:p>
          </table:table-cell>
          <table:table-cell office:value-type="float" office:value="5.882147" calcext:value-type="float">
            <text:p>5.882147</text:p>
          </table:table-cell>
          <table:table-cell office:value-type="float" office:value="4.541247" calcext:value-type="float">
            <text:p>4.541247</text:p>
          </table:table-cell>
          <table:table-cell office:value-type="float" office:value="2.009367" calcext:value-type="float">
            <text:p>2.009367</text:p>
          </table:table-cell>
          <table:table-cell office:value-type="float" office:value="2.029481" calcext:value-type="float">
            <text:p>2.029481</text:p>
          </table:table-cell>
          <table:table-cell office:value-type="float" office:value="4.273674" calcext:value-type="float">
            <text:p>4.273674</text:p>
          </table:table-cell>
          <table:table-cell office:value-type="float" office:value="6.593654" calcext:value-type="float">
            <text:p>6.593654</text:p>
          </table:table-cell>
          <table:table-cell office:value-type="float" office:value="6.855632" calcext:value-type="float">
            <text:p>6.855632</text:p>
          </table:table-cell>
          <table:table-cell office:value-type="float" office:value="7.375747" calcext:value-type="float">
            <text:p>7.375747</text:p>
          </table:table-cell>
          <table:table-cell office:value-type="float" office:value="7.989077" calcext:value-type="float">
            <text:p>7.989077</text:p>
          </table:table-cell>
          <table:table-cell office:value-type="float" office:value="8.717109" calcext:value-type="float">
            <text:p>8.717109</text:p>
          </table:table-cell>
          <table:table-cell office:value-type="float" office:value="9.219913" calcext:value-type="float">
            <text:p>9.219913</text:p>
          </table:table-cell>
          <table:table-cell office:value-type="float" office:value="0" calcext:value-type="float">
            <text:p>0</text:p>
          </table:table-cell>
          <table:table-cell office:value-type="float" office:value="73.70012" calcext:value-type="float">
            <text:p>73.7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0919" calcext:value-type="float">
            <text:p>1.5809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2.469003" calcext:value-type="float">
            <text:p>2.469003</text:p>
          </table:table-cell>
          <table:table-cell office:value-type="float" office:value="136.445" calcext:value-type="float">
            <text:p>136.445</text:p>
          </table:table-cell>
          <table:table-cell office:value-type="float" office:value="5" calcext:value-type="float">
            <text:p>5</text:p>
          </table:table-cell>
          <table:table-cell office:value-type="float" office:value="-0.07688834" calcext:value-type="float">
            <text:p>-0.07688834</text:p>
          </table:table-cell>
          <table:table-cell office:value-type="float" office:value="30.08205" calcext:value-type="float">
            <text:p>30.08205</text:p>
          </table:table-cell>
          <table:table-cell office:value-type="float" office:value="0" calcext:value-type="float">
            <text:p>0</text:p>
          </table:table-cell>
          <table:table-cell office:value-type="float" office:value="0.0003153639" calcext:value-type="float">
            <text:p>0.0003153639</text:p>
          </table:table-cell>
          <table:table-cell office:value-type="float" office:value="0" calcext:value-type="float">
            <text:p>0</text:p>
          </table:table-cell>
          <table:table-cell office:value-type="float" office:value="0.009832857" calcext:value-type="float">
            <text:p>0.009832857</text:p>
          </table:table-cell>
          <table:table-cell office:value-type="float" office:value="1176.103" calcext:value-type="float">
            <text:p>1176.103</text:p>
          </table:table-cell>
          <table:table-cell office:value-type="float" office:value="1.866922" calcext:value-type="float">
            <text:p>1.866922</text:p>
          </table:table-cell>
          <table:table-cell office:value-type="float" office:value="0" calcext:value-type="float">
            <text:p>0</text:p>
          </table:table-cell>
          <table:table-cell office:value-type="float" office:value="0.1676251" calcext:value-type="float">
            <text:p>0.1676251</text:p>
          </table:table-cell>
          <table:table-cell office:value-type="float" office:value="0.1836723" calcext:value-type="float">
            <text:p>0.1836723</text:p>
          </table:table-cell>
          <table:table-cell office:value-type="float" office:value="0.6607004" calcext:value-type="float">
            <text:p>0.6607004</text:p>
          </table:table-cell>
          <table:table-cell office:value-type="float" office:value="0.07724195" calcext:value-type="float">
            <text:p>0.07724195</text:p>
          </table:table-cell>
          <table:table-cell office:value-type="float" office:value="0.02396464" calcext:value-type="float">
            <text:p>0.02396464</text:p>
          </table:table-cell>
          <table:table-cell office:value-type="float" office:value="0.004653665" calcext:value-type="float">
            <text:p>0.004653665</text:p>
          </table:table-cell>
          <table:table-cell office:value-type="float" office:value="0.02401836" calcext:value-type="float">
            <text:p>0.02401836</text:p>
          </table:table-cell>
          <table:table-cell office:value-type="float" office:value="0.07479622" calcext:value-type="float">
            <text:p>0.07479622</text:p>
          </table:table-cell>
          <table:table-cell office:value-type="float" office:value="0.1329051" calcext:value-type="float">
            <text:p>0.1329051</text:p>
          </table:table-cell>
          <table:table-cell office:value-type="float" office:value="0.1335967" calcext:value-type="float">
            <text:p>0.1335967</text:p>
          </table:table-cell>
          <table:table-cell office:value-type="float" office:value="0.1381952" calcext:value-type="float">
            <text:p>0.1381952</text:p>
          </table:table-cell>
          <table:table-cell office:value-type="float" office:value="0.1448466" calcext:value-type="float">
            <text:p>0.1448466</text:p>
          </table:table-cell>
          <table:table-cell office:value-type="float" office:value="0.1522827" calcext:value-type="float">
            <text:p>0.1522827</text:p>
          </table:table-cell>
          <table:table-cell office:value-type="float" office:value="0.1575138" calcext:value-type="float">
            <text:p>0.1575138</text:p>
          </table:table-cell>
          <table:table-cell office:value-type="float" office:value="0" calcext:value-type="float">
            <text:p>0</text:p>
          </table:table-cell>
          <table:table-cell office:value-type="float" office:value="20.47624" calcext:value-type="float">
            <text:p>20.47624</text:p>
          </table:table-cell>
          <table:table-cell office:value-type="float" office:value="20.31467" calcext:value-type="float">
            <text:p>20.31467</text:p>
          </table:table-cell>
          <table:table-cell office:value-type="float" office:value="32.9474" calcext:value-type="float">
            <text:p>32.9474</text:p>
          </table:table-cell>
          <table:table-cell office:value-type="float" office:value="5.886279" calcext:value-type="float">
            <text:p>5.886279</text:p>
          </table:table-cell>
          <table:table-cell office:value-type="float" office:value="4.535579" calcext:value-type="float">
            <text:p>4.535579</text:p>
          </table:table-cell>
          <table:table-cell office:value-type="float" office:value="2.005988" calcext:value-type="float">
            <text:p>2.005988</text:p>
          </table:table-cell>
          <table:table-cell office:value-type="float" office:value="2.031136" calcext:value-type="float">
            <text:p>2.031136</text:p>
          </table:table-cell>
          <table:table-cell office:value-type="float" office:value="4.27941" calcext:value-type="float">
            <text:p>4.27941</text:p>
          </table:table-cell>
          <table:table-cell office:value-type="float" office:value="6.601332" calcext:value-type="float">
            <text:p>6.601332</text:p>
          </table:table-cell>
          <table:table-cell office:value-type="float" office:value="6.862744" calcext:value-type="float">
            <text:p>6.862744</text:p>
          </table:table-cell>
          <table:table-cell office:value-type="float" office:value="7.382704" calcext:value-type="float">
            <text:p>7.382704</text:p>
          </table:table-cell>
          <table:table-cell office:value-type="float" office:value="7.99543" calcext:value-type="float">
            <text:p>7.99543</text:p>
          </table:table-cell>
          <table:table-cell office:value-type="float" office:value="8.722954" calcext:value-type="float">
            <text:p>8.722954</text:p>
          </table:table-cell>
          <table:table-cell office:value-type="float" office:value="9.225662" calcext:value-type="float">
            <text:p>9.225662</text:p>
          </table:table-cell>
          <table:table-cell office:value-type="float" office:value="0" calcext:value-type="float">
            <text:p>0</text:p>
          </table:table-cell>
          <table:table-cell office:value-type="float" office:value="2.689577" calcext:value-type="float">
            <text:p>2.689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3163" calcext:value-type="float">
            <text:p>1.5931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2.45671" calcext:value-type="float">
            <text:p>2.45671</text:p>
          </table:table-cell>
          <table:table-cell office:value-type="float" office:value="136.4434" calcext:value-type="float">
            <text:p>136.4434</text:p>
          </table:table-cell>
          <table:table-cell office:value-type="float" office:value="5" calcext:value-type="float">
            <text:p>5</text:p>
          </table:table-cell>
          <table:table-cell office:value-type="float" office:value="-0.0858958" calcext:value-type="float">
            <text:p>-0.0858958</text:p>
          </table:table-cell>
          <table:table-cell office:value-type="float" office:value="30.11299" calcext:value-type="float">
            <text:p>30.11299</text:p>
          </table:table-cell>
          <table:table-cell office:value-type="float" office:value="0" calcext:value-type="float">
            <text:p>0</text:p>
          </table:table-cell>
          <table:table-cell office:value-type="float" office:value="0.0003153785" calcext:value-type="float">
            <text:p>0.0003153785</text:p>
          </table:table-cell>
          <table:table-cell office:value-type="float" office:value="0" calcext:value-type="float">
            <text:p>0</text:p>
          </table:table-cell>
          <table:table-cell office:value-type="float" office:value="0.009838582" calcext:value-type="float">
            <text:p>0.009838582</text:p>
          </table:table-cell>
          <table:table-cell office:value-type="float" office:value="1176.076" calcext:value-type="float">
            <text:p>1176.076</text:p>
          </table:table-cell>
          <table:table-cell office:value-type="float" office:value="1.865924" calcext:value-type="float">
            <text:p>1.865924</text:p>
          </table:table-cell>
          <table:table-cell office:value-type="float" office:value="0" calcext:value-type="float">
            <text:p>0</text:p>
          </table:table-cell>
          <table:table-cell office:value-type="float" office:value="0.3002878" calcext:value-type="float">
            <text:p>0.3002878</text:p>
          </table:table-cell>
          <table:table-cell office:value-type="float" office:value="0.2363304" calcext:value-type="float">
            <text:p>0.2363304</text:p>
          </table:table-cell>
          <table:table-cell office:value-type="float" office:value="0.7556587" calcext:value-type="float">
            <text:p>0.7556587</text:p>
          </table:table-cell>
          <table:table-cell office:value-type="float" office:value="0.01586239" calcext:value-type="float">
            <text:p>0.01586239</text:p>
          </table:table-cell>
          <table:table-cell office:value-type="float" office:value="0.0176082" calcext:value-type="float">
            <text:p>0.0176082</text:p>
          </table:table-cell>
          <table:table-cell office:value-type="float" office:value="0.004233778" calcext:value-type="float">
            <text:p>0.004233778</text:p>
          </table:table-cell>
          <table:table-cell office:value-type="float" office:value="0.018457" calcext:value-type="float">
            <text:p>0.018457</text:p>
          </table:table-cell>
          <table:table-cell office:value-type="float" office:value="0.07436959" calcext:value-type="float">
            <text:p>0.07436959</text:p>
          </table:table-cell>
          <table:table-cell office:value-type="float" office:value="0.1329229" calcext:value-type="float">
            <text:p>0.1329229</text:p>
          </table:table-cell>
          <table:table-cell office:value-type="float" office:value="0.1336736" calcext:value-type="float">
            <text:p>0.1336736</text:p>
          </table:table-cell>
          <table:table-cell office:value-type="float" office:value="0.1382726" calcext:value-type="float">
            <text:p>0.1382726</text:p>
          </table:table-cell>
          <table:table-cell office:value-type="float" office:value="0.1449313" calcext:value-type="float">
            <text:p>0.1449313</text:p>
          </table:table-cell>
          <table:table-cell office:value-type="float" office:value="0.1523469" calcext:value-type="float">
            <text:p>0.1523469</text:p>
          </table:table-cell>
          <table:table-cell office:value-type="float" office:value="0.1575749" calcext:value-type="float">
            <text:p>0.1575749</text:p>
          </table:table-cell>
          <table:table-cell office:value-type="float" office:value="0" calcext:value-type="float">
            <text:p>0</text:p>
          </table:table-cell>
          <table:table-cell office:value-type="float" office:value="20.51437" calcext:value-type="float">
            <text:p>20.51437</text:p>
          </table:table-cell>
          <table:table-cell office:value-type="float" office:value="20.32576" calcext:value-type="float">
            <text:p>20.32576</text:p>
          </table:table-cell>
          <table:table-cell office:value-type="float" office:value="33.11103" calcext:value-type="float">
            <text:p>33.11103</text:p>
          </table:table-cell>
          <table:table-cell office:value-type="float" office:value="5.881509" calcext:value-type="float">
            <text:p>5.881509</text:p>
          </table:table-cell>
          <table:table-cell office:value-type="float" office:value="4.526797" calcext:value-type="float">
            <text:p>4.526797</text:p>
          </table:table-cell>
          <table:table-cell office:value-type="float" office:value="2.002327" calcext:value-type="float">
            <text:p>2.002327</text:p>
          </table:table-cell>
          <table:table-cell office:value-type="float" office:value="2.031425" calcext:value-type="float">
            <text:p>2.031425</text:p>
          </table:table-cell>
          <table:table-cell office:value-type="float" office:value="4.285103" calcext:value-type="float">
            <text:p>4.285103</text:p>
          </table:table-cell>
          <table:table-cell office:value-type="float" office:value="6.609011" calcext:value-type="float">
            <text:p>6.609011</text:p>
          </table:table-cell>
          <table:table-cell office:value-type="float" office:value="6.869805" calcext:value-type="float">
            <text:p>6.869805</text:p>
          </table:table-cell>
          <table:table-cell office:value-type="float" office:value="7.389661" calcext:value-type="float">
            <text:p>7.389661</text:p>
          </table:table-cell>
          <table:table-cell office:value-type="float" office:value="8.001787" calcext:value-type="float">
            <text:p>8.001787</text:p>
          </table:table-cell>
          <table:table-cell office:value-type="float" office:value="8.728768" calcext:value-type="float">
            <text:p>8.728768</text:p>
          </table:table-cell>
          <table:table-cell office:value-type="float" office:value="9.231411" calcext:value-type="float">
            <text:p>9.231411</text:p>
          </table:table-cell>
          <table:table-cell office:value-type="float" office:value="0" calcext:value-type="float">
            <text:p>0</text:p>
          </table:table-cell>
          <table:table-cell office:value-type="float" office:value="3.898434" calcext:value-type="float">
            <text:p>3.898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6198" calcext:value-type="float">
            <text:p>1.6061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2.440917" calcext:value-type="float">
            <text:p>2.440917</text:p>
          </table:table-cell>
          <table:table-cell office:value-type="float" office:value="136.4417" calcext:value-type="float">
            <text:p>136.4417</text:p>
          </table:table-cell>
          <table:table-cell office:value-type="float" office:value="5" calcext:value-type="float">
            <text:p>5</text:p>
          </table:table-cell>
          <table:table-cell office:value-type="float" office:value="-0.09543607" calcext:value-type="float">
            <text:p>-0.09543607</text:p>
          </table:table-cell>
          <table:table-cell office:value-type="float" office:value="30.14515" calcext:value-type="float">
            <text:p>30.14515</text:p>
          </table:table-cell>
          <table:table-cell office:value-type="float" office:value="0" calcext:value-type="float">
            <text:p>0</text:p>
          </table:table-cell>
          <table:table-cell office:value-type="float" office:value="0.0003153955" calcext:value-type="float">
            <text:p>0.0003153955</text:p>
          </table:table-cell>
          <table:table-cell office:value-type="float" office:value="0" calcext:value-type="float">
            <text:p>0</text:p>
          </table:table-cell>
          <table:table-cell office:value-type="float" office:value="0.009844669" calcext:value-type="float">
            <text:p>0.009844669</text:p>
          </table:table-cell>
          <table:table-cell office:value-type="float" office:value="1176.05" calcext:value-type="float">
            <text:p>1176.05</text:p>
          </table:table-cell>
          <table:table-cell office:value-type="float" office:value="1.862596" calcext:value-type="float">
            <text:p>1.862596</text:p>
          </table:table-cell>
          <table:table-cell office:value-type="float" office:value="0" calcext:value-type="float">
            <text:p>0</text:p>
          </table:table-cell>
          <table:table-cell office:value-type="float" office:value="0.2181046" calcext:value-type="float">
            <text:p>0.2181046</text:p>
          </table:table-cell>
          <table:table-cell office:value-type="float" office:value="0.2505496" calcext:value-type="float">
            <text:p>0.2505496</text:p>
          </table:table-cell>
          <table:table-cell office:value-type="float" office:value="0.8074512" calcext:value-type="float">
            <text:p>0.8074512</text:p>
          </table:table-cell>
          <table:table-cell office:value-type="float" office:value="0.01872884" calcext:value-type="float">
            <text:p>0.01872884</text:p>
          </table:table-cell>
          <table:table-cell office:value-type="float" office:value="0.01611052" calcext:value-type="float">
            <text:p>0.01611052</text:p>
          </table:table-cell>
          <table:table-cell office:value-type="float" office:value="0.004157355" calcext:value-type="float">
            <text:p>0.004157355</text:p>
          </table:table-cell>
          <table:table-cell office:value-type="float" office:value="0.01420748" calcext:value-type="float">
            <text:p>0.01420748</text:p>
          </table:table-cell>
          <table:table-cell office:value-type="float" office:value="0.07425437" calcext:value-type="float">
            <text:p>0.07425437</text:p>
          </table:table-cell>
          <table:table-cell office:value-type="float" office:value="0.1328743" calcext:value-type="float">
            <text:p>0.1328743</text:p>
          </table:table-cell>
          <table:table-cell office:value-type="float" office:value="0.1337487" calcext:value-type="float">
            <text:p>0.1337487</text:p>
          </table:table-cell>
          <table:table-cell office:value-type="float" office:value="0.1383496" calcext:value-type="float">
            <text:p>0.1383496</text:p>
          </table:table-cell>
          <table:table-cell office:value-type="float" office:value="0.1450062" calcext:value-type="float">
            <text:p>0.1450062</text:p>
          </table:table-cell>
          <table:table-cell office:value-type="float" office:value="0.15241" calcext:value-type="float">
            <text:p>0.15241</text:p>
          </table:table-cell>
          <table:table-cell office:value-type="float" office:value="0.1576357" calcext:value-type="float">
            <text:p>0.1576357</text:p>
          </table:table-cell>
          <table:table-cell office:value-type="float" office:value="0" calcext:value-type="float">
            <text:p>0</text:p>
          </table:table-cell>
          <table:table-cell office:value-type="float" office:value="20.58825" calcext:value-type="float">
            <text:p>20.58825</text:p>
          </table:table-cell>
          <table:table-cell office:value-type="float" office:value="20.34959" calcext:value-type="float">
            <text:p>20.34959</text:p>
          </table:table-cell>
          <table:table-cell office:value-type="float" office:value="33.29647" calcext:value-type="float">
            <text:p>33.29647</text:p>
          </table:table-cell>
          <table:table-cell office:value-type="float" office:value="5.865935" calcext:value-type="float">
            <text:p>5.865935</text:p>
          </table:table-cell>
          <table:table-cell office:value-type="float" office:value="4.517186" calcext:value-type="float">
            <text:p>4.517186</text:p>
          </table:table-cell>
          <table:table-cell office:value-type="float" office:value="1.99864" calcext:value-type="float">
            <text:p>1.99864</text:p>
          </table:table-cell>
          <table:table-cell office:value-type="float" office:value="2.030587" calcext:value-type="float">
            <text:p>2.030587</text:p>
          </table:table-cell>
          <table:table-cell office:value-type="float" office:value="4.290727" calcext:value-type="float">
            <text:p>4.290727</text:p>
          </table:table-cell>
          <table:table-cell office:value-type="float" office:value="6.616685" calcext:value-type="float">
            <text:p>6.616685</text:p>
          </table:table-cell>
          <table:table-cell office:value-type="float" office:value="6.876869" calcext:value-type="float">
            <text:p>6.876869</text:p>
          </table:table-cell>
          <table:table-cell office:value-type="float" office:value="7.396618" calcext:value-type="float">
            <text:p>7.396618</text:p>
          </table:table-cell>
          <table:table-cell office:value-type="float" office:value="8.008144" calcext:value-type="float">
            <text:p>8.008144</text:p>
          </table:table-cell>
          <table:table-cell office:value-type="float" office:value="8.734583" calcext:value-type="float">
            <text:p>8.734583</text:p>
          </table:table-cell>
          <table:table-cell office:value-type="float" office:value="9.237105" calcext:value-type="float">
            <text:p>9.237105</text:p>
          </table:table-cell>
          <table:table-cell office:value-type="float" office:value="0" calcext:value-type="float">
            <text:p>0</text:p>
          </table:table-cell>
          <table:table-cell office:value-type="float" office:value="38.98852" calcext:value-type="float">
            <text:p>38.9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2903" calcext:value-type="float">
            <text:p>1.6229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2.42533" calcext:value-type="float">
            <text:p>2.42533</text:p>
          </table:table-cell>
          <table:table-cell office:value-type="float" office:value="136.4396" calcext:value-type="float">
            <text:p>136.4396</text:p>
          </table:table-cell>
          <table:table-cell office:value-type="float" office:value="5" calcext:value-type="float">
            <text:p>5</text:p>
          </table:table-cell>
          <table:table-cell office:value-type="float" office:value="-0.1068392" calcext:value-type="float">
            <text:p>-0.1068392</text:p>
          </table:table-cell>
          <table:table-cell office:value-type="float" office:value="30.17783" calcext:value-type="float">
            <text:p>30.17783</text:p>
          </table:table-cell>
          <table:table-cell office:value-type="float" office:value="0" calcext:value-type="float">
            <text:p>0</text:p>
          </table:table-cell>
          <table:table-cell office:value-type="float" office:value="0.0003154122" calcext:value-type="float">
            <text:p>0.0003154122</text:p>
          </table:table-cell>
          <table:table-cell office:value-type="float" office:value="0" calcext:value-type="float">
            <text:p>0</text:p>
          </table:table-cell>
          <table:table-cell office:value-type="float" office:value="0.009851078" calcext:value-type="float">
            <text:p>0.009851078</text:p>
          </table:table-cell>
          <table:table-cell office:value-type="float" office:value="1176.024" calcext:value-type="float">
            <text:p>1176.024</text:p>
          </table:table-cell>
          <table:table-cell office:value-type="float" office:value="1.860401" calcext:value-type="float">
            <text:p>1.860401</text:p>
          </table:table-cell>
          <table:table-cell office:value-type="float" office:value="0" calcext:value-type="float">
            <text:p>0</text:p>
          </table:table-cell>
          <table:table-cell office:value-type="float" office:value="0.5641798" calcext:value-type="float">
            <text:p>0.5641798</text:p>
          </table:table-cell>
          <table:table-cell office:value-type="float" office:value="0.2221856" calcext:value-type="float">
            <text:p>0.2221856</text:p>
          </table:table-cell>
          <table:table-cell office:value-type="float" office:value="0.8466614" calcext:value-type="float">
            <text:p>0.8466614</text:p>
          </table:table-cell>
          <table:table-cell office:value-type="float" office:value="0.01086078" calcext:value-type="float">
            <text:p>0.01086078</text:p>
          </table:table-cell>
          <table:table-cell office:value-type="float" office:value="0.01345306" calcext:value-type="float">
            <text:p>0.01345306</text:p>
          </table:table-cell>
          <table:table-cell office:value-type="float" office:value="0.004180263" calcext:value-type="float">
            <text:p>0.004180263</text:p>
          </table:table-cell>
          <table:table-cell office:value-type="float" office:value="0.01014341" calcext:value-type="float">
            <text:p>0.01014341</text:p>
          </table:table-cell>
          <table:table-cell office:value-type="float" office:value="0.07451459" calcext:value-type="float">
            <text:p>0.07451459</text:p>
          </table:table-cell>
          <table:table-cell office:value-type="float" office:value="0.1329006" calcext:value-type="float">
            <text:p>0.1329006</text:p>
          </table:table-cell>
          <table:table-cell office:value-type="float" office:value="0.1338228" calcext:value-type="float">
            <text:p>0.1338228</text:p>
          </table:table-cell>
          <table:table-cell office:value-type="float" office:value="0.138426" calcext:value-type="float">
            <text:p>0.138426</text:p>
          </table:table-cell>
          <table:table-cell office:value-type="float" office:value="0.1450826" calcext:value-type="float">
            <text:p>0.1450826</text:p>
          </table:table-cell>
          <table:table-cell office:value-type="float" office:value="0.1524727" calcext:value-type="float">
            <text:p>0.1524727</text:p>
          </table:table-cell>
          <table:table-cell office:value-type="float" office:value="0.157696" calcext:value-type="float">
            <text:p>0.157696</text:p>
          </table:table-cell>
          <table:table-cell office:value-type="float" office:value="0" calcext:value-type="float">
            <text:p>0</text:p>
          </table:table-cell>
          <table:table-cell office:value-type="float" office:value="20.63962" calcext:value-type="float">
            <text:p>20.63962</text:p>
          </table:table-cell>
          <table:table-cell office:value-type="float" office:value="20.37328" calcext:value-type="float">
            <text:p>20.37328</text:p>
          </table:table-cell>
          <table:table-cell office:value-type="float" office:value="33.49882" calcext:value-type="float">
            <text:p>33.49882</text:p>
          </table:table-cell>
          <table:table-cell office:value-type="float" office:value="5.85103" calcext:value-type="float">
            <text:p>5.85103</text:p>
          </table:table-cell>
          <table:table-cell office:value-type="float" office:value="4.506713" calcext:value-type="float">
            <text:p>4.506713</text:p>
          </table:table-cell>
          <table:table-cell office:value-type="float" office:value="1.995004" calcext:value-type="float">
            <text:p>1.995004</text:p>
          </table:table-cell>
          <table:table-cell office:value-type="float" office:value="2.02875" calcext:value-type="float">
            <text:p>2.02875</text:p>
          </table:table-cell>
          <table:table-cell office:value-type="float" office:value="4.296376" calcext:value-type="float">
            <text:p>4.296376</text:p>
          </table:table-cell>
          <table:table-cell office:value-type="float" office:value="6.624318" calcext:value-type="float">
            <text:p>6.624318</text:p>
          </table:table-cell>
          <table:table-cell office:value-type="float" office:value="6.883931" calcext:value-type="float">
            <text:p>6.883931</text:p>
          </table:table-cell>
          <table:table-cell office:value-type="float" office:value="7.403568" calcext:value-type="float">
            <text:p>7.403568</text:p>
          </table:table-cell>
          <table:table-cell office:value-type="float" office:value="8.014502" calcext:value-type="float">
            <text:p>8.014502</text:p>
          </table:table-cell>
          <table:table-cell office:value-type="float" office:value="8.740398" calcext:value-type="float">
            <text:p>8.740398</text:p>
          </table:table-cell>
          <table:table-cell office:value-type="float" office:value="9.242798" calcext:value-type="float">
            <text:p>9.242798</text:p>
          </table:table-cell>
          <table:table-cell office:value-type="float" office:value="0" calcext:value-type="float">
            <text:p>0</text:p>
          </table:table-cell>
          <table:table-cell office:value-type="float" office:value="65.7965" calcext:value-type="float">
            <text:p>65.7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9715" calcext:value-type="float">
            <text:p>1.6397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2.406504" calcext:value-type="float">
            <text:p>2.406504</text:p>
          </table:table-cell>
          <table:table-cell office:value-type="float" office:value="136.4369" calcext:value-type="float">
            <text:p>136.4369</text:p>
          </table:table-cell>
          <table:table-cell office:value-type="float" office:value="5" calcext:value-type="float">
            <text:p>5</text:p>
          </table:table-cell>
          <table:table-cell office:value-type="float" office:value="-0.118607" calcext:value-type="float">
            <text:p>-0.118607</text:p>
          </table:table-cell>
          <table:table-cell office:value-type="float" office:value="30.21136" calcext:value-type="float">
            <text:p>30.21136</text:p>
          </table:table-cell>
          <table:table-cell office:value-type="float" office:value="0" calcext:value-type="float">
            <text:p>0</text:p>
          </table:table-cell>
          <table:table-cell office:value-type="float" office:value="0.000315429" calcext:value-type="float">
            <text:p>0.000315429</text:p>
          </table:table-cell>
          <table:table-cell office:value-type="float" office:value="0" calcext:value-type="float">
            <text:p>0</text:p>
          </table:table-cell>
          <table:table-cell office:value-type="float" office:value="0.009857833" calcext:value-type="float">
            <text:p>0.009857833</text:p>
          </table:table-cell>
          <table:table-cell office:value-type="float" office:value="1175.997" calcext:value-type="float">
            <text:p>1175.997</text:p>
          </table:table-cell>
          <table:table-cell office:value-type="float" office:value="1.852656" calcext:value-type="float">
            <text:p>1.852656</text:p>
          </table:table-cell>
          <table:table-cell office:value-type="float" office:value="0" calcext:value-type="float">
            <text:p>0</text:p>
          </table:table-cell>
          <table:table-cell office:value-type="float" office:value="0.8423766" calcext:value-type="float">
            <text:p>0.8423766</text:p>
          </table:table-cell>
          <table:table-cell office:value-type="float" office:value="0.2436939" calcext:value-type="float">
            <text:p>0.2436939</text:p>
          </table:table-cell>
          <table:table-cell office:value-type="float" office:value="0.9125122" calcext:value-type="float">
            <text:p>0.9125122</text:p>
          </table:table-cell>
          <table:table-cell office:value-type="float" office:value="0.009663927" calcext:value-type="float">
            <text:p>0.009663927</text:p>
          </table:table-cell>
          <table:table-cell office:value-type="float" office:value="0.01169403" calcext:value-type="float">
            <text:p>0.01169403</text:p>
          </table:table-cell>
          <table:table-cell office:value-type="float" office:value="0.004325469" calcext:value-type="float">
            <text:p>0.004325469</text:p>
          </table:table-cell>
          <table:table-cell office:value-type="float" office:value="0.007891829" calcext:value-type="float">
            <text:p>0.007891829</text:p>
          </table:table-cell>
          <table:table-cell office:value-type="float" office:value="0.07478081" calcext:value-type="float">
            <text:p>0.07478081</text:p>
          </table:table-cell>
          <table:table-cell office:value-type="float" office:value="0.1330019" calcext:value-type="float">
            <text:p>0.1330019</text:p>
          </table:table-cell>
          <table:table-cell office:value-type="float" office:value="0.1339004" calcext:value-type="float">
            <text:p>0.1339004</text:p>
          </table:table-cell>
          <table:table-cell office:value-type="float" office:value="0.1385019" calcext:value-type="float">
            <text:p>0.1385019</text:p>
          </table:table-cell>
          <table:table-cell office:value-type="float" office:value="0.1451605" calcext:value-type="float">
            <text:p>0.1451605</text:p>
          </table:table-cell>
          <table:table-cell office:value-type="float" office:value="0.1525354" calcext:value-type="float">
            <text:p>0.1525354</text:p>
          </table:table-cell>
          <table:table-cell office:value-type="float" office:value="0.1577563" calcext:value-type="float">
            <text:p>0.1577563</text:p>
          </table:table-cell>
          <table:table-cell office:value-type="float" office:value="0" calcext:value-type="float">
            <text:p>0</text:p>
          </table:table-cell>
          <table:table-cell office:value-type="float" office:value="20.7291" calcext:value-type="float">
            <text:p>20.7291</text:p>
          </table:table-cell>
          <table:table-cell office:value-type="float" office:value="20.39243" calcext:value-type="float">
            <text:p>20.39243</text:p>
          </table:table-cell>
          <table:table-cell office:value-type="float" office:value="33.71835" calcext:value-type="float">
            <text:p>33.71835</text:p>
          </table:table-cell>
          <table:table-cell office:value-type="float" office:value="5.833977" calcext:value-type="float">
            <text:p>5.833977</text:p>
          </table:table-cell>
          <table:table-cell office:value-type="float" office:value="4.495508" calcext:value-type="float">
            <text:p>4.495508</text:p>
          </table:table-cell>
          <table:table-cell office:value-type="float" office:value="1.991408" calcext:value-type="float">
            <text:p>1.991408</text:p>
          </table:table-cell>
          <table:table-cell office:value-type="float" office:value="2.026181" calcext:value-type="float">
            <text:p>2.026181</text:p>
          </table:table-cell>
          <table:table-cell office:value-type="float" office:value="4.302075" calcext:value-type="float">
            <text:p>4.302075</text:p>
          </table:table-cell>
          <table:table-cell office:value-type="float" office:value="6.631994" calcext:value-type="float">
            <text:p>6.631994</text:p>
          </table:table-cell>
          <table:table-cell office:value-type="float" office:value="6.890994" calcext:value-type="float">
            <text:p>6.890994</text:p>
          </table:table-cell>
          <table:table-cell office:value-type="float" office:value="7.410469" calcext:value-type="float">
            <text:p>7.410469</text:p>
          </table:table-cell>
          <table:table-cell office:value-type="float" office:value="8.020806" calcext:value-type="float">
            <text:p>8.020806</text:p>
          </table:table-cell>
          <table:table-cell office:value-type="float" office:value="8.746213" calcext:value-type="float">
            <text:p>8.746213</text:p>
          </table:table-cell>
          <table:table-cell office:value-type="float" office:value="9.248491" calcext:value-type="float">
            <text:p>9.248491</text:p>
          </table:table-cell>
          <table:table-cell office:value-type="float" office:value="0" calcext:value-type="float">
            <text:p>0</text:p>
          </table:table-cell>
          <table:table-cell office:value-type="float" office:value="89.85867" calcext:value-type="float">
            <text:p>89.85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0269" calcext:value-type="float">
            <text:p>1.6602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2.392453" calcext:value-type="float">
            <text:p>2.392453</text:p>
          </table:table-cell>
          <table:table-cell office:value-type="float" office:value="136.4345" calcext:value-type="float">
            <text:p>136.4345</text:p>
          </table:table-cell>
          <table:table-cell office:value-type="float" office:value="5" calcext:value-type="float">
            <text:p>5</text:p>
          </table:table-cell>
          <table:table-cell office:value-type="float" office:value="-0.1327721" calcext:value-type="float">
            <text:p>-0.1327721</text:p>
          </table:table-cell>
          <table:table-cell office:value-type="float" office:value="30.24367" calcext:value-type="float">
            <text:p>30.24367</text:p>
          </table:table-cell>
          <table:table-cell office:value-type="float" office:value="0" calcext:value-type="float">
            <text:p>0</text:p>
          </table:table-cell>
          <table:table-cell office:value-type="float" office:value="0.0003154459" calcext:value-type="float">
            <text:p>0.0003154459</text:p>
          </table:table-cell>
          <table:table-cell office:value-type="float" office:value="0" calcext:value-type="float">
            <text:p>0</text:p>
          </table:table-cell>
          <table:table-cell office:value-type="float" office:value="0.009864986" calcext:value-type="float">
            <text:p>0.009864986</text:p>
          </table:table-cell>
          <table:table-cell office:value-type="float" office:value="1175.97" calcext:value-type="float">
            <text:p>1175.97</text:p>
          </table:table-cell>
          <table:table-cell office:value-type="float" office:value="1.850771" calcext:value-type="float">
            <text:p>1.850771</text:p>
          </table:table-cell>
          <table:table-cell office:value-type="float" office:value="0" calcext:value-type="float">
            <text:p>0</text:p>
          </table:table-cell>
          <table:table-cell office:value-type="float" office:value="0.1488391" calcext:value-type="float">
            <text:p>0.1488391</text:p>
          </table:table-cell>
          <table:table-cell office:value-type="float" office:value="0.1351196" calcext:value-type="float">
            <text:p>0.1351196</text:p>
          </table:table-cell>
          <table:table-cell office:value-type="float" office:value="0.8209026" calcext:value-type="float">
            <text:p>0.8209026</text:p>
          </table:table-cell>
          <table:table-cell office:value-type="float" office:value="0.0114408" calcext:value-type="float">
            <text:p>0.0114408</text:p>
          </table:table-cell>
          <table:table-cell office:value-type="float" office:value="0.009168861" calcext:value-type="float">
            <text:p>0.009168861</text:p>
          </table:table-cell>
          <table:table-cell office:value-type="float" office:value="0.004157698" calcext:value-type="float">
            <text:p>0.004157698</text:p>
          </table:table-cell>
          <table:table-cell office:value-type="float" office:value="0.006773789" calcext:value-type="float">
            <text:p>0.006773789</text:p>
          </table:table-cell>
          <table:table-cell office:value-type="float" office:value="0.07515349" calcext:value-type="float">
            <text:p>0.07515349</text:p>
          </table:table-cell>
          <table:table-cell office:value-type="float" office:value="0.1331501" calcext:value-type="float">
            <text:p>0.1331501</text:p>
          </table:table-cell>
          <table:table-cell office:value-type="float" office:value="0.1339828" calcext:value-type="float">
            <text:p>0.1339828</text:p>
          </table:table-cell>
          <table:table-cell office:value-type="float" office:value="0.1385781" calcext:value-type="float">
            <text:p>0.1385781</text:p>
          </table:table-cell>
          <table:table-cell office:value-type="float" office:value="0.1452365" calcext:value-type="float">
            <text:p>0.1452365</text:p>
          </table:table-cell>
          <table:table-cell office:value-type="float" office:value="0.1525979" calcext:value-type="float">
            <text:p>0.1525979</text:p>
          </table:table-cell>
          <table:table-cell office:value-type="float" office:value="0.1578166" calcext:value-type="float">
            <text:p>0.1578166</text:p>
          </table:table-cell>
          <table:table-cell office:value-type="float" office:value="0" calcext:value-type="float">
            <text:p>0</text:p>
          </table:table-cell>
          <table:table-cell office:value-type="float" office:value="20.75203" calcext:value-type="float">
            <text:p>20.75203</text:p>
          </table:table-cell>
          <table:table-cell office:value-type="float" office:value="20.39444" calcext:value-type="float">
            <text:p>20.39444</text:p>
          </table:table-cell>
          <table:table-cell office:value-type="float" office:value="33.9407" calcext:value-type="float">
            <text:p>33.9407</text:p>
          </table:table-cell>
          <table:table-cell office:value-type="float" office:value="5.817815" calcext:value-type="float">
            <text:p>5.817815</text:p>
          </table:table-cell>
          <table:table-cell office:value-type="float" office:value="4.483437" calcext:value-type="float">
            <text:p>4.483437</text:p>
          </table:table-cell>
          <table:table-cell office:value-type="float" office:value="1.987862" calcext:value-type="float">
            <text:p>1.987862</text:p>
          </table:table-cell>
          <table:table-cell office:value-type="float" office:value="2.023239" calcext:value-type="float">
            <text:p>2.023239</text:p>
          </table:table-cell>
          <table:table-cell office:value-type="float" office:value="4.30784" calcext:value-type="float">
            <text:p>4.30784</text:p>
          </table:table-cell>
          <table:table-cell office:value-type="float" office:value="6.639673" calcext:value-type="float">
            <text:p>6.639673</text:p>
          </table:table-cell>
          <table:table-cell office:value-type="float" office:value="6.898053" calcext:value-type="float">
            <text:p>6.898053</text:p>
          </table:table-cell>
          <table:table-cell office:value-type="float" office:value="7.417369" calcext:value-type="float">
            <text:p>7.417369</text:p>
          </table:table-cell>
          <table:table-cell office:value-type="float" office:value="8.027082" calcext:value-type="float">
            <text:p>8.027082</text:p>
          </table:table-cell>
          <table:table-cell office:value-type="float" office:value="8.752028" calcext:value-type="float">
            <text:p>8.752028</text:p>
          </table:table-cell>
          <table:table-cell office:value-type="float" office:value="9.254185" calcext:value-type="float">
            <text:p>9.254185</text:p>
          </table:table-cell>
          <table:table-cell office:value-type="float" office:value="0" calcext:value-type="float">
            <text:p>0</text:p>
          </table:table-cell>
          <table:table-cell office:value-type="float" office:value="84.95793" calcext:value-type="float">
            <text:p>84.95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5937" calcext:value-type="float">
            <text:p>1.6759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2.375738" calcext:value-type="float">
            <text:p>2.375738</text:p>
          </table:table-cell>
          <table:table-cell office:value-type="float" office:value="136.4321" calcext:value-type="float">
            <text:p>136.4321</text:p>
          </table:table-cell>
          <table:table-cell office:value-type="float" office:value="5" calcext:value-type="float">
            <text:p>5</text:p>
          </table:table-cell>
          <table:table-cell office:value-type="float" office:value="-0.1473547" calcext:value-type="float">
            <text:p>-0.1473547</text:p>
          </table:table-cell>
          <table:table-cell office:value-type="float" office:value="30.27484" calcext:value-type="float">
            <text:p>30.27484</text:p>
          </table:table-cell>
          <table:table-cell office:value-type="float" office:value="0" calcext:value-type="float">
            <text:p>0</text:p>
          </table:table-cell>
          <table:table-cell office:value-type="float" office:value="0.0003154634" calcext:value-type="float">
            <text:p>0.0003154634</text:p>
          </table:table-cell>
          <table:table-cell office:value-type="float" office:value="0" calcext:value-type="float">
            <text:p>0</text:p>
          </table:table-cell>
          <table:table-cell office:value-type="float" office:value="0.009872568" calcext:value-type="float">
            <text:p>0.009872568</text:p>
          </table:table-cell>
          <table:table-cell office:value-type="float" office:value="1175.941" calcext:value-type="float">
            <text:p>1175.941</text:p>
          </table:table-cell>
          <table:table-cell office:value-type="float" office:value="1.846896" calcext:value-type="float">
            <text:p>1.846896</text:p>
          </table:table-cell>
          <table:table-cell office:value-type="float" office:value="0" calcext:value-type="float">
            <text:p>0</text:p>
          </table:table-cell>
          <table:table-cell office:value-type="float" office:value="0.6490842" calcext:value-type="float">
            <text:p>0.6490842</text:p>
          </table:table-cell>
          <table:table-cell office:value-type="float" office:value="0.1293674" calcext:value-type="float">
            <text:p>0.1293674</text:p>
          </table:table-cell>
          <table:table-cell office:value-type="float" office:value="0.9012164" calcext:value-type="float">
            <text:p>0.9012164</text:p>
          </table:table-cell>
          <table:table-cell office:value-type="float" office:value="0.008074799" calcext:value-type="float">
            <text:p>0.008074799</text:p>
          </table:table-cell>
          <table:table-cell office:value-type="float" office:value="0.008385257" calcext:value-type="float">
            <text:p>0.008385257</text:p>
          </table:table-cell>
          <table:table-cell office:value-type="float" office:value="0.004257311" calcext:value-type="float">
            <text:p>0.004257311</text:p>
          </table:table-cell>
          <table:table-cell office:value-type="float" office:value="0.006027243" calcext:value-type="float">
            <text:p>0.006027243</text:p>
          </table:table-cell>
          <table:table-cell office:value-type="float" office:value="0.07515468" calcext:value-type="float">
            <text:p>0.07515468</text:p>
          </table:table-cell>
          <table:table-cell office:value-type="float" office:value="0.133295" calcext:value-type="float">
            <text:p>0.133295</text:p>
          </table:table-cell>
          <table:table-cell office:value-type="float" office:value="0.13407" calcext:value-type="float">
            <text:p>0.13407</text:p>
          </table:table-cell>
          <table:table-cell office:value-type="float" office:value="0.1386542" calcext:value-type="float">
            <text:p>0.1386542</text:p>
          </table:table-cell>
          <table:table-cell office:value-type="float" office:value="0.1453145" calcext:value-type="float">
            <text:p>0.1453145</text:p>
          </table:table-cell>
          <table:table-cell office:value-type="float" office:value="0.1526605" calcext:value-type="float">
            <text:p>0.1526605</text:p>
          </table:table-cell>
          <table:table-cell office:value-type="float" office:value="0.157877" calcext:value-type="float">
            <text:p>0.157877</text:p>
          </table:table-cell>
          <table:table-cell office:value-type="float" office:value="0" calcext:value-type="float">
            <text:p>0</text:p>
          </table:table-cell>
          <table:table-cell office:value-type="float" office:value="20.79075" calcext:value-type="float">
            <text:p>20.79075</text:p>
          </table:table-cell>
          <table:table-cell office:value-type="float" office:value="20.3748" calcext:value-type="float">
            <text:p>20.3748</text:p>
          </table:table-cell>
          <table:table-cell office:value-type="float" office:value="34.15712" calcext:value-type="float">
            <text:p>34.15712</text:p>
          </table:table-cell>
          <table:table-cell office:value-type="float" office:value="5.799944" calcext:value-type="float">
            <text:p>5.799944</text:p>
          </table:table-cell>
          <table:table-cell office:value-type="float" office:value="4.470506" calcext:value-type="float">
            <text:p>4.470506</text:p>
          </table:table-cell>
          <table:table-cell office:value-type="float" office:value="1.984257" calcext:value-type="float">
            <text:p>1.984257</text:p>
          </table:table-cell>
          <table:table-cell office:value-type="float" office:value="2.020101" calcext:value-type="float">
            <text:p>2.020101</text:p>
          </table:table-cell>
          <table:table-cell office:value-type="float" office:value="4.31363" calcext:value-type="float">
            <text:p>4.31363</text:p>
          </table:table-cell>
          <table:table-cell office:value-type="float" office:value="6.64736" calcext:value-type="float">
            <text:p>6.64736</text:p>
          </table:table-cell>
          <table:table-cell office:value-type="float" office:value="6.905117" calcext:value-type="float">
            <text:p>6.905117</text:p>
          </table:table-cell>
          <table:table-cell office:value-type="float" office:value="7.42427" calcext:value-type="float">
            <text:p>7.42427</text:p>
          </table:table-cell>
          <table:table-cell office:value-type="float" office:value="8.033362" calcext:value-type="float">
            <text:p>8.033362</text:p>
          </table:table-cell>
          <table:table-cell office:value-type="float" office:value="8.757842" calcext:value-type="float">
            <text:p>8.757842</text:p>
          </table:table-cell>
          <table:table-cell office:value-type="float" office:value="9.259879" calcext:value-type="float">
            <text:p>9.259879</text:p>
          </table:table-cell>
          <table:table-cell office:value-type="float" office:value="0" calcext:value-type="float">
            <text:p>0</text:p>
          </table:table-cell>
          <table:table-cell office:value-type="float" office:value="99.16982" calcext:value-type="float">
            <text:p>99.1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414" calcext:value-type="float">
            <text:p>1.694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2.354337" calcext:value-type="float">
            <text:p>2.354337</text:p>
          </table:table-cell>
          <table:table-cell office:value-type="float" office:value="136.4285" calcext:value-type="float">
            <text:p>136.4285</text:p>
          </table:table-cell>
          <table:table-cell office:value-type="float" office:value="5" calcext:value-type="float">
            <text:p>5</text:p>
          </table:table-cell>
          <table:table-cell office:value-type="float" office:value="-0.1642518" calcext:value-type="float">
            <text:p>-0.1642518</text:p>
          </table:table-cell>
          <table:table-cell office:value-type="float" office:value="30.3081" calcext:value-type="float">
            <text:p>30.3081</text:p>
          </table:table-cell>
          <table:table-cell office:value-type="float" office:value="0" calcext:value-type="float">
            <text:p>0</text:p>
          </table:table-cell>
          <table:table-cell office:value-type="float" office:value="0.0003154842" calcext:value-type="float">
            <text:p>0.0003154842</text:p>
          </table:table-cell>
          <table:table-cell office:value-type="float" office:value="0" calcext:value-type="float">
            <text:p>0</text:p>
          </table:table-cell>
          <table:table-cell office:value-type="float" office:value="0.00988063" calcext:value-type="float">
            <text:p>0.00988063</text:p>
          </table:table-cell>
          <table:table-cell office:value-type="float" office:value="1175.913" calcext:value-type="float">
            <text:p>1175.913</text:p>
          </table:table-cell>
          <table:table-cell office:value-type="float" office:value="1.836698" calcext:value-type="float">
            <text:p>1.836698</text:p>
          </table:table-cell>
          <table:table-cell office:value-type="float" office:value="0" calcext:value-type="float">
            <text:p>0</text:p>
          </table:table-cell>
          <table:table-cell office:value-type="float" office:value="0.845457" calcext:value-type="float">
            <text:p>0.845457</text:p>
          </table:table-cell>
          <table:table-cell office:value-type="float" office:value="0.137916" calcext:value-type="float">
            <text:p>0.137916</text:p>
          </table:table-cell>
          <table:table-cell office:value-type="float" office:value="0.9783249" calcext:value-type="float">
            <text:p>0.9783249</text:p>
          </table:table-cell>
          <table:table-cell office:value-type="float" office:value="0.008996507" calcext:value-type="float">
            <text:p>0.008996507</text:p>
          </table:table-cell>
          <table:table-cell office:value-type="float" office:value="0.007726737" calcext:value-type="float">
            <text:p>0.007726737</text:p>
          </table:table-cell>
          <table:table-cell office:value-type="float" office:value="0.004479751" calcext:value-type="float">
            <text:p>0.004479751</text:p>
          </table:table-cell>
          <table:table-cell office:value-type="float" office:value="0.005369732" calcext:value-type="float">
            <text:p>0.005369732</text:p>
          </table:table-cell>
          <table:table-cell office:value-type="float" office:value="0.07510571" calcext:value-type="float">
            <text:p>0.07510571</text:p>
          </table:table-cell>
          <table:table-cell office:value-type="float" office:value="0.1334228" calcext:value-type="float">
            <text:p>0.1334228</text:p>
          </table:table-cell>
          <table:table-cell office:value-type="float" office:value="0.1341588" calcext:value-type="float">
            <text:p>0.1341588</text:p>
          </table:table-cell>
          <table:table-cell office:value-type="float" office:value="0.1387308" calcext:value-type="float">
            <text:p>0.1387308</text:p>
          </table:table-cell>
          <table:table-cell office:value-type="float" office:value="0.1453928" calcext:value-type="float">
            <text:p>0.1453928</text:p>
          </table:table-cell>
          <table:table-cell office:value-type="float" office:value="0.1527232" calcext:value-type="float">
            <text:p>0.1527232</text:p>
          </table:table-cell>
          <table:table-cell office:value-type="float" office:value="0.1579373" calcext:value-type="float">
            <text:p>0.1579373</text:p>
          </table:table-cell>
          <table:table-cell office:value-type="float" office:value="0" calcext:value-type="float">
            <text:p>0</text:p>
          </table:table-cell>
          <table:table-cell office:value-type="float" office:value="20.88946" calcext:value-type="float">
            <text:p>20.88946</text:p>
          </table:table-cell>
          <table:table-cell office:value-type="float" office:value="20.35728" calcext:value-type="float">
            <text:p>20.35728</text:p>
          </table:table-cell>
          <table:table-cell office:value-type="float" office:value="34.40046" calcext:value-type="float">
            <text:p>34.40046</text:p>
          </table:table-cell>
          <table:table-cell office:value-type="float" office:value="5.782515" calcext:value-type="float">
            <text:p>5.782515</text:p>
          </table:table-cell>
          <table:table-cell office:value-type="float" office:value="4.457637" calcext:value-type="float">
            <text:p>4.457637</text:p>
          </table:table-cell>
          <table:table-cell office:value-type="float" office:value="1.980741" calcext:value-type="float">
            <text:p>1.980741</text:p>
          </table:table-cell>
          <table:table-cell office:value-type="float" office:value="2.0168" calcext:value-type="float">
            <text:p>2.0168</text:p>
          </table:table-cell>
          <table:table-cell office:value-type="float" office:value="4.319416" calcext:value-type="float">
            <text:p>4.319416</text:p>
          </table:table-cell>
          <table:table-cell office:value-type="float" office:value="6.655085" calcext:value-type="float">
            <text:p>6.655085</text:p>
          </table:table-cell>
          <table:table-cell office:value-type="float" office:value="6.912179" calcext:value-type="float">
            <text:p>6.912179</text:p>
          </table:table-cell>
          <table:table-cell office:value-type="float" office:value="7.431171" calcext:value-type="float">
            <text:p>7.431171</text:p>
          </table:table-cell>
          <table:table-cell office:value-type="float" office:value="8.039641" calcext:value-type="float">
            <text:p>8.039641</text:p>
          </table:table-cell>
          <table:table-cell office:value-type="float" office:value="8.763657" calcext:value-type="float">
            <text:p>8.763657</text:p>
          </table:table-cell>
          <table:table-cell office:value-type="float" office:value="9.265594" calcext:value-type="float">
            <text:p>9.265594</text:p>
          </table:table-cell>
          <table:table-cell office:value-type="float" office:value="0" calcext:value-type="float">
            <text:p>0</text:p>
          </table:table-cell>
          <table:table-cell office:value-type="float" office:value="114.2439" calcext:value-type="float">
            <text:p>114.2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7991" calcext:value-type="float">
            <text:p>1.71799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2.333218" calcext:value-type="float">
            <text:p>2.333218</text:p>
          </table:table-cell>
          <table:table-cell office:value-type="float" office:value="136.4245" calcext:value-type="float">
            <text:p>136.4245</text:p>
          </table:table-cell>
          <table:table-cell office:value-type="float" office:value="5" calcext:value-type="float">
            <text:p>5</text:p>
          </table:table-cell>
          <table:table-cell office:value-type="float" office:value="-0.1841013" calcext:value-type="float">
            <text:p>-0.1841013</text:p>
          </table:table-cell>
          <table:table-cell office:value-type="float" office:value="30.34141" calcext:value-type="float">
            <text:p>30.34141</text:p>
          </table:table-cell>
          <table:table-cell office:value-type="float" office:value="0" calcext:value-type="float">
            <text:p>0</text:p>
          </table:table-cell>
          <table:table-cell office:value-type="float" office:value="0.0003155065" calcext:value-type="float">
            <text:p>0.0003155065</text:p>
          </table:table-cell>
          <table:table-cell office:value-type="float" office:value="0" calcext:value-type="float">
            <text:p>0</text:p>
          </table:table-cell>
          <table:table-cell office:value-type="float" office:value="0.009889245" calcext:value-type="float">
            <text:p>0.009889245</text:p>
          </table:table-cell>
          <table:table-cell office:value-type="float" office:value="1175.885" calcext:value-type="float">
            <text:p>1175.885</text:p>
          </table:table-cell>
          <table:table-cell office:value-type="float" office:value="1.828325" calcext:value-type="float">
            <text:p>1.828325</text:p>
          </table:table-cell>
          <table:table-cell office:value-type="float" office:value="0" calcext:value-type="float">
            <text:p>0</text:p>
          </table:table-cell>
          <table:table-cell office:value-type="float" office:value="0.6463106" calcext:value-type="float">
            <text:p>0.6463106</text:p>
          </table:table-cell>
          <table:table-cell office:value-type="float" office:value="0.07257424" calcext:value-type="float">
            <text:p>0.07257424</text:p>
          </table:table-cell>
          <table:table-cell office:value-type="float" office:value="1.004662" calcext:value-type="float">
            <text:p>1.004662</text:p>
          </table:table-cell>
          <table:table-cell office:value-type="float" office:value="0.009309575" calcext:value-type="float">
            <text:p>0.009309575</text:p>
          </table:table-cell>
          <table:table-cell office:value-type="float" office:value="0.00799909" calcext:value-type="float">
            <text:p>0.00799909</text:p>
          </table:table-cell>
          <table:table-cell office:value-type="float" office:value="0.004593005" calcext:value-type="float">
            <text:p>0.004593005</text:p>
          </table:table-cell>
          <table:table-cell office:value-type="float" office:value="0.004804345" calcext:value-type="float">
            <text:p>0.004804345</text:p>
          </table:table-cell>
          <table:table-cell office:value-type="float" office:value="0.07362781" calcext:value-type="float">
            <text:p>0.07362781</text:p>
          </table:table-cell>
          <table:table-cell office:value-type="float" office:value="0.1335914" calcext:value-type="float">
            <text:p>0.1335914</text:p>
          </table:table-cell>
          <table:table-cell office:value-type="float" office:value="0.1342503" calcext:value-type="float">
            <text:p>0.1342503</text:p>
          </table:table-cell>
          <table:table-cell office:value-type="float" office:value="0.1388082" calcext:value-type="float">
            <text:p>0.1388082</text:p>
          </table:table-cell>
          <table:table-cell office:value-type="float" office:value="0.1454699" calcext:value-type="float">
            <text:p>0.1454699</text:p>
          </table:table-cell>
          <table:table-cell office:value-type="float" office:value="0.1527856" calcext:value-type="float">
            <text:p>0.1527856</text:p>
          </table:table-cell>
          <table:table-cell office:value-type="float" office:value="0.1579976" calcext:value-type="float">
            <text:p>0.1579976</text:p>
          </table:table-cell>
          <table:table-cell office:value-type="float" office:value="0" calcext:value-type="float">
            <text:p>0</text:p>
          </table:table-cell>
          <table:table-cell office:value-type="float" office:value="20.9774" calcext:value-type="float">
            <text:p>20.9774</text:p>
          </table:table-cell>
          <table:table-cell office:value-type="float" office:value="20.32584" calcext:value-type="float">
            <text:p>20.32584</text:p>
          </table:table-cell>
          <table:table-cell office:value-type="float" office:value="34.6589" calcext:value-type="float">
            <text:p>34.6589</text:p>
          </table:table-cell>
          <table:table-cell office:value-type="float" office:value="5.765607" calcext:value-type="float">
            <text:p>5.765607</text:p>
          </table:table-cell>
          <table:table-cell office:value-type="float" office:value="4.444888" calcext:value-type="float">
            <text:p>4.444888</text:p>
          </table:table-cell>
          <table:table-cell office:value-type="float" office:value="1.977311" calcext:value-type="float">
            <text:p>1.977311</text:p>
          </table:table-cell>
          <table:table-cell office:value-type="float" office:value="2.013388" calcext:value-type="float">
            <text:p>2.013388</text:p>
          </table:table-cell>
          <table:table-cell office:value-type="float" office:value="4.325019" calcext:value-type="float">
            <text:p>4.325019</text:p>
          </table:table-cell>
          <table:table-cell office:value-type="float" office:value="6.662809" calcext:value-type="float">
            <text:p>6.662809</text:p>
          </table:table-cell>
          <table:table-cell office:value-type="float" office:value="6.919241" calcext:value-type="float">
            <text:p>6.919241</text:p>
          </table:table-cell>
          <table:table-cell office:value-type="float" office:value="7.438072" calcext:value-type="float">
            <text:p>7.438072</text:p>
          </table:table-cell>
          <table:table-cell office:value-type="float" office:value="8.045925" calcext:value-type="float">
            <text:p>8.045925</text:p>
          </table:table-cell>
          <table:table-cell office:value-type="float" office:value="8.769471" calcext:value-type="float">
            <text:p>8.769471</text:p>
          </table:table-cell>
          <table:table-cell office:value-type="float" office:value="9.27131" calcext:value-type="float">
            <text:p>9.27131</text:p>
          </table:table-cell>
          <table:table-cell office:value-type="float" office:value="0" calcext:value-type="float">
            <text:p>0</text:p>
          </table:table-cell>
          <table:table-cell office:value-type="float" office:value="122.1739" calcext:value-type="float">
            <text:p>122.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2048" calcext:value-type="float">
            <text:p>1.7420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2.312935" calcext:value-type="float">
            <text:p>2.312935</text:p>
          </table:table-cell>
          <table:table-cell office:value-type="float" office:value="136.4202" calcext:value-type="float">
            <text:p>136.4202</text:p>
          </table:table-cell>
          <table:table-cell office:value-type="float" office:value="5" calcext:value-type="float">
            <text:p>5</text:p>
          </table:table-cell>
          <table:table-cell office:value-type="float" office:value="-0.2053353" calcext:value-type="float">
            <text:p>-0.2053353</text:p>
          </table:table-cell>
          <table:table-cell office:value-type="float" office:value="30.37373" calcext:value-type="float">
            <text:p>30.37373</text:p>
          </table:table-cell>
          <table:table-cell office:value-type="float" office:value="0" calcext:value-type="float">
            <text:p>0</text:p>
          </table:table-cell>
          <table:table-cell office:value-type="float" office:value="0.0003155289" calcext:value-type="float">
            <text:p>0.0003155289</text:p>
          </table:table-cell>
          <table:table-cell office:value-type="float" office:value="0" calcext:value-type="float">
            <text:p>0</text:p>
          </table:table-cell>
          <table:table-cell office:value-type="float" office:value="0.009898464" calcext:value-type="float">
            <text:p>0.009898464</text:p>
          </table:table-cell>
          <table:table-cell office:value-type="float" office:value="1175.857" calcext:value-type="float">
            <text:p>1175.857</text:p>
          </table:table-cell>
          <table:table-cell office:value-type="float" office:value="1.821864" calcext:value-type="float">
            <text:p>1.821864</text:p>
          </table:table-cell>
          <table:table-cell office:value-type="float" office:value="0" calcext:value-type="float">
            <text:p>0</text:p>
          </table:table-cell>
          <table:table-cell office:value-type="float" office:value="0.4410395" calcext:value-type="float">
            <text:p>0.4410395</text:p>
          </table:table-cell>
          <table:table-cell office:value-type="float" office:value="0.03494499" calcext:value-type="float">
            <text:p>0.03494499</text:p>
          </table:table-cell>
          <table:table-cell office:value-type="float" office:value="1.006696" calcext:value-type="float">
            <text:p>1.006696</text:p>
          </table:table-cell>
          <table:table-cell office:value-type="float" office:value="0.009178247" calcext:value-type="float">
            <text:p>0.009178247</text:p>
          </table:table-cell>
          <table:table-cell office:value-type="float" office:value="0.007979535" calcext:value-type="float">
            <text:p>0.007979535</text:p>
          </table:table-cell>
          <table:table-cell office:value-type="float" office:value="0.004636786" calcext:value-type="float">
            <text:p>0.004636786</text:p>
          </table:table-cell>
          <table:table-cell office:value-type="float" office:value="0.004594407" calcext:value-type="float">
            <text:p>0.004594407</text:p>
          </table:table-cell>
          <table:table-cell office:value-type="float" office:value="0.06928009" calcext:value-type="float">
            <text:p>0.06928009</text:p>
          </table:table-cell>
          <table:table-cell office:value-type="float" office:value="0.1338006" calcext:value-type="float">
            <text:p>0.1338006</text:p>
          </table:table-cell>
          <table:table-cell office:value-type="float" office:value="0.1343472" calcext:value-type="float">
            <text:p>0.1343472</text:p>
          </table:table-cell>
          <table:table-cell office:value-type="float" office:value="0.1388862" calcext:value-type="float">
            <text:p>0.1388862</text:p>
          </table:table-cell>
          <table:table-cell office:value-type="float" office:value="0.1455473" calcext:value-type="float">
            <text:p>0.1455473</text:p>
          </table:table-cell>
          <table:table-cell office:value-type="float" office:value="0.1528478" calcext:value-type="float">
            <text:p>0.1528478</text:p>
          </table:table-cell>
          <table:table-cell office:value-type="float" office:value="0.1580579" calcext:value-type="float">
            <text:p>0.1580579</text:p>
          </table:table-cell>
          <table:table-cell office:value-type="float" office:value="0" calcext:value-type="float">
            <text:p>0</text:p>
          </table:table-cell>
          <table:table-cell office:value-type="float" office:value="21.03852" calcext:value-type="float">
            <text:p>21.03852</text:p>
          </table:table-cell>
          <table:table-cell office:value-type="float" office:value="20.27726" calcext:value-type="float">
            <text:p>20.27726</text:p>
          </table:table-cell>
          <table:table-cell office:value-type="float" office:value="34.92059" calcext:value-type="float">
            <text:p>34.92059</text:p>
          </table:table-cell>
          <table:table-cell office:value-type="float" office:value="5.749077" calcext:value-type="float">
            <text:p>5.749077</text:p>
          </table:table-cell>
          <table:table-cell office:value-type="float" office:value="4.432442" calcext:value-type="float">
            <text:p>4.432442</text:p>
          </table:table-cell>
          <table:table-cell office:value-type="float" office:value="1.973958" calcext:value-type="float">
            <text:p>1.973958</text:p>
          </table:table-cell>
          <table:table-cell office:value-type="float" office:value="2.009903" calcext:value-type="float">
            <text:p>2.009903</text:p>
          </table:table-cell>
          <table:table-cell office:value-type="float" office:value="4.329909" calcext:value-type="float">
            <text:p>4.329909</text:p>
          </table:table-cell>
          <table:table-cell office:value-type="float" office:value="6.670549" calcext:value-type="float">
            <text:p>6.670549</text:p>
          </table:table-cell>
          <table:table-cell office:value-type="float" office:value="6.926354" calcext:value-type="float">
            <text:p>6.926354</text:p>
          </table:table-cell>
          <table:table-cell office:value-type="float" office:value="7.444973" calcext:value-type="float">
            <text:p>7.444973</text:p>
          </table:table-cell>
          <table:table-cell office:value-type="float" office:value="8.052201" calcext:value-type="float">
            <text:p>8.052201</text:p>
          </table:table-cell>
          <table:table-cell office:value-type="float" office:value="8.775286" calcext:value-type="float">
            <text:p>8.775286</text:p>
          </table:table-cell>
          <table:table-cell office:value-type="float" office:value="9.277038" calcext:value-type="float">
            <text:p>9.277038</text:p>
          </table:table-cell>
          <table:table-cell office:value-type="float" office:value="0" calcext:value-type="float">
            <text:p>0</text:p>
          </table:table-cell>
          <table:table-cell office:value-type="float" office:value="125.0158" calcext:value-type="float">
            <text:p>125.0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5511" calcext:value-type="float">
            <text:p>1.7655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2.293356" calcext:value-type="float">
            <text:p>2.293356</text:p>
          </table:table-cell>
          <table:table-cell office:value-type="float" office:value="136.4158" calcext:value-type="float">
            <text:p>136.4158</text:p>
          </table:table-cell>
          <table:table-cell office:value-type="float" office:value="5" calcext:value-type="float">
            <text:p>5</text:p>
          </table:table-cell>
          <table:table-cell office:value-type="float" office:value="-0.2280563" calcext:value-type="float">
            <text:p>-0.2280563</text:p>
          </table:table-cell>
          <table:table-cell office:value-type="float" office:value="30.40478" calcext:value-type="float">
            <text:p>30.40478</text:p>
          </table:table-cell>
          <table:table-cell office:value-type="float" office:value="0" calcext:value-type="float">
            <text:p>0</text:p>
          </table:table-cell>
          <table:table-cell office:value-type="float" office:value="0.0003155524" calcext:value-type="float">
            <text:p>0.0003155524</text:p>
          </table:table-cell>
          <table:table-cell office:value-type="float" office:value="0" calcext:value-type="float">
            <text:p>0</text:p>
          </table:table-cell>
          <table:table-cell office:value-type="float" office:value="0.009908359" calcext:value-type="float">
            <text:p>0.009908359</text:p>
          </table:table-cell>
          <table:table-cell office:value-type="float" office:value="1175.827" calcext:value-type="float">
            <text:p>1175.827</text:p>
          </table:table-cell>
          <table:table-cell office:value-type="float" office:value="1.815647" calcext:value-type="float">
            <text:p>1.815647</text:p>
          </table:table-cell>
          <table:table-cell office:value-type="float" office:value="0" calcext:value-type="float">
            <text:p>0</text:p>
          </table:table-cell>
          <table:table-cell office:value-type="float" office:value="0.3323012" calcext:value-type="float">
            <text:p>0.3323012</text:p>
          </table:table-cell>
          <table:table-cell office:value-type="float" office:value="0.03033649" calcext:value-type="float">
            <text:p>0.03033649</text:p>
          </table:table-cell>
          <table:table-cell office:value-type="float" office:value="0.9955013" calcext:value-type="float">
            <text:p>0.9955013</text:p>
          </table:table-cell>
          <table:table-cell office:value-type="float" office:value="0.009217483" calcext:value-type="float">
            <text:p>0.009217483</text:p>
          </table:table-cell>
          <table:table-cell office:value-type="float" office:value="0.008011671" calcext:value-type="float">
            <text:p>0.008011671</text:p>
          </table:table-cell>
          <table:table-cell office:value-type="float" office:value="0.00465529" calcext:value-type="float">
            <text:p>0.00465529</text:p>
          </table:table-cell>
          <table:table-cell office:value-type="float" office:value="0.004604848" calcext:value-type="float">
            <text:p>0.004604848</text:p>
          </table:table-cell>
          <table:table-cell office:value-type="float" office:value="0.06134148" calcext:value-type="float">
            <text:p>0.06134148</text:p>
          </table:table-cell>
          <table:table-cell office:value-type="float" office:value="0.1340238" calcext:value-type="float">
            <text:p>0.1340238</text:p>
          </table:table-cell>
          <table:table-cell office:value-type="float" office:value="0.1344505" calcext:value-type="float">
            <text:p>0.1344505</text:p>
          </table:table-cell>
          <table:table-cell office:value-type="float" office:value="0.1389652" calcext:value-type="float">
            <text:p>0.1389652</text:p>
          </table:table-cell>
          <table:table-cell office:value-type="float" office:value="0.1456256" calcext:value-type="float">
            <text:p>0.1456256</text:p>
          </table:table-cell>
          <table:table-cell office:value-type="float" office:value="0.1529103" calcext:value-type="float">
            <text:p>0.1529103</text:p>
          </table:table-cell>
          <table:table-cell office:value-type="float" office:value="0.1581182" calcext:value-type="float">
            <text:p>0.1581182</text:p>
          </table:table-cell>
          <table:table-cell office:value-type="float" office:value="0" calcext:value-type="float">
            <text:p>0</text:p>
          </table:table-cell>
          <table:table-cell office:value-type="float" office:value="21.07998" calcext:value-type="float">
            <text:p>21.07998</text:p>
          </table:table-cell>
          <table:table-cell office:value-type="float" office:value="20.22223" calcext:value-type="float">
            <text:p>20.22223</text:p>
          </table:table-cell>
          <table:table-cell office:value-type="float" office:value="35.176" calcext:value-type="float">
            <text:p>35.176</text:p>
          </table:table-cell>
          <table:table-cell office:value-type="float" office:value="5.732808" calcext:value-type="float">
            <text:p>5.732808</text:p>
          </table:table-cell>
          <table:table-cell office:value-type="float" office:value="4.420208" calcext:value-type="float">
            <text:p>4.420208</text:p>
          </table:table-cell>
          <table:table-cell office:value-type="float" office:value="1.970652" calcext:value-type="float">
            <text:p>1.970652</text:p>
          </table:table-cell>
          <table:table-cell office:value-type="float" office:value="2.006439" calcext:value-type="float">
            <text:p>2.006439</text:p>
          </table:table-cell>
          <table:table-cell office:value-type="float" office:value="4.333236" calcext:value-type="float">
            <text:p>4.333236</text:p>
          </table:table-cell>
          <table:table-cell office:value-type="float" office:value="6.678319" calcext:value-type="float">
            <text:p>6.678319</text:p>
          </table:table-cell>
          <table:table-cell office:value-type="float" office:value="6.93349" calcext:value-type="float">
            <text:p>6.93349</text:p>
          </table:table-cell>
          <table:table-cell office:value-type="float" office:value="7.451873" calcext:value-type="float">
            <text:p>7.451873</text:p>
          </table:table-cell>
          <table:table-cell office:value-type="float" office:value="8.058485" calcext:value-type="float">
            <text:p>8.058485</text:p>
          </table:table-cell>
          <table:table-cell office:value-type="float" office:value="8.7811" calcext:value-type="float">
            <text:p>8.7811</text:p>
          </table:table-cell>
          <table:table-cell office:value-type="float" office:value="9.282754" calcext:value-type="float">
            <text:p>9.282754</text:p>
          </table:table-cell>
          <table:table-cell office:value-type="float" office:value="0" calcext:value-type="float">
            <text:p>0</text:p>
          </table:table-cell>
          <table:table-cell office:value-type="float" office:value="128.6604" calcext:value-type="float">
            <text:p>128.6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8427" calcext:value-type="float">
            <text:p>1.7884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2.275839" calcext:value-type="float">
            <text:p>2.275839</text:p>
          </table:table-cell>
          <table:table-cell office:value-type="float" office:value="136.4107" calcext:value-type="float">
            <text:p>136.4107</text:p>
          </table:table-cell>
          <table:table-cell office:value-type="float" office:value="5" calcext:value-type="float">
            <text:p>5</text:p>
          </table:table-cell>
          <table:table-cell office:value-type="float" office:value="-0.2542972" calcext:value-type="float">
            <text:p>-0.2542972</text:p>
          </table:table-cell>
          <table:table-cell office:value-type="float" office:value="30.43366" calcext:value-type="float">
            <text:p>30.43366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169248" calcext:value-type="float">
            <text:p>0.0003169248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09994783" calcext:value-type="float">
            <text:p>0.009994783</text:p>
          </table:table-cell>
          <table:table-cell office:value-type="float" office:value="1175.793" calcext:value-type="float">
            <text:p>1175.793</text:p>
          </table:table-cell>
          <table:table-cell office:value-type="float" office:value="1.809188" calcext:value-type="float">
            <text:p>1.809188</text:p>
          </table:table-cell>
          <table:table-cell office:value-type="float" office:value="0" calcext:value-type="float">
            <text:p>0</text:p>
          </table:table-cell>
          <table:table-cell office:value-type="float" office:value="0.1421222" calcext:value-type="float">
            <text:p>0.1421222</text:p>
          </table:table-cell>
          <table:table-cell office:value-type="float" office:value="0.1030973" calcext:value-type="float">
            <text:p>0.1030973</text:p>
          </table:table-cell>
          <table:table-cell office:value-type="float" office:value="0.7782747" calcext:value-type="float">
            <text:p>0.7782747</text:p>
          </table:table-cell>
          <table:table-cell office:value-type="float" office:value="0.01588471" calcext:value-type="float">
            <text:p>0.01588471</text:p>
          </table:table-cell>
          <table:table-cell office:value-type="float" office:value="0.007009433" calcext:value-type="float">
            <text:p>0.007009433</text:p>
          </table:table-cell>
          <table:table-cell office:value-type="float" office:value="0.004435273" calcext:value-type="float">
            <text:p>0.004435273</text:p>
          </table:table-cell>
          <table:table-cell office:value-type="float" office:value="0.00453368" calcext:value-type="float">
            <text:p>0.00453368</text:p>
          </table:table-cell>
          <table:table-cell office:value-type="float" office:value="0.0524627" calcext:value-type="float">
            <text:p>0.0524627</text:p>
          </table:table-cell>
          <table:table-cell office:value-type="float" office:value="0.1342214" calcext:value-type="float">
            <text:p>0.1342214</text:p>
          </table:table-cell>
          <table:table-cell office:value-type="float" office:value="0.134558" calcext:value-type="float">
            <text:p>0.134558</text:p>
          </table:table-cell>
          <table:table-cell office:value-type="float" office:value="0.1390453" calcext:value-type="float">
            <text:p>0.1390453</text:p>
          </table:table-cell>
          <table:table-cell office:value-type="float" office:value="0.1457068" calcext:value-type="float">
            <text:p>0.1457068</text:p>
          </table:table-cell>
          <table:table-cell office:value-type="float" office:value="0.1529696" calcext:value-type="float">
            <text:p>0.1529696</text:p>
          </table:table-cell>
          <table:table-cell office:value-type="float" office:value="0.1581786" calcext:value-type="float">
            <text:p>0.1581786</text:p>
          </table:table-cell>
          <table:table-cell office:value-type="float" office:value="0" calcext:value-type="float">
            <text:p>0</text:p>
          </table:table-cell>
          <table:table-cell office:value-type="float" office:value="21.0973" calcext:value-type="float">
            <text:p>21.0973</text:p>
          </table:table-cell>
          <table:table-cell office:value-type="float" office:value="20.18128" calcext:value-type="float">
            <text:p>20.18128</text:p>
          </table:table-cell>
          <table:table-cell office:value-type="float" office:value="35.39647" calcext:value-type="float">
            <text:p>35.39647</text:p>
          </table:table-cell>
          <table:table-cell office:value-type="float" office:value="5.718847" calcext:value-type="float">
            <text:p>5.718847</text:p>
          </table:table-cell>
          <table:table-cell office:value-type="float" office:value="4.407229" calcext:value-type="float">
            <text:p>4.407229</text:p>
          </table:table-cell>
          <table:table-cell office:value-type="float" office:value="1.967361" calcext:value-type="float">
            <text:p>1.967361</text:p>
          </table:table-cell>
          <table:table-cell office:value-type="float" office:value="2.0032" calcext:value-type="float">
            <text:p>2.0032</text:p>
          </table:table-cell>
          <table:table-cell office:value-type="float" office:value="4.334464" calcext:value-type="float">
            <text:p>4.334464</text:p>
          </table:table-cell>
          <table:table-cell office:value-type="float" office:value="6.686115" calcext:value-type="float">
            <text:p>6.686115</text:p>
          </table:table-cell>
          <table:table-cell office:value-type="float" office:value="6.940636" calcext:value-type="float">
            <text:p>6.940636</text:p>
          </table:table-cell>
          <table:table-cell office:value-type="float" office:value="7.458795" calcext:value-type="float">
            <text:p>7.458795</text:p>
          </table:table-cell>
          <table:table-cell office:value-type="float" office:value="8.064774" calcext:value-type="float">
            <text:p>8.064774</text:p>
          </table:table-cell>
          <table:table-cell office:value-type="float" office:value="8.786896" calcext:value-type="float">
            <text:p>8.786896</text:p>
          </table:table-cell>
          <table:table-cell office:value-type="float" office:value="9.288082" calcext:value-type="float">
            <text:p>9.288082</text:p>
          </table:table-cell>
          <table:table-cell office:value-type="float" office:value="0" calcext:value-type="float">
            <text:p>0</text:p>
          </table:table-cell>
          <table:table-cell office:value-type="float" office:value="2.403039" calcext:value-type="float">
            <text:p>2.403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862" calcext:value-type="float">
            <text:p>1.808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2.260474" calcext:value-type="float">
            <text:p>2.260474</text:p>
          </table:table-cell>
          <table:table-cell office:value-type="float" office:value="136.4076" calcext:value-type="float">
            <text:p>136.4076</text:p>
          </table:table-cell>
          <table:table-cell office:value-type="float" office:value="5" calcext:value-type="float">
            <text:p>5</text:p>
          </table:table-cell>
          <table:table-cell office:value-type="float" office:value="-0.2788828" calcext:value-type="float">
            <text:p>-0.2788828</text:p>
          </table:table-cell>
          <table:table-cell office:value-type="float" office:value="30.46082" calcext:value-type="float">
            <text:p>30.46082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183075" calcext:value-type="float">
            <text:p>0.0003183075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09998671" calcext:value-type="float">
            <text:p>0.009998671</text:p>
          </table:table-cell>
          <table:table-cell office:value-type="float" office:value="1175.759" calcext:value-type="float">
            <text:p>1175.759</text:p>
          </table:table-cell>
          <table:table-cell office:value-type="float" office:value="1.806708" calcext:value-type="float">
            <text:p>1.806708</text:p>
          </table:table-cell>
          <table:table-cell office:value-type="float" office:value="0" calcext:value-type="float">
            <text:p>0</text:p>
          </table:table-cell>
          <table:table-cell office:value-type="float" office:value="0.3141992" calcext:value-type="float">
            <text:p>0.3141992</text:p>
          </table:table-cell>
          <table:table-cell office:value-type="float" office:value="0.02499352" calcext:value-type="float">
            <text:p>0.02499352</text:p>
          </table:table-cell>
          <table:table-cell office:value-type="float" office:value="0.927193" calcext:value-type="float">
            <text:p>0.927193</text:p>
          </table:table-cell>
          <table:table-cell office:value-type="float" office:value="0.008077824" calcext:value-type="float">
            <text:p>0.008077824</text:p>
          </table:table-cell>
          <table:table-cell office:value-type="float" office:value="0.007013468" calcext:value-type="float">
            <text:p>0.007013468</text:p>
          </table:table-cell>
          <table:table-cell office:value-type="float" office:value="0.004336923" calcext:value-type="float">
            <text:p>0.004336923</text:p>
          </table:table-cell>
          <table:table-cell office:value-type="float" office:value="0.004477567" calcext:value-type="float">
            <text:p>0.004477567</text:p>
          </table:table-cell>
          <table:table-cell office:value-type="float" office:value="0.04704245" calcext:value-type="float">
            <text:p>0.04704245</text:p>
          </table:table-cell>
          <table:table-cell office:value-type="float" office:value="0.1343289" calcext:value-type="float">
            <text:p>0.1343289</text:p>
          </table:table-cell>
          <table:table-cell office:value-type="float" office:value="0.1346663" calcext:value-type="float">
            <text:p>0.1346663</text:p>
          </table:table-cell>
          <table:table-cell office:value-type="float" office:value="0.1391259" calcext:value-type="float">
            <text:p>0.1391259</text:p>
          </table:table-cell>
          <table:table-cell office:value-type="float" office:value="0.1457865" calcext:value-type="float">
            <text:p>0.1457865</text:p>
          </table:table-cell>
          <table:table-cell office:value-type="float" office:value="0.1530332" calcext:value-type="float">
            <text:p>0.1530332</text:p>
          </table:table-cell>
          <table:table-cell office:value-type="float" office:value="0.1582389" calcext:value-type="float">
            <text:p>0.1582389</text:p>
          </table:table-cell>
          <table:table-cell office:value-type="float" office:value="0" calcext:value-type="float">
            <text:p>0</text:p>
          </table:table-cell>
          <table:table-cell office:value-type="float" office:value="21.10887" calcext:value-type="float">
            <text:p>21.10887</text:p>
          </table:table-cell>
          <table:table-cell office:value-type="float" office:value="20.11881" calcext:value-type="float">
            <text:p>20.11881</text:p>
          </table:table-cell>
          <table:table-cell office:value-type="float" office:value="35.61932" calcext:value-type="float">
            <text:p>35.61932</text:p>
          </table:table-cell>
          <table:table-cell office:value-type="float" office:value="5.700906" calcext:value-type="float">
            <text:p>5.700906</text:p>
          </table:table-cell>
          <table:table-cell office:value-type="float" office:value="4.393226" calcext:value-type="float">
            <text:p>4.393226</text:p>
          </table:table-cell>
          <table:table-cell office:value-type="float" office:value="1.963786" calcext:value-type="float">
            <text:p>1.963786</text:p>
          </table:table-cell>
          <table:table-cell office:value-type="float" office:value="1.999595" calcext:value-type="float">
            <text:p>1.999595</text:p>
          </table:table-cell>
          <table:table-cell office:value-type="float" office:value="4.333831" calcext:value-type="float">
            <text:p>4.333831</text:p>
          </table:table-cell>
          <table:table-cell office:value-type="float" office:value="6.693931" calcext:value-type="float">
            <text:p>6.693931</text:p>
          </table:table-cell>
          <table:table-cell office:value-type="float" office:value="6.947774" calcext:value-type="float">
            <text:p>6.947774</text:p>
          </table:table-cell>
          <table:table-cell office:value-type="float" office:value="7.465695" calcext:value-type="float">
            <text:p>7.465695</text:p>
          </table:table-cell>
          <table:table-cell office:value-type="float" office:value="8.071054" calcext:value-type="float">
            <text:p>8.071054</text:p>
          </table:table-cell>
          <table:table-cell office:value-type="float" office:value="8.792632" calcext:value-type="float">
            <text:p>8.792632</text:p>
          </table:table-cell>
          <table:table-cell office:value-type="float" office:value="9.293777" calcext:value-type="float">
            <text:p>9.293777</text:p>
          </table:table-cell>
          <table:table-cell office:value-type="float" office:value="0" calcext:value-type="float">
            <text:p>0</text:p>
          </table:table-cell>
          <table:table-cell office:value-type="float" office:value="41.61726" calcext:value-type="float">
            <text:p>41.61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6256" calcext:value-type="float">
            <text:p>1.8262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2.245222" calcext:value-type="float">
            <text:p>2.245222</text:p>
          </table:table-cell>
          <table:table-cell office:value-type="float" office:value="136.4043" calcext:value-type="float">
            <text:p>136.4043</text:p>
          </table:table-cell>
          <table:table-cell office:value-type="float" office:value="5" calcext:value-type="float">
            <text:p>5</text:p>
          </table:table-cell>
          <table:table-cell office:value-type="float" office:value="-0.3032561" calcext:value-type="float">
            <text:p>-0.3032561</text:p>
          </table:table-cell>
          <table:table-cell office:value-type="float" office:value="30.48854" calcext:value-type="float">
            <text:p>30.48854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183205" calcext:value-type="float">
            <text:p>0.0003183205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000392" calcext:value-type="float">
            <text:p>0.01000392</text:p>
          </table:table-cell>
          <table:table-cell office:value-type="float" office:value="1175.725" calcext:value-type="float">
            <text:p>1175.725</text:p>
          </table:table-cell>
          <table:table-cell office:value-type="float" office:value="1.803377" calcext:value-type="float">
            <text:p>1.803377</text:p>
          </table:table-cell>
          <table:table-cell office:value-type="float" office:value="0" calcext:value-type="float">
            <text:p>0</text:p>
          </table:table-cell>
          <table:table-cell office:value-type="float" office:value="0.1491401" calcext:value-type="float">
            <text:p>0.1491401</text:p>
          </table:table-cell>
          <table:table-cell office:value-type="float" office:value="0.02252534" calcext:value-type="float">
            <text:p>0.02252534</text:p>
          </table:table-cell>
          <table:table-cell office:value-type="float" office:value="0.9167663" calcext:value-type="float">
            <text:p>0.9167663</text:p>
          </table:table-cell>
          <table:table-cell office:value-type="float" office:value="0.007723175" calcext:value-type="float">
            <text:p>0.007723175</text:p>
          </table:table-cell>
          <table:table-cell office:value-type="float" office:value="0.006857858" calcext:value-type="float">
            <text:p>0.006857858</text:p>
          </table:table-cell>
          <table:table-cell office:value-type="float" office:value="0.004331138" calcext:value-type="float">
            <text:p>0.004331138</text:p>
          </table:table-cell>
          <table:table-cell office:value-type="float" office:value="0.004475951" calcext:value-type="float">
            <text:p>0.004475951</text:p>
          </table:table-cell>
          <table:table-cell office:value-type="float" office:value="0.04291664" calcext:value-type="float">
            <text:p>0.04291664</text:p>
          </table:table-cell>
          <table:table-cell office:value-type="float" office:value="0.1343043" calcext:value-type="float">
            <text:p>0.1343043</text:p>
          </table:table-cell>
          <table:table-cell office:value-type="float" office:value="0.1347718" calcext:value-type="float">
            <text:p>0.1347718</text:p>
          </table:table-cell>
          <table:table-cell office:value-type="float" office:value="0.1392067" calcext:value-type="float">
            <text:p>0.1392067</text:p>
          </table:table-cell>
          <table:table-cell office:value-type="float" office:value="0.1458675" calcext:value-type="float">
            <text:p>0.1458675</text:p>
          </table:table-cell>
          <table:table-cell office:value-type="float" office:value="0.1530957" calcext:value-type="float">
            <text:p>0.1530957</text:p>
          </table:table-cell>
          <table:table-cell office:value-type="float" office:value="0.1582992" calcext:value-type="float">
            <text:p>0.1582992</text:p>
          </table:table-cell>
          <table:table-cell office:value-type="float" office:value="0" calcext:value-type="float">
            <text:p>0</text:p>
          </table:table-cell>
          <table:table-cell office:value-type="float" office:value="21.11946" calcext:value-type="float">
            <text:p>21.11946</text:p>
          </table:table-cell>
          <table:table-cell office:value-type="float" office:value="20.05611" calcext:value-type="float">
            <text:p>20.05611</text:p>
          </table:table-cell>
          <table:table-cell office:value-type="float" office:value="35.86205" calcext:value-type="float">
            <text:p>35.86205</text:p>
          </table:table-cell>
          <table:table-cell office:value-type="float" office:value="5.683125" calcext:value-type="float">
            <text:p>5.683125</text:p>
          </table:table-cell>
          <table:table-cell office:value-type="float" office:value="4.379813" calcext:value-type="float">
            <text:p>4.379813</text:p>
          </table:table-cell>
          <table:table-cell office:value-type="float" office:value="1.960242" calcext:value-type="float">
            <text:p>1.960242</text:p>
          </table:table-cell>
          <table:table-cell office:value-type="float" office:value="1.995987" calcext:value-type="float">
            <text:p>1.995987</text:p>
          </table:table-cell>
          <table:table-cell office:value-type="float" office:value="4.332066" calcext:value-type="float">
            <text:p>4.332066</text:p>
          </table:table-cell>
          <table:table-cell office:value-type="float" office:value="6.701735" calcext:value-type="float">
            <text:p>6.701735</text:p>
          </table:table-cell>
          <table:table-cell office:value-type="float" office:value="6.954912" calcext:value-type="float">
            <text:p>6.954912</text:p>
          </table:table-cell>
          <table:table-cell office:value-type="float" office:value="7.472596" calcext:value-type="float">
            <text:p>7.472596</text:p>
          </table:table-cell>
          <table:table-cell office:value-type="float" office:value="8.077334" calcext:value-type="float">
            <text:p>8.077334</text:p>
          </table:table-cell>
          <table:table-cell office:value-type="float" office:value="8.798369" calcext:value-type="float">
            <text:p>8.798369</text:p>
          </table:table-cell>
          <table:table-cell office:value-type="float" office:value="9.299414" calcext:value-type="float">
            <text:p>9.299414</text:p>
          </table:table-cell>
          <table:table-cell office:value-type="float" office:value="0" calcext:value-type="float">
            <text:p>0</text:p>
          </table:table-cell>
          <table:table-cell office:value-type="float" office:value="76.39995" calcext:value-type="float">
            <text:p>76.3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3912" calcext:value-type="float">
            <text:p>1.8439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2.229783" calcext:value-type="float">
            <text:p>2.229783</text:p>
          </table:table-cell>
          <table:table-cell office:value-type="float" office:value="136.4011" calcext:value-type="float">
            <text:p>136.4011</text:p>
          </table:table-cell>
          <table:table-cell office:value-type="float" office:value="5" calcext:value-type="float">
            <text:p>5</text:p>
          </table:table-cell>
          <table:table-cell office:value-type="float" office:value="-0.3299533" calcext:value-type="float">
            <text:p>-0.3299533</text:p>
          </table:table-cell>
          <table:table-cell office:value-type="float" office:value="30.51485" calcext:value-type="float">
            <text:p>30.51485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183377" calcext:value-type="float">
            <text:p>0.0003183377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001104" calcext:value-type="float">
            <text:p>0.01001104</text:p>
          </table:table-cell>
          <table:table-cell office:value-type="float" office:value="1175.69" calcext:value-type="float">
            <text:p>1175.69</text:p>
          </table:table-cell>
          <table:table-cell office:value-type="float" office:value="1.798366" calcext:value-type="float">
            <text:p>1.798366</text:p>
          </table:table-cell>
          <table:table-cell office:value-type="float" office:value="0" calcext:value-type="float">
            <text:p>0</text:p>
          </table:table-cell>
          <table:table-cell office:value-type="float" office:value="0.2836771" calcext:value-type="float">
            <text:p>0.2836771</text:p>
          </table:table-cell>
          <table:table-cell office:value-type="float" office:value="0.02763807" calcext:value-type="float">
            <text:p>0.02763807</text:p>
          </table:table-cell>
          <table:table-cell office:value-type="float" office:value="0.878436" calcext:value-type="float">
            <text:p>0.878436</text:p>
          </table:table-cell>
          <table:table-cell office:value-type="float" office:value="0.008380177" calcext:value-type="float">
            <text:p>0.008380177</text:p>
          </table:table-cell>
          <table:table-cell office:value-type="float" office:value="0.007227448" calcext:value-type="float">
            <text:p>0.007227448</text:p>
          </table:table-cell>
          <table:table-cell office:value-type="float" office:value="0.004369724" calcext:value-type="float">
            <text:p>0.004369724</text:p>
          </table:table-cell>
          <table:table-cell office:value-type="float" office:value="0.004463941" calcext:value-type="float">
            <text:p>0.004463941</text:p>
          </table:table-cell>
          <table:table-cell office:value-type="float" office:value="0.03959658" calcext:value-type="float">
            <text:p>0.03959658</text:p>
          </table:table-cell>
          <table:table-cell office:value-type="float" office:value="0.1343424" calcext:value-type="float">
            <text:p>0.1343424</text:p>
          </table:table-cell>
          <table:table-cell office:value-type="float" office:value="0.1348722" calcext:value-type="float">
            <text:p>0.1348722</text:p>
          </table:table-cell>
          <table:table-cell office:value-type="float" office:value="0.1392873" calcext:value-type="float">
            <text:p>0.1392873</text:p>
          </table:table-cell>
          <table:table-cell office:value-type="float" office:value="0.1459501" calcext:value-type="float">
            <text:p>0.1459501</text:p>
          </table:table-cell>
          <table:table-cell office:value-type="float" office:value="0.1531577" calcext:value-type="float">
            <text:p>0.1531577</text:p>
          </table:table-cell>
          <table:table-cell office:value-type="float" office:value="0.1583594" calcext:value-type="float">
            <text:p>0.1583594</text:p>
          </table:table-cell>
          <table:table-cell office:value-type="float" office:value="0" calcext:value-type="float">
            <text:p>0</text:p>
          </table:table-cell>
          <table:table-cell office:value-type="float" office:value="21.13888" calcext:value-type="float">
            <text:p>21.13888</text:p>
          </table:table-cell>
          <table:table-cell office:value-type="float" office:value="19.99532" calcext:value-type="float">
            <text:p>19.99532</text:p>
          </table:table-cell>
          <table:table-cell office:value-type="float" office:value="36.07977" calcext:value-type="float">
            <text:p>36.07977</text:p>
          </table:table-cell>
          <table:table-cell office:value-type="float" office:value="5.665689" calcext:value-type="float">
            <text:p>5.665689</text:p>
          </table:table-cell>
          <table:table-cell office:value-type="float" office:value="4.366689" calcext:value-type="float">
            <text:p>4.366689</text:p>
          </table:table-cell>
          <table:table-cell office:value-type="float" office:value="1.956748" calcext:value-type="float">
            <text:p>1.956748</text:p>
          </table:table-cell>
          <table:table-cell office:value-type="float" office:value="1.992416" calcext:value-type="float">
            <text:p>1.992416</text:p>
          </table:table-cell>
          <table:table-cell office:value-type="float" office:value="4.329371" calcext:value-type="float">
            <text:p>4.329371</text:p>
          </table:table-cell>
          <table:table-cell office:value-type="float" office:value="6.709506" calcext:value-type="float">
            <text:p>6.709506</text:p>
          </table:table-cell>
          <table:table-cell office:value-type="float" office:value="6.96205" calcext:value-type="float">
            <text:p>6.96205</text:p>
          </table:table-cell>
          <table:table-cell office:value-type="float" office:value="7.479497" calcext:value-type="float">
            <text:p>7.479497</text:p>
          </table:table-cell>
          <table:table-cell office:value-type="float" office:value="8.083618" calcext:value-type="float">
            <text:p>8.083618</text:p>
          </table:table-cell>
          <table:table-cell office:value-type="float" office:value="8.804107" calcext:value-type="float">
            <text:p>8.804107</text:p>
          </table:table-cell>
          <table:table-cell office:value-type="float" office:value="9.305019" calcext:value-type="float">
            <text:p>9.305019</text:p>
          </table:table-cell>
          <table:table-cell office:value-type="float" office:value="0" calcext:value-type="float">
            <text:p>0</text:p>
          </table:table-cell>
          <table:table-cell office:value-type="float" office:value="103.3988" calcext:value-type="float">
            <text:p>103.3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1743" calcext:value-type="float">
            <text:p>1.86174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2.214268" calcext:value-type="float">
            <text:p>2.214268</text:p>
          </table:table-cell>
          <table:table-cell office:value-type="float" office:value="136.3975" calcext:value-type="float">
            <text:p>136.3975</text:p>
          </table:table-cell>
          <table:table-cell office:value-type="float" office:value="5" calcext:value-type="float">
            <text:p>5</text:p>
          </table:table-cell>
          <table:table-cell office:value-type="float" office:value="-0.3609886" calcext:value-type="float">
            <text:p>-0.3609886</text:p>
          </table:table-cell>
          <table:table-cell office:value-type="float" office:value="30.53949" calcext:value-type="float">
            <text:p>30.53949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183602" calcext:value-type="float">
            <text:p>0.0003183602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001986" calcext:value-type="float">
            <text:p>0.01001986</text:p>
          </table:table-cell>
          <table:table-cell office:value-type="float" office:value="1175.655" calcext:value-type="float">
            <text:p>1175.655</text:p>
          </table:table-cell>
          <table:table-cell office:value-type="float" office:value="1.794233" calcext:value-type="float">
            <text:p>1.794233</text:p>
          </table:table-cell>
          <table:table-cell office:value-type="float" office:value="0" calcext:value-type="float">
            <text:p>0</text:p>
          </table:table-cell>
          <table:table-cell office:value-type="float" office:value="0.08366622" calcext:value-type="float">
            <text:p>0.08366622</text:p>
          </table:table-cell>
          <table:table-cell office:value-type="float" office:value="0.03014983" calcext:value-type="float">
            <text:p>0.03014983</text:p>
          </table:table-cell>
          <table:table-cell office:value-type="float" office:value="0.7816965" calcext:value-type="float">
            <text:p>0.7816965</text:p>
          </table:table-cell>
          <table:table-cell office:value-type="float" office:value="0.0101871" calcext:value-type="float">
            <text:p>0.0101871</text:p>
          </table:table-cell>
          <table:table-cell office:value-type="float" office:value="0.007184536" calcext:value-type="float">
            <text:p>0.007184536</text:p>
          </table:table-cell>
          <table:table-cell office:value-type="float" office:value="0.004389237" calcext:value-type="float">
            <text:p>0.004389237</text:p>
          </table:table-cell>
          <table:table-cell office:value-type="float" office:value="0.004471717" calcext:value-type="float">
            <text:p>0.004471717</text:p>
          </table:table-cell>
          <table:table-cell office:value-type="float" office:value="0.03222353" calcext:value-type="float">
            <text:p>0.03222353</text:p>
          </table:table-cell>
          <table:table-cell office:value-type="float" office:value="0.1344682" calcext:value-type="float">
            <text:p>0.1344682</text:p>
          </table:table-cell>
          <table:table-cell office:value-type="float" office:value="0.1349684" calcext:value-type="float">
            <text:p>0.1349684</text:p>
          </table:table-cell>
          <table:table-cell office:value-type="float" office:value="0.1393674" calcext:value-type="float">
            <text:p>0.1393674</text:p>
          </table:table-cell>
          <table:table-cell office:value-type="float" office:value="0.1460348" calcext:value-type="float">
            <text:p>0.1460348</text:p>
          </table:table-cell>
          <table:table-cell office:value-type="float" office:value="0.1532196" calcext:value-type="float">
            <text:p>0.1532196</text:p>
          </table:table-cell>
          <table:table-cell office:value-type="float" office:value="0.1584193" calcext:value-type="float">
            <text:p>0.1584193</text:p>
          </table:table-cell>
          <table:table-cell office:value-type="float" office:value="0" calcext:value-type="float">
            <text:p>0</text:p>
          </table:table-cell>
          <table:table-cell office:value-type="float" office:value="21.14742" calcext:value-type="float">
            <text:p>21.14742</text:p>
          </table:table-cell>
          <table:table-cell office:value-type="float" office:value="19.93552" calcext:value-type="float">
            <text:p>19.93552</text:p>
          </table:table-cell>
          <table:table-cell office:value-type="float" office:value="36.27408" calcext:value-type="float">
            <text:p>36.27408</text:p>
          </table:table-cell>
          <table:table-cell office:value-type="float" office:value="5.648773" calcext:value-type="float">
            <text:p>5.648773</text:p>
          </table:table-cell>
          <table:table-cell office:value-type="float" office:value="4.353955" calcext:value-type="float">
            <text:p>4.353955</text:p>
          </table:table-cell>
          <table:table-cell office:value-type="float" office:value="1.953336" calcext:value-type="float">
            <text:p>1.953336</text:p>
          </table:table-cell>
          <table:table-cell office:value-type="float" office:value="1.988889" calcext:value-type="float">
            <text:p>1.988889</text:p>
          </table:table-cell>
          <table:table-cell office:value-type="float" office:value="4.325357" calcext:value-type="float">
            <text:p>4.325357</text:p>
          </table:table-cell>
          <table:table-cell office:value-type="float" office:value="6.71729" calcext:value-type="float">
            <text:p>6.71729</text:p>
          </table:table-cell>
          <table:table-cell office:value-type="float" office:value="6.96919" calcext:value-type="float">
            <text:p>6.96919</text:p>
          </table:table-cell>
          <table:table-cell office:value-type="float" office:value="7.486398" calcext:value-type="float">
            <text:p>7.486398</text:p>
          </table:table-cell>
          <table:table-cell office:value-type="float" office:value="8.089893" calcext:value-type="float">
            <text:p>8.089893</text:p>
          </table:table-cell>
          <table:table-cell office:value-type="float" office:value="8.809844" calcext:value-type="float">
            <text:p>8.809844</text:p>
          </table:table-cell>
          <table:table-cell office:value-type="float" office:value="9.310637" calcext:value-type="float">
            <text:p>9.310637</text:p>
          </table:table-cell>
          <table:table-cell office:value-type="float" office:value="0" calcext:value-type="float">
            <text:p>0</text:p>
          </table:table-cell>
          <table:table-cell office:value-type="float" office:value="114.9939" calcext:value-type="float">
            <text:p>114.9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9913" calcext:value-type="float">
            <text:p>1.8799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2.198406" calcext:value-type="float">
            <text:p>2.198406</text:p>
          </table:table-cell>
          <table:table-cell office:value-type="float" office:value="136.3945" calcext:value-type="float">
            <text:p>136.3945</text:p>
          </table:table-cell>
          <table:table-cell office:value-type="float" office:value="5" calcext:value-type="float">
            <text:p>5</text:p>
          </table:table-cell>
          <table:table-cell office:value-type="float" office:value="-0.3950128" calcext:value-type="float">
            <text:p>-0.3950128</text:p>
          </table:table-cell>
          <table:table-cell office:value-type="float" office:value="30.56183" calcext:value-type="float">
            <text:p>30.56183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183861" calcext:value-type="float">
            <text:p>0.0003183861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003024" calcext:value-type="float">
            <text:p>0.01003024</text:p>
          </table:table-cell>
          <table:table-cell office:value-type="float" office:value="1175.618" calcext:value-type="float">
            <text:p>1175.618</text:p>
          </table:table-cell>
          <table:table-cell office:value-type="float" office:value="1.791127" calcext:value-type="float">
            <text:p>1.791127</text:p>
          </table:table-cell>
          <table:table-cell office:value-type="float" office:value="0" calcext:value-type="float">
            <text:p>0</text:p>
          </table:table-cell>
          <table:table-cell office:value-type="float" office:value="0.2130796" calcext:value-type="float">
            <text:p>0.2130796</text:p>
          </table:table-cell>
          <table:table-cell office:value-type="float" office:value="0.02918964" calcext:value-type="float">
            <text:p>0.02918964</text:p>
          </table:table-cell>
          <table:table-cell office:value-type="float" office:value="0.7513264" calcext:value-type="float">
            <text:p>0.7513264</text:p>
          </table:table-cell>
          <table:table-cell office:value-type="float" office:value="0.00850101" calcext:value-type="float">
            <text:p>0.00850101</text:p>
          </table:table-cell>
          <table:table-cell office:value-type="float" office:value="0.007329602" calcext:value-type="float">
            <text:p>0.007329602</text:p>
          </table:table-cell>
          <table:table-cell office:value-type="float" office:value="0.004410464" calcext:value-type="float">
            <text:p>0.004410464</text:p>
          </table:table-cell>
          <table:table-cell office:value-type="float" office:value="0.004472047" calcext:value-type="float">
            <text:p>0.004472047</text:p>
          </table:table-cell>
          <table:table-cell office:value-type="float" office:value="0.02656511" calcext:value-type="float">
            <text:p>0.02656511</text:p>
          </table:table-cell>
          <table:table-cell office:value-type="float" office:value="0.1346014" calcext:value-type="float">
            <text:p>0.1346014</text:p>
          </table:table-cell>
          <table:table-cell office:value-type="float" office:value="0.1350625" calcext:value-type="float">
            <text:p>0.1350625</text:p>
          </table:table-cell>
          <table:table-cell office:value-type="float" office:value="0.1394469" calcext:value-type="float">
            <text:p>0.1394469</text:p>
          </table:table-cell>
          <table:table-cell office:value-type="float" office:value="0.1461153" calcext:value-type="float">
            <text:p>0.1461153</text:p>
          </table:table-cell>
          <table:table-cell office:value-type="float" office:value="0.1532812" calcext:value-type="float">
            <text:p>0.1532812</text:p>
          </table:table-cell>
          <table:table-cell office:value-type="float" office:value="0.1584789" calcext:value-type="float">
            <text:p>0.1584789</text:p>
          </table:table-cell>
          <table:table-cell office:value-type="float" office:value="0" calcext:value-type="float">
            <text:p>0</text:p>
          </table:table-cell>
          <table:table-cell office:value-type="float" office:value="21.13487" calcext:value-type="float">
            <text:p>21.13487</text:p>
          </table:table-cell>
          <table:table-cell office:value-type="float" office:value="19.87587" calcext:value-type="float">
            <text:p>19.87587</text:p>
          </table:table-cell>
          <table:table-cell office:value-type="float" office:value="36.43663" calcext:value-type="float">
            <text:p>36.43663</text:p>
          </table:table-cell>
          <table:table-cell office:value-type="float" office:value="5.632374" calcext:value-type="float">
            <text:p>5.632374</text:p>
          </table:table-cell>
          <table:table-cell office:value-type="float" office:value="4.341231" calcext:value-type="float">
            <text:p>4.341231</text:p>
          </table:table-cell>
          <table:table-cell office:value-type="float" office:value="1.949943" calcext:value-type="float">
            <text:p>1.949943</text:p>
          </table:table-cell>
          <table:table-cell office:value-type="float" office:value="1.985393" calcext:value-type="float">
            <text:p>1.985393</text:p>
          </table:table-cell>
          <table:table-cell office:value-type="float" office:value="4.319849" calcext:value-type="float">
            <text:p>4.319849</text:p>
          </table:table-cell>
          <table:table-cell office:value-type="float" office:value="6.725107" calcext:value-type="float">
            <text:p>6.725107</text:p>
          </table:table-cell>
          <table:table-cell office:value-type="float" office:value="6.976328" calcext:value-type="float">
            <text:p>6.976328</text:p>
          </table:table-cell>
          <table:table-cell office:value-type="float" office:value="7.493299" calcext:value-type="float">
            <text:p>7.493299</text:p>
          </table:table-cell>
          <table:table-cell office:value-type="float" office:value="8.096173" calcext:value-type="float">
            <text:p>8.096173</text:p>
          </table:table-cell>
          <table:table-cell office:value-type="float" office:value="8.81558" calcext:value-type="float">
            <text:p>8.81558</text:p>
          </table:table-cell>
          <table:table-cell office:value-type="float" office:value="9.316254" calcext:value-type="float">
            <text:p>9.316254</text:p>
          </table:table-cell>
          <table:table-cell office:value-type="float" office:value="0" calcext:value-type="float">
            <text:p>0</text:p>
          </table:table-cell>
          <table:table-cell office:value-type="float" office:value="126.004" calcext:value-type="float">
            <text:p>126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979" calcext:value-type="float">
            <text:p>1.8979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2.178106" calcext:value-type="float">
            <text:p>2.178106</text:p>
          </table:table-cell>
          <table:table-cell office:value-type="float" office:value="136.3895" calcext:value-type="float">
            <text:p>136.3895</text:p>
          </table:table-cell>
          <table:table-cell office:value-type="float" office:value="5" calcext:value-type="float">
            <text:p>5</text:p>
          </table:table-cell>
          <table:table-cell office:value-type="float" office:value="-0.4355425" calcext:value-type="float">
            <text:p>-0.4355425</text:p>
          </table:table-cell>
          <table:table-cell office:value-type="float" office:value="30.58366" calcext:value-type="float">
            <text:p>30.58366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184147" calcext:value-type="float">
            <text:p>0.0003184147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004207" calcext:value-type="float">
            <text:p>0.01004207</text:p>
          </table:table-cell>
          <table:table-cell office:value-type="float" office:value="1175.581" calcext:value-type="float">
            <text:p>1175.581</text:p>
          </table:table-cell>
          <table:table-cell office:value-type="float" office:value="1.782544" calcext:value-type="float">
            <text:p>1.782544</text:p>
          </table:table-cell>
          <table:table-cell office:value-type="float" office:value="0" calcext:value-type="float">
            <text:p>0</text:p>
          </table:table-cell>
          <table:table-cell office:value-type="float" office:value="0.3147848" calcext:value-type="float">
            <text:p>0.3147848</text:p>
          </table:table-cell>
          <table:table-cell office:value-type="float" office:value="0.03348742" calcext:value-type="float">
            <text:p>0.03348742</text:p>
          </table:table-cell>
          <table:table-cell office:value-type="float" office:value="0.7288728" calcext:value-type="float">
            <text:p>0.7288728</text:p>
          </table:table-cell>
          <table:table-cell office:value-type="float" office:value="0.009649551" calcext:value-type="float">
            <text:p>0.009649551</text:p>
          </table:table-cell>
          <table:table-cell office:value-type="float" office:value="0.008223977" calcext:value-type="float">
            <text:p>0.008223977</text:p>
          </table:table-cell>
          <table:table-cell office:value-type="float" office:value="0.004691914" calcext:value-type="float">
            <text:p>0.004691914</text:p>
          </table:table-cell>
          <table:table-cell office:value-type="float" office:value="0.004570611" calcext:value-type="float">
            <text:p>0.004570611</text:p>
          </table:table-cell>
          <table:table-cell office:value-type="float" office:value="0.01929383" calcext:value-type="float">
            <text:p>0.01929383</text:p>
          </table:table-cell>
          <table:table-cell office:value-type="float" office:value="0.1347377" calcext:value-type="float">
            <text:p>0.1347377</text:p>
          </table:table-cell>
          <table:table-cell office:value-type="float" office:value="0.135156" calcext:value-type="float">
            <text:p>0.135156</text:p>
          </table:table-cell>
          <table:table-cell office:value-type="float" office:value="0.1395263" calcext:value-type="float">
            <text:p>0.1395263</text:p>
          </table:table-cell>
          <table:table-cell office:value-type="float" office:value="0.146199" calcext:value-type="float">
            <text:p>0.146199</text:p>
          </table:table-cell>
          <table:table-cell office:value-type="float" office:value="0.1533429" calcext:value-type="float">
            <text:p>0.1533429</text:p>
          </table:table-cell>
          <table:table-cell office:value-type="float" office:value="0.1585384" calcext:value-type="float">
            <text:p>0.1585384</text:p>
          </table:table-cell>
          <table:table-cell office:value-type="float" office:value="0" calcext:value-type="float">
            <text:p>0</text:p>
          </table:table-cell>
          <table:table-cell office:value-type="float" office:value="21.16865" calcext:value-type="float">
            <text:p>21.16865</text:p>
          </table:table-cell>
          <table:table-cell office:value-type="float" office:value="19.82269" calcext:value-type="float">
            <text:p>19.82269</text:p>
          </table:table-cell>
          <table:table-cell office:value-type="float" office:value="36.58504" calcext:value-type="float">
            <text:p>36.58504</text:p>
          </table:table-cell>
          <table:table-cell office:value-type="float" office:value="5.616423" calcext:value-type="float">
            <text:p>5.616423</text:p>
          </table:table-cell>
          <table:table-cell office:value-type="float" office:value="4.32919" calcext:value-type="float">
            <text:p>4.32919</text:p>
          </table:table-cell>
          <table:table-cell office:value-type="float" office:value="1.946648" calcext:value-type="float">
            <text:p>1.946648</text:p>
          </table:table-cell>
          <table:table-cell office:value-type="float" office:value="1.98194" calcext:value-type="float">
            <text:p>1.98194</text:p>
          </table:table-cell>
          <table:table-cell office:value-type="float" office:value="4.3127" calcext:value-type="float">
            <text:p>4.3127</text:p>
          </table:table-cell>
          <table:table-cell office:value-type="float" office:value="6.732923" calcext:value-type="float">
            <text:p>6.732923</text:p>
          </table:table-cell>
          <table:table-cell office:value-type="float" office:value="6.983466" calcext:value-type="float">
            <text:p>6.983466</text:p>
          </table:table-cell>
          <table:table-cell office:value-type="float" office:value="7.500199" calcext:value-type="float">
            <text:p>7.500199</text:p>
          </table:table-cell>
          <table:table-cell office:value-type="float" office:value="8.102457" calcext:value-type="float">
            <text:p>8.102457</text:p>
          </table:table-cell>
          <table:table-cell office:value-type="float" office:value="8.821318" calcext:value-type="float">
            <text:p>8.821318</text:p>
          </table:table-cell>
          <table:table-cell office:value-type="float" office:value="9.321894" calcext:value-type="float">
            <text:p>9.321894</text:p>
          </table:table-cell>
          <table:table-cell office:value-type="float" office:value="0" calcext:value-type="float">
            <text:p>0</text:p>
          </table:table-cell>
          <table:table-cell office:value-type="float" office:value="143.574" calcext:value-type="float">
            <text:p>143.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2298" calcext:value-type="float">
            <text:p>1.9222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2.162465" calcext:value-type="float">
            <text:p>2.162465</text:p>
          </table:table-cell>
          <table:table-cell office:value-type="float" office:value="136.3846" calcext:value-type="float">
            <text:p>136.3846</text:p>
          </table:table-cell>
          <table:table-cell office:value-type="float" office:value="5" calcext:value-type="float">
            <text:p>5</text:p>
          </table:table-cell>
          <table:table-cell office:value-type="float" office:value="-0.4780794" calcext:value-type="float">
            <text:p>-0.4780794</text:p>
          </table:table-cell>
          <table:table-cell office:value-type="float" office:value="30.60262" calcext:value-type="float">
            <text:p>30.60262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18448" calcext:value-type="float">
            <text:p>0.000318448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005528" calcext:value-type="float">
            <text:p>0.01005528</text:p>
          </table:table-cell>
          <table:table-cell office:value-type="float" office:value="1175.542" calcext:value-type="float">
            <text:p>1175.542</text:p>
          </table:table-cell>
          <table:table-cell office:value-type="float" office:value="1.778072" calcext:value-type="float">
            <text:p>1.778072</text:p>
          </table:table-cell>
          <table:table-cell office:value-type="float" office:value="0" calcext:value-type="float">
            <text:p>0</text:p>
          </table:table-cell>
          <table:table-cell office:value-type="float" office:value="0.109398" calcext:value-type="float">
            <text:p>0.109398</text:p>
          </table:table-cell>
          <table:table-cell office:value-type="float" office:value="0.02278347" calcext:value-type="float">
            <text:p>0.02278347</text:p>
          </table:table-cell>
          <table:table-cell office:value-type="float" office:value="0.5643916" calcext:value-type="float">
            <text:p>0.5643916</text:p>
          </table:table-cell>
          <table:table-cell office:value-type="float" office:value="0.007999358" calcext:value-type="float">
            <text:p>0.007999358</text:p>
          </table:table-cell>
          <table:table-cell office:value-type="float" office:value="0.007231263" calcext:value-type="float">
            <text:p>0.007231263</text:p>
          </table:table-cell>
          <table:table-cell office:value-type="float" office:value="0.004495621" calcext:value-type="float">
            <text:p>0.004495621</text:p>
          </table:table-cell>
          <table:table-cell office:value-type="float" office:value="0.00453266" calcext:value-type="float">
            <text:p>0.00453266</text:p>
          </table:table-cell>
          <table:table-cell office:value-type="float" office:value="0.01449317" calcext:value-type="float">
            <text:p>0.01449317</text:p>
          </table:table-cell>
          <table:table-cell office:value-type="float" office:value="0.1349307" calcext:value-type="float">
            <text:p>0.1349307</text:p>
          </table:table-cell>
          <table:table-cell office:value-type="float" office:value="0.1352515" calcext:value-type="float">
            <text:p>0.1352515</text:p>
          </table:table-cell>
          <table:table-cell office:value-type="float" office:value="0.1396056" calcext:value-type="float">
            <text:p>0.1396056</text:p>
          </table:table-cell>
          <table:table-cell office:value-type="float" office:value="0.1462814" calcext:value-type="float">
            <text:p>0.1462814</text:p>
          </table:table-cell>
          <table:table-cell office:value-type="float" office:value="0.1534047" calcext:value-type="float">
            <text:p>0.1534047</text:p>
          </table:table-cell>
          <table:table-cell office:value-type="float" office:value="0.1585979" calcext:value-type="float">
            <text:p>0.1585979</text:p>
          </table:table-cell>
          <table:table-cell office:value-type="float" office:value="0" calcext:value-type="float">
            <text:p>0</text:p>
          </table:table-cell>
          <table:table-cell office:value-type="float" office:value="21.17844" calcext:value-type="float">
            <text:p>21.17844</text:p>
          </table:table-cell>
          <table:table-cell office:value-type="float" office:value="19.7673" calcext:value-type="float">
            <text:p>19.7673</text:p>
          </table:table-cell>
          <table:table-cell office:value-type="float" office:value="36.69341" calcext:value-type="float">
            <text:p>36.69341</text:p>
          </table:table-cell>
          <table:table-cell office:value-type="float" office:value="5.600694" calcext:value-type="float">
            <text:p>5.600694</text:p>
          </table:table-cell>
          <table:table-cell office:value-type="float" office:value="4.317431" calcext:value-type="float">
            <text:p>4.317431</text:p>
          </table:table-cell>
          <table:table-cell office:value-type="float" office:value="1.943441" calcext:value-type="float">
            <text:p>1.943441</text:p>
          </table:table-cell>
          <table:table-cell office:value-type="float" office:value="1.978543" calcext:value-type="float">
            <text:p>1.978543</text:p>
          </table:table-cell>
          <table:table-cell office:value-type="float" office:value="4.304021" calcext:value-type="float">
            <text:p>4.304021</text:p>
          </table:table-cell>
          <table:table-cell office:value-type="float" office:value="6.740739" calcext:value-type="float">
            <text:p>6.740739</text:p>
          </table:table-cell>
          <table:table-cell office:value-type="float" office:value="6.990602" calcext:value-type="float">
            <text:p>6.990602</text:p>
          </table:table-cell>
          <table:table-cell office:value-type="float" office:value="7.5071" calcext:value-type="float">
            <text:p>7.5071</text:p>
          </table:table-cell>
          <table:table-cell office:value-type="float" office:value="8.108737" calcext:value-type="float">
            <text:p>8.108737</text:p>
          </table:table-cell>
          <table:table-cell office:value-type="float" office:value="8.827055" calcext:value-type="float">
            <text:p>8.827055</text:p>
          </table:table-cell>
          <table:table-cell office:value-type="float" office:value="9.327521" calcext:value-type="float">
            <text:p>9.327521</text:p>
          </table:table-cell>
          <table:table-cell office:value-type="float" office:value="0" calcext:value-type="float">
            <text:p>0</text:p>
          </table:table-cell>
          <table:table-cell office:value-type="float" office:value="130.7806" calcext:value-type="float">
            <text:p>130.7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706" calcext:value-type="float">
            <text:p>1.9417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2.147876" calcext:value-type="float">
            <text:p>2.147876</text:p>
          </table:table-cell>
          <table:table-cell office:value-type="float" office:value="136.3801" calcext:value-type="float">
            <text:p>136.3801</text:p>
          </table:table-cell>
          <table:table-cell office:value-type="float" office:value="5" calcext:value-type="float">
            <text:p>5</text:p>
          </table:table-cell>
          <table:table-cell office:value-type="float" office:value="-0.5225247" calcext:value-type="float">
            <text:p>-0.5225247</text:p>
          </table:table-cell>
          <table:table-cell office:value-type="float" office:value="30.61875" calcext:value-type="float">
            <text:p>30.61875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184836" calcext:value-type="float">
            <text:p>0.0003184836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006981" calcext:value-type="float">
            <text:p>0.01006981</text:p>
          </table:table-cell>
          <table:table-cell office:value-type="float" office:value="1175.503" calcext:value-type="float">
            <text:p>1175.503</text:p>
          </table:table-cell>
          <table:table-cell office:value-type="float" office:value="1.772553" calcext:value-type="float">
            <text:p>1.772553</text:p>
          </table:table-cell>
          <table:table-cell office:value-type="float" office:value="0" calcext:value-type="float">
            <text:p>0</text:p>
          </table:table-cell>
          <table:table-cell office:value-type="float" office:value="0.1857284" calcext:value-type="float">
            <text:p>0.1857284</text:p>
          </table:table-cell>
          <table:table-cell office:value-type="float" office:value="0.02598676" calcext:value-type="float">
            <text:p>0.02598676</text:p>
          </table:table-cell>
          <table:table-cell office:value-type="float" office:value="0.4326418" calcext:value-type="float">
            <text:p>0.4326418</text:p>
          </table:table-cell>
          <table:table-cell office:value-type="float" office:value="0.008449765" calcext:value-type="float">
            <text:p>0.008449765</text:p>
          </table:table-cell>
          <table:table-cell office:value-type="float" office:value="0.007511509" calcext:value-type="float">
            <text:p>0.007511509</text:p>
          </table:table-cell>
          <table:table-cell office:value-type="float" office:value="0.004509278" calcext:value-type="float">
            <text:p>0.004509278</text:p>
          </table:table-cell>
          <table:table-cell office:value-type="float" office:value="0.0045078" calcext:value-type="float">
            <text:p>0.0045078</text:p>
          </table:table-cell>
          <table:table-cell office:value-type="float" office:value="0.01124733" calcext:value-type="float">
            <text:p>0.01124733</text:p>
          </table:table-cell>
          <table:table-cell office:value-type="float" office:value="0.1351404" calcext:value-type="float">
            <text:p>0.1351404</text:p>
          </table:table-cell>
          <table:table-cell office:value-type="float" office:value="0.1353513" calcext:value-type="float">
            <text:p>0.1353513</text:p>
          </table:table-cell>
          <table:table-cell office:value-type="float" office:value="0.1396853" calcext:value-type="float">
            <text:p>0.1396853</text:p>
          </table:table-cell>
          <table:table-cell office:value-type="float" office:value="0.1463657" calcext:value-type="float">
            <text:p>0.1463657</text:p>
          </table:table-cell>
          <table:table-cell office:value-type="float" office:value="0.1534665" calcext:value-type="float">
            <text:p>0.1534665</text:p>
          </table:table-cell>
          <table:table-cell office:value-type="float" office:value="0.1586574" calcext:value-type="float">
            <text:p>0.1586574</text:p>
          </table:table-cell>
          <table:table-cell office:value-type="float" office:value="0" calcext:value-type="float">
            <text:p>0</text:p>
          </table:table-cell>
          <table:table-cell office:value-type="float" office:value="21.18942" calcext:value-type="float">
            <text:p>21.18942</text:p>
          </table:table-cell>
          <table:table-cell office:value-type="float" office:value="19.71359" calcext:value-type="float">
            <text:p>19.71359</text:p>
          </table:table-cell>
          <table:table-cell office:value-type="float" office:value="36.75083" calcext:value-type="float">
            <text:p>36.75083</text:p>
          </table:table-cell>
          <table:table-cell office:value-type="float" office:value="5.585007" calcext:value-type="float">
            <text:p>5.585007</text:p>
          </table:table-cell>
          <table:table-cell office:value-type="float" office:value="4.305625" calcext:value-type="float">
            <text:p>4.305625</text:p>
          </table:table-cell>
          <table:table-cell office:value-type="float" office:value="1.940213" calcext:value-type="float">
            <text:p>1.940213</text:p>
          </table:table-cell>
          <table:table-cell office:value-type="float" office:value="1.97516" calcext:value-type="float">
            <text:p>1.97516</text:p>
          </table:table-cell>
          <table:table-cell office:value-type="float" office:value="4.294418" calcext:value-type="float">
            <text:p>4.294418</text:p>
          </table:table-cell>
          <table:table-cell office:value-type="float" office:value="6.748555" calcext:value-type="float">
            <text:p>6.748555</text:p>
          </table:table-cell>
          <table:table-cell office:value-type="float" office:value="6.99774" calcext:value-type="float">
            <text:p>6.99774</text:p>
          </table:table-cell>
          <table:table-cell office:value-type="float" office:value="7.514001" calcext:value-type="float">
            <text:p>7.514001</text:p>
          </table:table-cell>
          <table:table-cell office:value-type="float" office:value="8.115013" calcext:value-type="float">
            <text:p>8.115013</text:p>
          </table:table-cell>
          <table:table-cell office:value-type="float" office:value="8.832792" calcext:value-type="float">
            <text:p>8.832792</text:p>
          </table:table-cell>
          <table:table-cell office:value-type="float" office:value="9.333139" calcext:value-type="float">
            <text:p>9.333139</text:p>
          </table:table-cell>
          <table:table-cell office:value-type="float" office:value="0" calcext:value-type="float">
            <text:p>0</text:p>
          </table:table-cell>
          <table:table-cell office:value-type="float" office:value="127.3558" calcext:value-type="float">
            <text:p>127.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805" calcext:value-type="float">
            <text:p>1.9598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2.132056" calcext:value-type="float">
            <text:p>2.132056</text:p>
          </table:table-cell>
          <table:table-cell office:value-type="float" office:value="136.3752" calcext:value-type="float">
            <text:p>136.3752</text:p>
          </table:table-cell>
          <table:table-cell office:value-type="float" office:value="5" calcext:value-type="float">
            <text:p>5</text:p>
          </table:table-cell>
          <table:table-cell office:value-type="float" office:value="-0.5736299" calcext:value-type="float">
            <text:p>-0.5736299</text:p>
          </table:table-cell>
          <table:table-cell office:value-type="float" office:value="30.63182" calcext:value-type="float">
            <text:p>30.63182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185229" calcext:value-type="float">
            <text:p>0.0003185229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008559" calcext:value-type="float">
            <text:p>0.01008559</text:p>
          </table:table-cell>
          <table:table-cell office:value-type="float" office:value="1175.461" calcext:value-type="float">
            <text:p>1175.461</text:p>
          </table:table-cell>
          <table:table-cell office:value-type="float" office:value="1.766554" calcext:value-type="float">
            <text:p>1.766554</text:p>
          </table:table-cell>
          <table:table-cell office:value-type="float" office:value="0" calcext:value-type="float">
            <text:p>0</text:p>
          </table:table-cell>
          <table:table-cell office:value-type="float" office:value="0.06592163" calcext:value-type="float">
            <text:p>0.06592163</text:p>
          </table:table-cell>
          <table:table-cell office:value-type="float" office:value="0.02713153" calcext:value-type="float">
            <text:p>0.02713153</text:p>
          </table:table-cell>
          <table:table-cell office:value-type="float" office:value="0.2606446" calcext:value-type="float">
            <text:p>0.2606446</text:p>
          </table:table-cell>
          <table:table-cell office:value-type="float" office:value="0.008788384" calcext:value-type="float">
            <text:p>0.008788384</text:p>
          </table:table-cell>
          <table:table-cell office:value-type="float" office:value="0.007875835" calcext:value-type="float">
            <text:p>0.007875835</text:p>
          </table:table-cell>
          <table:table-cell office:value-type="float" office:value="0.004616641" calcext:value-type="float">
            <text:p>0.004616641</text:p>
          </table:table-cell>
          <table:table-cell office:value-type="float" office:value="0.004539297" calcext:value-type="float">
            <text:p>0.004539297</text:p>
          </table:table-cell>
          <table:table-cell office:value-type="float" office:value="0.008988473" calcext:value-type="float">
            <text:p>0.008988473</text:p>
          </table:table-cell>
          <table:table-cell office:value-type="float" office:value="0.1353315" calcext:value-type="float">
            <text:p>0.1353315</text:p>
          </table:table-cell>
          <table:table-cell office:value-type="float" office:value="0.1354508" calcext:value-type="float">
            <text:p>0.1354508</text:p>
          </table:table-cell>
          <table:table-cell office:value-type="float" office:value="0.1397652" calcext:value-type="float">
            <text:p>0.1397652</text:p>
          </table:table-cell>
          <table:table-cell office:value-type="float" office:value="0.1464511" calcext:value-type="float">
            <text:p>0.1464511</text:p>
          </table:table-cell>
          <table:table-cell office:value-type="float" office:value="0.1535278" calcext:value-type="float">
            <text:p>0.1535278</text:p>
          </table:table-cell>
          <table:table-cell office:value-type="float" office:value="0.1587169" calcext:value-type="float">
            <text:p>0.1587169</text:p>
          </table:table-cell>
          <table:table-cell office:value-type="float" office:value="0" calcext:value-type="float">
            <text:p>0</text:p>
          </table:table-cell>
          <table:table-cell office:value-type="float" office:value="21.19455" calcext:value-type="float">
            <text:p>21.19455</text:p>
          </table:table-cell>
          <table:table-cell office:value-type="float" office:value="19.66385" calcext:value-type="float">
            <text:p>19.66385</text:p>
          </table:table-cell>
          <table:table-cell office:value-type="float" office:value="36.74878" calcext:value-type="float">
            <text:p>36.74878</text:p>
          </table:table-cell>
          <table:table-cell office:value-type="float" office:value="5.570072" calcext:value-type="float">
            <text:p>5.570072</text:p>
          </table:table-cell>
          <table:table-cell office:value-type="float" office:value="4.294377" calcext:value-type="float">
            <text:p>4.294377</text:p>
          </table:table-cell>
          <table:table-cell office:value-type="float" office:value="1.937065" calcext:value-type="float">
            <text:p>1.937065</text:p>
          </table:table-cell>
          <table:table-cell office:value-type="float" office:value="1.971827" calcext:value-type="float">
            <text:p>1.971827</text:p>
          </table:table-cell>
          <table:table-cell office:value-type="float" office:value="4.284171" calcext:value-type="float">
            <text:p>4.284171</text:p>
          </table:table-cell>
          <table:table-cell office:value-type="float" office:value="6.756371" calcext:value-type="float">
            <text:p>6.756371</text:p>
          </table:table-cell>
          <table:table-cell office:value-type="float" office:value="7.00488" calcext:value-type="float">
            <text:p>7.00488</text:p>
          </table:table-cell>
          <table:table-cell office:value-type="float" office:value="7.520902" calcext:value-type="float">
            <text:p>7.520902</text:p>
          </table:table-cell>
          <table:table-cell office:value-type="float" office:value="8.121292" calcext:value-type="float">
            <text:p>8.121292</text:p>
          </table:table-cell>
          <table:table-cell office:value-type="float" office:value="8.83853" calcext:value-type="float">
            <text:p>8.83853</text:p>
          </table:table-cell>
          <table:table-cell office:value-type="float" office:value="9.338757" calcext:value-type="float">
            <text:p>9.338757</text:p>
          </table:table-cell>
          <table:table-cell office:value-type="float" office:value="0" calcext:value-type="float">
            <text:p>0</text:p>
          </table:table-cell>
          <table:table-cell office:value-type="float" office:value="129.7239" calcext:value-type="float">
            <text:p>129.7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494" calcext:value-type="float">
            <text:p>1.97949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2.11804" calcext:value-type="float">
            <text:p>2.11804</text:p>
          </table:table-cell>
          <table:table-cell office:value-type="float" office:value="136.3708" calcext:value-type="float">
            <text:p>136.3708</text:p>
          </table:table-cell>
          <table:table-cell office:value-type="float" office:value="5" calcext:value-type="float">
            <text:p>5</text:p>
          </table:table-cell>
          <table:table-cell office:value-type="float" office:value="-0.6255802" calcext:value-type="float">
            <text:p>-0.6255802</text:p>
          </table:table-cell>
          <table:table-cell office:value-type="float" office:value="30.64189" calcext:value-type="float">
            <text:p>30.64189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18565" calcext:value-type="float">
            <text:p>0.000318565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010261" calcext:value-type="float">
            <text:p>0.01010261</text:p>
          </table:table-cell>
          <table:table-cell office:value-type="float" office:value="1175.417" calcext:value-type="float">
            <text:p>1175.417</text:p>
          </table:table-cell>
          <table:table-cell office:value-type="float" office:value="1.762596" calcext:value-type="float">
            <text:p>1.762596</text:p>
          </table:table-cell>
          <table:table-cell office:value-type="float" office:value="0" calcext:value-type="float">
            <text:p>0</text:p>
          </table:table-cell>
          <table:table-cell office:value-type="float" office:value="0.09716219" calcext:value-type="float">
            <text:p>0.09716219</text:p>
          </table:table-cell>
          <table:table-cell office:value-type="float" office:value="0.02596117" calcext:value-type="float">
            <text:p>0.02596117</text:p>
          </table:table-cell>
          <table:table-cell office:value-type="float" office:value="0.1767775" calcext:value-type="float">
            <text:p>0.1767775</text:p>
          </table:table-cell>
          <table:table-cell office:value-type="float" office:value="0.008276106" calcext:value-type="float">
            <text:p>0.008276106</text:p>
          </table:table-cell>
          <table:table-cell office:value-type="float" office:value="0.007492161" calcext:value-type="float">
            <text:p>0.007492161</text:p>
          </table:table-cell>
          <table:table-cell office:value-type="float" office:value="0.00450625" calcext:value-type="float">
            <text:p>0.00450625</text:p>
          </table:table-cell>
          <table:table-cell office:value-type="float" office:value="0.004506126" calcext:value-type="float">
            <text:p>0.004506126</text:p>
          </table:table-cell>
          <table:table-cell office:value-type="float" office:value="0.007838835" calcext:value-type="float">
            <text:p>0.007838835</text:p>
          </table:table-cell>
          <table:table-cell office:value-type="float" office:value="0.1355102" calcext:value-type="float">
            <text:p>0.1355102</text:p>
          </table:table-cell>
          <table:table-cell office:value-type="float" office:value="0.1355483" calcext:value-type="float">
            <text:p>0.1355483</text:p>
          </table:table-cell>
          <table:table-cell office:value-type="float" office:value="0.1398451" calcext:value-type="float">
            <text:p>0.1398451</text:p>
          </table:table-cell>
          <table:table-cell office:value-type="float" office:value="0.1465329" calcext:value-type="float">
            <text:p>0.1465329</text:p>
          </table:table-cell>
          <table:table-cell office:value-type="float" office:value="0.1535894" calcext:value-type="float">
            <text:p>0.1535894</text:p>
          </table:table-cell>
          <table:table-cell office:value-type="float" office:value="0.1587764" calcext:value-type="float">
            <text:p>0.1587764</text:p>
          </table:table-cell>
          <table:table-cell office:value-type="float" office:value="0" calcext:value-type="float">
            <text:p>0</text:p>
          </table:table-cell>
          <table:table-cell office:value-type="float" office:value="21.1711" calcext:value-type="float">
            <text:p>21.1711</text:p>
          </table:table-cell>
          <table:table-cell office:value-type="float" office:value="19.60952" calcext:value-type="float">
            <text:p>19.60952</text:p>
          </table:table-cell>
          <table:table-cell office:value-type="float" office:value="36.6987" calcext:value-type="float">
            <text:p>36.6987</text:p>
          </table:table-cell>
          <table:table-cell office:value-type="float" office:value="5.555319" calcext:value-type="float">
            <text:p>5.555319</text:p>
          </table:table-cell>
          <table:table-cell office:value-type="float" office:value="4.283319" calcext:value-type="float">
            <text:p>4.283319</text:p>
          </table:table-cell>
          <table:table-cell office:value-type="float" office:value="1.933978" calcext:value-type="float">
            <text:p>1.933978</text:p>
          </table:table-cell>
          <table:table-cell office:value-type="float" office:value="1.968539" calcext:value-type="float">
            <text:p>1.968539</text:p>
          </table:table-cell>
          <table:table-cell office:value-type="float" office:value="4.273574" calcext:value-type="float">
            <text:p>4.273574</text:p>
          </table:table-cell>
          <table:table-cell office:value-type="float" office:value="6.764187" calcext:value-type="float">
            <text:p>6.764187</text:p>
          </table:table-cell>
          <table:table-cell office:value-type="float" office:value="7.012018" calcext:value-type="float">
            <text:p>7.012018</text:p>
          </table:table-cell>
          <table:table-cell office:value-type="float" office:value="7.527802" calcext:value-type="float">
            <text:p>7.527802</text:p>
          </table:table-cell>
          <table:table-cell office:value-type="float" office:value="8.127577" calcext:value-type="float">
            <text:p>8.127577</text:p>
          </table:table-cell>
          <table:table-cell office:value-type="float" office:value="8.844267" calcext:value-type="float">
            <text:p>8.844267</text:p>
          </table:table-cell>
          <table:table-cell office:value-type="float" office:value="9.344363" calcext:value-type="float">
            <text:p>9.344363</text:p>
          </table:table-cell>
          <table:table-cell office:value-type="float" office:value="0" calcext:value-type="float">
            <text:p>0</text:p>
          </table:table-cell>
          <table:table-cell office:value-type="float" office:value="125.66" calcext:value-type="float">
            <text:p>125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6844" calcext:value-type="float">
            <text:p>1.9968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2.103441" calcext:value-type="float">
            <text:p>2.103441</text:p>
          </table:table-cell>
          <table:table-cell office:value-type="float" office:value="136.3653" calcext:value-type="float">
            <text:p>136.3653</text:p>
          </table:table-cell>
          <table:table-cell office:value-type="float" office:value="5" calcext:value-type="float">
            <text:p>5</text:p>
          </table:table-cell>
          <table:table-cell office:value-type="float" office:value="-0.6801612" calcext:value-type="float">
            <text:p>-0.6801612</text:p>
          </table:table-cell>
          <table:table-cell office:value-type="float" office:value="30.65096" calcext:value-type="float">
            <text:p>30.65096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186097" calcext:value-type="float">
            <text:p>0.0003186097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012087" calcext:value-type="float">
            <text:p>0.01012087</text:p>
          </table:table-cell>
          <table:table-cell office:value-type="float" office:value="1175.374" calcext:value-type="float">
            <text:p>1175.374</text:p>
          </table:table-cell>
          <table:table-cell office:value-type="float" office:value="1.755992" calcext:value-type="float">
            <text:p>1.755992</text:p>
          </table:table-cell>
          <table:table-cell office:value-type="float" office:value="0" calcext:value-type="float">
            <text:p>0</text:p>
          </table:table-cell>
          <table:table-cell office:value-type="float" office:value="0.1113578" calcext:value-type="float">
            <text:p>0.1113578</text:p>
          </table:table-cell>
          <table:table-cell office:value-type="float" office:value="0.02683831" calcext:value-type="float">
            <text:p>0.02683831</text:p>
          </table:table-cell>
          <table:table-cell office:value-type="float" office:value="0.1111895" calcext:value-type="float">
            <text:p>0.1111895</text:p>
          </table:table-cell>
          <table:table-cell office:value-type="float" office:value="0.008529317" calcext:value-type="float">
            <text:p>0.008529317</text:p>
          </table:table-cell>
          <table:table-cell office:value-type="float" office:value="0.0077104" calcext:value-type="float">
            <text:p>0.0077104</text:p>
          </table:table-cell>
          <table:table-cell office:value-type="float" office:value="0.004573163" calcext:value-type="float">
            <text:p>0.004573163</text:p>
          </table:table-cell>
          <table:table-cell office:value-type="float" office:value="0.00452459" calcext:value-type="float">
            <text:p>0.00452459</text:p>
          </table:table-cell>
          <table:table-cell office:value-type="float" office:value="0.007274536" calcext:value-type="float">
            <text:p>0.007274536</text:p>
          </table:table-cell>
          <table:table-cell office:value-type="float" office:value="0.1356827" calcext:value-type="float">
            <text:p>0.1356827</text:p>
          </table:table-cell>
          <table:table-cell office:value-type="float" office:value="0.1356443" calcext:value-type="float">
            <text:p>0.1356443</text:p>
          </table:table-cell>
          <table:table-cell office:value-type="float" office:value="0.1399249" calcext:value-type="float">
            <text:p>0.1399249</text:p>
          </table:table-cell>
          <table:table-cell office:value-type="float" office:value="0.1466181" calcext:value-type="float">
            <text:p>0.1466181</text:p>
          </table:table-cell>
          <table:table-cell office:value-type="float" office:value="0.1536512" calcext:value-type="float">
            <text:p>0.1536512</text:p>
          </table:table-cell>
          <table:table-cell office:value-type="float" office:value="0.158836" calcext:value-type="float">
            <text:p>0.158836</text:p>
          </table:table-cell>
          <table:table-cell office:value-type="float" office:value="0" calcext:value-type="float">
            <text:p>0</text:p>
          </table:table-cell>
          <table:table-cell office:value-type="float" office:value="21.17592" calcext:value-type="float">
            <text:p>21.17592</text:p>
          </table:table-cell>
          <table:table-cell office:value-type="float" office:value="19.56118" calcext:value-type="float">
            <text:p>19.56118</text:p>
          </table:table-cell>
          <table:table-cell office:value-type="float" office:value="36.61872" calcext:value-type="float">
            <text:p>36.61872</text:p>
          </table:table-cell>
          <table:table-cell office:value-type="float" office:value="5.540927" calcext:value-type="float">
            <text:p>5.540927</text:p>
          </table:table-cell>
          <table:table-cell office:value-type="float" office:value="4.272531" calcext:value-type="float">
            <text:p>4.272531</text:p>
          </table:table-cell>
          <table:table-cell office:value-type="float" office:value="1.930935" calcext:value-type="float">
            <text:p>1.930935</text:p>
          </table:table-cell>
          <table:table-cell office:value-type="float" office:value="1.965286" calcext:value-type="float">
            <text:p>1.965286</text:p>
          </table:table-cell>
          <table:table-cell office:value-type="float" office:value="4.262837" calcext:value-type="float">
            <text:p>4.262837</text:p>
          </table:table-cell>
          <table:table-cell office:value-type="float" office:value="6.772004" calcext:value-type="float">
            <text:p>6.772004</text:p>
          </table:table-cell>
          <table:table-cell office:value-type="float" office:value="7.019156" calcext:value-type="float">
            <text:p>7.019156</text:p>
          </table:table-cell>
          <table:table-cell office:value-type="float" office:value="7.534703" calcext:value-type="float">
            <text:p>7.534703</text:p>
          </table:table-cell>
          <table:table-cell office:value-type="float" office:value="8.133856" calcext:value-type="float">
            <text:p>8.133856</text:p>
          </table:table-cell>
          <table:table-cell office:value-type="float" office:value="8.850004" calcext:value-type="float">
            <text:p>8.850004</text:p>
          </table:table-cell>
          <table:table-cell office:value-type="float" office:value="9.34998" calcext:value-type="float">
            <text:p>9.34998</text:p>
          </table:table-cell>
          <table:table-cell office:value-type="float" office:value="0" calcext:value-type="float">
            <text:p>0</text:p>
          </table:table-cell>
          <table:table-cell office:value-type="float" office:value="127.2342" calcext:value-type="float">
            <text:p>127.2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5933" calcext:value-type="float">
            <text:p>2.0159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2.088851" calcext:value-type="float">
            <text:p>2.088851</text:p>
          </table:table-cell>
          <table:table-cell office:value-type="float" office:value="136.3594" calcext:value-type="float">
            <text:p>136.3594</text:p>
          </table:table-cell>
          <table:table-cell office:value-type="float" office:value="5" calcext:value-type="float">
            <text:p>5</text:p>
          </table:table-cell>
          <table:table-cell office:value-type="float" office:value="-0.7341214" calcext:value-type="float">
            <text:p>-0.7341214</text:p>
          </table:table-cell>
          <table:table-cell office:value-type="float" office:value="30.65984" calcext:value-type="float">
            <text:p>30.65984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186582" calcext:value-type="float">
            <text:p>0.0003186582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01403" calcext:value-type="float">
            <text:p>0.0101403</text:p>
          </table:table-cell>
          <table:table-cell office:value-type="float" office:value="1175.33" calcext:value-type="float">
            <text:p>1175.33</text:p>
          </table:table-cell>
          <table:table-cell office:value-type="float" office:value="1.74815" calcext:value-type="float">
            <text:p>1.74815</text:p>
          </table:table-cell>
          <table:table-cell office:value-type="float" office:value="0" calcext:value-type="float">
            <text:p>0</text:p>
          </table:table-cell>
          <table:table-cell office:value-type="float" office:value="0.1081181" calcext:value-type="float">
            <text:p>0.1081181</text:p>
          </table:table-cell>
          <table:table-cell office:value-type="float" office:value="0.02894791" calcext:value-type="float">
            <text:p>0.02894791</text:p>
          </table:table-cell>
          <table:table-cell office:value-type="float" office:value="0.09310279" calcext:value-type="float">
            <text:p>0.09310279</text:p>
          </table:table-cell>
          <table:table-cell office:value-type="float" office:value="0.008896372" calcext:value-type="float">
            <text:p>0.008896372</text:p>
          </table:table-cell>
          <table:table-cell office:value-type="float" office:value="0.007969188" calcext:value-type="float">
            <text:p>0.007969188</text:p>
          </table:table-cell>
          <table:table-cell office:value-type="float" office:value="0.004631668" calcext:value-type="float">
            <text:p>0.004631668</text:p>
          </table:table-cell>
          <table:table-cell office:value-type="float" office:value="0.004540647" calcext:value-type="float">
            <text:p>0.004540647</text:p>
          </table:table-cell>
          <table:table-cell office:value-type="float" office:value="0.007274673" calcext:value-type="float">
            <text:p>0.007274673</text:p>
          </table:table-cell>
          <table:table-cell office:value-type="float" office:value="0.1358172" calcext:value-type="float">
            <text:p>0.1358172</text:p>
          </table:table-cell>
          <table:table-cell office:value-type="float" office:value="0.1357395" calcext:value-type="float">
            <text:p>0.1357395</text:p>
          </table:table-cell>
          <table:table-cell office:value-type="float" office:value="0.1400043" calcext:value-type="float">
            <text:p>0.1400043</text:p>
          </table:table-cell>
          <table:table-cell office:value-type="float" office:value="0.1467031" calcext:value-type="float">
            <text:p>0.1467031</text:p>
          </table:table-cell>
          <table:table-cell office:value-type="float" office:value="0.153713" calcext:value-type="float">
            <text:p>0.153713</text:p>
          </table:table-cell>
          <table:table-cell office:value-type="float" office:value="0.1588955" calcext:value-type="float">
            <text:p>0.1588955</text:p>
          </table:table-cell>
          <table:table-cell office:value-type="float" office:value="0" calcext:value-type="float">
            <text:p>0</text:p>
          </table:table-cell>
          <table:table-cell office:value-type="float" office:value="21.18109" calcext:value-type="float">
            <text:p>21.18109</text:p>
          </table:table-cell>
          <table:table-cell office:value-type="float" office:value="19.51745" calcext:value-type="float">
            <text:p>19.51745</text:p>
          </table:table-cell>
          <table:table-cell office:value-type="float" office:value="36.53017" calcext:value-type="float">
            <text:p>36.53017</text:p>
          </table:table-cell>
          <table:table-cell office:value-type="float" office:value="5.527233" calcext:value-type="float">
            <text:p>5.527233</text:p>
          </table:table-cell>
          <table:table-cell office:value-type="float" office:value="4.262151" calcext:value-type="float">
            <text:p>4.262151</text:p>
          </table:table-cell>
          <table:table-cell office:value-type="float" office:value="1.927954" calcext:value-type="float">
            <text:p>1.927954</text:p>
          </table:table-cell>
          <table:table-cell office:value-type="float" office:value="1.962071" calcext:value-type="float">
            <text:p>1.962071</text:p>
          </table:table-cell>
          <table:table-cell office:value-type="float" office:value="4.2521" calcext:value-type="float">
            <text:p>4.2521</text:p>
          </table:table-cell>
          <table:table-cell office:value-type="float" office:value="6.779819" calcext:value-type="float">
            <text:p>6.779819</text:p>
          </table:table-cell>
          <table:table-cell office:value-type="float" office:value="7.026291" calcext:value-type="float">
            <text:p>7.026291</text:p>
          </table:table-cell>
          <table:table-cell office:value-type="float" office:value="7.541553" calcext:value-type="float">
            <text:p>7.541553</text:p>
          </table:table-cell>
          <table:table-cell office:value-type="float" office:value="8.140136" calcext:value-type="float">
            <text:p>8.140136</text:p>
          </table:table-cell>
          <table:table-cell office:value-type="float" office:value="8.855741" calcext:value-type="float">
            <text:p>8.855741</text:p>
          </table:table-cell>
          <table:table-cell office:value-type="float" office:value="9.355598" calcext:value-type="float">
            <text:p>9.355598</text:p>
          </table:table-cell>
          <table:table-cell office:value-type="float" office:value="0" calcext:value-type="float">
            <text:p>0</text:p>
          </table:table-cell>
          <table:table-cell office:value-type="float" office:value="129.0113" calcext:value-type="float">
            <text:p>129.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5389" calcext:value-type="float">
            <text:p>2.03538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2.073536" calcext:value-type="float">
            <text:p>2.073536</text:p>
          </table:table-cell>
          <table:table-cell office:value-type="float" office:value="136.3529" calcext:value-type="float">
            <text:p>136.3529</text:p>
          </table:table-cell>
          <table:table-cell office:value-type="float" office:value="5" calcext:value-type="float">
            <text:p>5</text:p>
          </table:table-cell>
          <table:table-cell office:value-type="float" office:value="-0.7881168" calcext:value-type="float">
            <text:p>-0.7881168</text:p>
          </table:table-cell>
          <table:table-cell office:value-type="float" office:value="30.66897" calcext:value-type="float">
            <text:p>30.66897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221881" calcext:value-type="float">
            <text:p>0.0003221881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034353" calcext:value-type="float">
            <text:p>0.01034353</text:p>
          </table:table-cell>
          <table:table-cell office:value-type="float" office:value="1175.287" calcext:value-type="float">
            <text:p>1175.287</text:p>
          </table:table-cell>
          <table:table-cell office:value-type="float" office:value="1.737924" calcext:value-type="float">
            <text:p>1.737924</text:p>
          </table:table-cell>
          <table:table-cell office:value-type="float" office:value="0" calcext:value-type="float">
            <text:p>0</text:p>
          </table:table-cell>
          <table:table-cell office:value-type="float" office:value="0.09488905" calcext:value-type="float">
            <text:p>0.09488905</text:p>
          </table:table-cell>
          <table:table-cell office:value-type="float" office:value="0.03321898" calcext:value-type="float">
            <text:p>0.03321898</text:p>
          </table:table-cell>
          <table:table-cell office:value-type="float" office:value="0.09388063" calcext:value-type="float">
            <text:p>0.09388063</text:p>
          </table:table-cell>
          <table:table-cell office:value-type="float" office:value="0.009546267" calcext:value-type="float">
            <text:p>0.009546267</text:p>
          </table:table-cell>
          <table:table-cell office:value-type="float" office:value="0.008427934" calcext:value-type="float">
            <text:p>0.008427934</text:p>
          </table:table-cell>
          <table:table-cell office:value-type="float" office:value="0.004730124" calcext:value-type="float">
            <text:p>0.004730124</text:p>
          </table:table-cell>
          <table:table-cell office:value-type="float" office:value="0.004578521" calcext:value-type="float">
            <text:p>0.004578521</text:p>
          </table:table-cell>
          <table:table-cell office:value-type="float" office:value="0.007286672" calcext:value-type="float">
            <text:p>0.007286672</text:p>
          </table:table-cell>
          <table:table-cell office:value-type="float" office:value="0.1359152" calcext:value-type="float">
            <text:p>0.1359152</text:p>
          </table:table-cell>
          <table:table-cell office:value-type="float" office:value="0.1358312" calcext:value-type="float">
            <text:p>0.1358312</text:p>
          </table:table-cell>
          <table:table-cell office:value-type="float" office:value="0.1400819" calcext:value-type="float">
            <text:p>0.1400819</text:p>
          </table:table-cell>
          <table:table-cell office:value-type="float" office:value="0.1467879" calcext:value-type="float">
            <text:p>0.1467879</text:p>
          </table:table-cell>
          <table:table-cell office:value-type="float" office:value="0.1537748" calcext:value-type="float">
            <text:p>0.1537748</text:p>
          </table:table-cell>
          <table:table-cell office:value-type="float" office:value="0.1589548" calcext:value-type="float">
            <text:p>0.1589548</text:p>
          </table:table-cell>
          <table:table-cell office:value-type="float" office:value="0" calcext:value-type="float">
            <text:p>0</text:p>
          </table:table-cell>
          <table:table-cell office:value-type="float" office:value="21.18411" calcext:value-type="float">
            <text:p>21.18411</text:p>
          </table:table-cell>
          <table:table-cell office:value-type="float" office:value="19.47929" calcext:value-type="float">
            <text:p>19.47929</text:p>
          </table:table-cell>
          <table:table-cell office:value-type="float" office:value="36.44127" calcext:value-type="float">
            <text:p>36.44127</text:p>
          </table:table-cell>
          <table:table-cell office:value-type="float" office:value="5.514345" calcext:value-type="float">
            <text:p>5.514345</text:p>
          </table:table-cell>
          <table:table-cell office:value-type="float" office:value="4.252308" calcext:value-type="float">
            <text:p>4.252308</text:p>
          </table:table-cell>
          <table:table-cell office:value-type="float" office:value="1.925054" calcext:value-type="float">
            <text:p>1.925054</text:p>
          </table:table-cell>
          <table:table-cell office:value-type="float" office:value="1.958905" calcext:value-type="float">
            <text:p>1.958905</text:p>
          </table:table-cell>
          <table:table-cell office:value-type="float" office:value="4.241437" calcext:value-type="float">
            <text:p>4.241437</text:p>
          </table:table-cell>
          <table:table-cell office:value-type="float" office:value="6.787626" calcext:value-type="float">
            <text:p>6.787626</text:p>
          </table:table-cell>
          <table:table-cell office:value-type="float" office:value="7.033429" calcext:value-type="float">
            <text:p>7.033429</text:p>
          </table:table-cell>
          <table:table-cell office:value-type="float" office:value="7.548398" calcext:value-type="float">
            <text:p>7.548398</text:p>
          </table:table-cell>
          <table:table-cell office:value-type="float" office:value="8.146416" calcext:value-type="float">
            <text:p>8.146416</text:p>
          </table:table-cell>
          <table:table-cell office:value-type="float" office:value="8.861478" calcext:value-type="float">
            <text:p>8.861478</text:p>
          </table:table-cell>
          <table:table-cell office:value-type="float" office:value="9.361184" calcext:value-type="float">
            <text:p>9.361184</text:p>
          </table:table-cell>
          <table:table-cell office:value-type="float" office:value="0" calcext:value-type="float">
            <text:p>0</text:p>
          </table:table-cell>
          <table:table-cell office:value-type="float" office:value="133.6406" calcext:value-type="float">
            <text:p>133.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6065" calcext:value-type="float">
            <text:p>2.0560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2.056673" calcext:value-type="float">
            <text:p>2.056673</text:p>
          </table:table-cell>
          <table:table-cell office:value-type="float" office:value="136.3457" calcext:value-type="float">
            <text:p>136.3457</text:p>
          </table:table-cell>
          <table:table-cell office:value-type="float" office:value="5" calcext:value-type="float">
            <text:p>5</text:p>
          </table:table-cell>
          <table:table-cell office:value-type="float" office:value="-0.8430594" calcext:value-type="float">
            <text:p>-0.8430594</text:p>
          </table:table-cell>
          <table:table-cell office:value-type="float" office:value="30.67856" calcext:value-type="float">
            <text:p>30.67856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284881" calcext:value-type="float">
            <text:p>0.0003284881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074779" calcext:value-type="float">
            <text:p>0.01074779</text:p>
          </table:table-cell>
          <table:table-cell office:value-type="float" office:value="1175.245" calcext:value-type="float">
            <text:p>1175.245</text:p>
          </table:table-cell>
          <table:table-cell office:value-type="float" office:value="1.722777" calcext:value-type="float">
            <text:p>1.722777</text:p>
          </table:table-cell>
          <table:table-cell office:value-type="float" office:value="0" calcext:value-type="float">
            <text:p>0</text:p>
          </table:table-cell>
          <table:table-cell office:value-type="float" office:value="0.09734295" calcext:value-type="float">
            <text:p>0.09734295</text:p>
          </table:table-cell>
          <table:table-cell office:value-type="float" office:value="0.04066355" calcext:value-type="float">
            <text:p>0.04066355</text:p>
          </table:table-cell>
          <table:table-cell office:value-type="float" office:value="0.09802628" calcext:value-type="float">
            <text:p>0.09802628</text:p>
          </table:table-cell>
          <table:table-cell office:value-type="float" office:value="0.01049833" calcext:value-type="float">
            <text:p>0.01049833</text:p>
          </table:table-cell>
          <table:table-cell office:value-type="float" office:value="0.009184798" calcext:value-type="float">
            <text:p>0.009184798</text:p>
          </table:table-cell>
          <table:table-cell office:value-type="float" office:value="0.004888295" calcext:value-type="float">
            <text:p>0.004888295</text:p>
          </table:table-cell>
          <table:table-cell office:value-type="float" office:value="0.004638194" calcext:value-type="float">
            <text:p>0.004638194</text:p>
          </table:table-cell>
          <table:table-cell office:value-type="float" office:value="0.007303117" calcext:value-type="float">
            <text:p>0.007303117</text:p>
          </table:table-cell>
          <table:table-cell office:value-type="float" office:value="0.1347531" calcext:value-type="float">
            <text:p>0.1347531</text:p>
          </table:table-cell>
          <table:table-cell office:value-type="float" office:value="0.1359312" calcext:value-type="float">
            <text:p>0.1359312</text:p>
          </table:table-cell>
          <table:table-cell office:value-type="float" office:value="0.1401619" calcext:value-type="float">
            <text:p>0.1401619</text:p>
          </table:table-cell>
          <table:table-cell office:value-type="float" office:value="0.1468745" calcext:value-type="float">
            <text:p>0.1468745</text:p>
          </table:table-cell>
          <table:table-cell office:value-type="float" office:value="0.1538373" calcext:value-type="float">
            <text:p>0.1538373</text:p>
          </table:table-cell>
          <table:table-cell office:value-type="float" office:value="0.1590137" calcext:value-type="float">
            <text:p>0.1590137</text:p>
          </table:table-cell>
          <table:table-cell office:value-type="float" office:value="0" calcext:value-type="float">
            <text:p>0</text:p>
          </table:table-cell>
          <table:table-cell office:value-type="float" office:value="21.18788" calcext:value-type="float">
            <text:p>21.18788</text:p>
          </table:table-cell>
          <table:table-cell office:value-type="float" office:value="19.44807" calcext:value-type="float">
            <text:p>19.44807</text:p>
          </table:table-cell>
          <table:table-cell office:value-type="float" office:value="36.35627" calcext:value-type="float">
            <text:p>36.35627</text:p>
          </table:table-cell>
          <table:table-cell office:value-type="float" office:value="5.502358" calcext:value-type="float">
            <text:p>5.502358</text:p>
          </table:table-cell>
          <table:table-cell office:value-type="float" office:value="4.243095" calcext:value-type="float">
            <text:p>4.243095</text:p>
          </table:table-cell>
          <table:table-cell office:value-type="float" office:value="1.922258" calcext:value-type="float">
            <text:p>1.922258</text:p>
          </table:table-cell>
          <table:table-cell office:value-type="float" office:value="1.955815" calcext:value-type="float">
            <text:p>1.955815</text:p>
          </table:table-cell>
          <table:table-cell office:value-type="float" office:value="4.230902" calcext:value-type="float">
            <text:p>4.230902</text:p>
          </table:table-cell>
          <table:table-cell office:value-type="float" office:value="6.795233" calcext:value-type="float">
            <text:p>6.795233</text:p>
          </table:table-cell>
          <table:table-cell office:value-type="float" office:value="7.040499" calcext:value-type="float">
            <text:p>7.040499</text:p>
          </table:table-cell>
          <table:table-cell office:value-type="float" office:value="7.555242" calcext:value-type="float">
            <text:p>7.555242</text:p>
          </table:table-cell>
          <table:table-cell office:value-type="float" office:value="8.152696" calcext:value-type="float">
            <text:p>8.152696</text:p>
          </table:table-cell>
          <table:table-cell office:value-type="float" office:value="8.867215" calcext:value-type="float">
            <text:p>8.867215</text:p>
          </table:table-cell>
          <table:table-cell office:value-type="float" office:value="9.366725" calcext:value-type="float">
            <text:p>9.366725</text:p>
          </table:table-cell>
          <table:table-cell office:value-type="float" office:value="0" calcext:value-type="float">
            <text:p>0</text:p>
          </table:table-cell>
          <table:table-cell office:value-type="float" office:value="140.0872" calcext:value-type="float">
            <text:p>140.0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8922" calcext:value-type="float">
            <text:p>2.0789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2.036962" calcext:value-type="float">
            <text:p>2.036962</text:p>
          </table:table-cell>
          <table:table-cell office:value-type="float" office:value="136.3392" calcext:value-type="float">
            <text:p>136.3392</text:p>
          </table:table-cell>
          <table:table-cell office:value-type="float" office:value="5" calcext:value-type="float">
            <text:p>5</text:p>
          </table:table-cell>
          <table:table-cell office:value-type="float" office:value="-0.9015518" calcext:value-type="float">
            <text:p>-0.9015518</text:p>
          </table:table-cell>
          <table:table-cell office:value-type="float" office:value="30.68706" calcext:value-type="float">
            <text:p>30.68706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328782" calcext:value-type="float">
            <text:p>0.0003328782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105534" calcext:value-type="float">
            <text:p>0.01105534</text:p>
          </table:table-cell>
          <table:table-cell office:value-type="float" office:value="1175.203" calcext:value-type="float">
            <text:p>1175.203</text:p>
          </table:table-cell>
          <table:table-cell office:value-type="float" office:value="1.700261" calcext:value-type="float">
            <text:p>1.700261</text:p>
          </table:table-cell>
          <table:table-cell office:value-type="float" office:value="0" calcext:value-type="float">
            <text:p>0</text:p>
          </table:table-cell>
          <table:table-cell office:value-type="float" office:value="0.02459512" calcext:value-type="float">
            <text:p>0.02459512</text:p>
          </table:table-cell>
          <table:table-cell office:value-type="float" office:value="0.0302018" calcext:value-type="float">
            <text:p>0.0302018</text:p>
          </table:table-cell>
          <table:table-cell office:value-type="float" office:value="0.09488813" calcext:value-type="float">
            <text:p>0.09488813</text:p>
          </table:table-cell>
          <table:table-cell office:value-type="float" office:value="0.009772117" calcext:value-type="float">
            <text:p>0.009772117</text:p>
          </table:table-cell>
          <table:table-cell office:value-type="float" office:value="0.00893344" calcext:value-type="float">
            <text:p>0.00893344</text:p>
          </table:table-cell>
          <table:table-cell office:value-type="float" office:value="0.004913512" calcext:value-type="float">
            <text:p>0.004913512</text:p>
          </table:table-cell>
          <table:table-cell office:value-type="float" office:value="0.00455781" calcext:value-type="float">
            <text:p>0.00455781</text:p>
          </table:table-cell>
          <table:table-cell office:value-type="float" office:value="0.007306889" calcext:value-type="float">
            <text:p>0.007306889</text:p>
          </table:table-cell>
          <table:table-cell office:value-type="float" office:value="0.1310343" calcext:value-type="float">
            <text:p>0.1310343</text:p>
          </table:table-cell>
          <table:table-cell office:value-type="float" office:value="0.1360399" calcext:value-type="float">
            <text:p>0.1360399</text:p>
          </table:table-cell>
          <table:table-cell office:value-type="float" office:value="0.1402454" calcext:value-type="float">
            <text:p>0.1402454</text:p>
          </table:table-cell>
          <table:table-cell office:value-type="float" office:value="0.1469623" calcext:value-type="float">
            <text:p>0.1469623</text:p>
          </table:table-cell>
          <table:table-cell office:value-type="float" office:value="0.1538941" calcext:value-type="float">
            <text:p>0.1538941</text:p>
          </table:table-cell>
          <table:table-cell office:value-type="float" office:value="0.1590724" calcext:value-type="float">
            <text:p>0.1590724</text:p>
          </table:table-cell>
          <table:table-cell office:value-type="float" office:value="0" calcext:value-type="float">
            <text:p>0</text:p>
          </table:table-cell>
          <table:table-cell office:value-type="float" office:value="21.14396" calcext:value-type="float">
            <text:p>21.14396</text:p>
          </table:table-cell>
          <table:table-cell office:value-type="float" office:value="19.40322" calcext:value-type="float">
            <text:p>19.40322</text:p>
          </table:table-cell>
          <table:table-cell office:value-type="float" office:value="36.27525" calcext:value-type="float">
            <text:p>36.27525</text:p>
          </table:table-cell>
          <table:table-cell office:value-type="float" office:value="5.490793" calcext:value-type="float">
            <text:p>5.490793</text:p>
          </table:table-cell>
          <table:table-cell office:value-type="float" office:value="4.23435" calcext:value-type="float">
            <text:p>4.23435</text:p>
          </table:table-cell>
          <table:table-cell office:value-type="float" office:value="1.919562" calcext:value-type="float">
            <text:p>1.919562</text:p>
          </table:table-cell>
          <table:table-cell office:value-type="float" office:value="1.952579" calcext:value-type="float">
            <text:p>1.952579</text:p>
          </table:table-cell>
          <table:table-cell office:value-type="float" office:value="4.220437" calcext:value-type="float">
            <text:p>4.220437</text:p>
          </table:table-cell>
          <table:table-cell office:value-type="float" office:value="6.802268" calcext:value-type="float">
            <text:p>6.802268</text:p>
          </table:table-cell>
          <table:table-cell office:value-type="float" office:value="7.047562" calcext:value-type="float">
            <text:p>7.047562</text:p>
          </table:table-cell>
          <table:table-cell office:value-type="float" office:value="7.562049" calcext:value-type="float">
            <text:p>7.562049</text:p>
          </table:table-cell>
          <table:table-cell office:value-type="float" office:value="8.158976" calcext:value-type="float">
            <text:p>8.158976</text:p>
          </table:table-cell>
          <table:table-cell office:value-type="float" office:value="8.872919" calcext:value-type="float">
            <text:p>8.872919</text:p>
          </table:table-cell>
          <table:table-cell office:value-type="float" office:value="9.372266" calcext:value-type="float">
            <text:p>9.372266</text:p>
          </table:table-cell>
          <table:table-cell office:value-type="float" office:value="0" calcext:value-type="float">
            <text:p>0</text:p>
          </table:table-cell>
          <table:table-cell office:value-type="float" office:value="27.11422" calcext:value-type="float">
            <text:p>27.1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3851" calcext:value-type="float">
            <text:p>2.1038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2.022528" calcext:value-type="float">
            <text:p>2.022528</text:p>
          </table:table-cell>
          <table:table-cell office:value-type="float" office:value="136.3341" calcext:value-type="float">
            <text:p>136.3341</text:p>
          </table:table-cell>
          <table:table-cell office:value-type="float" office:value="5" calcext:value-type="float">
            <text:p>5</text:p>
          </table:table-cell>
          <table:table-cell office:value-type="float" office:value="-0.9581293" calcext:value-type="float">
            <text:p>-0.9581293</text:p>
          </table:table-cell>
          <table:table-cell office:value-type="float" office:value="30.69336" calcext:value-type="float">
            <text:p>30.69336</text:p>
          </table:table-cell>
          <table:table-cell office:value-type="float" office:value="0.001493346" calcext:value-type="float">
            <text:p>0.001493346</text:p>
          </table:table-cell>
          <table:table-cell office:value-type="float" office:value="0.0003333772" calcext:value-type="float">
            <text:p>0.0003333772</text:p>
          </table:table-cell>
          <table:table-cell office:value-type="float" office:value="0.001801359" calcext:value-type="float">
            <text:p>0.001801359</text:p>
          </table:table-cell>
          <table:table-cell office:value-type="float" office:value="0.01106002" calcext:value-type="float">
            <text:p>0.01106002</text:p>
          </table:table-cell>
          <table:table-cell office:value-type="float" office:value="1175.161" calcext:value-type="float">
            <text:p>1175.161</text:p>
          </table:table-cell>
          <table:table-cell office:value-type="float" office:value="1.697201" calcext:value-type="float">
            <text:p>1.697201</text:p>
          </table:table-cell>
          <table:table-cell office:value-type="float" office:value="0" calcext:value-type="float">
            <text:p>0</text:p>
          </table:table-cell>
          <table:table-cell office:value-type="float" office:value="0.01686212" calcext:value-type="float">
            <text:p>0.01686212</text:p>
          </table:table-cell>
          <table:table-cell office:value-type="float" office:value="0.0221458" calcext:value-type="float">
            <text:p>0.0221458</text:p>
          </table:table-cell>
          <table:table-cell office:value-type="float" office:value="0.09180633" calcext:value-type="float">
            <text:p>0.09180633</text:p>
          </table:table-cell>
          <table:table-cell office:value-type="float" office:value="0.009061445" calcext:value-type="float">
            <text:p>0.009061445</text:p>
          </table:table-cell>
          <table:table-cell office:value-type="float" office:value="0.008153962" calcext:value-type="float">
            <text:p>0.008153962</text:p>
          </table:table-cell>
          <table:table-cell office:value-type="float" office:value="0.004704136" calcext:value-type="float">
            <text:p>0.004704136</text:p>
          </table:table-cell>
          <table:table-cell office:value-type="float" office:value="0.004551328" calcext:value-type="float">
            <text:p>0.004551328</text:p>
          </table:table-cell>
          <table:table-cell office:value-type="float" office:value="0.007299032" calcext:value-type="float">
            <text:p>0.007299032</text:p>
          </table:table-cell>
          <table:table-cell office:value-type="float" office:value="0.1172509" calcext:value-type="float">
            <text:p>0.1172509</text:p>
          </table:table-cell>
          <table:table-cell office:value-type="float" office:value="0.1361463" calcext:value-type="float">
            <text:p>0.1361463</text:p>
          </table:table-cell>
          <table:table-cell office:value-type="float" office:value="0.140327" calcext:value-type="float">
            <text:p>0.140327</text:p>
          </table:table-cell>
          <table:table-cell office:value-type="float" office:value="0.1470489" calcext:value-type="float">
            <text:p>0.1470489</text:p>
          </table:table-cell>
          <table:table-cell office:value-type="float" office:value="0.1539597" calcext:value-type="float">
            <text:p>0.1539597</text:p>
          </table:table-cell>
          <table:table-cell office:value-type="float" office:value="0.1591311" calcext:value-type="float">
            <text:p>0.1591311</text:p>
          </table:table-cell>
          <table:table-cell office:value-type="float" office:value="0" calcext:value-type="float">
            <text:p>0</text:p>
          </table:table-cell>
          <table:table-cell office:value-type="float" office:value="21.08807" calcext:value-type="float">
            <text:p>21.08807</text:p>
          </table:table-cell>
          <table:table-cell office:value-type="float" office:value="19.33861" calcext:value-type="float">
            <text:p>19.33861</text:p>
          </table:table-cell>
          <table:table-cell office:value-type="float" office:value="36.18916" calcext:value-type="float">
            <text:p>36.18916</text:p>
          </table:table-cell>
          <table:table-cell office:value-type="float" office:value="5.478875" calcext:value-type="float">
            <text:p>5.478875</text:p>
          </table:table-cell>
          <table:table-cell office:value-type="float" office:value="4.225323" calcext:value-type="float">
            <text:p>4.225323</text:p>
          </table:table-cell>
          <table:table-cell office:value-type="float" office:value="1.916832" calcext:value-type="float">
            <text:p>1.916832</text:p>
          </table:table-cell>
          <table:table-cell office:value-type="float" office:value="1.949318" calcext:value-type="float">
            <text:p>1.949318</text:p>
          </table:table-cell>
          <table:table-cell office:value-type="float" office:value="4.209915" calcext:value-type="float">
            <text:p>4.209915</text:p>
          </table:table-cell>
          <table:table-cell office:value-type="float" office:value="6.807361" calcext:value-type="float">
            <text:p>6.807361</text:p>
          </table:table-cell>
          <table:table-cell office:value-type="float" office:value="7.054623" calcext:value-type="float">
            <text:p>7.054623</text:p>
          </table:table-cell>
          <table:table-cell office:value-type="float" office:value="7.568836" calcext:value-type="float">
            <text:p>7.568836</text:p>
          </table:table-cell>
          <table:table-cell office:value-type="float" office:value="8.165255" calcext:value-type="float">
            <text:p>8.165255</text:p>
          </table:table-cell>
          <table:table-cell office:value-type="float" office:value="8.878579" calcext:value-type="float">
            <text:p>8.878579</text:p>
          </table:table-cell>
          <table:table-cell office:value-type="float" office:value="9.377806" calcext:value-type="float">
            <text:p>9.377806</text:p>
          </table:table-cell>
          <table:table-cell office:value-type="float" office:value="0" calcext:value-type="float">
            <text:p>0</text:p>
          </table:table-cell>
          <table:table-cell office:value-type="float" office:value="72.23541" calcext:value-type="float">
            <text:p>72.23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2052" calcext:value-type="float">
            <text:p>2.12205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2.008803" calcext:value-type="float">
            <text:p>2.008803</text:p>
          </table:table-cell>
          <table:table-cell office:value-type="float" office:value="136.3255" calcext:value-type="float">
            <text:p>136.3255</text:p>
          </table:table-cell>
          <table:table-cell office:value-type="float" office:value="5" calcext:value-type="float">
            <text:p>5</text:p>
          </table:table-cell>
          <table:table-cell office:value-type="float" office:value="-1.018089" calcext:value-type="float">
            <text:p>-1.018089</text:p>
          </table:table-cell>
          <table:table-cell office:value-type="float" office:value="30.69866" calcext:value-type="float">
            <text:p>30.69866</text:p>
          </table:table-cell>
          <table:table-cell office:value-type="float" office:value="0.004337606" calcext:value-type="float">
            <text:p>0.004337606</text:p>
          </table:table-cell>
          <table:table-cell office:value-type="float" office:value="0.0003341211" calcext:value-type="float">
            <text:p>0.0003341211</text:p>
          </table:table-cell>
          <table:table-cell office:value-type="float" office:value="0.004982347" calcext:value-type="float">
            <text:p>0.004982347</text:p>
          </table:table-cell>
          <table:table-cell office:value-type="float" office:value="0.01115649" calcext:value-type="float">
            <text:p>0.01115649</text:p>
          </table:table-cell>
          <table:table-cell office:value-type="float" office:value="1175.113" calcext:value-type="float">
            <text:p>1175.113</text:p>
          </table:table-cell>
          <table:table-cell office:value-type="float" office:value="1.691781" calcext:value-type="float">
            <text:p>1.691781</text:p>
          </table:table-cell>
          <table:table-cell office:value-type="float" office:value="0" calcext:value-type="float">
            <text:p>0</text:p>
          </table:table-cell>
          <table:table-cell office:value-type="float" office:value="0.03547262" calcext:value-type="float">
            <text:p>0.03547262</text:p>
          </table:table-cell>
          <table:table-cell office:value-type="float" office:value="0.03561771" calcext:value-type="float">
            <text:p>0.03561771</text:p>
          </table:table-cell>
          <table:table-cell office:value-type="float" office:value="0.09425954" calcext:value-type="float">
            <text:p>0.09425954</text:p>
          </table:table-cell>
          <table:table-cell office:value-type="float" office:value="0.009338825" calcext:value-type="float">
            <text:p>0.009338825</text:p>
          </table:table-cell>
          <table:table-cell office:value-type="float" office:value="0.008496773" calcext:value-type="float">
            <text:p>0.008496773</text:p>
          </table:table-cell>
          <table:table-cell office:value-type="float" office:value="0.004734757" calcext:value-type="float">
            <text:p>0.004734757</text:p>
          </table:table-cell>
          <table:table-cell office:value-type="float" office:value="0.004414415" calcext:value-type="float">
            <text:p>0.004414415</text:p>
          </table:table-cell>
          <table:table-cell office:value-type="float" office:value="0.007280966" calcext:value-type="float">
            <text:p>0.007280966</text:p>
          </table:table-cell>
          <table:table-cell office:value-type="float" office:value="0.100781" calcext:value-type="float">
            <text:p>0.100781</text:p>
          </table:table-cell>
          <table:table-cell office:value-type="float" office:value="0.1362492" calcext:value-type="float">
            <text:p>0.1362492</text:p>
          </table:table-cell>
          <table:table-cell office:value-type="float" office:value="0.1404075" calcext:value-type="float">
            <text:p>0.1404075</text:p>
          </table:table-cell>
          <table:table-cell office:value-type="float" office:value="0.1471413" calcext:value-type="float">
            <text:p>0.1471413</text:p>
          </table:table-cell>
          <table:table-cell office:value-type="float" office:value="0.1540169" calcext:value-type="float">
            <text:p>0.1540169</text:p>
          </table:table-cell>
          <table:table-cell office:value-type="float" office:value="0.1591895" calcext:value-type="float">
            <text:p>0.1591895</text:p>
          </table:table-cell>
          <table:table-cell office:value-type="float" office:value="0" calcext:value-type="float">
            <text:p>0</text:p>
          </table:table-cell>
          <table:table-cell office:value-type="float" office:value="21.07231" calcext:value-type="float">
            <text:p>21.07231</text:p>
          </table:table-cell>
          <table:table-cell office:value-type="float" office:value="19.29628" calcext:value-type="float">
            <text:p>19.29628</text:p>
          </table:table-cell>
          <table:table-cell office:value-type="float" office:value="36.09198" calcext:value-type="float">
            <text:p>36.09198</text:p>
          </table:table-cell>
          <table:table-cell office:value-type="float" office:value="5.466748" calcext:value-type="float">
            <text:p>5.466748</text:p>
          </table:table-cell>
          <table:table-cell office:value-type="float" office:value="4.215517" calcext:value-type="float">
            <text:p>4.215517</text:p>
          </table:table-cell>
          <table:table-cell office:value-type="float" office:value="1.914122" calcext:value-type="float">
            <text:p>1.914122</text:p>
          </table:table-cell>
          <table:table-cell office:value-type="float" office:value="1.946712" calcext:value-type="float">
            <text:p>1.946712</text:p>
          </table:table-cell>
          <table:table-cell office:value-type="float" office:value="4.199591" calcext:value-type="float">
            <text:p>4.199591</text:p>
          </table:table-cell>
          <table:table-cell office:value-type="float" office:value="6.808974" calcext:value-type="float">
            <text:p>6.808974</text:p>
          </table:table-cell>
          <table:table-cell office:value-type="float" office:value="7.061691" calcext:value-type="float">
            <text:p>7.061691</text:p>
          </table:table-cell>
          <table:table-cell office:value-type="float" office:value="7.575673" calcext:value-type="float">
            <text:p>7.575673</text:p>
          </table:table-cell>
          <table:table-cell office:value-type="float" office:value="8.171558" calcext:value-type="float">
            <text:p>8.171558</text:p>
          </table:table-cell>
          <table:table-cell office:value-type="float" office:value="8.884258" calcext:value-type="float">
            <text:p>8.884258</text:p>
          </table:table-cell>
          <table:table-cell office:value-type="float" office:value="9.382596" calcext:value-type="float">
            <text:p>9.382596</text:p>
          </table:table-cell>
          <table:table-cell office:value-type="float" office:value="0" calcext:value-type="float">
            <text:p>0</text:p>
          </table:table-cell>
          <table:table-cell office:value-type="float" office:value="17.51001" calcext:value-type="float">
            <text:p>17.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028" calcext:value-type="float">
            <text:p>2.140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1.994923" calcext:value-type="float">
            <text:p>1.994923</text:p>
          </table:table-cell>
          <table:table-cell office:value-type="float" office:value="136.3203" calcext:value-type="float">
            <text:p>136.3203</text:p>
          </table:table-cell>
          <table:table-cell office:value-type="float" office:value="5" calcext:value-type="float">
            <text:p>5</text:p>
          </table:table-cell>
          <table:table-cell office:value-type="float" office:value="-1.080797" calcext:value-type="float">
            <text:p>-1.080797</text:p>
          </table:table-cell>
          <table:table-cell office:value-type="float" office:value="30.70139" calcext:value-type="float">
            <text:p>30.70139</text:p>
          </table:table-cell>
          <table:table-cell office:value-type="float" office:value="0.004337606" calcext:value-type="float">
            <text:p>0.004337606</text:p>
          </table:table-cell>
          <table:table-cell office:value-type="float" office:value="0.0003357719" calcext:value-type="float">
            <text:p>0.0003357719</text:p>
          </table:table-cell>
          <table:table-cell office:value-type="float" office:value="0.004982347" calcext:value-type="float">
            <text:p>0.004982347</text:p>
          </table:table-cell>
          <table:table-cell office:value-type="float" office:value="0.01116986" calcext:value-type="float">
            <text:p>0.01116986</text:p>
          </table:table-cell>
          <table:table-cell office:value-type="float" office:value="1175.068" calcext:value-type="float">
            <text:p>1175.068</text:p>
          </table:table-cell>
          <table:table-cell office:value-type="float" office:value="1.687549" calcext:value-type="float">
            <text:p>1.687549</text:p>
          </table:table-cell>
          <table:table-cell office:value-type="float" office:value="0" calcext:value-type="float">
            <text:p>0</text:p>
          </table:table-cell>
          <table:table-cell office:value-type="float" office:value="0.0174148" calcext:value-type="float">
            <text:p>0.0174148</text:p>
          </table:table-cell>
          <table:table-cell office:value-type="float" office:value="0.02203112" calcext:value-type="float">
            <text:p>0.02203112</text:p>
          </table:table-cell>
          <table:table-cell office:value-type="float" office:value="0.09142312" calcext:value-type="float">
            <text:p>0.09142312</text:p>
          </table:table-cell>
          <table:table-cell office:value-type="float" office:value="0.008952573" calcext:value-type="float">
            <text:p>0.008952573</text:p>
          </table:table-cell>
          <table:table-cell office:value-type="float" office:value="0.008056785" calcext:value-type="float">
            <text:p>0.008056785</text:p>
          </table:table-cell>
          <table:table-cell office:value-type="float" office:value="0.004660458" calcext:value-type="float">
            <text:p>0.004660458</text:p>
          </table:table-cell>
          <table:table-cell office:value-type="float" office:value="0.004505273" calcext:value-type="float">
            <text:p>0.004505273</text:p>
          </table:table-cell>
          <table:table-cell office:value-type="float" office:value="0.007265028" calcext:value-type="float">
            <text:p>0.007265028</text:p>
          </table:table-cell>
          <table:table-cell office:value-type="float" office:value="0.08788562" calcext:value-type="float">
            <text:p>0.08788562</text:p>
          </table:table-cell>
          <table:table-cell office:value-type="float" office:value="0.1363475" calcext:value-type="float">
            <text:p>0.1363475</text:p>
          </table:table-cell>
          <table:table-cell office:value-type="float" office:value="0.1404873" calcext:value-type="float">
            <text:p>0.1404873</text:p>
          </table:table-cell>
          <table:table-cell office:value-type="float" office:value="0.1472225" calcext:value-type="float">
            <text:p>0.1472225</text:p>
          </table:table-cell>
          <table:table-cell office:value-type="float" office:value="0.1540826" calcext:value-type="float">
            <text:p>0.1540826</text:p>
          </table:table-cell>
          <table:table-cell office:value-type="float" office:value="0.1592484" calcext:value-type="float">
            <text:p>0.1592484</text:p>
          </table:table-cell>
          <table:table-cell office:value-type="float" office:value="0" calcext:value-type="float">
            <text:p>0</text:p>
          </table:table-cell>
          <table:table-cell office:value-type="float" office:value="21.01141" calcext:value-type="float">
            <text:p>21.01141</text:p>
          </table:table-cell>
          <table:table-cell office:value-type="float" office:value="19.22957" calcext:value-type="float">
            <text:p>19.22957</text:p>
          </table:table-cell>
          <table:table-cell office:value-type="float" office:value="36.00212" calcext:value-type="float">
            <text:p>36.00212</text:p>
          </table:table-cell>
          <table:table-cell office:value-type="float" office:value="5.454708" calcext:value-type="float">
            <text:p>5.454708</text:p>
          </table:table-cell>
          <table:table-cell office:value-type="float" office:value="4.206553" calcext:value-type="float">
            <text:p>4.206553</text:p>
          </table:table-cell>
          <table:table-cell office:value-type="float" office:value="1.911407" calcext:value-type="float">
            <text:p>1.911407</text:p>
          </table:table-cell>
          <table:table-cell office:value-type="float" office:value="1.943397" calcext:value-type="float">
            <text:p>1.943397</text:p>
          </table:table-cell>
          <table:table-cell office:value-type="float" office:value="4.189107" calcext:value-type="float">
            <text:p>4.189107</text:p>
          </table:table-cell>
          <table:table-cell office:value-type="float" office:value="6.807449" calcext:value-type="float">
            <text:p>6.807449</text:p>
          </table:table-cell>
          <table:table-cell office:value-type="float" office:value="7.068694" calcext:value-type="float">
            <text:p>7.068694</text:p>
          </table:table-cell>
          <table:table-cell office:value-type="float" office:value="7.58246" calcext:value-type="float">
            <text:p>7.58246</text:p>
          </table:table-cell>
          <table:table-cell office:value-type="float" office:value="8.177839" calcext:value-type="float">
            <text:p>8.177839</text:p>
          </table:table-cell>
          <table:table-cell office:value-type="float" office:value="8.889918" calcext:value-type="float">
            <text:p>8.889918</text:p>
          </table:table-cell>
          <table:table-cell office:value-type="float" office:value="9.38813" calcext:value-type="float">
            <text:p>9.38813</text:p>
          </table:table-cell>
          <table:table-cell office:value-type="float" office:value="0" calcext:value-type="float">
            <text:p>0</text:p>
          </table:table-cell>
          <table:table-cell office:value-type="float" office:value="57.58114" calcext:value-type="float">
            <text:p>57.58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8138" calcext:value-type="float">
            <text:p>2.1581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1.981034" calcext:value-type="float">
            <text:p>1.981034</text:p>
          </table:table-cell>
          <table:table-cell office:value-type="float" office:value="136.3142" calcext:value-type="float">
            <text:p>136.3142</text:p>
          </table:table-cell>
          <table:table-cell office:value-type="float" office:value="5" calcext:value-type="float">
            <text:p>5</text:p>
          </table:table-cell>
          <table:table-cell office:value-type="float" office:value="-1.144179" calcext:value-type="float">
            <text:p>-1.144179</text:p>
          </table:table-cell>
          <table:table-cell office:value-type="float" office:value="30.70428" calcext:value-type="float">
            <text:p>30.70428</text:p>
          </table:table-cell>
          <table:table-cell office:value-type="float" office:value="0.004337606" calcext:value-type="float">
            <text:p>0.004337606</text:p>
          </table:table-cell>
          <table:table-cell office:value-type="float" office:value="0.0003372498" calcext:value-type="float">
            <text:p>0.0003372498</text:p>
          </table:table-cell>
          <table:table-cell office:value-type="float" office:value="0.004982347" calcext:value-type="float">
            <text:p>0.004982347</text:p>
          </table:table-cell>
          <table:table-cell office:value-type="float" office:value="0.01117178" calcext:value-type="float">
            <text:p>0.01117178</text:p>
          </table:table-cell>
          <table:table-cell office:value-type="float" office:value="1175.021" calcext:value-type="float">
            <text:p>1175.021</text:p>
          </table:table-cell>
          <table:table-cell office:value-type="float" office:value="1.681616" calcext:value-type="float">
            <text:p>1.681616</text:p>
          </table:table-cell>
          <table:table-cell office:value-type="float" office:value="0" calcext:value-type="float">
            <text:p>0</text:p>
          </table:table-cell>
          <table:table-cell office:value-type="float" office:value="0.03937615" calcext:value-type="float">
            <text:p>0.03937615</text:p>
          </table:table-cell>
          <table:table-cell office:value-type="float" office:value="0.0289707" calcext:value-type="float">
            <text:p>0.0289707</text:p>
          </table:table-cell>
          <table:table-cell office:value-type="float" office:value="0.09600195" calcext:value-type="float">
            <text:p>0.09600195</text:p>
          </table:table-cell>
          <table:table-cell office:value-type="float" office:value="0.009591206" calcext:value-type="float">
            <text:p>0.009591206</text:p>
          </table:table-cell>
          <table:table-cell office:value-type="float" office:value="0.008575695" calcext:value-type="float">
            <text:p>0.008575695</text:p>
          </table:table-cell>
          <table:table-cell office:value-type="float" office:value="0.004737559" calcext:value-type="float">
            <text:p>0.004737559</text:p>
          </table:table-cell>
          <table:table-cell office:value-type="float" office:value="0.004543279" calcext:value-type="float">
            <text:p>0.004543279</text:p>
          </table:table-cell>
          <table:table-cell office:value-type="float" office:value="0.007256775" calcext:value-type="float">
            <text:p>0.007256775</text:p>
          </table:table-cell>
          <table:table-cell office:value-type="float" office:value="0.07892853" calcext:value-type="float">
            <text:p>0.07892853</text:p>
          </table:table-cell>
          <table:table-cell office:value-type="float" office:value="0.1364379" calcext:value-type="float">
            <text:p>0.1364379</text:p>
          </table:table-cell>
          <table:table-cell office:value-type="float" office:value="0.1405668" calcext:value-type="float">
            <text:p>0.1405668</text:p>
          </table:table-cell>
          <table:table-cell office:value-type="float" office:value="0.1473095" calcext:value-type="float">
            <text:p>0.1473095</text:p>
          </table:table-cell>
          <table:table-cell office:value-type="float" office:value="0.1541455" calcext:value-type="float">
            <text:p>0.1541455</text:p>
          </table:table-cell>
          <table:table-cell office:value-type="float" office:value="0.1593072" calcext:value-type="float">
            <text:p>0.1593072</text:p>
          </table:table-cell>
          <table:table-cell office:value-type="float" office:value="0" calcext:value-type="float">
            <text:p>0</text:p>
          </table:table-cell>
          <table:table-cell office:value-type="float" office:value="20.99386" calcext:value-type="float">
            <text:p>20.99386</text:p>
          </table:table-cell>
          <table:table-cell office:value-type="float" office:value="19.18219" calcext:value-type="float">
            <text:p>19.18219</text:p>
          </table:table-cell>
          <table:table-cell office:value-type="float" office:value="35.91222" calcext:value-type="float">
            <text:p>35.91222</text:p>
          </table:table-cell>
          <table:table-cell office:value-type="float" office:value="5.442904" calcext:value-type="float">
            <text:p>5.442904</text:p>
          </table:table-cell>
          <table:table-cell office:value-type="float" office:value="4.197725" calcext:value-type="float">
            <text:p>4.197725</text:p>
          </table:table-cell>
          <table:table-cell office:value-type="float" office:value="1.908704" calcext:value-type="float">
            <text:p>1.908704</text:p>
          </table:table-cell>
          <table:table-cell office:value-type="float" office:value="1.940266" calcext:value-type="float">
            <text:p>1.940266</text:p>
          </table:table-cell>
          <table:table-cell office:value-type="float" office:value="4.178663" calcext:value-type="float">
            <text:p>4.178663</text:p>
          </table:table-cell>
          <table:table-cell office:value-type="float" office:value="6.803658" calcext:value-type="float">
            <text:p>6.803658</text:p>
          </table:table-cell>
          <table:table-cell office:value-type="float" office:value="7.075681" calcext:value-type="float">
            <text:p>7.075681</text:p>
          </table:table-cell>
          <table:table-cell office:value-type="float" office:value="7.589248" calcext:value-type="float">
            <text:p>7.589248</text:p>
          </table:table-cell>
          <table:table-cell office:value-type="float" office:value="8.184117" calcext:value-type="float">
            <text:p>8.184117</text:p>
          </table:table-cell>
          <table:table-cell office:value-type="float" office:value="8.895577" calcext:value-type="float">
            <text:p>8.895577</text:p>
          </table:table-cell>
          <table:table-cell office:value-type="float" office:value="9.393666" calcext:value-type="float">
            <text:p>9.393666</text:p>
          </table:table-cell>
          <table:table-cell office:value-type="float" office:value="0" calcext:value-type="float">
            <text:p>0</text:p>
          </table:table-cell>
          <table:table-cell office:value-type="float" office:value="98.43385" calcext:value-type="float">
            <text:p>98.43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6864" calcext:value-type="float">
            <text:p>2.1768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1.967814" calcext:value-type="float">
            <text:p>1.967814</text:p>
          </table:table-cell>
          <table:table-cell office:value-type="float" office:value="136.3078" calcext:value-type="float">
            <text:p>136.3078</text:p>
          </table:table-cell>
          <table:table-cell office:value-type="float" office:value="5" calcext:value-type="float">
            <text:p>5</text:p>
          </table:table-cell>
          <table:table-cell office:value-type="float" office:value="-1.206378" calcext:value-type="float">
            <text:p>-1.206378</text:p>
          </table:table-cell>
          <table:table-cell office:value-type="float" office:value="30.70706" calcext:value-type="float">
            <text:p>30.70706</text:p>
          </table:table-cell>
          <table:table-cell office:value-type="float" office:value="0.004337606" calcext:value-type="float">
            <text:p>0.004337606</text:p>
          </table:table-cell>
          <table:table-cell office:value-type="float" office:value="0.0003387278" calcext:value-type="float">
            <text:p>0.0003387278</text:p>
          </table:table-cell>
          <table:table-cell office:value-type="float" office:value="0.004982347" calcext:value-type="float">
            <text:p>0.004982347</text:p>
          </table:table-cell>
          <table:table-cell office:value-type="float" office:value="0.01117473" calcext:value-type="float">
            <text:p>0.01117473</text:p>
          </table:table-cell>
          <table:table-cell office:value-type="float" office:value="1174.975" calcext:value-type="float">
            <text:p>1174.975</text:p>
          </table:table-cell>
          <table:table-cell office:value-type="float" office:value="1.676123" calcext:value-type="float">
            <text:p>1.676123</text:p>
          </table:table-cell>
          <table:table-cell office:value-type="float" office:value="0" calcext:value-type="float">
            <text:p>0</text:p>
          </table:table-cell>
          <table:table-cell office:value-type="float" office:value="0.01800592" calcext:value-type="float">
            <text:p>0.01800592</text:p>
          </table:table-cell>
          <table:table-cell office:value-type="float" office:value="0.02598621" calcext:value-type="float">
            <text:p>0.02598621</text:p>
          </table:table-cell>
          <table:table-cell office:value-type="float" office:value="0.09435657" calcext:value-type="float">
            <text:p>0.09435657</text:p>
          </table:table-cell>
          <table:table-cell office:value-type="float" office:value="0.008967839" calcext:value-type="float">
            <text:p>0.008967839</text:p>
          </table:table-cell>
          <table:table-cell office:value-type="float" office:value="0.008158389" calcext:value-type="float">
            <text:p>0.008158389</text:p>
          </table:table-cell>
          <table:table-cell office:value-type="float" office:value="0.004718372" calcext:value-type="float">
            <text:p>0.004718372</text:p>
          </table:table-cell>
          <table:table-cell office:value-type="float" office:value="0.004556003" calcext:value-type="float">
            <text:p>0.004556003</text:p>
          </table:table-cell>
          <table:table-cell office:value-type="float" office:value="0.007262336" calcext:value-type="float">
            <text:p>0.007262336</text:p>
          </table:table-cell>
          <table:table-cell office:value-type="float" office:value="0.0771865" calcext:value-type="float">
            <text:p>0.0771865</text:p>
          </table:table-cell>
          <table:table-cell office:value-type="float" office:value="0.1313551" calcext:value-type="float">
            <text:p>0.1313551</text:p>
          </table:table-cell>
          <table:table-cell office:value-type="float" office:value="0.140645" calcext:value-type="float">
            <text:p>0.140645</text:p>
          </table:table-cell>
          <table:table-cell office:value-type="float" office:value="0.1473965" calcext:value-type="float">
            <text:p>0.1473965</text:p>
          </table:table-cell>
          <table:table-cell office:value-type="float" office:value="0.1542075" calcext:value-type="float">
            <text:p>0.1542075</text:p>
          </table:table-cell>
          <table:table-cell office:value-type="float" office:value="0.1593659" calcext:value-type="float">
            <text:p>0.1593659</text:p>
          </table:table-cell>
          <table:table-cell office:value-type="float" office:value="0" calcext:value-type="float">
            <text:p>0</text:p>
          </table:table-cell>
          <table:table-cell office:value-type="float" office:value="20.97071" calcext:value-type="float">
            <text:p>20.97071</text:p>
          </table:table-cell>
          <table:table-cell office:value-type="float" office:value="19.14189" calcext:value-type="float">
            <text:p>19.14189</text:p>
          </table:table-cell>
          <table:table-cell office:value-type="float" office:value="35.82964" calcext:value-type="float">
            <text:p>35.82964</text:p>
          </table:table-cell>
          <table:table-cell office:value-type="float" office:value="5.431462" calcext:value-type="float">
            <text:p>5.431462</text:p>
          </table:table-cell>
          <table:table-cell office:value-type="float" office:value="4.189091" calcext:value-type="float">
            <text:p>4.189091</text:p>
          </table:table-cell>
          <table:table-cell office:value-type="float" office:value="1.906059" calcext:value-type="float">
            <text:p>1.906059</text:p>
          </table:table-cell>
          <table:table-cell office:value-type="float" office:value="1.937219" calcext:value-type="float">
            <text:p>1.937219</text:p>
          </table:table-cell>
          <table:table-cell office:value-type="float" office:value="4.168294" calcext:value-type="float">
            <text:p>4.168294</text:p>
          </table:table-cell>
          <table:table-cell office:value-type="float" office:value="6.798639" calcext:value-type="float">
            <text:p>6.798639</text:p>
          </table:table-cell>
          <table:table-cell office:value-type="float" office:value="7.082351" calcext:value-type="float">
            <text:p>7.082351</text:p>
          </table:table-cell>
          <table:table-cell office:value-type="float" office:value="7.596035" calcext:value-type="float">
            <text:p>7.596035</text:p>
          </table:table-cell>
          <table:table-cell office:value-type="float" office:value="8.190402" calcext:value-type="float">
            <text:p>8.190402</text:p>
          </table:table-cell>
          <table:table-cell office:value-type="float" office:value="8.901237" calcext:value-type="float">
            <text:p>8.901237</text:p>
          </table:table-cell>
          <table:table-cell office:value-type="float" office:value="9.399185" calcext:value-type="float">
            <text:p>9.399185</text:p>
          </table:table-cell>
          <table:table-cell office:value-type="float" office:value="0" calcext:value-type="float">
            <text:p>0</text:p>
          </table:table-cell>
          <table:table-cell office:value-type="float" office:value="114.347" calcext:value-type="float">
            <text:p>114.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4993" calcext:value-type="float">
            <text:p>2.1949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1.955946" calcext:value-type="float">
            <text:p>1.955946</text:p>
          </table:table-cell>
          <table:table-cell office:value-type="float" office:value="136.3027" calcext:value-type="float">
            <text:p>136.3027</text:p>
          </table:table-cell>
          <table:table-cell office:value-type="float" office:value="5" calcext:value-type="float">
            <text:p>5</text:p>
          </table:table-cell>
          <table:table-cell office:value-type="float" office:value="-1.270685" calcext:value-type="float">
            <text:p>-1.270685</text:p>
          </table:table-cell>
          <table:table-cell office:value-type="float" office:value="30.70761" calcext:value-type="float">
            <text:p>30.70761</text:p>
          </table:table-cell>
          <table:table-cell office:value-type="float" office:value="0.004337606" calcext:value-type="float">
            <text:p>0.004337606</text:p>
          </table:table-cell>
          <table:table-cell office:value-type="float" office:value="0.0003402079" calcext:value-type="float">
            <text:p>0.0003402079</text:p>
          </table:table-cell>
          <table:table-cell office:value-type="float" office:value="0.004982347" calcext:value-type="float">
            <text:p>0.004982347</text:p>
          </table:table-cell>
          <table:table-cell office:value-type="float" office:value="0.01117853" calcext:value-type="float">
            <text:p>0.01117853</text:p>
          </table:table-cell>
          <table:table-cell office:value-type="float" office:value="1174.929" calcext:value-type="float">
            <text:p>1174.929</text:p>
          </table:table-cell>
          <table:table-cell office:value-type="float" office:value="1.673386" calcext:value-type="float">
            <text:p>1.673386</text:p>
          </table:table-cell>
          <table:table-cell office:value-type="float" office:value="0" calcext:value-type="float">
            <text:p>0</text:p>
          </table:table-cell>
          <table:table-cell office:value-type="float" office:value="0.01712883" calcext:value-type="float">
            <text:p>0.01712883</text:p>
          </table:table-cell>
          <table:table-cell office:value-type="float" office:value="0.02165627" calcext:value-type="float">
            <text:p>0.02165627</text:p>
          </table:table-cell>
          <table:table-cell office:value-type="float" office:value="0.09270555" calcext:value-type="float">
            <text:p>0.09270555</text:p>
          </table:table-cell>
          <table:table-cell office:value-type="float" office:value="0.008525564" calcext:value-type="float">
            <text:p>0.008525564</text:p>
          </table:table-cell>
          <table:table-cell office:value-type="float" office:value="0.007738882" calcext:value-type="float">
            <text:p>0.007738882</text:p>
          </table:table-cell>
          <table:table-cell office:value-type="float" office:value="0.00460405" calcext:value-type="float">
            <text:p>0.00460405</text:p>
          </table:table-cell>
          <table:table-cell office:value-type="float" office:value="0.004513263" calcext:value-type="float">
            <text:p>0.004513263</text:p>
          </table:table-cell>
          <table:table-cell office:value-type="float" office:value="0.007250084" calcext:value-type="float">
            <text:p>0.007250084</text:p>
          </table:table-cell>
          <table:table-cell office:value-type="float" office:value="0.07753529" calcext:value-type="float">
            <text:p>0.07753529</text:p>
          </table:table-cell>
          <table:table-cell office:value-type="float" office:value="0.1135988" calcext:value-type="float">
            <text:p>0.1135988</text:p>
          </table:table-cell>
          <table:table-cell office:value-type="float" office:value="0.1407173" calcext:value-type="float">
            <text:p>0.1407173</text:p>
          </table:table-cell>
          <table:table-cell office:value-type="float" office:value="0.1474835" calcext:value-type="float">
            <text:p>0.1474835</text:p>
          </table:table-cell>
          <table:table-cell office:value-type="float" office:value="0.1542693" calcext:value-type="float">
            <text:p>0.1542693</text:p>
          </table:table-cell>
          <table:table-cell office:value-type="float" office:value="0.1594246" calcext:value-type="float">
            <text:p>0.1594246</text:p>
          </table:table-cell>
          <table:table-cell office:value-type="float" office:value="0" calcext:value-type="float">
            <text:p>0</text:p>
          </table:table-cell>
          <table:table-cell office:value-type="float" office:value="20.91905" calcext:value-type="float">
            <text:p>20.91905</text:p>
          </table:table-cell>
          <table:table-cell office:value-type="float" office:value="19.0915" calcext:value-type="float">
            <text:p>19.0915</text:p>
          </table:table-cell>
          <table:table-cell office:value-type="float" office:value="35.74867" calcext:value-type="float">
            <text:p>35.74867</text:p>
          </table:table-cell>
          <table:table-cell office:value-type="float" office:value="5.420018" calcext:value-type="float">
            <text:p>5.420018</text:p>
          </table:table-cell>
          <table:table-cell office:value-type="float" office:value="4.180321" calcext:value-type="float">
            <text:p>4.180321</text:p>
          </table:table-cell>
          <table:table-cell office:value-type="float" office:value="1.903423" calcext:value-type="float">
            <text:p>1.903423</text:p>
          </table:table-cell>
          <table:table-cell office:value-type="float" office:value="1.934205" calcext:value-type="float">
            <text:p>1.934205</text:p>
          </table:table-cell>
          <table:table-cell office:value-type="float" office:value="4.157998" calcext:value-type="float">
            <text:p>4.157998</text:p>
          </table:table-cell>
          <table:table-cell office:value-type="float" office:value="6.793761" calcext:value-type="float">
            <text:p>6.793761</text:p>
          </table:table-cell>
          <table:table-cell office:value-type="float" office:value="7.086129" calcext:value-type="float">
            <text:p>7.086129</text:p>
          </table:table-cell>
          <table:table-cell office:value-type="float" office:value="7.602808" calcext:value-type="float">
            <text:p>7.602808</text:p>
          </table:table-cell>
          <table:table-cell office:value-type="float" office:value="8.196647" calcext:value-type="float">
            <text:p>8.196647</text:p>
          </table:table-cell>
          <table:table-cell office:value-type="float" office:value="8.906897" calcext:value-type="float">
            <text:p>8.906897</text:p>
          </table:table-cell>
          <table:table-cell office:value-type="float" office:value="9.404714" calcext:value-type="float">
            <text:p>9.404714</text:p>
          </table:table-cell>
          <table:table-cell office:value-type="float" office:value="0" calcext:value-type="float">
            <text:p>0</text:p>
          </table:table-cell>
          <table:table-cell office:value-type="float" office:value="115.3205" calcext:value-type="float">
            <text:p>115.3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0605" calcext:value-type="float">
            <text:p>2.2106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1.943854" calcext:value-type="float">
            <text:p>1.943854</text:p>
          </table:table-cell>
          <table:table-cell office:value-type="float" office:value="136.297" calcext:value-type="float">
            <text:p>136.297</text:p>
          </table:table-cell>
          <table:table-cell office:value-type="float" office:value="5" calcext:value-type="float">
            <text:p>5</text:p>
          </table:table-cell>
          <table:table-cell office:value-type="float" office:value="-1.338302" calcext:value-type="float">
            <text:p>-1.338302</text:p>
          </table:table-cell>
          <table:table-cell office:value-type="float" office:value="30.70644" calcext:value-type="float">
            <text:p>30.70644</text:p>
          </table:table-cell>
          <table:table-cell office:value-type="float" office:value="0.004337606" calcext:value-type="float">
            <text:p>0.004337606</text:p>
          </table:table-cell>
          <table:table-cell office:value-type="float" office:value="0.0003406386" calcext:value-type="float">
            <text:p>0.0003406386</text:p>
          </table:table-cell>
          <table:table-cell office:value-type="float" office:value="0.004982347" calcext:value-type="float">
            <text:p>0.004982347</text:p>
          </table:table-cell>
          <table:table-cell office:value-type="float" office:value="0.01118308" calcext:value-type="float">
            <text:p>0.01118308</text:p>
          </table:table-cell>
          <table:table-cell office:value-type="float" office:value="1174.882" calcext:value-type="float">
            <text:p>1174.882</text:p>
          </table:table-cell>
          <table:table-cell office:value-type="float" office:value="1.665857" calcext:value-type="float">
            <text:p>1.665857</text:p>
          </table:table-cell>
          <table:table-cell office:value-type="float" office:value="0" calcext:value-type="float">
            <text:p>0</text:p>
          </table:table-cell>
          <table:table-cell office:value-type="float" office:value="0.0337764" calcext:value-type="float">
            <text:p>0.0337764</text:p>
          </table:table-cell>
          <table:table-cell office:value-type="float" office:value="0.02689737" calcext:value-type="float">
            <text:p>0.02689737</text:p>
          </table:table-cell>
          <table:table-cell office:value-type="float" office:value="0.09612785" calcext:value-type="float">
            <text:p>0.09612785</text:p>
          </table:table-cell>
          <table:table-cell office:value-type="float" office:value="0.009221254" calcext:value-type="float">
            <text:p>0.009221254</text:p>
          </table:table-cell>
          <table:table-cell office:value-type="float" office:value="0.008290363" calcext:value-type="float">
            <text:p>0.008290363</text:p>
          </table:table-cell>
          <table:table-cell office:value-type="float" office:value="0.004656756" calcext:value-type="float">
            <text:p>0.004656756</text:p>
          </table:table-cell>
          <table:table-cell office:value-type="float" office:value="0.004511757" calcext:value-type="float">
            <text:p>0.004511757</text:p>
          </table:table-cell>
          <table:table-cell office:value-type="float" office:value="0.007234128" calcext:value-type="float">
            <text:p>0.007234128</text:p>
          </table:table-cell>
          <table:table-cell office:value-type="float" office:value="0.07518729" calcext:value-type="float">
            <text:p>0.07518729</text:p>
          </table:table-cell>
          <table:table-cell office:value-type="float" office:value="0.09556949" calcext:value-type="float">
            <text:p>0.09556949</text:p>
          </table:table-cell>
          <table:table-cell office:value-type="float" office:value="0.1407858" calcext:value-type="float">
            <text:p>0.1407858</text:p>
          </table:table-cell>
          <table:table-cell office:value-type="float" office:value="0.1475697" calcext:value-type="float">
            <text:p>0.1475697</text:p>
          </table:table-cell>
          <table:table-cell office:value-type="float" office:value="0.1543306" calcext:value-type="float">
            <text:p>0.1543306</text:p>
          </table:table-cell>
          <table:table-cell office:value-type="float" office:value="0.1594834" calcext:value-type="float">
            <text:p>0.1594834</text:p>
          </table:table-cell>
          <table:table-cell office:value-type="float" office:value="0" calcext:value-type="float">
            <text:p>0</text:p>
          </table:table-cell>
          <table:table-cell office:value-type="float" office:value="20.90816" calcext:value-type="float">
            <text:p>20.90816</text:p>
          </table:table-cell>
          <table:table-cell office:value-type="float" office:value="19.04862" calcext:value-type="float">
            <text:p>19.04862</text:p>
          </table:table-cell>
          <table:table-cell office:value-type="float" office:value="35.66979" calcext:value-type="float">
            <text:p>35.66979</text:p>
          </table:table-cell>
          <table:table-cell office:value-type="float" office:value="5.408952" calcext:value-type="float">
            <text:p>5.408952</text:p>
          </table:table-cell>
          <table:table-cell office:value-type="float" office:value="4.171817" calcext:value-type="float">
            <text:p>4.171817</text:p>
          </table:table-cell>
          <table:table-cell office:value-type="float" office:value="1.900805" calcext:value-type="float">
            <text:p>1.900805</text:p>
          </table:table-cell>
          <table:table-cell office:value-type="float" office:value="1.931226" calcext:value-type="float">
            <text:p>1.931226</text:p>
          </table:table-cell>
          <table:table-cell office:value-type="float" office:value="4.147767" calcext:value-type="float">
            <text:p>4.147767</text:p>
          </table:table-cell>
          <table:table-cell office:value-type="float" office:value="6.788666" calcext:value-type="float">
            <text:p>6.788666</text:p>
          </table:table-cell>
          <table:table-cell office:value-type="float" office:value="7.085724" calcext:value-type="float">
            <text:p>7.085724</text:p>
          </table:table-cell>
          <table:table-cell office:value-type="float" office:value="7.609539" calcext:value-type="float">
            <text:p>7.609539</text:p>
          </table:table-cell>
          <table:table-cell office:value-type="float" office:value="8.202849" calcext:value-type="float">
            <text:p>8.202849</text:p>
          </table:table-cell>
          <table:table-cell office:value-type="float" office:value="8.912556" calcext:value-type="float">
            <text:p>8.912556</text:p>
          </table:table-cell>
          <table:table-cell office:value-type="float" office:value="9.410233" calcext:value-type="float">
            <text:p>9.410233</text:p>
          </table:table-cell>
          <table:table-cell office:value-type="float" office:value="0" calcext:value-type="float">
            <text:p>0</text:p>
          </table:table-cell>
          <table:table-cell office:value-type="float" office:value="121.7868" calcext:value-type="float">
            <text:p>121.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24" calcext:value-type="float">
            <text:p>2.227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1.931211" calcext:value-type="float">
            <text:p>1.931211</text:p>
          </table:table-cell>
          <table:table-cell office:value-type="float" office:value="136.2905" calcext:value-type="float">
            <text:p>136.2905</text:p>
          </table:table-cell>
          <table:table-cell office:value-type="float" office:value="5" calcext:value-type="float">
            <text:p>5</text:p>
          </table:table-cell>
          <table:table-cell office:value-type="float" office:value="-1.40737" calcext:value-type="float">
            <text:p>-1.40737</text:p>
          </table:table-cell>
          <table:table-cell office:value-type="float" office:value="30.70396" calcext:value-type="float">
            <text:p>30.70396</text:p>
          </table:table-cell>
          <table:table-cell office:value-type="float" office:value="0.004337606" calcext:value-type="float">
            <text:p>0.004337606</text:p>
          </table:table-cell>
          <table:table-cell office:value-type="float" office:value="0.0003406525" calcext:value-type="float">
            <text:p>0.0003406525</text:p>
          </table:table-cell>
          <table:table-cell office:value-type="float" office:value="0.004982347" calcext:value-type="float">
            <text:p>0.004982347</text:p>
          </table:table-cell>
          <table:table-cell office:value-type="float" office:value="0.01118877" calcext:value-type="float">
            <text:p>0.01118877</text:p>
          </table:table-cell>
          <table:table-cell office:value-type="float" office:value="1174.835" calcext:value-type="float">
            <text:p>1174.835</text:p>
          </table:table-cell>
          <table:table-cell office:value-type="float" office:value="1.654395" calcext:value-type="float">
            <text:p>1.654395</text:p>
          </table:table-cell>
          <table:table-cell office:value-type="float" office:value="0" calcext:value-type="float">
            <text:p>0</text:p>
          </table:table-cell>
          <table:table-cell office:value-type="float" office:value="0.02942458" calcext:value-type="float">
            <text:p>0.02942458</text:p>
          </table:table-cell>
          <table:table-cell office:value-type="float" office:value="0.0297393" calcext:value-type="float">
            <text:p>0.0297393</text:p>
          </table:table-cell>
          <table:table-cell office:value-type="float" office:value="0.0983481" calcext:value-type="float">
            <text:p>0.0983481</text:p>
          </table:table-cell>
          <table:table-cell office:value-type="float" office:value="0.009768901" calcext:value-type="float">
            <text:p>0.009768901</text:p>
          </table:table-cell>
          <table:table-cell office:value-type="float" office:value="0.00888148" calcext:value-type="float">
            <text:p>0.00888148</text:p>
          </table:table-cell>
          <table:table-cell office:value-type="float" office:value="0.004759055" calcext:value-type="float">
            <text:p>0.004759055</text:p>
          </table:table-cell>
          <table:table-cell office:value-type="float" office:value="0.004542807" calcext:value-type="float">
            <text:p>0.004542807</text:p>
          </table:table-cell>
          <table:table-cell office:value-type="float" office:value="0.007234972" calcext:value-type="float">
            <text:p>0.007234972</text:p>
          </table:table-cell>
          <table:table-cell office:value-type="float" office:value="0.07155101" calcext:value-type="float">
            <text:p>0.07155101</text:p>
          </table:table-cell>
          <table:table-cell office:value-type="float" office:value="0.08277977" calcext:value-type="float">
            <text:p>0.08277977</text:p>
          </table:table-cell>
          <table:table-cell office:value-type="float" office:value="0.1408573" calcext:value-type="float">
            <text:p>0.1408573</text:p>
          </table:table-cell>
          <table:table-cell office:value-type="float" office:value="0.1476554" calcext:value-type="float">
            <text:p>0.1476554</text:p>
          </table:table-cell>
          <table:table-cell office:value-type="float" office:value="0.1543919" calcext:value-type="float">
            <text:p>0.1543919</text:p>
          </table:table-cell>
          <table:table-cell office:value-type="float" office:value="0.1595421" calcext:value-type="float">
            <text:p>0.1595421</text:p>
          </table:table-cell>
          <table:table-cell office:value-type="float" office:value="0" calcext:value-type="float">
            <text:p>0</text:p>
          </table:table-cell>
          <table:table-cell office:value-type="float" office:value="20.90804" calcext:value-type="float">
            <text:p>20.90804</text:p>
          </table:table-cell>
          <table:table-cell office:value-type="float" office:value="19.01518" calcext:value-type="float">
            <text:p>19.01518</text:p>
          </table:table-cell>
          <table:table-cell office:value-type="float" office:value="35.59842" calcext:value-type="float">
            <text:p>35.59842</text:p>
          </table:table-cell>
          <table:table-cell office:value-type="float" office:value="5.398772" calcext:value-type="float">
            <text:p>5.398772</text:p>
          </table:table-cell>
          <table:table-cell office:value-type="float" office:value="4.164022" calcext:value-type="float">
            <text:p>4.164022</text:p>
          </table:table-cell>
          <table:table-cell office:value-type="float" office:value="1.898263" calcext:value-type="float">
            <text:p>1.898263</text:p>
          </table:table-cell>
          <table:table-cell office:value-type="float" office:value="1.928297" calcext:value-type="float">
            <text:p>1.928297</text:p>
          </table:table-cell>
          <table:table-cell office:value-type="float" office:value="4.137605" calcext:value-type="float">
            <text:p>4.137605</text:p>
          </table:table-cell>
          <table:table-cell office:value-type="float" office:value="6.782915" calcext:value-type="float">
            <text:p>6.782915</text:p>
          </table:table-cell>
          <table:table-cell office:value-type="float" office:value="7.081945" calcext:value-type="float">
            <text:p>7.081945</text:p>
          </table:table-cell>
          <table:table-cell office:value-type="float" office:value="7.61627" calcext:value-type="float">
            <text:p>7.61627</text:p>
          </table:table-cell>
          <table:table-cell office:value-type="float" office:value="8.209051" calcext:value-type="float">
            <text:p>8.209051</text:p>
          </table:table-cell>
          <table:table-cell office:value-type="float" office:value="8.918216" calcext:value-type="float">
            <text:p>8.918216</text:p>
          </table:table-cell>
          <table:table-cell office:value-type="float" office:value="9.41574" calcext:value-type="float">
            <text:p>9.41574</text:p>
          </table:table-cell>
          <table:table-cell office:value-type="float" office:value="0" calcext:value-type="float">
            <text:p>0</text:p>
          </table:table-cell>
          <table:table-cell office:value-type="float" office:value="126.9919" calcext:value-type="float">
            <text:p>126.9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5145" calcext:value-type="float">
            <text:p>2.2451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1.918416" calcext:value-type="float">
            <text:p>1.918416</text:p>
          </table:table-cell>
          <table:table-cell office:value-type="float" office:value="136.2847" calcext:value-type="float">
            <text:p>136.2847</text:p>
          </table:table-cell>
          <table:table-cell office:value-type="float" office:value="5" calcext:value-type="float">
            <text:p>5</text:p>
          </table:table-cell>
          <table:table-cell office:value-type="float" office:value="-1.47165" calcext:value-type="float">
            <text:p>-1.47165</text:p>
          </table:table-cell>
          <table:table-cell office:value-type="float" office:value="30.69859" calcext:value-type="float">
            <text:p>30.69859</text:p>
          </table:table-cell>
          <table:table-cell office:value-type="float" office:value="0.004337606" calcext:value-type="float">
            <text:p>0.004337606</text:p>
          </table:table-cell>
          <table:table-cell office:value-type="float" office:value="0.0003428816" calcext:value-type="float">
            <text:p>0.0003428816</text:p>
          </table:table-cell>
          <table:table-cell office:value-type="float" office:value="0.004982347" calcext:value-type="float">
            <text:p>0.004982347</text:p>
          </table:table-cell>
          <table:table-cell office:value-type="float" office:value="0.01134208" calcext:value-type="float">
            <text:p>0.01134208</text:p>
          </table:table-cell>
          <table:table-cell office:value-type="float" office:value="1174.796" calcext:value-type="float">
            <text:p>1174.796</text:p>
          </table:table-cell>
          <table:table-cell office:value-type="float" office:value="1.640645" calcext:value-type="float">
            <text:p>1.640645</text:p>
          </table:table-cell>
          <table:table-cell office:value-type="float" office:value="0" calcext:value-type="float">
            <text:p>0</text:p>
          </table:table-cell>
          <table:table-cell office:value-type="float" office:value="0.01437439" calcext:value-type="float">
            <text:p>0.01437439</text:p>
          </table:table-cell>
          <table:table-cell office:value-type="float" office:value="0.02064637" calcext:value-type="float">
            <text:p>0.02064637</text:p>
          </table:table-cell>
          <table:table-cell office:value-type="float" office:value="0.03427283" calcext:value-type="float">
            <text:p>0.03427283</text:p>
          </table:table-cell>
          <table:table-cell office:value-type="float" office:value="0.008607885" calcext:value-type="float">
            <text:p>0.008607885</text:p>
          </table:table-cell>
          <table:table-cell office:value-type="float" office:value="0.008226241" calcext:value-type="float">
            <text:p>0.008226241</text:p>
          </table:table-cell>
          <table:table-cell office:value-type="float" office:value="0.004648521" calcext:value-type="float">
            <text:p>0.004648521</text:p>
          </table:table-cell>
          <table:table-cell office:value-type="float" office:value="0.004401636" calcext:value-type="float">
            <text:p>0.004401636</text:p>
          </table:table-cell>
          <table:table-cell office:value-type="float" office:value="0.007217433" calcext:value-type="float">
            <text:p>0.007217433</text:p>
          </table:table-cell>
          <table:table-cell office:value-type="float" office:value="0.06756794" calcext:value-type="float">
            <text:p>0.06756794</text:p>
          </table:table-cell>
          <table:table-cell office:value-type="float" office:value="0.07491131" calcext:value-type="float">
            <text:p>0.07491131</text:p>
          </table:table-cell>
          <table:table-cell office:value-type="float" office:value="0.1409336" calcext:value-type="float">
            <text:p>0.1409336</text:p>
          </table:table-cell>
          <table:table-cell office:value-type="float" office:value="0.1477409" calcext:value-type="float">
            <text:p>0.1477409</text:p>
          </table:table-cell>
          <table:table-cell office:value-type="float" office:value="0.1544468" calcext:value-type="float">
            <text:p>0.1544468</text:p>
          </table:table-cell>
          <table:table-cell office:value-type="float" office:value="0.1596009" calcext:value-type="float">
            <text:p>0.1596009</text:p>
          </table:table-cell>
          <table:table-cell office:value-type="float" office:value="0" calcext:value-type="float">
            <text:p>0</text:p>
          </table:table-cell>
          <table:table-cell office:value-type="float" office:value="20.85513" calcext:value-type="float">
            <text:p>20.85513</text:p>
          </table:table-cell>
          <table:table-cell office:value-type="float" office:value="18.96561" calcext:value-type="float">
            <text:p>18.96561</text:p>
          </table:table-cell>
          <table:table-cell office:value-type="float" office:value="35.52634" calcext:value-type="float">
            <text:p>35.52634</text:p>
          </table:table-cell>
          <table:table-cell office:value-type="float" office:value="5.388787" calcext:value-type="float">
            <text:p>5.388787</text:p>
          </table:table-cell>
          <table:table-cell office:value-type="float" office:value="4.15661" calcext:value-type="float">
            <text:p>4.15661</text:p>
          </table:table-cell>
          <table:table-cell office:value-type="float" office:value="1.895774" calcext:value-type="float">
            <text:p>1.895774</text:p>
          </table:table-cell>
          <table:table-cell office:value-type="float" office:value="1.925183" calcext:value-type="float">
            <text:p>1.925183</text:p>
          </table:table-cell>
          <table:table-cell office:value-type="float" office:value="4.127492" calcext:value-type="float">
            <text:p>4.127492</text:p>
          </table:table-cell>
          <table:table-cell office:value-type="float" office:value="6.776369" calcext:value-type="float">
            <text:p>6.776369</text:p>
          </table:table-cell>
          <table:table-cell office:value-type="float" office:value="7.075982" calcext:value-type="float">
            <text:p>7.075982</text:p>
          </table:table-cell>
          <table:table-cell office:value-type="float" office:value="7.623001" calcext:value-type="float">
            <text:p>7.623001</text:p>
          </table:table-cell>
          <table:table-cell office:value-type="float" office:value="8.215258" calcext:value-type="float">
            <text:p>8.215258</text:p>
          </table:table-cell>
          <table:table-cell office:value-type="float" office:value="8.923811" calcext:value-type="float">
            <text:p>8.923811</text:p>
          </table:table-cell>
          <table:table-cell office:value-type="float" office:value="9.421237" calcext:value-type="float">
            <text:p>9.421237</text:p>
          </table:table-cell>
          <table:table-cell office:value-type="float" office:value="0" calcext:value-type="float">
            <text:p>0</text:p>
          </table:table-cell>
          <table:table-cell office:value-type="float" office:value="21.47434" calcext:value-type="float">
            <text:p>21.47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248" calcext:value-type="float">
            <text:p>2.2624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1.90712" calcext:value-type="float">
            <text:p>1.90712</text:p>
          </table:table-cell>
          <table:table-cell office:value-type="float" office:value="136.28" calcext:value-type="float">
            <text:p>136.28</text:p>
          </table:table-cell>
          <table:table-cell office:value-type="float" office:value="5" calcext:value-type="float">
            <text:p>5</text:p>
          </table:table-cell>
          <table:table-cell office:value-type="float" office:value="-1.524658" calcext:value-type="float">
            <text:p>-1.524658</text:p>
          </table:table-cell>
          <table:table-cell office:value-type="float" office:value="30.69065" calcext:value-type="float">
            <text:p>30.69065</text:p>
          </table:table-cell>
          <table:table-cell office:value-type="float" office:value="0.004337606" calcext:value-type="float">
            <text:p>0.004337606</text:p>
          </table:table-cell>
          <table:table-cell office:value-type="float" office:value="0.0003443512" calcext:value-type="float">
            <text:p>0.0003443512</text:p>
          </table:table-cell>
          <table:table-cell office:value-type="float" office:value="0.004982347" calcext:value-type="float">
            <text:p>0.004982347</text:p>
          </table:table-cell>
          <table:table-cell office:value-type="float" office:value="0.01133999" calcext:value-type="float">
            <text:p>0.01133999</text:p>
          </table:table-cell>
          <table:table-cell office:value-type="float" office:value="1174.767" calcext:value-type="float">
            <text:p>1174.767</text:p>
          </table:table-cell>
          <table:table-cell office:value-type="float" office:value="1.636262" calcext:value-type="float">
            <text:p>1.636262</text:p>
          </table:table-cell>
          <table:table-cell office:value-type="float" office:value="0" calcext:value-type="float">
            <text:p>0</text:p>
          </table:table-cell>
          <table:table-cell office:value-type="float" office:value="0.01581644" calcext:value-type="float">
            <text:p>0.01581644</text:p>
          </table:table-cell>
          <table:table-cell office:value-type="float" office:value="0.0185759" calcext:value-type="float">
            <text:p>0.0185759</text:p>
          </table:table-cell>
          <table:table-cell office:value-type="float" office:value="0.03397056" calcext:value-type="float">
            <text:p>0.03397056</text:p>
          </table:table-cell>
          <table:table-cell office:value-type="float" office:value="0.008626658" calcext:value-type="float">
            <text:p>0.008626658</text:p>
          </table:table-cell>
          <table:table-cell office:value-type="float" office:value="0.008026361" calcext:value-type="float">
            <text:p>0.008026361</text:p>
          </table:table-cell>
          <table:table-cell office:value-type="float" office:value="0.004559174" calcext:value-type="float">
            <text:p>0.004559174</text:p>
          </table:table-cell>
          <table:table-cell office:value-type="float" office:value="0.004409428" calcext:value-type="float">
            <text:p>0.004409428</text:p>
          </table:table-cell>
          <table:table-cell office:value-type="float" office:value="0.00719205" calcext:value-type="float">
            <text:p>0.00719205</text:p>
          </table:table-cell>
          <table:table-cell office:value-type="float" office:value="0.06379481" calcext:value-type="float">
            <text:p>0.06379481</text:p>
          </table:table-cell>
          <table:table-cell office:value-type="float" office:value="0.07469594" calcext:value-type="float">
            <text:p>0.07469594</text:p>
          </table:table-cell>
          <table:table-cell office:value-type="float" office:value="0.1353096" calcext:value-type="float">
            <text:p>0.1353096</text:p>
          </table:table-cell>
          <table:table-cell office:value-type="float" office:value="0.1478254" calcext:value-type="float">
            <text:p>0.1478254</text:p>
          </table:table-cell>
          <table:table-cell office:value-type="float" office:value="0.154511" calcext:value-type="float">
            <text:p>0.154511</text:p>
          </table:table-cell>
          <table:table-cell office:value-type="float" office:value="0.1596594" calcext:value-type="float">
            <text:p>0.1596594</text:p>
          </table:table-cell>
          <table:table-cell office:value-type="float" office:value="0" calcext:value-type="float">
            <text:p>0</text:p>
          </table:table-cell>
          <table:table-cell office:value-type="float" office:value="20.79113" calcext:value-type="float">
            <text:p>20.79113</text:p>
          </table:table-cell>
          <table:table-cell office:value-type="float" office:value="18.89691" calcext:value-type="float">
            <text:p>18.89691</text:p>
          </table:table-cell>
          <table:table-cell office:value-type="float" office:value="35.44448" calcext:value-type="float">
            <text:p>35.44448</text:p>
          </table:table-cell>
          <table:table-cell office:value-type="float" office:value="5.378587" calcext:value-type="float">
            <text:p>5.378587</text:p>
          </table:table-cell>
          <table:table-cell office:value-type="float" office:value="4.149042" calcext:value-type="float">
            <text:p>4.149042</text:p>
          </table:table-cell>
          <table:table-cell office:value-type="float" office:value="1.893264" calcext:value-type="float">
            <text:p>1.893264</text:p>
          </table:table-cell>
          <table:table-cell office:value-type="float" office:value="1.921979" calcext:value-type="float">
            <text:p>1.921979</text:p>
          </table:table-cell>
          <table:table-cell office:value-type="float" office:value="4.117313" calcext:value-type="float">
            <text:p>4.117313</text:p>
          </table:table-cell>
          <table:table-cell office:value-type="float" office:value="6.769015" calcext:value-type="float">
            <text:p>6.769015</text:p>
          </table:table-cell>
          <table:table-cell office:value-type="float" office:value="7.069068" calcext:value-type="float">
            <text:p>7.069068</text:p>
          </table:table-cell>
          <table:table-cell office:value-type="float" office:value="7.629392" calcext:value-type="float">
            <text:p>7.629392</text:p>
          </table:table-cell>
          <table:table-cell office:value-type="float" office:value="8.221457" calcext:value-type="float">
            <text:p>8.221457</text:p>
          </table:table-cell>
          <table:table-cell office:value-type="float" office:value="8.929393" calcext:value-type="float">
            <text:p>8.929393</text:p>
          </table:table-cell>
          <table:table-cell office:value-type="float" office:value="9.426682" calcext:value-type="float">
            <text:p>9.426682</text:p>
          </table:table-cell>
          <table:table-cell office:value-type="float" office:value="0" calcext:value-type="float">
            <text:p>0</text:p>
          </table:table-cell>
          <table:table-cell office:value-type="float" office:value="64.48546" calcext:value-type="float">
            <text:p>64.48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729" calcext:value-type="float">
            <text:p>2.277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1.89566" calcext:value-type="float">
            <text:p>1.89566</text:p>
          </table:table-cell>
          <table:table-cell office:value-type="float" office:value="136.2744" calcext:value-type="float">
            <text:p>136.2744</text:p>
          </table:table-cell>
          <table:table-cell office:value-type="float" office:value="5" calcext:value-type="float">
            <text:p>5</text:p>
          </table:table-cell>
          <table:table-cell office:value-type="float" office:value="-1.581025" calcext:value-type="float">
            <text:p>-1.581025</text:p>
          </table:table-cell>
          <table:table-cell office:value-type="float" office:value="30.68237" calcext:value-type="float">
            <text:p>30.68237</text:p>
          </table:table-cell>
          <table:table-cell office:value-type="float" office:value="0.004337606" calcext:value-type="float">
            <text:p>0.004337606</text:p>
          </table:table-cell>
          <table:table-cell office:value-type="float" office:value="0.0003458223" calcext:value-type="float">
            <text:p>0.0003458223</text:p>
          </table:table-cell>
          <table:table-cell office:value-type="float" office:value="0.004982347" calcext:value-type="float">
            <text:p>0.004982347</text:p>
          </table:table-cell>
          <table:table-cell office:value-type="float" office:value="0.01133909" calcext:value-type="float">
            <text:p>0.01133909</text:p>
          </table:table-cell>
          <table:table-cell office:value-type="float" office:value="1174.737" calcext:value-type="float">
            <text:p>1174.737</text:p>
          </table:table-cell>
          <table:table-cell office:value-type="float" office:value="1.629161" calcext:value-type="float">
            <text:p>1.629161</text:p>
          </table:table-cell>
          <table:table-cell office:value-type="float" office:value="0" calcext:value-type="float">
            <text:p>0</text:p>
          </table:table-cell>
          <table:table-cell office:value-type="float" office:value="0.04505087" calcext:value-type="float">
            <text:p>0.04505087</text:p>
          </table:table-cell>
          <table:table-cell office:value-type="float" office:value="0.02631693" calcext:value-type="float">
            <text:p>0.02631693</text:p>
          </table:table-cell>
          <table:table-cell office:value-type="float" office:value="0.03942819" calcext:value-type="float">
            <text:p>0.03942819</text:p>
          </table:table-cell>
          <table:table-cell office:value-type="float" office:value="0.009970834" calcext:value-type="float">
            <text:p>0.009970834</text:p>
          </table:table-cell>
          <table:table-cell office:value-type="float" office:value="0.008939075" calcext:value-type="float">
            <text:p>0.008939075</text:p>
          </table:table-cell>
          <table:table-cell office:value-type="float" office:value="0.004658194" calcext:value-type="float">
            <text:p>0.004658194</text:p>
          </table:table-cell>
          <table:table-cell office:value-type="float" office:value="0.004443435" calcext:value-type="float">
            <text:p>0.004443435</text:p>
          </table:table-cell>
          <table:table-cell office:value-type="float" office:value="0.007180162" calcext:value-type="float">
            <text:p>0.007180162</text:p>
          </table:table-cell>
          <table:table-cell office:value-type="float" office:value="0.06032886" calcext:value-type="float">
            <text:p>0.06032886</text:p>
          </table:table-cell>
          <table:table-cell office:value-type="float" office:value="0.0773535" calcext:value-type="float">
            <text:p>0.0773535</text:p>
          </table:table-cell>
          <table:table-cell office:value-type="float" office:value="0.1105103" calcext:value-type="float">
            <text:p>0.1105103</text:p>
          </table:table-cell>
          <table:table-cell office:value-type="float" office:value="0.1479052" calcext:value-type="float">
            <text:p>0.1479052</text:p>
          </table:table-cell>
          <table:table-cell office:value-type="float" office:value="0.1545729" calcext:value-type="float">
            <text:p>0.1545729</text:p>
          </table:table-cell>
          <table:table-cell office:value-type="float" office:value="0.1597174" calcext:value-type="float">
            <text:p>0.1597174</text:p>
          </table:table-cell>
          <table:table-cell office:value-type="float" office:value="0" calcext:value-type="float">
            <text:p>0</text:p>
          </table:table-cell>
          <table:table-cell office:value-type="float" office:value="20.76684" calcext:value-type="float">
            <text:p>20.76684</text:p>
          </table:table-cell>
          <table:table-cell office:value-type="float" office:value="18.84528" calcext:value-type="float">
            <text:p>18.84528</text:p>
          </table:table-cell>
          <table:table-cell office:value-type="float" office:value="35.3658" calcext:value-type="float">
            <text:p>35.3658</text:p>
          </table:table-cell>
          <table:table-cell office:value-type="float" office:value="5.369107" calcext:value-type="float">
            <text:p>5.369107</text:p>
          </table:table-cell>
          <table:table-cell office:value-type="float" office:value="4.141836" calcext:value-type="float">
            <text:p>4.141836</text:p>
          </table:table-cell>
          <table:table-cell office:value-type="float" office:value="1.890782" calcext:value-type="float">
            <text:p>1.890782</text:p>
          </table:table-cell>
          <table:table-cell office:value-type="float" office:value="1.91892" calcext:value-type="float">
            <text:p>1.91892</text:p>
          </table:table-cell>
          <table:table-cell office:value-type="float" office:value="4.107164" calcext:value-type="float">
            <text:p>4.107164</text:p>
          </table:table-cell>
          <table:table-cell office:value-type="float" office:value="6.76091" calcext:value-type="float">
            <text:p>6.76091</text:p>
          </table:table-cell>
          <table:table-cell office:value-type="float" office:value="7.062735" calcext:value-type="float">
            <text:p>7.062735</text:p>
          </table:table-cell>
          <table:table-cell office:value-type="float" office:value="7.631579" calcext:value-type="float">
            <text:p>7.631579</text:p>
          </table:table-cell>
          <table:table-cell office:value-type="float" office:value="8.227658" calcext:value-type="float">
            <text:p>8.227658</text:p>
          </table:table-cell>
          <table:table-cell office:value-type="float" office:value="8.934975" calcext:value-type="float">
            <text:p>8.934975</text:p>
          </table:table-cell>
          <table:table-cell office:value-type="float" office:value="9.432124" calcext:value-type="float">
            <text:p>9.432124</text:p>
          </table:table-cell>
          <table:table-cell office:value-type="float" office:value="0" calcext:value-type="float">
            <text:p>0</text:p>
          </table:table-cell>
          <table:table-cell office:value-type="float" office:value="98.26033" calcext:value-type="float">
            <text:p>98.2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3082" calcext:value-type="float">
            <text:p>2.29308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1.882739" calcext:value-type="float">
            <text:p>1.882739</text:p>
          </table:table-cell>
          <table:table-cell office:value-type="float" office:value="136.2676" calcext:value-type="float">
            <text:p>136.2676</text:p>
          </table:table-cell>
          <table:table-cell office:value-type="float" office:value="5" calcext:value-type="float">
            <text:p>5</text:p>
          </table:table-cell>
          <table:table-cell office:value-type="float" office:value="-1.642179" calcext:value-type="float">
            <text:p>-1.642179</text:p>
          </table:table-cell>
          <table:table-cell office:value-type="float" office:value="30.67285" calcext:value-type="float">
            <text:p>30.67285</text:p>
          </table:table-cell>
          <table:table-cell office:value-type="float" office:value="0.004337606" calcext:value-type="float">
            <text:p>0.004337606</text:p>
          </table:table-cell>
          <table:table-cell office:value-type="float" office:value="0.0003472947" calcext:value-type="float">
            <text:p>0.0003472947</text:p>
          </table:table-cell>
          <table:table-cell office:value-type="float" office:value="0.004982347" calcext:value-type="float">
            <text:p>0.004982347</text:p>
          </table:table-cell>
          <table:table-cell office:value-type="float" office:value="0.01133908" calcext:value-type="float">
            <text:p>0.01133908</text:p>
          </table:table-cell>
          <table:table-cell office:value-type="float" office:value="1174.707" calcext:value-type="float">
            <text:p>1174.707</text:p>
          </table:table-cell>
          <table:table-cell office:value-type="float" office:value="1.616086" calcext:value-type="float">
            <text:p>1.616086</text:p>
          </table:table-cell>
          <table:table-cell office:value-type="float" office:value="0" calcext:value-type="float">
            <text:p>0</text:p>
          </table:table-cell>
          <table:table-cell office:value-type="float" office:value="0.03245803" calcext:value-type="float">
            <text:p>0.03245803</text:p>
          </table:table-cell>
          <table:table-cell office:value-type="float" office:value="0.02961211" calcext:value-type="float">
            <text:p>0.02961211</text:p>
          </table:table-cell>
          <table:table-cell office:value-type="float" office:value="0.04046621" calcext:value-type="float">
            <text:p>0.04046621</text:p>
          </table:table-cell>
          <table:table-cell office:value-type="float" office:value="0.01090156" calcext:value-type="float">
            <text:p>0.01090156</text:p>
          </table:table-cell>
          <table:table-cell office:value-type="float" office:value="0.009943041" calcext:value-type="float">
            <text:p>0.009943041</text:p>
          </table:table-cell>
          <table:table-cell office:value-type="float" office:value="0.004840994" calcext:value-type="float">
            <text:p>0.004840994</text:p>
          </table:table-cell>
          <table:table-cell office:value-type="float" office:value="0.004519422" calcext:value-type="float">
            <text:p>0.004519422</text:p>
          </table:table-cell>
          <table:table-cell office:value-type="float" office:value="0.007197132" calcext:value-type="float">
            <text:p>0.007197132</text:p>
          </table:table-cell>
          <table:table-cell office:value-type="float" office:value="0.05743466" calcext:value-type="float">
            <text:p>0.05743466</text:p>
          </table:table-cell>
          <table:table-cell office:value-type="float" office:value="0.0781059" calcext:value-type="float">
            <text:p>0.0781059</text:p>
          </table:table-cell>
          <table:table-cell office:value-type="float" office:value="0.08804244" calcext:value-type="float">
            <text:p>0.08804244</text:p>
          </table:table-cell>
          <table:table-cell office:value-type="float" office:value="0.1479832" calcext:value-type="float">
            <text:p>0.1479832</text:p>
          </table:table-cell>
          <table:table-cell office:value-type="float" office:value="0.1546342" calcext:value-type="float">
            <text:p>0.1546342</text:p>
          </table:table-cell>
          <table:table-cell office:value-type="float" office:value="0.1597753" calcext:value-type="float">
            <text:p>0.1597753</text:p>
          </table:table-cell>
          <table:table-cell office:value-type="float" office:value="0" calcext:value-type="float">
            <text:p>0</text:p>
          </table:table-cell>
          <table:table-cell office:value-type="float" office:value="20.76408" calcext:value-type="float">
            <text:p>20.76408</text:p>
          </table:table-cell>
          <table:table-cell office:value-type="float" office:value="18.80868" calcext:value-type="float">
            <text:p>18.80868</text:p>
          </table:table-cell>
          <table:table-cell office:value-type="float" office:value="35.29218" calcext:value-type="float">
            <text:p>35.29218</text:p>
          </table:table-cell>
          <table:table-cell office:value-type="float" office:value="5.360661" calcext:value-type="float">
            <text:p>5.360661</text:p>
          </table:table-cell>
          <table:table-cell office:value-type="float" office:value="4.135431" calcext:value-type="float">
            <text:p>4.135431</text:p>
          </table:table-cell>
          <table:table-cell office:value-type="float" office:value="1.888384" calcext:value-type="float">
            <text:p>1.888384</text:p>
          </table:table-cell>
          <table:table-cell office:value-type="float" office:value="1.915966" calcext:value-type="float">
            <text:p>1.915966</text:p>
          </table:table-cell>
          <table:table-cell office:value-type="float" office:value="4.097089" calcext:value-type="float">
            <text:p>4.097089</text:p>
          </table:table-cell>
          <table:table-cell office:value-type="float" office:value="6.752168" calcext:value-type="float">
            <text:p>6.752168</text:p>
          </table:table-cell>
          <table:table-cell office:value-type="float" office:value="7.056812" calcext:value-type="float">
            <text:p>7.056812</text:p>
          </table:table-cell>
          <table:table-cell office:value-type="float" office:value="7.627698" calcext:value-type="float">
            <text:p>7.627698</text:p>
          </table:table-cell>
          <table:table-cell office:value-type="float" office:value="8.233865" calcext:value-type="float">
            <text:p>8.233865</text:p>
          </table:table-cell>
          <table:table-cell office:value-type="float" office:value="8.940557" calcext:value-type="float">
            <text:p>8.940557</text:p>
          </table:table-cell>
          <table:table-cell office:value-type="float" office:value="9.437554" calcext:value-type="float">
            <text:p>9.437554</text:p>
          </table:table-cell>
          <table:table-cell office:value-type="float" office:value="0" calcext:value-type="float">
            <text:p>0</text:p>
          </table:table-cell>
          <table:table-cell office:value-type="float" office:value="120.0021" calcext:value-type="float">
            <text:p>12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1497" calcext:value-type="float">
            <text:p>2.3114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1.869382" calcext:value-type="float">
            <text:p>1.869382</text:p>
          </table:table-cell>
          <table:table-cell office:value-type="float" office:value="136.2615" calcext:value-type="float">
            <text:p>136.2615</text:p>
          </table:table-cell>
          <table:table-cell office:value-type="float" office:value="5" calcext:value-type="float">
            <text:p>5</text:p>
          </table:table-cell>
          <table:table-cell office:value-type="float" office:value="-1.706273" calcext:value-type="float">
            <text:p>-1.706273</text:p>
          </table:table-cell>
          <table:table-cell office:value-type="float" office:value="30.6602" calcext:value-type="float">
            <text:p>30.6602</text:p>
          </table:table-cell>
          <table:table-cell office:value-type="float" office:value="0.004349287" calcext:value-type="float">
            <text:p>0.004349287</text:p>
          </table:table-cell>
          <table:table-cell office:value-type="float" office:value="0.0003510296" calcext:value-type="float">
            <text:p>0.0003510296</text:p>
          </table:table-cell>
          <table:table-cell office:value-type="float" office:value="0.004988572" calcext:value-type="float">
            <text:p>0.004988572</text:p>
          </table:table-cell>
          <table:table-cell office:value-type="float" office:value="0.01152397" calcext:value-type="float">
            <text:p>0.01152397</text:p>
          </table:table-cell>
          <table:table-cell office:value-type="float" office:value="1174.675" calcext:value-type="float">
            <text:p>1174.675</text:p>
          </table:table-cell>
          <table:table-cell office:value-type="float" office:value="1.599549" calcext:value-type="float">
            <text:p>1.599549</text:p>
          </table:table-cell>
          <table:table-cell office:value-type="float" office:value="0" calcext:value-type="float">
            <text:p>0</text:p>
          </table:table-cell>
          <table:table-cell office:value-type="float" office:value="0.01487922" calcext:value-type="float">
            <text:p>0.01487922</text:p>
          </table:table-cell>
          <table:table-cell office:value-type="float" office:value="0.02468798" calcext:value-type="float">
            <text:p>0.02468798</text:p>
          </table:table-cell>
          <table:table-cell office:value-type="float" office:value="0.03377188" calcext:value-type="float">
            <text:p>0.03377188</text:p>
          </table:table-cell>
          <table:table-cell office:value-type="float" office:value="0.009084513" calcext:value-type="float">
            <text:p>0.009084513</text:p>
          </table:table-cell>
          <table:table-cell office:value-type="float" office:value="0.009096512" calcext:value-type="float">
            <text:p>0.009096512</text:p>
          </table:table-cell>
          <table:table-cell office:value-type="float" office:value="0.004752766" calcext:value-type="float">
            <text:p>0.004752766</text:p>
          </table:table-cell>
          <table:table-cell office:value-type="float" office:value="0.004359592" calcext:value-type="float">
            <text:p>0.004359592</text:p>
          </table:table-cell>
          <table:table-cell office:value-type="float" office:value="0.007189372" calcext:value-type="float">
            <text:p>0.007189372</text:p>
          </table:table-cell>
          <table:table-cell office:value-type="float" office:value="0.05435054" calcext:value-type="float">
            <text:p>0.05435054</text:p>
          </table:table-cell>
          <table:table-cell office:value-type="float" office:value="0.07701027" calcext:value-type="float">
            <text:p>0.07701027</text:p>
          </table:table-cell>
          <table:table-cell office:value-type="float" office:value="0.07531179" calcext:value-type="float">
            <text:p>0.07531179</text:p>
          </table:table-cell>
          <table:table-cell office:value-type="float" office:value="0.1480652" calcext:value-type="float">
            <text:p>0.1480652</text:p>
          </table:table-cell>
          <table:table-cell office:value-type="float" office:value="0.1546871" calcext:value-type="float">
            <text:p>0.1546871</text:p>
          </table:table-cell>
          <table:table-cell office:value-type="float" office:value="0.1598332" calcext:value-type="float">
            <text:p>0.1598332</text:p>
          </table:table-cell>
          <table:table-cell office:value-type="float" office:value="0" calcext:value-type="float">
            <text:p>0</text:p>
          </table:table-cell>
          <table:table-cell office:value-type="float" office:value="20.70911" calcext:value-type="float">
            <text:p>20.70911</text:p>
          </table:table-cell>
          <table:table-cell office:value-type="float" office:value="18.75768" calcext:value-type="float">
            <text:p>18.75768</text:p>
          </table:table-cell>
          <table:table-cell office:value-type="float" office:value="35.21666" calcext:value-type="float">
            <text:p>35.21666</text:p>
          </table:table-cell>
          <table:table-cell office:value-type="float" office:value="5.351932" calcext:value-type="float">
            <text:p>5.351932</text:p>
          </table:table-cell>
          <table:table-cell office:value-type="float" office:value="4.129298" calcext:value-type="float">
            <text:p>4.129298</text:p>
          </table:table-cell>
          <table:table-cell office:value-type="float" office:value="1.886036" calcext:value-type="float">
            <text:p>1.886036</text:p>
          </table:table-cell>
          <table:table-cell office:value-type="float" office:value="1.912788" calcext:value-type="float">
            <text:p>1.912788</text:p>
          </table:table-cell>
          <table:table-cell office:value-type="float" office:value="4.087078" calcext:value-type="float">
            <text:p>4.087078</text:p>
          </table:table-cell>
          <table:table-cell office:value-type="float" office:value="6.742826" calcext:value-type="float">
            <text:p>6.742826</text:p>
          </table:table-cell>
          <table:table-cell office:value-type="float" office:value="7.050844" calcext:value-type="float">
            <text:p>7.050844</text:p>
          </table:table-cell>
          <table:table-cell office:value-type="float" office:value="7.619744" calcext:value-type="float">
            <text:p>7.619744</text:p>
          </table:table-cell>
          <table:table-cell office:value-type="float" office:value="8.240063" calcext:value-type="float">
            <text:p>8.240063</text:p>
          </table:table-cell>
          <table:table-cell office:value-type="float" office:value="8.946113" calcext:value-type="float">
            <text:p>8.946113</text:p>
          </table:table-cell>
          <table:table-cell office:value-type="float" office:value="9.442985" calcext:value-type="float">
            <text:p>9.442985</text:p>
          </table:table-cell>
          <table:table-cell office:value-type="float" office:value="0" calcext:value-type="float">
            <text:p>0</text:p>
          </table:table-cell>
          <table:table-cell office:value-type="float" office:value="22.32828" calcext:value-type="float">
            <text:p>22.32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9682" calcext:value-type="float">
            <text:p>2.32968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1.856807" calcext:value-type="float">
            <text:p>1.856807</text:p>
          </table:table-cell>
          <table:table-cell office:value-type="float" office:value="136.2567" calcext:value-type="float">
            <text:p>136.2567</text:p>
          </table:table-cell>
          <table:table-cell office:value-type="float" office:value="5" calcext:value-type="float">
            <text:p>5</text:p>
          </table:table-cell>
          <table:table-cell office:value-type="float" office:value="-1.771256" calcext:value-type="float">
            <text:p>-1.771256</text:p>
          </table:table-cell>
          <table:table-cell office:value-type="float" office:value="30.64506" calcext:value-type="float">
            <text:p>30.64506</text:p>
          </table:table-cell>
          <table:table-cell office:value-type="float" office:value="0.004349287" calcext:value-type="float">
            <text:p>0.004349287</text:p>
          </table:table-cell>
          <table:table-cell office:value-type="float" office:value="0.0003524769" calcext:value-type="float">
            <text:p>0.0003524769</text:p>
          </table:table-cell>
          <table:table-cell office:value-type="float" office:value="0.004988572" calcext:value-type="float">
            <text:p>0.004988572</text:p>
          </table:table-cell>
          <table:table-cell office:value-type="float" office:value="0.01151452" calcext:value-type="float">
            <text:p>0.01151452</text:p>
          </table:table-cell>
          <table:table-cell office:value-type="float" office:value="1174.643" calcext:value-type="float">
            <text:p>1174.643</text:p>
          </table:table-cell>
          <table:table-cell office:value-type="float" office:value="1.593864" calcext:value-type="float">
            <text:p>1.593864</text:p>
          </table:table-cell>
          <table:table-cell office:value-type="float" office:value="0" calcext:value-type="float">
            <text:p>0</text:p>
          </table:table-cell>
          <table:table-cell office:value-type="float" office:value="0.01671597" calcext:value-type="float">
            <text:p>0.01671597</text:p>
          </table:table-cell>
          <table:table-cell office:value-type="float" office:value="0.01886418" calcext:value-type="float">
            <text:p>0.01886418</text:p>
          </table:table-cell>
          <table:table-cell office:value-type="float" office:value="0.03420803" calcext:value-type="float">
            <text:p>0.03420803</text:p>
          </table:table-cell>
          <table:table-cell office:value-type="float" office:value="0.009294965" calcext:value-type="float">
            <text:p>0.009294965</text:p>
          </table:table-cell>
          <table:table-cell office:value-type="float" office:value="0.008968427" calcext:value-type="float">
            <text:p>0.008968427</text:p>
          </table:table-cell>
          <table:table-cell office:value-type="float" office:value="0.004728219" calcext:value-type="float">
            <text:p>0.004728219</text:p>
          </table:table-cell>
          <table:table-cell office:value-type="float" office:value="0.004403983" calcext:value-type="float">
            <text:p>0.004403983</text:p>
          </table:table-cell>
          <table:table-cell office:value-type="float" office:value="0.00717852" calcext:value-type="float">
            <text:p>0.00717852</text:p>
          </table:table-cell>
          <table:table-cell office:value-type="float" office:value="0.05178628" calcext:value-type="float">
            <text:p>0.05178628</text:p>
          </table:table-cell>
          <table:table-cell office:value-type="float" office:value="0.07557774" calcext:value-type="float">
            <text:p>0.07557774</text:p>
          </table:table-cell>
          <table:table-cell office:value-type="float" office:value="0.07470465" calcext:value-type="float">
            <text:p>0.07470465</text:p>
          </table:table-cell>
          <table:table-cell office:value-type="float" office:value="0.1428279" calcext:value-type="float">
            <text:p>0.1428279</text:p>
          </table:table-cell>
          <table:table-cell office:value-type="float" office:value="0.1547511" calcext:value-type="float">
            <text:p>0.1547511</text:p>
          </table:table-cell>
          <table:table-cell office:value-type="float" office:value="0.1598911" calcext:value-type="float">
            <text:p>0.1598911</text:p>
          </table:table-cell>
          <table:table-cell office:value-type="float" office:value="0" calcext:value-type="float">
            <text:p>0</text:p>
          </table:table-cell>
          <table:table-cell office:value-type="float" office:value="20.64776" calcext:value-type="float">
            <text:p>20.64776</text:p>
          </table:table-cell>
          <table:table-cell office:value-type="float" office:value="18.68913" calcext:value-type="float">
            <text:p>18.68913</text:p>
          </table:table-cell>
          <table:table-cell office:value-type="float" office:value="35.13449" calcext:value-type="float">
            <text:p>35.13449</text:p>
          </table:table-cell>
          <table:table-cell office:value-type="float" office:value="5.342682" calcext:value-type="float">
            <text:p>5.342682</text:p>
          </table:table-cell>
          <table:table-cell office:value-type="float" office:value="4.122972" calcext:value-type="float">
            <text:p>4.122972</text:p>
          </table:table-cell>
          <table:table-cell office:value-type="float" office:value="1.883691" calcext:value-type="float">
            <text:p>1.883691</text:p>
          </table:table-cell>
          <table:table-cell office:value-type="float" office:value="1.909467" calcext:value-type="float">
            <text:p>1.909467</text:p>
          </table:table-cell>
          <table:table-cell office:value-type="float" office:value="4.076975" calcext:value-type="float">
            <text:p>4.076975</text:p>
          </table:table-cell>
          <table:table-cell office:value-type="float" office:value="6.73292" calcext:value-type="float">
            <text:p>6.73292</text:p>
          </table:table-cell>
          <table:table-cell office:value-type="float" office:value="7.044601" calcext:value-type="float">
            <text:p>7.044601</text:p>
          </table:table-cell>
          <table:table-cell office:value-type="float" office:value="7.610239" calcext:value-type="float">
            <text:p>7.610239</text:p>
          </table:table-cell>
          <table:table-cell office:value-type="float" office:value="8.245872" calcext:value-type="float">
            <text:p>8.245872</text:p>
          </table:table-cell>
          <table:table-cell office:value-type="float" office:value="8.951617" calcext:value-type="float">
            <text:p>8.951617</text:p>
          </table:table-cell>
          <table:table-cell office:value-type="float" office:value="9.448426" calcext:value-type="float">
            <text:p>9.448426</text:p>
          </table:table-cell>
          <table:table-cell office:value-type="float" office:value="0" calcext:value-type="float">
            <text:p>0</text:p>
          </table:table-cell>
          <table:table-cell office:value-type="float" office:value="72.4388" calcext:value-type="float">
            <text:p>72.4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6016" calcext:value-type="float">
            <text:p>2.3460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1.846365" calcext:value-type="float">
            <text:p>1.846365</text:p>
          </table:table-cell>
          <table:table-cell office:value-type="float" office:value="136.251" calcext:value-type="float">
            <text:p>136.251</text:p>
          </table:table-cell>
          <table:table-cell office:value-type="float" office:value="5" calcext:value-type="float">
            <text:p>5</text:p>
          </table:table-cell>
          <table:table-cell office:value-type="float" office:value="-1.83748" calcext:value-type="float">
            <text:p>-1.83748</text:p>
          </table:table-cell>
          <table:table-cell office:value-type="float" office:value="30.62931" calcext:value-type="float">
            <text:p>30.62931</text:p>
          </table:table-cell>
          <table:table-cell office:value-type="float" office:value="0.004349287" calcext:value-type="float">
            <text:p>0.004349287</text:p>
          </table:table-cell>
          <table:table-cell office:value-type="float" office:value="0.0003539242" calcext:value-type="float">
            <text:p>0.0003539242</text:p>
          </table:table-cell>
          <table:table-cell office:value-type="float" office:value="0.004988572" calcext:value-type="float">
            <text:p>0.004988572</text:p>
          </table:table-cell>
          <table:table-cell office:value-type="float" office:value="0.01150662" calcext:value-type="float">
            <text:p>0.01150662</text:p>
          </table:table-cell>
          <table:table-cell office:value-type="float" office:value="1174.611" calcext:value-type="float">
            <text:p>1174.611</text:p>
          </table:table-cell>
          <table:table-cell office:value-type="float" office:value="1.588663" calcext:value-type="float">
            <text:p>1.588663</text:p>
          </table:table-cell>
          <table:table-cell office:value-type="float" office:value="0" calcext:value-type="float">
            <text:p>0</text:p>
          </table:table-cell>
          <table:table-cell office:value-type="float" office:value="0.02764031" calcext:value-type="float">
            <text:p>0.02764031</text:p>
          </table:table-cell>
          <table:table-cell office:value-type="float" office:value="0.02230323" calcext:value-type="float">
            <text:p>0.02230323</text:p>
          </table:table-cell>
          <table:table-cell office:value-type="float" office:value="0.03510788" calcext:value-type="float">
            <text:p>0.03510788</text:p>
          </table:table-cell>
          <table:table-cell office:value-type="float" office:value="0.009545396" calcext:value-type="float">
            <text:p>0.009545396</text:p>
          </table:table-cell>
          <table:table-cell office:value-type="float" office:value="0.008978672" calcext:value-type="float">
            <text:p>0.008978672</text:p>
          </table:table-cell>
          <table:table-cell office:value-type="float" office:value="0.004718625" calcext:value-type="float">
            <text:p>0.004718625</text:p>
          </table:table-cell>
          <table:table-cell office:value-type="float" office:value="0.004421816" calcext:value-type="float">
            <text:p>0.004421816</text:p>
          </table:table-cell>
          <table:table-cell office:value-type="float" office:value="0.007171239" calcext:value-type="float">
            <text:p>0.007171239</text:p>
          </table:table-cell>
          <table:table-cell office:value-type="float" office:value="0.04922173" calcext:value-type="float">
            <text:p>0.04922173</text:p>
          </table:table-cell>
          <table:table-cell office:value-type="float" office:value="0.07365953" calcext:value-type="float">
            <text:p>0.07365953</text:p>
          </table:table-cell>
          <table:table-cell office:value-type="float" office:value="0.07906958" calcext:value-type="float">
            <text:p>0.07906958</text:p>
          </table:table-cell>
          <table:table-cell office:value-type="float" office:value="0.1263646" calcext:value-type="float">
            <text:p>0.1263646</text:p>
          </table:table-cell>
          <table:table-cell office:value-type="float" office:value="0.1548087" calcext:value-type="float">
            <text:p>0.1548087</text:p>
          </table:table-cell>
          <table:table-cell office:value-type="float" office:value="0.159949" calcext:value-type="float">
            <text:p>0.159949</text:p>
          </table:table-cell>
          <table:table-cell office:value-type="float" office:value="0" calcext:value-type="float">
            <text:p>0</text:p>
          </table:table-cell>
          <table:table-cell office:value-type="float" office:value="20.62652" calcext:value-type="float">
            <text:p>20.62652</text:p>
          </table:table-cell>
          <table:table-cell office:value-type="float" office:value="18.63589" calcext:value-type="float">
            <text:p>18.63589</text:p>
          </table:table-cell>
          <table:table-cell office:value-type="float" office:value="35.05586" calcext:value-type="float">
            <text:p>35.05586</text:p>
          </table:table-cell>
          <table:table-cell office:value-type="float" office:value="5.333878" calcext:value-type="float">
            <text:p>5.333878</text:p>
          </table:table-cell>
          <table:table-cell office:value-type="float" office:value="4.116691" calcext:value-type="float">
            <text:p>4.116691</text:p>
          </table:table-cell>
          <table:table-cell office:value-type="float" office:value="1.881367" calcext:value-type="float">
            <text:p>1.881367</text:p>
          </table:table-cell>
          <table:table-cell office:value-type="float" office:value="1.906346" calcext:value-type="float">
            <text:p>1.906346</text:p>
          </table:table-cell>
          <table:table-cell office:value-type="float" office:value="4.066872" calcext:value-type="float">
            <text:p>4.066872</text:p>
          </table:table-cell>
          <table:table-cell office:value-type="float" office:value="6.722493" calcext:value-type="float">
            <text:p>6.722493</text:p>
          </table:table-cell>
          <table:table-cell office:value-type="float" office:value="7.038019" calcext:value-type="float">
            <text:p>7.038019</text:p>
          </table:table-cell>
          <table:table-cell office:value-type="float" office:value="7.601569" calcext:value-type="float">
            <text:p>7.601569</text:p>
          </table:table-cell>
          <table:table-cell office:value-type="float" office:value="8.248654" calcext:value-type="float">
            <text:p>8.248654</text:p>
          </table:table-cell>
          <table:table-cell office:value-type="float" office:value="8.957121" calcext:value-type="float">
            <text:p>8.957121</text:p>
          </table:table-cell>
          <table:table-cell office:value-type="float" office:value="9.453856" calcext:value-type="float">
            <text:p>9.453856</text:p>
          </table:table-cell>
          <table:table-cell office:value-type="float" office:value="0" calcext:value-type="float">
            <text:p>0</text:p>
          </table:table-cell>
          <table:table-cell office:value-type="float" office:value="100.1563" calcext:value-type="float">
            <text:p>100.1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104" calcext:value-type="float">
            <text:p>2.361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1.835772" calcext:value-type="float">
            <text:p>1.835772</text:p>
          </table:table-cell>
          <table:table-cell office:value-type="float" office:value="136.2447" calcext:value-type="float">
            <text:p>136.2447</text:p>
          </table:table-cell>
          <table:table-cell office:value-type="float" office:value="5" calcext:value-type="float">
            <text:p>5</text:p>
          </table:table-cell>
          <table:table-cell office:value-type="float" office:value="-1.907527" calcext:value-type="float">
            <text:p>-1.907527</text:p>
          </table:table-cell>
          <table:table-cell office:value-type="float" office:value="30.61178" calcext:value-type="float">
            <text:p>30.61178</text:p>
          </table:table-cell>
          <table:table-cell office:value-type="float" office:value="0.004349287" calcext:value-type="float">
            <text:p>0.004349287</text:p>
          </table:table-cell>
          <table:table-cell office:value-type="float" office:value="0.0003553714" calcext:value-type="float">
            <text:p>0.0003553714</text:p>
          </table:table-cell>
          <table:table-cell office:value-type="float" office:value="0.004988572" calcext:value-type="float">
            <text:p>0.004988572</text:p>
          </table:table-cell>
          <table:table-cell office:value-type="float" office:value="0.0114998" calcext:value-type="float">
            <text:p>0.0114998</text:p>
          </table:table-cell>
          <table:table-cell office:value-type="float" office:value="1174.577" calcext:value-type="float">
            <text:p>1174.577</text:p>
          </table:table-cell>
          <table:table-cell office:value-type="float" office:value="1.580307" calcext:value-type="float">
            <text:p>1.580307</text:p>
          </table:table-cell>
          <table:table-cell office:value-type="float" office:value="0" calcext:value-type="float">
            <text:p>0</text:p>
          </table:table-cell>
          <table:table-cell office:value-type="float" office:value="0.03042852" calcext:value-type="float">
            <text:p>0.03042852</text:p>
          </table:table-cell>
          <table:table-cell office:value-type="float" office:value="0.02641797" calcext:value-type="float">
            <text:p>0.02641797</text:p>
          </table:table-cell>
          <table:table-cell office:value-type="float" office:value="0.03643386" calcext:value-type="float">
            <text:p>0.03643386</text:p>
          </table:table-cell>
          <table:table-cell office:value-type="float" office:value="0.009963455" calcext:value-type="float">
            <text:p>0.009963455</text:p>
          </table:table-cell>
          <table:table-cell office:value-type="float" office:value="0.00923001" calcext:value-type="float">
            <text:p>0.00923001</text:p>
          </table:table-cell>
          <table:table-cell office:value-type="float" office:value="0.004772397" calcext:value-type="float">
            <text:p>0.004772397</text:p>
          </table:table-cell>
          <table:table-cell office:value-type="float" office:value="0.004445981" calcext:value-type="float">
            <text:p>0.004445981</text:p>
          </table:table-cell>
          <table:table-cell office:value-type="float" office:value="0.007167184" calcext:value-type="float">
            <text:p>0.007167184</text:p>
          </table:table-cell>
          <table:table-cell office:value-type="float" office:value="0.04668048" calcext:value-type="float">
            <text:p>0.04668048</text:p>
          </table:table-cell>
          <table:table-cell office:value-type="float" office:value="0.07145751" calcext:value-type="float">
            <text:p>0.07145751</text:p>
          </table:table-cell>
          <table:table-cell office:value-type="float" office:value="0.08105179" calcext:value-type="float">
            <text:p>0.08105179</text:p>
          </table:table-cell>
          <table:table-cell office:value-type="float" office:value="0.108857" calcext:value-type="float">
            <text:p>0.108857</text:p>
          </table:table-cell>
          <table:table-cell office:value-type="float" office:value="0.1548663" calcext:value-type="float">
            <text:p>0.1548663</text:p>
          </table:table-cell>
          <table:table-cell office:value-type="float" office:value="0.1600069" calcext:value-type="float">
            <text:p>0.1600069</text:p>
          </table:table-cell>
          <table:table-cell office:value-type="float" office:value="0" calcext:value-type="float">
            <text:p>0</text:p>
          </table:table-cell>
          <table:table-cell office:value-type="float" office:value="20.61301" calcext:value-type="float">
            <text:p>20.61301</text:p>
          </table:table-cell>
          <table:table-cell office:value-type="float" office:value="18.59599" calcext:value-type="float">
            <text:p>18.59599</text:p>
          </table:table-cell>
          <table:table-cell office:value-type="float" office:value="34.98096" calcext:value-type="float">
            <text:p>34.98096</text:p>
          </table:table-cell>
          <table:table-cell office:value-type="float" office:value="5.325486" calcext:value-type="float">
            <text:p>5.325486</text:p>
          </table:table-cell>
          <table:table-cell office:value-type="float" office:value="4.110563" calcext:value-type="float">
            <text:p>4.110563</text:p>
          </table:table-cell>
          <table:table-cell office:value-type="float" office:value="1.879086" calcext:value-type="float">
            <text:p>1.879086</text:p>
          </table:table-cell>
          <table:table-cell office:value-type="float" office:value="1.903327" calcext:value-type="float">
            <text:p>1.903327</text:p>
          </table:table-cell>
          <table:table-cell office:value-type="float" office:value="4.056844" calcext:value-type="float">
            <text:p>4.056844</text:p>
          </table:table-cell>
          <table:table-cell office:value-type="float" office:value="6.711546" calcext:value-type="float">
            <text:p>6.711546</text:p>
          </table:table-cell>
          <table:table-cell office:value-type="float" office:value="7.030988" calcext:value-type="float">
            <text:p>7.030988</text:p>
          </table:table-cell>
          <table:table-cell office:value-type="float" office:value="7.593742" calcext:value-type="float">
            <text:p>7.593742</text:p>
          </table:table-cell>
          <table:table-cell office:value-type="float" office:value="8.247112" calcext:value-type="float">
            <text:p>8.247112</text:p>
          </table:table-cell>
          <table:table-cell office:value-type="float" office:value="8.962626" calcext:value-type="float">
            <text:p>8.962626</text:p>
          </table:table-cell>
          <table:table-cell office:value-type="float" office:value="9.459297" calcext:value-type="float">
            <text:p>9.459297</text:p>
          </table:table-cell>
          <table:table-cell office:value-type="float" office:value="0" calcext:value-type="float">
            <text:p>0</text:p>
          </table:table-cell>
          <table:table-cell office:value-type="float" office:value="116.5115" calcext:value-type="float">
            <text:p>116.5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6611" calcext:value-type="float">
            <text:p>2.3766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1.824306" calcext:value-type="float">
            <text:p>1.824306</text:p>
          </table:table-cell>
          <table:table-cell office:value-type="float" office:value="136.2379" calcext:value-type="float">
            <text:p>136.2379</text:p>
          </table:table-cell>
          <table:table-cell office:value-type="float" office:value="5" calcext:value-type="float">
            <text:p>5</text:p>
          </table:table-cell>
          <table:table-cell office:value-type="float" office:value="-1.981172" calcext:value-type="float">
            <text:p>-1.981172</text:p>
          </table:table-cell>
          <table:table-cell office:value-type="float" office:value="30.59248" calcext:value-type="float">
            <text:p>30.59248</text:p>
          </table:table-cell>
          <table:table-cell office:value-type="float" office:value="0.004349287" calcext:value-type="float">
            <text:p>0.004349287</text:p>
          </table:table-cell>
          <table:table-cell office:value-type="float" office:value="0.0003568187" calcext:value-type="float">
            <text:p>0.0003568187</text:p>
          </table:table-cell>
          <table:table-cell office:value-type="float" office:value="0.004988572" calcext:value-type="float">
            <text:p>0.004988572</text:p>
          </table:table-cell>
          <table:table-cell office:value-type="float" office:value="0.01149365" calcext:value-type="float">
            <text:p>0.01149365</text:p>
          </table:table-cell>
          <table:table-cell office:value-type="float" office:value="1174.541" calcext:value-type="float">
            <text:p>1174.541</text:p>
          </table:table-cell>
          <table:table-cell office:value-type="float" office:value="1.567388" calcext:value-type="float">
            <text:p>1.567388</text:p>
          </table:table-cell>
          <table:table-cell office:value-type="float" office:value="0" calcext:value-type="float">
            <text:p>0</text:p>
          </table:table-cell>
          <table:table-cell office:value-type="float" office:value="0.03517634" calcext:value-type="float">
            <text:p>0.03517634</text:p>
          </table:table-cell>
          <table:table-cell office:value-type="float" office:value="0.03105872" calcext:value-type="float">
            <text:p>0.03105872</text:p>
          </table:table-cell>
          <table:table-cell office:value-type="float" office:value="0.0391681" calcext:value-type="float">
            <text:p>0.0391681</text:p>
          </table:table-cell>
          <table:table-cell office:value-type="float" office:value="0.01093555" calcext:value-type="float">
            <text:p>0.01093555</text:p>
          </table:table-cell>
          <table:table-cell office:value-type="float" office:value="0.009962746" calcext:value-type="float">
            <text:p>0.009962746</text:p>
          </table:table-cell>
          <table:table-cell office:value-type="float" office:value="0.004928352" calcext:value-type="float">
            <text:p>0.004928352</text:p>
          </table:table-cell>
          <table:table-cell office:value-type="float" office:value="0.004495367" calcext:value-type="float">
            <text:p>0.004495367</text:p>
          </table:table-cell>
          <table:table-cell office:value-type="float" office:value="0.007173493" calcext:value-type="float">
            <text:p>0.007173493</text:p>
          </table:table-cell>
          <table:table-cell office:value-type="float" office:value="0.0444412" calcext:value-type="float">
            <text:p>0.0444412</text:p>
          </table:table-cell>
          <table:table-cell office:value-type="float" office:value="0.06945208" calcext:value-type="float">
            <text:p>0.06945208</text:p>
          </table:table-cell>
          <table:table-cell office:value-type="float" office:value="0.08095708" calcext:value-type="float">
            <text:p>0.08095708</text:p>
          </table:table-cell>
          <table:table-cell office:value-type="float" office:value="0.09538559" calcext:value-type="float">
            <text:p>0.09538559</text:p>
          </table:table-cell>
          <table:table-cell office:value-type="float" office:value="0.1549283" calcext:value-type="float">
            <text:p>0.1549283</text:p>
          </table:table-cell>
          <table:table-cell office:value-type="float" office:value="0.1600647" calcext:value-type="float">
            <text:p>0.1600647</text:p>
          </table:table-cell>
          <table:table-cell office:value-type="float" office:value="0" calcext:value-type="float">
            <text:p>0</text:p>
          </table:table-cell>
          <table:table-cell office:value-type="float" office:value="20.60128" calcext:value-type="float">
            <text:p>20.60128</text:p>
          </table:table-cell>
          <table:table-cell office:value-type="float" office:value="18.56625" calcext:value-type="float">
            <text:p>18.56625</text:p>
          </table:table-cell>
          <table:table-cell office:value-type="float" office:value="34.91089" calcext:value-type="float">
            <text:p>34.91089</text:p>
          </table:table-cell>
          <table:table-cell office:value-type="float" office:value="5.317661" calcext:value-type="float">
            <text:p>5.317661</text:p>
          </table:table-cell>
          <table:table-cell office:value-type="float" office:value="4.104831" calcext:value-type="float">
            <text:p>4.104831</text:p>
          </table:table-cell>
          <table:table-cell office:value-type="float" office:value="1.876878" calcext:value-type="float">
            <text:p>1.876878</text:p>
          </table:table-cell>
          <table:table-cell office:value-type="float" office:value="1.900402" calcext:value-type="float">
            <text:p>1.900402</text:p>
          </table:table-cell>
          <table:table-cell office:value-type="float" office:value="4.046913" calcext:value-type="float">
            <text:p>4.046913</text:p>
          </table:table-cell>
          <table:table-cell office:value-type="float" office:value="6.700132" calcext:value-type="float">
            <text:p>6.700132</text:p>
          </table:table-cell>
          <table:table-cell office:value-type="float" office:value="7.023515" calcext:value-type="float">
            <text:p>7.023515</text:p>
          </table:table-cell>
          <table:table-cell office:value-type="float" office:value="7.58613" calcext:value-type="float">
            <text:p>7.58613</text:p>
          </table:table-cell>
          <table:table-cell office:value-type="float" office:value="8.241827" calcext:value-type="float">
            <text:p>8.241827</text:p>
          </table:table-cell>
          <table:table-cell office:value-type="float" office:value="8.96813" calcext:value-type="float">
            <text:p>8.96813</text:p>
          </table:table-cell>
          <table:table-cell office:value-type="float" office:value="9.464728" calcext:value-type="float">
            <text:p>9.464728</text:p>
          </table:table-cell>
          <table:table-cell office:value-type="float" office:value="0" calcext:value-type="float">
            <text:p>0</text:p>
          </table:table-cell>
          <table:table-cell office:value-type="float" office:value="128.6163" calcext:value-type="float">
            <text:p>128.6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3519" calcext:value-type="float">
            <text:p>2.3935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1.813576" calcext:value-type="float">
            <text:p>1.813576</text:p>
          </table:table-cell>
          <table:table-cell office:value-type="float" office:value="136.2318" calcext:value-type="float">
            <text:p>136.2318</text:p>
          </table:table-cell>
          <table:table-cell office:value-type="float" office:value="5" calcext:value-type="float">
            <text:p>5</text:p>
          </table:table-cell>
          <table:table-cell office:value-type="float" office:value="-2.056543" calcext:value-type="float">
            <text:p>-2.056543</text:p>
          </table:table-cell>
          <table:table-cell office:value-type="float" office:value="30.57005" calcext:value-type="float">
            <text:p>30.57005</text:p>
          </table:table-cell>
          <table:table-cell office:value-type="float" office:value="0.004369239" calcext:value-type="float">
            <text:p>0.004369239</text:p>
          </table:table-cell>
          <table:table-cell office:value-type="float" office:value="0.000359193" calcext:value-type="float">
            <text:p>0.000359193</text:p>
          </table:table-cell>
          <table:table-cell office:value-type="float" office:value="0.005009104" calcext:value-type="float">
            <text:p>0.005009104</text:p>
          </table:table-cell>
          <table:table-cell office:value-type="float" office:value="0.01163889" calcext:value-type="float">
            <text:p>0.01163889</text:p>
          </table:table-cell>
          <table:table-cell office:value-type="float" office:value="1174.506" calcext:value-type="float">
            <text:p>1174.506</text:p>
          </table:table-cell>
          <table:table-cell office:value-type="float" office:value="1.555483" calcext:value-type="float">
            <text:p>1.555483</text:p>
          </table:table-cell>
          <table:table-cell office:value-type="float" office:value="0" calcext:value-type="float">
            <text:p>0</text:p>
          </table:table-cell>
          <table:table-cell office:value-type="float" office:value="0.01346365" calcext:value-type="float">
            <text:p>0.01346365</text:p>
          </table:table-cell>
          <table:table-cell office:value-type="float" office:value="0.01948076" calcext:value-type="float">
            <text:p>0.01948076</text:p>
          </table:table-cell>
          <table:table-cell office:value-type="float" office:value="0.03077986" calcext:value-type="float">
            <text:p>0.03077986</text:p>
          </table:table-cell>
          <table:table-cell office:value-type="float" office:value="0.008242633" calcext:value-type="float">
            <text:p>0.008242633</text:p>
          </table:table-cell>
          <table:table-cell office:value-type="float" office:value="0.008476316" calcext:value-type="float">
            <text:p>0.008476316</text:p>
          </table:table-cell>
          <table:table-cell office:value-type="float" office:value="0.00474005" calcext:value-type="float">
            <text:p>0.00474005</text:p>
          </table:table-cell>
          <table:table-cell office:value-type="float" office:value="0.004316708" calcext:value-type="float">
            <text:p>0.004316708</text:p>
          </table:table-cell>
          <table:table-cell office:value-type="float" office:value="0.007164678" calcext:value-type="float">
            <text:p>0.007164678</text:p>
          </table:table-cell>
          <table:table-cell office:value-type="float" office:value="0.04297313" calcext:value-type="float">
            <text:p>0.04297313</text:p>
          </table:table-cell>
          <table:table-cell office:value-type="float" office:value="0.06839602" calcext:value-type="float">
            <text:p>0.06839602</text:p>
          </table:table-cell>
          <table:table-cell office:value-type="float" office:value="0.08056948" calcext:value-type="float">
            <text:p>0.08056948</text:p>
          </table:table-cell>
          <table:table-cell office:value-type="float" office:value="0.08698948" calcext:value-type="float">
            <text:p>0.08698948</text:p>
          </table:table-cell>
          <table:table-cell office:value-type="float" office:value="0.1549775" calcext:value-type="float">
            <text:p>0.1549775</text:p>
          </table:table-cell>
          <table:table-cell office:value-type="float" office:value="0.1601226" calcext:value-type="float">
            <text:p>0.1601226</text:p>
          </table:table-cell>
          <table:table-cell office:value-type="float" office:value="0" calcext:value-type="float">
            <text:p>0</text:p>
          </table:table-cell>
          <table:table-cell office:value-type="float" office:value="20.54507" calcext:value-type="float">
            <text:p>20.54507</text:p>
          </table:table-cell>
          <table:table-cell office:value-type="float" office:value="18.51543" calcext:value-type="float">
            <text:p>18.51543</text:p>
          </table:table-cell>
          <table:table-cell office:value-type="float" office:value="34.84045" calcext:value-type="float">
            <text:p>34.84045</text:p>
          </table:table-cell>
          <table:table-cell office:value-type="float" office:value="5.309391" calcext:value-type="float">
            <text:p>5.309391</text:p>
          </table:table-cell>
          <table:table-cell office:value-type="float" office:value="4.099143" calcext:value-type="float">
            <text:p>4.099143</text:p>
          </table:table-cell>
          <table:table-cell office:value-type="float" office:value="1.874743" calcext:value-type="float">
            <text:p>1.874743</text:p>
          </table:table-cell>
          <table:table-cell office:value-type="float" office:value="1.897255" calcext:value-type="float">
            <text:p>1.897255</text:p>
          </table:table-cell>
          <table:table-cell office:value-type="float" office:value="4.037059" calcext:value-type="float">
            <text:p>4.037059</text:p>
          </table:table-cell>
          <table:table-cell office:value-type="float" office:value="6.688398" calcext:value-type="float">
            <text:p>6.688398</text:p>
          </table:table-cell>
          <table:table-cell office:value-type="float" office:value="7.015754" calcext:value-type="float">
            <text:p>7.015754</text:p>
          </table:table-cell>
          <table:table-cell office:value-type="float" office:value="7.578478" calcext:value-type="float">
            <text:p>7.578478</text:p>
          </table:table-cell>
          <table:table-cell office:value-type="float" office:value="8.233994" calcext:value-type="float">
            <text:p>8.233994</text:p>
          </table:table-cell>
          <table:table-cell office:value-type="float" office:value="8.973635" calcext:value-type="float">
            <text:p>8.973635</text:p>
          </table:table-cell>
          <table:table-cell office:value-type="float" office:value="9.470147" calcext:value-type="float">
            <text:p>9.470147</text:p>
          </table:table-cell>
          <table:table-cell office:value-type="float" office:value="0" calcext:value-type="float">
            <text:p>0</text:p>
          </table:table-cell>
          <table:table-cell office:value-type="float" office:value="18.72659" calcext:value-type="float">
            <text:p>18.72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9157" calcext:value-type="float">
            <text:p>2.40915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1.804776" calcext:value-type="float">
            <text:p>1.804776</text:p>
          </table:table-cell>
          <table:table-cell office:value-type="float" office:value="136.2274" calcext:value-type="float">
            <text:p>136.2274</text:p>
          </table:table-cell>
          <table:table-cell office:value-type="float" office:value="5" calcext:value-type="float">
            <text:p>5</text:p>
          </table:table-cell>
          <table:table-cell office:value-type="float" office:value="-2.131855" calcext:value-type="float">
            <text:p>-2.131855</text:p>
          </table:table-cell>
          <table:table-cell office:value-type="float" office:value="30.54475" calcext:value-type="float">
            <text:p>30.54475</text:p>
          </table:table-cell>
          <table:table-cell office:value-type="float" office:value="0.004369239" calcext:value-type="float">
            <text:p>0.004369239</text:p>
          </table:table-cell>
          <table:table-cell office:value-type="float" office:value="0.000359193" calcext:value-type="float">
            <text:p>0.000359193</text:p>
          </table:table-cell>
          <table:table-cell office:value-type="float" office:value="0.005009104" calcext:value-type="float">
            <text:p>0.005009104</text:p>
          </table:table-cell>
          <table:table-cell office:value-type="float" office:value="0.01162376" calcext:value-type="float">
            <text:p>0.01162376</text:p>
          </table:table-cell>
          <table:table-cell office:value-type="float" office:value="1174.469" calcext:value-type="float">
            <text:p>1174.469</text:p>
          </table:table-cell>
          <table:table-cell office:value-type="float" office:value="1.552414" calcext:value-type="float">
            <text:p>1.552414</text:p>
          </table:table-cell>
          <table:table-cell office:value-type="float" office:value="0" calcext:value-type="float">
            <text:p>0</text:p>
          </table:table-cell>
          <table:table-cell office:value-type="float" office:value="0.01304296" calcext:value-type="float">
            <text:p>0.01304296</text:p>
          </table:table-cell>
          <table:table-cell office:value-type="float" office:value="0.0150974" calcext:value-type="float">
            <text:p>0.0150974</text:p>
          </table:table-cell>
          <table:table-cell office:value-type="float" office:value="0.02910473" calcext:value-type="float">
            <text:p>0.02910473</text:p>
          </table:table-cell>
          <table:table-cell office:value-type="float" office:value="0.007747497" calcext:value-type="float">
            <text:p>0.007747497</text:p>
          </table:table-cell>
          <table:table-cell office:value-type="float" office:value="0.007487825" calcext:value-type="float">
            <text:p>0.007487825</text:p>
          </table:table-cell>
          <table:table-cell office:value-type="float" office:value="0.004538225" calcext:value-type="float">
            <text:p>0.004538225</text:p>
          </table:table-cell>
          <table:table-cell office:value-type="float" office:value="0.004296187" calcext:value-type="float">
            <text:p>0.004296187</text:p>
          </table:table-cell>
          <table:table-cell office:value-type="float" office:value="0.007126714" calcext:value-type="float">
            <text:p>0.007126714</text:p>
          </table:table-cell>
          <table:table-cell office:value-type="float" office:value="0.04108001" calcext:value-type="float">
            <text:p>0.04108001</text:p>
          </table:table-cell>
          <table:table-cell office:value-type="float" office:value="0.06662615" calcext:value-type="float">
            <text:p>0.06662615</text:p>
          </table:table-cell>
          <table:table-cell office:value-type="float" office:value="0.07900607" calcext:value-type="float">
            <text:p>0.07900607</text:p>
          </table:table-cell>
          <table:table-cell office:value-type="float" office:value="0.08162569" calcext:value-type="float">
            <text:p>0.08162569</text:p>
          </table:table-cell>
          <table:table-cell office:value-type="float" office:value="0.1550429" calcext:value-type="float">
            <text:p>0.1550429</text:p>
          </table:table-cell>
          <table:table-cell office:value-type="float" office:value="0.1601805" calcext:value-type="float">
            <text:p>0.1601805</text:p>
          </table:table-cell>
          <table:table-cell office:value-type="float" office:value="0" calcext:value-type="float">
            <text:p>0</text:p>
          </table:table-cell>
          <table:table-cell office:value-type="float" office:value="20.46935" calcext:value-type="float">
            <text:p>20.46935</text:p>
          </table:table-cell>
          <table:table-cell office:value-type="float" office:value="18.44039" calcext:value-type="float">
            <text:p>18.44039</text:p>
          </table:table-cell>
          <table:table-cell office:value-type="float" office:value="34.76339" calcext:value-type="float">
            <text:p>34.76339</text:p>
          </table:table-cell>
          <table:table-cell office:value-type="float" office:value="5.300141" calcext:value-type="float">
            <text:p>5.300141</text:p>
          </table:table-cell>
          <table:table-cell office:value-type="float" office:value="4.092791" calcext:value-type="float">
            <text:p>4.092791</text:p>
          </table:table-cell>
          <table:table-cell office:value-type="float" office:value="1.872565" calcext:value-type="float">
            <text:p>1.872565</text:p>
          </table:table-cell>
          <table:table-cell office:value-type="float" office:value="1.893924" calcext:value-type="float">
            <text:p>1.893924</text:p>
          </table:table-cell>
          <table:table-cell office:value-type="float" office:value="4.027107" calcext:value-type="float">
            <text:p>4.027107</text:p>
          </table:table-cell>
          <table:table-cell office:value-type="float" office:value="6.676359" calcext:value-type="float">
            <text:p>6.676359</text:p>
          </table:table-cell>
          <table:table-cell office:value-type="float" office:value="7.007741" calcext:value-type="float">
            <text:p>7.007741</text:p>
          </table:table-cell>
          <table:table-cell office:value-type="float" office:value="7.570651" calcext:value-type="float">
            <text:p>7.570651</text:p>
          </table:table-cell>
          <table:table-cell office:value-type="float" office:value="8.224627" calcext:value-type="float">
            <text:p>8.224627</text:p>
          </table:table-cell>
          <table:table-cell office:value-type="float" office:value="8.97914" calcext:value-type="float">
            <text:p>8.97914</text:p>
          </table:table-cell>
          <table:table-cell office:value-type="float" office:value="9.475567" calcext:value-type="float">
            <text:p>9.475567</text:p>
          </table:table-cell>
          <table:table-cell office:value-type="float" office:value="0" calcext:value-type="float">
            <text:p>0</text:p>
          </table:table-cell>
          <table:table-cell office:value-type="float" office:value="57.61055" calcext:value-type="float">
            <text:p>57.61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142" calcext:value-type="float">
            <text:p>2.4214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1.797379" calcext:value-type="float">
            <text:p>1.797379</text:p>
          </table:table-cell>
          <table:table-cell office:value-type="float" office:value="136.223" calcext:value-type="float">
            <text:p>136.223</text:p>
          </table:table-cell>
          <table:table-cell office:value-type="float" office:value="5" calcext:value-type="float">
            <text:p>5</text:p>
          </table:table-cell>
          <table:table-cell office:value-type="float" office:value="-2.20701" calcext:value-type="float">
            <text:p>-2.20701</text:p>
          </table:table-cell>
          <table:table-cell office:value-type="float" office:value="30.519" calcext:value-type="float">
            <text:p>30.519</text:p>
          </table:table-cell>
          <table:table-cell office:value-type="float" office:value="0.004369239" calcext:value-type="float">
            <text:p>0.004369239</text:p>
          </table:table-cell>
          <table:table-cell office:value-type="float" office:value="0.000359193" calcext:value-type="float">
            <text:p>0.000359193</text:p>
          </table:table-cell>
          <table:table-cell office:value-type="float" office:value="0.005009104" calcext:value-type="float">
            <text:p>0.005009104</text:p>
          </table:table-cell>
          <table:table-cell office:value-type="float" office:value="0.01160965" calcext:value-type="float">
            <text:p>0.01160965</text:p>
          </table:table-cell>
          <table:table-cell office:value-type="float" office:value="1174.431" calcext:value-type="float">
            <text:p>1174.431</text:p>
          </table:table-cell>
          <table:table-cell office:value-type="float" office:value="1.550644" calcext:value-type="float">
            <text:p>1.550644</text:p>
          </table:table-cell>
          <table:table-cell office:value-type="float" office:value="0" calcext:value-type="float">
            <text:p>0</text:p>
          </table:table-cell>
          <table:table-cell office:value-type="float" office:value="0.01501414" calcext:value-type="float">
            <text:p>0.01501414</text:p>
          </table:table-cell>
          <table:table-cell office:value-type="float" office:value="0.01689497" calcext:value-type="float">
            <text:p>0.01689497</text:p>
          </table:table-cell>
          <table:table-cell office:value-type="float" office:value="0.02918521" calcext:value-type="float">
            <text:p>0.02918521</text:p>
          </table:table-cell>
          <table:table-cell office:value-type="float" office:value="0.007757889" calcext:value-type="float">
            <text:p>0.007757889</text:p>
          </table:table-cell>
          <table:table-cell office:value-type="float" office:value="0.007302445" calcext:value-type="float">
            <text:p>0.007302445</text:p>
          </table:table-cell>
          <table:table-cell office:value-type="float" office:value="0.004473693" calcext:value-type="float">
            <text:p>0.004473693</text:p>
          </table:table-cell>
          <table:table-cell office:value-type="float" office:value="0.004282262" calcext:value-type="float">
            <text:p>0.004282262</text:p>
          </table:table-cell>
          <table:table-cell office:value-type="float" office:value="0.007094032" calcext:value-type="float">
            <text:p>0.007094032</text:p>
          </table:table-cell>
          <table:table-cell office:value-type="float" office:value="0.03872524" calcext:value-type="float">
            <text:p>0.03872524</text:p>
          </table:table-cell>
          <table:table-cell office:value-type="float" office:value="0.06372251" calcext:value-type="float">
            <text:p>0.06372251</text:p>
          </table:table-cell>
          <table:table-cell office:value-type="float" office:value="0.07596622" calcext:value-type="float">
            <text:p>0.07596622</text:p>
          </table:table-cell>
          <table:table-cell office:value-type="float" office:value="0.0770286" calcext:value-type="float">
            <text:p>0.0770286</text:p>
          </table:table-cell>
          <table:table-cell office:value-type="float" office:value="0.1551053" calcext:value-type="float">
            <text:p>0.1551053</text:p>
          </table:table-cell>
          <table:table-cell office:value-type="float" office:value="0.1602384" calcext:value-type="float">
            <text:p>0.1602384</text:p>
          </table:table-cell>
          <table:table-cell office:value-type="float" office:value="0" calcext:value-type="float">
            <text:p>0</text:p>
          </table:table-cell>
          <table:table-cell office:value-type="float" office:value="20.4211" calcext:value-type="float">
            <text:p>20.4211</text:p>
          </table:table-cell>
          <table:table-cell office:value-type="float" office:value="18.3814" calcext:value-type="float">
            <text:p>18.3814</text:p>
          </table:table-cell>
          <table:table-cell office:value-type="float" office:value="34.68669" calcext:value-type="float">
            <text:p>34.68669</text:p>
          </table:table-cell>
          <table:table-cell office:value-type="float" office:value="5.291006" calcext:value-type="float">
            <text:p>5.291006</text:p>
          </table:table-cell>
          <table:table-cell office:value-type="float" office:value="4.086168" calcext:value-type="float">
            <text:p>4.086168</text:p>
          </table:table-cell>
          <table:table-cell office:value-type="float" office:value="1.870379" calcext:value-type="float">
            <text:p>1.870379</text:p>
          </table:table-cell>
          <table:table-cell office:value-type="float" office:value="1.890772" calcext:value-type="float">
            <text:p>1.890772</text:p>
          </table:table-cell>
          <table:table-cell office:value-type="float" office:value="4.017138" calcext:value-type="float">
            <text:p>4.017138</text:p>
          </table:table-cell>
          <table:table-cell office:value-type="float" office:value="6.663868" calcext:value-type="float">
            <text:p>6.663868</text:p>
          </table:table-cell>
          <table:table-cell office:value-type="float" office:value="6.99921" calcext:value-type="float">
            <text:p>6.99921</text:p>
          </table:table-cell>
          <table:table-cell office:value-type="float" office:value="7.562263" calcext:value-type="float">
            <text:p>7.562263</text:p>
          </table:table-cell>
          <table:table-cell office:value-type="float" office:value="8.214111" calcext:value-type="float">
            <text:p>8.214111</text:p>
          </table:table-cell>
          <table:table-cell office:value-type="float" office:value="8.984644" calcext:value-type="float">
            <text:p>8.984644</text:p>
          </table:table-cell>
          <table:table-cell office:value-type="float" office:value="9.480987" calcext:value-type="float">
            <text:p>9.480987</text:p>
          </table:table-cell>
          <table:table-cell office:value-type="float" office:value="0" calcext:value-type="float">
            <text:p>0</text:p>
          </table:table-cell>
          <table:table-cell office:value-type="float" office:value="78.79907" calcext:value-type="float">
            <text:p>78.7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2386" calcext:value-type="float">
            <text:p>2.4323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1.789416" calcext:value-type="float">
            <text:p>1.789416</text:p>
          </table:table-cell>
          <table:table-cell office:value-type="float" office:value="136.218" calcext:value-type="float">
            <text:p>136.218</text:p>
          </table:table-cell>
          <table:table-cell office:value-type="float" office:value="5" calcext:value-type="float">
            <text:p>5</text:p>
          </table:table-cell>
          <table:table-cell office:value-type="float" office:value="-2.283832" calcext:value-type="float">
            <text:p>-2.283832</text:p>
          </table:table-cell>
          <table:table-cell office:value-type="float" office:value="30.49291" calcext:value-type="float">
            <text:p>30.49291</text:p>
          </table:table-cell>
          <table:table-cell office:value-type="float" office:value="0.004369239" calcext:value-type="float">
            <text:p>0.004369239</text:p>
          </table:table-cell>
          <table:table-cell office:value-type="float" office:value="0.000359193" calcext:value-type="float">
            <text:p>0.000359193</text:p>
          </table:table-cell>
          <table:table-cell office:value-type="float" office:value="0.005009104" calcext:value-type="float">
            <text:p>0.005009104</text:p>
          </table:table-cell>
          <table:table-cell office:value-type="float" office:value="0.01159623" calcext:value-type="float">
            <text:p>0.01159623</text:p>
          </table:table-cell>
          <table:table-cell office:value-type="float" office:value="1174.393" calcext:value-type="float">
            <text:p>1174.393</text:p>
          </table:table-cell>
          <table:table-cell office:value-type="float" office:value="1.545174" calcext:value-type="float">
            <text:p>1.545174</text:p>
          </table:table-cell>
          <table:table-cell office:value-type="float" office:value="0" calcext:value-type="float">
            <text:p>0</text:p>
          </table:table-cell>
          <table:table-cell office:value-type="float" office:value="0.04052676" calcext:value-type="float">
            <text:p>0.04052676</text:p>
          </table:table-cell>
          <table:table-cell office:value-type="float" office:value="0.02359547" calcext:value-type="float">
            <text:p>0.02359547</text:p>
          </table:table-cell>
          <table:table-cell office:value-type="float" office:value="0.03275756" calcext:value-type="float">
            <text:p>0.03275756</text:p>
          </table:table-cell>
          <table:table-cell office:value-type="float" office:value="0.008649197" calcext:value-type="float">
            <text:p>0.008649197</text:p>
          </table:table-cell>
          <table:table-cell office:value-type="float" office:value="0.007930715" calcext:value-type="float">
            <text:p>0.007930715</text:p>
          </table:table-cell>
          <table:table-cell office:value-type="float" office:value="0.004556908" calcext:value-type="float">
            <text:p>0.004556908</text:p>
          </table:table-cell>
          <table:table-cell office:value-type="float" office:value="0.004298698" calcext:value-type="float">
            <text:p>0.004298698</text:p>
          </table:table-cell>
          <table:table-cell office:value-type="float" office:value="0.007076472" calcext:value-type="float">
            <text:p>0.007076472</text:p>
          </table:table-cell>
          <table:table-cell office:value-type="float" office:value="0.03669338" calcext:value-type="float">
            <text:p>0.03669338</text:p>
          </table:table-cell>
          <table:table-cell office:value-type="float" office:value="0.06101242" calcext:value-type="float">
            <text:p>0.06101242</text:p>
          </table:table-cell>
          <table:table-cell office:value-type="float" office:value="0.0728597" calcext:value-type="float">
            <text:p>0.0728597</text:p>
          </table:table-cell>
          <table:table-cell office:value-type="float" office:value="0.07281493" calcext:value-type="float">
            <text:p>0.07281493</text:p>
          </table:table-cell>
          <table:table-cell office:value-type="float" office:value="0.155164" calcext:value-type="float">
            <text:p>0.155164</text:p>
          </table:table-cell>
          <table:table-cell office:value-type="float" office:value="0.1602962" calcext:value-type="float">
            <text:p>0.1602962</text:p>
          </table:table-cell>
          <table:table-cell office:value-type="float" office:value="0" calcext:value-type="float">
            <text:p>0</text:p>
          </table:table-cell>
          <table:table-cell office:value-type="float" office:value="20.40385" calcext:value-type="float">
            <text:p>20.40385</text:p>
          </table:table-cell>
          <table:table-cell office:value-type="float" office:value="18.33751" calcext:value-type="float">
            <text:p>18.33751</text:p>
          </table:table-cell>
          <table:table-cell office:value-type="float" office:value="34.61265" calcext:value-type="float">
            <text:p>34.61265</text:p>
          </table:table-cell>
          <table:table-cell office:value-type="float" office:value="5.282261" calcext:value-type="float">
            <text:p>5.282261</text:p>
          </table:table-cell>
          <table:table-cell office:value-type="float" office:value="4.079685" calcext:value-type="float">
            <text:p>4.079685</text:p>
          </table:table-cell>
          <table:table-cell office:value-type="float" office:value="1.868225" calcext:value-type="float">
            <text:p>1.868225</text:p>
          </table:table-cell>
          <table:table-cell office:value-type="float" office:value="1.887728" calcext:value-type="float">
            <text:p>1.887728</text:p>
          </table:table-cell>
          <table:table-cell office:value-type="float" office:value="4.007224" calcext:value-type="float">
            <text:p>4.007224</text:p>
          </table:table-cell>
          <table:table-cell office:value-type="float" office:value="6.650937" calcext:value-type="float">
            <text:p>6.650937</text:p>
          </table:table-cell>
          <table:table-cell office:value-type="float" office:value="6.990072" calcext:value-type="float">
            <text:p>6.990072</text:p>
          </table:table-cell>
          <table:table-cell office:value-type="float" office:value="7.553142" calcext:value-type="float">
            <text:p>7.553142</text:p>
          </table:table-cell>
          <table:table-cell office:value-type="float" office:value="8.202575" calcext:value-type="float">
            <text:p>8.202575</text:p>
          </table:table-cell>
          <table:table-cell office:value-type="float" office:value="8.990149" calcext:value-type="float">
            <text:p>8.990149</text:p>
          </table:table-cell>
          <table:table-cell office:value-type="float" office:value="9.486382" calcext:value-type="float">
            <text:p>9.486382</text:p>
          </table:table-cell>
          <table:table-cell office:value-type="float" office:value="0" calcext:value-type="float">
            <text:p>0</text:p>
          </table:table-cell>
          <table:table-cell office:value-type="float" office:value="98.44594" calcext:value-type="float">
            <text:p>98.44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4335" calcext:value-type="float">
            <text:p>2.4443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1.778075" calcext:value-type="float">
            <text:p>1.778075</text:p>
          </table:table-cell>
          <table:table-cell office:value-type="float" office:value="136.2126" calcext:value-type="float">
            <text:p>136.2126</text:p>
          </table:table-cell>
          <table:table-cell office:value-type="float" office:value="5" calcext:value-type="float">
            <text:p>5</text:p>
          </table:table-cell>
          <table:table-cell office:value-type="float" office:value="-2.366052" calcext:value-type="float">
            <text:p>-2.366052</text:p>
          </table:table-cell>
          <table:table-cell office:value-type="float" office:value="30.465" calcext:value-type="float">
            <text:p>30.465</text:p>
          </table:table-cell>
          <table:table-cell office:value-type="float" office:value="0.004375394" calcext:value-type="float">
            <text:p>0.004375394</text:p>
          </table:table-cell>
          <table:table-cell office:value-type="float" office:value="0.0003608479" calcext:value-type="float">
            <text:p>0.0003608479</text:p>
          </table:table-cell>
          <table:table-cell office:value-type="float" office:value="0.005015247" calcext:value-type="float">
            <text:p>0.005015247</text:p>
          </table:table-cell>
          <table:table-cell office:value-type="float" office:value="0.01163678" calcext:value-type="float">
            <text:p>0.01163678</text:p>
          </table:table-cell>
          <table:table-cell office:value-type="float" office:value="1174.354" calcext:value-type="float">
            <text:p>1174.354</text:p>
          </table:table-cell>
          <table:table-cell office:value-type="float" office:value="1.532819" calcext:value-type="float">
            <text:p>1.532819</text:p>
          </table:table-cell>
          <table:table-cell office:value-type="float" office:value="0" calcext:value-type="float">
            <text:p>0</text:p>
          </table:table-cell>
          <table:table-cell office:value-type="float" office:value="0.01502939" calcext:value-type="float">
            <text:p>0.01502939</text:p>
          </table:table-cell>
          <table:table-cell office:value-type="float" office:value="0.02116743" calcext:value-type="float">
            <text:p>0.02116743</text:p>
          </table:table-cell>
          <table:table-cell office:value-type="float" office:value="0.03162595" calcext:value-type="float">
            <text:p>0.03162595</text:p>
          </table:table-cell>
          <table:table-cell office:value-type="float" office:value="0.008421375" calcext:value-type="float">
            <text:p>0.008421375</text:p>
          </table:table-cell>
          <table:table-cell office:value-type="float" office:value="0.00833432" calcext:value-type="float">
            <text:p>0.00833432</text:p>
          </table:table-cell>
          <table:table-cell office:value-type="float" office:value="0.004772223" calcext:value-type="float">
            <text:p>0.004772223</text:p>
          </table:table-cell>
          <table:table-cell office:value-type="float" office:value="0.004242171" calcext:value-type="float">
            <text:p>0.004242171</text:p>
          </table:table-cell>
          <table:table-cell office:value-type="float" office:value="0.007079704" calcext:value-type="float">
            <text:p>0.007079704</text:p>
          </table:table-cell>
          <table:table-cell office:value-type="float" office:value="0.03535806" calcext:value-type="float">
            <text:p>0.03535806</text:p>
          </table:table-cell>
          <table:table-cell office:value-type="float" office:value="0.05947653" calcext:value-type="float">
            <text:p>0.05947653</text:p>
          </table:table-cell>
          <table:table-cell office:value-type="float" office:value="0.07085174" calcext:value-type="float">
            <text:p>0.07085174</text:p>
          </table:table-cell>
          <table:table-cell office:value-type="float" office:value="0.06928857" calcext:value-type="float">
            <text:p>0.06928857</text:p>
          </table:table-cell>
          <table:table-cell office:value-type="float" office:value="0.1552198" calcext:value-type="float">
            <text:p>0.1552198</text:p>
          </table:table-cell>
          <table:table-cell office:value-type="float" office:value="0.1603536" calcext:value-type="float">
            <text:p>0.1603536</text:p>
          </table:table-cell>
          <table:table-cell office:value-type="float" office:value="0" calcext:value-type="float">
            <text:p>0</text:p>
          </table:table-cell>
          <table:table-cell office:value-type="float" office:value="20.35136" calcext:value-type="float">
            <text:p>20.35136</text:p>
          </table:table-cell>
          <table:table-cell office:value-type="float" office:value="18.28534" calcext:value-type="float">
            <text:p>18.28534</text:p>
          </table:table-cell>
          <table:table-cell office:value-type="float" office:value="34.53916" calcext:value-type="float">
            <text:p>34.53916</text:p>
          </table:table-cell>
          <table:table-cell office:value-type="float" office:value="5.273577" calcext:value-type="float">
            <text:p>5.273577</text:p>
          </table:table-cell>
          <table:table-cell office:value-type="float" office:value="4.073605" calcext:value-type="float">
            <text:p>4.073605</text:p>
          </table:table-cell>
          <table:table-cell office:value-type="float" office:value="1.866163" calcext:value-type="float">
            <text:p>1.866163</text:p>
          </table:table-cell>
          <table:table-cell office:value-type="float" office:value="1.884487" calcext:value-type="float">
            <text:p>1.884487</text:p>
          </table:table-cell>
          <table:table-cell office:value-type="float" office:value="3.997378" calcext:value-type="float">
            <text:p>3.997378</text:p>
          </table:table-cell>
          <table:table-cell office:value-type="float" office:value="6.637702" calcext:value-type="float">
            <text:p>6.637702</text:p>
          </table:table-cell>
          <table:table-cell office:value-type="float" office:value="6.980501" calcext:value-type="float">
            <text:p>6.980501</text:p>
          </table:table-cell>
          <table:table-cell office:value-type="float" office:value="7.543442" calcext:value-type="float">
            <text:p>7.543442</text:p>
          </table:table-cell>
          <table:table-cell office:value-type="float" office:value="8.190136" calcext:value-type="float">
            <text:p>8.190136</text:p>
          </table:table-cell>
          <table:table-cell office:value-type="float" office:value="8.995618" calcext:value-type="float">
            <text:p>8.995618</text:p>
          </table:table-cell>
          <table:table-cell office:value-type="float" office:value="9.491723" calcext:value-type="float">
            <text:p>9.491723</text:p>
          </table:table-cell>
          <table:table-cell office:value-type="float" office:value="0" calcext:value-type="float">
            <text:p>0</text:p>
          </table:table-cell>
          <table:table-cell office:value-type="float" office:value="22.94323" calcext:value-type="float">
            <text:p>22.94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008" calcext:value-type="float">
            <text:p>2.460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1.767712" calcext:value-type="float">
            <text:p>1.767712</text:p>
          </table:table-cell>
          <table:table-cell office:value-type="float" office:value="136.2083" calcext:value-type="float">
            <text:p>136.2083</text:p>
          </table:table-cell>
          <table:table-cell office:value-type="float" office:value="5" calcext:value-type="float">
            <text:p>5</text:p>
          </table:table-cell>
          <table:table-cell office:value-type="float" office:value="-2.448133" calcext:value-type="float">
            <text:p>-2.448133</text:p>
          </table:table-cell>
          <table:table-cell office:value-type="float" office:value="30.4354" calcext:value-type="float">
            <text:p>30.4354</text:p>
          </table:table-cell>
          <table:table-cell office:value-type="float" office:value="0.004375394" calcext:value-type="float">
            <text:p>0.004375394</text:p>
          </table:table-cell>
          <table:table-cell office:value-type="float" office:value="0.0003608479" calcext:value-type="float">
            <text:p>0.0003608479</text:p>
          </table:table-cell>
          <table:table-cell office:value-type="float" office:value="0.005015247" calcext:value-type="float">
            <text:p>0.005015247</text:p>
          </table:table-cell>
          <table:table-cell office:value-type="float" office:value="0.01163678" calcext:value-type="float">
            <text:p>0.01163678</text:p>
          </table:table-cell>
          <table:table-cell office:value-type="float" office:value="1174.316" calcext:value-type="float">
            <text:p>1174.316</text:p>
          </table:table-cell>
          <table:table-cell office:value-type="float" office:value="1.530741" calcext:value-type="float">
            <text:p>1.530741</text:p>
          </table:table-cell>
          <table:table-cell office:value-type="float" office:value="0" calcext:value-type="float">
            <text:p>0</text:p>
          </table:table-cell>
          <table:table-cell office:value-type="float" office:value="0.01826416" calcext:value-type="float">
            <text:p>0.01826416</text:p>
          </table:table-cell>
          <table:table-cell office:value-type="float" office:value="0.01836632" calcext:value-type="float">
            <text:p>0.01836632</text:p>
          </table:table-cell>
          <table:table-cell office:value-type="float" office:value="0.0323412" calcext:value-type="float">
            <text:p>0.0323412</text:p>
          </table:table-cell>
          <table:table-cell office:value-type="float" office:value="0.008650336" calcext:value-type="float">
            <text:p>0.008650336</text:p>
          </table:table-cell>
          <table:table-cell office:value-type="float" office:value="0.008197188" calcext:value-type="float">
            <text:p>0.008197188</text:p>
          </table:table-cell>
          <table:table-cell office:value-type="float" office:value="0.004781595" calcext:value-type="float">
            <text:p>0.004781595</text:p>
          </table:table-cell>
          <table:table-cell office:value-type="float" office:value="0.004293993" calcext:value-type="float">
            <text:p>0.004293993</text:p>
          </table:table-cell>
          <table:table-cell office:value-type="float" office:value="0.007082921" calcext:value-type="float">
            <text:p>0.007082921</text:p>
          </table:table-cell>
          <table:table-cell office:value-type="float" office:value="0.03458514" calcext:value-type="float">
            <text:p>0.03458514</text:p>
          </table:table-cell>
          <table:table-cell office:value-type="float" office:value="0.05903632" calcext:value-type="float">
            <text:p>0.05903632</text:p>
          </table:table-cell>
          <table:table-cell office:value-type="float" office:value="0.06997223" calcext:value-type="float">
            <text:p>0.06997223</text:p>
          </table:table-cell>
          <table:table-cell office:value-type="float" office:value="0.06687657" calcext:value-type="float">
            <text:p>0.06687657</text:p>
          </table:table-cell>
          <table:table-cell office:value-type="float" office:value="0.1552785" calcext:value-type="float">
            <text:p>0.1552785</text:p>
          </table:table-cell>
          <table:table-cell office:value-type="float" office:value="0.160411" calcext:value-type="float">
            <text:p>0.160411</text:p>
          </table:table-cell>
          <table:table-cell office:value-type="float" office:value="0" calcext:value-type="float">
            <text:p>0</text:p>
          </table:table-cell>
          <table:table-cell office:value-type="float" office:value="20.29495" calcext:value-type="float">
            <text:p>20.29495</text:p>
          </table:table-cell>
          <table:table-cell office:value-type="float" office:value="18.21712" calcext:value-type="float">
            <text:p>18.21712</text:p>
          </table:table-cell>
          <table:table-cell office:value-type="float" office:value="34.46071" calcext:value-type="float">
            <text:p>34.46071</text:p>
          </table:table-cell>
          <table:table-cell office:value-type="float" office:value="5.264434" calcext:value-type="float">
            <text:p>5.264434</text:p>
          </table:table-cell>
          <table:table-cell office:value-type="float" office:value="4.067389" calcext:value-type="float">
            <text:p>4.067389</text:p>
          </table:table-cell>
          <table:table-cell office:value-type="float" office:value="1.864143" calcext:value-type="float">
            <text:p>1.864143</text:p>
          </table:table-cell>
          <table:table-cell office:value-type="float" office:value="1.881111" calcext:value-type="float">
            <text:p>1.881111</text:p>
          </table:table-cell>
          <table:table-cell office:value-type="float" office:value="3.987448" calcext:value-type="float">
            <text:p>3.987448</text:p>
          </table:table-cell>
          <table:table-cell office:value-type="float" office:value="6.624291" calcext:value-type="float">
            <text:p>6.624291</text:p>
          </table:table-cell>
          <table:table-cell office:value-type="float" office:value="6.970778" calcext:value-type="float">
            <text:p>6.970778</text:p>
          </table:table-cell>
          <table:table-cell office:value-type="float" office:value="7.533468" calcext:value-type="float">
            <text:p>7.533468</text:p>
          </table:table-cell>
          <table:table-cell office:value-type="float" office:value="8.177031" calcext:value-type="float">
            <text:p>8.177031</text:p>
          </table:table-cell>
          <table:table-cell office:value-type="float" office:value="9.001045" calcext:value-type="float">
            <text:p>9.001045</text:p>
          </table:table-cell>
          <table:table-cell office:value-type="float" office:value="9.497087" calcext:value-type="float">
            <text:p>9.497087</text:p>
          </table:table-cell>
          <table:table-cell office:value-type="float" office:value="0" calcext:value-type="float">
            <text:p>0</text:p>
          </table:table-cell>
          <table:table-cell office:value-type="float" office:value="73.64306" calcext:value-type="float">
            <text:p>73.64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3902" calcext:value-type="float">
            <text:p>2.4739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1.759441" calcext:value-type="float">
            <text:p>1.759441</text:p>
          </table:table-cell>
          <table:table-cell office:value-type="float" office:value="136.2033" calcext:value-type="float">
            <text:p>136.2033</text:p>
          </table:table-cell>
          <table:table-cell office:value-type="float" office:value="5" calcext:value-type="float">
            <text:p>5</text:p>
          </table:table-cell>
          <table:table-cell office:value-type="float" office:value="-2.527891" calcext:value-type="float">
            <text:p>-2.527891</text:p>
          </table:table-cell>
          <table:table-cell office:value-type="float" office:value="30.40628" calcext:value-type="float">
            <text:p>30.40628</text:p>
          </table:table-cell>
          <table:table-cell office:value-type="float" office:value="0.004375394" calcext:value-type="float">
            <text:p>0.004375394</text:p>
          </table:table-cell>
          <table:table-cell office:value-type="float" office:value="0.0003608479" calcext:value-type="float">
            <text:p>0.0003608479</text:p>
          </table:table-cell>
          <table:table-cell office:value-type="float" office:value="0.005015247" calcext:value-type="float">
            <text:p>0.005015247</text:p>
          </table:table-cell>
          <table:table-cell office:value-type="float" office:value="0.01163678" calcext:value-type="float">
            <text:p>0.01163678</text:p>
          </table:table-cell>
          <table:table-cell office:value-type="float" office:value="1174.278" calcext:value-type="float">
            <text:p>1174.278</text:p>
          </table:table-cell>
          <table:table-cell office:value-type="float" office:value="1.528577" calcext:value-type="float">
            <text:p>1.528577</text:p>
          </table:table-cell>
          <table:table-cell office:value-type="float" office:value="0" calcext:value-type="float">
            <text:p>0</text:p>
          </table:table-cell>
          <table:table-cell office:value-type="float" office:value="0.01739397" calcext:value-type="float">
            <text:p>0.01739397</text:p>
          </table:table-cell>
          <table:table-cell office:value-type="float" office:value="0.0171687" calcext:value-type="float">
            <text:p>0.0171687</text:p>
          </table:table-cell>
          <table:table-cell office:value-type="float" office:value="0.02921631" calcext:value-type="float">
            <text:p>0.02921631</text:p>
          </table:table-cell>
          <table:table-cell office:value-type="float" office:value="0.007817494" calcext:value-type="float">
            <text:p>0.007817494</text:p>
          </table:table-cell>
          <table:table-cell office:value-type="float" office:value="0.007344628" calcext:value-type="float">
            <text:p>0.007344628</text:p>
          </table:table-cell>
          <table:table-cell office:value-type="float" office:value="0.004615766" calcext:value-type="float">
            <text:p>0.004615766</text:p>
          </table:table-cell>
          <table:table-cell office:value-type="float" office:value="0.004286865" calcext:value-type="float">
            <text:p>0.004286865</text:p>
          </table:table-cell>
          <table:table-cell office:value-type="float" office:value="0.007081369" calcext:value-type="float">
            <text:p>0.007081369</text:p>
          </table:table-cell>
          <table:table-cell office:value-type="float" office:value="0.03475426" calcext:value-type="float">
            <text:p>0.03475426</text:p>
          </table:table-cell>
          <table:table-cell office:value-type="float" office:value="0.05971867" calcext:value-type="float">
            <text:p>0.05971867</text:p>
          </table:table-cell>
          <table:table-cell office:value-type="float" office:value="0.0701082" calcext:value-type="float">
            <text:p>0.0701082</text:p>
          </table:table-cell>
          <table:table-cell office:value-type="float" office:value="0.06573269" calcext:value-type="float">
            <text:p>0.06573269</text:p>
          </table:table-cell>
          <table:table-cell office:value-type="float" office:value="0.1553366" calcext:value-type="float">
            <text:p>0.1553366</text:p>
          </table:table-cell>
          <table:table-cell office:value-type="float" office:value="0.1604681" calcext:value-type="float">
            <text:p>0.1604681</text:p>
          </table:table-cell>
          <table:table-cell office:value-type="float" office:value="0" calcext:value-type="float">
            <text:p>0</text:p>
          </table:table-cell>
          <table:table-cell office:value-type="float" office:value="20.26963" calcext:value-type="float">
            <text:p>20.26963</text:p>
          </table:table-cell>
          <table:table-cell office:value-type="float" office:value="18.15946" calcext:value-type="float">
            <text:p>18.15946</text:p>
          </table:table-cell>
          <table:table-cell office:value-type="float" office:value="34.38281" calcext:value-type="float">
            <text:p>34.38281</text:p>
          </table:table-cell>
          <table:table-cell office:value-type="float" office:value="5.25543" calcext:value-type="float">
            <text:p>5.25543</text:p>
          </table:table-cell>
          <table:table-cell office:value-type="float" office:value="4.060958" calcext:value-type="float">
            <text:p>4.060958</text:p>
          </table:table-cell>
          <table:table-cell office:value-type="float" office:value="1.862133" calcext:value-type="float">
            <text:p>1.862133</text:p>
          </table:table-cell>
          <table:table-cell office:value-type="float" office:value="1.87793" calcext:value-type="float">
            <text:p>1.87793</text:p>
          </table:table-cell>
          <table:table-cell office:value-type="float" office:value="3.977514" calcext:value-type="float">
            <text:p>3.977514</text:p>
          </table:table-cell>
          <table:table-cell office:value-type="float" office:value="6.610801" calcext:value-type="float">
            <text:p>6.610801</text:p>
          </table:table-cell>
          <table:table-cell office:value-type="float" office:value="6.961075" calcext:value-type="float">
            <text:p>6.961075</text:p>
          </table:table-cell>
          <table:table-cell office:value-type="float" office:value="7.523398" calcext:value-type="float">
            <text:p>7.523398</text:p>
          </table:table-cell>
          <table:table-cell office:value-type="float" office:value="8.163518" calcext:value-type="float">
            <text:p>8.163518</text:p>
          </table:table-cell>
          <table:table-cell office:value-type="float" office:value="9.006473" calcext:value-type="float">
            <text:p>9.006473</text:p>
          </table:table-cell>
          <table:table-cell office:value-type="float" office:value="9.50243" calcext:value-type="float">
            <text:p>9.50243</text:p>
          </table:table-cell>
          <table:table-cell office:value-type="float" office:value="0" calcext:value-type="float">
            <text:p>0</text:p>
          </table:table-cell>
          <table:table-cell office:value-type="float" office:value="92.79183" calcext:value-type="float">
            <text:p>92.79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6174" calcext:value-type="float">
            <text:p>2.48617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1.751243" calcext:value-type="float">
            <text:p>1.751243</text:p>
          </table:table-cell>
          <table:table-cell office:value-type="float" office:value="136.1982" calcext:value-type="float">
            <text:p>136.1982</text:p>
          </table:table-cell>
          <table:table-cell office:value-type="float" office:value="5" calcext:value-type="float">
            <text:p>5</text:p>
          </table:table-cell>
          <table:table-cell office:value-type="float" office:value="-2.606785" calcext:value-type="float">
            <text:p>-2.606785</text:p>
          </table:table-cell>
          <table:table-cell office:value-type="float" office:value="30.37793" calcext:value-type="float">
            <text:p>30.37793</text:p>
          </table:table-cell>
          <table:table-cell office:value-type="float" office:value="0.004375394" calcext:value-type="float">
            <text:p>0.004375394</text:p>
          </table:table-cell>
          <table:table-cell office:value-type="float" office:value="0.0003608479" calcext:value-type="float">
            <text:p>0.0003608479</text:p>
          </table:table-cell>
          <table:table-cell office:value-type="float" office:value="0.005015247" calcext:value-type="float">
            <text:p>0.005015247</text:p>
          </table:table-cell>
          <table:table-cell office:value-type="float" office:value="0.01163678" calcext:value-type="float">
            <text:p>0.01163678</text:p>
          </table:table-cell>
          <table:table-cell office:value-type="float" office:value="1174.239" calcext:value-type="float">
            <text:p>1174.239</text:p>
          </table:table-cell>
          <table:table-cell office:value-type="float" office:value="1.524382" calcext:value-type="float">
            <text:p>1.524382</text:p>
          </table:table-cell>
          <table:table-cell office:value-type="float" office:value="0" calcext:value-type="float">
            <text:p>0</text:p>
          </table:table-cell>
          <table:table-cell office:value-type="float" office:value="0.03439146" calcext:value-type="float">
            <text:p>0.03439146</text:p>
          </table:table-cell>
          <table:table-cell office:value-type="float" office:value="0.02083556" calcext:value-type="float">
            <text:p>0.02083556</text:p>
          </table:table-cell>
          <table:table-cell office:value-type="float" office:value="0.03065539" calcext:value-type="float">
            <text:p>0.03065539</text:p>
          </table:table-cell>
          <table:table-cell office:value-type="float" office:value="0.008240655" calcext:value-type="float">
            <text:p>0.008240655</text:p>
          </table:table-cell>
          <table:table-cell office:value-type="float" office:value="0.007649136" calcext:value-type="float">
            <text:p>0.007649136</text:p>
          </table:table-cell>
          <table:table-cell office:value-type="float" office:value="0.004642818" calcext:value-type="float">
            <text:p>0.004642818</text:p>
          </table:table-cell>
          <table:table-cell office:value-type="float" office:value="0.00429316" calcext:value-type="float">
            <text:p>0.00429316</text:p>
          </table:table-cell>
          <table:table-cell office:value-type="float" office:value="0.007066491" calcext:value-type="float">
            <text:p>0.007066491</text:p>
          </table:table-cell>
          <table:table-cell office:value-type="float" office:value="0.03439172" calcext:value-type="float">
            <text:p>0.03439172</text:p>
          </table:table-cell>
          <table:table-cell office:value-type="float" office:value="0.05980559" calcext:value-type="float">
            <text:p>0.05980559</text:p>
          </table:table-cell>
          <table:table-cell office:value-type="float" office:value="0.06974996" calcext:value-type="float">
            <text:p>0.06974996</text:p>
          </table:table-cell>
          <table:table-cell office:value-type="float" office:value="0.06476759" calcext:value-type="float">
            <text:p>0.06476759</text:p>
          </table:table-cell>
          <table:table-cell office:value-type="float" office:value="0.1553943" calcext:value-type="float">
            <text:p>0.1553943</text:p>
          </table:table-cell>
          <table:table-cell office:value-type="float" office:value="0.1605252" calcext:value-type="float">
            <text:p>0.1605252</text:p>
          </table:table-cell>
          <table:table-cell office:value-type="float" office:value="0" calcext:value-type="float">
            <text:p>0</text:p>
          </table:table-cell>
          <table:table-cell office:value-type="float" office:value="20.25174" calcext:value-type="float">
            <text:p>20.25174</text:p>
          </table:table-cell>
          <table:table-cell office:value-type="float" office:value="18.11217" calcext:value-type="float">
            <text:p>18.11217</text:p>
          </table:table-cell>
          <table:table-cell office:value-type="float" office:value="34.30593" calcext:value-type="float">
            <text:p>34.30593</text:p>
          </table:table-cell>
          <table:table-cell office:value-type="float" office:value="5.246506" calcext:value-type="float">
            <text:p>5.246506</text:p>
          </table:table-cell>
          <table:table-cell office:value-type="float" office:value="4.054433" calcext:value-type="float">
            <text:p>4.054433</text:p>
          </table:table-cell>
          <table:table-cell office:value-type="float" office:value="1.860115" calcext:value-type="float">
            <text:p>1.860115</text:p>
          </table:table-cell>
          <table:table-cell office:value-type="float" office:value="1.874842" calcext:value-type="float">
            <text:p>1.874842</text:p>
          </table:table-cell>
          <table:table-cell office:value-type="float" office:value="3.967638" calcext:value-type="float">
            <text:p>3.967638</text:p>
          </table:table-cell>
          <table:table-cell office:value-type="float" office:value="6.597402" calcext:value-type="float">
            <text:p>6.597402</text:p>
          </table:table-cell>
          <table:table-cell office:value-type="float" office:value="6.951608" calcext:value-type="float">
            <text:p>6.951608</text:p>
          </table:table-cell>
          <table:table-cell office:value-type="float" office:value="7.513472" calcext:value-type="float">
            <text:p>7.513472</text:p>
          </table:table-cell>
          <table:table-cell office:value-type="float" office:value="8.149909" calcext:value-type="float">
            <text:p>8.149909</text:p>
          </table:table-cell>
          <table:table-cell office:value-type="float" office:value="9.011899" calcext:value-type="float">
            <text:p>9.011899</text:p>
          </table:table-cell>
          <table:table-cell office:value-type="float" office:value="9.507783" calcext:value-type="float">
            <text:p>9.507783</text:p>
          </table:table-cell>
          <table:table-cell office:value-type="float" office:value="0" calcext:value-type="float">
            <text:p>0</text:p>
          </table:table-cell>
          <table:table-cell office:value-type="float" office:value="106.0909" calcext:value-type="float">
            <text:p>106.0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8456" calcext:value-type="float">
            <text:p>2.4984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1.741595" calcext:value-type="float">
            <text:p>1.741595</text:p>
          </table:table-cell>
          <table:table-cell office:value-type="float" office:value="136.1933" calcext:value-type="float">
            <text:p>136.1933</text:p>
          </table:table-cell>
          <table:table-cell office:value-type="float" office:value="5" calcext:value-type="float">
            <text:p>5</text:p>
          </table:table-cell>
          <table:table-cell office:value-type="float" office:value="-2.689761" calcext:value-type="float">
            <text:p>-2.689761</text:p>
          </table:table-cell>
          <table:table-cell office:value-type="float" office:value="30.34794" calcext:value-type="float">
            <text:p>30.34794</text:p>
          </table:table-cell>
          <table:table-cell office:value-type="float" office:value="0.004386528" calcext:value-type="float">
            <text:p>0.004386528</text:p>
          </table:table-cell>
          <table:table-cell office:value-type="float" office:value="0.0003620443" calcext:value-type="float">
            <text:p>0.0003620443</text:p>
          </table:table-cell>
          <table:table-cell office:value-type="float" office:value="0.005032178" calcext:value-type="float">
            <text:p>0.005032178</text:p>
          </table:table-cell>
          <table:table-cell office:value-type="float" office:value="0.0116375" calcext:value-type="float">
            <text:p>0.0116375</text:p>
          </table:table-cell>
          <table:table-cell office:value-type="float" office:value="1174.201" calcext:value-type="float">
            <text:p>1174.201</text:p>
          </table:table-cell>
          <table:table-cell office:value-type="float" office:value="1.516134" calcext:value-type="float">
            <text:p>1.516134</text:p>
          </table:table-cell>
          <table:table-cell office:value-type="float" office:value="0" calcext:value-type="float">
            <text:p>0</text:p>
          </table:table-cell>
          <table:table-cell office:value-type="float" office:value="0.01395109" calcext:value-type="float">
            <text:p>0.01395109</text:p>
          </table:table-cell>
          <table:table-cell office:value-type="float" office:value="0.01875754" calcext:value-type="float">
            <text:p>0.01875754</text:p>
          </table:table-cell>
          <table:table-cell office:value-type="float" office:value="0.02754883" calcext:value-type="float">
            <text:p>0.02754883</text:p>
          </table:table-cell>
          <table:table-cell office:value-type="float" office:value="0.007702418" calcext:value-type="float">
            <text:p>0.007702418</text:p>
          </table:table-cell>
          <table:table-cell office:value-type="float" office:value="0.007554363" calcext:value-type="float">
            <text:p>0.007554363</text:p>
          </table:table-cell>
          <table:table-cell office:value-type="float" office:value="0.004668884" calcext:value-type="float">
            <text:p>0.004668884</text:p>
          </table:table-cell>
          <table:table-cell office:value-type="float" office:value="0.00419371" calcext:value-type="float">
            <text:p>0.00419371</text:p>
          </table:table-cell>
          <table:table-cell office:value-type="float" office:value="0.007051229" calcext:value-type="float">
            <text:p>0.007051229</text:p>
          </table:table-cell>
          <table:table-cell office:value-type="float" office:value="0.03303386" calcext:value-type="float">
            <text:p>0.03303386</text:p>
          </table:table-cell>
          <table:table-cell office:value-type="float" office:value="0.05781262" calcext:value-type="float">
            <text:p>0.05781262</text:p>
          </table:table-cell>
          <table:table-cell office:value-type="float" office:value="0.06711318" calcext:value-type="float">
            <text:p>0.06711318</text:p>
          </table:table-cell>
          <table:table-cell office:value-type="float" office:value="0.06207529" calcext:value-type="float">
            <text:p>0.06207529</text:p>
          </table:table-cell>
          <table:table-cell office:value-type="float" office:value="0.1554518" calcext:value-type="float">
            <text:p>0.1554518</text:p>
          </table:table-cell>
          <table:table-cell office:value-type="float" office:value="0.1605824" calcext:value-type="float">
            <text:p>0.1605824</text:p>
          </table:table-cell>
          <table:table-cell office:value-type="float" office:value="0" calcext:value-type="float">
            <text:p>0</text:p>
          </table:table-cell>
          <table:table-cell office:value-type="float" office:value="20.19565" calcext:value-type="float">
            <text:p>20.19565</text:p>
          </table:table-cell>
          <table:table-cell office:value-type="float" office:value="18.05596" calcext:value-type="float">
            <text:p>18.05596</text:p>
          </table:table-cell>
          <table:table-cell office:value-type="float" office:value="34.22439" calcext:value-type="float">
            <text:p>34.22439</text:p>
          </table:table-cell>
          <table:table-cell office:value-type="float" office:value="5.237329" calcext:value-type="float">
            <text:p>5.237329</text:p>
          </table:table-cell>
          <table:table-cell office:value-type="float" office:value="4.048023" calcext:value-type="float">
            <text:p>4.048023</text:p>
          </table:table-cell>
          <table:table-cell office:value-type="float" office:value="1.858128" calcext:value-type="float">
            <text:p>1.858128</text:p>
          </table:table-cell>
          <table:table-cell office:value-type="float" office:value="1.871543" calcext:value-type="float">
            <text:p>1.871543</text:p>
          </table:table-cell>
          <table:table-cell office:value-type="float" office:value="3.957821" calcext:value-type="float">
            <text:p>3.957821</text:p>
          </table:table-cell>
          <table:table-cell office:value-type="float" office:value="6.583798" calcext:value-type="float">
            <text:p>6.583798</text:p>
          </table:table-cell>
          <table:table-cell office:value-type="float" office:value="6.941895" calcext:value-type="float">
            <text:p>6.941895</text:p>
          </table:table-cell>
          <table:table-cell office:value-type="float" office:value="7.503146" calcext:value-type="float">
            <text:p>7.503146</text:p>
          </table:table-cell>
          <table:table-cell office:value-type="float" office:value="8.135853" calcext:value-type="float">
            <text:p>8.135853</text:p>
          </table:table-cell>
          <table:table-cell office:value-type="float" office:value="9.017326" calcext:value-type="float">
            <text:p>9.017326</text:p>
          </table:table-cell>
          <table:table-cell office:value-type="float" office:value="9.51312" calcext:value-type="float">
            <text:p>9.51312</text:p>
          </table:table-cell>
          <table:table-cell office:value-type="float" office:value="0" calcext:value-type="float">
            <text:p>0</text:p>
          </table:table-cell>
          <table:table-cell office:value-type="float" office:value="22.23321" calcext:value-type="float">
            <text:p>22.2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2145" calcext:value-type="float">
            <text:p>2.5121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1.732473" calcext:value-type="float">
            <text:p>1.732473</text:p>
          </table:table-cell>
          <table:table-cell office:value-type="float" office:value="136.1893" calcext:value-type="float">
            <text:p>136.1893</text:p>
          </table:table-cell>
          <table:table-cell office:value-type="float" office:value="5" calcext:value-type="float">
            <text:p>5</text:p>
          </table:table-cell>
          <table:table-cell office:value-type="float" office:value="-2.774324" calcext:value-type="float">
            <text:p>-2.774324</text:p>
          </table:table-cell>
          <table:table-cell office:value-type="float" office:value="30.31543" calcext:value-type="float">
            <text:p>30.31543</text:p>
          </table:table-cell>
          <table:table-cell office:value-type="float" office:value="0.004386528" calcext:value-type="float">
            <text:p>0.004386528</text:p>
          </table:table-cell>
          <table:table-cell office:value-type="float" office:value="0.0003620443" calcext:value-type="float">
            <text:p>0.0003620443</text:p>
          </table:table-cell>
          <table:table-cell office:value-type="float" office:value="0.005032178" calcext:value-type="float">
            <text:p>0.005032178</text:p>
          </table:table-cell>
          <table:table-cell office:value-type="float" office:value="0.0116375" calcext:value-type="float">
            <text:p>0.0116375</text:p>
          </table:table-cell>
          <table:table-cell office:value-type="float" office:value="1174.162" calcext:value-type="float">
            <text:p>1174.162</text:p>
          </table:table-cell>
          <table:table-cell office:value-type="float" office:value="1.516052" calcext:value-type="float">
            <text:p>1.516052</text:p>
          </table:table-cell>
          <table:table-cell office:value-type="float" office:value="0" calcext:value-type="float">
            <text:p>0</text:p>
          </table:table-cell>
          <table:table-cell office:value-type="float" office:value="0.01561091" calcext:value-type="float">
            <text:p>0.01561091</text:p>
          </table:table-cell>
          <table:table-cell office:value-type="float" office:value="0.01598545" calcext:value-type="float">
            <text:p>0.01598545</text:p>
          </table:table-cell>
          <table:table-cell office:value-type="float" office:value="0.02671113" calcext:value-type="float">
            <text:p>0.02671113</text:p>
          </table:table-cell>
          <table:table-cell office:value-type="float" office:value="0.007616891" calcext:value-type="float">
            <text:p>0.007616891</text:p>
          </table:table-cell>
          <table:table-cell office:value-type="float" office:value="0.00727512" calcext:value-type="float">
            <text:p>0.00727512</text:p>
          </table:table-cell>
          <table:table-cell office:value-type="float" office:value="0.004611636" calcext:value-type="float">
            <text:p>0.004611636</text:p>
          </table:table-cell>
          <table:table-cell office:value-type="float" office:value="0.004226399" calcext:value-type="float">
            <text:p>0.004226399</text:p>
          </table:table-cell>
          <table:table-cell office:value-type="float" office:value="0.007040333" calcext:value-type="float">
            <text:p>0.007040333</text:p>
          </table:table-cell>
          <table:table-cell office:value-type="float" office:value="0.03221909" calcext:value-type="float">
            <text:p>0.03221909</text:p>
          </table:table-cell>
          <table:table-cell office:value-type="float" office:value="0.05637788" calcext:value-type="float">
            <text:p>0.05637788</text:p>
          </table:table-cell>
          <table:table-cell office:value-type="float" office:value="0.06490716" calcext:value-type="float">
            <text:p>0.06490716</text:p>
          </table:table-cell>
          <table:table-cell office:value-type="float" office:value="0.0596398" calcext:value-type="float">
            <text:p>0.0596398</text:p>
          </table:table-cell>
          <table:table-cell office:value-type="float" office:value="0.1555096" calcext:value-type="float">
            <text:p>0.1555096</text:p>
          </table:table-cell>
          <table:table-cell office:value-type="float" office:value="0.1606394" calcext:value-type="float">
            <text:p>0.1606394</text:p>
          </table:table-cell>
          <table:table-cell office:value-type="float" office:value="0" calcext:value-type="float">
            <text:p>0</text:p>
          </table:table-cell>
          <table:table-cell office:value-type="float" office:value="20.13255" calcext:value-type="float">
            <text:p>20.13255</text:p>
          </table:table-cell>
          <table:table-cell office:value-type="float" office:value="17.98568" calcext:value-type="float">
            <text:p>17.98568</text:p>
          </table:table-cell>
          <table:table-cell office:value-type="float" office:value="34.12481" calcext:value-type="float">
            <text:p>34.12481</text:p>
          </table:table-cell>
          <table:table-cell office:value-type="float" office:value="5.22752" calcext:value-type="float">
            <text:p>5.22752</text:p>
          </table:table-cell>
          <table:table-cell office:value-type="float" office:value="4.041402" calcext:value-type="float">
            <text:p>4.041402</text:p>
          </table:table-cell>
          <table:table-cell office:value-type="float" office:value="1.856146" calcext:value-type="float">
            <text:p>1.856146</text:p>
          </table:table-cell>
          <table:table-cell office:value-type="float" office:value="1.868112" calcext:value-type="float">
            <text:p>1.868112</text:p>
          </table:table-cell>
          <table:table-cell office:value-type="float" office:value="3.947906" calcext:value-type="float">
            <text:p>3.947906</text:p>
          </table:table-cell>
          <table:table-cell office:value-type="float" office:value="6.569982" calcext:value-type="float">
            <text:p>6.569982</text:p>
          </table:table-cell>
          <table:table-cell office:value-type="float" office:value="6.931825" calcext:value-type="float">
            <text:p>6.931825</text:p>
          </table:table-cell>
          <table:table-cell office:value-type="float" office:value="7.49225" calcext:value-type="float">
            <text:p>7.49225</text:p>
          </table:table-cell>
          <table:table-cell office:value-type="float" office:value="8.121201" calcext:value-type="float">
            <text:p>8.121201</text:p>
          </table:table-cell>
          <table:table-cell office:value-type="float" office:value="9.022753" calcext:value-type="float">
            <text:p>9.022753</text:p>
          </table:table-cell>
          <table:table-cell office:value-type="float" office:value="9.518467" calcext:value-type="float">
            <text:p>9.518467</text:p>
          </table:table-cell>
          <table:table-cell office:value-type="float" office:value="0" calcext:value-type="float">
            <text:p>0</text:p>
          </table:table-cell>
          <table:table-cell office:value-type="float" office:value="66.19151" calcext:value-type="float">
            <text:p>66.19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4457" calcext:value-type="float">
            <text:p>2.52445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1.724718" calcext:value-type="float">
            <text:p>1.724718</text:p>
          </table:table-cell>
          <table:table-cell office:value-type="float" office:value="136.185" calcext:value-type="float">
            <text:p>136.185</text:p>
          </table:table-cell>
          <table:table-cell office:value-type="float" office:value="5" calcext:value-type="float">
            <text:p>5</text:p>
          </table:table-cell>
          <table:table-cell office:value-type="float" office:value="-2.858044" calcext:value-type="float">
            <text:p>-2.858044</text:p>
          </table:table-cell>
          <table:table-cell office:value-type="float" office:value="30.28267" calcext:value-type="float">
            <text:p>30.28267</text:p>
          </table:table-cell>
          <table:table-cell office:value-type="float" office:value="0.004386528" calcext:value-type="float">
            <text:p>0.004386528</text:p>
          </table:table-cell>
          <table:table-cell office:value-type="float" office:value="0.0003620443" calcext:value-type="float">
            <text:p>0.0003620443</text:p>
          </table:table-cell>
          <table:table-cell office:value-type="float" office:value="0.005032178" calcext:value-type="float">
            <text:p>0.005032178</text:p>
          </table:table-cell>
          <table:table-cell office:value-type="float" office:value="0.0116375" calcext:value-type="float">
            <text:p>0.0116375</text:p>
          </table:table-cell>
          <table:table-cell office:value-type="float" office:value="1174.122" calcext:value-type="float">
            <text:p>1174.122</text:p>
          </table:table-cell>
          <table:table-cell office:value-type="float" office:value="1.516518" calcext:value-type="float">
            <text:p>1.516518</text:p>
          </table:table-cell>
          <table:table-cell office:value-type="float" office:value="0" calcext:value-type="float">
            <text:p>0</text:p>
          </table:table-cell>
          <table:table-cell office:value-type="float" office:value="0.01600257" calcext:value-type="float">
            <text:p>0.01600257</text:p>
          </table:table-cell>
          <table:table-cell office:value-type="float" office:value="0.01732373" calcext:value-type="float">
            <text:p>0.01732373</text:p>
          </table:table-cell>
          <table:table-cell office:value-type="float" office:value="0.02559775" calcext:value-type="float">
            <text:p>0.02559775</text:p>
          </table:table-cell>
          <table:table-cell office:value-type="float" office:value="0.007368045" calcext:value-type="float">
            <text:p>0.007368045</text:p>
          </table:table-cell>
          <table:table-cell office:value-type="float" office:value="0.006906253" calcext:value-type="float">
            <text:p>0.006906253</text:p>
          </table:table-cell>
          <table:table-cell office:value-type="float" office:value="0.004502987" calcext:value-type="float">
            <text:p>0.004502987</text:p>
          </table:table-cell>
          <table:table-cell office:value-type="float" office:value="0.004214955" calcext:value-type="float">
            <text:p>0.004214955</text:p>
          </table:table-cell>
          <table:table-cell office:value-type="float" office:value="0.007026752" calcext:value-type="float">
            <text:p>0.007026752</text:p>
          </table:table-cell>
          <table:table-cell office:value-type="float" office:value="0.03200288" calcext:value-type="float">
            <text:p>0.03200288</text:p>
          </table:table-cell>
          <table:table-cell office:value-type="float" office:value="0.05576975" calcext:value-type="float">
            <text:p>0.05576975</text:p>
          </table:table-cell>
          <table:table-cell office:value-type="float" office:value="0.06368068" calcext:value-type="float">
            <text:p>0.06368068</text:p>
          </table:table-cell>
          <table:table-cell office:value-type="float" office:value="0.05806017" calcext:value-type="float">
            <text:p>0.05806017</text:p>
          </table:table-cell>
          <table:table-cell office:value-type="float" office:value="0.1555675" calcext:value-type="float">
            <text:p>0.1555675</text:p>
          </table:table-cell>
          <table:table-cell office:value-type="float" office:value="0.1606965" calcext:value-type="float">
            <text:p>0.1606965</text:p>
          </table:table-cell>
          <table:table-cell office:value-type="float" office:value="0" calcext:value-type="float">
            <text:p>0</text:p>
          </table:table-cell>
          <table:table-cell office:value-type="float" office:value="20.08628" calcext:value-type="float">
            <text:p>20.08628</text:p>
          </table:table-cell>
          <table:table-cell office:value-type="float" office:value="17.92949" calcext:value-type="float">
            <text:p>17.92949</text:p>
          </table:table-cell>
          <table:table-cell office:value-type="float" office:value="34.01687" calcext:value-type="float">
            <text:p>34.01687</text:p>
          </table:table-cell>
          <table:table-cell office:value-type="float" office:value="5.217689" calcext:value-type="float">
            <text:p>5.217689</text:p>
          </table:table-cell>
          <table:table-cell office:value-type="float" office:value="4.034575" calcext:value-type="float">
            <text:p>4.034575</text:p>
          </table:table-cell>
          <table:table-cell office:value-type="float" office:value="1.854156" calcext:value-type="float">
            <text:p>1.854156</text:p>
          </table:table-cell>
          <table:table-cell office:value-type="float" office:value="1.864871" calcext:value-type="float">
            <text:p>1.864871</text:p>
          </table:table-cell>
          <table:table-cell office:value-type="float" office:value="3.937972" calcext:value-type="float">
            <text:p>3.937972</text:p>
          </table:table-cell>
          <table:table-cell office:value-type="float" office:value="6.556063" calcext:value-type="float">
            <text:p>6.556063</text:p>
          </table:table-cell>
          <table:table-cell office:value-type="float" office:value="6.92155" calcext:value-type="float">
            <text:p>6.92155</text:p>
          </table:table-cell>
          <table:table-cell office:value-type="float" office:value="7.480978" calcext:value-type="float">
            <text:p>7.480978</text:p>
          </table:table-cell>
          <table:table-cell office:value-type="float" office:value="8.106098" calcext:value-type="float">
            <text:p>8.106098</text:p>
          </table:table-cell>
          <table:table-cell office:value-type="float" office:value="9.02818" calcext:value-type="float">
            <text:p>9.02818</text:p>
          </table:table-cell>
          <table:table-cell office:value-type="float" office:value="9.523821" calcext:value-type="float">
            <text:p>9.523821</text:p>
          </table:table-cell>
          <table:table-cell office:value-type="float" office:value="0" calcext:value-type="float">
            <text:p>0</text:p>
          </table:table-cell>
          <table:table-cell office:value-type="float" office:value="86.53304" calcext:value-type="float">
            <text:p>86.53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5671" calcext:value-type="float">
            <text:p>2.5356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1.716793" calcext:value-type="float">
            <text:p>1.716793</text:p>
          </table:table-cell>
          <table:table-cell office:value-type="float" office:value="136.1805" calcext:value-type="float">
            <text:p>136.1805</text:p>
          </table:table-cell>
          <table:table-cell office:value-type="float" office:value="5" calcext:value-type="float">
            <text:p>5</text:p>
          </table:table-cell>
          <table:table-cell office:value-type="float" office:value="-2.941479" calcext:value-type="float">
            <text:p>-2.941479</text:p>
          </table:table-cell>
          <table:table-cell office:value-type="float" office:value="30.25041" calcext:value-type="float">
            <text:p>30.25041</text:p>
          </table:table-cell>
          <table:table-cell office:value-type="float" office:value="0.004386528" calcext:value-type="float">
            <text:p>0.004386528</text:p>
          </table:table-cell>
          <table:table-cell office:value-type="float" office:value="0.0003620443" calcext:value-type="float">
            <text:p>0.0003620443</text:p>
          </table:table-cell>
          <table:table-cell office:value-type="float" office:value="0.005032178" calcext:value-type="float">
            <text:p>0.005032178</text:p>
          </table:table-cell>
          <table:table-cell office:value-type="float" office:value="0.0116375" calcext:value-type="float">
            <text:p>0.0116375</text:p>
          </table:table-cell>
          <table:table-cell office:value-type="float" office:value="1174.083" calcext:value-type="float">
            <text:p>1174.083</text:p>
          </table:table-cell>
          <table:table-cell office:value-type="float" office:value="1.515605" calcext:value-type="float">
            <text:p>1.515605</text:p>
          </table:table-cell>
          <table:table-cell office:value-type="float" office:value="0" calcext:value-type="float">
            <text:p>0</text:p>
          </table:table-cell>
          <table:table-cell office:value-type="float" office:value="0.01930379" calcext:value-type="float">
            <text:p>0.01930379</text:p>
          </table:table-cell>
          <table:table-cell office:value-type="float" office:value="0.0194496" calcext:value-type="float">
            <text:p>0.0194496</text:p>
          </table:table-cell>
          <table:table-cell office:value-type="float" office:value="0.02685288" calcext:value-type="float">
            <text:p>0.02685288</text:p>
          </table:table-cell>
          <table:table-cell office:value-type="float" office:value="0.007551827" calcext:value-type="float">
            <text:p>0.007551827</text:p>
          </table:table-cell>
          <table:table-cell office:value-type="float" office:value="0.007069749" calcext:value-type="float">
            <text:p>0.007069749</text:p>
          </table:table-cell>
          <table:table-cell office:value-type="float" office:value="0.004530567" calcext:value-type="float">
            <text:p>0.004530567</text:p>
          </table:table-cell>
          <table:table-cell office:value-type="float" office:value="0.004230591" calcext:value-type="float">
            <text:p>0.004230591</text:p>
          </table:table-cell>
          <table:table-cell office:value-type="float" office:value="0.007018329" calcext:value-type="float">
            <text:p>0.007018329</text:p>
          </table:table-cell>
          <table:table-cell office:value-type="float" office:value="0.03171145" calcext:value-type="float">
            <text:p>0.03171145</text:p>
          </table:table-cell>
          <table:table-cell office:value-type="float" office:value="0.05508196" calcext:value-type="float">
            <text:p>0.05508196</text:p>
          </table:table-cell>
          <table:table-cell office:value-type="float" office:value="0.06273751" calcext:value-type="float">
            <text:p>0.06273751</text:p>
          </table:table-cell>
          <table:table-cell office:value-type="float" office:value="0.05682633" calcext:value-type="float">
            <text:p>0.05682633</text:p>
          </table:table-cell>
          <table:table-cell office:value-type="float" office:value="0.1556254" calcext:value-type="float">
            <text:p>0.1556254</text:p>
          </table:table-cell>
          <table:table-cell office:value-type="float" office:value="0.1607535" calcext:value-type="float">
            <text:p>0.1607535</text:p>
          </table:table-cell>
          <table:table-cell office:value-type="float" office:value="0" calcext:value-type="float">
            <text:p>0</text:p>
          </table:table-cell>
          <table:table-cell office:value-type="float" office:value="20.05842" calcext:value-type="float">
            <text:p>20.05842</text:p>
          </table:table-cell>
          <table:table-cell office:value-type="float" office:value="17.88356" calcext:value-type="float">
            <text:p>17.88356</text:p>
          </table:table-cell>
          <table:table-cell office:value-type="float" office:value="33.91145" calcext:value-type="float">
            <text:p>33.91145</text:p>
          </table:table-cell>
          <table:table-cell office:value-type="float" office:value="5.207995" calcext:value-type="float">
            <text:p>5.207995</text:p>
          </table:table-cell>
          <table:table-cell office:value-type="float" office:value="4.027712" calcext:value-type="float">
            <text:p>4.027712</text:p>
          </table:table-cell>
          <table:table-cell office:value-type="float" office:value="1.852166" calcext:value-type="float">
            <text:p>1.852166</text:p>
          </table:table-cell>
          <table:table-cell office:value-type="float" office:value="1.861726" calcext:value-type="float">
            <text:p>1.861726</text:p>
          </table:table-cell>
          <table:table-cell office:value-type="float" office:value="3.928111" calcext:value-type="float">
            <text:p>3.928111</text:p>
          </table:table-cell>
          <table:table-cell office:value-type="float" office:value="6.542132" calcext:value-type="float">
            <text:p>6.542132</text:p>
          </table:table-cell>
          <table:table-cell office:value-type="float" office:value="6.911205" calcext:value-type="float">
            <text:p>6.911205</text:p>
          </table:table-cell>
          <table:table-cell office:value-type="float" office:value="7.469525" calcext:value-type="float">
            <text:p>7.469525</text:p>
          </table:table-cell>
          <table:table-cell office:value-type="float" office:value="8.090732" calcext:value-type="float">
            <text:p>8.090732</text:p>
          </table:table-cell>
          <table:table-cell office:value-type="float" office:value="9.033607" calcext:value-type="float">
            <text:p>9.033607</text:p>
          </table:table-cell>
          <table:table-cell office:value-type="float" office:value="9.529175" calcext:value-type="float">
            <text:p>9.529175</text:p>
          </table:table-cell>
          <table:table-cell office:value-type="float" office:value="0" calcext:value-type="float">
            <text:p>0</text:p>
          </table:table-cell>
          <table:table-cell office:value-type="float" office:value="101.0588" calcext:value-type="float">
            <text:p>101.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729" calcext:value-type="float">
            <text:p>2.5472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1.707913" calcext:value-type="float">
            <text:p>1.707913</text:p>
          </table:table-cell>
          <table:table-cell office:value-type="float" office:value="136.1759" calcext:value-type="float">
            <text:p>136.1759</text:p>
          </table:table-cell>
          <table:table-cell office:value-type="float" office:value="5" calcext:value-type="float">
            <text:p>5</text:p>
          </table:table-cell>
          <table:table-cell office:value-type="float" office:value="-3.0271" calcext:value-type="float">
            <text:p>-3.0271</text:p>
          </table:table-cell>
          <table:table-cell office:value-type="float" office:value="30.21701" calcext:value-type="float">
            <text:p>30.21701</text:p>
          </table:table-cell>
          <table:table-cell office:value-type="float" office:value="0.004400165" calcext:value-type="float">
            <text:p>0.004400165</text:p>
          </table:table-cell>
          <table:table-cell office:value-type="float" office:value="0.0003631374" calcext:value-type="float">
            <text:p>0.0003631374</text:p>
          </table:table-cell>
          <table:table-cell office:value-type="float" office:value="0.005059487" calcext:value-type="float">
            <text:p>0.005059487</text:p>
          </table:table-cell>
          <table:table-cell office:value-type="float" office:value="0.01163814" calcext:value-type="float">
            <text:p>0.01163814</text:p>
          </table:table-cell>
          <table:table-cell office:value-type="float" office:value="1174.043" calcext:value-type="float">
            <text:p>1174.043</text:p>
          </table:table-cell>
          <table:table-cell office:value-type="float" office:value="1.512579" calcext:value-type="float">
            <text:p>1.512579</text:p>
          </table:table-cell>
          <table:table-cell office:value-type="float" office:value="0" calcext:value-type="float">
            <text:p>0</text:p>
          </table:table-cell>
          <table:table-cell office:value-type="float" office:value="0.01432431" calcext:value-type="float">
            <text:p>0.01432431</text:p>
          </table:table-cell>
          <table:table-cell office:value-type="float" office:value="0.01589445" calcext:value-type="float">
            <text:p>0.01589445</text:p>
          </table:table-cell>
          <table:table-cell office:value-type="float" office:value="0.02358456" calcext:value-type="float">
            <text:p>0.02358456</text:p>
          </table:table-cell>
          <table:table-cell office:value-type="float" office:value="0.00726004" calcext:value-type="float">
            <text:p>0.00726004</text:p>
          </table:table-cell>
          <table:table-cell office:value-type="float" office:value="0.007093661" calcext:value-type="float">
            <text:p>0.007093661</text:p>
          </table:table-cell>
          <table:table-cell office:value-type="float" office:value="0.004566094" calcext:value-type="float">
            <text:p>0.004566094</text:p>
          </table:table-cell>
          <table:table-cell office:value-type="float" office:value="0.004144257" calcext:value-type="float">
            <text:p>0.004144257</text:p>
          </table:table-cell>
          <table:table-cell office:value-type="float" office:value="0.007005049" calcext:value-type="float">
            <text:p>0.007005049</text:p>
          </table:table-cell>
          <table:table-cell office:value-type="float" office:value="0.03140334" calcext:value-type="float">
            <text:p>0.03140334</text:p>
          </table:table-cell>
          <table:table-cell office:value-type="float" office:value="0.05414515" calcext:value-type="float">
            <text:p>0.05414515</text:p>
          </table:table-cell>
          <table:table-cell office:value-type="float" office:value="0.06177482" calcext:value-type="float">
            <text:p>0.06177482</text:p>
          </table:table-cell>
          <table:table-cell office:value-type="float" office:value="0.05567095" calcext:value-type="float">
            <text:p>0.05567095</text:p>
          </table:table-cell>
          <table:table-cell office:value-type="float" office:value="0.1556831" calcext:value-type="float">
            <text:p>0.1556831</text:p>
          </table:table-cell>
          <table:table-cell office:value-type="float" office:value="0.1608106" calcext:value-type="float">
            <text:p>0.1608106</text:p>
          </table:table-cell>
          <table:table-cell office:value-type="float" office:value="0" calcext:value-type="float">
            <text:p>0</text:p>
          </table:table-cell>
          <table:table-cell office:value-type="float" office:value="20.00171" calcext:value-type="float">
            <text:p>20.00171</text:p>
          </table:table-cell>
          <table:table-cell office:value-type="float" office:value="17.82826" calcext:value-type="float">
            <text:p>17.82826</text:p>
          </table:table-cell>
          <table:table-cell office:value-type="float" office:value="33.80351" calcext:value-type="float">
            <text:p>33.80351</text:p>
          </table:table-cell>
          <table:table-cell office:value-type="float" office:value="5.197984" calcext:value-type="float">
            <text:p>5.197984</text:p>
          </table:table-cell>
          <table:table-cell office:value-type="float" office:value="4.020985" calcext:value-type="float">
            <text:p>4.020985</text:p>
          </table:table-cell>
          <table:table-cell office:value-type="float" office:value="1.850197" calcext:value-type="float">
            <text:p>1.850197</text:p>
          </table:table-cell>
          <table:table-cell office:value-type="float" office:value="1.858362" calcext:value-type="float">
            <text:p>1.858362</text:p>
          </table:table-cell>
          <table:table-cell office:value-type="float" office:value="3.918314" calcext:value-type="float">
            <text:p>3.918314</text:p>
          </table:table-cell>
          <table:table-cell office:value-type="float" office:value="6.528158" calcext:value-type="float">
            <text:p>6.528158</text:p>
          </table:table-cell>
          <table:table-cell office:value-type="float" office:value="6.900694" calcext:value-type="float">
            <text:p>6.900694</text:p>
          </table:table-cell>
          <table:table-cell office:value-type="float" office:value="7.457863" calcext:value-type="float">
            <text:p>7.457863</text:p>
          </table:table-cell>
          <table:table-cell office:value-type="float" office:value="8.075138" calcext:value-type="float">
            <text:p>8.075138</text:p>
          </table:table-cell>
          <table:table-cell office:value-type="float" office:value="9.039031" calcext:value-type="float">
            <text:p>9.039031</text:p>
          </table:table-cell>
          <table:table-cell office:value-type="float" office:value="9.534517" calcext:value-type="float">
            <text:p>9.534517</text:p>
          </table:table-cell>
          <table:table-cell office:value-type="float" office:value="0" calcext:value-type="float">
            <text:p>0</text:p>
          </table:table-cell>
          <table:table-cell office:value-type="float" office:value="23.99503" calcext:value-type="float">
            <text:p>23.99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9944" calcext:value-type="float">
            <text:p>2.55994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1.70003" calcext:value-type="float">
            <text:p>1.70003</text:p>
          </table:table-cell>
          <table:table-cell office:value-type="float" office:value="136.1716" calcext:value-type="float">
            <text:p>136.1716</text:p>
          </table:table-cell>
          <table:table-cell office:value-type="float" office:value="5" calcext:value-type="float">
            <text:p>5</text:p>
          </table:table-cell>
          <table:table-cell office:value-type="float" office:value="-3.113933" calcext:value-type="float">
            <text:p>-3.113933</text:p>
          </table:table-cell>
          <table:table-cell office:value-type="float" office:value="30.18141" calcext:value-type="float">
            <text:p>30.18141</text:p>
          </table:table-cell>
          <table:table-cell office:value-type="float" office:value="0.004400165" calcext:value-type="float">
            <text:p>0.004400165</text:p>
          </table:table-cell>
          <table:table-cell office:value-type="float" office:value="0.0003631374" calcext:value-type="float">
            <text:p>0.0003631374</text:p>
          </table:table-cell>
          <table:table-cell office:value-type="float" office:value="0.005059487" calcext:value-type="float">
            <text:p>0.005059487</text:p>
          </table:table-cell>
          <table:table-cell office:value-type="float" office:value="0.01163814" calcext:value-type="float">
            <text:p>0.01163814</text:p>
          </table:table-cell>
          <table:table-cell office:value-type="float" office:value="1174.003" calcext:value-type="float">
            <text:p>1174.003</text:p>
          </table:table-cell>
          <table:table-cell office:value-type="float" office:value="1.513454" calcext:value-type="float">
            <text:p>1.513454</text:p>
          </table:table-cell>
          <table:table-cell office:value-type="float" office:value="0" calcext:value-type="float">
            <text:p>0</text:p>
          </table:table-cell>
          <table:table-cell office:value-type="float" office:value="0.01799907" calcext:value-type="float">
            <text:p>0.01799907</text:p>
          </table:table-cell>
          <table:table-cell office:value-type="float" office:value="0.01605071" calcext:value-type="float">
            <text:p>0.01605071</text:p>
          </table:table-cell>
          <table:table-cell office:value-type="float" office:value="0.02410241" calcext:value-type="float">
            <text:p>0.02410241</text:p>
          </table:table-cell>
          <table:table-cell office:value-type="float" office:value="0.007102516" calcext:value-type="float">
            <text:p>0.007102516</text:p>
          </table:table-cell>
          <table:table-cell office:value-type="float" office:value="0.006835483" calcext:value-type="float">
            <text:p>0.006835483</text:p>
          </table:table-cell>
          <table:table-cell office:value-type="float" office:value="0.004493876" calcext:value-type="float">
            <text:p>0.004493876</text:p>
          </table:table-cell>
          <table:table-cell office:value-type="float" office:value="0.004173039" calcext:value-type="float">
            <text:p>0.004173039</text:p>
          </table:table-cell>
          <table:table-cell office:value-type="float" office:value="0.006993955" calcext:value-type="float">
            <text:p>0.006993955</text:p>
          </table:table-cell>
          <table:table-cell office:value-type="float" office:value="0.03113159" calcext:value-type="float">
            <text:p>0.03113159</text:p>
          </table:table-cell>
          <table:table-cell office:value-type="float" office:value="0.05314374" calcext:value-type="float">
            <text:p>0.05314374</text:p>
          </table:table-cell>
          <table:table-cell office:value-type="float" office:value="0.06097639" calcext:value-type="float">
            <text:p>0.06097639</text:p>
          </table:table-cell>
          <table:table-cell office:value-type="float" office:value="0.0547048" calcext:value-type="float">
            <text:p>0.0547048</text:p>
          </table:table-cell>
          <table:table-cell office:value-type="float" office:value="0.1557408" calcext:value-type="float">
            <text:p>0.1557408</text:p>
          </table:table-cell>
          <table:table-cell office:value-type="float" office:value="0.1608677" calcext:value-type="float">
            <text:p>0.1608677</text:p>
          </table:table-cell>
          <table:table-cell office:value-type="float" office:value="0" calcext:value-type="float">
            <text:p>0</text:p>
          </table:table-cell>
          <table:table-cell office:value-type="float" office:value="19.95411" calcext:value-type="float">
            <text:p>19.95411</text:p>
          </table:table-cell>
          <table:table-cell office:value-type="float" office:value="17.76592" calcext:value-type="float">
            <text:p>17.76592</text:p>
          </table:table-cell>
          <table:table-cell office:value-type="float" office:value="33.66462" calcext:value-type="float">
            <text:p>33.66462</text:p>
          </table:table-cell>
          <table:table-cell office:value-type="float" office:value="5.187175" calcext:value-type="float">
            <text:p>5.187175</text:p>
          </table:table-cell>
          <table:table-cell office:value-type="float" office:value="4.014055" calcext:value-type="float">
            <text:p>4.014055</text:p>
          </table:table-cell>
          <table:table-cell office:value-type="float" office:value="1.848228" calcext:value-type="float">
            <text:p>1.848228</text:p>
          </table:table-cell>
          <table:table-cell office:value-type="float" office:value="1.854885" calcext:value-type="float">
            <text:p>1.854885</text:p>
          </table:table-cell>
          <table:table-cell office:value-type="float" office:value="3.908414" calcext:value-type="float">
            <text:p>3.908414</text:p>
          </table:table-cell>
          <table:table-cell office:value-type="float" office:value="6.514137" calcext:value-type="float">
            <text:p>6.514137</text:p>
          </table:table-cell>
          <table:table-cell office:value-type="float" office:value="6.889985" calcext:value-type="float">
            <text:p>6.889985</text:p>
          </table:table-cell>
          <table:table-cell office:value-type="float" office:value="7.446034" calcext:value-type="float">
            <text:p>7.446034</text:p>
          </table:table-cell>
          <table:table-cell office:value-type="float" office:value="8.059343" calcext:value-type="float">
            <text:p>8.059343</text:p>
          </table:table-cell>
          <table:table-cell office:value-type="float" office:value="9.044381" calcext:value-type="float">
            <text:p>9.044381</text:p>
          </table:table-cell>
          <table:table-cell office:value-type="float" office:value="9.539871" calcext:value-type="float">
            <text:p>9.539871</text:p>
          </table:table-cell>
          <table:table-cell office:value-type="float" office:value="0" calcext:value-type="float">
            <text:p>0</text:p>
          </table:table-cell>
          <table:table-cell office:value-type="float" office:value="64.87232" calcext:value-type="float">
            <text:p>64.87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1222" calcext:value-type="float">
            <text:p>2.5712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1.692423" calcext:value-type="float">
            <text:p>1.692423</text:p>
          </table:table-cell>
          <table:table-cell office:value-type="float" office:value="136.1672" calcext:value-type="float">
            <text:p>136.1672</text:p>
          </table:table-cell>
          <table:table-cell office:value-type="float" office:value="5" calcext:value-type="float">
            <text:p>5</text:p>
          </table:table-cell>
          <table:table-cell office:value-type="float" office:value="-3.199409" calcext:value-type="float">
            <text:p>-3.199409</text:p>
          </table:table-cell>
          <table:table-cell office:value-type="float" office:value="30.14701" calcext:value-type="float">
            <text:p>30.14701</text:p>
          </table:table-cell>
          <table:table-cell office:value-type="float" office:value="0.004400165" calcext:value-type="float">
            <text:p>0.004400165</text:p>
          </table:table-cell>
          <table:table-cell office:value-type="float" office:value="0.0003631374" calcext:value-type="float">
            <text:p>0.0003631374</text:p>
          </table:table-cell>
          <table:table-cell office:value-type="float" office:value="0.005059487" calcext:value-type="float">
            <text:p>0.005059487</text:p>
          </table:table-cell>
          <table:table-cell office:value-type="float" office:value="0.01163814" calcext:value-type="float">
            <text:p>0.01163814</text:p>
          </table:table-cell>
          <table:table-cell office:value-type="float" office:value="1173.964" calcext:value-type="float">
            <text:p>1173.964</text:p>
          </table:table-cell>
          <table:table-cell office:value-type="float" office:value="1.512668" calcext:value-type="float">
            <text:p>1.512668</text:p>
          </table:table-cell>
          <table:table-cell office:value-type="float" office:value="0" calcext:value-type="float">
            <text:p>0</text:p>
          </table:table-cell>
          <table:table-cell office:value-type="float" office:value="0.02026465" calcext:value-type="float">
            <text:p>0.02026465</text:p>
          </table:table-cell>
          <table:table-cell office:value-type="float" office:value="0.01739984" calcext:value-type="float">
            <text:p>0.01739984</text:p>
          </table:table-cell>
          <table:table-cell office:value-type="float" office:value="0.02503586" calcext:value-type="float">
            <text:p>0.02503586</text:p>
          </table:table-cell>
          <table:table-cell office:value-type="float" office:value="0.007094889" calcext:value-type="float">
            <text:p>0.007094889</text:p>
          </table:table-cell>
          <table:table-cell office:value-type="float" office:value="0.006727431" calcext:value-type="float">
            <text:p>0.006727431</text:p>
          </table:table-cell>
          <table:table-cell office:value-type="float" office:value="0.004450844" calcext:value-type="float">
            <text:p>0.004450844</text:p>
          </table:table-cell>
          <table:table-cell office:value-type="float" office:value="0.004179071" calcext:value-type="float">
            <text:p>0.004179071</text:p>
          </table:table-cell>
          <table:table-cell office:value-type="float" office:value="0.006984776" calcext:value-type="float">
            <text:p>0.006984776</text:p>
          </table:table-cell>
          <table:table-cell office:value-type="float" office:value="0.03112328" calcext:value-type="float">
            <text:p>0.03112328</text:p>
          </table:table-cell>
          <table:table-cell office:value-type="float" office:value="0.05231536" calcext:value-type="float">
            <text:p>0.05231536</text:p>
          </table:table-cell>
          <table:table-cell office:value-type="float" office:value="0.06048067" calcext:value-type="float">
            <text:p>0.06048067</text:p>
          </table:table-cell>
          <table:table-cell office:value-type="float" office:value="0.05406754" calcext:value-type="float">
            <text:p>0.05406754</text:p>
          </table:table-cell>
          <table:table-cell office:value-type="float" office:value="0.1557984" calcext:value-type="float">
            <text:p>0.1557984</text:p>
          </table:table-cell>
          <table:table-cell office:value-type="float" office:value="0.1609248" calcext:value-type="float">
            <text:p>0.1609248</text:p>
          </table:table-cell>
          <table:table-cell office:value-type="float" office:value="0" calcext:value-type="float">
            <text:p>0</text:p>
          </table:table-cell>
          <table:table-cell office:value-type="float" office:value="19.931" calcext:value-type="float">
            <text:p>19.931</text:p>
          </table:table-cell>
          <table:table-cell office:value-type="float" office:value="17.71135" calcext:value-type="float">
            <text:p>17.71135</text:p>
          </table:table-cell>
          <table:table-cell office:value-type="float" office:value="33.54265" calcext:value-type="float">
            <text:p>33.54265</text:p>
          </table:table-cell>
          <table:table-cell office:value-type="float" office:value="5.176512" calcext:value-type="float">
            <text:p>5.176512</text:p>
          </table:table-cell>
          <table:table-cell office:value-type="float" office:value="4.007042" calcext:value-type="float">
            <text:p>4.007042</text:p>
          </table:table-cell>
          <table:table-cell office:value-type="float" office:value="1.846258" calcext:value-type="float">
            <text:p>1.846258</text:p>
          </table:table-cell>
          <table:table-cell office:value-type="float" office:value="1.851624" calcext:value-type="float">
            <text:p>1.851624</text:p>
          </table:table-cell>
          <table:table-cell office:value-type="float" office:value="3.898518" calcext:value-type="float">
            <text:p>3.898518</text:p>
          </table:table-cell>
          <table:table-cell office:value-type="float" office:value="6.500085" calcext:value-type="float">
            <text:p>6.500085</text:p>
          </table:table-cell>
          <table:table-cell office:value-type="float" office:value="6.879106" calcext:value-type="float">
            <text:p>6.879106</text:p>
          </table:table-cell>
          <table:table-cell office:value-type="float" office:value="7.434091" calcext:value-type="float">
            <text:p>7.434091</text:p>
          </table:table-cell>
          <table:table-cell office:value-type="float" office:value="8.043414" calcext:value-type="float">
            <text:p>8.043414</text:p>
          </table:table-cell>
          <table:table-cell office:value-type="float" office:value="9.04973" calcext:value-type="float">
            <text:p>9.04973</text:p>
          </table:table-cell>
          <table:table-cell office:value-type="float" office:value="9.545214" calcext:value-type="float">
            <text:p>9.545214</text:p>
          </table:table-cell>
          <table:table-cell office:value-type="float" office:value="0" calcext:value-type="float">
            <text:p>0</text:p>
          </table:table-cell>
          <table:table-cell office:value-type="float" office:value="87.05899" calcext:value-type="float">
            <text:p>87.05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2351" calcext:value-type="float">
            <text:p>2.5823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1.684209" calcext:value-type="float">
            <text:p>1.684209</text:p>
          </table:table-cell>
          <table:table-cell office:value-type="float" office:value="136.1627" calcext:value-type="float">
            <text:p>136.1627</text:p>
          </table:table-cell>
          <table:table-cell office:value-type="float" office:value="5" calcext:value-type="float">
            <text:p>5</text:p>
          </table:table-cell>
          <table:table-cell office:value-type="float" office:value="-3.284614" calcext:value-type="float">
            <text:p>-3.284614</text:p>
          </table:table-cell>
          <table:table-cell office:value-type="float" office:value="30.1135" calcext:value-type="float">
            <text:p>30.1135</text:p>
          </table:table-cell>
          <table:table-cell office:value-type="float" office:value="0.004400165" calcext:value-type="float">
            <text:p>0.004400165</text:p>
          </table:table-cell>
          <table:table-cell office:value-type="float" office:value="0.0003631374" calcext:value-type="float">
            <text:p>0.0003631374</text:p>
          </table:table-cell>
          <table:table-cell office:value-type="float" office:value="0.005059487" calcext:value-type="float">
            <text:p>0.005059487</text:p>
          </table:table-cell>
          <table:table-cell office:value-type="float" office:value="0.01163814" calcext:value-type="float">
            <text:p>0.01163814</text:p>
          </table:table-cell>
          <table:table-cell office:value-type="float" office:value="1173.924" calcext:value-type="float">
            <text:p>1173.924</text:p>
          </table:table-cell>
          <table:table-cell office:value-type="float" office:value="1.512066" calcext:value-type="float">
            <text:p>1.512066</text:p>
          </table:table-cell>
          <table:table-cell office:value-type="float" office:value="0" calcext:value-type="float">
            <text:p>0</text:p>
          </table:table-cell>
          <table:table-cell office:value-type="float" office:value="0.01991058" calcext:value-type="float">
            <text:p>0.01991058</text:p>
          </table:table-cell>
          <table:table-cell office:value-type="float" office:value="0.01901821" calcext:value-type="float">
            <text:p>0.01901821</text:p>
          </table:table-cell>
          <table:table-cell office:value-type="float" office:value="0.0265057" calcext:value-type="float">
            <text:p>0.0265057</text:p>
          </table:table-cell>
          <table:table-cell office:value-type="float" office:value="0.007350922" calcext:value-type="float">
            <text:p>0.007350922</text:p>
          </table:table-cell>
          <table:table-cell office:value-type="float" office:value="0.006911429" calcext:value-type="float">
            <text:p>0.006911429</text:p>
          </table:table-cell>
          <table:table-cell office:value-type="float" office:value="0.004503843" calcext:value-type="float">
            <text:p>0.004503843</text:p>
          </table:table-cell>
          <table:table-cell office:value-type="float" office:value="0.004200047" calcext:value-type="float">
            <text:p>0.004200047</text:p>
          </table:table-cell>
          <table:table-cell office:value-type="float" office:value="0.006980765" calcext:value-type="float">
            <text:p>0.006980765</text:p>
          </table:table-cell>
          <table:table-cell office:value-type="float" office:value="0.03134893" calcext:value-type="float">
            <text:p>0.03134893</text:p>
          </table:table-cell>
          <table:table-cell office:value-type="float" office:value="0.05190433" calcext:value-type="float">
            <text:p>0.05190433</text:p>
          </table:table-cell>
          <table:table-cell office:value-type="float" office:value="0.06049604" calcext:value-type="float">
            <text:p>0.06049604</text:p>
          </table:table-cell>
          <table:table-cell office:value-type="float" office:value="0.05394424" calcext:value-type="float">
            <text:p>0.05394424</text:p>
          </table:table-cell>
          <table:table-cell office:value-type="float" office:value="0.1558561" calcext:value-type="float">
            <text:p>0.1558561</text:p>
          </table:table-cell>
          <table:table-cell office:value-type="float" office:value="0.1609815" calcext:value-type="float">
            <text:p>0.1609815</text:p>
          </table:table-cell>
          <table:table-cell office:value-type="float" office:value="0" calcext:value-type="float">
            <text:p>0</text:p>
          </table:table-cell>
          <table:table-cell office:value-type="float" office:value="19.8992" calcext:value-type="float">
            <text:p>19.8992</text:p>
          </table:table-cell>
          <table:table-cell office:value-type="float" office:value="17.66376" calcext:value-type="float">
            <text:p>17.66376</text:p>
          </table:table-cell>
          <table:table-cell office:value-type="float" office:value="33.43486" calcext:value-type="float">
            <text:p>33.43486</text:p>
          </table:table-cell>
          <table:table-cell office:value-type="float" office:value="5.166078" calcext:value-type="float">
            <text:p>5.166078</text:p>
          </table:table-cell>
          <table:table-cell office:value-type="float" office:value="4.000039" calcext:value-type="float">
            <text:p>4.000039</text:p>
          </table:table-cell>
          <table:table-cell office:value-type="float" office:value="1.844296" calcext:value-type="float">
            <text:p>1.844296</text:p>
          </table:table-cell>
          <table:table-cell office:value-type="float" office:value="1.848458" calcext:value-type="float">
            <text:p>1.848458</text:p>
          </table:table-cell>
          <table:table-cell office:value-type="float" office:value="3.888698" calcext:value-type="float">
            <text:p>3.888698</text:p>
          </table:table-cell>
          <table:table-cell office:value-type="float" office:value="6.486094" calcext:value-type="float">
            <text:p>6.486094</text:p>
          </table:table-cell>
          <table:table-cell office:value-type="float" office:value="6.868124" calcext:value-type="float">
            <text:p>6.868124</text:p>
          </table:table-cell>
          <table:table-cell office:value-type="float" office:value="7.422149" calcext:value-type="float">
            <text:p>7.422149</text:p>
          </table:table-cell>
          <table:table-cell office:value-type="float" office:value="8.027464" calcext:value-type="float">
            <text:p>8.027464</text:p>
          </table:table-cell>
          <table:table-cell office:value-type="float" office:value="9.055079" calcext:value-type="float">
            <text:p>9.055079</text:p>
          </table:table-cell>
          <table:table-cell office:value-type="float" office:value="9.550528" calcext:value-type="float">
            <text:p>9.550528</text:p>
          </table:table-cell>
          <table:table-cell office:value-type="float" office:value="0" calcext:value-type="float">
            <text:p>0</text:p>
          </table:table-cell>
          <table:table-cell office:value-type="float" office:value="103.1179" calcext:value-type="float">
            <text:p>103.1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4188" calcext:value-type="float">
            <text:p>2.59418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1.675761" calcext:value-type="float">
            <text:p>1.675761</text:p>
          </table:table-cell>
          <table:table-cell office:value-type="float" office:value="136.1582" calcext:value-type="float">
            <text:p>136.1582</text:p>
          </table:table-cell>
          <table:table-cell office:value-type="float" office:value="5" calcext:value-type="float">
            <text:p>5</text:p>
          </table:table-cell>
          <table:table-cell office:value-type="float" office:value="-3.370974" calcext:value-type="float">
            <text:p>-3.370974</text:p>
          </table:table-cell>
          <table:table-cell office:value-type="float" office:value="30.07882" calcext:value-type="float">
            <text:p>30.07882</text:p>
          </table:table-cell>
          <table:table-cell office:value-type="float" office:value="0.004411182" calcext:value-type="float">
            <text:p>0.004411182</text:p>
          </table:table-cell>
          <table:table-cell office:value-type="float" office:value="0.0003640697" calcext:value-type="float">
            <text:p>0.0003640697</text:p>
          </table:table-cell>
          <table:table-cell office:value-type="float" office:value="0.005089902" calcext:value-type="float">
            <text:p>0.005089902</text:p>
          </table:table-cell>
          <table:table-cell office:value-type="float" office:value="0.01163873" calcext:value-type="float">
            <text:p>0.01163873</text:p>
          </table:table-cell>
          <table:table-cell office:value-type="float" office:value="1173.884" calcext:value-type="float">
            <text:p>1173.884</text:p>
          </table:table-cell>
          <table:table-cell office:value-type="float" office:value="1.510014" calcext:value-type="float">
            <text:p>1.510014</text:p>
          </table:table-cell>
          <table:table-cell office:value-type="float" office:value="0" calcext:value-type="float">
            <text:p>0</text:p>
          </table:table-cell>
          <table:table-cell office:value-type="float" office:value="0.01378147" calcext:value-type="float">
            <text:p>0.01378147</text:p>
          </table:table-cell>
          <table:table-cell office:value-type="float" office:value="0.01556904" calcext:value-type="float">
            <text:p>0.01556904</text:p>
          </table:table-cell>
          <table:table-cell office:value-type="float" office:value="0.02283381" calcext:value-type="float">
            <text:p>0.02283381</text:p>
          </table:table-cell>
          <table:table-cell office:value-type="float" office:value="0.006859636" calcext:value-type="float">
            <text:p>0.006859636</text:p>
          </table:table-cell>
          <table:table-cell office:value-type="float" office:value="0.00667595" calcext:value-type="float">
            <text:p>0.00667595</text:p>
          </table:table-cell>
          <table:table-cell office:value-type="float" office:value="0.004476419" calcext:value-type="float">
            <text:p>0.004476419</text:p>
          </table:table-cell>
          <table:table-cell office:value-type="float" office:value="0.004108994" calcext:value-type="float">
            <text:p>0.004108994</text:p>
          </table:table-cell>
          <table:table-cell office:value-type="float" office:value="0.006968944" calcext:value-type="float">
            <text:p>0.006968944</text:p>
          </table:table-cell>
          <table:table-cell office:value-type="float" office:value="0.03128694" calcext:value-type="float">
            <text:p>0.03128694</text:p>
          </table:table-cell>
          <table:table-cell office:value-type="float" office:value="0.05135611" calcext:value-type="float">
            <text:p>0.05135611</text:p>
          </table:table-cell>
          <table:table-cell office:value-type="float" office:value="0.06043904" calcext:value-type="float">
            <text:p>0.06043904</text:p>
          </table:table-cell>
          <table:table-cell office:value-type="float" office:value="0.05379458" calcext:value-type="float">
            <text:p>0.05379458</text:p>
          </table:table-cell>
          <table:table-cell office:value-type="float" office:value="0.1559141" calcext:value-type="float">
            <text:p>0.1559141</text:p>
          </table:table-cell>
          <table:table-cell office:value-type="float" office:value="0.1610378" calcext:value-type="float">
            <text:p>0.1610378</text:p>
          </table:table-cell>
          <table:table-cell office:value-type="float" office:value="0" calcext:value-type="float">
            <text:p>0</text:p>
          </table:table-cell>
          <table:table-cell office:value-type="float" office:value="19.842" calcext:value-type="float">
            <text:p>19.842</text:p>
          </table:table-cell>
          <table:table-cell office:value-type="float" office:value="17.60588" calcext:value-type="float">
            <text:p>17.60588</text:p>
          </table:table-cell>
          <table:table-cell office:value-type="float" office:value="33.31744" calcext:value-type="float">
            <text:p>33.31744</text:p>
          </table:table-cell>
          <table:table-cell office:value-type="float" office:value="5.155139" calcext:value-type="float">
            <text:p>5.155139</text:p>
          </table:table-cell>
          <table:table-cell office:value-type="float" office:value="3.992953" calcext:value-type="float">
            <text:p>3.992953</text:p>
          </table:table-cell>
          <table:table-cell office:value-type="float" office:value="1.842339" calcext:value-type="float">
            <text:p>1.842339</text:p>
          </table:table-cell>
          <table:table-cell office:value-type="float" office:value="1.845057" calcext:value-type="float">
            <text:p>1.845057</text:p>
          </table:table-cell>
          <table:table-cell office:value-type="float" office:value="3.878934" calcext:value-type="float">
            <text:p>3.878934</text:p>
          </table:table-cell>
          <table:table-cell office:value-type="float" office:value="6.47216" calcext:value-type="float">
            <text:p>6.47216</text:p>
          </table:table-cell>
          <table:table-cell office:value-type="float" office:value="6.857081" calcext:value-type="float">
            <text:p>6.857081</text:p>
          </table:table-cell>
          <table:table-cell office:value-type="float" office:value="7.410264" calcext:value-type="float">
            <text:p>7.410264</text:p>
          </table:table-cell>
          <table:table-cell office:value-type="float" office:value="8.011547" calcext:value-type="float">
            <text:p>8.011547</text:p>
          </table:table-cell>
          <table:table-cell office:value-type="float" office:value="9.060429" calcext:value-type="float">
            <text:p>9.060429</text:p>
          </table:table-cell>
          <table:table-cell office:value-type="float" office:value="9.555794" calcext:value-type="float">
            <text:p>9.555794</text:p>
          </table:table-cell>
          <table:table-cell office:value-type="float" office:value="0" calcext:value-type="float">
            <text:p>0</text:p>
          </table:table-cell>
          <table:table-cell office:value-type="float" office:value="26.3147" calcext:value-type="float">
            <text:p>26.3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06335" calcext:value-type="float">
            <text:p>2.6063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1.667706" calcext:value-type="float">
            <text:p>1.667706</text:p>
          </table:table-cell>
          <table:table-cell office:value-type="float" office:value="136.154" calcext:value-type="float">
            <text:p>136.154</text:p>
          </table:table-cell>
          <table:table-cell office:value-type="float" office:value="5" calcext:value-type="float">
            <text:p>5</text:p>
          </table:table-cell>
          <table:table-cell office:value-type="float" office:value="-3.459412" calcext:value-type="float">
            <text:p>-3.459412</text:p>
          </table:table-cell>
          <table:table-cell office:value-type="float" office:value="30.04215" calcext:value-type="float">
            <text:p>30.04215</text:p>
          </table:table-cell>
          <table:table-cell office:value-type="float" office:value="0.004411182" calcext:value-type="float">
            <text:p>0.004411182</text:p>
          </table:table-cell>
          <table:table-cell office:value-type="float" office:value="0.0003640697" calcext:value-type="float">
            <text:p>0.0003640697</text:p>
          </table:table-cell>
          <table:table-cell office:value-type="float" office:value="0.005089902" calcext:value-type="float">
            <text:p>0.005089902</text:p>
          </table:table-cell>
          <table:table-cell office:value-type="float" office:value="0.01163873" calcext:value-type="float">
            <text:p>0.01163873</text:p>
          </table:table-cell>
          <table:table-cell office:value-type="float" office:value="1173.844" calcext:value-type="float">
            <text:p>1173.844</text:p>
          </table:table-cell>
          <table:table-cell office:value-type="float" office:value="1.510984" calcext:value-type="float">
            <text:p>1.510984</text:p>
          </table:table-cell>
          <table:table-cell office:value-type="float" office:value="0" calcext:value-type="float">
            <text:p>0</text:p>
          </table:table-cell>
          <table:table-cell office:value-type="float" office:value="0.01815718" calcext:value-type="float">
            <text:p>0.01815718</text:p>
          </table:table-cell>
          <table:table-cell office:value-type="float" office:value="0.01615936" calcext:value-type="float">
            <text:p>0.01615936</text:p>
          </table:table-cell>
          <table:table-cell office:value-type="float" office:value="0.02368181" calcext:value-type="float">
            <text:p>0.02368181</text:p>
          </table:table-cell>
          <table:table-cell office:value-type="float" office:value="0.006707989" calcext:value-type="float">
            <text:p>0.006707989</text:p>
          </table:table-cell>
          <table:table-cell office:value-type="float" office:value="0.006563149" calcext:value-type="float">
            <text:p>0.006563149</text:p>
          </table:table-cell>
          <table:table-cell office:value-type="float" office:value="0.004439806" calcext:value-type="float">
            <text:p>0.004439806</text:p>
          </table:table-cell>
          <table:table-cell office:value-type="float" office:value="0.004144276" calcext:value-type="float">
            <text:p>0.004144276</text:p>
          </table:table-cell>
          <table:table-cell office:value-type="float" office:value="0.006957879" calcext:value-type="float">
            <text:p>0.006957879</text:p>
          </table:table-cell>
          <table:table-cell office:value-type="float" office:value="0.03067711" calcext:value-type="float">
            <text:p>0.03067711</text:p>
          </table:table-cell>
          <table:table-cell office:value-type="float" office:value="0.0500812" calcext:value-type="float">
            <text:p>0.0500812</text:p>
          </table:table-cell>
          <table:table-cell office:value-type="float" office:value="0.05954384" calcext:value-type="float">
            <text:p>0.05954384</text:p>
          </table:table-cell>
          <table:table-cell office:value-type="float" office:value="0.0528791" calcext:value-type="float">
            <text:p>0.0528791</text:p>
          </table:table-cell>
          <table:table-cell office:value-type="float" office:value="0.1559719" calcext:value-type="float">
            <text:p>0.1559719</text:p>
          </table:table-cell>
          <table:table-cell office:value-type="float" office:value="0.1610941" calcext:value-type="float">
            <text:p>0.1610941</text:p>
          </table:table-cell>
          <table:table-cell office:value-type="float" office:value="0" calcext:value-type="float">
            <text:p>0</text:p>
          </table:table-cell>
          <table:table-cell office:value-type="float" office:value="19.78921" calcext:value-type="float">
            <text:p>19.78921</text:p>
          </table:table-cell>
          <table:table-cell office:value-type="float" office:value="17.54062" calcext:value-type="float">
            <text:p>17.54062</text:p>
          </table:table-cell>
          <table:table-cell office:value-type="float" office:value="33.17319" calcext:value-type="float">
            <text:p>33.17319</text:p>
          </table:table-cell>
          <table:table-cell office:value-type="float" office:value="5.142566" calcext:value-type="float">
            <text:p>5.142566</text:p>
          </table:table-cell>
          <table:table-cell office:value-type="float" office:value="3.985548" calcext:value-type="float">
            <text:p>3.985548</text:p>
          </table:table-cell>
          <table:table-cell office:value-type="float" office:value="1.840369" calcext:value-type="float">
            <text:p>1.840369</text:p>
          </table:table-cell>
          <table:table-cell office:value-type="float" office:value="1.841552" calcext:value-type="float">
            <text:p>1.841552</text:p>
          </table:table-cell>
          <table:table-cell office:value-type="float" office:value="3.869048" calcext:value-type="float">
            <text:p>3.869048</text:p>
          </table:table-cell>
          <table:table-cell office:value-type="float" office:value="6.458154" calcext:value-type="float">
            <text:p>6.458154</text:p>
          </table:table-cell>
          <table:table-cell office:value-type="float" office:value="6.845838" calcext:value-type="float">
            <text:p>6.845838</text:p>
          </table:table-cell>
          <table:table-cell office:value-type="float" office:value="7.398297" calcext:value-type="float">
            <text:p>7.398297</text:p>
          </table:table-cell>
          <table:table-cell office:value-type="float" office:value="7.995553" calcext:value-type="float">
            <text:p>7.995553</text:p>
          </table:table-cell>
          <table:table-cell office:value-type="float" office:value="9.065779" calcext:value-type="float">
            <text:p>9.065779</text:p>
          </table:table-cell>
          <table:table-cell office:value-type="float" office:value="9.561069" calcext:value-type="float">
            <text:p>9.561069</text:p>
          </table:table-cell>
          <table:table-cell office:value-type="float" office:value="0" calcext:value-type="float">
            <text:p>0</text:p>
          </table:table-cell>
          <table:table-cell office:value-type="float" office:value="67.54845" calcext:value-type="float">
            <text:p>67.54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7716" calcext:value-type="float">
            <text:p>2.6177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1.659625" calcext:value-type="float">
            <text:p>1.659625</text:p>
          </table:table-cell>
          <table:table-cell office:value-type="float" office:value="136.1494" calcext:value-type="float">
            <text:p>136.1494</text:p>
          </table:table-cell>
          <table:table-cell office:value-type="float" office:value="5" calcext:value-type="float">
            <text:p>5</text:p>
          </table:table-cell>
          <table:table-cell office:value-type="float" office:value="-3.540054" calcext:value-type="float">
            <text:p>-3.540054</text:p>
          </table:table-cell>
          <table:table-cell office:value-type="float" office:value="30.00859" calcext:value-type="float">
            <text:p>30.00859</text:p>
          </table:table-cell>
          <table:table-cell office:value-type="float" office:value="0.004411182" calcext:value-type="float">
            <text:p>0.004411182</text:p>
          </table:table-cell>
          <table:table-cell office:value-type="float" office:value="0.0003640697" calcext:value-type="float">
            <text:p>0.0003640697</text:p>
          </table:table-cell>
          <table:table-cell office:value-type="float" office:value="0.005089902" calcext:value-type="float">
            <text:p>0.005089902</text:p>
          </table:table-cell>
          <table:table-cell office:value-type="float" office:value="0.01163873" calcext:value-type="float">
            <text:p>0.01163873</text:p>
          </table:table-cell>
          <table:table-cell office:value-type="float" office:value="1173.804" calcext:value-type="float">
            <text:p>1173.804</text:p>
          </table:table-cell>
          <table:table-cell office:value-type="float" office:value="1.509931" calcext:value-type="float">
            <text:p>1.509931</text:p>
          </table:table-cell>
          <table:table-cell office:value-type="float" office:value="0" calcext:value-type="float">
            <text:p>0</text:p>
          </table:table-cell>
          <table:table-cell office:value-type="float" office:value="0.02784261" calcext:value-type="float">
            <text:p>0.02784261</text:p>
          </table:table-cell>
          <table:table-cell office:value-type="float" office:value="0.01801403" calcext:value-type="float">
            <text:p>0.01801403</text:p>
          </table:table-cell>
          <table:table-cell office:value-type="float" office:value="0.02524735" calcext:value-type="float">
            <text:p>0.02524735</text:p>
          </table:table-cell>
          <table:table-cell office:value-type="float" office:value="0.00644928" calcext:value-type="float">
            <text:p>0.00644928</text:p>
          </table:table-cell>
          <table:table-cell office:value-type="float" office:value="0.006542686" calcext:value-type="float">
            <text:p>0.006542686</text:p>
          </table:table-cell>
          <table:table-cell office:value-type="float" office:value="0.004451358" calcext:value-type="float">
            <text:p>0.004451358</text:p>
          </table:table-cell>
          <table:table-cell office:value-type="float" office:value="0.004168683" calcext:value-type="float">
            <text:p>0.004168683</text:p>
          </table:table-cell>
          <table:table-cell office:value-type="float" office:value="0.006962085" calcext:value-type="float">
            <text:p>0.006962085</text:p>
          </table:table-cell>
          <table:table-cell office:value-type="float" office:value="0.03930517" calcext:value-type="float">
            <text:p>0.03930517</text:p>
          </table:table-cell>
          <table:table-cell office:value-type="float" office:value="0.05767613" calcext:value-type="float">
            <text:p>0.05767613</text:p>
          </table:table-cell>
          <table:table-cell office:value-type="float" office:value="0.06691287" calcext:value-type="float">
            <text:p>0.06691287</text:p>
          </table:table-cell>
          <table:table-cell office:value-type="float" office:value="0.06049617" calcext:value-type="float">
            <text:p>0.06049617</text:p>
          </table:table-cell>
          <table:table-cell office:value-type="float" office:value="0.1560298" calcext:value-type="float">
            <text:p>0.1560298</text:p>
          </table:table-cell>
          <table:table-cell office:value-type="float" office:value="0.1611503" calcext:value-type="float">
            <text:p>0.1611503</text:p>
          </table:table-cell>
          <table:table-cell office:value-type="float" office:value="0" calcext:value-type="float">
            <text:p>0</text:p>
          </table:table-cell>
          <table:table-cell office:value-type="float" office:value="19.76619" calcext:value-type="float">
            <text:p>19.76619</text:p>
          </table:table-cell>
          <table:table-cell office:value-type="float" office:value="17.48714" calcext:value-type="float">
            <text:p>17.48714</text:p>
          </table:table-cell>
          <table:table-cell office:value-type="float" office:value="33.05489" calcext:value-type="float">
            <text:p>33.05489</text:p>
          </table:table-cell>
          <table:table-cell office:value-type="float" office:value="5.128591" calcext:value-type="float">
            <text:p>5.128591</text:p>
          </table:table-cell>
          <table:table-cell office:value-type="float" office:value="3.977998" calcext:value-type="float">
            <text:p>3.977998</text:p>
          </table:table-cell>
          <table:table-cell office:value-type="float" office:value="1.838406" calcext:value-type="float">
            <text:p>1.838406</text:p>
          </table:table-cell>
          <table:table-cell office:value-type="float" office:value="1.838274" calcext:value-type="float">
            <text:p>1.838274</text:p>
          </table:table-cell>
          <table:table-cell office:value-type="float" office:value="3.859179" calcext:value-type="float">
            <text:p>3.859179</text:p>
          </table:table-cell>
          <table:table-cell office:value-type="float" office:value="6.444751" calcext:value-type="float">
            <text:p>6.444751</text:p>
          </table:table-cell>
          <table:table-cell office:value-type="float" office:value="6.835048" calcext:value-type="float">
            <text:p>6.835048</text:p>
          </table:table-cell>
          <table:table-cell office:value-type="float" office:value="7.386835" calcext:value-type="float">
            <text:p>7.386835</text:p>
          </table:table-cell>
          <table:table-cell office:value-type="float" office:value="7.98011" calcext:value-type="float">
            <text:p>7.98011</text:p>
          </table:table-cell>
          <table:table-cell office:value-type="float" office:value="9.071128" calcext:value-type="float">
            <text:p>9.071128</text:p>
          </table:table-cell>
          <table:table-cell office:value-type="float" office:value="9.566346" calcext:value-type="float">
            <text:p>9.566346</text:p>
          </table:table-cell>
          <table:table-cell office:value-type="float" office:value="0" calcext:value-type="float">
            <text:p>0</text:p>
          </table:table-cell>
          <table:table-cell office:value-type="float" office:value="91.4193" calcext:value-type="float">
            <text:p>91.4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9539" calcext:value-type="float">
            <text:p>2.62953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1.651534" calcext:value-type="float">
            <text:p>1.651534</text:p>
          </table:table-cell>
          <table:table-cell office:value-type="float" office:value="136.1445" calcext:value-type="float">
            <text:p>136.1445</text:p>
          </table:table-cell>
          <table:table-cell office:value-type="float" office:value="5" calcext:value-type="float">
            <text:p>5</text:p>
          </table:table-cell>
          <table:table-cell office:value-type="float" office:value="-3.607158" calcext:value-type="float">
            <text:p>-3.607158</text:p>
          </table:table-cell>
          <table:table-cell office:value-type="float" office:value="29.98254" calcext:value-type="float">
            <text:p>29.98254</text:p>
          </table:table-cell>
          <table:table-cell office:value-type="float" office:value="0.004411182" calcext:value-type="float">
            <text:p>0.004411182</text:p>
          </table:table-cell>
          <table:table-cell office:value-type="float" office:value="0.0003640697" calcext:value-type="float">
            <text:p>0.0003640697</text:p>
          </table:table-cell>
          <table:table-cell office:value-type="float" office:value="0.005089902" calcext:value-type="float">
            <text:p>0.005089902</text:p>
          </table:table-cell>
          <table:table-cell office:value-type="float" office:value="0.01163873" calcext:value-type="float">
            <text:p>0.01163873</text:p>
          </table:table-cell>
          <table:table-cell office:value-type="float" office:value="1173.766" calcext:value-type="float">
            <text:p>1173.766</text:p>
          </table:table-cell>
          <table:table-cell office:value-type="float" office:value="1.507036" calcext:value-type="float">
            <text:p>1.507036</text:p>
          </table:table-cell>
          <table:table-cell office:value-type="float" office:value="0" calcext:value-type="float">
            <text:p>0</text:p>
          </table:table-cell>
          <table:table-cell office:value-type="float" office:value="0.03815506" calcext:value-type="float">
            <text:p>0.03815506</text:p>
          </table:table-cell>
          <table:table-cell office:value-type="float" office:value="0.02046439" calcext:value-type="float">
            <text:p>0.02046439</text:p>
          </table:table-cell>
          <table:table-cell office:value-type="float" office:value="0.02674435" calcext:value-type="float">
            <text:p>0.02674435</text:p>
          </table:table-cell>
          <table:table-cell office:value-type="float" office:value="0.006941204" calcext:value-type="float">
            <text:p>0.006941204</text:p>
          </table:table-cell>
          <table:table-cell office:value-type="float" office:value="0.006780495" calcext:value-type="float">
            <text:p>0.006780495</text:p>
          </table:table-cell>
          <table:table-cell office:value-type="float" office:value="0.004504731" calcext:value-type="float">
            <text:p>0.004504731</text:p>
          </table:table-cell>
          <table:table-cell office:value-type="float" office:value="0.004207012" calcext:value-type="float">
            <text:p>0.004207012</text:p>
          </table:table-cell>
          <table:table-cell office:value-type="float" office:value="0.006973372" calcext:value-type="float">
            <text:p>0.006973372</text:p>
          </table:table-cell>
          <table:table-cell office:value-type="float" office:value="0.05364717" calcext:value-type="float">
            <text:p>0.05364717</text:p>
          </table:table-cell>
          <table:table-cell office:value-type="float" office:value="0.07211293" calcext:value-type="float">
            <text:p>0.07211293</text:p>
          </table:table-cell>
          <table:table-cell office:value-type="float" office:value="0.08157875" calcext:value-type="float">
            <text:p>0.08157875</text:p>
          </table:table-cell>
          <table:table-cell office:value-type="float" office:value="0.07678168" calcext:value-type="float">
            <text:p>0.07678168</text:p>
          </table:table-cell>
          <table:table-cell office:value-type="float" office:value="0.156089" calcext:value-type="float">
            <text:p>0.156089</text:p>
          </table:table-cell>
          <table:table-cell office:value-type="float" office:value="0.1612066" calcext:value-type="float">
            <text:p>0.1612066</text:p>
          </table:table-cell>
          <table:table-cell office:value-type="float" office:value="0" calcext:value-type="float">
            <text:p>0</text:p>
          </table:table-cell>
          <table:table-cell office:value-type="float" office:value="19.74974" calcext:value-type="float">
            <text:p>19.74974</text:p>
          </table:table-cell>
          <table:table-cell office:value-type="float" office:value="17.44318" calcext:value-type="float">
            <text:p>17.44318</text:p>
          </table:table-cell>
          <table:table-cell office:value-type="float" office:value="32.95305" calcext:value-type="float">
            <text:p>32.95305</text:p>
          </table:table-cell>
          <table:table-cell office:value-type="float" office:value="5.115488" calcext:value-type="float">
            <text:p>5.115488</text:p>
          </table:table-cell>
          <table:table-cell office:value-type="float" office:value="3.970486" calcext:value-type="float">
            <text:p>3.970486</text:p>
          </table:table-cell>
          <table:table-cell office:value-type="float" office:value="1.836457" calcext:value-type="float">
            <text:p>1.836457</text:p>
          </table:table-cell>
          <table:table-cell office:value-type="float" office:value="1.835102" calcext:value-type="float">
            <text:p>1.835102</text:p>
          </table:table-cell>
          <table:table-cell office:value-type="float" office:value="3.849422" calcext:value-type="float">
            <text:p>3.849422</text:p>
          </table:table-cell>
          <table:table-cell office:value-type="float" office:value="6.434165" calcext:value-type="float">
            <text:p>6.434165</text:p>
          </table:table-cell>
          <table:table-cell office:value-type="float" office:value="6.827079" calcext:value-type="float">
            <text:p>6.827079</text:p>
          </table:table-cell>
          <table:table-cell office:value-type="float" office:value="7.378441" calcext:value-type="float">
            <text:p>7.378441</text:p>
          </table:table-cell>
          <table:table-cell office:value-type="float" office:value="7.967999" calcext:value-type="float">
            <text:p>7.967999</text:p>
          </table:table-cell>
          <table:table-cell office:value-type="float" office:value="9.076477" calcext:value-type="float">
            <text:p>9.076477</text:p>
          </table:table-cell>
          <table:table-cell office:value-type="float" office:value="9.571611" calcext:value-type="float">
            <text:p>9.571611</text:p>
          </table:table-cell>
          <table:table-cell office:value-type="float" office:value="0" calcext:value-type="float">
            <text:p>0</text:p>
          </table:table-cell>
          <table:table-cell office:value-type="float" office:value="105.6121" calcext:value-type="float">
            <text:p>105.6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1871" calcext:value-type="float">
            <text:p>2.64187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1.643413" calcext:value-type="float">
            <text:p>1.643413</text:p>
          </table:table-cell>
          <table:table-cell office:value-type="float" office:value="136.139" calcext:value-type="float">
            <text:p>136.139</text:p>
          </table:table-cell>
          <table:table-cell office:value-type="float" office:value="5" calcext:value-type="float">
            <text:p>5</text:p>
          </table:table-cell>
          <table:table-cell office:value-type="float" office:value="-3.663146" calcext:value-type="float">
            <text:p>-3.663146</text:p>
          </table:table-cell>
          <table:table-cell office:value-type="float" office:value="29.96496" calcext:value-type="float">
            <text:p>29.96496</text:p>
          </table:table-cell>
          <table:table-cell office:value-type="float" office:value="0.004411182" calcext:value-type="float">
            <text:p>0.004411182</text:p>
          </table:table-cell>
          <table:table-cell office:value-type="float" office:value="0.0003640697" calcext:value-type="float">
            <text:p>0.0003640697</text:p>
          </table:table-cell>
          <table:table-cell office:value-type="float" office:value="0.005089902" calcext:value-type="float">
            <text:p>0.005089902</text:p>
          </table:table-cell>
          <table:table-cell office:value-type="float" office:value="0.01163873" calcext:value-type="float">
            <text:p>0.01163873</text:p>
          </table:table-cell>
          <table:table-cell office:value-type="float" office:value="1173.732" calcext:value-type="float">
            <text:p>1173.732</text:p>
          </table:table-cell>
          <table:table-cell office:value-type="float" office:value="1.500994" calcext:value-type="float">
            <text:p>1.500994</text:p>
          </table:table-cell>
          <table:table-cell office:value-type="float" office:value="0" calcext:value-type="float">
            <text:p>0</text:p>
          </table:table-cell>
          <table:table-cell office:value-type="float" office:value="0.04502915" calcext:value-type="float">
            <text:p>0.04502915</text:p>
          </table:table-cell>
          <table:table-cell office:value-type="float" office:value="0.02336337" calcext:value-type="float">
            <text:p>0.02336337</text:p>
          </table:table-cell>
          <table:table-cell office:value-type="float" office:value="0.02891287" calcext:value-type="float">
            <text:p>0.02891287</text:p>
          </table:table-cell>
          <table:table-cell office:value-type="float" office:value="0.007650085" calcext:value-type="float">
            <text:p>0.007650085</text:p>
          </table:table-cell>
          <table:table-cell office:value-type="float" office:value="0.007265695" calcext:value-type="float">
            <text:p>0.007265695</text:p>
          </table:table-cell>
          <table:table-cell office:value-type="float" office:value="0.004621003" calcext:value-type="float">
            <text:p>0.004621003</text:p>
          </table:table-cell>
          <table:table-cell office:value-type="float" office:value="0.004252672" calcext:value-type="float">
            <text:p>0.004252672</text:p>
          </table:table-cell>
          <table:table-cell office:value-type="float" office:value="0.007153541" calcext:value-type="float">
            <text:p>0.007153541</text:p>
          </table:table-cell>
          <table:table-cell office:value-type="float" office:value="0.07103326" calcext:value-type="float">
            <text:p>0.07103326</text:p>
          </table:table-cell>
          <table:table-cell office:value-type="float" office:value="0.08539572" calcext:value-type="float">
            <text:p>0.08539572</text:p>
          </table:table-cell>
          <table:table-cell office:value-type="float" office:value="0.09498522" calcext:value-type="float">
            <text:p>0.09498522</text:p>
          </table:table-cell>
          <table:table-cell office:value-type="float" office:value="0.0935448" calcext:value-type="float">
            <text:p>0.0935448</text:p>
          </table:table-cell>
          <table:table-cell office:value-type="float" office:value="0.1561493" calcext:value-type="float">
            <text:p>0.1561493</text:p>
          </table:table-cell>
          <table:table-cell office:value-type="float" office:value="0.1612629" calcext:value-type="float">
            <text:p>0.1612629</text:p>
          </table:table-cell>
          <table:table-cell office:value-type="float" office:value="0" calcext:value-type="float">
            <text:p>0</text:p>
          </table:table-cell>
          <table:table-cell office:value-type="float" office:value="19.73804" calcext:value-type="float">
            <text:p>19.73804</text:p>
          </table:table-cell>
          <table:table-cell office:value-type="float" office:value="17.40684" calcext:value-type="float">
            <text:p>17.40684</text:p>
          </table:table-cell>
          <table:table-cell office:value-type="float" office:value="32.86362" calcext:value-type="float">
            <text:p>32.86362</text:p>
          </table:table-cell>
          <table:table-cell office:value-type="float" office:value="5.103998" calcext:value-type="float">
            <text:p>5.103998</text:p>
          </table:table-cell>
          <table:table-cell office:value-type="float" office:value="3.963238" calcext:value-type="float">
            <text:p>3.963238</text:p>
          </table:table-cell>
          <table:table-cell office:value-type="float" office:value="1.834541" calcext:value-type="float">
            <text:p>1.834541</text:p>
          </table:table-cell>
          <table:table-cell office:value-type="float" office:value="1.832022" calcext:value-type="float">
            <text:p>1.832022</text:p>
          </table:table-cell>
          <table:table-cell office:value-type="float" office:value="3.839777" calcext:value-type="float">
            <text:p>3.839777</text:p>
          </table:table-cell>
          <table:table-cell office:value-type="float" office:value="6.427099" calcext:value-type="float">
            <text:p>6.427099</text:p>
          </table:table-cell>
          <table:table-cell office:value-type="float" office:value="6.82225" calcext:value-type="float">
            <text:p>6.82225</text:p>
          </table:table-cell>
          <table:table-cell office:value-type="float" office:value="7.373555" calcext:value-type="float">
            <text:p>7.373555</text:p>
          </table:table-cell>
          <table:table-cell office:value-type="float" office:value="7.960127" calcext:value-type="float">
            <text:p>7.960127</text:p>
          </table:table-cell>
          <table:table-cell office:value-type="float" office:value="9.081826" calcext:value-type="float">
            <text:p>9.081826</text:p>
          </table:table-cell>
          <table:table-cell office:value-type="float" office:value="9.576865" calcext:value-type="float">
            <text:p>9.576865</text:p>
          </table:table-cell>
          <table:table-cell office:value-type="float" office:value="0" calcext:value-type="float">
            <text:p>0</text:p>
          </table:table-cell>
          <table:table-cell office:value-type="float" office:value="116.5568" calcext:value-type="float">
            <text:p>116.5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5441" calcext:value-type="float">
            <text:p>2.65544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1.635694" calcext:value-type="float">
            <text:p>1.635694</text:p>
          </table:table-cell>
          <table:table-cell office:value-type="float" office:value="136.1339" calcext:value-type="float">
            <text:p>136.1339</text:p>
          </table:table-cell>
          <table:table-cell office:value-type="float" office:value="5" calcext:value-type="float">
            <text:p>5</text:p>
          </table:table-cell>
          <table:table-cell office:value-type="float" office:value="-3.709264" calcext:value-type="float">
            <text:p>-3.709264</text:p>
          </table:table-cell>
          <table:table-cell office:value-type="float" office:value="29.95357" calcext:value-type="float">
            <text:p>29.95357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0726" calcext:value-type="float">
            <text:p>0.0003650726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3934" calcext:value-type="float">
            <text:p>0.01163934</text:p>
          </table:table-cell>
          <table:table-cell office:value-type="float" office:value="1173.701" calcext:value-type="float">
            <text:p>1173.701</text:p>
          </table:table-cell>
          <table:table-cell office:value-type="float" office:value="1.495167" calcext:value-type="float">
            <text:p>1.495167</text:p>
          </table:table-cell>
          <table:table-cell office:value-type="float" office:value="0" calcext:value-type="float">
            <text:p>0</text:p>
          </table:table-cell>
          <table:table-cell office:value-type="float" office:value="0.01347032" calcext:value-type="float">
            <text:p>0.01347032</text:p>
          </table:table-cell>
          <table:table-cell office:value-type="float" office:value="0.01687475" calcext:value-type="float">
            <text:p>0.01687475</text:p>
          </table:table-cell>
          <table:table-cell office:value-type="float" office:value="0.02578197" calcext:value-type="float">
            <text:p>0.02578197</text:p>
          </table:table-cell>
          <table:table-cell office:value-type="float" office:value="0.007216412" calcext:value-type="float">
            <text:p>0.007216412</text:p>
          </table:table-cell>
          <table:table-cell office:value-type="float" office:value="0.00705912" calcext:value-type="float">
            <text:p>0.00705912</text:p>
          </table:table-cell>
          <table:table-cell office:value-type="float" office:value="0.004594795" calcext:value-type="float">
            <text:p>0.004594795</text:p>
          </table:table-cell>
          <table:table-cell office:value-type="float" office:value="0.004161682" calcext:value-type="float">
            <text:p>0.004161682</text:p>
          </table:table-cell>
          <table:table-cell office:value-type="float" office:value="0.01243633" calcext:value-type="float">
            <text:p>0.01243633</text:p>
          </table:table-cell>
          <table:table-cell office:value-type="float" office:value="0.09150063" calcext:value-type="float">
            <text:p>0.09150063</text:p>
          </table:table-cell>
          <table:table-cell office:value-type="float" office:value="0.09810646" calcext:value-type="float">
            <text:p>0.09810646</text:p>
          </table:table-cell>
          <table:table-cell office:value-type="float" office:value="0.1061852" calcext:value-type="float">
            <text:p>0.1061852</text:p>
          </table:table-cell>
          <table:table-cell office:value-type="float" office:value="0.1069197" calcext:value-type="float">
            <text:p>0.1069197</text:p>
          </table:table-cell>
          <table:table-cell office:value-type="float" office:value="0.1562098" calcext:value-type="float">
            <text:p>0.1562098</text:p>
          </table:table-cell>
          <table:table-cell office:value-type="float" office:value="0.1613192" calcext:value-type="float">
            <text:p>0.1613192</text:p>
          </table:table-cell>
          <table:table-cell office:value-type="float" office:value="0" calcext:value-type="float">
            <text:p>0</text:p>
          </table:table-cell>
          <table:table-cell office:value-type="float" office:value="19.68238" calcext:value-type="float">
            <text:p>19.68238</text:p>
          </table:table-cell>
          <table:table-cell office:value-type="float" office:value="17.35436" calcext:value-type="float">
            <text:p>17.35436</text:p>
          </table:table-cell>
          <table:table-cell office:value-type="float" office:value="32.77608" calcext:value-type="float">
            <text:p>32.77608</text:p>
          </table:table-cell>
          <table:table-cell office:value-type="float" office:value="5.093046" calcext:value-type="float">
            <text:p>5.093046</text:p>
          </table:table-cell>
          <table:table-cell office:value-type="float" office:value="3.956177" calcext:value-type="float">
            <text:p>3.956177</text:p>
          </table:table-cell>
          <table:table-cell office:value-type="float" office:value="1.83264" calcext:value-type="float">
            <text:p>1.83264</text:p>
          </table:table-cell>
          <table:table-cell office:value-type="float" office:value="1.82872" calcext:value-type="float">
            <text:p>1.82872</text:p>
          </table:table-cell>
          <table:table-cell office:value-type="float" office:value="3.83076" calcext:value-type="float">
            <text:p>3.83076</text:p>
          </table:table-cell>
          <table:table-cell office:value-type="float" office:value="6.424209" calcext:value-type="float">
            <text:p>6.424209</text:p>
          </table:table-cell>
          <table:table-cell office:value-type="float" office:value="6.820309" calcext:value-type="float">
            <text:p>6.820309</text:p>
          </table:table-cell>
          <table:table-cell office:value-type="float" office:value="7.371599" calcext:value-type="float">
            <text:p>7.371599</text:p>
          </table:table-cell>
          <table:table-cell office:value-type="float" office:value="7.955959" calcext:value-type="float">
            <text:p>7.955959</text:p>
          </table:table-cell>
          <table:table-cell office:value-type="float" office:value="9.087131" calcext:value-type="float">
            <text:p>9.087131</text:p>
          </table:table-cell>
          <table:table-cell office:value-type="float" office:value="9.58212" calcext:value-type="float">
            <text:p>9.58212</text:p>
          </table:table-cell>
          <table:table-cell office:value-type="float" office:value="0" calcext:value-type="float">
            <text:p>0</text:p>
          </table:table-cell>
          <table:table-cell office:value-type="float" office:value="25.97516" calcext:value-type="float">
            <text:p>25.9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8989" calcext:value-type="float">
            <text:p>2.66898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1.629172" calcext:value-type="float">
            <text:p>1.629172</text:p>
          </table:table-cell>
          <table:table-cell office:value-type="float" office:value="136.1295" calcext:value-type="float">
            <text:p>136.1295</text:p>
          </table:table-cell>
          <table:table-cell office:value-type="float" office:value="5" calcext:value-type="float">
            <text:p>5</text:p>
          </table:table-cell>
          <table:table-cell office:value-type="float" office:value="-3.744855" calcext:value-type="float">
            <text:p>-3.744855</text:p>
          </table:table-cell>
          <table:table-cell office:value-type="float" office:value="29.94776" calcext:value-type="float">
            <text:p>29.94776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0726" calcext:value-type="float">
            <text:p>0.0003650726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3934" calcext:value-type="float">
            <text:p>0.01163934</text:p>
          </table:table-cell>
          <table:table-cell office:value-type="float" office:value="1173.672" calcext:value-type="float">
            <text:p>1173.672</text:p>
          </table:table-cell>
          <table:table-cell office:value-type="float" office:value="1.49505" calcext:value-type="float">
            <text:p>1.49505</text:p>
          </table:table-cell>
          <table:table-cell office:value-type="float" office:value="0" calcext:value-type="float">
            <text:p>0</text:p>
          </table:table-cell>
          <table:table-cell office:value-type="float" office:value="0.01702445" calcext:value-type="float">
            <text:p>0.01702445</text:p>
          </table:table-cell>
          <table:table-cell office:value-type="float" office:value="0.01658889" calcext:value-type="float">
            <text:p>0.01658889</text:p>
          </table:table-cell>
          <table:table-cell office:value-type="float" office:value="0.03248623" calcext:value-type="float">
            <text:p>0.03248623</text:p>
          </table:table-cell>
          <table:table-cell office:value-type="float" office:value="0.00702098" calcext:value-type="float">
            <text:p>0.00702098</text:p>
          </table:table-cell>
          <table:table-cell office:value-type="float" office:value="0.006819165" calcext:value-type="float">
            <text:p>0.006819165</text:p>
          </table:table-cell>
          <table:table-cell office:value-type="float" office:value="0.004509889" calcext:value-type="float">
            <text:p>0.004509889</text:p>
          </table:table-cell>
          <table:table-cell office:value-type="float" office:value="0.00420515" calcext:value-type="float">
            <text:p>0.00420515</text:p>
          </table:table-cell>
          <table:table-cell office:value-type="float" office:value="0.0299279" calcext:value-type="float">
            <text:p>0.0299279</text:p>
          </table:table-cell>
          <table:table-cell office:value-type="float" office:value="0.1099565" calcext:value-type="float">
            <text:p>0.1099565</text:p>
          </table:table-cell>
          <table:table-cell office:value-type="float" office:value="0.1097848" calcext:value-type="float">
            <text:p>0.1097848</text:p>
          </table:table-cell>
          <table:table-cell office:value-type="float" office:value="0.1158615" calcext:value-type="float">
            <text:p>0.1158615</text:p>
          </table:table-cell>
          <table:table-cell office:value-type="float" office:value="0.1178686" calcext:value-type="float">
            <text:p>0.1178686</text:p>
          </table:table-cell>
          <table:table-cell office:value-type="float" office:value="0.1562698" calcext:value-type="float">
            <text:p>0.1562698</text:p>
          </table:table-cell>
          <table:table-cell office:value-type="float" office:value="0.1613754" calcext:value-type="float">
            <text:p>0.1613754</text:p>
          </table:table-cell>
          <table:table-cell office:value-type="float" office:value="0" calcext:value-type="float">
            <text:p>0</text:p>
          </table:table-cell>
          <table:table-cell office:value-type="float" office:value="19.62787" calcext:value-type="float">
            <text:p>19.62787</text:p>
          </table:table-cell>
          <table:table-cell office:value-type="float" office:value="17.29373" calcext:value-type="float">
            <text:p>17.29373</text:p>
          </table:table-cell>
          <table:table-cell office:value-type="float" office:value="32.66196" calcext:value-type="float">
            <text:p>32.66196</text:p>
          </table:table-cell>
          <table:table-cell office:value-type="float" office:value="5.081247" calcext:value-type="float">
            <text:p>5.081247</text:p>
          </table:table-cell>
          <table:table-cell office:value-type="float" office:value="3.948871" calcext:value-type="float">
            <text:p>3.948871</text:p>
          </table:table-cell>
          <table:table-cell office:value-type="float" office:value="1.830724" calcext:value-type="float">
            <text:p>1.830724</text:p>
          </table:table-cell>
          <table:table-cell office:value-type="float" office:value="1.8253" calcext:value-type="float">
            <text:p>1.8253</text:p>
          </table:table-cell>
          <table:table-cell office:value-type="float" office:value="3.82426" calcext:value-type="float">
            <text:p>3.82426</text:p>
          </table:table-cell>
          <table:table-cell office:value-type="float" office:value="6.425792" calcext:value-type="float">
            <text:p>6.425792</text:p>
          </table:table-cell>
          <table:table-cell office:value-type="float" office:value="6.821092" calcext:value-type="float">
            <text:p>6.821092</text:p>
          </table:table-cell>
          <table:table-cell office:value-type="float" office:value="7.37215" calcext:value-type="float">
            <text:p>7.37215</text:p>
          </table:table-cell>
          <table:table-cell office:value-type="float" office:value="7.954732" calcext:value-type="float">
            <text:p>7.954732</text:p>
          </table:table-cell>
          <table:table-cell office:value-type="float" office:value="9.092402" calcext:value-type="float">
            <text:p>9.092402</text:p>
          </table:table-cell>
          <table:table-cell office:value-type="float" office:value="9.587373" calcext:value-type="float">
            <text:p>9.587373</text:p>
          </table:table-cell>
          <table:table-cell office:value-type="float" office:value="0" calcext:value-type="float">
            <text:p>0</text:p>
          </table:table-cell>
          <table:table-cell office:value-type="float" office:value="65.41393" calcext:value-type="float">
            <text:p>65.41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1215" calcext:value-type="float">
            <text:p>2.6812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1.623387" calcext:value-type="float">
            <text:p>1.623387</text:p>
          </table:table-cell>
          <table:table-cell office:value-type="float" office:value="136.1251" calcext:value-type="float">
            <text:p>136.1251</text:p>
          </table:table-cell>
          <table:table-cell office:value-type="float" office:value="5" calcext:value-type="float">
            <text:p>5</text:p>
          </table:table-cell>
          <table:table-cell office:value-type="float" office:value="-3.76777" calcext:value-type="float">
            <text:p>-3.76777</text:p>
          </table:table-cell>
          <table:table-cell office:value-type="float" office:value="29.95105" calcext:value-type="float">
            <text:p>29.95105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0726" calcext:value-type="float">
            <text:p>0.0003650726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3934" calcext:value-type="float">
            <text:p>0.01163934</text:p>
          </table:table-cell>
          <table:table-cell office:value-type="float" office:value="1173.646" calcext:value-type="float">
            <text:p>1173.646</text:p>
          </table:table-cell>
          <table:table-cell office:value-type="float" office:value="1.493052" calcext:value-type="float">
            <text:p>1.493052</text:p>
          </table:table-cell>
          <table:table-cell office:value-type="float" office:value="0" calcext:value-type="float">
            <text:p>0</text:p>
          </table:table-cell>
          <table:table-cell office:value-type="float" office:value="0.02579705" calcext:value-type="float">
            <text:p>0.02579705</text:p>
          </table:table-cell>
          <table:table-cell office:value-type="float" office:value="0.0188555" calcext:value-type="float">
            <text:p>0.0188555</text:p>
          </table:table-cell>
          <table:table-cell office:value-type="float" office:value="0.08753604" calcext:value-type="float">
            <text:p>0.08753604</text:p>
          </table:table-cell>
          <table:table-cell office:value-type="float" office:value="0.007086019" calcext:value-type="float">
            <text:p>0.007086019</text:p>
          </table:table-cell>
          <table:table-cell office:value-type="float" office:value="0.006805189" calcext:value-type="float">
            <text:p>0.006805189</text:p>
          </table:table-cell>
          <table:table-cell office:value-type="float" office:value="0.004475175" calcext:value-type="float">
            <text:p>0.004475175</text:p>
          </table:table-cell>
          <table:table-cell office:value-type="float" office:value="0.004219793" calcext:value-type="float">
            <text:p>0.004219793</text:p>
          </table:table-cell>
          <table:table-cell office:value-type="float" office:value="0.05678883" calcext:value-type="float">
            <text:p>0.05678883</text:p>
          </table:table-cell>
          <table:table-cell office:value-type="float" office:value="0.1216561" calcext:value-type="float">
            <text:p>0.1216561</text:p>
          </table:table-cell>
          <table:table-cell office:value-type="float" office:value="0.1191946" calcext:value-type="float">
            <text:p>0.1191946</text:p>
          </table:table-cell>
          <table:table-cell office:value-type="float" office:value="0.1235948" calcext:value-type="float">
            <text:p>0.1235948</text:p>
          </table:table-cell>
          <table:table-cell office:value-type="float" office:value="0.1265894" calcext:value-type="float">
            <text:p>0.1265894</text:p>
          </table:table-cell>
          <table:table-cell office:value-type="float" office:value="0.1563291" calcext:value-type="float">
            <text:p>0.1563291</text:p>
          </table:table-cell>
          <table:table-cell office:value-type="float" office:value="0.1614317" calcext:value-type="float">
            <text:p>0.1614317</text:p>
          </table:table-cell>
          <table:table-cell office:value-type="float" office:value="0" calcext:value-type="float">
            <text:p>0</text:p>
          </table:table-cell>
          <table:table-cell office:value-type="float" office:value="19.60386" calcext:value-type="float">
            <text:p>19.60386</text:p>
          </table:table-cell>
          <table:table-cell office:value-type="float" office:value="17.24608" calcext:value-type="float">
            <text:p>17.24608</text:p>
          </table:table-cell>
          <table:table-cell office:value-type="float" office:value="32.56738" calcext:value-type="float">
            <text:p>32.56738</text:p>
          </table:table-cell>
          <table:table-cell office:value-type="float" office:value="5.069239" calcext:value-type="float">
            <text:p>5.069239</text:p>
          </table:table-cell>
          <table:table-cell office:value-type="float" office:value="3.941462" calcext:value-type="float">
            <text:p>3.941462</text:p>
          </table:table-cell>
          <table:table-cell office:value-type="float" office:value="1.828798" calcext:value-type="float">
            <text:p>1.828798</text:p>
          </table:table-cell>
          <table:table-cell office:value-type="float" office:value="1.822089" calcext:value-type="float">
            <text:p>1.822089</text:p>
          </table:table-cell>
          <table:table-cell office:value-type="float" office:value="3.82381" calcext:value-type="float">
            <text:p>3.82381</text:p>
          </table:table-cell>
          <table:table-cell office:value-type="float" office:value="6.430604" calcext:value-type="float">
            <text:p>6.430604</text:p>
          </table:table-cell>
          <table:table-cell office:value-type="float" office:value="6.824211" calcext:value-type="float">
            <text:p>6.824211</text:p>
          </table:table-cell>
          <table:table-cell office:value-type="float" office:value="7.374772" calcext:value-type="float">
            <text:p>7.374772</text:p>
          </table:table-cell>
          <table:table-cell office:value-type="float" office:value="7.95587" calcext:value-type="float">
            <text:p>7.95587</text:p>
          </table:table-cell>
          <table:table-cell office:value-type="float" office:value="9.097674" calcext:value-type="float">
            <text:p>9.097674</text:p>
          </table:table-cell>
          <table:table-cell office:value-type="float" office:value="9.592616" calcext:value-type="float">
            <text:p>9.592616</text:p>
          </table:table-cell>
          <table:table-cell office:value-type="float" office:value="0" calcext:value-type="float">
            <text:p>0</text:p>
          </table:table-cell>
          <table:table-cell office:value-type="float" office:value="87.28021" calcext:value-type="float">
            <text:p>87.28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3407" calcext:value-type="float">
            <text:p>2.6934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1.617495" calcext:value-type="float">
            <text:p>1.617495</text:p>
          </table:table-cell>
          <table:table-cell office:value-type="float" office:value="136.1204" calcext:value-type="float">
            <text:p>136.1204</text:p>
          </table:table-cell>
          <table:table-cell office:value-type="float" office:value="5" calcext:value-type="float">
            <text:p>5</text:p>
          </table:table-cell>
          <table:table-cell office:value-type="float" office:value="-3.781725" calcext:value-type="float">
            <text:p>-3.781725</text:p>
          </table:table-cell>
          <table:table-cell office:value-type="float" office:value="29.96251" calcext:value-type="float">
            <text:p>29.96251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0726" calcext:value-type="float">
            <text:p>0.0003650726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3934" calcext:value-type="float">
            <text:p>0.01163934</text:p>
          </table:table-cell>
          <table:table-cell office:value-type="float" office:value="1173.624" calcext:value-type="float">
            <text:p>1173.624</text:p>
          </table:table-cell>
          <table:table-cell office:value-type="float" office:value="1.489073" calcext:value-type="float">
            <text:p>1.489073</text:p>
          </table:table-cell>
          <table:table-cell office:value-type="float" office:value="0" calcext:value-type="float">
            <text:p>0</text:p>
          </table:table-cell>
          <table:table-cell office:value-type="float" office:value="0.03825199" calcext:value-type="float">
            <text:p>0.03825199</text:p>
          </table:table-cell>
          <table:table-cell office:value-type="float" office:value="0.02413303" calcext:value-type="float">
            <text:p>0.02413303</text:p>
          </table:table-cell>
          <table:table-cell office:value-type="float" office:value="0.244486" calcext:value-type="float">
            <text:p>0.244486</text:p>
          </table:table-cell>
          <table:table-cell office:value-type="float" office:value="0.007500104" calcext:value-type="float">
            <text:p>0.007500104</text:p>
          </table:table-cell>
          <table:table-cell office:value-type="float" office:value="0.007041036" calcext:value-type="float">
            <text:p>0.007041036</text:p>
          </table:table-cell>
          <table:table-cell office:value-type="float" office:value="0.004525716" calcext:value-type="float">
            <text:p>0.004525716</text:p>
          </table:table-cell>
          <table:table-cell office:value-type="float" office:value="0.004250479" calcext:value-type="float">
            <text:p>0.004250479</text:p>
          </table:table-cell>
          <table:table-cell office:value-type="float" office:value="0.06913825" calcext:value-type="float">
            <text:p>0.06913825</text:p>
          </table:table-cell>
          <table:table-cell office:value-type="float" office:value="0.1280427" calcext:value-type="float">
            <text:p>0.1280427</text:p>
          </table:table-cell>
          <table:table-cell office:value-type="float" office:value="0.125854" calcext:value-type="float">
            <text:p>0.125854</text:p>
          </table:table-cell>
          <table:table-cell office:value-type="float" office:value="0.1292599" calcext:value-type="float">
            <text:p>0.1292599</text:p>
          </table:table-cell>
          <table:table-cell office:value-type="float" office:value="0.1331308" calcext:value-type="float">
            <text:p>0.1331308</text:p>
          </table:table-cell>
          <table:table-cell office:value-type="float" office:value="0.1563878" calcext:value-type="float">
            <text:p>0.1563878</text:p>
          </table:table-cell>
          <table:table-cell office:value-type="float" office:value="0.161488" calcext:value-type="float">
            <text:p>0.161488</text:p>
          </table:table-cell>
          <table:table-cell office:value-type="float" office:value="0" calcext:value-type="float">
            <text:p>0</text:p>
          </table:table-cell>
          <table:table-cell office:value-type="float" office:value="19.58558" calcext:value-type="float">
            <text:p>19.58558</text:p>
          </table:table-cell>
          <table:table-cell office:value-type="float" office:value="17.20675" calcext:value-type="float">
            <text:p>17.20675</text:p>
          </table:table-cell>
          <table:table-cell office:value-type="float" office:value="32.51971" calcext:value-type="float">
            <text:p>32.51971</text:p>
          </table:table-cell>
          <table:table-cell office:value-type="float" office:value="5.058034" calcext:value-type="float">
            <text:p>5.058034</text:p>
          </table:table-cell>
          <table:table-cell office:value-type="float" office:value="3.934223" calcext:value-type="float">
            <text:p>3.934223</text:p>
          </table:table-cell>
          <table:table-cell office:value-type="float" office:value="1.826882" calcext:value-type="float">
            <text:p>1.826882</text:p>
          </table:table-cell>
          <table:table-cell office:value-type="float" office:value="1.818988" calcext:value-type="float">
            <text:p>1.818988</text:p>
          </table:table-cell>
          <table:table-cell office:value-type="float" office:value="3.82834" calcext:value-type="float">
            <text:p>3.82834</text:p>
          </table:table-cell>
          <table:table-cell office:value-type="float" office:value="6.437257" calcext:value-type="float">
            <text:p>6.437257</text:p>
          </table:table-cell>
          <table:table-cell office:value-type="float" office:value="6.829062" calcext:value-type="float">
            <text:p>6.829062</text:p>
          </table:table-cell>
          <table:table-cell office:value-type="float" office:value="7.378958" calcext:value-type="float">
            <text:p>7.378958</text:p>
          </table:table-cell>
          <table:table-cell office:value-type="float" office:value="7.958822" calcext:value-type="float">
            <text:p>7.958822</text:p>
          </table:table-cell>
          <table:table-cell office:value-type="float" office:value="9.102946" calcext:value-type="float">
            <text:p>9.102946</text:p>
          </table:table-cell>
          <table:table-cell office:value-type="float" office:value="9.597847" calcext:value-type="float">
            <text:p>9.597847</text:p>
          </table:table-cell>
          <table:table-cell office:value-type="float" office:value="0" calcext:value-type="float">
            <text:p>0</text:p>
          </table:table-cell>
          <table:table-cell office:value-type="float" office:value="102.7698" calcext:value-type="float">
            <text:p>102.7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6602" calcext:value-type="float">
            <text:p>2.70660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1.61105" calcext:value-type="float">
            <text:p>1.61105</text:p>
          </table:table-cell>
          <table:table-cell office:value-type="float" office:value="136.1153" calcext:value-type="float">
            <text:p>136.1153</text:p>
          </table:table-cell>
          <table:table-cell office:value-type="float" office:value="5" calcext:value-type="float">
            <text:p>5</text:p>
          </table:table-cell>
          <table:table-cell office:value-type="float" office:value="-3.790224" calcext:value-type="float">
            <text:p>-3.790224</text:p>
          </table:table-cell>
          <table:table-cell office:value-type="float" office:value="29.98017" calcext:value-type="float">
            <text:p>29.98017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0726" calcext:value-type="float">
            <text:p>0.0003650726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3934" calcext:value-type="float">
            <text:p>0.01163934</text:p>
          </table:table-cell>
          <table:table-cell office:value-type="float" office:value="1173.604" calcext:value-type="float">
            <text:p>1173.604</text:p>
          </table:table-cell>
          <table:table-cell office:value-type="float" office:value="1.481652" calcext:value-type="float">
            <text:p>1.481652</text:p>
          </table:table-cell>
          <table:table-cell office:value-type="float" office:value="0" calcext:value-type="float">
            <text:p>0</text:p>
          </table:table-cell>
          <table:table-cell office:value-type="float" office:value="0.05381763" calcext:value-type="float">
            <text:p>0.05381763</text:p>
          </table:table-cell>
          <table:table-cell office:value-type="float" office:value="0.09599689" calcext:value-type="float">
            <text:p>0.09599689</text:p>
          </table:table-cell>
          <table:table-cell office:value-type="float" office:value="0.3934763" calcext:value-type="float">
            <text:p>0.3934763</text:p>
          </table:table-cell>
          <table:table-cell office:value-type="float" office:value="0.0108756" calcext:value-type="float">
            <text:p>0.0108756</text:p>
          </table:table-cell>
          <table:table-cell office:value-type="float" office:value="0.007735019" calcext:value-type="float">
            <text:p>0.007735019</text:p>
          </table:table-cell>
          <table:table-cell office:value-type="float" office:value="0.004669922" calcext:value-type="float">
            <text:p>0.004669922</text:p>
          </table:table-cell>
          <table:table-cell office:value-type="float" office:value="0.004327818" calcext:value-type="float">
            <text:p>0.004327818</text:p>
          </table:table-cell>
          <table:table-cell office:value-type="float" office:value="0.07299852" calcext:value-type="float">
            <text:p>0.07299852</text:p>
          </table:table-cell>
          <table:table-cell office:value-type="float" office:value="0.1313406" calcext:value-type="float">
            <text:p>0.1313406</text:p>
          </table:table-cell>
          <table:table-cell office:value-type="float" office:value="0.1301508" calcext:value-type="float">
            <text:p>0.1301508</text:p>
          </table:table-cell>
          <table:table-cell office:value-type="float" office:value="0.1331565" calcext:value-type="float">
            <text:p>0.1331565</text:p>
          </table:table-cell>
          <table:table-cell office:value-type="float" office:value="0.1378098" calcext:value-type="float">
            <text:p>0.1378098</text:p>
          </table:table-cell>
          <table:table-cell office:value-type="float" office:value="0.1564459" calcext:value-type="float">
            <text:p>0.1564459</text:p>
          </table:table-cell>
          <table:table-cell office:value-type="float" office:value="0.1615442" calcext:value-type="float">
            <text:p>0.1615442</text:p>
          </table:table-cell>
          <table:table-cell office:value-type="float" office:value="0" calcext:value-type="float">
            <text:p>0</text:p>
          </table:table-cell>
          <table:table-cell office:value-type="float" office:value="19.57329" calcext:value-type="float">
            <text:p>19.57329</text:p>
          </table:table-cell>
          <table:table-cell office:value-type="float" office:value="17.17995" calcext:value-type="float">
            <text:p>17.17995</text:p>
          </table:table-cell>
          <table:table-cell office:value-type="float" office:value="32.52385" calcext:value-type="float">
            <text:p>32.52385</text:p>
          </table:table-cell>
          <table:table-cell office:value-type="float" office:value="5.048224" calcext:value-type="float">
            <text:p>5.048224</text:p>
          </table:table-cell>
          <table:table-cell office:value-type="float" office:value="3.927473" calcext:value-type="float">
            <text:p>3.927473</text:p>
          </table:table-cell>
          <table:table-cell office:value-type="float" office:value="1.824999" calcext:value-type="float">
            <text:p>1.824999</text:p>
          </table:table-cell>
          <table:table-cell office:value-type="float" office:value="1.815982" calcext:value-type="float">
            <text:p>1.815982</text:p>
          </table:table-cell>
          <table:table-cell office:value-type="float" office:value="3.834594" calcext:value-type="float">
            <text:p>3.834594</text:p>
          </table:table-cell>
          <table:table-cell office:value-type="float" office:value="6.444844" calcext:value-type="float">
            <text:p>6.444844</text:p>
          </table:table-cell>
          <table:table-cell office:value-type="float" office:value="6.835059" calcext:value-type="float">
            <text:p>6.835059</text:p>
          </table:table-cell>
          <table:table-cell office:value-type="float" office:value="7.384232" calcext:value-type="float">
            <text:p>7.384232</text:p>
          </table:table-cell>
          <table:table-cell office:value-type="float" office:value="7.963073" calcext:value-type="float">
            <text:p>7.963073</text:p>
          </table:table-cell>
          <table:table-cell office:value-type="float" office:value="9.108218" calcext:value-type="float">
            <text:p>9.108218</text:p>
          </table:table-cell>
          <table:table-cell office:value-type="float" office:value="9.603077" calcext:value-type="float">
            <text:p>9.603077</text:p>
          </table:table-cell>
          <table:table-cell office:value-type="float" office:value="0" calcext:value-type="float">
            <text:p>0</text:p>
          </table:table-cell>
          <table:table-cell office:value-type="float" office:value="116.6242" calcext:value-type="float">
            <text:p>116.6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146" calcext:value-type="float">
            <text:p>2.721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1.604019" calcext:value-type="float">
            <text:p>1.604019</text:p>
          </table:table-cell>
          <table:table-cell office:value-type="float" office:value="136.1098" calcext:value-type="float">
            <text:p>136.1098</text:p>
          </table:table-cell>
          <table:table-cell office:value-type="float" office:value="5" calcext:value-type="float">
            <text:p>5</text:p>
          </table:table-cell>
          <table:table-cell office:value-type="float" office:value="-3.793544" calcext:value-type="float">
            <text:p>-3.793544</text:p>
          </table:table-cell>
          <table:table-cell office:value-type="float" office:value="30.00285" calcext:value-type="float">
            <text:p>30.00285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0726" calcext:value-type="float">
            <text:p>0.0003650726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3934" calcext:value-type="float">
            <text:p>0.01163934</text:p>
          </table:table-cell>
          <table:table-cell office:value-type="float" office:value="1173.587" calcext:value-type="float">
            <text:p>1173.587</text:p>
          </table:table-cell>
          <table:table-cell office:value-type="float" office:value="1.470558" calcext:value-type="float">
            <text:p>1.470558</text:p>
          </table:table-cell>
          <table:table-cell office:value-type="float" office:value="0" calcext:value-type="float">
            <text:p>0</text:p>
          </table:table-cell>
          <table:table-cell office:value-type="float" office:value="0.05156999" calcext:value-type="float">
            <text:p>0.05156999</text:p>
          </table:table-cell>
          <table:table-cell office:value-type="float" office:value="0.3377828" calcext:value-type="float">
            <text:p>0.3377828</text:p>
          </table:table-cell>
          <table:table-cell office:value-type="float" office:value="0.4883697" calcext:value-type="float">
            <text:p>0.4883697</text:p>
          </table:table-cell>
          <table:table-cell office:value-type="float" office:value="0.03104284" calcext:value-type="float">
            <text:p>0.03104284</text:p>
          </table:table-cell>
          <table:table-cell office:value-type="float" office:value="0.008753483" calcext:value-type="float">
            <text:p>0.008753483</text:p>
          </table:table-cell>
          <table:table-cell office:value-type="float" office:value="0.004903676" calcext:value-type="float">
            <text:p>0.004903676</text:p>
          </table:table-cell>
          <table:table-cell office:value-type="float" office:value="0.00443887" calcext:value-type="float">
            <text:p>0.00443887</text:p>
          </table:table-cell>
          <table:table-cell office:value-type="float" office:value="0.0743449" calcext:value-type="float">
            <text:p>0.0743449</text:p>
          </table:table-cell>
          <table:table-cell office:value-type="float" office:value="0.1331089" calcext:value-type="float">
            <text:p>0.1331089</text:p>
          </table:table-cell>
          <table:table-cell office:value-type="float" office:value="0.1327706" calcext:value-type="float">
            <text:p>0.1327706</text:p>
          </table:table-cell>
          <table:table-cell office:value-type="float" office:value="0.1357308" calcext:value-type="float">
            <text:p>0.1357308</text:p>
          </table:table-cell>
          <table:table-cell office:value-type="float" office:value="0.1410484" calcext:value-type="float">
            <text:p>0.1410484</text:p>
          </table:table-cell>
          <table:table-cell office:value-type="float" office:value="0.1565036" calcext:value-type="float">
            <text:p>0.1565036</text:p>
          </table:table-cell>
          <table:table-cell office:value-type="float" office:value="0.1616005" calcext:value-type="float">
            <text:p>0.1616005</text:p>
          </table:table-cell>
          <table:table-cell office:value-type="float" office:value="0" calcext:value-type="float">
            <text:p>0</text:p>
          </table:table-cell>
          <table:table-cell office:value-type="float" office:value="19.56329" calcext:value-type="float">
            <text:p>19.56329</text:p>
          </table:table-cell>
          <table:table-cell office:value-type="float" office:value="17.19556" calcext:value-type="float">
            <text:p>17.19556</text:p>
          </table:table-cell>
          <table:table-cell office:value-type="float" office:value="32.55708" calcext:value-type="float">
            <text:p>32.55708</text:p>
          </table:table-cell>
          <table:table-cell office:value-type="float" office:value="5.041865" calcext:value-type="float">
            <text:p>5.041865</text:p>
          </table:table-cell>
          <table:table-cell office:value-type="float" office:value="3.921512" calcext:value-type="float">
            <text:p>3.921512</text:p>
          </table:table-cell>
          <table:table-cell office:value-type="float" office:value="1.823187" calcext:value-type="float">
            <text:p>1.823187</text:p>
          </table:table-cell>
          <table:table-cell office:value-type="float" office:value="1.813088" calcext:value-type="float">
            <text:p>1.813088</text:p>
          </table:table-cell>
          <table:table-cell office:value-type="float" office:value="3.841325" calcext:value-type="float">
            <text:p>3.841325</text:p>
          </table:table-cell>
          <table:table-cell office:value-type="float" office:value="6.452875" calcext:value-type="float">
            <text:p>6.452875</text:p>
          </table:table-cell>
          <table:table-cell office:value-type="float" office:value="6.841755" calcext:value-type="float">
            <text:p>6.841755</text:p>
          </table:table-cell>
          <table:table-cell office:value-type="float" office:value="7.390219" calcext:value-type="float">
            <text:p>7.390219</text:p>
          </table:table-cell>
          <table:table-cell office:value-type="float" office:value="7.968224" calcext:value-type="float">
            <text:p>7.968224</text:p>
          </table:table-cell>
          <table:table-cell office:value-type="float" office:value="9.113489" calcext:value-type="float">
            <text:p>9.113489</text:p>
          </table:table-cell>
          <table:table-cell office:value-type="float" office:value="9.608308" calcext:value-type="float">
            <text:p>9.608308</text:p>
          </table:table-cell>
          <table:table-cell office:value-type="float" office:value="0" calcext:value-type="float">
            <text:p>0</text:p>
          </table:table-cell>
          <table:table-cell office:value-type="float" office:value="128.5761" calcext:value-type="float">
            <text:p>128.5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8003" calcext:value-type="float">
            <text:p>2.73800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1.596936" calcext:value-type="float">
            <text:p>1.596936</text:p>
          </table:table-cell>
          <table:table-cell office:value-type="float" office:value="136.1039" calcext:value-type="float">
            <text:p>136.1039</text:p>
          </table:table-cell>
          <table:table-cell office:value-type="float" office:value="5" calcext:value-type="float">
            <text:p>5</text:p>
          </table:table-cell>
          <table:table-cell office:value-type="float" office:value="-3.793457" calcext:value-type="float">
            <text:p>-3.793457</text:p>
          </table:table-cell>
          <table:table-cell office:value-type="float" office:value="30.02929" calcext:value-type="float">
            <text:p>30.02929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0726" calcext:value-type="float">
            <text:p>0.0003650726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3934" calcext:value-type="float">
            <text:p>0.01163934</text:p>
          </table:table-cell>
          <table:table-cell office:value-type="float" office:value="1173.57" calcext:value-type="float">
            <text:p>1173.57</text:p>
          </table:table-cell>
          <table:table-cell office:value-type="float" office:value="1.456488" calcext:value-type="float">
            <text:p>1.456488</text:p>
          </table:table-cell>
          <table:table-cell office:value-type="float" office:value="0" calcext:value-type="float">
            <text:p>0</text:p>
          </table:table-cell>
          <table:table-cell office:value-type="float" office:value="0.04619846" calcext:value-type="float">
            <text:p>0.04619846</text:p>
          </table:table-cell>
          <table:table-cell office:value-type="float" office:value="0.4389395" calcext:value-type="float">
            <text:p>0.4389395</text:p>
          </table:table-cell>
          <table:table-cell office:value-type="float" office:value="0.5472406" calcext:value-type="float">
            <text:p>0.5472406</text:p>
          </table:table-cell>
          <table:table-cell office:value-type="float" office:value="0.0988122" calcext:value-type="float">
            <text:p>0.0988122</text:p>
          </table:table-cell>
          <table:table-cell office:value-type="float" office:value="0.009750317" calcext:value-type="float">
            <text:p>0.009750317</text:p>
          </table:table-cell>
          <table:table-cell office:value-type="float" office:value="0.01904747" calcext:value-type="float">
            <text:p>0.01904747</text:p>
          </table:table-cell>
          <table:table-cell office:value-type="float" office:value="0.004824247" calcext:value-type="float">
            <text:p>0.004824247</text:p>
          </table:table-cell>
          <table:table-cell office:value-type="float" office:value="0.07512688" calcext:value-type="float">
            <text:p>0.07512688</text:p>
          </table:table-cell>
          <table:table-cell office:value-type="float" office:value="0.1341857" calcext:value-type="float">
            <text:p>0.1341857</text:p>
          </table:table-cell>
          <table:table-cell office:value-type="float" office:value="0.134329" calcext:value-type="float">
            <text:p>0.134329</text:p>
          </table:table-cell>
          <table:table-cell office:value-type="float" office:value="0.1374083" calcext:value-type="float">
            <text:p>0.1374083</text:p>
          </table:table-cell>
          <table:table-cell office:value-type="float" office:value="0.1432493" calcext:value-type="float">
            <text:p>0.1432493</text:p>
          </table:table-cell>
          <table:table-cell office:value-type="float" office:value="0.1565606" calcext:value-type="float">
            <text:p>0.1565606</text:p>
          </table:table-cell>
          <table:table-cell office:value-type="float" office:value="0.1616567" calcext:value-type="float">
            <text:p>0.1616567</text:p>
          </table:table-cell>
          <table:table-cell office:value-type="float" office:value="0" calcext:value-type="float">
            <text:p>0</text:p>
          </table:table-cell>
          <table:table-cell office:value-type="float" office:value="19.55886" calcext:value-type="float">
            <text:p>19.55886</text:p>
          </table:table-cell>
          <table:table-cell office:value-type="float" office:value="17.24828" calcext:value-type="float">
            <text:p>17.24828</text:p>
          </table:table-cell>
          <table:table-cell office:value-type="float" office:value="32.60377" calcext:value-type="float">
            <text:p>32.60377</text:p>
          </table:table-cell>
          <table:table-cell office:value-type="float" office:value="5.046495" calcext:value-type="float">
            <text:p>5.046495</text:p>
          </table:table-cell>
          <table:table-cell office:value-type="float" office:value="3.916272" calcext:value-type="float">
            <text:p>3.916272</text:p>
          </table:table-cell>
          <table:table-cell office:value-type="float" office:value="1.821843" calcext:value-type="float">
            <text:p>1.821843</text:p>
          </table:table-cell>
          <table:table-cell office:value-type="float" office:value="1.81033" calcext:value-type="float">
            <text:p>1.81033</text:p>
          </table:table-cell>
          <table:table-cell office:value-type="float" office:value="3.848195" calcext:value-type="float">
            <text:p>3.848195</text:p>
          </table:table-cell>
          <table:table-cell office:value-type="float" office:value="6.461115" calcext:value-type="float">
            <text:p>6.461115</text:p>
          </table:table-cell>
          <table:table-cell office:value-type="float" office:value="6.848847" calcext:value-type="float">
            <text:p>6.848847</text:p>
          </table:table-cell>
          <table:table-cell office:value-type="float" office:value="7.396656" calcext:value-type="float">
            <text:p>7.396656</text:p>
          </table:table-cell>
          <table:table-cell office:value-type="float" office:value="7.973982" calcext:value-type="float">
            <text:p>7.973982</text:p>
          </table:table-cell>
          <table:table-cell office:value-type="float" office:value="9.118762" calcext:value-type="float">
            <text:p>9.118762</text:p>
          </table:table-cell>
          <table:table-cell office:value-type="float" office:value="9.613487" calcext:value-type="float">
            <text:p>9.613487</text:p>
          </table:table-cell>
          <table:table-cell office:value-type="float" office:value="0" calcext:value-type="float">
            <text:p>0</text:p>
          </table:table-cell>
          <table:table-cell office:value-type="float" office:value="120.9484" calcext:value-type="float">
            <text:p>120.9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5674" calcext:value-type="float">
            <text:p>2.75567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1.5915" calcext:value-type="float">
            <text:p>1.5915</text:p>
          </table:table-cell>
          <table:table-cell office:value-type="float" office:value="136.0981" calcext:value-type="float">
            <text:p>136.0981</text:p>
          </table:table-cell>
          <table:table-cell office:value-type="float" office:value="5" calcext:value-type="float">
            <text:p>5</text:p>
          </table:table-cell>
          <table:table-cell office:value-type="float" office:value="-3.79091" calcext:value-type="float">
            <text:p>-3.79091</text:p>
          </table:table-cell>
          <table:table-cell office:value-type="float" office:value="30.05778" calcext:value-type="float">
            <text:p>30.05778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1975" calcext:value-type="float">
            <text:p>0.0003651975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3992" calcext:value-type="float">
            <text:p>0.01163992</text:p>
          </table:table-cell>
          <table:table-cell office:value-type="float" office:value="1173.555" calcext:value-type="float">
            <text:p>1173.555</text:p>
          </table:table-cell>
          <table:table-cell office:value-type="float" office:value="1.444826" calcext:value-type="float">
            <text:p>1.444826</text:p>
          </table:table-cell>
          <table:table-cell office:value-type="float" office:value="0" calcext:value-type="float">
            <text:p>0</text:p>
          </table:table-cell>
          <table:table-cell office:value-type="float" office:value="0.02386259" calcext:value-type="float">
            <text:p>0.02386259</text:p>
          </table:table-cell>
          <table:table-cell office:value-type="float" office:value="0.2463679" calcext:value-type="float">
            <text:p>0.2463679</text:p>
          </table:table-cell>
          <table:table-cell office:value-type="float" office:value="0.5282373" calcext:value-type="float">
            <text:p>0.5282373</text:p>
          </table:table-cell>
          <table:table-cell office:value-type="float" office:value="0.1196386" calcext:value-type="float">
            <text:p>0.1196386</text:p>
          </table:table-cell>
          <table:table-cell office:value-type="float" office:value="0.01239943" calcext:value-type="float">
            <text:p>0.01239943</text:p>
          </table:table-cell>
          <table:table-cell office:value-type="float" office:value="0.04215705" calcext:value-type="float">
            <text:p>0.04215705</text:p>
          </table:table-cell>
          <table:table-cell office:value-type="float" office:value="0.02717129" calcext:value-type="float">
            <text:p>0.02717129</text:p>
          </table:table-cell>
          <table:table-cell office:value-type="float" office:value="0.07558434" calcext:value-type="float">
            <text:p>0.07558434</text:p>
          </table:table-cell>
          <table:table-cell office:value-type="float" office:value="0.1347371" calcext:value-type="float">
            <text:p>0.1347371</text:p>
          </table:table-cell>
          <table:table-cell office:value-type="float" office:value="0.1351483" calcext:value-type="float">
            <text:p>0.1351483</text:p>
          </table:table-cell>
          <table:table-cell office:value-type="float" office:value="0.1383997" calcext:value-type="float">
            <text:p>0.1383997</text:p>
          </table:table-cell>
          <table:table-cell office:value-type="float" office:value="0.1446662" calcext:value-type="float">
            <text:p>0.1446662</text:p>
          </table:table-cell>
          <table:table-cell office:value-type="float" office:value="0.1566179" calcext:value-type="float">
            <text:p>0.1566179</text:p>
          </table:table-cell>
          <table:table-cell office:value-type="float" office:value="0.1617126" calcext:value-type="float">
            <text:p>0.1617126</text:p>
          </table:table-cell>
          <table:table-cell office:value-type="float" office:value="0" calcext:value-type="float">
            <text:p>0</text:p>
          </table:table-cell>
          <table:table-cell office:value-type="float" office:value="19.52878" calcext:value-type="float">
            <text:p>19.52878</text:p>
          </table:table-cell>
          <table:table-cell office:value-type="float" office:value="17.30577" calcext:value-type="float">
            <text:p>17.30577</text:p>
          </table:table-cell>
          <table:table-cell office:value-type="float" office:value="32.65538" calcext:value-type="float">
            <text:p>32.65538</text:p>
          </table:table-cell>
          <table:table-cell office:value-type="float" office:value="5.062295" calcext:value-type="float">
            <text:p>5.062295</text:p>
          </table:table-cell>
          <table:table-cell office:value-type="float" office:value="3.911529" calcext:value-type="float">
            <text:p>3.911529</text:p>
          </table:table-cell>
          <table:table-cell office:value-type="float" office:value="1.824358" calcext:value-type="float">
            <text:p>1.824358</text:p>
          </table:table-cell>
          <table:table-cell office:value-type="float" office:value="1.810053" calcext:value-type="float">
            <text:p>1.810053</text:p>
          </table:table-cell>
          <table:table-cell office:value-type="float" office:value="3.855132" calcext:value-type="float">
            <text:p>3.855132</text:p>
          </table:table-cell>
          <table:table-cell office:value-type="float" office:value="6.469449" calcext:value-type="float">
            <text:p>6.469449</text:p>
          </table:table-cell>
          <table:table-cell office:value-type="float" office:value="6.85615" calcext:value-type="float">
            <text:p>6.85615</text:p>
          </table:table-cell>
          <table:table-cell office:value-type="float" office:value="7.403365" calcext:value-type="float">
            <text:p>7.403365</text:p>
          </table:table-cell>
          <table:table-cell office:value-type="float" office:value="7.980121" calcext:value-type="float">
            <text:p>7.980121</text:p>
          </table:table-cell>
          <table:table-cell office:value-type="float" office:value="9.124034" calcext:value-type="float">
            <text:p>9.124034</text:p>
          </table:table-cell>
          <table:table-cell office:value-type="float" office:value="9.618641" calcext:value-type="float">
            <text:p>9.618641</text:p>
          </table:table-cell>
          <table:table-cell office:value-type="float" office:value="0" calcext:value-type="float">
            <text:p>0</text:p>
          </table:table-cell>
          <table:table-cell office:value-type="float" office:value="15.51754" calcext:value-type="float">
            <text:p>15.51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258" calcext:value-type="float">
            <text:p>2.7725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1.585342" calcext:value-type="float">
            <text:p>1.585342</text:p>
          </table:table-cell>
          <table:table-cell office:value-type="float" office:value="136.0936" calcext:value-type="float">
            <text:p>136.0936</text:p>
          </table:table-cell>
          <table:table-cell office:value-type="float" office:value="5" calcext:value-type="float">
            <text:p>5</text:p>
          </table:table-cell>
          <table:table-cell office:value-type="float" office:value="-3.788492" calcext:value-type="float">
            <text:p>-3.788492</text:p>
          </table:table-cell>
          <table:table-cell office:value-type="float" office:value="30.08307" calcext:value-type="float">
            <text:p>30.08307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2109" calcext:value-type="float">
            <text:p>0.0003652109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4008" calcext:value-type="float">
            <text:p>0.01164008</text:p>
          </table:table-cell>
          <table:table-cell office:value-type="float" office:value="1173.541" calcext:value-type="float">
            <text:p>1173.541</text:p>
          </table:table-cell>
          <table:table-cell office:value-type="float" office:value="1.439841" calcext:value-type="float">
            <text:p>1.439841</text:p>
          </table:table-cell>
          <table:table-cell office:value-type="float" office:value="0" calcext:value-type="float">
            <text:p>0</text:p>
          </table:table-cell>
          <table:table-cell office:value-type="float" office:value="0.01520123" calcext:value-type="float">
            <text:p>0.01520123</text:p>
          </table:table-cell>
          <table:table-cell office:value-type="float" office:value="0.1743531" calcext:value-type="float">
            <text:p>0.1743531</text:p>
          </table:table-cell>
          <table:table-cell office:value-type="float" office:value="0.2932746" calcext:value-type="float">
            <text:p>0.2932746</text:p>
          </table:table-cell>
          <table:table-cell office:value-type="float" office:value="0.1114182" calcext:value-type="float">
            <text:p>0.1114182</text:p>
          </table:table-cell>
          <table:table-cell office:value-type="float" office:value="0.03528646" calcext:value-type="float">
            <text:p>0.03528646</text:p>
          </table:table-cell>
          <table:table-cell office:value-type="float" office:value="0.04533233" calcext:value-type="float">
            <text:p>0.04533233</text:p>
          </table:table-cell>
          <table:table-cell office:value-type="float" office:value="0.03364401" calcext:value-type="float">
            <text:p>0.03364401</text:p>
          </table:table-cell>
          <table:table-cell office:value-type="float" office:value="0.07529988" calcext:value-type="float">
            <text:p>0.07529988</text:p>
          </table:table-cell>
          <table:table-cell office:value-type="float" office:value="0.1348359" calcext:value-type="float">
            <text:p>0.1348359</text:p>
          </table:table-cell>
          <table:table-cell office:value-type="float" office:value="0.1354508" calcext:value-type="float">
            <text:p>0.1354508</text:p>
          </table:table-cell>
          <table:table-cell office:value-type="float" office:value="0.1388846" calcext:value-type="float">
            <text:p>0.1388846</text:p>
          </table:table-cell>
          <table:table-cell office:value-type="float" office:value="0.1454787" calcext:value-type="float">
            <text:p>0.1454787</text:p>
          </table:table-cell>
          <table:table-cell office:value-type="float" office:value="0.1566752" calcext:value-type="float">
            <text:p>0.1566752</text:p>
          </table:table-cell>
          <table:table-cell office:value-type="float" office:value="0.161768" calcext:value-type="float">
            <text:p>0.161768</text:p>
          </table:table-cell>
          <table:table-cell office:value-type="float" office:value="0" calcext:value-type="float">
            <text:p>0</text:p>
          </table:table-cell>
          <table:table-cell office:value-type="float" office:value="19.44791" calcext:value-type="float">
            <text:p>19.44791</text:p>
          </table:table-cell>
          <table:table-cell office:value-type="float" office:value="17.31863" calcext:value-type="float">
            <text:p>17.31863</text:p>
          </table:table-cell>
          <table:table-cell office:value-type="float" office:value="32.67299" calcext:value-type="float">
            <text:p>32.67299</text:p>
          </table:table-cell>
          <table:table-cell office:value-type="float" office:value="5.078465" calcext:value-type="float">
            <text:p>5.078465</text:p>
          </table:table-cell>
          <table:table-cell office:value-type="float" office:value="3.9089" calcext:value-type="float">
            <text:p>3.9089</text:p>
          </table:table-cell>
          <table:table-cell office:value-type="float" office:value="1.828591" calcext:value-type="float">
            <text:p>1.828591</text:p>
          </table:table-cell>
          <table:table-cell office:value-type="float" office:value="1.813042" calcext:value-type="float">
            <text:p>1.813042</text:p>
          </table:table-cell>
          <table:table-cell office:value-type="float" office:value="3.862056" calcext:value-type="float">
            <text:p>3.862056</text:p>
          </table:table-cell>
          <table:table-cell office:value-type="float" office:value="6.47777" calcext:value-type="float">
            <text:p>6.47777</text:p>
          </table:table-cell>
          <table:table-cell office:value-type="float" office:value="6.863516" calcext:value-type="float">
            <text:p>6.863516</text:p>
          </table:table-cell>
          <table:table-cell office:value-type="float" office:value="7.410203" calcext:value-type="float">
            <text:p>7.410203</text:p>
          </table:table-cell>
          <table:table-cell office:value-type="float" office:value="7.986495" calcext:value-type="float">
            <text:p>7.986495</text:p>
          </table:table-cell>
          <table:table-cell office:value-type="float" office:value="9.129269" calcext:value-type="float">
            <text:p>9.129269</text:p>
          </table:table-cell>
          <table:table-cell office:value-type="float" office:value="9.623793" calcext:value-type="float">
            <text:p>9.623793</text:p>
          </table:table-cell>
          <table:table-cell office:value-type="float" office:value="0" calcext:value-type="float">
            <text:p>0</text:p>
          </table:table-cell>
          <table:table-cell office:value-type="float" office:value="6.809671" calcext:value-type="float">
            <text:p>6.809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788" calcext:value-type="float">
            <text:p>2.787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1.57674" calcext:value-type="float">
            <text:p>1.57674</text:p>
          </table:table-cell>
          <table:table-cell office:value-type="float" office:value="136.0893" calcext:value-type="float">
            <text:p>136.0893</text:p>
          </table:table-cell>
          <table:table-cell office:value-type="float" office:value="5" calcext:value-type="float">
            <text:p>5</text:p>
          </table:table-cell>
          <table:table-cell office:value-type="float" office:value="-3.785806" calcext:value-type="float">
            <text:p>-3.785806</text:p>
          </table:table-cell>
          <table:table-cell office:value-type="float" office:value="30.10908" calcext:value-type="float">
            <text:p>30.10908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2111" calcext:value-type="float">
            <text:p>0.0003652111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4008" calcext:value-type="float">
            <text:p>0.01164008</text:p>
          </table:table-cell>
          <table:table-cell office:value-type="float" office:value="1173.528" calcext:value-type="float">
            <text:p>1173.528</text:p>
          </table:table-cell>
          <table:table-cell office:value-type="float" office:value="1.42759" calcext:value-type="float">
            <text:p>1.42759</text:p>
          </table:table-cell>
          <table:table-cell office:value-type="float" office:value="0" calcext:value-type="float">
            <text:p>0</text:p>
          </table:table-cell>
          <table:table-cell office:value-type="float" office:value="0.01870279" calcext:value-type="float">
            <text:p>0.01870279</text:p>
          </table:table-cell>
          <table:table-cell office:value-type="float" office:value="0.242251" calcext:value-type="float">
            <text:p>0.242251</text:p>
          </table:table-cell>
          <table:table-cell office:value-type="float" office:value="0.3333764" calcext:value-type="float">
            <text:p>0.3333764</text:p>
          </table:table-cell>
          <table:table-cell office:value-type="float" office:value="0.1069378" calcext:value-type="float">
            <text:p>0.1069378</text:p>
          </table:table-cell>
          <table:table-cell office:value-type="float" office:value="0.07693175" calcext:value-type="float">
            <text:p>0.07693175</text:p>
          </table:table-cell>
          <table:table-cell office:value-type="float" office:value="0.04487889" calcext:value-type="float">
            <text:p>0.04487889</text:p>
          </table:table-cell>
          <table:table-cell office:value-type="float" office:value="0.03625164" calcext:value-type="float">
            <text:p>0.03625164</text:p>
          </table:table-cell>
          <table:table-cell office:value-type="float" office:value="0.07518938" calcext:value-type="float">
            <text:p>0.07518938</text:p>
          </table:table-cell>
          <table:table-cell office:value-type="float" office:value="0.1350723" calcext:value-type="float">
            <text:p>0.1350723</text:p>
          </table:table-cell>
          <table:table-cell office:value-type="float" office:value="0.1357202" calcext:value-type="float">
            <text:p>0.1357202</text:p>
          </table:table-cell>
          <table:table-cell office:value-type="float" office:value="0.1393095" calcext:value-type="float">
            <text:p>0.1393095</text:p>
          </table:table-cell>
          <table:table-cell office:value-type="float" office:value="0.1460862" calcext:value-type="float">
            <text:p>0.1460862</text:p>
          </table:table-cell>
          <table:table-cell office:value-type="float" office:value="0.1567319" calcext:value-type="float">
            <text:p>0.1567319</text:p>
          </table:table-cell>
          <table:table-cell office:value-type="float" office:value="0.1618235" calcext:value-type="float">
            <text:p>0.1618235</text:p>
          </table:table-cell>
          <table:table-cell office:value-type="float" office:value="0" calcext:value-type="float">
            <text:p>0</text:p>
          </table:table-cell>
          <table:table-cell office:value-type="float" office:value="19.38095" calcext:value-type="float">
            <text:p>19.38095</text:p>
          </table:table-cell>
          <table:table-cell office:value-type="float" office:value="17.36187" calcext:value-type="float">
            <text:p>17.36187</text:p>
          </table:table-cell>
          <table:table-cell office:value-type="float" office:value="32.66748" calcext:value-type="float">
            <text:p>32.66748</text:p>
          </table:table-cell>
          <table:table-cell office:value-type="float" office:value="5.095712" calcext:value-type="float">
            <text:p>5.095712</text:p>
          </table:table-cell>
          <table:table-cell office:value-type="float" office:value="3.914676" calcext:value-type="float">
            <text:p>3.914676</text:p>
          </table:table-cell>
          <table:table-cell office:value-type="float" office:value="1.83295" calcext:value-type="float">
            <text:p>1.83295</text:p>
          </table:table-cell>
          <table:table-cell office:value-type="float" office:value="1.816878" calcext:value-type="float">
            <text:p>1.816878</text:p>
          </table:table-cell>
          <table:table-cell office:value-type="float" office:value="3.868949" calcext:value-type="float">
            <text:p>3.868949</text:p>
          </table:table-cell>
          <table:table-cell office:value-type="float" office:value="6.48609" calcext:value-type="float">
            <text:p>6.48609</text:p>
          </table:table-cell>
          <table:table-cell office:value-type="float" office:value="6.870928" calcext:value-type="float">
            <text:p>6.870928</text:p>
          </table:table-cell>
          <table:table-cell office:value-type="float" office:value="7.41713" calcext:value-type="float">
            <text:p>7.41713</text:p>
          </table:table-cell>
          <table:table-cell office:value-type="float" office:value="7.993004" calcext:value-type="float">
            <text:p>7.993004</text:p>
          </table:table-cell>
          <table:table-cell office:value-type="float" office:value="9.134463" calcext:value-type="float">
            <text:p>9.134463</text:p>
          </table:table-cell>
          <table:table-cell office:value-type="float" office:value="9.628959" calcext:value-type="float">
            <text:p>9.628959</text:p>
          </table:table-cell>
          <table:table-cell office:value-type="float" office:value="0" calcext:value-type="float">
            <text:p>0</text:p>
          </table:table-cell>
          <table:table-cell office:value-type="float" office:value="13.09989" calcext:value-type="float">
            <text:p>13.09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5645" calcext:value-type="float">
            <text:p>2.8056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1.570571" calcext:value-type="float">
            <text:p>1.570571</text:p>
          </table:table-cell>
          <table:table-cell office:value-type="float" office:value="136.0856" calcext:value-type="float">
            <text:p>136.0856</text:p>
          </table:table-cell>
          <table:table-cell office:value-type="float" office:value="5" calcext:value-type="float">
            <text:p>5</text:p>
          </table:table-cell>
          <table:table-cell office:value-type="float" office:value="-3.782521" calcext:value-type="float">
            <text:p>-3.782521</text:p>
          </table:table-cell>
          <table:table-cell office:value-type="float" office:value="30.13663" calcext:value-type="float">
            <text:p>30.13663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2111" calcext:value-type="float">
            <text:p>0.0003652111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4008" calcext:value-type="float">
            <text:p>0.01164008</text:p>
          </table:table-cell>
          <table:table-cell office:value-type="float" office:value="1173.515" calcext:value-type="float">
            <text:p>1173.515</text:p>
          </table:table-cell>
          <table:table-cell office:value-type="float" office:value="1.427183" calcext:value-type="float">
            <text:p>1.427183</text:p>
          </table:table-cell>
          <table:table-cell office:value-type="float" office:value="0" calcext:value-type="float">
            <text:p>0</text:p>
          </table:table-cell>
          <table:table-cell office:value-type="float" office:value="0.05373569" calcext:value-type="float">
            <text:p>0.05373569</text:p>
          </table:table-cell>
          <table:table-cell office:value-type="float" office:value="0.2220672" calcext:value-type="float">
            <text:p>0.2220672</text:p>
          </table:table-cell>
          <table:table-cell office:value-type="float" office:value="0.321559" calcext:value-type="float">
            <text:p>0.321559</text:p>
          </table:table-cell>
          <table:table-cell office:value-type="float" office:value="0.1022285" calcext:value-type="float">
            <text:p>0.1022285</text:p>
          </table:table-cell>
          <table:table-cell office:value-type="float" office:value="0.08916106" calcext:value-type="float">
            <text:p>0.08916106</text:p>
          </table:table-cell>
          <table:table-cell office:value-type="float" office:value="0.04476998" calcext:value-type="float">
            <text:p>0.04476998</text:p>
          </table:table-cell>
          <table:table-cell office:value-type="float" office:value="0.0371869" calcext:value-type="float">
            <text:p>0.0371869</text:p>
          </table:table-cell>
          <table:table-cell office:value-type="float" office:value="0.0753264" calcext:value-type="float">
            <text:p>0.0753264</text:p>
          </table:table-cell>
          <table:table-cell office:value-type="float" office:value="0.1352978" calcext:value-type="float">
            <text:p>0.1352978</text:p>
          </table:table-cell>
          <table:table-cell office:value-type="float" office:value="0.1359423" calcext:value-type="float">
            <text:p>0.1359423</text:p>
          </table:table-cell>
          <table:table-cell office:value-type="float" office:value="0.1396419" calcext:value-type="float">
            <text:p>0.1396419</text:p>
          </table:table-cell>
          <table:table-cell office:value-type="float" office:value="0.1465192" calcext:value-type="float">
            <text:p>0.1465192</text:p>
          </table:table-cell>
          <table:table-cell office:value-type="float" office:value="0.1567886" calcext:value-type="float">
            <text:p>0.1567886</text:p>
          </table:table-cell>
          <table:table-cell office:value-type="float" office:value="0.1618789" calcext:value-type="float">
            <text:p>0.1618789</text:p>
          </table:table-cell>
          <table:table-cell office:value-type="float" office:value="0" calcext:value-type="float">
            <text:p>0</text:p>
          </table:table-cell>
          <table:table-cell office:value-type="float" office:value="19.35103" calcext:value-type="float">
            <text:p>19.35103</text:p>
          </table:table-cell>
          <table:table-cell office:value-type="float" office:value="17.40405" calcext:value-type="float">
            <text:p>17.40405</text:p>
          </table:table-cell>
          <table:table-cell office:value-type="float" office:value="32.68122" calcext:value-type="float">
            <text:p>32.68122</text:p>
          </table:table-cell>
          <table:table-cell office:value-type="float" office:value="5.111224" calcext:value-type="float">
            <text:p>5.111224</text:p>
          </table:table-cell>
          <table:table-cell office:value-type="float" office:value="3.927118" calcext:value-type="float">
            <text:p>3.927118</text:p>
          </table:table-cell>
          <table:table-cell office:value-type="float" office:value="1.837306" calcext:value-type="float">
            <text:p>1.837306</text:p>
          </table:table-cell>
          <table:table-cell office:value-type="float" office:value="1.820947" calcext:value-type="float">
            <text:p>1.820947</text:p>
          </table:table-cell>
          <table:table-cell office:value-type="float" office:value="3.875817" calcext:value-type="float">
            <text:p>3.875817</text:p>
          </table:table-cell>
          <table:table-cell office:value-type="float" office:value="6.494429" calcext:value-type="float">
            <text:p>6.494429</text:p>
          </table:table-cell>
          <table:table-cell office:value-type="float" office:value="6.87837" calcext:value-type="float">
            <text:p>6.87837</text:p>
          </table:table-cell>
          <table:table-cell office:value-type="float" office:value="7.424119" calcext:value-type="float">
            <text:p>7.424119</text:p>
          </table:table-cell>
          <table:table-cell office:value-type="float" office:value="7.999617" calcext:value-type="float">
            <text:p>7.999617</text:p>
          </table:table-cell>
          <table:table-cell office:value-type="float" office:value="9.139657" calcext:value-type="float">
            <text:p>9.139657</text:p>
          </table:table-cell>
          <table:table-cell office:value-type="float" office:value="9.634123" calcext:value-type="float">
            <text:p>9.634123</text:p>
          </table:table-cell>
          <table:table-cell office:value-type="float" office:value="0" calcext:value-type="float">
            <text:p>0</text:p>
          </table:table-cell>
          <table:table-cell office:value-type="float" office:value="14.14542" calcext:value-type="float">
            <text:p>14.14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0312" calcext:value-type="float">
            <text:p>2.8203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1.565879" calcext:value-type="float">
            <text:p>1.565879</text:p>
          </table:table-cell>
          <table:table-cell office:value-type="float" office:value="136.0817" calcext:value-type="float">
            <text:p>136.0817</text:p>
          </table:table-cell>
          <table:table-cell office:value-type="float" office:value="5" calcext:value-type="float">
            <text:p>5</text:p>
          </table:table-cell>
          <table:table-cell office:value-type="float" office:value="-3.778115" calcext:value-type="float">
            <text:p>-3.778115</text:p>
          </table:table-cell>
          <table:table-cell office:value-type="float" office:value="30.16374" calcext:value-type="float">
            <text:p>30.16374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2111" calcext:value-type="float">
            <text:p>0.0003652111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4008" calcext:value-type="float">
            <text:p>0.01164008</text:p>
          </table:table-cell>
          <table:table-cell office:value-type="float" office:value="1173.501" calcext:value-type="float">
            <text:p>1173.501</text:p>
          </table:table-cell>
          <table:table-cell office:value-type="float" office:value="1.427113" calcext:value-type="float">
            <text:p>1.427113</text:p>
          </table:table-cell>
          <table:table-cell office:value-type="float" office:value="0" calcext:value-type="float">
            <text:p>0</text:p>
          </table:table-cell>
          <table:table-cell office:value-type="float" office:value="0.2480809" calcext:value-type="float">
            <text:p>0.2480809</text:p>
          </table:table-cell>
          <table:table-cell office:value-type="float" office:value="0.2374134" calcext:value-type="float">
            <text:p>0.2374134</text:p>
          </table:table-cell>
          <table:table-cell office:value-type="float" office:value="0.3280213" calcext:value-type="float">
            <text:p>0.3280213</text:p>
          </table:table-cell>
          <table:table-cell office:value-type="float" office:value="0.09832615" calcext:value-type="float">
            <text:p>0.09832615</text:p>
          </table:table-cell>
          <table:table-cell office:value-type="float" office:value="0.08841236" calcext:value-type="float">
            <text:p>0.08841236</text:p>
          </table:table-cell>
          <table:table-cell office:value-type="float" office:value="0.04341746" calcext:value-type="float">
            <text:p>0.04341746</text:p>
          </table:table-cell>
          <table:table-cell office:value-type="float" office:value="0.03731006" calcext:value-type="float">
            <text:p>0.03731006</text:p>
          </table:table-cell>
          <table:table-cell office:value-type="float" office:value="0.07534793" calcext:value-type="float">
            <text:p>0.07534793</text:p>
          </table:table-cell>
          <table:table-cell office:value-type="float" office:value="0.1354532" calcext:value-type="float">
            <text:p>0.1354532</text:p>
          </table:table-cell>
          <table:table-cell office:value-type="float" office:value="0.1361056" calcext:value-type="float">
            <text:p>0.1361056</text:p>
          </table:table-cell>
          <table:table-cell office:value-type="float" office:value="0.1398697" calcext:value-type="float">
            <text:p>0.1398697</text:p>
          </table:table-cell>
          <table:table-cell office:value-type="float" office:value="0.1468147" calcext:value-type="float">
            <text:p>0.1468147</text:p>
          </table:table-cell>
          <table:table-cell office:value-type="float" office:value="0.1568453" calcext:value-type="float">
            <text:p>0.1568453</text:p>
          </table:table-cell>
          <table:table-cell office:value-type="float" office:value="0.1619343" calcext:value-type="float">
            <text:p>0.1619343</text:p>
          </table:table-cell>
          <table:table-cell office:value-type="float" office:value="0" calcext:value-type="float">
            <text:p>0</text:p>
          </table:table-cell>
          <table:table-cell office:value-type="float" office:value="19.34794" calcext:value-type="float">
            <text:p>19.34794</text:p>
          </table:table-cell>
          <table:table-cell office:value-type="float" office:value="17.43839" calcext:value-type="float">
            <text:p>17.43839</text:p>
          </table:table-cell>
          <table:table-cell office:value-type="float" office:value="32.68792" calcext:value-type="float">
            <text:p>32.68792</text:p>
          </table:table-cell>
          <table:table-cell office:value-type="float" office:value="5.125184" calcext:value-type="float">
            <text:p>5.125184</text:p>
          </table:table-cell>
          <table:table-cell office:value-type="float" office:value="3.940394" calcext:value-type="float">
            <text:p>3.940394</text:p>
          </table:table-cell>
          <table:table-cell office:value-type="float" office:value="1.841513" calcext:value-type="float">
            <text:p>1.841513</text:p>
          </table:table-cell>
          <table:table-cell office:value-type="float" office:value="1.825027" calcext:value-type="float">
            <text:p>1.825027</text:p>
          </table:table-cell>
          <table:table-cell office:value-type="float" office:value="3.882677" calcext:value-type="float">
            <text:p>3.882677</text:p>
          </table:table-cell>
          <table:table-cell office:value-type="float" office:value="6.502754" calcext:value-type="float">
            <text:p>6.502754</text:p>
          </table:table-cell>
          <table:table-cell office:value-type="float" office:value="6.885812" calcext:value-type="float">
            <text:p>6.885812</text:p>
          </table:table-cell>
          <table:table-cell office:value-type="float" office:value="7.431133" calcext:value-type="float">
            <text:p>7.431133</text:p>
          </table:table-cell>
          <table:table-cell office:value-type="float" office:value="8.006287" calcext:value-type="float">
            <text:p>8.006287</text:p>
          </table:table-cell>
          <table:table-cell office:value-type="float" office:value="9.144852" calcext:value-type="float">
            <text:p>9.144852</text:p>
          </table:table-cell>
          <table:table-cell office:value-type="float" office:value="9.639282" calcext:value-type="float">
            <text:p>9.639282</text:p>
          </table:table-cell>
          <table:table-cell office:value-type="float" office:value="0" calcext:value-type="float">
            <text:p>0</text:p>
          </table:table-cell>
          <table:table-cell office:value-type="float" office:value="10.91248" calcext:value-type="float">
            <text:p>10.9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3617" calcext:value-type="float">
            <text:p>2.83361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1.560352" calcext:value-type="float">
            <text:p>1.560352</text:p>
          </table:table-cell>
          <table:table-cell office:value-type="float" office:value="136.077" calcext:value-type="float">
            <text:p>136.077</text:p>
          </table:table-cell>
          <table:table-cell office:value-type="float" office:value="5" calcext:value-type="float">
            <text:p>5</text:p>
          </table:table-cell>
          <table:table-cell office:value-type="float" office:value="-3.774806" calcext:value-type="float">
            <text:p>-3.774806</text:p>
          </table:table-cell>
          <table:table-cell office:value-type="float" office:value="30.19152" calcext:value-type="float">
            <text:p>30.19152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2111" calcext:value-type="float">
            <text:p>0.0003652111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4008" calcext:value-type="float">
            <text:p>0.01164008</text:p>
          </table:table-cell>
          <table:table-cell office:value-type="float" office:value="1173.487" calcext:value-type="float">
            <text:p>1173.487</text:p>
          </table:table-cell>
          <table:table-cell office:value-type="float" office:value="1.424827" calcext:value-type="float">
            <text:p>1.424827</text:p>
          </table:table-cell>
          <table:table-cell office:value-type="float" office:value="0" calcext:value-type="float">
            <text:p>0</text:p>
          </table:table-cell>
          <table:table-cell office:value-type="float" office:value="0.5920058" calcext:value-type="float">
            <text:p>0.5920058</text:p>
          </table:table-cell>
          <table:table-cell office:value-type="float" office:value="0.2726638" calcext:value-type="float">
            <text:p>0.2726638</text:p>
          </table:table-cell>
          <table:table-cell office:value-type="float" office:value="0.3486831" calcext:value-type="float">
            <text:p>0.3486831</text:p>
          </table:table-cell>
          <table:table-cell office:value-type="float" office:value="0.09632912" calcext:value-type="float">
            <text:p>0.09632912</text:p>
          </table:table-cell>
          <table:table-cell office:value-type="float" office:value="0.08361762" calcext:value-type="float">
            <text:p>0.08361762</text:p>
          </table:table-cell>
          <table:table-cell office:value-type="float" office:value="0.04183845" calcext:value-type="float">
            <text:p>0.04183845</text:p>
          </table:table-cell>
          <table:table-cell office:value-type="float" office:value="0.03656629" calcext:value-type="float">
            <text:p>0.03656629</text:p>
          </table:table-cell>
          <table:table-cell office:value-type="float" office:value="0.07450297" calcext:value-type="float">
            <text:p>0.07450297</text:p>
          </table:table-cell>
          <table:table-cell office:value-type="float" office:value="0.1348742" calcext:value-type="float">
            <text:p>0.1348742</text:p>
          </table:table-cell>
          <table:table-cell office:value-type="float" office:value="0.1358673" calcext:value-type="float">
            <text:p>0.1358673</text:p>
          </table:table-cell>
          <table:table-cell office:value-type="float" office:value="0.1397591" calcext:value-type="float">
            <text:p>0.1397591</text:p>
          </table:table-cell>
          <table:table-cell office:value-type="float" office:value="0.1466471" calcext:value-type="float">
            <text:p>0.1466471</text:p>
          </table:table-cell>
          <table:table-cell office:value-type="float" office:value="0.1569017" calcext:value-type="float">
            <text:p>0.1569017</text:p>
          </table:table-cell>
          <table:table-cell office:value-type="float" office:value="0.1619898" calcext:value-type="float">
            <text:p>0.1619898</text:p>
          </table:table-cell>
          <table:table-cell office:value-type="float" office:value="0" calcext:value-type="float">
            <text:p>0</text:p>
          </table:table-cell>
          <table:table-cell office:value-type="float" office:value="19.38326" calcext:value-type="float">
            <text:p>19.38326</text:p>
          </table:table-cell>
          <table:table-cell office:value-type="float" office:value="17.47678" calcext:value-type="float">
            <text:p>17.47678</text:p>
          </table:table-cell>
          <table:table-cell office:value-type="float" office:value="32.70044" calcext:value-type="float">
            <text:p>32.70044</text:p>
          </table:table-cell>
          <table:table-cell office:value-type="float" office:value="5.138364" calcext:value-type="float">
            <text:p>5.138364</text:p>
          </table:table-cell>
          <table:table-cell office:value-type="float" office:value="3.953089" calcext:value-type="float">
            <text:p>3.953089</text:p>
          </table:table-cell>
          <table:table-cell office:value-type="float" office:value="1.845516" calcext:value-type="float">
            <text:p>1.845516</text:p>
          </table:table-cell>
          <table:table-cell office:value-type="float" office:value="1.82901" calcext:value-type="float">
            <text:p>1.82901</text:p>
          </table:table-cell>
          <table:table-cell office:value-type="float" office:value="3.88943" calcext:value-type="float">
            <text:p>3.88943</text:p>
          </table:table-cell>
          <table:table-cell office:value-type="float" office:value="6.511029" calcext:value-type="float">
            <text:p>6.511029</text:p>
          </table:table-cell>
          <table:table-cell office:value-type="float" office:value="6.893232" calcext:value-type="float">
            <text:p>6.893232</text:p>
          </table:table-cell>
          <table:table-cell office:value-type="float" office:value="7.438141" calcext:value-type="float">
            <text:p>7.438141</text:p>
          </table:table-cell>
          <table:table-cell office:value-type="float" office:value="8.012945" calcext:value-type="float">
            <text:p>8.012945</text:p>
          </table:table-cell>
          <table:table-cell office:value-type="float" office:value="9.150046" calcext:value-type="float">
            <text:p>9.150046</text:p>
          </table:table-cell>
          <table:table-cell office:value-type="float" office:value="9.644442" calcext:value-type="float">
            <text:p>9.644442</text:p>
          </table:table-cell>
          <table:table-cell office:value-type="float" office:value="0" calcext:value-type="float">
            <text:p>0</text:p>
          </table:table-cell>
          <table:table-cell office:value-type="float" office:value="5.453399" calcext:value-type="float">
            <text:p>5.453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7124" calcext:value-type="float">
            <text:p>2.8471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1.554084" calcext:value-type="float">
            <text:p>1.554084</text:p>
          </table:table-cell>
          <table:table-cell office:value-type="float" office:value="136.0712" calcext:value-type="float">
            <text:p>136.0712</text:p>
          </table:table-cell>
          <table:table-cell office:value-type="float" office:value="5" calcext:value-type="float">
            <text:p>5</text:p>
          </table:table-cell>
          <table:table-cell office:value-type="float" office:value="-3.772688" calcext:value-type="float">
            <text:p>-3.772688</text:p>
          </table:table-cell>
          <table:table-cell office:value-type="float" office:value="30.21983" calcext:value-type="float">
            <text:p>30.21983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2111" calcext:value-type="float">
            <text:p>0.0003652111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4008" calcext:value-type="float">
            <text:p>0.01164008</text:p>
          </table:table-cell>
          <table:table-cell office:value-type="float" office:value="1173.473" calcext:value-type="float">
            <text:p>1173.473</text:p>
          </table:table-cell>
          <table:table-cell office:value-type="float" office:value="1.421097" calcext:value-type="float">
            <text:p>1.421097</text:p>
          </table:table-cell>
          <table:table-cell office:value-type="float" office:value="0" calcext:value-type="float">
            <text:p>0</text:p>
          </table:table-cell>
          <table:table-cell office:value-type="float" office:value="0.6733131" calcext:value-type="float">
            <text:p>0.6733131</text:p>
          </table:table-cell>
          <table:table-cell office:value-type="float" office:value="0.3329899" calcext:value-type="float">
            <text:p>0.3329899</text:p>
          </table:table-cell>
          <table:table-cell office:value-type="float" office:value="0.3901593" calcext:value-type="float">
            <text:p>0.3901593</text:p>
          </table:table-cell>
          <table:table-cell office:value-type="float" office:value="0.1021131" calcext:value-type="float">
            <text:p>0.1021131</text:p>
          </table:table-cell>
          <table:table-cell office:value-type="float" office:value="0.08623788" calcext:value-type="float">
            <text:p>0.08623788</text:p>
          </table:table-cell>
          <table:table-cell office:value-type="float" office:value="0.0421113" calcext:value-type="float">
            <text:p>0.0421113</text:p>
          </table:table-cell>
          <table:table-cell office:value-type="float" office:value="0.03611037" calcext:value-type="float">
            <text:p>0.03611037</text:p>
          </table:table-cell>
          <table:table-cell office:value-type="float" office:value="0.07357277" calcext:value-type="float">
            <text:p>0.07357277</text:p>
          </table:table-cell>
          <table:table-cell office:value-type="float" office:value="0.1340643" calcext:value-type="float">
            <text:p>0.1340643</text:p>
          </table:table-cell>
          <table:table-cell office:value-type="float" office:value="0.1354521" calcext:value-type="float">
            <text:p>0.1354521</text:p>
          </table:table-cell>
          <table:table-cell office:value-type="float" office:value="0.1395251" calcext:value-type="float">
            <text:p>0.1395251</text:p>
          </table:table-cell>
          <table:table-cell office:value-type="float" office:value="0.1463693" calcext:value-type="float">
            <text:p>0.1463693</text:p>
          </table:table-cell>
          <table:table-cell office:value-type="float" office:value="0.1569579" calcext:value-type="float">
            <text:p>0.1569579</text:p>
          </table:table-cell>
          <table:table-cell office:value-type="float" office:value="0.1620452" calcext:value-type="float">
            <text:p>0.1620452</text:p>
          </table:table-cell>
          <table:table-cell office:value-type="float" office:value="0" calcext:value-type="float">
            <text:p>0</text:p>
          </table:table-cell>
          <table:table-cell office:value-type="float" office:value="19.44892" calcext:value-type="float">
            <text:p>19.44892</text:p>
          </table:table-cell>
          <table:table-cell office:value-type="float" office:value="17.52314" calcext:value-type="float">
            <text:p>17.52314</text:p>
          </table:table-cell>
          <table:table-cell office:value-type="float" office:value="32.7214" calcext:value-type="float">
            <text:p>32.7214</text:p>
          </table:table-cell>
          <table:table-cell office:value-type="float" office:value="5.151599" calcext:value-type="float">
            <text:p>5.151599</text:p>
          </table:table-cell>
          <table:table-cell office:value-type="float" office:value="3.965012" calcext:value-type="float">
            <text:p>3.965012</text:p>
          </table:table-cell>
          <table:table-cell office:value-type="float" office:value="1.849348" calcext:value-type="float">
            <text:p>1.849348</text:p>
          </table:table-cell>
          <table:table-cell office:value-type="float" office:value="1.832727" calcext:value-type="float">
            <text:p>1.832727</text:p>
          </table:table-cell>
          <table:table-cell office:value-type="float" office:value="3.895838" calcext:value-type="float">
            <text:p>3.895838</text:p>
          </table:table-cell>
          <table:table-cell office:value-type="float" office:value="6.519034" calcext:value-type="float">
            <text:p>6.519034</text:p>
          </table:table-cell>
          <table:table-cell office:value-type="float" office:value="6.900501" calcext:value-type="float">
            <text:p>6.900501</text:p>
          </table:table-cell>
          <table:table-cell office:value-type="float" office:value="7.445056" calcext:value-type="float">
            <text:p>7.445056</text:p>
          </table:table-cell>
          <table:table-cell office:value-type="float" office:value="8.019472" calcext:value-type="float">
            <text:p>8.019472</text:p>
          </table:table-cell>
          <table:table-cell office:value-type="float" office:value="9.15524" calcext:value-type="float">
            <text:p>9.15524</text:p>
          </table:table-cell>
          <table:table-cell office:value-type="float" office:value="9.649607" calcext:value-type="float">
            <text:p>9.649607</text:p>
          </table:table-cell>
          <table:table-cell office:value-type="float" office:value="0" calcext:value-type="float">
            <text:p>0</text:p>
          </table:table-cell>
          <table:table-cell office:value-type="float" office:value="2.529672" calcext:value-type="float">
            <text:p>2.52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066" calcext:value-type="float">
            <text:p>2.8606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1.548578" calcext:value-type="float">
            <text:p>1.548578</text:p>
          </table:table-cell>
          <table:table-cell office:value-type="float" office:value="136.065" calcext:value-type="float">
            <text:p>136.065</text:p>
          </table:table-cell>
          <table:table-cell office:value-type="float" office:value="5" calcext:value-type="float">
            <text:p>5</text:p>
          </table:table-cell>
          <table:table-cell office:value-type="float" office:value="-3.769974" calcext:value-type="float">
            <text:p>-3.769974</text:p>
          </table:table-cell>
          <table:table-cell office:value-type="float" office:value="30.24881" calcext:value-type="float">
            <text:p>30.24881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2111" calcext:value-type="float">
            <text:p>0.0003652111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4008" calcext:value-type="float">
            <text:p>0.01164008</text:p>
          </table:table-cell>
          <table:table-cell office:value-type="float" office:value="1173.459" calcext:value-type="float">
            <text:p>1173.459</text:p>
          </table:table-cell>
          <table:table-cell office:value-type="float" office:value="1.415708" calcext:value-type="float">
            <text:p>1.415708</text:p>
          </table:table-cell>
          <table:table-cell office:value-type="float" office:value="0" calcext:value-type="float">
            <text:p>0</text:p>
          </table:table-cell>
          <table:table-cell office:value-type="float" office:value="0.6350361" calcext:value-type="float">
            <text:p>0.6350361</text:p>
          </table:table-cell>
          <table:table-cell office:value-type="float" office:value="0.389565" calcext:value-type="float">
            <text:p>0.389565</text:p>
          </table:table-cell>
          <table:table-cell office:value-type="float" office:value="0.4363439" calcext:value-type="float">
            <text:p>0.4363439</text:p>
          </table:table-cell>
          <table:table-cell office:value-type="float" office:value="0.108176" calcext:value-type="float">
            <text:p>0.108176</text:p>
          </table:table-cell>
          <table:table-cell office:value-type="float" office:value="0.09155777" calcext:value-type="float">
            <text:p>0.09155777</text:p>
          </table:table-cell>
          <table:table-cell office:value-type="float" office:value="0.04345966" calcext:value-type="float">
            <text:p>0.04345966</text:p>
          </table:table-cell>
          <table:table-cell office:value-type="float" office:value="0.03676081" calcext:value-type="float">
            <text:p>0.03676081</text:p>
          </table:table-cell>
          <table:table-cell office:value-type="float" office:value="0.07363686" calcext:value-type="float">
            <text:p>0.07363686</text:p>
          </table:table-cell>
          <table:table-cell office:value-type="float" office:value="0.1339524" calcext:value-type="float">
            <text:p>0.1339524</text:p>
          </table:table-cell>
          <table:table-cell office:value-type="float" office:value="0.1354008" calcext:value-type="float">
            <text:p>0.1354008</text:p>
          </table:table-cell>
          <table:table-cell office:value-type="float" office:value="0.1395361" calcext:value-type="float">
            <text:p>0.1395361</text:p>
          </table:table-cell>
          <table:table-cell office:value-type="float" office:value="0.1463995" calcext:value-type="float">
            <text:p>0.1463995</text:p>
          </table:table-cell>
          <table:table-cell office:value-type="float" office:value="0.1570138" calcext:value-type="float">
            <text:p>0.1570138</text:p>
          </table:table-cell>
          <table:table-cell office:value-type="float" office:value="0.1621006" calcext:value-type="float">
            <text:p>0.1621006</text:p>
          </table:table-cell>
          <table:table-cell office:value-type="float" office:value="0" calcext:value-type="float">
            <text:p>0</text:p>
          </table:table-cell>
          <table:table-cell office:value-type="float" office:value="19.51364" calcext:value-type="float">
            <text:p>19.51364</text:p>
          </table:table-cell>
          <table:table-cell office:value-type="float" office:value="17.57611" calcext:value-type="float">
            <text:p>17.57611</text:p>
          </table:table-cell>
          <table:table-cell office:value-type="float" office:value="32.75212" calcext:value-type="float">
            <text:p>32.75212</text:p>
          </table:table-cell>
          <table:table-cell office:value-type="float" office:value="5.16597" calcext:value-type="float">
            <text:p>5.16597</text:p>
          </table:table-cell>
          <table:table-cell office:value-type="float" office:value="3.977705" calcext:value-type="float">
            <text:p>3.977705</text:p>
          </table:table-cell>
          <table:table-cell office:value-type="float" office:value="1.85331" calcext:value-type="float">
            <text:p>1.85331</text:p>
          </table:table-cell>
          <table:table-cell office:value-type="float" office:value="1.836414" calcext:value-type="float">
            <text:p>1.836414</text:p>
          </table:table-cell>
          <table:table-cell office:value-type="float" office:value="3.902123" calcext:value-type="float">
            <text:p>3.902123</text:p>
          </table:table-cell>
          <table:table-cell office:value-type="float" office:value="6.526906" calcext:value-type="float">
            <text:p>6.526906</text:p>
          </table:table-cell>
          <table:table-cell office:value-type="float" office:value="6.907716" calcext:value-type="float">
            <text:p>6.907716</text:p>
          </table:table-cell>
          <table:table-cell office:value-type="float" office:value="7.451908" calcext:value-type="float">
            <text:p>7.451908</text:p>
          </table:table-cell>
          <table:table-cell office:value-type="float" office:value="8.025986" calcext:value-type="float">
            <text:p>8.025986</text:p>
          </table:table-cell>
          <table:table-cell office:value-type="float" office:value="9.160435" calcext:value-type="float">
            <text:p>9.160435</text:p>
          </table:table-cell>
          <table:table-cell office:value-type="float" office:value="9.654749" calcext:value-type="float">
            <text:p>9.654749</text:p>
          </table:table-cell>
          <table:table-cell office:value-type="float" office:value="0" calcext:value-type="float">
            <text:p>0</text:p>
          </table:table-cell>
          <table:table-cell office:value-type="float" office:value="1.361271" calcext:value-type="float">
            <text:p>1.361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74427" calcext:value-type="float">
            <text:p>2.87442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1.543353" calcext:value-type="float">
            <text:p>1.543353</text:p>
          </table:table-cell>
          <table:table-cell office:value-type="float" office:value="136.0586" calcext:value-type="float">
            <text:p>136.0586</text:p>
          </table:table-cell>
          <table:table-cell office:value-type="float" office:value="5" calcext:value-type="float">
            <text:p>5</text:p>
          </table:table-cell>
          <table:table-cell office:value-type="float" office:value="-3.767332" calcext:value-type="float">
            <text:p>-3.767332</text:p>
          </table:table-cell>
          <table:table-cell office:value-type="float" office:value="30.27793" calcext:value-type="float">
            <text:p>30.27793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2111" calcext:value-type="float">
            <text:p>0.0003652111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4008" calcext:value-type="float">
            <text:p>0.01164008</text:p>
          </table:table-cell>
          <table:table-cell office:value-type="float" office:value="1173.446" calcext:value-type="float">
            <text:p>1173.446</text:p>
          </table:table-cell>
          <table:table-cell office:value-type="float" office:value="1.408193" calcext:value-type="float">
            <text:p>1.408193</text:p>
          </table:table-cell>
          <table:table-cell office:value-type="float" office:value="0" calcext:value-type="float">
            <text:p>0</text:p>
          </table:table-cell>
          <table:table-cell office:value-type="float" office:value="0.5164329" calcext:value-type="float">
            <text:p>0.5164329</text:p>
          </table:table-cell>
          <table:table-cell office:value-type="float" office:value="0.405838" calcext:value-type="float">
            <text:p>0.405838</text:p>
          </table:table-cell>
          <table:table-cell office:value-type="float" office:value="0.4655561" calcext:value-type="float">
            <text:p>0.4655561</text:p>
          </table:table-cell>
          <table:table-cell office:value-type="float" office:value="0.110574" calcext:value-type="float">
            <text:p>0.110574</text:p>
          </table:table-cell>
          <table:table-cell office:value-type="float" office:value="0.09431813" calcext:value-type="float">
            <text:p>0.09431813</text:p>
          </table:table-cell>
          <table:table-cell office:value-type="float" office:value="0.04435149" calcext:value-type="float">
            <text:p>0.04435149</text:p>
          </table:table-cell>
          <table:table-cell office:value-type="float" office:value="0.03762884" calcext:value-type="float">
            <text:p>0.03762884</text:p>
          </table:table-cell>
          <table:table-cell office:value-type="float" office:value="0.07397995" calcext:value-type="float">
            <text:p>0.07397995</text:p>
          </table:table-cell>
          <table:table-cell office:value-type="float" office:value="0.1341038" calcext:value-type="float">
            <text:p>0.1341038</text:p>
          </table:table-cell>
          <table:table-cell office:value-type="float" office:value="0.1354856" calcext:value-type="float">
            <text:p>0.1354856</text:p>
          </table:table-cell>
          <table:table-cell office:value-type="float" office:value="0.1396311" calcext:value-type="float">
            <text:p>0.1396311</text:p>
          </table:table-cell>
          <table:table-cell office:value-type="float" office:value="0.1464855" calcext:value-type="float">
            <text:p>0.1464855</text:p>
          </table:table-cell>
          <table:table-cell office:value-type="float" office:value="0.1570697" calcext:value-type="float">
            <text:p>0.1570697</text:p>
          </table:table-cell>
          <table:table-cell office:value-type="float" office:value="0.1621561" calcext:value-type="float">
            <text:p>0.1621561</text:p>
          </table:table-cell>
          <table:table-cell office:value-type="float" office:value="0" calcext:value-type="float">
            <text:p>0</text:p>
          </table:table-cell>
          <table:table-cell office:value-type="float" office:value="19.56773" calcext:value-type="float">
            <text:p>19.56773</text:p>
          </table:table-cell>
          <table:table-cell office:value-type="float" office:value="17.6294" calcext:value-type="float">
            <text:p>17.6294</text:p>
          </table:table-cell>
          <table:table-cell office:value-type="float" office:value="32.78778" calcext:value-type="float">
            <text:p>32.78778</text:p>
          </table:table-cell>
          <table:table-cell office:value-type="float" office:value="5.180784" calcext:value-type="float">
            <text:p>5.180784</text:p>
          </table:table-cell>
          <table:table-cell office:value-type="float" office:value="3.990944" calcext:value-type="float">
            <text:p>3.990944</text:p>
          </table:table-cell>
          <table:table-cell office:value-type="float" office:value="1.857398" calcext:value-type="float">
            <text:p>1.857398</text:p>
          </table:table-cell>
          <table:table-cell office:value-type="float" office:value="1.840152" calcext:value-type="float">
            <text:p>1.840152</text:p>
          </table:table-cell>
          <table:table-cell office:value-type="float" office:value="3.908392" calcext:value-type="float">
            <text:p>3.908392</text:p>
          </table:table-cell>
          <table:table-cell office:value-type="float" office:value="6.534726" calcext:value-type="float">
            <text:p>6.534726</text:p>
          </table:table-cell>
          <table:table-cell office:value-type="float" office:value="6.914852" calcext:value-type="float">
            <text:p>6.914852</text:p>
          </table:table-cell>
          <table:table-cell office:value-type="float" office:value="7.458752" calcext:value-type="float">
            <text:p>7.458752</text:p>
          </table:table-cell>
          <table:table-cell office:value-type="float" office:value="8.032501" calcext:value-type="float">
            <text:p>8.032501</text:p>
          </table:table-cell>
          <table:table-cell office:value-type="float" office:value="9.165629" calcext:value-type="float">
            <text:p>9.165629</text:p>
          </table:table-cell>
          <table:table-cell office:value-type="float" office:value="9.659891" calcext:value-type="float">
            <text:p>9.659891</text:p>
          </table:table-cell>
          <table:table-cell office:value-type="float" office:value="0" calcext:value-type="float">
            <text:p>0</text:p>
          </table:table-cell>
          <table:table-cell office:value-type="float" office:value="0.2876049" calcext:value-type="float">
            <text:p>0.2876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8031" calcext:value-type="float">
            <text:p>2.88803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1.539437" calcext:value-type="float">
            <text:p>1.539437</text:p>
          </table:table-cell>
          <table:table-cell office:value-type="float" office:value="136.0521" calcext:value-type="float">
            <text:p>136.0521</text:p>
          </table:table-cell>
          <table:table-cell office:value-type="float" office:value="5" calcext:value-type="float">
            <text:p>5</text:p>
          </table:table-cell>
          <table:table-cell office:value-type="float" office:value="-3.763619" calcext:value-type="float">
            <text:p>-3.763619</text:p>
          </table:table-cell>
          <table:table-cell office:value-type="float" office:value="30.30687" calcext:value-type="float">
            <text:p>30.30687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2111" calcext:value-type="float">
            <text:p>0.0003652111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4008" calcext:value-type="float">
            <text:p>0.01164008</text:p>
          </table:table-cell>
          <table:table-cell office:value-type="float" office:value="1173.432" calcext:value-type="float">
            <text:p>1173.432</text:p>
          </table:table-cell>
          <table:table-cell office:value-type="float" office:value="1.399056" calcext:value-type="float">
            <text:p>1.399056</text:p>
          </table:table-cell>
          <table:table-cell office:value-type="float" office:value="0" calcext:value-type="float">
            <text:p>0</text:p>
          </table:table-cell>
          <table:table-cell office:value-type="float" office:value="0.4450078" calcext:value-type="float">
            <text:p>0.4450078</text:p>
          </table:table-cell>
          <table:table-cell office:value-type="float" office:value="0.4071244" calcext:value-type="float">
            <text:p>0.4071244</text:p>
          </table:table-cell>
          <table:table-cell office:value-type="float" office:value="0.4845136" calcext:value-type="float">
            <text:p>0.4845136</text:p>
          </table:table-cell>
          <table:table-cell office:value-type="float" office:value="0.112784" calcext:value-type="float">
            <text:p>0.112784</text:p>
          </table:table-cell>
          <table:table-cell office:value-type="float" office:value="0.09691422" calcext:value-type="float">
            <text:p>0.09691422</text:p>
          </table:table-cell>
          <table:table-cell office:value-type="float" office:value="0.04499029" calcext:value-type="float">
            <text:p>0.04499029</text:p>
          </table:table-cell>
          <table:table-cell office:value-type="float" office:value="0.03860418" calcext:value-type="float">
            <text:p>0.03860418</text:p>
          </table:table-cell>
          <table:table-cell office:value-type="float" office:value="0.07433794" calcext:value-type="float">
            <text:p>0.07433794</text:p>
          </table:table-cell>
          <table:table-cell office:value-type="float" office:value="0.1343881" calcext:value-type="float">
            <text:p>0.1343881</text:p>
          </table:table-cell>
          <table:table-cell office:value-type="float" office:value="0.1356398" calcext:value-type="float">
            <text:p>0.1356398</text:p>
          </table:table-cell>
          <table:table-cell office:value-type="float" office:value="0.1397751" calcext:value-type="float">
            <text:p>0.1397751</text:p>
          </table:table-cell>
          <table:table-cell office:value-type="float" office:value="0.1466045" calcext:value-type="float">
            <text:p>0.1466045</text:p>
          </table:table-cell>
          <table:table-cell office:value-type="float" office:value="0.1571252" calcext:value-type="float">
            <text:p>0.1571252</text:p>
          </table:table-cell>
          <table:table-cell office:value-type="float" office:value="0.1622115" calcext:value-type="float">
            <text:p>0.1622115</text:p>
          </table:table-cell>
          <table:table-cell office:value-type="float" office:value="0" calcext:value-type="float">
            <text:p>0</text:p>
          </table:table-cell>
          <table:table-cell office:value-type="float" office:value="19.6095" calcext:value-type="float">
            <text:p>19.6095</text:p>
          </table:table-cell>
          <table:table-cell office:value-type="float" office:value="17.68094" calcext:value-type="float">
            <text:p>17.68094</text:p>
          </table:table-cell>
          <table:table-cell office:value-type="float" office:value="32.82465" calcext:value-type="float">
            <text:p>32.82465</text:p>
          </table:table-cell>
          <table:table-cell office:value-type="float" office:value="5.195417" calcext:value-type="float">
            <text:p>5.195417</text:p>
          </table:table-cell>
          <table:table-cell office:value-type="float" office:value="4.004319" calcext:value-type="float">
            <text:p>4.004319</text:p>
          </table:table-cell>
          <table:table-cell office:value-type="float" office:value="1.861519" calcext:value-type="float">
            <text:p>1.861519</text:p>
          </table:table-cell>
          <table:table-cell office:value-type="float" office:value="1.843933" calcext:value-type="float">
            <text:p>1.843933</text:p>
          </table:table-cell>
          <table:table-cell office:value-type="float" office:value="3.91468" calcext:value-type="float">
            <text:p>3.91468</text:p>
          </table:table-cell>
          <table:table-cell office:value-type="float" office:value="6.542542" calcext:value-type="float">
            <text:p>6.542542</text:p>
          </table:table-cell>
          <table:table-cell office:value-type="float" office:value="6.92199" calcext:value-type="float">
            <text:p>6.92199</text:p>
          </table:table-cell>
          <table:table-cell office:value-type="float" office:value="7.465597" calcext:value-type="float">
            <text:p>7.465597</text:p>
          </table:table-cell>
          <table:table-cell office:value-type="float" office:value="8.038972" calcext:value-type="float">
            <text:p>8.038972</text:p>
          </table:table-cell>
          <table:table-cell office:value-type="float" office:value="9.170774" calcext:value-type="float">
            <text:p>9.170774</text:p>
          </table:table-cell>
          <table:table-cell office:value-type="float" office:value="9.665032" calcext:value-type="float">
            <text:p>9.665032</text:p>
          </table:table-cell>
          <table:table-cell office:value-type="float" office:value="0" calcext:value-type="float">
            <text:p>0</text:p>
          </table:table-cell>
          <table:table-cell office:value-type="float" office:value="1.240907" calcext:value-type="float">
            <text:p>1.240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01401" calcext:value-type="float">
            <text:p>2.9014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1.535815" calcext:value-type="float">
            <text:p>1.535815</text:p>
          </table:table-cell>
          <table:table-cell office:value-type="float" office:value="136.0456" calcext:value-type="float">
            <text:p>136.0456</text:p>
          </table:table-cell>
          <table:table-cell office:value-type="float" office:value="5" calcext:value-type="float">
            <text:p>5</text:p>
          </table:table-cell>
          <table:table-cell office:value-type="float" office:value="-3.759921" calcext:value-type="float">
            <text:p>-3.759921</text:p>
          </table:table-cell>
          <table:table-cell office:value-type="float" office:value="30.33552" calcext:value-type="float">
            <text:p>30.33552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2111" calcext:value-type="float">
            <text:p>0.0003652111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4008" calcext:value-type="float">
            <text:p>0.01164008</text:p>
          </table:table-cell>
          <table:table-cell office:value-type="float" office:value="1173.419" calcext:value-type="float">
            <text:p>1173.419</text:p>
          </table:table-cell>
          <table:table-cell office:value-type="float" office:value="1.38957" calcext:value-type="float">
            <text:p>1.38957</text:p>
          </table:table-cell>
          <table:table-cell office:value-type="float" office:value="0" calcext:value-type="float">
            <text:p>0</text:p>
          </table:table-cell>
          <table:table-cell office:value-type="float" office:value="0.3922098" calcext:value-type="float">
            <text:p>0.3922098</text:p>
          </table:table-cell>
          <table:table-cell office:value-type="float" office:value="0.3912838" calcext:value-type="float">
            <text:p>0.3912838</text:p>
          </table:table-cell>
          <table:table-cell office:value-type="float" office:value="0.4790212" calcext:value-type="float">
            <text:p>0.4790212</text:p>
          </table:table-cell>
          <table:table-cell office:value-type="float" office:value="0.1118543" calcext:value-type="float">
            <text:p>0.1118543</text:p>
          </table:table-cell>
          <table:table-cell office:value-type="float" office:value="0.09618732" calcext:value-type="float">
            <text:p>0.09618732</text:p>
          </table:table-cell>
          <table:table-cell office:value-type="float" office:value="0.04526847" calcext:value-type="float">
            <text:p>0.04526847</text:p>
          </table:table-cell>
          <table:table-cell office:value-type="float" office:value="0.03935867" calcext:value-type="float">
            <text:p>0.03935867</text:p>
          </table:table-cell>
          <table:table-cell office:value-type="float" office:value="0.07460167" calcext:value-type="float">
            <text:p>0.07460167</text:p>
          </table:table-cell>
          <table:table-cell office:value-type="float" office:value="0.1346243" calcext:value-type="float">
            <text:p>0.1346243</text:p>
          </table:table-cell>
          <table:table-cell office:value-type="float" office:value="0.1357742" calcext:value-type="float">
            <text:p>0.1357742</text:p>
          </table:table-cell>
          <table:table-cell office:value-type="float" office:value="0.1398914" calcext:value-type="float">
            <text:p>0.1398914</text:p>
          </table:table-cell>
          <table:table-cell office:value-type="float" office:value="0.1467047" calcext:value-type="float">
            <text:p>0.1467047</text:p>
          </table:table-cell>
          <table:table-cell office:value-type="float" office:value="0.1571803" calcext:value-type="float">
            <text:p>0.1571803</text:p>
          </table:table-cell>
          <table:table-cell office:value-type="float" office:value="0.162267" calcext:value-type="float">
            <text:p>0.162267</text:p>
          </table:table-cell>
          <table:table-cell office:value-type="float" office:value="0" calcext:value-type="float">
            <text:p>0</text:p>
          </table:table-cell>
          <table:table-cell office:value-type="float" office:value="19.64312" calcext:value-type="float">
            <text:p>19.64312</text:p>
          </table:table-cell>
          <table:table-cell office:value-type="float" office:value="17.73008" calcext:value-type="float">
            <text:p>17.73008</text:p>
          </table:table-cell>
          <table:table-cell office:value-type="float" office:value="32.86107" calcext:value-type="float">
            <text:p>32.86107</text:p>
          </table:table-cell>
          <table:table-cell office:value-type="float" office:value="5.209812" calcext:value-type="float">
            <text:p>5.209812</text:p>
          </table:table-cell>
          <table:table-cell office:value-type="float" office:value="4.017622" calcext:value-type="float">
            <text:p>4.017622</text:p>
          </table:table-cell>
          <table:table-cell office:value-type="float" office:value="1.865623" calcext:value-type="float">
            <text:p>1.865623</text:p>
          </table:table-cell>
          <table:table-cell office:value-type="float" office:value="1.847722" calcext:value-type="float">
            <text:p>1.847722</text:p>
          </table:table-cell>
          <table:table-cell office:value-type="float" office:value="3.920955" calcext:value-type="float">
            <text:p>3.920955</text:p>
          </table:table-cell>
          <table:table-cell office:value-type="float" office:value="6.550314" calcext:value-type="float">
            <text:p>6.550314</text:p>
          </table:table-cell>
          <table:table-cell office:value-type="float" office:value="6.929128" calcext:value-type="float">
            <text:p>6.929128</text:p>
          </table:table-cell>
          <table:table-cell office:value-type="float" office:value="7.472435" calcext:value-type="float">
            <text:p>7.472435</text:p>
          </table:table-cell>
          <table:table-cell office:value-type="float" office:value="8.045406" calcext:value-type="float">
            <text:p>8.045406</text:p>
          </table:table-cell>
          <table:table-cell office:value-type="float" office:value="9.175891" calcext:value-type="float">
            <text:p>9.175891</text:p>
          </table:table-cell>
          <table:table-cell office:value-type="float" office:value="9.670163" calcext:value-type="float">
            <text:p>9.670163</text:p>
          </table:table-cell>
          <table:table-cell office:value-type="float" office:value="0" calcext:value-type="float">
            <text:p>0</text:p>
          </table:table-cell>
          <table:table-cell office:value-type="float" office:value="1.457571" calcext:value-type="float">
            <text:p>1.457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4425" calcext:value-type="float">
            <text:p>2.9144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1.532127" calcext:value-type="float">
            <text:p>1.532127</text:p>
          </table:table-cell>
          <table:table-cell office:value-type="float" office:value="136.0393" calcext:value-type="float">
            <text:p>136.0393</text:p>
          </table:table-cell>
          <table:table-cell office:value-type="float" office:value="5" calcext:value-type="float">
            <text:p>5</text:p>
          </table:table-cell>
          <table:table-cell office:value-type="float" office:value="-3.756922" calcext:value-type="float">
            <text:p>-3.756922</text:p>
          </table:table-cell>
          <table:table-cell office:value-type="float" office:value="30.36368" calcext:value-type="float">
            <text:p>30.36368</text:p>
          </table:table-cell>
          <table:table-cell office:value-type="float" office:value="0.004422675" calcext:value-type="float">
            <text:p>0.004422675</text:p>
          </table:table-cell>
          <table:table-cell office:value-type="float" office:value="0.0003652111" calcext:value-type="float">
            <text:p>0.0003652111</text:p>
          </table:table-cell>
          <table:table-cell office:value-type="float" office:value="0.005124876" calcext:value-type="float">
            <text:p>0.005124876</text:p>
          </table:table-cell>
          <table:table-cell office:value-type="float" office:value="0.01164008" calcext:value-type="float">
            <text:p>0.01164008</text:p>
          </table:table-cell>
          <table:table-cell office:value-type="float" office:value="1173.405" calcext:value-type="float">
            <text:p>1173.405</text:p>
          </table:table-cell>
          <table:table-cell office:value-type="float" office:value="1.380953" calcext:value-type="float">
            <text:p>1.380953</text:p>
          </table:table-cell>
          <table:table-cell office:value-type="float" office:value="0" calcext:value-type="float">
            <text:p>0</text:p>
          </table:table-cell>
          <table:table-cell office:value-type="float" office:value="0.3361677" calcext:value-type="float">
            <text:p>0.3361677</text:p>
          </table:table-cell>
          <table:table-cell office:value-type="float" office:value="0.3663647" calcext:value-type="float">
            <text:p>0.3663647</text:p>
          </table:table-cell>
          <table:table-cell office:value-type="float" office:value="0.4619687" calcext:value-type="float">
            <text:p>0.4619687</text:p>
          </table:table-cell>
          <table:table-cell office:value-type="float" office:value="0.1084322" calcext:value-type="float">
            <text:p>0.1084322</text:p>
          </table:table-cell>
          <table:table-cell office:value-type="float" office:value="0.09361605" calcext:value-type="float">
            <text:p>0.09361605</text:p>
          </table:table-cell>
          <table:table-cell office:value-type="float" office:value="0.04504936" calcext:value-type="float">
            <text:p>0.04504936</text:p>
          </table:table-cell>
          <table:table-cell office:value-type="float" office:value="0.03990012" calcext:value-type="float">
            <text:p>0.03990012</text:p>
          </table:table-cell>
          <table:table-cell office:value-type="float" office:value="0.07479397" calcext:value-type="float">
            <text:p>0.07479397</text:p>
          </table:table-cell>
          <table:table-cell office:value-type="float" office:value="0.1348335" calcext:value-type="float">
            <text:p>0.1348335</text:p>
          </table:table-cell>
          <table:table-cell office:value-type="float" office:value="0.1359028" calcext:value-type="float">
            <text:p>0.1359028</text:p>
          </table:table-cell>
          <table:table-cell office:value-type="float" office:value="0.139999" calcext:value-type="float">
            <text:p>0.139999</text:p>
          </table:table-cell>
          <table:table-cell office:value-type="float" office:value="0.1467987" calcext:value-type="float">
            <text:p>0.1467987</text:p>
          </table:table-cell>
          <table:table-cell office:value-type="float" office:value="0.1572353" calcext:value-type="float">
            <text:p>0.1572353</text:p>
          </table:table-cell>
          <table:table-cell office:value-type="float" office:value="0.1623223" calcext:value-type="float">
            <text:p>0.1623223</text:p>
          </table:table-cell>
          <table:table-cell office:value-type="float" office:value="0" calcext:value-type="float">
            <text:p>0</text:p>
          </table:table-cell>
          <table:table-cell office:value-type="float" office:value="19.6696" calcext:value-type="float">
            <text:p>19.6696</text:p>
          </table:table-cell>
          <table:table-cell office:value-type="float" office:value="17.77508" calcext:value-type="float">
            <text:p>17.77508</text:p>
          </table:table-cell>
          <table:table-cell office:value-type="float" office:value="32.89462" calcext:value-type="float">
            <text:p>32.89462</text:p>
          </table:table-cell>
          <table:table-cell office:value-type="float" office:value="5.223573" calcext:value-type="float">
            <text:p>5.223573</text:p>
          </table:table-cell>
          <table:table-cell office:value-type="float" office:value="4.03045" calcext:value-type="float">
            <text:p>4.03045</text:p>
          </table:table-cell>
          <table:table-cell office:value-type="float" office:value="1.869658" calcext:value-type="float">
            <text:p>1.869658</text:p>
          </table:table-cell>
          <table:table-cell office:value-type="float" office:value="1.851466" calcext:value-type="float">
            <text:p>1.851466</text:p>
          </table:table-cell>
          <table:table-cell office:value-type="float" office:value="3.92719" calcext:value-type="float">
            <text:p>3.92719</text:p>
          </table:table-cell>
          <table:table-cell office:value-type="float" office:value="6.558077" calcext:value-type="float">
            <text:p>6.558077</text:p>
          </table:table-cell>
          <table:table-cell office:value-type="float" office:value="6.936267" calcext:value-type="float">
            <text:p>6.936267</text:p>
          </table:table-cell>
          <table:table-cell office:value-type="float" office:value="7.479223" calcext:value-type="float">
            <text:p>7.479223</text:p>
          </table:table-cell>
          <table:table-cell office:value-type="float" office:value="8.051846" calcext:value-type="float">
            <text:p>8.051846</text:p>
          </table:table-cell>
          <table:table-cell office:value-type="float" office:value="9.181008" calcext:value-type="float">
            <text:p>9.181008</text:p>
          </table:table-cell>
          <table:table-cell office:value-type="float" office:value="9.675257" calcext:value-type="float">
            <text:p>9.675257</text:p>
          </table:table-cell>
          <table:table-cell office:value-type="float" office:value="0" calcext:value-type="float">
            <text:p>0</text:p>
          </table:table-cell>
          <table:table-cell office:value-type="float" office:value="0.1417208" calcext:value-type="float">
            <text:p>0.1417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6652" calcext:value-type="float">
            <text:p>2.92665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1.52915" calcext:value-type="float">
            <text:p>1.52915</text:p>
          </table:table-cell>
          <table:table-cell office:value-type="float" office:value="136.0341" calcext:value-type="float">
            <text:p>136.0341</text:p>
          </table:table-cell>
          <table:table-cell office:value-type="float" office:value="5" calcext:value-type="float">
            <text:p>5</text:p>
          </table:table-cell>
          <table:table-cell office:value-type="float" office:value="-3.754681" calcext:value-type="float">
            <text:p>-3.754681</text:p>
          </table:table-cell>
          <table:table-cell office:value-type="float" office:value="30.38935" calcext:value-type="float">
            <text:p>30.38935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58116" calcext:value-type="float">
            <text:p>0.0003658116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228" calcext:value-type="float">
            <text:p>0.01164228</text:p>
          </table:table-cell>
          <table:table-cell office:value-type="float" office:value="1173.391" calcext:value-type="float">
            <text:p>1173.391</text:p>
          </table:table-cell>
          <table:table-cell office:value-type="float" office:value="1.377287" calcext:value-type="float">
            <text:p>1.377287</text:p>
          </table:table-cell>
          <table:table-cell office:value-type="float" office:value="0" calcext:value-type="float">
            <text:p>0</text:p>
          </table:table-cell>
          <table:table-cell office:value-type="float" office:value="0.07690064" calcext:value-type="float">
            <text:p>0.07690064</text:p>
          </table:table-cell>
          <table:table-cell office:value-type="float" office:value="0.1481872" calcext:value-type="float">
            <text:p>0.1481872</text:p>
          </table:table-cell>
          <table:table-cell office:value-type="float" office:value="0.3755085" calcext:value-type="float">
            <text:p>0.3755085</text:p>
          </table:table-cell>
          <table:table-cell office:value-type="float" office:value="0.08134871" calcext:value-type="float">
            <text:p>0.08134871</text:p>
          </table:table-cell>
          <table:table-cell office:value-type="float" office:value="0.07946584" calcext:value-type="float">
            <text:p>0.07946584</text:p>
          </table:table-cell>
          <table:table-cell office:value-type="float" office:value="0.041916" calcext:value-type="float">
            <text:p>0.041916</text:p>
          </table:table-cell>
          <table:table-cell office:value-type="float" office:value="0.03194085" calcext:value-type="float">
            <text:p>0.03194085</text:p>
          </table:table-cell>
          <table:table-cell office:value-type="float" office:value="0.07431209" calcext:value-type="float">
            <text:p>0.07431209</text:p>
          </table:table-cell>
          <table:table-cell office:value-type="float" office:value="0.1346141" calcext:value-type="float">
            <text:p>0.1346141</text:p>
          </table:table-cell>
          <table:table-cell office:value-type="float" office:value="0.1358154" calcext:value-type="float">
            <text:p>0.1358154</text:p>
          </table:table-cell>
          <table:table-cell office:value-type="float" office:value="0.1398931" calcext:value-type="float">
            <text:p>0.1398931</text:p>
          </table:table-cell>
          <table:table-cell office:value-type="float" office:value="0.1467523" calcext:value-type="float">
            <text:p>0.1467523</text:p>
          </table:table-cell>
          <table:table-cell office:value-type="float" office:value="0.1572903" calcext:value-type="float">
            <text:p>0.1572903</text:p>
          </table:table-cell>
          <table:table-cell office:value-type="float" office:value="0.1623772" calcext:value-type="float">
            <text:p>0.1623772</text:p>
          </table:table-cell>
          <table:table-cell office:value-type="float" office:value="0" calcext:value-type="float">
            <text:p>0</text:p>
          </table:table-cell>
          <table:table-cell office:value-type="float" office:value="19.64181" calcext:value-type="float">
            <text:p>19.64181</text:p>
          </table:table-cell>
          <table:table-cell office:value-type="float" office:value="17.79206" calcext:value-type="float">
            <text:p>17.79206</text:p>
          </table:table-cell>
          <table:table-cell office:value-type="float" office:value="32.91927" calcext:value-type="float">
            <text:p>32.91927</text:p>
          </table:table-cell>
          <table:table-cell office:value-type="float" office:value="5.235025" calcext:value-type="float">
            <text:p>5.235025</text:p>
          </table:table-cell>
          <table:table-cell office:value-type="float" office:value="4.04194" calcext:value-type="float">
            <text:p>4.04194</text:p>
          </table:table-cell>
          <table:table-cell office:value-type="float" office:value="1.873481" calcext:value-type="float">
            <text:p>1.873481</text:p>
          </table:table-cell>
          <table:table-cell office:value-type="float" office:value="1.854784" calcext:value-type="float">
            <text:p>1.854784</text:p>
          </table:table-cell>
          <table:table-cell office:value-type="float" office:value="3.933345" calcext:value-type="float">
            <text:p>3.933345</text:p>
          </table:table-cell>
          <table:table-cell office:value-type="float" office:value="6.565782" calcext:value-type="float">
            <text:p>6.565782</text:p>
          </table:table-cell>
          <table:table-cell office:value-type="float" office:value="6.943329" calcext:value-type="float">
            <text:p>6.943329</text:p>
          </table:table-cell>
          <table:table-cell office:value-type="float" office:value="7.485996" calcext:value-type="float">
            <text:p>7.485996</text:p>
          </table:table-cell>
          <table:table-cell office:value-type="float" office:value="8.058276" calcext:value-type="float">
            <text:p>8.058276</text:p>
          </table:table-cell>
          <table:table-cell office:value-type="float" office:value="9.186125" calcext:value-type="float">
            <text:p>9.186125</text:p>
          </table:table-cell>
          <table:table-cell office:value-type="float" office:value="9.680321" calcext:value-type="float">
            <text:p>9.680321</text:p>
          </table:table-cell>
          <table:table-cell office:value-type="float" office:value="0" calcext:value-type="float">
            <text:p>0</text:p>
          </table:table-cell>
          <table:table-cell office:value-type="float" office:value="0.01070117" calcext:value-type="float">
            <text:p>0.0107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6395" calcext:value-type="float">
            <text:p>2.93639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1.526344" calcext:value-type="float">
            <text:p>1.526344</text:p>
          </table:table-cell>
          <table:table-cell office:value-type="float" office:value="136.0298" calcext:value-type="float">
            <text:p>136.0298</text:p>
          </table:table-cell>
          <table:table-cell office:value-type="float" office:value="5" calcext:value-type="float">
            <text:p>5</text:p>
          </table:table-cell>
          <table:table-cell office:value-type="float" office:value="-3.752765" calcext:value-type="float">
            <text:p>-3.752765</text:p>
          </table:table-cell>
          <table:table-cell office:value-type="float" office:value="30.41329" calcext:value-type="float">
            <text:p>30.41329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58116" calcext:value-type="float">
            <text:p>0.0003658116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228" calcext:value-type="float">
            <text:p>0.01164228</text:p>
          </table:table-cell>
          <table:table-cell office:value-type="float" office:value="1173.377" calcext:value-type="float">
            <text:p>1173.377</text:p>
          </table:table-cell>
          <table:table-cell office:value-type="float" office:value="1.376689" calcext:value-type="float">
            <text:p>1.376689</text:p>
          </table:table-cell>
          <table:table-cell office:value-type="float" office:value="0" calcext:value-type="float">
            <text:p>0</text:p>
          </table:table-cell>
          <table:table-cell office:value-type="float" office:value="0.1350886" calcext:value-type="float">
            <text:p>0.1350886</text:p>
          </table:table-cell>
          <table:table-cell office:value-type="float" office:value="0.1714158" calcext:value-type="float">
            <text:p>0.1714158</text:p>
          </table:table-cell>
          <table:table-cell office:value-type="float" office:value="0.3425064" calcext:value-type="float">
            <text:p>0.3425064</text:p>
          </table:table-cell>
          <table:table-cell office:value-type="float" office:value="0.07404238" calcext:value-type="float">
            <text:p>0.07404238</text:p>
          </table:table-cell>
          <table:table-cell office:value-type="float" office:value="0.06800457" calcext:value-type="float">
            <text:p>0.06800457</text:p>
          </table:table-cell>
          <table:table-cell office:value-type="float" office:value="0.0378987" calcext:value-type="float">
            <text:p>0.0378987</text:p>
          </table:table-cell>
          <table:table-cell office:value-type="float" office:value="0.03330804" calcext:value-type="float">
            <text:p>0.03330804</text:p>
          </table:table-cell>
          <table:table-cell office:value-type="float" office:value="0.07358821" calcext:value-type="float">
            <text:p>0.07358821</text:p>
          </table:table-cell>
          <table:table-cell office:value-type="float" office:value="0.1344129" calcext:value-type="float">
            <text:p>0.1344129</text:p>
          </table:table-cell>
          <table:table-cell office:value-type="float" office:value="0.1357694" calcext:value-type="float">
            <text:p>0.1357694</text:p>
          </table:table-cell>
          <table:table-cell office:value-type="float" office:value="0.1398347" calcext:value-type="float">
            <text:p>0.1398347</text:p>
          </table:table-cell>
          <table:table-cell office:value-type="float" office:value="0.1467395" calcext:value-type="float">
            <text:p>0.1467395</text:p>
          </table:table-cell>
          <table:table-cell office:value-type="float" office:value="0.1573458" calcext:value-type="float">
            <text:p>0.1573458</text:p>
          </table:table-cell>
          <table:table-cell office:value-type="float" office:value="0.1624321" calcext:value-type="float">
            <text:p>0.1624321</text:p>
          </table:table-cell>
          <table:table-cell office:value-type="float" office:value="0" calcext:value-type="float">
            <text:p>0</text:p>
          </table:table-cell>
          <table:table-cell office:value-type="float" office:value="19.61526" calcext:value-type="float">
            <text:p>19.61526</text:p>
          </table:table-cell>
          <table:table-cell office:value-type="float" office:value="17.79483" calcext:value-type="float">
            <text:p>17.79483</text:p>
          </table:table-cell>
          <table:table-cell office:value-type="float" office:value="32.93048" calcext:value-type="float">
            <text:p>32.93048</text:p>
          </table:table-cell>
          <table:table-cell office:value-type="float" office:value="5.243035" calcext:value-type="float">
            <text:p>5.243035</text:p>
          </table:table-cell>
          <table:table-cell office:value-type="float" office:value="4.050694" calcext:value-type="float">
            <text:p>4.050694</text:p>
          </table:table-cell>
          <table:table-cell office:value-type="float" office:value="1.876732" calcext:value-type="float">
            <text:p>1.876732</text:p>
          </table:table-cell>
          <table:table-cell office:value-type="float" office:value="1.857908" calcext:value-type="float">
            <text:p>1.857908</text:p>
          </table:table-cell>
          <table:table-cell office:value-type="float" office:value="3.939367" calcext:value-type="float">
            <text:p>3.939367</text:p>
          </table:table-cell>
          <table:table-cell office:value-type="float" office:value="6.573402" calcext:value-type="float">
            <text:p>6.573402</text:p>
          </table:table-cell>
          <table:table-cell office:value-type="float" office:value="6.950365" calcext:value-type="float">
            <text:p>6.950365</text:p>
          </table:table-cell>
          <table:table-cell office:value-type="float" office:value="7.492727" calcext:value-type="float">
            <text:p>7.492727</text:p>
          </table:table-cell>
          <table:table-cell office:value-type="float" office:value="8.064702" calcext:value-type="float">
            <text:p>8.064702</text:p>
          </table:table-cell>
          <table:table-cell office:value-type="float" office:value="9.191241" calcext:value-type="float">
            <text:p>9.191241</text:p>
          </table:table-cell>
          <table:table-cell office:value-type="float" office:value="9.685384" calcext:value-type="float">
            <text:p>9.685384</text:p>
          </table:table-cell>
          <table:table-cell office:value-type="float" office:value="0" calcext:value-type="float">
            <text:p>0</text:p>
          </table:table-cell>
          <table:table-cell office:value-type="float" office:value="0.009439223" calcext:value-type="float">
            <text:p>0.009439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489" calcext:value-type="float">
            <text:p>2.9448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1.523928" calcext:value-type="float">
            <text:p>1.523928</text:p>
          </table:table-cell>
          <table:table-cell office:value-type="float" office:value="136.0256" calcext:value-type="float">
            <text:p>136.0256</text:p>
          </table:table-cell>
          <table:table-cell office:value-type="float" office:value="5" calcext:value-type="float">
            <text:p>5</text:p>
          </table:table-cell>
          <table:table-cell office:value-type="float" office:value="-3.750785" calcext:value-type="float">
            <text:p>-3.750785</text:p>
          </table:table-cell>
          <table:table-cell office:value-type="float" office:value="30.43723" calcext:value-type="float">
            <text:p>30.43723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58116" calcext:value-type="float">
            <text:p>0.0003658116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228" calcext:value-type="float">
            <text:p>0.01164228</text:p>
          </table:table-cell>
          <table:table-cell office:value-type="float" office:value="1173.363" calcext:value-type="float">
            <text:p>1173.363</text:p>
          </table:table-cell>
          <table:table-cell office:value-type="float" office:value="1.376752" calcext:value-type="float">
            <text:p>1.376752</text:p>
          </table:table-cell>
          <table:table-cell office:value-type="float" office:value="0" calcext:value-type="float">
            <text:p>0</text:p>
          </table:table-cell>
          <table:table-cell office:value-type="float" office:value="0.1876225" calcext:value-type="float">
            <text:p>0.1876225</text:p>
          </table:table-cell>
          <table:table-cell office:value-type="float" office:value="0.188916" calcext:value-type="float">
            <text:p>0.188916</text:p>
          </table:table-cell>
          <table:table-cell office:value-type="float" office:value="0.3388088" calcext:value-type="float">
            <text:p>0.3388088</text:p>
          </table:table-cell>
          <table:table-cell office:value-type="float" office:value="0.07244663" calcext:value-type="float">
            <text:p>0.07244663</text:p>
          </table:table-cell>
          <table:table-cell office:value-type="float" office:value="0.06377574" calcext:value-type="float">
            <text:p>0.06377574</text:p>
          </table:table-cell>
          <table:table-cell office:value-type="float" office:value="0.03583482" calcext:value-type="float">
            <text:p>0.03583482</text:p>
          </table:table-cell>
          <table:table-cell office:value-type="float" office:value="0.03348013" calcext:value-type="float">
            <text:p>0.03348013</text:p>
          </table:table-cell>
          <table:table-cell office:value-type="float" office:value="0.07320671" calcext:value-type="float">
            <text:p>0.07320671</text:p>
          </table:table-cell>
          <table:table-cell office:value-type="float" office:value="0.1344002" calcext:value-type="float">
            <text:p>0.1344002</text:p>
          </table:table-cell>
          <table:table-cell office:value-type="float" office:value="0.1358539" calcext:value-type="float">
            <text:p>0.1358539</text:p>
          </table:table-cell>
          <table:table-cell office:value-type="float" office:value="0.1399165" calcext:value-type="float">
            <text:p>0.1399165</text:p>
          </table:table-cell>
          <table:table-cell office:value-type="float" office:value="0.1468131" calcext:value-type="float">
            <text:p>0.1468131</text:p>
          </table:table-cell>
          <table:table-cell office:value-type="float" office:value="0.1574014" calcext:value-type="float">
            <text:p>0.1574014</text:p>
          </table:table-cell>
          <table:table-cell office:value-type="float" office:value="0.162487" calcext:value-type="float">
            <text:p>0.162487</text:p>
          </table:table-cell>
          <table:table-cell office:value-type="float" office:value="0" calcext:value-type="float">
            <text:p>0</text:p>
          </table:table-cell>
          <table:table-cell office:value-type="float" office:value="19.61388" calcext:value-type="float">
            <text:p>19.61388</text:p>
          </table:table-cell>
          <table:table-cell office:value-type="float" office:value="17.80371" calcext:value-type="float">
            <text:p>17.80371</text:p>
          </table:table-cell>
          <table:table-cell office:value-type="float" office:value="32.93764" calcext:value-type="float">
            <text:p>32.93764</text:p>
          </table:table-cell>
          <table:table-cell office:value-type="float" office:value="5.249833" calcext:value-type="float">
            <text:p>5.249833</text:p>
          </table:table-cell>
          <table:table-cell office:value-type="float" office:value="4.057895" calcext:value-type="float">
            <text:p>4.057895</text:p>
          </table:table-cell>
          <table:table-cell office:value-type="float" office:value="1.879566" calcext:value-type="float">
            <text:p>1.879566</text:p>
          </table:table-cell>
          <table:table-cell office:value-type="float" office:value="1.861022" calcext:value-type="float">
            <text:p>1.861022</text:p>
          </table:table-cell>
          <table:table-cell office:value-type="float" office:value="3.945286" calcext:value-type="float">
            <text:p>3.945286</text:p>
          </table:table-cell>
          <table:table-cell office:value-type="float" office:value="6.580987" calcext:value-type="float">
            <text:p>6.580987</text:p>
          </table:table-cell>
          <table:table-cell office:value-type="float" office:value="6.957351" calcext:value-type="float">
            <text:p>6.957351</text:p>
          </table:table-cell>
          <table:table-cell office:value-type="float" office:value="7.499458" calcext:value-type="float">
            <text:p>7.499458</text:p>
          </table:table-cell>
          <table:table-cell office:value-type="float" office:value="8.071059" calcext:value-type="float">
            <text:p>8.071059</text:p>
          </table:table-cell>
          <table:table-cell office:value-type="float" office:value="9.196359" calcext:value-type="float">
            <text:p>9.196359</text:p>
          </table:table-cell>
          <table:table-cell office:value-type="float" office:value="9.690449" calcext:value-type="float">
            <text:p>9.690449</text:p>
          </table:table-cell>
          <table:table-cell office:value-type="float" office:value="0" calcext:value-type="float">
            <text:p>0</text:p>
          </table:table-cell>
          <table:table-cell office:value-type="float" office:value="0.009795095" calcext:value-type="float">
            <text:p>0.009795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2822" calcext:value-type="float">
            <text:p>2.9528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1.521186" calcext:value-type="float">
            <text:p>1.521186</text:p>
          </table:table-cell>
          <table:table-cell office:value-type="float" office:value="136.0213" calcext:value-type="float">
            <text:p>136.0213</text:p>
          </table:table-cell>
          <table:table-cell office:value-type="float" office:value="5" calcext:value-type="float">
            <text:p>5</text:p>
          </table:table-cell>
          <table:table-cell office:value-type="float" office:value="-3.74866" calcext:value-type="float">
            <text:p>-3.74866</text:p>
          </table:table-cell>
          <table:table-cell office:value-type="float" office:value="30.45957" calcext:value-type="float">
            <text:p>30.45957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58347" calcext:value-type="float">
            <text:p>0.0003658347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252" calcext:value-type="float">
            <text:p>0.01164252</text:p>
          </table:table-cell>
          <table:table-cell office:value-type="float" office:value="1173.348" calcext:value-type="float">
            <text:p>1173.348</text:p>
          </table:table-cell>
          <table:table-cell office:value-type="float" office:value="1.377401" calcext:value-type="float">
            <text:p>1.377401</text:p>
          </table:table-cell>
          <table:table-cell office:value-type="float" office:value="0" calcext:value-type="float">
            <text:p>0</text:p>
          </table:table-cell>
          <table:table-cell office:value-type="float" office:value="0.07626652" calcext:value-type="float">
            <text:p>0.07626652</text:p>
          </table:table-cell>
          <table:table-cell office:value-type="float" office:value="0.1504945" calcext:value-type="float">
            <text:p>0.1504945</text:p>
          </table:table-cell>
          <table:table-cell office:value-type="float" office:value="0.2482263" calcext:value-type="float">
            <text:p>0.2482263</text:p>
          </table:table-cell>
          <table:table-cell office:value-type="float" office:value="0.07319061" calcext:value-type="float">
            <text:p>0.07319061</text:p>
          </table:table-cell>
          <table:table-cell office:value-type="float" office:value="0.06332201" calcext:value-type="float">
            <text:p>0.06332201</text:p>
          </table:table-cell>
          <table:table-cell office:value-type="float" office:value="0.03540372" calcext:value-type="float">
            <text:p>0.03540372</text:p>
          </table:table-cell>
          <table:table-cell office:value-type="float" office:value="0.03129497" calcext:value-type="float">
            <text:p>0.03129497</text:p>
          </table:table-cell>
          <table:table-cell office:value-type="float" office:value="0.07277644" calcext:value-type="float">
            <text:p>0.07277644</text:p>
          </table:table-cell>
          <table:table-cell office:value-type="float" office:value="0.1342798" calcext:value-type="float">
            <text:p>0.1342798</text:p>
          </table:table-cell>
          <table:table-cell office:value-type="float" office:value="0.135884" calcext:value-type="float">
            <text:p>0.135884</text:p>
          </table:table-cell>
          <table:table-cell office:value-type="float" office:value="0.1399547" calcext:value-type="float">
            <text:p>0.1399547</text:p>
          </table:table-cell>
          <table:table-cell office:value-type="float" office:value="0.146858" calcext:value-type="float">
            <text:p>0.146858</text:p>
          </table:table-cell>
          <table:table-cell office:value-type="float" office:value="0.1574569" calcext:value-type="float">
            <text:p>0.1574569</text:p>
          </table:table-cell>
          <table:table-cell office:value-type="float" office:value="0.1625416" calcext:value-type="float">
            <text:p>0.1625416</text:p>
          </table:table-cell>
          <table:table-cell office:value-type="float" office:value="0" calcext:value-type="float">
            <text:p>0</text:p>
          </table:table-cell>
          <table:table-cell office:value-type="float" office:value="19.58225" calcext:value-type="float">
            <text:p>19.58225</text:p>
          </table:table-cell>
          <table:table-cell office:value-type="float" office:value="17.80491" calcext:value-type="float">
            <text:p>17.80491</text:p>
          </table:table-cell>
          <table:table-cell office:value-type="float" office:value="32.92773" calcext:value-type="float">
            <text:p>32.92773</text:p>
          </table:table-cell>
          <table:table-cell office:value-type="float" office:value="5.256516" calcext:value-type="float">
            <text:p>5.256516</text:p>
          </table:table-cell>
          <table:table-cell office:value-type="float" office:value="4.0647" calcext:value-type="float">
            <text:p>4.0647</text:p>
          </table:table-cell>
          <table:table-cell office:value-type="float" office:value="1.882244" calcext:value-type="float">
            <text:p>1.882244</text:p>
          </table:table-cell>
          <table:table-cell office:value-type="float" office:value="1.863939" calcext:value-type="float">
            <text:p>1.863939</text:p>
          </table:table-cell>
          <table:table-cell office:value-type="float" office:value="3.951124" calcext:value-type="float">
            <text:p>3.951124</text:p>
          </table:table-cell>
          <table:table-cell office:value-type="float" office:value="6.588524" calcext:value-type="float">
            <text:p>6.588524</text:p>
          </table:table-cell>
          <table:table-cell office:value-type="float" office:value="6.964335" calcext:value-type="float">
            <text:p>6.964335</text:p>
          </table:table-cell>
          <table:table-cell office:value-type="float" office:value="7.50614" calcext:value-type="float">
            <text:p>7.50614</text:p>
          </table:table-cell>
          <table:table-cell office:value-type="float" office:value="8.077419" calcext:value-type="float">
            <text:p>8.077419</text:p>
          </table:table-cell>
          <table:table-cell office:value-type="float" office:value="9.201464" calcext:value-type="float">
            <text:p>9.201464</text:p>
          </table:table-cell>
          <table:table-cell office:value-type="float" office:value="9.695513" calcext:value-type="float">
            <text:p>9.695513</text:p>
          </table:table-cell>
          <table:table-cell office:value-type="float" office:value="0" calcext:value-type="float">
            <text:p>0</text:p>
          </table:table-cell>
          <table:table-cell office:value-type="float" office:value="0.01030571" calcext:value-type="float">
            <text:p>0.01030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127" calcext:value-type="float">
            <text:p>2.96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1.518538" calcext:value-type="float">
            <text:p>1.518538</text:p>
          </table:table-cell>
          <table:table-cell office:value-type="float" office:value="136.0171" calcext:value-type="float">
            <text:p>136.0171</text:p>
          </table:table-cell>
          <table:table-cell office:value-type="float" office:value="5" calcext:value-type="float">
            <text:p>5</text:p>
          </table:table-cell>
          <table:table-cell office:value-type="float" office:value="-3.74654" calcext:value-type="float">
            <text:p>-3.74654</text:p>
          </table:table-cell>
          <table:table-cell office:value-type="float" office:value="30.48185" calcext:value-type="float">
            <text:p>30.48185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58347" calcext:value-type="float">
            <text:p>0.0003658347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252" calcext:value-type="float">
            <text:p>0.01164252</text:p>
          </table:table-cell>
          <table:table-cell office:value-type="float" office:value="1173.335" calcext:value-type="float">
            <text:p>1173.335</text:p>
          </table:table-cell>
          <table:table-cell office:value-type="float" office:value="1.378939" calcext:value-type="float">
            <text:p>1.378939</text:p>
          </table:table-cell>
          <table:table-cell office:value-type="float" office:value="0" calcext:value-type="float">
            <text:p>0</text:p>
          </table:table-cell>
          <table:table-cell office:value-type="float" office:value="0.1796478" calcext:value-type="float">
            <text:p>0.1796478</text:p>
          </table:table-cell>
          <table:table-cell office:value-type="float" office:value="0.187717" calcext:value-type="float">
            <text:p>0.187717</text:p>
          </table:table-cell>
          <table:table-cell office:value-type="float" office:value="0.2829626" calcext:value-type="float">
            <text:p>0.2829626</text:p>
          </table:table-cell>
          <table:table-cell office:value-type="float" office:value="0.07417816" calcext:value-type="float">
            <text:p>0.07417816</text:p>
          </table:table-cell>
          <table:table-cell office:value-type="float" office:value="0.06219008" calcext:value-type="float">
            <text:p>0.06219008</text:p>
          </table:table-cell>
          <table:table-cell office:value-type="float" office:value="0.03503379" calcext:value-type="float">
            <text:p>0.03503379</text:p>
          </table:table-cell>
          <table:table-cell office:value-type="float" office:value="0.03272996" calcext:value-type="float">
            <text:p>0.03272996</text:p>
          </table:table-cell>
          <table:table-cell office:value-type="float" office:value="0.07263706" calcext:value-type="float">
            <text:p>0.07263706</text:p>
          </table:table-cell>
          <table:table-cell office:value-type="float" office:value="0.1342774" calcext:value-type="float">
            <text:p>0.1342774</text:p>
          </table:table-cell>
          <table:table-cell office:value-type="float" office:value="0.1359601" calcext:value-type="float">
            <text:p>0.1359601</text:p>
          </table:table-cell>
          <table:table-cell office:value-type="float" office:value="0.1400457" calcext:value-type="float">
            <text:p>0.1400457</text:p>
          </table:table-cell>
          <table:table-cell office:value-type="float" office:value="0.1469422" calcext:value-type="float">
            <text:p>0.1469422</text:p>
          </table:table-cell>
          <table:table-cell office:value-type="float" office:value="0.1575123" calcext:value-type="float">
            <text:p>0.1575123</text:p>
          </table:table-cell>
          <table:table-cell office:value-type="float" office:value="0.1625962" calcext:value-type="float">
            <text:p>0.1625962</text:p>
          </table:table-cell>
          <table:table-cell office:value-type="float" office:value="0" calcext:value-type="float">
            <text:p>0</text:p>
          </table:table-cell>
          <table:table-cell office:value-type="float" office:value="19.56959" calcext:value-type="float">
            <text:p>19.56959</text:p>
          </table:table-cell>
          <table:table-cell office:value-type="float" office:value="17.81226" calcext:value-type="float">
            <text:p>17.81226</text:p>
          </table:table-cell>
          <table:table-cell office:value-type="float" office:value="32.90879" calcext:value-type="float">
            <text:p>32.90879</text:p>
          </table:table-cell>
          <table:table-cell office:value-type="float" office:value="5.263934" calcext:value-type="float">
            <text:p>5.263934</text:p>
          </table:table-cell>
          <table:table-cell office:value-type="float" office:value="4.071579" calcext:value-type="float">
            <text:p>4.071579</text:p>
          </table:table-cell>
          <table:table-cell office:value-type="float" office:value="1.884922" calcext:value-type="float">
            <text:p>1.884922</text:p>
          </table:table-cell>
          <table:table-cell office:value-type="float" office:value="1.86688" calcext:value-type="float">
            <text:p>1.86688</text:p>
          </table:table-cell>
          <table:table-cell office:value-type="float" office:value="3.956914" calcext:value-type="float">
            <text:p>3.956914</text:p>
          </table:table-cell>
          <table:table-cell office:value-type="float" office:value="6.59602" calcext:value-type="float">
            <text:p>6.59602</text:p>
          </table:table-cell>
          <table:table-cell office:value-type="float" office:value="6.971323" calcext:value-type="float">
            <text:p>6.971323</text:p>
          </table:table-cell>
          <table:table-cell office:value-type="float" office:value="7.512814" calcext:value-type="float">
            <text:p>7.512814</text:p>
          </table:table-cell>
          <table:table-cell office:value-type="float" office:value="8.083776" calcext:value-type="float">
            <text:p>8.083776</text:p>
          </table:table-cell>
          <table:table-cell office:value-type="float" office:value="9.206503" calcext:value-type="float">
            <text:p>9.206503</text:p>
          </table:table-cell>
          <table:table-cell office:value-type="float" office:value="9.700578" calcext:value-type="float">
            <text:p>9.700578</text:p>
          </table:table-cell>
          <table:table-cell office:value-type="float" office:value="0" calcext:value-type="float">
            <text:p>0</text:p>
          </table:table-cell>
          <table:table-cell office:value-type="float" office:value="0.009666686" calcext:value-type="float">
            <text:p>0.009666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9518" calcext:value-type="float">
            <text:p>2.9695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1.516266" calcext:value-type="float">
            <text:p>1.516266</text:p>
          </table:table-cell>
          <table:table-cell office:value-type="float" office:value="136.0129" calcext:value-type="float">
            <text:p>136.0129</text:p>
          </table:table-cell>
          <table:table-cell office:value-type="float" office:value="5" calcext:value-type="float">
            <text:p>5</text:p>
          </table:table-cell>
          <table:table-cell office:value-type="float" office:value="-3.744465" calcext:value-type="float">
            <text:p>-3.744465</text:p>
          </table:table-cell>
          <table:table-cell office:value-type="float" office:value="30.50509" calcext:value-type="float">
            <text:p>30.50509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58347" calcext:value-type="float">
            <text:p>0.0003658347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252" calcext:value-type="float">
            <text:p>0.01164252</text:p>
          </table:table-cell>
          <table:table-cell office:value-type="float" office:value="1173.321" calcext:value-type="float">
            <text:p>1173.321</text:p>
          </table:table-cell>
          <table:table-cell office:value-type="float" office:value="1.379321" calcext:value-type="float">
            <text:p>1.379321</text:p>
          </table:table-cell>
          <table:table-cell office:value-type="float" office:value="0" calcext:value-type="float">
            <text:p>0</text:p>
          </table:table-cell>
          <table:table-cell office:value-type="float" office:value="0.1771689" calcext:value-type="float">
            <text:p>0.1771689</text:p>
          </table:table-cell>
          <table:table-cell office:value-type="float" office:value="0.2042192" calcext:value-type="float">
            <text:p>0.2042192</text:p>
          </table:table-cell>
          <table:table-cell office:value-type="float" office:value="0.295836" calcext:value-type="float">
            <text:p>0.295836</text:p>
          </table:table-cell>
          <table:table-cell office:value-type="float" office:value="0.07246259" calcext:value-type="float">
            <text:p>0.07246259</text:p>
          </table:table-cell>
          <table:table-cell office:value-type="float" office:value="0.0602158" calcext:value-type="float">
            <text:p>0.0602158</text:p>
          </table:table-cell>
          <table:table-cell office:value-type="float" office:value="0.03382166" calcext:value-type="float">
            <text:p>0.03382166</text:p>
          </table:table-cell>
          <table:table-cell office:value-type="float" office:value="0.03288095" calcext:value-type="float">
            <text:p>0.03288095</text:p>
          </table:table-cell>
          <table:table-cell office:value-type="float" office:value="0.07261937" calcext:value-type="float">
            <text:p>0.07261937</text:p>
          </table:table-cell>
          <table:table-cell office:value-type="float" office:value="0.1343061" calcext:value-type="float">
            <text:p>0.1343061</text:p>
          </table:table-cell>
          <table:table-cell office:value-type="float" office:value="0.1360401" calcext:value-type="float">
            <text:p>0.1360401</text:p>
          </table:table-cell>
          <table:table-cell office:value-type="float" office:value="0.1401422" calcext:value-type="float">
            <text:p>0.1401422</text:p>
          </table:table-cell>
          <table:table-cell office:value-type="float" office:value="0.1470276" calcext:value-type="float">
            <text:p>0.1470276</text:p>
          </table:table-cell>
          <table:table-cell office:value-type="float" office:value="0.157567" calcext:value-type="float">
            <text:p>0.157567</text:p>
          </table:table-cell>
          <table:table-cell office:value-type="float" office:value="0.1626508" calcext:value-type="float">
            <text:p>0.1626508</text:p>
          </table:table-cell>
          <table:table-cell office:value-type="float" office:value="0" calcext:value-type="float">
            <text:p>0</text:p>
          </table:table-cell>
          <table:table-cell office:value-type="float" office:value="19.57427" calcext:value-type="float">
            <text:p>19.57427</text:p>
          </table:table-cell>
          <table:table-cell office:value-type="float" office:value="17.82772" calcext:value-type="float">
            <text:p>17.82772</text:p>
          </table:table-cell>
          <table:table-cell office:value-type="float" office:value="32.90008" calcext:value-type="float">
            <text:p>32.90008</text:p>
          </table:table-cell>
          <table:table-cell office:value-type="float" office:value="5.270915" calcext:value-type="float">
            <text:p>5.270915</text:p>
          </table:table-cell>
          <table:table-cell office:value-type="float" office:value="4.077883" calcext:value-type="float">
            <text:p>4.077883</text:p>
          </table:table-cell>
          <table:table-cell office:value-type="float" office:value="1.88747" calcext:value-type="float">
            <text:p>1.88747</text:p>
          </table:table-cell>
          <table:table-cell office:value-type="float" office:value="1.869835" calcext:value-type="float">
            <text:p>1.869835</text:p>
          </table:table-cell>
          <table:table-cell office:value-type="float" office:value="3.962698" calcext:value-type="float">
            <text:p>3.962698</text:p>
          </table:table-cell>
          <table:table-cell office:value-type="float" office:value="6.603511" calcext:value-type="float">
            <text:p>6.603511</text:p>
          </table:table-cell>
          <table:table-cell office:value-type="float" office:value="6.97831" calcext:value-type="float">
            <text:p>6.97831</text:p>
          </table:table-cell>
          <table:table-cell office:value-type="float" office:value="7.519489" calcext:value-type="float">
            <text:p>7.519489</text:p>
          </table:table-cell>
          <table:table-cell office:value-type="float" office:value="8.090134" calcext:value-type="float">
            <text:p>8.090134</text:p>
          </table:table-cell>
          <table:table-cell office:value-type="float" office:value="9.211542" calcext:value-type="float">
            <text:p>9.211542</text:p>
          </table:table-cell>
          <table:table-cell office:value-type="float" office:value="9.705642" calcext:value-type="float">
            <text:p>9.705642</text:p>
          </table:table-cell>
          <table:table-cell office:value-type="float" office:value="0" calcext:value-type="float">
            <text:p>0</text:p>
          </table:table-cell>
          <table:table-cell office:value-type="float" office:value="0.009917196" calcext:value-type="float">
            <text:p>0.009917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7262" calcext:value-type="float">
            <text:p>2.97726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1.513636" calcext:value-type="float">
            <text:p>1.513636</text:p>
          </table:table-cell>
          <table:table-cell office:value-type="float" office:value="136.0085" calcext:value-type="float">
            <text:p>136.0085</text:p>
          </table:table-cell>
          <table:table-cell office:value-type="float" office:value="5" calcext:value-type="float">
            <text:p>5</text:p>
          </table:table-cell>
          <table:table-cell office:value-type="float" office:value="-3.742261" calcext:value-type="float">
            <text:p>-3.742261</text:p>
          </table:table-cell>
          <table:table-cell office:value-type="float" office:value="30.52892" calcext:value-type="float">
            <text:p>30.52892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58347" calcext:value-type="float">
            <text:p>0.0003658347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252" calcext:value-type="float">
            <text:p>0.01164252</text:p>
          </table:table-cell>
          <table:table-cell office:value-type="float" office:value="1173.308" calcext:value-type="float">
            <text:p>1173.308</text:p>
          </table:table-cell>
          <table:table-cell office:value-type="float" office:value="1.378774" calcext:value-type="float">
            <text:p>1.378774</text:p>
          </table:table-cell>
          <table:table-cell office:value-type="float" office:value="0" calcext:value-type="float">
            <text:p>0</text:p>
          </table:table-cell>
          <table:table-cell office:value-type="float" office:value="0.2735128" calcext:value-type="float">
            <text:p>0.2735128</text:p>
          </table:table-cell>
          <table:table-cell office:value-type="float" office:value="0.2328908" calcext:value-type="float">
            <text:p>0.2328908</text:p>
          </table:table-cell>
          <table:table-cell office:value-type="float" office:value="0.3157539" calcext:value-type="float">
            <text:p>0.3157539</text:p>
          </table:table-cell>
          <table:table-cell office:value-type="float" office:value="0.07492377" calcext:value-type="float">
            <text:p>0.07492377</text:p>
          </table:table-cell>
          <table:table-cell office:value-type="float" office:value="0.06147215" calcext:value-type="float">
            <text:p>0.06147215</text:p>
          </table:table-cell>
          <table:table-cell office:value-type="float" office:value="0.03375375" calcext:value-type="float">
            <text:p>0.03375375</text:p>
          </table:table-cell>
          <table:table-cell office:value-type="float" office:value="0.03307649" calcext:value-type="float">
            <text:p>0.03307649</text:p>
          </table:table-cell>
          <table:table-cell office:value-type="float" office:value="0.07261062" calcext:value-type="float">
            <text:p>0.07261062</text:p>
          </table:table-cell>
          <table:table-cell office:value-type="float" office:value="0.1343285" calcext:value-type="float">
            <text:p>0.1343285</text:p>
          </table:table-cell>
          <table:table-cell office:value-type="float" office:value="0.1361148" calcext:value-type="float">
            <text:p>0.1361148</text:p>
          </table:table-cell>
          <table:table-cell office:value-type="float" office:value="0.1402344" calcext:value-type="float">
            <text:p>0.1402344</text:p>
          </table:table-cell>
          <table:table-cell office:value-type="float" office:value="0.1471117" calcext:value-type="float">
            <text:p>0.1471117</text:p>
          </table:table-cell>
          <table:table-cell office:value-type="float" office:value="0.1576216" calcext:value-type="float">
            <text:p>0.1576216</text:p>
          </table:table-cell>
          <table:table-cell office:value-type="float" office:value="0.1627055" calcext:value-type="float">
            <text:p>0.1627055</text:p>
          </table:table-cell>
          <table:table-cell office:value-type="float" office:value="0" calcext:value-type="float">
            <text:p>0</text:p>
          </table:table-cell>
          <table:table-cell office:value-type="float" office:value="19.58116" calcext:value-type="float">
            <text:p>19.58116</text:p>
          </table:table-cell>
          <table:table-cell office:value-type="float" office:value="17.84925" calcext:value-type="float">
            <text:p>17.84925</text:p>
          </table:table-cell>
          <table:table-cell office:value-type="float" office:value="32.89886" calcext:value-type="float">
            <text:p>32.89886</text:p>
          </table:table-cell>
          <table:table-cell office:value-type="float" office:value="5.277911" calcext:value-type="float">
            <text:p>5.277911</text:p>
          </table:table-cell>
          <table:table-cell office:value-type="float" office:value="4.084031" calcext:value-type="float">
            <text:p>4.084031</text:p>
          </table:table-cell>
          <table:table-cell office:value-type="float" office:value="1.889931" calcext:value-type="float">
            <text:p>1.889931</text:p>
          </table:table-cell>
          <table:table-cell office:value-type="float" office:value="1.872734" calcext:value-type="float">
            <text:p>1.872734</text:p>
          </table:table-cell>
          <table:table-cell office:value-type="float" office:value="3.968445" calcext:value-type="float">
            <text:p>3.968445</text:p>
          </table:table-cell>
          <table:table-cell office:value-type="float" office:value="6.610961" calcext:value-type="float">
            <text:p>6.610961</text:p>
          </table:table-cell>
          <table:table-cell office:value-type="float" office:value="6.985288" calcext:value-type="float">
            <text:p>6.985288</text:p>
          </table:table-cell>
          <table:table-cell office:value-type="float" office:value="7.526164" calcext:value-type="float">
            <text:p>7.526164</text:p>
          </table:table-cell>
          <table:table-cell office:value-type="float" office:value="8.096491" calcext:value-type="float">
            <text:p>8.096491</text:p>
          </table:table-cell>
          <table:table-cell office:value-type="float" office:value="9.216581" calcext:value-type="float">
            <text:p>9.216581</text:p>
          </table:table-cell>
          <table:table-cell office:value-type="float" office:value="9.710708" calcext:value-type="float">
            <text:p>9.710708</text:p>
          </table:table-cell>
          <table:table-cell office:value-type="float" office:value="0" calcext:value-type="float">
            <text:p>0</text:p>
          </table:table-cell>
          <table:table-cell office:value-type="float" office:value="0.01103747" calcext:value-type="float">
            <text:p>0.01103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5626" calcext:value-type="float">
            <text:p>2.9856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1.510647" calcext:value-type="float">
            <text:p>1.510647</text:p>
          </table:table-cell>
          <table:table-cell office:value-type="float" office:value="136.0038" calcext:value-type="float">
            <text:p>136.0038</text:p>
          </table:table-cell>
          <table:table-cell office:value-type="float" office:value="5" calcext:value-type="float">
            <text:p>5</text:p>
          </table:table-cell>
          <table:table-cell office:value-type="float" office:value="-3.739891" calcext:value-type="float">
            <text:p>-3.739891</text:p>
          </table:table-cell>
          <table:table-cell office:value-type="float" office:value="30.55352" calcext:value-type="float">
            <text:p>30.55352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58347" calcext:value-type="float">
            <text:p>0.0003658347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252" calcext:value-type="float">
            <text:p>0.01164252</text:p>
          </table:table-cell>
          <table:table-cell office:value-type="float" office:value="1173.294" calcext:value-type="float">
            <text:p>1173.294</text:p>
          </table:table-cell>
          <table:table-cell office:value-type="float" office:value="1.37713" calcext:value-type="float">
            <text:p>1.37713</text:p>
          </table:table-cell>
          <table:table-cell office:value-type="float" office:value="0" calcext:value-type="float">
            <text:p>0</text:p>
          </table:table-cell>
          <table:table-cell office:value-type="float" office:value="0.3523884" calcext:value-type="float">
            <text:p>0.3523884</text:p>
          </table:table-cell>
          <table:table-cell office:value-type="float" office:value="0.2682579" calcext:value-type="float">
            <text:p>0.2682579</text:p>
          </table:table-cell>
          <table:table-cell office:value-type="float" office:value="0.3417305" calcext:value-type="float">
            <text:p>0.3417305</text:p>
          </table:table-cell>
          <table:table-cell office:value-type="float" office:value="0.07850632" calcext:value-type="float">
            <text:p>0.07850632</text:p>
          </table:table-cell>
          <table:table-cell office:value-type="float" office:value="0.06428244" calcext:value-type="float">
            <text:p>0.06428244</text:p>
          </table:table-cell>
          <table:table-cell office:value-type="float" office:value="0.03453933" calcext:value-type="float">
            <text:p>0.03453933</text:p>
          </table:table-cell>
          <table:table-cell office:value-type="float" office:value="0.03358567" calcext:value-type="float">
            <text:p>0.03358567</text:p>
          </table:table-cell>
          <table:table-cell office:value-type="float" office:value="0.07269979" calcext:value-type="float">
            <text:p>0.07269979</text:p>
          </table:table-cell>
          <table:table-cell office:value-type="float" office:value="0.13436" calcext:value-type="float">
            <text:p>0.13436</text:p>
          </table:table-cell>
          <table:table-cell office:value-type="float" office:value="0.1361824" calcext:value-type="float">
            <text:p>0.1361824</text:p>
          </table:table-cell>
          <table:table-cell office:value-type="float" office:value="0.1403199" calcext:value-type="float">
            <text:p>0.1403199</text:p>
          </table:table-cell>
          <table:table-cell office:value-type="float" office:value="0.147191" calcext:value-type="float">
            <text:p>0.147191</text:p>
          </table:table-cell>
          <table:table-cell office:value-type="float" office:value="0.1576759" calcext:value-type="float">
            <text:p>0.1576759</text:p>
          </table:table-cell>
          <table:table-cell office:value-type="float" office:value="0.1627601" calcext:value-type="float">
            <text:p>0.1627601</text:p>
          </table:table-cell>
          <table:table-cell office:value-type="float" office:value="0" calcext:value-type="float">
            <text:p>0</text:p>
          </table:table-cell>
          <table:table-cell office:value-type="float" office:value="19.60036" calcext:value-type="float">
            <text:p>19.60036</text:p>
          </table:table-cell>
          <table:table-cell office:value-type="float" office:value="17.87725" calcext:value-type="float">
            <text:p>17.87725</text:p>
          </table:table-cell>
          <table:table-cell office:value-type="float" office:value="32.90553" calcext:value-type="float">
            <text:p>32.90553</text:p>
          </table:table-cell>
          <table:table-cell office:value-type="float" office:value="5.285594" calcext:value-type="float">
            <text:p>5.285594</text:p>
          </table:table-cell>
          <table:table-cell office:value-type="float" office:value="4.090602" calcext:value-type="float">
            <text:p>4.090602</text:p>
          </table:table-cell>
          <table:table-cell office:value-type="float" office:value="1.892454" calcext:value-type="float">
            <text:p>1.892454</text:p>
          </table:table-cell>
          <table:table-cell office:value-type="float" office:value="1.875637" calcext:value-type="float">
            <text:p>1.875637</text:p>
          </table:table-cell>
          <table:table-cell office:value-type="float" office:value="3.974164" calcext:value-type="float">
            <text:p>3.974164</text:p>
          </table:table-cell>
          <table:table-cell office:value-type="float" office:value="6.618383" calcext:value-type="float">
            <text:p>6.618383</text:p>
          </table:table-cell>
          <table:table-cell office:value-type="float" office:value="6.9922" calcext:value-type="float">
            <text:p>6.9922</text:p>
          </table:table-cell>
          <table:table-cell office:value-type="float" office:value="7.532838" calcext:value-type="float">
            <text:p>7.532838</text:p>
          </table:table-cell>
          <table:table-cell office:value-type="float" office:value="8.102846" calcext:value-type="float">
            <text:p>8.102846</text:p>
          </table:table-cell>
          <table:table-cell office:value-type="float" office:value="9.221621" calcext:value-type="float">
            <text:p>9.221621</text:p>
          </table:table-cell>
          <table:table-cell office:value-type="float" office:value="9.715772" calcext:value-type="float">
            <text:p>9.715772</text:p>
          </table:table-cell>
          <table:table-cell office:value-type="float" office:value="0" calcext:value-type="float">
            <text:p>0</text:p>
          </table:table-cell>
          <table:table-cell office:value-type="float" office:value="0.01139489" calcext:value-type="float">
            <text:p>0.01139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4828" calcext:value-type="float">
            <text:p>2.9948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1.50783" calcext:value-type="float">
            <text:p>1.50783</text:p>
          </table:table-cell>
          <table:table-cell office:value-type="float" office:value="135.999" calcext:value-type="float">
            <text:p>135.999</text:p>
          </table:table-cell>
          <table:table-cell office:value-type="float" office:value="5" calcext:value-type="float">
            <text:p>5</text:p>
          </table:table-cell>
          <table:table-cell office:value-type="float" office:value="-3.737453" calcext:value-type="float">
            <text:p>-3.737453</text:p>
          </table:table-cell>
          <table:table-cell office:value-type="float" office:value="30.57867" calcext:value-type="float">
            <text:p>30.57867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58347" calcext:value-type="float">
            <text:p>0.0003658347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252" calcext:value-type="float">
            <text:p>0.01164252</text:p>
          </table:table-cell>
          <table:table-cell office:value-type="float" office:value="1173.28" calcext:value-type="float">
            <text:p>1173.28</text:p>
          </table:table-cell>
          <table:table-cell office:value-type="float" office:value="1.374228" calcext:value-type="float">
            <text:p>1.374228</text:p>
          </table:table-cell>
          <table:table-cell office:value-type="float" office:value="0" calcext:value-type="float">
            <text:p>0</text:p>
          </table:table-cell>
          <table:table-cell office:value-type="float" office:value="0.3629988" calcext:value-type="float">
            <text:p>0.3629988</text:p>
          </table:table-cell>
          <table:table-cell office:value-type="float" office:value="0.2911215" calcext:value-type="float">
            <text:p>0.2911215</text:p>
          </table:table-cell>
          <table:table-cell office:value-type="float" office:value="0.3635784" calcext:value-type="float">
            <text:p>0.3635784</text:p>
          </table:table-cell>
          <table:table-cell office:value-type="float" office:value="0.08005564" calcext:value-type="float">
            <text:p>0.08005564</text:p>
          </table:table-cell>
          <table:table-cell office:value-type="float" office:value="0.0659738" calcext:value-type="float">
            <text:p>0.0659738</text:p>
          </table:table-cell>
          <table:table-cell office:value-type="float" office:value="0.03510952" calcext:value-type="float">
            <text:p>0.03510952</text:p>
          </table:table-cell>
          <table:table-cell office:value-type="float" office:value="0.034158" calcext:value-type="float">
            <text:p>0.034158</text:p>
          </table:table-cell>
          <table:table-cell office:value-type="float" office:value="0.07290275" calcext:value-type="float">
            <text:p>0.07290275</text:p>
          </table:table-cell>
          <table:table-cell office:value-type="float" office:value="0.1344579" calcext:value-type="float">
            <text:p>0.1344579</text:p>
          </table:table-cell>
          <table:table-cell office:value-type="float" office:value="0.1362669" calcext:value-type="float">
            <text:p>0.1362669</text:p>
          </table:table-cell>
          <table:table-cell office:value-type="float" office:value="0.1404189" calcext:value-type="float">
            <text:p>0.1404189</text:p>
          </table:table-cell>
          <table:table-cell office:value-type="float" office:value="0.1472782" calcext:value-type="float">
            <text:p>0.1472782</text:p>
          </table:table-cell>
          <table:table-cell office:value-type="float" office:value="0.1577303" calcext:value-type="float">
            <text:p>0.1577303</text:p>
          </table:table-cell>
          <table:table-cell office:value-type="float" office:value="0.1628147" calcext:value-type="float">
            <text:p>0.1628147</text:p>
          </table:table-cell>
          <table:table-cell office:value-type="float" office:value="0" calcext:value-type="float">
            <text:p>0</text:p>
          </table:table-cell>
          <table:table-cell office:value-type="float" office:value="19.62543" calcext:value-type="float">
            <text:p>19.62543</text:p>
          </table:table-cell>
          <table:table-cell office:value-type="float" office:value="17.90839" calcext:value-type="float">
            <text:p>17.90839</text:p>
          </table:table-cell>
          <table:table-cell office:value-type="float" office:value="32.91826" calcext:value-type="float">
            <text:p>32.91826</text:p>
          </table:table-cell>
          <table:table-cell office:value-type="float" office:value="5.293781" calcext:value-type="float">
            <text:p>5.293781</text:p>
          </table:table-cell>
          <table:table-cell office:value-type="float" office:value="4.097601" calcext:value-type="float">
            <text:p>4.097601</text:p>
          </table:table-cell>
          <table:table-cell office:value-type="float" office:value="1.895086" calcext:value-type="float">
            <text:p>1.895086</text:p>
          </table:table-cell>
          <table:table-cell office:value-type="float" office:value="1.878591" calcext:value-type="float">
            <text:p>1.878591</text:p>
          </table:table-cell>
          <table:table-cell office:value-type="float" office:value="3.979868" calcext:value-type="float">
            <text:p>3.979868</text:p>
          </table:table-cell>
          <table:table-cell office:value-type="float" office:value="6.625788" calcext:value-type="float">
            <text:p>6.625788</text:p>
          </table:table-cell>
          <table:table-cell office:value-type="float" office:value="6.999111" calcext:value-type="float">
            <text:p>6.999111</text:p>
          </table:table-cell>
          <table:table-cell office:value-type="float" office:value="7.539513" calcext:value-type="float">
            <text:p>7.539513</text:p>
          </table:table-cell>
          <table:table-cell office:value-type="float" office:value="8.109206" calcext:value-type="float">
            <text:p>8.109206</text:p>
          </table:table-cell>
          <table:table-cell office:value-type="float" office:value="9.22666" calcext:value-type="float">
            <text:p>9.22666</text:p>
          </table:table-cell>
          <table:table-cell office:value-type="float" office:value="9.720824" calcext:value-type="float">
            <text:p>9.720824</text:p>
          </table:table-cell>
          <table:table-cell office:value-type="float" office:value="0" calcext:value-type="float">
            <text:p>0</text:p>
          </table:table-cell>
          <table:table-cell office:value-type="float" office:value="0.01358358" calcext:value-type="float">
            <text:p>0.01358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4157" calcext:value-type="float">
            <text:p>3.00415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1.505242" calcext:value-type="float">
            <text:p>1.505242</text:p>
          </table:table-cell>
          <table:table-cell office:value-type="float" office:value="135.994" calcext:value-type="float">
            <text:p>135.994</text:p>
          </table:table-cell>
          <table:table-cell office:value-type="float" office:value="5" calcext:value-type="float">
            <text:p>5</text:p>
          </table:table-cell>
          <table:table-cell office:value-type="float" office:value="-3.734984" calcext:value-type="float">
            <text:p>-3.734984</text:p>
          </table:table-cell>
          <table:table-cell office:value-type="float" office:value="30.60392" calcext:value-type="float">
            <text:p>30.60392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58347" calcext:value-type="float">
            <text:p>0.0003658347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252" calcext:value-type="float">
            <text:p>0.01164252</text:p>
          </table:table-cell>
          <table:table-cell office:value-type="float" office:value="1173.266" calcext:value-type="float">
            <text:p>1173.266</text:p>
          </table:table-cell>
          <table:table-cell office:value-type="float" office:value="1.370276" calcext:value-type="float">
            <text:p>1.370276</text:p>
          </table:table-cell>
          <table:table-cell office:value-type="float" office:value="0" calcext:value-type="float">
            <text:p>0</text:p>
          </table:table-cell>
          <table:table-cell office:value-type="float" office:value="0.3580233" calcext:value-type="float">
            <text:p>0.3580233</text:p>
          </table:table-cell>
          <table:table-cell office:value-type="float" office:value="0.3005855" calcext:value-type="float">
            <text:p>0.3005855</text:p>
          </table:table-cell>
          <table:table-cell office:value-type="float" office:value="0.3784988" calcext:value-type="float">
            <text:p>0.3784988</text:p>
          </table:table-cell>
          <table:table-cell office:value-type="float" office:value="0.08059947" calcext:value-type="float">
            <text:p>0.08059947</text:p>
          </table:table-cell>
          <table:table-cell office:value-type="float" office:value="0.0670706" calcext:value-type="float">
            <text:p>0.0670706</text:p>
          </table:table-cell>
          <table:table-cell office:value-type="float" office:value="0.03528647" calcext:value-type="float">
            <text:p>0.03528647</text:p>
          </table:table-cell>
          <table:table-cell office:value-type="float" office:value="0.03466102" calcext:value-type="float">
            <text:p>0.03466102</text:p>
          </table:table-cell>
          <table:table-cell office:value-type="float" office:value="0.07312517" calcext:value-type="float">
            <text:p>0.07312517</text:p>
          </table:table-cell>
          <table:table-cell office:value-type="float" office:value="0.1346252" calcext:value-type="float">
            <text:p>0.1346252</text:p>
          </table:table-cell>
          <table:table-cell office:value-type="float" office:value="0.1363785" calcext:value-type="float">
            <text:p>0.1363785</text:p>
          </table:table-cell>
          <table:table-cell office:value-type="float" office:value="0.1405391" calcext:value-type="float">
            <text:p>0.1405391</text:p>
          </table:table-cell>
          <table:table-cell office:value-type="float" office:value="0.1473784" calcext:value-type="float">
            <text:p>0.1473784</text:p>
          </table:table-cell>
          <table:table-cell office:value-type="float" office:value="0.1577847" calcext:value-type="float">
            <text:p>0.1577847</text:p>
          </table:table-cell>
          <table:table-cell office:value-type="float" office:value="0.1628693" calcext:value-type="float">
            <text:p>0.1628693</text:p>
          </table:table-cell>
          <table:table-cell office:value-type="float" office:value="0" calcext:value-type="float">
            <text:p>0</text:p>
          </table:table-cell>
          <table:table-cell office:value-type="float" office:value="19.65011" calcext:value-type="float">
            <text:p>19.65011</text:p>
          </table:table-cell>
          <table:table-cell office:value-type="float" office:value="17.93858" calcext:value-type="float">
            <text:p>17.93858</text:p>
          </table:table-cell>
          <table:table-cell office:value-type="float" office:value="32.93402" calcext:value-type="float">
            <text:p>32.93402</text:p>
          </table:table-cell>
          <table:table-cell office:value-type="float" office:value="5.301989" calcext:value-type="float">
            <text:p>5.301989</text:p>
          </table:table-cell>
          <table:table-cell office:value-type="float" office:value="4.104704" calcext:value-type="float">
            <text:p>4.104704</text:p>
          </table:table-cell>
          <table:table-cell office:value-type="float" office:value="1.897753" calcext:value-type="float">
            <text:p>1.897753</text:p>
          </table:table-cell>
          <table:table-cell office:value-type="float" office:value="1.881576" calcext:value-type="float">
            <text:p>1.881576</text:p>
          </table:table-cell>
          <table:table-cell office:value-type="float" office:value="3.985565" calcext:value-type="float">
            <text:p>3.985565</text:p>
          </table:table-cell>
          <table:table-cell office:value-type="float" office:value="6.633187" calcext:value-type="float">
            <text:p>6.633187</text:p>
          </table:table-cell>
          <table:table-cell office:value-type="float" office:value="7.00602" calcext:value-type="float">
            <text:p>7.00602</text:p>
          </table:table-cell>
          <table:table-cell office:value-type="float" office:value="7.546174" calcext:value-type="float">
            <text:p>7.546174</text:p>
          </table:table-cell>
          <table:table-cell office:value-type="float" office:value="8.115561" calcext:value-type="float">
            <text:p>8.115561</text:p>
          </table:table-cell>
          <table:table-cell office:value-type="float" office:value="9.231699" calcext:value-type="float">
            <text:p>9.231699</text:p>
          </table:table-cell>
          <table:table-cell office:value-type="float" office:value="9.725883" calcext:value-type="float">
            <text:p>9.725883</text:p>
          </table:table-cell>
          <table:table-cell office:value-type="float" office:value="0" calcext:value-type="float">
            <text:p>0</text:p>
          </table:table-cell>
          <table:table-cell office:value-type="float" office:value="3.094743" calcext:value-type="float">
            <text:p>3.094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3333" calcext:value-type="float">
            <text:p>3.0133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1.502742" calcext:value-type="float">
            <text:p>1.502742</text:p>
          </table:table-cell>
          <table:table-cell office:value-type="float" office:value="135.9894" calcext:value-type="float">
            <text:p>135.9894</text:p>
          </table:table-cell>
          <table:table-cell office:value-type="float" office:value="5" calcext:value-type="float">
            <text:p>5</text:p>
          </table:table-cell>
          <table:table-cell office:value-type="float" office:value="-3.732516" calcext:value-type="float">
            <text:p>-3.732516</text:p>
          </table:table-cell>
          <table:table-cell office:value-type="float" office:value="30.62792" calcext:value-type="float">
            <text:p>30.62792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5843" calcext:value-type="float">
            <text:p>0.000365843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264" calcext:value-type="float">
            <text:p>0.01164264</text:p>
          </table:table-cell>
          <table:table-cell office:value-type="float" office:value="1173.252" calcext:value-type="float">
            <text:p>1173.252</text:p>
          </table:table-cell>
          <table:table-cell office:value-type="float" office:value="1.368135" calcext:value-type="float">
            <text:p>1.368135</text:p>
          </table:table-cell>
          <table:table-cell office:value-type="float" office:value="0" calcext:value-type="float">
            <text:p>0</text:p>
          </table:table-cell>
          <table:table-cell office:value-type="float" office:value="0.1392457" calcext:value-type="float">
            <text:p>0.1392457</text:p>
          </table:table-cell>
          <table:table-cell office:value-type="float" office:value="0.1864782" calcext:value-type="float">
            <text:p>0.1864782</text:p>
          </table:table-cell>
          <table:table-cell office:value-type="float" office:value="0.3471153" calcext:value-type="float">
            <text:p>0.3471153</text:p>
          </table:table-cell>
          <table:table-cell office:value-type="float" office:value="0.07579605" calcext:value-type="float">
            <text:p>0.07579605</text:p>
          </table:table-cell>
          <table:table-cell office:value-type="float" office:value="0.06317317" calcext:value-type="float">
            <text:p>0.06317317</text:p>
          </table:table-cell>
          <table:table-cell office:value-type="float" office:value="0.03474464" calcext:value-type="float">
            <text:p>0.03474464</text:p>
          </table:table-cell>
          <table:table-cell office:value-type="float" office:value="0.0330726" calcext:value-type="float">
            <text:p>0.0330726</text:p>
          </table:table-cell>
          <table:table-cell office:value-type="float" office:value="0.07302329" calcext:value-type="float">
            <text:p>0.07302329</text:p>
          </table:table-cell>
          <table:table-cell office:value-type="float" office:value="0.1344571" calcext:value-type="float">
            <text:p>0.1344571</text:p>
          </table:table-cell>
          <table:table-cell office:value-type="float" office:value="0.1363094" calcext:value-type="float">
            <text:p>0.1363094</text:p>
          </table:table-cell>
          <table:table-cell office:value-type="float" office:value="0.1404779" calcext:value-type="float">
            <text:p>0.1404779</text:p>
          </table:table-cell>
          <table:table-cell office:value-type="float" office:value="0.147361" calcext:value-type="float">
            <text:p>0.147361</text:p>
          </table:table-cell>
          <table:table-cell office:value-type="float" office:value="0.1578392" calcext:value-type="float">
            <text:p>0.1578392</text:p>
          </table:table-cell>
          <table:table-cell office:value-type="float" office:value="0.162924" calcext:value-type="float">
            <text:p>0.162924</text:p>
          </table:table-cell>
          <table:table-cell office:value-type="float" office:value="0" calcext:value-type="float">
            <text:p>0</text:p>
          </table:table-cell>
          <table:table-cell office:value-type="float" office:value="19.6323" calcext:value-type="float">
            <text:p>19.6323</text:p>
          </table:table-cell>
          <table:table-cell office:value-type="float" office:value="17.95425" calcext:value-type="float">
            <text:p>17.95425</text:p>
          </table:table-cell>
          <table:table-cell office:value-type="float" office:value="32.94744" calcext:value-type="float">
            <text:p>32.94744</text:p>
          </table:table-cell>
          <table:table-cell office:value-type="float" office:value="5.309849" calcext:value-type="float">
            <text:p>5.309849</text:p>
          </table:table-cell>
          <table:table-cell office:value-type="float" office:value="4.111634" calcext:value-type="float">
            <text:p>4.111634</text:p>
          </table:table-cell>
          <table:table-cell office:value-type="float" office:value="1.900413" calcext:value-type="float">
            <text:p>1.900413</text:p>
          </table:table-cell>
          <table:table-cell office:value-type="float" office:value="1.88446" calcext:value-type="float">
            <text:p>1.88446</text:p>
          </table:table-cell>
          <table:table-cell office:value-type="float" office:value="3.991242" calcext:value-type="float">
            <text:p>3.991242</text:p>
          </table:table-cell>
          <table:table-cell office:value-type="float" office:value="6.640538" calcext:value-type="float">
            <text:p>6.640538</text:p>
          </table:table-cell>
          <table:table-cell office:value-type="float" office:value="7.012915" calcext:value-type="float">
            <text:p>7.012915</text:p>
          </table:table-cell>
          <table:table-cell office:value-type="float" office:value="7.552793" calcext:value-type="float">
            <text:p>7.552793</text:p>
          </table:table-cell>
          <table:table-cell office:value-type="float" office:value="8.121887" calcext:value-type="float">
            <text:p>8.121887</text:p>
          </table:table-cell>
          <table:table-cell office:value-type="float" office:value="9.236722" calcext:value-type="float">
            <text:p>9.236722</text:p>
          </table:table-cell>
          <table:table-cell office:value-type="float" office:value="9.730941" calcext:value-type="float">
            <text:p>9.730941</text:p>
          </table:table-cell>
          <table:table-cell office:value-type="float" office:value="0" calcext:value-type="float">
            <text:p>0</text:p>
          </table:table-cell>
          <table:table-cell office:value-type="float" office:value="17.00068" calcext:value-type="float">
            <text:p>17.0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2065" calcext:value-type="float">
            <text:p>3.02206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1.499724" calcext:value-type="float">
            <text:p>1.499724</text:p>
          </table:table-cell>
          <table:table-cell office:value-type="float" office:value="135.985" calcext:value-type="float">
            <text:p>135.985</text:p>
          </table:table-cell>
          <table:table-cell office:value-type="float" office:value="5" calcext:value-type="float">
            <text:p>5</text:p>
          </table:table-cell>
          <table:table-cell office:value-type="float" office:value="-3.729999" calcext:value-type="float">
            <text:p>-3.729999</text:p>
          </table:table-cell>
          <table:table-cell office:value-type="float" office:value="30.65125" calcext:value-type="float">
            <text:p>30.65125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60198" calcext:value-type="float">
            <text:p>0.0003660198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413" calcext:value-type="float">
            <text:p>0.01164413</text:p>
          </table:table-cell>
          <table:table-cell office:value-type="float" office:value="1173.239" calcext:value-type="float">
            <text:p>1173.239</text:p>
          </table:table-cell>
          <table:table-cell office:value-type="float" office:value="1.366478" calcext:value-type="float">
            <text:p>1.366478</text:p>
          </table:table-cell>
          <table:table-cell office:value-type="float" office:value="0" calcext:value-type="float">
            <text:p>0</text:p>
          </table:table-cell>
          <table:table-cell office:value-type="float" office:value="0.1114119" calcext:value-type="float">
            <text:p>0.1114119</text:p>
          </table:table-cell>
          <table:table-cell office:value-type="float" office:value="0.1696215" calcext:value-type="float">
            <text:p>0.1696215</text:p>
          </table:table-cell>
          <table:table-cell office:value-type="float" office:value="0.2519707" calcext:value-type="float">
            <text:p>0.2519707</text:p>
          </table:table-cell>
          <table:table-cell office:value-type="float" office:value="0.07179224" calcext:value-type="float">
            <text:p>0.07179224</text:p>
          </table:table-cell>
          <table:table-cell office:value-type="float" office:value="0.06127772" calcext:value-type="float">
            <text:p>0.06127772</text:p>
          </table:table-cell>
          <table:table-cell office:value-type="float" office:value="0.03437558" calcext:value-type="float">
            <text:p>0.03437558</text:p>
          </table:table-cell>
          <table:table-cell office:value-type="float" office:value="0.03015905" calcext:value-type="float">
            <text:p>0.03015905</text:p>
          </table:table-cell>
          <table:table-cell office:value-type="float" office:value="0.07292395" calcext:value-type="float">
            <text:p>0.07292395</text:p>
          </table:table-cell>
          <table:table-cell office:value-type="float" office:value="0.1344213" calcext:value-type="float">
            <text:p>0.1344213</text:p>
          </table:table-cell>
          <table:table-cell office:value-type="float" office:value="0.1363179" calcext:value-type="float">
            <text:p>0.1363179</text:p>
          </table:table-cell>
          <table:table-cell office:value-type="float" office:value="0.1404917" calcext:value-type="float">
            <text:p>0.1404917</text:p>
          </table:table-cell>
          <table:table-cell office:value-type="float" office:value="0.1474093" calcext:value-type="float">
            <text:p>0.1474093</text:p>
          </table:table-cell>
          <table:table-cell office:value-type="float" office:value="0.1578936" calcext:value-type="float">
            <text:p>0.1578936</text:p>
          </table:table-cell>
          <table:table-cell office:value-type="float" office:value="0.1629786" calcext:value-type="float">
            <text:p>0.1629786</text:p>
          </table:table-cell>
          <table:table-cell office:value-type="float" office:value="0" calcext:value-type="float">
            <text:p>0</text:p>
          </table:table-cell>
          <table:table-cell office:value-type="float" office:value="19.61655" calcext:value-type="float">
            <text:p>19.61655</text:p>
          </table:table-cell>
          <table:table-cell office:value-type="float" office:value="17.97037" calcext:value-type="float">
            <text:p>17.97037</text:p>
          </table:table-cell>
          <table:table-cell office:value-type="float" office:value="32.95071" calcext:value-type="float">
            <text:p>32.95071</text:p>
          </table:table-cell>
          <table:table-cell office:value-type="float" office:value="5.317079" calcext:value-type="float">
            <text:p>5.317079</text:p>
          </table:table-cell>
          <table:table-cell office:value-type="float" office:value="4.11802" calcext:value-type="float">
            <text:p>4.11802</text:p>
          </table:table-cell>
          <table:table-cell office:value-type="float" office:value="1.902997" calcext:value-type="float">
            <text:p>1.902997</text:p>
          </table:table-cell>
          <table:table-cell office:value-type="float" office:value="1.887251" calcext:value-type="float">
            <text:p>1.887251</text:p>
          </table:table-cell>
          <table:table-cell office:value-type="float" office:value="3.996882" calcext:value-type="float">
            <text:p>3.996882</text:p>
          </table:table-cell>
          <table:table-cell office:value-type="float" office:value="6.647851" calcext:value-type="float">
            <text:p>6.647851</text:p>
          </table:table-cell>
          <table:table-cell office:value-type="float" office:value="7.019749" calcext:value-type="float">
            <text:p>7.019749</text:p>
          </table:table-cell>
          <table:table-cell office:value-type="float" office:value="7.55941" calcext:value-type="float">
            <text:p>7.55941</text:p>
          </table:table-cell>
          <table:table-cell office:value-type="float" office:value="8.128171" calcext:value-type="float">
            <text:p>8.128171</text:p>
          </table:table-cell>
          <table:table-cell office:value-type="float" office:value="9.241684" calcext:value-type="float">
            <text:p>9.241684</text:p>
          </table:table-cell>
          <table:table-cell office:value-type="float" office:value="9.735993" calcext:value-type="float">
            <text:p>9.735993</text:p>
          </table:table-cell>
          <table:table-cell office:value-type="float" office:value="0" calcext:value-type="float">
            <text:p>0</text:p>
          </table:table-cell>
          <table:table-cell office:value-type="float" office:value="9.251735" calcext:value-type="float">
            <text:p>9.251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1286" calcext:value-type="float">
            <text:p>3.03128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1.49814" calcext:value-type="float">
            <text:p>1.49814</text:p>
          </table:table-cell>
          <table:table-cell office:value-type="float" office:value="135.981" calcext:value-type="float">
            <text:p>135.981</text:p>
          </table:table-cell>
          <table:table-cell office:value-type="float" office:value="5" calcext:value-type="float">
            <text:p>5</text:p>
          </table:table-cell>
          <table:table-cell office:value-type="float" office:value="-3.726883" calcext:value-type="float">
            <text:p>-3.726883</text:p>
          </table:table-cell>
          <table:table-cell office:value-type="float" office:value="30.67283" calcext:value-type="float">
            <text:p>30.67283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60282" calcext:value-type="float">
            <text:p>0.0003660282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424" calcext:value-type="float">
            <text:p>0.01164424</text:p>
          </table:table-cell>
          <table:table-cell office:value-type="float" office:value="1173.227" calcext:value-type="float">
            <text:p>1173.227</text:p>
          </table:table-cell>
          <table:table-cell office:value-type="float" office:value="1.367378" calcext:value-type="float">
            <text:p>1.367378</text:p>
          </table:table-cell>
          <table:table-cell office:value-type="float" office:value="0" calcext:value-type="float">
            <text:p>0</text:p>
          </table:table-cell>
          <table:table-cell office:value-type="float" office:value="0.1263118" calcext:value-type="float">
            <text:p>0.1263118</text:p>
          </table:table-cell>
          <table:table-cell office:value-type="float" office:value="0.1727548" calcext:value-type="float">
            <text:p>0.1727548</text:p>
          </table:table-cell>
          <table:table-cell office:value-type="float" office:value="0.242285" calcext:value-type="float">
            <text:p>0.242285</text:p>
          </table:table-cell>
          <table:table-cell office:value-type="float" office:value="0.08399981" calcext:value-type="float">
            <text:p>0.08399981</text:p>
          </table:table-cell>
          <table:table-cell office:value-type="float" office:value="0.05821031" calcext:value-type="float">
            <text:p>0.05821031</text:p>
          </table:table-cell>
          <table:table-cell office:value-type="float" office:value="0.03347509" calcext:value-type="float">
            <text:p>0.03347509</text:p>
          </table:table-cell>
          <table:table-cell office:value-type="float" office:value="0.0313023" calcext:value-type="float">
            <text:p>0.0313023</text:p>
          </table:table-cell>
          <table:table-cell office:value-type="float" office:value="0.07255322" calcext:value-type="float">
            <text:p>0.07255322</text:p>
          </table:table-cell>
          <table:table-cell office:value-type="float" office:value="0.1344325" calcext:value-type="float">
            <text:p>0.1344325</text:p>
          </table:table-cell>
          <table:table-cell office:value-type="float" office:value="0.1363554" calcext:value-type="float">
            <text:p>0.1363554</text:p>
          </table:table-cell>
          <table:table-cell office:value-type="float" office:value="0.1405331" calcext:value-type="float">
            <text:p>0.1405331</text:p>
          </table:table-cell>
          <table:table-cell office:value-type="float" office:value="0.1474294" calcext:value-type="float">
            <text:p>0.1474294</text:p>
          </table:table-cell>
          <table:table-cell office:value-type="float" office:value="0.1579479" calcext:value-type="float">
            <text:p>0.1579479</text:p>
          </table:table-cell>
          <table:table-cell office:value-type="float" office:value="0.1630328" calcext:value-type="float">
            <text:p>0.1630328</text:p>
          </table:table-cell>
          <table:table-cell office:value-type="float" office:value="0" calcext:value-type="float">
            <text:p>0</text:p>
          </table:table-cell>
          <table:table-cell office:value-type="float" office:value="19.58762" calcext:value-type="float">
            <text:p>19.58762</text:p>
          </table:table-cell>
          <table:table-cell office:value-type="float" office:value="17.9806" calcext:value-type="float">
            <text:p>17.9806</text:p>
          </table:table-cell>
          <table:table-cell office:value-type="float" office:value="32.90582" calcext:value-type="float">
            <text:p>32.90582</text:p>
          </table:table-cell>
          <table:table-cell office:value-type="float" office:value="5.347202" calcext:value-type="float">
            <text:p>5.347202</text:p>
          </table:table-cell>
          <table:table-cell office:value-type="float" office:value="4.124278" calcext:value-type="float">
            <text:p>4.124278</text:p>
          </table:table-cell>
          <table:table-cell office:value-type="float" office:value="1.905532" calcext:value-type="float">
            <text:p>1.905532</text:p>
          </table:table-cell>
          <table:table-cell office:value-type="float" office:value="1.889845" calcext:value-type="float">
            <text:p>1.889845</text:p>
          </table:table-cell>
          <table:table-cell office:value-type="float" office:value="4.002488" calcext:value-type="float">
            <text:p>4.002488</text:p>
          </table:table-cell>
          <table:table-cell office:value-type="float" office:value="6.655152" calcext:value-type="float">
            <text:p>6.655152</text:p>
          </table:table-cell>
          <table:table-cell office:value-type="float" office:value="7.026584" calcext:value-type="float">
            <text:p>7.026584</text:p>
          </table:table-cell>
          <table:table-cell office:value-type="float" office:value="7.565985" calcext:value-type="float">
            <text:p>7.565985</text:p>
          </table:table-cell>
          <table:table-cell office:value-type="float" office:value="8.134451" calcext:value-type="float">
            <text:p>8.134451</text:p>
          </table:table-cell>
          <table:table-cell office:value-type="float" office:value="9.246646" calcext:value-type="float">
            <text:p>9.246646</text:p>
          </table:table-cell>
          <table:table-cell office:value-type="float" office:value="9.740987" calcext:value-type="float">
            <text:p>9.740987</text:p>
          </table:table-cell>
          <table:table-cell office:value-type="float" office:value="0" calcext:value-type="float">
            <text:p>0</text:p>
          </table:table-cell>
          <table:table-cell office:value-type="float" office:value="6.793511" calcext:value-type="float">
            <text:p>6.793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9237" calcext:value-type="float">
            <text:p>3.03923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1.499171" calcext:value-type="float">
            <text:p>1.499171</text:p>
          </table:table-cell>
          <table:table-cell office:value-type="float" office:value="135.9774" calcext:value-type="float">
            <text:p>135.9774</text:p>
          </table:table-cell>
          <table:table-cell office:value-type="float" office:value="5" calcext:value-type="float">
            <text:p>5</text:p>
          </table:table-cell>
          <table:table-cell office:value-type="float" office:value="-3.721915" calcext:value-type="float">
            <text:p>-3.721915</text:p>
          </table:table-cell>
          <table:table-cell office:value-type="float" office:value="30.69425" calcext:value-type="float">
            <text:p>30.69425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60282" calcext:value-type="float">
            <text:p>0.0003660282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424" calcext:value-type="float">
            <text:p>0.01164424</text:p>
          </table:table-cell>
          <table:table-cell office:value-type="float" office:value="1173.215" calcext:value-type="float">
            <text:p>1173.215</text:p>
          </table:table-cell>
          <table:table-cell office:value-type="float" office:value="1.369316" calcext:value-type="float">
            <text:p>1.369316</text:p>
          </table:table-cell>
          <table:table-cell office:value-type="float" office:value="0" calcext:value-type="float">
            <text:p>0</text:p>
          </table:table-cell>
          <table:table-cell office:value-type="float" office:value="0.1689146" calcext:value-type="float">
            <text:p>0.1689146</text:p>
          </table:table-cell>
          <table:table-cell office:value-type="float" office:value="0.1756773" calcext:value-type="float">
            <text:p>0.1756773</text:p>
          </table:table-cell>
          <table:table-cell office:value-type="float" office:value="0.2627521" calcext:value-type="float">
            <text:p>0.2627521</text:p>
          </table:table-cell>
          <table:table-cell office:value-type="float" office:value="0.05432534" calcext:value-type="float">
            <text:p>0.05432534</text:p>
          </table:table-cell>
          <table:table-cell office:value-type="float" office:value="0.05269231" calcext:value-type="float">
            <text:p>0.05269231</text:p>
          </table:table-cell>
          <table:table-cell office:value-type="float" office:value="0.0319571" calcext:value-type="float">
            <text:p>0.0319571</text:p>
          </table:table-cell>
          <table:table-cell office:value-type="float" office:value="0.0316195" calcext:value-type="float">
            <text:p>0.0316195</text:p>
          </table:table-cell>
          <table:table-cell office:value-type="float" office:value="0.07237381" calcext:value-type="float">
            <text:p>0.07237381</text:p>
          </table:table-cell>
          <table:table-cell office:value-type="float" office:value="0.1344908" calcext:value-type="float">
            <text:p>0.1344908</text:p>
          </table:table-cell>
          <table:table-cell office:value-type="float" office:value="0.136436" calcext:value-type="float">
            <text:p>0.136436</text:p>
          </table:table-cell>
          <table:table-cell office:value-type="float" office:value="0.140619" calcext:value-type="float">
            <text:p>0.140619</text:p>
          </table:table-cell>
          <table:table-cell office:value-type="float" office:value="0.1475025" calcext:value-type="float">
            <text:p>0.1475025</text:p>
          </table:table-cell>
          <table:table-cell office:value-type="float" office:value="0.1580016" calcext:value-type="float">
            <text:p>0.1580016</text:p>
          </table:table-cell>
          <table:table-cell office:value-type="float" office:value="0.1630866" calcext:value-type="float">
            <text:p>0.1630866</text:p>
          </table:table-cell>
          <table:table-cell office:value-type="float" office:value="0" calcext:value-type="float">
            <text:p>0</text:p>
          </table:table-cell>
          <table:table-cell office:value-type="float" office:value="19.58104" calcext:value-type="float">
            <text:p>19.58104</text:p>
          </table:table-cell>
          <table:table-cell office:value-type="float" office:value="17.98627" calcext:value-type="float">
            <text:p>17.98627</text:p>
          </table:table-cell>
          <table:table-cell office:value-type="float" office:value="32.87801" calcext:value-type="float">
            <text:p>32.87801</text:p>
          </table:table-cell>
          <table:table-cell office:value-type="float" office:value="5.358114" calcext:value-type="float">
            <text:p>5.358114</text:p>
          </table:table-cell>
          <table:table-cell office:value-type="float" office:value="4.129354" calcext:value-type="float">
            <text:p>4.129354</text:p>
          </table:table-cell>
          <table:table-cell office:value-type="float" office:value="1.907842" calcext:value-type="float">
            <text:p>1.907842</text:p>
          </table:table-cell>
          <table:table-cell office:value-type="float" office:value="1.892565" calcext:value-type="float">
            <text:p>1.892565</text:p>
          </table:table-cell>
          <table:table-cell office:value-type="float" office:value="4.008063" calcext:value-type="float">
            <text:p>4.008063</text:p>
          </table:table-cell>
          <table:table-cell office:value-type="float" office:value="6.662419" calcext:value-type="float">
            <text:p>6.662419</text:p>
          </table:table-cell>
          <table:table-cell office:value-type="float" office:value="7.033418" calcext:value-type="float">
            <text:p>7.033418</text:p>
          </table:table-cell>
          <table:table-cell office:value-type="float" office:value="7.572546" calcext:value-type="float">
            <text:p>7.572546</text:p>
          </table:table-cell>
          <table:table-cell office:value-type="float" office:value="8.140726" calcext:value-type="float">
            <text:p>8.140726</text:p>
          </table:table-cell>
          <table:table-cell office:value-type="float" office:value="9.251607" calcext:value-type="float">
            <text:p>9.251607</text:p>
          </table:table-cell>
          <table:table-cell office:value-type="float" office:value="9.745973" calcext:value-type="float">
            <text:p>9.745973</text:p>
          </table:table-cell>
          <table:table-cell office:value-type="float" office:value="0" calcext:value-type="float">
            <text:p>0</text:p>
          </table:table-cell>
          <table:table-cell office:value-type="float" office:value="2.988106" calcext:value-type="float">
            <text:p>2.988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6184" calcext:value-type="float">
            <text:p>3.0461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1.500029" calcext:value-type="float">
            <text:p>1.500029</text:p>
          </table:table-cell>
          <table:table-cell office:value-type="float" office:value="135.9739" calcext:value-type="float">
            <text:p>135.9739</text:p>
          </table:table-cell>
          <table:table-cell office:value-type="float" office:value="5" calcext:value-type="float">
            <text:p>5</text:p>
          </table:table-cell>
          <table:table-cell office:value-type="float" office:value="-3.717247" calcext:value-type="float">
            <text:p>-3.717247</text:p>
          </table:table-cell>
          <table:table-cell office:value-type="float" office:value="30.71578" calcext:value-type="float">
            <text:p>30.71578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60282" calcext:value-type="float">
            <text:p>0.0003660282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424" calcext:value-type="float">
            <text:p>0.01164424</text:p>
          </table:table-cell>
          <table:table-cell office:value-type="float" office:value="1173.202" calcext:value-type="float">
            <text:p>1173.202</text:p>
          </table:table-cell>
          <table:table-cell office:value-type="float" office:value="1.370752" calcext:value-type="float">
            <text:p>1.370752</text:p>
          </table:table-cell>
          <table:table-cell office:value-type="float" office:value="0" calcext:value-type="float">
            <text:p>0</text:p>
          </table:table-cell>
          <table:table-cell office:value-type="float" office:value="0.1922255" calcext:value-type="float">
            <text:p>0.1922255</text:p>
          </table:table-cell>
          <table:table-cell office:value-type="float" office:value="0.1719517" calcext:value-type="float">
            <text:p>0.1719517</text:p>
          </table:table-cell>
          <table:table-cell office:value-type="float" office:value="0.2674192" calcext:value-type="float">
            <text:p>0.2674192</text:p>
          </table:table-cell>
          <table:table-cell office:value-type="float" office:value="0.04936935" calcext:value-type="float">
            <text:p>0.04936935</text:p>
          </table:table-cell>
          <table:table-cell office:value-type="float" office:value="0.04889924" calcext:value-type="float">
            <text:p>0.04889924</text:p>
          </table:table-cell>
          <table:table-cell office:value-type="float" office:value="0.03138709" calcext:value-type="float">
            <text:p>0.03138709</text:p>
          </table:table-cell>
          <table:table-cell office:value-type="float" office:value="0.03162785" calcext:value-type="float">
            <text:p>0.03162785</text:p>
          </table:table-cell>
          <table:table-cell office:value-type="float" office:value="0.07227581" calcext:value-type="float">
            <text:p>0.07227581</text:p>
          </table:table-cell>
          <table:table-cell office:value-type="float" office:value="0.1344789" calcext:value-type="float">
            <text:p>0.1344789</text:p>
          </table:table-cell>
          <table:table-cell office:value-type="float" office:value="0.1364958" calcext:value-type="float">
            <text:p>0.1364958</text:p>
          </table:table-cell>
          <table:table-cell office:value-type="float" office:value="0.140689" calcext:value-type="float">
            <text:p>0.140689</text:p>
          </table:table-cell>
          <table:table-cell office:value-type="float" office:value="0.1475635" calcext:value-type="float">
            <text:p>0.1475635</text:p>
          </table:table-cell>
          <table:table-cell office:value-type="float" office:value="0.1580556" calcext:value-type="float">
            <text:p>0.1580556</text:p>
          </table:table-cell>
          <table:table-cell office:value-type="float" office:value="0.1631404" calcext:value-type="float">
            <text:p>0.1631404</text:p>
          </table:table-cell>
          <table:table-cell office:value-type="float" office:value="0" calcext:value-type="float">
            <text:p>0</text:p>
          </table:table-cell>
          <table:table-cell office:value-type="float" office:value="19.58655" calcext:value-type="float">
            <text:p>19.58655</text:p>
          </table:table-cell>
          <table:table-cell office:value-type="float" office:value="17.99303" calcext:value-type="float">
            <text:p>17.99303</text:p>
          </table:table-cell>
          <table:table-cell office:value-type="float" office:value="32.85809" calcext:value-type="float">
            <text:p>32.85809</text:p>
          </table:table-cell>
          <table:table-cell office:value-type="float" office:value="5.360997" calcext:value-type="float">
            <text:p>5.360997</text:p>
          </table:table-cell>
          <table:table-cell office:value-type="float" office:value="4.133617" calcext:value-type="float">
            <text:p>4.133617</text:p>
          </table:table-cell>
          <table:table-cell office:value-type="float" office:value="1.910039" calcext:value-type="float">
            <text:p>1.910039</text:p>
          </table:table-cell>
          <table:table-cell office:value-type="float" office:value="1.895231" calcext:value-type="float">
            <text:p>1.895231</text:p>
          </table:table-cell>
          <table:table-cell office:value-type="float" office:value="4.01361" calcext:value-type="float">
            <text:p>4.01361</text:p>
          </table:table-cell>
          <table:table-cell office:value-type="float" office:value="6.669687" calcext:value-type="float">
            <text:p>6.669687</text:p>
          </table:table-cell>
          <table:table-cell office:value-type="float" office:value="7.040249" calcext:value-type="float">
            <text:p>7.040249</text:p>
          </table:table-cell>
          <table:table-cell office:value-type="float" office:value="7.579108" calcext:value-type="float">
            <text:p>7.579108</text:p>
          </table:table-cell>
          <table:table-cell office:value-type="float" office:value="8.147006" calcext:value-type="float">
            <text:p>8.147006</text:p>
          </table:table-cell>
          <table:table-cell office:value-type="float" office:value="9.256569" calcext:value-type="float">
            <text:p>9.256569</text:p>
          </table:table-cell>
          <table:table-cell office:value-type="float" office:value="9.75096" calcext:value-type="float">
            <text:p>9.75096</text:p>
          </table:table-cell>
          <table:table-cell office:value-type="float" office:value="0" calcext:value-type="float">
            <text:p>0</text:p>
          </table:table-cell>
          <table:table-cell office:value-type="float" office:value="3.00276" calcext:value-type="float">
            <text:p>3.00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3035" calcext:value-type="float">
            <text:p>3.0530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1.501852" calcext:value-type="float">
            <text:p>1.501852</text:p>
          </table:table-cell>
          <table:table-cell office:value-type="float" office:value="135.9704" calcext:value-type="float">
            <text:p>135.9704</text:p>
          </table:table-cell>
          <table:table-cell office:value-type="float" office:value="5" calcext:value-type="float">
            <text:p>5</text:p>
          </table:table-cell>
          <table:table-cell office:value-type="float" office:value="-3.711879" calcext:value-type="float">
            <text:p>-3.711879</text:p>
          </table:table-cell>
          <table:table-cell office:value-type="float" office:value="30.73729" calcext:value-type="float">
            <text:p>30.73729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60282" calcext:value-type="float">
            <text:p>0.0003660282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424" calcext:value-type="float">
            <text:p>0.01164424</text:p>
          </table:table-cell>
          <table:table-cell office:value-type="float" office:value="1173.189" calcext:value-type="float">
            <text:p>1173.189</text:p>
          </table:table-cell>
          <table:table-cell office:value-type="float" office:value="1.37142" calcext:value-type="float">
            <text:p>1.37142</text:p>
          </table:table-cell>
          <table:table-cell office:value-type="float" office:value="0" calcext:value-type="float">
            <text:p>0</text:p>
          </table:table-cell>
          <table:table-cell office:value-type="float" office:value="0.2098539" calcext:value-type="float">
            <text:p>0.2098539</text:p>
          </table:table-cell>
          <table:table-cell office:value-type="float" office:value="0.1736866" calcext:value-type="float">
            <text:p>0.1736866</text:p>
          </table:table-cell>
          <table:table-cell office:value-type="float" office:value="0.269746" calcext:value-type="float">
            <text:p>0.269746</text:p>
          </table:table-cell>
          <table:table-cell office:value-type="float" office:value="0.05023988" calcext:value-type="float">
            <text:p>0.05023988</text:p>
          </table:table-cell>
          <table:table-cell office:value-type="float" office:value="0.04522295" calcext:value-type="float">
            <text:p>0.04522295</text:p>
          </table:table-cell>
          <table:table-cell office:value-type="float" office:value="0.03052482" calcext:value-type="float">
            <text:p>0.03052482</text:p>
          </table:table-cell>
          <table:table-cell office:value-type="float" office:value="0.0314503" calcext:value-type="float">
            <text:p>0.0314503</text:p>
          </table:table-cell>
          <table:table-cell office:value-type="float" office:value="0.07219566" calcext:value-type="float">
            <text:p>0.07219566</text:p>
          </table:table-cell>
          <table:table-cell office:value-type="float" office:value="0.134484" calcext:value-type="float">
            <text:p>0.134484</text:p>
          </table:table-cell>
          <table:table-cell office:value-type="float" office:value="0.1365639" calcext:value-type="float">
            <text:p>0.1365639</text:p>
          </table:table-cell>
          <table:table-cell office:value-type="float" office:value="0.14077" calcext:value-type="float">
            <text:p>0.14077</text:p>
          </table:table-cell>
          <table:table-cell office:value-type="float" office:value="0.1476332" calcext:value-type="float">
            <text:p>0.1476332</text:p>
          </table:table-cell>
          <table:table-cell office:value-type="float" office:value="0.1581098" calcext:value-type="float">
            <text:p>0.1581098</text:p>
          </table:table-cell>
          <table:table-cell office:value-type="float" office:value="0.1631942" calcext:value-type="float">
            <text:p>0.1631942</text:p>
          </table:table-cell>
          <table:table-cell office:value-type="float" office:value="0" calcext:value-type="float">
            <text:p>0</text:p>
          </table:table-cell>
          <table:table-cell office:value-type="float" office:value="19.59497" calcext:value-type="float">
            <text:p>19.59497</text:p>
          </table:table-cell>
          <table:table-cell office:value-type="float" office:value="17.99887" calcext:value-type="float">
            <text:p>17.99887</text:p>
          </table:table-cell>
          <table:table-cell office:value-type="float" office:value="32.84027" calcext:value-type="float">
            <text:p>32.84027</text:p>
          </table:table-cell>
          <table:table-cell office:value-type="float" office:value="5.362717" calcext:value-type="float">
            <text:p>5.362717</text:p>
          </table:table-cell>
          <table:table-cell office:value-type="float" office:value="4.137089" calcext:value-type="float">
            <text:p>4.137089</text:p>
          </table:table-cell>
          <table:table-cell office:value-type="float" office:value="1.91213" calcext:value-type="float">
            <text:p>1.91213</text:p>
          </table:table-cell>
          <table:table-cell office:value-type="float" office:value="1.897822" calcext:value-type="float">
            <text:p>1.897822</text:p>
          </table:table-cell>
          <table:table-cell office:value-type="float" office:value="4.01913" calcext:value-type="float">
            <text:p>4.01913</text:p>
          </table:table-cell>
          <table:table-cell office:value-type="float" office:value="6.676947" calcext:value-type="float">
            <text:p>6.676947</text:p>
          </table:table-cell>
          <table:table-cell office:value-type="float" office:value="7.047085" calcext:value-type="float">
            <text:p>7.047085</text:p>
          </table:table-cell>
          <table:table-cell office:value-type="float" office:value="7.585669" calcext:value-type="float">
            <text:p>7.585669</text:p>
          </table:table-cell>
          <table:table-cell office:value-type="float" office:value="8.153287" calcext:value-type="float">
            <text:p>8.153287</text:p>
          </table:table-cell>
          <table:table-cell office:value-type="float" office:value="9.261532" calcext:value-type="float">
            <text:p>9.261532</text:p>
          </table:table-cell>
          <table:table-cell office:value-type="float" office:value="9.755935" calcext:value-type="float">
            <text:p>9.755935</text:p>
          </table:table-cell>
          <table:table-cell office:value-type="float" office:value="0" calcext:value-type="float">
            <text:p>0</text:p>
          </table:table-cell>
          <table:table-cell office:value-type="float" office:value="2.800578" calcext:value-type="float">
            <text:p>2.800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9535" calcext:value-type="float">
            <text:p>3.05953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1.504242" calcext:value-type="float">
            <text:p>1.504242</text:p>
          </table:table-cell>
          <table:table-cell office:value-type="float" office:value="135.9669" calcext:value-type="float">
            <text:p>135.9669</text:p>
          </table:table-cell>
          <table:table-cell office:value-type="float" office:value="5" calcext:value-type="float">
            <text:p>5</text:p>
          </table:table-cell>
          <table:table-cell office:value-type="float" office:value="-3.705683" calcext:value-type="float">
            <text:p>-3.705683</text:p>
          </table:table-cell>
          <table:table-cell office:value-type="float" office:value="30.75918" calcext:value-type="float">
            <text:p>30.75918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60282" calcext:value-type="float">
            <text:p>0.0003660282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424" calcext:value-type="float">
            <text:p>0.01164424</text:p>
          </table:table-cell>
          <table:table-cell office:value-type="float" office:value="1173.176" calcext:value-type="float">
            <text:p>1173.176</text:p>
          </table:table-cell>
          <table:table-cell office:value-type="float" office:value="1.371453" calcext:value-type="float">
            <text:p>1.371453</text:p>
          </table:table-cell>
          <table:table-cell office:value-type="float" office:value="0" calcext:value-type="float">
            <text:p>0</text:p>
          </table:table-cell>
          <table:table-cell office:value-type="float" office:value="0.3124307" calcext:value-type="float">
            <text:p>0.3124307</text:p>
          </table:table-cell>
          <table:table-cell office:value-type="float" office:value="0.1881811" calcext:value-type="float">
            <text:p>0.1881811</text:p>
          </table:table-cell>
          <table:table-cell office:value-type="float" office:value="0.2785247" calcext:value-type="float">
            <text:p>0.2785247</text:p>
          </table:table-cell>
          <table:table-cell office:value-type="float" office:value="0.05681105" calcext:value-type="float">
            <text:p>0.05681105</text:p>
          </table:table-cell>
          <table:table-cell office:value-type="float" office:value="0.04077731" calcext:value-type="float">
            <text:p>0.04077731</text:p>
          </table:table-cell>
          <table:table-cell office:value-type="float" office:value="0.03014878" calcext:value-type="float">
            <text:p>0.03014878</text:p>
          </table:table-cell>
          <table:table-cell office:value-type="float" office:value="0.03136529" calcext:value-type="float">
            <text:p>0.03136529</text:p>
          </table:table-cell>
          <table:table-cell office:value-type="float" office:value="0.07210746" calcext:value-type="float">
            <text:p>0.07210746</text:p>
          </table:table-cell>
          <table:table-cell office:value-type="float" office:value="0.1344863" calcext:value-type="float">
            <text:p>0.1344863</text:p>
          </table:table-cell>
          <table:table-cell office:value-type="float" office:value="0.1366272" calcext:value-type="float">
            <text:p>0.1366272</text:p>
          </table:table-cell>
          <table:table-cell office:value-type="float" office:value="0.1408502" calcext:value-type="float">
            <text:p>0.1408502</text:p>
          </table:table-cell>
          <table:table-cell office:value-type="float" office:value="0.147705" calcext:value-type="float">
            <text:p>0.147705</text:p>
          </table:table-cell>
          <table:table-cell office:value-type="float" office:value="0.158164" calcext:value-type="float">
            <text:p>0.158164</text:p>
          </table:table-cell>
          <table:table-cell office:value-type="float" office:value="0.163248" calcext:value-type="float">
            <text:p>0.163248</text:p>
          </table:table-cell>
          <table:table-cell office:value-type="float" office:value="0" calcext:value-type="float">
            <text:p>0</text:p>
          </table:table-cell>
          <table:table-cell office:value-type="float" office:value="19.60641" calcext:value-type="float">
            <text:p>19.60641</text:p>
          </table:table-cell>
          <table:table-cell office:value-type="float" office:value="18.00675" calcext:value-type="float">
            <text:p>18.00675</text:p>
          </table:table-cell>
          <table:table-cell office:value-type="float" office:value="32.82571" calcext:value-type="float">
            <text:p>32.82571</text:p>
          </table:table-cell>
          <table:table-cell office:value-type="float" office:value="5.367922" calcext:value-type="float">
            <text:p>5.367922</text:p>
          </table:table-cell>
          <table:table-cell office:value-type="float" office:value="4.140295" calcext:value-type="float">
            <text:p>4.140295</text:p>
          </table:table-cell>
          <table:table-cell office:value-type="float" office:value="1.91413" calcext:value-type="float">
            <text:p>1.91413</text:p>
          </table:table-cell>
          <table:table-cell office:value-type="float" office:value="1.900346" calcext:value-type="float">
            <text:p>1.900346</text:p>
          </table:table-cell>
          <table:table-cell office:value-type="float" office:value="4.024608" calcext:value-type="float">
            <text:p>4.024608</text:p>
          </table:table-cell>
          <table:table-cell office:value-type="float" office:value="6.684169" calcext:value-type="float">
            <text:p>6.684169</text:p>
          </table:table-cell>
          <table:table-cell office:value-type="float" office:value="7.05392" calcext:value-type="float">
            <text:p>7.05392</text:p>
          </table:table-cell>
          <table:table-cell office:value-type="float" office:value="7.592231" calcext:value-type="float">
            <text:p>7.592231</text:p>
          </table:table-cell>
          <table:table-cell office:value-type="float" office:value="8.159565" calcext:value-type="float">
            <text:p>8.159565</text:p>
          </table:table-cell>
          <table:table-cell office:value-type="float" office:value="9.266494" calcext:value-type="float">
            <text:p>9.266494</text:p>
          </table:table-cell>
          <table:table-cell office:value-type="float" office:value="9.760921" calcext:value-type="float">
            <text:p>9.760921</text:p>
          </table:table-cell>
          <table:table-cell office:value-type="float" office:value="0" calcext:value-type="float">
            <text:p>0</text:p>
          </table:table-cell>
          <table:table-cell office:value-type="float" office:value="2.80418" calcext:value-type="float">
            <text:p>2.80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636" calcext:value-type="float">
            <text:p>3.066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1.50078" calcext:value-type="float">
            <text:p>1.50078</text:p>
          </table:table-cell>
          <table:table-cell office:value-type="float" office:value="135.963" calcext:value-type="float">
            <text:p>135.963</text:p>
          </table:table-cell>
          <table:table-cell office:value-type="float" office:value="5" calcext:value-type="float">
            <text:p>5</text:p>
          </table:table-cell>
          <table:table-cell office:value-type="float" office:value="-3.704417" calcext:value-type="float">
            <text:p>-3.704417</text:p>
          </table:table-cell>
          <table:table-cell office:value-type="float" office:value="30.7817" calcext:value-type="float">
            <text:p>30.7817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60282" calcext:value-type="float">
            <text:p>0.0003660282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424" calcext:value-type="float">
            <text:p>0.01164424</text:p>
          </table:table-cell>
          <table:table-cell office:value-type="float" office:value="1173.163" calcext:value-type="float">
            <text:p>1173.163</text:p>
          </table:table-cell>
          <table:table-cell office:value-type="float" office:value="1.370928" calcext:value-type="float">
            <text:p>1.370928</text:p>
          </table:table-cell>
          <table:table-cell office:value-type="float" office:value="0" calcext:value-type="float">
            <text:p>0</text:p>
          </table:table-cell>
          <table:table-cell office:value-type="float" office:value="0.4157511" calcext:value-type="float">
            <text:p>0.4157511</text:p>
          </table:table-cell>
          <table:table-cell office:value-type="float" office:value="0.2140234" calcext:value-type="float">
            <text:p>0.2140234</text:p>
          </table:table-cell>
          <table:table-cell office:value-type="float" office:value="0.2953244" calcext:value-type="float">
            <text:p>0.2953244</text:p>
          </table:table-cell>
          <table:table-cell office:value-type="float" office:value="0.05444103" calcext:value-type="float">
            <text:p>0.05444103</text:p>
          </table:table-cell>
          <table:table-cell office:value-type="float" office:value="0.03971678" calcext:value-type="float">
            <text:p>0.03971678</text:p>
          </table:table-cell>
          <table:table-cell office:value-type="float" office:value="0.03098203" calcext:value-type="float">
            <text:p>0.03098203</text:p>
          </table:table-cell>
          <table:table-cell office:value-type="float" office:value="0.03171846" calcext:value-type="float">
            <text:p>0.03171846</text:p>
          </table:table-cell>
          <table:table-cell office:value-type="float" office:value="0.07212673" calcext:value-type="float">
            <text:p>0.07212673</text:p>
          </table:table-cell>
          <table:table-cell office:value-type="float" office:value="0.1344877" calcext:value-type="float">
            <text:p>0.1344877</text:p>
          </table:table-cell>
          <table:table-cell office:value-type="float" office:value="0.1366778" calcext:value-type="float">
            <text:p>0.1366778</text:p>
          </table:table-cell>
          <table:table-cell office:value-type="float" office:value="0.1409202" calcext:value-type="float">
            <text:p>0.1409202</text:p>
          </table:table-cell>
          <table:table-cell office:value-type="float" office:value="0.1477721" calcext:value-type="float">
            <text:p>0.1477721</text:p>
          </table:table-cell>
          <table:table-cell office:value-type="float" office:value="0.1582179" calcext:value-type="float">
            <text:p>0.1582179</text:p>
          </table:table-cell>
          <table:table-cell office:value-type="float" office:value="0.1633018" calcext:value-type="float">
            <text:p>0.1633018</text:p>
          </table:table-cell>
          <table:table-cell office:value-type="float" office:value="0" calcext:value-type="float">
            <text:p>0</text:p>
          </table:table-cell>
          <table:table-cell office:value-type="float" office:value="19.63354" calcext:value-type="float">
            <text:p>19.63354</text:p>
          </table:table-cell>
          <table:table-cell office:value-type="float" office:value="18.02182" calcext:value-type="float">
            <text:p>18.02182</text:p>
          </table:table-cell>
          <table:table-cell office:value-type="float" office:value="32.81818" calcext:value-type="float">
            <text:p>32.81818</text:p>
          </table:table-cell>
          <table:table-cell office:value-type="float" office:value="5.371459" calcext:value-type="float">
            <text:p>5.371459</text:p>
          </table:table-cell>
          <table:table-cell office:value-type="float" office:value="4.142" calcext:value-type="float">
            <text:p>4.142</text:p>
          </table:table-cell>
          <table:table-cell office:value-type="float" office:value="1.916182" calcext:value-type="float">
            <text:p>1.916182</text:p>
          </table:table-cell>
          <table:table-cell office:value-type="float" office:value="1.902863" calcext:value-type="float">
            <text:p>1.902863</text:p>
          </table:table-cell>
          <table:table-cell office:value-type="float" office:value="4.030056" calcext:value-type="float">
            <text:p>4.030056</text:p>
          </table:table-cell>
          <table:table-cell office:value-type="float" office:value="6.691386" calcext:value-type="float">
            <text:p>6.691386</text:p>
          </table:table-cell>
          <table:table-cell office:value-type="float" office:value="7.060684" calcext:value-type="float">
            <text:p>7.060684</text:p>
          </table:table-cell>
          <table:table-cell office:value-type="float" office:value="7.598792" calcext:value-type="float">
            <text:p>7.598792</text:p>
          </table:table-cell>
          <table:table-cell office:value-type="float" office:value="8.165844" calcext:value-type="float">
            <text:p>8.165844</text:p>
          </table:table-cell>
          <table:table-cell office:value-type="float" office:value="9.271455" calcext:value-type="float">
            <text:p>9.271455</text:p>
          </table:table-cell>
          <table:table-cell office:value-type="float" office:value="9.76592" calcext:value-type="float">
            <text:p>9.76592</text:p>
          </table:table-cell>
          <table:table-cell office:value-type="float" office:value="0" calcext:value-type="float">
            <text:p>0</text:p>
          </table:table-cell>
          <table:table-cell office:value-type="float" office:value="3.762587" calcext:value-type="float">
            <text:p>3.762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4467" calcext:value-type="float">
            <text:p>3.0744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1.496429" calcext:value-type="float">
            <text:p>1.496429</text:p>
          </table:table-cell>
          <table:table-cell office:value-type="float" office:value="135.9589" calcext:value-type="float">
            <text:p>135.9589</text:p>
          </table:table-cell>
          <table:table-cell office:value-type="float" office:value="5" calcext:value-type="float">
            <text:p>5</text:p>
          </table:table-cell>
          <table:table-cell office:value-type="float" office:value="-3.703168" calcext:value-type="float">
            <text:p>-3.703168</text:p>
          </table:table-cell>
          <table:table-cell office:value-type="float" office:value="30.8051" calcext:value-type="float">
            <text:p>30.8051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60282" calcext:value-type="float">
            <text:p>0.0003660282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424" calcext:value-type="float">
            <text:p>0.01164424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1.37043" calcext:value-type="float">
            <text:p>1.37043</text:p>
          </table:table-cell>
          <table:table-cell office:value-type="float" office:value="0" calcext:value-type="float">
            <text:p>0</text:p>
          </table:table-cell>
          <table:table-cell office:value-type="float" office:value="0.5049182" calcext:value-type="float">
            <text:p>0.5049182</text:p>
          </table:table-cell>
          <table:table-cell office:value-type="float" office:value="0.2417431" calcext:value-type="float">
            <text:p>0.2417431</text:p>
          </table:table-cell>
          <table:table-cell office:value-type="float" office:value="0.3163274" calcext:value-type="float">
            <text:p>0.3163274</text:p>
          </table:table-cell>
          <table:table-cell office:value-type="float" office:value="0.05792896" calcext:value-type="float">
            <text:p>0.05792896</text:p>
          </table:table-cell>
          <table:table-cell office:value-type="float" office:value="0.04202212" calcext:value-type="float">
            <text:p>0.04202212</text:p>
          </table:table-cell>
          <table:table-cell office:value-type="float" office:value="0.03253404" calcext:value-type="float">
            <text:p>0.03253404</text:p>
          </table:table-cell>
          <table:table-cell office:value-type="float" office:value="0.03238885" calcext:value-type="float">
            <text:p>0.03238885</text:p>
          </table:table-cell>
          <table:table-cell office:value-type="float" office:value="0.07235623" calcext:value-type="float">
            <text:p>0.07235623</text:p>
          </table:table-cell>
          <table:table-cell office:value-type="float" office:value="0.1345376" calcext:value-type="float">
            <text:p>0.1345376</text:p>
          </table:table-cell>
          <table:table-cell office:value-type="float" office:value="0.1367303" calcext:value-type="float">
            <text:p>0.1367303</text:p>
          </table:table-cell>
          <table:table-cell office:value-type="float" office:value="0.1409901" calcext:value-type="float">
            <text:p>0.1409901</text:p>
          </table:table-cell>
          <table:table-cell office:value-type="float" office:value="0.1478374" calcext:value-type="float">
            <text:p>0.1478374</text:p>
          </table:table-cell>
          <table:table-cell office:value-type="float" office:value="0.1582715" calcext:value-type="float">
            <text:p>0.1582715</text:p>
          </table:table-cell>
          <table:table-cell office:value-type="float" office:value="0.1633556" calcext:value-type="float">
            <text:p>0.1633556</text:p>
          </table:table-cell>
          <table:table-cell office:value-type="float" office:value="0" calcext:value-type="float">
            <text:p>0</text:p>
          </table:table-cell>
          <table:table-cell office:value-type="float" office:value="19.67291" calcext:value-type="float">
            <text:p>19.67291</text:p>
          </table:table-cell>
          <table:table-cell office:value-type="float" office:value="18.04586" calcext:value-type="float">
            <text:p>18.04586</text:p>
          </table:table-cell>
          <table:table-cell office:value-type="float" office:value="32.81854" calcext:value-type="float">
            <text:p>32.81854</text:p>
          </table:table-cell>
          <table:table-cell office:value-type="float" office:value="5.375334" calcext:value-type="float">
            <text:p>5.375334</text:p>
          </table:table-cell>
          <table:table-cell office:value-type="float" office:value="4.144018" calcext:value-type="float">
            <text:p>4.144018</text:p>
          </table:table-cell>
          <table:table-cell office:value-type="float" office:value="1.918446" calcext:value-type="float">
            <text:p>1.918446</text:p>
          </table:table-cell>
          <table:table-cell office:value-type="float" office:value="1.905461" calcext:value-type="float">
            <text:p>1.905461</text:p>
          </table:table-cell>
          <table:table-cell office:value-type="float" office:value="4.035494" calcext:value-type="float">
            <text:p>4.035494</text:p>
          </table:table-cell>
          <table:table-cell office:value-type="float" office:value="6.698562" calcext:value-type="float">
            <text:p>6.698562</text:p>
          </table:table-cell>
          <table:table-cell office:value-type="float" office:value="7.067443" calcext:value-type="float">
            <text:p>7.067443</text:p>
          </table:table-cell>
          <table:table-cell office:value-type="float" office:value="7.605353" calcext:value-type="float">
            <text:p>7.605353</text:p>
          </table:table-cell>
          <table:table-cell office:value-type="float" office:value="8.172042" calcext:value-type="float">
            <text:p>8.172042</text:p>
          </table:table-cell>
          <table:table-cell office:value-type="float" office:value="9.276413" calcext:value-type="float">
            <text:p>9.276413</text:p>
          </table:table-cell>
          <table:table-cell office:value-type="float" office:value="9.770942" calcext:value-type="float">
            <text:p>9.770942</text:p>
          </table:table-cell>
          <table:table-cell office:value-type="float" office:value="0" calcext:value-type="float">
            <text:p>0</text:p>
          </table:table-cell>
          <table:table-cell office:value-type="float" office:value="4.403786" calcext:value-type="float">
            <text:p>4.403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3821" calcext:value-type="float">
            <text:p>3.08382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1.493649" calcext:value-type="float">
            <text:p>1.493649</text:p>
          </table:table-cell>
          <table:table-cell office:value-type="float" office:value="135.9551" calcext:value-type="float">
            <text:p>135.9551</text:p>
          </table:table-cell>
          <table:table-cell office:value-type="float" office:value="5" calcext:value-type="float">
            <text:p>5</text:p>
          </table:table-cell>
          <table:table-cell office:value-type="float" office:value="-3.701872" calcext:value-type="float">
            <text:p>-3.701872</text:p>
          </table:table-cell>
          <table:table-cell office:value-type="float" office:value="30.82848" calcext:value-type="float">
            <text:p>30.82848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60282" calcext:value-type="float">
            <text:p>0.0003660282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424" calcext:value-type="float">
            <text:p>0.01164424</text:p>
          </table:table-cell>
          <table:table-cell office:value-type="float" office:value="1173.137" calcext:value-type="float">
            <text:p>1173.137</text:p>
          </table:table-cell>
          <table:table-cell office:value-type="float" office:value="1.371105" calcext:value-type="float">
            <text:p>1.371105</text:p>
          </table:table-cell>
          <table:table-cell office:value-type="float" office:value="0" calcext:value-type="float">
            <text:p>0</text:p>
          </table:table-cell>
          <table:table-cell office:value-type="float" office:value="0.223933" calcext:value-type="float">
            <text:p>0.223933</text:p>
          </table:table-cell>
          <table:table-cell office:value-type="float" office:value="0.198179" calcext:value-type="float">
            <text:p>0.198179</text:p>
          </table:table-cell>
          <table:table-cell office:value-type="float" office:value="0.2945807" calcext:value-type="float">
            <text:p>0.2945807</text:p>
          </table:table-cell>
          <table:table-cell office:value-type="float" office:value="0.05436329" calcext:value-type="float">
            <text:p>0.05436329</text:p>
          </table:table-cell>
          <table:table-cell office:value-type="float" office:value="0.04021885" calcext:value-type="float">
            <text:p>0.04021885</text:p>
          </table:table-cell>
          <table:table-cell office:value-type="float" office:value="0.03236001" calcext:value-type="float">
            <text:p>0.03236001</text:p>
          </table:table-cell>
          <table:table-cell office:value-type="float" office:value="0.03248041" calcext:value-type="float">
            <text:p>0.03248041</text:p>
          </table:table-cell>
          <table:table-cell office:value-type="float" office:value="0.07260138" calcext:value-type="float">
            <text:p>0.07260138</text:p>
          </table:table-cell>
          <table:table-cell office:value-type="float" office:value="0.1345627" calcext:value-type="float">
            <text:p>0.1345627</text:p>
          </table:table-cell>
          <table:table-cell office:value-type="float" office:value="0.1367461" calcext:value-type="float">
            <text:p>0.1367461</text:p>
          </table:table-cell>
          <table:table-cell office:value-type="float" office:value="0.1410168" calcext:value-type="float">
            <text:p>0.1410168</text:p>
          </table:table-cell>
          <table:table-cell office:value-type="float" office:value="0.147869" calcext:value-type="float">
            <text:p>0.147869</text:p>
          </table:table-cell>
          <table:table-cell office:value-type="float" office:value="0.1583245" calcext:value-type="float">
            <text:p>0.1583245</text:p>
          </table:table-cell>
          <table:table-cell office:value-type="float" office:value="0.1634094" calcext:value-type="float">
            <text:p>0.1634094</text:p>
          </table:table-cell>
          <table:table-cell office:value-type="float" office:value="0" calcext:value-type="float">
            <text:p>0</text:p>
          </table:table-cell>
          <table:table-cell office:value-type="float" office:value="19.70513" calcext:value-type="float">
            <text:p>19.70513</text:p>
          </table:table-cell>
          <table:table-cell office:value-type="float" office:value="18.06855" calcext:value-type="float">
            <text:p>18.06855</text:p>
          </table:table-cell>
          <table:table-cell office:value-type="float" office:value="32.82076" calcext:value-type="float">
            <text:p>32.82076</text:p>
          </table:table-cell>
          <table:table-cell office:value-type="float" office:value="5.37957" calcext:value-type="float">
            <text:p>5.37957</text:p>
          </table:table-cell>
          <table:table-cell office:value-type="float" office:value="4.146322" calcext:value-type="float">
            <text:p>4.146322</text:p>
          </table:table-cell>
          <table:table-cell office:value-type="float" office:value="1.920899" calcext:value-type="float">
            <text:p>1.920899</text:p>
          </table:table-cell>
          <table:table-cell office:value-type="float" office:value="1.908146" calcext:value-type="float">
            <text:p>1.908146</text:p>
          </table:table-cell>
          <table:table-cell office:value-type="float" office:value="4.040969" calcext:value-type="float">
            <text:p>4.040969</text:p>
          </table:table-cell>
          <table:table-cell office:value-type="float" office:value="6.705738" calcext:value-type="float">
            <text:p>6.705738</text:p>
          </table:table-cell>
          <table:table-cell office:value-type="float" office:value="7.074201" calcext:value-type="float">
            <text:p>7.074201</text:p>
          </table:table-cell>
          <table:table-cell office:value-type="float" office:value="7.611866" calcext:value-type="float">
            <text:p>7.611866</text:p>
          </table:table-cell>
          <table:table-cell office:value-type="float" office:value="8.178248" calcext:value-type="float">
            <text:p>8.178248</text:p>
          </table:table-cell>
          <table:table-cell office:value-type="float" office:value="9.281297" calcext:value-type="float">
            <text:p>9.281297</text:p>
          </table:table-cell>
          <table:table-cell office:value-type="float" office:value="9.775941" calcext:value-type="float">
            <text:p>9.775941</text:p>
          </table:table-cell>
          <table:table-cell office:value-type="float" office:value="0" calcext:value-type="float">
            <text:p>0</text:p>
          </table:table-cell>
          <table:table-cell office:value-type="float" office:value="3.524833" calcext:value-type="float">
            <text:p>3.524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1342" calcext:value-type="float">
            <text:p>3.09134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1.491836" calcext:value-type="float">
            <text:p>1.491836</text:p>
          </table:table-cell>
          <table:table-cell office:value-type="float" office:value="135.9519" calcext:value-type="float">
            <text:p>135.9519</text:p>
          </table:table-cell>
          <table:table-cell office:value-type="float" office:value="5" calcext:value-type="float">
            <text:p>5</text:p>
          </table:table-cell>
          <table:table-cell office:value-type="float" office:value="-3.700553" calcext:value-type="float">
            <text:p>-3.700553</text:p>
          </table:table-cell>
          <table:table-cell office:value-type="float" office:value="30.85048" calcext:value-type="float">
            <text:p>30.85048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60282" calcext:value-type="float">
            <text:p>0.0003660282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424" calcext:value-type="float">
            <text:p>0.01164424</text:p>
          </table:table-cell>
          <table:table-cell office:value-type="float" office:value="1173.122" calcext:value-type="float">
            <text:p>1173.122</text:p>
          </table:table-cell>
          <table:table-cell office:value-type="float" office:value="1.371124" calcext:value-type="float">
            <text:p>1.371124</text:p>
          </table:table-cell>
          <table:table-cell office:value-type="float" office:value="0" calcext:value-type="float">
            <text:p>0</text:p>
          </table:table-cell>
          <table:table-cell office:value-type="float" office:value="0.1938242" calcext:value-type="float">
            <text:p>0.1938242</text:p>
          </table:table-cell>
          <table:table-cell office:value-type="float" office:value="0.1881581" calcext:value-type="float">
            <text:p>0.1881581</text:p>
          </table:table-cell>
          <table:table-cell office:value-type="float" office:value="0.28409" calcext:value-type="float">
            <text:p>0.28409</text:p>
          </table:table-cell>
          <table:table-cell office:value-type="float" office:value="0.05103439" calcext:value-type="float">
            <text:p>0.05103439</text:p>
          </table:table-cell>
          <table:table-cell office:value-type="float" office:value="0.03840344" calcext:value-type="float">
            <text:p>0.03840344</text:p>
          </table:table-cell>
          <table:table-cell office:value-type="float" office:value="0.02994528" calcext:value-type="float">
            <text:p>0.02994528</text:p>
          </table:table-cell>
          <table:table-cell office:value-type="float" office:value="0.03173754" calcext:value-type="float">
            <text:p>0.03173754</text:p>
          </table:table-cell>
          <table:table-cell office:value-type="float" office:value="0.07250714" calcext:value-type="float">
            <text:p>0.07250714</text:p>
          </table:table-cell>
          <table:table-cell office:value-type="float" office:value="0.134672" calcext:value-type="float">
            <text:p>0.134672</text:p>
          </table:table-cell>
          <table:table-cell office:value-type="float" office:value="0.136821" calcext:value-type="float">
            <text:p>0.136821</text:p>
          </table:table-cell>
          <table:table-cell office:value-type="float" office:value="0.141094" calcext:value-type="float">
            <text:p>0.141094</text:p>
          </table:table-cell>
          <table:table-cell office:value-type="float" office:value="0.1479352" calcext:value-type="float">
            <text:p>0.1479352</text:p>
          </table:table-cell>
          <table:table-cell office:value-type="float" office:value="0.1583776" calcext:value-type="float">
            <text:p>0.1583776</text:p>
          </table:table-cell>
          <table:table-cell office:value-type="float" office:value="0.1634632" calcext:value-type="float">
            <text:p>0.1634632</text:p>
          </table:table-cell>
          <table:table-cell office:value-type="float" office:value="0" calcext:value-type="float">
            <text:p>0</text:p>
          </table:table-cell>
          <table:table-cell office:value-type="float" office:value="19.7132" calcext:value-type="float">
            <text:p>19.7132</text:p>
          </table:table-cell>
          <table:table-cell office:value-type="float" office:value="18.07864" calcext:value-type="float">
            <text:p>18.07864</text:p>
          </table:table-cell>
          <table:table-cell office:value-type="float" office:value="32.81427" calcext:value-type="float">
            <text:p>32.81427</text:p>
          </table:table-cell>
          <table:table-cell office:value-type="float" office:value="5.381729" calcext:value-type="float">
            <text:p>5.381729</text:p>
          </table:table-cell>
          <table:table-cell office:value-type="float" office:value="4.147537" calcext:value-type="float">
            <text:p>4.147537</text:p>
          </table:table-cell>
          <table:table-cell office:value-type="float" office:value="1.923063" calcext:value-type="float">
            <text:p>1.923063</text:p>
          </table:table-cell>
          <table:table-cell office:value-type="float" office:value="1.910731" calcext:value-type="float">
            <text:p>1.910731</text:p>
          </table:table-cell>
          <table:table-cell office:value-type="float" office:value="4.046445" calcext:value-type="float">
            <text:p>4.046445</text:p>
          </table:table-cell>
          <table:table-cell office:value-type="float" office:value="6.712914" calcext:value-type="float">
            <text:p>6.712914</text:p>
          </table:table-cell>
          <table:table-cell office:value-type="float" office:value="7.080957" calcext:value-type="float">
            <text:p>7.080957</text:p>
          </table:table-cell>
          <table:table-cell office:value-type="float" office:value="7.618371" calcext:value-type="float">
            <text:p>7.618371</text:p>
          </table:table-cell>
          <table:table-cell office:value-type="float" office:value="8.184446" calcext:value-type="float">
            <text:p>8.184446</text:p>
          </table:table-cell>
          <table:table-cell office:value-type="float" office:value="9.286181" calcext:value-type="float">
            <text:p>9.286181</text:p>
          </table:table-cell>
          <table:table-cell office:value-type="float" office:value="9.780939" calcext:value-type="float">
            <text:p>9.780939</text:p>
          </table:table-cell>
          <table:table-cell office:value-type="float" office:value="0" calcext:value-type="float">
            <text:p>0</text:p>
          </table:table-cell>
          <table:table-cell office:value-type="float" office:value="2.918184" calcext:value-type="float">
            <text:p>2.91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7337" calcext:value-type="float">
            <text:p>3.0973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1.489752" calcext:value-type="float">
            <text:p>1.489752</text:p>
          </table:table-cell>
          <table:table-cell office:value-type="float" office:value="135.9486" calcext:value-type="float">
            <text:p>135.9486</text:p>
          </table:table-cell>
          <table:table-cell office:value-type="float" office:value="5" calcext:value-type="float">
            <text:p>5</text:p>
          </table:table-cell>
          <table:table-cell office:value-type="float" office:value="-3.699258" calcext:value-type="float">
            <text:p>-3.699258</text:p>
          </table:table-cell>
          <table:table-cell office:value-type="float" office:value="30.87234" calcext:value-type="float">
            <text:p>30.87234</text:p>
          </table:table-cell>
          <table:table-cell office:value-type="float" office:value="0.004440796" calcext:value-type="float">
            <text:p>0.004440796</text:p>
          </table:table-cell>
          <table:table-cell office:value-type="float" office:value="0.0003660282" calcext:value-type="float">
            <text:p>0.0003660282</text:p>
          </table:table-cell>
          <table:table-cell office:value-type="float" office:value="0.005128262" calcext:value-type="float">
            <text:p>0.005128262</text:p>
          </table:table-cell>
          <table:table-cell office:value-type="float" office:value="0.01164424" calcext:value-type="float">
            <text:p>0.01164424</text:p>
          </table:table-cell>
          <table:table-cell office:value-type="float" office:value="1173.107" calcext:value-type="float">
            <text:p>1173.107</text:p>
          </table:table-cell>
          <table:table-cell office:value-type="float" office:value="1.370686" calcext:value-type="float">
            <text:p>1.370686</text:p>
          </table:table-cell>
          <table:table-cell office:value-type="float" office:value="0" calcext:value-type="float">
            <text:p>0</text:p>
          </table:table-cell>
          <table:table-cell office:value-type="float" office:value="0.2384394" calcext:value-type="float">
            <text:p>0.2384394</text:p>
          </table:table-cell>
          <table:table-cell office:value-type="float" office:value="0.1951856" calcext:value-type="float">
            <text:p>0.1951856</text:p>
          </table:table-cell>
          <table:table-cell office:value-type="float" office:value="0.2872131" calcext:value-type="float">
            <text:p>0.2872131</text:p>
          </table:table-cell>
          <table:table-cell office:value-type="float" office:value="0.05124157" calcext:value-type="float">
            <text:p>0.05124157</text:p>
          </table:table-cell>
          <table:table-cell office:value-type="float" office:value="0.03841551" calcext:value-type="float">
            <text:p>0.03841551</text:p>
          </table:table-cell>
          <table:table-cell office:value-type="float" office:value="0.02914504" calcext:value-type="float">
            <text:p>0.02914504</text:p>
          </table:table-cell>
          <table:table-cell office:value-type="float" office:value="0.03138231" calcext:value-type="float">
            <text:p>0.03138231</text:p>
          </table:table-cell>
          <table:table-cell office:value-type="float" office:value="0.0722766" calcext:value-type="float">
            <text:p>0.0722766</text:p>
          </table:table-cell>
          <table:table-cell office:value-type="float" office:value="0.1346984" calcext:value-type="float">
            <text:p>0.1346984</text:p>
          </table:table-cell>
          <table:table-cell office:value-type="float" office:value="0.1368874" calcext:value-type="float">
            <text:p>0.1368874</text:p>
          </table:table-cell>
          <table:table-cell office:value-type="float" office:value="0.1411647" calcext:value-type="float">
            <text:p>0.1411647</text:p>
          </table:table-cell>
          <table:table-cell office:value-type="float" office:value="0.1479988" calcext:value-type="float">
            <text:p>0.1479988</text:p>
          </table:table-cell>
          <table:table-cell office:value-type="float" office:value="0.1584306" calcext:value-type="float">
            <text:p>0.1584306</text:p>
          </table:table-cell>
          <table:table-cell office:value-type="float" office:value="0.1635171" calcext:value-type="float">
            <text:p>0.1635171</text:p>
          </table:table-cell>
          <table:table-cell office:value-type="float" office:value="0" calcext:value-type="float">
            <text:p>0</text:p>
          </table:table-cell>
          <table:table-cell office:value-type="float" office:value="19.72032" calcext:value-type="float">
            <text:p>19.72032</text:p>
          </table:table-cell>
          <table:table-cell office:value-type="float" office:value="18.08854" calcext:value-type="float">
            <text:p>18.08854</text:p>
          </table:table-cell>
          <table:table-cell office:value-type="float" office:value="32.80743" calcext:value-type="float">
            <text:p>32.80743</text:p>
          </table:table-cell>
          <table:table-cell office:value-type="float" office:value="5.383346" calcext:value-type="float">
            <text:p>5.383346</text:p>
          </table:table-cell>
          <table:table-cell office:value-type="float" office:value="4.148451" calcext:value-type="float">
            <text:p>4.148451</text:p>
          </table:table-cell>
          <table:table-cell office:value-type="float" office:value="1.924995" calcext:value-type="float">
            <text:p>1.924995</text:p>
          </table:table-cell>
          <table:table-cell office:value-type="float" office:value="1.913189" calcext:value-type="float">
            <text:p>1.913189</text:p>
          </table:table-cell>
          <table:table-cell office:value-type="float" office:value="4.051853" calcext:value-type="float">
            <text:p>4.051853</text:p>
          </table:table-cell>
          <table:table-cell office:value-type="float" office:value="6.72009" calcext:value-type="float">
            <text:p>6.72009</text:p>
          </table:table-cell>
          <table:table-cell office:value-type="float" office:value="7.087715" calcext:value-type="float">
            <text:p>7.087715</text:p>
          </table:table-cell>
          <table:table-cell office:value-type="float" office:value="7.624876" calcext:value-type="float">
            <text:p>7.624876</text:p>
          </table:table-cell>
          <table:table-cell office:value-type="float" office:value="8.190653" calcext:value-type="float">
            <text:p>8.190653</text:p>
          </table:table-cell>
          <table:table-cell office:value-type="float" office:value="9.291065" calcext:value-type="float">
            <text:p>9.291065</text:p>
          </table:table-cell>
          <table:table-cell office:value-type="float" office:value="9.785926" calcext:value-type="float">
            <text:p>9.785926</text:p>
          </table:table-cell>
          <table:table-cell office:value-type="float" office:value="0" calcext:value-type="float">
            <text:p>0</text:p>
          </table:table-cell>
          <table:table-cell office:value-type="float" office:value="2.664124" calcext:value-type="float">
            <text:p>2.664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03585" calcext:value-type="float">
            <text:p>3.10358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1.487678" calcext:value-type="float">
            <text:p>1.487678</text:p>
          </table:table-cell>
          <table:table-cell office:value-type="float" office:value="135.9449" calcext:value-type="float">
            <text:p>135.9449</text:p>
          </table:table-cell>
          <table:table-cell office:value-type="float" office:value="5" calcext:value-type="float">
            <text:p>5</text:p>
          </table:table-cell>
          <table:table-cell office:value-type="float" office:value="-3.697808" calcext:value-type="float">
            <text:p>-3.697808</text:p>
          </table:table-cell>
          <table:table-cell office:value-type="float" office:value="30.89358" calcext:value-type="float">
            <text:p>30.8935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64636" calcext:value-type="float">
            <text:p>0.01164636</text:p>
          </table:table-cell>
          <table:table-cell office:value-type="float" office:value="1173.092" calcext:value-type="float">
            <text:p>1173.092</text:p>
          </table:table-cell>
          <table:table-cell office:value-type="float" office:value="1.371941" calcext:value-type="float">
            <text:p>1.371941</text:p>
          </table:table-cell>
          <table:table-cell office:value-type="float" office:value="0" calcext:value-type="float">
            <text:p>0</text:p>
          </table:table-cell>
          <table:table-cell office:value-type="float" office:value="0.1183223" calcext:value-type="float">
            <text:p>0.1183223</text:p>
          </table:table-cell>
          <table:table-cell office:value-type="float" office:value="0.1766296" calcext:value-type="float">
            <text:p>0.1766296</text:p>
          </table:table-cell>
          <table:table-cell office:value-type="float" office:value="0.2634704" calcext:value-type="float">
            <text:p>0.2634704</text:p>
          </table:table-cell>
          <table:table-cell office:value-type="float" office:value="0.06584706" calcext:value-type="float">
            <text:p>0.06584706</text:p>
          </table:table-cell>
          <table:table-cell office:value-type="float" office:value="0.03899172" calcext:value-type="float">
            <text:p>0.03899172</text:p>
          </table:table-cell>
          <table:table-cell office:value-type="float" office:value="0.02920536" calcext:value-type="float">
            <text:p>0.02920536</text:p>
          </table:table-cell>
          <table:table-cell office:value-type="float" office:value="0.02955171" calcext:value-type="float">
            <text:p>0.02955171</text:p>
          </table:table-cell>
          <table:table-cell office:value-type="float" office:value="0.07186285" calcext:value-type="float">
            <text:p>0.07186285</text:p>
          </table:table-cell>
          <table:table-cell office:value-type="float" office:value="0.1346467" calcext:value-type="float">
            <text:p>0.1346467</text:p>
          </table:table-cell>
          <table:table-cell office:value-type="float" office:value="0.1369179" calcext:value-type="float">
            <text:p>0.1369179</text:p>
          </table:table-cell>
          <table:table-cell office:value-type="float" office:value="0.1412063" calcext:value-type="float">
            <text:p>0.1412063</text:p>
          </table:table-cell>
          <table:table-cell office:value-type="float" office:value="0.148045" calcext:value-type="float">
            <text:p>0.148045</text:p>
          </table:table-cell>
          <table:table-cell office:value-type="float" office:value="0.1584835" calcext:value-type="float">
            <text:p>0.1584835</text:p>
          </table:table-cell>
          <table:table-cell office:value-type="float" office:value="0.1635709" calcext:value-type="float">
            <text:p>0.1635709</text:p>
          </table:table-cell>
          <table:table-cell office:value-type="float" office:value="0" calcext:value-type="float">
            <text:p>0</text:p>
          </table:table-cell>
          <table:table-cell office:value-type="float" office:value="19.70566" calcext:value-type="float">
            <text:p>19.70566</text:p>
          </table:table-cell>
          <table:table-cell office:value-type="float" office:value="18.09653" calcext:value-type="float">
            <text:p>18.09653</text:p>
          </table:table-cell>
          <table:table-cell office:value-type="float" office:value="32.79496" calcext:value-type="float">
            <text:p>32.79496</text:p>
          </table:table-cell>
          <table:table-cell office:value-type="float" office:value="5.386115" calcext:value-type="float">
            <text:p>5.386115</text:p>
          </table:table-cell>
          <table:table-cell office:value-type="float" office:value="4.149344" calcext:value-type="float">
            <text:p>4.149344</text:p>
          </table:table-cell>
          <table:table-cell office:value-type="float" office:value="1.926896" calcext:value-type="float">
            <text:p>1.926896</text:p>
          </table:table-cell>
          <table:table-cell office:value-type="float" office:value="1.915482" calcext:value-type="float">
            <text:p>1.915482</text:p>
          </table:table-cell>
          <table:table-cell office:value-type="float" office:value="4.057214" calcext:value-type="float">
            <text:p>4.057214</text:p>
          </table:table-cell>
          <table:table-cell office:value-type="float" office:value="6.727224" calcext:value-type="float">
            <text:p>6.727224</text:p>
          </table:table-cell>
          <table:table-cell office:value-type="float" office:value="7.094481" calcext:value-type="float">
            <text:p>7.094481</text:p>
          </table:table-cell>
          <table:table-cell office:value-type="float" office:value="7.631384" calcext:value-type="float">
            <text:p>7.631384</text:p>
          </table:table-cell>
          <table:table-cell office:value-type="float" office:value="8.196861" calcext:value-type="float">
            <text:p>8.196861</text:p>
          </table:table-cell>
          <table:table-cell office:value-type="float" office:value="9.295948" calcext:value-type="float">
            <text:p>9.295948</text:p>
          </table:table-cell>
          <table:table-cell office:value-type="float" office:value="9.790794" calcext:value-type="float">
            <text:p>9.790794</text:p>
          </table:table-cell>
          <table:table-cell office:value-type="float" office:value="0" calcext:value-type="float">
            <text:p>0</text:p>
          </table:table-cell>
          <table:table-cell office:value-type="float" office:value="0.1084291" calcext:value-type="float">
            <text:p>0.108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09888" calcext:value-type="float">
            <text:p>3.10988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1.486085" calcext:value-type="float">
            <text:p>1.486085</text:p>
          </table:table-cell>
          <table:table-cell office:value-type="float" office:value="135.9418" calcext:value-type="float">
            <text:p>135.9418</text:p>
          </table:table-cell>
          <table:table-cell office:value-type="float" office:value="5" calcext:value-type="float">
            <text:p>5</text:p>
          </table:table-cell>
          <table:table-cell office:value-type="float" office:value="-3.696118" calcext:value-type="float">
            <text:p>-3.696118</text:p>
          </table:table-cell>
          <table:table-cell office:value-type="float" office:value="30.91492" calcext:value-type="float">
            <text:p>30.91492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59641" calcext:value-type="float">
            <text:p>0.01159641</text:p>
          </table:table-cell>
          <table:table-cell office:value-type="float" office:value="1173.078" calcext:value-type="float">
            <text:p>1173.078</text:p>
          </table:table-cell>
          <table:table-cell office:value-type="float" office:value="1.373054" calcext:value-type="float">
            <text:p>1.373054</text:p>
          </table:table-cell>
          <table:table-cell office:value-type="float" office:value="0" calcext:value-type="float">
            <text:p>0</text:p>
          </table:table-cell>
          <table:table-cell office:value-type="float" office:value="0.1405497" calcext:value-type="float">
            <text:p>0.1405497</text:p>
          </table:table-cell>
          <table:table-cell office:value-type="float" office:value="0.1778328" calcext:value-type="float">
            <text:p>0.1778328</text:p>
          </table:table-cell>
          <table:table-cell office:value-type="float" office:value="0.2718985" calcext:value-type="float">
            <text:p>0.2718985</text:p>
          </table:table-cell>
          <table:table-cell office:value-type="float" office:value="0.05915352" calcext:value-type="float">
            <text:p>0.05915352</text:p>
          </table:table-cell>
          <table:table-cell office:value-type="float" office:value="0.03791489" calcext:value-type="float">
            <text:p>0.03791489</text:p>
          </table:table-cell>
          <table:table-cell office:value-type="float" office:value="0.02894705" calcext:value-type="float">
            <text:p>0.02894705</text:p>
          </table:table-cell>
          <table:table-cell office:value-type="float" office:value="0.03035315" calcext:value-type="float">
            <text:p>0.03035315</text:p>
          </table:table-cell>
          <table:table-cell office:value-type="float" office:value="0.07180875" calcext:value-type="float">
            <text:p>0.07180875</text:p>
          </table:table-cell>
          <table:table-cell office:value-type="float" office:value="0.1346345" calcext:value-type="float">
            <text:p>0.1346345</text:p>
          </table:table-cell>
          <table:table-cell office:value-type="float" office:value="0.1369653" calcext:value-type="float">
            <text:p>0.1369653</text:p>
          </table:table-cell>
          <table:table-cell office:value-type="float" office:value="0.1412682" calcext:value-type="float">
            <text:p>0.1412682</text:p>
          </table:table-cell>
          <table:table-cell office:value-type="float" office:value="0.1481061" calcext:value-type="float">
            <text:p>0.1481061</text:p>
          </table:table-cell>
          <table:table-cell office:value-type="float" office:value="0.1586414" calcext:value-type="float">
            <text:p>0.1586414</text:p>
          </table:table-cell>
          <table:table-cell office:value-type="float" office:value="0.1635919" calcext:value-type="float">
            <text:p>0.1635919</text:p>
          </table:table-cell>
          <table:table-cell office:value-type="float" office:value="0" calcext:value-type="float">
            <text:p>0</text:p>
          </table:table-cell>
          <table:table-cell office:value-type="float" office:value="19.694" calcext:value-type="float">
            <text:p>19.694</text:p>
          </table:table-cell>
          <table:table-cell office:value-type="float" office:value="18.10279" calcext:value-type="float">
            <text:p>18.10279</text:p>
          </table:table-cell>
          <table:table-cell office:value-type="float" office:value="32.78064" calcext:value-type="float">
            <text:p>32.78064</text:p>
          </table:table-cell>
          <table:table-cell office:value-type="float" office:value="5.393512" calcext:value-type="float">
            <text:p>5.393512</text:p>
          </table:table-cell>
          <table:table-cell office:value-type="float" office:value="4.150608" calcext:value-type="float">
            <text:p>4.150608</text:p>
          </table:table-cell>
          <table:table-cell office:value-type="float" office:value="1.928802" calcext:value-type="float">
            <text:p>1.928802</text:p>
          </table:table-cell>
          <table:table-cell office:value-type="float" office:value="1.917842" calcext:value-type="float">
            <text:p>1.917842</text:p>
          </table:table-cell>
          <table:table-cell office:value-type="float" office:value="4.06251" calcext:value-type="float">
            <text:p>4.06251</text:p>
          </table:table-cell>
          <table:table-cell office:value-type="float" office:value="6.734354" calcext:value-type="float">
            <text:p>6.734354</text:p>
          </table:table-cell>
          <table:table-cell office:value-type="float" office:value="7.101188" calcext:value-type="float">
            <text:p>7.101188</text:p>
          </table:table-cell>
          <table:table-cell office:value-type="float" office:value="7.637889" calcext:value-type="float">
            <text:p>7.637889</text:p>
          </table:table-cell>
          <table:table-cell office:value-type="float" office:value="8.203063" calcext:value-type="float">
            <text:p>8.203063</text:p>
          </table:table-cell>
          <table:table-cell office:value-type="float" office:value="9.30088" calcext:value-type="float">
            <text:p>9.30088</text:p>
          </table:table-cell>
          <table:table-cell office:value-type="float" office:value="9.795746" calcext:value-type="float">
            <text:p>9.795746</text:p>
          </table:table-cell>
          <table:table-cell office:value-type="float" office:value="0" calcext:value-type="float">
            <text:p>0</text:p>
          </table:table-cell>
          <table:table-cell office:value-type="float" office:value="0.08074219" calcext:value-type="float">
            <text:p>0.08074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15901" calcext:value-type="float">
            <text:p>3.1159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1.485421" calcext:value-type="float">
            <text:p>1.485421</text:p>
          </table:table-cell>
          <table:table-cell office:value-type="float" office:value="135.9387" calcext:value-type="float">
            <text:p>135.9387</text:p>
          </table:table-cell>
          <table:table-cell office:value-type="float" office:value="5" calcext:value-type="float">
            <text:p>5</text:p>
          </table:table-cell>
          <table:table-cell office:value-type="float" office:value="-3.693354" calcext:value-type="float">
            <text:p>-3.693354</text:p>
          </table:table-cell>
          <table:table-cell office:value-type="float" office:value="30.93626" calcext:value-type="float">
            <text:p>30.93626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46036" calcext:value-type="float">
            <text:p>0.01146036</text:p>
          </table:table-cell>
          <table:table-cell office:value-type="float" office:value="1173.063" calcext:value-type="float">
            <text:p>1173.063</text:p>
          </table:table-cell>
          <table:table-cell office:value-type="float" office:value="1.373359" calcext:value-type="float">
            <text:p>1.373359</text:p>
          </table:table-cell>
          <table:table-cell office:value-type="float" office:value="0" calcext:value-type="float">
            <text:p>0</text:p>
          </table:table-cell>
          <table:table-cell office:value-type="float" office:value="0.1912166" calcext:value-type="float">
            <text:p>0.1912166</text:p>
          </table:table-cell>
          <table:table-cell office:value-type="float" office:value="0.1882614" calcext:value-type="float">
            <text:p>0.1882614</text:p>
          </table:table-cell>
          <table:table-cell office:value-type="float" office:value="0.2802964" calcext:value-type="float">
            <text:p>0.2802964</text:p>
          </table:table-cell>
          <table:table-cell office:value-type="float" office:value="0.05203919" calcext:value-type="float">
            <text:p>0.05203919</text:p>
          </table:table-cell>
          <table:table-cell office:value-type="float" office:value="0.0368093" calcext:value-type="float">
            <text:p>0.0368093</text:p>
          </table:table-cell>
          <table:table-cell office:value-type="float" office:value="0.02843588" calcext:value-type="float">
            <text:p>0.02843588</text:p>
          </table:table-cell>
          <table:table-cell office:value-type="float" office:value="0.0304188" calcext:value-type="float">
            <text:p>0.0304188</text:p>
          </table:table-cell>
          <table:table-cell office:value-type="float" office:value="0.07182829" calcext:value-type="float">
            <text:p>0.07182829</text:p>
          </table:table-cell>
          <table:table-cell office:value-type="float" office:value="0.1346494" calcext:value-type="float">
            <text:p>0.1346494</text:p>
          </table:table-cell>
          <table:table-cell office:value-type="float" office:value="0.1370234" calcext:value-type="float">
            <text:p>0.1370234</text:p>
          </table:table-cell>
          <table:table-cell office:value-type="float" office:value="0.1413422" calcext:value-type="float">
            <text:p>0.1413422</text:p>
          </table:table-cell>
          <table:table-cell office:value-type="float" office:value="0.1481733" calcext:value-type="float">
            <text:p>0.1481733</text:p>
          </table:table-cell>
          <table:table-cell office:value-type="float" office:value="0.1586213" calcext:value-type="float">
            <text:p>0.1586213</text:p>
          </table:table-cell>
          <table:table-cell office:value-type="float" office:value="0.1636618" calcext:value-type="float">
            <text:p>0.1636618</text:p>
          </table:table-cell>
          <table:table-cell office:value-type="float" office:value="0" calcext:value-type="float">
            <text:p>0</text:p>
          </table:table-cell>
          <table:table-cell office:value-type="float" office:value="19.69597" calcext:value-type="float">
            <text:p>19.69597</text:p>
          </table:table-cell>
          <table:table-cell office:value-type="float" office:value="18.10942" calcext:value-type="float">
            <text:p>18.10942</text:p>
          </table:table-cell>
          <table:table-cell office:value-type="float" office:value="32.76916" calcext:value-type="float">
            <text:p>32.76916</text:p>
          </table:table-cell>
          <table:table-cell office:value-type="float" office:value="5.396659" calcext:value-type="float">
            <text:p>5.396659</text:p>
          </table:table-cell>
          <table:table-cell office:value-type="float" office:value="4.151136" calcext:value-type="float">
            <text:p>4.151136</text:p>
          </table:table-cell>
          <table:table-cell office:value-type="float" office:value="1.930636" calcext:value-type="float">
            <text:p>1.930636</text:p>
          </table:table-cell>
          <table:table-cell office:value-type="float" office:value="1.920203" calcext:value-type="float">
            <text:p>1.920203</text:p>
          </table:table-cell>
          <table:table-cell office:value-type="float" office:value="4.067807" calcext:value-type="float">
            <text:p>4.067807</text:p>
          </table:table-cell>
          <table:table-cell office:value-type="float" office:value="6.741438" calcext:value-type="float">
            <text:p>6.741438</text:p>
          </table:table-cell>
          <table:table-cell office:value-type="float" office:value="7.107871" calcext:value-type="float">
            <text:p>7.107871</text:p>
          </table:table-cell>
          <table:table-cell office:value-type="float" office:value="7.644393" calcext:value-type="float">
            <text:p>7.644393</text:p>
          </table:table-cell>
          <table:table-cell office:value-type="float" office:value="8.20927" calcext:value-type="float">
            <text:p>8.20927</text:p>
          </table:table-cell>
          <table:table-cell office:value-type="float" office:value="9.305848" calcext:value-type="float">
            <text:p>9.305848</text:p>
          </table:table-cell>
          <table:table-cell office:value-type="float" office:value="9.800626" calcext:value-type="float">
            <text:p>9.800626</text:p>
          </table:table-cell>
          <table:table-cell office:value-type="float" office:value="0" calcext:value-type="float">
            <text:p>0</text:p>
          </table:table-cell>
          <table:table-cell office:value-type="float" office:value="0.2461542" calcext:value-type="float">
            <text:p>0.2461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2019" calcext:value-type="float">
            <text:p>3.12201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1.484204" calcext:value-type="float">
            <text:p>1.484204</text:p>
          </table:table-cell>
          <table:table-cell office:value-type="float" office:value="135.9352" calcext:value-type="float">
            <text:p>135.9352</text:p>
          </table:table-cell>
          <table:table-cell office:value-type="float" office:value="5" calcext:value-type="float">
            <text:p>5</text:p>
          </table:table-cell>
          <table:table-cell office:value-type="float" office:value="-3.690851" calcext:value-type="float">
            <text:p>-3.690851</text:p>
          </table:table-cell>
          <table:table-cell office:value-type="float" office:value="30.95805" calcext:value-type="float">
            <text:p>30.95805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32938" calcext:value-type="float">
            <text:p>0.01132938</text:p>
          </table:table-cell>
          <table:table-cell office:value-type="float" office:value="1173.049" calcext:value-type="float">
            <text:p>1173.049</text:p>
          </table:table-cell>
          <table:table-cell office:value-type="float" office:value="1.373168" calcext:value-type="float">
            <text:p>1.373168</text:p>
          </table:table-cell>
          <table:table-cell office:value-type="float" office:value="0" calcext:value-type="float">
            <text:p>0</text:p>
          </table:table-cell>
          <table:table-cell office:value-type="float" office:value="0.2692006" calcext:value-type="float">
            <text:p>0.2692006</text:p>
          </table:table-cell>
          <table:table-cell office:value-type="float" office:value="0.1908937" calcext:value-type="float">
            <text:p>0.1908937</text:p>
          </table:table-cell>
          <table:table-cell office:value-type="float" office:value="0.2844945" calcext:value-type="float">
            <text:p>0.2844945</text:p>
          </table:table-cell>
          <table:table-cell office:value-type="float" office:value="0.05144679" calcext:value-type="float">
            <text:p>0.05144679</text:p>
          </table:table-cell>
          <table:table-cell office:value-type="float" office:value="0.03701727" calcext:value-type="float">
            <text:p>0.03701727</text:p>
          </table:table-cell>
          <table:table-cell office:value-type="float" office:value="0.02880754" calcext:value-type="float">
            <text:p>0.02880754</text:p>
          </table:table-cell>
          <table:table-cell office:value-type="float" office:value="0.03062377" calcext:value-type="float">
            <text:p>0.03062377</text:p>
          </table:table-cell>
          <table:table-cell office:value-type="float" office:value="0.07190187" calcext:value-type="float">
            <text:p>0.07190187</text:p>
          </table:table-cell>
          <table:table-cell office:value-type="float" office:value="0.1346613" calcext:value-type="float">
            <text:p>0.1346613</text:p>
          </table:table-cell>
          <table:table-cell office:value-type="float" office:value="0.1370733" calcext:value-type="float">
            <text:p>0.1370733</text:p>
          </table:table-cell>
          <table:table-cell office:value-type="float" office:value="0.1414084" calcext:value-type="float">
            <text:p>0.1414084</text:p>
          </table:table-cell>
          <table:table-cell office:value-type="float" office:value="0.1482308" calcext:value-type="float">
            <text:p>0.1482308</text:p>
          </table:table-cell>
          <table:table-cell office:value-type="float" office:value="0.1586518" calcext:value-type="float">
            <text:p>0.1586518</text:p>
          </table:table-cell>
          <table:table-cell office:value-type="float" office:value="0.1637218" calcext:value-type="float">
            <text:p>0.1637218</text:p>
          </table:table-cell>
          <table:table-cell office:value-type="float" office:value="0" calcext:value-type="float">
            <text:p>0</text:p>
          </table:table-cell>
          <table:table-cell office:value-type="float" office:value="19.70727" calcext:value-type="float">
            <text:p>19.70727</text:p>
          </table:table-cell>
          <table:table-cell office:value-type="float" office:value="18.12088" calcext:value-type="float">
            <text:p>18.12088</text:p>
          </table:table-cell>
          <table:table-cell office:value-type="float" office:value="32.76212" calcext:value-type="float">
            <text:p>32.76212</text:p>
          </table:table-cell>
          <table:table-cell office:value-type="float" office:value="5.398736" calcext:value-type="float">
            <text:p>5.398736</text:p>
          </table:table-cell>
          <table:table-cell office:value-type="float" office:value="4.151678" calcext:value-type="float">
            <text:p>4.151678</text:p>
          </table:table-cell>
          <table:table-cell office:value-type="float" office:value="1.932499" calcext:value-type="float">
            <text:p>1.932499</text:p>
          </table:table-cell>
          <table:table-cell office:value-type="float" office:value="1.922554" calcext:value-type="float">
            <text:p>1.922554</text:p>
          </table:table-cell>
          <table:table-cell office:value-type="float" office:value="4.073104" calcext:value-type="float">
            <text:p>4.073104</text:p>
          </table:table-cell>
          <table:table-cell office:value-type="float" office:value="6.748523" calcext:value-type="float">
            <text:p>6.748523</text:p>
          </table:table-cell>
          <table:table-cell office:value-type="float" office:value="7.114555" calcext:value-type="float">
            <text:p>7.114555</text:p>
          </table:table-cell>
          <table:table-cell office:value-type="float" office:value="7.650841" calcext:value-type="float">
            <text:p>7.650841</text:p>
          </table:table-cell>
          <table:table-cell office:value-type="float" office:value="8.215467" calcext:value-type="float">
            <text:p>8.215467</text:p>
          </table:table-cell>
          <table:table-cell office:value-type="float" office:value="9.310796" calcext:value-type="float">
            <text:p>9.310796</text:p>
          </table:table-cell>
          <table:table-cell office:value-type="float" office:value="9.805547" calcext:value-type="float">
            <text:p>9.805547</text:p>
          </table:table-cell>
          <table:table-cell office:value-type="float" office:value="0" calcext:value-type="float">
            <text:p>0</text:p>
          </table:table-cell>
          <table:table-cell office:value-type="float" office:value="0.5216756" calcext:value-type="float">
            <text:p>0.521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8623" calcext:value-type="float">
            <text:p>3.1286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1.48274" calcext:value-type="float">
            <text:p>1.48274</text:p>
          </table:table-cell>
          <table:table-cell office:value-type="float" office:value="135.932" calcext:value-type="float">
            <text:p>135.932</text:p>
          </table:table-cell>
          <table:table-cell office:value-type="float" office:value="5" calcext:value-type="float">
            <text:p>5</text:p>
          </table:table-cell>
          <table:table-cell office:value-type="float" office:value="-3.688937" calcext:value-type="float">
            <text:p>-3.688937</text:p>
          </table:table-cell>
          <table:table-cell office:value-type="float" office:value="30.9796" calcext:value-type="float">
            <text:p>30.9796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32861" calcext:value-type="float">
            <text:p>0.01132861</text:p>
          </table:table-cell>
          <table:table-cell office:value-type="float" office:value="1173.035" calcext:value-type="float">
            <text:p>1173.035</text:p>
          </table:table-cell>
          <table:table-cell office:value-type="float" office:value="1.372374" calcext:value-type="float">
            <text:p>1.372374</text:p>
          </table:table-cell>
          <table:table-cell office:value-type="float" office:value="0" calcext:value-type="float">
            <text:p>0</text:p>
          </table:table-cell>
          <table:table-cell office:value-type="float" office:value="0.3001406" calcext:value-type="float">
            <text:p>0.3001406</text:p>
          </table:table-cell>
          <table:table-cell office:value-type="float" office:value="0.1882392" calcext:value-type="float">
            <text:p>0.1882392</text:p>
          </table:table-cell>
          <table:table-cell office:value-type="float" office:value="0.2806442" calcext:value-type="float">
            <text:p>0.2806442</text:p>
          </table:table-cell>
          <table:table-cell office:value-type="float" office:value="0.05035274" calcext:value-type="float">
            <text:p>0.05035274</text:p>
          </table:table-cell>
          <table:table-cell office:value-type="float" office:value="0.03631993" calcext:value-type="float">
            <text:p>0.03631993</text:p>
          </table:table-cell>
          <table:table-cell office:value-type="float" office:value="0.02814873" calcext:value-type="float">
            <text:p>0.02814873</text:p>
          </table:table-cell>
          <table:table-cell office:value-type="float" office:value="0.03048515" calcext:value-type="float">
            <text:p>0.03048515</text:p>
          </table:table-cell>
          <table:table-cell office:value-type="float" office:value="0.07193015" calcext:value-type="float">
            <text:p>0.07193015</text:p>
          </table:table-cell>
          <table:table-cell office:value-type="float" office:value="0.1346895" calcext:value-type="float">
            <text:p>0.1346895</text:p>
          </table:table-cell>
          <table:table-cell office:value-type="float" office:value="0.1371211" calcext:value-type="float">
            <text:p>0.1371211</text:p>
          </table:table-cell>
          <table:table-cell office:value-type="float" office:value="0.1414708" calcext:value-type="float">
            <text:p>0.1414708</text:p>
          </table:table-cell>
          <table:table-cell office:value-type="float" office:value="0.1482852" calcext:value-type="float">
            <text:p>0.1482852</text:p>
          </table:table-cell>
          <table:table-cell office:value-type="float" office:value="0.1586988" calcext:value-type="float">
            <text:p>0.1586988</text:p>
          </table:table-cell>
          <table:table-cell office:value-type="float" office:value="0.1637787" calcext:value-type="float">
            <text:p>0.1637787</text:p>
          </table:table-cell>
          <table:table-cell office:value-type="float" office:value="0" calcext:value-type="float">
            <text:p>0</text:p>
          </table:table-cell>
          <table:table-cell office:value-type="float" office:value="19.72241" calcext:value-type="float">
            <text:p>19.72241</text:p>
          </table:table-cell>
          <table:table-cell office:value-type="float" office:value="18.12983" calcext:value-type="float">
            <text:p>18.12983</text:p>
          </table:table-cell>
          <table:table-cell office:value-type="float" office:value="32.75389" calcext:value-type="float">
            <text:p>32.75389</text:p>
          </table:table-cell>
          <table:table-cell office:value-type="float" office:value="5.400267" calcext:value-type="float">
            <text:p>5.400267</text:p>
          </table:table-cell>
          <table:table-cell office:value-type="float" office:value="4.152004" calcext:value-type="float">
            <text:p>4.152004</text:p>
          </table:table-cell>
          <table:table-cell office:value-type="float" office:value="1.934338" calcext:value-type="float">
            <text:p>1.934338</text:p>
          </table:table-cell>
          <table:table-cell office:value-type="float" office:value="1.924885" calcext:value-type="float">
            <text:p>1.924885</text:p>
          </table:table-cell>
          <table:table-cell office:value-type="float" office:value="4.0784" calcext:value-type="float">
            <text:p>4.0784</text:p>
          </table:table-cell>
          <table:table-cell office:value-type="float" office:value="6.755608" calcext:value-type="float">
            <text:p>6.755608</text:p>
          </table:table-cell>
          <table:table-cell office:value-type="float" office:value="7.121237" calcext:value-type="float">
            <text:p>7.121237</text:p>
          </table:table-cell>
          <table:table-cell office:value-type="float" office:value="7.65729" calcext:value-type="float">
            <text:p>7.65729</text:p>
          </table:table-cell>
          <table:table-cell office:value-type="float" office:value="8.221622" calcext:value-type="float">
            <text:p>8.221622</text:p>
          </table:table-cell>
          <table:table-cell office:value-type="float" office:value="9.315681" calcext:value-type="float">
            <text:p>9.315681</text:p>
          </table:table-cell>
          <table:table-cell office:value-type="float" office:value="9.810456" calcext:value-type="float">
            <text:p>9.810456</text:p>
          </table:table-cell>
          <table:table-cell office:value-type="float" office:value="0" calcext:value-type="float">
            <text:p>0</text:p>
          </table:table-cell>
          <table:table-cell office:value-type="float" office:value="0.6948574" calcext:value-type="float">
            <text:p>0.6948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4661" calcext:value-type="float">
            <text:p>3.13466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1.481322" calcext:value-type="float">
            <text:p>1.481322</text:p>
          </table:table-cell>
          <table:table-cell office:value-type="float" office:value="135.9285" calcext:value-type="float">
            <text:p>135.9285</text:p>
          </table:table-cell>
          <table:table-cell office:value-type="float" office:value="5" calcext:value-type="float">
            <text:p>5</text:p>
          </table:table-cell>
          <table:table-cell office:value-type="float" office:value="-3.686617" calcext:value-type="float">
            <text:p>-3.686617</text:p>
          </table:table-cell>
          <table:table-cell office:value-type="float" office:value="31.00132" calcext:value-type="float">
            <text:p>31.00132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32861" calcext:value-type="float">
            <text:p>0.01132861</text:p>
          </table:table-cell>
          <table:table-cell office:value-type="float" office:value="1173.021" calcext:value-type="float">
            <text:p>1173.021</text:p>
          </table:table-cell>
          <table:table-cell office:value-type="float" office:value="1.371582" calcext:value-type="float">
            <text:p>1.371582</text:p>
          </table:table-cell>
          <table:table-cell office:value-type="float" office:value="0" calcext:value-type="float">
            <text:p>0</text:p>
          </table:table-cell>
          <table:table-cell office:value-type="float" office:value="0.3009215" calcext:value-type="float">
            <text:p>0.3009215</text:p>
          </table:table-cell>
          <table:table-cell office:value-type="float" office:value="0.1949697" calcext:value-type="float">
            <text:p>0.1949697</text:p>
          </table:table-cell>
          <table:table-cell office:value-type="float" office:value="0.2865768" calcext:value-type="float">
            <text:p>0.2865768</text:p>
          </table:table-cell>
          <table:table-cell office:value-type="float" office:value="0.0517041" calcext:value-type="float">
            <text:p>0.0517041</text:p>
          </table:table-cell>
          <table:table-cell office:value-type="float" office:value="0.03687787" calcext:value-type="float">
            <text:p>0.03687787</text:p>
          </table:table-cell>
          <table:table-cell office:value-type="float" office:value="0.02825464" calcext:value-type="float">
            <text:p>0.02825464</text:p>
          </table:table-cell>
          <table:table-cell office:value-type="float" office:value="0.03056968" calcext:value-type="float">
            <text:p>0.03056968</text:p>
          </table:table-cell>
          <table:table-cell office:value-type="float" office:value="0.07192253" calcext:value-type="float">
            <text:p>0.07192253</text:p>
          </table:table-cell>
          <table:table-cell office:value-type="float" office:value="0.1347195" calcext:value-type="float">
            <text:p>0.1347195</text:p>
          </table:table-cell>
          <table:table-cell office:value-type="float" office:value="0.1371718" calcext:value-type="float">
            <text:p>0.1371718</text:p>
          </table:table-cell>
          <table:table-cell office:value-type="float" office:value="0.1415341" calcext:value-type="float">
            <text:p>0.1415341</text:p>
          </table:table-cell>
          <table:table-cell office:value-type="float" office:value="0.1483409" calcext:value-type="float">
            <text:p>0.1483409</text:p>
          </table:table-cell>
          <table:table-cell office:value-type="float" office:value="0.1587504" calcext:value-type="float">
            <text:p>0.1587504</text:p>
          </table:table-cell>
          <table:table-cell office:value-type="float" office:value="0.163835" calcext:value-type="float">
            <text:p>0.163835</text:p>
          </table:table-cell>
          <table:table-cell office:value-type="float" office:value="0" calcext:value-type="float">
            <text:p>0</text:p>
          </table:table-cell>
          <table:table-cell office:value-type="float" office:value="19.7415" calcext:value-type="float">
            <text:p>19.7415</text:p>
          </table:table-cell>
          <table:table-cell office:value-type="float" office:value="18.14064" calcext:value-type="float">
            <text:p>18.14064</text:p>
          </table:table-cell>
          <table:table-cell office:value-type="float" office:value="32.74708" calcext:value-type="float">
            <text:p>32.74708</text:p>
          </table:table-cell>
          <table:table-cell office:value-type="float" office:value="5.401943" calcext:value-type="float">
            <text:p>5.401943</text:p>
          </table:table-cell>
          <table:table-cell office:value-type="float" office:value="4.152339" calcext:value-type="float">
            <text:p>4.152339</text:p>
          </table:table-cell>
          <table:table-cell office:value-type="float" office:value="1.936142" calcext:value-type="float">
            <text:p>1.936142</text:p>
          </table:table-cell>
          <table:table-cell office:value-type="float" office:value="1.927184" calcext:value-type="float">
            <text:p>1.927184</text:p>
          </table:table-cell>
          <table:table-cell office:value-type="float" office:value="4.08369" calcext:value-type="float">
            <text:p>4.08369</text:p>
          </table:table-cell>
          <table:table-cell office:value-type="float" office:value="6.762679" calcext:value-type="float">
            <text:p>6.762679</text:p>
          </table:table-cell>
          <table:table-cell office:value-type="float" office:value="7.127919" calcext:value-type="float">
            <text:p>7.127919</text:p>
          </table:table-cell>
          <table:table-cell office:value-type="float" office:value="7.663738" calcext:value-type="float">
            <text:p>7.663738</text:p>
          </table:table-cell>
          <table:table-cell office:value-type="float" office:value="8.227745" calcext:value-type="float">
            <text:p>8.227745</text:p>
          </table:table-cell>
          <table:table-cell office:value-type="float" office:value="9.320564" calcext:value-type="float">
            <text:p>9.320564</text:p>
          </table:table-cell>
          <table:table-cell office:value-type="float" office:value="9.815377" calcext:value-type="float">
            <text:p>9.815377</text:p>
          </table:table-cell>
          <table:table-cell office:value-type="float" office:value="0" calcext:value-type="float">
            <text:p>0</text:p>
          </table:table-cell>
          <table:table-cell office:value-type="float" office:value="0.646818" calcext:value-type="float">
            <text:p>0.646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1156" calcext:value-type="float">
            <text:p>3.14115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1.479687" calcext:value-type="float">
            <text:p>1.479687</text:p>
          </table:table-cell>
          <table:table-cell office:value-type="float" office:value="135.9252" calcext:value-type="float">
            <text:p>135.9252</text:p>
          </table:table-cell>
          <table:table-cell office:value-type="float" office:value="5" calcext:value-type="float">
            <text:p>5</text:p>
          </table:table-cell>
          <table:table-cell office:value-type="float" office:value="-3.684918" calcext:value-type="float">
            <text:p>-3.684918</text:p>
          </table:table-cell>
          <table:table-cell office:value-type="float" office:value="31.02298" calcext:value-type="float">
            <text:p>31.0229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32861" calcext:value-type="float">
            <text:p>0.01132861</text:p>
          </table:table-cell>
          <table:table-cell office:value-type="float" office:value="1173.007" calcext:value-type="float">
            <text:p>1173.007</text:p>
          </table:table-cell>
          <table:table-cell office:value-type="float" office:value="1.370932" calcext:value-type="float">
            <text:p>1.370932</text:p>
          </table:table-cell>
          <table:table-cell office:value-type="float" office:value="0" calcext:value-type="float">
            <text:p>0</text:p>
          </table:table-cell>
          <table:table-cell office:value-type="float" office:value="0.2547484" calcext:value-type="float">
            <text:p>0.2547484</text:p>
          </table:table-cell>
          <table:table-cell office:value-type="float" office:value="0.1876753" calcext:value-type="float">
            <text:p>0.1876753</text:p>
          </table:table-cell>
          <table:table-cell office:value-type="float" office:value="0.2823943" calcext:value-type="float">
            <text:p>0.2823943</text:p>
          </table:table-cell>
          <table:table-cell office:value-type="float" office:value="0.05110543" calcext:value-type="float">
            <text:p>0.05110543</text:p>
          </table:table-cell>
          <table:table-cell office:value-type="float" office:value="0.03647897" calcext:value-type="float">
            <text:p>0.03647897</text:p>
          </table:table-cell>
          <table:table-cell office:value-type="float" office:value="0.0279662" calcext:value-type="float">
            <text:p>0.0279662</text:p>
          </table:table-cell>
          <table:table-cell office:value-type="float" office:value="0.03056851" calcext:value-type="float">
            <text:p>0.03056851</text:p>
          </table:table-cell>
          <table:table-cell office:value-type="float" office:value="0.07194293" calcext:value-type="float">
            <text:p>0.07194293</text:p>
          </table:table-cell>
          <table:table-cell office:value-type="float" office:value="0.1347551" calcext:value-type="float">
            <text:p>0.1347551</text:p>
          </table:table-cell>
          <table:table-cell office:value-type="float" office:value="0.1372207" calcext:value-type="float">
            <text:p>0.1372207</text:p>
          </table:table-cell>
          <table:table-cell office:value-type="float" office:value="0.141596" calcext:value-type="float">
            <text:p>0.141596</text:p>
          </table:table-cell>
          <table:table-cell office:value-type="float" office:value="0.1483945" calcext:value-type="float">
            <text:p>0.1483945</text:p>
          </table:table-cell>
          <table:table-cell office:value-type="float" office:value="0.1588026" calcext:value-type="float">
            <text:p>0.1588026</text:p>
          </table:table-cell>
          <table:table-cell office:value-type="float" office:value="0.1638891" calcext:value-type="float">
            <text:p>0.1638891</text:p>
          </table:table-cell>
          <table:table-cell office:value-type="float" office:value="0" calcext:value-type="float">
            <text:p>0</text:p>
          </table:table-cell>
          <table:table-cell office:value-type="float" office:value="19.75699" calcext:value-type="float">
            <text:p>19.75699</text:p>
          </table:table-cell>
          <table:table-cell office:value-type="float" office:value="18.15084" calcext:value-type="float">
            <text:p>18.15084</text:p>
          </table:table-cell>
          <table:table-cell office:value-type="float" office:value="32.74065" calcext:value-type="float">
            <text:p>32.74065</text:p>
          </table:table-cell>
          <table:table-cell office:value-type="float" office:value="5.403736" calcext:value-type="float">
            <text:p>5.403736</text:p>
          </table:table-cell>
          <table:table-cell office:value-type="float" office:value="4.15271" calcext:value-type="float">
            <text:p>4.15271</text:p>
          </table:table-cell>
          <table:table-cell office:value-type="float" office:value="1.937957" calcext:value-type="float">
            <text:p>1.937957</text:p>
          </table:table-cell>
          <table:table-cell office:value-type="float" office:value="1.929487" calcext:value-type="float">
            <text:p>1.929487</text:p>
          </table:table-cell>
          <table:table-cell office:value-type="float" office:value="4.088956" calcext:value-type="float">
            <text:p>4.088956</text:p>
          </table:table-cell>
          <table:table-cell office:value-type="float" office:value="6.769718" calcext:value-type="float">
            <text:p>6.769718</text:p>
          </table:table-cell>
          <table:table-cell office:value-type="float" office:value="7.134602" calcext:value-type="float">
            <text:p>7.134602</text:p>
          </table:table-cell>
          <table:table-cell office:value-type="float" office:value="7.670186" calcext:value-type="float">
            <text:p>7.670186</text:p>
          </table:table-cell>
          <table:table-cell office:value-type="float" office:value="8.233872" calcext:value-type="float">
            <text:p>8.233872</text:p>
          </table:table-cell>
          <table:table-cell office:value-type="float" office:value="9.325449" calcext:value-type="float">
            <text:p>9.325449</text:p>
          </table:table-cell>
          <table:table-cell office:value-type="float" office:value="9.820286" calcext:value-type="float">
            <text:p>9.820286</text:p>
          </table:table-cell>
          <table:table-cell office:value-type="float" office:value="0" calcext:value-type="float">
            <text:p>0</text:p>
          </table:table-cell>
          <table:table-cell office:value-type="float" office:value="0.7032331" calcext:value-type="float">
            <text:p>0.7032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7128" calcext:value-type="float">
            <text:p>3.14712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1.478497" calcext:value-type="float">
            <text:p>1.478497</text:p>
          </table:table-cell>
          <table:table-cell office:value-type="float" office:value="135.9221" calcext:value-type="float">
            <text:p>135.9221</text:p>
          </table:table-cell>
          <table:table-cell office:value-type="float" office:value="5" calcext:value-type="float">
            <text:p>5</text:p>
          </table:table-cell>
          <table:table-cell office:value-type="float" office:value="-3.683238" calcext:value-type="float">
            <text:p>-3.683238</text:p>
          </table:table-cell>
          <table:table-cell office:value-type="float" office:value="31.04429" calcext:value-type="float">
            <text:p>31.04429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32861" calcext:value-type="float">
            <text:p>0.01132861</text:p>
          </table:table-cell>
          <table:table-cell office:value-type="float" office:value="1172.993" calcext:value-type="float">
            <text:p>1172.993</text:p>
          </table:table-cell>
          <table:table-cell office:value-type="float" office:value="1.370377" calcext:value-type="float">
            <text:p>1.370377</text:p>
          </table:table-cell>
          <table:table-cell office:value-type="float" office:value="0" calcext:value-type="float">
            <text:p>0</text:p>
          </table:table-cell>
          <table:table-cell office:value-type="float" office:value="0.2013731" calcext:value-type="float">
            <text:p>0.2013731</text:p>
          </table:table-cell>
          <table:table-cell office:value-type="float" office:value="0.1779701" calcext:value-type="float">
            <text:p>0.1779701</text:p>
          </table:table-cell>
          <table:table-cell office:value-type="float" office:value="0.2750626" calcext:value-type="float">
            <text:p>0.2750626</text:p>
          </table:table-cell>
          <table:table-cell office:value-type="float" office:value="0.04963311" calcext:value-type="float">
            <text:p>0.04963311</text:p>
          </table:table-cell>
          <table:table-cell office:value-type="float" office:value="0.03584144" calcext:value-type="float">
            <text:p>0.03584144</text:p>
          </table:table-cell>
          <table:table-cell office:value-type="float" office:value="0.0271819" calcext:value-type="float">
            <text:p>0.0271819</text:p>
          </table:table-cell>
          <table:table-cell office:value-type="float" office:value="0.03035606" calcext:value-type="float">
            <text:p>0.03035606</text:p>
          </table:table-cell>
          <table:table-cell office:value-type="float" office:value="0.0718876" calcext:value-type="float">
            <text:p>0.0718876</text:p>
          </table:table-cell>
          <table:table-cell office:value-type="float" office:value="0.1347929" calcext:value-type="float">
            <text:p>0.1347929</text:p>
          </table:table-cell>
          <table:table-cell office:value-type="float" office:value="0.1372735" calcext:value-type="float">
            <text:p>0.1372735</text:p>
          </table:table-cell>
          <table:table-cell office:value-type="float" office:value="0.1416596" calcext:value-type="float">
            <text:p>0.1416596</text:p>
          </table:table-cell>
          <table:table-cell office:value-type="float" office:value="0.1484495" calcext:value-type="float">
            <text:p>0.1484495</text:p>
          </table:table-cell>
          <table:table-cell office:value-type="float" office:value="0.1588555" calcext:value-type="float">
            <text:p>0.1588555</text:p>
          </table:table-cell>
          <table:table-cell office:value-type="float" office:value="0.1639428" calcext:value-type="float">
            <text:p>0.1639428</text:p>
          </table:table-cell>
          <table:table-cell office:value-type="float" office:value="0" calcext:value-type="float">
            <text:p>0</text:p>
          </table:table-cell>
          <table:table-cell office:value-type="float" office:value="19.76588" calcext:value-type="float">
            <text:p>19.76588</text:p>
          </table:table-cell>
          <table:table-cell office:value-type="float" office:value="18.15781" calcext:value-type="float">
            <text:p>18.15781</text:p>
          </table:table-cell>
          <table:table-cell office:value-type="float" office:value="32.73214" calcext:value-type="float">
            <text:p>32.73214</text:p>
          </table:table-cell>
          <table:table-cell office:value-type="float" office:value="5.405082" calcext:value-type="float">
            <text:p>5.405082</text:p>
          </table:table-cell>
          <table:table-cell office:value-type="float" office:value="4.152876" calcext:value-type="float">
            <text:p>4.152876</text:p>
          </table:table-cell>
          <table:table-cell office:value-type="float" office:value="1.939688" calcext:value-type="float">
            <text:p>1.939688</text:p>
          </table:table-cell>
          <table:table-cell office:value-type="float" office:value="1.931752" calcext:value-type="float">
            <text:p>1.931752</text:p>
          </table:table-cell>
          <table:table-cell office:value-type="float" office:value="4.094203" calcext:value-type="float">
            <text:p>4.094203</text:p>
          </table:table-cell>
          <table:table-cell office:value-type="float" office:value="6.776757" calcext:value-type="float">
            <text:p>6.776757</text:p>
          </table:table-cell>
          <table:table-cell office:value-type="float" office:value="7.141282" calcext:value-type="float">
            <text:p>7.141282</text:p>
          </table:table-cell>
          <table:table-cell office:value-type="float" office:value="7.676634" calcext:value-type="float">
            <text:p>7.676634</text:p>
          </table:table-cell>
          <table:table-cell office:value-type="float" office:value="8.239992" calcext:value-type="float">
            <text:p>8.239992</text:p>
          </table:table-cell>
          <table:table-cell office:value-type="float" office:value="9.330333" calcext:value-type="float">
            <text:p>9.330333</text:p>
          </table:table-cell>
          <table:table-cell office:value-type="float" office:value="9.825207" calcext:value-type="float">
            <text:p>9.825207</text:p>
          </table:table-cell>
          <table:table-cell office:value-type="float" office:value="0" calcext:value-type="float">
            <text:p>0</text:p>
          </table:table-cell>
          <table:table-cell office:value-type="float" office:value="0.6192192" calcext:value-type="float">
            <text:p>0.619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2406" calcext:value-type="float">
            <text:p>3.1524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1.477522" calcext:value-type="float">
            <text:p>1.477522</text:p>
          </table:table-cell>
          <table:table-cell office:value-type="float" office:value="135.9193" calcext:value-type="float">
            <text:p>135.9193</text:p>
          </table:table-cell>
          <table:table-cell office:value-type="float" office:value="5" calcext:value-type="float">
            <text:p>5</text:p>
          </table:table-cell>
          <table:table-cell office:value-type="float" office:value="-3.681838" calcext:value-type="float">
            <text:p>-3.681838</text:p>
          </table:table-cell>
          <table:table-cell office:value-type="float" office:value="31.06512" calcext:value-type="float">
            <text:p>31.06512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32861" calcext:value-type="float">
            <text:p>0.01132861</text:p>
          </table:table-cell>
          <table:table-cell office:value-type="float" office:value="1172.978" calcext:value-type="float">
            <text:p>1172.978</text:p>
          </table:table-cell>
          <table:table-cell office:value-type="float" office:value="1.369952" calcext:value-type="float">
            <text:p>1.369952</text:p>
          </table:table-cell>
          <table:table-cell office:value-type="float" office:value="0" calcext:value-type="float">
            <text:p>0</text:p>
          </table:table-cell>
          <table:table-cell office:value-type="float" office:value="0.1462122" calcext:value-type="float">
            <text:p>0.1462122</text:p>
          </table:table-cell>
          <table:table-cell office:value-type="float" office:value="0.1670747" calcext:value-type="float">
            <text:p>0.1670747</text:p>
          </table:table-cell>
          <table:table-cell office:value-type="float" office:value="0.2654681" calcext:value-type="float">
            <text:p>0.2654681</text:p>
          </table:table-cell>
          <table:table-cell office:value-type="float" office:value="0.04770101" calcext:value-type="float">
            <text:p>0.04770101</text:p>
          </table:table-cell>
          <table:table-cell office:value-type="float" office:value="0.03511849" calcext:value-type="float">
            <text:p>0.03511849</text:p>
          </table:table-cell>
          <table:table-cell office:value-type="float" office:value="0.02610713" calcext:value-type="float">
            <text:p>0.02610713</text:p>
          </table:table-cell>
          <table:table-cell office:value-type="float" office:value="0.02998974" calcext:value-type="float">
            <text:p>0.02998974</text:p>
          </table:table-cell>
          <table:table-cell office:value-type="float" office:value="0.07173868" calcext:value-type="float">
            <text:p>0.07173868</text:p>
          </table:table-cell>
          <table:table-cell office:value-type="float" office:value="0.1348093" calcext:value-type="float">
            <text:p>0.1348093</text:p>
          </table:table-cell>
          <table:table-cell office:value-type="float" office:value="0.1373259" calcext:value-type="float">
            <text:p>0.1373259</text:p>
          </table:table-cell>
          <table:table-cell office:value-type="float" office:value="0.1417248" calcext:value-type="float">
            <text:p>0.1417248</text:p>
          </table:table-cell>
          <table:table-cell office:value-type="float" office:value="0.1485054" calcext:value-type="float">
            <text:p>0.1485054</text:p>
          </table:table-cell>
          <table:table-cell office:value-type="float" office:value="0.1589083" calcext:value-type="float">
            <text:p>0.1589083</text:p>
          </table:table-cell>
          <table:table-cell office:value-type="float" office:value="0.163996" calcext:value-type="float">
            <text:p>0.163996</text:p>
          </table:table-cell>
          <table:table-cell office:value-type="float" office:value="0" calcext:value-type="float">
            <text:p>0</text:p>
          </table:table-cell>
          <table:table-cell office:value-type="float" office:value="19.76604" calcext:value-type="float">
            <text:p>19.76604</text:p>
          </table:table-cell>
          <table:table-cell office:value-type="float" office:value="18.16092" calcext:value-type="float">
            <text:p>18.16092</text:p>
          </table:table-cell>
          <table:table-cell office:value-type="float" office:value="32.72065" calcext:value-type="float">
            <text:p>32.72065</text:p>
          </table:table-cell>
          <table:table-cell office:value-type="float" office:value="5.405797" calcext:value-type="float">
            <text:p>5.405797</text:p>
          </table:table-cell>
          <table:table-cell office:value-type="float" office:value="4.152791" calcext:value-type="float">
            <text:p>4.152791</text:p>
          </table:table-cell>
          <table:table-cell office:value-type="float" office:value="1.941273" calcext:value-type="float">
            <text:p>1.941273</text:p>
          </table:table-cell>
          <table:table-cell office:value-type="float" office:value="1.933949" calcext:value-type="float">
            <text:p>1.933949</text:p>
          </table:table-cell>
          <table:table-cell office:value-type="float" office:value="4.099403" calcext:value-type="float">
            <text:p>4.099403</text:p>
          </table:table-cell>
          <table:table-cell office:value-type="float" office:value="6.783796" calcext:value-type="float">
            <text:p>6.783796</text:p>
          </table:table-cell>
          <table:table-cell office:value-type="float" office:value="7.147964" calcext:value-type="float">
            <text:p>7.147964</text:p>
          </table:table-cell>
          <table:table-cell office:value-type="float" office:value="7.683083" calcext:value-type="float">
            <text:p>7.683083</text:p>
          </table:table-cell>
          <table:table-cell office:value-type="float" office:value="8.246121" calcext:value-type="float">
            <text:p>8.246121</text:p>
          </table:table-cell>
          <table:table-cell office:value-type="float" office:value="9.335217" calcext:value-type="float">
            <text:p>9.335217</text:p>
          </table:table-cell>
          <table:table-cell office:value-type="float" office:value="9.830104" calcext:value-type="float">
            <text:p>9.830104</text:p>
          </table:table-cell>
          <table:table-cell office:value-type="float" office:value="0" calcext:value-type="float">
            <text:p>0</text:p>
          </table:table-cell>
          <table:table-cell office:value-type="float" office:value="0.3542585" calcext:value-type="float">
            <text:p>0.3542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6905" calcext:value-type="float">
            <text:p>3.1569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1.476491" calcext:value-type="float">
            <text:p>1.476491</text:p>
          </table:table-cell>
          <table:table-cell office:value-type="float" office:value="135.9165" calcext:value-type="float">
            <text:p>135.9165</text:p>
          </table:table-cell>
          <table:table-cell office:value-type="float" office:value="5" calcext:value-type="float">
            <text:p>5</text:p>
          </table:table-cell>
          <table:table-cell office:value-type="float" office:value="-3.680449" calcext:value-type="float">
            <text:p>-3.680449</text:p>
          </table:table-cell>
          <table:table-cell office:value-type="float" office:value="31.08567" calcext:value-type="float">
            <text:p>31.08567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32861" calcext:value-type="float">
            <text:p>0.01132861</text:p>
          </table:table-cell>
          <table:table-cell office:value-type="float" office:value="1172.964" calcext:value-type="float">
            <text:p>1172.964</text:p>
          </table:table-cell>
          <table:table-cell office:value-type="float" office:value="1.369437" calcext:value-type="float">
            <text:p>1.369437</text:p>
          </table:table-cell>
          <table:table-cell office:value-type="float" office:value="0" calcext:value-type="float">
            <text:p>0</text:p>
          </table:table-cell>
          <table:table-cell office:value-type="float" office:value="0.1458348" calcext:value-type="float">
            <text:p>0.1458348</text:p>
          </table:table-cell>
          <table:table-cell office:value-type="float" office:value="0.1672992" calcext:value-type="float">
            <text:p>0.1672992</text:p>
          </table:table-cell>
          <table:table-cell office:value-type="float" office:value="0.2648673" calcext:value-type="float">
            <text:p>0.2648673</text:p>
          </table:table-cell>
          <table:table-cell office:value-type="float" office:value="0.04751335" calcext:value-type="float">
            <text:p>0.04751335</text:p>
          </table:table-cell>
          <table:table-cell office:value-type="float" office:value="0.03527756" calcext:value-type="float">
            <text:p>0.03527756</text:p>
          </table:table-cell>
          <table:table-cell office:value-type="float" office:value="0.02548592" calcext:value-type="float">
            <text:p>0.02548592</text:p>
          </table:table-cell>
          <table:table-cell office:value-type="float" office:value="0.02973324" calcext:value-type="float">
            <text:p>0.02973324</text:p>
          </table:table-cell>
          <table:table-cell office:value-type="float" office:value="0.07154804" calcext:value-type="float">
            <text:p>0.07154804</text:p>
          </table:table-cell>
          <table:table-cell office:value-type="float" office:value="0.1347946" calcext:value-type="float">
            <text:p>0.1347946</text:p>
          </table:table-cell>
          <table:table-cell office:value-type="float" office:value="0.1373744" calcext:value-type="float">
            <text:p>0.1373744</text:p>
          </table:table-cell>
          <table:table-cell office:value-type="float" office:value="0.1417895" calcext:value-type="float">
            <text:p>0.1417895</text:p>
          </table:table-cell>
          <table:table-cell office:value-type="float" office:value="0.1485624" calcext:value-type="float">
            <text:p>0.1485624</text:p>
          </table:table-cell>
          <table:table-cell office:value-type="float" office:value="0.1589612" calcext:value-type="float">
            <text:p>0.1589612</text:p>
          </table:table-cell>
          <table:table-cell office:value-type="float" office:value="0.164049" calcext:value-type="float">
            <text:p>0.164049</text:p>
          </table:table-cell>
          <table:table-cell office:value-type="float" office:value="0" calcext:value-type="float">
            <text:p>0</text:p>
          </table:table-cell>
          <table:table-cell office:value-type="float" office:value="19.76356" calcext:value-type="float">
            <text:p>19.76356</text:p>
          </table:table-cell>
          <table:table-cell office:value-type="float" office:value="18.16263" calcext:value-type="float">
            <text:p>18.16263</text:p>
          </table:table-cell>
          <table:table-cell office:value-type="float" office:value="32.70784" calcext:value-type="float">
            <text:p>32.70784</text:p>
          </table:table-cell>
          <table:table-cell office:value-type="float" office:value="5.406143" calcext:value-type="float">
            <text:p>5.406143</text:p>
          </table:table-cell>
          <table:table-cell office:value-type="float" office:value="4.152621" calcext:value-type="float">
            <text:p>4.152621</text:p>
          </table:table-cell>
          <table:table-cell office:value-type="float" office:value="1.942713" calcext:value-type="float">
            <text:p>1.942713</text:p>
          </table:table-cell>
          <table:table-cell office:value-type="float" office:value="1.936068" calcext:value-type="float">
            <text:p>1.936068</text:p>
          </table:table-cell>
          <table:table-cell office:value-type="float" office:value="4.10454" calcext:value-type="float">
            <text:p>4.10454</text:p>
          </table:table-cell>
          <table:table-cell office:value-type="float" office:value="6.790798" calcext:value-type="float">
            <text:p>6.790798</text:p>
          </table:table-cell>
          <table:table-cell office:value-type="float" office:value="7.154578" calcext:value-type="float">
            <text:p>7.154578</text:p>
          </table:table-cell>
          <table:table-cell office:value-type="float" office:value="7.689531" calcext:value-type="float">
            <text:p>7.689531</text:p>
          </table:table-cell>
          <table:table-cell office:value-type="float" office:value="8.252242" calcext:value-type="float">
            <text:p>8.252242</text:p>
          </table:table-cell>
          <table:table-cell office:value-type="float" office:value="9.340101" calcext:value-type="float">
            <text:p>9.340101</text:p>
          </table:table-cell>
          <table:table-cell office:value-type="float" office:value="9.835013" calcext:value-type="float">
            <text:p>9.835013</text:p>
          </table:table-cell>
          <table:table-cell office:value-type="float" office:value="0" calcext:value-type="float">
            <text:p>0</text:p>
          </table:table-cell>
          <table:table-cell office:value-type="float" office:value="0.4151209" calcext:value-type="float">
            <text:p>0.4151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1384" calcext:value-type="float">
            <text:p>3.16138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1.475292" calcext:value-type="float">
            <text:p>1.475292</text:p>
          </table:table-cell>
          <table:table-cell office:value-type="float" office:value="135.9137" calcext:value-type="float">
            <text:p>135.9137</text:p>
          </table:table-cell>
          <table:table-cell office:value-type="float" office:value="5" calcext:value-type="float">
            <text:p>5</text:p>
          </table:table-cell>
          <table:table-cell office:value-type="float" office:value="-3.679205" calcext:value-type="float">
            <text:p>-3.679205</text:p>
          </table:table-cell>
          <table:table-cell office:value-type="float" office:value="31.10619" calcext:value-type="float">
            <text:p>31.10619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32861" calcext:value-type="float">
            <text:p>0.01132861</text:p>
          </table:table-cell>
          <table:table-cell office:value-type="float" office:value="1172.949" calcext:value-type="float">
            <text:p>1172.949</text:p>
          </table:table-cell>
          <table:table-cell office:value-type="float" office:value="1.368782" calcext:value-type="float">
            <text:p>1.368782</text:p>
          </table:table-cell>
          <table:table-cell office:value-type="float" office:value="0" calcext:value-type="float">
            <text:p>0</text:p>
          </table:table-cell>
          <table:table-cell office:value-type="float" office:value="0.157699" calcext:value-type="float">
            <text:p>0.157699</text:p>
          </table:table-cell>
          <table:table-cell office:value-type="float" office:value="0.1697892" calcext:value-type="float">
            <text:p>0.1697892</text:p>
          </table:table-cell>
          <table:table-cell office:value-type="float" office:value="0.2664128" calcext:value-type="float">
            <text:p>0.2664128</text:p>
          </table:table-cell>
          <table:table-cell office:value-type="float" office:value="0.04787032" calcext:value-type="float">
            <text:p>0.04787032</text:p>
          </table:table-cell>
          <table:table-cell office:value-type="float" office:value="0.03571466" calcext:value-type="float">
            <text:p>0.03571466</text:p>
          </table:table-cell>
          <table:table-cell office:value-type="float" office:value="0.02518363" calcext:value-type="float">
            <text:p>0.02518363</text:p>
          </table:table-cell>
          <table:table-cell office:value-type="float" office:value="0.02961596" calcext:value-type="float">
            <text:p>0.02961596</text:p>
          </table:table-cell>
          <table:table-cell office:value-type="float" office:value="0.071415" calcext:value-type="float">
            <text:p>0.071415</text:p>
          </table:table-cell>
          <table:table-cell office:value-type="float" office:value="0.1347699" calcext:value-type="float">
            <text:p>0.1347699</text:p>
          </table:table-cell>
          <table:table-cell office:value-type="float" office:value="0.1374196" calcext:value-type="float">
            <text:p>0.1374196</text:p>
          </table:table-cell>
          <table:table-cell office:value-type="float" office:value="0.1418552" calcext:value-type="float">
            <text:p>0.1418552</text:p>
          </table:table-cell>
          <table:table-cell office:value-type="float" office:value="0.1486195" calcext:value-type="float">
            <text:p>0.1486195</text:p>
          </table:table-cell>
          <table:table-cell office:value-type="float" office:value="0.1590141" calcext:value-type="float">
            <text:p>0.1590141</text:p>
          </table:table-cell>
          <table:table-cell office:value-type="float" office:value="0.164102" calcext:value-type="float">
            <text:p>0.164102</text:p>
          </table:table-cell>
          <table:table-cell office:value-type="float" office:value="0" calcext:value-type="float">
            <text:p>0</text:p>
          </table:table-cell>
          <table:table-cell office:value-type="float" office:value="19.76237" calcext:value-type="float">
            <text:p>19.76237</text:p>
          </table:table-cell>
          <table:table-cell office:value-type="float" office:value="18.16466" calcext:value-type="float">
            <text:p>18.16466</text:p>
          </table:table-cell>
          <table:table-cell office:value-type="float" office:value="32.69534" calcext:value-type="float">
            <text:p>32.69534</text:p>
          </table:table-cell>
          <table:table-cell office:value-type="float" office:value="5.40649" calcext:value-type="float">
            <text:p>5.40649</text:p>
          </table:table-cell>
          <table:table-cell office:value-type="float" office:value="4.152544" calcext:value-type="float">
            <text:p>4.152544</text:p>
          </table:table-cell>
          <table:table-cell office:value-type="float" office:value="1.944086" calcext:value-type="float">
            <text:p>1.944086</text:p>
          </table:table-cell>
          <table:table-cell office:value-type="float" office:value="1.938141" calcext:value-type="float">
            <text:p>1.938141</text:p>
          </table:table-cell>
          <table:table-cell office:value-type="float" office:value="4.109619" calcext:value-type="float">
            <text:p>4.109619</text:p>
          </table:table-cell>
          <table:table-cell office:value-type="float" office:value="6.797791" calcext:value-type="float">
            <text:p>6.797791</text:p>
          </table:table-cell>
          <table:table-cell office:value-type="float" office:value="7.161184" calcext:value-type="float">
            <text:p>7.161184</text:p>
          </table:table-cell>
          <table:table-cell office:value-type="float" office:value="7.695937" calcext:value-type="float">
            <text:p>7.695937</text:p>
          </table:table-cell>
          <table:table-cell office:value-type="float" office:value="8.25837" calcext:value-type="float">
            <text:p>8.25837</text:p>
          </table:table-cell>
          <table:table-cell office:value-type="float" office:value="9.344967" calcext:value-type="float">
            <text:p>9.344967</text:p>
          </table:table-cell>
          <table:table-cell office:value-type="float" office:value="9.839911" calcext:value-type="float">
            <text:p>9.839911</text:p>
          </table:table-cell>
          <table:table-cell office:value-type="float" office:value="0" calcext:value-type="float">
            <text:p>0</text:p>
          </table:table-cell>
          <table:table-cell office:value-type="float" office:value="0.6221663" calcext:value-type="float">
            <text:p>0.622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5893" calcext:value-type="float">
            <text:p>3.1658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1.474027" calcext:value-type="float">
            <text:p>1.474027</text:p>
          </table:table-cell>
          <table:table-cell office:value-type="float" office:value="135.9108" calcext:value-type="float">
            <text:p>135.9108</text:p>
          </table:table-cell>
          <table:table-cell office:value-type="float" office:value="5" calcext:value-type="float">
            <text:p>5</text:p>
          </table:table-cell>
          <table:table-cell office:value-type="float" office:value="-3.677988" calcext:value-type="float">
            <text:p>-3.677988</text:p>
          </table:table-cell>
          <table:table-cell office:value-type="float" office:value="31.12671" calcext:value-type="float">
            <text:p>31.12671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32861" calcext:value-type="float">
            <text:p>0.01132861</text:p>
          </table:table-cell>
          <table:table-cell office:value-type="float" office:value="1172.934" calcext:value-type="float">
            <text:p>1172.934</text:p>
          </table:table-cell>
          <table:table-cell office:value-type="float" office:value="1.367954" calcext:value-type="float">
            <text:p>1.367954</text:p>
          </table:table-cell>
          <table:table-cell office:value-type="float" office:value="0" calcext:value-type="float">
            <text:p>0</text:p>
          </table:table-cell>
          <table:table-cell office:value-type="float" office:value="0.1635189" calcext:value-type="float">
            <text:p>0.1635189</text:p>
          </table:table-cell>
          <table:table-cell office:value-type="float" office:value="0.1736876" calcext:value-type="float">
            <text:p>0.1736876</text:p>
          </table:table-cell>
          <table:table-cell office:value-type="float" office:value="0.2685368" calcext:value-type="float">
            <text:p>0.2685368</text:p>
          </table:table-cell>
          <table:table-cell office:value-type="float" office:value="0.0483772" calcext:value-type="float">
            <text:p>0.0483772</text:p>
          </table:table-cell>
          <table:table-cell office:value-type="float" office:value="0.03623121" calcext:value-type="float">
            <text:p>0.03623121</text:p>
          </table:table-cell>
          <table:table-cell office:value-type="float" office:value="0.02498389" calcext:value-type="float">
            <text:p>0.02498389</text:p>
          </table:table-cell>
          <table:table-cell office:value-type="float" office:value="0.02957371" calcext:value-type="float">
            <text:p>0.02957371</text:p>
          </table:table-cell>
          <table:table-cell office:value-type="float" office:value="0.0713384" calcext:value-type="float">
            <text:p>0.0713384</text:p>
          </table:table-cell>
          <table:table-cell office:value-type="float" office:value="0.1347509" calcext:value-type="float">
            <text:p>0.1347509</text:p>
          </table:table-cell>
          <table:table-cell office:value-type="float" office:value="0.1374605" calcext:value-type="float">
            <text:p>0.1374605</text:p>
          </table:table-cell>
          <table:table-cell office:value-type="float" office:value="0.1419197" calcext:value-type="float">
            <text:p>0.1419197</text:p>
          </table:table-cell>
          <table:table-cell office:value-type="float" office:value="0.1486764" calcext:value-type="float">
            <text:p>0.1486764</text:p>
          </table:table-cell>
          <table:table-cell office:value-type="float" office:value="0.1590668" calcext:value-type="float">
            <text:p>0.1590668</text:p>
          </table:table-cell>
          <table:table-cell office:value-type="float" office:value="0.164155" calcext:value-type="float">
            <text:p>0.164155</text:p>
          </table:table-cell>
          <table:table-cell office:value-type="float" office:value="0" calcext:value-type="float">
            <text:p>0</text:p>
          </table:table-cell>
          <table:table-cell office:value-type="float" office:value="19.76224" calcext:value-type="float">
            <text:p>19.76224</text:p>
          </table:table-cell>
          <table:table-cell office:value-type="float" office:value="18.1673" calcext:value-type="float">
            <text:p>18.1673</text:p>
          </table:table-cell>
          <table:table-cell office:value-type="float" office:value="32.68349" calcext:value-type="float">
            <text:p>32.68349</text:p>
          </table:table-cell>
          <table:table-cell office:value-type="float" office:value="5.406945" calcext:value-type="float">
            <text:p>5.406945</text:p>
          </table:table-cell>
          <table:table-cell office:value-type="float" office:value="4.152607" calcext:value-type="float">
            <text:p>4.152607</text:p>
          </table:table-cell>
          <table:table-cell office:value-type="float" office:value="1.945428" calcext:value-type="float">
            <text:p>1.945428</text:p>
          </table:table-cell>
          <table:table-cell office:value-type="float" office:value="1.940188" calcext:value-type="float">
            <text:p>1.940188</text:p>
          </table:table-cell>
          <table:table-cell office:value-type="float" office:value="4.114652" calcext:value-type="float">
            <text:p>4.114652</text:p>
          </table:table-cell>
          <table:table-cell office:value-type="float" office:value="6.80474" calcext:value-type="float">
            <text:p>6.80474</text:p>
          </table:table-cell>
          <table:table-cell office:value-type="float" office:value="7.167788" calcext:value-type="float">
            <text:p>7.167788</text:p>
          </table:table-cell>
          <table:table-cell office:value-type="float" office:value="7.702329" calcext:value-type="float">
            <text:p>7.702329</text:p>
          </table:table-cell>
          <table:table-cell office:value-type="float" office:value="8.264496" calcext:value-type="float">
            <text:p>8.264496</text:p>
          </table:table-cell>
          <table:table-cell office:value-type="float" office:value="9.349773" calcext:value-type="float">
            <text:p>9.349773</text:p>
          </table:table-cell>
          <table:table-cell office:value-type="float" office:value="9.84482" calcext:value-type="float">
            <text:p>9.84482</text:p>
          </table:table-cell>
          <table:table-cell office:value-type="float" office:value="0" calcext:value-type="float">
            <text:p>0</text:p>
          </table:table-cell>
          <table:table-cell office:value-type="float" office:value="0.7403567" calcext:value-type="float">
            <text:p>0.7403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0423" calcext:value-type="float">
            <text:p>3.17042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1.472198" calcext:value-type="float">
            <text:p>1.472198</text:p>
          </table:table-cell>
          <table:table-cell office:value-type="float" office:value="135.9077" calcext:value-type="float">
            <text:p>135.9077</text:p>
          </table:table-cell>
          <table:table-cell office:value-type="float" office:value="5" calcext:value-type="float">
            <text:p>5</text:p>
          </table:table-cell>
          <table:table-cell office:value-type="float" office:value="-3.676797" calcext:value-type="float">
            <text:p>-3.676797</text:p>
          </table:table-cell>
          <table:table-cell office:value-type="float" office:value="31.14756" calcext:value-type="float">
            <text:p>31.14756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32861" calcext:value-type="float">
            <text:p>0.01132861</text:p>
          </table:table-cell>
          <table:table-cell office:value-type="float" office:value="1172.919" calcext:value-type="float">
            <text:p>1172.919</text:p>
          </table:table-cell>
          <table:table-cell office:value-type="float" office:value="1.366824" calcext:value-type="float">
            <text:p>1.366824</text:p>
          </table:table-cell>
          <table:table-cell office:value-type="float" office:value="0" calcext:value-type="float">
            <text:p>0</text:p>
          </table:table-cell>
          <table:table-cell office:value-type="float" office:value="0.2170735" calcext:value-type="float">
            <text:p>0.2170735</text:p>
          </table:table-cell>
          <table:table-cell office:value-type="float" office:value="0.1870795" calcext:value-type="float">
            <text:p>0.1870795</text:p>
          </table:table-cell>
          <table:table-cell office:value-type="float" office:value="0.2790322" calcext:value-type="float">
            <text:p>0.2790322</text:p>
          </table:table-cell>
          <table:table-cell office:value-type="float" office:value="0.05087423" calcext:value-type="float">
            <text:p>0.05087423</text:p>
          </table:table-cell>
          <table:table-cell office:value-type="float" office:value="0.03789862" calcext:value-type="float">
            <text:p>0.03789862</text:p>
          </table:table-cell>
          <table:table-cell office:value-type="float" office:value="0.0253982" calcext:value-type="float">
            <text:p>0.0253982</text:p>
          </table:table-cell>
          <table:table-cell office:value-type="float" office:value="0.02974112" calcext:value-type="float">
            <text:p>0.02974112</text:p>
          </table:table-cell>
          <table:table-cell office:value-type="float" office:value="0.07134415" calcext:value-type="float">
            <text:p>0.07134415</text:p>
          </table:table-cell>
          <table:table-cell office:value-type="float" office:value="0.1347454" calcext:value-type="float">
            <text:p>0.1347454</text:p>
          </table:table-cell>
          <table:table-cell office:value-type="float" office:value="0.1374993" calcext:value-type="float">
            <text:p>0.1374993</text:p>
          </table:table-cell>
          <table:table-cell office:value-type="float" office:value="0.1419821" calcext:value-type="float">
            <text:p>0.1419821</text:p>
          </table:table-cell>
          <table:table-cell office:value-type="float" office:value="0.1487323" calcext:value-type="float">
            <text:p>0.1487323</text:p>
          </table:table-cell>
          <table:table-cell office:value-type="float" office:value="0.1591191" calcext:value-type="float">
            <text:p>0.1591191</text:p>
          </table:table-cell>
          <table:table-cell office:value-type="float" office:value="0.164208" calcext:value-type="float">
            <text:p>0.164208</text:p>
          </table:table-cell>
          <table:table-cell office:value-type="float" office:value="0" calcext:value-type="float">
            <text:p>0</text:p>
          </table:table-cell>
          <table:table-cell office:value-type="float" office:value="19.7661" calcext:value-type="float">
            <text:p>19.7661</text:p>
          </table:table-cell>
          <table:table-cell office:value-type="float" office:value="18.17345" calcext:value-type="float">
            <text:p>18.17345</text:p>
          </table:table-cell>
          <table:table-cell office:value-type="float" office:value="32.67447" calcext:value-type="float">
            <text:p>32.67447</text:p>
          </table:table-cell>
          <table:table-cell office:value-type="float" office:value="5.407938" calcext:value-type="float">
            <text:p>5.407938</text:p>
          </table:table-cell>
          <table:table-cell office:value-type="float" office:value="4.153056" calcext:value-type="float">
            <text:p>4.153056</text:p>
          </table:table-cell>
          <table:table-cell office:value-type="float" office:value="1.946797" calcext:value-type="float">
            <text:p>1.946797</text:p>
          </table:table-cell>
          <table:table-cell office:value-type="float" office:value="1.942235" calcext:value-type="float">
            <text:p>1.942235</text:p>
          </table:table-cell>
          <table:table-cell office:value-type="float" office:value="4.119654" calcext:value-type="float">
            <text:p>4.119654</text:p>
          </table:table-cell>
          <table:table-cell office:value-type="float" office:value="6.811686" calcext:value-type="float">
            <text:p>6.811686</text:p>
          </table:table-cell>
          <table:table-cell office:value-type="float" office:value="7.174394" calcext:value-type="float">
            <text:p>7.174394</text:p>
          </table:table-cell>
          <table:table-cell office:value-type="float" office:value="7.708721" calcext:value-type="float">
            <text:p>7.708721</text:p>
          </table:table-cell>
          <table:table-cell office:value-type="float" office:value="8.270575" calcext:value-type="float">
            <text:p>8.270575</text:p>
          </table:table-cell>
          <table:table-cell office:value-type="float" office:value="9.35458" calcext:value-type="float">
            <text:p>9.35458</text:p>
          </table:table-cell>
          <table:table-cell office:value-type="float" office:value="9.849729" calcext:value-type="float">
            <text:p>9.849729</text:p>
          </table:table-cell>
          <table:table-cell office:value-type="float" office:value="0" calcext:value-type="float">
            <text:p>0</text:p>
          </table:table-cell>
          <table:table-cell office:value-type="float" office:value="0.8482322" calcext:value-type="float">
            <text:p>0.8482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5718" calcext:value-type="float">
            <text:p>3.1757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1.470001" calcext:value-type="float">
            <text:p>1.470001</text:p>
          </table:table-cell>
          <table:table-cell office:value-type="float" office:value="135.9045" calcext:value-type="float">
            <text:p>135.9045</text:p>
          </table:table-cell>
          <table:table-cell office:value-type="float" office:value="5" calcext:value-type="float">
            <text:p>5</text:p>
          </table:table-cell>
          <table:table-cell office:value-type="float" office:value="-3.675641" calcext:value-type="float">
            <text:p>-3.675641</text:p>
          </table:table-cell>
          <table:table-cell office:value-type="float" office:value="31.16874" calcext:value-type="float">
            <text:p>31.16874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32861" calcext:value-type="float">
            <text:p>0.01132861</text:p>
          </table:table-cell>
          <table:table-cell office:value-type="float" office:value="1172.905" calcext:value-type="float">
            <text:p>1172.905</text:p>
          </table:table-cell>
          <table:table-cell office:value-type="float" office:value="1.36519" calcext:value-type="float">
            <text:p>1.36519</text:p>
          </table:table-cell>
          <table:table-cell office:value-type="float" office:value="0" calcext:value-type="float">
            <text:p>0</text:p>
          </table:table-cell>
          <table:table-cell office:value-type="float" office:value="0.3002085" calcext:value-type="float">
            <text:p>0.3002085</text:p>
          </table:table-cell>
          <table:table-cell office:value-type="float" office:value="0.2006107" calcext:value-type="float">
            <text:p>0.2006107</text:p>
          </table:table-cell>
          <table:table-cell office:value-type="float" office:value="0.2877383" calcext:value-type="float">
            <text:p>0.2877383</text:p>
          </table:table-cell>
          <table:table-cell office:value-type="float" office:value="0.05307813" calcext:value-type="float">
            <text:p>0.05307813</text:p>
          </table:table-cell>
          <table:table-cell office:value-type="float" office:value="0.0395244" calcext:value-type="float">
            <text:p>0.0395244</text:p>
          </table:table-cell>
          <table:table-cell office:value-type="float" office:value="0.02574473" calcext:value-type="float">
            <text:p>0.02574473</text:p>
          </table:table-cell>
          <table:table-cell office:value-type="float" office:value="0.02993905" calcext:value-type="float">
            <text:p>0.02993905</text:p>
          </table:table-cell>
          <table:table-cell office:value-type="float" office:value="0.07144265" calcext:value-type="float">
            <text:p>0.07144265</text:p>
          </table:table-cell>
          <table:table-cell office:value-type="float" office:value="0.134772" calcext:value-type="float">
            <text:p>0.134772</text:p>
          </table:table-cell>
          <table:table-cell office:value-type="float" office:value="0.1375403" calcext:value-type="float">
            <text:p>0.1375403</text:p>
          </table:table-cell>
          <table:table-cell office:value-type="float" office:value="0.1420441" calcext:value-type="float">
            <text:p>0.1420441</text:p>
          </table:table-cell>
          <table:table-cell office:value-type="float" office:value="0.148787" calcext:value-type="float">
            <text:p>0.148787</text:p>
          </table:table-cell>
          <table:table-cell office:value-type="float" office:value="0.1591714" calcext:value-type="float">
            <text:p>0.1591714</text:p>
          </table:table-cell>
          <table:table-cell office:value-type="float" office:value="0.164261" calcext:value-type="float">
            <text:p>0.164261</text:p>
          </table:table-cell>
          <table:table-cell office:value-type="float" office:value="0" calcext:value-type="float">
            <text:p>0</text:p>
          </table:table-cell>
          <table:table-cell office:value-type="float" office:value="19.77771" calcext:value-type="float">
            <text:p>19.77771</text:p>
          </table:table-cell>
          <table:table-cell office:value-type="float" office:value="18.18227" calcext:value-type="float">
            <text:p>18.18227</text:p>
          </table:table-cell>
          <table:table-cell office:value-type="float" office:value="32.66796" calcext:value-type="float">
            <text:p>32.66796</text:p>
          </table:table-cell>
          <table:table-cell office:value-type="float" office:value="5.409549" calcext:value-type="float">
            <text:p>5.409549</text:p>
          </table:table-cell>
          <table:table-cell office:value-type="float" office:value="4.153959" calcext:value-type="float">
            <text:p>4.153959</text:p>
          </table:table-cell>
          <table:table-cell office:value-type="float" office:value="1.948251" calcext:value-type="float">
            <text:p>1.948251</text:p>
          </table:table-cell>
          <table:table-cell office:value-type="float" office:value="1.944314" calcext:value-type="float">
            <text:p>1.944314</text:p>
          </table:table-cell>
          <table:table-cell office:value-type="float" office:value="4.124643" calcext:value-type="float">
            <text:p>4.124643</text:p>
          </table:table-cell>
          <table:table-cell office:value-type="float" office:value="6.818588" calcext:value-type="float">
            <text:p>6.818588</text:p>
          </table:table-cell>
          <table:table-cell office:value-type="float" office:value="7.181003" calcext:value-type="float">
            <text:p>7.181003</text:p>
          </table:table-cell>
          <table:table-cell office:value-type="float" office:value="7.715112" calcext:value-type="float">
            <text:p>7.715112</text:p>
          </table:table-cell>
          <table:table-cell office:value-type="float" office:value="8.276622" calcext:value-type="float">
            <text:p>8.276622</text:p>
          </table:table-cell>
          <table:table-cell office:value-type="float" office:value="9.359386" calcext:value-type="float">
            <text:p>9.359386</text:p>
          </table:table-cell>
          <table:table-cell office:value-type="float" office:value="9.85464" calcext:value-type="float">
            <text:p>9.85464</text:p>
          </table:table-cell>
          <table:table-cell office:value-type="float" office:value="0" calcext:value-type="float">
            <text:p>0</text:p>
          </table:table-cell>
          <table:table-cell office:value-type="float" office:value="0.9174587" calcext:value-type="float">
            <text:p>0.9174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1531" calcext:value-type="float">
            <text:p>3.18153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1.467401" calcext:value-type="float">
            <text:p>1.467401</text:p>
          </table:table-cell>
          <table:table-cell office:value-type="float" office:value="135.901" calcext:value-type="float">
            <text:p>135.901</text:p>
          </table:table-cell>
          <table:table-cell office:value-type="float" office:value="5" calcext:value-type="float">
            <text:p>5</text:p>
          </table:table-cell>
          <table:table-cell office:value-type="float" office:value="-3.674351" calcext:value-type="float">
            <text:p>-3.674351</text:p>
          </table:table-cell>
          <table:table-cell office:value-type="float" office:value="31.19045" calcext:value-type="float">
            <text:p>31.19045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24195" calcext:value-type="float">
            <text:p>0.01124195</text:p>
          </table:table-cell>
          <table:table-cell office:value-type="float" office:value="1172.89" calcext:value-type="float">
            <text:p>1172.89</text:p>
          </table:table-cell>
          <table:table-cell office:value-type="float" office:value="1.363254" calcext:value-type="float">
            <text:p>1.363254</text:p>
          </table:table-cell>
          <table:table-cell office:value-type="float" office:value="0" calcext:value-type="float">
            <text:p>0</text:p>
          </table:table-cell>
          <table:table-cell office:value-type="float" office:value="0.3528148" calcext:value-type="float">
            <text:p>0.3528148</text:p>
          </table:table-cell>
          <table:table-cell office:value-type="float" office:value="0.2169883" calcext:value-type="float">
            <text:p>0.2169883</text:p>
          </table:table-cell>
          <table:table-cell office:value-type="float" office:value="0.3001909" calcext:value-type="float">
            <text:p>0.3001909</text:p>
          </table:table-cell>
          <table:table-cell office:value-type="float" office:value="0.05641852" calcext:value-type="float">
            <text:p>0.05641852</text:p>
          </table:table-cell>
          <table:table-cell office:value-type="float" office:value="0.0418723" calcext:value-type="float">
            <text:p>0.0418723</text:p>
          </table:table-cell>
          <table:table-cell office:value-type="float" office:value="0.02640641" calcext:value-type="float">
            <text:p>0.02640641</text:p>
          </table:table-cell>
          <table:table-cell office:value-type="float" office:value="0.03029743" calcext:value-type="float">
            <text:p>0.03029743</text:p>
          </table:table-cell>
          <table:table-cell office:value-type="float" office:value="0.07161161" calcext:value-type="float">
            <text:p>0.07161161</text:p>
          </table:table-cell>
          <table:table-cell office:value-type="float" office:value="0.1348308" calcext:value-type="float">
            <text:p>0.1348308</text:p>
          </table:table-cell>
          <table:table-cell office:value-type="float" office:value="0.1375863" calcext:value-type="float">
            <text:p>0.1375863</text:p>
          </table:table-cell>
          <table:table-cell office:value-type="float" office:value="0.1421062" calcext:value-type="float">
            <text:p>0.1421062</text:p>
          </table:table-cell>
          <table:table-cell office:value-type="float" office:value="0.1488474" calcext:value-type="float">
            <text:p>0.1488474</text:p>
          </table:table-cell>
          <table:table-cell office:value-type="float" office:value="0.1592906" calcext:value-type="float">
            <text:p>0.1592906</text:p>
          </table:table-cell>
          <table:table-cell office:value-type="float" office:value="0.1642929" calcext:value-type="float">
            <text:p>0.1642929</text:p>
          </table:table-cell>
          <table:table-cell office:value-type="float" office:value="0" calcext:value-type="float">
            <text:p>0</text:p>
          </table:table-cell>
          <table:table-cell office:value-type="float" office:value="19.79816" calcext:value-type="float">
            <text:p>19.79816</text:p>
          </table:table-cell>
          <table:table-cell office:value-type="float" office:value="18.19543" calcext:value-type="float">
            <text:p>18.19543</text:p>
          </table:table-cell>
          <table:table-cell office:value-type="float" office:value="32.66512" calcext:value-type="float">
            <text:p>32.66512</text:p>
          </table:table-cell>
          <table:table-cell office:value-type="float" office:value="5.412056" calcext:value-type="float">
            <text:p>5.412056</text:p>
          </table:table-cell>
          <table:table-cell office:value-type="float" office:value="4.155498" calcext:value-type="float">
            <text:p>4.155498</text:p>
          </table:table-cell>
          <table:table-cell office:value-type="float" office:value="1.949814" calcext:value-type="float">
            <text:p>1.949814</text:p>
          </table:table-cell>
          <table:table-cell office:value-type="float" office:value="1.946433" calcext:value-type="float">
            <text:p>1.946433</text:p>
          </table:table-cell>
          <table:table-cell office:value-type="float" office:value="4.129652" calcext:value-type="float">
            <text:p>4.129652</text:p>
          </table:table-cell>
          <table:table-cell office:value-type="float" office:value="6.82549" calcext:value-type="float">
            <text:p>6.82549</text:p>
          </table:table-cell>
          <table:table-cell office:value-type="float" office:value="7.187609" calcext:value-type="float">
            <text:p>7.187609</text:p>
          </table:table-cell>
          <table:table-cell office:value-type="float" office:value="7.721504" calcext:value-type="float">
            <text:p>7.721504</text:p>
          </table:table-cell>
          <table:table-cell office:value-type="float" office:value="8.282665" calcext:value-type="float">
            <text:p>8.282665</text:p>
          </table:table-cell>
          <table:table-cell office:value-type="float" office:value="9.364262" calcext:value-type="float">
            <text:p>9.364262</text:p>
          </table:table-cell>
          <table:table-cell office:value-type="float" office:value="9.859489" calcext:value-type="float">
            <text:p>9.859489</text:p>
          </table:table-cell>
          <table:table-cell office:value-type="float" office:value="0" calcext:value-type="float">
            <text:p>0</text:p>
          </table:table-cell>
          <table:table-cell office:value-type="float" office:value="0.9658285" calcext:value-type="float">
            <text:p>0.9658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8146" calcext:value-type="float">
            <text:p>3.18814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1.464521" calcext:value-type="float">
            <text:p>1.464521</text:p>
          </table:table-cell>
          <table:table-cell office:value-type="float" office:value="135.8971" calcext:value-type="float">
            <text:p>135.8971</text:p>
          </table:table-cell>
          <table:table-cell office:value-type="float" office:value="5" calcext:value-type="float">
            <text:p>5</text:p>
          </table:table-cell>
          <table:table-cell office:value-type="float" office:value="-3.67303" calcext:value-type="float">
            <text:p>-3.67303</text:p>
          </table:table-cell>
          <table:table-cell office:value-type="float" office:value="31.21267" calcext:value-type="float">
            <text:p>31.21267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10777" calcext:value-type="float">
            <text:p>0.01110777</text:p>
          </table:table-cell>
          <table:table-cell office:value-type="float" office:value="1172.875" calcext:value-type="float">
            <text:p>1172.875</text:p>
          </table:table-cell>
          <table:table-cell office:value-type="float" office:value="1.361268" calcext:value-type="float">
            <text:p>1.361268</text:p>
          </table:table-cell>
          <table:table-cell office:value-type="float" office:value="0" calcext:value-type="float">
            <text:p>0</text:p>
          </table:table-cell>
          <table:table-cell office:value-type="float" office:value="0.3490004" calcext:value-type="float">
            <text:p>0.3490004</text:p>
          </table:table-cell>
          <table:table-cell office:value-type="float" office:value="0.226806" calcext:value-type="float">
            <text:p>0.226806</text:p>
          </table:table-cell>
          <table:table-cell office:value-type="float" office:value="0.3095165" calcext:value-type="float">
            <text:p>0.3095165</text:p>
          </table:table-cell>
          <table:table-cell office:value-type="float" office:value="0.0594557" calcext:value-type="float">
            <text:p>0.0594557</text:p>
          </table:table-cell>
          <table:table-cell office:value-type="float" office:value="0.04422096" calcext:value-type="float">
            <text:p>0.04422096</text:p>
          </table:table-cell>
          <table:table-cell office:value-type="float" office:value="0.02712007" calcext:value-type="float">
            <text:p>0.02712007</text:p>
          </table:table-cell>
          <table:table-cell office:value-type="float" office:value="0.03072954" calcext:value-type="float">
            <text:p>0.03072954</text:p>
          </table:table-cell>
          <table:table-cell office:value-type="float" office:value="0.07185489" calcext:value-type="float">
            <text:p>0.07185489</text:p>
          </table:table-cell>
          <table:table-cell office:value-type="float" office:value="0.1349248" calcext:value-type="float">
            <text:p>0.1349248</text:p>
          </table:table-cell>
          <table:table-cell office:value-type="float" office:value="0.1376396" calcext:value-type="float">
            <text:p>0.1376396</text:p>
          </table:table-cell>
          <table:table-cell office:value-type="float" office:value="0.1421693" calcext:value-type="float">
            <text:p>0.1421693</text:p>
          </table:table-cell>
          <table:table-cell office:value-type="float" office:value="0.1489016" calcext:value-type="float">
            <text:p>0.1489016</text:p>
          </table:table-cell>
          <table:table-cell office:value-type="float" office:value="0.159296" calcext:value-type="float">
            <text:p>0.159296</text:p>
          </table:table-cell>
          <table:table-cell office:value-type="float" office:value="0.164355" calcext:value-type="float">
            <text:p>0.164355</text:p>
          </table:table-cell>
          <table:table-cell office:value-type="float" office:value="0" calcext:value-type="float">
            <text:p>0</text:p>
          </table:table-cell>
          <table:table-cell office:value-type="float" office:value="19.82318" calcext:value-type="float">
            <text:p>19.82318</text:p>
          </table:table-cell>
          <table:table-cell office:value-type="float" office:value="18.21275" calcext:value-type="float">
            <text:p>18.21275</text:p>
          </table:table-cell>
          <table:table-cell office:value-type="float" office:value="32.666" calcext:value-type="float">
            <text:p>32.666</text:p>
          </table:table-cell>
          <table:table-cell office:value-type="float" office:value="5.415589" calcext:value-type="float">
            <text:p>5.415589</text:p>
          </table:table-cell>
          <table:table-cell office:value-type="float" office:value="4.157762" calcext:value-type="float">
            <text:p>4.157762</text:p>
          </table:table-cell>
          <table:table-cell office:value-type="float" office:value="1.951525" calcext:value-type="float">
            <text:p>1.951525</text:p>
          </table:table-cell>
          <table:table-cell office:value-type="float" office:value="1.94862" calcext:value-type="float">
            <text:p>1.94862</text:p>
          </table:table-cell>
          <table:table-cell office:value-type="float" office:value="4.134687" calcext:value-type="float">
            <text:p>4.134687</text:p>
          </table:table-cell>
          <table:table-cell office:value-type="float" office:value="6.832391" calcext:value-type="float">
            <text:p>6.832391</text:p>
          </table:table-cell>
          <table:table-cell office:value-type="float" office:value="7.194191" calcext:value-type="float">
            <text:p>7.194191</text:p>
          </table:table-cell>
          <table:table-cell office:value-type="float" office:value="7.727896" calcext:value-type="float">
            <text:p>7.727896</text:p>
          </table:table-cell>
          <table:table-cell office:value-type="float" office:value="8.288713" calcext:value-type="float">
            <text:p>8.288713</text:p>
          </table:table-cell>
          <table:table-cell office:value-type="float" office:value="9.369146" calcext:value-type="float">
            <text:p>9.369146</text:p>
          </table:table-cell>
          <table:table-cell office:value-type="float" office:value="9.864332" calcext:value-type="float">
            <text:p>9.864332</text:p>
          </table:table-cell>
          <table:table-cell office:value-type="float" office:value="0" calcext:value-type="float">
            <text:p>0</text:p>
          </table:table-cell>
          <table:table-cell office:value-type="float" office:value="0.9781093" calcext:value-type="float">
            <text:p>0.978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5301" calcext:value-type="float">
            <text:p>3.1953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1.461578" calcext:value-type="float">
            <text:p>1.461578</text:p>
          </table:table-cell>
          <table:table-cell office:value-type="float" office:value="135.8932" calcext:value-type="float">
            <text:p>135.8932</text:p>
          </table:table-cell>
          <table:table-cell office:value-type="float" office:value="5" calcext:value-type="float">
            <text:p>5</text:p>
          </table:table-cell>
          <table:table-cell office:value-type="float" office:value="-3.671838" calcext:value-type="float">
            <text:p>-3.671838</text:p>
          </table:table-cell>
          <table:table-cell office:value-type="float" office:value="31.23504" calcext:value-type="float">
            <text:p>31.23504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02315" calcext:value-type="float">
            <text:p>0.01102315</text:p>
          </table:table-cell>
          <table:table-cell office:value-type="float" office:value="1172.861" calcext:value-type="float">
            <text:p>1172.861</text:p>
          </table:table-cell>
          <table:table-cell office:value-type="float" office:value="1.359435" calcext:value-type="float">
            <text:p>1.359435</text:p>
          </table:table-cell>
          <table:table-cell office:value-type="float" office:value="0" calcext:value-type="float">
            <text:p>0</text:p>
          </table:table-cell>
          <table:table-cell office:value-type="float" office:value="0.315565" calcext:value-type="float">
            <text:p>0.315565</text:p>
          </table:table-cell>
          <table:table-cell office:value-type="float" office:value="0.2284337" calcext:value-type="float">
            <text:p>0.2284337</text:p>
          </table:table-cell>
          <table:table-cell office:value-type="float" office:value="0.3122175" calcext:value-type="float">
            <text:p>0.3122175</text:p>
          </table:table-cell>
          <table:table-cell office:value-type="float" office:value="0.06093732" calcext:value-type="float">
            <text:p>0.06093732</text:p>
          </table:table-cell>
          <table:table-cell office:value-type="float" office:value="0.04572008" calcext:value-type="float">
            <text:p>0.04572008</text:p>
          </table:table-cell>
          <table:table-cell office:value-type="float" office:value="0.02746944" calcext:value-type="float">
            <text:p>0.02746944</text:p>
          </table:table-cell>
          <table:table-cell office:value-type="float" office:value="0.03105685" calcext:value-type="float">
            <text:p>0.03105685</text:p>
          </table:table-cell>
          <table:table-cell office:value-type="float" office:value="0.07210784" calcext:value-type="float">
            <text:p>0.07210784</text:p>
          </table:table-cell>
          <table:table-cell office:value-type="float" office:value="0.1350504" calcext:value-type="float">
            <text:p>0.1350504</text:p>
          </table:table-cell>
          <table:table-cell office:value-type="float" office:value="0.1377029" calcext:value-type="float">
            <text:p>0.1377029</text:p>
          </table:table-cell>
          <table:table-cell office:value-type="float" office:value="0.1422351" calcext:value-type="float">
            <text:p>0.1422351</text:p>
          </table:table-cell>
          <table:table-cell office:value-type="float" office:value="0.1489535" calcext:value-type="float">
            <text:p>0.1489535</text:p>
          </table:table-cell>
          <table:table-cell office:value-type="float" office:value="0.159334" calcext:value-type="float">
            <text:p>0.159334</text:p>
          </table:table-cell>
          <table:table-cell office:value-type="float" office:value="0.1644109" calcext:value-type="float">
            <text:p>0.1644109</text:p>
          </table:table-cell>
          <table:table-cell office:value-type="float" office:value="0" calcext:value-type="float">
            <text:p>0</text:p>
          </table:table-cell>
          <table:table-cell office:value-type="float" office:value="19.84496" calcext:value-type="float">
            <text:p>19.84496</text:p>
          </table:table-cell>
          <table:table-cell office:value-type="float" office:value="18.23145" calcext:value-type="float">
            <text:p>18.23145</text:p>
          </table:table-cell>
          <table:table-cell office:value-type="float" office:value="32.66869" calcext:value-type="float">
            <text:p>32.66869</text:p>
          </table:table-cell>
          <table:table-cell office:value-type="float" office:value="5.419777" calcext:value-type="float">
            <text:p>5.419777</text:p>
          </table:table-cell>
          <table:table-cell office:value-type="float" office:value="4.160579" calcext:value-type="float">
            <text:p>4.160579</text:p>
          </table:table-cell>
          <table:table-cell office:value-type="float" office:value="1.953351" calcext:value-type="float">
            <text:p>1.953351</text:p>
          </table:table-cell>
          <table:table-cell office:value-type="float" office:value="1.950872" calcext:value-type="float">
            <text:p>1.950872</text:p>
          </table:table-cell>
          <table:table-cell office:value-type="float" office:value="4.13976" calcext:value-type="float">
            <text:p>4.13976</text:p>
          </table:table-cell>
          <table:table-cell office:value-type="float" office:value="6.839294" calcext:value-type="float">
            <text:p>6.839294</text:p>
          </table:table-cell>
          <table:table-cell office:value-type="float" office:value="7.200722" calcext:value-type="float">
            <text:p>7.200722</text:p>
          </table:table-cell>
          <table:table-cell office:value-type="float" office:value="7.734287" calcext:value-type="float">
            <text:p>7.734287</text:p>
          </table:table-cell>
          <table:table-cell office:value-type="float" office:value="8.29476" calcext:value-type="float">
            <text:p>8.29476</text:p>
          </table:table-cell>
          <table:table-cell office:value-type="float" office:value="9.374013" calcext:value-type="float">
            <text:p>9.374013</text:p>
          </table:table-cell>
          <table:table-cell office:value-type="float" office:value="9.869176" calcext:value-type="float">
            <text:p>9.869176</text:p>
          </table:table-cell>
          <table:table-cell office:value-type="float" office:value="0" calcext:value-type="float">
            <text:p>0</text:p>
          </table:table-cell>
          <table:table-cell office:value-type="float" office:value="0.9795533" calcext:value-type="float">
            <text:p>0.979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2473" calcext:value-type="float">
            <text:p>3.20247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1.458516" calcext:value-type="float">
            <text:p>1.458516</text:p>
          </table:table-cell>
          <table:table-cell office:value-type="float" office:value="135.8893" calcext:value-type="float">
            <text:p>135.8893</text:p>
          </table:table-cell>
          <table:table-cell office:value-type="float" office:value="5" calcext:value-type="float">
            <text:p>5</text:p>
          </table:table-cell>
          <table:table-cell office:value-type="float" office:value="-3.67079" calcext:value-type="float">
            <text:p>-3.67079</text:p>
          </table:table-cell>
          <table:table-cell office:value-type="float" office:value="31.25745" calcext:value-type="float">
            <text:p>31.25745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02315" calcext:value-type="float">
            <text:p>0.01102315</text:p>
          </table:table-cell>
          <table:table-cell office:value-type="float" office:value="1172.847" calcext:value-type="float">
            <text:p>1172.847</text:p>
          </table:table-cell>
          <table:table-cell office:value-type="float" office:value="1.357733" calcext:value-type="float">
            <text:p>1.357733</text:p>
          </table:table-cell>
          <table:table-cell office:value-type="float" office:value="0" calcext:value-type="float">
            <text:p>0</text:p>
          </table:table-cell>
          <table:table-cell office:value-type="float" office:value="0.258931" calcext:value-type="float">
            <text:p>0.258931</text:p>
          </table:table-cell>
          <table:table-cell office:value-type="float" office:value="0.2282275" calcext:value-type="float">
            <text:p>0.2282275</text:p>
          </table:table-cell>
          <table:table-cell office:value-type="float" office:value="0.3137078" calcext:value-type="float">
            <text:p>0.3137078</text:p>
          </table:table-cell>
          <table:table-cell office:value-type="float" office:value="0.06209684" calcext:value-type="float">
            <text:p>0.06209684</text:p>
          </table:table-cell>
          <table:table-cell office:value-type="float" office:value="0.04700051" calcext:value-type="float">
            <text:p>0.04700051</text:p>
          </table:table-cell>
          <table:table-cell office:value-type="float" office:value="0.02769874" calcext:value-type="float">
            <text:p>0.02769874</text:p>
          </table:table-cell>
          <table:table-cell office:value-type="float" office:value="0.03131517" calcext:value-type="float">
            <text:p>0.03131517</text:p>
          </table:table-cell>
          <table:table-cell office:value-type="float" office:value="0.07232668" calcext:value-type="float">
            <text:p>0.07232668</text:p>
          </table:table-cell>
          <table:table-cell office:value-type="float" office:value="0.1351886" calcext:value-type="float">
            <text:p>0.1351886</text:p>
          </table:table-cell>
          <table:table-cell office:value-type="float" office:value="0.1377743" calcext:value-type="float">
            <text:p>0.1377743</text:p>
          </table:table-cell>
          <table:table-cell office:value-type="float" office:value="0.1423025" calcext:value-type="float">
            <text:p>0.1423025</text:p>
          </table:table-cell>
          <table:table-cell office:value-type="float" office:value="0.1490058" calcext:value-type="float">
            <text:p>0.1490058</text:p>
          </table:table-cell>
          <table:table-cell office:value-type="float" office:value="0.159383" calcext:value-type="float">
            <text:p>0.159383</text:p>
          </table:table-cell>
          <table:table-cell office:value-type="float" office:value="0.1644674" calcext:value-type="float">
            <text:p>0.1644674</text:p>
          </table:table-cell>
          <table:table-cell office:value-type="float" office:value="0" calcext:value-type="float">
            <text:p>0</text:p>
          </table:table-cell>
          <table:table-cell office:value-type="float" office:value="19.86225" calcext:value-type="float">
            <text:p>19.86225</text:p>
          </table:table-cell>
          <table:table-cell office:value-type="float" office:value="18.25079" calcext:value-type="float">
            <text:p>18.25079</text:p>
          </table:table-cell>
          <table:table-cell office:value-type="float" office:value="32.67237" calcext:value-type="float">
            <text:p>32.67237</text:p>
          </table:table-cell>
          <table:table-cell office:value-type="float" office:value="5.424406" calcext:value-type="float">
            <text:p>5.424406</text:p>
          </table:table-cell>
          <table:table-cell office:value-type="float" office:value="4.163798" calcext:value-type="float">
            <text:p>4.163798</text:p>
          </table:table-cell>
          <table:table-cell office:value-type="float" office:value="1.955242" calcext:value-type="float">
            <text:p>1.955242</text:p>
          </table:table-cell>
          <table:table-cell office:value-type="float" office:value="1.953168" calcext:value-type="float">
            <text:p>1.953168</text:p>
          </table:table-cell>
          <table:table-cell office:value-type="float" office:value="4.144866" calcext:value-type="float">
            <text:p>4.144866</text:p>
          </table:table-cell>
          <table:table-cell office:value-type="float" office:value="6.846196" calcext:value-type="float">
            <text:p>6.846196</text:p>
          </table:table-cell>
          <table:table-cell office:value-type="float" office:value="7.207252" calcext:value-type="float">
            <text:p>7.207252</text:p>
          </table:table-cell>
          <table:table-cell office:value-type="float" office:value="7.740644" calcext:value-type="float">
            <text:p>7.740644</text:p>
          </table:table-cell>
          <table:table-cell office:value-type="float" office:value="8.300807" calcext:value-type="float">
            <text:p>8.300807</text:p>
          </table:table-cell>
          <table:table-cell office:value-type="float" office:value="9.378819" calcext:value-type="float">
            <text:p>9.378819</text:p>
          </table:table-cell>
          <table:table-cell office:value-type="float" office:value="9.874019" calcext:value-type="float">
            <text:p>9.874019</text:p>
          </table:table-cell>
          <table:table-cell office:value-type="float" office:value="0" calcext:value-type="float">
            <text:p>0</text:p>
          </table:table-cell>
          <table:table-cell office:value-type="float" office:value="0.9693304" calcext:value-type="float">
            <text:p>0.9693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9732" calcext:value-type="float">
            <text:p>3.20973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1.455431" calcext:value-type="float">
            <text:p>1.455431</text:p>
          </table:table-cell>
          <table:table-cell office:value-type="float" office:value="135.8854" calcext:value-type="float">
            <text:p>135.8854</text:p>
          </table:table-cell>
          <table:table-cell office:value-type="float" office:value="5" calcext:value-type="float">
            <text:p>5</text:p>
          </table:table-cell>
          <table:table-cell office:value-type="float" office:value="-3.669759" calcext:value-type="float">
            <text:p>-3.669759</text:p>
          </table:table-cell>
          <table:table-cell office:value-type="float" office:value="31.27989" calcext:value-type="float">
            <text:p>31.27989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02315" calcext:value-type="float">
            <text:p>0.01102315</text:p>
          </table:table-cell>
          <table:table-cell office:value-type="float" office:value="1172.833" calcext:value-type="float">
            <text:p>1172.833</text:p>
          </table:table-cell>
          <table:table-cell office:value-type="float" office:value="1.356004" calcext:value-type="float">
            <text:p>1.356004</text:p>
          </table:table-cell>
          <table:table-cell office:value-type="float" office:value="0" calcext:value-type="float">
            <text:p>0</text:p>
          </table:table-cell>
          <table:table-cell office:value-type="float" office:value="0.2636534" calcext:value-type="float">
            <text:p>0.2636534</text:p>
          </table:table-cell>
          <table:table-cell office:value-type="float" office:value="0.2299433" calcext:value-type="float">
            <text:p>0.2299433</text:p>
          </table:table-cell>
          <table:table-cell office:value-type="float" office:value="0.3154519" calcext:value-type="float">
            <text:p>0.3154519</text:p>
          </table:table-cell>
          <table:table-cell office:value-type="float" office:value="0.0631541" calcext:value-type="float">
            <text:p>0.0631541</text:p>
          </table:table-cell>
          <table:table-cell office:value-type="float" office:value="0.04809289" calcext:value-type="float">
            <text:p>0.04809289</text:p>
          </table:table-cell>
          <table:table-cell office:value-type="float" office:value="0.02780123" calcext:value-type="float">
            <text:p>0.02780123</text:p>
          </table:table-cell>
          <table:table-cell office:value-type="float" office:value="0.03148462" calcext:value-type="float">
            <text:p>0.03148462</text:p>
          </table:table-cell>
          <table:table-cell office:value-type="float" office:value="0.07250293" calcext:value-type="float">
            <text:p>0.07250293</text:p>
          </table:table-cell>
          <table:table-cell office:value-type="float" office:value="0.1353273" calcext:value-type="float">
            <text:p>0.1353273</text:p>
          </table:table-cell>
          <table:table-cell office:value-type="float" office:value="0.1378513" calcext:value-type="float">
            <text:p>0.1378513</text:p>
          </table:table-cell>
          <table:table-cell office:value-type="float" office:value="0.1423711" calcext:value-type="float">
            <text:p>0.1423711</text:p>
          </table:table-cell>
          <table:table-cell office:value-type="float" office:value="0.149061" calcext:value-type="float">
            <text:p>0.149061</text:p>
          </table:table-cell>
          <table:table-cell office:value-type="float" office:value="0.1594339" calcext:value-type="float">
            <text:p>0.1594339</text:p>
          </table:table-cell>
          <table:table-cell office:value-type="float" office:value="0.1645213" calcext:value-type="float">
            <text:p>0.1645213</text:p>
          </table:table-cell>
          <table:table-cell office:value-type="float" office:value="0" calcext:value-type="float">
            <text:p>0</text:p>
          </table:table-cell>
          <table:table-cell office:value-type="float" office:value="19.87618" calcext:value-type="float">
            <text:p>19.87618</text:p>
          </table:table-cell>
          <table:table-cell office:value-type="float" office:value="18.27014" calcext:value-type="float">
            <text:p>18.27014</text:p>
          </table:table-cell>
          <table:table-cell office:value-type="float" office:value="32.67642" calcext:value-type="float">
            <text:p>32.67642</text:p>
          </table:table-cell>
          <table:table-cell office:value-type="float" office:value="5.429262" calcext:value-type="float">
            <text:p>5.429262</text:p>
          </table:table-cell>
          <table:table-cell office:value-type="float" office:value="4.167335" calcext:value-type="float">
            <text:p>4.167335</text:p>
          </table:table-cell>
          <table:table-cell office:value-type="float" office:value="1.95717" calcext:value-type="float">
            <text:p>1.95717</text:p>
          </table:table-cell>
          <table:table-cell office:value-type="float" office:value="1.955492" calcext:value-type="float">
            <text:p>1.955492</text:p>
          </table:table-cell>
          <table:table-cell office:value-type="float" office:value="4.149998" calcext:value-type="float">
            <text:p>4.149998</text:p>
          </table:table-cell>
          <table:table-cell office:value-type="float" office:value="6.853097" calcext:value-type="float">
            <text:p>6.853097</text:p>
          </table:table-cell>
          <table:table-cell office:value-type="float" office:value="7.213785" calcext:value-type="float">
            <text:p>7.213785</text:p>
          </table:table-cell>
          <table:table-cell office:value-type="float" office:value="7.74698" calcext:value-type="float">
            <text:p>7.74698</text:p>
          </table:table-cell>
          <table:table-cell office:value-type="float" office:value="8.306854" calcext:value-type="float">
            <text:p>8.306854</text:p>
          </table:table-cell>
          <table:table-cell office:value-type="float" office:value="9.383626" calcext:value-type="float">
            <text:p>9.383626</text:p>
          </table:table-cell>
          <table:table-cell office:value-type="float" office:value="9.878862" calcext:value-type="float">
            <text:p>9.878862</text:p>
          </table:table-cell>
          <table:table-cell office:value-type="float" office:value="0" calcext:value-type="float">
            <text:p>0</text:p>
          </table:table-cell>
          <table:table-cell office:value-type="float" office:value="0.952495" calcext:value-type="float">
            <text:p>0.95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17028" calcext:value-type="float">
            <text:p>3.21702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1.452636" calcext:value-type="float">
            <text:p>1.452636</text:p>
          </table:table-cell>
          <table:table-cell office:value-type="float" office:value="135.8815" calcext:value-type="float">
            <text:p>135.8815</text:p>
          </table:table-cell>
          <table:table-cell office:value-type="float" office:value="5" calcext:value-type="float">
            <text:p>5</text:p>
          </table:table-cell>
          <table:table-cell office:value-type="float" office:value="-3.668734" calcext:value-type="float">
            <text:p>-3.668734</text:p>
          </table:table-cell>
          <table:table-cell office:value-type="float" office:value="31.30224" calcext:value-type="float">
            <text:p>31.30224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1738" calcext:value-type="float">
            <text:p>0.000366173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02315" calcext:value-type="float">
            <text:p>0.01102315</text:p>
          </table:table-cell>
          <table:table-cell office:value-type="float" office:value="1172.819" calcext:value-type="float">
            <text:p>1172.819</text:p>
          </table:table-cell>
          <table:table-cell office:value-type="float" office:value="1.354423" calcext:value-type="float">
            <text:p>1.354423</text:p>
          </table:table-cell>
          <table:table-cell office:value-type="float" office:value="0" calcext:value-type="float">
            <text:p>0</text:p>
          </table:table-cell>
          <table:table-cell office:value-type="float" office:value="0.2185405" calcext:value-type="float">
            <text:p>0.2185405</text:p>
          </table:table-cell>
          <table:table-cell office:value-type="float" office:value="0.2228092" calcext:value-type="float">
            <text:p>0.2228092</text:p>
          </table:table-cell>
          <table:table-cell office:value-type="float" office:value="0.3107373" calcext:value-type="float">
            <text:p>0.3107373</text:p>
          </table:table-cell>
          <table:table-cell office:value-type="float" office:value="0.06260983" calcext:value-type="float">
            <text:p>0.06260983</text:p>
          </table:table-cell>
          <table:table-cell office:value-type="float" office:value="0.04824368" calcext:value-type="float">
            <text:p>0.04824368</text:p>
          </table:table-cell>
          <table:table-cell office:value-type="float" office:value="0.02769266" calcext:value-type="float">
            <text:p>0.02769266</text:p>
          </table:table-cell>
          <table:table-cell office:value-type="float" office:value="0.03156638" calcext:value-type="float">
            <text:p>0.03156638</text:p>
          </table:table-cell>
          <table:table-cell office:value-type="float" office:value="0.07263866" calcext:value-type="float">
            <text:p>0.07263866</text:p>
          </table:table-cell>
          <table:table-cell office:value-type="float" office:value="0.1354588" calcext:value-type="float">
            <text:p>0.1354588</text:p>
          </table:table-cell>
          <table:table-cell office:value-type="float" office:value="0.1379312" calcext:value-type="float">
            <text:p>0.1379312</text:p>
          </table:table-cell>
          <table:table-cell office:value-type="float" office:value="0.1424403" calcext:value-type="float">
            <text:p>0.1424403</text:p>
          </table:table-cell>
          <table:table-cell office:value-type="float" office:value="0.1491172" calcext:value-type="float">
            <text:p>0.1491172</text:p>
          </table:table-cell>
          <table:table-cell office:value-type="float" office:value="0.1594858" calcext:value-type="float">
            <text:p>0.1594858</text:p>
          </table:table-cell>
          <table:table-cell office:value-type="float" office:value="0.1645737" calcext:value-type="float">
            <text:p>0.1645737</text:p>
          </table:table-cell>
          <table:table-cell office:value-type="float" office:value="0" calcext:value-type="float">
            <text:p>0</text:p>
          </table:table-cell>
          <table:table-cell office:value-type="float" office:value="19.88643" calcext:value-type="float">
            <text:p>19.88643</text:p>
          </table:table-cell>
          <table:table-cell office:value-type="float" office:value="18.28847" calcext:value-type="float">
            <text:p>18.28847</text:p>
          </table:table-cell>
          <table:table-cell office:value-type="float" office:value="32.6801" calcext:value-type="float">
            <text:p>32.6801</text:p>
          </table:table-cell>
          <table:table-cell office:value-type="float" office:value="5.43419" calcext:value-type="float">
            <text:p>5.43419</text:p>
          </table:table-cell>
          <table:table-cell office:value-type="float" office:value="4.171042" calcext:value-type="float">
            <text:p>4.171042</text:p>
          </table:table-cell>
          <table:table-cell office:value-type="float" office:value="1.95911" calcext:value-type="float">
            <text:p>1.95911</text:p>
          </table:table-cell>
          <table:table-cell office:value-type="float" office:value="1.957832" calcext:value-type="float">
            <text:p>1.957832</text:p>
          </table:table-cell>
          <table:table-cell office:value-type="float" office:value="4.15514" calcext:value-type="float">
            <text:p>4.15514</text:p>
          </table:table-cell>
          <table:table-cell office:value-type="float" office:value="6.86" calcext:value-type="float">
            <text:p>6.86</text:p>
          </table:table-cell>
          <table:table-cell office:value-type="float" office:value="7.220315" calcext:value-type="float">
            <text:p>7.220315</text:p>
          </table:table-cell>
          <table:table-cell office:value-type="float" office:value="7.753315" calcext:value-type="float">
            <text:p>7.753315</text:p>
          </table:table-cell>
          <table:table-cell office:value-type="float" office:value="8.312901" calcext:value-type="float">
            <text:p>8.312901</text:p>
          </table:table-cell>
          <table:table-cell office:value-type="float" office:value="9.388433" calcext:value-type="float">
            <text:p>9.388433</text:p>
          </table:table-cell>
          <table:table-cell office:value-type="float" office:value="9.883706" calcext:value-type="float">
            <text:p>9.883706</text:p>
          </table:table-cell>
          <table:table-cell office:value-type="float" office:value="0" calcext:value-type="float">
            <text:p>0</text:p>
          </table:table-cell>
          <table:table-cell office:value-type="float" office:value="0.9403998" calcext:value-type="float">
            <text:p>0.940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3965" calcext:value-type="float">
            <text:p>3.22396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1.450277" calcext:value-type="float">
            <text:p>1.450277</text:p>
          </table:table-cell>
          <table:table-cell office:value-type="float" office:value="135.8781" calcext:value-type="float">
            <text:p>135.8781</text:p>
          </table:table-cell>
          <table:table-cell office:value-type="float" office:value="5" calcext:value-type="float">
            <text:p>5</text:p>
          </table:table-cell>
          <table:table-cell office:value-type="float" office:value="-3.667719" calcext:value-type="float">
            <text:p>-3.667719</text:p>
          </table:table-cell>
          <table:table-cell office:value-type="float" office:value="31.32385" calcext:value-type="float">
            <text:p>31.32385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2172" calcext:value-type="float">
            <text:p>0.0003662172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02361" calcext:value-type="float">
            <text:p>0.01102361</text:p>
          </table:table-cell>
          <table:table-cell office:value-type="float" office:value="1172.806" calcext:value-type="float">
            <text:p>1172.806</text:p>
          </table:table-cell>
          <table:table-cell office:value-type="float" office:value="1.35442" calcext:value-type="float">
            <text:p>1.35442</text:p>
          </table:table-cell>
          <table:table-cell office:value-type="float" office:value="0" calcext:value-type="float">
            <text:p>0</text:p>
          </table:table-cell>
          <table:table-cell office:value-type="float" office:value="0.1232939" calcext:value-type="float">
            <text:p>0.1232939</text:p>
          </table:table-cell>
          <table:table-cell office:value-type="float" office:value="0.1744405" calcext:value-type="float">
            <text:p>0.1744405</text:p>
          </table:table-cell>
          <table:table-cell office:value-type="float" office:value="0.2926843" calcext:value-type="float">
            <text:p>0.2926843</text:p>
          </table:table-cell>
          <table:table-cell office:value-type="float" office:value="0.05989677" calcext:value-type="float">
            <text:p>0.05989677</text:p>
          </table:table-cell>
          <table:table-cell office:value-type="float" office:value="0.04697531" calcext:value-type="float">
            <text:p>0.04697531</text:p>
          </table:table-cell>
          <table:table-cell office:value-type="float" office:value="0.02734187" calcext:value-type="float">
            <text:p>0.02734187</text:p>
          </table:table-cell>
          <table:table-cell office:value-type="float" office:value="0.03041108" calcext:value-type="float">
            <text:p>0.03041108</text:p>
          </table:table-cell>
          <table:table-cell office:value-type="float" office:value="0.07263027" calcext:value-type="float">
            <text:p>0.07263027</text:p>
          </table:table-cell>
          <table:table-cell office:value-type="float" office:value="0.1355373" calcext:value-type="float">
            <text:p>0.1355373</text:p>
          </table:table-cell>
          <table:table-cell office:value-type="float" office:value="0.1379905" calcext:value-type="float">
            <text:p>0.1379905</text:p>
          </table:table-cell>
          <table:table-cell office:value-type="float" office:value="0.1424897" calcext:value-type="float">
            <text:p>0.1424897</text:p>
          </table:table-cell>
          <table:table-cell office:value-type="float" office:value="0.1491644" calcext:value-type="float">
            <text:p>0.1491644</text:p>
          </table:table-cell>
          <table:table-cell office:value-type="float" office:value="0.1595378" calcext:value-type="float">
            <text:p>0.1595378</text:p>
          </table:table-cell>
          <table:table-cell office:value-type="float" office:value="0.164626" calcext:value-type="float">
            <text:p>0.164626</text:p>
          </table:table-cell>
          <table:table-cell office:value-type="float" office:value="0" calcext:value-type="float">
            <text:p>0</text:p>
          </table:table-cell>
          <table:table-cell office:value-type="float" office:value="19.87262" calcext:value-type="float">
            <text:p>19.87262</text:p>
          </table:table-cell>
          <table:table-cell office:value-type="float" office:value="18.29826" calcext:value-type="float">
            <text:p>18.29826</text:p>
          </table:table-cell>
          <table:table-cell office:value-type="float" office:value="32.68153" calcext:value-type="float">
            <text:p>32.68153</text:p>
          </table:table-cell>
          <table:table-cell office:value-type="float" office:value="5.438725" calcext:value-type="float">
            <text:p>5.438725</text:p>
          </table:table-cell>
          <table:table-cell office:value-type="float" office:value="4.174686" calcext:value-type="float">
            <text:p>4.174686</text:p>
          </table:table-cell>
          <table:table-cell office:value-type="float" office:value="1.961021" calcext:value-type="float">
            <text:p>1.961021</text:p>
          </table:table-cell>
          <table:table-cell office:value-type="float" office:value="1.960054" calcext:value-type="float">
            <text:p>1.960054</text:p>
          </table:table-cell>
          <table:table-cell office:value-type="float" office:value="4.160283" calcext:value-type="float">
            <text:p>4.160283</text:p>
          </table:table-cell>
          <table:table-cell office:value-type="float" office:value="6.866901" calcext:value-type="float">
            <text:p>6.866901</text:p>
          </table:table-cell>
          <table:table-cell office:value-type="float" office:value="7.226845" calcext:value-type="float">
            <text:p>7.226845</text:p>
          </table:table-cell>
          <table:table-cell office:value-type="float" office:value="7.75965" calcext:value-type="float">
            <text:p>7.75965</text:p>
          </table:table-cell>
          <table:table-cell office:value-type="float" office:value="8.318948" calcext:value-type="float">
            <text:p>8.318948</text:p>
          </table:table-cell>
          <table:table-cell office:value-type="float" office:value="9.39324" calcext:value-type="float">
            <text:p>9.39324</text:p>
          </table:table-cell>
          <table:table-cell office:value-type="float" office:value="9.88855" calcext:value-type="float">
            <text:p>9.88855</text:p>
          </table:table-cell>
          <table:table-cell office:value-type="float" office:value="0" calcext:value-type="float">
            <text:p>0</text:p>
          </table:table-cell>
          <table:table-cell office:value-type="float" office:value="0.1260695" calcext:value-type="float">
            <text:p>0.1260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0099" calcext:value-type="float">
            <text:p>3.23009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1.448598" calcext:value-type="float">
            <text:p>1.448598</text:p>
          </table:table-cell>
          <table:table-cell office:value-type="float" office:value="135.8751" calcext:value-type="float">
            <text:p>135.8751</text:p>
          </table:table-cell>
          <table:table-cell office:value-type="float" office:value="5" calcext:value-type="float">
            <text:p>5</text:p>
          </table:table-cell>
          <table:table-cell office:value-type="float" office:value="-3.666686" calcext:value-type="float">
            <text:p>-3.666686</text:p>
          </table:table-cell>
          <table:table-cell office:value-type="float" office:value="31.34459" calcext:value-type="float">
            <text:p>31.34459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2172" calcext:value-type="float">
            <text:p>0.0003662172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02361" calcext:value-type="float">
            <text:p>0.01102361</text:p>
          </table:table-cell>
          <table:table-cell office:value-type="float" office:value="1172.792" calcext:value-type="float">
            <text:p>1172.792</text:p>
          </table:table-cell>
          <table:table-cell office:value-type="float" office:value="1.354629" calcext:value-type="float">
            <text:p>1.354629</text:p>
          </table:table-cell>
          <table:table-cell office:value-type="float" office:value="0" calcext:value-type="float">
            <text:p>0</text:p>
          </table:table-cell>
          <table:table-cell office:value-type="float" office:value="0.125606" calcext:value-type="float">
            <text:p>0.125606</text:p>
          </table:table-cell>
          <table:table-cell office:value-type="float" office:value="0.172189" calcext:value-type="float">
            <text:p>0.172189</text:p>
          </table:table-cell>
          <table:table-cell office:value-type="float" office:value="0.2723246" calcext:value-type="float">
            <text:p>0.2723246</text:p>
          </table:table-cell>
          <table:table-cell office:value-type="float" office:value="0.05826835" calcext:value-type="float">
            <text:p>0.05826835</text:p>
          </table:table-cell>
          <table:table-cell office:value-type="float" office:value="0.0439052" calcext:value-type="float">
            <text:p>0.0439052</text:p>
          </table:table-cell>
          <table:table-cell office:value-type="float" office:value="0.02618679" calcext:value-type="float">
            <text:p>0.02618679</text:p>
          </table:table-cell>
          <table:table-cell office:value-type="float" office:value="0.03034921" calcext:value-type="float">
            <text:p>0.03034921</text:p>
          </table:table-cell>
          <table:table-cell office:value-type="float" office:value="0.07251847" calcext:value-type="float">
            <text:p>0.07251847</text:p>
          </table:table-cell>
          <table:table-cell office:value-type="float" office:value="0.1356041" calcext:value-type="float">
            <text:p>0.1356041</text:p>
          </table:table-cell>
          <table:table-cell office:value-type="float" office:value="0.1380588" calcext:value-type="float">
            <text:p>0.1380588</text:p>
          </table:table-cell>
          <table:table-cell office:value-type="float" office:value="0.14255" calcext:value-type="float">
            <text:p>0.14255</text:p>
          </table:table-cell>
          <table:table-cell office:value-type="float" office:value="0.1492147" calcext:value-type="float">
            <text:p>0.1492147</text:p>
          </table:table-cell>
          <table:table-cell office:value-type="float" office:value="0.1595901" calcext:value-type="float">
            <text:p>0.1595901</text:p>
          </table:table-cell>
          <table:table-cell office:value-type="float" office:value="0.1646784" calcext:value-type="float">
            <text:p>0.1646784</text:p>
          </table:table-cell>
          <table:table-cell office:value-type="float" office:value="0" calcext:value-type="float">
            <text:p>0</text:p>
          </table:table-cell>
          <table:table-cell office:value-type="float" office:value="19.85888" calcext:value-type="float">
            <text:p>19.85888</text:p>
          </table:table-cell>
          <table:table-cell office:value-type="float" office:value="18.30054" calcext:value-type="float">
            <text:p>18.30054</text:p>
          </table:table-cell>
          <table:table-cell office:value-type="float" office:value="32.67462" calcext:value-type="float">
            <text:p>32.67462</text:p>
          </table:table-cell>
          <table:table-cell office:value-type="float" office:value="5.44225" calcext:value-type="float">
            <text:p>5.44225</text:p>
          </table:table-cell>
          <table:table-cell office:value-type="float" office:value="4.177455" calcext:value-type="float">
            <text:p>4.177455</text:p>
          </table:table-cell>
          <table:table-cell office:value-type="float" office:value="1.962767" calcext:value-type="float">
            <text:p>1.962767</text:p>
          </table:table-cell>
          <table:table-cell office:value-type="float" office:value="1.962253" calcext:value-type="float">
            <text:p>1.962253</text:p>
          </table:table-cell>
          <table:table-cell office:value-type="float" office:value="4.165412" calcext:value-type="float">
            <text:p>4.165412</text:p>
          </table:table-cell>
          <table:table-cell office:value-type="float" office:value="6.873803" calcext:value-type="float">
            <text:p>6.873803</text:p>
          </table:table-cell>
          <table:table-cell office:value-type="float" office:value="7.233374" calcext:value-type="float">
            <text:p>7.233374</text:p>
          </table:table-cell>
          <table:table-cell office:value-type="float" office:value="7.765985" calcext:value-type="float">
            <text:p>7.765985</text:p>
          </table:table-cell>
          <table:table-cell office:value-type="float" office:value="8.324932" calcext:value-type="float">
            <text:p>8.324932</text:p>
          </table:table-cell>
          <table:table-cell office:value-type="float" office:value="9.398046" calcext:value-type="float">
            <text:p>9.398046</text:p>
          </table:table-cell>
          <table:table-cell office:value-type="float" office:value="9.893381" calcext:value-type="float">
            <text:p>9.893381</text:p>
          </table:table-cell>
          <table:table-cell office:value-type="float" office:value="0" calcext:value-type="float">
            <text:p>0</text:p>
          </table:table-cell>
          <table:table-cell office:value-type="float" office:value="0.05594771" calcext:value-type="float">
            <text:p>0.05594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5159" calcext:value-type="float">
            <text:p>3.23515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1.447211" calcext:value-type="float">
            <text:p>1.447211</text:p>
          </table:table-cell>
          <table:table-cell office:value-type="float" office:value="135.8723" calcext:value-type="float">
            <text:p>135.8723</text:p>
          </table:table-cell>
          <table:table-cell office:value-type="float" office:value="5" calcext:value-type="float">
            <text:p>5</text:p>
          </table:table-cell>
          <table:table-cell office:value-type="float" office:value="-3.665648" calcext:value-type="float">
            <text:p>-3.665648</text:p>
          </table:table-cell>
          <table:table-cell office:value-type="float" office:value="31.36423" calcext:value-type="float">
            <text:p>31.36423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02497" calcext:value-type="float">
            <text:p>0.01102497</text:p>
          </table:table-cell>
          <table:table-cell office:value-type="float" office:value="1172.778" calcext:value-type="float">
            <text:p>1172.778</text:p>
          </table:table-cell>
          <table:table-cell office:value-type="float" office:value="1.354813" calcext:value-type="float">
            <text:p>1.354813</text:p>
          </table:table-cell>
          <table:table-cell office:value-type="float" office:value="0" calcext:value-type="float">
            <text:p>0</text:p>
          </table:table-cell>
          <table:table-cell office:value-type="float" office:value="0.09855033" calcext:value-type="float">
            <text:p>0.09855033</text:p>
          </table:table-cell>
          <table:table-cell office:value-type="float" office:value="0.1392107" calcext:value-type="float">
            <text:p>0.1392107</text:p>
          </table:table-cell>
          <table:table-cell office:value-type="float" office:value="0.2180796" calcext:value-type="float">
            <text:p>0.2180796</text:p>
          </table:table-cell>
          <table:table-cell office:value-type="float" office:value="0.05902237" calcext:value-type="float">
            <text:p>0.05902237</text:p>
          </table:table-cell>
          <table:table-cell office:value-type="float" office:value="0.04159076" calcext:value-type="float">
            <text:p>0.04159076</text:p>
          </table:table-cell>
          <table:table-cell office:value-type="float" office:value="0.02537151" calcext:value-type="float">
            <text:p>0.02537151</text:p>
          </table:table-cell>
          <table:table-cell office:value-type="float" office:value="0.02747293" calcext:value-type="float">
            <text:p>0.02747293</text:p>
          </table:table-cell>
          <table:table-cell office:value-type="float" office:value="0.07216837" calcext:value-type="float">
            <text:p>0.07216837</text:p>
          </table:table-cell>
          <table:table-cell office:value-type="float" office:value="0.1356302" calcext:value-type="float">
            <text:p>0.1356302</text:p>
          </table:table-cell>
          <table:table-cell office:value-type="float" office:value="0.1381247" calcext:value-type="float">
            <text:p>0.1381247</text:p>
          </table:table-cell>
          <table:table-cell office:value-type="float" office:value="0.1426125" calcext:value-type="float">
            <text:p>0.1426125</text:p>
          </table:table-cell>
          <table:table-cell office:value-type="float" office:value="0.1492681" calcext:value-type="float">
            <text:p>0.1492681</text:p>
          </table:table-cell>
          <table:table-cell office:value-type="float" office:value="0.1596421" calcext:value-type="float">
            <text:p>0.1596421</text:p>
          </table:table-cell>
          <table:table-cell office:value-type="float" office:value="0.1647307" calcext:value-type="float">
            <text:p>0.1647307</text:p>
          </table:table-cell>
          <table:table-cell office:value-type="float" office:value="0" calcext:value-type="float">
            <text:p>0</text:p>
          </table:table-cell>
          <table:table-cell office:value-type="float" office:value="19.83505" calcext:value-type="float">
            <text:p>19.83505</text:p>
          </table:table-cell>
          <table:table-cell office:value-type="float" office:value="18.29677" calcext:value-type="float">
            <text:p>18.29677</text:p>
          </table:table-cell>
          <table:table-cell office:value-type="float" office:value="32.65451" calcext:value-type="float">
            <text:p>32.65451</text:p>
          </table:table-cell>
          <table:table-cell office:value-type="float" office:value="5.445709" calcext:value-type="float">
            <text:p>5.445709</text:p>
          </table:table-cell>
          <table:table-cell office:value-type="float" office:value="4.179583" calcext:value-type="float">
            <text:p>4.179583</text:p>
          </table:table-cell>
          <table:table-cell office:value-type="float" office:value="1.96435" calcext:value-type="float">
            <text:p>1.96435</text:p>
          </table:table-cell>
          <table:table-cell office:value-type="float" office:value="1.964262" calcext:value-type="float">
            <text:p>1.964262</text:p>
          </table:table-cell>
          <table:table-cell office:value-type="float" office:value="4.170492" calcext:value-type="float">
            <text:p>4.170492</text:p>
          </table:table-cell>
          <table:table-cell office:value-type="float" office:value="6.880705" calcext:value-type="float">
            <text:p>6.880705</text:p>
          </table:table-cell>
          <table:table-cell office:value-type="float" office:value="7.239904" calcext:value-type="float">
            <text:p>7.239904</text:p>
          </table:table-cell>
          <table:table-cell office:value-type="float" office:value="7.772321" calcext:value-type="float">
            <text:p>7.772321</text:p>
          </table:table-cell>
          <table:table-cell office:value-type="float" office:value="8.330902" calcext:value-type="float">
            <text:p>8.330902</text:p>
          </table:table-cell>
          <table:table-cell office:value-type="float" office:value="9.402854" calcext:value-type="float">
            <text:p>9.402854</text:p>
          </table:table-cell>
          <table:table-cell office:value-type="float" office:value="9.898212" calcext:value-type="float">
            <text:p>9.898212</text:p>
          </table:table-cell>
          <table:table-cell office:value-type="float" office:value="0" calcext:value-type="float">
            <text:p>0</text:p>
          </table:table-cell>
          <table:table-cell office:value-type="float" office:value="0.1483985" calcext:value-type="float">
            <text:p>0.1483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968" calcext:value-type="float">
            <text:p>3.239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1.445846" calcext:value-type="float">
            <text:p>1.445846</text:p>
          </table:table-cell>
          <table:table-cell office:value-type="float" office:value="135.8697" calcext:value-type="float">
            <text:p>135.8697</text:p>
          </table:table-cell>
          <table:table-cell office:value-type="float" office:value="5" calcext:value-type="float">
            <text:p>5</text:p>
          </table:table-cell>
          <table:table-cell office:value-type="float" office:value="-3.664633" calcext:value-type="float">
            <text:p>-3.664633</text:p>
          </table:table-cell>
          <table:table-cell office:value-type="float" office:value="31.38309" calcext:value-type="float">
            <text:p>31.38309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02497" calcext:value-type="float">
            <text:p>0.01102497</text:p>
          </table:table-cell>
          <table:table-cell office:value-type="float" office:value="1172.764" calcext:value-type="float">
            <text:p>1172.764</text:p>
          </table:table-cell>
          <table:table-cell office:value-type="float" office:value="1.355573" calcext:value-type="float">
            <text:p>1.355573</text:p>
          </table:table-cell>
          <table:table-cell office:value-type="float" office:value="0" calcext:value-type="float">
            <text:p>0</text:p>
          </table:table-cell>
          <table:table-cell office:value-type="float" office:value="0.1054502" calcext:value-type="float">
            <text:p>0.1054502</text:p>
          </table:table-cell>
          <table:table-cell office:value-type="float" office:value="0.1544736" calcext:value-type="float">
            <text:p>0.1544736</text:p>
          </table:table-cell>
          <table:table-cell office:value-type="float" office:value="0.2322497" calcext:value-type="float">
            <text:p>0.2322497</text:p>
          </table:table-cell>
          <table:table-cell office:value-type="float" office:value="0.08558764" calcext:value-type="float">
            <text:p>0.08558764</text:p>
          </table:table-cell>
          <table:table-cell office:value-type="float" office:value="0.04652578" calcext:value-type="float">
            <text:p>0.04652578</text:p>
          </table:table-cell>
          <table:table-cell office:value-type="float" office:value="0.02485287" calcext:value-type="float">
            <text:p>0.02485287</text:p>
          </table:table-cell>
          <table:table-cell office:value-type="float" office:value="0.02906458" calcext:value-type="float">
            <text:p>0.02906458</text:p>
          </table:table-cell>
          <table:table-cell office:value-type="float" office:value="0.07178775" calcext:value-type="float">
            <text:p>0.07178775</text:p>
          </table:table-cell>
          <table:table-cell office:value-type="float" office:value="0.1356277" calcext:value-type="float">
            <text:p>0.1356277</text:p>
          </table:table-cell>
          <table:table-cell office:value-type="float" office:value="0.1381854" calcext:value-type="float">
            <text:p>0.1381854</text:p>
          </table:table-cell>
          <table:table-cell office:value-type="float" office:value="0.142677" calcext:value-type="float">
            <text:p>0.142677</text:p>
          </table:table-cell>
          <table:table-cell office:value-type="float" office:value="0.1493245" calcext:value-type="float">
            <text:p>0.1493245</text:p>
          </table:table-cell>
          <table:table-cell office:value-type="float" office:value="0.1596942" calcext:value-type="float">
            <text:p>0.1596942</text:p>
          </table:table-cell>
          <table:table-cell office:value-type="float" office:value="0.164783" calcext:value-type="float">
            <text:p>0.164783</text:p>
          </table:table-cell>
          <table:table-cell office:value-type="float" office:value="0" calcext:value-type="float">
            <text:p>0</text:p>
          </table:table-cell>
          <table:table-cell office:value-type="float" office:value="19.80679" calcext:value-type="float">
            <text:p>19.80679</text:p>
          </table:table-cell>
          <table:table-cell office:value-type="float" office:value="18.28825" calcext:value-type="float">
            <text:p>18.28825</text:p>
          </table:table-cell>
          <table:table-cell office:value-type="float" office:value="32.6181" calcext:value-type="float">
            <text:p>32.6181</text:p>
          </table:table-cell>
          <table:table-cell office:value-type="float" office:value="5.455971" calcext:value-type="float">
            <text:p>5.455971</text:p>
          </table:table-cell>
          <table:table-cell office:value-type="float" office:value="4.181791" calcext:value-type="float">
            <text:p>4.181791</text:p>
          </table:table-cell>
          <table:table-cell office:value-type="float" office:value="1.965795" calcext:value-type="float">
            <text:p>1.965795</text:p>
          </table:table-cell>
          <table:table-cell office:value-type="float" office:value="1.966226" calcext:value-type="float">
            <text:p>1.966226</text:p>
          </table:table-cell>
          <table:table-cell office:value-type="float" office:value="4.175493" calcext:value-type="float">
            <text:p>4.175493</text:p>
          </table:table-cell>
          <table:table-cell office:value-type="float" office:value="6.887575" calcext:value-type="float">
            <text:p>6.887575</text:p>
          </table:table-cell>
          <table:table-cell office:value-type="float" office:value="7.246437" calcext:value-type="float">
            <text:p>7.246437</text:p>
          </table:table-cell>
          <table:table-cell office:value-type="float" office:value="7.778656" calcext:value-type="float">
            <text:p>7.778656</text:p>
          </table:table-cell>
          <table:table-cell office:value-type="float" office:value="8.336871" calcext:value-type="float">
            <text:p>8.336871</text:p>
          </table:table-cell>
          <table:table-cell office:value-type="float" office:value="9.40766" calcext:value-type="float">
            <text:p>9.40766</text:p>
          </table:table-cell>
          <table:table-cell office:value-type="float" office:value="9.903044" calcext:value-type="float">
            <text:p>9.903044</text:p>
          </table:table-cell>
          <table:table-cell office:value-type="float" office:value="0" calcext:value-type="float">
            <text:p>0</text:p>
          </table:table-cell>
          <table:table-cell office:value-type="float" office:value="0.08454286" calcext:value-type="float">
            <text:p>0.0845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4102" calcext:value-type="float">
            <text:p>3.24410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1.44472" calcext:value-type="float">
            <text:p>1.44472</text:p>
          </table:table-cell>
          <table:table-cell office:value-type="float" office:value="135.8671" calcext:value-type="float">
            <text:p>135.8671</text:p>
          </table:table-cell>
          <table:table-cell office:value-type="float" office:value="5" calcext:value-type="float">
            <text:p>5</text:p>
          </table:table-cell>
          <table:table-cell office:value-type="float" office:value="-3.663631" calcext:value-type="float">
            <text:p>-3.663631</text:p>
          </table:table-cell>
          <table:table-cell office:value-type="float" office:value="31.40262" calcext:value-type="float">
            <text:p>31.40262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02497" calcext:value-type="float">
            <text:p>0.01102497</text:p>
          </table:table-cell>
          <table:table-cell office:value-type="float" office:value="1172.75" calcext:value-type="float">
            <text:p>1172.75</text:p>
          </table:table-cell>
          <table:table-cell office:value-type="float" office:value="1.355991" calcext:value-type="float">
            <text:p>1.355991</text:p>
          </table:table-cell>
          <table:table-cell office:value-type="float" office:value="0" calcext:value-type="float">
            <text:p>0</text:p>
          </table:table-cell>
          <table:table-cell office:value-type="float" office:value="0.1089415" calcext:value-type="float">
            <text:p>0.1089415</text:p>
          </table:table-cell>
          <table:table-cell office:value-type="float" office:value="0.1561441" calcext:value-type="float">
            <text:p>0.1561441</text:p>
          </table:table-cell>
          <table:table-cell office:value-type="float" office:value="0.244315" calcext:value-type="float">
            <text:p>0.244315</text:p>
          </table:table-cell>
          <table:table-cell office:value-type="float" office:value="0.05557482" calcext:value-type="float">
            <text:p>0.05557482</text:p>
          </table:table-cell>
          <table:table-cell office:value-type="float" office:value="0.03732012" calcext:value-type="float">
            <text:p>0.03732012</text:p>
          </table:table-cell>
          <table:table-cell office:value-type="float" office:value="0.02437143" calcext:value-type="float">
            <text:p>0.02437143</text:p>
          </table:table-cell>
          <table:table-cell office:value-type="float" office:value="0.02930807" calcext:value-type="float">
            <text:p>0.02930807</text:p>
          </table:table-cell>
          <table:table-cell office:value-type="float" office:value="0.07173038" calcext:value-type="float">
            <text:p>0.07173038</text:p>
          </table:table-cell>
          <table:table-cell office:value-type="float" office:value="0.1356047" calcext:value-type="float">
            <text:p>0.1356047</text:p>
          </table:table-cell>
          <table:table-cell office:value-type="float" office:value="0.1382394" calcext:value-type="float">
            <text:p>0.1382394</text:p>
          </table:table-cell>
          <table:table-cell office:value-type="float" office:value="0.1427424" calcext:value-type="float">
            <text:p>0.1427424</text:p>
          </table:table-cell>
          <table:table-cell office:value-type="float" office:value="0.1493812" calcext:value-type="float">
            <text:p>0.1493812</text:p>
          </table:table-cell>
          <table:table-cell office:value-type="float" office:value="0.1597462" calcext:value-type="float">
            <text:p>0.1597462</text:p>
          </table:table-cell>
          <table:table-cell office:value-type="float" office:value="0.1648353" calcext:value-type="float">
            <text:p>0.1648353</text:p>
          </table:table-cell>
          <table:table-cell office:value-type="float" office:value="0" calcext:value-type="float">
            <text:p>0</text:p>
          </table:table-cell>
          <table:table-cell office:value-type="float" office:value="19.78468" calcext:value-type="float">
            <text:p>19.78468</text:p>
          </table:table-cell>
          <table:table-cell office:value-type="float" office:value="18.28376" calcext:value-type="float">
            <text:p>18.28376</text:p>
          </table:table-cell>
          <table:table-cell office:value-type="float" office:value="32.5916" calcext:value-type="float">
            <text:p>32.5916</text:p>
          </table:table-cell>
          <table:table-cell office:value-type="float" office:value="5.465821" calcext:value-type="float">
            <text:p>5.465821</text:p>
          </table:table-cell>
          <table:table-cell office:value-type="float" office:value="4.184263" calcext:value-type="float">
            <text:p>4.184263</text:p>
          </table:table-cell>
          <table:table-cell office:value-type="float" office:value="1.967201" calcext:value-type="float">
            <text:p>1.967201</text:p>
          </table:table-cell>
          <table:table-cell office:value-type="float" office:value="1.968268" calcext:value-type="float">
            <text:p>1.968268</text:p>
          </table:table-cell>
          <table:table-cell office:value-type="float" office:value="4.180474" calcext:value-type="float">
            <text:p>4.180474</text:p>
          </table:table-cell>
          <table:table-cell office:value-type="float" office:value="6.894432" calcext:value-type="float">
            <text:p>6.894432</text:p>
          </table:table-cell>
          <table:table-cell office:value-type="float" office:value="7.252967" calcext:value-type="float">
            <text:p>7.252967</text:p>
          </table:table-cell>
          <table:table-cell office:value-type="float" office:value="7.784991" calcext:value-type="float">
            <text:p>7.784991</text:p>
          </table:table-cell>
          <table:table-cell office:value-type="float" office:value="8.342841" calcext:value-type="float">
            <text:p>8.342841</text:p>
          </table:table-cell>
          <table:table-cell office:value-type="float" office:value="9.412418" calcext:value-type="float">
            <text:p>9.412418</text:p>
          </table:table-cell>
          <table:table-cell office:value-type="float" office:value="9.907876" calcext:value-type="float">
            <text:p>9.907876</text:p>
          </table:table-cell>
          <table:table-cell office:value-type="float" office:value="0" calcext:value-type="float">
            <text:p>0</text:p>
          </table:table-cell>
          <table:table-cell office:value-type="float" office:value="0.0745138" calcext:value-type="float">
            <text:p>0.0745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8196" calcext:value-type="float">
            <text:p>3.24819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1.443852" calcext:value-type="float">
            <text:p>1.443852</text:p>
          </table:table-cell>
          <table:table-cell office:value-type="float" office:value="135.8647" calcext:value-type="float">
            <text:p>135.8647</text:p>
          </table:table-cell>
          <table:table-cell office:value-type="float" office:value="5" calcext:value-type="float">
            <text:p>5</text:p>
          </table:table-cell>
          <table:table-cell office:value-type="float" office:value="-3.662625" calcext:value-type="float">
            <text:p>-3.662625</text:p>
          </table:table-cell>
          <table:table-cell office:value-type="float" office:value="31.42175" calcext:value-type="float">
            <text:p>31.42175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102497" calcext:value-type="float">
            <text:p>0.01102497</text:p>
          </table:table-cell>
          <table:table-cell office:value-type="float" office:value="1172.736" calcext:value-type="float">
            <text:p>1172.736</text:p>
          </table:table-cell>
          <table:table-cell office:value-type="float" office:value="1.35614" calcext:value-type="float">
            <text:p>1.35614</text:p>
          </table:table-cell>
          <table:table-cell office:value-type="float" office:value="0" calcext:value-type="float">
            <text:p>0</text:p>
          </table:table-cell>
          <table:table-cell office:value-type="float" office:value="0.1178784" calcext:value-type="float">
            <text:p>0.1178784</text:p>
          </table:table-cell>
          <table:table-cell office:value-type="float" office:value="0.1493466" calcext:value-type="float">
            <text:p>0.1493466</text:p>
          </table:table-cell>
          <table:table-cell office:value-type="float" office:value="0.2412512" calcext:value-type="float">
            <text:p>0.2412512</text:p>
          </table:table-cell>
          <table:table-cell office:value-type="float" office:value="0.0481899" calcext:value-type="float">
            <text:p>0.0481899</text:p>
          </table:table-cell>
          <table:table-cell office:value-type="float" office:value="0.03431147" calcext:value-type="float">
            <text:p>0.03431147</text:p>
          </table:table-cell>
          <table:table-cell office:value-type="float" office:value="0.02367917" calcext:value-type="float">
            <text:p>0.02367917</text:p>
          </table:table-cell>
          <table:table-cell office:value-type="float" office:value="0.02920457" calcext:value-type="float">
            <text:p>0.02920457</text:p>
          </table:table-cell>
          <table:table-cell office:value-type="float" office:value="0.07167531" calcext:value-type="float">
            <text:p>0.07167531</text:p>
          </table:table-cell>
          <table:table-cell office:value-type="float" office:value="0.1355799" calcext:value-type="float">
            <text:p>0.1355799</text:p>
          </table:table-cell>
          <table:table-cell office:value-type="float" office:value="0.1382875" calcext:value-type="float">
            <text:p>0.1382875</text:p>
          </table:table-cell>
          <table:table-cell office:value-type="float" office:value="0.1428065" calcext:value-type="float">
            <text:p>0.1428065</text:p>
          </table:table-cell>
          <table:table-cell office:value-type="float" office:value="0.1494377" calcext:value-type="float">
            <text:p>0.1494377</text:p>
          </table:table-cell>
          <table:table-cell office:value-type="float" office:value="0.1597976" calcext:value-type="float">
            <text:p>0.1597976</text:p>
          </table:table-cell>
          <table:table-cell office:value-type="float" office:value="0.1648875" calcext:value-type="float">
            <text:p>0.1648875</text:p>
          </table:table-cell>
          <table:table-cell office:value-type="float" office:value="0" calcext:value-type="float">
            <text:p>0</text:p>
          </table:table-cell>
          <table:table-cell office:value-type="float" office:value="19.7654" calcext:value-type="float">
            <text:p>19.7654</text:p>
          </table:table-cell>
          <table:table-cell office:value-type="float" office:value="18.27875" calcext:value-type="float">
            <text:p>18.27875</text:p>
          </table:table-cell>
          <table:table-cell office:value-type="float" office:value="32.568" calcext:value-type="float">
            <text:p>32.568</text:p>
          </table:table-cell>
          <table:table-cell office:value-type="float" office:value="5.467288" calcext:value-type="float">
            <text:p>5.467288</text:p>
          </table:table-cell>
          <table:table-cell office:value-type="float" office:value="4.184103" calcext:value-type="float">
            <text:p>4.184103</text:p>
          </table:table-cell>
          <table:table-cell office:value-type="float" office:value="1.968523" calcext:value-type="float">
            <text:p>1.968523</text:p>
          </table:table-cell>
          <table:table-cell office:value-type="float" office:value="1.970267" calcext:value-type="float">
            <text:p>1.970267</text:p>
          </table:table-cell>
          <table:table-cell office:value-type="float" office:value="4.185431" calcext:value-type="float">
            <text:p>4.185431</text:p>
          </table:table-cell>
          <table:table-cell office:value-type="float" office:value="6.901268" calcext:value-type="float">
            <text:p>6.901268</text:p>
          </table:table-cell>
          <table:table-cell office:value-type="float" office:value="7.259496" calcext:value-type="float">
            <text:p>7.259496</text:p>
          </table:table-cell>
          <table:table-cell office:value-type="float" office:value="7.791294" calcext:value-type="float">
            <text:p>7.791294</text:p>
          </table:table-cell>
          <table:table-cell office:value-type="float" office:value="8.348811" calcext:value-type="float">
            <text:p>8.348811</text:p>
          </table:table-cell>
          <table:table-cell office:value-type="float" office:value="9.417148" calcext:value-type="float">
            <text:p>9.417148</text:p>
          </table:table-cell>
          <table:table-cell office:value-type="float" office:value="9.912707" calcext:value-type="float">
            <text:p>9.912707</text:p>
          </table:table-cell>
          <table:table-cell office:value-type="float" office:value="0" calcext:value-type="float">
            <text:p>0</text:p>
          </table:table-cell>
          <table:table-cell office:value-type="float" office:value="0.1326119" calcext:value-type="float">
            <text:p>0.1326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1861" calcext:value-type="float">
            <text:p>3.2518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1.443083" calcext:value-type="float">
            <text:p>1.443083</text:p>
          </table:table-cell>
          <table:table-cell office:value-type="float" office:value="135.8626" calcext:value-type="float">
            <text:p>135.8626</text:p>
          </table:table-cell>
          <table:table-cell office:value-type="float" office:value="5" calcext:value-type="float">
            <text:p>5</text:p>
          </table:table-cell>
          <table:table-cell office:value-type="float" office:value="-3.661631" calcext:value-type="float">
            <text:p>-3.661631</text:p>
          </table:table-cell>
          <table:table-cell office:value-type="float" office:value="31.44055" calcext:value-type="float">
            <text:p>31.44055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97309" calcext:value-type="float">
            <text:p>0.01097309</text:p>
          </table:table-cell>
          <table:table-cell office:value-type="float" office:value="1172.722" calcext:value-type="float">
            <text:p>1172.722</text:p>
          </table:table-cell>
          <table:table-cell office:value-type="float" office:value="1.356371" calcext:value-type="float">
            <text:p>1.356371</text:p>
          </table:table-cell>
          <table:table-cell office:value-type="float" office:value="0" calcext:value-type="float">
            <text:p>0</text:p>
          </table:table-cell>
          <table:table-cell office:value-type="float" office:value="0.1024475" calcext:value-type="float">
            <text:p>0.1024475</text:p>
          </table:table-cell>
          <table:table-cell office:value-type="float" office:value="0.152363" calcext:value-type="float">
            <text:p>0.152363</text:p>
          </table:table-cell>
          <table:table-cell office:value-type="float" office:value="0.242755" calcext:value-type="float">
            <text:p>0.242755</text:p>
          </table:table-cell>
          <table:table-cell office:value-type="float" office:value="0.04563086" calcext:value-type="float">
            <text:p>0.04563086</text:p>
          </table:table-cell>
          <table:table-cell office:value-type="float" office:value="0.03357282" calcext:value-type="float">
            <text:p>0.03357282</text:p>
          </table:table-cell>
          <table:table-cell office:value-type="float" office:value="0.02297991" calcext:value-type="float">
            <text:p>0.02297991</text:p>
          </table:table-cell>
          <table:table-cell office:value-type="float" office:value="0.02898246" calcext:value-type="float">
            <text:p>0.02898246</text:p>
          </table:table-cell>
          <table:table-cell office:value-type="float" office:value="0.07152866" calcext:value-type="float">
            <text:p>0.07152866</text:p>
          </table:table-cell>
          <table:table-cell office:value-type="float" office:value="0.1355505" calcext:value-type="float">
            <text:p>0.1355505</text:p>
          </table:table-cell>
          <table:table-cell office:value-type="float" office:value="0.1383315" calcext:value-type="float">
            <text:p>0.1383315</text:p>
          </table:table-cell>
          <table:table-cell office:value-type="float" office:value="0.14287" calcext:value-type="float">
            <text:p>0.14287</text:p>
          </table:table-cell>
          <table:table-cell office:value-type="float" office:value="0.1494966" calcext:value-type="float">
            <text:p>0.1494966</text:p>
          </table:table-cell>
          <table:table-cell office:value-type="float" office:value="0.1598968" calcext:value-type="float">
            <text:p>0.1598968</text:p>
          </table:table-cell>
          <table:table-cell office:value-type="float" office:value="0.1649276" calcext:value-type="float">
            <text:p>0.1649276</text:p>
          </table:table-cell>
          <table:table-cell office:value-type="float" office:value="0" calcext:value-type="float">
            <text:p>0</text:p>
          </table:table-cell>
          <table:table-cell office:value-type="float" office:value="19.74558" calcext:value-type="float">
            <text:p>19.74558</text:p>
          </table:table-cell>
          <table:table-cell office:value-type="float" office:value="18.27175" calcext:value-type="float">
            <text:p>18.27175</text:p>
          </table:table-cell>
          <table:table-cell office:value-type="float" office:value="32.54338" calcext:value-type="float">
            <text:p>32.54338</text:p>
          </table:table-cell>
          <table:table-cell office:value-type="float" office:value="5.467114" calcext:value-type="float">
            <text:p>5.467114</text:p>
          </table:table-cell>
          <table:table-cell office:value-type="float" office:value="4.183169" calcext:value-type="float">
            <text:p>4.183169</text:p>
          </table:table-cell>
          <table:table-cell office:value-type="float" office:value="1.969716" calcext:value-type="float">
            <text:p>1.969716</text:p>
          </table:table-cell>
          <table:table-cell office:value-type="float" office:value="1.9722" calcext:value-type="float">
            <text:p>1.9722</text:p>
          </table:table-cell>
          <table:table-cell office:value-type="float" office:value="4.190351" calcext:value-type="float">
            <text:p>4.190351</text:p>
          </table:table-cell>
          <table:table-cell office:value-type="float" office:value="6.908079" calcext:value-type="float">
            <text:p>6.908079</text:p>
          </table:table-cell>
          <table:table-cell office:value-type="float" office:value="7.266003" calcext:value-type="float">
            <text:p>7.266003</text:p>
          </table:table-cell>
          <table:table-cell office:value-type="float" office:value="7.797572" calcext:value-type="float">
            <text:p>7.797572</text:p>
          </table:table-cell>
          <table:table-cell office:value-type="float" office:value="8.354776" calcext:value-type="float">
            <text:p>8.354776</text:p>
          </table:table-cell>
          <table:table-cell office:value-type="float" office:value="9.421904" calcext:value-type="float">
            <text:p>9.421904</text:p>
          </table:table-cell>
          <table:table-cell office:value-type="float" office:value="9.917511" calcext:value-type="float">
            <text:p>9.917511</text:p>
          </table:table-cell>
          <table:table-cell office:value-type="float" office:value="0" calcext:value-type="float">
            <text:p>0</text:p>
          </table:table-cell>
          <table:table-cell office:value-type="float" office:value="0.06535408" calcext:value-type="float">
            <text:p>0.0653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5252" calcext:value-type="float">
            <text:p>3.2552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1.441643" calcext:value-type="float">
            <text:p>1.441643</text:p>
          </table:table-cell>
          <table:table-cell office:value-type="float" office:value="135.8602" calcext:value-type="float">
            <text:p>135.8602</text:p>
          </table:table-cell>
          <table:table-cell office:value-type="float" office:value="5" calcext:value-type="float">
            <text:p>5</text:p>
          </table:table-cell>
          <table:table-cell office:value-type="float" office:value="-3.660677" calcext:value-type="float">
            <text:p>-3.660677</text:p>
          </table:table-cell>
          <table:table-cell office:value-type="float" office:value="31.45962" calcext:value-type="float">
            <text:p>31.45962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84116" calcext:value-type="float">
            <text:p>0.01084116</text:p>
          </table:table-cell>
          <table:table-cell office:value-type="float" office:value="1172.708" calcext:value-type="float">
            <text:p>1172.708</text:p>
          </table:table-cell>
          <table:table-cell office:value-type="float" office:value="1.357249" calcext:value-type="float">
            <text:p>1.357249</text:p>
          </table:table-cell>
          <table:table-cell office:value-type="float" office:value="0" calcext:value-type="float">
            <text:p>0</text:p>
          </table:table-cell>
          <table:table-cell office:value-type="float" office:value="0.0786285" calcext:value-type="float">
            <text:p>0.0786285</text:p>
          </table:table-cell>
          <table:table-cell office:value-type="float" office:value="0.1699137" calcext:value-type="float">
            <text:p>0.1699137</text:p>
          </table:table-cell>
          <table:table-cell office:value-type="float" office:value="0.2562238" calcext:value-type="float">
            <text:p>0.2562238</text:p>
          </table:table-cell>
          <table:table-cell office:value-type="float" office:value="0.04784075" calcext:value-type="float">
            <text:p>0.04784075</text:p>
          </table:table-cell>
          <table:table-cell office:value-type="float" office:value="0.03507758" calcext:value-type="float">
            <text:p>0.03507758</text:p>
          </table:table-cell>
          <table:table-cell office:value-type="float" office:value="0.02323602" calcext:value-type="float">
            <text:p>0.02323602</text:p>
          </table:table-cell>
          <table:table-cell office:value-type="float" office:value="0.02905975" calcext:value-type="float">
            <text:p>0.02905975</text:p>
          </table:table-cell>
          <table:table-cell office:value-type="float" office:value="0.07144892" calcext:value-type="float">
            <text:p>0.07144892</text:p>
          </table:table-cell>
          <table:table-cell office:value-type="float" office:value="0.1355229" calcext:value-type="float">
            <text:p>0.1355229</text:p>
          </table:table-cell>
          <table:table-cell office:value-type="float" office:value="0.1383718" calcext:value-type="float">
            <text:p>0.1383718</text:p>
          </table:table-cell>
          <table:table-cell office:value-type="float" office:value="0.142934" calcext:value-type="float">
            <text:p>0.142934</text:p>
          </table:table-cell>
          <table:table-cell office:value-type="float" office:value="0.1495541" calcext:value-type="float">
            <text:p>0.1495541</text:p>
          </table:table-cell>
          <table:table-cell office:value-type="float" office:value="0.1599154" calcext:value-type="float">
            <text:p>0.1599154</text:p>
          </table:table-cell>
          <table:table-cell office:value-type="float" office:value="0.164988" calcext:value-type="float">
            <text:p>0.164988</text:p>
          </table:table-cell>
          <table:table-cell office:value-type="float" office:value="0" calcext:value-type="float">
            <text:p>0</text:p>
          </table:table-cell>
          <table:table-cell office:value-type="float" office:value="19.71977" calcext:value-type="float">
            <text:p>19.71977</text:p>
          </table:table-cell>
          <table:table-cell office:value-type="float" office:value="18.2696" calcext:value-type="float">
            <text:p>18.2696</text:p>
          </table:table-cell>
          <table:table-cell office:value-type="float" office:value="32.5225" calcext:value-type="float">
            <text:p>32.5225</text:p>
          </table:table-cell>
          <table:table-cell office:value-type="float" office:value="5.466838" calcext:value-type="float">
            <text:p>5.466838</text:p>
          </table:table-cell>
          <table:table-cell office:value-type="float" office:value="4.182424" calcext:value-type="float">
            <text:p>4.182424</text:p>
          </table:table-cell>
          <table:table-cell office:value-type="float" office:value="1.970893" calcext:value-type="float">
            <text:p>1.970893</text:p>
          </table:table-cell>
          <table:table-cell office:value-type="float" office:value="1.97411" calcext:value-type="float">
            <text:p>1.97411</text:p>
          </table:table-cell>
          <table:table-cell office:value-type="float" office:value="4.195224" calcext:value-type="float">
            <text:p>4.195224</text:p>
          </table:table-cell>
          <table:table-cell office:value-type="float" office:value="6.914873" calcext:value-type="float">
            <text:p>6.914873</text:p>
          </table:table-cell>
          <table:table-cell office:value-type="float" office:value="7.272457" calcext:value-type="float">
            <text:p>7.272457</text:p>
          </table:table-cell>
          <table:table-cell office:value-type="float" office:value="7.803851" calcext:value-type="float">
            <text:p>7.803851</text:p>
          </table:table-cell>
          <table:table-cell office:value-type="float" office:value="8.36075" calcext:value-type="float">
            <text:p>8.36075</text:p>
          </table:table-cell>
          <table:table-cell office:value-type="float" office:value="9.426711" calcext:value-type="float">
            <text:p>9.426711</text:p>
          </table:table-cell>
          <table:table-cell office:value-type="float" office:value="9.922266" calcext:value-type="float">
            <text:p>9.922266</text:p>
          </table:table-cell>
          <table:table-cell office:value-type="float" office:value="0" calcext:value-type="float">
            <text:p>0</text:p>
          </table:table-cell>
          <table:table-cell office:value-type="float" office:value="0.03818607" calcext:value-type="float">
            <text:p>0.03818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9475" calcext:value-type="float">
            <text:p>3.25947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1.439594" calcext:value-type="float">
            <text:p>1.439594</text:p>
          </table:table-cell>
          <table:table-cell office:value-type="float" office:value="135.8575" calcext:value-type="float">
            <text:p>135.8575</text:p>
          </table:table-cell>
          <table:table-cell office:value-type="float" office:value="5" calcext:value-type="float">
            <text:p>5</text:p>
          </table:table-cell>
          <table:table-cell office:value-type="float" office:value="-3.659768" calcext:value-type="float">
            <text:p>-3.659768</text:p>
          </table:table-cell>
          <table:table-cell office:value-type="float" office:value="31.47934" calcext:value-type="float">
            <text:p>31.47934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82498" calcext:value-type="float">
            <text:p>0.01082498</text:p>
          </table:table-cell>
          <table:table-cell office:value-type="float" office:value="1172.694" calcext:value-type="float">
            <text:p>1172.694</text:p>
          </table:table-cell>
          <table:table-cell office:value-type="float" office:value="1.357736" calcext:value-type="float">
            <text:p>1.357736</text:p>
          </table:table-cell>
          <table:table-cell office:value-type="float" office:value="0" calcext:value-type="float">
            <text:p>0</text:p>
          </table:table-cell>
          <table:table-cell office:value-type="float" office:value="0.1394792" calcext:value-type="float">
            <text:p>0.1394792</text:p>
          </table:table-cell>
          <table:table-cell office:value-type="float" office:value="0.1781653" calcext:value-type="float">
            <text:p>0.1781653</text:p>
          </table:table-cell>
          <table:table-cell office:value-type="float" office:value="0.2653826" calcext:value-type="float">
            <text:p>0.2653826</text:p>
          </table:table-cell>
          <table:table-cell office:value-type="float" office:value="0.05050201" calcext:value-type="float">
            <text:p>0.05050201</text:p>
          </table:table-cell>
          <table:table-cell office:value-type="float" office:value="0.0366629" calcext:value-type="float">
            <text:p>0.0366629</text:p>
          </table:table-cell>
          <table:table-cell office:value-type="float" office:value="0.02378797" calcext:value-type="float">
            <text:p>0.02378797</text:p>
          </table:table-cell>
          <table:table-cell office:value-type="float" office:value="0.02933093" calcext:value-type="float">
            <text:p>0.02933093</text:p>
          </table:table-cell>
          <table:table-cell office:value-type="float" office:value="0.07154187" calcext:value-type="float">
            <text:p>0.07154187</text:p>
          </table:table-cell>
          <table:table-cell office:value-type="float" office:value="0.1355335" calcext:value-type="float">
            <text:p>0.1355335</text:p>
          </table:table-cell>
          <table:table-cell office:value-type="float" office:value="0.138412" calcext:value-type="float">
            <text:p>0.138412</text:p>
          </table:table-cell>
          <table:table-cell office:value-type="float" office:value="0.1429975" calcext:value-type="float">
            <text:p>0.1429975</text:p>
          </table:table-cell>
          <table:table-cell office:value-type="float" office:value="0.1496073" calcext:value-type="float">
            <text:p>0.1496073</text:p>
          </table:table-cell>
          <table:table-cell office:value-type="float" office:value="0.1599563" calcext:value-type="float">
            <text:p>0.1599563</text:p>
          </table:table-cell>
          <table:table-cell office:value-type="float" office:value="0.1650386" calcext:value-type="float">
            <text:p>0.1650386</text:p>
          </table:table-cell>
          <table:table-cell office:value-type="float" office:value="0" calcext:value-type="float">
            <text:p>0</text:p>
          </table:table-cell>
          <table:table-cell office:value-type="float" office:value="19.70241" calcext:value-type="float">
            <text:p>19.70241</text:p>
          </table:table-cell>
          <table:table-cell office:value-type="float" office:value="18.27312" calcext:value-type="float">
            <text:p>18.27312</text:p>
          </table:table-cell>
          <table:table-cell office:value-type="float" office:value="32.5071" calcext:value-type="float">
            <text:p>32.5071</text:p>
          </table:table-cell>
          <table:table-cell office:value-type="float" office:value="5.467662" calcext:value-type="float">
            <text:p>5.467662</text:p>
          </table:table-cell>
          <table:table-cell office:value-type="float" office:value="4.182362" calcext:value-type="float">
            <text:p>4.182362</text:p>
          </table:table-cell>
          <table:table-cell office:value-type="float" office:value="1.972216" calcext:value-type="float">
            <text:p>1.972216</text:p>
          </table:table-cell>
          <table:table-cell office:value-type="float" office:value="1.976078" calcext:value-type="float">
            <text:p>1.976078</text:p>
          </table:table-cell>
          <table:table-cell office:value-type="float" office:value="4.200091" calcext:value-type="float">
            <text:p>4.200091</text:p>
          </table:table-cell>
          <table:table-cell office:value-type="float" office:value="6.921638" calcext:value-type="float">
            <text:p>6.921638</text:p>
          </table:table-cell>
          <table:table-cell office:value-type="float" office:value="7.278912" calcext:value-type="float">
            <text:p>7.278912</text:p>
          </table:table-cell>
          <table:table-cell office:value-type="float" office:value="7.810129" calcext:value-type="float">
            <text:p>7.810129</text:p>
          </table:table-cell>
          <table:table-cell office:value-type="float" office:value="8.366715" calcext:value-type="float">
            <text:p>8.366715</text:p>
          </table:table-cell>
          <table:table-cell office:value-type="float" office:value="9.431484" calcext:value-type="float">
            <text:p>9.431484</text:p>
          </table:table-cell>
          <table:table-cell office:value-type="float" office:value="9.927032" calcext:value-type="float">
            <text:p>9.927032</text:p>
          </table:table-cell>
          <table:table-cell office:value-type="float" office:value="0" calcext:value-type="float">
            <text:p>0</text:p>
          </table:table-cell>
          <table:table-cell office:value-type="float" office:value="0.2711918" calcext:value-type="float">
            <text:p>0.2711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4524" calcext:value-type="float">
            <text:p>3.2645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1.437024" calcext:value-type="float">
            <text:p>1.437024</text:p>
          </table:table-cell>
          <table:table-cell office:value-type="float" office:value="135.8545" calcext:value-type="float">
            <text:p>135.8545</text:p>
          </table:table-cell>
          <table:table-cell office:value-type="float" office:value="5" calcext:value-type="float">
            <text:p>5</text:p>
          </table:table-cell>
          <table:table-cell office:value-type="float" office:value="-3.658866" calcext:value-type="float">
            <text:p>-3.658866</text:p>
          </table:table-cell>
          <table:table-cell office:value-type="float" office:value="31.49973" calcext:value-type="float">
            <text:p>31.49973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82498" calcext:value-type="float">
            <text:p>0.01082498</text:p>
          </table:table-cell>
          <table:table-cell office:value-type="float" office:value="1172.68" calcext:value-type="float">
            <text:p>1172.68</text:p>
          </table:table-cell>
          <table:table-cell office:value-type="float" office:value="1.357019" calcext:value-type="float">
            <text:p>1.357019</text:p>
          </table:table-cell>
          <table:table-cell office:value-type="float" office:value="0" calcext:value-type="float">
            <text:p>0</text:p>
          </table:table-cell>
          <table:table-cell office:value-type="float" office:value="0.3024494" calcext:value-type="float">
            <text:p>0.3024494</text:p>
          </table:table-cell>
          <table:table-cell office:value-type="float" office:value="0.1853126" calcext:value-type="float">
            <text:p>0.1853126</text:p>
          </table:table-cell>
          <table:table-cell office:value-type="float" office:value="0.2716568" calcext:value-type="float">
            <text:p>0.2716568</text:p>
          </table:table-cell>
          <table:table-cell office:value-type="float" office:value="0.05278681" calcext:value-type="float">
            <text:p>0.05278681</text:p>
          </table:table-cell>
          <table:table-cell office:value-type="float" office:value="0.03800522" calcext:value-type="float">
            <text:p>0.03800522</text:p>
          </table:table-cell>
          <table:table-cell office:value-type="float" office:value="0.02420556" calcext:value-type="float">
            <text:p>0.02420556</text:p>
          </table:table-cell>
          <table:table-cell office:value-type="float" office:value="0.0295956" calcext:value-type="float">
            <text:p>0.0295956</text:p>
          </table:table-cell>
          <table:table-cell office:value-type="float" office:value="0.07169849" calcext:value-type="float">
            <text:p>0.07169849</text:p>
          </table:table-cell>
          <table:table-cell office:value-type="float" office:value="0.1355936" calcext:value-type="float">
            <text:p>0.1355936</text:p>
          </table:table-cell>
          <table:table-cell office:value-type="float" office:value="0.1384581" calcext:value-type="float">
            <text:p>0.1384581</text:p>
          </table:table-cell>
          <table:table-cell office:value-type="float" office:value="0.1430619" calcext:value-type="float">
            <text:p>0.1430619</text:p>
          </table:table-cell>
          <table:table-cell office:value-type="float" office:value="0.1496623" calcext:value-type="float">
            <text:p>0.1496623</text:p>
          </table:table-cell>
          <table:table-cell office:value-type="float" office:value="0.1600049" calcext:value-type="float">
            <text:p>0.1600049</text:p>
          </table:table-cell>
          <table:table-cell office:value-type="float" office:value="0.1650924" calcext:value-type="float">
            <text:p>0.1650924</text:p>
          </table:table-cell>
          <table:table-cell office:value-type="float" office:value="0" calcext:value-type="float">
            <text:p>0</text:p>
          </table:table-cell>
          <table:table-cell office:value-type="float" office:value="19.71085" calcext:value-type="float">
            <text:p>19.71085</text:p>
          </table:table-cell>
          <table:table-cell office:value-type="float" office:value="18.2801" calcext:value-type="float">
            <text:p>18.2801</text:p>
          </table:table-cell>
          <table:table-cell office:value-type="float" office:value="32.49532" calcext:value-type="float">
            <text:p>32.49532</text:p>
          </table:table-cell>
          <table:table-cell office:value-type="float" office:value="5.469558" calcext:value-type="float">
            <text:p>5.469558</text:p>
          </table:table-cell>
          <table:table-cell office:value-type="float" office:value="4.182888" calcext:value-type="float">
            <text:p>4.182888</text:p>
          </table:table-cell>
          <table:table-cell office:value-type="float" office:value="1.973675" calcext:value-type="float">
            <text:p>1.973675</text:p>
          </table:table-cell>
          <table:table-cell office:value-type="float" office:value="1.978118" calcext:value-type="float">
            <text:p>1.978118</text:p>
          </table:table-cell>
          <table:table-cell office:value-type="float" office:value="4.204978" calcext:value-type="float">
            <text:p>4.204978</text:p>
          </table:table-cell>
          <table:table-cell office:value-type="float" office:value="6.928403" calcext:value-type="float">
            <text:p>6.928403</text:p>
          </table:table-cell>
          <table:table-cell office:value-type="float" office:value="7.285366" calcext:value-type="float">
            <text:p>7.285366</text:p>
          </table:table-cell>
          <table:table-cell office:value-type="float" office:value="7.816408" calcext:value-type="float">
            <text:p>7.816408</text:p>
          </table:table-cell>
          <table:table-cell office:value-type="float" office:value="8.372684" calcext:value-type="float">
            <text:p>8.372684</text:p>
          </table:table-cell>
          <table:table-cell office:value-type="float" office:value="9.436213" calcext:value-type="float">
            <text:p>9.436213</text:p>
          </table:table-cell>
          <table:table-cell office:value-type="float" office:value="9.931798" calcext:value-type="float">
            <text:p>9.931798</text:p>
          </table:table-cell>
          <table:table-cell office:value-type="float" office:value="0" calcext:value-type="float">
            <text:p>0</text:p>
          </table:table-cell>
          <table:table-cell office:value-type="float" office:value="0.8391425" calcext:value-type="float">
            <text:p>0.8391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70343" calcext:value-type="float">
            <text:p>3.2703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1.434286" calcext:value-type="float">
            <text:p>1.434286</text:p>
          </table:table-cell>
          <table:table-cell office:value-type="float" office:value="135.8512" calcext:value-type="float">
            <text:p>135.8512</text:p>
          </table:table-cell>
          <table:table-cell office:value-type="float" office:value="5" calcext:value-type="float">
            <text:p>5</text:p>
          </table:table-cell>
          <table:table-cell office:value-type="float" office:value="-3.657846" calcext:value-type="float">
            <text:p>-3.657846</text:p>
          </table:table-cell>
          <table:table-cell office:value-type="float" office:value="31.52049" calcext:value-type="float">
            <text:p>31.52049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82498" calcext:value-type="float">
            <text:p>0.01082498</text:p>
          </table:table-cell>
          <table:table-cell office:value-type="float" office:value="1172.666" calcext:value-type="float">
            <text:p>1172.666</text:p>
          </table:table-cell>
          <table:table-cell office:value-type="float" office:value="1.355637" calcext:value-type="float">
            <text:p>1.355637</text:p>
          </table:table-cell>
          <table:table-cell office:value-type="float" office:value="0" calcext:value-type="float">
            <text:p>0</text:p>
          </table:table-cell>
          <table:table-cell office:value-type="float" office:value="0.3766516" calcext:value-type="float">
            <text:p>0.3766516</text:p>
          </table:table-cell>
          <table:table-cell office:value-type="float" office:value="0.193661" calcext:value-type="float">
            <text:p>0.193661</text:p>
          </table:table-cell>
          <table:table-cell office:value-type="float" office:value="0.2770814" calcext:value-type="float">
            <text:p>0.2770814</text:p>
          </table:table-cell>
          <table:table-cell office:value-type="float" office:value="0.05377022" calcext:value-type="float">
            <text:p>0.05377022</text:p>
          </table:table-cell>
          <table:table-cell office:value-type="float" office:value="0.03898406" calcext:value-type="float">
            <text:p>0.03898406</text:p>
          </table:table-cell>
          <table:table-cell office:value-type="float" office:value="0.02444179" calcext:value-type="float">
            <text:p>0.02444179</text:p>
          </table:table-cell>
          <table:table-cell office:value-type="float" office:value="0.02979109" calcext:value-type="float">
            <text:p>0.02979109</text:p>
          </table:table-cell>
          <table:table-cell office:value-type="float" office:value="0.07184394" calcext:value-type="float">
            <text:p>0.07184394</text:p>
          </table:table-cell>
          <table:table-cell office:value-type="float" office:value="0.1356808" calcext:value-type="float">
            <text:p>0.1356808</text:p>
          </table:table-cell>
          <table:table-cell office:value-type="float" office:value="0.1385101" calcext:value-type="float">
            <text:p>0.1385101</text:p>
          </table:table-cell>
          <table:table-cell office:value-type="float" office:value="0.143124" calcext:value-type="float">
            <text:p>0.143124</text:p>
          </table:table-cell>
          <table:table-cell office:value-type="float" office:value="0.1497162" calcext:value-type="float">
            <text:p>0.1497162</text:p>
          </table:table-cell>
          <table:table-cell office:value-type="float" office:value="0.1600555" calcext:value-type="float">
            <text:p>0.1600555</text:p>
          </table:table-cell>
          <table:table-cell office:value-type="float" office:value="0.1651447" calcext:value-type="float">
            <text:p>0.1651447</text:p>
          </table:table-cell>
          <table:table-cell office:value-type="float" office:value="0" calcext:value-type="float">
            <text:p>0</text:p>
          </table:table-cell>
          <table:table-cell office:value-type="float" office:value="19.73426" calcext:value-type="float">
            <text:p>19.73426</text:p>
          </table:table-cell>
          <table:table-cell office:value-type="float" office:value="18.28889" calcext:value-type="float">
            <text:p>18.28889</text:p>
          </table:table-cell>
          <table:table-cell office:value-type="float" office:value="32.48557" calcext:value-type="float">
            <text:p>32.48557</text:p>
          </table:table-cell>
          <table:table-cell office:value-type="float" office:value="5.4719" calcext:value-type="float">
            <text:p>5.4719</text:p>
          </table:table-cell>
          <table:table-cell office:value-type="float" office:value="4.183784" calcext:value-type="float">
            <text:p>4.183784</text:p>
          </table:table-cell>
          <table:table-cell office:value-type="float" office:value="1.97521" calcext:value-type="float">
            <text:p>1.97521</text:p>
          </table:table-cell>
          <table:table-cell office:value-type="float" office:value="1.980217" calcext:value-type="float">
            <text:p>1.980217</text:p>
          </table:table-cell>
          <table:table-cell office:value-type="float" office:value="4.209898" calcext:value-type="float">
            <text:p>4.209898</text:p>
          </table:table-cell>
          <table:table-cell office:value-type="float" office:value="6.935167" calcext:value-type="float">
            <text:p>6.935167</text:p>
          </table:table-cell>
          <table:table-cell office:value-type="float" office:value="7.29182" calcext:value-type="float">
            <text:p>7.29182</text:p>
          </table:table-cell>
          <table:table-cell office:value-type="float" office:value="7.822687" calcext:value-type="float">
            <text:p>7.822687</text:p>
          </table:table-cell>
          <table:table-cell office:value-type="float" office:value="8.378624" calcext:value-type="float">
            <text:p>8.378624</text:p>
          </table:table-cell>
          <table:table-cell office:value-type="float" office:value="9.440943" calcext:value-type="float">
            <text:p>9.440943</text:p>
          </table:table-cell>
          <table:table-cell office:value-type="float" office:value="9.936563" calcext:value-type="float">
            <text:p>9.936563</text:p>
          </table:table-cell>
          <table:table-cell office:value-type="float" office:value="0" calcext:value-type="float">
            <text:p>0</text:p>
          </table:table-cell>
          <table:table-cell office:value-type="float" office:value="1.352296" calcext:value-type="float">
            <text:p>1.352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76563" calcext:value-type="float">
            <text:p>3.27656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1.431283" calcext:value-type="float">
            <text:p>1.431283</text:p>
          </table:table-cell>
          <table:table-cell office:value-type="float" office:value="135.8477" calcext:value-type="float">
            <text:p>135.8477</text:p>
          </table:table-cell>
          <table:table-cell office:value-type="float" office:value="5" calcext:value-type="float">
            <text:p>5</text:p>
          </table:table-cell>
          <table:table-cell office:value-type="float" office:value="-3.656922" calcext:value-type="float">
            <text:p>-3.656922</text:p>
          </table:table-cell>
          <table:table-cell office:value-type="float" office:value="31.54153" calcext:value-type="float">
            <text:p>31.54153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82498" calcext:value-type="float">
            <text:p>0.01082498</text:p>
          </table:table-cell>
          <table:table-cell office:value-type="float" office:value="1172.652" calcext:value-type="float">
            <text:p>1172.652</text:p>
          </table:table-cell>
          <table:table-cell office:value-type="float" office:value="1.354334" calcext:value-type="float">
            <text:p>1.354334</text:p>
          </table:table-cell>
          <table:table-cell office:value-type="float" office:value="0" calcext:value-type="float">
            <text:p>0</text:p>
          </table:table-cell>
          <table:table-cell office:value-type="float" office:value="0.3892304" calcext:value-type="float">
            <text:p>0.3892304</text:p>
          </table:table-cell>
          <table:table-cell office:value-type="float" office:value="0.2003581" calcext:value-type="float">
            <text:p>0.2003581</text:p>
          </table:table-cell>
          <table:table-cell office:value-type="float" office:value="0.282372" calcext:value-type="float">
            <text:p>0.282372</text:p>
          </table:table-cell>
          <table:table-cell office:value-type="float" office:value="0.05472557" calcext:value-type="float">
            <text:p>0.05472557</text:p>
          </table:table-cell>
          <table:table-cell office:value-type="float" office:value="0.04005532" calcext:value-type="float">
            <text:p>0.04005532</text:p>
          </table:table-cell>
          <table:table-cell office:value-type="float" office:value="0.02476559" calcext:value-type="float">
            <text:p>0.02476559</text:p>
          </table:table-cell>
          <table:table-cell office:value-type="float" office:value="0.03000516" calcext:value-type="float">
            <text:p>0.03000516</text:p>
          </table:table-cell>
          <table:table-cell office:value-type="float" office:value="0.07200397" calcext:value-type="float">
            <text:p>0.07200397</text:p>
          </table:table-cell>
          <table:table-cell office:value-type="float" office:value="0.1357825" calcext:value-type="float">
            <text:p>0.1357825</text:p>
          </table:table-cell>
          <table:table-cell office:value-type="float" office:value="0.1385698" calcext:value-type="float">
            <text:p>0.1385698</text:p>
          </table:table-cell>
          <table:table-cell office:value-type="float" office:value="0.1431879" calcext:value-type="float">
            <text:p>0.1431879</text:p>
          </table:table-cell>
          <table:table-cell office:value-type="float" office:value="0.1497691" calcext:value-type="float">
            <text:p>0.1497691</text:p>
          </table:table-cell>
          <table:table-cell office:value-type="float" office:value="0.1601065" calcext:value-type="float">
            <text:p>0.1601065</text:p>
          </table:table-cell>
          <table:table-cell office:value-type="float" office:value="0.1651964" calcext:value-type="float">
            <text:p>0.1651964</text:p>
          </table:table-cell>
          <table:table-cell office:value-type="float" office:value="0" calcext:value-type="float">
            <text:p>0</text:p>
          </table:table-cell>
          <table:table-cell office:value-type="float" office:value="19.76151" calcext:value-type="float">
            <text:p>19.76151</text:p>
          </table:table-cell>
          <table:table-cell office:value-type="float" office:value="18.29998" calcext:value-type="float">
            <text:p>18.29998</text:p>
          </table:table-cell>
          <table:table-cell office:value-type="float" office:value="32.47808" calcext:value-type="float">
            <text:p>32.47808</text:p>
          </table:table-cell>
          <table:table-cell office:value-type="float" office:value="5.474581" calcext:value-type="float">
            <text:p>5.474581</text:p>
          </table:table-cell>
          <table:table-cell office:value-type="float" office:value="4.185055" calcext:value-type="float">
            <text:p>4.185055</text:p>
          </table:table-cell>
          <table:table-cell office:value-type="float" office:value="1.976812" calcext:value-type="float">
            <text:p>1.976812</text:p>
          </table:table-cell>
          <table:table-cell office:value-type="float" office:value="1.982363" calcext:value-type="float">
            <text:p>1.982363</text:p>
          </table:table-cell>
          <table:table-cell office:value-type="float" office:value="4.214852" calcext:value-type="float">
            <text:p>4.214852</text:p>
          </table:table-cell>
          <table:table-cell office:value-type="float" office:value="6.941932" calcext:value-type="float">
            <text:p>6.941932</text:p>
          </table:table-cell>
          <table:table-cell office:value-type="float" office:value="7.298276" calcext:value-type="float">
            <text:p>7.298276</text:p>
          </table:table-cell>
          <table:table-cell office:value-type="float" office:value="7.828965" calcext:value-type="float">
            <text:p>7.828965</text:p>
          </table:table-cell>
          <table:table-cell office:value-type="float" office:value="8.384516" calcext:value-type="float">
            <text:p>8.384516</text:p>
          </table:table-cell>
          <table:table-cell office:value-type="float" office:value="9.445672" calcext:value-type="float">
            <text:p>9.445672</text:p>
          </table:table-cell>
          <table:table-cell office:value-type="float" office:value="9.941329" calcext:value-type="float">
            <text:p>9.941329</text:p>
          </table:table-cell>
          <table:table-cell office:value-type="float" office:value="0" calcext:value-type="float">
            <text:p>0</text:p>
          </table:table-cell>
          <table:table-cell office:value-type="float" office:value="1.553066" calcext:value-type="float">
            <text:p>1.553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3064" calcext:value-type="float">
            <text:p>3.28306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1.428614" calcext:value-type="float">
            <text:p>1.428614</text:p>
          </table:table-cell>
          <table:table-cell office:value-type="float" office:value="135.8442" calcext:value-type="float">
            <text:p>135.8442</text:p>
          </table:table-cell>
          <table:table-cell office:value-type="float" office:value="5" calcext:value-type="float">
            <text:p>5</text:p>
          </table:table-cell>
          <table:table-cell office:value-type="float" office:value="-3.65605" calcext:value-type="float">
            <text:p>-3.65605</text:p>
          </table:table-cell>
          <table:table-cell office:value-type="float" office:value="31.56265" calcext:value-type="float">
            <text:p>31.56265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82498" calcext:value-type="float">
            <text:p>0.01082498</text:p>
          </table:table-cell>
          <table:table-cell office:value-type="float" office:value="1172.638" calcext:value-type="float">
            <text:p>1172.638</text:p>
          </table:table-cell>
          <table:table-cell office:value-type="float" office:value="1.353274" calcext:value-type="float">
            <text:p>1.353274</text:p>
          </table:table-cell>
          <table:table-cell office:value-type="float" office:value="0" calcext:value-type="float">
            <text:p>0</text:p>
          </table:table-cell>
          <table:table-cell office:value-type="float" office:value="0.3085021" calcext:value-type="float">
            <text:p>0.3085021</text:p>
          </table:table-cell>
          <table:table-cell office:value-type="float" office:value="0.1899519" calcext:value-type="float">
            <text:p>0.1899519</text:p>
          </table:table-cell>
          <table:table-cell office:value-type="float" office:value="0.2777388" calcext:value-type="float">
            <text:p>0.2777388</text:p>
          </table:table-cell>
          <table:table-cell office:value-type="float" office:value="0.05394251" calcext:value-type="float">
            <text:p>0.05394251</text:p>
          </table:table-cell>
          <table:table-cell office:value-type="float" office:value="0.04011689" calcext:value-type="float">
            <text:p>0.04011689</text:p>
          </table:table-cell>
          <table:table-cell office:value-type="float" office:value="0.02489905" calcext:value-type="float">
            <text:p>0.02489905</text:p>
          </table:table-cell>
          <table:table-cell office:value-type="float" office:value="0.03014235" calcext:value-type="float">
            <text:p>0.03014235</text:p>
          </table:table-cell>
          <table:table-cell office:value-type="float" office:value="0.07217339" calcext:value-type="float">
            <text:p>0.07217339</text:p>
          </table:table-cell>
          <table:table-cell office:value-type="float" office:value="0.1358833" calcext:value-type="float">
            <text:p>0.1358833</text:p>
          </table:table-cell>
          <table:table-cell office:value-type="float" office:value="0.1386333" calcext:value-type="float">
            <text:p>0.1386333</text:p>
          </table:table-cell>
          <table:table-cell office:value-type="float" office:value="0.1432504" calcext:value-type="float">
            <text:p>0.1432504</text:p>
          </table:table-cell>
          <table:table-cell office:value-type="float" office:value="0.1498192" calcext:value-type="float">
            <text:p>0.1498192</text:p>
          </table:table-cell>
          <table:table-cell office:value-type="float" office:value="0.1601578" calcext:value-type="float">
            <text:p>0.1601578</text:p>
          </table:table-cell>
          <table:table-cell office:value-type="float" office:value="0.1652478" calcext:value-type="float">
            <text:p>0.1652478</text:p>
          </table:table-cell>
          <table:table-cell office:value-type="float" office:value="0" calcext:value-type="float">
            <text:p>0</text:p>
          </table:table-cell>
          <table:table-cell office:value-type="float" office:value="19.78647" calcext:value-type="float">
            <text:p>19.78647</text:p>
          </table:table-cell>
          <table:table-cell office:value-type="float" office:value="18.31136" calcext:value-type="float">
            <text:p>18.31136</text:p>
          </table:table-cell>
          <table:table-cell office:value-type="float" office:value="32.47167" calcext:value-type="float">
            <text:p>32.47167</text:p>
          </table:table-cell>
          <table:table-cell office:value-type="float" office:value="5.47744" calcext:value-type="float">
            <text:p>5.47744</text:p>
          </table:table-cell>
          <table:table-cell office:value-type="float" office:value="4.186632" calcext:value-type="float">
            <text:p>4.186632</text:p>
          </table:table-cell>
          <table:table-cell office:value-type="float" office:value="1.978476" calcext:value-type="float">
            <text:p>1.978476</text:p>
          </table:table-cell>
          <table:table-cell office:value-type="float" office:value="1.984549" calcext:value-type="float">
            <text:p>1.984549</text:p>
          </table:table-cell>
          <table:table-cell office:value-type="float" office:value="4.219844" calcext:value-type="float">
            <text:p>4.219844</text:p>
          </table:table-cell>
          <table:table-cell office:value-type="float" office:value="6.948697" calcext:value-type="float">
            <text:p>6.948697</text:p>
          </table:table-cell>
          <table:table-cell office:value-type="float" office:value="7.304731" calcext:value-type="float">
            <text:p>7.304731</text:p>
          </table:table-cell>
          <table:table-cell office:value-type="float" office:value="7.835244" calcext:value-type="float">
            <text:p>7.835244</text:p>
          </table:table-cell>
          <table:table-cell office:value-type="float" office:value="8.390408" calcext:value-type="float">
            <text:p>8.390408</text:p>
          </table:table-cell>
          <table:table-cell office:value-type="float" office:value="9.450401" calcext:value-type="float">
            <text:p>9.450401</text:p>
          </table:table-cell>
          <table:table-cell office:value-type="float" office:value="9.946095" calcext:value-type="float">
            <text:p>9.946095</text:p>
          </table:table-cell>
          <table:table-cell office:value-type="float" office:value="0" calcext:value-type="float">
            <text:p>0</text:p>
          </table:table-cell>
          <table:table-cell office:value-type="float" office:value="1.524442" calcext:value-type="float">
            <text:p>1.524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9123" calcext:value-type="float">
            <text:p>3.28912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1.426527" calcext:value-type="float">
            <text:p>1.426527</text:p>
          </table:table-cell>
          <table:table-cell office:value-type="float" office:value="135.841" calcext:value-type="float">
            <text:p>135.841</text:p>
          </table:table-cell>
          <table:table-cell office:value-type="float" office:value="5" calcext:value-type="float">
            <text:p>5</text:p>
          </table:table-cell>
          <table:table-cell office:value-type="float" office:value="-3.655183" calcext:value-type="float">
            <text:p>-3.655183</text:p>
          </table:table-cell>
          <table:table-cell office:value-type="float" office:value="31.58333" calcext:value-type="float">
            <text:p>31.58333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82498" calcext:value-type="float">
            <text:p>0.01082498</text:p>
          </table:table-cell>
          <table:table-cell office:value-type="float" office:value="1172.624" calcext:value-type="float">
            <text:p>1172.624</text:p>
          </table:table-cell>
          <table:table-cell office:value-type="float" office:value="1.352403" calcext:value-type="float">
            <text:p>1.352403</text:p>
          </table:table-cell>
          <table:table-cell office:value-type="float" office:value="0" calcext:value-type="float">
            <text:p>0</text:p>
          </table:table-cell>
          <table:table-cell office:value-type="float" office:value="0.2213932" calcext:value-type="float">
            <text:p>0.2213932</text:p>
          </table:table-cell>
          <table:table-cell office:value-type="float" office:value="0.1768615" calcext:value-type="float">
            <text:p>0.1768615</text:p>
          </table:table-cell>
          <table:table-cell office:value-type="float" office:value="0.2688257" calcext:value-type="float">
            <text:p>0.2688257</text:p>
          </table:table-cell>
          <table:table-cell office:value-type="float" office:value="0.05175723" calcext:value-type="float">
            <text:p>0.05175723</text:p>
          </table:table-cell>
          <table:table-cell office:value-type="float" office:value="0.03913165" calcext:value-type="float">
            <text:p>0.03913165</text:p>
          </table:table-cell>
          <table:table-cell office:value-type="float" office:value="0.02453918" calcext:value-type="float">
            <text:p>0.02453918</text:p>
          </table:table-cell>
          <table:table-cell office:value-type="float" office:value="0.03002685" calcext:value-type="float">
            <text:p>0.03002685</text:p>
          </table:table-cell>
          <table:table-cell office:value-type="float" office:value="0.07224365" calcext:value-type="float">
            <text:p>0.07224365</text:p>
          </table:table-cell>
          <table:table-cell office:value-type="float" office:value="0.1359814" calcext:value-type="float">
            <text:p>0.1359814</text:p>
          </table:table-cell>
          <table:table-cell office:value-type="float" office:value="0.1387028" calcext:value-type="float">
            <text:p>0.1387028</text:p>
          </table:table-cell>
          <table:table-cell office:value-type="float" office:value="0.143315" calcext:value-type="float">
            <text:p>0.143315</text:p>
          </table:table-cell>
          <table:table-cell office:value-type="float" office:value="0.1498707" calcext:value-type="float">
            <text:p>0.1498707</text:p>
          </table:table-cell>
          <table:table-cell office:value-type="float" office:value="0.1602091" calcext:value-type="float">
            <text:p>0.1602091</text:p>
          </table:table-cell>
          <table:table-cell office:value-type="float" office:value="0.1652992" calcext:value-type="float">
            <text:p>0.1652992</text:p>
          </table:table-cell>
          <table:table-cell office:value-type="float" office:value="0" calcext:value-type="float">
            <text:p>0</text:p>
          </table:table-cell>
          <table:table-cell office:value-type="float" office:value="19.80044" calcext:value-type="float">
            <text:p>19.80044</text:p>
          </table:table-cell>
          <table:table-cell office:value-type="float" office:value="18.31882" calcext:value-type="float">
            <text:p>18.31882</text:p>
          </table:table-cell>
          <table:table-cell office:value-type="float" office:value="32.46271" calcext:value-type="float">
            <text:p>32.46271</text:p>
          </table:table-cell>
          <table:table-cell office:value-type="float" office:value="5.479629" calcext:value-type="float">
            <text:p>5.479629</text:p>
          </table:table-cell>
          <table:table-cell office:value-type="float" office:value="4.187973" calcext:value-type="float">
            <text:p>4.187973</text:p>
          </table:table-cell>
          <table:table-cell office:value-type="float" office:value="1.980094" calcext:value-type="float">
            <text:p>1.980094</text:p>
          </table:table-cell>
          <table:table-cell office:value-type="float" office:value="1.986733" calcext:value-type="float">
            <text:p>1.986733</text:p>
          </table:table-cell>
          <table:table-cell office:value-type="float" office:value="4.224864" calcext:value-type="float">
            <text:p>4.224864</text:p>
          </table:table-cell>
          <table:table-cell office:value-type="float" office:value="6.955462" calcext:value-type="float">
            <text:p>6.955462</text:p>
          </table:table-cell>
          <table:table-cell office:value-type="float" office:value="7.311185" calcext:value-type="float">
            <text:p>7.311185</text:p>
          </table:table-cell>
          <table:table-cell office:value-type="float" office:value="7.841511" calcext:value-type="float">
            <text:p>7.841511</text:p>
          </table:table-cell>
          <table:table-cell office:value-type="float" office:value="8.396301" calcext:value-type="float">
            <text:p>8.396301</text:p>
          </table:table-cell>
          <table:table-cell office:value-type="float" office:value="9.45513" calcext:value-type="float">
            <text:p>9.45513</text:p>
          </table:table-cell>
          <table:table-cell office:value-type="float" office:value="9.950854" calcext:value-type="float">
            <text:p>9.950854</text:p>
          </table:table-cell>
          <table:table-cell office:value-type="float" office:value="0" calcext:value-type="float">
            <text:p>0</text:p>
          </table:table-cell>
          <table:table-cell office:value-type="float" office:value="1.436873" calcext:value-type="float">
            <text:p>1.436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4356" calcext:value-type="float">
            <text:p>3.29435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3.411768" calcext:value-type="float">
            <text:p>3.411768</text:p>
          </table:table-cell>
          <table:table-cell office:value-type="float" office:value="135.8381" calcext:value-type="float">
            <text:p>135.8381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60348" calcext:value-type="float">
            <text:p>31.6034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82498" calcext:value-type="float">
            <text:p>0.01082498</text:p>
          </table:table-cell>
          <table:table-cell office:value-type="float" office:value="1172.61" calcext:value-type="float">
            <text:p>1172.61</text:p>
          </table:table-cell>
          <table:table-cell office:value-type="float" office:value="1.351549" calcext:value-type="float">
            <text:p>1.351549</text:p>
          </table:table-cell>
          <table:table-cell office:value-type="float" office:value="0" calcext:value-type="float">
            <text:p>0</text:p>
          </table:table-cell>
          <table:table-cell office:value-type="float" office:value="0.1779562" calcext:value-type="float">
            <text:p>0.1779562</text:p>
          </table:table-cell>
          <table:table-cell office:value-type="float" office:value="0.1680959" calcext:value-type="float">
            <text:p>0.1680959</text:p>
          </table:table-cell>
          <table:table-cell office:value-type="float" office:value="0.2608368" calcext:value-type="float">
            <text:p>0.2608368</text:p>
          </table:table-cell>
          <table:table-cell office:value-type="float" office:value="0.05024504" calcext:value-type="float">
            <text:p>0.05024504</text:p>
          </table:table-cell>
          <table:table-cell office:value-type="float" office:value="0.03859207" calcext:value-type="float">
            <text:p>0.03859207</text:p>
          </table:table-cell>
          <table:table-cell office:value-type="float" office:value="0.02396222" calcext:value-type="float">
            <text:p>0.02396222</text:p>
          </table:table-cell>
          <table:table-cell office:value-type="float" office:value="0.02974793" calcext:value-type="float">
            <text:p>0.02974793</text:p>
          </table:table-cell>
          <table:table-cell office:value-type="float" office:value="0.07217738" calcext:value-type="float">
            <text:p>0.07217738</text:p>
          </table:table-cell>
          <table:table-cell office:value-type="float" office:value="0.1360409" calcext:value-type="float">
            <text:p>0.1360409</text:p>
          </table:table-cell>
          <table:table-cell office:value-type="float" office:value="0.1387432" calcext:value-type="float">
            <text:p>0.1387432</text:p>
          </table:table-cell>
          <table:table-cell office:value-type="float" office:value="0.1433695" calcext:value-type="float">
            <text:p>0.1433695</text:p>
          </table:table-cell>
          <table:table-cell office:value-type="float" office:value="0.1498802" calcext:value-type="float">
            <text:p>0.1498802</text:p>
          </table:table-cell>
          <table:table-cell office:value-type="float" office:value="0.1602603" calcext:value-type="float">
            <text:p>0.1602603</text:p>
          </table:table-cell>
          <table:table-cell office:value-type="float" office:value="0.16535" calcext:value-type="float">
            <text:p>0.16535</text:p>
          </table:table-cell>
          <table:table-cell office:value-type="float" office:value="0" calcext:value-type="float">
            <text:p>0</text:p>
          </table:table-cell>
          <table:table-cell office:value-type="float" office:value="19.6345" calcext:value-type="float">
            <text:p>19.6345</text:p>
          </table:table-cell>
          <table:table-cell office:value-type="float" office:value="18.33483" calcext:value-type="float">
            <text:p>18.33483</text:p>
          </table:table-cell>
          <table:table-cell office:value-type="float" office:value="32.44199" calcext:value-type="float">
            <text:p>32.44199</text:p>
          </table:table-cell>
          <table:table-cell office:value-type="float" office:value="5.5097" calcext:value-type="float">
            <text:p>5.5097</text:p>
          </table:table-cell>
          <table:table-cell office:value-type="float" office:value="4.192861" calcext:value-type="float">
            <text:p>4.192861</text:p>
          </table:table-cell>
          <table:table-cell office:value-type="float" office:value="1.981812" calcext:value-type="float">
            <text:p>1.981812</text:p>
          </table:table-cell>
          <table:table-cell office:value-type="float" office:value="1.988912" calcext:value-type="float">
            <text:p>1.988912</text:p>
          </table:table-cell>
          <table:table-cell office:value-type="float" office:value="4.22983" calcext:value-type="float">
            <text:p>4.22983</text:p>
          </table:table-cell>
          <table:table-cell office:value-type="float" office:value="6.962229" calcext:value-type="float">
            <text:p>6.962229</text:p>
          </table:table-cell>
          <table:table-cell office:value-type="float" office:value="7.317663" calcext:value-type="float">
            <text:p>7.317663</text:p>
          </table:table-cell>
          <table:table-cell office:value-type="float" office:value="7.847755" calcext:value-type="float">
            <text:p>7.847755</text:p>
          </table:table-cell>
          <table:table-cell office:value-type="float" office:value="8.402219" calcext:value-type="float">
            <text:p>8.402219</text:p>
          </table:table-cell>
          <table:table-cell office:value-type="float" office:value="9.459859" calcext:value-type="float">
            <text:p>9.459859</text:p>
          </table:table-cell>
          <table:table-cell office:value-type="float" office:value="9.95314" calcext:value-type="float">
            <text:p>9.95314</text:p>
          </table:table-cell>
          <table:table-cell office:value-type="float" office:value="0" calcext:value-type="float">
            <text:p>0</text:p>
          </table:table-cell>
          <table:table-cell office:value-type="float" office:value="0.05816924" calcext:value-type="float">
            <text:p>0.05816924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299002" calcext:value-type="float">
            <text:p>3.29900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3.409244" calcext:value-type="float">
            <text:p>3.409244</text:p>
          </table:table-cell>
          <table:table-cell office:value-type="float" office:value="135.8353" calcext:value-type="float">
            <text:p>135.8353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62337" calcext:value-type="float">
            <text:p>31.62337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77812" calcext:value-type="float">
            <text:p>0.01077812</text:p>
          </table:table-cell>
          <table:table-cell office:value-type="float" office:value="1172.595" calcext:value-type="float">
            <text:p>1172.595</text:p>
          </table:table-cell>
          <table:table-cell office:value-type="float" office:value="1.35092" calcext:value-type="float">
            <text:p>1.35092</text:p>
          </table:table-cell>
          <table:table-cell office:value-type="float" office:value="0" calcext:value-type="float">
            <text:p>0</text:p>
          </table:table-cell>
          <table:table-cell office:value-type="float" office:value="0.1724087" calcext:value-type="float">
            <text:p>0.1724087</text:p>
          </table:table-cell>
          <table:table-cell office:value-type="float" office:value="0.1652308" calcext:value-type="float">
            <text:p>0.1652308</text:p>
          </table:table-cell>
          <table:table-cell office:value-type="float" office:value="0.2581736" calcext:value-type="float">
            <text:p>0.2581736</text:p>
          </table:table-cell>
          <table:table-cell office:value-type="float" office:value="0.04928494" calcext:value-type="float">
            <text:p>0.04928494</text:p>
          </table:table-cell>
          <table:table-cell office:value-type="float" office:value="0.03767833" calcext:value-type="float">
            <text:p>0.03767833</text:p>
          </table:table-cell>
          <table:table-cell office:value-type="float" office:value="0.02364038" calcext:value-type="float">
            <text:p>0.02364038</text:p>
          </table:table-cell>
          <table:table-cell office:value-type="float" office:value="0.02950159" calcext:value-type="float">
            <text:p>0.02950159</text:p>
          </table:table-cell>
          <table:table-cell office:value-type="float" office:value="0.07204907" calcext:value-type="float">
            <text:p>0.07204907</text:p>
          </table:table-cell>
          <table:table-cell office:value-type="float" office:value="0.1360504" calcext:value-type="float">
            <text:p>0.1360504</text:p>
          </table:table-cell>
          <table:table-cell office:value-type="float" office:value="0.1387748" calcext:value-type="float">
            <text:p>0.1387748</text:p>
          </table:table-cell>
          <table:table-cell office:value-type="float" office:value="0.1434237" calcext:value-type="float">
            <text:p>0.1434237</text:p>
          </table:table-cell>
          <table:table-cell office:value-type="float" office:value="0.1499046" calcext:value-type="float">
            <text:p>0.1499046</text:p>
          </table:table-cell>
          <table:table-cell office:value-type="float" office:value="0.1604654" calcext:value-type="float">
            <text:p>0.1604654</text:p>
          </table:table-cell>
          <table:table-cell office:value-type="float" office:value="0.1653505" calcext:value-type="float">
            <text:p>0.1653505</text:p>
          </table:table-cell>
          <table:table-cell office:value-type="float" office:value="0" calcext:value-type="float">
            <text:p>0</text:p>
          </table:table-cell>
          <table:table-cell office:value-type="float" office:value="19.63837" calcext:value-type="float">
            <text:p>19.63837</text:p>
          </table:table-cell>
          <table:table-cell office:value-type="float" office:value="18.3365" calcext:value-type="float">
            <text:p>18.3365</text:p>
          </table:table-cell>
          <table:table-cell office:value-type="float" office:value="32.42802" calcext:value-type="float">
            <text:p>32.42802</text:p>
          </table:table-cell>
          <table:table-cell office:value-type="float" office:value="5.510595" calcext:value-type="float">
            <text:p>5.510595</text:p>
          </table:table-cell>
          <table:table-cell office:value-type="float" office:value="4.19364" calcext:value-type="float">
            <text:p>4.19364</text:p>
          </table:table-cell>
          <table:table-cell office:value-type="float" office:value="1.983192" calcext:value-type="float">
            <text:p>1.983192</text:p>
          </table:table-cell>
          <table:table-cell office:value-type="float" office:value="1.990991" calcext:value-type="float">
            <text:p>1.990991</text:p>
          </table:table-cell>
          <table:table-cell office:value-type="float" office:value="4.234801" calcext:value-type="float">
            <text:p>4.234801</text:p>
          </table:table-cell>
          <table:table-cell office:value-type="float" office:value="6.968993" calcext:value-type="float">
            <text:p>6.968993</text:p>
          </table:table-cell>
          <table:table-cell office:value-type="float" office:value="7.324067" calcext:value-type="float">
            <text:p>7.324067</text:p>
          </table:table-cell>
          <table:table-cell office:value-type="float" office:value="7.853977" calcext:value-type="float">
            <text:p>7.853977</text:p>
          </table:table-cell>
          <table:table-cell office:value-type="float" office:value="8.408107" calcext:value-type="float">
            <text:p>8.408107</text:p>
          </table:table-cell>
          <table:table-cell office:value-type="float" office:value="9.464626" calcext:value-type="float">
            <text:p>9.464626</text:p>
          </table:table-cell>
          <table:table-cell office:value-type="float" office:value="9.957878" calcext:value-type="float">
            <text:p>9.957878</text:p>
          </table:table-cell>
          <table:table-cell office:value-type="float" office:value="0" calcext:value-type="float">
            <text:p>0</text:p>
          </table:table-cell>
          <table:table-cell office:value-type="float" office:value="0.06775389" calcext:value-type="float">
            <text:p>0.06775389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03476" calcext:value-type="float">
            <text:p>3.3034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3.406934" calcext:value-type="float">
            <text:p>3.406934</text:p>
          </table:table-cell>
          <table:table-cell office:value-type="float" office:value="135.8326" calcext:value-type="float">
            <text:p>135.8326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64309" calcext:value-type="float">
            <text:p>31.64309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63598" calcext:value-type="float">
            <text:p>0.01063598</text:p>
          </table:table-cell>
          <table:table-cell office:value-type="float" office:value="1172.58" calcext:value-type="float">
            <text:p>1172.58</text:p>
          </table:table-cell>
          <table:table-cell office:value-type="float" office:value="1.35054" calcext:value-type="float">
            <text:p>1.35054</text:p>
          </table:table-cell>
          <table:table-cell office:value-type="float" office:value="0" calcext:value-type="float">
            <text:p>0</text:p>
          </table:table-cell>
          <table:table-cell office:value-type="float" office:value="0.1669472" calcext:value-type="float">
            <text:p>0.1669472</text:p>
          </table:table-cell>
          <table:table-cell office:value-type="float" office:value="0.1618668" calcext:value-type="float">
            <text:p>0.1618668</text:p>
          </table:table-cell>
          <table:table-cell office:value-type="float" office:value="0.2550486" calcext:value-type="float">
            <text:p>0.2550486</text:p>
          </table:table-cell>
          <table:table-cell office:value-type="float" office:value="0.04802336" calcext:value-type="float">
            <text:p>0.04802336</text:p>
          </table:table-cell>
          <table:table-cell office:value-type="float" office:value="0.03624257" calcext:value-type="float">
            <text:p>0.03624257</text:p>
          </table:table-cell>
          <table:table-cell office:value-type="float" office:value="0.02336716" calcext:value-type="float">
            <text:p>0.02336716</text:p>
          </table:table-cell>
          <table:table-cell office:value-type="float" office:value="0.02928735" calcext:value-type="float">
            <text:p>0.02928735</text:p>
          </table:table-cell>
          <table:table-cell office:value-type="float" office:value="0.07194387" calcext:value-type="float">
            <text:p>0.07194387</text:p>
          </table:table-cell>
          <table:table-cell office:value-type="float" office:value="0.1360435" calcext:value-type="float">
            <text:p>0.1360435</text:p>
          </table:table-cell>
          <table:table-cell office:value-type="float" office:value="0.138816" calcext:value-type="float">
            <text:p>0.138816</text:p>
          </table:table-cell>
          <table:table-cell office:value-type="float" office:value="0.1434843" calcext:value-type="float">
            <text:p>0.1434843</text:p>
          </table:table-cell>
          <table:table-cell office:value-type="float" office:value="0.1499582" calcext:value-type="float">
            <text:p>0.1499582</text:p>
          </table:table-cell>
          <table:table-cell office:value-type="float" office:value="0.1604092" calcext:value-type="float">
            <text:p>0.1604092</text:p>
          </table:table-cell>
          <table:table-cell office:value-type="float" office:value="0.1654264" calcext:value-type="float">
            <text:p>0.1654264</text:p>
          </table:table-cell>
          <table:table-cell office:value-type="float" office:value="0" calcext:value-type="float">
            <text:p>0</text:p>
          </table:table-cell>
          <table:table-cell office:value-type="float" office:value="19.64141" calcext:value-type="float">
            <text:p>19.64141</text:p>
          </table:table-cell>
          <table:table-cell office:value-type="float" office:value="18.33689" calcext:value-type="float">
            <text:p>18.33689</text:p>
          </table:table-cell>
          <table:table-cell office:value-type="float" office:value="32.41308" calcext:value-type="float">
            <text:p>32.41308</text:p>
          </table:table-cell>
          <table:table-cell office:value-type="float" office:value="5.511054" calcext:value-type="float">
            <text:p>5.511054</text:p>
          </table:table-cell>
          <table:table-cell office:value-type="float" office:value="4.193954" calcext:value-type="float">
            <text:p>4.193954</text:p>
          </table:table-cell>
          <table:table-cell office:value-type="float" office:value="1.984501" calcext:value-type="float">
            <text:p>1.984501</text:p>
          </table:table-cell>
          <table:table-cell office:value-type="float" office:value="1.993021" calcext:value-type="float">
            <text:p>1.993021</text:p>
          </table:table-cell>
          <table:table-cell office:value-type="float" office:value="4.239735" calcext:value-type="float">
            <text:p>4.239735</text:p>
          </table:table-cell>
          <table:table-cell office:value-type="float" office:value="6.975758" calcext:value-type="float">
            <text:p>6.975758</text:p>
          </table:table-cell>
          <table:table-cell office:value-type="float" office:value="7.330446" calcext:value-type="float">
            <text:p>7.330446</text:p>
          </table:table-cell>
          <table:table-cell office:value-type="float" office:value="7.8602" calcext:value-type="float">
            <text:p>7.8602</text:p>
          </table:table-cell>
          <table:table-cell office:value-type="float" office:value="8.414003" calcext:value-type="float">
            <text:p>8.414003</text:p>
          </table:table-cell>
          <table:table-cell office:value-type="float" office:value="9.46946" calcext:value-type="float">
            <text:p>9.46946</text:p>
          </table:table-cell>
          <table:table-cell office:value-type="float" office:value="9.962533" calcext:value-type="float">
            <text:p>9.962533</text:p>
          </table:table-cell>
          <table:table-cell office:value-type="float" office:value="0" calcext:value-type="float">
            <text:p>0</text:p>
          </table:table-cell>
          <table:table-cell office:value-type="float" office:value="0.08660848" calcext:value-type="float">
            <text:p>0.08660848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07717" calcext:value-type="float">
            <text:p>3.3077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3.404492" calcext:value-type="float">
            <text:p>3.404492</text:p>
          </table:table-cell>
          <table:table-cell office:value-type="float" office:value="135.8299" calcext:value-type="float">
            <text:p>135.8299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66273" calcext:value-type="float">
            <text:p>31.66273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5008" calcext:value-type="float">
            <text:p>0.0105008</text:p>
          </table:table-cell>
          <table:table-cell office:value-type="float" office:value="1172.566" calcext:value-type="float">
            <text:p>1172.566</text:p>
          </table:table-cell>
          <table:table-cell office:value-type="float" office:value="1.35038" calcext:value-type="float">
            <text:p>1.35038</text:p>
          </table:table-cell>
          <table:table-cell office:value-type="float" office:value="0" calcext:value-type="float">
            <text:p>0</text:p>
          </table:table-cell>
          <table:table-cell office:value-type="float" office:value="0.171687" calcext:value-type="float">
            <text:p>0.171687</text:p>
          </table:table-cell>
          <table:table-cell office:value-type="float" office:value="0.1647004" calcext:value-type="float">
            <text:p>0.1647004</text:p>
          </table:table-cell>
          <table:table-cell office:value-type="float" office:value="0.257168" calcext:value-type="float">
            <text:p>0.257168</text:p>
          </table:table-cell>
          <table:table-cell office:value-type="float" office:value="0.04779409" calcext:value-type="float">
            <text:p>0.04779409</text:p>
          </table:table-cell>
          <table:table-cell office:value-type="float" office:value="0.03535034" calcext:value-type="float">
            <text:p>0.03535034</text:p>
          </table:table-cell>
          <table:table-cell office:value-type="float" office:value="0.02334409" calcext:value-type="float">
            <text:p>0.02334409</text:p>
          </table:table-cell>
          <table:table-cell office:value-type="float" office:value="0.02917452" calcext:value-type="float">
            <text:p>0.02917452</text:p>
          </table:table-cell>
          <table:table-cell office:value-type="float" office:value="0.07187559" calcext:value-type="float">
            <text:p>0.07187559</text:p>
          </table:table-cell>
          <table:table-cell office:value-type="float" office:value="0.1360345" calcext:value-type="float">
            <text:p>0.1360345</text:p>
          </table:table-cell>
          <table:table-cell office:value-type="float" office:value="0.13886" calcext:value-type="float">
            <text:p>0.13886</text:p>
          </table:table-cell>
          <table:table-cell office:value-type="float" office:value="0.1435466" calcext:value-type="float">
            <text:p>0.1435466</text:p>
          </table:table-cell>
          <table:table-cell office:value-type="float" office:value="0.150014" calcext:value-type="float">
            <text:p>0.150014</text:p>
          </table:table-cell>
          <table:table-cell office:value-type="float" office:value="0.1604274" calcext:value-type="float">
            <text:p>0.1604274</text:p>
          </table:table-cell>
          <table:table-cell office:value-type="float" office:value="0.1654854" calcext:value-type="float">
            <text:p>0.1654854</text:p>
          </table:table-cell>
          <table:table-cell office:value-type="float" office:value="0" calcext:value-type="float">
            <text:p>0</text:p>
          </table:table-cell>
          <table:table-cell office:value-type="float" office:value="19.64498" calcext:value-type="float">
            <text:p>19.64498</text:p>
          </table:table-cell>
          <table:table-cell office:value-type="float" office:value="18.33755" calcext:value-type="float">
            <text:p>18.33755</text:p>
          </table:table-cell>
          <table:table-cell office:value-type="float" office:value="32.39803" calcext:value-type="float">
            <text:p>32.39803</text:p>
          </table:table-cell>
          <table:table-cell office:value-type="float" office:value="5.51122" calcext:value-type="float">
            <text:p>5.51122</text:p>
          </table:table-cell>
          <table:table-cell office:value-type="float" office:value="4.193835" calcext:value-type="float">
            <text:p>4.193835</text:p>
          </table:table-cell>
          <table:table-cell office:value-type="float" office:value="1.985763" calcext:value-type="float">
            <text:p>1.985763</text:p>
          </table:table-cell>
          <table:table-cell office:value-type="float" office:value="1.99501" calcext:value-type="float">
            <text:p>1.99501</text:p>
          </table:table-cell>
          <table:table-cell office:value-type="float" office:value="4.244635" calcext:value-type="float">
            <text:p>4.244635</text:p>
          </table:table-cell>
          <table:table-cell office:value-type="float" office:value="6.982488" calcext:value-type="float">
            <text:p>6.982488</text:p>
          </table:table-cell>
          <table:table-cell office:value-type="float" office:value="7.336825" calcext:value-type="float">
            <text:p>7.336825</text:p>
          </table:table-cell>
          <table:table-cell office:value-type="float" office:value="7.866422" calcext:value-type="float">
            <text:p>7.866422</text:p>
          </table:table-cell>
          <table:table-cell office:value-type="float" office:value="8.419891" calcext:value-type="float">
            <text:p>8.419891</text:p>
          </table:table-cell>
          <table:table-cell office:value-type="float" office:value="9.474243" calcext:value-type="float">
            <text:p>9.474243</text:p>
          </table:table-cell>
          <table:table-cell office:value-type="float" office:value="9.967233" calcext:value-type="float">
            <text:p>9.967233</text:p>
          </table:table-cell>
          <table:table-cell office:value-type="float" office:value="0" calcext:value-type="float">
            <text:p>0</text:p>
          </table:table-cell>
          <table:table-cell office:value-type="float" office:value="0.09678318" calcext:value-type="float">
            <text:p>0.09678318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12088" calcext:value-type="float">
            <text:p>3.31208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3.401972" calcext:value-type="float">
            <text:p>3.401972</text:p>
          </table:table-cell>
          <table:table-cell office:value-type="float" office:value="135.8272" calcext:value-type="float">
            <text:p>135.8272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68238" calcext:value-type="float">
            <text:p>31.6823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543" calcext:value-type="float">
            <text:p>0.01044543</text:p>
          </table:table-cell>
          <table:table-cell office:value-type="float" office:value="1172.551" calcext:value-type="float">
            <text:p>1172.551</text:p>
          </table:table-cell>
          <table:table-cell office:value-type="float" office:value="1.350257" calcext:value-type="float">
            <text:p>1.350257</text:p>
          </table:table-cell>
          <table:table-cell office:value-type="float" office:value="0" calcext:value-type="float">
            <text:p>0</text:p>
          </table:table-cell>
          <table:table-cell office:value-type="float" office:value="0.1814645" calcext:value-type="float">
            <text:p>0.1814645</text:p>
          </table:table-cell>
          <table:table-cell office:value-type="float" office:value="0.1675057" calcext:value-type="float">
            <text:p>0.1675057</text:p>
          </table:table-cell>
          <table:table-cell office:value-type="float" office:value="0.258806" calcext:value-type="float">
            <text:p>0.258806</text:p>
          </table:table-cell>
          <table:table-cell office:value-type="float" office:value="0.04744719" calcext:value-type="float">
            <text:p>0.04744719</text:p>
          </table:table-cell>
          <table:table-cell office:value-type="float" office:value="0.03440851" calcext:value-type="float">
            <text:p>0.03440851</text:p>
          </table:table-cell>
          <table:table-cell office:value-type="float" office:value="0.02336639" calcext:value-type="float">
            <text:p>0.02336639</text:p>
          </table:table-cell>
          <table:table-cell office:value-type="float" office:value="0.02911462" calcext:value-type="float">
            <text:p>0.02911462</text:p>
          </table:table-cell>
          <table:table-cell office:value-type="float" office:value="0.07187144" calcext:value-type="float">
            <text:p>0.07187144</text:p>
          </table:table-cell>
          <table:table-cell office:value-type="float" office:value="0.1360424" calcext:value-type="float">
            <text:p>0.1360424</text:p>
          </table:table-cell>
          <table:table-cell office:value-type="float" office:value="0.1389084" calcext:value-type="float">
            <text:p>0.1389084</text:p>
          </table:table-cell>
          <table:table-cell office:value-type="float" office:value="0.1436088" calcext:value-type="float">
            <text:p>0.1436088</text:p>
          </table:table-cell>
          <table:table-cell office:value-type="float" office:value="0.1500688" calcext:value-type="float">
            <text:p>0.1500688</text:p>
          </table:table-cell>
          <table:table-cell office:value-type="float" office:value="0.1604697" calcext:value-type="float">
            <text:p>0.1604697</text:p>
          </table:table-cell>
          <table:table-cell office:value-type="float" office:value="0.165543" calcext:value-type="float">
            <text:p>0.165543</text:p>
          </table:table-cell>
          <table:table-cell office:value-type="float" office:value="0" calcext:value-type="float">
            <text:p>0</text:p>
          </table:table-cell>
          <table:table-cell office:value-type="float" office:value="19.64929" calcext:value-type="float">
            <text:p>19.64929</text:p>
          </table:table-cell>
          <table:table-cell office:value-type="float" office:value="18.33853" calcext:value-type="float">
            <text:p>18.33853</text:p>
          </table:table-cell>
          <table:table-cell office:value-type="float" office:value="32.38339" calcext:value-type="float">
            <text:p>32.38339</text:p>
          </table:table-cell>
          <table:table-cell office:value-type="float" office:value="5.511225" calcext:value-type="float">
            <text:p>5.511225</text:p>
          </table:table-cell>
          <table:table-cell office:value-type="float" office:value="4.193338" calcext:value-type="float">
            <text:p>4.193338</text:p>
          </table:table-cell>
          <table:table-cell office:value-type="float" office:value="1.987023" calcext:value-type="float">
            <text:p>1.987023</text:p>
          </table:table-cell>
          <table:table-cell office:value-type="float" office:value="1.996977" calcext:value-type="float">
            <text:p>1.996977</text:p>
          </table:table-cell>
          <table:table-cell office:value-type="float" office:value="4.249516" calcext:value-type="float">
            <text:p>4.249516</text:p>
          </table:table-cell>
          <table:table-cell office:value-type="float" office:value="6.989207" calcext:value-type="float">
            <text:p>6.989207</text:p>
          </table:table-cell>
          <table:table-cell office:value-type="float" office:value="7.343203" calcext:value-type="float">
            <text:p>7.343203</text:p>
          </table:table-cell>
          <table:table-cell office:value-type="float" office:value="7.872644" calcext:value-type="float">
            <text:p>7.872644</text:p>
          </table:table-cell>
          <table:table-cell office:value-type="float" office:value="8.425773" calcext:value-type="float">
            <text:p>8.425773</text:p>
          </table:table-cell>
          <table:table-cell office:value-type="float" office:value="9.478972" calcext:value-type="float">
            <text:p>9.478972</text:p>
          </table:table-cell>
          <table:table-cell office:value-type="float" office:value="9.971995" calcext:value-type="float">
            <text:p>9.971995</text:p>
          </table:table-cell>
          <table:table-cell office:value-type="float" office:value="0" calcext:value-type="float">
            <text:p>0</text:p>
          </table:table-cell>
          <table:table-cell office:value-type="float" office:value="0.1449887" calcext:value-type="float">
            <text:p>0.1449887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16447" calcext:value-type="float">
            <text:p>3.31644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3.399871" calcext:value-type="float">
            <text:p>3.399871</text:p>
          </table:table-cell>
          <table:table-cell office:value-type="float" office:value="135.8246" calcext:value-type="float">
            <text:p>135.8246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702" calcext:value-type="float">
            <text:p>31.702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543" calcext:value-type="float">
            <text:p>0.01044543</text:p>
          </table:table-cell>
          <table:table-cell office:value-type="float" office:value="1172.537" calcext:value-type="float">
            <text:p>1172.537</text:p>
          </table:table-cell>
          <table:table-cell office:value-type="float" office:value="1.350699" calcext:value-type="float">
            <text:p>1.350699</text:p>
          </table:table-cell>
          <table:table-cell office:value-type="float" office:value="0" calcext:value-type="float">
            <text:p>0</text:p>
          </table:table-cell>
          <table:table-cell office:value-type="float" office:value="0.1668082" calcext:value-type="float">
            <text:p>0.1668082</text:p>
          </table:table-cell>
          <table:table-cell office:value-type="float" office:value="0.1602685" calcext:value-type="float">
            <text:p>0.1602685</text:p>
          </table:table-cell>
          <table:table-cell office:value-type="float" office:value="0.2545399" calcext:value-type="float">
            <text:p>0.2545399</text:p>
          </table:table-cell>
          <table:table-cell office:value-type="float" office:value="0.04612909" calcext:value-type="float">
            <text:p>0.04612909</text:p>
          </table:table-cell>
          <table:table-cell office:value-type="float" office:value="0.03299995" calcext:value-type="float">
            <text:p>0.03299995</text:p>
          </table:table-cell>
          <table:table-cell office:value-type="float" office:value="0.02335916" calcext:value-type="float">
            <text:p>0.02335916</text:p>
          </table:table-cell>
          <table:table-cell office:value-type="float" office:value="0.02908173" calcext:value-type="float">
            <text:p>0.02908173</text:p>
          </table:table-cell>
          <table:table-cell office:value-type="float" office:value="0.07191645" calcext:value-type="float">
            <text:p>0.07191645</text:p>
          </table:table-cell>
          <table:table-cell office:value-type="float" office:value="0.1360702" calcext:value-type="float">
            <text:p>0.1360702</text:p>
          </table:table-cell>
          <table:table-cell office:value-type="float" office:value="0.1389606" calcext:value-type="float">
            <text:p>0.1389606</text:p>
          </table:table-cell>
          <table:table-cell office:value-type="float" office:value="0.1436708" calcext:value-type="float">
            <text:p>0.1436708</text:p>
          </table:table-cell>
          <table:table-cell office:value-type="float" office:value="0.1501242" calcext:value-type="float">
            <text:p>0.1501242</text:p>
          </table:table-cell>
          <table:table-cell office:value-type="float" office:value="0.1605192" calcext:value-type="float">
            <text:p>0.1605192</text:p>
          </table:table-cell>
          <table:table-cell office:value-type="float" office:value="0.1656012" calcext:value-type="float">
            <text:p>0.1656012</text:p>
          </table:table-cell>
          <table:table-cell office:value-type="float" office:value="0" calcext:value-type="float">
            <text:p>0</text:p>
          </table:table-cell>
          <table:table-cell office:value-type="float" office:value="19.65362" calcext:value-type="float">
            <text:p>19.65362</text:p>
          </table:table-cell>
          <table:table-cell office:value-type="float" office:value="18.33957" calcext:value-type="float">
            <text:p>18.33957</text:p>
          </table:table-cell>
          <table:table-cell office:value-type="float" office:value="32.36916" calcext:value-type="float">
            <text:p>32.36916</text:p>
          </table:table-cell>
          <table:table-cell office:value-type="float" office:value="5.511066" calcext:value-type="float">
            <text:p>5.511066</text:p>
          </table:table-cell>
          <table:table-cell office:value-type="float" office:value="4.192481" calcext:value-type="float">
            <text:p>4.192481</text:p>
          </table:table-cell>
          <table:table-cell office:value-type="float" office:value="1.988301" calcext:value-type="float">
            <text:p>1.988301</text:p>
          </table:table-cell>
          <table:table-cell office:value-type="float" office:value="1.998935" calcext:value-type="float">
            <text:p>1.998935</text:p>
          </table:table-cell>
          <table:table-cell office:value-type="float" office:value="4.254381" calcext:value-type="float">
            <text:p>4.254381</text:p>
          </table:table-cell>
          <table:table-cell office:value-type="float" office:value="6.995926" calcext:value-type="float">
            <text:p>6.995926</text:p>
          </table:table-cell>
          <table:table-cell office:value-type="float" office:value="7.349581" calcext:value-type="float">
            <text:p>7.349581</text:p>
          </table:table-cell>
          <table:table-cell office:value-type="float" office:value="7.878866" calcext:value-type="float">
            <text:p>7.878866</text:p>
          </table:table-cell>
          <table:table-cell office:value-type="float" office:value="8.431587" calcext:value-type="float">
            <text:p>8.431587</text:p>
          </table:table-cell>
          <table:table-cell office:value-type="float" office:value="9.483702" calcext:value-type="float">
            <text:p>9.483702</text:p>
          </table:table-cell>
          <table:table-cell office:value-type="float" office:value="9.976772" calcext:value-type="float">
            <text:p>9.976772</text:p>
          </table:table-cell>
          <table:table-cell office:value-type="float" office:value="0" calcext:value-type="float">
            <text:p>0</text:p>
          </table:table-cell>
          <table:table-cell office:value-type="float" office:value="0.09517954" calcext:value-type="float">
            <text:p>0.09517954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20497" calcext:value-type="float">
            <text:p>3.32049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3.398027" calcext:value-type="float">
            <text:p>3.398027</text:p>
          </table:table-cell>
          <table:table-cell office:value-type="float" office:value="135.822" calcext:value-type="float">
            <text:p>135.822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72134" calcext:value-type="float">
            <text:p>31.72134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543" calcext:value-type="float">
            <text:p>0.01044543</text:p>
          </table:table-cell>
          <table:table-cell office:value-type="float" office:value="1172.522" calcext:value-type="float">
            <text:p>1172.522</text:p>
          </table:table-cell>
          <table:table-cell office:value-type="float" office:value="1.35111" calcext:value-type="float">
            <text:p>1.35111</text:p>
          </table:table-cell>
          <table:table-cell office:value-type="float" office:value="0" calcext:value-type="float">
            <text:p>0</text:p>
          </table:table-cell>
          <table:table-cell office:value-type="float" office:value="0.1595577" calcext:value-type="float">
            <text:p>0.1595577</text:p>
          </table:table-cell>
          <table:table-cell office:value-type="float" office:value="0.1548025" calcext:value-type="float">
            <text:p>0.1548025</text:p>
          </table:table-cell>
          <table:table-cell office:value-type="float" office:value="0.2502356" calcext:value-type="float">
            <text:p>0.2502356</text:p>
          </table:table-cell>
          <table:table-cell office:value-type="float" office:value="0.04460566" calcext:value-type="float">
            <text:p>0.04460566</text:p>
          </table:table-cell>
          <table:table-cell office:value-type="float" office:value="0.03159261" calcext:value-type="float">
            <text:p>0.03159261</text:p>
          </table:table-cell>
          <table:table-cell office:value-type="float" office:value="0.02303081" calcext:value-type="float">
            <text:p>0.02303081</text:p>
          </table:table-cell>
          <table:table-cell office:value-type="float" office:value="0.02890447" calcext:value-type="float">
            <text:p>0.02890447</text:p>
          </table:table-cell>
          <table:table-cell office:value-type="float" office:value="0.07191087" calcext:value-type="float">
            <text:p>0.07191087</text:p>
          </table:table-cell>
          <table:table-cell office:value-type="float" office:value="0.1361082" calcext:value-type="float">
            <text:p>0.1361082</text:p>
          </table:table-cell>
          <table:table-cell office:value-type="float" office:value="0.1390171" calcext:value-type="float">
            <text:p>0.1390171</text:p>
          </table:table-cell>
          <table:table-cell office:value-type="float" office:value="0.1437332" calcext:value-type="float">
            <text:p>0.1437332</text:p>
          </table:table-cell>
          <table:table-cell office:value-type="float" office:value="0.1501802" calcext:value-type="float">
            <text:p>0.1501802</text:p>
          </table:table-cell>
          <table:table-cell office:value-type="float" office:value="0.16057" calcext:value-type="float">
            <text:p>0.16057</text:p>
          </table:table-cell>
          <table:table-cell office:value-type="float" office:value="0.1656548" calcext:value-type="float">
            <text:p>0.1656548</text:p>
          </table:table-cell>
          <table:table-cell office:value-type="float" office:value="0" calcext:value-type="float">
            <text:p>0</text:p>
          </table:table-cell>
          <table:table-cell office:value-type="float" office:value="19.65597" calcext:value-type="float">
            <text:p>19.65597</text:p>
          </table:table-cell>
          <table:table-cell office:value-type="float" office:value="18.338" calcext:value-type="float">
            <text:p>18.338</text:p>
          </table:table-cell>
          <table:table-cell office:value-type="float" office:value="32.353" calcext:value-type="float">
            <text:p>32.353</text:p>
          </table:table-cell>
          <table:table-cell office:value-type="float" office:value="5.51033" calcext:value-type="float">
            <text:p>5.51033</text:p>
          </table:table-cell>
          <table:table-cell office:value-type="float" office:value="4.19105" calcext:value-type="float">
            <text:p>4.19105</text:p>
          </table:table-cell>
          <table:table-cell office:value-type="float" office:value="1.98952" calcext:value-type="float">
            <text:p>1.98952</text:p>
          </table:table-cell>
          <table:table-cell office:value-type="float" office:value="2.000864" calcext:value-type="float">
            <text:p>2.000864</text:p>
          </table:table-cell>
          <table:table-cell office:value-type="float" office:value="4.259247" calcext:value-type="float">
            <text:p>4.259247</text:p>
          </table:table-cell>
          <table:table-cell office:value-type="float" office:value="7.002645" calcext:value-type="float">
            <text:p>7.002645</text:p>
          </table:table-cell>
          <table:table-cell office:value-type="float" office:value="7.355959" calcext:value-type="float">
            <text:p>7.355959</text:p>
          </table:table-cell>
          <table:table-cell office:value-type="float" office:value="7.885087" calcext:value-type="float">
            <text:p>7.885087</text:p>
          </table:table-cell>
          <table:table-cell office:value-type="float" office:value="8.437404" calcext:value-type="float">
            <text:p>8.437404</text:p>
          </table:table-cell>
          <table:table-cell office:value-type="float" office:value="9.488431" calcext:value-type="float">
            <text:p>9.488431</text:p>
          </table:table-cell>
          <table:table-cell office:value-type="float" office:value="9.981544" calcext:value-type="float">
            <text:p>9.981544</text:p>
          </table:table-cell>
          <table:table-cell office:value-type="float" office:value="0" calcext:value-type="float">
            <text:p>0</text:p>
          </table:table-cell>
          <table:table-cell office:value-type="float" office:value="0.07156485" calcext:value-type="float">
            <text:p>0.07156485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24121" calcext:value-type="float">
            <text:p>3.3241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3.396562" calcext:value-type="float">
            <text:p>3.396562</text:p>
          </table:table-cell>
          <table:table-cell office:value-type="float" office:value="135.8197" calcext:value-type="float">
            <text:p>135.8197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74037" calcext:value-type="float">
            <text:p>31.74037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543" calcext:value-type="float">
            <text:p>0.01044543</text:p>
          </table:table-cell>
          <table:table-cell office:value-type="float" office:value="1172.508" calcext:value-type="float">
            <text:p>1172.508</text:p>
          </table:table-cell>
          <table:table-cell office:value-type="float" office:value="1.351509" calcext:value-type="float">
            <text:p>1.351509</text:p>
          </table:table-cell>
          <table:table-cell office:value-type="float" office:value="0" calcext:value-type="float">
            <text:p>0</text:p>
          </table:table-cell>
          <table:table-cell office:value-type="float" office:value="0.1465044" calcext:value-type="float">
            <text:p>0.1465044</text:p>
          </table:table-cell>
          <table:table-cell office:value-type="float" office:value="0.146209" calcext:value-type="float">
            <text:p>0.146209</text:p>
          </table:table-cell>
          <table:table-cell office:value-type="float" office:value="0.2431688" calcext:value-type="float">
            <text:p>0.2431688</text:p>
          </table:table-cell>
          <table:table-cell office:value-type="float" office:value="0.04272762" calcext:value-type="float">
            <text:p>0.04272762</text:p>
          </table:table-cell>
          <table:table-cell office:value-type="float" office:value="0.03010346" calcext:value-type="float">
            <text:p>0.03010346</text:p>
          </table:table-cell>
          <table:table-cell office:value-type="float" office:value="0.02257975" calcext:value-type="float">
            <text:p>0.02257975</text:p>
          </table:table-cell>
          <table:table-cell office:value-type="float" office:value="0.02869974" calcext:value-type="float">
            <text:p>0.02869974</text:p>
          </table:table-cell>
          <table:table-cell office:value-type="float" office:value="0.07185379" calcext:value-type="float">
            <text:p>0.07185379</text:p>
          </table:table-cell>
          <table:table-cell office:value-type="float" office:value="0.1361388" calcext:value-type="float">
            <text:p>0.1361388</text:p>
          </table:table-cell>
          <table:table-cell office:value-type="float" office:value="0.1390747" calcext:value-type="float">
            <text:p>0.1390747</text:p>
          </table:table-cell>
          <table:table-cell office:value-type="float" office:value="0.1437959" calcext:value-type="float">
            <text:p>0.1437959</text:p>
          </table:table-cell>
          <table:table-cell office:value-type="float" office:value="0.1502361" calcext:value-type="float">
            <text:p>0.1502361</text:p>
          </table:table-cell>
          <table:table-cell office:value-type="float" office:value="0.1606209" calcext:value-type="float">
            <text:p>0.1606209</text:p>
          </table:table-cell>
          <table:table-cell office:value-type="float" office:value="0.165707" calcext:value-type="float">
            <text:p>0.165707</text:p>
          </table:table-cell>
          <table:table-cell office:value-type="float" office:value="0" calcext:value-type="float">
            <text:p>0</text:p>
          </table:table-cell>
          <table:table-cell office:value-type="float" office:value="19.6564" calcext:value-type="float">
            <text:p>19.6564</text:p>
          </table:table-cell>
          <table:table-cell office:value-type="float" office:value="18.33387" calcext:value-type="float">
            <text:p>18.33387</text:p>
          </table:table-cell>
          <table:table-cell office:value-type="float" office:value="32.33524" calcext:value-type="float">
            <text:p>32.33524</text:p>
          </table:table-cell>
          <table:table-cell office:value-type="float" office:value="5.508963" calcext:value-type="float">
            <text:p>5.508963</text:p>
          </table:table-cell>
          <table:table-cell office:value-type="float" office:value="4.189099" calcext:value-type="float">
            <text:p>4.189099</text:p>
          </table:table-cell>
          <table:table-cell office:value-type="float" office:value="1.990653" calcext:value-type="float">
            <text:p>1.990653</text:p>
          </table:table-cell>
          <table:table-cell office:value-type="float" office:value="2.002752" calcext:value-type="float">
            <text:p>2.002752</text:p>
          </table:table-cell>
          <table:table-cell office:value-type="float" office:value="4.264094" calcext:value-type="float">
            <text:p>4.264094</text:p>
          </table:table-cell>
          <table:table-cell office:value-type="float" office:value="7.009328" calcext:value-type="float">
            <text:p>7.009328</text:p>
          </table:table-cell>
          <table:table-cell office:value-type="float" office:value="7.362337" calcext:value-type="float">
            <text:p>7.362337</text:p>
          </table:table-cell>
          <table:table-cell office:value-type="float" office:value="7.891286" calcext:value-type="float">
            <text:p>7.891286</text:p>
          </table:table-cell>
          <table:table-cell office:value-type="float" office:value="8.443216" calcext:value-type="float">
            <text:p>8.443216</text:p>
          </table:table-cell>
          <table:table-cell office:value-type="float" office:value="9.49316" calcext:value-type="float">
            <text:p>9.49316</text:p>
          </table:table-cell>
          <table:table-cell office:value-type="float" office:value="9.986297" calcext:value-type="float">
            <text:p>9.986297</text:p>
          </table:table-cell>
          <table:table-cell office:value-type="float" office:value="0" calcext:value-type="float">
            <text:p>0</text:p>
          </table:table-cell>
          <table:table-cell office:value-type="float" office:value="0.04564528" calcext:value-type="float">
            <text:p>0.04564528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27238" calcext:value-type="float">
            <text:p>3.32723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3.395258" calcext:value-type="float">
            <text:p>3.395258</text:p>
          </table:table-cell>
          <table:table-cell office:value-type="float" office:value="135.8178" calcext:value-type="float">
            <text:p>135.8178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7588" calcext:value-type="float">
            <text:p>31.758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257" calcext:value-type="float">
            <text:p>0.000366325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543" calcext:value-type="float">
            <text:p>0.01044543</text:p>
          </table:table-cell>
          <table:table-cell office:value-type="float" office:value="1172.493" calcext:value-type="float">
            <text:p>1172.493</text:p>
          </table:table-cell>
          <table:table-cell office:value-type="float" office:value="1.35215" calcext:value-type="float">
            <text:p>1.35215</text:p>
          </table:table-cell>
          <table:table-cell office:value-type="float" office:value="0" calcext:value-type="float">
            <text:p>0</text:p>
          </table:table-cell>
          <table:table-cell office:value-type="float" office:value="0.106769" calcext:value-type="float">
            <text:p>0.106769</text:p>
          </table:table-cell>
          <table:table-cell office:value-type="float" office:value="0.142617" calcext:value-type="float">
            <text:p>0.142617</text:p>
          </table:table-cell>
          <table:table-cell office:value-type="float" office:value="0.2356328" calcext:value-type="float">
            <text:p>0.2356328</text:p>
          </table:table-cell>
          <table:table-cell office:value-type="float" office:value="0.04322886" calcext:value-type="float">
            <text:p>0.04322886</text:p>
          </table:table-cell>
          <table:table-cell office:value-type="float" office:value="0.02903731" calcext:value-type="float">
            <text:p>0.02903731</text:p>
          </table:table-cell>
          <table:table-cell office:value-type="float" office:value="0.02210386" calcext:value-type="float">
            <text:p>0.02210386</text:p>
          </table:table-cell>
          <table:table-cell office:value-type="float" office:value="0.02845652" calcext:value-type="float">
            <text:p>0.02845652</text:p>
          </table:table-cell>
          <table:table-cell office:value-type="float" office:value="0.07173669" calcext:value-type="float">
            <text:p>0.07173669</text:p>
          </table:table-cell>
          <table:table-cell office:value-type="float" office:value="0.1361526" calcext:value-type="float">
            <text:p>0.1361526</text:p>
          </table:table-cell>
          <table:table-cell office:value-type="float" office:value="0.1391311" calcext:value-type="float">
            <text:p>0.1391311</text:p>
          </table:table-cell>
          <table:table-cell office:value-type="float" office:value="0.1438588" calcext:value-type="float">
            <text:p>0.1438588</text:p>
          </table:table-cell>
          <table:table-cell office:value-type="float" office:value="0.1502961" calcext:value-type="float">
            <text:p>0.1502961</text:p>
          </table:table-cell>
          <table:table-cell office:value-type="float" office:value="0.1606722" calcext:value-type="float">
            <text:p>0.1606722</text:p>
          </table:table-cell>
          <table:table-cell office:value-type="float" office:value="0.1657581" calcext:value-type="float">
            <text:p>0.1657581</text:p>
          </table:table-cell>
          <table:table-cell office:value-type="float" office:value="0" calcext:value-type="float">
            <text:p>0</text:p>
          </table:table-cell>
          <table:table-cell office:value-type="float" office:value="19.6372" calcext:value-type="float">
            <text:p>19.6372</text:p>
          </table:table-cell>
          <table:table-cell office:value-type="float" office:value="18.32636" calcext:value-type="float">
            <text:p>18.32636</text:p>
          </table:table-cell>
          <table:table-cell office:value-type="float" office:value="32.31459" calcext:value-type="float">
            <text:p>32.31459</text:p>
          </table:table-cell>
          <table:table-cell office:value-type="float" office:value="5.507227" calcext:value-type="float">
            <text:p>5.507227</text:p>
          </table:table-cell>
          <table:table-cell office:value-type="float" office:value="4.186675" calcext:value-type="float">
            <text:p>4.186675</text:p>
          </table:table-cell>
          <table:table-cell office:value-type="float" office:value="1.991668" calcext:value-type="float">
            <text:p>1.991668</text:p>
          </table:table-cell>
          <table:table-cell office:value-type="float" office:value="2.004586" calcext:value-type="float">
            <text:p>2.004586</text:p>
          </table:table-cell>
          <table:table-cell office:value-type="float" office:value="4.268911" calcext:value-type="float">
            <text:p>4.268911</text:p>
          </table:table-cell>
          <table:table-cell office:value-type="float" office:value="7.016001" calcext:value-type="float">
            <text:p>7.016001</text:p>
          </table:table-cell>
          <table:table-cell office:value-type="float" office:value="7.368715" calcext:value-type="float">
            <text:p>7.368715</text:p>
          </table:table-cell>
          <table:table-cell office:value-type="float" office:value="7.897452" calcext:value-type="float">
            <text:p>7.897452</text:p>
          </table:table-cell>
          <table:table-cell office:value-type="float" office:value="8.449031" calcext:value-type="float">
            <text:p>8.449031</text:p>
          </table:table-cell>
          <table:table-cell office:value-type="float" office:value="9.49789" calcext:value-type="float">
            <text:p>9.49789</text:p>
          </table:table-cell>
          <table:table-cell office:value-type="float" office:value="9.990984" calcext:value-type="float">
            <text:p>9.990984</text:p>
          </table:table-cell>
          <table:table-cell office:value-type="float" office:value="0" calcext:value-type="float">
            <text:p>0</text:p>
          </table:table-cell>
          <table:table-cell office:value-type="float" office:value="0.2061713" calcext:value-type="float">
            <text:p>0.2061713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30026" calcext:value-type="float">
            <text:p>3.33002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3.394227" calcext:value-type="float">
            <text:p>3.394227</text:p>
          </table:table-cell>
          <table:table-cell office:value-type="float" office:value="135.8161" calcext:value-type="float">
            <text:p>135.8161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7756" calcext:value-type="float">
            <text:p>31.7756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524" calcext:value-type="float">
            <text:p>0.0003663524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576" calcext:value-type="float">
            <text:p>0.01044576</text:p>
          </table:table-cell>
          <table:table-cell office:value-type="float" office:value="1172.479" calcext:value-type="float">
            <text:p>1172.479</text:p>
          </table:table-cell>
          <table:table-cell office:value-type="float" office:value="1.352994" calcext:value-type="float">
            <text:p>1.352994</text:p>
          </table:table-cell>
          <table:table-cell office:value-type="float" office:value="0" calcext:value-type="float">
            <text:p>0</text:p>
          </table:table-cell>
          <table:table-cell office:value-type="float" office:value="0.08390281" calcext:value-type="float">
            <text:p>0.08390281</text:p>
          </table:table-cell>
          <table:table-cell office:value-type="float" office:value="0.1098769" calcext:value-type="float">
            <text:p>0.1098769</text:p>
          </table:table-cell>
          <table:table-cell office:value-type="float" office:value="0.1613214" calcext:value-type="float">
            <text:p>0.1613214</text:p>
          </table:table-cell>
          <table:table-cell office:value-type="float" office:value="0.09767244" calcext:value-type="float">
            <text:p>0.09767244</text:p>
          </table:table-cell>
          <table:table-cell office:value-type="float" office:value="0.05384888" calcext:value-type="float">
            <text:p>0.05384888</text:p>
          </table:table-cell>
          <table:table-cell office:value-type="float" office:value="0.02420401" calcext:value-type="float">
            <text:p>0.02420401</text:p>
          </table:table-cell>
          <table:table-cell office:value-type="float" office:value="0.02539293" calcext:value-type="float">
            <text:p>0.02539293</text:p>
          </table:table-cell>
          <table:table-cell office:value-type="float" office:value="0.07131864" calcext:value-type="float">
            <text:p>0.07131864</text:p>
          </table:table-cell>
          <table:table-cell office:value-type="float" office:value="0.1361329" calcext:value-type="float">
            <text:p>0.1361329</text:p>
          </table:table-cell>
          <table:table-cell office:value-type="float" office:value="0.1391842" calcext:value-type="float">
            <text:p>0.1391842</text:p>
          </table:table-cell>
          <table:table-cell office:value-type="float" office:value="0.143922" calcext:value-type="float">
            <text:p>0.143922</text:p>
          </table:table-cell>
          <table:table-cell office:value-type="float" office:value="0.1503574" calcext:value-type="float">
            <text:p>0.1503574</text:p>
          </table:table-cell>
          <table:table-cell office:value-type="float" office:value="0.1607233" calcext:value-type="float">
            <text:p>0.1607233</text:p>
          </table:table-cell>
          <table:table-cell office:value-type="float" office:value="0.1658091" calcext:value-type="float">
            <text:p>0.1658091</text:p>
          </table:table-cell>
          <table:table-cell office:value-type="float" office:value="0" calcext:value-type="float">
            <text:p>0</text:p>
          </table:table-cell>
          <table:table-cell office:value-type="float" office:value="19.59581" calcext:value-type="float">
            <text:p>19.59581</text:p>
          </table:table-cell>
          <table:table-cell office:value-type="float" office:value="18.30469" calcext:value-type="float">
            <text:p>18.30469</text:p>
          </table:table-cell>
          <table:table-cell office:value-type="float" office:value="32.26754" calcext:value-type="float">
            <text:p>32.26754</text:p>
          </table:table-cell>
          <table:table-cell office:value-type="float" office:value="5.516013" calcext:value-type="float">
            <text:p>5.516013</text:p>
          </table:table-cell>
          <table:table-cell office:value-type="float" office:value="4.186364" calcext:value-type="float">
            <text:p>4.186364</text:p>
          </table:table-cell>
          <table:table-cell office:value-type="float" office:value="1.992626" calcext:value-type="float">
            <text:p>1.992626</text:p>
          </table:table-cell>
          <table:table-cell office:value-type="float" office:value="2.00615" calcext:value-type="float">
            <text:p>2.00615</text:p>
          </table:table-cell>
          <table:table-cell office:value-type="float" office:value="4.273665" calcext:value-type="float">
            <text:p>4.273665</text:p>
          </table:table-cell>
          <table:table-cell office:value-type="float" office:value="7.022675" calcext:value-type="float">
            <text:p>7.022675</text:p>
          </table:table-cell>
          <table:table-cell office:value-type="float" office:value="7.375093" calcext:value-type="float">
            <text:p>7.375093</text:p>
          </table:table-cell>
          <table:table-cell office:value-type="float" office:value="7.903617" calcext:value-type="float">
            <text:p>7.903617</text:p>
          </table:table-cell>
          <table:table-cell office:value-type="float" office:value="8.454845" calcext:value-type="float">
            <text:p>8.454845</text:p>
          </table:table-cell>
          <table:table-cell office:value-type="float" office:value="9.502555" calcext:value-type="float">
            <text:p>9.502555</text:p>
          </table:table-cell>
          <table:table-cell office:value-type="float" office:value="9.995672" calcext:value-type="float">
            <text:p>9.995672</text:p>
          </table:table-cell>
          <table:table-cell office:value-type="float" office:value="0" calcext:value-type="float">
            <text:p>0</text:p>
          </table:table-cell>
          <table:table-cell office:value-type="float" office:value="0.3268977" calcext:value-type="float">
            <text:p>0.3268977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32464" calcext:value-type="float">
            <text:p>3.3324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3.393257" calcext:value-type="float">
            <text:p>3.393257</text:p>
          </table:table-cell>
          <table:table-cell office:value-type="float" office:value="135.8143" calcext:value-type="float">
            <text:p>135.8143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79276" calcext:value-type="float">
            <text:p>31.79276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3846" calcext:value-type="float">
            <text:p>0.0003663846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615" calcext:value-type="float">
            <text:p>0.01044615</text:p>
          </table:table-cell>
          <table:table-cell office:value-type="float" office:value="1172.465" calcext:value-type="float">
            <text:p>1172.465</text:p>
          </table:table-cell>
          <table:table-cell office:value-type="float" office:value="1.353703" calcext:value-type="float">
            <text:p>1.353703</text:p>
          </table:table-cell>
          <table:table-cell office:value-type="float" office:value="0" calcext:value-type="float">
            <text:p>0</text:p>
          </table:table-cell>
          <table:table-cell office:value-type="float" office:value="0.1211212" calcext:value-type="float">
            <text:p>0.1211212</text:p>
          </table:table-cell>
          <table:table-cell office:value-type="float" office:value="0.1383674" calcext:value-type="float">
            <text:p>0.1383674</text:p>
          </table:table-cell>
          <table:table-cell office:value-type="float" office:value="0.2070457" calcext:value-type="float">
            <text:p>0.2070457</text:p>
          </table:table-cell>
          <table:table-cell office:value-type="float" office:value="0.05090797" calcext:value-type="float">
            <text:p>0.05090797</text:p>
          </table:table-cell>
          <table:table-cell office:value-type="float" office:value="0.03473698" calcext:value-type="float">
            <text:p>0.03473698</text:p>
          </table:table-cell>
          <table:table-cell office:value-type="float" office:value="0.02288293" calcext:value-type="float">
            <text:p>0.02288293</text:p>
          </table:table-cell>
          <table:table-cell office:value-type="float" office:value="0.02428252" calcext:value-type="float">
            <text:p>0.02428252</text:p>
          </table:table-cell>
          <table:table-cell office:value-type="float" office:value="0.07054633" calcext:value-type="float">
            <text:p>0.07054633</text:p>
          </table:table-cell>
          <table:table-cell office:value-type="float" office:value="0.1360339" calcext:value-type="float">
            <text:p>0.1360339</text:p>
          </table:table-cell>
          <table:table-cell office:value-type="float" office:value="0.1392329" calcext:value-type="float">
            <text:p>0.1392329</text:p>
          </table:table-cell>
          <table:table-cell office:value-type="float" office:value="0.1439846" calcext:value-type="float">
            <text:p>0.1439846</text:p>
          </table:table-cell>
          <table:table-cell office:value-type="float" office:value="0.1504131" calcext:value-type="float">
            <text:p>0.1504131</text:p>
          </table:table-cell>
          <table:table-cell office:value-type="float" office:value="0.1607742" calcext:value-type="float">
            <text:p>0.1607742</text:p>
          </table:table-cell>
          <table:table-cell office:value-type="float" office:value="0.1658597" calcext:value-type="float">
            <text:p>0.1658597</text:p>
          </table:table-cell>
          <table:table-cell office:value-type="float" office:value="0" calcext:value-type="float">
            <text:p>0</text:p>
          </table:table-cell>
          <table:table-cell office:value-type="float" office:value="19.57213" calcext:value-type="float">
            <text:p>19.57213</text:p>
          </table:table-cell>
          <table:table-cell office:value-type="float" office:value="18.28596" calcext:value-type="float">
            <text:p>18.28596</text:p>
          </table:table-cell>
          <table:table-cell office:value-type="float" office:value="32.21417" calcext:value-type="float">
            <text:p>32.21417</text:p>
          </table:table-cell>
          <table:table-cell office:value-type="float" office:value="5.52798" calcext:value-type="float">
            <text:p>5.52798</text:p>
          </table:table-cell>
          <table:table-cell office:value-type="float" office:value="4.19124" calcext:value-type="float">
            <text:p>4.19124</text:p>
          </table:table-cell>
          <table:table-cell office:value-type="float" office:value="1.994702" calcext:value-type="float">
            <text:p>1.994702</text:p>
          </table:table-cell>
          <table:table-cell office:value-type="float" office:value="2.007308" calcext:value-type="float">
            <text:p>2.007308</text:p>
          </table:table-cell>
          <table:table-cell office:value-type="float" office:value="4.278329" calcext:value-type="float">
            <text:p>4.278329</text:p>
          </table:table-cell>
          <table:table-cell office:value-type="float" office:value="7.029311" calcext:value-type="float">
            <text:p>7.029311</text:p>
          </table:table-cell>
          <table:table-cell office:value-type="float" office:value="7.381472" calcext:value-type="float">
            <text:p>7.381472</text:p>
          </table:table-cell>
          <table:table-cell office:value-type="float" office:value="7.909783" calcext:value-type="float">
            <text:p>7.909783</text:p>
          </table:table-cell>
          <table:table-cell office:value-type="float" office:value="8.460661" calcext:value-type="float">
            <text:p>8.460661</text:p>
          </table:table-cell>
          <table:table-cell office:value-type="float" office:value="9.507206" calcext:value-type="float">
            <text:p>9.507206</text:p>
          </table:table-cell>
          <table:table-cell office:value-type="float" office:value="10.00036" calcext:value-type="float">
            <text:p>10.00036</text:p>
          </table:table-cell>
          <table:table-cell office:value-type="float" office:value="0" calcext:value-type="float">
            <text:p>0</text:p>
          </table:table-cell>
          <table:table-cell office:value-type="float" office:value="0.6417264" calcext:value-type="float">
            <text:p>0.6417264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34671" calcext:value-type="float">
            <text:p>3.33467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3.392384" calcext:value-type="float">
            <text:p>3.392384</text:p>
          </table:table-cell>
          <table:table-cell office:value-type="float" office:value="135.8127" calcext:value-type="float">
            <text:p>135.8127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80986" calcext:value-type="float">
            <text:p>31.80986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088" calcext:value-type="float">
            <text:p>0.000366408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645" calcext:value-type="float">
            <text:p>0.01044645</text:p>
          </table:table-cell>
          <table:table-cell office:value-type="float" office:value="1172.452" calcext:value-type="float">
            <text:p>1172.452</text:p>
          </table:table-cell>
          <table:table-cell office:value-type="float" office:value="1.354269" calcext:value-type="float">
            <text:p>1.354269</text:p>
          </table:table-cell>
          <table:table-cell office:value-type="float" office:value="0" calcext:value-type="float">
            <text:p>0</text:p>
          </table:table-cell>
          <table:table-cell office:value-type="float" office:value="0.1259058" calcext:value-type="float">
            <text:p>0.1259058</text:p>
          </table:table-cell>
          <table:table-cell office:value-type="float" office:value="0.1415212" calcext:value-type="float">
            <text:p>0.1415212</text:p>
          </table:table-cell>
          <table:table-cell office:value-type="float" office:value="0.2085228" calcext:value-type="float">
            <text:p>0.2085228</text:p>
          </table:table-cell>
          <table:table-cell office:value-type="float" office:value="0.0406813" calcext:value-type="float">
            <text:p>0.0406813</text:p>
          </table:table-cell>
          <table:table-cell office:value-type="float" office:value="0.02757062" calcext:value-type="float">
            <text:p>0.02757062</text:p>
          </table:table-cell>
          <table:table-cell office:value-type="float" office:value="0.02085054" calcext:value-type="float">
            <text:p>0.02085054</text:p>
          </table:table-cell>
          <table:table-cell office:value-type="float" office:value="0.02566016" calcext:value-type="float">
            <text:p>0.02566016</text:p>
          </table:table-cell>
          <table:table-cell office:value-type="float" office:value="0.07012044" calcext:value-type="float">
            <text:p>0.07012044</text:p>
          </table:table-cell>
          <table:table-cell office:value-type="float" office:value="0.135851" calcext:value-type="float">
            <text:p>0.135851</text:p>
          </table:table-cell>
          <table:table-cell office:value-type="float" office:value="0.1392764" calcext:value-type="float">
            <text:p>0.1392764</text:p>
          </table:table-cell>
          <table:table-cell office:value-type="float" office:value="0.1440467" calcext:value-type="float">
            <text:p>0.1440467</text:p>
          </table:table-cell>
          <table:table-cell office:value-type="float" office:value="0.1504672" calcext:value-type="float">
            <text:p>0.1504672</text:p>
          </table:table-cell>
          <table:table-cell office:value-type="float" office:value="0.1608247" calcext:value-type="float">
            <text:p>0.1608247</text:p>
          </table:table-cell>
          <table:table-cell office:value-type="float" office:value="0.1659103" calcext:value-type="float">
            <text:p>0.1659103</text:p>
          </table:table-cell>
          <table:table-cell office:value-type="float" office:value="0" calcext:value-type="float">
            <text:p>0</text:p>
          </table:table-cell>
          <table:table-cell office:value-type="float" office:value="19.55979" calcext:value-type="float">
            <text:p>19.55979</text:p>
          </table:table-cell>
          <table:table-cell office:value-type="float" office:value="18.27427" calcext:value-type="float">
            <text:p>18.27427</text:p>
          </table:table-cell>
          <table:table-cell office:value-type="float" office:value="32.17244" calcext:value-type="float">
            <text:p>32.17244</text:p>
          </table:table-cell>
          <table:table-cell office:value-type="float" office:value="5.526484" calcext:value-type="float">
            <text:p>5.526484</text:p>
          </table:table-cell>
          <table:table-cell office:value-type="float" office:value="4.188175" calcext:value-type="float">
            <text:p>4.188175</text:p>
          </table:table-cell>
          <table:table-cell office:value-type="float" office:value="1.995845" calcext:value-type="float">
            <text:p>1.995845</text:p>
          </table:table-cell>
          <table:table-cell office:value-type="float" office:value="2.008847" calcext:value-type="float">
            <text:p>2.008847</text:p>
          </table:table-cell>
          <table:table-cell office:value-type="float" office:value="4.282948" calcext:value-type="float">
            <text:p>4.282948</text:p>
          </table:table-cell>
          <table:table-cell office:value-type="float" office:value="7.035939" calcext:value-type="float">
            <text:p>7.035939</text:p>
          </table:table-cell>
          <table:table-cell office:value-type="float" office:value="7.387837" calcext:value-type="float">
            <text:p>7.387837</text:p>
          </table:table-cell>
          <table:table-cell office:value-type="float" office:value="7.915948" calcext:value-type="float">
            <text:p>7.915948</text:p>
          </table:table-cell>
          <table:table-cell office:value-type="float" office:value="8.46648" calcext:value-type="float">
            <text:p>8.46648</text:p>
          </table:table-cell>
          <table:table-cell office:value-type="float" office:value="9.511858" calcext:value-type="float">
            <text:p>9.511858</text:p>
          </table:table-cell>
          <table:table-cell office:value-type="float" office:value="10.00504" calcext:value-type="float">
            <text:p>10.00504</text:p>
          </table:table-cell>
          <table:table-cell office:value-type="float" office:value="0" calcext:value-type="float">
            <text:p>0</text:p>
          </table:table-cell>
          <table:table-cell office:value-type="float" office:value="0.6043471" calcext:value-type="float">
            <text:p>0.6043471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36741" calcext:value-type="float">
            <text:p>3.33674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3.391574" calcext:value-type="float">
            <text:p>3.391574</text:p>
          </table:table-cell>
          <table:table-cell office:value-type="float" office:value="135.8111" calcext:value-type="float">
            <text:p>135.8111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82686" calcext:value-type="float">
            <text:p>31.82686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198" calcext:value-type="float">
            <text:p>0.000366419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658" calcext:value-type="float">
            <text:p>0.01044658</text:p>
          </table:table-cell>
          <table:table-cell office:value-type="float" office:value="1172.438" calcext:value-type="float">
            <text:p>1172.438</text:p>
          </table:table-cell>
          <table:table-cell office:value-type="float" office:value="1.354731" calcext:value-type="float">
            <text:p>1.354731</text:p>
          </table:table-cell>
          <table:table-cell office:value-type="float" office:value="0" calcext:value-type="float">
            <text:p>0</text:p>
          </table:table-cell>
          <table:table-cell office:value-type="float" office:value="0.1250035" calcext:value-type="float">
            <text:p>0.1250035</text:p>
          </table:table-cell>
          <table:table-cell office:value-type="float" office:value="0.1320108" calcext:value-type="float">
            <text:p>0.1320108</text:p>
          </table:table-cell>
          <table:table-cell office:value-type="float" office:value="0.2178466" calcext:value-type="float">
            <text:p>0.2178466</text:p>
          </table:table-cell>
          <table:table-cell office:value-type="float" office:value="0.03874726" calcext:value-type="float">
            <text:p>0.03874726</text:p>
          </table:table-cell>
          <table:table-cell office:value-type="float" office:value="0.02639776" calcext:value-type="float">
            <text:p>0.02639776</text:p>
          </table:table-cell>
          <table:table-cell office:value-type="float" office:value="0.02038625" calcext:value-type="float">
            <text:p>0.02038625</text:p>
          </table:table-cell>
          <table:table-cell office:value-type="float" office:value="0.02689342" calcext:value-type="float">
            <text:p>0.02689342</text:p>
          </table:table-cell>
          <table:table-cell office:value-type="float" office:value="0.06983616" calcext:value-type="float">
            <text:p>0.06983616</text:p>
          </table:table-cell>
          <table:table-cell office:value-type="float" office:value="0.1357103" calcext:value-type="float">
            <text:p>0.1357103</text:p>
          </table:table-cell>
          <table:table-cell office:value-type="float" office:value="0.1393148" calcext:value-type="float">
            <text:p>0.1393148</text:p>
          </table:table-cell>
          <table:table-cell office:value-type="float" office:value="0.1441084" calcext:value-type="float">
            <text:p>0.1441084</text:p>
          </table:table-cell>
          <table:table-cell office:value-type="float" office:value="0.1505178" calcext:value-type="float">
            <text:p>0.1505178</text:p>
          </table:table-cell>
          <table:table-cell office:value-type="float" office:value="0.1608753" calcext:value-type="float">
            <text:p>0.1608753</text:p>
          </table:table-cell>
          <table:table-cell office:value-type="float" office:value="0.1659609" calcext:value-type="float">
            <text:p>0.1659609</text:p>
          </table:table-cell>
          <table:table-cell office:value-type="float" office:value="0" calcext:value-type="float">
            <text:p>0</text:p>
          </table:table-cell>
          <table:table-cell office:value-type="float" office:value="19.55122" calcext:value-type="float">
            <text:p>19.55122</text:p>
          </table:table-cell>
          <table:table-cell office:value-type="float" office:value="18.26143" calcext:value-type="float">
            <text:p>18.26143</text:p>
          </table:table-cell>
          <table:table-cell office:value-type="float" office:value="32.13393" calcext:value-type="float">
            <text:p>32.13393</text:p>
          </table:table-cell>
          <table:table-cell office:value-type="float" office:value="5.522444" calcext:value-type="float">
            <text:p>5.522444</text:p>
          </table:table-cell>
          <table:table-cell office:value-type="float" office:value="4.183511" calcext:value-type="float">
            <text:p>4.183511</text:p>
          </table:table-cell>
          <table:table-cell office:value-type="float" office:value="1.996622" calcext:value-type="float">
            <text:p>1.996622</text:p>
          </table:table-cell>
          <table:table-cell office:value-type="float" office:value="2.010615" calcext:value-type="float">
            <text:p>2.010615</text:p>
          </table:table-cell>
          <table:table-cell office:value-type="float" office:value="4.287586" calcext:value-type="float">
            <text:p>4.287586</text:p>
          </table:table-cell>
          <table:table-cell office:value-type="float" office:value="7.042527" calcext:value-type="float">
            <text:p>7.042527</text:p>
          </table:table-cell>
          <table:table-cell office:value-type="float" office:value="7.394138" calcext:value-type="float">
            <text:p>7.394138</text:p>
          </table:table-cell>
          <table:table-cell office:value-type="float" office:value="7.922114" calcext:value-type="float">
            <text:p>7.922114</text:p>
          </table:table-cell>
          <table:table-cell office:value-type="float" office:value="8.472295" calcext:value-type="float">
            <text:p>8.472295</text:p>
          </table:table-cell>
          <table:table-cell office:value-type="float" office:value="9.516509" calcext:value-type="float">
            <text:p>9.516509</text:p>
          </table:table-cell>
          <table:table-cell office:value-type="float" office:value="10.00972" calcext:value-type="float">
            <text:p>10.00972</text:p>
          </table:table-cell>
          <table:table-cell office:value-type="float" office:value="0" calcext:value-type="float">
            <text:p>0</text:p>
          </table:table-cell>
          <table:table-cell office:value-type="float" office:value="0.3978479" calcext:value-type="float">
            <text:p>0.3978479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38685" calcext:value-type="float">
            <text:p>3.33868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3.390788" calcext:value-type="float">
            <text:p>3.390788</text:p>
          </table:table-cell>
          <table:table-cell office:value-type="float" office:value="135.8095" calcext:value-type="float">
            <text:p>135.8095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84466" calcext:value-type="float">
            <text:p>31.84466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291" calcext:value-type="float">
            <text:p>0.0003664291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671" calcext:value-type="float">
            <text:p>0.01044671</text:p>
          </table:table-cell>
          <table:table-cell office:value-type="float" office:value="1172.423" calcext:value-type="float">
            <text:p>1172.423</text:p>
          </table:table-cell>
          <table:table-cell office:value-type="float" office:value="1.3553" calcext:value-type="float">
            <text:p>1.3553</text:p>
          </table:table-cell>
          <table:table-cell office:value-type="float" office:value="0" calcext:value-type="float">
            <text:p>0</text:p>
          </table:table-cell>
          <table:table-cell office:value-type="float" office:value="0.1324562" calcext:value-type="float">
            <text:p>0.1324562</text:p>
          </table:table-cell>
          <table:table-cell office:value-type="float" office:value="0.1503356" calcext:value-type="float">
            <text:p>0.1503356</text:p>
          </table:table-cell>
          <table:table-cell office:value-type="float" office:value="0.2072982" calcext:value-type="float">
            <text:p>0.2072982</text:p>
          </table:table-cell>
          <table:table-cell office:value-type="float" office:value="0.05259781" calcext:value-type="float">
            <text:p>0.05259781</text:p>
          </table:table-cell>
          <table:table-cell office:value-type="float" office:value="0.04034553" calcext:value-type="float">
            <text:p>0.04034553</text:p>
          </table:table-cell>
          <table:table-cell office:value-type="float" office:value="0.02375733" calcext:value-type="float">
            <text:p>0.02375733</text:p>
          </table:table-cell>
          <table:table-cell office:value-type="float" office:value="0.02535413" calcext:value-type="float">
            <text:p>0.02535413</text:p>
          </table:table-cell>
          <table:table-cell office:value-type="float" office:value="0.06996316" calcext:value-type="float">
            <text:p>0.06996316</text:p>
          </table:table-cell>
          <table:table-cell office:value-type="float" office:value="0.1355533" calcext:value-type="float">
            <text:p>0.1355533</text:p>
          </table:table-cell>
          <table:table-cell office:value-type="float" office:value="0.1393498" calcext:value-type="float">
            <text:p>0.1393498</text:p>
          </table:table-cell>
          <table:table-cell office:value-type="float" office:value="0.1441687" calcext:value-type="float">
            <text:p>0.1441687</text:p>
          </table:table-cell>
          <table:table-cell office:value-type="float" office:value="0.1505788" calcext:value-type="float">
            <text:p>0.1505788</text:p>
          </table:table-cell>
          <table:table-cell office:value-type="float" office:value="0.1609257" calcext:value-type="float">
            <text:p>0.1609257</text:p>
          </table:table-cell>
          <table:table-cell office:value-type="float" office:value="0.1660114" calcext:value-type="float">
            <text:p>0.1660114</text:p>
          </table:table-cell>
          <table:table-cell office:value-type="float" office:value="0" calcext:value-type="float">
            <text:p>0</text:p>
          </table:table-cell>
          <table:table-cell office:value-type="float" office:value="19.0823" calcext:value-type="float">
            <text:p>19.0823</text:p>
          </table:table-cell>
          <table:table-cell office:value-type="float" office:value="17.91958" calcext:value-type="float">
            <text:p>17.91958</text:p>
          </table:table-cell>
          <table:table-cell office:value-type="float" office:value="30.385" calcext:value-type="float">
            <text:p>30.385</text:p>
          </table:table-cell>
          <table:table-cell office:value-type="float" office:value="6.462662" calcext:value-type="float">
            <text:p>6.462662</text:p>
          </table:table-cell>
          <table:table-cell office:value-type="float" office:value="5.256813" calcext:value-type="float">
            <text:p>5.256813</text:p>
          </table:table-cell>
          <table:table-cell office:value-type="float" office:value="2.177044" calcext:value-type="float">
            <text:p>2.177044</text:p>
          </table:table-cell>
          <table:table-cell office:value-type="float" office:value="2.012494" calcext:value-type="float">
            <text:p>2.012494</text:p>
          </table:table-cell>
          <table:table-cell office:value-type="float" office:value="4.292315" calcext:value-type="float">
            <text:p>4.292315</text:p>
          </table:table-cell>
          <table:table-cell office:value-type="float" office:value="7.049109" calcext:value-type="float">
            <text:p>7.049109</text:p>
          </table:table-cell>
          <table:table-cell office:value-type="float" office:value="7.400442" calcext:value-type="float">
            <text:p>7.400442</text:p>
          </table:table-cell>
          <table:table-cell office:value-type="float" office:value="7.928279" calcext:value-type="float">
            <text:p>7.928279</text:p>
          </table:table-cell>
          <table:table-cell office:value-type="float" office:value="8.478105" calcext:value-type="float">
            <text:p>8.478105</text:p>
          </table:table-cell>
          <table:table-cell office:value-type="float" office:value="9.521161" calcext:value-type="float">
            <text:p>9.521161</text:p>
          </table:table-cell>
          <table:table-cell office:value-type="float" office:value="10.01441" calcext:value-type="float">
            <text:p>10.01441</text:p>
          </table:table-cell>
          <table:table-cell office:value-type="float" office:value="0" calcext:value-type="float">
            <text:p>0</text:p>
          </table:table-cell>
          <table:table-cell office:value-type="float" office:value="0.5780531" calcext:value-type="float">
            <text:p>0.5780531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40537" calcext:value-type="float">
            <text:p>3.34053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3.390121" calcext:value-type="float">
            <text:p>3.390121</text:p>
          </table:table-cell>
          <table:table-cell office:value-type="float" office:value="135.8079" calcext:value-type="float">
            <text:p>135.8079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86214" calcext:value-type="float">
            <text:p>31.86214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558" calcext:value-type="float">
            <text:p>0.000366455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703" calcext:value-type="float">
            <text:p>0.01044703</text:p>
          </table:table-cell>
          <table:table-cell office:value-type="float" office:value="1172.409" calcext:value-type="float">
            <text:p>1172.409</text:p>
          </table:table-cell>
          <table:table-cell office:value-type="float" office:value="1.355795" calcext:value-type="float">
            <text:p>1.355795</text:p>
          </table:table-cell>
          <table:table-cell office:value-type="float" office:value="0" calcext:value-type="float">
            <text:p>0</text:p>
          </table:table-cell>
          <table:table-cell office:value-type="float" office:value="0.1296878" calcext:value-type="float">
            <text:p>0.1296878</text:p>
          </table:table-cell>
          <table:table-cell office:value-type="float" office:value="0.1432353" calcext:value-type="float">
            <text:p>0.1432353</text:p>
          </table:table-cell>
          <table:table-cell office:value-type="float" office:value="0.191024" calcext:value-type="float">
            <text:p>0.191024</text:p>
          </table:table-cell>
          <table:table-cell office:value-type="float" office:value="0.04541042" calcext:value-type="float">
            <text:p>0.04541042</text:p>
          </table:table-cell>
          <table:table-cell office:value-type="float" office:value="0.03271323" calcext:value-type="float">
            <text:p>0.03271323</text:p>
          </table:table-cell>
          <table:table-cell office:value-type="float" office:value="0.02203214" calcext:value-type="float">
            <text:p>0.02203214</text:p>
          </table:table-cell>
          <table:table-cell office:value-type="float" office:value="0.02491397" calcext:value-type="float">
            <text:p>0.02491397</text:p>
          </table:table-cell>
          <table:table-cell office:value-type="float" office:value="0.07003956" calcext:value-type="float">
            <text:p>0.07003956</text:p>
          </table:table-cell>
          <table:table-cell office:value-type="float" office:value="0.1354631" calcext:value-type="float">
            <text:p>0.1354631</text:p>
          </table:table-cell>
          <table:table-cell office:value-type="float" office:value="0.1393833" calcext:value-type="float">
            <text:p>0.1393833</text:p>
          </table:table-cell>
          <table:table-cell office:value-type="float" office:value="0.144228" calcext:value-type="float">
            <text:p>0.144228</text:p>
          </table:table-cell>
          <table:table-cell office:value-type="float" office:value="0.1506301" calcext:value-type="float">
            <text:p>0.1506301</text:p>
          </table:table-cell>
          <table:table-cell office:value-type="float" office:value="0.1609762" calcext:value-type="float">
            <text:p>0.1609762</text:p>
          </table:table-cell>
          <table:table-cell office:value-type="float" office:value="0.166062" calcext:value-type="float">
            <text:p>0.166062</text:p>
          </table:table-cell>
          <table:table-cell office:value-type="float" office:value="0" calcext:value-type="float">
            <text:p>0</text:p>
          </table:table-cell>
          <table:table-cell office:value-type="float" office:value="19.07562" calcext:value-type="float">
            <text:p>19.07562</text:p>
          </table:table-cell>
          <table:table-cell office:value-type="float" office:value="17.91249" calcext:value-type="float">
            <text:p>17.91249</text:p>
          </table:table-cell>
          <table:table-cell office:value-type="float" office:value="30.35021" calcext:value-type="float">
            <text:p>30.35021</text:p>
          </table:table-cell>
          <table:table-cell office:value-type="float" office:value="6.459409" calcext:value-type="float">
            <text:p>6.459409</text:p>
          </table:table-cell>
          <table:table-cell office:value-type="float" office:value="5.252215" calcext:value-type="float">
            <text:p>5.252215</text:p>
          </table:table-cell>
          <table:table-cell office:value-type="float" office:value="2.177918" calcext:value-type="float">
            <text:p>2.177918</text:p>
          </table:table-cell>
          <table:table-cell office:value-type="float" office:value="2.013898" calcext:value-type="float">
            <text:p>2.013898</text:p>
          </table:table-cell>
          <table:table-cell office:value-type="float" office:value="4.297094" calcext:value-type="float">
            <text:p>4.297094</text:p>
          </table:table-cell>
          <table:table-cell office:value-type="float" office:value="7.055702" calcext:value-type="float">
            <text:p>7.055702</text:p>
          </table:table-cell>
          <table:table-cell office:value-type="float" office:value="7.406745" calcext:value-type="float">
            <text:p>7.406745</text:p>
          </table:table-cell>
          <table:table-cell office:value-type="float" office:value="7.934444" calcext:value-type="float">
            <text:p>7.934444</text:p>
          </table:table-cell>
          <table:table-cell office:value-type="float" office:value="8.483869" calcext:value-type="float">
            <text:p>8.483869</text:p>
          </table:table-cell>
          <table:table-cell office:value-type="float" office:value="9.525813" calcext:value-type="float">
            <text:p>9.525813</text:p>
          </table:table-cell>
          <table:table-cell office:value-type="float" office:value="10.01909" calcext:value-type="float">
            <text:p>10.01909</text:p>
          </table:table-cell>
          <table:table-cell office:value-type="float" office:value="0" calcext:value-type="float">
            <text:p>0</text:p>
          </table:table-cell>
          <table:table-cell office:value-type="float" office:value="0.7219354" calcext:value-type="float">
            <text:p>0.7219354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42219" calcext:value-type="float">
            <text:p>3.3422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3.389457" calcext:value-type="float">
            <text:p>3.389457</text:p>
          </table:table-cell>
          <table:table-cell office:value-type="float" office:value="135.8063" calcext:value-type="float">
            <text:p>135.8063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87932" calcext:value-type="float">
            <text:p>31.87932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669" calcext:value-type="float">
            <text:p>0.0003664669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717" calcext:value-type="float">
            <text:p>0.01044717</text:p>
          </table:table-cell>
          <table:table-cell office:value-type="float" office:value="1172.395" calcext:value-type="float">
            <text:p>1172.395</text:p>
          </table:table-cell>
          <table:table-cell office:value-type="float" office:value="1.356442" calcext:value-type="float">
            <text:p>1.356442</text:p>
          </table:table-cell>
          <table:table-cell office:value-type="float" office:value="0" calcext:value-type="float">
            <text:p>0</text:p>
          </table:table-cell>
          <table:table-cell office:value-type="float" office:value="0.1242071" calcext:value-type="float">
            <text:p>0.1242071</text:p>
          </table:table-cell>
          <table:table-cell office:value-type="float" office:value="0.140514" calcext:value-type="float">
            <text:p>0.140514</text:p>
          </table:table-cell>
          <table:table-cell office:value-type="float" office:value="0.1930656" calcext:value-type="float">
            <text:p>0.1930656</text:p>
          </table:table-cell>
          <table:table-cell office:value-type="float" office:value="0.04354079" calcext:value-type="float">
            <text:p>0.04354079</text:p>
          </table:table-cell>
          <table:table-cell office:value-type="float" office:value="0.03131223" calcext:value-type="float">
            <text:p>0.03131223</text:p>
          </table:table-cell>
          <table:table-cell office:value-type="float" office:value="0.02160497" calcext:value-type="float">
            <text:p>0.02160497</text:p>
          </table:table-cell>
          <table:table-cell office:value-type="float" office:value="0.02668093" calcext:value-type="float">
            <text:p>0.02668093</text:p>
          </table:table-cell>
          <table:table-cell office:value-type="float" office:value="0.07059388" calcext:value-type="float">
            <text:p>0.07059388</text:p>
          </table:table-cell>
          <table:table-cell office:value-type="float" office:value="0.1353872" calcext:value-type="float">
            <text:p>0.1353872</text:p>
          </table:table-cell>
          <table:table-cell office:value-type="float" office:value="0.1394164" calcext:value-type="float">
            <text:p>0.1394164</text:p>
          </table:table-cell>
          <table:table-cell office:value-type="float" office:value="0.1442869" calcext:value-type="float">
            <text:p>0.1442869</text:p>
          </table:table-cell>
          <table:table-cell office:value-type="float" office:value="0.1506836" calcext:value-type="float">
            <text:p>0.1506836</text:p>
          </table:table-cell>
          <table:table-cell office:value-type="float" office:value="0.1610266" calcext:value-type="float">
            <text:p>0.1610266</text:p>
          </table:table-cell>
          <table:table-cell office:value-type="float" office:value="0.1661126" calcext:value-type="float">
            <text:p>0.1661126</text:p>
          </table:table-cell>
          <table:table-cell office:value-type="float" office:value="0" calcext:value-type="float">
            <text:p>0</text:p>
          </table:table-cell>
          <table:table-cell office:value-type="float" office:value="19.06753" calcext:value-type="float">
            <text:p>19.06753</text:p>
          </table:table-cell>
          <table:table-cell office:value-type="float" office:value="17.903" calcext:value-type="float">
            <text:p>17.903</text:p>
          </table:table-cell>
          <table:table-cell office:value-type="float" office:value="30.31393" calcext:value-type="float">
            <text:p>30.31393</text:p>
          </table:table-cell>
          <table:table-cell office:value-type="float" office:value="6.45445" calcext:value-type="float">
            <text:p>6.45445</text:p>
          </table:table-cell>
          <table:table-cell office:value-type="float" office:value="5.246093" calcext:value-type="float">
            <text:p>5.246093</text:p>
          </table:table-cell>
          <table:table-cell office:value-type="float" office:value="2.17851" calcext:value-type="float">
            <text:p>2.17851</text:p>
          </table:table-cell>
          <table:table-cell office:value-type="float" office:value="2.015435" calcext:value-type="float">
            <text:p>2.015435</text:p>
          </table:table-cell>
          <table:table-cell office:value-type="float" office:value="4.301988" calcext:value-type="float">
            <text:p>4.301988</text:p>
          </table:table-cell>
          <table:table-cell office:value-type="float" office:value="7.06233" calcext:value-type="float">
            <text:p>7.06233</text:p>
          </table:table-cell>
          <table:table-cell office:value-type="float" office:value="7.413048" calcext:value-type="float">
            <text:p>7.413048</text:p>
          </table:table-cell>
          <table:table-cell office:value-type="float" office:value="7.94061" calcext:value-type="float">
            <text:p>7.94061</text:p>
          </table:table-cell>
          <table:table-cell office:value-type="float" office:value="8.489602" calcext:value-type="float">
            <text:p>8.489602</text:p>
          </table:table-cell>
          <table:table-cell office:value-type="float" office:value="9.530464" calcext:value-type="float">
            <text:p>9.530464</text:p>
          </table:table-cell>
          <table:table-cell office:value-type="float" office:value="10.02377" calcext:value-type="float">
            <text:p>10.02377</text:p>
          </table:table-cell>
          <table:table-cell office:value-type="float" office:value="0" calcext:value-type="float">
            <text:p>0</text:p>
          </table:table-cell>
          <table:table-cell office:value-type="float" office:value="0.4683513" calcext:value-type="float">
            <text:p>0.4683513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43844" calcext:value-type="float">
            <text:p>3.34384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3.388799" calcext:value-type="float">
            <text:p>3.388799</text:p>
          </table:table-cell>
          <table:table-cell office:value-type="float" office:value="135.8047" calcext:value-type="float">
            <text:p>135.8047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89649" calcext:value-type="float">
            <text:p>31.89649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669" calcext:value-type="float">
            <text:p>0.0003664669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717" calcext:value-type="float">
            <text:p>0.01044717</text:p>
          </table:table-cell>
          <table:table-cell office:value-type="float" office:value="1172.38" calcext:value-type="float">
            <text:p>1172.38</text:p>
          </table:table-cell>
          <table:table-cell office:value-type="float" office:value="1.357688" calcext:value-type="float">
            <text:p>1.357688</text:p>
          </table:table-cell>
          <table:table-cell office:value-type="float" office:value="0" calcext:value-type="float">
            <text:p>0</text:p>
          </table:table-cell>
          <table:table-cell office:value-type="float" office:value="0.1118657" calcext:value-type="float">
            <text:p>0.1118657</text:p>
          </table:table-cell>
          <table:table-cell office:value-type="float" office:value="0.1334296" calcext:value-type="float">
            <text:p>0.1334296</text:p>
          </table:table-cell>
          <table:table-cell office:value-type="float" office:value="0.2015128" calcext:value-type="float">
            <text:p>0.2015128</text:p>
          </table:table-cell>
          <table:table-cell office:value-type="float" office:value="0.04245248" calcext:value-type="float">
            <text:p>0.04245248</text:p>
          </table:table-cell>
          <table:table-cell office:value-type="float" office:value="0.03059378" calcext:value-type="float">
            <text:p>0.03059378</text:p>
          </table:table-cell>
          <table:table-cell office:value-type="float" office:value="0.02154827" calcext:value-type="float">
            <text:p>0.02154827</text:p>
          </table:table-cell>
          <table:table-cell office:value-type="float" office:value="0.02719285" calcext:value-type="float">
            <text:p>0.02719285</text:p>
          </table:table-cell>
          <table:table-cell office:value-type="float" office:value="0.07086697" calcext:value-type="float">
            <text:p>0.07086697</text:p>
          </table:table-cell>
          <table:table-cell office:value-type="float" office:value="0.135351" calcext:value-type="float">
            <text:p>0.135351</text:p>
          </table:table-cell>
          <table:table-cell office:value-type="float" office:value="0.1394497" calcext:value-type="float">
            <text:p>0.1394497</text:p>
          </table:table-cell>
          <table:table-cell office:value-type="float" office:value="0.1443457" calcext:value-type="float">
            <text:p>0.1443457</text:p>
          </table:table-cell>
          <table:table-cell office:value-type="float" office:value="0.150732" calcext:value-type="float">
            <text:p>0.150732</text:p>
          </table:table-cell>
          <table:table-cell office:value-type="float" office:value="0.1610771" calcext:value-type="float">
            <text:p>0.1610771</text:p>
          </table:table-cell>
          <table:table-cell office:value-type="float" office:value="0.1661632" calcext:value-type="float">
            <text:p>0.1661632</text:p>
          </table:table-cell>
          <table:table-cell office:value-type="float" office:value="0" calcext:value-type="float">
            <text:p>0</text:p>
          </table:table-cell>
          <table:table-cell office:value-type="float" office:value="19.05173" calcext:value-type="float">
            <text:p>19.05173</text:p>
          </table:table-cell>
          <table:table-cell office:value-type="float" office:value="17.89178" calcext:value-type="float">
            <text:p>17.89178</text:p>
          </table:table-cell>
          <table:table-cell office:value-type="float" office:value="30.28017" calcext:value-type="float">
            <text:p>30.28017</text:p>
          </table:table-cell>
          <table:table-cell office:value-type="float" office:value="6.448981" calcext:value-type="float">
            <text:p>6.448981</text:p>
          </table:table-cell>
          <table:table-cell office:value-type="float" office:value="5.239679" calcext:value-type="float">
            <text:p>5.239679</text:p>
          </table:table-cell>
          <table:table-cell office:value-type="float" office:value="2.179032" calcext:value-type="float">
            <text:p>2.179032</text:p>
          </table:table-cell>
          <table:table-cell office:value-type="float" office:value="2.017275" calcext:value-type="float">
            <text:p>2.017275</text:p>
          </table:table-cell>
          <table:table-cell office:value-type="float" office:value="4.306912" calcext:value-type="float">
            <text:p>4.306912</text:p>
          </table:table-cell>
          <table:table-cell office:value-type="float" office:value="7.068959" calcext:value-type="float">
            <text:p>7.068959</text:p>
          </table:table-cell>
          <table:table-cell office:value-type="float" office:value="7.41935" calcext:value-type="float">
            <text:p>7.41935</text:p>
          </table:table-cell>
          <table:table-cell office:value-type="float" office:value="7.946775" calcext:value-type="float">
            <text:p>7.946775</text:p>
          </table:table-cell>
          <table:table-cell office:value-type="float" office:value="8.495338" calcext:value-type="float">
            <text:p>8.495338</text:p>
          </table:table-cell>
          <table:table-cell office:value-type="float" office:value="9.535116" calcext:value-type="float">
            <text:p>9.535116</text:p>
          </table:table-cell>
          <table:table-cell office:value-type="float" office:value="10.02846" calcext:value-type="float">
            <text:p>10.02846</text:p>
          </table:table-cell>
          <table:table-cell office:value-type="float" office:value="0" calcext:value-type="float">
            <text:p>0</text:p>
          </table:table-cell>
          <table:table-cell office:value-type="float" office:value="0.2824177" calcext:value-type="float">
            <text:p>0.2824177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45351" calcext:value-type="float">
            <text:p>3.34535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3.388267" calcext:value-type="float">
            <text:p>3.388267</text:p>
          </table:table-cell>
          <table:table-cell office:value-type="float" office:value="135.8031" calcext:value-type="float">
            <text:p>135.8031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91368" calcext:value-type="float">
            <text:p>31.9136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669" calcext:value-type="float">
            <text:p>0.0003664669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717" calcext:value-type="float">
            <text:p>0.01044717</text:p>
          </table:table-cell>
          <table:table-cell office:value-type="float" office:value="1172.366" calcext:value-type="float">
            <text:p>1172.366</text:p>
          </table:table-cell>
          <table:table-cell office:value-type="float" office:value="1.359752" calcext:value-type="float">
            <text:p>1.359752</text:p>
          </table:table-cell>
          <table:table-cell office:value-type="float" office:value="0" calcext:value-type="float">
            <text:p>0</text:p>
          </table:table-cell>
          <table:table-cell office:value-type="float" office:value="0.1043112" calcext:value-type="float">
            <text:p>0.1043112</text:p>
          </table:table-cell>
          <table:table-cell office:value-type="float" office:value="0.1345811" calcext:value-type="float">
            <text:p>0.1345811</text:p>
          </table:table-cell>
          <table:table-cell office:value-type="float" office:value="0.2038215" calcext:value-type="float">
            <text:p>0.2038215</text:p>
          </table:table-cell>
          <table:table-cell office:value-type="float" office:value="0.04181818" calcext:value-type="float">
            <text:p>0.04181818</text:p>
          </table:table-cell>
          <table:table-cell office:value-type="float" office:value="0.02962742" calcext:value-type="float">
            <text:p>0.02962742</text:p>
          </table:table-cell>
          <table:table-cell office:value-type="float" office:value="0.02155951" calcext:value-type="float">
            <text:p>0.02155951</text:p>
          </table:table-cell>
          <table:table-cell office:value-type="float" office:value="0.02730447" calcext:value-type="float">
            <text:p>0.02730447</text:p>
          </table:table-cell>
          <table:table-cell office:value-type="float" office:value="0.07094225" calcext:value-type="float">
            <text:p>0.07094225</text:p>
          </table:table-cell>
          <table:table-cell office:value-type="float" office:value="0.1354355" calcext:value-type="float">
            <text:p>0.1354355</text:p>
          </table:table-cell>
          <table:table-cell office:value-type="float" office:value="0.1394847" calcext:value-type="float">
            <text:p>0.1394847</text:p>
          </table:table-cell>
          <table:table-cell office:value-type="float" office:value="0.1444045" calcext:value-type="float">
            <text:p>0.1444045</text:p>
          </table:table-cell>
          <table:table-cell office:value-type="float" office:value="0.150783" calcext:value-type="float">
            <text:p>0.150783</text:p>
          </table:table-cell>
          <table:table-cell office:value-type="float" office:value="0.1611276" calcext:value-type="float">
            <text:p>0.1611276</text:p>
          </table:table-cell>
          <table:table-cell office:value-type="float" office:value="0.1662138" calcext:value-type="float">
            <text:p>0.1662138</text:p>
          </table:table-cell>
          <table:table-cell office:value-type="float" office:value="0" calcext:value-type="float">
            <text:p>0</text:p>
          </table:table-cell>
          <table:table-cell office:value-type="float" office:value="19.03193" calcext:value-type="float">
            <text:p>19.03193</text:p>
          </table:table-cell>
          <table:table-cell office:value-type="float" office:value="17.87951" calcext:value-type="float">
            <text:p>17.87951</text:p>
          </table:table-cell>
          <table:table-cell office:value-type="float" office:value="30.24925" calcext:value-type="float">
            <text:p>30.24925</text:p>
          </table:table-cell>
          <table:table-cell office:value-type="float" office:value="6.443124" calcext:value-type="float">
            <text:p>6.443124</text:p>
          </table:table-cell>
          <table:table-cell office:value-type="float" office:value="5.232947" calcext:value-type="float">
            <text:p>5.232947</text:p>
          </table:table-cell>
          <table:table-cell office:value-type="float" office:value="2.179541" calcext:value-type="float">
            <text:p>2.179541</text:p>
          </table:table-cell>
          <table:table-cell office:value-type="float" office:value="2.019125" calcext:value-type="float">
            <text:p>2.019125</text:p>
          </table:table-cell>
          <table:table-cell office:value-type="float" office:value="4.311798" calcext:value-type="float">
            <text:p>4.311798</text:p>
          </table:table-cell>
          <table:table-cell office:value-type="float" office:value="7.075632" calcext:value-type="float">
            <text:p>7.075632</text:p>
          </table:table-cell>
          <table:table-cell office:value-type="float" office:value="7.425652" calcext:value-type="float">
            <text:p>7.425652</text:p>
          </table:table-cell>
          <table:table-cell office:value-type="float" office:value="7.952941" calcext:value-type="float">
            <text:p>7.952941</text:p>
          </table:table-cell>
          <table:table-cell office:value-type="float" office:value="8.501081" calcext:value-type="float">
            <text:p>8.501081</text:p>
          </table:table-cell>
          <table:table-cell office:value-type="float" office:value="9.539768" calcext:value-type="float">
            <text:p>9.539768</text:p>
          </table:table-cell>
          <table:table-cell office:value-type="float" office:value="10.03315" calcext:value-type="float">
            <text:p>10.03315</text:p>
          </table:table-cell>
          <table:table-cell office:value-type="float" office:value="0" calcext:value-type="float">
            <text:p>0</text:p>
          </table:table-cell>
          <table:table-cell office:value-type="float" office:value="0.2100298" calcext:value-type="float">
            <text:p>0.2100298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46766" calcext:value-type="float">
            <text:p>3.34676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3.387854" calcext:value-type="float">
            <text:p>3.387854</text:p>
          </table:table-cell>
          <table:table-cell office:value-type="float" office:value="135.8014" calcext:value-type="float">
            <text:p>135.8014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93089" calcext:value-type="float">
            <text:p>31.93089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711" calcext:value-type="float">
            <text:p>0.0003664711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722" calcext:value-type="float">
            <text:p>0.01044722</text:p>
          </table:table-cell>
          <table:table-cell office:value-type="float" office:value="1172.351" calcext:value-type="float">
            <text:p>1172.351</text:p>
          </table:table-cell>
          <table:table-cell office:value-type="float" office:value="1.362153" calcext:value-type="float">
            <text:p>1.362153</text:p>
          </table:table-cell>
          <table:table-cell office:value-type="float" office:value="0" calcext:value-type="float">
            <text:p>0</text:p>
          </table:table-cell>
          <table:table-cell office:value-type="float" office:value="0.1090198" calcext:value-type="float">
            <text:p>0.1090198</text:p>
          </table:table-cell>
          <table:table-cell office:value-type="float" office:value="0.1360559" calcext:value-type="float">
            <text:p>0.1360559</text:p>
          </table:table-cell>
          <table:table-cell office:value-type="float" office:value="0.2024514" calcext:value-type="float">
            <text:p>0.2024514</text:p>
          </table:table-cell>
          <table:table-cell office:value-type="float" office:value="0.04101925" calcext:value-type="float">
            <text:p>0.04101925</text:p>
          </table:table-cell>
          <table:table-cell office:value-type="float" office:value="0.02832531" calcext:value-type="float">
            <text:p>0.02832531</text:p>
          </table:table-cell>
          <table:table-cell office:value-type="float" office:value="0.02160823" calcext:value-type="float">
            <text:p>0.02160823</text:p>
          </table:table-cell>
          <table:table-cell office:value-type="float" office:value="0.02676376" calcext:value-type="float">
            <text:p>0.02676376</text:p>
          </table:table-cell>
          <table:table-cell office:value-type="float" office:value="0.07099508" calcext:value-type="float">
            <text:p>0.07099508</text:p>
          </table:table-cell>
          <table:table-cell office:value-type="float" office:value="0.1354851" calcext:value-type="float">
            <text:p>0.1354851</text:p>
          </table:table-cell>
          <table:table-cell office:value-type="float" office:value="0.1395237" calcext:value-type="float">
            <text:p>0.1395237</text:p>
          </table:table-cell>
          <table:table-cell office:value-type="float" office:value="0.1444631" calcext:value-type="float">
            <text:p>0.1444631</text:p>
          </table:table-cell>
          <table:table-cell office:value-type="float" office:value="0.1508339" calcext:value-type="float">
            <text:p>0.1508339</text:p>
          </table:table-cell>
          <table:table-cell office:value-type="float" office:value="0.1611781" calcext:value-type="float">
            <text:p>0.1611781</text:p>
          </table:table-cell>
          <table:table-cell office:value-type="float" office:value="0.1662643" calcext:value-type="float">
            <text:p>0.1662643</text:p>
          </table:table-cell>
          <table:table-cell office:value-type="float" office:value="0" calcext:value-type="float">
            <text:p>0</text:p>
          </table:table-cell>
          <table:table-cell office:value-type="float" office:value="19.01134" calcext:value-type="float">
            <text:p>19.01134</text:p>
          </table:table-cell>
          <table:table-cell office:value-type="float" office:value="17.86773" calcext:value-type="float">
            <text:p>17.86773</text:p>
          </table:table-cell>
          <table:table-cell office:value-type="float" office:value="30.21909" calcext:value-type="float">
            <text:p>30.21909</text:p>
          </table:table-cell>
          <table:table-cell office:value-type="float" office:value="6.437031" calcext:value-type="float">
            <text:p>6.437031</text:p>
          </table:table-cell>
          <table:table-cell office:value-type="float" office:value="5.22579" calcext:value-type="float">
            <text:p>5.22579</text:p>
          </table:table-cell>
          <table:table-cell office:value-type="float" office:value="2.180052" calcext:value-type="float">
            <text:p>2.180052</text:p>
          </table:table-cell>
          <table:table-cell office:value-type="float" office:value="2.02097" calcext:value-type="float">
            <text:p>2.02097</text:p>
          </table:table-cell>
          <table:table-cell office:value-type="float" office:value="4.316644" calcext:value-type="float">
            <text:p>4.316644</text:p>
          </table:table-cell>
          <table:table-cell office:value-type="float" office:value="7.082331" calcext:value-type="float">
            <text:p>7.082331</text:p>
          </table:table-cell>
          <table:table-cell office:value-type="float" office:value="7.431955" calcext:value-type="float">
            <text:p>7.431955</text:p>
          </table:table-cell>
          <table:table-cell office:value-type="float" office:value="7.959055" calcext:value-type="float">
            <text:p>7.959055</text:p>
          </table:table-cell>
          <table:table-cell office:value-type="float" office:value="8.506813" calcext:value-type="float">
            <text:p>8.506813</text:p>
          </table:table-cell>
          <table:table-cell office:value-type="float" office:value="9.54442" calcext:value-type="float">
            <text:p>9.54442</text:p>
          </table:table-cell>
          <table:table-cell office:value-type="float" office:value="10.03785" calcext:value-type="float">
            <text:p>10.03785</text:p>
          </table:table-cell>
          <table:table-cell office:value-type="float" office:value="0" calcext:value-type="float">
            <text:p>0</text:p>
          </table:table-cell>
          <table:table-cell office:value-type="float" office:value="0.2817013" calcext:value-type="float">
            <text:p>0.2817013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48081" calcext:value-type="float">
            <text:p>3.34808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3.387467" calcext:value-type="float">
            <text:p>3.387467</text:p>
          </table:table-cell>
          <table:table-cell office:value-type="float" office:value="135.7998" calcext:value-type="float">
            <text:p>135.7998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94808" calcext:value-type="float">
            <text:p>31.9480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883" calcext:value-type="float">
            <text:p>0.0003664883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44168" calcext:value-type="float">
            <text:p>0.01044168</text:p>
          </table:table-cell>
          <table:table-cell office:value-type="float" office:value="1172.336" calcext:value-type="float">
            <text:p>1172.336</text:p>
          </table:table-cell>
          <table:table-cell office:value-type="float" office:value="1.363656" calcext:value-type="float">
            <text:p>1.363656</text:p>
          </table:table-cell>
          <table:table-cell office:value-type="float" office:value="0" calcext:value-type="float">
            <text:p>0</text:p>
          </table:table-cell>
          <table:table-cell office:value-type="float" office:value="0.114962" calcext:value-type="float">
            <text:p>0.114962</text:p>
          </table:table-cell>
          <table:table-cell office:value-type="float" office:value="0.1367153" calcext:value-type="float">
            <text:p>0.1367153</text:p>
          </table:table-cell>
          <table:table-cell office:value-type="float" office:value="0.1938469" calcext:value-type="float">
            <text:p>0.1938469</text:p>
          </table:table-cell>
          <table:table-cell office:value-type="float" office:value="0.04075747" calcext:value-type="float">
            <text:p>0.04075747</text:p>
          </table:table-cell>
          <table:table-cell office:value-type="float" office:value="0.02779926" calcext:value-type="float">
            <text:p>0.02779926</text:p>
          </table:table-cell>
          <table:table-cell office:value-type="float" office:value="0.02151357" calcext:value-type="float">
            <text:p>0.02151357</text:p>
          </table:table-cell>
          <table:table-cell office:value-type="float" office:value="0.02664015" calcext:value-type="float">
            <text:p>0.02664015</text:p>
          </table:table-cell>
          <table:table-cell office:value-type="float" office:value="0.0708318" calcext:value-type="float">
            <text:p>0.0708318</text:p>
          </table:table-cell>
          <table:table-cell office:value-type="float" office:value="0.1355808" calcext:value-type="float">
            <text:p>0.1355808</text:p>
          </table:table-cell>
          <table:table-cell office:value-type="float" office:value="0.1395687" calcext:value-type="float">
            <text:p>0.1395687</text:p>
          </table:table-cell>
          <table:table-cell office:value-type="float" office:value="0.1445212" calcext:value-type="float">
            <text:p>0.1445212</text:p>
          </table:table-cell>
          <table:table-cell office:value-type="float" office:value="0.1508848" calcext:value-type="float">
            <text:p>0.1508848</text:p>
          </table:table-cell>
          <table:table-cell office:value-type="float" office:value="0.1614626" calcext:value-type="float">
            <text:p>0.1614626</text:p>
          </table:table-cell>
          <table:table-cell office:value-type="float" office:value="0.1662349" calcext:value-type="float">
            <text:p>0.1662349</text:p>
          </table:table-cell>
          <table:table-cell office:value-type="float" office:value="0" calcext:value-type="float">
            <text:p>0</text:p>
          </table:table-cell>
          <table:table-cell office:value-type="float" office:value="18.99809" calcext:value-type="float">
            <text:p>18.99809</text:p>
          </table:table-cell>
          <table:table-cell office:value-type="float" office:value="17.85799" calcext:value-type="float">
            <text:p>17.85799</text:p>
          </table:table-cell>
          <table:table-cell office:value-type="float" office:value="30.18745" calcext:value-type="float">
            <text:p>30.18745</text:p>
          </table:table-cell>
          <table:table-cell office:value-type="float" office:value="6.430918" calcext:value-type="float">
            <text:p>6.430918</text:p>
          </table:table-cell>
          <table:table-cell office:value-type="float" office:value="5.2183" calcext:value-type="float">
            <text:p>5.2183</text:p>
          </table:table-cell>
          <table:table-cell office:value-type="float" office:value="2.180572" calcext:value-type="float">
            <text:p>2.180572</text:p>
          </table:table-cell>
          <table:table-cell office:value-type="float" office:value="2.022516" calcext:value-type="float">
            <text:p>2.022516</text:p>
          </table:table-cell>
          <table:table-cell office:value-type="float" office:value="4.321426" calcext:value-type="float">
            <text:p>4.321426</text:p>
          </table:table-cell>
          <table:table-cell office:value-type="float" office:value="7.089052" calcext:value-type="float">
            <text:p>7.089052</text:p>
          </table:table-cell>
          <table:table-cell office:value-type="float" office:value="7.438258" calcext:value-type="float">
            <text:p>7.438258</text:p>
          </table:table-cell>
          <table:table-cell office:value-type="float" office:value="7.965164" calcext:value-type="float">
            <text:p>7.965164</text:p>
          </table:table-cell>
          <table:table-cell office:value-type="float" office:value="8.512549" calcext:value-type="float">
            <text:p>8.512549</text:p>
          </table:table-cell>
          <table:table-cell office:value-type="float" office:value="9.549004" calcext:value-type="float">
            <text:p>9.549004</text:p>
          </table:table-cell>
          <table:table-cell office:value-type="float" office:value="10.04254" calcext:value-type="float">
            <text:p>10.04254</text:p>
          </table:table-cell>
          <table:table-cell office:value-type="float" office:value="0" calcext:value-type="float">
            <text:p>0</text:p>
          </table:table-cell>
          <table:table-cell office:value-type="float" office:value="0.3236091" calcext:value-type="float">
            <text:p>0.3236091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49329" calcext:value-type="float">
            <text:p>3.3493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3.387222" calcext:value-type="float">
            <text:p>3.387222</text:p>
          </table:table-cell>
          <table:table-cell office:value-type="float" office:value="135.7982" calcext:value-type="float">
            <text:p>135.7982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96517" calcext:value-type="float">
            <text:p>31.96517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883" calcext:value-type="float">
            <text:p>0.0003664883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29557" calcext:value-type="float">
            <text:p>0.01029557</text:p>
          </table:table-cell>
          <table:table-cell office:value-type="float" office:value="1172.32" calcext:value-type="float">
            <text:p>1172.32</text:p>
          </table:table-cell>
          <table:table-cell office:value-type="float" office:value="1.365903" calcext:value-type="float">
            <text:p>1.365903</text:p>
          </table:table-cell>
          <table:table-cell office:value-type="float" office:value="0" calcext:value-type="float">
            <text:p>0</text:p>
          </table:table-cell>
          <table:table-cell office:value-type="float" office:value="0.1024745" calcext:value-type="float">
            <text:p>0.1024745</text:p>
          </table:table-cell>
          <table:table-cell office:value-type="float" office:value="0.131546" calcext:value-type="float">
            <text:p>0.131546</text:p>
          </table:table-cell>
          <table:table-cell office:value-type="float" office:value="0.198176" calcext:value-type="float">
            <text:p>0.198176</text:p>
          </table:table-cell>
          <table:table-cell office:value-type="float" office:value="0.03985089" calcext:value-type="float">
            <text:p>0.03985089</text:p>
          </table:table-cell>
          <table:table-cell office:value-type="float" office:value="0.02716244" calcext:value-type="float">
            <text:p>0.02716244</text:p>
          </table:table-cell>
          <table:table-cell office:value-type="float" office:value="0.02138968" calcext:value-type="float">
            <text:p>0.02138968</text:p>
          </table:table-cell>
          <table:table-cell office:value-type="float" office:value="0.02726461" calcext:value-type="float">
            <text:p>0.02726461</text:p>
          </table:table-cell>
          <table:table-cell office:value-type="float" office:value="0.07106505" calcext:value-type="float">
            <text:p>0.07106505</text:p>
          </table:table-cell>
          <table:table-cell office:value-type="float" office:value="0.1356536" calcext:value-type="float">
            <text:p>0.1356536</text:p>
          </table:table-cell>
          <table:table-cell office:value-type="float" office:value="0.1396176" calcext:value-type="float">
            <text:p>0.1396176</text:p>
          </table:table-cell>
          <table:table-cell office:value-type="float" office:value="0.1445802" calcext:value-type="float">
            <text:p>0.1445802</text:p>
          </table:table-cell>
          <table:table-cell office:value-type="float" office:value="0.1509468" calcext:value-type="float">
            <text:p>0.1509468</text:p>
          </table:table-cell>
          <table:table-cell office:value-type="float" office:value="0.1613474" calcext:value-type="float">
            <text:p>0.1613474</text:p>
          </table:table-cell>
          <table:table-cell office:value-type="float" office:value="0.1663328" calcext:value-type="float">
            <text:p>0.1663328</text:p>
          </table:table-cell>
          <table:table-cell office:value-type="float" office:value="0" calcext:value-type="float">
            <text:p>0</text:p>
          </table:table-cell>
          <table:table-cell office:value-type="float" office:value="18.9791" calcext:value-type="float">
            <text:p>18.9791</text:p>
          </table:table-cell>
          <table:table-cell office:value-type="float" office:value="17.84614" calcext:value-type="float">
            <text:p>17.84614</text:p>
          </table:table-cell>
          <table:table-cell office:value-type="float" office:value="30.15547" calcext:value-type="float">
            <text:p>30.15547</text:p>
          </table:table-cell>
          <table:table-cell office:value-type="float" office:value="6.424639" calcext:value-type="float">
            <text:p>6.424639</text:p>
          </table:table-cell>
          <table:table-cell office:value-type="float" office:value="5.210814" calcext:value-type="float">
            <text:p>5.210814</text:p>
          </table:table-cell>
          <table:table-cell office:value-type="float" office:value="2.181031" calcext:value-type="float">
            <text:p>2.181031</text:p>
          </table:table-cell>
          <table:table-cell office:value-type="float" office:value="2.024253" calcext:value-type="float">
            <text:p>2.024253</text:p>
          </table:table-cell>
          <table:table-cell office:value-type="float" office:value="4.326218" calcext:value-type="float">
            <text:p>4.326218</text:p>
          </table:table-cell>
          <table:table-cell office:value-type="float" office:value="7.095817" calcext:value-type="float">
            <text:p>7.095817</text:p>
          </table:table-cell>
          <table:table-cell office:value-type="float" office:value="7.444588" calcext:value-type="float">
            <text:p>7.444588</text:p>
          </table:table-cell>
          <table:table-cell office:value-type="float" office:value="7.971273" calcext:value-type="float">
            <text:p>7.971273</text:p>
          </table:table-cell>
          <table:table-cell office:value-type="float" office:value="8.518291" calcext:value-type="float">
            <text:p>8.518291</text:p>
          </table:table-cell>
          <table:table-cell office:value-type="float" office:value="9.553773" calcext:value-type="float">
            <text:p>9.553773</text:p>
          </table:table-cell>
          <table:table-cell office:value-type="float" office:value="10.04707" calcext:value-type="float">
            <text:p>10.04707</text:p>
          </table:table-cell>
          <table:table-cell office:value-type="float" office:value="0" calcext:value-type="float">
            <text:p>0</text:p>
          </table:table-cell>
          <table:table-cell office:value-type="float" office:value="0.2021475" calcext:value-type="float">
            <text:p>0.2021475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0413" calcext:value-type="float">
            <text:p>3.3504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3.387079" calcext:value-type="float">
            <text:p>3.387079</text:p>
          </table:table-cell>
          <table:table-cell office:value-type="float" office:value="135.7966" calcext:value-type="float">
            <text:p>135.7966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98225" calcext:value-type="float">
            <text:p>31.98225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883" calcext:value-type="float">
            <text:p>0.0003664883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15719" calcext:value-type="float">
            <text:p>0.01015719</text:p>
          </table:table-cell>
          <table:table-cell office:value-type="float" office:value="1172.305" calcext:value-type="float">
            <text:p>1172.305</text:p>
          </table:table-cell>
          <table:table-cell office:value-type="float" office:value="1.368416" calcext:value-type="float">
            <text:p>1.368416</text:p>
          </table:table-cell>
          <table:table-cell office:value-type="float" office:value="0" calcext:value-type="float">
            <text:p>0</text:p>
          </table:table-cell>
          <table:table-cell office:value-type="float" office:value="0.09792878" calcext:value-type="float">
            <text:p>0.09792878</text:p>
          </table:table-cell>
          <table:table-cell office:value-type="float" office:value="0.12914" calcext:value-type="float">
            <text:p>0.12914</text:p>
          </table:table-cell>
          <table:table-cell office:value-type="float" office:value="0.1994521" calcext:value-type="float">
            <text:p>0.1994521</text:p>
          </table:table-cell>
          <table:table-cell office:value-type="float" office:value="0.03887795" calcext:value-type="float">
            <text:p>0.03887795</text:p>
          </table:table-cell>
          <table:table-cell office:value-type="float" office:value="0.02601505" calcext:value-type="float">
            <text:p>0.02601505</text:p>
          </table:table-cell>
          <table:table-cell office:value-type="float" office:value="0.02133487" calcext:value-type="float">
            <text:p>0.02133487</text:p>
          </table:table-cell>
          <table:table-cell office:value-type="float" office:value="0.02746153" calcext:value-type="float">
            <text:p>0.02746153</text:p>
          </table:table-cell>
          <table:table-cell office:value-type="float" office:value="0.07116073" calcext:value-type="float">
            <text:p>0.07116073</text:p>
          </table:table-cell>
          <table:table-cell office:value-type="float" office:value="0.1358044" calcext:value-type="float">
            <text:p>0.1358044</text:p>
          </table:table-cell>
          <table:table-cell office:value-type="float" office:value="0.1396675" calcext:value-type="float">
            <text:p>0.1396675</text:p>
          </table:table-cell>
          <table:table-cell office:value-type="float" office:value="0.1446398" calcext:value-type="float">
            <text:p>0.1446398</text:p>
          </table:table-cell>
          <table:table-cell office:value-type="float" office:value="0.1509973" calcext:value-type="float">
            <text:p>0.1509973</text:p>
          </table:table-cell>
          <table:table-cell office:value-type="float" office:value="0.1613482" calcext:value-type="float">
            <text:p>0.1613482</text:p>
          </table:table-cell>
          <table:table-cell office:value-type="float" office:value="0.166393" calcext:value-type="float">
            <text:p>0.166393</text:p>
          </table:table-cell>
          <table:table-cell office:value-type="float" office:value="0" calcext:value-type="float">
            <text:p>0</text:p>
          </table:table-cell>
          <table:table-cell office:value-type="float" office:value="18.95774" calcext:value-type="float">
            <text:p>18.95774</text:p>
          </table:table-cell>
          <table:table-cell office:value-type="float" office:value="17.83336" calcext:value-type="float">
            <text:p>17.83336</text:p>
          </table:table-cell>
          <table:table-cell office:value-type="float" office:value="30.12481" calcext:value-type="float">
            <text:p>30.12481</text:p>
          </table:table-cell>
          <table:table-cell office:value-type="float" office:value="6.417984" calcext:value-type="float">
            <text:p>6.417984</text:p>
          </table:table-cell>
          <table:table-cell office:value-type="float" office:value="5.202977" calcext:value-type="float">
            <text:p>5.202977</text:p>
          </table:table-cell>
          <table:table-cell office:value-type="float" office:value="2.181464" calcext:value-type="float">
            <text:p>2.181464</text:p>
          </table:table-cell>
          <table:table-cell office:value-type="float" office:value="2.026045" calcext:value-type="float">
            <text:p>2.026045</text:p>
          </table:table-cell>
          <table:table-cell office:value-type="float" office:value="4.330991" calcext:value-type="float">
            <text:p>4.330991</text:p>
          </table:table-cell>
          <table:table-cell office:value-type="float" office:value="7.102583" calcext:value-type="float">
            <text:p>7.102583</text:p>
          </table:table-cell>
          <table:table-cell office:value-type="float" office:value="7.450966" calcext:value-type="float">
            <text:p>7.450966</text:p>
          </table:table-cell>
          <table:table-cell office:value-type="float" office:value="7.977383" calcext:value-type="float">
            <text:p>7.977383</text:p>
          </table:table-cell>
          <table:table-cell office:value-type="float" office:value="8.524024" calcext:value-type="float">
            <text:p>8.524024</text:p>
          </table:table-cell>
          <table:table-cell office:value-type="float" office:value="9.558477" calcext:value-type="float">
            <text:p>9.558477</text:p>
          </table:table-cell>
          <table:table-cell office:value-type="float" office:value="10.05167" calcext:value-type="float">
            <text:p>10.05167</text:p>
          </table:table-cell>
          <table:table-cell office:value-type="float" office:value="0" calcext:value-type="float">
            <text:p>0</text:p>
          </table:table-cell>
          <table:table-cell office:value-type="float" office:value="0.1448393" calcext:value-type="float">
            <text:p>0.1448393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1396" calcext:value-type="float">
            <text:p>3.35139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3.387082" calcext:value-type="float">
            <text:p>3.387082</text:p>
          </table:table-cell>
          <table:table-cell office:value-type="float" office:value="135.7951" calcext:value-type="float">
            <text:p>135.7951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1.99935" calcext:value-type="float">
            <text:p>31.99935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963" calcext:value-type="float">
            <text:p>0.0003664963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291" calcext:value-type="float">
            <text:p>0.01005291</text:p>
          </table:table-cell>
          <table:table-cell office:value-type="float" office:value="1172.289" calcext:value-type="float">
            <text:p>1172.289</text:p>
          </table:table-cell>
          <table:table-cell office:value-type="float" office:value="1.371247" calcext:value-type="float">
            <text:p>1.371247</text:p>
          </table:table-cell>
          <table:table-cell office:value-type="float" office:value="0" calcext:value-type="float">
            <text:p>0</text:p>
          </table:table-cell>
          <table:table-cell office:value-type="float" office:value="0.09255094" calcext:value-type="float">
            <text:p>0.09255094</text:p>
          </table:table-cell>
          <table:table-cell office:value-type="float" office:value="0.1309142" calcext:value-type="float">
            <text:p>0.1309142</text:p>
          </table:table-cell>
          <table:table-cell office:value-type="float" office:value="0.1972149" calcext:value-type="float">
            <text:p>0.1972149</text:p>
          </table:table-cell>
          <table:table-cell office:value-type="float" office:value="0.03821966" calcext:value-type="float">
            <text:p>0.03821966</text:p>
          </table:table-cell>
          <table:table-cell office:value-type="float" office:value="0.02509337" calcext:value-type="float">
            <text:p>0.02509337</text:p>
          </table:table-cell>
          <table:table-cell office:value-type="float" office:value="0.02128957" calcext:value-type="float">
            <text:p>0.02128957</text:p>
          </table:table-cell>
          <table:table-cell office:value-type="float" office:value="0.02719006" calcext:value-type="float">
            <text:p>0.02719006</text:p>
          </table:table-cell>
          <table:table-cell office:value-type="float" office:value="0.071118" calcext:value-type="float">
            <text:p>0.071118</text:p>
          </table:table-cell>
          <table:table-cell office:value-type="float" office:value="0.1359367" calcext:value-type="float">
            <text:p>0.1359367</text:p>
          </table:table-cell>
          <table:table-cell office:value-type="float" office:value="0.1397199" calcext:value-type="float">
            <text:p>0.1397199</text:p>
          </table:table-cell>
          <table:table-cell office:value-type="float" office:value="0.1446989" calcext:value-type="float">
            <text:p>0.1446989</text:p>
          </table:table-cell>
          <table:table-cell office:value-type="float" office:value="0.1510428" calcext:value-type="float">
            <text:p>0.1510428</text:p>
          </table:table-cell>
          <table:table-cell office:value-type="float" office:value="0.1613842" calcext:value-type="float">
            <text:p>0.1613842</text:p>
          </table:table-cell>
          <table:table-cell office:value-type="float" office:value="0.1664485" calcext:value-type="float">
            <text:p>0.1664485</text:p>
          </table:table-cell>
          <table:table-cell office:value-type="float" office:value="0" calcext:value-type="float">
            <text:p>0</text:p>
          </table:table-cell>
          <table:table-cell office:value-type="float" office:value="18.93664" calcext:value-type="float">
            <text:p>18.93664</text:p>
          </table:table-cell>
          <table:table-cell office:value-type="float" office:value="17.82115" calcext:value-type="float">
            <text:p>17.82115</text:p>
          </table:table-cell>
          <table:table-cell office:value-type="float" office:value="30.09448" calcext:value-type="float">
            <text:p>30.09448</text:p>
          </table:table-cell>
          <table:table-cell office:value-type="float" office:value="6.411123" calcext:value-type="float">
            <text:p>6.411123</text:p>
          </table:table-cell>
          <table:table-cell office:value-type="float" office:value="5.194807" calcext:value-type="float">
            <text:p>5.194807</text:p>
          </table:table-cell>
          <table:table-cell office:value-type="float" office:value="2.181881" calcext:value-type="float">
            <text:p>2.181881</text:p>
          </table:table-cell>
          <table:table-cell office:value-type="float" office:value="2.027753" calcext:value-type="float">
            <text:p>2.027753</text:p>
          </table:table-cell>
          <table:table-cell office:value-type="float" office:value="4.33574" calcext:value-type="float">
            <text:p>4.33574</text:p>
          </table:table-cell>
          <table:table-cell office:value-type="float" office:value="7.109394" calcext:value-type="float">
            <text:p>7.109394</text:p>
          </table:table-cell>
          <table:table-cell office:value-type="float" office:value="7.457345" calcext:value-type="float">
            <text:p>7.457345</text:p>
          </table:table-cell>
          <table:table-cell office:value-type="float" office:value="7.983491" calcext:value-type="float">
            <text:p>7.983491</text:p>
          </table:table-cell>
          <table:table-cell office:value-type="float" office:value="8.529765" calcext:value-type="float">
            <text:p>8.529765</text:p>
          </table:table-cell>
          <table:table-cell office:value-type="float" office:value="9.563129" calcext:value-type="float">
            <text:p>9.563129</text:p>
          </table:table-cell>
          <table:table-cell office:value-type="float" office:value="10.05628" calcext:value-type="float">
            <text:p>10.05628</text:p>
          </table:table-cell>
          <table:table-cell office:value-type="float" office:value="0" calcext:value-type="float">
            <text:p>0</text:p>
          </table:table-cell>
          <table:table-cell office:value-type="float" office:value="0.1411235" calcext:value-type="float">
            <text:p>0.1411235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2213" calcext:value-type="float">
            <text:p>3.3522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3.387308" calcext:value-type="float">
            <text:p>3.387308</text:p>
          </table:table-cell>
          <table:table-cell office:value-type="float" office:value="135.7935" calcext:value-type="float">
            <text:p>135.7935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01583" calcext:value-type="float">
            <text:p>32.01583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996" calcext:value-type="float">
            <text:p>0.0003664996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295" calcext:value-type="float">
            <text:p>0.01005295</text:p>
          </table:table-cell>
          <table:table-cell office:value-type="float" office:value="1172.274" calcext:value-type="float">
            <text:p>1172.274</text:p>
          </table:table-cell>
          <table:table-cell office:value-type="float" office:value="1.375116" calcext:value-type="float">
            <text:p>1.375116</text:p>
          </table:table-cell>
          <table:table-cell office:value-type="float" office:value="0" calcext:value-type="float">
            <text:p>0</text:p>
          </table:table-cell>
          <table:table-cell office:value-type="float" office:value="0.06747821" calcext:value-type="float">
            <text:p>0.06747821</text:p>
          </table:table-cell>
          <table:table-cell office:value-type="float" office:value="0.104828" calcext:value-type="float">
            <text:p>0.104828</text:p>
          </table:table-cell>
          <table:table-cell office:value-type="float" office:value="0.1735903" calcext:value-type="float">
            <text:p>0.1735903</text:p>
          </table:table-cell>
          <table:table-cell office:value-type="float" office:value="0.05974516" calcext:value-type="float">
            <text:p>0.05974516</text:p>
          </table:table-cell>
          <table:table-cell office:value-type="float" office:value="0.02674617" calcext:value-type="float">
            <text:p>0.02674617</text:p>
          </table:table-cell>
          <table:table-cell office:value-type="float" office:value="0.02130534" calcext:value-type="float">
            <text:p>0.02130534</text:p>
          </table:table-cell>
          <table:table-cell office:value-type="float" office:value="0.02725924" calcext:value-type="float">
            <text:p>0.02725924</text:p>
          </table:table-cell>
          <table:table-cell office:value-type="float" office:value="0.07122377" calcext:value-type="float">
            <text:p>0.07122377</text:p>
          </table:table-cell>
          <table:table-cell office:value-type="float" office:value="0.1360719" calcext:value-type="float">
            <text:p>0.1360719</text:p>
          </table:table-cell>
          <table:table-cell office:value-type="float" office:value="0.1397745" calcext:value-type="float">
            <text:p>0.1397745</text:p>
          </table:table-cell>
          <table:table-cell office:value-type="float" office:value="0.1447581" calcext:value-type="float">
            <text:p>0.1447581</text:p>
          </table:table-cell>
          <table:table-cell office:value-type="float" office:value="0.1510868" calcext:value-type="float">
            <text:p>0.1510868</text:p>
          </table:table-cell>
          <table:table-cell office:value-type="float" office:value="0.1614324" calcext:value-type="float">
            <text:p>0.1614324</text:p>
          </table:table-cell>
          <table:table-cell office:value-type="float" office:value="0.1665077" calcext:value-type="float">
            <text:p>0.1665077</text:p>
          </table:table-cell>
          <table:table-cell office:value-type="float" office:value="0" calcext:value-type="float">
            <text:p>0</text:p>
          </table:table-cell>
          <table:table-cell office:value-type="float" office:value="18.89913" calcext:value-type="float">
            <text:p>18.89913</text:p>
          </table:table-cell>
          <table:table-cell office:value-type="float" office:value="17.80272" calcext:value-type="float">
            <text:p>17.80272</text:p>
          </table:table-cell>
          <table:table-cell office:value-type="float" office:value="30.05945" calcext:value-type="float">
            <text:p>30.05945</text:p>
          </table:table-cell>
          <table:table-cell office:value-type="float" office:value="6.405466" calcext:value-type="float">
            <text:p>6.405466</text:p>
          </table:table-cell>
          <table:table-cell office:value-type="float" office:value="5.18617" calcext:value-type="float">
            <text:p>5.18617</text:p>
          </table:table-cell>
          <table:table-cell office:value-type="float" office:value="2.182283" calcext:value-type="float">
            <text:p>2.182283</text:p>
          </table:table-cell>
          <table:table-cell office:value-type="float" office:value="2.029501" calcext:value-type="float">
            <text:p>2.029501</text:p>
          </table:table-cell>
          <table:table-cell office:value-type="float" office:value="4.340478" calcext:value-type="float">
            <text:p>4.340478</text:p>
          </table:table-cell>
          <table:table-cell office:value-type="float" office:value="7.116204" calcext:value-type="float">
            <text:p>7.116204</text:p>
          </table:table-cell>
          <table:table-cell office:value-type="float" office:value="7.463727" calcext:value-type="float">
            <text:p>7.463727</text:p>
          </table:table-cell>
          <table:table-cell office:value-type="float" office:value="7.9896" calcext:value-type="float">
            <text:p>7.9896</text:p>
          </table:table-cell>
          <table:table-cell office:value-type="float" office:value="8.535498" calcext:value-type="float">
            <text:p>8.535498</text:p>
          </table:table-cell>
          <table:table-cell office:value-type="float" office:value="9.567781" calcext:value-type="float">
            <text:p>9.567781</text:p>
          </table:table-cell>
          <table:table-cell office:value-type="float" office:value="10.0609" calcext:value-type="float">
            <text:p>10.0609</text:p>
          </table:table-cell>
          <table:table-cell office:value-type="float" office:value="0" calcext:value-type="float">
            <text:p>0</text:p>
          </table:table-cell>
          <table:table-cell office:value-type="float" office:value="0.2298075" calcext:value-type="float">
            <text:p>0.2298075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2792" calcext:value-type="float">
            <text:p>3.35279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3.387688" calcext:value-type="float">
            <text:p>3.387688</text:p>
          </table:table-cell>
          <table:table-cell office:value-type="float" office:value="135.7919" calcext:value-type="float">
            <text:p>135.7919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03223" calcext:value-type="float">
            <text:p>32.03223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4996" calcext:value-type="float">
            <text:p>0.0003664996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295" calcext:value-type="float">
            <text:p>0.01005295</text:p>
          </table:table-cell>
          <table:table-cell office:value-type="float" office:value="1172.259" calcext:value-type="float">
            <text:p>1172.259</text:p>
          </table:table-cell>
          <table:table-cell office:value-type="float" office:value="1.379571" calcext:value-type="float">
            <text:p>1.379571</text:p>
          </table:table-cell>
          <table:table-cell office:value-type="float" office:value="0" calcext:value-type="float">
            <text:p>0</text:p>
          </table:table-cell>
          <table:table-cell office:value-type="float" office:value="0.08091489" calcext:value-type="float">
            <text:p>0.08091489</text:p>
          </table:table-cell>
          <table:table-cell office:value-type="float" office:value="0.1210188" calcext:value-type="float">
            <text:p>0.1210188</text:p>
          </table:table-cell>
          <table:table-cell office:value-type="float" office:value="0.1940784" calcext:value-type="float">
            <text:p>0.1940784</text:p>
          </table:table-cell>
          <table:table-cell office:value-type="float" office:value="0.0434527" calcext:value-type="float">
            <text:p>0.0434527</text:p>
          </table:table-cell>
          <table:table-cell office:value-type="float" office:value="0.0254577" calcext:value-type="float">
            <text:p>0.0254577</text:p>
          </table:table-cell>
          <table:table-cell office:value-type="float" office:value="0.02137174" calcext:value-type="float">
            <text:p>0.02137174</text:p>
          </table:table-cell>
          <table:table-cell office:value-type="float" office:value="0.02750727" calcext:value-type="float">
            <text:p>0.02750727</text:p>
          </table:table-cell>
          <table:table-cell office:value-type="float" office:value="0.07114199" calcext:value-type="float">
            <text:p>0.07114199</text:p>
          </table:table-cell>
          <table:table-cell office:value-type="float" office:value="0.1361758" calcext:value-type="float">
            <text:p>0.1361758</text:p>
          </table:table-cell>
          <table:table-cell office:value-type="float" office:value="0.1398313" calcext:value-type="float">
            <text:p>0.1398313</text:p>
          </table:table-cell>
          <table:table-cell office:value-type="float" office:value="0.1448176" calcext:value-type="float">
            <text:p>0.1448176</text:p>
          </table:table-cell>
          <table:table-cell office:value-type="float" office:value="0.1511391" calcext:value-type="float">
            <text:p>0.1511391</text:p>
          </table:table-cell>
          <table:table-cell office:value-type="float" office:value="0.1614822" calcext:value-type="float">
            <text:p>0.1614822</text:p>
          </table:table-cell>
          <table:table-cell office:value-type="float" office:value="0.1665611" calcext:value-type="float">
            <text:p>0.1665611</text:p>
          </table:table-cell>
          <table:table-cell office:value-type="float" office:value="0" calcext:value-type="float">
            <text:p>0</text:p>
          </table:table-cell>
          <table:table-cell office:value-type="float" office:value="18.8638" calcext:value-type="float">
            <text:p>18.8638</text:p>
          </table:table-cell>
          <table:table-cell office:value-type="float" office:value="17.78227" calcext:value-type="float">
            <text:p>17.78227</text:p>
          </table:table-cell>
          <table:table-cell office:value-type="float" office:value="30.01874" calcext:value-type="float">
            <text:p>30.01874</text:p>
          </table:table-cell>
          <table:table-cell office:value-type="float" office:value="6.404668" calcext:value-type="float">
            <text:p>6.404668</text:p>
          </table:table-cell>
          <table:table-cell office:value-type="float" office:value="5.178137" calcext:value-type="float">
            <text:p>5.178137</text:p>
          </table:table-cell>
          <table:table-cell office:value-type="float" office:value="2.182743" calcext:value-type="float">
            <text:p>2.182743</text:p>
          </table:table-cell>
          <table:table-cell office:value-type="float" office:value="2.031293" calcext:value-type="float">
            <text:p>2.031293</text:p>
          </table:table-cell>
          <table:table-cell office:value-type="float" office:value="4.34519" calcext:value-type="float">
            <text:p>4.34519</text:p>
          </table:table-cell>
          <table:table-cell office:value-type="float" office:value="7.123014" calcext:value-type="float">
            <text:p>7.123014</text:p>
          </table:table-cell>
          <table:table-cell office:value-type="float" office:value="7.470103" calcext:value-type="float">
            <text:p>7.470103</text:p>
          </table:table-cell>
          <table:table-cell office:value-type="float" office:value="7.995709" calcext:value-type="float">
            <text:p>7.995709</text:p>
          </table:table-cell>
          <table:table-cell office:value-type="float" office:value="8.54124" calcext:value-type="float">
            <text:p>8.54124</text:p>
          </table:table-cell>
          <table:table-cell office:value-type="float" office:value="9.572433" calcext:value-type="float">
            <text:p>9.572433</text:p>
          </table:table-cell>
          <table:table-cell office:value-type="float" office:value="10.06552" calcext:value-type="float">
            <text:p>10.06552</text:p>
          </table:table-cell>
          <table:table-cell office:value-type="float" office:value="0" calcext:value-type="float">
            <text:p>0</text:p>
          </table:table-cell>
          <table:table-cell office:value-type="float" office:value="0.118668" calcext:value-type="float">
            <text:p>0.118668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3212" calcext:value-type="float">
            <text:p>3.3532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3.388176" calcext:value-type="float">
            <text:p>3.388176</text:p>
          </table:table-cell>
          <table:table-cell office:value-type="float" office:value="135.7904" calcext:value-type="float">
            <text:p>135.7904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0489" calcext:value-type="float">
            <text:p>32.0489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5121" calcext:value-type="float">
            <text:p>0.0003665121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31" calcext:value-type="float">
            <text:p>0.0100531</text:p>
          </table:table-cell>
          <table:table-cell office:value-type="float" office:value="1172.244" calcext:value-type="float">
            <text:p>1172.244</text:p>
          </table:table-cell>
          <table:table-cell office:value-type="float" office:value="1.384073" calcext:value-type="float">
            <text:p>1.384073</text:p>
          </table:table-cell>
          <table:table-cell office:value-type="float" office:value="0" calcext:value-type="float">
            <text:p>0</text:p>
          </table:table-cell>
          <table:table-cell office:value-type="float" office:value="0.07586495" calcext:value-type="float">
            <text:p>0.07586495</text:p>
          </table:table-cell>
          <table:table-cell office:value-type="float" office:value="0.1286519" calcext:value-type="float">
            <text:p>0.1286519</text:p>
          </table:table-cell>
          <table:table-cell office:value-type="float" office:value="0.1922578" calcext:value-type="float">
            <text:p>0.1922578</text:p>
          </table:table-cell>
          <table:table-cell office:value-type="float" office:value="0.03676457" calcext:value-type="float">
            <text:p>0.03676457</text:p>
          </table:table-cell>
          <table:table-cell office:value-type="float" office:value="0.02252372" calcext:value-type="float">
            <text:p>0.02252372</text:p>
          </table:table-cell>
          <table:table-cell office:value-type="float" office:value="0.02111028" calcext:value-type="float">
            <text:p>0.02111028</text:p>
          </table:table-cell>
          <table:table-cell office:value-type="float" office:value="0.02725462" calcext:value-type="float">
            <text:p>0.02725462</text:p>
          </table:table-cell>
          <table:table-cell office:value-type="float" office:value="0.07103135" calcext:value-type="float">
            <text:p>0.07103135</text:p>
          </table:table-cell>
          <table:table-cell office:value-type="float" office:value="0.1361867" calcext:value-type="float">
            <text:p>0.1361867</text:p>
          </table:table-cell>
          <table:table-cell office:value-type="float" office:value="0.1398897" calcext:value-type="float">
            <text:p>0.1398897</text:p>
          </table:table-cell>
          <table:table-cell office:value-type="float" office:value="0.1448772" calcext:value-type="float">
            <text:p>0.1448772</text:p>
          </table:table-cell>
          <table:table-cell office:value-type="float" office:value="0.1511905" calcext:value-type="float">
            <text:p>0.1511905</text:p>
          </table:table-cell>
          <table:table-cell office:value-type="float" office:value="0.1615326" calcext:value-type="float">
            <text:p>0.1615326</text:p>
          </table:table-cell>
          <table:table-cell office:value-type="float" office:value="0.166612" calcext:value-type="float">
            <text:p>0.166612</text:p>
          </table:table-cell>
          <table:table-cell office:value-type="float" office:value="0" calcext:value-type="float">
            <text:p>0</text:p>
          </table:table-cell>
          <table:table-cell office:value-type="float" office:value="18.83573" calcext:value-type="float">
            <text:p>18.83573</text:p>
          </table:table-cell>
          <table:table-cell office:value-type="float" office:value="17.7677" calcext:value-type="float">
            <text:p>17.7677</text:p>
          </table:table-cell>
          <table:table-cell office:value-type="float" office:value="29.98466" calcext:value-type="float">
            <text:p>29.98466</text:p>
          </table:table-cell>
          <table:table-cell office:value-type="float" office:value="6.397736" calcext:value-type="float">
            <text:p>6.397736</text:p>
          </table:table-cell>
          <table:table-cell office:value-type="float" office:value="5.168697" calcext:value-type="float">
            <text:p>5.168697</text:p>
          </table:table-cell>
          <table:table-cell office:value-type="float" office:value="2.18315" calcext:value-type="float">
            <text:p>2.18315</text:p>
          </table:table-cell>
          <table:table-cell office:value-type="float" office:value="2.033013" calcext:value-type="float">
            <text:p>2.033013</text:p>
          </table:table-cell>
          <table:table-cell office:value-type="float" office:value="4.349876" calcext:value-type="float">
            <text:p>4.349876</text:p>
          </table:table-cell>
          <table:table-cell office:value-type="float" office:value="7.129826" calcext:value-type="float">
            <text:p>7.129826</text:p>
          </table:table-cell>
          <table:table-cell office:value-type="float" office:value="7.476483" calcext:value-type="float">
            <text:p>7.476483</text:p>
          </table:table-cell>
          <table:table-cell office:value-type="float" office:value="8.001818" calcext:value-type="float">
            <text:p>8.001818</text:p>
          </table:table-cell>
          <table:table-cell office:value-type="float" office:value="8.546977" calcext:value-type="float">
            <text:p>8.546977</text:p>
          </table:table-cell>
          <table:table-cell office:value-type="float" office:value="9.57707" calcext:value-type="float">
            <text:p>9.57707</text:p>
          </table:table-cell>
          <table:table-cell office:value-type="float" office:value="10.07014" calcext:value-type="float">
            <text:p>10.07014</text:p>
          </table:table-cell>
          <table:table-cell office:value-type="float" office:value="0" calcext:value-type="float">
            <text:p>0</text:p>
          </table:table-cell>
          <table:table-cell office:value-type="float" office:value="0.08678687" calcext:value-type="float">
            <text:p>0.08678687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3458" calcext:value-type="float">
            <text:p>3.35345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3.388844" calcext:value-type="float">
            <text:p>3.388844</text:p>
          </table:table-cell>
          <table:table-cell office:value-type="float" office:value="135.7888" calcext:value-type="float">
            <text:p>135.7888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06542" calcext:value-type="float">
            <text:p>32.06542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5121" calcext:value-type="float">
            <text:p>0.0003665121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31" calcext:value-type="float">
            <text:p>0.0100531</text:p>
          </table:table-cell>
          <table:table-cell office:value-type="float" office:value="1172.228" calcext:value-type="float">
            <text:p>1172.228</text:p>
          </table:table-cell>
          <table:table-cell office:value-type="float" office:value="1.389467" calcext:value-type="float">
            <text:p>1.389467</text:p>
          </table:table-cell>
          <table:table-cell office:value-type="float" office:value="0" calcext:value-type="float">
            <text:p>0</text:p>
          </table:table-cell>
          <table:table-cell office:value-type="float" office:value="0.05857992" calcext:value-type="float">
            <text:p>0.05857992</text:p>
          </table:table-cell>
          <table:table-cell office:value-type="float" office:value="0.1267074" calcext:value-type="float">
            <text:p>0.1267074</text:p>
          </table:table-cell>
          <table:table-cell office:value-type="float" office:value="0.1927578" calcext:value-type="float">
            <text:p>0.1927578</text:p>
          </table:table-cell>
          <table:table-cell office:value-type="float" office:value="0.03390712" calcext:value-type="float">
            <text:p>0.03390712</text:p>
          </table:table-cell>
          <table:table-cell office:value-type="float" office:value="0.02044655" calcext:value-type="float">
            <text:p>0.02044655</text:p>
          </table:table-cell>
          <table:table-cell office:value-type="float" office:value="0.0210716" calcext:value-type="float">
            <text:p>0.0210716</text:p>
          </table:table-cell>
          <table:table-cell office:value-type="float" office:value="0.02772889" calcext:value-type="float">
            <text:p>0.02772889</text:p>
          </table:table-cell>
          <table:table-cell office:value-type="float" office:value="0.07128392" calcext:value-type="float">
            <text:p>0.07128392</text:p>
          </table:table-cell>
          <table:table-cell office:value-type="float" office:value="0.1362391" calcext:value-type="float">
            <text:p>0.1362391</text:p>
          </table:table-cell>
          <table:table-cell office:value-type="float" office:value="0.1399492" calcext:value-type="float">
            <text:p>0.1399492</text:p>
          </table:table-cell>
          <table:table-cell office:value-type="float" office:value="0.1449367" calcext:value-type="float">
            <text:p>0.1449367</text:p>
          </table:table-cell>
          <table:table-cell office:value-type="float" office:value="0.1512403" calcext:value-type="float">
            <text:p>0.1512403</text:p>
          </table:table-cell>
          <table:table-cell office:value-type="float" office:value="0.1615829" calcext:value-type="float">
            <text:p>0.1615829</text:p>
          </table:table-cell>
          <table:table-cell office:value-type="float" office:value="0.1666622" calcext:value-type="float">
            <text:p>0.1666622</text:p>
          </table:table-cell>
          <table:table-cell office:value-type="float" office:value="0" calcext:value-type="float">
            <text:p>0</text:p>
          </table:table-cell>
          <table:table-cell office:value-type="float" office:value="18.80138" calcext:value-type="float">
            <text:p>18.80138</text:p>
          </table:table-cell>
          <table:table-cell office:value-type="float" office:value="17.75381" calcext:value-type="float">
            <text:p>17.75381</text:p>
          </table:table-cell>
          <table:table-cell office:value-type="float" office:value="29.95122" calcext:value-type="float">
            <text:p>29.95122</text:p>
          </table:table-cell>
          <table:table-cell office:value-type="float" office:value="6.38913" calcext:value-type="float">
            <text:p>6.38913</text:p>
          </table:table-cell>
          <table:table-cell office:value-type="float" office:value="5.158498" calcext:value-type="float">
            <text:p>5.158498</text:p>
          </table:table-cell>
          <table:table-cell office:value-type="float" office:value="2.183511" calcext:value-type="float">
            <text:p>2.183511</text:p>
          </table:table-cell>
          <table:table-cell office:value-type="float" office:value="2.034855" calcext:value-type="float">
            <text:p>2.034855</text:p>
          </table:table-cell>
          <table:table-cell office:value-type="float" office:value="4.3546" calcext:value-type="float">
            <text:p>4.3546</text:p>
          </table:table-cell>
          <table:table-cell office:value-type="float" office:value="7.136636" calcext:value-type="float">
            <text:p>7.136636</text:p>
          </table:table-cell>
          <table:table-cell office:value-type="float" office:value="7.482862" calcext:value-type="float">
            <text:p>7.482862</text:p>
          </table:table-cell>
          <table:table-cell office:value-type="float" office:value="8.007982" calcext:value-type="float">
            <text:p>8.007982</text:p>
          </table:table-cell>
          <table:table-cell office:value-type="float" office:value="8.552649" calcext:value-type="float">
            <text:p>8.552649</text:p>
          </table:table-cell>
          <table:table-cell office:value-type="float" office:value="9.581644" calcext:value-type="float">
            <text:p>9.581644</text:p>
          </table:table-cell>
          <table:table-cell office:value-type="float" office:value="10.07477" calcext:value-type="float">
            <text:p>10.07477</text:p>
          </table:table-cell>
          <table:table-cell office:value-type="float" office:value="0" calcext:value-type="float">
            <text:p>0</text:p>
          </table:table-cell>
          <table:table-cell office:value-type="float" office:value="0.02662225" calcext:value-type="float">
            <text:p>0.02662225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3485" calcext:value-type="float">
            <text:p>3.35348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3.389237" calcext:value-type="float">
            <text:p>3.389237</text:p>
          </table:table-cell>
          <table:table-cell office:value-type="float" office:value="135.7873" calcext:value-type="float">
            <text:p>135.7873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08193" calcext:value-type="float">
            <text:p>32.08193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5127" calcext:value-type="float">
            <text:p>0.000366512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311" calcext:value-type="float">
            <text:p>0.01005311</text:p>
          </table:table-cell>
          <table:table-cell office:value-type="float" office:value="1172.212" calcext:value-type="float">
            <text:p>1172.212</text:p>
          </table:table-cell>
          <table:table-cell office:value-type="float" office:value="1.393379" calcext:value-type="float">
            <text:p>1.393379</text:p>
          </table:table-cell>
          <table:table-cell office:value-type="float" office:value="0" calcext:value-type="float">
            <text:p>0</text:p>
          </table:table-cell>
          <table:table-cell office:value-type="float" office:value="0.07876798" calcext:value-type="float">
            <text:p>0.07876798</text:p>
          </table:table-cell>
          <table:table-cell office:value-type="float" office:value="0.1239522" calcext:value-type="float">
            <text:p>0.1239522</text:p>
          </table:table-cell>
          <table:table-cell office:value-type="float" office:value="0.1939628" calcext:value-type="float">
            <text:p>0.1939628</text:p>
          </table:table-cell>
          <table:table-cell office:value-type="float" office:value="0.03321319" calcext:value-type="float">
            <text:p>0.03321319</text:p>
          </table:table-cell>
          <table:table-cell office:value-type="float" office:value="0.01988351" calcext:value-type="float">
            <text:p>0.01988351</text:p>
          </table:table-cell>
          <table:table-cell office:value-type="float" office:value="0.02097594" calcext:value-type="float">
            <text:p>0.02097594</text:p>
          </table:table-cell>
          <table:table-cell office:value-type="float" office:value="0.02784711" calcext:value-type="float">
            <text:p>0.02784711</text:p>
          </table:table-cell>
          <table:table-cell office:value-type="float" office:value="0.07147669" calcext:value-type="float">
            <text:p>0.07147669</text:p>
          </table:table-cell>
          <table:table-cell office:value-type="float" office:value="0.1363445" calcext:value-type="float">
            <text:p>0.1363445</text:p>
          </table:table-cell>
          <table:table-cell office:value-type="float" office:value="0.1400114" calcext:value-type="float">
            <text:p>0.1400114</text:p>
          </table:table-cell>
          <table:table-cell office:value-type="float" office:value="0.1449982" calcext:value-type="float">
            <text:p>0.1449982</text:p>
          </table:table-cell>
          <table:table-cell office:value-type="float" office:value="0.1512906" calcext:value-type="float">
            <text:p>0.1512906</text:p>
          </table:table-cell>
          <table:table-cell office:value-type="float" office:value="0.1616332" calcext:value-type="float">
            <text:p>0.1616332</text:p>
          </table:table-cell>
          <table:table-cell office:value-type="float" office:value="0.166712" calcext:value-type="float">
            <text:p>0.166712</text:p>
          </table:table-cell>
          <table:table-cell office:value-type="float" office:value="0" calcext:value-type="float">
            <text:p>0</text:p>
          </table:table-cell>
          <table:table-cell office:value-type="float" office:value="18.76929" calcext:value-type="float">
            <text:p>18.76929</text:p>
          </table:table-cell>
          <table:table-cell office:value-type="float" office:value="17.73942" calcext:value-type="float">
            <text:p>17.73942</text:p>
          </table:table-cell>
          <table:table-cell office:value-type="float" office:value="29.91846" calcext:value-type="float">
            <text:p>29.91846</text:p>
          </table:table-cell>
          <table:table-cell office:value-type="float" office:value="6.37994" calcext:value-type="float">
            <text:p>6.37994</text:p>
          </table:table-cell>
          <table:table-cell office:value-type="float" office:value="5.147862" calcext:value-type="float">
            <text:p>5.147862</text:p>
          </table:table-cell>
          <table:table-cell office:value-type="float" office:value="2.183852" calcext:value-type="float">
            <text:p>2.183852</text:p>
          </table:table-cell>
          <table:table-cell office:value-type="float" office:value="2.036733" calcext:value-type="float">
            <text:p>2.036733</text:p>
          </table:table-cell>
          <table:table-cell office:value-type="float" office:value="4.359344" calcext:value-type="float">
            <text:p>4.359344</text:p>
          </table:table-cell>
          <table:table-cell office:value-type="float" office:value="7.143446" calcext:value-type="float">
            <text:p>7.143446</text:p>
          </table:table-cell>
          <table:table-cell office:value-type="float" office:value="7.489241" calcext:value-type="float">
            <text:p>7.489241</text:p>
          </table:table-cell>
          <table:table-cell office:value-type="float" office:value="8.014147" calcext:value-type="float">
            <text:p>8.014147</text:p>
          </table:table-cell>
          <table:table-cell office:value-type="float" office:value="8.558308" calcext:value-type="float">
            <text:p>8.558308</text:p>
          </table:table-cell>
          <table:table-cell office:value-type="float" office:value="9.586219" calcext:value-type="float">
            <text:p>9.586219</text:p>
          </table:table-cell>
          <table:table-cell office:value-type="float" office:value="10.0794" calcext:value-type="float">
            <text:p>10.0794</text:p>
          </table:table-cell>
          <table:table-cell office:value-type="float" office:value="0" calcext:value-type="float">
            <text:p>0</text:p>
          </table:table-cell>
          <table:table-cell office:value-type="float" office:value="0.05844085" calcext:value-type="float">
            <text:p>0.05844085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3831" calcext:value-type="float">
            <text:p>3.35383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3.389373" calcext:value-type="float">
            <text:p>3.389373</text:p>
          </table:table-cell>
          <table:table-cell office:value-type="float" office:value="135.7858" calcext:value-type="float">
            <text:p>135.7858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0986" calcext:value-type="float">
            <text:p>32.0986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5265" calcext:value-type="float">
            <text:p>0.0003665265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329" calcext:value-type="float">
            <text:p>0.01005329</text:p>
          </table:table-cell>
          <table:table-cell office:value-type="float" office:value="1172.197" calcext:value-type="float">
            <text:p>1172.197</text:p>
          </table:table-cell>
          <table:table-cell office:value-type="float" office:value="1.395789" calcext:value-type="float">
            <text:p>1.395789</text:p>
          </table:table-cell>
          <table:table-cell office:value-type="float" office:value="0" calcext:value-type="float">
            <text:p>0</text:p>
          </table:table-cell>
          <table:table-cell office:value-type="float" office:value="0.1050759" calcext:value-type="float">
            <text:p>0.1050759</text:p>
          </table:table-cell>
          <table:table-cell office:value-type="float" office:value="0.12618" calcext:value-type="float">
            <text:p>0.12618</text:p>
          </table:table-cell>
          <table:table-cell office:value-type="float" office:value="0.1927588" calcext:value-type="float">
            <text:p>0.1927588</text:p>
          </table:table-cell>
          <table:table-cell office:value-type="float" office:value="0.03422575" calcext:value-type="float">
            <text:p>0.03422575</text:p>
          </table:table-cell>
          <table:table-cell office:value-type="float" office:value="0.02098582" calcext:value-type="float">
            <text:p>0.02098582</text:p>
          </table:table-cell>
          <table:table-cell office:value-type="float" office:value="0.02084343" calcext:value-type="float">
            <text:p>0.02084343</text:p>
          </table:table-cell>
          <table:table-cell office:value-type="float" office:value="0.02664226" calcext:value-type="float">
            <text:p>0.02664226</text:p>
          </table:table-cell>
          <table:table-cell office:value-type="float" office:value="0.07146548" calcext:value-type="float">
            <text:p>0.07146548</text:p>
          </table:table-cell>
          <table:table-cell office:value-type="float" office:value="0.1364584" calcext:value-type="float">
            <text:p>0.1364584</text:p>
          </table:table-cell>
          <table:table-cell office:value-type="float" office:value="0.1400752" calcext:value-type="float">
            <text:p>0.1400752</text:p>
          </table:table-cell>
          <table:table-cell office:value-type="float" office:value="0.145061" calcext:value-type="float">
            <text:p>0.145061</text:p>
          </table:table-cell>
          <table:table-cell office:value-type="float" office:value="0.1513422" calcext:value-type="float">
            <text:p>0.1513422</text:p>
          </table:table-cell>
          <table:table-cell office:value-type="float" office:value="0.1616825" calcext:value-type="float">
            <text:p>0.1616825</text:p>
          </table:table-cell>
          <table:table-cell office:value-type="float" office:value="0.1667617" calcext:value-type="float">
            <text:p>0.1667617</text:p>
          </table:table-cell>
          <table:table-cell office:value-type="float" office:value="0" calcext:value-type="float">
            <text:p>0</text:p>
          </table:table-cell>
          <table:table-cell office:value-type="float" office:value="18.747" calcext:value-type="float">
            <text:p>18.747</text:p>
          </table:table-cell>
          <table:table-cell office:value-type="float" office:value="17.72491" calcext:value-type="float">
            <text:p>17.72491</text:p>
          </table:table-cell>
          <table:table-cell office:value-type="float" office:value="29.88657" calcext:value-type="float">
            <text:p>29.88657</text:p>
          </table:table-cell>
          <table:table-cell office:value-type="float" office:value="6.370973" calcext:value-type="float">
            <text:p>6.370973</text:p>
          </table:table-cell>
          <table:table-cell office:value-type="float" office:value="5.13753" calcext:value-type="float">
            <text:p>5.13753</text:p>
          </table:table-cell>
          <table:table-cell office:value-type="float" office:value="2.184156" calcext:value-type="float">
            <text:p>2.184156</text:p>
          </table:table-cell>
          <table:table-cell office:value-type="float" office:value="2.038537" calcext:value-type="float">
            <text:p>2.038537</text:p>
          </table:table-cell>
          <table:table-cell office:value-type="float" office:value="4.364094" calcext:value-type="float">
            <text:p>4.364094</text:p>
          </table:table-cell>
          <table:table-cell office:value-type="float" office:value="7.150257" calcext:value-type="float">
            <text:p>7.150257</text:p>
          </table:table-cell>
          <table:table-cell office:value-type="float" office:value="7.495619" calcext:value-type="float">
            <text:p>7.495619</text:p>
          </table:table-cell>
          <table:table-cell office:value-type="float" office:value="8.020313" calcext:value-type="float">
            <text:p>8.020313</text:p>
          </table:table-cell>
          <table:table-cell office:value-type="float" office:value="8.563972" calcext:value-type="float">
            <text:p>8.563972</text:p>
          </table:table-cell>
          <table:table-cell office:value-type="float" office:value="9.590793" calcext:value-type="float">
            <text:p>9.590793</text:p>
          </table:table-cell>
          <table:table-cell office:value-type="float" office:value="10.08401" calcext:value-type="float">
            <text:p>10.08401</text:p>
          </table:table-cell>
          <table:table-cell office:value-type="float" office:value="0" calcext:value-type="float">
            <text:p>0</text:p>
          </table:table-cell>
          <table:table-cell office:value-type="float" office:value="0.2133363" calcext:value-type="float">
            <text:p>0.2133363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445" calcext:value-type="float">
            <text:p>3.3544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3.38941" calcext:value-type="float">
            <text:p>3.38941</text:p>
          </table:table-cell>
          <table:table-cell office:value-type="float" office:value="135.7843" calcext:value-type="float">
            <text:p>135.7843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11547" calcext:value-type="float">
            <text:p>32.11547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5582" calcext:value-type="float">
            <text:p>0.0003665582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369" calcext:value-type="float">
            <text:p>0.01005369</text:p>
          </table:table-cell>
          <table:table-cell office:value-type="float" office:value="1172.181" calcext:value-type="float">
            <text:p>1172.181</text:p>
          </table:table-cell>
          <table:table-cell office:value-type="float" office:value="1.397335" calcext:value-type="float">
            <text:p>1.397335</text:p>
          </table:table-cell>
          <table:table-cell office:value-type="float" office:value="0" calcext:value-type="float">
            <text:p>0</text:p>
          </table:table-cell>
          <table:table-cell office:value-type="float" office:value="0.1206661" calcext:value-type="float">
            <text:p>0.1206661</text:p>
          </table:table-cell>
          <table:table-cell office:value-type="float" office:value="0.1269329" calcext:value-type="float">
            <text:p>0.1269329</text:p>
          </table:table-cell>
          <table:table-cell office:value-type="float" office:value="0.1867441" calcext:value-type="float">
            <text:p>0.1867441</text:p>
          </table:table-cell>
          <table:table-cell office:value-type="float" office:value="0.03557609" calcext:value-type="float">
            <text:p>0.03557609</text:p>
          </table:table-cell>
          <table:table-cell office:value-type="float" office:value="0.02275002" calcext:value-type="float">
            <text:p>0.02275002</text:p>
          </table:table-cell>
          <table:table-cell office:value-type="float" office:value="0.02076041" calcext:value-type="float">
            <text:p>0.02076041</text:p>
          </table:table-cell>
          <table:table-cell office:value-type="float" office:value="0.02589807" calcext:value-type="float">
            <text:p>0.02589807</text:p>
          </table:table-cell>
          <table:table-cell office:value-type="float" office:value="0.07119109" calcext:value-type="float">
            <text:p>0.07119109</text:p>
          </table:table-cell>
          <table:table-cell office:value-type="float" office:value="0.1364942" calcext:value-type="float">
            <text:p>0.1364942</text:p>
          </table:table-cell>
          <table:table-cell office:value-type="float" office:value="0.1401384" calcext:value-type="float">
            <text:p>0.1401384</text:p>
          </table:table-cell>
          <table:table-cell office:value-type="float" office:value="0.1451243" calcext:value-type="float">
            <text:p>0.1451243</text:p>
          </table:table-cell>
          <table:table-cell office:value-type="float" office:value="0.1513905" calcext:value-type="float">
            <text:p>0.1513905</text:p>
          </table:table-cell>
          <table:table-cell office:value-type="float" office:value="0.1617321" calcext:value-type="float">
            <text:p>0.1617321</text:p>
          </table:table-cell>
          <table:table-cell office:value-type="float" office:value="0.1668115" calcext:value-type="float">
            <text:p>0.1668115</text:p>
          </table:table-cell>
          <table:table-cell office:value-type="float" office:value="0" calcext:value-type="float">
            <text:p>0</text:p>
          </table:table-cell>
          <table:table-cell office:value-type="float" office:value="18.73549" calcext:value-type="float">
            <text:p>18.73549</text:p>
          </table:table-cell>
          <table:table-cell office:value-type="float" office:value="17.71296" calcext:value-type="float">
            <text:p>17.71296</text:p>
          </table:table-cell>
          <table:table-cell office:value-type="float" office:value="29.85446" calcext:value-type="float">
            <text:p>29.85446</text:p>
          </table:table-cell>
          <table:table-cell office:value-type="float" office:value="6.362813" calcext:value-type="float">
            <text:p>6.362813</text:p>
          </table:table-cell>
          <table:table-cell office:value-type="float" office:value="5.128041" calcext:value-type="float">
            <text:p>5.128041</text:p>
          </table:table-cell>
          <table:table-cell office:value-type="float" office:value="2.184436" calcext:value-type="float">
            <text:p>2.184436</text:p>
          </table:table-cell>
          <table:table-cell office:value-type="float" office:value="2.040015" calcext:value-type="float">
            <text:p>2.040015</text:p>
          </table:table-cell>
          <table:table-cell office:value-type="float" office:value="4.36879" calcext:value-type="float">
            <text:p>4.36879</text:p>
          </table:table-cell>
          <table:table-cell office:value-type="float" office:value="7.157067" calcext:value-type="float">
            <text:p>7.157067</text:p>
          </table:table-cell>
          <table:table-cell office:value-type="float" office:value="7.501995" calcext:value-type="float">
            <text:p>7.501995</text:p>
          </table:table-cell>
          <table:table-cell office:value-type="float" office:value="8.026478" calcext:value-type="float">
            <text:p>8.026478</text:p>
          </table:table-cell>
          <table:table-cell office:value-type="float" office:value="8.569627" calcext:value-type="float">
            <text:p>8.569627</text:p>
          </table:table-cell>
          <table:table-cell office:value-type="float" office:value="9.595366" calcext:value-type="float">
            <text:p>9.595366</text:p>
          </table:table-cell>
          <table:table-cell office:value-type="float" office:value="10.08844" calcext:value-type="float">
            <text:p>10.08844</text:p>
          </table:table-cell>
          <table:table-cell office:value-type="float" office:value="0" calcext:value-type="float">
            <text:p>0</text:p>
          </table:table-cell>
          <table:table-cell office:value-type="float" office:value="0.4029939" calcext:value-type="float">
            <text:p>0.4029939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5198" calcext:value-type="float">
            <text:p>3.35519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3.389332" calcext:value-type="float">
            <text:p>3.389332</text:p>
          </table:table-cell>
          <table:table-cell office:value-type="float" office:value="135.7831" calcext:value-type="float">
            <text:p>135.7831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1324" calcext:value-type="float">
            <text:p>32.1324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5644" calcext:value-type="float">
            <text:p>0.0003665644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377" calcext:value-type="float">
            <text:p>0.01005377</text:p>
          </table:table-cell>
          <table:table-cell office:value-type="float" office:value="1172.165" calcext:value-type="float">
            <text:p>1172.165</text:p>
          </table:table-cell>
          <table:table-cell office:value-type="float" office:value="1.398092" calcext:value-type="float">
            <text:p>1.398092</text:p>
          </table:table-cell>
          <table:table-cell office:value-type="float" office:value="0" calcext:value-type="float">
            <text:p>0</text:p>
          </table:table-cell>
          <table:table-cell office:value-type="float" office:value="0.1169165" calcext:value-type="float">
            <text:p>0.1169165</text:p>
          </table:table-cell>
          <table:table-cell office:value-type="float" office:value="0.1235426" calcext:value-type="float">
            <text:p>0.1235426</text:p>
          </table:table-cell>
          <table:table-cell office:value-type="float" office:value="0.1870967" calcext:value-type="float">
            <text:p>0.1870967</text:p>
          </table:table-cell>
          <table:table-cell office:value-type="float" office:value="0.03714134" calcext:value-type="float">
            <text:p>0.03714134</text:p>
          </table:table-cell>
          <table:table-cell office:value-type="float" office:value="0.02500125" calcext:value-type="float">
            <text:p>0.02500125</text:p>
          </table:table-cell>
          <table:table-cell office:value-type="float" office:value="0.02051517" calcext:value-type="float">
            <text:p>0.02051517</text:p>
          </table:table-cell>
          <table:table-cell office:value-type="float" office:value="0.02698577" calcext:value-type="float">
            <text:p>0.02698577</text:p>
          </table:table-cell>
          <table:table-cell office:value-type="float" office:value="0.07129486" calcext:value-type="float">
            <text:p>0.07129486</text:p>
          </table:table-cell>
          <table:table-cell office:value-type="float" office:value="0.1365237" calcext:value-type="float">
            <text:p>0.1365237</text:p>
          </table:table-cell>
          <table:table-cell office:value-type="float" office:value="0.1401982" calcext:value-type="float">
            <text:p>0.1401982</text:p>
          </table:table-cell>
          <table:table-cell office:value-type="float" office:value="0.1451878" calcext:value-type="float">
            <text:p>0.1451878</text:p>
          </table:table-cell>
          <table:table-cell office:value-type="float" office:value="0.1514424" calcext:value-type="float">
            <text:p>0.1514424</text:p>
          </table:table-cell>
          <table:table-cell office:value-type="float" office:value="0.1617828" calcext:value-type="float">
            <text:p>0.1617828</text:p>
          </table:table-cell>
          <table:table-cell office:value-type="float" office:value="0.1668609" calcext:value-type="float">
            <text:p>0.1668609</text:p>
          </table:table-cell>
          <table:table-cell office:value-type="float" office:value="0" calcext:value-type="float">
            <text:p>0</text:p>
          </table:table-cell>
          <table:table-cell office:value-type="float" office:value="18.7287" calcext:value-type="float">
            <text:p>18.7287</text:p>
          </table:table-cell>
          <table:table-cell office:value-type="float" office:value="17.70074" calcext:value-type="float">
            <text:p>17.70074</text:p>
          </table:table-cell>
          <table:table-cell office:value-type="float" office:value="29.82144" calcext:value-type="float">
            <text:p>29.82144</text:p>
          </table:table-cell>
          <table:table-cell office:value-type="float" office:value="6.355397" calcext:value-type="float">
            <text:p>6.355397</text:p>
          </table:table-cell>
          <table:table-cell office:value-type="float" office:value="5.119515" calcext:value-type="float">
            <text:p>5.119515</text:p>
          </table:table-cell>
          <table:table-cell office:value-type="float" office:value="2.184664" calcext:value-type="float">
            <text:p>2.184664</text:p>
          </table:table-cell>
          <table:table-cell office:value-type="float" office:value="2.041587" calcext:value-type="float">
            <text:p>2.041587</text:p>
          </table:table-cell>
          <table:table-cell office:value-type="float" office:value="4.37347" calcext:value-type="float">
            <text:p>4.37347</text:p>
          </table:table-cell>
          <table:table-cell office:value-type="float" office:value="7.163875" calcext:value-type="float">
            <text:p>7.163875</text:p>
          </table:table-cell>
          <table:table-cell office:value-type="float" office:value="7.508376" calcext:value-type="float">
            <text:p>7.508376</text:p>
          </table:table-cell>
          <table:table-cell office:value-type="float" office:value="8.032644" calcext:value-type="float">
            <text:p>8.032644</text:p>
          </table:table-cell>
          <table:table-cell office:value-type="float" office:value="8.575291" calcext:value-type="float">
            <text:p>8.575291</text:p>
          </table:table-cell>
          <table:table-cell office:value-type="float" office:value="9.599941" calcext:value-type="float">
            <text:p>9.599941</text:p>
          </table:table-cell>
          <table:table-cell office:value-type="float" office:value="10.09322" calcext:value-type="float">
            <text:p>10.09322</text:p>
          </table:table-cell>
          <table:table-cell office:value-type="float" office:value="0" calcext:value-type="float">
            <text:p>0</text:p>
          </table:table-cell>
          <table:table-cell office:value-type="float" office:value="0.2356966" calcext:value-type="float">
            <text:p>0.2356966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592" calcext:value-type="float">
            <text:p>3.3559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3.389274" calcext:value-type="float">
            <text:p>3.389274</text:p>
          </table:table-cell>
          <table:table-cell office:value-type="float" office:value="135.7819" calcext:value-type="float">
            <text:p>135.7819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1493" calcext:value-type="float">
            <text:p>32.1493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5669" calcext:value-type="float">
            <text:p>0.0003665669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379" calcext:value-type="float">
            <text:p>0.01005379</text:p>
          </table:table-cell>
          <table:table-cell office:value-type="float" office:value="1172.149" calcext:value-type="float">
            <text:p>1172.149</text:p>
          </table:table-cell>
          <table:table-cell office:value-type="float" office:value="1.399132" calcext:value-type="float">
            <text:p>1.399132</text:p>
          </table:table-cell>
          <table:table-cell office:value-type="float" office:value="0" calcext:value-type="float">
            <text:p>0</text:p>
          </table:table-cell>
          <table:table-cell office:value-type="float" office:value="0.1084881" calcext:value-type="float">
            <text:p>0.1084881</text:p>
          </table:table-cell>
          <table:table-cell office:value-type="float" office:value="0.1265431" calcext:value-type="float">
            <text:p>0.1265431</text:p>
          </table:table-cell>
          <table:table-cell office:value-type="float" office:value="0.1895581" calcext:value-type="float">
            <text:p>0.1895581</text:p>
          </table:table-cell>
          <table:table-cell office:value-type="float" office:value="0.03670514" calcext:value-type="float">
            <text:p>0.03670514</text:p>
          </table:table-cell>
          <table:table-cell office:value-type="float" office:value="0.02493948" calcext:value-type="float">
            <text:p>0.02493948</text:p>
          </table:table-cell>
          <table:table-cell office:value-type="float" office:value="0.02043512" calcext:value-type="float">
            <text:p>0.02043512</text:p>
          </table:table-cell>
          <table:table-cell office:value-type="float" office:value="0.02717307" calcext:value-type="float">
            <text:p>0.02717307</text:p>
          </table:table-cell>
          <table:table-cell office:value-type="float" office:value="0.07131454" calcext:value-type="float">
            <text:p>0.07131454</text:p>
          </table:table-cell>
          <table:table-cell office:value-type="float" office:value="0.1365881" calcext:value-type="float">
            <text:p>0.1365881</text:p>
          </table:table-cell>
          <table:table-cell office:value-type="float" office:value="0.1402527" calcext:value-type="float">
            <text:p>0.1402527</text:p>
          </table:table-cell>
          <table:table-cell office:value-type="float" office:value="0.1452504" calcext:value-type="float">
            <text:p>0.1452504</text:p>
          </table:table-cell>
          <table:table-cell office:value-type="float" office:value="0.1514972" calcext:value-type="float">
            <text:p>0.1514972</text:p>
          </table:table-cell>
          <table:table-cell office:value-type="float" office:value="0.161832" calcext:value-type="float">
            <text:p>0.161832</text:p>
          </table:table-cell>
          <table:table-cell office:value-type="float" office:value="0.1669109" calcext:value-type="float">
            <text:p>0.1669109</text:p>
          </table:table-cell>
          <table:table-cell office:value-type="float" office:value="0" calcext:value-type="float">
            <text:p>0</text:p>
          </table:table-cell>
          <table:table-cell office:value-type="float" office:value="18.71871" calcext:value-type="float">
            <text:p>18.71871</text:p>
          </table:table-cell>
          <table:table-cell office:value-type="float" office:value="17.68718" calcext:value-type="float">
            <text:p>17.68718</text:p>
          </table:table-cell>
          <table:table-cell office:value-type="float" office:value="29.78924" calcext:value-type="float">
            <text:p>29.78924</text:p>
          </table:table-cell>
          <table:table-cell office:value-type="float" office:value="6.348289" calcext:value-type="float">
            <text:p>6.348289</text:p>
          </table:table-cell>
          <table:table-cell office:value-type="float" office:value="5.11165" calcext:value-type="float">
            <text:p>5.11165</text:p>
          </table:table-cell>
          <table:table-cell office:value-type="float" office:value="2.184844" calcext:value-type="float">
            <text:p>2.184844</text:p>
          </table:table-cell>
          <table:table-cell office:value-type="float" office:value="2.043248" calcext:value-type="float">
            <text:p>2.043248</text:p>
          </table:table-cell>
          <table:table-cell office:value-type="float" office:value="4.378132" calcext:value-type="float">
            <text:p>4.378132</text:p>
          </table:table-cell>
          <table:table-cell office:value-type="float" office:value="7.17064" calcext:value-type="float">
            <text:p>7.17064</text:p>
          </table:table-cell>
          <table:table-cell office:value-type="float" office:value="7.514754" calcext:value-type="float">
            <text:p>7.514754</text:p>
          </table:table-cell>
          <table:table-cell office:value-type="float" office:value="8.038809" calcext:value-type="float">
            <text:p>8.038809</text:p>
          </table:table-cell>
          <table:table-cell office:value-type="float" office:value="8.580946" calcext:value-type="float">
            <text:p>8.580946</text:p>
          </table:table-cell>
          <table:table-cell office:value-type="float" office:value="9.604515" calcext:value-type="float">
            <text:p>9.604515</text:p>
          </table:table-cell>
          <table:table-cell office:value-type="float" office:value="10.09783" calcext:value-type="float">
            <text:p>10.09783</text:p>
          </table:table-cell>
          <table:table-cell office:value-type="float" office:value="0" calcext:value-type="float">
            <text:p>0</text:p>
          </table:table-cell>
          <table:table-cell office:value-type="float" office:value="0.2010726" calcext:value-type="float">
            <text:p>0.2010726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6548" calcext:value-type="float">
            <text:p>3.35654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3.389299" calcext:value-type="float">
            <text:p>3.389299</text:p>
          </table:table-cell>
          <table:table-cell office:value-type="float" office:value="135.7807" calcext:value-type="float">
            <text:p>135.7807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16621" calcext:value-type="float">
            <text:p>32.16621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5797" calcext:value-type="float">
            <text:p>0.000366579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409" calcext:value-type="float">
            <text:p>0.01005409</text:p>
          </table:table-cell>
          <table:table-cell office:value-type="float" office:value="1172.133" calcext:value-type="float">
            <text:p>1172.133</text:p>
          </table:table-cell>
          <table:table-cell office:value-type="float" office:value="1.400458" calcext:value-type="float">
            <text:p>1.400458</text:p>
          </table:table-cell>
          <table:table-cell office:value-type="float" office:value="0" calcext:value-type="float">
            <text:p>0</text:p>
          </table:table-cell>
          <table:table-cell office:value-type="float" office:value="0.1010232" calcext:value-type="float">
            <text:p>0.1010232</text:p>
          </table:table-cell>
          <table:table-cell office:value-type="float" office:value="0.1271645" calcext:value-type="float">
            <text:p>0.1271645</text:p>
          </table:table-cell>
          <table:table-cell office:value-type="float" office:value="0.18848" calcext:value-type="float">
            <text:p>0.18848</text:p>
          </table:table-cell>
          <table:table-cell office:value-type="float" office:value="0.03606039" calcext:value-type="float">
            <text:p>0.03606039</text:p>
          </table:table-cell>
          <table:table-cell office:value-type="float" office:value="0.0241833" calcext:value-type="float">
            <text:p>0.0241833</text:p>
          </table:table-cell>
          <table:table-cell office:value-type="float" office:value="0.02042563" calcext:value-type="float">
            <text:p>0.02042563</text:p>
          </table:table-cell>
          <table:table-cell office:value-type="float" office:value="0.02688703" calcext:value-type="float">
            <text:p>0.02688703</text:p>
          </table:table-cell>
          <table:table-cell office:value-type="float" office:value="0.07119894" calcext:value-type="float">
            <text:p>0.07119894</text:p>
          </table:table-cell>
          <table:table-cell office:value-type="float" office:value="0.1366315" calcext:value-type="float">
            <text:p>0.1366315</text:p>
          </table:table-cell>
          <table:table-cell office:value-type="float" office:value="0.1403021" calcext:value-type="float">
            <text:p>0.1403021</text:p>
          </table:table-cell>
          <table:table-cell office:value-type="float" office:value="0.1453113" calcext:value-type="float">
            <text:p>0.1453113</text:p>
          </table:table-cell>
          <table:table-cell office:value-type="float" office:value="0.1515487" calcext:value-type="float">
            <text:p>0.1515487</text:p>
          </table:table-cell>
          <table:table-cell office:value-type="float" office:value="0.1618812" calcext:value-type="float">
            <text:p>0.1618812</text:p>
          </table:table-cell>
          <table:table-cell office:value-type="float" office:value="0.1669607" calcext:value-type="float">
            <text:p>0.1669607</text:p>
          </table:table-cell>
          <table:table-cell office:value-type="float" office:value="0" calcext:value-type="float">
            <text:p>0</text:p>
          </table:table-cell>
          <table:table-cell office:value-type="float" office:value="18.70429" calcext:value-type="float">
            <text:p>18.70429</text:p>
          </table:table-cell>
          <table:table-cell office:value-type="float" office:value="17.67507" calcext:value-type="float">
            <text:p>17.67507</text:p>
          </table:table-cell>
          <table:table-cell office:value-type="float" office:value="29.75798" calcext:value-type="float">
            <text:p>29.75798</text:p>
          </table:table-cell>
          <table:table-cell office:value-type="float" office:value="6.341066" calcext:value-type="float">
            <text:p>6.341066</text:p>
          </table:table-cell>
          <table:table-cell office:value-type="float" office:value="5.103642" calcext:value-type="float">
            <text:p>5.103642</text:p>
          </table:table-cell>
          <table:table-cell office:value-type="float" office:value="2.185014" calcext:value-type="float">
            <text:p>2.185014</text:p>
          </table:table-cell>
          <table:table-cell office:value-type="float" office:value="2.0448" calcext:value-type="float">
            <text:p>2.0448</text:p>
          </table:table-cell>
          <table:table-cell office:value-type="float" office:value="4.382743" calcext:value-type="float">
            <text:p>4.382743</text:p>
          </table:table-cell>
          <table:table-cell office:value-type="float" office:value="7.177404" calcext:value-type="float">
            <text:p>7.177404</text:p>
          </table:table-cell>
          <table:table-cell office:value-type="float" office:value="7.521133" calcext:value-type="float">
            <text:p>7.521133</text:p>
          </table:table-cell>
          <table:table-cell office:value-type="float" office:value="8.044974" calcext:value-type="float">
            <text:p>8.044974</text:p>
          </table:table-cell>
          <table:table-cell office:value-type="float" office:value="8.58661" calcext:value-type="float">
            <text:p>8.58661</text:p>
          </table:table-cell>
          <table:table-cell office:value-type="float" office:value="9.609089" calcext:value-type="float">
            <text:p>9.609089</text:p>
          </table:table-cell>
          <table:table-cell office:value-type="float" office:value="10.10242" calcext:value-type="float">
            <text:p>10.10242</text:p>
          </table:table-cell>
          <table:table-cell office:value-type="float" office:value="0" calcext:value-type="float">
            <text:p>0</text:p>
          </table:table-cell>
          <table:table-cell office:value-type="float" office:value="0.19031" calcext:value-type="float">
            <text:p>0.19031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7082" calcext:value-type="float">
            <text:p>3.35708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3.38949" calcext:value-type="float">
            <text:p>3.38949</text:p>
          </table:table-cell>
          <table:table-cell office:value-type="float" office:value="135.7794" calcext:value-type="float">
            <text:p>135.7794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18309" calcext:value-type="float">
            <text:p>32.18309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5883" calcext:value-type="float">
            <text:p>0.0003665883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443" calcext:value-type="float">
            <text:p>0.01005443</text:p>
          </table:table-cell>
          <table:table-cell office:value-type="float" office:value="1172.117" calcext:value-type="float">
            <text:p>1172.117</text:p>
          </table:table-cell>
          <table:table-cell office:value-type="float" office:value="1.402262" calcext:value-type="float">
            <text:p>1.402262</text:p>
          </table:table-cell>
          <table:table-cell office:value-type="float" office:value="0" calcext:value-type="float">
            <text:p>0</text:p>
          </table:table-cell>
          <table:table-cell office:value-type="float" office:value="0.08984154" calcext:value-type="float">
            <text:p>0.08984154</text:p>
          </table:table-cell>
          <table:table-cell office:value-type="float" office:value="0.126613" calcext:value-type="float">
            <text:p>0.126613</text:p>
          </table:table-cell>
          <table:table-cell office:value-type="float" office:value="0.1885987" calcext:value-type="float">
            <text:p>0.1885987</text:p>
          </table:table-cell>
          <table:table-cell office:value-type="float" office:value="0.03518078" calcext:value-type="float">
            <text:p>0.03518078</text:p>
          </table:table-cell>
          <table:table-cell office:value-type="float" office:value="0.02332645" calcext:value-type="float">
            <text:p>0.02332645</text:p>
          </table:table-cell>
          <table:table-cell office:value-type="float" office:value="0.02040035" calcext:value-type="float">
            <text:p>0.02040035</text:p>
          </table:table-cell>
          <table:table-cell office:value-type="float" office:value="0.0269004" calcext:value-type="float">
            <text:p>0.0269004</text:p>
          </table:table-cell>
          <table:table-cell office:value-type="float" office:value="0.07120514" calcext:value-type="float">
            <text:p>0.07120514</text:p>
          </table:table-cell>
          <table:table-cell office:value-type="float" office:value="0.1366798" calcext:value-type="float">
            <text:p>0.1366798</text:p>
          </table:table-cell>
          <table:table-cell office:value-type="float" office:value="0.1403502" calcext:value-type="float">
            <text:p>0.1403502</text:p>
          </table:table-cell>
          <table:table-cell office:value-type="float" office:value="0.1453716" calcext:value-type="float">
            <text:p>0.1453716</text:p>
          </table:table-cell>
          <table:table-cell office:value-type="float" office:value="0.1515999" calcext:value-type="float">
            <text:p>0.1515999</text:p>
          </table:table-cell>
          <table:table-cell office:value-type="float" office:value="0.1619301" calcext:value-type="float">
            <text:p>0.1619301</text:p>
          </table:table-cell>
          <table:table-cell office:value-type="float" office:value="0.1670104" calcext:value-type="float">
            <text:p>0.1670104</text:p>
          </table:table-cell>
          <table:table-cell office:value-type="float" office:value="0" calcext:value-type="float">
            <text:p>0</text:p>
          </table:table-cell>
          <table:table-cell office:value-type="float" office:value="18.68573" calcext:value-type="float">
            <text:p>18.68573</text:p>
          </table:table-cell>
          <table:table-cell office:value-type="float" office:value="17.66324" calcext:value-type="float">
            <text:p>17.66324</text:p>
          </table:table-cell>
          <table:table-cell office:value-type="float" office:value="29.72712" calcext:value-type="float">
            <text:p>29.72712</text:p>
          </table:table-cell>
          <table:table-cell office:value-type="float" office:value="6.333654" calcext:value-type="float">
            <text:p>6.333654</text:p>
          </table:table-cell>
          <table:table-cell office:value-type="float" office:value="5.095407" calcext:value-type="float">
            <text:p>5.095407</text:p>
          </table:table-cell>
          <table:table-cell office:value-type="float" office:value="2.185177" calcext:value-type="float">
            <text:p>2.185177</text:p>
          </table:table-cell>
          <table:table-cell office:value-type="float" office:value="2.046347" calcext:value-type="float">
            <text:p>2.046347</text:p>
          </table:table-cell>
          <table:table-cell office:value-type="float" office:value="4.387331" calcext:value-type="float">
            <text:p>4.387331</text:p>
          </table:table-cell>
          <table:table-cell office:value-type="float" office:value="7.184162" calcext:value-type="float">
            <text:p>7.184162</text:p>
          </table:table-cell>
          <table:table-cell office:value-type="float" office:value="7.527509" calcext:value-type="float">
            <text:p>7.527509</text:p>
          </table:table-cell>
          <table:table-cell office:value-type="float" office:value="8.05114" calcext:value-type="float">
            <text:p>8.05114</text:p>
          </table:table-cell>
          <table:table-cell office:value-type="float" office:value="8.59227" calcext:value-type="float">
            <text:p>8.59227</text:p>
          </table:table-cell>
          <table:table-cell office:value-type="float" office:value="9.613664" calcext:value-type="float">
            <text:p>9.613664</text:p>
          </table:table-cell>
          <table:table-cell office:value-type="float" office:value="10.10703" calcext:value-type="float">
            <text:p>10.10703</text:p>
          </table:table-cell>
          <table:table-cell office:value-type="float" office:value="0" calcext:value-type="float">
            <text:p>0</text:p>
          </table:table-cell>
          <table:table-cell office:value-type="float" office:value="0.1368152" calcext:value-type="float">
            <text:p>0.1368152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7422" calcext:value-type="float">
            <text:p>3.3574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3.389567" calcext:value-type="float">
            <text:p>3.389567</text:p>
          </table:table-cell>
          <table:table-cell office:value-type="float" office:value="135.7782" calcext:value-type="float">
            <text:p>135.7782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19997" calcext:value-type="float">
            <text:p>32.19997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5974" calcext:value-type="float">
            <text:p>0.0003665974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469" calcext:value-type="float">
            <text:p>0.01005469</text:p>
          </table:table-cell>
          <table:table-cell office:value-type="float" office:value="1172.101" calcext:value-type="float">
            <text:p>1172.101</text:p>
          </table:table-cell>
          <table:table-cell office:value-type="float" office:value="1.403597" calcext:value-type="float">
            <text:p>1.403597</text:p>
          </table:table-cell>
          <table:table-cell office:value-type="float" office:value="0" calcext:value-type="float">
            <text:p>0</text:p>
          </table:table-cell>
          <table:table-cell office:value-type="float" office:value="0.103864" calcext:value-type="float">
            <text:p>0.103864</text:p>
          </table:table-cell>
          <table:table-cell office:value-type="float" office:value="0.1265559" calcext:value-type="float">
            <text:p>0.1265559</text:p>
          </table:table-cell>
          <table:table-cell office:value-type="float" office:value="0.1881952" calcext:value-type="float">
            <text:p>0.1881952</text:p>
          </table:table-cell>
          <table:table-cell office:value-type="float" office:value="0.03491268" calcext:value-type="float">
            <text:p>0.03491268</text:p>
          </table:table-cell>
          <table:table-cell office:value-type="float" office:value="0.02305337" calcext:value-type="float">
            <text:p>0.02305337</text:p>
          </table:table-cell>
          <table:table-cell office:value-type="float" office:value="0.02033854" calcext:value-type="float">
            <text:p>0.02033854</text:p>
          </table:table-cell>
          <table:table-cell office:value-type="float" office:value="0.02681305" calcext:value-type="float">
            <text:p>0.02681305</text:p>
          </table:table-cell>
          <table:table-cell office:value-type="float" office:value="0.07124349" calcext:value-type="float">
            <text:p>0.07124349</text:p>
          </table:table-cell>
          <table:table-cell office:value-type="float" office:value="0.1367504" calcext:value-type="float">
            <text:p>0.1367504</text:p>
          </table:table-cell>
          <table:table-cell office:value-type="float" office:value="0.1403988" calcext:value-type="float">
            <text:p>0.1403988</text:p>
          </table:table-cell>
          <table:table-cell office:value-type="float" office:value="0.1454326" calcext:value-type="float">
            <text:p>0.1454326</text:p>
          </table:table-cell>
          <table:table-cell office:value-type="float" office:value="0.1516506" calcext:value-type="float">
            <text:p>0.1516506</text:p>
          </table:table-cell>
          <table:table-cell office:value-type="float" office:value="0.161979" calcext:value-type="float">
            <text:p>0.161979</text:p>
          </table:table-cell>
          <table:table-cell office:value-type="float" office:value="0.1670602" calcext:value-type="float">
            <text:p>0.1670602</text:p>
          </table:table-cell>
          <table:table-cell office:value-type="float" office:value="0" calcext:value-type="float">
            <text:p>0</text:p>
          </table:table-cell>
          <table:table-cell office:value-type="float" office:value="18.67012" calcext:value-type="float">
            <text:p>18.67012</text:p>
          </table:table-cell>
          <table:table-cell office:value-type="float" office:value="17.65154" calcext:value-type="float">
            <text:p>17.65154</text:p>
          </table:table-cell>
          <table:table-cell office:value-type="float" office:value="29.69677" calcext:value-type="float">
            <text:p>29.69677</text:p>
          </table:table-cell>
          <table:table-cell office:value-type="float" office:value="6.326044" calcext:value-type="float">
            <text:p>6.326044</text:p>
          </table:table-cell>
          <table:table-cell office:value-type="float" office:value="5.086959" calcext:value-type="float">
            <text:p>5.086959</text:p>
          </table:table-cell>
          <table:table-cell office:value-type="float" office:value="2.185327" calcext:value-type="float">
            <text:p>2.185327</text:p>
          </table:table-cell>
          <table:table-cell office:value-type="float" office:value="2.047908" calcext:value-type="float">
            <text:p>2.047908</text:p>
          </table:table-cell>
          <table:table-cell office:value-type="float" office:value="4.391899" calcext:value-type="float">
            <text:p>4.391899</text:p>
          </table:table-cell>
          <table:table-cell office:value-type="float" office:value="7.190881" calcext:value-type="float">
            <text:p>7.190881</text:p>
          </table:table-cell>
          <table:table-cell office:value-type="float" office:value="7.53389" calcext:value-type="float">
            <text:p>7.53389</text:p>
          </table:table-cell>
          <table:table-cell office:value-type="float" office:value="8.057305" calcext:value-type="float">
            <text:p>8.057305</text:p>
          </table:table-cell>
          <table:table-cell office:value-type="float" office:value="8.597924" calcext:value-type="float">
            <text:p>8.597924</text:p>
          </table:table-cell>
          <table:table-cell office:value-type="float" office:value="9.618237" calcext:value-type="float">
            <text:p>9.618237</text:p>
          </table:table-cell>
          <table:table-cell office:value-type="float" office:value="10.11163" calcext:value-type="float">
            <text:p>10.11163</text:p>
          </table:table-cell>
          <table:table-cell office:value-type="float" office:value="0" calcext:value-type="float">
            <text:p>0</text:p>
          </table:table-cell>
          <table:table-cell office:value-type="float" office:value="0.1983933" calcext:value-type="float">
            <text:p>0.1983933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7884" calcext:value-type="float">
            <text:p>3.3578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3.389647" calcext:value-type="float">
            <text:p>3.389647</text:p>
          </table:table-cell>
          <table:table-cell office:value-type="float" office:value="135.7771" calcext:value-type="float">
            <text:p>135.7771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21687" calcext:value-type="float">
            <text:p>32.21687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6076" calcext:value-type="float">
            <text:p>0.0003666076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484" calcext:value-type="float">
            <text:p>0.01005484</text:p>
          </table:table-cell>
          <table:table-cell office:value-type="float" office:value="1172.084" calcext:value-type="float">
            <text:p>1172.084</text:p>
          </table:table-cell>
          <table:table-cell office:value-type="float" office:value="1.404878" calcext:value-type="float">
            <text:p>1.404878</text:p>
          </table:table-cell>
          <table:table-cell office:value-type="float" office:value="0" calcext:value-type="float">
            <text:p>0</text:p>
          </table:table-cell>
          <table:table-cell office:value-type="float" office:value="0.08614597" calcext:value-type="float">
            <text:p>0.08614597</text:p>
          </table:table-cell>
          <table:table-cell office:value-type="float" office:value="0.1261523" calcext:value-type="float">
            <text:p>0.1261523</text:p>
          </table:table-cell>
          <table:table-cell office:value-type="float" office:value="0.189058" calcext:value-type="float">
            <text:p>0.189058</text:p>
          </table:table-cell>
          <table:table-cell office:value-type="float" office:value="0.03501933" calcext:value-type="float">
            <text:p>0.03501933</text:p>
          </table:table-cell>
          <table:table-cell office:value-type="float" office:value="0.02378485" calcext:value-type="float">
            <text:p>0.02378485</text:p>
          </table:table-cell>
          <table:table-cell office:value-type="float" office:value="0.02029402" calcext:value-type="float">
            <text:p>0.02029402</text:p>
          </table:table-cell>
          <table:table-cell office:value-type="float" office:value="0.0269372" calcext:value-type="float">
            <text:p>0.0269372</text:p>
          </table:table-cell>
          <table:table-cell office:value-type="float" office:value="0.07124922" calcext:value-type="float">
            <text:p>0.07124922</text:p>
          </table:table-cell>
          <table:table-cell office:value-type="float" office:value="0.1368077" calcext:value-type="float">
            <text:p>0.1368077</text:p>
          </table:table-cell>
          <table:table-cell office:value-type="float" office:value="0.1404486" calcext:value-type="float">
            <text:p>0.1404486</text:p>
          </table:table-cell>
          <table:table-cell office:value-type="float" office:value="0.1454937" calcext:value-type="float">
            <text:p>0.1454937</text:p>
          </table:table-cell>
          <table:table-cell office:value-type="float" office:value="0.1517025" calcext:value-type="float">
            <text:p>0.1517025</text:p>
          </table:table-cell>
          <table:table-cell office:value-type="float" office:value="0.162028" calcext:value-type="float">
            <text:p>0.162028</text:p>
          </table:table-cell>
          <table:table-cell office:value-type="float" office:value="0.1671095" calcext:value-type="float">
            <text:p>0.1671095</text:p>
          </table:table-cell>
          <table:table-cell office:value-type="float" office:value="0" calcext:value-type="float">
            <text:p>0</text:p>
          </table:table-cell>
          <table:table-cell office:value-type="float" office:value="18.65652" calcext:value-type="float">
            <text:p>18.65652</text:p>
          </table:table-cell>
          <table:table-cell office:value-type="float" office:value="17.63989" calcext:value-type="float">
            <text:p>17.63989</text:p>
          </table:table-cell>
          <table:table-cell office:value-type="float" office:value="29.66673" calcext:value-type="float">
            <text:p>29.66673</text:p>
          </table:table-cell>
          <table:table-cell office:value-type="float" office:value="6.318604" calcext:value-type="float">
            <text:p>6.318604</text:p>
          </table:table-cell>
          <table:table-cell office:value-type="float" office:value="5.078809" calcext:value-type="float">
            <text:p>5.078809</text:p>
          </table:table-cell>
          <table:table-cell office:value-type="float" office:value="2.185462" calcext:value-type="float">
            <text:p>2.185462</text:p>
          </table:table-cell>
          <table:table-cell office:value-type="float" office:value="2.049436" calcext:value-type="float">
            <text:p>2.049436</text:p>
          </table:table-cell>
          <table:table-cell office:value-type="float" office:value="4.396458" calcext:value-type="float">
            <text:p>4.396458</text:p>
          </table:table-cell>
          <table:table-cell office:value-type="float" office:value="7.1976" calcext:value-type="float">
            <text:p>7.1976</text:p>
          </table:table-cell>
          <table:table-cell office:value-type="float" office:value="7.540266" calcext:value-type="float">
            <text:p>7.540266</text:p>
          </table:table-cell>
          <table:table-cell office:value-type="float" office:value="8.063471" calcext:value-type="float">
            <text:p>8.063471</text:p>
          </table:table-cell>
          <table:table-cell office:value-type="float" office:value="8.603588" calcext:value-type="float">
            <text:p>8.603588</text:p>
          </table:table-cell>
          <table:table-cell office:value-type="float" office:value="9.622811" calcext:value-type="float">
            <text:p>9.622811</text:p>
          </table:table-cell>
          <table:table-cell office:value-type="float" office:value="10.11615" calcext:value-type="float">
            <text:p>10.11615</text:p>
          </table:table-cell>
          <table:table-cell office:value-type="float" office:value="0" calcext:value-type="float">
            <text:p>0</text:p>
          </table:table-cell>
          <table:table-cell office:value-type="float" office:value="0.1016945" calcext:value-type="float">
            <text:p>0.1016945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8286" calcext:value-type="float">
            <text:p>3.35828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3.390099" calcext:value-type="float">
            <text:p>3.390099</text:p>
          </table:table-cell>
          <table:table-cell office:value-type="float" office:value="135.7759" calcext:value-type="float">
            <text:p>135.7759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23361" calcext:value-type="float">
            <text:p>32.23361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6076" calcext:value-type="float">
            <text:p>0.0003666076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484" calcext:value-type="float">
            <text:p>0.01005484</text:p>
          </table:table-cell>
          <table:table-cell office:value-type="float" office:value="1172.068" calcext:value-type="float">
            <text:p>1172.068</text:p>
          </table:table-cell>
          <table:table-cell office:value-type="float" office:value="1.407737" calcext:value-type="float">
            <text:p>1.407737</text:p>
          </table:table-cell>
          <table:table-cell office:value-type="float" office:value="0" calcext:value-type="float">
            <text:p>0</text:p>
          </table:table-cell>
          <table:table-cell office:value-type="float" office:value="0.04206767" calcext:value-type="float">
            <text:p>0.04206767</text:p>
          </table:table-cell>
          <table:table-cell office:value-type="float" office:value="0.1242317" calcext:value-type="float">
            <text:p>0.1242317</text:p>
          </table:table-cell>
          <table:table-cell office:value-type="float" office:value="0.1899579" calcext:value-type="float">
            <text:p>0.1899579</text:p>
          </table:table-cell>
          <table:table-cell office:value-type="float" office:value="0.03368809" calcext:value-type="float">
            <text:p>0.03368809</text:p>
          </table:table-cell>
          <table:table-cell office:value-type="float" office:value="0.0228499" calcext:value-type="float">
            <text:p>0.0228499</text:p>
          </table:table-cell>
          <table:table-cell office:value-type="float" office:value="0.02026027" calcext:value-type="float">
            <text:p>0.02026027</text:p>
          </table:table-cell>
          <table:table-cell office:value-type="float" office:value="0.02735675" calcext:value-type="float">
            <text:p>0.02735675</text:p>
          </table:table-cell>
          <table:table-cell office:value-type="float" office:value="0.07130054" calcext:value-type="float">
            <text:p>0.07130054</text:p>
          </table:table-cell>
          <table:table-cell office:value-type="float" office:value="0.1368812" calcext:value-type="float">
            <text:p>0.1368812</text:p>
          </table:table-cell>
          <table:table-cell office:value-type="float" office:value="0.1404994" calcext:value-type="float">
            <text:p>0.1404994</text:p>
          </table:table-cell>
          <table:table-cell office:value-type="float" office:value="0.145555" calcext:value-type="float">
            <text:p>0.145555</text:p>
          </table:table-cell>
          <table:table-cell office:value-type="float" office:value="0.1517525" calcext:value-type="float">
            <text:p>0.1517525</text:p>
          </table:table-cell>
          <table:table-cell office:value-type="float" office:value="0.1620767" calcext:value-type="float">
            <text:p>0.1620767</text:p>
          </table:table-cell>
          <table:table-cell office:value-type="float" office:value="0.1671586" calcext:value-type="float">
            <text:p>0.1671586</text:p>
          </table:table-cell>
          <table:table-cell office:value-type="float" office:value="0" calcext:value-type="float">
            <text:p>0</text:p>
          </table:table-cell>
          <table:table-cell office:value-type="float" office:value="18.62708" calcext:value-type="float">
            <text:p>18.62708</text:p>
          </table:table-cell>
          <table:table-cell office:value-type="float" office:value="17.62811" calcext:value-type="float">
            <text:p>17.62811</text:p>
          </table:table-cell>
          <table:table-cell office:value-type="float" office:value="29.63745" calcext:value-type="float">
            <text:p>29.63745</text:p>
          </table:table-cell>
          <table:table-cell office:value-type="float" office:value="6.310976" calcext:value-type="float">
            <text:p>6.310976</text:p>
          </table:table-cell>
          <table:table-cell office:value-type="float" office:value="5.070736" calcext:value-type="float">
            <text:p>5.070736</text:p>
          </table:table-cell>
          <table:table-cell office:value-type="float" office:value="2.185583" calcext:value-type="float">
            <text:p>2.185583</text:p>
          </table:table-cell>
          <table:table-cell office:value-type="float" office:value="2.051049" calcext:value-type="float">
            <text:p>2.051049</text:p>
          </table:table-cell>
          <table:table-cell office:value-type="float" office:value="4.400987" calcext:value-type="float">
            <text:p>4.400987</text:p>
          </table:table-cell>
          <table:table-cell office:value-type="float" office:value="7.204301" calcext:value-type="float">
            <text:p>7.204301</text:p>
          </table:table-cell>
          <table:table-cell office:value-type="float" office:value="7.546645" calcext:value-type="float">
            <text:p>7.546645</text:p>
          </table:table-cell>
          <table:table-cell office:value-type="float" office:value="8.069636" calcext:value-type="float">
            <text:p>8.069636</text:p>
          </table:table-cell>
          <table:table-cell office:value-type="float" office:value="8.609248" calcext:value-type="float">
            <text:p>8.609248</text:p>
          </table:table-cell>
          <table:table-cell office:value-type="float" office:value="9.627386" calcext:value-type="float">
            <text:p>9.627386</text:p>
          </table:table-cell>
          <table:table-cell office:value-type="float" office:value="10.12068" calcext:value-type="float">
            <text:p>10.12068</text:p>
          </table:table-cell>
          <table:table-cell office:value-type="float" office:value="0" calcext:value-type="float">
            <text:p>0</text:p>
          </table:table-cell>
          <table:table-cell office:value-type="float" office:value="0.01320344" calcext:value-type="float">
            <text:p>0.01320344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828" calcext:value-type="float">
            <text:p>3.358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3.390418" calcext:value-type="float">
            <text:p>3.390418</text:p>
          </table:table-cell>
          <table:table-cell office:value-type="float" office:value="135.7746" calcext:value-type="float">
            <text:p>135.7746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25026" calcext:value-type="float">
            <text:p>32.25026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6076" calcext:value-type="float">
            <text:p>0.0003666076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484" calcext:value-type="float">
            <text:p>0.01005484</text:p>
          </table:table-cell>
          <table:table-cell office:value-type="float" office:value="1172.052" calcext:value-type="float">
            <text:p>1172.052</text:p>
          </table:table-cell>
          <table:table-cell office:value-type="float" office:value="1.409666" calcext:value-type="float">
            <text:p>1.409666</text:p>
          </table:table-cell>
          <table:table-cell office:value-type="float" office:value="0" calcext:value-type="float">
            <text:p>0</text:p>
          </table:table-cell>
          <table:table-cell office:value-type="float" office:value="0.06301951" calcext:value-type="float">
            <text:p>0.06301951</text:p>
          </table:table-cell>
          <table:table-cell office:value-type="float" office:value="0.1235443" calcext:value-type="float">
            <text:p>0.1235443</text:p>
          </table:table-cell>
          <table:table-cell office:value-type="float" office:value="0.1903802" calcext:value-type="float">
            <text:p>0.1903802</text:p>
          </table:table-cell>
          <table:table-cell office:value-type="float" office:value="0.03331517" calcext:value-type="float">
            <text:p>0.03331517</text:p>
          </table:table-cell>
          <table:table-cell office:value-type="float" office:value="0.02226482" calcext:value-type="float">
            <text:p>0.02226482</text:p>
          </table:table-cell>
          <table:table-cell office:value-type="float" office:value="0.02019902" calcext:value-type="float">
            <text:p>0.02019902</text:p>
          </table:table-cell>
          <table:table-cell office:value-type="float" office:value="0.02755103" calcext:value-type="float">
            <text:p>0.02755103</text:p>
          </table:table-cell>
          <table:table-cell office:value-type="float" office:value="0.07135971" calcext:value-type="float">
            <text:p>0.07135971</text:p>
          </table:table-cell>
          <table:table-cell office:value-type="float" office:value="0.1369727" calcext:value-type="float">
            <text:p>0.1369727</text:p>
          </table:table-cell>
          <table:table-cell office:value-type="float" office:value="0.1405515" calcext:value-type="float">
            <text:p>0.1405515</text:p>
          </table:table-cell>
          <table:table-cell office:value-type="float" office:value="0.1456163" calcext:value-type="float">
            <text:p>0.1456163</text:p>
          </table:table-cell>
          <table:table-cell office:value-type="float" office:value="0.1518042" calcext:value-type="float">
            <text:p>0.1518042</text:p>
          </table:table-cell>
          <table:table-cell office:value-type="float" office:value="0.1621257" calcext:value-type="float">
            <text:p>0.1621257</text:p>
          </table:table-cell>
          <table:table-cell office:value-type="float" office:value="0.1672075" calcext:value-type="float">
            <text:p>0.1672075</text:p>
          </table:table-cell>
          <table:table-cell office:value-type="float" office:value="0" calcext:value-type="float">
            <text:p>0</text:p>
          </table:table-cell>
          <table:table-cell office:value-type="float" office:value="18.5923" calcext:value-type="float">
            <text:p>18.5923</text:p>
          </table:table-cell>
          <table:table-cell office:value-type="float" office:value="17.6158" calcext:value-type="float">
            <text:p>17.6158</text:p>
          </table:table-cell>
          <table:table-cell office:value-type="float" office:value="29.60859" calcext:value-type="float">
            <text:p>29.60859</text:p>
          </table:table-cell>
          <table:table-cell office:value-type="float" office:value="6.302944" calcext:value-type="float">
            <text:p>6.302944</text:p>
          </table:table-cell>
          <table:table-cell office:value-type="float" office:value="5.062289" calcext:value-type="float">
            <text:p>5.062289</text:p>
          </table:table-cell>
          <table:table-cell office:value-type="float" office:value="2.185694" calcext:value-type="float">
            <text:p>2.185694</text:p>
          </table:table-cell>
          <table:table-cell office:value-type="float" office:value="2.052714" calcext:value-type="float">
            <text:p>2.052714</text:p>
          </table:table-cell>
          <table:table-cell office:value-type="float" office:value="4.405512" calcext:value-type="float">
            <text:p>4.405512</text:p>
          </table:table-cell>
          <table:table-cell office:value-type="float" office:value="7.210974" calcext:value-type="float">
            <text:p>7.210974</text:p>
          </table:table-cell>
          <table:table-cell office:value-type="float" office:value="7.553026" calcext:value-type="float">
            <text:p>7.553026</text:p>
          </table:table-cell>
          <table:table-cell office:value-type="float" office:value="8.075801" calcext:value-type="float">
            <text:p>8.075801</text:p>
          </table:table-cell>
          <table:table-cell office:value-type="float" office:value="8.614903" calcext:value-type="float">
            <text:p>8.614903</text:p>
          </table:table-cell>
          <table:table-cell office:value-type="float" office:value="9.63196" calcext:value-type="float">
            <text:p>9.63196</text:p>
          </table:table-cell>
          <table:table-cell office:value-type="float" office:value="10.12521" calcext:value-type="float">
            <text:p>10.12521</text:p>
          </table:table-cell>
          <table:table-cell office:value-type="float" office:value="0" calcext:value-type="float">
            <text:p>0</text:p>
          </table:table-cell>
          <table:table-cell office:value-type="float" office:value="0.02726042" calcext:value-type="float">
            <text:p>0.02726042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8499" calcext:value-type="float">
            <text:p>3.35849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3.390479" calcext:value-type="float">
            <text:p>3.390479</text:p>
          </table:table-cell>
          <table:table-cell office:value-type="float" office:value="135.7734" calcext:value-type="float">
            <text:p>135.7734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26696" calcext:value-type="float">
            <text:p>32.26696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6281" calcext:value-type="float">
            <text:p>0.0003666281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509" calcext:value-type="float">
            <text:p>0.01005509</text:p>
          </table:table-cell>
          <table:table-cell office:value-type="float" office:value="1172.035" calcext:value-type="float">
            <text:p>1172.035</text:p>
          </table:table-cell>
          <table:table-cell office:value-type="float" office:value="1.410937" calcext:value-type="float">
            <text:p>1.410937</text:p>
          </table:table-cell>
          <table:table-cell office:value-type="float" office:value="0" calcext:value-type="float">
            <text:p>0</text:p>
          </table:table-cell>
          <table:table-cell office:value-type="float" office:value="0.08374749" calcext:value-type="float">
            <text:p>0.08374749</text:p>
          </table:table-cell>
          <table:table-cell office:value-type="float" office:value="0.1198663" calcext:value-type="float">
            <text:p>0.1198663</text:p>
          </table:table-cell>
          <table:table-cell office:value-type="float" office:value="0.1909797" calcext:value-type="float">
            <text:p>0.1909797</text:p>
          </table:table-cell>
          <table:table-cell office:value-type="float" office:value="0.03399114" calcext:value-type="float">
            <text:p>0.03399114</text:p>
          </table:table-cell>
          <table:table-cell office:value-type="float" office:value="0.02303592" calcext:value-type="float">
            <text:p>0.02303592</text:p>
          </table:table-cell>
          <table:table-cell office:value-type="float" office:value="0.02025943" calcext:value-type="float">
            <text:p>0.02025943</text:p>
          </table:table-cell>
          <table:table-cell office:value-type="float" office:value="0.02427878" calcext:value-type="float">
            <text:p>0.02427878</text:p>
          </table:table-cell>
          <table:table-cell office:value-type="float" office:value="0.07114711" calcext:value-type="float">
            <text:p>0.07114711</text:p>
          </table:table-cell>
          <table:table-cell office:value-type="float" office:value="0.1370558" calcext:value-type="float">
            <text:p>0.1370558</text:p>
          </table:table-cell>
          <table:table-cell office:value-type="float" office:value="0.1406057" calcext:value-type="float">
            <text:p>0.1406057</text:p>
          </table:table-cell>
          <table:table-cell office:value-type="float" office:value="0.145678" calcext:value-type="float">
            <text:p>0.145678</text:p>
          </table:table-cell>
          <table:table-cell office:value-type="float" office:value="0.1518559" calcext:value-type="float">
            <text:p>0.1518559</text:p>
          </table:table-cell>
          <table:table-cell office:value-type="float" office:value="0.1621746" calcext:value-type="float">
            <text:p>0.1621746</text:p>
          </table:table-cell>
          <table:table-cell office:value-type="float" office:value="0.1672564" calcext:value-type="float">
            <text:p>0.1672564</text:p>
          </table:table-cell>
          <table:table-cell office:value-type="float" office:value="0" calcext:value-type="float">
            <text:p>0</text:p>
          </table:table-cell>
          <table:table-cell office:value-type="float" office:value="18.56496" calcext:value-type="float">
            <text:p>18.56496</text:p>
          </table:table-cell>
          <table:table-cell office:value-type="float" office:value="17.60272" calcext:value-type="float">
            <text:p>17.60272</text:p>
          </table:table-cell>
          <table:table-cell office:value-type="float" office:value="29.57999" calcext:value-type="float">
            <text:p>29.57999</text:p>
          </table:table-cell>
          <table:table-cell office:value-type="float" office:value="6.295104" calcext:value-type="float">
            <text:p>6.295104</text:p>
          </table:table-cell>
          <table:table-cell office:value-type="float" office:value="5.054033" calcext:value-type="float">
            <text:p>5.054033</text:p>
          </table:table-cell>
          <table:table-cell office:value-type="float" office:value="2.185795" calcext:value-type="float">
            <text:p>2.185795</text:p>
          </table:table-cell>
          <table:table-cell office:value-type="float" office:value="2.054236" calcext:value-type="float">
            <text:p>2.054236</text:p>
          </table:table-cell>
          <table:table-cell office:value-type="float" office:value="4.410004" calcext:value-type="float">
            <text:p>4.410004</text:p>
          </table:table-cell>
          <table:table-cell office:value-type="float" office:value="7.217648" calcext:value-type="float">
            <text:p>7.217648</text:p>
          </table:table-cell>
          <table:table-cell office:value-type="float" office:value="7.559402" calcext:value-type="float">
            <text:p>7.559402</text:p>
          </table:table-cell>
          <table:table-cell office:value-type="float" office:value="8.081967" calcext:value-type="float">
            <text:p>8.081967</text:p>
          </table:table-cell>
          <table:table-cell office:value-type="float" office:value="8.620563" calcext:value-type="float">
            <text:p>8.620563</text:p>
          </table:table-cell>
          <table:table-cell office:value-type="float" office:value="9.636534" calcext:value-type="float">
            <text:p>9.636534</text:p>
          </table:table-cell>
          <table:table-cell office:value-type="float" office:value="10.12974" calcext:value-type="float">
            <text:p>10.12974</text:p>
          </table:table-cell>
          <table:table-cell office:value-type="float" office:value="0" calcext:value-type="float">
            <text:p>0</text:p>
          </table:table-cell>
          <table:table-cell office:value-type="float" office:value="0.3115143" calcext:value-type="float">
            <text:p>0.3115143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8924" calcext:value-type="float">
            <text:p>3.3589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3.390435" calcext:value-type="float">
            <text:p>3.390435</text:p>
          </table:table-cell>
          <table:table-cell office:value-type="float" office:value="135.7722" calcext:value-type="float">
            <text:p>135.7722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28373" calcext:value-type="float">
            <text:p>32.28373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6572" calcext:value-type="float">
            <text:p>0.0003666572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543" calcext:value-type="float">
            <text:p>0.01005543</text:p>
          </table:table-cell>
          <table:table-cell office:value-type="float" office:value="1172.019" calcext:value-type="float">
            <text:p>1172.019</text:p>
          </table:table-cell>
          <table:table-cell office:value-type="float" office:value="1.411801" calcext:value-type="float">
            <text:p>1.411801</text:p>
          </table:table-cell>
          <table:table-cell office:value-type="float" office:value="0" calcext:value-type="float">
            <text:p>0</text:p>
          </table:table-cell>
          <table:table-cell office:value-type="float" office:value="0.1085484" calcext:value-type="float">
            <text:p>0.1085484</text:p>
          </table:table-cell>
          <table:table-cell office:value-type="float" office:value="0.125567" calcext:value-type="float">
            <text:p>0.125567</text:p>
          </table:table-cell>
          <table:table-cell office:value-type="float" office:value="0.1889637" calcext:value-type="float">
            <text:p>0.1889637</text:p>
          </table:table-cell>
          <table:table-cell office:value-type="float" office:value="0.03504419" calcext:value-type="float">
            <text:p>0.03504419</text:p>
          </table:table-cell>
          <table:table-cell office:value-type="float" office:value="0.02425386" calcext:value-type="float">
            <text:p>0.02425386</text:p>
          </table:table-cell>
          <table:table-cell office:value-type="float" office:value="0.02031132" calcext:value-type="float">
            <text:p>0.02031132</text:p>
          </table:table-cell>
          <table:table-cell office:value-type="float" office:value="0.02539849" calcext:value-type="float">
            <text:p>0.02539849</text:p>
          </table:table-cell>
          <table:table-cell office:value-type="float" office:value="0.07088018" calcext:value-type="float">
            <text:p>0.07088018</text:p>
          </table:table-cell>
          <table:table-cell office:value-type="float" office:value="0.1369617" calcext:value-type="float">
            <text:p>0.1369617</text:p>
          </table:table-cell>
          <table:table-cell office:value-type="float" office:value="0.1406611" calcext:value-type="float">
            <text:p>0.1406611</text:p>
          </table:table-cell>
          <table:table-cell office:value-type="float" office:value="0.14574" calcext:value-type="float">
            <text:p>0.14574</text:p>
          </table:table-cell>
          <table:table-cell office:value-type="float" office:value="0.1519079" calcext:value-type="float">
            <text:p>0.1519079</text:p>
          </table:table-cell>
          <table:table-cell office:value-type="float" office:value="0.1622237" calcext:value-type="float">
            <text:p>0.1622237</text:p>
          </table:table-cell>
          <table:table-cell office:value-type="float" office:value="0.1673053" calcext:value-type="float">
            <text:p>0.1673053</text:p>
          </table:table-cell>
          <table:table-cell office:value-type="float" office:value="0" calcext:value-type="float">
            <text:p>0</text:p>
          </table:table-cell>
          <table:table-cell office:value-type="float" office:value="18.54883" calcext:value-type="float">
            <text:p>18.54883</text:p>
          </table:table-cell>
          <table:table-cell office:value-type="float" office:value="17.58992" calcext:value-type="float">
            <text:p>17.58992</text:p>
          </table:table-cell>
          <table:table-cell office:value-type="float" office:value="29.55134" calcext:value-type="float">
            <text:p>29.55134</text:p>
          </table:table-cell>
          <table:table-cell office:value-type="float" office:value="6.287521" calcext:value-type="float">
            <text:p>6.287521</text:p>
          </table:table-cell>
          <table:table-cell office:value-type="float" office:value="5.046075" calcext:value-type="float">
            <text:p>5.046075</text:p>
          </table:table-cell>
          <table:table-cell office:value-type="float" office:value="2.185928" calcext:value-type="float">
            <text:p>2.185928</text:p>
          </table:table-cell>
          <table:table-cell office:value-type="float" office:value="2.055365" calcext:value-type="float">
            <text:p>2.055365</text:p>
          </table:table-cell>
          <table:table-cell office:value-type="float" office:value="4.414439" calcext:value-type="float">
            <text:p>4.414439</text:p>
          </table:table-cell>
          <table:table-cell office:value-type="float" office:value="7.224287" calcext:value-type="float">
            <text:p>7.224287</text:p>
          </table:table-cell>
          <table:table-cell office:value-type="float" office:value="7.56578" calcext:value-type="float">
            <text:p>7.56578</text:p>
          </table:table-cell>
          <table:table-cell office:value-type="float" office:value="8.088133" calcext:value-type="float">
            <text:p>8.088133</text:p>
          </table:table-cell>
          <table:table-cell office:value-type="float" office:value="8.626227" calcext:value-type="float">
            <text:p>8.626227</text:p>
          </table:table-cell>
          <table:table-cell office:value-type="float" office:value="9.641109" calcext:value-type="float">
            <text:p>9.641109</text:p>
          </table:table-cell>
          <table:table-cell office:value-type="float" office:value="10.13426" calcext:value-type="float">
            <text:p>10.13426</text:p>
          </table:table-cell>
          <table:table-cell office:value-type="float" office:value="0" calcext:value-type="float">
            <text:p>0</text:p>
          </table:table-cell>
          <table:table-cell office:value-type="float" office:value="0.3684261" calcext:value-type="float">
            <text:p>0.3684261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59427" calcext:value-type="float">
            <text:p>3.35942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3.390317" calcext:value-type="float">
            <text:p>3.390317</text:p>
          </table:table-cell>
          <table:table-cell office:value-type="float" office:value="135.7711" calcext:value-type="float">
            <text:p>135.7711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30062" calcext:value-type="float">
            <text:p>32.30062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6799" calcext:value-type="float">
            <text:p>0.0003666799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571" calcext:value-type="float">
            <text:p>0.01005571</text:p>
          </table:table-cell>
          <table:table-cell office:value-type="float" office:value="1172.003" calcext:value-type="float">
            <text:p>1172.003</text:p>
          </table:table-cell>
          <table:table-cell office:value-type="float" office:value="1.412312" calcext:value-type="float">
            <text:p>1.412312</text:p>
          </table:table-cell>
          <table:table-cell office:value-type="float" office:value="0" calcext:value-type="float">
            <text:p>0</text:p>
          </table:table-cell>
          <table:table-cell office:value-type="float" office:value="0.1144799" calcext:value-type="float">
            <text:p>0.1144799</text:p>
          </table:table-cell>
          <table:table-cell office:value-type="float" office:value="0.1241408" calcext:value-type="float">
            <text:p>0.1241408</text:p>
          </table:table-cell>
          <table:table-cell office:value-type="float" office:value="0.1866061" calcext:value-type="float">
            <text:p>0.1866061</text:p>
          </table:table-cell>
          <table:table-cell office:value-type="float" office:value="0.03608887" calcext:value-type="float">
            <text:p>0.03608887</text:p>
          </table:table-cell>
          <table:table-cell office:value-type="float" office:value="0.02530526" calcext:value-type="float">
            <text:p>0.02530526</text:p>
          </table:table-cell>
          <table:table-cell office:value-type="float" office:value="0.02027097" calcext:value-type="float">
            <text:p>0.02027097</text:p>
          </table:table-cell>
          <table:table-cell office:value-type="float" office:value="0.02558793" calcext:value-type="float">
            <text:p>0.02558793</text:p>
          </table:table-cell>
          <table:table-cell office:value-type="float" office:value="0.07103147" calcext:value-type="float">
            <text:p>0.07103147</text:p>
          </table:table-cell>
          <table:table-cell office:value-type="float" office:value="0.1369282" calcext:value-type="float">
            <text:p>0.1369282</text:p>
          </table:table-cell>
          <table:table-cell office:value-type="float" office:value="0.1407159" calcext:value-type="float">
            <text:p>0.1407159</text:p>
          </table:table-cell>
          <table:table-cell office:value-type="float" office:value="0.1458021" calcext:value-type="float">
            <text:p>0.1458021</text:p>
          </table:table-cell>
          <table:table-cell office:value-type="float" office:value="0.1519569" calcext:value-type="float">
            <text:p>0.1519569</text:p>
          </table:table-cell>
          <table:table-cell office:value-type="float" office:value="0.1622716" calcext:value-type="float">
            <text:p>0.1622716</text:p>
          </table:table-cell>
          <table:table-cell office:value-type="float" office:value="0.1673542" calcext:value-type="float">
            <text:p>0.1673542</text:p>
          </table:table-cell>
          <table:table-cell office:value-type="float" office:value="0" calcext:value-type="float">
            <text:p>0</text:p>
          </table:table-cell>
          <table:table-cell office:value-type="float" office:value="18.53999" calcext:value-type="float">
            <text:p>18.53999</text:p>
          </table:table-cell>
          <table:table-cell office:value-type="float" office:value="17.57824" calcext:value-type="float">
            <text:p>17.57824</text:p>
          </table:table-cell>
          <table:table-cell office:value-type="float" office:value="29.52176" calcext:value-type="float">
            <text:p>29.52176</text:p>
          </table:table-cell>
          <table:table-cell office:value-type="float" office:value="6.280332" calcext:value-type="float">
            <text:p>6.280332</text:p>
          </table:table-cell>
          <table:table-cell office:value-type="float" office:value="5.038493" calcext:value-type="float">
            <text:p>5.038493</text:p>
          </table:table-cell>
          <table:table-cell office:value-type="float" office:value="2.186053" calcext:value-type="float">
            <text:p>2.186053</text:p>
          </table:table-cell>
          <table:table-cell office:value-type="float" office:value="2.056695" calcext:value-type="float">
            <text:p>2.056695</text:p>
          </table:table-cell>
          <table:table-cell office:value-type="float" office:value="4.418893" calcext:value-type="float">
            <text:p>4.418893</text:p>
          </table:table-cell>
          <table:table-cell office:value-type="float" office:value="7.230915" calcext:value-type="float">
            <text:p>7.230915</text:p>
          </table:table-cell>
          <table:table-cell office:value-type="float" office:value="7.572161" calcext:value-type="float">
            <text:p>7.572161</text:p>
          </table:table-cell>
          <table:table-cell office:value-type="float" office:value="8.094298" calcext:value-type="float">
            <text:p>8.094298</text:p>
          </table:table-cell>
          <table:table-cell office:value-type="float" office:value="8.631887" calcext:value-type="float">
            <text:p>8.631887</text:p>
          </table:table-cell>
          <table:table-cell office:value-type="float" office:value="9.645682" calcext:value-type="float">
            <text:p>9.645682</text:p>
          </table:table-cell>
          <table:table-cell office:value-type="float" office:value="10.13879" calcext:value-type="float">
            <text:p>10.13879</text:p>
          </table:table-cell>
          <table:table-cell office:value-type="float" office:value="0" calcext:value-type="float">
            <text:p>0</text:p>
          </table:table-cell>
          <table:table-cell office:value-type="float" office:value="0.3437908" calcext:value-type="float">
            <text:p>0.3437908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0026" calcext:value-type="float">
            <text:p>3.36002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3.390168" calcext:value-type="float">
            <text:p>3.390168</text:p>
          </table:table-cell>
          <table:table-cell office:value-type="float" office:value="135.7701" calcext:value-type="float">
            <text:p>135.7701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3175" calcext:value-type="float">
            <text:p>32.3175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6885" calcext:value-type="float">
            <text:p>0.0003666885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581" calcext:value-type="float">
            <text:p>0.01005581</text:p>
          </table:table-cell>
          <table:table-cell office:value-type="float" office:value="1171.987" calcext:value-type="float">
            <text:p>1171.987</text:p>
          </table:table-cell>
          <table:table-cell office:value-type="float" office:value="1.4126" calcext:value-type="float">
            <text:p>1.4126</text:p>
          </table:table-cell>
          <table:table-cell office:value-type="float" office:value="0" calcext:value-type="float">
            <text:p>0</text:p>
          </table:table-cell>
          <table:table-cell office:value-type="float" office:value="0.1189847" calcext:value-type="float">
            <text:p>0.1189847</text:p>
          </table:table-cell>
          <table:table-cell office:value-type="float" office:value="0.123407" calcext:value-type="float">
            <text:p>0.123407</text:p>
          </table:table-cell>
          <table:table-cell office:value-type="float" office:value="0.1861359" calcext:value-type="float">
            <text:p>0.1861359</text:p>
          </table:table-cell>
          <table:table-cell office:value-type="float" office:value="0.03692625" calcext:value-type="float">
            <text:p>0.03692625</text:p>
          </table:table-cell>
          <table:table-cell office:value-type="float" office:value="0.02626605" calcext:value-type="float">
            <text:p>0.02626605</text:p>
          </table:table-cell>
          <table:table-cell office:value-type="float" office:value="0.02019389" calcext:value-type="float">
            <text:p>0.02019389</text:p>
          </table:table-cell>
          <table:table-cell office:value-type="float" office:value="0.02668438" calcext:value-type="float">
            <text:p>0.02668438</text:p>
          </table:table-cell>
          <table:table-cell office:value-type="float" office:value="0.07122425" calcext:value-type="float">
            <text:p>0.07122425</text:p>
          </table:table-cell>
          <table:table-cell office:value-type="float" office:value="0.1369666" calcext:value-type="float">
            <text:p>0.1369666</text:p>
          </table:table-cell>
          <table:table-cell office:value-type="float" office:value="0.1407698" calcext:value-type="float">
            <text:p>0.1407698</text:p>
          </table:table-cell>
          <table:table-cell office:value-type="float" office:value="0.1458642" calcext:value-type="float">
            <text:p>0.1458642</text:p>
          </table:table-cell>
          <table:table-cell office:value-type="float" office:value="0.1520077" calcext:value-type="float">
            <text:p>0.1520077</text:p>
          </table:table-cell>
          <table:table-cell office:value-type="float" office:value="0.1623203" calcext:value-type="float">
            <text:p>0.1623203</text:p>
          </table:table-cell>
          <table:table-cell office:value-type="float" office:value="0.167403" calcext:value-type="float">
            <text:p>0.167403</text:p>
          </table:table-cell>
          <table:table-cell office:value-type="float" office:value="0" calcext:value-type="float">
            <text:p>0</text:p>
          </table:table-cell>
          <table:table-cell office:value-type="float" office:value="18.53316" calcext:value-type="float">
            <text:p>18.53316</text:p>
          </table:table-cell>
          <table:table-cell office:value-type="float" office:value="17.56602" calcext:value-type="float">
            <text:p>17.56602</text:p>
          </table:table-cell>
          <table:table-cell office:value-type="float" office:value="29.49146" calcext:value-type="float">
            <text:p>29.49146</text:p>
          </table:table-cell>
          <table:table-cell office:value-type="float" office:value="6.273513" calcext:value-type="float">
            <text:p>6.273513</text:p>
          </table:table-cell>
          <table:table-cell office:value-type="float" office:value="5.031323" calcext:value-type="float">
            <text:p>5.031323</text:p>
          </table:table-cell>
          <table:table-cell office:value-type="float" office:value="2.186168" calcext:value-type="float">
            <text:p>2.186168</text:p>
          </table:table-cell>
          <table:table-cell office:value-type="float" office:value="2.058122" calcext:value-type="float">
            <text:p>2.058122</text:p>
          </table:table-cell>
          <table:table-cell office:value-type="float" office:value="4.423359" calcext:value-type="float">
            <text:p>4.423359</text:p>
          </table:table-cell>
          <table:table-cell office:value-type="float" office:value="7.237542" calcext:value-type="float">
            <text:p>7.237542</text:p>
          </table:table-cell>
          <table:table-cell office:value-type="float" office:value="7.57854" calcext:value-type="float">
            <text:p>7.57854</text:p>
          </table:table-cell>
          <table:table-cell office:value-type="float" office:value="8.100464" calcext:value-type="float">
            <text:p>8.100464</text:p>
          </table:table-cell>
          <table:table-cell office:value-type="float" office:value="8.637504" calcext:value-type="float">
            <text:p>8.637504</text:p>
          </table:table-cell>
          <table:table-cell office:value-type="float" office:value="9.650256" calcext:value-type="float">
            <text:p>9.650256</text:p>
          </table:table-cell>
          <table:table-cell office:value-type="float" office:value="10.14297" calcext:value-type="float">
            <text:p>10.14297</text:p>
          </table:table-cell>
          <table:table-cell office:value-type="float" office:value="0" calcext:value-type="float">
            <text:p>0</text:p>
          </table:table-cell>
          <table:table-cell office:value-type="float" office:value="0.2487954" calcext:value-type="float">
            <text:p>0.2487954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0572" calcext:value-type="float">
            <text:p>3.3605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3.389991" calcext:value-type="float">
            <text:p>3.389991</text:p>
          </table:table-cell>
          <table:table-cell office:value-type="float" office:value="135.7693" calcext:value-type="float">
            <text:p>135.7693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33447" calcext:value-type="float">
            <text:p>32.33447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695" calcext:value-type="float">
            <text:p>0.000366695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59" calcext:value-type="float">
            <text:p>0.0100559</text:p>
          </table:table-cell>
          <table:table-cell office:value-type="float" office:value="1171.971" calcext:value-type="float">
            <text:p>1171.971</text:p>
          </table:table-cell>
          <table:table-cell office:value-type="float" office:value="1.412724" calcext:value-type="float">
            <text:p>1.412724</text:p>
          </table:table-cell>
          <table:table-cell office:value-type="float" office:value="0" calcext:value-type="float">
            <text:p>0</text:p>
          </table:table-cell>
          <table:table-cell office:value-type="float" office:value="0.1165799" calcext:value-type="float">
            <text:p>0.1165799</text:p>
          </table:table-cell>
          <table:table-cell office:value-type="float" office:value="0.1260061" calcext:value-type="float">
            <text:p>0.1260061</text:p>
          </table:table-cell>
          <table:table-cell office:value-type="float" office:value="0.1860087" calcext:value-type="float">
            <text:p>0.1860087</text:p>
          </table:table-cell>
          <table:table-cell office:value-type="float" office:value="0.0376394" calcext:value-type="float">
            <text:p>0.0376394</text:p>
          </table:table-cell>
          <table:table-cell office:value-type="float" office:value="0.02713304" calcext:value-type="float">
            <text:p>0.02713304</text:p>
          </table:table-cell>
          <table:table-cell office:value-type="float" office:value="0.02014557" calcext:value-type="float">
            <text:p>0.02014557</text:p>
          </table:table-cell>
          <table:table-cell office:value-type="float" office:value="0.027021" calcext:value-type="float">
            <text:p>0.027021</text:p>
          </table:table-cell>
          <table:table-cell office:value-type="float" office:value="0.07128362" calcext:value-type="float">
            <text:p>0.07128362</text:p>
          </table:table-cell>
          <table:table-cell office:value-type="float" office:value="0.1370767" calcext:value-type="float">
            <text:p>0.1370767</text:p>
          </table:table-cell>
          <table:table-cell office:value-type="float" office:value="0.140823" calcext:value-type="float">
            <text:p>0.140823</text:p>
          </table:table-cell>
          <table:table-cell office:value-type="float" office:value="0.1459264" calcext:value-type="float">
            <text:p>0.1459264</text:p>
          </table:table-cell>
          <table:table-cell office:value-type="float" office:value="0.1520592" calcext:value-type="float">
            <text:p>0.1520592</text:p>
          </table:table-cell>
          <table:table-cell office:value-type="float" office:value="0.1623693" calcext:value-type="float">
            <text:p>0.1623693</text:p>
          </table:table-cell>
          <table:table-cell office:value-type="float" office:value="0.1674515" calcext:value-type="float">
            <text:p>0.1674515</text:p>
          </table:table-cell>
          <table:table-cell office:value-type="float" office:value="0" calcext:value-type="float">
            <text:p>0</text:p>
          </table:table-cell>
          <table:table-cell office:value-type="float" office:value="18.5268" calcext:value-type="float">
            <text:p>18.5268</text:p>
          </table:table-cell>
          <table:table-cell office:value-type="float" office:value="17.55543" calcext:value-type="float">
            <text:p>17.55543</text:p>
          </table:table-cell>
          <table:table-cell office:value-type="float" office:value="29.46135" calcext:value-type="float">
            <text:p>29.46135</text:p>
          </table:table-cell>
          <table:table-cell office:value-type="float" office:value="6.267057" calcext:value-type="float">
            <text:p>6.267057</text:p>
          </table:table-cell>
          <table:table-cell office:value-type="float" office:value="5.024652" calcext:value-type="float">
            <text:p>5.024652</text:p>
          </table:table-cell>
          <table:table-cell office:value-type="float" office:value="2.186263" calcext:value-type="float">
            <text:p>2.186263</text:p>
          </table:table-cell>
          <table:table-cell office:value-type="float" office:value="2.059662" calcext:value-type="float">
            <text:p>2.059662</text:p>
          </table:table-cell>
          <table:table-cell office:value-type="float" office:value="4.427824" calcext:value-type="float">
            <text:p>4.427824</text:p>
          </table:table-cell>
          <table:table-cell office:value-type="float" office:value="7.24417" calcext:value-type="float">
            <text:p>7.24417</text:p>
          </table:table-cell>
          <table:table-cell office:value-type="float" office:value="7.584918" calcext:value-type="float">
            <text:p>7.584918</text:p>
          </table:table-cell>
          <table:table-cell office:value-type="float" office:value="8.106629" calcext:value-type="float">
            <text:p>8.106629</text:p>
          </table:table-cell>
          <table:table-cell office:value-type="float" office:value="8.643085" calcext:value-type="float">
            <text:p>8.643085</text:p>
          </table:table-cell>
          <table:table-cell office:value-type="float" office:value="9.654831" calcext:value-type="float">
            <text:p>9.654831</text:p>
          </table:table-cell>
          <table:table-cell office:value-type="float" office:value="10.14557" calcext:value-type="float">
            <text:p>10.14557</text:p>
          </table:table-cell>
          <table:table-cell office:value-type="float" office:value="0" calcext:value-type="float">
            <text:p>0</text:p>
          </table:table-cell>
          <table:table-cell office:value-type="float" office:value="0.1838206" calcext:value-type="float">
            <text:p>0.1838206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109" calcext:value-type="float">
            <text:p>3.3610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3.389851" calcext:value-type="float">
            <text:p>3.389851</text:p>
          </table:table-cell>
          <table:table-cell office:value-type="float" office:value="135.7686" calcext:value-type="float">
            <text:p>135.7686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35138" calcext:value-type="float">
            <text:p>32.3513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6994" calcext:value-type="float">
            <text:p>0.0003666994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596" calcext:value-type="float">
            <text:p>0.01005596</text:p>
          </table:table-cell>
          <table:table-cell office:value-type="float" office:value="1171.955" calcext:value-type="float">
            <text:p>1171.955</text:p>
          </table:table-cell>
          <table:table-cell office:value-type="float" office:value="1.412965" calcext:value-type="float">
            <text:p>1.412965</text:p>
          </table:table-cell>
          <table:table-cell office:value-type="float" office:value="0" calcext:value-type="float">
            <text:p>0</text:p>
          </table:table-cell>
          <table:table-cell office:value-type="float" office:value="0.1059885" calcext:value-type="float">
            <text:p>0.1059885</text:p>
          </table:table-cell>
          <table:table-cell office:value-type="float" office:value="0.1180375" calcext:value-type="float">
            <text:p>0.1180375</text:p>
          </table:table-cell>
          <table:table-cell office:value-type="float" office:value="0.1880784" calcext:value-type="float">
            <text:p>0.1880784</text:p>
          </table:table-cell>
          <table:table-cell office:value-type="float" office:value="0.03769561" calcext:value-type="float">
            <text:p>0.03769561</text:p>
          </table:table-cell>
          <table:table-cell office:value-type="float" office:value="0.02752677" calcext:value-type="float">
            <text:p>0.02752677</text:p>
          </table:table-cell>
          <table:table-cell office:value-type="float" office:value="0.02013085" calcext:value-type="float">
            <text:p>0.02013085</text:p>
          </table:table-cell>
          <table:table-cell office:value-type="float" office:value="0.02714208" calcext:value-type="float">
            <text:p>0.02714208</text:p>
          </table:table-cell>
          <table:table-cell office:value-type="float" office:value="0.07126985" calcext:value-type="float">
            <text:p>0.07126985</text:p>
          </table:table-cell>
          <table:table-cell office:value-type="float" office:value="0.137175" calcext:value-type="float">
            <text:p>0.137175</text:p>
          </table:table-cell>
          <table:table-cell office:value-type="float" office:value="0.1408751" calcext:value-type="float">
            <text:p>0.1408751</text:p>
          </table:table-cell>
          <table:table-cell office:value-type="float" office:value="0.1459881" calcext:value-type="float">
            <text:p>0.1459881</text:p>
          </table:table-cell>
          <table:table-cell office:value-type="float" office:value="0.1521123" calcext:value-type="float">
            <text:p>0.1521123</text:p>
          </table:table-cell>
          <table:table-cell office:value-type="float" office:value="0.1624201" calcext:value-type="float">
            <text:p>0.1624201</text:p>
          </table:table-cell>
          <table:table-cell office:value-type="float" office:value="0.1675002" calcext:value-type="float">
            <text:p>0.1675002</text:p>
          </table:table-cell>
          <table:table-cell office:value-type="float" office:value="0" calcext:value-type="float">
            <text:p>0</text:p>
          </table:table-cell>
          <table:table-cell office:value-type="float" office:value="18.5182" calcext:value-type="float">
            <text:p>18.5182</text:p>
          </table:table-cell>
          <table:table-cell office:value-type="float" office:value="17.54283" calcext:value-type="float">
            <text:p>17.54283</text:p>
          </table:table-cell>
          <table:table-cell office:value-type="float" office:value="29.43176" calcext:value-type="float">
            <text:p>29.43176</text:p>
          </table:table-cell>
          <table:table-cell office:value-type="float" office:value="6.260817" calcext:value-type="float">
            <text:p>6.260817</text:p>
          </table:table-cell>
          <table:table-cell office:value-type="float" office:value="5.018351" calcext:value-type="float">
            <text:p>5.018351</text:p>
          </table:table-cell>
          <table:table-cell office:value-type="float" office:value="2.186349" calcext:value-type="float">
            <text:p>2.186349</text:p>
          </table:table-cell>
          <table:table-cell office:value-type="float" office:value="2.061232" calcext:value-type="float">
            <text:p>2.061232</text:p>
          </table:table-cell>
          <table:table-cell office:value-type="float" office:value="4.432265" calcext:value-type="float">
            <text:p>4.432265</text:p>
          </table:table-cell>
          <table:table-cell office:value-type="float" office:value="7.250776" calcext:value-type="float">
            <text:p>7.250776</text:p>
          </table:table-cell>
          <table:table-cell office:value-type="float" office:value="7.591297" calcext:value-type="float">
            <text:p>7.591297</text:p>
          </table:table-cell>
          <table:table-cell office:value-type="float" office:value="8.112795" calcext:value-type="float">
            <text:p>8.112795</text:p>
          </table:table-cell>
          <table:table-cell office:value-type="float" office:value="8.648667" calcext:value-type="float">
            <text:p>8.648667</text:p>
          </table:table-cell>
          <table:table-cell office:value-type="float" office:value="9.659405" calcext:value-type="float">
            <text:p>9.659405</text:p>
          </table:table-cell>
          <table:table-cell office:value-type="float" office:value="10.15162" calcext:value-type="float">
            <text:p>10.15162</text:p>
          </table:table-cell>
          <table:table-cell office:value-type="float" office:value="0" calcext:value-type="float">
            <text:p>0</text:p>
          </table:table-cell>
          <table:table-cell office:value-type="float" office:value="0.09450852" calcext:value-type="float">
            <text:p>0.09450852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1531" calcext:value-type="float">
            <text:p>3.36153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3.389752" calcext:value-type="float">
            <text:p>3.389752</text:p>
          </table:table-cell>
          <table:table-cell office:value-type="float" office:value="135.7678" calcext:value-type="float">
            <text:p>135.7678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36815" calcext:value-type="float">
            <text:p>32.36815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09" calcext:value-type="float">
            <text:p>0.000366709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07" calcext:value-type="float">
            <text:p>0.01005607</text:p>
          </table:table-cell>
          <table:table-cell office:value-type="float" office:value="1171.938" calcext:value-type="float">
            <text:p>1171.938</text:p>
          </table:table-cell>
          <table:table-cell office:value-type="float" office:value="1.413379" calcext:value-type="float">
            <text:p>1.413379</text:p>
          </table:table-cell>
          <table:table-cell office:value-type="float" office:value="0" calcext:value-type="float">
            <text:p>0</text:p>
          </table:table-cell>
          <table:table-cell office:value-type="float" office:value="0.10081" calcext:value-type="float">
            <text:p>0.10081</text:p>
          </table:table-cell>
          <table:table-cell office:value-type="float" office:value="0.1231945" calcext:value-type="float">
            <text:p>0.1231945</text:p>
          </table:table-cell>
          <table:table-cell office:value-type="float" office:value="0.1888152" calcext:value-type="float">
            <text:p>0.1888152</text:p>
          </table:table-cell>
          <table:table-cell office:value-type="float" office:value="0.03750585" calcext:value-type="float">
            <text:p>0.03750585</text:p>
          </table:table-cell>
          <table:table-cell office:value-type="float" office:value="0.02751317" calcext:value-type="float">
            <text:p>0.02751317</text:p>
          </table:table-cell>
          <table:table-cell office:value-type="float" office:value="0.02015761" calcext:value-type="float">
            <text:p>0.02015761</text:p>
          </table:table-cell>
          <table:table-cell office:value-type="float" office:value="0.0264321" calcext:value-type="float">
            <text:p>0.0264321</text:p>
          </table:table-cell>
          <table:table-cell office:value-type="float" office:value="0.07124156" calcext:value-type="float">
            <text:p>0.07124156</text:p>
          </table:table-cell>
          <table:table-cell office:value-type="float" office:value="0.1372572" calcext:value-type="float">
            <text:p>0.1372572</text:p>
          </table:table-cell>
          <table:table-cell office:value-type="float" office:value="0.1409264" calcext:value-type="float">
            <text:p>0.1409264</text:p>
          </table:table-cell>
          <table:table-cell office:value-type="float" office:value="0.1460486" calcext:value-type="float">
            <text:p>0.1460486</text:p>
          </table:table-cell>
          <table:table-cell office:value-type="float" office:value="0.1521633" calcext:value-type="float">
            <text:p>0.1521633</text:p>
          </table:table-cell>
          <table:table-cell office:value-type="float" office:value="0.1624693" calcext:value-type="float">
            <text:p>0.1624693</text:p>
          </table:table-cell>
          <table:table-cell office:value-type="float" office:value="0.1675495" calcext:value-type="float">
            <text:p>0.1675495</text:p>
          </table:table-cell>
          <table:table-cell office:value-type="float" office:value="0" calcext:value-type="float">
            <text:p>0</text:p>
          </table:table-cell>
          <table:table-cell office:value-type="float" office:value="18.50414" calcext:value-type="float">
            <text:p>18.50414</text:p>
          </table:table-cell>
          <table:table-cell office:value-type="float" office:value="17.52869" calcext:value-type="float">
            <text:p>17.52869</text:p>
          </table:table-cell>
          <table:table-cell office:value-type="float" office:value="29.40281" calcext:value-type="float">
            <text:p>29.40281</text:p>
          </table:table-cell>
          <table:table-cell office:value-type="float" office:value="6.254573" calcext:value-type="float">
            <text:p>6.254573</text:p>
          </table:table-cell>
          <table:table-cell office:value-type="float" office:value="5.012199" calcext:value-type="float">
            <text:p>5.012199</text:p>
          </table:table-cell>
          <table:table-cell office:value-type="float" office:value="2.186436" calcext:value-type="float">
            <text:p>2.186436</text:p>
          </table:table-cell>
          <table:table-cell office:value-type="float" office:value="2.062773" calcext:value-type="float">
            <text:p>2.062773</text:p>
          </table:table-cell>
          <table:table-cell office:value-type="float" office:value="4.436671" calcext:value-type="float">
            <text:p>4.436671</text:p>
          </table:table-cell>
          <table:table-cell office:value-type="float" office:value="7.257359" calcext:value-type="float">
            <text:p>7.257359</text:p>
          </table:table-cell>
          <table:table-cell office:value-type="float" office:value="7.597662" calcext:value-type="float">
            <text:p>7.597662</text:p>
          </table:table-cell>
          <table:table-cell office:value-type="float" office:value="8.118935" calcext:value-type="float">
            <text:p>8.118935</text:p>
          </table:table-cell>
          <table:table-cell office:value-type="float" office:value="8.654254" calcext:value-type="float">
            <text:p>8.654254</text:p>
          </table:table-cell>
          <table:table-cell office:value-type="float" office:value="9.663979" calcext:value-type="float">
            <text:p>9.663979</text:p>
          </table:table-cell>
          <table:table-cell office:value-type="float" office:value="10.15685" calcext:value-type="float">
            <text:p>10.15685</text:p>
          </table:table-cell>
          <table:table-cell office:value-type="float" office:value="0" calcext:value-type="float">
            <text:p>0</text:p>
          </table:table-cell>
          <table:table-cell office:value-type="float" office:value="0.1438473" calcext:value-type="float">
            <text:p>0.1438473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1919" calcext:value-type="float">
            <text:p>3.3619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3.389583" calcext:value-type="float">
            <text:p>3.389583</text:p>
          </table:table-cell>
          <table:table-cell office:value-type="float" office:value="135.767" calcext:value-type="float">
            <text:p>135.767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38502" calcext:value-type="float">
            <text:p>32.38502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272" calcext:value-type="float">
            <text:p>0.0003667272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" calcext:value-type="float">
            <text:p>0.0100563</text:p>
          </table:table-cell>
          <table:table-cell office:value-type="float" office:value="1171.922" calcext:value-type="float">
            <text:p>1171.922</text:p>
          </table:table-cell>
          <table:table-cell office:value-type="float" office:value="1.413521" calcext:value-type="float">
            <text:p>1.413521</text:p>
          </table:table-cell>
          <table:table-cell office:value-type="float" office:value="0" calcext:value-type="float">
            <text:p>0</text:p>
          </table:table-cell>
          <table:table-cell office:value-type="float" office:value="0.1164024" calcext:value-type="float">
            <text:p>0.1164024</text:p>
          </table:table-cell>
          <table:table-cell office:value-type="float" office:value="0.128704" calcext:value-type="float">
            <text:p>0.128704</text:p>
          </table:table-cell>
          <table:table-cell office:value-type="float" office:value="0.1870608" calcext:value-type="float">
            <text:p>0.1870608</text:p>
          </table:table-cell>
          <table:table-cell office:value-type="float" office:value="0.03764831" calcext:value-type="float">
            <text:p>0.03764831</text:p>
          </table:table-cell>
          <table:table-cell office:value-type="float" office:value="0.02749343" calcext:value-type="float">
            <text:p>0.02749343</text:p>
          </table:table-cell>
          <table:table-cell office:value-type="float" office:value="0.02017794" calcext:value-type="float">
            <text:p>0.02017794</text:p>
          </table:table-cell>
          <table:table-cell office:value-type="float" office:value="0.02653107" calcext:value-type="float">
            <text:p>0.02653107</text:p>
          </table:table-cell>
          <table:table-cell office:value-type="float" office:value="0.0711776" calcext:value-type="float">
            <text:p>0.0711776</text:p>
          </table:table-cell>
          <table:table-cell office:value-type="float" office:value="0.1372933" calcext:value-type="float">
            <text:p>0.1372933</text:p>
          </table:table-cell>
          <table:table-cell office:value-type="float" office:value="0.1409772" calcext:value-type="float">
            <text:p>0.1409772</text:p>
          </table:table-cell>
          <table:table-cell office:value-type="float" office:value="0.1461095" calcext:value-type="float">
            <text:p>0.1461095</text:p>
          </table:table-cell>
          <table:table-cell office:value-type="float" office:value="0.1522105" calcext:value-type="float">
            <text:p>0.1522105</text:p>
          </table:table-cell>
          <table:table-cell office:value-type="float" office:value="0.1625178" calcext:value-type="float">
            <text:p>0.1625178</text:p>
          </table:table-cell>
          <table:table-cell office:value-type="float" office:value="0.1675982" calcext:value-type="float">
            <text:p>0.1675982</text:p>
          </table:table-cell>
          <table:table-cell office:value-type="float" office:value="0" calcext:value-type="float">
            <text:p>0</text:p>
          </table:table-cell>
          <table:table-cell office:value-type="float" office:value="18.49485" calcext:value-type="float">
            <text:p>18.49485</text:p>
          </table:table-cell>
          <table:table-cell office:value-type="float" office:value="17.51702" calcext:value-type="float">
            <text:p>17.51702</text:p>
          </table:table-cell>
          <table:table-cell office:value-type="float" office:value="29.37418" calcext:value-type="float">
            <text:p>29.37418</text:p>
          </table:table-cell>
          <table:table-cell office:value-type="float" office:value="6.248322" calcext:value-type="float">
            <text:p>6.248322</text:p>
          </table:table-cell>
          <table:table-cell office:value-type="float" office:value="5.006025" calcext:value-type="float">
            <text:p>5.006025</text:p>
          </table:table-cell>
          <table:table-cell office:value-type="float" office:value="2.186532" calcext:value-type="float">
            <text:p>2.186532</text:p>
          </table:table-cell>
          <table:table-cell office:value-type="float" office:value="2.064166" calcext:value-type="float">
            <text:p>2.064166</text:p>
          </table:table-cell>
          <table:table-cell office:value-type="float" office:value="4.441046" calcext:value-type="float">
            <text:p>4.441046</text:p>
          </table:table-cell>
          <table:table-cell office:value-type="float" office:value="7.26394" calcext:value-type="float">
            <text:p>7.26394</text:p>
          </table:table-cell>
          <table:table-cell office:value-type="float" office:value="7.603963" calcext:value-type="float">
            <text:p>7.603963</text:p>
          </table:table-cell>
          <table:table-cell office:value-type="float" office:value="8.125043" calcext:value-type="float">
            <text:p>8.125043</text:p>
          </table:table-cell>
          <table:table-cell office:value-type="float" office:value="8.659832" calcext:value-type="float">
            <text:p>8.659832</text:p>
          </table:table-cell>
          <table:table-cell office:value-type="float" office:value="9.668553" calcext:value-type="float">
            <text:p>9.668553</text:p>
          </table:table-cell>
          <table:table-cell office:value-type="float" office:value="10.15946" calcext:value-type="float">
            <text:p>10.15946</text:p>
          </table:table-cell>
          <table:table-cell office:value-type="float" office:value="0" calcext:value-type="float">
            <text:p>0</text:p>
          </table:table-cell>
          <table:table-cell office:value-type="float" office:value="0.1817432" calcext:value-type="float">
            <text:p>0.1817432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239" calcext:value-type="float">
            <text:p>3.362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3.389388" calcext:value-type="float">
            <text:p>3.389388</text:p>
          </table:table-cell>
          <table:table-cell office:value-type="float" office:value="135.7663" calcext:value-type="float">
            <text:p>135.7663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40208" calcext:value-type="float">
            <text:p>32.4020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296" calcext:value-type="float">
            <text:p>0.0003667296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3" calcext:value-type="float">
            <text:p>0.01005633</text:p>
          </table:table-cell>
          <table:table-cell office:value-type="float" office:value="1171.905" calcext:value-type="float">
            <text:p>1171.905</text:p>
          </table:table-cell>
          <table:table-cell office:value-type="float" office:value="1.413531" calcext:value-type="float">
            <text:p>1.413531</text:p>
          </table:table-cell>
          <table:table-cell office:value-type="float" office:value="0" calcext:value-type="float">
            <text:p>0</text:p>
          </table:table-cell>
          <table:table-cell office:value-type="float" office:value="0.1227514" calcext:value-type="float">
            <text:p>0.1227514</text:p>
          </table:table-cell>
          <table:table-cell office:value-type="float" office:value="0.1324833" calcext:value-type="float">
            <text:p>0.1324833</text:p>
          </table:table-cell>
          <table:table-cell office:value-type="float" office:value="0.1869975" calcext:value-type="float">
            <text:p>0.1869975</text:p>
          </table:table-cell>
          <table:table-cell office:value-type="float" office:value="0.0379504" calcext:value-type="float">
            <text:p>0.0379504</text:p>
          </table:table-cell>
          <table:table-cell office:value-type="float" office:value="0.02794157" calcext:value-type="float">
            <text:p>0.02794157</text:p>
          </table:table-cell>
          <table:table-cell office:value-type="float" office:value="0.0201383" calcext:value-type="float">
            <text:p>0.0201383</text:p>
          </table:table-cell>
          <table:table-cell office:value-type="float" office:value="0.02698087" calcext:value-type="float">
            <text:p>0.02698087</text:p>
          </table:table-cell>
          <table:table-cell office:value-type="float" office:value="0.07124675" calcext:value-type="float">
            <text:p>0.07124675</text:p>
          </table:table-cell>
          <table:table-cell office:value-type="float" office:value="0.1373478" calcext:value-type="float">
            <text:p>0.1373478</text:p>
          </table:table-cell>
          <table:table-cell office:value-type="float" office:value="0.1410282" calcext:value-type="float">
            <text:p>0.1410282</text:p>
          </table:table-cell>
          <table:table-cell office:value-type="float" office:value="0.1461705" calcext:value-type="float">
            <text:p>0.1461705</text:p>
          </table:table-cell>
          <table:table-cell office:value-type="float" office:value="0.1522613" calcext:value-type="float">
            <text:p>0.1522613</text:p>
          </table:table-cell>
          <table:table-cell office:value-type="float" office:value="0.1625673" calcext:value-type="float">
            <text:p>0.1625673</text:p>
          </table:table-cell>
          <table:table-cell office:value-type="float" office:value="0.1676461" calcext:value-type="float">
            <text:p>0.1676461</text:p>
          </table:table-cell>
          <table:table-cell office:value-type="float" office:value="0" calcext:value-type="float">
            <text:p>0</text:p>
          </table:table-cell>
          <table:table-cell office:value-type="float" office:value="18.48796" calcext:value-type="float">
            <text:p>18.48796</text:p>
          </table:table-cell>
          <table:table-cell office:value-type="float" office:value="17.50937" calcext:value-type="float">
            <text:p>17.50937</text:p>
          </table:table-cell>
          <table:table-cell office:value-type="float" office:value="29.34558" calcext:value-type="float">
            <text:p>29.34558</text:p>
          </table:table-cell>
          <table:table-cell office:value-type="float" office:value="6.242261" calcext:value-type="float">
            <text:p>6.242261</text:p>
          </table:table-cell>
          <table:table-cell office:value-type="float" office:value="5.000051" calcext:value-type="float">
            <text:p>5.000051</text:p>
          </table:table-cell>
          <table:table-cell office:value-type="float" office:value="2.186623" calcext:value-type="float">
            <text:p>2.186623</text:p>
          </table:table-cell>
          <table:table-cell office:value-type="float" office:value="2.065647" calcext:value-type="float">
            <text:p>2.065647</text:p>
          </table:table-cell>
          <table:table-cell office:value-type="float" office:value="4.445419" calcext:value-type="float">
            <text:p>4.445419</text:p>
          </table:table-cell>
          <table:table-cell office:value-type="float" office:value="7.270491" calcext:value-type="float">
            <text:p>7.270491</text:p>
          </table:table-cell>
          <table:table-cell office:value-type="float" office:value="7.610266" calcext:value-type="float">
            <text:p>7.610266</text:p>
          </table:table-cell>
          <table:table-cell office:value-type="float" office:value="8.131152" calcext:value-type="float">
            <text:p>8.131152</text:p>
          </table:table-cell>
          <table:table-cell office:value-type="float" office:value="8.665414" calcext:value-type="float">
            <text:p>8.665414</text:p>
          </table:table-cell>
          <table:table-cell office:value-type="float" office:value="9.673127" calcext:value-type="float">
            <text:p>9.673127</text:p>
          </table:table-cell>
          <table:table-cell office:value-type="float" office:value="10.1605" calcext:value-type="float">
            <text:p>10.1605</text:p>
          </table:table-cell>
          <table:table-cell office:value-type="float" office:value="0" calcext:value-type="float">
            <text:p>0</text:p>
          </table:table-cell>
          <table:table-cell office:value-type="float" office:value="0.1263529" calcext:value-type="float">
            <text:p>0.1263529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2865" calcext:value-type="float">
            <text:p>3.36286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3.389158" calcext:value-type="float">
            <text:p>3.389158</text:p>
          </table:table-cell>
          <table:table-cell office:value-type="float" office:value="135.7656" calcext:value-type="float">
            <text:p>135.7656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41927" calcext:value-type="float">
            <text:p>32.41927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299" calcext:value-type="float">
            <text:p>0.0003667299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3" calcext:value-type="float">
            <text:p>0.01005633</text:p>
          </table:table-cell>
          <table:table-cell office:value-type="float" office:value="1171.889" calcext:value-type="float">
            <text:p>1171.889</text:p>
          </table:table-cell>
          <table:table-cell office:value-type="float" office:value="1.413395" calcext:value-type="float">
            <text:p>1.413395</text:p>
          </table:table-cell>
          <table:table-cell office:value-type="float" office:value="0" calcext:value-type="float">
            <text:p>0</text:p>
          </table:table-cell>
          <table:table-cell office:value-type="float" office:value="0.1164738" calcext:value-type="float">
            <text:p>0.1164738</text:p>
          </table:table-cell>
          <table:table-cell office:value-type="float" office:value="0.1427507" calcext:value-type="float">
            <text:p>0.1427507</text:p>
          </table:table-cell>
          <table:table-cell office:value-type="float" office:value="0.1885667" calcext:value-type="float">
            <text:p>0.1885667</text:p>
          </table:table-cell>
          <table:table-cell office:value-type="float" office:value="0.03804913" calcext:value-type="float">
            <text:p>0.03804913</text:p>
          </table:table-cell>
          <table:table-cell office:value-type="float" office:value="0.02825448" calcext:value-type="float">
            <text:p>0.02825448</text:p>
          </table:table-cell>
          <table:table-cell office:value-type="float" office:value="0.02011836" calcext:value-type="float">
            <text:p>0.02011836</text:p>
          </table:table-cell>
          <table:table-cell office:value-type="float" office:value="0.02711999" calcext:value-type="float">
            <text:p>0.02711999</text:p>
          </table:table-cell>
          <table:table-cell office:value-type="float" office:value="0.07125743" calcext:value-type="float">
            <text:p>0.07125743</text:p>
          </table:table-cell>
          <table:table-cell office:value-type="float" office:value="0.137422" calcext:value-type="float">
            <text:p>0.137422</text:p>
          </table:table-cell>
          <table:table-cell office:value-type="float" office:value="0.1410796" calcext:value-type="float">
            <text:p>0.1410796</text:p>
          </table:table-cell>
          <table:table-cell office:value-type="float" office:value="0.1462315" calcext:value-type="float">
            <text:p>0.1462315</text:p>
          </table:table-cell>
          <table:table-cell office:value-type="float" office:value="0.1523114" calcext:value-type="float">
            <text:p>0.1523114</text:p>
          </table:table-cell>
          <table:table-cell office:value-type="float" office:value="0.162616" calcext:value-type="float">
            <text:p>0.162616</text:p>
          </table:table-cell>
          <table:table-cell office:value-type="float" office:value="0.1676946" calcext:value-type="float">
            <text:p>0.1676946</text:p>
          </table:table-cell>
          <table:table-cell office:value-type="float" office:value="0" calcext:value-type="float">
            <text:p>0</text:p>
          </table:table-cell>
          <table:table-cell office:value-type="float" office:value="18.48143" calcext:value-type="float">
            <text:p>18.48143</text:p>
          </table:table-cell>
          <table:table-cell office:value-type="float" office:value="17.50458" calcext:value-type="float">
            <text:p>17.50458</text:p>
          </table:table-cell>
          <table:table-cell office:value-type="float" office:value="29.31721" calcext:value-type="float">
            <text:p>29.31721</text:p>
          </table:table-cell>
          <table:table-cell office:value-type="float" office:value="6.23632" calcext:value-type="float">
            <text:p>6.23632</text:p>
          </table:table-cell>
          <table:table-cell office:value-type="float" office:value="4.994296" calcext:value-type="float">
            <text:p>4.994296</text:p>
          </table:table-cell>
          <table:table-cell office:value-type="float" office:value="2.186705" calcext:value-type="float">
            <text:p>2.186705</text:p>
          </table:table-cell>
          <table:table-cell office:value-type="float" office:value="2.067172" calcext:value-type="float">
            <text:p>2.067172</text:p>
          </table:table-cell>
          <table:table-cell office:value-type="float" office:value="4.449764" calcext:value-type="float">
            <text:p>4.449764</text:p>
          </table:table-cell>
          <table:table-cell office:value-type="float" office:value="7.277027" calcext:value-type="float">
            <text:p>7.277027</text:p>
          </table:table-cell>
          <table:table-cell office:value-type="float" office:value="7.616569" calcext:value-type="float">
            <text:p>7.616569</text:p>
          </table:table-cell>
          <table:table-cell office:value-type="float" office:value="8.137261" calcext:value-type="float">
            <text:p>8.137261</text:p>
          </table:table-cell>
          <table:table-cell office:value-type="float" office:value="8.671" calcext:value-type="float">
            <text:p>8.671</text:p>
          </table:table-cell>
          <table:table-cell office:value-type="float" office:value="9.677701" calcext:value-type="float">
            <text:p>9.677701</text:p>
          </table:table-cell>
          <table:table-cell office:value-type="float" office:value="10.15991" calcext:value-type="float">
            <text:p>10.15991</text:p>
          </table:table-cell>
          <table:table-cell office:value-type="float" office:value="0" calcext:value-type="float">
            <text:p>0</text:p>
          </table:table-cell>
          <table:table-cell office:value-type="float" office:value="0.116034" calcext:value-type="float">
            <text:p>0.116034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3345" calcext:value-type="float">
            <text:p>3.3633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3.388929" calcext:value-type="float">
            <text:p>3.388929</text:p>
          </table:table-cell>
          <table:table-cell office:value-type="float" office:value="135.7651" calcext:value-type="float">
            <text:p>135.7651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43658" calcext:value-type="float">
            <text:p>32.4365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306" calcext:value-type="float">
            <text:p>0.0003667306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4" calcext:value-type="float">
            <text:p>0.01005634</text:p>
          </table:table-cell>
          <table:table-cell office:value-type="float" office:value="1171.872" calcext:value-type="float">
            <text:p>1171.872</text:p>
          </table:table-cell>
          <table:table-cell office:value-type="float" office:value="1.413207" calcext:value-type="float">
            <text:p>1.413207</text:p>
          </table:table-cell>
          <table:table-cell office:value-type="float" office:value="0" calcext:value-type="float">
            <text:p>0</text:p>
          </table:table-cell>
          <table:table-cell office:value-type="float" office:value="0.1139287" calcext:value-type="float">
            <text:p>0.1139287</text:p>
          </table:table-cell>
          <table:table-cell office:value-type="float" office:value="0.1350632" calcext:value-type="float">
            <text:p>0.1350632</text:p>
          </table:table-cell>
          <table:table-cell office:value-type="float" office:value="0.194456" calcext:value-type="float">
            <text:p>0.194456</text:p>
          </table:table-cell>
          <table:table-cell office:value-type="float" office:value="0.03839801" calcext:value-type="float">
            <text:p>0.03839801</text:p>
          </table:table-cell>
          <table:table-cell office:value-type="float" office:value="0.02857282" calcext:value-type="float">
            <text:p>0.02857282</text:p>
          </table:table-cell>
          <table:table-cell office:value-type="float" office:value="0.02010844" calcext:value-type="float">
            <text:p>0.02010844</text:p>
          </table:table-cell>
          <table:table-cell office:value-type="float" office:value="0.0271643" calcext:value-type="float">
            <text:p>0.0271643</text:p>
          </table:table-cell>
          <table:table-cell office:value-type="float" office:value="0.07125411" calcext:value-type="float">
            <text:p>0.07125411</text:p>
          </table:table-cell>
          <table:table-cell office:value-type="float" office:value="0.1374916" calcext:value-type="float">
            <text:p>0.1374916</text:p>
          </table:table-cell>
          <table:table-cell office:value-type="float" office:value="0.1411317" calcext:value-type="float">
            <text:p>0.1411317</text:p>
          </table:table-cell>
          <table:table-cell office:value-type="float" office:value="0.1462927" calcext:value-type="float">
            <text:p>0.1462927</text:p>
          </table:table-cell>
          <table:table-cell office:value-type="float" office:value="0.1523618" calcext:value-type="float">
            <text:p>0.1523618</text:p>
          </table:table-cell>
          <table:table-cell office:value-type="float" office:value="0.1626651" calcext:value-type="float">
            <text:p>0.1626651</text:p>
          </table:table-cell>
          <table:table-cell office:value-type="float" office:value="0.1677432" calcext:value-type="float">
            <text:p>0.1677432</text:p>
          </table:table-cell>
          <table:table-cell office:value-type="float" office:value="0" calcext:value-type="float">
            <text:p>0</text:p>
          </table:table-cell>
          <table:table-cell office:value-type="float" office:value="18.47491" calcext:value-type="float">
            <text:p>18.47491</text:p>
          </table:table-cell>
          <table:table-cell office:value-type="float" office:value="17.50073" calcext:value-type="float">
            <text:p>17.50073</text:p>
          </table:table-cell>
          <table:table-cell office:value-type="float" office:value="29.29106" calcext:value-type="float">
            <text:p>29.29106</text:p>
          </table:table-cell>
          <table:table-cell office:value-type="float" office:value="6.230528" calcext:value-type="float">
            <text:p>6.230528</text:p>
          </table:table-cell>
          <table:table-cell office:value-type="float" office:value="4.988725" calcext:value-type="float">
            <text:p>4.988725</text:p>
          </table:table-cell>
          <table:table-cell office:value-type="float" office:value="2.186783" calcext:value-type="float">
            <text:p>2.186783</text:p>
          </table:table-cell>
          <table:table-cell office:value-type="float" office:value="2.0687" calcext:value-type="float">
            <text:p>2.0687</text:p>
          </table:table-cell>
          <table:table-cell office:value-type="float" office:value="4.454088" calcext:value-type="float">
            <text:p>4.454088</text:p>
          </table:table-cell>
          <table:table-cell office:value-type="float" office:value="7.283562" calcext:value-type="float">
            <text:p>7.283562</text:p>
          </table:table-cell>
          <table:table-cell office:value-type="float" office:value="7.622873" calcext:value-type="float">
            <text:p>7.622873</text:p>
          </table:table-cell>
          <table:table-cell office:value-type="float" office:value="8.14337" calcext:value-type="float">
            <text:p>8.14337</text:p>
          </table:table-cell>
          <table:table-cell office:value-type="float" office:value="8.676578" calcext:value-type="float">
            <text:p>8.676578</text:p>
          </table:table-cell>
          <table:table-cell office:value-type="float" office:value="9.682211" calcext:value-type="float">
            <text:p>9.682211</text:p>
          </table:table-cell>
          <table:table-cell office:value-type="float" office:value="10.15995" calcext:value-type="float">
            <text:p>10.15995</text:p>
          </table:table-cell>
          <table:table-cell office:value-type="float" office:value="0" calcext:value-type="float">
            <text:p>0</text:p>
          </table:table-cell>
          <table:table-cell office:value-type="float" office:value="0.08716384" calcext:value-type="float">
            <text:p>0.08716384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3797" calcext:value-type="float">
            <text:p>3.36379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3.388687" calcext:value-type="float">
            <text:p>3.388687</text:p>
          </table:table-cell>
          <table:table-cell office:value-type="float" office:value="135.7646" calcext:value-type="float">
            <text:p>135.7646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45391" calcext:value-type="float">
            <text:p>32.45391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306" calcext:value-type="float">
            <text:p>0.0003667306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4" calcext:value-type="float">
            <text:p>0.01005634</text:p>
          </table:table-cell>
          <table:table-cell office:value-type="float" office:value="1171.855" calcext:value-type="float">
            <text:p>1171.855</text:p>
          </table:table-cell>
          <table:table-cell office:value-type="float" office:value="1.412976" calcext:value-type="float">
            <text:p>1.412976</text:p>
          </table:table-cell>
          <table:table-cell office:value-type="float" office:value="0" calcext:value-type="float">
            <text:p>0</text:p>
          </table:table-cell>
          <table:table-cell office:value-type="float" office:value="0.1123929" calcext:value-type="float">
            <text:p>0.1123929</text:p>
          </table:table-cell>
          <table:table-cell office:value-type="float" office:value="0.124428" calcext:value-type="float">
            <text:p>0.124428</text:p>
          </table:table-cell>
          <table:table-cell office:value-type="float" office:value="0.1941488" calcext:value-type="float">
            <text:p>0.1941488</text:p>
          </table:table-cell>
          <table:table-cell office:value-type="float" office:value="0.03860107" calcext:value-type="float">
            <text:p>0.03860107</text:p>
          </table:table-cell>
          <table:table-cell office:value-type="float" office:value="0.02872111" calcext:value-type="float">
            <text:p>0.02872111</text:p>
          </table:table-cell>
          <table:table-cell office:value-type="float" office:value="0.02010796" calcext:value-type="float">
            <text:p>0.02010796</text:p>
          </table:table-cell>
          <table:table-cell office:value-type="float" office:value="0.0271713" calcext:value-type="float">
            <text:p>0.0271713</text:p>
          </table:table-cell>
          <table:table-cell office:value-type="float" office:value="0.07125027" calcext:value-type="float">
            <text:p>0.07125027</text:p>
          </table:table-cell>
          <table:table-cell office:value-type="float" office:value="0.137558" calcext:value-type="float">
            <text:p>0.137558</text:p>
          </table:table-cell>
          <table:table-cell office:value-type="float" office:value="0.1411842" calcext:value-type="float">
            <text:p>0.1411842</text:p>
          </table:table-cell>
          <table:table-cell office:value-type="float" office:value="0.1463539" calcext:value-type="float">
            <text:p>0.1463539</text:p>
          </table:table-cell>
          <table:table-cell office:value-type="float" office:value="0.1524128" calcext:value-type="float">
            <text:p>0.1524128</text:p>
          </table:table-cell>
          <table:table-cell office:value-type="float" office:value="0.1627141" calcext:value-type="float">
            <text:p>0.1627141</text:p>
          </table:table-cell>
          <table:table-cell office:value-type="float" office:value="0.1677924" calcext:value-type="float">
            <text:p>0.1677924</text:p>
          </table:table-cell>
          <table:table-cell office:value-type="float" office:value="0" calcext:value-type="float">
            <text:p>0</text:p>
          </table:table-cell>
          <table:table-cell office:value-type="float" office:value="18.46816" calcext:value-type="float">
            <text:p>18.46816</text:p>
          </table:table-cell>
          <table:table-cell office:value-type="float" office:value="17.49439" calcext:value-type="float">
            <text:p>17.49439</text:p>
          </table:table-cell>
          <table:table-cell office:value-type="float" office:value="29.26768" calcext:value-type="float">
            <text:p>29.26768</text:p>
          </table:table-cell>
          <table:table-cell office:value-type="float" office:value="6.224967" calcext:value-type="float">
            <text:p>6.224967</text:p>
          </table:table-cell>
          <table:table-cell office:value-type="float" office:value="4.983343" calcext:value-type="float">
            <text:p>4.983343</text:p>
          </table:table-cell>
          <table:table-cell office:value-type="float" office:value="2.186857" calcext:value-type="float">
            <text:p>2.186857</text:p>
          </table:table-cell>
          <table:table-cell office:value-type="float" office:value="2.070221" calcext:value-type="float">
            <text:p>2.070221</text:p>
          </table:table-cell>
          <table:table-cell office:value-type="float" office:value="4.458393" calcext:value-type="float">
            <text:p>4.458393</text:p>
          </table:table-cell>
          <table:table-cell office:value-type="float" office:value="7.290053" calcext:value-type="float">
            <text:p>7.290053</text:p>
          </table:table-cell>
          <table:table-cell office:value-type="float" office:value="7.629173" calcext:value-type="float">
            <text:p>7.629173</text:p>
          </table:table-cell>
          <table:table-cell office:value-type="float" office:value="8.149479" calcext:value-type="float">
            <text:p>8.149479</text:p>
          </table:table-cell>
          <table:table-cell office:value-type="float" office:value="8.682159" calcext:value-type="float">
            <text:p>8.682159</text:p>
          </table:table-cell>
          <table:table-cell office:value-type="float" office:value="9.686708" calcext:value-type="float">
            <text:p>9.686708</text:p>
          </table:table-cell>
          <table:table-cell office:value-type="float" office:value="10.16232" calcext:value-type="float">
            <text:p>10.16232</text:p>
          </table:table-cell>
          <table:table-cell office:value-type="float" office:value="0" calcext:value-type="float">
            <text:p>0</text:p>
          </table:table-cell>
          <table:table-cell office:value-type="float" office:value="0.0618175" calcext:value-type="float">
            <text:p>0.0618175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4241" calcext:value-type="float">
            <text:p>3.36424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3.38844" calcext:value-type="float">
            <text:p>3.38844</text:p>
          </table:table-cell>
          <table:table-cell office:value-type="float" office:value="135.7642" calcext:value-type="float">
            <text:p>135.7642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47108" calcext:value-type="float">
            <text:p>32.4710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307" calcext:value-type="float">
            <text:p>0.000366730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4" calcext:value-type="float">
            <text:p>0.01005634</text:p>
          </table:table-cell>
          <table:table-cell office:value-type="float" office:value="1171.839" calcext:value-type="float">
            <text:p>1171.839</text:p>
          </table:table-cell>
          <table:table-cell office:value-type="float" office:value="1.412746" calcext:value-type="float">
            <text:p>1.412746</text:p>
          </table:table-cell>
          <table:table-cell office:value-type="float" office:value="0" calcext:value-type="float">
            <text:p>0</text:p>
          </table:table-cell>
          <table:table-cell office:value-type="float" office:value="0.1099452" calcext:value-type="float">
            <text:p>0.1099452</text:p>
          </table:table-cell>
          <table:table-cell office:value-type="float" office:value="0.1234428" calcext:value-type="float">
            <text:p>0.1234428</text:p>
          </table:table-cell>
          <table:table-cell office:value-type="float" office:value="0.1907953" calcext:value-type="float">
            <text:p>0.1907953</text:p>
          </table:table-cell>
          <table:table-cell office:value-type="float" office:value="0.03849227" calcext:value-type="float">
            <text:p>0.03849227</text:p>
          </table:table-cell>
          <table:table-cell office:value-type="float" office:value="0.0287621" calcext:value-type="float">
            <text:p>0.0287621</text:p>
          </table:table-cell>
          <table:table-cell office:value-type="float" office:value="0.02011698" calcext:value-type="float">
            <text:p>0.02011698</text:p>
          </table:table-cell>
          <table:table-cell office:value-type="float" office:value="0.02719851" calcext:value-type="float">
            <text:p>0.02719851</text:p>
          </table:table-cell>
          <table:table-cell office:value-type="float" office:value="0.07125378" calcext:value-type="float">
            <text:p>0.07125378</text:p>
          </table:table-cell>
          <table:table-cell office:value-type="float" office:value="0.137618" calcext:value-type="float">
            <text:p>0.137618</text:p>
          </table:table-cell>
          <table:table-cell office:value-type="float" office:value="0.1412365" calcext:value-type="float">
            <text:p>0.1412365</text:p>
          </table:table-cell>
          <table:table-cell office:value-type="float" office:value="0.1464154" calcext:value-type="float">
            <text:p>0.1464154</text:p>
          </table:table-cell>
          <table:table-cell office:value-type="float" office:value="0.1524642" calcext:value-type="float">
            <text:p>0.1524642</text:p>
          </table:table-cell>
          <table:table-cell office:value-type="float" office:value="0.1627631" calcext:value-type="float">
            <text:p>0.1627631</text:p>
          </table:table-cell>
          <table:table-cell office:value-type="float" office:value="0.1678412" calcext:value-type="float">
            <text:p>0.1678412</text:p>
          </table:table-cell>
          <table:table-cell office:value-type="float" office:value="0" calcext:value-type="float">
            <text:p>0</text:p>
          </table:table-cell>
          <table:table-cell office:value-type="float" office:value="18.46059" calcext:value-type="float">
            <text:p>18.46059</text:p>
          </table:table-cell>
          <table:table-cell office:value-type="float" office:value="17.48667" calcext:value-type="float">
            <text:p>17.48667</text:p>
          </table:table-cell>
          <table:table-cell office:value-type="float" office:value="29.24338" calcext:value-type="float">
            <text:p>29.24338</text:p>
          </table:table-cell>
          <table:table-cell office:value-type="float" office:value="6.219526" calcext:value-type="float">
            <text:p>6.219526</text:p>
          </table:table-cell>
          <table:table-cell office:value-type="float" office:value="4.978061" calcext:value-type="float">
            <text:p>4.978061</text:p>
          </table:table-cell>
          <table:table-cell office:value-type="float" office:value="2.186934" calcext:value-type="float">
            <text:p>2.186934</text:p>
          </table:table-cell>
          <table:table-cell office:value-type="float" office:value="2.071734" calcext:value-type="float">
            <text:p>2.071734</text:p>
          </table:table-cell>
          <table:table-cell office:value-type="float" office:value="4.462674" calcext:value-type="float">
            <text:p>4.462674</text:p>
          </table:table-cell>
          <table:table-cell office:value-type="float" office:value="7.296544" calcext:value-type="float">
            <text:p>7.296544</text:p>
          </table:table-cell>
          <table:table-cell office:value-type="float" office:value="7.635478" calcext:value-type="float">
            <text:p>7.635478</text:p>
          </table:table-cell>
          <table:table-cell office:value-type="float" office:value="8.155587" calcext:value-type="float">
            <text:p>8.155587</text:p>
          </table:table-cell>
          <table:table-cell office:value-type="float" office:value="8.687746" calcext:value-type="float">
            <text:p>8.687746</text:p>
          </table:table-cell>
          <table:table-cell office:value-type="float" office:value="9.691205" calcext:value-type="float">
            <text:p>9.691205</text:p>
          </table:table-cell>
          <table:table-cell office:value-type="float" office:value="10.16623" calcext:value-type="float">
            <text:p>10.16623</text:p>
          </table:table-cell>
          <table:table-cell office:value-type="float" office:value="0" calcext:value-type="float">
            <text:p>0</text:p>
          </table:table-cell>
          <table:table-cell office:value-type="float" office:value="0.04642844" calcext:value-type="float">
            <text:p>0.04642844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4691" calcext:value-type="float">
            <text:p>3.36469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3.388179" calcext:value-type="float">
            <text:p>3.388179</text:p>
          </table:table-cell>
          <table:table-cell office:value-type="float" office:value="135.7639" calcext:value-type="float">
            <text:p>135.7639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48814" calcext:value-type="float">
            <text:p>32.48814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307" calcext:value-type="float">
            <text:p>0.0003667307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4" calcext:value-type="float">
            <text:p>0.01005634</text:p>
          </table:table-cell>
          <table:table-cell office:value-type="float" office:value="1171.822" calcext:value-type="float">
            <text:p>1171.822</text:p>
          </table:table-cell>
          <table:table-cell office:value-type="float" office:value="1.412492" calcext:value-type="float">
            <text:p>1.412492</text:p>
          </table:table-cell>
          <table:table-cell office:value-type="float" office:value="0" calcext:value-type="float">
            <text:p>0</text:p>
          </table:table-cell>
          <table:table-cell office:value-type="float" office:value="0.110503" calcext:value-type="float">
            <text:p>0.110503</text:p>
          </table:table-cell>
          <table:table-cell office:value-type="float" office:value="0.1242153" calcext:value-type="float">
            <text:p>0.1242153</text:p>
          </table:table-cell>
          <table:table-cell office:value-type="float" office:value="0.1895743" calcext:value-type="float">
            <text:p>0.1895743</text:p>
          </table:table-cell>
          <table:table-cell office:value-type="float" office:value="0.03836985" calcext:value-type="float">
            <text:p>0.03836985</text:p>
          </table:table-cell>
          <table:table-cell office:value-type="float" office:value="0.02879692" calcext:value-type="float">
            <text:p>0.02879692</text:p>
          </table:table-cell>
          <table:table-cell office:value-type="float" office:value="0.02012242" calcext:value-type="float">
            <text:p>0.02012242</text:p>
          </table:table-cell>
          <table:table-cell office:value-type="float" office:value="0.02722746" calcext:value-type="float">
            <text:p>0.02722746</text:p>
          </table:table-cell>
          <table:table-cell office:value-type="float" office:value="0.07127485" calcext:value-type="float">
            <text:p>0.07127485</text:p>
          </table:table-cell>
          <table:table-cell office:value-type="float" office:value="0.1376696" calcext:value-type="float">
            <text:p>0.1376696</text:p>
          </table:table-cell>
          <table:table-cell office:value-type="float" office:value="0.1412893" calcext:value-type="float">
            <text:p>0.1412893</text:p>
          </table:table-cell>
          <table:table-cell office:value-type="float" office:value="0.1464769" calcext:value-type="float">
            <text:p>0.1464769</text:p>
          </table:table-cell>
          <table:table-cell office:value-type="float" office:value="0.1525151" calcext:value-type="float">
            <text:p>0.1525151</text:p>
          </table:table-cell>
          <table:table-cell office:value-type="float" office:value="0.1628116" calcext:value-type="float">
            <text:p>0.1628116</text:p>
          </table:table-cell>
          <table:table-cell office:value-type="float" office:value="0.1678898" calcext:value-type="float">
            <text:p>0.1678898</text:p>
          </table:table-cell>
          <table:table-cell office:value-type="float" office:value="0" calcext:value-type="float">
            <text:p>0</text:p>
          </table:table-cell>
          <table:table-cell office:value-type="float" office:value="18.45239" calcext:value-type="float">
            <text:p>18.45239</text:p>
          </table:table-cell>
          <table:table-cell office:value-type="float" office:value="17.47882" calcext:value-type="float">
            <text:p>17.47882</text:p>
          </table:table-cell>
          <table:table-cell office:value-type="float" office:value="29.21808" calcext:value-type="float">
            <text:p>29.21808</text:p>
          </table:table-cell>
          <table:table-cell office:value-type="float" office:value="6.21407" calcext:value-type="float">
            <text:p>6.21407</text:p>
          </table:table-cell>
          <table:table-cell office:value-type="float" office:value="4.97289" calcext:value-type="float">
            <text:p>4.97289</text:p>
          </table:table-cell>
          <table:table-cell office:value-type="float" office:value="2.18701" calcext:value-type="float">
            <text:p>2.18701</text:p>
          </table:table-cell>
          <table:table-cell office:value-type="float" office:value="2.073242" calcext:value-type="float">
            <text:p>2.073242</text:p>
          </table:table-cell>
          <table:table-cell office:value-type="float" office:value="4.466932" calcext:value-type="float">
            <text:p>4.466932</text:p>
          </table:table-cell>
          <table:table-cell office:value-type="float" office:value="7.303004" calcext:value-type="float">
            <text:p>7.303004</text:p>
          </table:table-cell>
          <table:table-cell office:value-type="float" office:value="7.641735" calcext:value-type="float">
            <text:p>7.641735</text:p>
          </table:table-cell>
          <table:table-cell office:value-type="float" office:value="8.161696" calcext:value-type="float">
            <text:p>8.161696</text:p>
          </table:table-cell>
          <table:table-cell office:value-type="float" office:value="8.693324" calcext:value-type="float">
            <text:p>8.693324</text:p>
          </table:table-cell>
          <table:table-cell office:value-type="float" office:value="9.695702" calcext:value-type="float">
            <text:p>9.695702</text:p>
          </table:table-cell>
          <table:table-cell office:value-type="float" office:value="10.1705" calcext:value-type="float">
            <text:p>10.1705</text:p>
          </table:table-cell>
          <table:table-cell office:value-type="float" office:value="0" calcext:value-type="float">
            <text:p>0</text:p>
          </table:table-cell>
          <table:table-cell office:value-type="float" office:value="0.04408396" calcext:value-type="float">
            <text:p>0.04408396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5153" calcext:value-type="float">
            <text:p>3.36515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3.387988" calcext:value-type="float">
            <text:p>3.387988</text:p>
          </table:table-cell>
          <table:table-cell office:value-type="float" office:value="135.7635" calcext:value-type="float">
            <text:p>135.7635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50512" calcext:value-type="float">
            <text:p>32.50512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313" calcext:value-type="float">
            <text:p>0.0003667313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4" calcext:value-type="float">
            <text:p>0.01005634</text:p>
          </table:table-cell>
          <table:table-cell office:value-type="float" office:value="1171.805" calcext:value-type="float">
            <text:p>1171.805</text:p>
          </table:table-cell>
          <table:table-cell office:value-type="float" office:value="1.412395" calcext:value-type="float">
            <text:p>1.412395</text:p>
          </table:table-cell>
          <table:table-cell office:value-type="float" office:value="0" calcext:value-type="float">
            <text:p>0</text:p>
          </table:table-cell>
          <table:table-cell office:value-type="float" office:value="0.09482981" calcext:value-type="float">
            <text:p>0.09482981</text:p>
          </table:table-cell>
          <table:table-cell office:value-type="float" office:value="0.1228664" calcext:value-type="float">
            <text:p>0.1228664</text:p>
          </table:table-cell>
          <table:table-cell office:value-type="float" office:value="0.18876" calcext:value-type="float">
            <text:p>0.18876</text:p>
          </table:table-cell>
          <table:table-cell office:value-type="float" office:value="0.03824537" calcext:value-type="float">
            <text:p>0.03824537</text:p>
          </table:table-cell>
          <table:table-cell office:value-type="float" office:value="0.02884069" calcext:value-type="float">
            <text:p>0.02884069</text:p>
          </table:table-cell>
          <table:table-cell office:value-type="float" office:value="0.02012644" calcext:value-type="float">
            <text:p>0.02012644</text:p>
          </table:table-cell>
          <table:table-cell office:value-type="float" office:value="0.02721419" calcext:value-type="float">
            <text:p>0.02721419</text:p>
          </table:table-cell>
          <table:table-cell office:value-type="float" office:value="0.07130191" calcext:value-type="float">
            <text:p>0.07130191</text:p>
          </table:table-cell>
          <table:table-cell office:value-type="float" office:value="0.1377184" calcext:value-type="float">
            <text:p>0.1377184</text:p>
          </table:table-cell>
          <table:table-cell office:value-type="float" office:value="0.1413419" calcext:value-type="float">
            <text:p>0.1413419</text:p>
          </table:table-cell>
          <table:table-cell office:value-type="float" office:value="0.1465383" calcext:value-type="float">
            <text:p>0.1465383</text:p>
          </table:table-cell>
          <table:table-cell office:value-type="float" office:value="0.1525662" calcext:value-type="float">
            <text:p>0.1525662</text:p>
          </table:table-cell>
          <table:table-cell office:value-type="float" office:value="0.1628612" calcext:value-type="float">
            <text:p>0.1628612</text:p>
          </table:table-cell>
          <table:table-cell office:value-type="float" office:value="0.1679377" calcext:value-type="float">
            <text:p>0.1679377</text:p>
          </table:table-cell>
          <table:table-cell office:value-type="float" office:value="0" calcext:value-type="float">
            <text:p>0</text:p>
          </table:table-cell>
          <table:table-cell office:value-type="float" office:value="18.44197" calcext:value-type="float">
            <text:p>18.44197</text:p>
          </table:table-cell>
          <table:table-cell office:value-type="float" office:value="17.47073" calcext:value-type="float">
            <text:p>17.47073</text:p>
          </table:table-cell>
          <table:table-cell office:value-type="float" office:value="29.19231" calcext:value-type="float">
            <text:p>29.19231</text:p>
          </table:table-cell>
          <table:table-cell office:value-type="float" office:value="6.208607" calcext:value-type="float">
            <text:p>6.208607</text:p>
          </table:table-cell>
          <table:table-cell office:value-type="float" office:value="4.967772" calcext:value-type="float">
            <text:p>4.967772</text:p>
          </table:table-cell>
          <table:table-cell office:value-type="float" office:value="2.187087" calcext:value-type="float">
            <text:p>2.187087</text:p>
          </table:table-cell>
          <table:table-cell office:value-type="float" office:value="2.074739" calcext:value-type="float">
            <text:p>2.074739</text:p>
          </table:table-cell>
          <table:table-cell office:value-type="float" office:value="4.471181" calcext:value-type="float">
            <text:p>4.471181</text:p>
          </table:table-cell>
          <table:table-cell office:value-type="float" office:value="7.309449" calcext:value-type="float">
            <text:p>7.309449</text:p>
          </table:table-cell>
          <table:table-cell office:value-type="float" office:value="7.647961" calcext:value-type="float">
            <text:p>7.647961</text:p>
          </table:table-cell>
          <table:table-cell office:value-type="float" office:value="8.167806" calcext:value-type="float">
            <text:p>8.167806</text:p>
          </table:table-cell>
          <table:table-cell office:value-type="float" office:value="8.69891" calcext:value-type="float">
            <text:p>8.69891</text:p>
          </table:table-cell>
          <table:table-cell office:value-type="float" office:value="9.700198" calcext:value-type="float">
            <text:p>9.700198</text:p>
          </table:table-cell>
          <table:table-cell office:value-type="float" office:value="10.17533" calcext:value-type="float">
            <text:p>10.17533</text:p>
          </table:table-cell>
          <table:table-cell office:value-type="float" office:value="0" calcext:value-type="float">
            <text:p>0</text:p>
          </table:table-cell>
          <table:table-cell office:value-type="float" office:value="0.02729686" calcext:value-type="float">
            <text:p>0.02729686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5517" calcext:value-type="float">
            <text:p>3.36551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3.387747" calcext:value-type="float">
            <text:p>3.387747</text:p>
          </table:table-cell>
          <table:table-cell office:value-type="float" office:value="135.7632" calcext:value-type="float">
            <text:p>135.7632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52213" calcext:value-type="float">
            <text:p>32.52213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354" calcext:value-type="float">
            <text:p>0.0003667354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9" calcext:value-type="float">
            <text:p>0.01005639</text:p>
          </table:table-cell>
          <table:table-cell office:value-type="float" office:value="1171.789" calcext:value-type="float">
            <text:p>1171.789</text:p>
          </table:table-cell>
          <table:table-cell office:value-type="float" office:value="1.412173" calcext:value-type="float">
            <text:p>1.412173</text:p>
          </table:table-cell>
          <table:table-cell office:value-type="float" office:value="0" calcext:value-type="float">
            <text:p>0</text:p>
          </table:table-cell>
          <table:table-cell office:value-type="float" office:value="0.09698661" calcext:value-type="float">
            <text:p>0.09698661</text:p>
          </table:table-cell>
          <table:table-cell office:value-type="float" office:value="0.1233858" calcext:value-type="float">
            <text:p>0.1233858</text:p>
          </table:table-cell>
          <table:table-cell office:value-type="float" office:value="0.189776" calcext:value-type="float">
            <text:p>0.189776</text:p>
          </table:table-cell>
          <table:table-cell office:value-type="float" office:value="0.03827807" calcext:value-type="float">
            <text:p>0.03827807</text:p>
          </table:table-cell>
          <table:table-cell office:value-type="float" office:value="0.02890334" calcext:value-type="float">
            <text:p>0.02890334</text:p>
          </table:table-cell>
          <table:table-cell office:value-type="float" office:value="0.02013841" calcext:value-type="float">
            <text:p>0.02013841</text:p>
          </table:table-cell>
          <table:table-cell office:value-type="float" office:value="0.02696585" calcext:value-type="float">
            <text:p>0.02696585</text:p>
          </table:table-cell>
          <table:table-cell office:value-type="float" office:value="0.07133182" calcext:value-type="float">
            <text:p>0.07133182</text:p>
          </table:table-cell>
          <table:table-cell office:value-type="float" office:value="0.1377675" calcext:value-type="float">
            <text:p>0.1377675</text:p>
          </table:table-cell>
          <table:table-cell office:value-type="float" office:value="0.1413951" calcext:value-type="float">
            <text:p>0.1413951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526173" calcext:value-type="float">
            <text:p>0.1526173</text:p>
          </table:table-cell>
          <table:table-cell office:value-type="float" office:value="0.1629102" calcext:value-type="float">
            <text:p>0.1629102</text:p>
          </table:table-cell>
          <table:table-cell office:value-type="float" office:value="0.1679859" calcext:value-type="float">
            <text:p>0.1679859</text:p>
          </table:table-cell>
          <table:table-cell office:value-type="float" office:value="0" calcext:value-type="float">
            <text:p>0</text:p>
          </table:table-cell>
          <table:table-cell office:value-type="float" office:value="18.43128" calcext:value-type="float">
            <text:p>18.43128</text:p>
          </table:table-cell>
          <table:table-cell office:value-type="float" office:value="17.46351" calcext:value-type="float">
            <text:p>17.46351</text:p>
          </table:table-cell>
          <table:table-cell office:value-type="float" office:value="29.1668" calcext:value-type="float">
            <text:p>29.1668</text:p>
          </table:table-cell>
          <table:table-cell office:value-type="float" office:value="6.203137" calcext:value-type="float">
            <text:p>6.203137</text:p>
          </table:table-cell>
          <table:table-cell office:value-type="float" office:value="4.962687" calcext:value-type="float">
            <text:p>4.962687</text:p>
          </table:table-cell>
          <table:table-cell office:value-type="float" office:value="2.187165" calcext:value-type="float">
            <text:p>2.187165</text:p>
          </table:table-cell>
          <table:table-cell office:value-type="float" office:value="2.076209" calcext:value-type="float">
            <text:p>2.076209</text:p>
          </table:table-cell>
          <table:table-cell office:value-type="float" office:value="4.475419" calcext:value-type="float">
            <text:p>4.475419</text:p>
          </table:table-cell>
          <table:table-cell office:value-type="float" office:value="7.315868" calcext:value-type="float">
            <text:p>7.315868</text:p>
          </table:table-cell>
          <table:table-cell office:value-type="float" office:value="7.654188" calcext:value-type="float">
            <text:p>7.654188</text:p>
          </table:table-cell>
          <table:table-cell office:value-type="float" office:value="8.173914" calcext:value-type="float">
            <text:p>8.173914</text:p>
          </table:table-cell>
          <table:table-cell office:value-type="float" office:value="8.704493" calcext:value-type="float">
            <text:p>8.704493</text:p>
          </table:table-cell>
          <table:table-cell office:value-type="float" office:value="9.704695" calcext:value-type="float">
            <text:p>9.704695</text:p>
          </table:table-cell>
          <table:table-cell office:value-type="float" office:value="10.17897" calcext:value-type="float">
            <text:p>10.17897</text:p>
          </table:table-cell>
          <table:table-cell office:value-type="float" office:value="0" calcext:value-type="float">
            <text:p>0</text:p>
          </table:table-cell>
          <table:table-cell office:value-type="float" office:value="0.02744908" calcext:value-type="float">
            <text:p>0.02744908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5949" calcext:value-type="float">
            <text:p>3.36594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3.387671" calcext:value-type="float">
            <text:p>3.387671</text:p>
          </table:table-cell>
          <table:table-cell office:value-type="float" office:value="135.7629" calcext:value-type="float">
            <text:p>135.7629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53888" calcext:value-type="float">
            <text:p>32.5388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355" calcext:value-type="float">
            <text:p>0.0003667355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9" calcext:value-type="float">
            <text:p>0.01005639</text:p>
          </table:table-cell>
          <table:table-cell office:value-type="float" office:value="1171.772" calcext:value-type="float">
            <text:p>1171.772</text:p>
          </table:table-cell>
          <table:table-cell office:value-type="float" office:value="1.412362" calcext:value-type="float">
            <text:p>1.412362</text:p>
          </table:table-cell>
          <table:table-cell office:value-type="float" office:value="0" calcext:value-type="float">
            <text:p>0</text:p>
          </table:table-cell>
          <table:table-cell office:value-type="float" office:value="0.05436105" calcext:value-type="float">
            <text:p>0.05436105</text:p>
          </table:table-cell>
          <table:table-cell office:value-type="float" office:value="0.1192098" calcext:value-type="float">
            <text:p>0.1192098</text:p>
          </table:table-cell>
          <table:table-cell office:value-type="float" office:value="0.1867404" calcext:value-type="float">
            <text:p>0.1867404</text:p>
          </table:table-cell>
          <table:table-cell office:value-type="float" office:value="0.0381209" calcext:value-type="float">
            <text:p>0.0381209</text:p>
          </table:table-cell>
          <table:table-cell office:value-type="float" office:value="0.02894736" calcext:value-type="float">
            <text:p>0.02894736</text:p>
          </table:table-cell>
          <table:table-cell office:value-type="float" office:value="0.02013051" calcext:value-type="float">
            <text:p>0.02013051</text:p>
          </table:table-cell>
          <table:table-cell office:value-type="float" office:value="0.0271419" calcext:value-type="float">
            <text:p>0.0271419</text:p>
          </table:table-cell>
          <table:table-cell office:value-type="float" office:value="0.07135528" calcext:value-type="float">
            <text:p>0.07135528</text:p>
          </table:table-cell>
          <table:table-cell office:value-type="float" office:value="0.1378184" calcext:value-type="float">
            <text:p>0.1378184</text:p>
          </table:table-cell>
          <table:table-cell office:value-type="float" office:value="0.141449" calcext:value-type="float">
            <text:p>0.141449</text:p>
          </table:table-cell>
          <table:table-cell office:value-type="float" office:value="0.1466617" calcext:value-type="float">
            <text:p>0.1466617</text:p>
          </table:table-cell>
          <table:table-cell office:value-type="float" office:value="0.1526687" calcext:value-type="float">
            <text:p>0.1526687</text:p>
          </table:table-cell>
          <table:table-cell office:value-type="float" office:value="0.1629601" calcext:value-type="float">
            <text:p>0.1629601</text:p>
          </table:table-cell>
          <table:table-cell office:value-type="float" office:value="0.1680341" calcext:value-type="float">
            <text:p>0.1680341</text:p>
          </table:table-cell>
          <table:table-cell office:value-type="float" office:value="0" calcext:value-type="float">
            <text:p>0</text:p>
          </table:table-cell>
          <table:table-cell office:value-type="float" office:value="18.41277" calcext:value-type="float">
            <text:p>18.41277</text:p>
          </table:table-cell>
          <table:table-cell office:value-type="float" office:value="17.4539" calcext:value-type="float">
            <text:p>17.4539</text:p>
          </table:table-cell>
          <table:table-cell office:value-type="float" office:value="29.14022" calcext:value-type="float">
            <text:p>29.14022</text:p>
          </table:table-cell>
          <table:table-cell office:value-type="float" office:value="6.197656" calcext:value-type="float">
            <text:p>6.197656</text:p>
          </table:table-cell>
          <table:table-cell office:value-type="float" office:value="4.957646" calcext:value-type="float">
            <text:p>4.957646</text:p>
          </table:table-cell>
          <table:table-cell office:value-type="float" office:value="2.187246" calcext:value-type="float">
            <text:p>2.187246</text:p>
          </table:table-cell>
          <table:table-cell office:value-type="float" office:value="2.077662" calcext:value-type="float">
            <text:p>2.077662</text:p>
          </table:table-cell>
          <table:table-cell office:value-type="float" office:value="4.479638" calcext:value-type="float">
            <text:p>4.479638</text:p>
          </table:table-cell>
          <table:table-cell office:value-type="float" office:value="7.322268" calcext:value-type="float">
            <text:p>7.322268</text:p>
          </table:table-cell>
          <table:table-cell office:value-type="float" office:value="7.660414" calcext:value-type="float">
            <text:p>7.660414</text:p>
          </table:table-cell>
          <table:table-cell office:value-type="float" office:value="8.179967" calcext:value-type="float">
            <text:p>8.179967</text:p>
          </table:table-cell>
          <table:table-cell office:value-type="float" office:value="8.71007" calcext:value-type="float">
            <text:p>8.71007</text:p>
          </table:table-cell>
          <table:table-cell office:value-type="float" office:value="9.709222" calcext:value-type="float">
            <text:p>9.709222</text:p>
          </table:table-cell>
          <table:table-cell office:value-type="float" office:value="10.18636" calcext:value-type="float">
            <text:p>10.18636</text:p>
          </table:table-cell>
          <table:table-cell office:value-type="float" office:value="0" calcext:value-type="float">
            <text:p>0</text:p>
          </table:table-cell>
          <table:table-cell office:value-type="float" office:value="0.01484318" calcext:value-type="float">
            <text:p>0.01484318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189" calcext:value-type="float">
            <text:p>3.36618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3.387583" calcext:value-type="float">
            <text:p>3.387583</text:p>
          </table:table-cell>
          <table:table-cell office:value-type="float" office:value="135.7626" calcext:value-type="float">
            <text:p>135.7626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55551" calcext:value-type="float">
            <text:p>32.55551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355" calcext:value-type="float">
            <text:p>0.0003667355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9" calcext:value-type="float">
            <text:p>0.01005639</text:p>
          </table:table-cell>
          <table:table-cell office:value-type="float" office:value="1171.755" calcext:value-type="float">
            <text:p>1171.755</text:p>
          </table:table-cell>
          <table:table-cell office:value-type="float" office:value="1.412501" calcext:value-type="float">
            <text:p>1.412501</text:p>
          </table:table-cell>
          <table:table-cell office:value-type="float" office:value="0" calcext:value-type="float">
            <text:p>0</text:p>
          </table:table-cell>
          <table:table-cell office:value-type="float" office:value="0.06699241" calcext:value-type="float">
            <text:p>0.06699241</text:p>
          </table:table-cell>
          <table:table-cell office:value-type="float" office:value="0.122079" calcext:value-type="float">
            <text:p>0.122079</text:p>
          </table:table-cell>
          <table:table-cell office:value-type="float" office:value="0.1862537" calcext:value-type="float">
            <text:p>0.1862537</text:p>
          </table:table-cell>
          <table:table-cell office:value-type="float" office:value="0.03803079" calcext:value-type="float">
            <text:p>0.03803079</text:p>
          </table:table-cell>
          <table:table-cell office:value-type="float" office:value="0.02900432" calcext:value-type="float">
            <text:p>0.02900432</text:p>
          </table:table-cell>
          <table:table-cell office:value-type="float" office:value="0.0201241" calcext:value-type="float">
            <text:p>0.0201241</text:p>
          </table:table-cell>
          <table:table-cell office:value-type="float" office:value="0.02720648" calcext:value-type="float">
            <text:p>0.02720648</text:p>
          </table:table-cell>
          <table:table-cell office:value-type="float" office:value="0.07138459" calcext:value-type="float">
            <text:p>0.07138459</text:p>
          </table:table-cell>
          <table:table-cell office:value-type="float" office:value="0.1378702" calcext:value-type="float">
            <text:p>0.1378702</text:p>
          </table:table-cell>
          <table:table-cell office:value-type="float" office:value="0.1415039" calcext:value-type="float">
            <text:p>0.1415039</text:p>
          </table:table-cell>
          <table:table-cell office:value-type="float" office:value="0.1467231" calcext:value-type="float">
            <text:p>0.1467231</text:p>
          </table:table-cell>
          <table:table-cell office:value-type="float" office:value="0.1527204" calcext:value-type="float">
            <text:p>0.1527204</text:p>
          </table:table-cell>
          <table:table-cell office:value-type="float" office:value="0.1630097" calcext:value-type="float">
            <text:p>0.1630097</text:p>
          </table:table-cell>
          <table:table-cell office:value-type="float" office:value="0.1680821" calcext:value-type="float">
            <text:p>0.1680821</text:p>
          </table:table-cell>
          <table:table-cell office:value-type="float" office:value="0" calcext:value-type="float">
            <text:p>0</text:p>
          </table:table-cell>
          <table:table-cell office:value-type="float" office:value="18.38743" calcext:value-type="float">
            <text:p>18.38743</text:p>
          </table:table-cell>
          <table:table-cell office:value-type="float" office:value="17.44376" calcext:value-type="float">
            <text:p>17.44376</text:p>
          </table:table-cell>
          <table:table-cell office:value-type="float" office:value="29.1126" calcext:value-type="float">
            <text:p>29.1126</text:p>
          </table:table-cell>
          <table:table-cell office:value-type="float" office:value="6.192097" calcext:value-type="float">
            <text:p>6.192097</text:p>
          </table:table-cell>
          <table:table-cell office:value-type="float" office:value="4.952621" calcext:value-type="float">
            <text:p>4.952621</text:p>
          </table:table-cell>
          <table:table-cell office:value-type="float" office:value="2.187321" calcext:value-type="float">
            <text:p>2.187321</text:p>
          </table:table-cell>
          <table:table-cell office:value-type="float" office:value="2.079129" calcext:value-type="float">
            <text:p>2.079129</text:p>
          </table:table-cell>
          <table:table-cell office:value-type="float" office:value="4.483857" calcext:value-type="float">
            <text:p>4.483857</text:p>
          </table:table-cell>
          <table:table-cell office:value-type="float" office:value="7.328652" calcext:value-type="float">
            <text:p>7.328652</text:p>
          </table:table-cell>
          <table:table-cell office:value-type="float" office:value="7.666639" calcext:value-type="float">
            <text:p>7.666639</text:p>
          </table:table-cell>
          <table:table-cell office:value-type="float" office:value="8.18602" calcext:value-type="float">
            <text:p>8.18602</text:p>
          </table:table-cell>
          <table:table-cell office:value-type="float" office:value="8.715656" calcext:value-type="float">
            <text:p>8.715656</text:p>
          </table:table-cell>
          <table:table-cell office:value-type="float" office:value="9.713795" calcext:value-type="float">
            <text:p>9.713795</text:p>
          </table:table-cell>
          <table:table-cell office:value-type="float" office:value="10.19223" calcext:value-type="float">
            <text:p>10.19223</text:p>
          </table:table-cell>
          <table:table-cell office:value-type="float" office:value="0" calcext:value-type="float">
            <text:p>0</text:p>
          </table:table-cell>
          <table:table-cell office:value-type="float" office:value="0.01843355" calcext:value-type="float">
            <text:p>0.01843355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408" calcext:value-type="float">
            <text:p>3.36640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3.38756" calcext:value-type="float">
            <text:p>3.38756</text:p>
          </table:table-cell>
          <table:table-cell office:value-type="float" office:value="135.7624" calcext:value-type="float">
            <text:p>135.7624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57208" calcext:value-type="float">
            <text:p>32.5720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355" calcext:value-type="float">
            <text:p>0.0003667355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9" calcext:value-type="float">
            <text:p>0.01005639</text:p>
          </table:table-cell>
          <table:table-cell office:value-type="float" office:value="1171.739" calcext:value-type="float">
            <text:p>1171.739</text:p>
          </table:table-cell>
          <table:table-cell office:value-type="float" office:value="1.412823" calcext:value-type="float">
            <text:p>1.412823</text:p>
          </table:table-cell>
          <table:table-cell office:value-type="float" office:value="0" calcext:value-type="float">
            <text:p>0</text:p>
          </table:table-cell>
          <table:table-cell office:value-type="float" office:value="0.04758887" calcext:value-type="float">
            <text:p>0.04758887</text:p>
          </table:table-cell>
          <table:table-cell office:value-type="float" office:value="0.1213351" calcext:value-type="float">
            <text:p>0.1213351</text:p>
          </table:table-cell>
          <table:table-cell office:value-type="float" office:value="0.1855246" calcext:value-type="float">
            <text:p>0.1855246</text:p>
          </table:table-cell>
          <table:table-cell office:value-type="float" office:value="0.0380352" calcext:value-type="float">
            <text:p>0.0380352</text:p>
          </table:table-cell>
          <table:table-cell office:value-type="float" office:value="0.02906355" calcext:value-type="float">
            <text:p>0.02906355</text:p>
          </table:table-cell>
          <table:table-cell office:value-type="float" office:value="0.02011937" calcext:value-type="float">
            <text:p>0.02011937</text:p>
          </table:table-cell>
          <table:table-cell office:value-type="float" office:value="0.02721387" calcext:value-type="float">
            <text:p>0.02721387</text:p>
          </table:table-cell>
          <table:table-cell office:value-type="float" office:value="0.07141217" calcext:value-type="float">
            <text:p>0.07141217</text:p>
          </table:table-cell>
          <table:table-cell office:value-type="float" office:value="0.1379237" calcext:value-type="float">
            <text:p>0.1379237</text:p>
          </table:table-cell>
          <table:table-cell office:value-type="float" office:value="0.1415595" calcext:value-type="float">
            <text:p>0.1415595</text:p>
          </table:table-cell>
          <table:table-cell office:value-type="float" office:value="0.1467847" calcext:value-type="float">
            <text:p>0.1467847</text:p>
          </table:table-cell>
          <table:table-cell office:value-type="float" office:value="0.1527714" calcext:value-type="float">
            <text:p>0.1527714</text:p>
          </table:table-cell>
          <table:table-cell office:value-type="float" office:value="0.1630599" calcext:value-type="float">
            <text:p>0.1630599</text:p>
          </table:table-cell>
          <table:table-cell office:value-type="float" office:value="0.1681302" calcext:value-type="float">
            <text:p>0.1681302</text:p>
          </table:table-cell>
          <table:table-cell office:value-type="float" office:value="0" calcext:value-type="float">
            <text:p>0</text:p>
          </table:table-cell>
          <table:table-cell office:value-type="float" office:value="18.36255" calcext:value-type="float">
            <text:p>18.36255</text:p>
          </table:table-cell>
          <table:table-cell office:value-type="float" office:value="17.43389" calcext:value-type="float">
            <text:p>17.43389</text:p>
          </table:table-cell>
          <table:table-cell office:value-type="float" office:value="29.08477" calcext:value-type="float">
            <text:p>29.08477</text:p>
          </table:table-cell>
          <table:table-cell office:value-type="float" office:value="6.18652" calcext:value-type="float">
            <text:p>6.18652</text:p>
          </table:table-cell>
          <table:table-cell office:value-type="float" office:value="4.947612" calcext:value-type="float">
            <text:p>4.947612</text:p>
          </table:table-cell>
          <table:table-cell office:value-type="float" office:value="2.187396" calcext:value-type="float">
            <text:p>2.187396</text:p>
          </table:table-cell>
          <table:table-cell office:value-type="float" office:value="2.080598" calcext:value-type="float">
            <text:p>2.080598</text:p>
          </table:table-cell>
          <table:table-cell office:value-type="float" office:value="4.488059" calcext:value-type="float">
            <text:p>4.488059</text:p>
          </table:table-cell>
          <table:table-cell office:value-type="float" office:value="7.335005" calcext:value-type="float">
            <text:p>7.335005</text:p>
          </table:table-cell>
          <table:table-cell office:value-type="float" office:value="7.672868" calcext:value-type="float">
            <text:p>7.672868</text:p>
          </table:table-cell>
          <table:table-cell office:value-type="float" office:value="8.192072" calcext:value-type="float">
            <text:p>8.192072</text:p>
          </table:table-cell>
          <table:table-cell office:value-type="float" office:value="8.721157" calcext:value-type="float">
            <text:p>8.721157</text:p>
          </table:table-cell>
          <table:table-cell office:value-type="float" office:value="9.718369" calcext:value-type="float">
            <text:p>9.718369</text:p>
          </table:table-cell>
          <table:table-cell office:value-type="float" office:value="10.19858" calcext:value-type="float">
            <text:p>10.19858</text:p>
          </table:table-cell>
          <table:table-cell office:value-type="float" office:value="0" calcext:value-type="float">
            <text:p>0</text:p>
          </table:table-cell>
          <table:table-cell office:value-type="float" office:value="0.01195629" calcext:value-type="float">
            <text:p>0.01195629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542" calcext:value-type="float">
            <text:p>3.36654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3.387613" calcext:value-type="float">
            <text:p>3.387613</text:p>
          </table:table-cell>
          <table:table-cell office:value-type="float" office:value="135.7621" calcext:value-type="float">
            <text:p>135.7621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5884" calcext:value-type="float">
            <text:p>32.5884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355" calcext:value-type="float">
            <text:p>0.0003667355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9" calcext:value-type="float">
            <text:p>0.01005639</text:p>
          </table:table-cell>
          <table:table-cell office:value-type="float" office:value="1171.722" calcext:value-type="float">
            <text:p>1171.722</text:p>
          </table:table-cell>
          <table:table-cell office:value-type="float" office:value="1.41377" calcext:value-type="float">
            <text:p>1.41377</text:p>
          </table:table-cell>
          <table:table-cell office:value-type="float" office:value="0" calcext:value-type="float">
            <text:p>0</text:p>
          </table:table-cell>
          <table:table-cell office:value-type="float" office:value="0.04345191" calcext:value-type="float">
            <text:p>0.04345191</text:p>
          </table:table-cell>
          <table:table-cell office:value-type="float" office:value="0.1194316" calcext:value-type="float">
            <text:p>0.1194316</text:p>
          </table:table-cell>
          <table:table-cell office:value-type="float" office:value="0.1837875" calcext:value-type="float">
            <text:p>0.1837875</text:p>
          </table:table-cell>
          <table:table-cell office:value-type="float" office:value="0.03806245" calcext:value-type="float">
            <text:p>0.03806245</text:p>
          </table:table-cell>
          <table:table-cell office:value-type="float" office:value="0.02909813" calcext:value-type="float">
            <text:p>0.02909813</text:p>
          </table:table-cell>
          <table:table-cell office:value-type="float" office:value="0.02011645" calcext:value-type="float">
            <text:p>0.02011645</text:p>
          </table:table-cell>
          <table:table-cell office:value-type="float" office:value="0.02720111" calcext:value-type="float">
            <text:p>0.02720111</text:p>
          </table:table-cell>
          <table:table-cell office:value-type="float" office:value="0.07144313" calcext:value-type="float">
            <text:p>0.07144313</text:p>
          </table:table-cell>
          <table:table-cell office:value-type="float" office:value="0.137978" calcext:value-type="float">
            <text:p>0.137978</text:p>
          </table:table-cell>
          <table:table-cell office:value-type="float" office:value="0.1416153" calcext:value-type="float">
            <text:p>0.1416153</text:p>
          </table:table-cell>
          <table:table-cell office:value-type="float" office:value="0.1468465" calcext:value-type="float">
            <text:p>0.1468465</text:p>
          </table:table-cell>
          <table:table-cell office:value-type="float" office:value="0.1528241" calcext:value-type="float">
            <text:p>0.1528241</text:p>
          </table:table-cell>
          <table:table-cell office:value-type="float" office:value="0.1631103" calcext:value-type="float">
            <text:p>0.1631103</text:p>
          </table:table-cell>
          <table:table-cell office:value-type="float" office:value="0.1681784" calcext:value-type="float">
            <text:p>0.1681784</text:p>
          </table:table-cell>
          <table:table-cell office:value-type="float" office:value="0" calcext:value-type="float">
            <text:p>0</text:p>
          </table:table-cell>
          <table:table-cell office:value-type="float" office:value="18.32863" calcext:value-type="float">
            <text:p>18.32863</text:p>
          </table:table-cell>
          <table:table-cell office:value-type="float" office:value="17.42192" calcext:value-type="float">
            <text:p>17.42192</text:p>
          </table:table-cell>
          <table:table-cell office:value-type="float" office:value="29.05644" calcext:value-type="float">
            <text:p>29.05644</text:p>
          </table:table-cell>
          <table:table-cell office:value-type="float" office:value="6.18095" calcext:value-type="float">
            <text:p>6.18095</text:p>
          </table:table-cell>
          <table:table-cell office:value-type="float" office:value="4.942622" calcext:value-type="float">
            <text:p>4.942622</text:p>
          </table:table-cell>
          <table:table-cell office:value-type="float" office:value="2.187471" calcext:value-type="float">
            <text:p>2.187471</text:p>
          </table:table-cell>
          <table:table-cell office:value-type="float" office:value="2.082061" calcext:value-type="float">
            <text:p>2.082061</text:p>
          </table:table-cell>
          <table:table-cell office:value-type="float" office:value="4.492248" calcext:value-type="float">
            <text:p>4.492248</text:p>
          </table:table-cell>
          <table:table-cell office:value-type="float" office:value="7.341359" calcext:value-type="float">
            <text:p>7.341359</text:p>
          </table:table-cell>
          <table:table-cell office:value-type="float" office:value="7.679018" calcext:value-type="float">
            <text:p>7.679018</text:p>
          </table:table-cell>
          <table:table-cell office:value-type="float" office:value="8.198124" calcext:value-type="float">
            <text:p>8.198124</text:p>
          </table:table-cell>
          <table:table-cell office:value-type="float" office:value="8.726664" calcext:value-type="float">
            <text:p>8.726664</text:p>
          </table:table-cell>
          <table:table-cell office:value-type="float" office:value="9.722942" calcext:value-type="float">
            <text:p>9.722942</text:p>
          </table:table-cell>
          <table:table-cell office:value-type="float" office:value="10.20689" calcext:value-type="float">
            <text:p>10.20689</text:p>
          </table:table-cell>
          <table:table-cell office:value-type="float" office:value="0" calcext:value-type="float">
            <text:p>0</text:p>
          </table:table-cell>
          <table:table-cell office:value-type="float" office:value="0.01169757" calcext:value-type="float">
            <text:p>0.01169757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524" calcext:value-type="float">
            <text:p>3.36652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3.387739" calcext:value-type="float">
            <text:p>3.387739</text:p>
          </table:table-cell>
          <table:table-cell office:value-type="float" office:value="135.7619" calcext:value-type="float">
            <text:p>135.7619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6046" calcext:value-type="float">
            <text:p>32.6046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355" calcext:value-type="float">
            <text:p>0.0003667355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39" calcext:value-type="float">
            <text:p>0.01005639</text:p>
          </table:table-cell>
          <table:table-cell office:value-type="float" office:value="1171.705" calcext:value-type="float">
            <text:p>1171.705</text:p>
          </table:table-cell>
          <table:table-cell office:value-type="float" office:value="1.414508" calcext:value-type="float">
            <text:p>1.414508</text:p>
          </table:table-cell>
          <table:table-cell office:value-type="float" office:value="0" calcext:value-type="float">
            <text:p>0</text:p>
          </table:table-cell>
          <table:table-cell office:value-type="float" office:value="0.05417899" calcext:value-type="float">
            <text:p>0.05417899</text:p>
          </table:table-cell>
          <table:table-cell office:value-type="float" office:value="0.119728" calcext:value-type="float">
            <text:p>0.119728</text:p>
          </table:table-cell>
          <table:table-cell office:value-type="float" office:value="0.1840449" calcext:value-type="float">
            <text:p>0.1840449</text:p>
          </table:table-cell>
          <table:table-cell office:value-type="float" office:value="0.03810748" calcext:value-type="float">
            <text:p>0.03810748</text:p>
          </table:table-cell>
          <table:table-cell office:value-type="float" office:value="0.02912067" calcext:value-type="float">
            <text:p>0.02912067</text:p>
          </table:table-cell>
          <table:table-cell office:value-type="float" office:value="0.02011774" calcext:value-type="float">
            <text:p>0.02011774</text:p>
          </table:table-cell>
          <table:table-cell office:value-type="float" office:value="0.02719102" calcext:value-type="float">
            <text:p>0.02719102</text:p>
          </table:table-cell>
          <table:table-cell office:value-type="float" office:value="0.07147343" calcext:value-type="float">
            <text:p>0.07147343</text:p>
          </table:table-cell>
          <table:table-cell office:value-type="float" office:value="0.1380333" calcext:value-type="float">
            <text:p>0.1380333</text:p>
          </table:table-cell>
          <table:table-cell office:value-type="float" office:value="0.1416713" calcext:value-type="float">
            <text:p>0.1416713</text:p>
          </table:table-cell>
          <table:table-cell office:value-type="float" office:value="0.1469083" calcext:value-type="float">
            <text:p>0.1469083</text:p>
          </table:table-cell>
          <table:table-cell office:value-type="float" office:value="0.1528763" calcext:value-type="float">
            <text:p>0.1528763</text:p>
          </table:table-cell>
          <table:table-cell office:value-type="float" office:value="0.1631596" calcext:value-type="float">
            <text:p>0.1631596</text:p>
          </table:table-cell>
          <table:table-cell office:value-type="float" office:value="0.1682268" calcext:value-type="float">
            <text:p>0.1682268</text:p>
          </table:table-cell>
          <table:table-cell office:value-type="float" office:value="0" calcext:value-type="float">
            <text:p>0</text:p>
          </table:table-cell>
          <table:table-cell office:value-type="float" office:value="18.29174" calcext:value-type="float">
            <text:p>18.29174</text:p>
          </table:table-cell>
          <table:table-cell office:value-type="float" office:value="17.40862" calcext:value-type="float">
            <text:p>17.40862</text:p>
          </table:table-cell>
          <table:table-cell office:value-type="float" office:value="29.0278" calcext:value-type="float">
            <text:p>29.0278</text:p>
          </table:table-cell>
          <table:table-cell office:value-type="float" office:value="6.175392" calcext:value-type="float">
            <text:p>6.175392</text:p>
          </table:table-cell>
          <table:table-cell office:value-type="float" office:value="4.937653" calcext:value-type="float">
            <text:p>4.937653</text:p>
          </table:table-cell>
          <table:table-cell office:value-type="float" office:value="2.187546" calcext:value-type="float">
            <text:p>2.187546</text:p>
          </table:table-cell>
          <table:table-cell office:value-type="float" office:value="2.083517" calcext:value-type="float">
            <text:p>2.083517</text:p>
          </table:table-cell>
          <table:table-cell office:value-type="float" office:value="4.496437" calcext:value-type="float">
            <text:p>4.496437</text:p>
          </table:table-cell>
          <table:table-cell office:value-type="float" office:value="7.347679" calcext:value-type="float">
            <text:p>7.347679</text:p>
          </table:table-cell>
          <table:table-cell office:value-type="float" office:value="7.68517" calcext:value-type="float">
            <text:p>7.68517</text:p>
          </table:table-cell>
          <table:table-cell office:value-type="float" office:value="8.204177" calcext:value-type="float">
            <text:p>8.204177</text:p>
          </table:table-cell>
          <table:table-cell office:value-type="float" office:value="8.732166" calcext:value-type="float">
            <text:p>8.732166</text:p>
          </table:table-cell>
          <table:table-cell office:value-type="float" office:value="9.727516" calcext:value-type="float">
            <text:p>9.727516</text:p>
          </table:table-cell>
          <table:table-cell office:value-type="float" office:value="10.21395" calcext:value-type="float">
            <text:p>10.21395</text:p>
          </table:table-cell>
          <table:table-cell office:value-type="float" office:value="0" calcext:value-type="float">
            <text:p>0</text:p>
          </table:table-cell>
          <table:table-cell office:value-type="float" office:value="0.02133721" calcext:value-type="float">
            <text:p>0.02133721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473" calcext:value-type="float">
            <text:p>3.36647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3.387822" calcext:value-type="float">
            <text:p>3.387822</text:p>
          </table:table-cell>
          <table:table-cell office:value-type="float" office:value="135.7616" calcext:value-type="float">
            <text:p>135.7616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62094" calcext:value-type="float">
            <text:p>32.62094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41" calcext:value-type="float">
            <text:p>0.000366741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45" calcext:value-type="float">
            <text:p>0.01005645</text:p>
          </table:table-cell>
          <table:table-cell office:value-type="float" office:value="1171.689" calcext:value-type="float">
            <text:p>1171.689</text:p>
          </table:table-cell>
          <table:table-cell office:value-type="float" office:value="1.414862" calcext:value-type="float">
            <text:p>1.414862</text:p>
          </table:table-cell>
          <table:table-cell office:value-type="float" office:value="0" calcext:value-type="float">
            <text:p>0</text:p>
          </table:table-cell>
          <table:table-cell office:value-type="float" office:value="0.07896516" calcext:value-type="float">
            <text:p>0.07896516</text:p>
          </table:table-cell>
          <table:table-cell office:value-type="float" office:value="0.1232759" calcext:value-type="float">
            <text:p>0.1232759</text:p>
          </table:table-cell>
          <table:table-cell office:value-type="float" office:value="0.1853545" calcext:value-type="float">
            <text:p>0.1853545</text:p>
          </table:table-cell>
          <table:table-cell office:value-type="float" office:value="0.03813189" calcext:value-type="float">
            <text:p>0.03813189</text:p>
          </table:table-cell>
          <table:table-cell office:value-type="float" office:value="0.02915767" calcext:value-type="float">
            <text:p>0.02915767</text:p>
          </table:table-cell>
          <table:table-cell office:value-type="float" office:value="0.02012188" calcext:value-type="float">
            <text:p>0.02012188</text:p>
          </table:table-cell>
          <table:table-cell office:value-type="float" office:value="0.02678121" calcext:value-type="float">
            <text:p>0.02678121</text:p>
          </table:table-cell>
          <table:table-cell office:value-type="float" office:value="0.07150213" calcext:value-type="float">
            <text:p>0.07150213</text:p>
          </table:table-cell>
          <table:table-cell office:value-type="float" office:value="0.1380896" calcext:value-type="float">
            <text:p>0.1380896</text:p>
          </table:table-cell>
          <table:table-cell office:value-type="float" office:value="0.1417278" calcext:value-type="float">
            <text:p>0.1417278</text:p>
          </table:table-cell>
          <table:table-cell office:value-type="float" office:value="0.1469703" calcext:value-type="float">
            <text:p>0.1469703</text:p>
          </table:table-cell>
          <table:table-cell office:value-type="float" office:value="0.1529274" calcext:value-type="float">
            <text:p>0.1529274</text:p>
          </table:table-cell>
          <table:table-cell office:value-type="float" office:value="0.1632085" calcext:value-type="float">
            <text:p>0.1632085</text:p>
          </table:table-cell>
          <table:table-cell office:value-type="float" office:value="0.1682749" calcext:value-type="float">
            <text:p>0.1682749</text:p>
          </table:table-cell>
          <table:table-cell office:value-type="float" office:value="0" calcext:value-type="float">
            <text:p>0</text:p>
          </table:table-cell>
          <table:table-cell office:value-type="float" office:value="18.26342" calcext:value-type="float">
            <text:p>18.26342</text:p>
          </table:table-cell>
          <table:table-cell office:value-type="float" office:value="17.39631" calcext:value-type="float">
            <text:p>17.39631</text:p>
          </table:table-cell>
          <table:table-cell office:value-type="float" office:value="28.99951" calcext:value-type="float">
            <text:p>28.99951</text:p>
          </table:table-cell>
          <table:table-cell office:value-type="float" office:value="6.169848" calcext:value-type="float">
            <text:p>6.169848</text:p>
          </table:table-cell>
          <table:table-cell office:value-type="float" office:value="4.9327" calcext:value-type="float">
            <text:p>4.9327</text:p>
          </table:table-cell>
          <table:table-cell office:value-type="float" office:value="2.18762" calcext:value-type="float">
            <text:p>2.18762</text:p>
          </table:table-cell>
          <table:table-cell office:value-type="float" office:value="2.084953" calcext:value-type="float">
            <text:p>2.084953</text:p>
          </table:table-cell>
          <table:table-cell office:value-type="float" office:value="4.500625" calcext:value-type="float">
            <text:p>4.500625</text:p>
          </table:table-cell>
          <table:table-cell office:value-type="float" office:value="7.353987" calcext:value-type="float">
            <text:p>7.353987</text:p>
          </table:table-cell>
          <table:table-cell office:value-type="float" office:value="7.69132" calcext:value-type="float">
            <text:p>7.69132</text:p>
          </table:table-cell>
          <table:table-cell office:value-type="float" office:value="8.210229" calcext:value-type="float">
            <text:p>8.210229</text:p>
          </table:table-cell>
          <table:table-cell office:value-type="float" office:value="8.737672" calcext:value-type="float">
            <text:p>8.737672</text:p>
          </table:table-cell>
          <table:table-cell office:value-type="float" office:value="9.732091" calcext:value-type="float">
            <text:p>9.732091</text:p>
          </table:table-cell>
          <table:table-cell office:value-type="float" office:value="10.21879" calcext:value-type="float">
            <text:p>10.21879</text:p>
          </table:table-cell>
          <table:table-cell office:value-type="float" office:value="0" calcext:value-type="float">
            <text:p>0</text:p>
          </table:table-cell>
          <table:table-cell office:value-type="float" office:value="0.04584808" calcext:value-type="float">
            <text:p>0.04584808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496" calcext:value-type="float">
            <text:p>3.36649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3.387838" calcext:value-type="float">
            <text:p>3.387838</text:p>
          </table:table-cell>
          <table:table-cell office:value-type="float" office:value="135.7613" calcext:value-type="float">
            <text:p>135.7613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63752" calcext:value-type="float">
            <text:p>32.63752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485" calcext:value-type="float">
            <text:p>0.0003667485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52" calcext:value-type="float">
            <text:p>0.01005652</text:p>
          </table:table-cell>
          <table:table-cell office:value-type="float" office:value="1171.672" calcext:value-type="float">
            <text:p>1171.672</text:p>
          </table:table-cell>
          <table:table-cell office:value-type="float" office:value="1.415121" calcext:value-type="float">
            <text:p>1.415121</text:p>
          </table:table-cell>
          <table:table-cell office:value-type="float" office:value="0" calcext:value-type="float">
            <text:p>0</text:p>
          </table:table-cell>
          <table:table-cell office:value-type="float" office:value="0.07134672" calcext:value-type="float">
            <text:p>0.07134672</text:p>
          </table:table-cell>
          <table:table-cell office:value-type="float" office:value="0.1246306" calcext:value-type="float">
            <text:p>0.1246306</text:p>
          </table:table-cell>
          <table:table-cell office:value-type="float" office:value="0.1863935" calcext:value-type="float">
            <text:p>0.1863935</text:p>
          </table:table-cell>
          <table:table-cell office:value-type="float" office:value="0.03819502" calcext:value-type="float">
            <text:p>0.03819502</text:p>
          </table:table-cell>
          <table:table-cell office:value-type="float" office:value="0.0290482" calcext:value-type="float">
            <text:p>0.0290482</text:p>
          </table:table-cell>
          <table:table-cell office:value-type="float" office:value="0.02014751" calcext:value-type="float">
            <text:p>0.02014751</text:p>
          </table:table-cell>
          <table:table-cell office:value-type="float" office:value="0.02680052" calcext:value-type="float">
            <text:p>0.02680052</text:p>
          </table:table-cell>
          <table:table-cell office:value-type="float" office:value="0.07149016" calcext:value-type="float">
            <text:p>0.07149016</text:p>
          </table:table-cell>
          <table:table-cell office:value-type="float" office:value="0.1381491" calcext:value-type="float">
            <text:p>0.1381491</text:p>
          </table:table-cell>
          <table:table-cell office:value-type="float" office:value="0.1417845" calcext:value-type="float">
            <text:p>0.1417845</text:p>
          </table:table-cell>
          <table:table-cell office:value-type="float" office:value="0.1470326" calcext:value-type="float">
            <text:p>0.1470326</text:p>
          </table:table-cell>
          <table:table-cell office:value-type="float" office:value="0.1529782" calcext:value-type="float">
            <text:p>0.1529782</text:p>
          </table:table-cell>
          <table:table-cell office:value-type="float" office:value="0.163258" calcext:value-type="float">
            <text:p>0.163258</text:p>
          </table:table-cell>
          <table:table-cell office:value-type="float" office:value="0.1683226" calcext:value-type="float">
            <text:p>0.1683226</text:p>
          </table:table-cell>
          <table:table-cell office:value-type="float" office:value="0" calcext:value-type="float">
            <text:p>0</text:p>
          </table:table-cell>
          <table:table-cell office:value-type="float" office:value="18.2433" calcext:value-type="float">
            <text:p>18.2433</text:p>
          </table:table-cell>
          <table:table-cell office:value-type="float" office:value="17.38627" calcext:value-type="float">
            <text:p>17.38627</text:p>
          </table:table-cell>
          <table:table-cell office:value-type="float" office:value="28.97274" calcext:value-type="float">
            <text:p>28.97274</text:p>
          </table:table-cell>
          <table:table-cell office:value-type="float" office:value="6.164402" calcext:value-type="float">
            <text:p>6.164402</text:p>
          </table:table-cell>
          <table:table-cell office:value-type="float" office:value="4.927763" calcext:value-type="float">
            <text:p>4.927763</text:p>
          </table:table-cell>
          <table:table-cell office:value-type="float" office:value="2.187701" calcext:value-type="float">
            <text:p>2.187701</text:p>
          </table:table-cell>
          <table:table-cell office:value-type="float" office:value="2.086301" calcext:value-type="float">
            <text:p>2.086301</text:p>
          </table:table-cell>
          <table:table-cell office:value-type="float" office:value="4.504784" calcext:value-type="float">
            <text:p>4.504784</text:p>
          </table:table-cell>
          <table:table-cell office:value-type="float" office:value="7.360295" calcext:value-type="float">
            <text:p>7.360295</text:p>
          </table:table-cell>
          <table:table-cell office:value-type="float" office:value="7.697469" calcext:value-type="float">
            <text:p>7.697469</text:p>
          </table:table-cell>
          <table:table-cell office:value-type="float" office:value="8.216281" calcext:value-type="float">
            <text:p>8.216281</text:p>
          </table:table-cell>
          <table:table-cell office:value-type="float" office:value="8.743175" calcext:value-type="float">
            <text:p>8.743175</text:p>
          </table:table-cell>
          <table:table-cell office:value-type="float" office:value="9.736665" calcext:value-type="float">
            <text:p>9.736665</text:p>
          </table:table-cell>
          <table:table-cell office:value-type="float" office:value="10.2221" calcext:value-type="float">
            <text:p>10.2221</text:p>
          </table:table-cell>
          <table:table-cell office:value-type="float" office:value="0" calcext:value-type="float">
            <text:p>0</text:p>
          </table:table-cell>
          <table:table-cell office:value-type="float" office:value="0.02594876" calcext:value-type="float">
            <text:p>0.02594876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59" calcext:value-type="float">
            <text:p>3.3665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3.38781" calcext:value-type="float">
            <text:p>3.38781</text:p>
          </table:table-cell>
          <table:table-cell office:value-type="float" office:value="135.761" calcext:value-type="float">
            <text:p>135.761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65407" calcext:value-type="float">
            <text:p>32.65407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546" calcext:value-type="float">
            <text:p>0.0003667546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59" calcext:value-type="float">
            <text:p>0.01005659</text:p>
          </table:table-cell>
          <table:table-cell office:value-type="float" office:value="1171.656" calcext:value-type="float">
            <text:p>1171.656</text:p>
          </table:table-cell>
          <table:table-cell office:value-type="float" office:value="1.415353" calcext:value-type="float">
            <text:p>1.415353</text:p>
          </table:table-cell>
          <table:table-cell office:value-type="float" office:value="0" calcext:value-type="float">
            <text:p>0</text:p>
          </table:table-cell>
          <table:table-cell office:value-type="float" office:value="0.06253067" calcext:value-type="float">
            <text:p>0.06253067</text:p>
          </table:table-cell>
          <table:table-cell office:value-type="float" office:value="0.1219545" calcext:value-type="float">
            <text:p>0.1219545</text:p>
          </table:table-cell>
          <table:table-cell office:value-type="float" office:value="0.1860887" calcext:value-type="float">
            <text:p>0.1860887</text:p>
          </table:table-cell>
          <table:table-cell office:value-type="float" office:value="0.03818482" calcext:value-type="float">
            <text:p>0.03818482</text:p>
          </table:table-cell>
          <table:table-cell office:value-type="float" office:value="0.02895625" calcext:value-type="float">
            <text:p>0.02895625</text:p>
          </table:table-cell>
          <table:table-cell office:value-type="float" office:value="0.02015279" calcext:value-type="float">
            <text:p>0.02015279</text:p>
          </table:table-cell>
          <table:table-cell office:value-type="float" office:value="0.0268684" calcext:value-type="float">
            <text:p>0.0268684</text:p>
          </table:table-cell>
          <table:table-cell office:value-type="float" office:value="0.07152104" calcext:value-type="float">
            <text:p>0.07152104</text:p>
          </table:table-cell>
          <table:table-cell office:value-type="float" office:value="0.1382089" calcext:value-type="float">
            <text:p>0.1382089</text:p>
          </table:table-cell>
          <table:table-cell office:value-type="float" office:value="0.1418419" calcext:value-type="float">
            <text:p>0.1418419</text:p>
          </table:table-cell>
          <table:table-cell office:value-type="float" office:value="0.1470947" calcext:value-type="float">
            <text:p>0.1470947</text:p>
          </table:table-cell>
          <table:table-cell office:value-type="float" office:value="0.1530303" calcext:value-type="float">
            <text:p>0.1530303</text:p>
          </table:table-cell>
          <table:table-cell office:value-type="float" office:value="0.1633081" calcext:value-type="float">
            <text:p>0.1633081</text:p>
          </table:table-cell>
          <table:table-cell office:value-type="float" office:value="0.1683709" calcext:value-type="float">
            <text:p>0.1683709</text:p>
          </table:table-cell>
          <table:table-cell office:value-type="float" office:value="0" calcext:value-type="float">
            <text:p>0</text:p>
          </table:table-cell>
          <table:table-cell office:value-type="float" office:value="18.22178" calcext:value-type="float">
            <text:p>18.22178</text:p>
          </table:table-cell>
          <table:table-cell office:value-type="float" office:value="17.37577" calcext:value-type="float">
            <text:p>17.37577</text:p>
          </table:table-cell>
          <table:table-cell office:value-type="float" office:value="28.9467" calcext:value-type="float">
            <text:p>28.9467</text:p>
          </table:table-cell>
          <table:table-cell office:value-type="float" office:value="6.159024" calcext:value-type="float">
            <text:p>6.159024</text:p>
          </table:table-cell>
          <table:table-cell office:value-type="float" office:value="4.922823" calcext:value-type="float">
            <text:p>4.922823</text:p>
          </table:table-cell>
          <table:table-cell office:value-type="float" office:value="2.187782" calcext:value-type="float">
            <text:p>2.187782</text:p>
          </table:table-cell>
          <table:table-cell office:value-type="float" office:value="2.087665" calcext:value-type="float">
            <text:p>2.087665</text:p>
          </table:table-cell>
          <table:table-cell office:value-type="float" office:value="4.508942" calcext:value-type="float">
            <text:p>4.508942</text:p>
          </table:table-cell>
          <table:table-cell office:value-type="float" office:value="7.366575" calcext:value-type="float">
            <text:p>7.366575</text:p>
          </table:table-cell>
          <table:table-cell office:value-type="float" office:value="7.703619" calcext:value-type="float">
            <text:p>7.703619</text:p>
          </table:table-cell>
          <table:table-cell office:value-type="float" office:value="8.222277" calcext:value-type="float">
            <text:p>8.222277</text:p>
          </table:table-cell>
          <table:table-cell office:value-type="float" office:value="8.748679" calcext:value-type="float">
            <text:p>8.748679</text:p>
          </table:table-cell>
          <table:table-cell office:value-type="float" office:value="9.741239" calcext:value-type="float">
            <text:p>9.741239</text:p>
          </table:table-cell>
          <table:table-cell office:value-type="float" office:value="10.22737" calcext:value-type="float">
            <text:p>10.22737</text:p>
          </table:table-cell>
          <table:table-cell office:value-type="float" office:value="0" calcext:value-type="float">
            <text:p>0</text:p>
          </table:table-cell>
          <table:table-cell office:value-type="float" office:value="0.01834331" calcext:value-type="float">
            <text:p>0.01834331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698" calcext:value-type="float">
            <text:p>3.36669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3.38778" calcext:value-type="float">
            <text:p>3.38778</text:p>
          </table:table-cell>
          <table:table-cell office:value-type="float" office:value="135.7607" calcext:value-type="float">
            <text:p>135.7607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67049" calcext:value-type="float">
            <text:p>32.67049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595" calcext:value-type="float">
            <text:p>0.0003667595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64" calcext:value-type="float">
            <text:p>0.01005664</text:p>
          </table:table-cell>
          <table:table-cell office:value-type="float" office:value="1171.639" calcext:value-type="float">
            <text:p>1171.639</text:p>
          </table:table-cell>
          <table:table-cell office:value-type="float" office:value="1.415655" calcext:value-type="float">
            <text:p>1.415655</text:p>
          </table:table-cell>
          <table:table-cell office:value-type="float" office:value="0" calcext:value-type="float">
            <text:p>0</text:p>
          </table:table-cell>
          <table:table-cell office:value-type="float" office:value="0.05387762" calcext:value-type="float">
            <text:p>0.05387762</text:p>
          </table:table-cell>
          <table:table-cell office:value-type="float" office:value="0.1163901" calcext:value-type="float">
            <text:p>0.1163901</text:p>
          </table:table-cell>
          <table:table-cell office:value-type="float" office:value="0.1864341" calcext:value-type="float">
            <text:p>0.1864341</text:p>
          </table:table-cell>
          <table:table-cell office:value-type="float" office:value="0.03809646" calcext:value-type="float">
            <text:p>0.03809646</text:p>
          </table:table-cell>
          <table:table-cell office:value-type="float" office:value="0.02889357" calcext:value-type="float">
            <text:p>0.02889357</text:p>
          </table:table-cell>
          <table:table-cell office:value-type="float" office:value="0.02016166" calcext:value-type="float">
            <text:p>0.02016166</text:p>
          </table:table-cell>
          <table:table-cell office:value-type="float" office:value="0.02694161" calcext:value-type="float">
            <text:p>0.02694161</text:p>
          </table:table-cell>
          <table:table-cell office:value-type="float" office:value="0.07155773" calcext:value-type="float">
            <text:p>0.07155773</text:p>
          </table:table-cell>
          <table:table-cell office:value-type="float" office:value="0.138268" calcext:value-type="float">
            <text:p>0.138268</text:p>
          </table:table-cell>
          <table:table-cell office:value-type="float" office:value="0.1418997" calcext:value-type="float">
            <text:p>0.1418997</text:p>
          </table:table-cell>
          <table:table-cell office:value-type="float" office:value="0.1471568" calcext:value-type="float">
            <text:p>0.1471568</text:p>
          </table:table-cell>
          <table:table-cell office:value-type="float" office:value="0.1530823" calcext:value-type="float">
            <text:p>0.1530823</text:p>
          </table:table-cell>
          <table:table-cell office:value-type="float" office:value="0.1633582" calcext:value-type="float">
            <text:p>0.1633582</text:p>
          </table:table-cell>
          <table:table-cell office:value-type="float" office:value="0.1684193" calcext:value-type="float">
            <text:p>0.1684193</text:p>
          </table:table-cell>
          <table:table-cell office:value-type="float" office:value="0" calcext:value-type="float">
            <text:p>0</text:p>
          </table:table-cell>
          <table:table-cell office:value-type="float" office:value="18.19576" calcext:value-type="float">
            <text:p>18.19576</text:p>
          </table:table-cell>
          <table:table-cell office:value-type="float" office:value="17.36334" calcext:value-type="float">
            <text:p>17.36334</text:p>
          </table:table-cell>
          <table:table-cell office:value-type="float" office:value="28.92084" calcext:value-type="float">
            <text:p>28.92084</text:p>
          </table:table-cell>
          <table:table-cell office:value-type="float" office:value="6.153698" calcext:value-type="float">
            <text:p>6.153698</text:p>
          </table:table-cell>
          <table:table-cell office:value-type="float" office:value="4.917905" calcext:value-type="float">
            <text:p>4.917905</text:p>
          </table:table-cell>
          <table:table-cell office:value-type="float" office:value="2.187863" calcext:value-type="float">
            <text:p>2.187863</text:p>
          </table:table-cell>
          <table:table-cell office:value-type="float" office:value="2.089044" calcext:value-type="float">
            <text:p>2.089044</text:p>
          </table:table-cell>
          <table:table-cell office:value-type="float" office:value="4.513098" calcext:value-type="float">
            <text:p>4.513098</text:p>
          </table:table-cell>
          <table:table-cell office:value-type="float" office:value="7.372836" calcext:value-type="float">
            <text:p>7.372836</text:p>
          </table:table-cell>
          <table:table-cell office:value-type="float" office:value="7.709767" calcext:value-type="float">
            <text:p>7.709767</text:p>
          </table:table-cell>
          <table:table-cell office:value-type="float" office:value="8.228272" calcext:value-type="float">
            <text:p>8.228272</text:p>
          </table:table-cell>
          <table:table-cell office:value-type="float" office:value="8.754184" calcext:value-type="float">
            <text:p>8.754184</text:p>
          </table:table-cell>
          <table:table-cell office:value-type="float" office:value="9.745813" calcext:value-type="float">
            <text:p>9.745813</text:p>
          </table:table-cell>
          <table:table-cell office:value-type="float" office:value="10.23375" calcext:value-type="float">
            <text:p>10.23375</text:p>
          </table:table-cell>
          <table:table-cell office:value-type="float" office:value="0" calcext:value-type="float">
            <text:p>0</text:p>
          </table:table-cell>
          <table:table-cell office:value-type="float" office:value="0.01902857" calcext:value-type="float">
            <text:p>0.01902857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756" calcext:value-type="float">
            <text:p>3.3667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3.387865" calcext:value-type="float">
            <text:p>3.387865</text:p>
          </table:table-cell>
          <table:table-cell office:value-type="float" office:value="135.7606" calcext:value-type="float">
            <text:p>135.7606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68645" calcext:value-type="float">
            <text:p>32.68645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595" calcext:value-type="float">
            <text:p>0.0003667595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64" calcext:value-type="float">
            <text:p>0.01005664</text:p>
          </table:table-cell>
          <table:table-cell office:value-type="float" office:value="1171.622" calcext:value-type="float">
            <text:p>1171.622</text:p>
          </table:table-cell>
          <table:table-cell office:value-type="float" office:value="1.419" calcext:value-type="float">
            <text:p>1.419</text:p>
          </table:table-cell>
          <table:table-cell office:value-type="float" office:value="0" calcext:value-type="float">
            <text:p>0</text:p>
          </table:table-cell>
          <table:table-cell office:value-type="float" office:value="0.03811552" calcext:value-type="float">
            <text:p>0.03811552</text:p>
          </table:table-cell>
          <table:table-cell office:value-type="float" office:value="0.1127926" calcext:value-type="float">
            <text:p>0.1127926</text:p>
          </table:table-cell>
          <table:table-cell office:value-type="float" office:value="0.1879369" calcext:value-type="float">
            <text:p>0.1879369</text:p>
          </table:table-cell>
          <table:table-cell office:value-type="float" office:value="0.03783246" calcext:value-type="float">
            <text:p>0.03783246</text:p>
          </table:table-cell>
          <table:table-cell office:value-type="float" office:value="0.02852316" calcext:value-type="float">
            <text:p>0.02852316</text:p>
          </table:table-cell>
          <table:table-cell office:value-type="float" office:value="0.02019553" calcext:value-type="float">
            <text:p>0.02019553</text:p>
          </table:table-cell>
          <table:table-cell office:value-type="float" office:value="0.02716957" calcext:value-type="float">
            <text:p>0.02716957</text:p>
          </table:table-cell>
          <table:table-cell office:value-type="float" office:value="0.0715974" calcext:value-type="float">
            <text:p>0.0715974</text:p>
          </table:table-cell>
          <table:table-cell office:value-type="float" office:value="0.138329" calcext:value-type="float">
            <text:p>0.138329</text:p>
          </table:table-cell>
          <table:table-cell office:value-type="float" office:value="0.1419578" calcext:value-type="float">
            <text:p>0.1419578</text:p>
          </table:table-cell>
          <table:table-cell office:value-type="float" office:value="0.1472193" calcext:value-type="float">
            <text:p>0.1472193</text:p>
          </table:table-cell>
          <table:table-cell office:value-type="float" office:value="0.1531333" calcext:value-type="float">
            <text:p>0.1531333</text:p>
          </table:table-cell>
          <table:table-cell office:value-type="float" office:value="0.1634086" calcext:value-type="float">
            <text:p>0.1634086</text:p>
          </table:table-cell>
          <table:table-cell office:value-type="float" office:value="0.1684673" calcext:value-type="float">
            <text:p>0.1684673</text:p>
          </table:table-cell>
          <table:table-cell office:value-type="float" office:value="0" calcext:value-type="float">
            <text:p>0</text:p>
          </table:table-cell>
          <table:table-cell office:value-type="float" office:value="18.15206" calcext:value-type="float">
            <text:p>18.15206</text:p>
          </table:table-cell>
          <table:table-cell office:value-type="float" office:value="17.34653" calcext:value-type="float">
            <text:p>17.34653</text:p>
          </table:table-cell>
          <table:table-cell office:value-type="float" office:value="28.89426" calcext:value-type="float">
            <text:p>28.89426</text:p>
          </table:table-cell>
          <table:table-cell office:value-type="float" office:value="6.148321" calcext:value-type="float">
            <text:p>6.148321</text:p>
          </table:table-cell>
          <table:table-cell office:value-type="float" office:value="4.912986" calcext:value-type="float">
            <text:p>4.912986</text:p>
          </table:table-cell>
          <table:table-cell office:value-type="float" office:value="2.187947" calcext:value-type="float">
            <text:p>2.187947</text:p>
          </table:table-cell>
          <table:table-cell office:value-type="float" office:value="2.090461" calcext:value-type="float">
            <text:p>2.090461</text:p>
          </table:table-cell>
          <table:table-cell office:value-type="float" office:value="4.517255" calcext:value-type="float">
            <text:p>4.517255</text:p>
          </table:table-cell>
          <table:table-cell office:value-type="float" office:value="7.379099" calcext:value-type="float">
            <text:p>7.379099</text:p>
          </table:table-cell>
          <table:table-cell office:value-type="float" office:value="7.715842" calcext:value-type="float">
            <text:p>7.715842</text:p>
          </table:table-cell>
          <table:table-cell office:value-type="float" office:value="8.234268" calcext:value-type="float">
            <text:p>8.234268</text:p>
          </table:table-cell>
          <table:table-cell office:value-type="float" office:value="8.759693" calcext:value-type="float">
            <text:p>8.759693</text:p>
          </table:table-cell>
          <table:table-cell office:value-type="float" office:value="9.750387" calcext:value-type="float">
            <text:p>9.750387</text:p>
          </table:table-cell>
          <table:table-cell office:value-type="float" office:value="10.24145" calcext:value-type="float">
            <text:p>10.24145</text:p>
          </table:table-cell>
          <table:table-cell office:value-type="float" office:value="0" calcext:value-type="float">
            <text:p>0</text:p>
          </table:table-cell>
          <table:table-cell office:value-type="float" office:value="0.01568279" calcext:value-type="float">
            <text:p>0.01568279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515" calcext:value-type="float">
            <text:p>3.36651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3.388023" calcext:value-type="float">
            <text:p>3.388023</text:p>
          </table:table-cell>
          <table:table-cell office:value-type="float" office:value="135.7603" calcext:value-type="float">
            <text:p>135.7603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70258" calcext:value-type="float">
            <text:p>32.7025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618" calcext:value-type="float">
            <text:p>0.0003667618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66" calcext:value-type="float">
            <text:p>0.01005666</text:p>
          </table:table-cell>
          <table:table-cell office:value-type="float" office:value="1171.606" calcext:value-type="float">
            <text:p>1171.606</text:p>
          </table:table-cell>
          <table:table-cell office:value-type="float" office:value="1.420566" calcext:value-type="float">
            <text:p>1.420566</text:p>
          </table:table-cell>
          <table:table-cell office:value-type="float" office:value="0" calcext:value-type="float">
            <text:p>0</text:p>
          </table:table-cell>
          <table:table-cell office:value-type="float" office:value="0.04015578" calcext:value-type="float">
            <text:p>0.04015578</text:p>
          </table:table-cell>
          <table:table-cell office:value-type="float" office:value="0.1169272" calcext:value-type="float">
            <text:p>0.1169272</text:p>
          </table:table-cell>
          <table:table-cell office:value-type="float" office:value="0.1890863" calcext:value-type="float">
            <text:p>0.1890863</text:p>
          </table:table-cell>
          <table:table-cell office:value-type="float" office:value="0.03688608" calcext:value-type="float">
            <text:p>0.03688608</text:p>
          </table:table-cell>
          <table:table-cell office:value-type="float" office:value="0.02786729" calcext:value-type="float">
            <text:p>0.02786729</text:p>
          </table:table-cell>
          <table:table-cell office:value-type="float" office:value="0.02022496" calcext:value-type="float">
            <text:p>0.02022496</text:p>
          </table:table-cell>
          <table:table-cell office:value-type="float" office:value="0.02718098" calcext:value-type="float">
            <text:p>0.02718098</text:p>
          </table:table-cell>
          <table:table-cell office:value-type="float" office:value="0.07166906" calcext:value-type="float">
            <text:p>0.07166906</text:p>
          </table:table-cell>
          <table:table-cell office:value-type="float" office:value="0.1383935" calcext:value-type="float">
            <text:p>0.1383935</text:p>
          </table:table-cell>
          <table:table-cell office:value-type="float" office:value="0.1420165" calcext:value-type="float">
            <text:p>0.1420165</text:p>
          </table:table-cell>
          <table:table-cell office:value-type="float" office:value="0.1472816" calcext:value-type="float">
            <text:p>0.1472816</text:p>
          </table:table-cell>
          <table:table-cell office:value-type="float" office:value="0.1531852" calcext:value-type="float">
            <text:p>0.1531852</text:p>
          </table:table-cell>
          <table:table-cell office:value-type="float" office:value="0.1634572" calcext:value-type="float">
            <text:p>0.1634572</text:p>
          </table:table-cell>
          <table:table-cell office:value-type="float" office:value="0.1685156" calcext:value-type="float">
            <text:p>0.1685156</text:p>
          </table:table-cell>
          <table:table-cell office:value-type="float" office:value="0" calcext:value-type="float">
            <text:p>0</text:p>
          </table:table-cell>
          <table:table-cell office:value-type="float" office:value="18.11331" calcext:value-type="float">
            <text:p>18.11331</text:p>
          </table:table-cell>
          <table:table-cell office:value-type="float" office:value="17.33256" calcext:value-type="float">
            <text:p>17.33256</text:p>
          </table:table-cell>
          <table:table-cell office:value-type="float" office:value="28.86853" calcext:value-type="float">
            <text:p>28.86853</text:p>
          </table:table-cell>
          <table:table-cell office:value-type="float" office:value="6.142619" calcext:value-type="float">
            <text:p>6.142619</text:p>
          </table:table-cell>
          <table:table-cell office:value-type="float" office:value="4.907798" calcext:value-type="float">
            <text:p>4.907798</text:p>
          </table:table-cell>
          <table:table-cell office:value-type="float" office:value="2.188043" calcext:value-type="float">
            <text:p>2.188043</text:p>
          </table:table-cell>
          <table:table-cell office:value-type="float" office:value="2.09189" calcext:value-type="float">
            <text:p>2.09189</text:p>
          </table:table-cell>
          <table:table-cell office:value-type="float" office:value="4.521413" calcext:value-type="float">
            <text:p>4.521413</text:p>
          </table:table-cell>
          <table:table-cell office:value-type="float" office:value="7.38536" calcext:value-type="float">
            <text:p>7.38536</text:p>
          </table:table-cell>
          <table:table-cell office:value-type="float" office:value="7.721918" calcext:value-type="float">
            <text:p>7.721918</text:p>
          </table:table-cell>
          <table:table-cell office:value-type="float" office:value="8.240264" calcext:value-type="float">
            <text:p>8.240264</text:p>
          </table:table-cell>
          <table:table-cell office:value-type="float" office:value="8.765195" calcext:value-type="float">
            <text:p>8.765195</text:p>
          </table:table-cell>
          <table:table-cell office:value-type="float" office:value="9.754945" calcext:value-type="float">
            <text:p>9.754945</text:p>
          </table:table-cell>
          <table:table-cell office:value-type="float" office:value="10.24582" calcext:value-type="float">
            <text:p>10.24582</text:p>
          </table:table-cell>
          <table:table-cell office:value-type="float" office:value="0" calcext:value-type="float">
            <text:p>0</text:p>
          </table:table-cell>
          <table:table-cell office:value-type="float" office:value="0.01791123" calcext:value-type="float">
            <text:p>0.01791123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338" calcext:value-type="float">
            <text:p>3.36633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3.388183" calcext:value-type="float">
            <text:p>3.388183</text:p>
          </table:table-cell>
          <table:table-cell office:value-type="float" office:value="135.76" calcext:value-type="float">
            <text:p>135.76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71876" calcext:value-type="float">
            <text:p>32.71876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663" calcext:value-type="float">
            <text:p>0.0003667663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7" calcext:value-type="float">
            <text:p>0.0100567</text:p>
          </table:table-cell>
          <table:table-cell office:value-type="float" office:value="1171.59" calcext:value-type="float">
            <text:p>1171.59</text:p>
          </table:table-cell>
          <table:table-cell office:value-type="float" office:value="1.421562" calcext:value-type="float">
            <text:p>1.421562</text:p>
          </table:table-cell>
          <table:table-cell office:value-type="float" office:value="0" calcext:value-type="float">
            <text:p>0</text:p>
          </table:table-cell>
          <table:table-cell office:value-type="float" office:value="0.04431369" calcext:value-type="float">
            <text:p>0.04431369</text:p>
          </table:table-cell>
          <table:table-cell office:value-type="float" office:value="0.1185741" calcext:value-type="float">
            <text:p>0.1185741</text:p>
          </table:table-cell>
          <table:table-cell office:value-type="float" office:value="0.1879704" calcext:value-type="float">
            <text:p>0.1879704</text:p>
          </table:table-cell>
          <table:table-cell office:value-type="float" office:value="0.03689609" calcext:value-type="float">
            <text:p>0.03689609</text:p>
          </table:table-cell>
          <table:table-cell office:value-type="float" office:value="0.02775923" calcext:value-type="float">
            <text:p>0.02775923</text:p>
          </table:table-cell>
          <table:table-cell office:value-type="float" office:value="0.02023366" calcext:value-type="float">
            <text:p>0.02023366</text:p>
          </table:table-cell>
          <table:table-cell office:value-type="float" office:value="0.02707706" calcext:value-type="float">
            <text:p>0.02707706</text:p>
          </table:table-cell>
          <table:table-cell office:value-type="float" office:value="0.07173185" calcext:value-type="float">
            <text:p>0.07173185</text:p>
          </table:table-cell>
          <table:table-cell office:value-type="float" office:value="0.1384652" calcext:value-type="float">
            <text:p>0.1384652</text:p>
          </table:table-cell>
          <table:table-cell office:value-type="float" office:value="0.1420763" calcext:value-type="float">
            <text:p>0.1420763</text:p>
          </table:table-cell>
          <table:table-cell office:value-type="float" office:value="0.1473439" calcext:value-type="float">
            <text:p>0.1473439</text:p>
          </table:table-cell>
          <table:table-cell office:value-type="float" office:value="0.1532379" calcext:value-type="float">
            <text:p>0.1532379</text:p>
          </table:table-cell>
          <table:table-cell office:value-type="float" office:value="0.1635063" calcext:value-type="float">
            <text:p>0.1635063</text:p>
          </table:table-cell>
          <table:table-cell office:value-type="float" office:value="0.1685629" calcext:value-type="float">
            <text:p>0.1685629</text:p>
          </table:table-cell>
          <table:table-cell office:value-type="float" office:value="0" calcext:value-type="float">
            <text:p>0</text:p>
          </table:table-cell>
          <table:table-cell office:value-type="float" office:value="18.07711" calcext:value-type="float">
            <text:p>18.07711</text:p>
          </table:table-cell>
          <table:table-cell office:value-type="float" office:value="17.32003" calcext:value-type="float">
            <text:p>17.32003</text:p>
          </table:table-cell>
          <table:table-cell office:value-type="float" office:value="28.84315" calcext:value-type="float">
            <text:p>28.84315</text:p>
          </table:table-cell>
          <table:table-cell office:value-type="float" office:value="6.136798" calcext:value-type="float">
            <text:p>6.136798</text:p>
          </table:table-cell>
          <table:table-cell office:value-type="float" office:value="4.902489" calcext:value-type="float">
            <text:p>4.902489</text:p>
          </table:table-cell>
          <table:table-cell office:value-type="float" office:value="2.188143" calcext:value-type="float">
            <text:p>2.188143</text:p>
          </table:table-cell>
          <table:table-cell office:value-type="float" office:value="2.093301" calcext:value-type="float">
            <text:p>2.093301</text:p>
          </table:table-cell>
          <table:table-cell office:value-type="float" office:value="4.525571" calcext:value-type="float">
            <text:p>4.525571</text:p>
          </table:table-cell>
          <table:table-cell office:value-type="float" office:value="7.391611" calcext:value-type="float">
            <text:p>7.391611</text:p>
          </table:table-cell>
          <table:table-cell office:value-type="float" office:value="7.727993" calcext:value-type="float">
            <text:p>7.727993</text:p>
          </table:table-cell>
          <table:table-cell office:value-type="float" office:value="8.24626" calcext:value-type="float">
            <text:p>8.24626</text:p>
          </table:table-cell>
          <table:table-cell office:value-type="float" office:value="8.770697" calcext:value-type="float">
            <text:p>8.770697</text:p>
          </table:table-cell>
          <table:table-cell office:value-type="float" office:value="9.759441" calcext:value-type="float">
            <text:p>9.759441</text:p>
          </table:table-cell>
          <table:table-cell office:value-type="float" office:value="10.25018" calcext:value-type="float">
            <text:p>10.25018</text:p>
          </table:table-cell>
          <table:table-cell office:value-type="float" office:value="0" calcext:value-type="float">
            <text:p>0</text:p>
          </table:table-cell>
          <table:table-cell office:value-type="float" office:value="0.02116223" calcext:value-type="float">
            <text:p>0.02116223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214" calcext:value-type="float">
            <text:p>3.36621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3.388301" calcext:value-type="float">
            <text:p>3.388301</text:p>
          </table:table-cell>
          <table:table-cell office:value-type="float" office:value="135.7597" calcext:value-type="float">
            <text:p>135.7597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73498" calcext:value-type="float">
            <text:p>32.73498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714" calcext:value-type="float">
            <text:p>0.0003667714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75" calcext:value-type="float">
            <text:p>0.01005675</text:p>
          </table:table-cell>
          <table:table-cell office:value-type="float" office:value="1171.573" calcext:value-type="float">
            <text:p>1171.573</text:p>
          </table:table-cell>
          <table:table-cell office:value-type="float" office:value="1.422687" calcext:value-type="float">
            <text:p>1.422687</text:p>
          </table:table-cell>
          <table:table-cell office:value-type="float" office:value="0" calcext:value-type="float">
            <text:p>0</text:p>
          </table:table-cell>
          <table:table-cell office:value-type="float" office:value="0.03280014" calcext:value-type="float">
            <text:p>0.03280014</text:p>
          </table:table-cell>
          <table:table-cell office:value-type="float" office:value="0.1186185" calcext:value-type="float">
            <text:p>0.1186185</text:p>
          </table:table-cell>
          <table:table-cell office:value-type="float" office:value="0.1876014" calcext:value-type="float">
            <text:p>0.1876014</text:p>
          </table:table-cell>
          <table:table-cell office:value-type="float" office:value="0.03700078" calcext:value-type="float">
            <text:p>0.03700078</text:p>
          </table:table-cell>
          <table:table-cell office:value-type="float" office:value="0.02785952" calcext:value-type="float">
            <text:p>0.02785952</text:p>
          </table:table-cell>
          <table:table-cell office:value-type="float" office:value="0.02024474" calcext:value-type="float">
            <text:p>0.02024474</text:p>
          </table:table-cell>
          <table:table-cell office:value-type="float" office:value="0.02703422" calcext:value-type="float">
            <text:p>0.02703422</text:p>
          </table:table-cell>
          <table:table-cell office:value-type="float" office:value="0.0717696" calcext:value-type="float">
            <text:p>0.0717696</text:p>
          </table:table-cell>
          <table:table-cell office:value-type="float" office:value="0.138538" calcext:value-type="float">
            <text:p>0.138538</text:p>
          </table:table-cell>
          <table:table-cell office:value-type="float" office:value="0.1421375" calcext:value-type="float">
            <text:p>0.1421375</text:p>
          </table:table-cell>
          <table:table-cell office:value-type="float" office:value="0.1474063" calcext:value-type="float">
            <text:p>0.1474063</text:p>
          </table:table-cell>
          <table:table-cell office:value-type="float" office:value="0.1532901" calcext:value-type="float">
            <text:p>0.1532901</text:p>
          </table:table-cell>
          <table:table-cell office:value-type="float" office:value="0.1635557" calcext:value-type="float">
            <text:p>0.1635557</text:p>
          </table:table-cell>
          <table:table-cell office:value-type="float" office:value="0.1686102" calcext:value-type="float">
            <text:p>0.1686102</text:p>
          </table:table-cell>
          <table:table-cell office:value-type="float" office:value="0" calcext:value-type="float">
            <text:p>0</text:p>
          </table:table-cell>
          <table:table-cell office:value-type="float" office:value="18.04336" calcext:value-type="float">
            <text:p>18.04336</text:p>
          </table:table-cell>
          <table:table-cell office:value-type="float" office:value="17.30803" calcext:value-type="float">
            <text:p>17.30803</text:p>
          </table:table-cell>
          <table:table-cell office:value-type="float" office:value="28.81785" calcext:value-type="float">
            <text:p>28.81785</text:p>
          </table:table-cell>
          <table:table-cell office:value-type="float" office:value="6.131089" calcext:value-type="float">
            <text:p>6.131089</text:p>
          </table:table-cell>
          <table:table-cell office:value-type="float" office:value="4.897237" calcext:value-type="float">
            <text:p>4.897237</text:p>
          </table:table-cell>
          <table:table-cell office:value-type="float" office:value="2.188242" calcext:value-type="float">
            <text:p>2.188242</text:p>
          </table:table-cell>
          <table:table-cell office:value-type="float" office:value="2.094691" calcext:value-type="float">
            <text:p>2.094691</text:p>
          </table:table-cell>
          <table:table-cell office:value-type="float" office:value="4.529727" calcext:value-type="float">
            <text:p>4.529727</text:p>
          </table:table-cell>
          <table:table-cell office:value-type="float" office:value="7.397827" calcext:value-type="float">
            <text:p>7.397827</text:p>
          </table:table-cell>
          <table:table-cell office:value-type="float" office:value="7.734068" calcext:value-type="float">
            <text:p>7.734068</text:p>
          </table:table-cell>
          <table:table-cell office:value-type="float" office:value="8.252255" calcext:value-type="float">
            <text:p>8.252255</text:p>
          </table:table-cell>
          <table:table-cell office:value-type="float" office:value="8.776201" calcext:value-type="float">
            <text:p>8.776201</text:p>
          </table:table-cell>
          <table:table-cell office:value-type="float" office:value="9.763938" calcext:value-type="float">
            <text:p>9.763938</text:p>
          </table:table-cell>
          <table:table-cell office:value-type="float" office:value="10.25455" calcext:value-type="float">
            <text:p>10.25455</text:p>
          </table:table-cell>
          <table:table-cell office:value-type="float" office:value="0" calcext:value-type="float">
            <text:p>0</text:p>
          </table:table-cell>
          <table:table-cell office:value-type="float" office:value="0.01156541" calcext:value-type="float">
            <text:p>0.01156541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107" calcext:value-type="float">
            <text:p>3.36610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3.388413" calcext:value-type="float">
            <text:p>3.388413</text:p>
          </table:table-cell>
          <table:table-cell office:value-type="float" office:value="135.7594" calcext:value-type="float">
            <text:p>135.7594</text:p>
          </table:table-cell>
          <table:table-cell office:value-type="float" office:value="5" calcext:value-type="float">
            <text:p>5</text:p>
          </table:table-cell>
          <table:table-cell office:value-type="float" office:value="-1.667339" calcext:value-type="float">
            <text:p>-1.667339</text:p>
          </table:table-cell>
          <table:table-cell office:value-type="float" office:value="32.75121" calcext:value-type="float">
            <text:p>32.75121</text:p>
          </table:table-cell>
          <table:table-cell office:value-type="float" office:value="0.004935377" calcext:value-type="float">
            <text:p>0.004935377</text:p>
          </table:table-cell>
          <table:table-cell office:value-type="float" office:value="0.0003667714" calcext:value-type="float">
            <text:p>0.0003667714</text:p>
          </table:table-cell>
          <table:table-cell office:value-type="float" office:value="0.005681838" calcext:value-type="float">
            <text:p>0.005681838</text:p>
          </table:table-cell>
          <table:table-cell office:value-type="float" office:value="0.01005675" calcext:value-type="float">
            <text:p>0.01005675</text:p>
          </table:table-cell>
          <table:table-cell office:value-type="float" office:value="1171.557" calcext:value-type="float">
            <text:p>1171.557</text:p>
          </table:table-cell>
          <table:table-cell office:value-type="float" office:value="1.423394" calcext:value-type="float">
            <text:p>1.423394</text:p>
          </table:table-cell>
          <table:table-cell office:value-type="float" office:value="0" calcext:value-type="float">
            <text:p>0</text:p>
          </table:table-cell>
          <table:table-cell office:value-type="float" office:value="0.04449048" calcext:value-type="float">
            <text:p>0.04449048</text:p>
          </table:table-cell>
          <table:table-cell office:value-type="float" office:value="0.1213898" calcext:value-type="float">
            <text:p>0.1213898</text:p>
          </table:table-cell>
          <table:table-cell office:value-type="float" office:value="0.1870988" calcext:value-type="float">
            <text:p>0.1870988</text:p>
          </table:table-cell>
          <table:table-cell office:value-type="float" office:value="0.03707436" calcext:value-type="float">
            <text:p>0.03707436</text:p>
          </table:table-cell>
          <table:table-cell office:value-type="float" office:value="0.0278807" calcext:value-type="float">
            <text:p>0.0278807</text:p>
          </table:table-cell>
          <table:table-cell office:value-type="float" office:value="0.0202357" calcext:value-type="float">
            <text:p>0.0202357</text:p>
          </table:table-cell>
          <table:table-cell office:value-type="float" office:value="0.02727978" calcext:value-type="float">
            <text:p>0.02727978</text:p>
          </table:table-cell>
          <table:table-cell office:value-type="float" office:value="0.07181881" calcext:value-type="float">
            <text:p>0.07181881</text:p>
          </table:table-cell>
          <table:table-cell office:value-type="float" office:value="0.138609" calcext:value-type="float">
            <text:p>0.138609</text:p>
          </table:table-cell>
          <table:table-cell office:value-type="float" office:value="0.1421995" calcext:value-type="float">
            <text:p>0.1421995</text:p>
          </table:table-cell>
          <table:table-cell office:value-type="float" office:value="0.1474688" calcext:value-type="float">
            <text:p>0.1474688</text:p>
          </table:table-cell>
          <table:table-cell office:value-type="float" office:value="0.1533449" calcext:value-type="float">
            <text:p>0.1533449</text:p>
          </table:table-cell>
          <table:table-cell office:value-type="float" office:value="0.1636049" calcext:value-type="float">
            <text:p>0.1636049</text:p>
          </table:table-cell>
          <table:table-cell office:value-type="float" office:value="0.1686575" calcext:value-type="float">
            <text:p>0.1686575</text:p>
          </table:table-cell>
          <table:table-cell office:value-type="float" office:value="0" calcext:value-type="float">
            <text:p>0</text:p>
          </table:table-cell>
          <table:table-cell office:value-type="float" office:value="18.01027" calcext:value-type="float">
            <text:p>18.01027</text:p>
          </table:table-cell>
          <table:table-cell office:value-type="float" office:value="17.29635" calcext:value-type="float">
            <text:p>17.29635</text:p>
          </table:table-cell>
          <table:table-cell office:value-type="float" office:value="28.79275" calcext:value-type="float">
            <text:p>28.79275</text:p>
          </table:table-cell>
          <table:table-cell office:value-type="float" office:value="6.125414" calcext:value-type="float">
            <text:p>6.125414</text:p>
          </table:table-cell>
          <table:table-cell office:value-type="float" office:value="4.892011" calcext:value-type="float">
            <text:p>4.892011</text:p>
          </table:table-cell>
          <table:table-cell office:value-type="float" office:value="2.188343" calcext:value-type="float">
            <text:p>2.188343</text:p>
          </table:table-cell>
          <table:table-cell office:value-type="float" office:value="2.096119" calcext:value-type="float">
            <text:p>2.096119</text:p>
          </table:table-cell>
          <table:table-cell office:value-type="float" office:value="4.533886" calcext:value-type="float">
            <text:p>4.533886</text:p>
          </table:table-cell>
          <table:table-cell office:value-type="float" office:value="7.404044" calcext:value-type="float">
            <text:p>7.404044</text:p>
          </table:table-cell>
          <table:table-cell office:value-type="float" office:value="7.740141" calcext:value-type="float">
            <text:p>7.740141</text:p>
          </table:table-cell>
          <table:table-cell office:value-type="float" office:value="8.258207" calcext:value-type="float">
            <text:p>8.258207</text:p>
          </table:table-cell>
          <table:table-cell office:value-type="float" office:value="8.781706" calcext:value-type="float">
            <text:p>8.781706</text:p>
          </table:table-cell>
          <table:table-cell office:value-type="float" office:value="9.768435" calcext:value-type="float">
            <text:p>9.768435</text:p>
          </table:table-cell>
          <table:table-cell office:value-type="float" office:value="10.25891" calcext:value-type="float">
            <text:p>10.25891</text:p>
          </table:table-cell>
          <table:table-cell office:value-type="float" office:value="0" calcext:value-type="float">
            <text:p>0</text:p>
          </table:table-cell>
          <table:table-cell office:value-type="float" office:value="0.01446752" calcext:value-type="float">
            <text:p>0.01446752</text:p>
          </table:table-cell>
          <table:table-cell office:value-type="float" office:value="0" calcext:value-type="float">
            <text:p>0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3.366044" calcext:value-type="float">
            <text:p>3.366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3:30.562932495</dc:date>
    <meta:editing-duration>PT8S</meta:editing-duration>
    <meta:editing-cycles>1</meta:editing-cycles>
    <meta:document-statistic meta:table-count="1" meta:cell-count="17568" meta:object-count="0"/>
    <meta:generator>LibreOffice/6.4.7.2$Linux_X86_64 LibreOffice_project/40$Build-2</meta:generator>
  </office:meta>
</office:document-meta>
</file>